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80.5pt"/>
    </style:style>
    <style:style style:name="co8" style:family="table-column">
      <style:table-column-properties fo:break-before="auto" style:column-width="137.11pt"/>
    </style:style>
    <style:style style:name="co9" style:family="table-column">
      <style:table-column-properties fo:break-before="auto" style:column-width="72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1.65pt" fo:break-before="auto" style:use-optimal-row-height="false"/>
    </style:style>
    <style:style style:name="ro3" style:family="table-row">
      <style:table-row-properties style:row-height="62.65pt" fo:break-before="auto" style:use-optimal-row-height="false"/>
    </style:style>
    <style:style style:name="ro4" style:family="table-row">
      <style:table-row-properties style:row-height="13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/>
    <style:style style:name="ce6" style:family="table-cell" style:parent-style-name="Default">
      <style:table-cell-properties fo:border-bottom="none" fo:border-left="1.5pt solid #000000" fo:border-right="none" fo:border-top="none"/>
    </style:style>
    <style:style style:name="ce7" style:family="table-cell" style:parent-style-name="Default" style:data-style-name="N122"/>
    <style:style style:name="ce8" style:family="table-cell" style:parent-style-name="Default" style:data-style-name="N122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 style:data-style-name="N122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 style:data-style-name="N122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</office:automatic-styles>
  <office:body>
    <office:spreadsheet>
      <table:calculation-settings table:automatic-find-labels="false"/>
      <table:table table:name="Issues" table:style-name="ta1">
        <office:forms form:automatic-focus="false" form:apply-design-mode="false"/>
        <table:table-column table:style-name="co1" table:number-columns-repeated="7" table:default-cell-style-name="ce2"/>
        <table:table-column table:style-name="co2" table:default-cell-style-name="ce2"/>
        <table:table-column table:style-name="co1" table:number-columns-repeated="1016" table:default-cell-style-name="ce2"/>
        <table:table-row table:style-name="ro1">
          <table:table-cell table:style-name="ce1" office:value-type="string" calcext:value-type="string">
            <text:p>Late rest TRs due to autosaves not included if no blocks are affected.</text:p>
          </table:table-cell>
          <table:table-cell table:style-name="ce1" table:number-columns-repeated="7"/>
          <table:table-cell table:number-columns-repeated="1016"/>
        </table:table-row>
        <table:table-row table:style-name="ro1">
          <table:table-cell table:style-name="ce1" office:value-type="string" calcext:value-type="string">
            <text:p>Scan</text:p>
          </table:table-cell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Early/Late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Cause?</text:p>
          </table:table-cell>
          <table:table-cell table:style-name="ce1" office:value-type="string" calcext:value-type="string">
            <text:p>Action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3-16</text:p>
          </table:table-cell>
          <table:table-cell office:value-type="string" calcext:value-type="string">
            <text:p>165-en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te (1 TR)</text:p>
          </table:table-cell>
          <table:table-cell office:value-type="string" calcext:value-type="string">
            <text:p>Very High</text:p>
          </table:table-cell>
          <table:table-cell table:style-name="ce3" office:value-type="string" calcext:value-type="string">
            <text:p>Buffer clear, missed trigger</text:p>
          </table:table-cell>
          <table:table-cell table:style-name="ce3" office:value-type="string" calcext:value-type="string">
            <text:p>Keep, just longer fixation period. Must shift labels for blocks 14-16 though.</text:p>
          </table:table-cell>
          <table:table-cell table:number-columns-repeated="101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8-16</text:p>
          </table:table-cell>
          <table:table-cell office:value-type="string" calcext:value-type="string">
            <text:p>100-en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te (1 TR)</text:p>
          </table:table-cell>
          <table:table-cell office:value-type="string" calcext:value-type="string">
            <text:p>Very High</text:p>
          </table:table-cell>
          <table:table-cell table:style-name="ce3" office:value-type="string" calcext:value-type="string">
            <text:p>Buffer clear, missed trigger</text:p>
          </table:table-cell>
          <table:table-cell table:style-name="ce3" office:value-type="string" calcext:value-type="string">
            <text:p>Keep, just longer fixation period. Must shift labels for blocks 9-16 though.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iggers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1" table:default-cell-style-name="ce7"/>
        <table:table-column table:style-name="co7" table:default-cell-style-name="ce7"/>
        <table:table-column table:style-name="co5" table:default-cell-style-name="ce6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ce6"/>
        <table:table-column table:style-name="co1" table:number-columns-repeated="2" table:default-cell-style-name="Default"/>
        <table:table-column table:style-name="co7" table:default-cell-style-name="Default"/>
        <table:table-column table:style-name="co9" table:default-cell-style-name="ce6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974" table:default-cell-style-name="Default"/>
        <table:table-row table:style-name="ro1"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TR</text:p>
          </table:table-cell>
          <table:table-cell office:value-type="string" calcext:value-type="string">
            <text:p>scan1</text:p>
          </table:table-cell>
          <table:table-cell/>
          <table:table-cell office:value-type="string" calcext:value-type="string">
            <text:p>cumsum</text:p>
          </table:table-cell>
          <table:table-cell office:value-type="string" calcext:value-type="string">
            <text:p>cumulative error</text:p>
          </table:table-cell>
          <table:table-cell office:value-type="string" calcext:value-type="string">
            <text:p>scan2</text:p>
          </table:table-cell>
          <table:table-cell table:style-name="ce7"/>
          <table:table-cell table:style-name="ce7" office:value-type="string" calcext:value-type="string">
            <text:p>cumsum</text:p>
          </table:table-cell>
          <table:table-cell table:style-name="ce7" office:value-type="string" calcext:value-type="string">
            <text:p>cumulative error</text:p>
          </table:table-cell>
          <table:table-cell office:value-type="string" calcext:value-type="string">
            <text:p>scan3</text:p>
          </table:table-cell>
          <table:table-cell table:style-name="ce7"/>
          <table:table-cell table:style-name="ce7" office:value-type="string" calcext:value-type="string">
            <text:p>cumsum</text:p>
          </table:table-cell>
          <table:table-cell table:style-name="ce7" office:value-type="string" calcext:value-type="string">
            <text:p>cumulative error</text:p>
          </table:table-cell>
          <table:table-cell office:value-type="string" calcext:value-type="string">
            <text:p>scan4</text:p>
          </table:table-cell>
          <table:table-cell table:style-name="ce7"/>
          <table:table-cell table:style-name="ce7" office:value-type="string" calcext:value-type="string">
            <text:p>cumsum</text:p>
          </table:table-cell>
          <table:table-cell table:style-name="ce7" office:value-type="string" calcext:value-type="string">
            <text:p>cumulative error</text:p>
          </table:table-cell>
          <table:table-cell office:value-type="string" calcext:value-type="string">
            <text:p>scan5</text:p>
          </table:table-cell>
          <table:table-cell table:style-name="ce7"/>
          <table:table-cell table:style-name="ce7" office:value-type="string" calcext:value-type="string">
            <text:p>cumsum</text:p>
          </table:table-cell>
          <table:table-cell table:style-name="ce7" office:value-type="string" calcext:value-type="string">
            <text:p>cumulative error</text:p>
          </table:table-cell>
          <table:table-cell office:value-type="string" calcext:value-type="string">
            <text:p>scan6</text:p>
          </table:table-cell>
          <table:table-cell table:style-name="ce7"/>
          <table:table-cell table:style-name="ce7" office:value-type="string" calcext:value-type="string">
            <text:p>cumsum</text:p>
          </table:table-cell>
          <table:table-cell table:style-name="ce7" office:value-type="string" calcext:value-type="string">
            <text:p>cumulative error</text:p>
          </table:table-cell>
          <table:table-cell office:value-type="string" calcext:value-type="string">
            <text:p>scan7</text:p>
          </table:table-cell>
          <table:table-cell table:style-name="ce7"/>
          <table:table-cell table:style-name="ce7" office:value-type="string" calcext:value-type="string">
            <text:p>cumsum</text:p>
          </table:table-cell>
          <table:table-cell table:style-name="ce7" office:value-type="string" calcext:value-type="string">
            <text:p>cumulative error</text:p>
          </table:table-cell>
          <table:table-cell office:value-type="string" calcext:value-type="string">
            <text:p>scan8</text:p>
          </table:table-cell>
          <table:table-cell table:style-name="ce7"/>
          <table:table-cell table:style-name="ce7" office:value-type="string" calcext:value-type="string">
            <text:p>cumsum</text:p>
          </table:table-cell>
          <table:table-cell table:style-name="ce7" office:value-type="string" calcext:value-type="string">
            <text:p>cumulative error</text:p>
          </table:table-cell>
          <table:table-cell office:value-type="string" calcext:value-type="string">
            <text:p>scan9</text:p>
          </table:table-cell>
          <table:table-cell table:style-name="ce7"/>
          <table:table-cell table:style-name="ce7" office:value-type="string" calcext:value-type="string">
            <text:p>cumsum</text:p>
          </table:table-cell>
          <table:table-cell table:style-name="ce7" office:value-type="string" calcext:value-type="string">
            <text:p>cumulative error</text:p>
          </table:table-cell>
          <table:table-cell office:value-type="string" calcext:value-type="string">
            <text:p>scan10</text:p>
          </table:table-cell>
          <table:table-cell table:style-name="ce7"/>
          <table:table-cell table:style-name="ce7" office:value-type="string" calcext:value-type="string">
            <text:p>cumsum</text:p>
          </table:table-cell>
          <table:table-cell table:style-name="ce7" office:value-type="string" calcext:value-type="string">
            <text:p>cumulative error</text:p>
          </table:table-cell>
          <table:table-cell office:value-type="string" calcext:value-type="string">
            <text:p>scan11</text:p>
          </table:table-cell>
          <table:table-cell table:style-name="ce7"/>
          <table:table-cell table:style-name="ce7" office:value-type="string" calcext:value-type="string">
            <text:p>cumsum</text:p>
          </table:table-cell>
          <table:table-cell table:style-name="ce7" office:value-type="string" calcext:value-type="string">
            <text:p>cumulative error</text:p>
          </table:table-cell>
          <table:table-cell office:value-type="string" calcext:value-type="string">
            <text:p>scan12</text:p>
          </table:table-cell>
          <table:table-cell table:style-name="ce7"/>
          <table:table-cell table:style-name="ce7" office:value-type="string" calcext:value-type="string">
            <text:p>cumsum</text:p>
          </table:table-cell>
          <table:table-cell table:style-name="ce7" office:value-type="string" calcext:value-type="string">
            <text:p>cumulative error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63625414519129.6" calcext:value-type="float">
            <text:p>63625414519129.6</text:p>
          </table:table-cell>
          <table:table-cell office:value-type="string" calcext:value-type="string">
            <text:p>diff</text:p>
          </table:table-cell>
          <table:table-cell table:style-name="Default" office:value-type="float" office:value="0" calcext:value-type="float">
            <text:p>0</text:p>
          </table:table-cell>
          <table:table-cell table:style-name="ce9" table:formula="of:=[.E2]-2*([.$B2]-1)" office:value-type="float" office:value="0" calcext:value-type="float">
            <text:p>0</text:p>
          </table:table-cell>
          <table:table-cell table:style-name="Default" office:value-type="float" office:value="63625415005415.3" calcext:value-type="float">
            <text:p>63625415005415.3</text:p>
          </table:table-cell>
          <table:table-cell table:style-name="ce7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0" table:formula="of:=[.I2]-2*([.$B2]-1)" office:value-type="float" office:value="0" calcext:value-type="float">
            <text:p>0</text:p>
          </table:table-cell>
          <table:table-cell table:style-name="Default" office:value-type="float" office:value="63625415476527" calcext:value-type="float">
            <text:p>63625415476527</text:p>
          </table:table-cell>
          <table:table-cell table:style-name="ce7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1" table:formula="of:=[.M2]-2*([.$B2]-1)" office:value-type="float" office:value="0" calcext:value-type="float">
            <text:p>0</text:p>
          </table:table-cell>
          <table:table-cell table:style-name="Default" office:value-type="float" office:value="63625415946937.3" calcext:value-type="float">
            <text:p>63625415946937.3</text:p>
          </table:table-cell>
          <table:table-cell table:style-name="ce7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2" table:formula="of:=[.Q2]-2*([.$B2]-1)" office:value-type="float" office:value="0" calcext:value-type="float">
            <text:p>0</text:p>
          </table:table-cell>
          <table:table-cell table:style-name="Default" office:value-type="float" office:value="63625416430611.5" calcext:value-type="float">
            <text:p>63625416430611.5</text:p>
          </table:table-cell>
          <table:table-cell table:style-name="ce7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3" table:formula="of:=[.U2]-2*([.$B2]-1)" office:value-type="float" office:value="0" calcext:value-type="float">
            <text:p>0</text:p>
          </table:table-cell>
          <table:table-cell table:style-name="Default" office:value-type="float" office:value="63625416923941.7" calcext:value-type="float">
            <text:p>63625416923941.7</text:p>
          </table:table-cell>
          <table:table-cell table:style-name="ce7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5" table:formula="of:=[.Y2]-2*([.$B2]-1)" office:value-type="float" office:value="0" calcext:value-type="float">
            <text:p>0</text:p>
          </table:table-cell>
          <table:table-cell table:style-name="Default" office:value-type="float" office:value="63625417400029.8" calcext:value-type="float">
            <text:p>63625417400029.8</text:p>
          </table:table-cell>
          <table:table-cell table:style-name="ce7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6" table:formula="of:=[.AC2]-2*([.$B2]-1)" office:value-type="float" office:value="0" calcext:value-type="float">
            <text:p>0</text:p>
          </table:table-cell>
          <table:table-cell table:style-name="Default" office:value-type="float" office:value="63625417864992.8" calcext:value-type="float">
            <text:p>63625417864992.8</text:p>
          </table:table-cell>
          <table:table-cell table:style-name="ce7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7" table:formula="of:=[.AG2]-2*([.$B2]-1)" office:value-type="float" office:value="0" calcext:value-type="float">
            <text:p>0</text:p>
          </table:table-cell>
          <table:table-cell table:style-name="Default" office:value-type="float" office:value="63625418336787.7" calcext:value-type="float">
            <text:p>63625418336787.7</text:p>
          </table:table-cell>
          <table:table-cell table:style-name="ce7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8" table:formula="of:=[.AK2]-2*([.$B2]-1)" office:value-type="float" office:value="0" calcext:value-type="float">
            <text:p>0</text:p>
          </table:table-cell>
          <table:table-cell table:style-name="Default" office:value-type="float" office:value="63625418800470.3" calcext:value-type="float">
            <text:p>63625418800470.3</text:p>
          </table:table-cell>
          <table:table-cell table:style-name="ce7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20" table:formula="of:=[.AO2]-2*([.$B2]-1)" office:value-type="float" office:value="0" calcext:value-type="float">
            <text:p>0</text:p>
          </table:table-cell>
          <table:table-cell table:style-name="Default" office:value-type="float" office:value="63625419270984.5" calcext:value-type="float">
            <text:p>63625419270984.5</text:p>
          </table:table-cell>
          <table:table-cell table:style-name="ce7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21" table:formula="of:=[.AS2]-2*([.$B2]-1)" office:value-type="float" office:value="0" calcext:value-type="float">
            <text:p>0</text:p>
          </table:table-cell>
          <table:table-cell table:style-name="Default" office:value-type="float" office:value="63625419755500.4" calcext:value-type="float">
            <text:p>63625419755500.4</text:p>
          </table:table-cell>
          <table:table-cell table:style-name="ce7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22" table:formula="of:=[.AW2]-2*([.$B2]-1)" office:value-type="float" office:value="0" calcext:value-type="float">
            <text:p>0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63625414521521" calcext:value-type="float">
            <text:p>63625414521521</text:p>
          </table:table-cell>
          <table:table-cell table:formula="of:=([.C3]-[.C2])/1000" office:value-type="float" office:value="2.3914453125" calcext:value-type="float">
            <text:p>2.3914</text:p>
          </table:table-cell>
          <table:table-cell table:formula="of:=[.D3]+[.E2]" office:value-type="float" office:value="2.3914453125" calcext:value-type="float">
            <text:p>2.3914</text:p>
          </table:table-cell>
          <table:table-cell table:style-name="ce9" table:formula="of:=[.E3]-2*([.$B3]-1)" office:value-type="float" office:value="0.3914453125" calcext:value-type="float">
            <text:p>0.3914453125</text:p>
          </table:table-cell>
          <table:table-cell table:style-name="Default" office:value-type="float" office:value="63625415007415" calcext:value-type="float">
            <text:p>63625415007415</text:p>
          </table:table-cell>
          <table:table-cell table:style-name="ce7" table:formula="of:=([.G3]-[.G2])/1000" office:value-type="float" office:value="1.999640625" calcext:value-type="float">
            <text:p>1.9996</text:p>
          </table:table-cell>
          <table:table-cell table:style-name="ce7" table:formula="of:=[.H3]+[.I2]" office:value-type="float" office:value="1.999640625" calcext:value-type="float">
            <text:p>1.9996</text:p>
          </table:table-cell>
          <table:table-cell table:style-name="ce10" table:formula="of:=[.I3]-2*([.$B3]-1)" office:value-type="float" office:value="-0.00035937499999994" calcext:value-type="float">
            <text:p>-0.000359375</text:p>
          </table:table-cell>
          <table:table-cell table:style-name="Default" office:value-type="float" office:value="63625415478529.4" calcext:value-type="float">
            <text:p>63625415478529.4</text:p>
          </table:table-cell>
          <table:table-cell table:style-name="ce7" table:formula="of:=([.K3]-[.K2])/1000" office:value-type="float" office:value="2.0023671875" calcext:value-type="float">
            <text:p>2.0024</text:p>
          </table:table-cell>
          <table:table-cell table:style-name="ce7" table:formula="of:=[.L3]+[.M2]" office:value-type="float" office:value="2.0023671875" calcext:value-type="float">
            <text:p>2.0024</text:p>
          </table:table-cell>
          <table:table-cell table:style-name="ce11" table:formula="of:=[.M3]-2*([.$B3]-1)" office:value-type="float" office:value="0.00236718749999998" calcext:value-type="float">
            <text:p>0.0023671875</text:p>
          </table:table-cell>
          <table:table-cell table:style-name="Default" office:value-type="float" office:value="63625415948938.6" calcext:value-type="float">
            <text:p>63625415948938.6</text:p>
          </table:table-cell>
          <table:table-cell table:style-name="ce7" table:formula="of:=([.O3]-[.O2])/1000" office:value-type="float" office:value="2.001375" calcext:value-type="float">
            <text:p>2.0014</text:p>
          </table:table-cell>
          <table:table-cell table:style-name="ce7" table:formula="of:=[.P3]+[.Q2]" office:value-type="float" office:value="2.001375" calcext:value-type="float">
            <text:p>2.0014</text:p>
          </table:table-cell>
          <table:table-cell table:style-name="ce12" table:formula="of:=[.Q3]-2*([.$B3]-1)" office:value-type="float" office:value="0.0013749999999999" calcext:value-type="float">
            <text:p>0.001375</text:p>
          </table:table-cell>
          <table:table-cell table:style-name="Default" office:value-type="float" office:value="63625416432614.4" calcext:value-type="float">
            <text:p>63625416432614.4</text:p>
          </table:table-cell>
          <table:table-cell table:style-name="ce7" table:formula="of:=([.S3]-[.S2])/1000" office:value-type="float" office:value="2.00296875" calcext:value-type="float">
            <text:p>2.0030</text:p>
          </table:table-cell>
          <table:table-cell table:style-name="ce7" table:formula="of:=[.T3]+[.U2]" office:value-type="float" office:value="2.00296875" calcext:value-type="float">
            <text:p>2.0030</text:p>
          </table:table-cell>
          <table:table-cell table:style-name="ce13" table:formula="of:=[.U3]-2*([.$B3]-1)" office:value-type="float" office:value="0.00296874999999996" calcext:value-type="float">
            <text:p>0.00296875</text:p>
          </table:table-cell>
          <table:table-cell table:style-name="Default" office:value-type="float" office:value="63625416925945" calcext:value-type="float">
            <text:p>63625416925945</text:p>
          </table:table-cell>
          <table:table-cell table:style-name="ce14" table:formula="of:=([.W3]-[.W2])/1000" office:value-type="float" office:value="2.00328125" calcext:value-type="float">
            <text:p>2.0033</text:p>
          </table:table-cell>
          <table:table-cell table:style-name="ce7" table:formula="of:=[.X3]+[.Y2]" office:value-type="float" office:value="2.00328125" calcext:value-type="float">
            <text:p>2.0033</text:p>
          </table:table-cell>
          <table:table-cell table:style-name="ce15" table:formula="of:=[.Y3]-2*([.$B3]-1)" office:value-type="float" office:value="0.00328125000000012" calcext:value-type="float">
            <text:p>0.00328125</text:p>
          </table:table-cell>
          <table:table-cell table:style-name="Default" office:value-type="float" office:value="63625417402032.5" calcext:value-type="float">
            <text:p>63625417402032.5</text:p>
          </table:table-cell>
          <table:table-cell table:style-name="ce7" table:formula="of:=([.AA3]-[.AA2])/1000" office:value-type="float" office:value="2.0026875" calcext:value-type="float">
            <text:p>2.0027</text:p>
          </table:table-cell>
          <table:table-cell table:style-name="ce7" table:formula="of:=[.AB3]+[.AC2]" office:value-type="float" office:value="2.0026875" calcext:value-type="float">
            <text:p>2.0027</text:p>
          </table:table-cell>
          <table:table-cell table:style-name="ce16" table:formula="of:=[.AC3]-2*([.$B3]-1)" office:value-type="float" office:value="0.00268749999999995" calcext:value-type="float">
            <text:p>0.0026875</text:p>
          </table:table-cell>
          <table:table-cell table:style-name="Default" office:value-type="float" office:value="63625417866995.2" calcext:value-type="float">
            <text:p>63625417866995.2</text:p>
          </table:table-cell>
          <table:table-cell table:style-name="ce7" table:formula="of:=([.AE3]-[.AE2])/1000" office:value-type="float" office:value="2.0024375" calcext:value-type="float">
            <text:p>2.0024</text:p>
          </table:table-cell>
          <table:table-cell table:style-name="ce7" table:formula="of:=[.AF3]+[.AG2]" office:value-type="float" office:value="2.0024375" calcext:value-type="float">
            <text:p>2.0024</text:p>
          </table:table-cell>
          <table:table-cell table:style-name="ce17" table:formula="of:=[.AG3]-2*([.$B3]-1)" office:value-type="float" office:value="0.00243750000000009" calcext:value-type="float">
            <text:p>0.0024375</text:p>
          </table:table-cell>
          <table:table-cell table:style-name="Default" office:value-type="float" office:value="63625418338790.8" calcext:value-type="float">
            <text:p>63625418338790.8</text:p>
          </table:table-cell>
          <table:table-cell table:style-name="ce7" table:formula="of:=([.AI3]-[.AI2])/1000" office:value-type="float" office:value="2.0031015625" calcext:value-type="float">
            <text:p>2.0031</text:p>
          </table:table-cell>
          <table:table-cell table:style-name="ce7" table:formula="of:=[.AJ3]+[.AK2]" office:value-type="float" office:value="2.0031015625" calcext:value-type="float">
            <text:p>2.0031</text:p>
          </table:table-cell>
          <table:table-cell table:style-name="ce18" table:formula="of:=[.AK3]-2*([.$B3]-1)" office:value-type="float" office:value="0.00310156249999993" calcext:value-type="float">
            <text:p>0.0031015625</text:p>
          </table:table-cell>
          <table:table-cell table:style-name="Default" office:value-type="float" office:value="63625418802471.6" calcext:value-type="float">
            <text:p>63625418802471.6</text:p>
          </table:table-cell>
          <table:table-cell table:style-name="ce19" table:formula="of:=([.AM3]-[.AM2])/1000" office:value-type="float" office:value="2.0013359375" calcext:value-type="float">
            <text:p>2.0013</text:p>
          </table:table-cell>
          <table:table-cell table:style-name="ce7" table:formula="of:=[.AN3]+[.AO2]" office:value-type="float" office:value="2.0013359375" calcext:value-type="float">
            <text:p>2.0013</text:p>
          </table:table-cell>
          <table:table-cell table:style-name="ce20" table:formula="of:=[.AO3]-2*([.$B3]-1)" office:value-type="float" office:value="0.00133593749999994" calcext:value-type="float">
            <text:p>0.0013359375</text:p>
          </table:table-cell>
          <table:table-cell table:style-name="Default" office:value-type="float" office:value="63625419272985.3" calcext:value-type="float">
            <text:p>63625419272985.3</text:p>
          </table:table-cell>
          <table:table-cell table:style-name="ce7" table:formula="of:=([.AQ3]-[.AQ2])/1000" office:value-type="float" office:value="2.0007890625" calcext:value-type="float">
            <text:p>2.0008</text:p>
          </table:table-cell>
          <table:table-cell table:style-name="ce7" table:formula="of:=[.AR3]+[.AS2]" office:value-type="float" office:value="2.0007890625" calcext:value-type="float">
            <text:p>2.0008</text:p>
          </table:table-cell>
          <table:table-cell table:style-name="ce21" table:formula="of:=[.AS3]-2*([.$B3]-1)" office:value-type="float" office:value="0.000789062499999993" calcext:value-type="float">
            <text:p>0.0007890625</text:p>
          </table:table-cell>
          <table:table-cell table:style-name="Default" office:value-type="float" office:value="63625419757502.9" calcext:value-type="float">
            <text:p>63625419757502.9</text:p>
          </table:table-cell>
          <table:table-cell table:style-name="ce7" table:formula="of:=([.AU3]-[.AU2])/1000" office:value-type="float" office:value="2.00246875" calcext:value-type="float">
            <text:p>2.0025</text:p>
          </table:table-cell>
          <table:table-cell table:style-name="ce7" table:formula="of:=[.AV3]+[.AW2]" office:value-type="float" office:value="2.00246875" calcext:value-type="float">
            <text:p>2.0025</text:p>
          </table:table-cell>
          <table:table-cell table:style-name="ce22" table:formula="of:=[.AW3]-2*([.$B3]-1)" office:value-type="float" office:value="0.0024687499999998" calcext:value-type="float">
            <text:p>0.0024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63625414523131.7" calcext:value-type="float">
            <text:p>63625414523131.7</text:p>
          </table:table-cell>
          <table:table-cell table:formula="of:=([.C4]-[.C3])/1000" office:value-type="float" office:value="1.6106796875" calcext:value-type="float">
            <text:p>1.6107</text:p>
          </table:table-cell>
          <table:table-cell table:formula="of:=[.D4]+[.E3]" office:value-type="float" office:value="4.002125" calcext:value-type="float">
            <text:p>4.0021</text:p>
          </table:table-cell>
          <table:table-cell table:style-name="ce9" table:formula="of:=[.E4]-2*([.$B4]-1)" office:value-type="float" office:value="0.00212500000000038" calcext:value-type="float">
            <text:p>0.002125</text:p>
          </table:table-cell>
          <table:table-cell table:style-name="Default" office:value-type="float" office:value="63625415009414.9" calcext:value-type="float">
            <text:p>63625415009414.9</text:p>
          </table:table-cell>
          <table:table-cell table:style-name="ce7" table:formula="of:=([.G4]-[.G3])/1000" office:value-type="float" office:value="1.9998984375" calcext:value-type="float">
            <text:p>1.9999</text:p>
          </table:table-cell>
          <table:table-cell table:style-name="ce7" table:formula="of:=[.H4]+[.I3]" office:value-type="float" office:value="3.9995390625" calcext:value-type="float">
            <text:p>3.9995</text:p>
          </table:table-cell>
          <table:table-cell table:style-name="ce10" table:formula="of:=[.I4]-2*([.$B4]-1)" office:value-type="float" office:value="-0.000460937499999758" calcext:value-type="float">
            <text:p>-0.0004609375</text:p>
          </table:table-cell>
          <table:table-cell table:style-name="Default" office:value-type="float" office:value="63625415480530.1" calcext:value-type="float">
            <text:p>63625415480530.1</text:p>
          </table:table-cell>
          <table:table-cell table:style-name="ce7" table:formula="of:=([.K4]-[.K3])/1000" office:value-type="float" office:value="2.0007109375" calcext:value-type="float">
            <text:p>2.0007</text:p>
          </table:table-cell>
          <table:table-cell table:style-name="ce7" table:formula="of:=[.L4]+[.M3]" office:value-type="float" office:value="4.003078125" calcext:value-type="float">
            <text:p>4.0031</text:p>
          </table:table-cell>
          <table:table-cell table:style-name="ce11" table:formula="of:=[.M4]-2*([.$B4]-1)" office:value-type="float" office:value="0.00307812500000004" calcext:value-type="float">
            <text:p>0.003078125</text:p>
          </table:table-cell>
          <table:table-cell table:style-name="Default" office:value-type="float" office:value="63625415950939.7" calcext:value-type="float">
            <text:p>63625415950939.7</text:p>
          </table:table-cell>
          <table:table-cell table:style-name="ce7" table:formula="of:=([.O4]-[.O3])/1000" office:value-type="float" office:value="2.0010703125" calcext:value-type="float">
            <text:p>2.0011</text:p>
          </table:table-cell>
          <table:table-cell table:style-name="ce7" table:formula="of:=[.P4]+[.Q3]" office:value-type="float" office:value="4.0024453125" calcext:value-type="float">
            <text:p>4.0024</text:p>
          </table:table-cell>
          <table:table-cell table:style-name="ce12" table:formula="of:=[.Q4]-2*([.$B4]-1)" office:value-type="float" office:value="0.00244531249999991" calcext:value-type="float">
            <text:p>0.0024453125</text:p>
          </table:table-cell>
          <table:table-cell table:style-name="Default" office:value-type="float" office:value="63625416434615.1" calcext:value-type="float">
            <text:p>63625416434615.1</text:p>
          </table:table-cell>
          <table:table-cell table:style-name="ce7" table:formula="of:=([.S4]-[.S3])/1000" office:value-type="float" office:value="2.0006953125" calcext:value-type="float">
            <text:p>2.0007</text:p>
          </table:table-cell>
          <table:table-cell table:style-name="ce7" table:formula="of:=[.T4]+[.U3]" office:value-type="float" office:value="4.0036640625" calcext:value-type="float">
            <text:p>4.0037</text:p>
          </table:table-cell>
          <table:table-cell table:style-name="ce13" table:formula="of:=[.U4]-2*([.$B4]-1)" office:value-type="float" office:value="0.0036640625000004" calcext:value-type="float">
            <text:p>0.0036640625</text:p>
          </table:table-cell>
          <table:table-cell table:style-name="Default" office:value-type="float" office:value="63625416927944.9" calcext:value-type="float">
            <text:p>63625416927944.9</text:p>
          </table:table-cell>
          <table:table-cell table:style-name="ce14" table:formula="of:=([.W4]-[.W3])/1000" office:value-type="float" office:value="1.9998828125" calcext:value-type="float">
            <text:p>1.9999</text:p>
          </table:table-cell>
          <table:table-cell table:style-name="ce7" table:formula="of:=[.X4]+[.Y3]" office:value-type="float" office:value="4.0031640625" calcext:value-type="float">
            <text:p>4.0032</text:p>
          </table:table-cell>
          <table:table-cell table:style-name="ce15" table:formula="of:=[.Y4]-2*([.$B4]-1)" office:value-type="float" office:value="0.00316406249999979" calcext:value-type="float">
            <text:p>0.0031640625</text:p>
          </table:table-cell>
          <table:table-cell table:style-name="Default" office:value-type="float" office:value="63625417404030.5" calcext:value-type="float">
            <text:p>63625417404030.5</text:p>
          </table:table-cell>
          <table:table-cell table:style-name="ce7" table:formula="of:=([.AA4]-[.AA3])/1000" office:value-type="float" office:value="1.9979296875" calcext:value-type="float">
            <text:p>1.9979</text:p>
          </table:table-cell>
          <table:table-cell table:style-name="ce7" table:formula="of:=[.AB4]+[.AC3]" office:value-type="float" office:value="4.0006171875" calcext:value-type="float">
            <text:p>4.0006</text:p>
          </table:table-cell>
          <table:table-cell table:style-name="ce16" table:formula="of:=[.AC4]-2*([.$B4]-1)" office:value-type="float" office:value="0.000617187499999616" calcext:value-type="float">
            <text:p>0.0006171875</text:p>
          </table:table-cell>
          <table:table-cell table:style-name="Default" office:value-type="float" office:value="63625417868994.6" calcext:value-type="float">
            <text:p>63625417868994.6</text:p>
          </table:table-cell>
          <table:table-cell table:style-name="ce7" table:formula="of:=([.AE4]-[.AE3])/1000" office:value-type="float" office:value="1.9993984375" calcext:value-type="float">
            <text:p>1.9994</text:p>
          </table:table-cell>
          <table:table-cell table:style-name="ce7" table:formula="of:=[.AF4]+[.AG3]" office:value-type="float" office:value="4.0018359375" calcext:value-type="float">
            <text:p>4.0018</text:p>
          </table:table-cell>
          <table:table-cell table:style-name="ce17" table:formula="of:=[.AG4]-2*([.$B4]-1)" office:value-type="float" office:value="0.00183593750000011" calcext:value-type="float">
            <text:p>0.0018359375</text:p>
          </table:table-cell>
          <table:table-cell table:style-name="Default" office:value-type="float" office:value="63625418340788.1" calcext:value-type="float">
            <text:p>63625418340788.1</text:p>
          </table:table-cell>
          <table:table-cell table:style-name="ce7" table:formula="of:=([.AI4]-[.AI3])/1000" office:value-type="float" office:value="1.99728125" calcext:value-type="float">
            <text:p>1.9973</text:p>
          </table:table-cell>
          <table:table-cell table:style-name="ce7" table:formula="of:=[.AJ4]+[.AK3]" office:value-type="float" office:value="4.0003828125" calcext:value-type="float">
            <text:p>4.0004</text:p>
          </table:table-cell>
          <table:table-cell table:style-name="ce18" table:formula="of:=[.AK4]-2*([.$B4]-1)" office:value-type="float" office:value="0.000382812499999829" calcext:value-type="float">
            <text:p>0.0003828125</text:p>
          </table:table-cell>
          <table:table-cell table:style-name="Default" office:value-type="float" office:value="63625418804470.8" calcext:value-type="float">
            <text:p>63625418804470.8</text:p>
          </table:table-cell>
          <table:table-cell table:style-name="ce19" table:formula="of:=([.AM4]-[.AM3])/1000" office:value-type="float" office:value="1.9991640625" calcext:value-type="float">
            <text:p>1.9992</text:p>
          </table:table-cell>
          <table:table-cell table:style-name="ce7" table:formula="of:=[.AN4]+[.AO3]" office:value-type="float" office:value="4.0005" calcext:value-type="float">
            <text:p>4.0005</text:p>
          </table:table-cell>
          <table:table-cell table:style-name="ce20" table:formula="of:=[.AO4]-2*([.$B4]-1)" office:value-type="float" office:value="0.000499999999999723" calcext:value-type="float">
            <text:p>0.0005</text:p>
          </table:table-cell>
          <table:table-cell table:style-name="Default" office:value-type="float" office:value="63625419274984.8" calcext:value-type="float">
            <text:p>63625419274984.8</text:p>
          </table:table-cell>
          <table:table-cell table:style-name="ce7" table:formula="of:=([.AQ4]-[.AQ3])/1000" office:value-type="float" office:value="1.999546875" calcext:value-type="float">
            <text:p>1.9995</text:p>
          </table:table-cell>
          <table:table-cell table:style-name="ce7" table:formula="of:=[.AR4]+[.AS3]" office:value-type="float" office:value="4.0003359375" calcext:value-type="float">
            <text:p>4.0003</text:p>
          </table:table-cell>
          <table:table-cell table:style-name="ce21" table:formula="of:=[.AS4]-2*([.$B4]-1)" office:value-type="float" office:value="0.00033593750000005" calcext:value-type="float">
            <text:p>0.0003359375</text:p>
          </table:table-cell>
          <table:table-cell table:style-name="Default" office:value-type="float" office:value="63625419759501.3" calcext:value-type="float">
            <text:p>63625419759501.3</text:p>
          </table:table-cell>
          <table:table-cell table:style-name="ce7" table:formula="of:=([.AU4]-[.AU3])/1000" office:value-type="float" office:value="1.9983828125" calcext:value-type="float">
            <text:p>1.9984</text:p>
          </table:table-cell>
          <table:table-cell table:style-name="ce7" table:formula="of:=[.AV4]+[.AW3]" office:value-type="float" office:value="4.0008515625" calcext:value-type="float">
            <text:p>4.0009</text:p>
          </table:table-cell>
          <table:table-cell table:style-name="ce22" table:formula="of:=[.AW4]-2*([.$B4]-1)" office:value-type="float" office:value="0.000851562499999403" calcext:value-type="float">
            <text:p>0.0008515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63625414525131.8" calcext:value-type="float">
            <text:p>63625414525131.8</text:p>
          </table:table-cell>
          <table:table-cell table:formula="of:=([.C5]-[.C4])/1000" office:value-type="float" office:value="2.000125" calcext:value-type="float">
            <text:p>2.0001</text:p>
          </table:table-cell>
          <table:table-cell table:formula="of:=[.D5]+[.E4]" office:value-type="float" office:value="6.00225" calcext:value-type="float">
            <text:p>6.0023</text:p>
          </table:table-cell>
          <table:table-cell table:style-name="ce9" table:formula="of:=[.E5]-2*([.$B5]-1)" office:value-type="float" office:value="0.00225000000000009" calcext:value-type="float">
            <text:p>0.00225</text:p>
          </table:table-cell>
          <table:table-cell table:style-name="Default" office:value-type="float" office:value="63625415011415.7" calcext:value-type="float">
            <text:p>63625415011415.7</text:p>
          </table:table-cell>
          <table:table-cell table:style-name="ce7" table:formula="of:=([.G5]-[.G4])/1000" office:value-type="float" office:value="2.0008046875" calcext:value-type="float">
            <text:p>2.0008</text:p>
          </table:table-cell>
          <table:table-cell table:style-name="ce7" table:formula="of:=[.H5]+[.I4]" office:value-type="float" office:value="6.00034375" calcext:value-type="float">
            <text:p>6.0003</text:p>
          </table:table-cell>
          <table:table-cell table:style-name="ce10" table:formula="of:=[.I5]-2*([.$B5]-1)" office:value-type="float" office:value="0.000343750000000753" calcext:value-type="float">
            <text:p>0.00034375</text:p>
          </table:table-cell>
          <table:table-cell table:style-name="Default" office:value-type="float" office:value="63625415482527.6" calcext:value-type="float">
            <text:p>63625415482527.6</text:p>
          </table:table-cell>
          <table:table-cell table:style-name="ce7" table:formula="of:=([.K5]-[.K4])/1000" office:value-type="float" office:value="1.997484375" calcext:value-type="float">
            <text:p>1.9975</text:p>
          </table:table-cell>
          <table:table-cell table:style-name="ce7" table:formula="of:=[.L5]+[.M4]" office:value-type="float" office:value="6.0005625" calcext:value-type="float">
            <text:p>6.0006</text:p>
          </table:table-cell>
          <table:table-cell table:style-name="ce11" table:formula="of:=[.M5]-2*([.$B5]-1)" office:value-type="float" office:value="0.000562500000000021" calcext:value-type="float">
            <text:p>0.0005625</text:p>
          </table:table-cell>
          <table:table-cell table:style-name="Default" office:value-type="float" office:value="63625415952940.6" calcext:value-type="float">
            <text:p>63625415952940.6</text:p>
          </table:table-cell>
          <table:table-cell table:style-name="ce7" table:formula="of:=([.O5]-[.O4])/1000" office:value-type="float" office:value="2.0009296875" calcext:value-type="float">
            <text:p>2.0009</text:p>
          </table:table-cell>
          <table:table-cell table:style-name="ce7" table:formula="of:=[.P5]+[.Q4]" office:value-type="float" office:value="6.003375" calcext:value-type="float">
            <text:p>6.0034</text:p>
          </table:table-cell>
          <table:table-cell table:style-name="ce12" table:formula="of:=[.Q5]-2*([.$B5]-1)" office:value-type="float" office:value="0.00337500000000013" calcext:value-type="float">
            <text:p>0.003375</text:p>
          </table:table-cell>
          <table:table-cell table:style-name="Default" office:value-type="float" office:value="63625416436611.7" calcext:value-type="float">
            <text:p>63625416436611.7</text:p>
          </table:table-cell>
          <table:table-cell table:style-name="ce7" table:formula="of:=([.S5]-[.S4])/1000" office:value-type="float" office:value="1.996578125" calcext:value-type="float">
            <text:p>1.9966</text:p>
          </table:table-cell>
          <table:table-cell table:style-name="ce7" table:formula="of:=[.T5]+[.U4]" office:value-type="float" office:value="6.0002421875" calcext:value-type="float">
            <text:p>6.0002</text:p>
          </table:table-cell>
          <table:table-cell table:style-name="ce13" table:formula="of:=[.U5]-2*([.$B5]-1)" office:value-type="float" office:value="0.00024218750000049" calcext:value-type="float">
            <text:p>0.0002421875</text:p>
          </table:table-cell>
          <table:table-cell table:style-name="Default" office:value-type="float" office:value="63625416929943.4" calcext:value-type="float">
            <text:p>63625416929943.4</text:p>
          </table:table-cell>
          <table:table-cell table:style-name="ce14" table:formula="of:=([.W5]-[.W4])/1000" office:value-type="float" office:value="1.9985" calcext:value-type="float">
            <text:p>1.9985</text:p>
          </table:table-cell>
          <table:table-cell table:style-name="ce7" table:formula="of:=[.X5]+[.Y4]" office:value-type="float" office:value="6.0016640625" calcext:value-type="float">
            <text:p>6.0017</text:p>
          </table:table-cell>
          <table:table-cell table:style-name="ce15" table:formula="of:=[.Y5]-2*([.$B5]-1)" office:value-type="float" office:value="0.00166406249999973" calcext:value-type="float">
            <text:p>0.0016640625</text:p>
          </table:table-cell>
          <table:table-cell table:style-name="Default" office:value-type="float" office:value="63625417406032.1" calcext:value-type="float">
            <text:p>63625417406032.1</text:p>
          </table:table-cell>
          <table:table-cell table:style-name="ce7" table:formula="of:=([.AA5]-[.AA4])/1000" office:value-type="float" office:value="2.0016640625" calcext:value-type="float">
            <text:p>2.0017</text:p>
          </table:table-cell>
          <table:table-cell table:style-name="ce7" table:formula="of:=[.AB5]+[.AC4]" office:value-type="float" office:value="6.00228125" calcext:value-type="float">
            <text:p>6.0023</text:p>
          </table:table-cell>
          <table:table-cell table:style-name="ce16" table:formula="of:=[.AC5]-2*([.$B5]-1)" office:value-type="float" office:value="0.00228124999999935" calcext:value-type="float">
            <text:p>0.00228125</text:p>
          </table:table-cell>
          <table:table-cell table:style-name="Default" office:value-type="float" office:value="63625417870992.7" calcext:value-type="float">
            <text:p>63625417870992.7</text:p>
          </table:table-cell>
          <table:table-cell table:style-name="ce7" table:formula="of:=([.AE5]-[.AE4])/1000" office:value-type="float" office:value="1.9980859375" calcext:value-type="float">
            <text:p>1.9981</text:p>
          </table:table-cell>
          <table:table-cell table:style-name="ce7" table:formula="of:=[.AF5]+[.AG4]" office:value-type="float" office:value="5.999921875" calcext:value-type="float">
            <text:p>5.9999</text:p>
          </table:table-cell>
          <table:table-cell table:style-name="ce17" table:formula="of:=[.AG5]-2*([.$B5]-1)" office:value-type="float" office:value="-0.0000781249999999289" calcext:value-type="float">
            <text:p>-0.000078125</text:p>
          </table:table-cell>
          <table:table-cell table:style-name="Default" office:value-type="float" office:value="63625418342789.9" calcext:value-type="float">
            <text:p>63625418342789.9</text:p>
          </table:table-cell>
          <table:table-cell table:style-name="ce7" table:formula="of:=([.AI5]-[.AI4])/1000" office:value-type="float" office:value="2.0017734375" calcext:value-type="float">
            <text:p>2.0018</text:p>
          </table:table-cell>
          <table:table-cell table:style-name="ce7" table:formula="of:=[.AJ5]+[.AK4]" office:value-type="float" office:value="6.00215625" calcext:value-type="float">
            <text:p>6.0022</text:p>
          </table:table-cell>
          <table:table-cell table:style-name="ce18" table:formula="of:=[.AK5]-2*([.$B5]-1)" office:value-type="float" office:value="0.00215624999999964" calcext:value-type="float">
            <text:p>0.00215625</text:p>
          </table:table-cell>
          <table:table-cell table:style-name="Default" office:value-type="float" office:value="63625418806470.7" calcext:value-type="float">
            <text:p>63625418806470.7</text:p>
          </table:table-cell>
          <table:table-cell table:style-name="ce19" table:formula="of:=([.AM5]-[.AM4])/1000" office:value-type="float" office:value="1.9999140625" calcext:value-type="float">
            <text:p>1.9999</text:p>
          </table:table-cell>
          <table:table-cell table:style-name="ce7" table:formula="of:=[.AN5]+[.AO4]" office:value-type="float" office:value="6.0004140625" calcext:value-type="float">
            <text:p>6.0004</text:p>
          </table:table-cell>
          <table:table-cell table:style-name="ce20" table:formula="of:=[.AO5]-2*([.$B5]-1)" office:value-type="float" office:value="0.000414062499999979" calcext:value-type="float">
            <text:p>0.0004140625</text:p>
          </table:table-cell>
          <table:table-cell table:style-name="Default" office:value-type="float" office:value="63625419276984.1" calcext:value-type="float">
            <text:p>63625419276984.1</text:p>
          </table:table-cell>
          <table:table-cell table:style-name="ce7" table:formula="of:=([.AQ5]-[.AQ4])/1000" office:value-type="float" office:value="1.9993046875" calcext:value-type="float">
            <text:p>1.9993</text:p>
          </table:table-cell>
          <table:table-cell table:style-name="ce7" table:formula="of:=[.AR5]+[.AS4]" office:value-type="float" office:value="5.999640625" calcext:value-type="float">
            <text:p>5.9996</text:p>
          </table:table-cell>
          <table:table-cell table:style-name="ce21" table:formula="of:=[.AS5]-2*([.$B5]-1)" office:value-type="float" office:value="-0.000359375000000384" calcext:value-type="float">
            <text:p>-0.000359375</text:p>
          </table:table-cell>
          <table:table-cell table:style-name="Default" office:value-type="float" office:value="63625419761502" calcext:value-type="float">
            <text:p>63625419761502</text:p>
          </table:table-cell>
          <table:table-cell table:style-name="ce7" table:formula="of:=([.AU5]-[.AU4])/1000" office:value-type="float" office:value="2.00065625" calcext:value-type="float">
            <text:p>2.0007</text:p>
          </table:table-cell>
          <table:table-cell table:style-name="ce7" table:formula="of:=[.AV5]+[.AW4]" office:value-type="float" office:value="6.0015078125" calcext:value-type="float">
            <text:p>6.0015</text:p>
          </table:table-cell>
          <table:table-cell table:style-name="ce22" table:formula="of:=[.AW5]-2*([.$B5]-1)" office:value-type="float" office:value="0.00150781249999987" calcext:value-type="float">
            <text:p>0.0015078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prompt 1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63625414527129.9" calcext:value-type="float">
            <text:p>63625414527129.9</text:p>
          </table:table-cell>
          <table:table-cell table:formula="of:=([.C6]-[.C5])/1000" office:value-type="float" office:value="1.998078125" calcext:value-type="float">
            <text:p>1.9981</text:p>
          </table:table-cell>
          <table:table-cell table:formula="of:=[.D6]+[.E5]" office:value-type="float" office:value="8.000328125" calcext:value-type="float">
            <text:p>8.0003</text:p>
          </table:table-cell>
          <table:table-cell table:style-name="ce9" table:formula="of:=[.E6]-2*([.$B6]-1)" office:value-type="float" office:value="0.000328124999999346" calcext:value-type="float">
            <text:p>0.000328125</text:p>
          </table:table-cell>
          <table:table-cell table:style-name="Default" office:value-type="float" office:value="63625415013415.4" calcext:value-type="float">
            <text:p>63625415013415.4</text:p>
          </table:table-cell>
          <table:table-cell table:style-name="ce7" table:formula="of:=([.G6]-[.G5])/1000" office:value-type="float" office:value="1.9996875" calcext:value-type="float">
            <text:p>1.9997</text:p>
          </table:table-cell>
          <table:table-cell table:style-name="ce7" table:formula="of:=[.H6]+[.I5]" office:value-type="float" office:value="8.00003125" calcext:value-type="float">
            <text:p>8.0000</text:p>
          </table:table-cell>
          <table:table-cell table:style-name="ce10" table:formula="of:=[.I6]-2*([.$B6]-1)" office:value-type="float" office:value="0.0000312500000010374" calcext:value-type="float">
            <text:p>0.00003125</text:p>
          </table:table-cell>
          <table:table-cell table:style-name="Default" office:value-type="float" office:value="63625415484529.7" calcext:value-type="float">
            <text:p>63625415484529.7</text:p>
          </table:table-cell>
          <table:table-cell table:style-name="ce7" table:formula="of:=([.K6]-[.K5])/1000" office:value-type="float" office:value="2.002109375" calcext:value-type="float">
            <text:p>2.0021</text:p>
          </table:table-cell>
          <table:table-cell table:style-name="ce7" table:formula="of:=[.L6]+[.M5]" office:value-type="float" office:value="8.002671875" calcext:value-type="float">
            <text:p>8.0027</text:p>
          </table:table-cell>
          <table:table-cell table:style-name="ce11" table:formula="of:=[.M6]-2*([.$B6]-1)" office:value-type="float" office:value="0.00267187500000077" calcext:value-type="float">
            <text:p>0.002671875</text:p>
          </table:table-cell>
          <table:table-cell table:style-name="Default" office:value-type="float" office:value="63625415954937.7" calcext:value-type="float">
            <text:p>63625415954937.7</text:p>
          </table:table-cell>
          <table:table-cell table:style-name="ce7" table:formula="of:=([.O6]-[.O5])/1000" office:value-type="float" office:value="1.997078125" calcext:value-type="float">
            <text:p>1.9971</text:p>
          </table:table-cell>
          <table:table-cell table:style-name="ce7" table:formula="of:=[.P6]+[.Q5]" office:value-type="float" office:value="8.000453125" calcext:value-type="float">
            <text:p>8.0005</text:p>
          </table:table-cell>
          <table:table-cell table:style-name="ce12" table:formula="of:=[.Q6]-2*([.$B6]-1)" office:value-type="float" office:value="0.000453124999999943" calcext:value-type="float">
            <text:p>0.000453125</text:p>
          </table:table-cell>
          <table:table-cell table:style-name="Default" office:value-type="float" office:value="63625416438612.3" calcext:value-type="float">
            <text:p>63625416438612.3</text:p>
          </table:table-cell>
          <table:table-cell table:style-name="ce7" table:formula="of:=([.S6]-[.S5])/1000" office:value-type="float" office:value="2.000609375" calcext:value-type="float">
            <text:p>2.0006</text:p>
          </table:table-cell>
          <table:table-cell table:style-name="ce7" table:formula="of:=[.T6]+[.U5]" office:value-type="float" office:value="8.0008515625" calcext:value-type="float">
            <text:p>8.0009</text:p>
          </table:table-cell>
          <table:table-cell table:style-name="ce13" table:formula="of:=[.U6]-2*([.$B6]-1)" office:value-type="float" office:value="0.000851562499999403" calcext:value-type="float">
            <text:p>0.0008515625</text:p>
          </table:table-cell>
          <table:table-cell table:style-name="Default" office:value-type="float" office:value="63625416931941.6" calcext:value-type="float">
            <text:p>63625416931941.6</text:p>
          </table:table-cell>
          <table:table-cell table:style-name="ce14" table:formula="of:=([.W6]-[.W5])/1000" office:value-type="float" office:value="1.9982578125" calcext:value-type="float">
            <text:p>1.9983</text:p>
          </table:table-cell>
          <table:table-cell table:style-name="ce7" table:formula="of:=[.X6]+[.Y5]" office:value-type="float" office:value="7.999921875" calcext:value-type="float">
            <text:p>7.9999</text:p>
          </table:table-cell>
          <table:table-cell table:style-name="ce15" table:formula="of:=[.Y6]-2*([.$B6]-1)" office:value-type="float" office:value="-0.0000781249999999289" calcext:value-type="float">
            <text:p>-0.000078125</text:p>
          </table:table-cell>
          <table:table-cell table:style-name="Default" office:value-type="float" office:value="63625417408032.3" calcext:value-type="float">
            <text:p>63625417408032.3</text:p>
          </table:table-cell>
          <table:table-cell table:style-name="ce7" table:formula="of:=([.AA6]-[.AA5])/1000" office:value-type="float" office:value="2.000171875" calcext:value-type="float">
            <text:p>2.0002</text:p>
          </table:table-cell>
          <table:table-cell table:style-name="ce7" table:formula="of:=[.AB6]+[.AC5]" office:value-type="float" office:value="8.002453125" calcext:value-type="float">
            <text:p>8.0025</text:p>
          </table:table-cell>
          <table:table-cell table:style-name="ce16" table:formula="of:=[.AC6]-2*([.$B6]-1)" office:value-type="float" office:value="0.00245312499999883" calcext:value-type="float">
            <text:p>0.002453125</text:p>
          </table:table-cell>
          <table:table-cell table:style-name="Default" office:value-type="float" office:value="63625417872995.2" calcext:value-type="float">
            <text:p>63625417872995.2</text:p>
          </table:table-cell>
          <table:table-cell table:style-name="ce7" table:formula="of:=([.AE6]-[.AE5])/1000" office:value-type="float" office:value="2.0024921875" calcext:value-type="float">
            <text:p>2.0025</text:p>
          </table:table-cell>
          <table:table-cell table:style-name="ce7" table:formula="of:=[.AF6]+[.AG5]" office:value-type="float" office:value="8.0024140625" calcext:value-type="float">
            <text:p>8.0024</text:p>
          </table:table-cell>
          <table:table-cell table:style-name="ce17" table:formula="of:=[.AG6]-2*([.$B6]-1)" office:value-type="float" office:value="0.00241406249999976" calcext:value-type="float">
            <text:p>0.0024140625</text:p>
          </table:table-cell>
          <table:table-cell table:style-name="Default" office:value-type="float" office:value="63625418344787.7" calcext:value-type="float">
            <text:p>63625418344787.7</text:p>
          </table:table-cell>
          <table:table-cell table:style-name="ce7" table:formula="of:=([.AI6]-[.AI5])/1000" office:value-type="float" office:value="1.9978828125" calcext:value-type="float">
            <text:p>1.9979</text:p>
          </table:table-cell>
          <table:table-cell table:style-name="ce7" table:formula="of:=[.AJ6]+[.AK5]" office:value-type="float" office:value="8.0000390625" calcext:value-type="float">
            <text:p>8.0000</text:p>
          </table:table-cell>
          <table:table-cell table:style-name="ce18" table:formula="of:=[.AK6]-2*([.$B6]-1)" office:value-type="float" office:value="0.0000390624999990763" calcext:value-type="float">
            <text:p>3.90624999990763E-05</text:p>
          </table:table-cell>
          <table:table-cell table:style-name="Default" office:value-type="float" office:value="63625418808471.4" calcext:value-type="float">
            <text:p>63625418808471.4</text:p>
          </table:table-cell>
          <table:table-cell table:style-name="ce19" table:formula="of:=([.AM6]-[.AM5])/1000" office:value-type="float" office:value="2.00065625" calcext:value-type="float">
            <text:p>2.0007</text:p>
          </table:table-cell>
          <table:table-cell table:style-name="ce7" table:formula="of:=[.AN6]+[.AO5]" office:value-type="float" office:value="8.0010703125" calcext:value-type="float">
            <text:p>8.0011</text:p>
          </table:table-cell>
          <table:table-cell table:style-name="ce20" table:formula="of:=[.AO6]-2*([.$B6]-1)" office:value-type="float" office:value="0.00107031249999956" calcext:value-type="float">
            <text:p>0.0010703125</text:p>
          </table:table-cell>
          <table:table-cell table:style-name="Default" office:value-type="float" office:value="63625419278984.5" calcext:value-type="float">
            <text:p>63625419278984.5</text:p>
          </table:table-cell>
          <table:table-cell table:style-name="ce7" table:formula="of:=([.AQ6]-[.AQ5])/1000" office:value-type="float" office:value="2.0003671875" calcext:value-type="float">
            <text:p>2.0004</text:p>
          </table:table-cell>
          <table:table-cell table:style-name="ce7" table:formula="of:=[.AR6]+[.AS5]" office:value-type="float" office:value="8.0000078125" calcext:value-type="float">
            <text:p>8.0000</text:p>
          </table:table-cell>
          <table:table-cell table:style-name="ce21" table:formula="of:=[.AS6]-2*([.$B6]-1)" office:value-type="float" office:value="0.00000781249999981526" calcext:value-type="float">
            <text:p>7.81249999981526E-06</text:p>
          </table:table-cell>
          <table:table-cell table:style-name="Default" office:value-type="float" office:value="63625419763501.9" calcext:value-type="float">
            <text:p>63625419763501.9</text:p>
          </table:table-cell>
          <table:table-cell table:style-name="ce7" table:formula="of:=([.AU6]-[.AU5])/1000" office:value-type="float" office:value="1.9999140625" calcext:value-type="float">
            <text:p>1.9999</text:p>
          </table:table-cell>
          <table:table-cell table:style-name="ce7" table:formula="of:=[.AV6]+[.AW5]" office:value-type="float" office:value="8.001421875" calcext:value-type="float">
            <text:p>8.0014</text:p>
          </table:table-cell>
          <table:table-cell table:style-name="ce22" table:formula="of:=[.AW6]-2*([.$B6]-1)" office:value-type="float" office:value="0.00142187500000013" calcext:value-type="float">
            <text:p>0.001421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rame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63625414529133.1" calcext:value-type="float">
            <text:p>63625414529133.1</text:p>
          </table:table-cell>
          <table:table-cell table:formula="of:=([.C7]-[.C6])/1000" office:value-type="float" office:value="2.003203125" calcext:value-type="float">
            <text:p>2.0032</text:p>
          </table:table-cell>
          <table:table-cell table:formula="of:=[.D7]+[.E6]" office:value-type="float" office:value="10.00353125" calcext:value-type="float">
            <text:p>10.0035</text:p>
          </table:table-cell>
          <table:table-cell table:style-name="ce9" table:formula="of:=[.E7]-2*([.$B7]-1)" office:value-type="float" office:value="0.00353124999999999" calcext:value-type="float">
            <text:p>0.00353125</text:p>
          </table:table-cell>
          <table:table-cell table:style-name="Default" office:value-type="float" office:value="63625415015414.7" calcext:value-type="float">
            <text:p>63625415015414.7</text:p>
          </table:table-cell>
          <table:table-cell table:style-name="ce7" table:formula="of:=([.G7]-[.G6])/1000" office:value-type="float" office:value="1.9993984375" calcext:value-type="float">
            <text:p>1.9994</text:p>
          </table:table-cell>
          <table:table-cell table:style-name="ce7" table:formula="of:=[.H7]+[.I6]" office:value-type="float" office:value="9.9994296875" calcext:value-type="float">
            <text:p>9.9994</text:p>
          </table:table-cell>
          <table:table-cell table:style-name="ce10" table:formula="of:=[.I7]-2*([.$B7]-1)" office:value-type="float" office:value="-0.000570312499998948" calcext:value-type="float">
            <text:p>-0.0005703125</text:p>
          </table:table-cell>
          <table:table-cell table:style-name="Default" office:value-type="float" office:value="63625415486529.5" calcext:value-type="float">
            <text:p>63625415486529.5</text:p>
          </table:table-cell>
          <table:table-cell table:style-name="ce7" table:formula="of:=([.K7]-[.K6])/1000" office:value-type="float" office:value="1.9997890625" calcext:value-type="float">
            <text:p>1.9998</text:p>
          </table:table-cell>
          <table:table-cell table:style-name="ce7" table:formula="of:=[.L7]+[.M6]" office:value-type="float" office:value="10.0024609375" calcext:value-type="float">
            <text:p>10.0025</text:p>
          </table:table-cell>
          <table:table-cell table:style-name="ce11" table:formula="of:=[.M7]-2*([.$B7]-1)" office:value-type="float" office:value="0.00246093750000043" calcext:value-type="float">
            <text:p>0.0024609375</text:p>
          </table:table-cell>
          <table:table-cell table:style-name="Default" office:value-type="float" office:value="63625415956940.3" calcext:value-type="float">
            <text:p>63625415956940.3</text:p>
          </table:table-cell>
          <table:table-cell table:style-name="ce7" table:formula="of:=([.O7]-[.O6])/1000" office:value-type="float" office:value="2.0025625" calcext:value-type="float">
            <text:p>2.0026</text:p>
          </table:table-cell>
          <table:table-cell table:style-name="ce7" table:formula="of:=[.P7]+[.Q6]" office:value-type="float" office:value="10.003015625" calcext:value-type="float">
            <text:p>10.0030</text:p>
          </table:table-cell>
          <table:table-cell table:style-name="ce12" table:formula="of:=[.Q7]-2*([.$B7]-1)" office:value-type="float" office:value="0.00301562499999974" calcext:value-type="float">
            <text:p>0.003015625</text:p>
          </table:table-cell>
          <table:table-cell table:style-name="Default" office:value-type="float" office:value="63625416440611.1" calcext:value-type="float">
            <text:p>63625416440611.1</text:p>
          </table:table-cell>
          <table:table-cell table:style-name="ce7" table:formula="of:=([.S7]-[.S6])/1000" office:value-type="float" office:value="1.9987890625" calcext:value-type="float">
            <text:p>1.9988</text:p>
          </table:table-cell>
          <table:table-cell table:style-name="ce7" table:formula="of:=[.T7]+[.U6]" office:value-type="float" office:value="9.999640625" calcext:value-type="float">
            <text:p>9.9996</text:p>
          </table:table-cell>
          <table:table-cell table:style-name="ce13" table:formula="of:=[.U7]-2*([.$B7]-1)" office:value-type="float" office:value="-0.000359375000000384" calcext:value-type="float">
            <text:p>-0.000359375</text:p>
          </table:table-cell>
          <table:table-cell table:style-name="Default" office:value-type="float" office:value="63625416933942.2" calcext:value-type="float">
            <text:p>63625416933942.2</text:p>
          </table:table-cell>
          <table:table-cell table:style-name="ce14" table:formula="of:=([.W7]-[.W6])/1000" office:value-type="float" office:value="2.0005625" calcext:value-type="float">
            <text:p>2.0006</text:p>
          </table:table-cell>
          <table:table-cell table:style-name="ce7" table:formula="of:=[.X7]+[.Y6]" office:value-type="float" office:value="10.000484375" calcext:value-type="float">
            <text:p>10.0005</text:p>
          </table:table-cell>
          <table:table-cell table:style-name="ce15" table:formula="of:=[.Y7]-2*([.$B7]-1)" office:value-type="float" office:value="0.000484374999999204" calcext:value-type="float">
            <text:p>0.000484375</text:p>
          </table:table-cell>
          <table:table-cell table:style-name="Default" office:value-type="float" office:value="63625417410029.9" calcext:value-type="float">
            <text:p>63625417410029.9</text:p>
          </table:table-cell>
          <table:table-cell table:style-name="ce7" table:formula="of:=([.AA7]-[.AA6])/1000" office:value-type="float" office:value="1.997578125" calcext:value-type="float">
            <text:p>1.9976</text:p>
          </table:table-cell>
          <table:table-cell table:style-name="ce7" table:formula="of:=[.AB7]+[.AC6]" office:value-type="float" office:value="10.00003125" calcext:value-type="float">
            <text:p>10.0000</text:p>
          </table:table-cell>
          <table:table-cell table:style-name="ce16" table:formula="of:=[.AC7]-2*([.$B7]-1)" office:value-type="float" office:value="0.000031249999999261" calcext:value-type="float">
            <text:p>0.00003125</text:p>
          </table:table-cell>
          <table:table-cell table:style-name="Default" office:value-type="float" office:value="63625417874993.7" calcext:value-type="float">
            <text:p>63625417874993.7</text:p>
          </table:table-cell>
          <table:table-cell table:style-name="ce7" table:formula="of:=([.AE7]-[.AE6])/1000" office:value-type="float" office:value="1.9984765625" calcext:value-type="float">
            <text:p>1.9985</text:p>
          </table:table-cell>
          <table:table-cell table:style-name="ce7" table:formula="of:=[.AF7]+[.AG6]" office:value-type="float" office:value="10.000890625" calcext:value-type="float">
            <text:p>10.0009</text:p>
          </table:table-cell>
          <table:table-cell table:style-name="ce17" table:formula="of:=[.AG7]-2*([.$B7]-1)" office:value-type="float" office:value="0.000890625000000256" calcext:value-type="float">
            <text:p>0.000890625</text:p>
          </table:table-cell>
          <table:table-cell table:style-name="Default" office:value-type="float" office:value="63625418346791.8" calcext:value-type="float">
            <text:p>63625418346791.8</text:p>
          </table:table-cell>
          <table:table-cell table:style-name="ce7" table:formula="of:=([.AI7]-[.AI6])/1000" office:value-type="float" office:value="2.0040390625" calcext:value-type="float">
            <text:p>2.0040</text:p>
          </table:table-cell>
          <table:table-cell table:style-name="ce7" table:formula="of:=[.AJ7]+[.AK6]" office:value-type="float" office:value="10.004078125" calcext:value-type="float">
            <text:p>10.0041</text:p>
          </table:table-cell>
          <table:table-cell table:style-name="ce18" table:formula="of:=[.AK7]-2*([.$B7]-1)" office:value-type="float" office:value="0.00407812499999949" calcext:value-type="float">
            <text:p>0.004078125</text:p>
          </table:table-cell>
          <table:table-cell table:style-name="Default" office:value-type="float" office:value="63625418810471.5" calcext:value-type="float">
            <text:p>63625418810471.5</text:p>
          </table:table-cell>
          <table:table-cell table:style-name="ce19" table:formula="of:=([.AM7]-[.AM6])/1000" office:value-type="float" office:value="2.0000859375" calcext:value-type="float">
            <text:p>2.0001</text:p>
          </table:table-cell>
          <table:table-cell table:style-name="ce7" table:formula="of:=[.AN7]+[.AO6]" office:value-type="float" office:value="10.00115625" calcext:value-type="float">
            <text:p>10.0012</text:p>
          </table:table-cell>
          <table:table-cell table:style-name="ce20" table:formula="of:=[.AO7]-2*([.$B7]-1)" office:value-type="float" office:value="0.0011562499999993" calcext:value-type="float">
            <text:p>0.00115625</text:p>
          </table:table-cell>
          <table:table-cell table:style-name="Default" office:value-type="float" office:value="63625419280985.3" calcext:value-type="float">
            <text:p>63625419280985.3</text:p>
          </table:table-cell>
          <table:table-cell table:style-name="ce7" table:formula="of:=([.AQ7]-[.AQ6])/1000" office:value-type="float" office:value="2.000796875" calcext:value-type="float">
            <text:p>2.0008</text:p>
          </table:table-cell>
          <table:table-cell table:style-name="ce7" table:formula="of:=[.AR7]+[.AS6]" office:value-type="float" office:value="10.0008046875" calcext:value-type="float">
            <text:p>10.0008</text:p>
          </table:table-cell>
          <table:table-cell table:style-name="ce21" table:formula="of:=[.AS7]-2*([.$B7]-1)" office:value-type="float" office:value="0.000804687500000512" calcext:value-type="float">
            <text:p>0.0008046875</text:p>
          </table:table-cell>
          <table:table-cell table:style-name="Default" office:value-type="float" office:value="63625419765500.7" calcext:value-type="float">
            <text:p>63625419765500.7</text:p>
          </table:table-cell>
          <table:table-cell table:style-name="ce7" table:formula="of:=([.AU7]-[.AU6])/1000" office:value-type="float" office:value="1.9987890625" calcext:value-type="float">
            <text:p>1.9988</text:p>
          </table:table-cell>
          <table:table-cell table:style-name="ce7" table:formula="of:=[.AV7]+[.AW6]" office:value-type="float" office:value="10.0002109375" calcext:value-type="float">
            <text:p>10.0002</text:p>
          </table:table-cell>
          <table:table-cell table:style-name="ce22" table:formula="of:=[.AW7]-2*([.$B7]-1)" office:value-type="float" office:value="0.000210937500000341" calcext:value-type="float">
            <text:p>0.0002109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63625414531129.5" calcext:value-type="float">
            <text:p>63625414531129.5</text:p>
          </table:table-cell>
          <table:table-cell table:formula="of:=([.C8]-[.C7])/1000" office:value-type="float" office:value="1.996375" calcext:value-type="float">
            <text:p>1.9964</text:p>
          </table:table-cell>
          <table:table-cell table:formula="of:=[.D8]+[.E7]" office:value-type="float" office:value="11.99990625" calcext:value-type="float">
            <text:p>11.9999</text:p>
          </table:table-cell>
          <table:table-cell table:style-name="ce9" table:formula="of:=[.E8]-2*([.$B8]-1)" office:value-type="float" office:value="-0.0000937499999995595" calcext:value-type="float">
            <text:p>-0.00009375</text:p>
          </table:table-cell>
          <table:table-cell table:style-name="Default" office:value-type="float" office:value="63625415017418.2" calcext:value-type="float">
            <text:p>63625415017418.2</text:p>
          </table:table-cell>
          <table:table-cell table:style-name="ce7" table:formula="of:=([.G8]-[.G7])/1000" office:value-type="float" office:value="2.0034765625" calcext:value-type="float">
            <text:p>2.0035</text:p>
          </table:table-cell>
          <table:table-cell table:style-name="ce7" table:formula="of:=[.H8]+[.I7]" office:value-type="float" office:value="12.00290625" calcext:value-type="float">
            <text:p>12.0029</text:p>
          </table:table-cell>
          <table:table-cell table:style-name="ce10" table:formula="of:=[.I8]-2*([.$B8]-1)" office:value-type="float" office:value="0.00290625000000055" calcext:value-type="float">
            <text:p>0.00290625</text:p>
          </table:table-cell>
          <table:table-cell table:style-name="Default" office:value-type="float" office:value="63625415488530.1" calcext:value-type="float">
            <text:p>63625415488530.1</text:p>
          </table:table-cell>
          <table:table-cell table:style-name="ce7" table:formula="of:=([.K8]-[.K7])/1000" office:value-type="float" office:value="2.0006640625" calcext:value-type="float">
            <text:p>2.0007</text:p>
          </table:table-cell>
          <table:table-cell table:style-name="ce7" table:formula="of:=[.L8]+[.M7]" office:value-type="float" office:value="12.003125" calcext:value-type="float">
            <text:p>12.0031</text:p>
          </table:table-cell>
          <table:table-cell table:style-name="ce11" table:formula="of:=[.M8]-2*([.$B8]-1)" office:value-type="float" office:value="0.00312500000000071" calcext:value-type="float">
            <text:p>0.003125</text:p>
          </table:table-cell>
          <table:table-cell table:style-name="Default" office:value-type="float" office:value="63625415958939.4" calcext:value-type="float">
            <text:p>63625415958939.4</text:p>
          </table:table-cell>
          <table:table-cell table:style-name="ce7" table:formula="of:=([.O8]-[.O7])/1000" office:value-type="float" office:value="1.999078125" calcext:value-type="float">
            <text:p>1.9991</text:p>
          </table:table-cell>
          <table:table-cell table:style-name="ce7" table:formula="of:=[.P8]+[.Q7]" office:value-type="float" office:value="12.00209375" calcext:value-type="float">
            <text:p>12.0021</text:p>
          </table:table-cell>
          <table:table-cell table:style-name="ce12" table:formula="of:=[.Q8]-2*([.$B8]-1)" office:value-type="float" office:value="0.00209375000000023" calcext:value-type="float">
            <text:p>0.00209375</text:p>
          </table:table-cell>
          <table:table-cell table:style-name="Default" office:value-type="float" office:value="63625416442614.4" calcext:value-type="float">
            <text:p>63625416442614.4</text:p>
          </table:table-cell>
          <table:table-cell table:style-name="ce7" table:formula="of:=([.S8]-[.S7])/1000" office:value-type="float" office:value="2.0032578125" calcext:value-type="float">
            <text:p>2.0033</text:p>
          </table:table-cell>
          <table:table-cell table:style-name="ce7" table:formula="of:=[.T8]+[.U7]" office:value-type="float" office:value="12.0028984375" calcext:value-type="float">
            <text:p>12.0029</text:p>
          </table:table-cell>
          <table:table-cell table:style-name="ce13" table:formula="of:=[.U8]-2*([.$B8]-1)" office:value-type="float" office:value="0.00289843749999896" calcext:value-type="float">
            <text:p>0.0028984375</text:p>
          </table:table-cell>
          <table:table-cell table:style-name="Default" office:value-type="float" office:value="63625416935942" calcext:value-type="float">
            <text:p>63625416935942</text:p>
          </table:table-cell>
          <table:table-cell table:style-name="ce14" table:formula="of:=([.W8]-[.W7])/1000" office:value-type="float" office:value="1.9998359375" calcext:value-type="float">
            <text:p>1.9998</text:p>
          </table:table-cell>
          <table:table-cell table:style-name="ce7" table:formula="of:=[.X8]+[.Y7]" office:value-type="float" office:value="12.0003203125" calcext:value-type="float">
            <text:p>12.0003</text:p>
          </table:table-cell>
          <table:table-cell table:style-name="ce15" table:formula="of:=[.Y8]-2*([.$B8]-1)" office:value-type="float" office:value="0.000320312499999531" calcext:value-type="float">
            <text:p>0.0003203125</text:p>
          </table:table-cell>
          <table:table-cell table:style-name="Default" office:value-type="float" office:value="63625417412030.1" calcext:value-type="float">
            <text:p>63625417412030.1</text:p>
          </table:table-cell>
          <table:table-cell table:style-name="ce7" table:formula="of:=([.AA8]-[.AA7])/1000" office:value-type="float" office:value="2.0001953125" calcext:value-type="float">
            <text:p>2.0002</text:p>
          </table:table-cell>
          <table:table-cell table:style-name="ce7" table:formula="of:=[.AB8]+[.AC7]" office:value-type="float" office:value="12.0002265625" calcext:value-type="float">
            <text:p>12.0002</text:p>
          </table:table-cell>
          <table:table-cell table:style-name="ce16" table:formula="of:=[.AC8]-2*([.$B8]-1)" office:value-type="float" office:value="0.000226562499999972" calcext:value-type="float">
            <text:p>0.0002265625</text:p>
          </table:table-cell>
          <table:table-cell table:style-name="Default" office:value-type="float" office:value="63625417876993.2" calcext:value-type="float">
            <text:p>63625417876993.2</text:p>
          </table:table-cell>
          <table:table-cell table:style-name="ce7" table:formula="of:=([.AE8]-[.AE7])/1000" office:value-type="float" office:value="1.9994921875" calcext:value-type="float">
            <text:p>1.9995</text:p>
          </table:table-cell>
          <table:table-cell table:style-name="ce7" table:formula="of:=[.AF8]+[.AG7]" office:value-type="float" office:value="12.0003828125" calcext:value-type="float">
            <text:p>12.0004</text:p>
          </table:table-cell>
          <table:table-cell table:style-name="ce17" table:formula="of:=[.AG8]-2*([.$B8]-1)" office:value-type="float" office:value="0.000382812499999829" calcext:value-type="float">
            <text:p>0.0003828125</text:p>
          </table:table-cell>
          <table:table-cell table:style-name="Default" office:value-type="float" office:value="63625418348790.9" calcext:value-type="float">
            <text:p>63625418348790.9</text:p>
          </table:table-cell>
          <table:table-cell table:style-name="ce7" table:formula="of:=([.AI8]-[.AI7])/1000" office:value-type="float" office:value="1.999109375" calcext:value-type="float">
            <text:p>1.9991</text:p>
          </table:table-cell>
          <table:table-cell table:style-name="ce7" table:formula="of:=[.AJ8]+[.AK7]" office:value-type="float" office:value="12.0031875" calcext:value-type="float">
            <text:p>12.0032</text:p>
          </table:table-cell>
          <table:table-cell table:style-name="ce18" table:formula="of:=[.AK8]-2*([.$B8]-1)" office:value-type="float" office:value="0.00318749999999923" calcext:value-type="float">
            <text:p>0.0031875</text:p>
          </table:table-cell>
          <table:table-cell table:style-name="Default" office:value-type="float" office:value="63625418812473.1" calcext:value-type="float">
            <text:p>63625418812473.1</text:p>
          </table:table-cell>
          <table:table-cell table:style-name="ce19" table:formula="of:=([.AM8]-[.AM7])/1000" office:value-type="float" office:value="2.0015859375" calcext:value-type="float">
            <text:p>2.0016</text:p>
          </table:table-cell>
          <table:table-cell table:style-name="ce7" table:formula="of:=[.AN8]+[.AO7]" office:value-type="float" office:value="12.0027421875" calcext:value-type="float">
            <text:p>12.0027</text:p>
          </table:table-cell>
          <table:table-cell table:style-name="ce20" table:formula="of:=[.AO8]-2*([.$B8]-1)" office:value-type="float" office:value="0.0027421874999991" calcext:value-type="float">
            <text:p>0.0027421875</text:p>
          </table:table-cell>
          <table:table-cell table:style-name="Default" office:value-type="float" office:value="63625419282985.6" calcext:value-type="float">
            <text:p>63625419282985.6</text:p>
          </table:table-cell>
          <table:table-cell table:style-name="ce7" table:formula="of:=([.AQ8]-[.AQ7])/1000" office:value-type="float" office:value="2.0003203125" calcext:value-type="float">
            <text:p>2.0003</text:p>
          </table:table-cell>
          <table:table-cell table:style-name="ce7" table:formula="of:=[.AR8]+[.AS7]" office:value-type="float" office:value="12.001125" calcext:value-type="float">
            <text:p>12.0011</text:p>
          </table:table-cell>
          <table:table-cell table:style-name="ce21" table:formula="of:=[.AS8]-2*([.$B8]-1)" office:value-type="float" office:value="0.00112500000000004" calcext:value-type="float">
            <text:p>0.001125</text:p>
          </table:table-cell>
          <table:table-cell table:style-name="Default" office:value-type="float" office:value="63625419767501.4" calcext:value-type="float">
            <text:p>63625419767501.4</text:p>
          </table:table-cell>
          <table:table-cell table:style-name="ce7" table:formula="of:=([.AU8]-[.AU7])/1000" office:value-type="float" office:value="2.0007109375" calcext:value-type="float">
            <text:p>2.0007</text:p>
          </table:table-cell>
          <table:table-cell table:style-name="ce7" table:formula="of:=[.AV8]+[.AW7]" office:value-type="float" office:value="12.000921875" calcext:value-type="float">
            <text:p>12.0009</text:p>
          </table:table-cell>
          <table:table-cell table:style-name="ce22" table:formula="of:=[.AW8]-2*([.$B8]-1)" office:value-type="float" office:value="0.000921874999999517" calcext:value-type="float">
            <text:p>0.000921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63625414533130.8" calcext:value-type="float">
            <text:p>63625414533130.8</text:p>
          </table:table-cell>
          <table:table-cell table:formula="of:=([.C9]-[.C8])/1000" office:value-type="float" office:value="2.0013046875" calcext:value-type="float">
            <text:p>2.0013</text:p>
          </table:table-cell>
          <table:table-cell table:formula="of:=[.D9]+[.E8]" office:value-type="float" office:value="14.0012109375" calcext:value-type="float">
            <text:p>14.0012</text:p>
          </table:table-cell>
          <table:table-cell table:style-name="ce9" table:formula="of:=[.E9]-2*([.$B9]-1)" office:value-type="float" office:value="0.00121093749999979" calcext:value-type="float">
            <text:p>0.0012109375</text:p>
          </table:table-cell>
          <table:table-cell table:style-name="Default" office:value-type="float" office:value="63625415019418.1" calcext:value-type="float">
            <text:p>63625415019418.1</text:p>
          </table:table-cell>
          <table:table-cell table:style-name="ce7" table:formula="of:=([.G9]-[.G8])/1000" office:value-type="float" office:value="1.9998984375" calcext:value-type="float">
            <text:p>1.9999</text:p>
          </table:table-cell>
          <table:table-cell table:style-name="ce7" table:formula="of:=[.H9]+[.I8]" office:value-type="float" office:value="14.0028046875" calcext:value-type="float">
            <text:p>14.0028</text:p>
          </table:table-cell>
          <table:table-cell table:style-name="ce10" table:formula="of:=[.I9]-2*([.$B9]-1)" office:value-type="float" office:value="0.00280468750000118" calcext:value-type="float">
            <text:p>0.0028046875</text:p>
          </table:table-cell>
          <table:table-cell table:style-name="Default" office:value-type="float" office:value="63625415490527.4" calcext:value-type="float">
            <text:p>63625415490527.4</text:p>
          </table:table-cell>
          <table:table-cell table:style-name="ce7" table:formula="of:=([.K9]-[.K8])/1000" office:value-type="float" office:value="1.9972578125" calcext:value-type="float">
            <text:p>1.9973</text:p>
          </table:table-cell>
          <table:table-cell table:style-name="ce7" table:formula="of:=[.L9]+[.M8]" office:value-type="float" office:value="14.0003828125" calcext:value-type="float">
            <text:p>14.0004</text:p>
          </table:table-cell>
          <table:table-cell table:style-name="ce11" table:formula="of:=[.M9]-2*([.$B9]-1)" office:value-type="float" office:value="0.000382812499999829" calcext:value-type="float">
            <text:p>0.0003828125</text:p>
          </table:table-cell>
          <table:table-cell table:style-name="Default" office:value-type="float" office:value="63625415960937.2" calcext:value-type="float">
            <text:p>63625415960937.2</text:p>
          </table:table-cell>
          <table:table-cell table:style-name="ce7" table:formula="of:=([.O9]-[.O8])/1000" office:value-type="float" office:value="1.9978671875" calcext:value-type="float">
            <text:p>1.9979</text:p>
          </table:table-cell>
          <table:table-cell table:style-name="ce7" table:formula="of:=[.P9]+[.Q8]" office:value-type="float" office:value="13.9999609375" calcext:value-type="float">
            <text:p>14.0000</text:p>
          </table:table-cell>
          <table:table-cell table:style-name="ce12" table:formula="of:=[.Q9]-2*([.$B9]-1)" office:value-type="float" office:value="-0.0000390624999990763" calcext:value-type="float">
            <text:p>-3.90624999990763E-05</text:p>
          </table:table-cell>
          <table:table-cell table:style-name="Default" office:value-type="float" office:value="63625416444613.4" calcext:value-type="float">
            <text:p>63625416444613.4</text:p>
          </table:table-cell>
          <table:table-cell table:style-name="ce7" table:formula="of:=([.S9]-[.S8])/1000" office:value-type="float" office:value="1.9990078125" calcext:value-type="float">
            <text:p>1.9990</text:p>
          </table:table-cell>
          <table:table-cell table:style-name="ce7" table:formula="of:=[.T9]+[.U8]" office:value-type="float" office:value="14.00190625" calcext:value-type="float">
            <text:p>14.0019</text:p>
          </table:table-cell>
          <table:table-cell table:style-name="ce13" table:formula="of:=[.U9]-2*([.$B9]-1)" office:value-type="float" office:value="0.00190624999999933" calcext:value-type="float">
            <text:p>0.00190625</text:p>
          </table:table-cell>
          <table:table-cell table:style-name="Default" office:value-type="float" office:value="63625416937944.6" calcext:value-type="float">
            <text:p>63625416937944.6</text:p>
          </table:table-cell>
          <table:table-cell table:style-name="ce14" table:formula="of:=([.W9]-[.W8])/1000" office:value-type="float" office:value="2.002546875" calcext:value-type="float">
            <text:p>2.0025</text:p>
          </table:table-cell>
          <table:table-cell table:style-name="ce7" table:formula="of:=[.X9]+[.Y8]" office:value-type="float" office:value="14.0028671875" calcext:value-type="float">
            <text:p>14.0029</text:p>
          </table:table-cell>
          <table:table-cell table:style-name="ce15" table:formula="of:=[.Y9]-2*([.$B9]-1)" office:value-type="float" office:value="0.0028671874999997" calcext:value-type="float">
            <text:p>0.0028671875</text:p>
          </table:table-cell>
          <table:table-cell table:style-name="Default" office:value-type="float" office:value="63625417414030.1" calcext:value-type="float">
            <text:p>63625417414030.1</text:p>
          </table:table-cell>
          <table:table-cell table:style-name="ce7" table:formula="of:=([.AA9]-[.AA8])/1000" office:value-type="float" office:value="2.0000078125" calcext:value-type="float">
            <text:p>2.0000</text:p>
          </table:table-cell>
          <table:table-cell table:style-name="ce7" table:formula="of:=[.AB9]+[.AC8]" office:value-type="float" office:value="14.000234375" calcext:value-type="float">
            <text:p>14.0002</text:p>
          </table:table-cell>
          <table:table-cell table:style-name="ce16" table:formula="of:=[.AC9]-2*([.$B9]-1)" office:value-type="float" office:value="0.000234374999999787" calcext:value-type="float">
            <text:p>0.000234375</text:p>
          </table:table-cell>
          <table:table-cell table:style-name="Default" office:value-type="float" office:value="63625417878993.4" calcext:value-type="float">
            <text:p>63625417878993.4</text:p>
          </table:table-cell>
          <table:table-cell table:style-name="ce7" table:formula="of:=([.AE9]-[.AE8])/1000" office:value-type="float" office:value="2.0002734375" calcext:value-type="float">
            <text:p>2.0003</text:p>
          </table:table-cell>
          <table:table-cell table:style-name="ce7" table:formula="of:=[.AF9]+[.AG8]" office:value-type="float" office:value="14.00065625" calcext:value-type="float">
            <text:p>14.0007</text:p>
          </table:table-cell>
          <table:table-cell table:style-name="ce17" table:formula="of:=[.AG9]-2*([.$B9]-1)" office:value-type="float" office:value="0.000656250000000469" calcext:value-type="float">
            <text:p>0.00065625</text:p>
          </table:table-cell>
          <table:table-cell table:style-name="Default" office:value-type="float" office:value="63625418350789.1" calcext:value-type="float">
            <text:p>63625418350789.1</text:p>
          </table:table-cell>
          <table:table-cell table:style-name="ce7" table:formula="of:=([.AI9]-[.AI8])/1000" office:value-type="float" office:value="1.998203125" calcext:value-type="float">
            <text:p>1.9982</text:p>
          </table:table-cell>
          <table:table-cell table:style-name="ce7" table:formula="of:=[.AJ9]+[.AK8]" office:value-type="float" office:value="14.001390625" calcext:value-type="float">
            <text:p>14.0014</text:p>
          </table:table-cell>
          <table:table-cell table:style-name="ce18" table:formula="of:=[.AK9]-2*([.$B9]-1)" office:value-type="float" office:value="0.00139062499999909" calcext:value-type="float">
            <text:p>0.001390625</text:p>
          </table:table-cell>
          <table:table-cell table:style-name="Default" office:value-type="float" office:value="63625418814470.9" calcext:value-type="float">
            <text:p>63625418814470.9</text:p>
          </table:table-cell>
          <table:table-cell table:style-name="ce19" table:formula="of:=([.AM9]-[.AM8])/1000" office:value-type="float" office:value="1.9978515625" calcext:value-type="float">
            <text:p>1.9979</text:p>
          </table:table-cell>
          <table:table-cell table:style-name="ce7" table:formula="of:=[.AN9]+[.AO8]" office:value-type="float" office:value="14.00059375" calcext:value-type="float">
            <text:p>14.0006</text:p>
          </table:table-cell>
          <table:table-cell table:style-name="ce20" table:formula="of:=[.AO9]-2*([.$B9]-1)" office:value-type="float" office:value="0.000593749999998394" calcext:value-type="float">
            <text:p>0.00059375</text:p>
          </table:table-cell>
          <table:table-cell table:style-name="Default" office:value-type="float" office:value="63625419284985" calcext:value-type="float">
            <text:p>63625419284985</text:p>
          </table:table-cell>
          <table:table-cell table:style-name="ce7" table:formula="of:=([.AQ9]-[.AQ8])/1000" office:value-type="float" office:value="1.9994375" calcext:value-type="float">
            <text:p>1.9994</text:p>
          </table:table-cell>
          <table:table-cell table:style-name="ce7" table:formula="of:=[.AR9]+[.AS8]" office:value-type="float" office:value="14.0005625" calcext:value-type="float">
            <text:p>14.0006</text:p>
          </table:table-cell>
          <table:table-cell table:style-name="ce21" table:formula="of:=[.AS9]-2*([.$B9]-1)" office:value-type="float" office:value="0.00056250000000091" calcext:value-type="float">
            <text:p>0.0005625</text:p>
          </table:table-cell>
          <table:table-cell table:style-name="Default" office:value-type="float" office:value="63625419769501.6" calcext:value-type="float">
            <text:p>63625419769501.6</text:p>
          </table:table-cell>
          <table:table-cell table:style-name="ce7" table:formula="of:=([.AU9]-[.AU8])/1000" office:value-type="float" office:value="2.0002109375" calcext:value-type="float">
            <text:p>2.0002</text:p>
          </table:table-cell>
          <table:table-cell table:style-name="ce7" table:formula="of:=[.AV9]+[.AW8]" office:value-type="float" office:value="14.0011328125" calcext:value-type="float">
            <text:p>14.0011</text:p>
          </table:table-cell>
          <table:table-cell table:style-name="ce22" table:formula="of:=[.AW9]-2*([.$B9]-1)" office:value-type="float" office:value="0.00113281249999986" calcext:value-type="float">
            <text:p>0.0011328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63625414535130.6" calcext:value-type="float">
            <text:p>63625414535130.6</text:p>
          </table:table-cell>
          <table:table-cell table:formula="of:=([.C10]-[.C9])/1000" office:value-type="float" office:value="1.9997734375" calcext:value-type="float">
            <text:p>1.9998</text:p>
          </table:table-cell>
          <table:table-cell table:formula="of:=[.D10]+[.E9]" office:value-type="float" office:value="16.000984375" calcext:value-type="float">
            <text:p>16.0010</text:p>
          </table:table-cell>
          <table:table-cell table:style-name="ce9" table:formula="of:=[.E10]-2*([.$B10]-1)" office:value-type="float" office:value="0.000984375000001592" calcext:value-type="float">
            <text:p>0.000984375</text:p>
          </table:table-cell>
          <table:table-cell table:style-name="Default" office:value-type="float" office:value="63625415021415.8" calcext:value-type="float">
            <text:p>63625415021415.8</text:p>
          </table:table-cell>
          <table:table-cell table:style-name="ce7" table:formula="of:=([.G10]-[.G9])/1000" office:value-type="float" office:value="1.99771875" calcext:value-type="float">
            <text:p>1.9977</text:p>
          </table:table-cell>
          <table:table-cell table:style-name="ce7" table:formula="of:=[.H10]+[.I9]" office:value-type="float" office:value="16.0005234375" calcext:value-type="float">
            <text:p>16.0005</text:p>
          </table:table-cell>
          <table:table-cell table:style-name="ce10" table:formula="of:=[.I10]-2*([.$B10]-1)" office:value-type="float" office:value="0.000523437500000057" calcext:value-type="float">
            <text:p>0.0005234375</text:p>
          </table:table-cell>
          <table:table-cell table:style-name="Default" office:value-type="float" office:value="63625415492528.6" calcext:value-type="float">
            <text:p>63625415492528.6</text:p>
          </table:table-cell>
          <table:table-cell table:style-name="ce7" table:formula="of:=([.K10]-[.K9])/1000" office:value-type="float" office:value="2.0012109375" calcext:value-type="float">
            <text:p>2.0012</text:p>
          </table:table-cell>
          <table:table-cell table:style-name="ce7" table:formula="of:=[.L10]+[.M9]" office:value-type="float" office:value="16.00159375" calcext:value-type="float">
            <text:p>16.0016</text:p>
          </table:table-cell>
          <table:table-cell table:style-name="ce11" table:formula="of:=[.M10]-2*([.$B10]-1)" office:value-type="float" office:value="0.00159374999999784" calcext:value-type="float">
            <text:p>0.00159375</text:p>
          </table:table-cell>
          <table:table-cell table:style-name="Default" office:value-type="float" office:value="63625415962937.5" calcext:value-type="float">
            <text:p>63625415962937.5</text:p>
          </table:table-cell>
          <table:table-cell table:style-name="ce7" table:formula="of:=([.O10]-[.O9])/1000" office:value-type="float" office:value="2.00025" calcext:value-type="float">
            <text:p>2.0003</text:p>
          </table:table-cell>
          <table:table-cell table:style-name="ce7" table:formula="of:=[.P10]+[.Q9]" office:value-type="float" office:value="16.0002109375" calcext:value-type="float">
            <text:p>16.0002</text:p>
          </table:table-cell>
          <table:table-cell table:style-name="ce12" table:formula="of:=[.Q10]-2*([.$B10]-1)" office:value-type="float" office:value="0.000210937500000341" calcext:value-type="float">
            <text:p>0.0002109375</text:p>
          </table:table-cell>
          <table:table-cell table:style-name="Default" office:value-type="float" office:value="63625416446612" calcext:value-type="float">
            <text:p>63625416446612</text:p>
          </table:table-cell>
          <table:table-cell table:style-name="ce7" table:formula="of:=([.S10]-[.S9])/1000" office:value-type="float" office:value="1.9985703125" calcext:value-type="float">
            <text:p>1.9986</text:p>
          </table:table-cell>
          <table:table-cell table:style-name="ce7" table:formula="of:=[.T10]+[.U9]" office:value-type="float" office:value="16.0004765625" calcext:value-type="float">
            <text:p>16.0005</text:p>
          </table:table-cell>
          <table:table-cell table:style-name="ce13" table:formula="of:=[.U10]-2*([.$B10]-1)" office:value-type="float" office:value="0.000476562499997613" calcext:value-type="float">
            <text:p>0.0004765625</text:p>
          </table:table-cell>
          <table:table-cell table:style-name="Default" office:value-type="float" office:value="63625416939941.8" calcext:value-type="float">
            <text:p>63625416939941.8</text:p>
          </table:table-cell>
          <table:table-cell table:style-name="ce14" table:formula="of:=([.W10]-[.W9])/1000" office:value-type="float" office:value="1.997265625" calcext:value-type="float">
            <text:p>1.9973</text:p>
          </table:table-cell>
          <table:table-cell table:style-name="ce7" table:formula="of:=[.X10]+[.Y9]" office:value-type="float" office:value="16.0001328125" calcext:value-type="float">
            <text:p>16.0001</text:p>
          </table:table-cell>
          <table:table-cell table:style-name="ce15" table:formula="of:=[.Y10]-2*([.$B10]-1)" office:value-type="float" office:value="0.000132812499998636" calcext:value-type="float">
            <text:p>0.0001328125</text:p>
          </table:table-cell>
          <table:table-cell table:style-name="Default" office:value-type="float" office:value="63625417416030.9" calcext:value-type="float">
            <text:p>63625417416030.9</text:p>
          </table:table-cell>
          <table:table-cell table:style-name="ce7" table:formula="of:=([.AA10]-[.AA9])/1000" office:value-type="float" office:value="2.0008671875" calcext:value-type="float">
            <text:p>2.0009</text:p>
          </table:table-cell>
          <table:table-cell table:style-name="ce7" table:formula="of:=[.AB10]+[.AC9]" office:value-type="float" office:value="16.0011015625" calcext:value-type="float">
            <text:p>16.0011</text:p>
          </table:table-cell>
          <table:table-cell table:style-name="ce16" table:formula="of:=[.AC10]-2*([.$B10]-1)" office:value-type="float" office:value="0.0011015625000006" calcext:value-type="float">
            <text:p>0.0011015625</text:p>
          </table:table-cell>
          <table:table-cell table:style-name="Default" office:value-type="float" office:value="63625417880993.4" calcext:value-type="float">
            <text:p>63625417880993.4</text:p>
          </table:table-cell>
          <table:table-cell table:style-name="ce7" table:formula="of:=([.AE10]-[.AE9])/1000" office:value-type="float" office:value="1.9999765625" calcext:value-type="float">
            <text:p>2.0000</text:p>
          </table:table-cell>
          <table:table-cell table:style-name="ce7" table:formula="of:=[.AF10]+[.AG9]" office:value-type="float" office:value="16.0006328125" calcext:value-type="float">
            <text:p>16.0006</text:p>
          </table:table-cell>
          <table:table-cell table:style-name="ce17" table:formula="of:=[.AG10]-2*([.$B10]-1)" office:value-type="float" office:value="0.000632812500001023" calcext:value-type="float">
            <text:p>0.0006328125</text:p>
          </table:table-cell>
          <table:table-cell table:style-name="Default" office:value-type="float" office:value="63625418352787.9" calcext:value-type="float">
            <text:p>63625418352787.9</text:p>
          </table:table-cell>
          <table:table-cell table:style-name="ce7" table:formula="of:=([.AI10]-[.AI9])/1000" office:value-type="float" office:value="1.9988359375" calcext:value-type="float">
            <text:p>1.9988</text:p>
          </table:table-cell>
          <table:table-cell table:style-name="ce7" table:formula="of:=[.AJ10]+[.AK9]" office:value-type="float" office:value="16.0002265625" calcext:value-type="float">
            <text:p>16.0002</text:p>
          </table:table-cell>
          <table:table-cell table:style-name="ce18" table:formula="of:=[.AK10]-2*([.$B10]-1)" office:value-type="float" office:value="0.000226562499999972" calcext:value-type="float">
            <text:p>0.0002265625</text:p>
          </table:table-cell>
          <table:table-cell table:style-name="Default" office:value-type="float" office:value="63625418816471.3" calcext:value-type="float">
            <text:p>63625418816471.3</text:p>
          </table:table-cell>
          <table:table-cell table:style-name="ce19" table:formula="of:=([.AM10]-[.AM9])/1000" office:value-type="float" office:value="2.000421875" calcext:value-type="float">
            <text:p>2.0004</text:p>
          </table:table-cell>
          <table:table-cell table:style-name="ce7" table:formula="of:=[.AN10]+[.AO9]" office:value-type="float" office:value="16.001015625" calcext:value-type="float">
            <text:p>16.0010</text:p>
          </table:table-cell>
          <table:table-cell table:style-name="ce20" table:formula="of:=[.AO10]-2*([.$B10]-1)" office:value-type="float" office:value="0.0010156249999973" calcext:value-type="float">
            <text:p>0.001015625</text:p>
          </table:table-cell>
          <table:table-cell table:style-name="Default" office:value-type="float" office:value="63625419286985.1" calcext:value-type="float">
            <text:p>63625419286985.1</text:p>
          </table:table-cell>
          <table:table-cell table:style-name="ce7" table:formula="of:=([.AQ10]-[.AQ9])/1000" office:value-type="float" office:value="2.000046875" calcext:value-type="float">
            <text:p>2.0000</text:p>
          </table:table-cell>
          <table:table-cell table:style-name="ce7" table:formula="of:=[.AR10]+[.AS9]" office:value-type="float" office:value="16.000609375" calcext:value-type="float">
            <text:p>16.0006</text:p>
          </table:table-cell>
          <table:table-cell table:style-name="ce21" table:formula="of:=[.AS10]-2*([.$B10]-1)" office:value-type="float" office:value="0.000609374999999801" calcext:value-type="float">
            <text:p>0.000609375</text:p>
          </table:table-cell>
          <table:table-cell table:style-name="Default" office:value-type="float" office:value="63625419771501.7" calcext:value-type="float">
            <text:p>63625419771501.7</text:p>
          </table:table-cell>
          <table:table-cell table:style-name="ce7" table:formula="of:=([.AU10]-[.AU9])/1000" office:value-type="float" office:value="2.000109375" calcext:value-type="float">
            <text:p>2.0001</text:p>
          </table:table-cell>
          <table:table-cell table:style-name="ce7" table:formula="of:=[.AV10]+[.AW9]" office:value-type="float" office:value="16.0012421875" calcext:value-type="float">
            <text:p>16.0012</text:p>
          </table:table-cell>
          <table:table-cell table:style-name="ce22" table:formula="of:=[.AW10]-2*([.$B10]-1)" office:value-type="float" office:value="0.00124218750000082" calcext:value-type="float">
            <text:p>0.0012421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63625414537131.1" calcext:value-type="float">
            <text:p>63625414537131.1</text:p>
          </table:table-cell>
          <table:table-cell table:formula="of:=([.C11]-[.C10])/1000" office:value-type="float" office:value="2.000546875" calcext:value-type="float">
            <text:p>2.0005</text:p>
          </table:table-cell>
          <table:table-cell table:formula="of:=[.D11]+[.E10]" office:value-type="float" office:value="18.00153125" calcext:value-type="float">
            <text:p>18.0015</text:p>
          </table:table-cell>
          <table:table-cell table:style-name="ce9" table:formula="of:=[.E11]-2*([.$B11]-1)" office:value-type="float" office:value="0.00153125000000287" calcext:value-type="float">
            <text:p>0.00153125</text:p>
          </table:table-cell>
          <table:table-cell table:style-name="Default" office:value-type="float" office:value="63625415023415.7" calcext:value-type="float">
            <text:p>63625415023415.7</text:p>
          </table:table-cell>
          <table:table-cell table:style-name="ce7" table:formula="of:=([.G11]-[.G10])/1000" office:value-type="float" office:value="1.9998828125" calcext:value-type="float">
            <text:p>1.9999</text:p>
          </table:table-cell>
          <table:table-cell table:style-name="ce7" table:formula="of:=[.H11]+[.I10]" office:value-type="float" office:value="18.00040625" calcext:value-type="float">
            <text:p>18.0004</text:p>
          </table:table-cell>
          <table:table-cell table:style-name="ce10" table:formula="of:=[.I11]-2*([.$B11]-1)" office:value-type="float" office:value="0.000406250000001052" calcext:value-type="float">
            <text:p>0.00040625</text:p>
          </table:table-cell>
          <table:table-cell table:style-name="Default" office:value-type="float" office:value="63625415494527.7" calcext:value-type="float">
            <text:p>63625415494527.7</text:p>
          </table:table-cell>
          <table:table-cell table:style-name="ce7" table:formula="of:=([.K11]-[.K10])/1000" office:value-type="float" office:value="1.9990859375" calcext:value-type="float">
            <text:p>1.9991</text:p>
          </table:table-cell>
          <table:table-cell table:style-name="ce7" table:formula="of:=[.L11]+[.M10]" office:value-type="float" office:value="18.0006796875" calcext:value-type="float">
            <text:p>18.0007</text:p>
          </table:table-cell>
          <table:table-cell table:style-name="ce11" table:formula="of:=[.M11]-2*([.$B11]-1)" office:value-type="float" office:value="0.000679687499996362" calcext:value-type="float">
            <text:p>0.0006796875</text:p>
          </table:table-cell>
          <table:table-cell table:style-name="Default" office:value-type="float" office:value="63625415964939" calcext:value-type="float">
            <text:p>63625415964939</text:p>
          </table:table-cell>
          <table:table-cell table:style-name="ce7" table:formula="of:=([.O11]-[.O10])/1000" office:value-type="float" office:value="2.0015703125" calcext:value-type="float">
            <text:p>2.0016</text:p>
          </table:table-cell>
          <table:table-cell table:style-name="ce7" table:formula="of:=[.P11]+[.Q10]" office:value-type="float" office:value="18.00178125" calcext:value-type="float">
            <text:p>18.0018</text:p>
          </table:table-cell>
          <table:table-cell table:style-name="ce12" table:formula="of:=[.Q11]-2*([.$B11]-1)" office:value-type="float" office:value="0.00178125000000051" calcext:value-type="float">
            <text:p>0.00178125</text:p>
          </table:table-cell>
          <table:table-cell table:style-name="Default" office:value-type="float" office:value="63625416448611.5" calcext:value-type="float">
            <text:p>63625416448611.5</text:p>
          </table:table-cell>
          <table:table-cell table:style-name="ce7" table:formula="of:=([.S11]-[.S10])/1000" office:value-type="float" office:value="1.9995078125" calcext:value-type="float">
            <text:p>1.9995</text:p>
          </table:table-cell>
          <table:table-cell table:style-name="ce7" table:formula="of:=[.T11]+[.U10]" office:value-type="float" office:value="17.999984375" calcext:value-type="float">
            <text:p>18.0000</text:p>
          </table:table-cell>
          <table:table-cell table:style-name="ce13" table:formula="of:=[.U11]-2*([.$B11]-1)" office:value-type="float" office:value="-0.0000156250000031832" calcext:value-type="float">
            <text:p>-0.000015625</text:p>
          </table:table-cell>
          <table:table-cell table:style-name="Default" office:value-type="float" office:value="63625416941943.5" calcext:value-type="float">
            <text:p>63625416941943.5</text:p>
          </table:table-cell>
          <table:table-cell table:style-name="ce14" table:formula="of:=([.W11]-[.W10])/1000" office:value-type="float" office:value="2.001703125" calcext:value-type="float">
            <text:p>2.0017</text:p>
          </table:table-cell>
          <table:table-cell table:style-name="ce7" table:formula="of:=[.X11]+[.Y10]" office:value-type="float" office:value="18.0018359375" calcext:value-type="float">
            <text:p>18.0018</text:p>
          </table:table-cell>
          <table:table-cell table:style-name="ce15" table:formula="of:=[.Y11]-2*([.$B11]-1)" office:value-type="float" office:value="0.00183593749999744" calcext:value-type="float">
            <text:p>0.0018359375</text:p>
          </table:table-cell>
          <table:table-cell table:style-name="Default" office:value-type="float" office:value="63625417418029.7" calcext:value-type="float">
            <text:p>63625417418029.7</text:p>
          </table:table-cell>
          <table:table-cell table:style-name="ce7" table:formula="of:=([.AA11]-[.AA10])/1000" office:value-type="float" office:value="1.9987421875" calcext:value-type="float">
            <text:p>1.9987</text:p>
          </table:table-cell>
          <table:table-cell table:style-name="ce7" table:formula="of:=[.AB11]+[.AC10]" office:value-type="float" office:value="17.99984375" calcext:value-type="float">
            <text:p>17.9998</text:p>
          </table:table-cell>
          <table:table-cell table:style-name="ce16" table:formula="of:=[.AC11]-2*([.$B11]-1)" office:value-type="float" office:value="-0.000156249999999858" calcext:value-type="float">
            <text:p>-0.00015625</text:p>
          </table:table-cell>
          <table:table-cell table:style-name="Default" office:value-type="float" office:value="63625417882993" calcext:value-type="float">
            <text:p>63625417882993</text:p>
          </table:table-cell>
          <table:table-cell table:style-name="ce7" table:formula="of:=([.AE11]-[.AE10])/1000" office:value-type="float" office:value="1.9995625" calcext:value-type="float">
            <text:p>1.9996</text:p>
          </table:table-cell>
          <table:table-cell table:style-name="ce7" table:formula="of:=[.AF11]+[.AG10]" office:value-type="float" office:value="18.0001953125" calcext:value-type="float">
            <text:p>18.0002</text:p>
          </table:table-cell>
          <table:table-cell table:style-name="ce17" table:formula="of:=[.AG11]-2*([.$B11]-1)" office:value-type="float" office:value="0.000195312500000711" calcext:value-type="float">
            <text:p>0.0001953125</text:p>
          </table:table-cell>
          <table:table-cell table:style-name="Default" office:value-type="float" office:value="63625418354789.3" calcext:value-type="float">
            <text:p>63625418354789.3</text:p>
          </table:table-cell>
          <table:table-cell table:style-name="ce7" table:formula="of:=([.AI11]-[.AI10])/1000" office:value-type="float" office:value="2.001359375" calcext:value-type="float">
            <text:p>2.0014</text:p>
          </table:table-cell>
          <table:table-cell table:style-name="ce7" table:formula="of:=[.AJ11]+[.AK10]" office:value-type="float" office:value="18.0015859375" calcext:value-type="float">
            <text:p>18.0016</text:p>
          </table:table-cell>
          <table:table-cell table:style-name="ce18" table:formula="of:=[.AK11]-2*([.$B11]-1)" office:value-type="float" office:value="0.0015859374999998" calcext:value-type="float">
            <text:p>0.0015859375</text:p>
          </table:table-cell>
          <table:table-cell table:style-name="Default" office:value-type="float" office:value="63625418818470.6" calcext:value-type="float">
            <text:p>63625418818470.6</text:p>
          </table:table-cell>
          <table:table-cell table:style-name="ce19" table:formula="of:=([.AM11]-[.AM10])/1000" office:value-type="float" office:value="1.99928125" calcext:value-type="float">
            <text:p>1.9993</text:p>
          </table:table-cell>
          <table:table-cell table:style-name="ce7" table:formula="of:=[.AN11]+[.AO10]" office:value-type="float" office:value="18.000296875" calcext:value-type="float">
            <text:p>18.0003</text:p>
          </table:table-cell>
          <table:table-cell table:style-name="ce20" table:formula="of:=[.AO11]-2*([.$B11]-1)" office:value-type="float" office:value="0.000296874999996533" calcext:value-type="float">
            <text:p>0.000296875</text:p>
          </table:table-cell>
          <table:table-cell table:style-name="Default" office:value-type="float" office:value="63625419288984.3" calcext:value-type="float">
            <text:p>63625419288984.3</text:p>
          </table:table-cell>
          <table:table-cell table:style-name="ce7" table:formula="of:=([.AQ11]-[.AQ10])/1000" office:value-type="float" office:value="1.9991796875" calcext:value-type="float">
            <text:p>1.9992</text:p>
          </table:table-cell>
          <table:table-cell table:style-name="ce7" table:formula="of:=[.AR11]+[.AS10]" office:value-type="float" office:value="17.9997890625" calcext:value-type="float">
            <text:p>17.9998</text:p>
          </table:table-cell>
          <table:table-cell table:style-name="ce21" table:formula="of:=[.AS11]-2*([.$B11]-1)" office:value-type="float" office:value="-0.000210937500000341" calcext:value-type="float">
            <text:p>-0.0002109375</text:p>
          </table:table-cell>
          <table:table-cell table:style-name="Default" office:value-type="float" office:value="63625419773501.8" calcext:value-type="float">
            <text:p>63625419773501.8</text:p>
          </table:table-cell>
          <table:table-cell table:style-name="ce7" table:formula="of:=([.AU11]-[.AU10])/1000" office:value-type="float" office:value="2.000078125" calcext:value-type="float">
            <text:p>2.0001</text:p>
          </table:table-cell>
          <table:table-cell table:style-name="ce7" table:formula="of:=[.AV11]+[.AW10]" office:value-type="float" office:value="18.0013203125" calcext:value-type="float">
            <text:p>18.0013</text:p>
          </table:table-cell>
          <table:table-cell table:style-name="ce22" table:formula="of:=[.AW11]-2*([.$B11]-1)" office:value-type="float" office:value="0.00132031249999898" calcext:value-type="float">
            <text:p>0.0013203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63625414539130.7" calcext:value-type="float">
            <text:p>63625414539130.7</text:p>
          </table:table-cell>
          <table:table-cell table:formula="of:=([.C12]-[.C11])/1000" office:value-type="float" office:value="1.9996328125" calcext:value-type="float">
            <text:p>1.9996</text:p>
          </table:table-cell>
          <table:table-cell table:formula="of:=[.D12]+[.E11]" office:value-type="float" office:value="20.0011640625" calcext:value-type="float">
            <text:p>20.0012</text:p>
          </table:table-cell>
          <table:table-cell table:style-name="ce9" table:formula="of:=[.E12]-2*([.$B12]-1)" office:value-type="float" office:value="0.00116406250000267" calcext:value-type="float">
            <text:p>0.0011640625</text:p>
          </table:table-cell>
          <table:table-cell table:style-name="Default" office:value-type="float" office:value="63625415025415.6" calcext:value-type="float">
            <text:p>63625415025415.6</text:p>
          </table:table-cell>
          <table:table-cell table:style-name="ce7" table:formula="of:=([.G12]-[.G11])/1000" office:value-type="float" office:value="1.99990625" calcext:value-type="float">
            <text:p>1.9999</text:p>
          </table:table-cell>
          <table:table-cell table:style-name="ce7" table:formula="of:=[.H12]+[.I11]" office:value-type="float" office:value="20.0003125" calcext:value-type="float">
            <text:p>20.0003</text:p>
          </table:table-cell>
          <table:table-cell table:style-name="ce10" table:formula="of:=[.I12]-2*([.$B12]-1)" office:value-type="float" office:value="0.000312499999999716" calcext:value-type="float">
            <text:p>0.0003125</text:p>
          </table:table-cell>
          <table:table-cell table:style-name="Default" office:value-type="float" office:value="63625415496526.7" calcext:value-type="float">
            <text:p>63625415496526.7</text:p>
          </table:table-cell>
          <table:table-cell table:style-name="ce7" table:formula="of:=([.K12]-[.K11])/1000" office:value-type="float" office:value="1.9990546875" calcext:value-type="float">
            <text:p>1.9991</text:p>
          </table:table-cell>
          <table:table-cell table:style-name="ce7" table:formula="of:=[.L12]+[.M11]" office:value-type="float" office:value="19.999734375" calcext:value-type="float">
            <text:p>19.9997</text:p>
          </table:table-cell>
          <table:table-cell table:style-name="ce11" table:formula="of:=[.M12]-2*([.$B12]-1)" office:value-type="float" office:value="-0.000265625000004377" calcext:value-type="float">
            <text:p>-0.000265625</text:p>
          </table:table-cell>
          <table:table-cell table:style-name="Default" office:value-type="float" office:value="63625415966937.5" calcext:value-type="float">
            <text:p>63625415966937.5</text:p>
          </table:table-cell>
          <table:table-cell table:style-name="ce7" table:formula="of:=([.O12]-[.O11])/1000" office:value-type="float" office:value="1.9984453125" calcext:value-type="float">
            <text:p>1.9984</text:p>
          </table:table-cell>
          <table:table-cell table:style-name="ce7" table:formula="of:=[.P12]+[.Q11]" office:value-type="float" office:value="20.0002265625" calcext:value-type="float">
            <text:p>20.0002</text:p>
          </table:table-cell>
          <table:table-cell table:style-name="ce12" table:formula="of:=[.Q12]-2*([.$B12]-1)" office:value-type="float" office:value="0.000226562499999972" calcext:value-type="float">
            <text:p>0.0002265625</text:p>
          </table:table-cell>
          <table:table-cell table:style-name="Default" office:value-type="float" office:value="63625416450612.4" calcext:value-type="float">
            <text:p>63625416450612.4</text:p>
          </table:table-cell>
          <table:table-cell table:style-name="ce7" table:formula="of:=([.S12]-[.S11])/1000" office:value-type="float" office:value="2.000984375" calcext:value-type="float">
            <text:p>2.0010</text:p>
          </table:table-cell>
          <table:table-cell table:style-name="ce7" table:formula="of:=[.T12]+[.U11]" office:value-type="float" office:value="20.00096875" calcext:value-type="float">
            <text:p>20.0010</text:p>
          </table:table-cell>
          <table:table-cell table:style-name="ce13" table:formula="of:=[.U12]-2*([.$B12]-1)" office:value-type="float" office:value="0.000968749999998408" calcext:value-type="float">
            <text:p>0.00096875</text:p>
          </table:table-cell>
          <table:table-cell table:style-name="Default" office:value-type="float" office:value="63625416943942.9" calcext:value-type="float">
            <text:p>63625416943942.9</text:p>
          </table:table-cell>
          <table:table-cell table:style-name="ce14" table:formula="of:=([.W12]-[.W11])/1000" office:value-type="float" office:value="1.9993984375" calcext:value-type="float">
            <text:p>1.9994</text:p>
          </table:table-cell>
          <table:table-cell table:style-name="ce7" table:formula="of:=[.X12]+[.Y11]" office:value-type="float" office:value="20.001234375" calcext:value-type="float">
            <text:p>20.0012</text:p>
          </table:table-cell>
          <table:table-cell table:style-name="ce15" table:formula="of:=[.Y12]-2*([.$B12]-1)" office:value-type="float" office:value="0.00123437499999568" calcext:value-type="float">
            <text:p>0.001234375</text:p>
          </table:table-cell>
          <table:table-cell table:style-name="Default" office:value-type="float" office:value="63625417420030.5" calcext:value-type="float">
            <text:p>63625417420030.5</text:p>
          </table:table-cell>
          <table:table-cell table:style-name="ce7" table:formula="of:=([.AA12]-[.AA11])/1000" office:value-type="float" office:value="2.00078125" calcext:value-type="float">
            <text:p>2.0008</text:p>
          </table:table-cell>
          <table:table-cell table:style-name="ce7" table:formula="of:=[.AB12]+[.AC11]" office:value-type="float" office:value="20.000625" calcext:value-type="float">
            <text:p>20.0006</text:p>
          </table:table-cell>
          <table:table-cell table:style-name="ce16" table:formula="of:=[.AC12]-2*([.$B12]-1)" office:value-type="float" office:value="0.000624999999999432" calcext:value-type="float">
            <text:p>0.000625</text:p>
          </table:table-cell>
          <table:table-cell table:style-name="Default" office:value-type="float" office:value="63625417884995.1" calcext:value-type="float">
            <text:p>63625417884995.1</text:p>
          </table:table-cell>
          <table:table-cell table:style-name="ce7" table:formula="of:=([.AE12]-[.AE11])/1000" office:value-type="float" office:value="2.00209375" calcext:value-type="float">
            <text:p>2.0021</text:p>
          </table:table-cell>
          <table:table-cell table:style-name="ce7" table:formula="of:=[.AF12]+[.AG11]" office:value-type="float" office:value="20.0022890625" calcext:value-type="float">
            <text:p>20.0023</text:p>
          </table:table-cell>
          <table:table-cell table:style-name="ce17" table:formula="of:=[.AG12]-2*([.$B12]-1)" office:value-type="float" office:value="0.00228906250000094" calcext:value-type="float">
            <text:p>0.0022890625</text:p>
          </table:table-cell>
          <table:table-cell table:style-name="Default" office:value-type="float" office:value="63625418356788.8" calcext:value-type="float">
            <text:p>63625418356788.8</text:p>
          </table:table-cell>
          <table:table-cell table:style-name="ce7" table:formula="of:=([.AI12]-[.AI11])/1000" office:value-type="float" office:value="1.99946875" calcext:value-type="float">
            <text:p>1.9995</text:p>
          </table:table-cell>
          <table:table-cell table:style-name="ce7" table:formula="of:=[.AJ12]+[.AK11]" office:value-type="float" office:value="20.0010546875" calcext:value-type="float">
            <text:p>20.0011</text:p>
          </table:table-cell>
          <table:table-cell table:style-name="ce18" table:formula="of:=[.AK12]-2*([.$B12]-1)" office:value-type="float" office:value="0.00105468749999815" calcext:value-type="float">
            <text:p>0.0010546875</text:p>
          </table:table-cell>
          <table:table-cell table:style-name="Default" office:value-type="float" office:value="63625418820470.4" calcext:value-type="float">
            <text:p>63625418820470.4</text:p>
          </table:table-cell>
          <table:table-cell table:style-name="ce19" table:formula="of:=([.AM12]-[.AM11])/1000" office:value-type="float" office:value="1.99975" calcext:value-type="float">
            <text:p>1.9998</text:p>
          </table:table-cell>
          <table:table-cell table:style-name="ce7" table:formula="of:=[.AN12]+[.AO11]" office:value-type="float" office:value="20.000046875" calcext:value-type="float">
            <text:p>20.0000</text:p>
          </table:table-cell>
          <table:table-cell table:style-name="ce20" table:formula="of:=[.AO12]-2*([.$B12]-1)" office:value-type="float" office:value="0.0000468749999953388" calcext:value-type="float">
            <text:p>0.000046875</text:p>
          </table:table-cell>
          <table:table-cell table:style-name="Default" office:value-type="float" office:value="63625419290987.1" calcext:value-type="float">
            <text:p>63625419290987.1</text:p>
          </table:table-cell>
          <table:table-cell table:style-name="ce7" table:formula="of:=([.AQ12]-[.AQ11])/1000" office:value-type="float" office:value="2.002859375" calcext:value-type="float">
            <text:p>2.0029</text:p>
          </table:table-cell>
          <table:table-cell table:style-name="ce7" table:formula="of:=[.AR12]+[.AS11]" office:value-type="float" office:value="20.0026484375" calcext:value-type="float">
            <text:p>20.0026</text:p>
          </table:table-cell>
          <table:table-cell table:style-name="ce21" table:formula="of:=[.AS12]-2*([.$B12]-1)" office:value-type="float" office:value="0.00264843749999955" calcext:value-type="float">
            <text:p>0.0026484375</text:p>
          </table:table-cell>
          <table:table-cell table:style-name="Default" office:value-type="float" office:value="63625419775500.5" calcext:value-type="float">
            <text:p>63625419775500.5</text:p>
          </table:table-cell>
          <table:table-cell table:style-name="ce7" table:formula="of:=([.AU12]-[.AU11])/1000" office:value-type="float" office:value="1.9987109375" calcext:value-type="float">
            <text:p>1.9987</text:p>
          </table:table-cell>
          <table:table-cell table:style-name="ce7" table:formula="of:=[.AV12]+[.AW11]" office:value-type="float" office:value="20.00003125" calcext:value-type="float">
            <text:p>20.0000</text:p>
          </table:table-cell>
          <table:table-cell table:style-name="ce22" table:formula="of:=[.AW12]-2*([.$B12]-1)" office:value-type="float" office:value="0.000031249999999261" calcext:value-type="float">
            <text:p>0.00003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test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63625414541133" calcext:value-type="float">
            <text:p>63625414541133</text:p>
          </table:table-cell>
          <table:table-cell table:formula="of:=([.C13]-[.C12])/1000" office:value-type="float" office:value="2.002203125" calcext:value-type="float">
            <text:p>2.0022</text:p>
          </table:table-cell>
          <table:table-cell table:formula="of:=[.D13]+[.E12]" office:value-type="float" office:value="22.0033671875" calcext:value-type="float">
            <text:p>22.0034</text:p>
          </table:table-cell>
          <table:table-cell table:style-name="ce9" table:formula="of:=[.E13]-2*([.$B13]-1)" office:value-type="float" office:value="0.00336718750000387" calcext:value-type="float">
            <text:p>0.0033671875</text:p>
          </table:table-cell>
          <table:table-cell table:style-name="Default" office:value-type="float" office:value="63625415027416.3" calcext:value-type="float">
            <text:p>63625415027416.3</text:p>
          </table:table-cell>
          <table:table-cell table:style-name="ce7" table:formula="of:=([.G13]-[.G12])/1000" office:value-type="float" office:value="2.0006796875" calcext:value-type="float">
            <text:p>2.0007</text:p>
          </table:table-cell>
          <table:table-cell table:style-name="ce7" table:formula="of:=[.H13]+[.I12]" office:value-type="float" office:value="22.0009921875" calcext:value-type="float">
            <text:p>22.0010</text:p>
          </table:table-cell>
          <table:table-cell table:style-name="ce10" table:formula="of:=[.I13]-2*([.$B13]-1)" office:value-type="float" office:value="0.000992187499999631" calcext:value-type="float">
            <text:p>0.0009921875</text:p>
          </table:table-cell>
          <table:table-cell table:style-name="Default" office:value-type="float" office:value="63625415498530" calcext:value-type="float">
            <text:p>63625415498530</text:p>
          </table:table-cell>
          <table:table-cell table:style-name="ce7" table:formula="of:=([.K13]-[.K12])/1000" office:value-type="float" office:value="2.0032734375" calcext:value-type="float">
            <text:p>2.0033</text:p>
          </table:table-cell>
          <table:table-cell table:style-name="ce7" table:formula="of:=[.L13]+[.M12]" office:value-type="float" office:value="22.0030078125" calcext:value-type="float">
            <text:p>22.0030</text:p>
          </table:table-cell>
          <table:table-cell table:style-name="ce11" table:formula="of:=[.M13]-2*([.$B13]-1)" office:value-type="float" office:value="0.0030078124999946" calcext:value-type="float">
            <text:p>0.0030078125</text:p>
          </table:table-cell>
          <table:table-cell table:style-name="Default" office:value-type="float" office:value="63625415968939.6" calcext:value-type="float">
            <text:p>63625415968939.6</text:p>
          </table:table-cell>
          <table:table-cell table:style-name="ce7" table:formula="of:=([.O13]-[.O12])/1000" office:value-type="float" office:value="2.0020859375" calcext:value-type="float">
            <text:p>2.0021</text:p>
          </table:table-cell>
          <table:table-cell table:style-name="ce7" table:formula="of:=[.P13]+[.Q12]" office:value-type="float" office:value="22.0023125" calcext:value-type="float">
            <text:p>22.0023</text:p>
          </table:table-cell>
          <table:table-cell table:style-name="ce12" table:formula="of:=[.Q13]-2*([.$B13]-1)" office:value-type="float" office:value="0.00231249999999861" calcext:value-type="float">
            <text:p>0.0023125</text:p>
          </table:table-cell>
          <table:table-cell table:style-name="Default" office:value-type="float" office:value="63625416452612.8" calcext:value-type="float">
            <text:p>63625416452612.8</text:p>
          </table:table-cell>
          <table:table-cell table:style-name="ce7" table:formula="of:=([.S13]-[.S12])/1000" office:value-type="float" office:value="2.0003203125" calcext:value-type="float">
            <text:p>2.0003</text:p>
          </table:table-cell>
          <table:table-cell table:style-name="ce7" table:formula="of:=[.T13]+[.U12]" office:value-type="float" office:value="22.0012890625" calcext:value-type="float">
            <text:p>22.0013</text:p>
          </table:table-cell>
          <table:table-cell table:style-name="ce13" table:formula="of:=[.U13]-2*([.$B13]-1)" office:value-type="float" office:value="0.00128906249999972" calcext:value-type="float">
            <text:p>0.0012890625</text:p>
          </table:table-cell>
          <table:table-cell table:style-name="Default" office:value-type="float" office:value="63625416945941.1" calcext:value-type="float">
            <text:p>63625416945941.1</text:p>
          </table:table-cell>
          <table:table-cell table:style-name="ce14" table:formula="of:=([.W13]-[.W12])/1000" office:value-type="float" office:value="1.9981640625" calcext:value-type="float">
            <text:p>1.9982</text:p>
          </table:table-cell>
          <table:table-cell table:style-name="ce7" table:formula="of:=[.X13]+[.Y12]" office:value-type="float" office:value="21.9993984375" calcext:value-type="float">
            <text:p>21.9994</text:p>
          </table:table-cell>
          <table:table-cell table:style-name="ce15" table:formula="of:=[.Y13]-2*([.$B13]-1)" office:value-type="float" office:value="-0.000601562500005315" calcext:value-type="float">
            <text:p>-0.0006015625</text:p>
          </table:table-cell>
          <table:table-cell table:style-name="Default" office:value-type="float" office:value="63625417422030.1" calcext:value-type="float">
            <text:p>63625417422030.1</text:p>
          </table:table-cell>
          <table:table-cell table:style-name="ce7" table:formula="of:=([.AA13]-[.AA12])/1000" office:value-type="float" office:value="1.9996171875" calcext:value-type="float">
            <text:p>1.9996</text:p>
          </table:table-cell>
          <table:table-cell table:style-name="ce7" table:formula="of:=[.AB13]+[.AC12]" office:value-type="float" office:value="22.0002421875" calcext:value-type="float">
            <text:p>22.0002</text:p>
          </table:table-cell>
          <table:table-cell table:style-name="ce16" table:formula="of:=[.AC13]-2*([.$B13]-1)" office:value-type="float" office:value="0.000242187499999602" calcext:value-type="float">
            <text:p>0.0002421875</text:p>
          </table:table-cell>
          <table:table-cell table:style-name="Default" office:value-type="float" office:value="63625417886994.8" calcext:value-type="float">
            <text:p>63625417886994.8</text:p>
          </table:table-cell>
          <table:table-cell table:style-name="ce7" table:formula="of:=([.AE13]-[.AE12])/1000" office:value-type="float" office:value="1.99975" calcext:value-type="float">
            <text:p>1.9998</text:p>
          </table:table-cell>
          <table:table-cell table:style-name="ce7" table:formula="of:=[.AF13]+[.AG12]" office:value-type="float" office:value="22.0020390625" calcext:value-type="float">
            <text:p>22.0020</text:p>
          </table:table-cell>
          <table:table-cell table:style-name="ce17" table:formula="of:=[.AG13]-2*([.$B13]-1)" office:value-type="float" office:value="0.00203906249999974" calcext:value-type="float">
            <text:p>0.0020390625</text:p>
          </table:table-cell>
          <table:table-cell table:style-name="Default" office:value-type="float" office:value="63625418358790.6" calcext:value-type="float">
            <text:p>63625418358790.6</text:p>
          </table:table-cell>
          <table:table-cell table:style-name="ce7" table:formula="of:=([.AI13]-[.AI12])/1000" office:value-type="float" office:value="2.0018203125" calcext:value-type="float">
            <text:p>2.0018</text:p>
          </table:table-cell>
          <table:table-cell table:style-name="ce7" table:formula="of:=[.AJ13]+[.AK12]" office:value-type="float" office:value="22.002875" calcext:value-type="float">
            <text:p>22.0029</text:p>
          </table:table-cell>
          <table:table-cell table:style-name="ce18" table:formula="of:=[.AK13]-2*([.$B13]-1)" office:value-type="float" office:value="0.00287499999999952" calcext:value-type="float">
            <text:p>0.002875</text:p>
          </table:table-cell>
          <table:table-cell table:style-name="Default" office:value-type="float" office:value="63625418822471.2" calcext:value-type="float">
            <text:p>63625418822471.2</text:p>
          </table:table-cell>
          <table:table-cell table:style-name="ce19" table:formula="of:=([.AM13]-[.AM12])/1000" office:value-type="float" office:value="2.0008671875" calcext:value-type="float">
            <text:p>2.0009</text:p>
          </table:table-cell>
          <table:table-cell table:style-name="ce7" table:formula="of:=[.AN13]+[.AO12]" office:value-type="float" office:value="22.0009140625" calcext:value-type="float">
            <text:p>22.0009</text:p>
          </table:table-cell>
          <table:table-cell table:style-name="ce20" table:formula="of:=[.AO13]-2*([.$B13]-1)" office:value-type="float" office:value="0.000914062499994373" calcext:value-type="float">
            <text:p>0.0009140625</text:p>
          </table:table-cell>
          <table:table-cell table:style-name="Default" office:value-type="float" office:value="63625419292985.8" calcext:value-type="float">
            <text:p>63625419292985.8</text:p>
          </table:table-cell>
          <table:table-cell table:style-name="ce7" table:formula="of:=([.AQ13]-[.AQ12])/1000" office:value-type="float" office:value="1.998734375" calcext:value-type="float">
            <text:p>1.9987</text:p>
          </table:table-cell>
          <table:table-cell table:style-name="ce7" table:formula="of:=[.AR13]+[.AS12]" office:value-type="float" office:value="22.0013828125" calcext:value-type="float">
            <text:p>22.0014</text:p>
          </table:table-cell>
          <table:table-cell table:style-name="ce21" table:formula="of:=[.AS13]-2*([.$B13]-1)" office:value-type="float" office:value="0.00138281250000105" calcext:value-type="float">
            <text:p>0.0013828125</text:p>
          </table:table-cell>
          <table:table-cell table:style-name="Default" office:value-type="float" office:value="63625419777502.5" calcext:value-type="float">
            <text:p>63625419777502.5</text:p>
          </table:table-cell>
          <table:table-cell table:style-name="ce7" table:formula="of:=([.AU13]-[.AU12])/1000" office:value-type="float" office:value="2.0020625" calcext:value-type="float">
            <text:p>2.0021</text:p>
          </table:table-cell>
          <table:table-cell table:style-name="ce7" table:formula="of:=[.AV13]+[.AW12]" office:value-type="float" office:value="22.00209375" calcext:value-type="float">
            <text:p>22.0021</text:p>
          </table:table-cell>
          <table:table-cell table:style-name="ce22" table:formula="of:=[.AW13]-2*([.$B13]-1)" office:value-type="float" office:value="0.00209375000000023" calcext:value-type="float">
            <text:p>0.00209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eedback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63625414543132.1" calcext:value-type="float">
            <text:p>63625414543132.1</text:p>
          </table:table-cell>
          <table:table-cell table:formula="of:=([.C14]-[.C13])/1000" office:value-type="float" office:value="1.9991015625" calcext:value-type="float">
            <text:p>1.9991</text:p>
          </table:table-cell>
          <table:table-cell table:formula="of:=[.D14]+[.E13]" office:value-type="float" office:value="24.00246875" calcext:value-type="float">
            <text:p>24.0025</text:p>
          </table:table-cell>
          <table:table-cell table:style-name="ce9" table:formula="of:=[.E14]-2*([.$B14]-1)" office:value-type="float" office:value="0.00246875000000557" calcext:value-type="float">
            <text:p>0.00246875</text:p>
          </table:table-cell>
          <table:table-cell table:style-name="Default" office:value-type="float" office:value="63625415029414.9" calcext:value-type="float">
            <text:p>63625415029414.9</text:p>
          </table:table-cell>
          <table:table-cell table:style-name="ce7" table:formula="of:=([.G14]-[.G13])/1000" office:value-type="float" office:value="1.998625" calcext:value-type="float">
            <text:p>1.9986</text:p>
          </table:table-cell>
          <table:table-cell table:style-name="ce7" table:formula="of:=[.H14]+[.I13]" office:value-type="float" office:value="23.9996171875" calcext:value-type="float">
            <text:p>23.9996</text:p>
          </table:table-cell>
          <table:table-cell table:style-name="ce10" table:formula="of:=[.I14]-2*([.$B14]-1)" office:value-type="float" office:value="-0.000382812499999829" calcext:value-type="float">
            <text:p>-0.0003828125</text:p>
          </table:table-cell>
          <table:table-cell table:style-name="Default" office:value-type="float" office:value="63625415500528.4" calcext:value-type="float">
            <text:p>63625415500528.4</text:p>
          </table:table-cell>
          <table:table-cell table:style-name="ce7" table:formula="of:=([.K14]-[.K13])/1000" office:value-type="float" office:value="1.99840625" calcext:value-type="float">
            <text:p>1.9984</text:p>
          </table:table-cell>
          <table:table-cell table:style-name="ce7" table:formula="of:=[.L14]+[.M13]" office:value-type="float" office:value="24.0014140625" calcext:value-type="float">
            <text:p>24.0014</text:p>
          </table:table-cell>
          <table:table-cell table:style-name="ce11" table:formula="of:=[.M14]-2*([.$B14]-1)" office:value-type="float" office:value="0.00141406249999321" calcext:value-type="float">
            <text:p>0.0014140625</text:p>
          </table:table-cell>
          <table:table-cell table:style-name="Default" office:value-type="float" office:value="63625415970938" calcext:value-type="float">
            <text:p>63625415970938</text:p>
          </table:table-cell>
          <table:table-cell table:style-name="ce7" table:formula="of:=([.O14]-[.O13])/1000" office:value-type="float" office:value="1.9984609375" calcext:value-type="float">
            <text:p>1.9985</text:p>
          </table:table-cell>
          <table:table-cell table:style-name="ce7" table:formula="of:=[.P14]+[.Q13]" office:value-type="float" office:value="24.0007734375" calcext:value-type="float">
            <text:p>24.0008</text:p>
          </table:table-cell>
          <table:table-cell table:style-name="ce12" table:formula="of:=[.Q14]-2*([.$B14]-1)" office:value-type="float" office:value="0.000773437499997698" calcext:value-type="float">
            <text:p>0.0007734375</text:p>
          </table:table-cell>
          <table:table-cell table:style-name="Default" office:value-type="float" office:value="63625416454611.7" calcext:value-type="float">
            <text:p>63625416454611.7</text:p>
          </table:table-cell>
          <table:table-cell table:style-name="ce7" table:formula="of:=([.S14]-[.S13])/1000" office:value-type="float" office:value="1.9989375" calcext:value-type="float">
            <text:p>1.9989</text:p>
          </table:table-cell>
          <table:table-cell table:style-name="ce7" table:formula="of:=[.T14]+[.U13]" office:value-type="float" office:value="24.0002265625" calcext:value-type="float">
            <text:p>24.0002</text:p>
          </table:table-cell>
          <table:table-cell table:style-name="ce13" table:formula="of:=[.U14]-2*([.$B14]-1)" office:value-type="float" office:value="0.000226562499999972" calcext:value-type="float">
            <text:p>0.0002265625</text:p>
          </table:table-cell>
          <table:table-cell table:style-name="Default" office:value-type="float" office:value="63625416947942.8" calcext:value-type="float">
            <text:p>63625416947942.8</text:p>
          </table:table-cell>
          <table:table-cell table:style-name="ce14" table:formula="of:=([.W14]-[.W13])/1000" office:value-type="float" office:value="2.001671875" calcext:value-type="float">
            <text:p>2.0017</text:p>
          </table:table-cell>
          <table:table-cell table:style-name="ce7" table:formula="of:=[.X14]+[.Y13]" office:value-type="float" office:value="24.0010703125" calcext:value-type="float">
            <text:p>24.0011</text:p>
          </table:table-cell>
          <table:table-cell table:style-name="ce15" table:formula="of:=[.Y14]-2*([.$B14]-1)" office:value-type="float" office:value="0.00107031249999423" calcext:value-type="float">
            <text:p>0.0010703125</text:p>
          </table:table-cell>
          <table:table-cell table:style-name="Default" office:value-type="float" office:value="63625417424031.5" calcext:value-type="float">
            <text:p>63625417424031.5</text:p>
          </table:table-cell>
          <table:table-cell table:style-name="ce7" table:formula="of:=([.AA14]-[.AA13])/1000" office:value-type="float" office:value="2.0014375" calcext:value-type="float">
            <text:p>2.0014</text:p>
          </table:table-cell>
          <table:table-cell table:style-name="ce7" table:formula="of:=[.AB14]+[.AC13]" office:value-type="float" office:value="24.0016796875" calcext:value-type="float">
            <text:p>24.0017</text:p>
          </table:table-cell>
          <table:table-cell table:style-name="ce16" table:formula="of:=[.AC14]-2*([.$B14]-1)" office:value-type="float" office:value="0.00167968750000114" calcext:value-type="float">
            <text:p>0.0016796875</text:p>
          </table:table-cell>
          <table:table-cell table:style-name="Default" office:value-type="float" office:value="63625417888993.9" calcext:value-type="float">
            <text:p>63625417888993.9</text:p>
          </table:table-cell>
          <table:table-cell table:style-name="ce7" table:formula="of:=([.AE14]-[.AE13])/1000" office:value-type="float" office:value="1.9991015625" calcext:value-type="float">
            <text:p>1.9991</text:p>
          </table:table-cell>
          <table:table-cell table:style-name="ce7" table:formula="of:=[.AF14]+[.AG13]" office:value-type="float" office:value="24.001140625" calcext:value-type="float">
            <text:p>24.0011</text:p>
          </table:table-cell>
          <table:table-cell table:style-name="ce17" table:formula="of:=[.AG14]-2*([.$B14]-1)" office:value-type="float" office:value="0.0011406249999979" calcext:value-type="float">
            <text:p>0.001140625</text:p>
          </table:table-cell>
          <table:table-cell table:style-name="Default" office:value-type="float" office:value="63625418360789.6" calcext:value-type="float">
            <text:p>63625418360789.6</text:p>
          </table:table-cell>
          <table:table-cell table:style-name="ce7" table:formula="of:=([.AI14]-[.AI13])/1000" office:value-type="float" office:value="1.9990078125" calcext:value-type="float">
            <text:p>1.9990</text:p>
          </table:table-cell>
          <table:table-cell table:style-name="ce7" table:formula="of:=[.AJ14]+[.AK13]" office:value-type="float" office:value="24.0018828125" calcext:value-type="float">
            <text:p>24.0019</text:p>
          </table:table-cell>
          <table:table-cell table:style-name="ce18" table:formula="of:=[.AK14]-2*([.$B14]-1)" office:value-type="float" office:value="0.00188281249999989" calcext:value-type="float">
            <text:p>0.0018828125</text:p>
          </table:table-cell>
          <table:table-cell table:style-name="Default" office:value-type="float" office:value="63625418824470.4" calcext:value-type="float">
            <text:p>63625418824470.4</text:p>
          </table:table-cell>
          <table:table-cell table:style-name="ce19" table:formula="of:=([.AM14]-[.AM13])/1000" office:value-type="float" office:value="1.999125" calcext:value-type="float">
            <text:p>1.9991</text:p>
          </table:table-cell>
          <table:table-cell table:style-name="ce7" table:formula="of:=[.AN14]+[.AO13]" office:value-type="float" office:value="24.0000390625" calcext:value-type="float">
            <text:p>24.0000</text:p>
          </table:table-cell>
          <table:table-cell table:style-name="ce20" table:formula="of:=[.AO14]-2*([.$B14]-1)" office:value-type="float" office:value="0.0000390624999937472" calcext:value-type="float">
            <text:p>3.90624999937472E-05</text:p>
          </table:table-cell>
          <table:table-cell table:style-name="Default" office:value-type="float" office:value="63625419294984.1" calcext:value-type="float">
            <text:p>63625419294984.1</text:p>
          </table:table-cell>
          <table:table-cell table:style-name="ce7" table:formula="of:=([.AQ14]-[.AQ13])/1000" office:value-type="float" office:value="1.9982578125" calcext:value-type="float">
            <text:p>1.9983</text:p>
          </table:table-cell>
          <table:table-cell table:style-name="ce7" table:formula="of:=[.AR14]+[.AS13]" office:value-type="float" office:value="23.999640625" calcext:value-type="float">
            <text:p>23.9996</text:p>
          </table:table-cell>
          <table:table-cell table:style-name="ce21" table:formula="of:=[.AS14]-2*([.$B14]-1)" office:value-type="float" office:value="-0.000359374999998607" calcext:value-type="float">
            <text:p>-0.000359375</text:p>
          </table:table-cell>
          <table:table-cell table:style-name="Default" office:value-type="float" office:value="63625419779500.5" calcext:value-type="float">
            <text:p>63625419779500.5</text:p>
          </table:table-cell>
          <table:table-cell table:style-name="ce7" table:formula="of:=([.AU14]-[.AU13])/1000" office:value-type="float" office:value="1.9979140625" calcext:value-type="float">
            <text:p>1.9979</text:p>
          </table:table-cell>
          <table:table-cell table:style-name="ce7" table:formula="of:=[.AV14]+[.AW13]" office:value-type="float" office:value="24.0000078125" calcext:value-type="float">
            <text:p>24.0000</text:p>
          </table:table-cell>
          <table:table-cell table:style-name="ce22" table:formula="of:=[.AW14]-2*([.$B14]-1)" office:value-type="float" office:value="0.00000781250000159162" calcext:value-type="float">
            <text:p>7.81250000159162E-06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63625414545130" calcext:value-type="float">
            <text:p>63625414545130</text:p>
          </table:table-cell>
          <table:table-cell table:formula="of:=([.C15]-[.C14])/1000" office:value-type="float" office:value="1.9979453125" calcext:value-type="float">
            <text:p>1.9979</text:p>
          </table:table-cell>
          <table:table-cell table:formula="of:=[.D15]+[.E14]" office:value-type="float" office:value="26.0004140625" calcext:value-type="float">
            <text:p>26.0004</text:p>
          </table:table-cell>
          <table:table-cell table:style-name="ce9" table:formula="of:=[.E15]-2*([.$B15]-1)" office:value-type="float" office:value="0.000414062500006196" calcext:value-type="float">
            <text:p>0.0004140625</text:p>
          </table:table-cell>
          <table:table-cell table:style-name="Default" office:value-type="float" office:value="63625415031415.5" calcext:value-type="float">
            <text:p>63625415031415.5</text:p>
          </table:table-cell>
          <table:table-cell table:style-name="ce7" table:formula="of:=([.G15]-[.G14])/1000" office:value-type="float" office:value="2.0005390625" calcext:value-type="float">
            <text:p>2.0005</text:p>
          </table:table-cell>
          <table:table-cell table:style-name="ce7" table:formula="of:=[.H15]+[.I14]" office:value-type="float" office:value="26.00015625" calcext:value-type="float">
            <text:p>26.0002</text:p>
          </table:table-cell>
          <table:table-cell table:style-name="ce10" table:formula="of:=[.I15]-2*([.$B15]-1)" office:value-type="float" office:value="0.000156249999999858" calcext:value-type="float">
            <text:p>0.00015625</text:p>
          </table:table-cell>
          <table:table-cell table:style-name="Default" office:value-type="float" office:value="63625415502531.6" calcext:value-type="float">
            <text:p>63625415502531.6</text:p>
          </table:table-cell>
          <table:table-cell table:style-name="ce7" table:formula="of:=([.K15]-[.K14])/1000" office:value-type="float" office:value="2.003203125" calcext:value-type="float">
            <text:p>2.0032</text:p>
          </table:table-cell>
          <table:table-cell table:style-name="ce7" table:formula="of:=[.L15]+[.M14]" office:value-type="float" office:value="26.0046171875" calcext:value-type="float">
            <text:p>26.0046</text:p>
          </table:table-cell>
          <table:table-cell table:style-name="ce11" table:formula="of:=[.M15]-2*([.$B15]-1)" office:value-type="float" office:value="0.00461718749999207" calcext:value-type="float">
            <text:p>0.0046171875</text:p>
          </table:table-cell>
          <table:table-cell table:style-name="Default" office:value-type="float" office:value="63625415972939.1" calcext:value-type="float">
            <text:p>63625415972939.1</text:p>
          </table:table-cell>
          <table:table-cell table:style-name="ce7" table:formula="of:=([.O15]-[.O14])/1000" office:value-type="float" office:value="2.0011015625" calcext:value-type="float">
            <text:p>2.0011</text:p>
          </table:table-cell>
          <table:table-cell table:style-name="ce7" table:formula="of:=[.P15]+[.Q14]" office:value-type="float" office:value="26.001875" calcext:value-type="float">
            <text:p>26.0019</text:p>
          </table:table-cell>
          <table:table-cell table:style-name="ce12" table:formula="of:=[.Q15]-2*([.$B15]-1)" office:value-type="float" office:value="0.00187499999999829" calcext:value-type="float">
            <text:p>0.001875</text:p>
          </table:table-cell>
          <table:table-cell table:style-name="Default" office:value-type="float" office:value="63625416456612.7" calcext:value-type="float">
            <text:p>63625416456612.7</text:p>
          </table:table-cell>
          <table:table-cell table:style-name="ce7" table:formula="of:=([.S15]-[.S14])/1000" office:value-type="float" office:value="2.00103125" calcext:value-type="float">
            <text:p>2.0010</text:p>
          </table:table-cell>
          <table:table-cell table:style-name="ce7" table:formula="of:=[.T15]+[.U14]" office:value-type="float" office:value="26.0012578125" calcext:value-type="float">
            <text:p>26.0013</text:p>
          </table:table-cell>
          <table:table-cell table:style-name="ce13" table:formula="of:=[.U15]-2*([.$B15]-1)" office:value-type="float" office:value="0.00125781250000045" calcext:value-type="float">
            <text:p>0.0012578125</text:p>
          </table:table-cell>
          <table:table-cell table:style-name="Default" office:value-type="float" office:value="63625416949941.7" calcext:value-type="float">
            <text:p>63625416949941.7</text:p>
          </table:table-cell>
          <table:table-cell table:style-name="ce14" table:formula="of:=([.W15]-[.W14])/1000" office:value-type="float" office:value="1.9988984375" calcext:value-type="float">
            <text:p>1.9989</text:p>
          </table:table-cell>
          <table:table-cell table:style-name="ce7" table:formula="of:=[.X15]+[.Y14]" office:value-type="float" office:value="25.99996875" calcext:value-type="float">
            <text:p>26.0000</text:p>
          </table:table-cell>
          <table:table-cell table:style-name="ce15" table:formula="of:=[.Y15]-2*([.$B15]-1)" office:value-type="float" office:value="-0.0000312500000063665" calcext:value-type="float">
            <text:p>-0.00003125</text:p>
          </table:table-cell>
          <table:table-cell table:style-name="Default" office:value-type="float" office:value="63625417426029.3" calcext:value-type="float">
            <text:p>63625417426029.3</text:p>
          </table:table-cell>
          <table:table-cell table:style-name="ce7" table:formula="of:=([.AA15]-[.AA14])/1000" office:value-type="float" office:value="1.9977890625" calcext:value-type="float">
            <text:p>1.9978</text:p>
          </table:table-cell>
          <table:table-cell table:style-name="ce7" table:formula="of:=[.AB15]+[.AC14]" office:value-type="float" office:value="25.99946875" calcext:value-type="float">
            <text:p>25.9995</text:p>
          </table:table-cell>
          <table:table-cell table:style-name="ce16" table:formula="of:=[.AC15]-2*([.$B15]-1)" office:value-type="float" office:value="-0.000531249999998096" calcext:value-type="float">
            <text:p>-0.00053125</text:p>
          </table:table-cell>
          <table:table-cell table:style-name="Default" office:value-type="float" office:value="63625417890993.1" calcext:value-type="float">
            <text:p>63625417890993.1</text:p>
          </table:table-cell>
          <table:table-cell table:style-name="ce7" table:formula="of:=([.AE15]-[.AE14])/1000" office:value-type="float" office:value="1.9992109375" calcext:value-type="float">
            <text:p>1.9992</text:p>
          </table:table-cell>
          <table:table-cell table:style-name="ce7" table:formula="of:=[.AF15]+[.AG14]" office:value-type="float" office:value="26.0003515625" calcext:value-type="float">
            <text:p>26.0004</text:p>
          </table:table-cell>
          <table:table-cell table:style-name="ce17" table:formula="of:=[.AG15]-2*([.$B15]-1)" office:value-type="float" office:value="0.000351562499997016" calcext:value-type="float">
            <text:p>0.0003515625</text:p>
          </table:table-cell>
          <table:table-cell table:style-name="Default" office:value-type="float" office:value="63625418362790.3" calcext:value-type="float">
            <text:p>63625418362790.3</text:p>
          </table:table-cell>
          <table:table-cell table:style-name="ce7" table:formula="of:=([.AI15]-[.AI14])/1000" office:value-type="float" office:value="2.0006640625" calcext:value-type="float">
            <text:p>2.0007</text:p>
          </table:table-cell>
          <table:table-cell table:style-name="ce7" table:formula="of:=[.AJ15]+[.AK14]" office:value-type="float" office:value="26.002546875" calcext:value-type="float">
            <text:p>26.0025</text:p>
          </table:table-cell>
          <table:table-cell table:style-name="ce18" table:formula="of:=[.AK15]-2*([.$B15]-1)" office:value-type="float" office:value="0.00254687500000017" calcext:value-type="float">
            <text:p>0.002546875</text:p>
          </table:table-cell>
          <table:table-cell table:style-name="Default" office:value-type="float" office:value="63625418826470.8" calcext:value-type="float">
            <text:p>63625418826470.8</text:p>
          </table:table-cell>
          <table:table-cell table:style-name="ce19" table:formula="of:=([.AM15]-[.AM14])/1000" office:value-type="float" office:value="2.00040625" calcext:value-type="float">
            <text:p>2.0004</text:p>
          </table:table-cell>
          <table:table-cell table:style-name="ce7" table:formula="of:=[.AN15]+[.AO14]" office:value-type="float" office:value="26.0004453125" calcext:value-type="float">
            <text:p>26.0004</text:p>
          </table:table-cell>
          <table:table-cell table:style-name="ce20" table:formula="of:=[.AO15]-2*([.$B15]-1)" office:value-type="float" office:value="0.000445312499994799" calcext:value-type="float">
            <text:p>0.0004453125</text:p>
          </table:table-cell>
          <table:table-cell table:style-name="Default" office:value-type="float" office:value="63625419296984.4" calcext:value-type="float">
            <text:p>63625419296984.4</text:p>
          </table:table-cell>
          <table:table-cell table:style-name="ce7" table:formula="of:=([.AQ15]-[.AQ14])/1000" office:value-type="float" office:value="2.000328125" calcext:value-type="float">
            <text:p>2.0003</text:p>
          </table:table-cell>
          <table:table-cell table:style-name="ce7" table:formula="of:=[.AR15]+[.AS14]" office:value-type="float" office:value="25.99996875" calcext:value-type="float">
            <text:p>26.0000</text:p>
          </table:table-cell>
          <table:table-cell table:style-name="ce21" table:formula="of:=[.AS15]-2*([.$B15]-1)" office:value-type="float" office:value="-0.000031249999999261" calcext:value-type="float">
            <text:p>-0.00003125</text:p>
          </table:table-cell>
          <table:table-cell table:style-name="Default" office:value-type="float" office:value="63625419781501.7" calcext:value-type="float">
            <text:p>63625419781501.7</text:p>
          </table:table-cell>
          <table:table-cell table:style-name="ce7" table:formula="of:=([.AU15]-[.AU14])/1000" office:value-type="float" office:value="2.00121875" calcext:value-type="float">
            <text:p>2.0012</text:p>
          </table:table-cell>
          <table:table-cell table:style-name="ce7" table:formula="of:=[.AV15]+[.AW14]" office:value-type="float" office:value="26.0012265625" calcext:value-type="float">
            <text:p>26.0012</text:p>
          </table:table-cell>
          <table:table-cell table:style-name="ce22" table:formula="of:=[.AW15]-2*([.$B15]-1)" office:value-type="float" office:value="0.00122656250000119" calcext:value-type="float">
            <text:p>0.0012265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63625414547129.6" calcext:value-type="float">
            <text:p>63625414547129.6</text:p>
          </table:table-cell>
          <table:table-cell table:formula="of:=([.C16]-[.C15])/1000" office:value-type="float" office:value="1.9995703125" calcext:value-type="float">
            <text:p>1.9996</text:p>
          </table:table-cell>
          <table:table-cell table:formula="of:=[.D16]+[.E15]" office:value-type="float" office:value="27.999984375" calcext:value-type="float">
            <text:p>28.0000</text:p>
          </table:table-cell>
          <table:table-cell table:style-name="ce9" table:formula="of:=[.E16]-2*([.$B16]-1)" office:value-type="float" office:value="-0.0000156249999925251" calcext:value-type="float">
            <text:p>-0.000015625</text:p>
          </table:table-cell>
          <table:table-cell table:style-name="Default" office:value-type="float" office:value="63625415033416.3" calcext:value-type="float">
            <text:p>63625415033416.3</text:p>
          </table:table-cell>
          <table:table-cell table:style-name="ce7" table:formula="of:=([.G16]-[.G15])/1000" office:value-type="float" office:value="2.000796875" calcext:value-type="float">
            <text:p>2.0008</text:p>
          </table:table-cell>
          <table:table-cell table:style-name="ce7" table:formula="of:=[.H16]+[.I15]" office:value-type="float" office:value="28.000953125" calcext:value-type="float">
            <text:p>28.0010</text:p>
          </table:table-cell>
          <table:table-cell table:style-name="ce10" table:formula="of:=[.I16]-2*([.$B16]-1)" office:value-type="float" office:value="0.000953124999998778" calcext:value-type="float">
            <text:p>0.000953125</text:p>
          </table:table-cell>
          <table:table-cell table:style-name="Default" office:value-type="float" office:value="63625415504530" calcext:value-type="float">
            <text:p>63625415504530</text:p>
          </table:table-cell>
          <table:table-cell table:style-name="ce7" table:formula="of:=([.K16]-[.K15])/1000" office:value-type="float" office:value="1.9983671875" calcext:value-type="float">
            <text:p>1.9984</text:p>
          </table:table-cell>
          <table:table-cell table:style-name="ce7" table:formula="of:=[.L16]+[.M15]" office:value-type="float" office:value="28.002984375" calcext:value-type="float">
            <text:p>28.0030</text:p>
          </table:table-cell>
          <table:table-cell table:style-name="ce11" table:formula="of:=[.M16]-2*([.$B16]-1)" office:value-type="float" office:value="0.00298437499999338" calcext:value-type="float">
            <text:p>0.002984375</text:p>
          </table:table-cell>
          <table:table-cell table:style-name="Default" office:value-type="float" office:value="63625415974939.1" calcext:value-type="float">
            <text:p>63625415974939.1</text:p>
          </table:table-cell>
          <table:table-cell table:style-name="ce7" table:formula="of:=([.O16]-[.O15])/1000" office:value-type="float" office:value="1.9999921875" calcext:value-type="float">
            <text:p>2.0000</text:p>
          </table:table-cell>
          <table:table-cell table:style-name="ce7" table:formula="of:=[.P16]+[.Q15]" office:value-type="float" office:value="28.0018671875" calcext:value-type="float">
            <text:p>28.0019</text:p>
          </table:table-cell>
          <table:table-cell table:style-name="ce12" table:formula="of:=[.Q16]-2*([.$B16]-1)" office:value-type="float" office:value="0.0018671874999967" calcext:value-type="float">
            <text:p>0.0018671875</text:p>
          </table:table-cell>
          <table:table-cell table:style-name="Default" office:value-type="float" office:value="63625416458614" calcext:value-type="float">
            <text:p>63625416458614</text:p>
          </table:table-cell>
          <table:table-cell table:style-name="ce7" table:formula="of:=([.S16]-[.S15])/1000" office:value-type="float" office:value="2.0012578125" calcext:value-type="float">
            <text:p>2.0013</text:p>
          </table:table-cell>
          <table:table-cell table:style-name="ce7" table:formula="of:=[.T16]+[.U15]" office:value-type="float" office:value="28.002515625" calcext:value-type="float">
            <text:p>28.0025</text:p>
          </table:table-cell>
          <table:table-cell table:style-name="ce13" table:formula="of:=[.U16]-2*([.$B16]-1)" office:value-type="float" office:value="0.00251562500000091" calcext:value-type="float">
            <text:p>0.002515625</text:p>
          </table:table-cell>
          <table:table-cell table:style-name="Default" office:value-type="float" office:value="63625416951944.5" calcext:value-type="float">
            <text:p>63625416951944.5</text:p>
          </table:table-cell>
          <table:table-cell table:style-name="ce14" table:formula="of:=([.W16]-[.W15])/1000" office:value-type="float" office:value="2.0028359375" calcext:value-type="float">
            <text:p>2.0028</text:p>
          </table:table-cell>
          <table:table-cell table:style-name="ce7" table:formula="of:=[.X16]+[.Y15]" office:value-type="float" office:value="28.0028046875" calcext:value-type="float">
            <text:p>28.0028</text:p>
          </table:table-cell>
          <table:table-cell table:style-name="ce15" table:formula="of:=[.Y16]-2*([.$B16]-1)" office:value-type="float" office:value="0.0028046874999923" calcext:value-type="float">
            <text:p>0.0028046875</text:p>
          </table:table-cell>
          <table:table-cell table:style-name="Default" office:value-type="float" office:value="63625417428030.2" calcext:value-type="float">
            <text:p>63625417428030.2</text:p>
          </table:table-cell>
          <table:table-cell table:style-name="ce7" table:formula="of:=([.AA16]-[.AA15])/1000" office:value-type="float" office:value="2.000953125" calcext:value-type="float">
            <text:p>2.0010</text:p>
          </table:table-cell>
          <table:table-cell table:style-name="ce7" table:formula="of:=[.AB16]+[.AC15]" office:value-type="float" office:value="28.000421875" calcext:value-type="float">
            <text:p>28.0004</text:p>
          </table:table-cell>
          <table:table-cell table:style-name="ce16" table:formula="of:=[.AC16]-2*([.$B16]-1)" office:value-type="float" office:value="0.000421875000000682" calcext:value-type="float">
            <text:p>0.000421875</text:p>
          </table:table-cell>
          <table:table-cell table:style-name="Default" office:value-type="float" office:value="63625417892993" calcext:value-type="float">
            <text:p>63625417892993</text:p>
          </table:table-cell>
          <table:table-cell table:style-name="ce7" table:formula="of:=([.AE16]-[.AE15])/1000" office:value-type="float" office:value="1.9998515625" calcext:value-type="float">
            <text:p>1.9999</text:p>
          </table:table-cell>
          <table:table-cell table:style-name="ce7" table:formula="of:=[.AF16]+[.AG15]" office:value-type="float" office:value="28.000203125" calcext:value-type="float">
            <text:p>28.0002</text:p>
          </table:table-cell>
          <table:table-cell table:style-name="ce17" table:formula="of:=[.AG16]-2*([.$B16]-1)" office:value-type="float" office:value="0.000203124999998749" calcext:value-type="float">
            <text:p>0.000203125</text:p>
          </table:table-cell>
          <table:table-cell table:style-name="Default" office:value-type="float" office:value="63625418364790.3" calcext:value-type="float">
            <text:p>63625418364790.3</text:p>
          </table:table-cell>
          <table:table-cell table:style-name="ce7" table:formula="of:=([.AI16]-[.AI15])/1000" office:value-type="float" office:value="2.0000390625" calcext:value-type="float">
            <text:p>2.0000</text:p>
          </table:table-cell>
          <table:table-cell table:style-name="ce7" table:formula="of:=[.AJ16]+[.AK15]" office:value-type="float" office:value="28.0025859375" calcext:value-type="float">
            <text:p>28.0026</text:p>
          </table:table-cell>
          <table:table-cell table:style-name="ce18" table:formula="of:=[.AK16]-2*([.$B16]-1)" office:value-type="float" office:value="0.00258593750000102" calcext:value-type="float">
            <text:p>0.0025859375</text:p>
          </table:table-cell>
          <table:table-cell table:style-name="Default" office:value-type="float" office:value="63625418828470.9" calcext:value-type="float">
            <text:p>63625418828470.9</text:p>
          </table:table-cell>
          <table:table-cell table:style-name="ce19" table:formula="of:=([.AM16]-[.AM15])/1000" office:value-type="float" office:value="2.0001953125" calcext:value-type="float">
            <text:p>2.0002</text:p>
          </table:table-cell>
          <table:table-cell table:style-name="ce7" table:formula="of:=[.AN16]+[.AO15]" office:value-type="float" office:value="28.000640625" calcext:value-type="float">
            <text:p>28.0006</text:p>
          </table:table-cell>
          <table:table-cell table:style-name="ce20" table:formula="of:=[.AO16]-2*([.$B16]-1)" office:value-type="float" office:value="0.000640624999995509" calcext:value-type="float">
            <text:p>0.000640625</text:p>
          </table:table-cell>
          <table:table-cell table:style-name="Default" office:value-type="float" office:value="63625419298987.2" calcext:value-type="float">
            <text:p>63625419298987.2</text:p>
          </table:table-cell>
          <table:table-cell table:style-name="ce7" table:formula="of:=([.AQ16]-[.AQ15])/1000" office:value-type="float" office:value="2.00271875" calcext:value-type="float">
            <text:p>2.0027</text:p>
          </table:table-cell>
          <table:table-cell table:style-name="ce7" table:formula="of:=[.AR16]+[.AS15]" office:value-type="float" office:value="28.0026875" calcext:value-type="float">
            <text:p>28.0027</text:p>
          </table:table-cell>
          <table:table-cell table:style-name="ce21" table:formula="of:=[.AS16]-2*([.$B16]-1)" office:value-type="float" office:value="0.0026875000000004" calcext:value-type="float">
            <text:p>0.0026875</text:p>
          </table:table-cell>
          <table:table-cell table:style-name="Default" office:value-type="float" office:value="63625419783500.3" calcext:value-type="float">
            <text:p>63625419783500.3</text:p>
          </table:table-cell>
          <table:table-cell table:style-name="ce7" table:formula="of:=([.AU16]-[.AU15])/1000" office:value-type="float" office:value="1.998625" calcext:value-type="float">
            <text:p>1.9986</text:p>
          </table:table-cell>
          <table:table-cell table:style-name="ce7" table:formula="of:=[.AV16]+[.AW15]" office:value-type="float" office:value="27.9998515625" calcext:value-type="float">
            <text:p>27.9999</text:p>
          </table:table-cell>
          <table:table-cell table:style-name="ce22" table:formula="of:=[.AW16]-2*([.$B16]-1)" office:value-type="float" office:value="-0.000148437499998266" calcext:value-type="float">
            <text:p>-0.000148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63625414549129.5" calcext:value-type="float">
            <text:p>63625414549129.5</text:p>
          </table:table-cell>
          <table:table-cell table:formula="of:=([.C17]-[.C16])/1000" office:value-type="float" office:value="1.999953125" calcext:value-type="float">
            <text:p>2.0000</text:p>
          </table:table-cell>
          <table:table-cell table:formula="of:=[.D17]+[.E16]" office:value-type="float" office:value="29.9999375" calcext:value-type="float">
            <text:p>29.9999</text:p>
          </table:table-cell>
          <table:table-cell table:style-name="ce9" table:formula="of:=[.E17]-2*([.$B17]-1)" office:value-type="float" office:value="-0.0000624999999914166" calcext:value-type="float">
            <text:p>-0.0000625</text:p>
          </table:table-cell>
          <table:table-cell table:style-name="Default" office:value-type="float" office:value="63625415035417.4" calcext:value-type="float">
            <text:p>63625415035417.4</text:p>
          </table:table-cell>
          <table:table-cell table:style-name="ce7" table:formula="of:=([.G17]-[.G16])/1000" office:value-type="float" office:value="2.001140625" calcext:value-type="float">
            <text:p>2.0011</text:p>
          </table:table-cell>
          <table:table-cell table:style-name="ce7" table:formula="of:=[.H17]+[.I16]" office:value-type="float" office:value="30.00209375" calcext:value-type="float">
            <text:p>30.0021</text:p>
          </table:table-cell>
          <table:table-cell table:style-name="ce10" table:formula="of:=[.I17]-2*([.$B17]-1)" office:value-type="float" office:value="0.00209375000000023" calcext:value-type="float">
            <text:p>0.00209375</text:p>
          </table:table-cell>
          <table:table-cell table:style-name="Default" office:value-type="float" office:value="63625415506529.8" calcext:value-type="float">
            <text:p>63625415506529.8</text:p>
          </table:table-cell>
          <table:table-cell table:style-name="ce7" table:formula="of:=([.K17]-[.K16])/1000" office:value-type="float" office:value="1.9997734375" calcext:value-type="float">
            <text:p>1.9998</text:p>
          </table:table-cell>
          <table:table-cell table:style-name="ce7" table:formula="of:=[.L17]+[.M16]" office:value-type="float" office:value="30.0027578125" calcext:value-type="float">
            <text:p>30.0028</text:p>
          </table:table-cell>
          <table:table-cell table:style-name="ce11" table:formula="of:=[.M17]-2*([.$B17]-1)" office:value-type="float" office:value="0.00275781249999341" calcext:value-type="float">
            <text:p>0.0027578125</text:p>
          </table:table-cell>
          <table:table-cell table:style-name="Default" office:value-type="float" office:value="63625415976939.1" calcext:value-type="float">
            <text:p>63625415976939.1</text:p>
          </table:table-cell>
          <table:table-cell table:style-name="ce7" table:formula="of:=([.O17]-[.O16])/1000" office:value-type="float" office:value="2.000015625" calcext:value-type="float">
            <text:p>2.0000</text:p>
          </table:table-cell>
          <table:table-cell table:style-name="ce7" table:formula="of:=[.P17]+[.Q16]" office:value-type="float" office:value="30.0018828125" calcext:value-type="float">
            <text:p>30.0019</text:p>
          </table:table-cell>
          <table:table-cell table:style-name="ce12" table:formula="of:=[.Q17]-2*([.$B17]-1)" office:value-type="float" office:value="0.00188281249999633" calcext:value-type="float">
            <text:p>0.0018828125</text:p>
          </table:table-cell>
          <table:table-cell table:style-name="Default" office:value-type="float" office:value="63625416460612.5" calcext:value-type="float">
            <text:p>63625416460612.5</text:p>
          </table:table-cell>
          <table:table-cell table:style-name="ce7" table:formula="of:=([.S17]-[.S16])/1000" office:value-type="float" office:value="1.998484375" calcext:value-type="float">
            <text:p>1.9985</text:p>
          </table:table-cell>
          <table:table-cell table:style-name="ce7" table:formula="of:=[.T17]+[.U16]" office:value-type="float" office:value="30.001" calcext:value-type="float">
            <text:p>30.0010</text:p>
          </table:table-cell>
          <table:table-cell table:style-name="ce13" table:formula="of:=[.U17]-2*([.$B17]-1)" office:value-type="float" office:value="0.00100000000000122" calcext:value-type="float">
            <text:p>0.001</text:p>
          </table:table-cell>
          <table:table-cell table:style-name="Default" office:value-type="float" office:value="63625416953944.5" calcext:value-type="float">
            <text:p>63625416953944.5</text:p>
          </table:table-cell>
          <table:table-cell table:style-name="ce14" table:formula="of:=([.W17]-[.W16])/1000" office:value-type="float" office:value="1.9999921875" calcext:value-type="float">
            <text:p>2.0000</text:p>
          </table:table-cell>
          <table:table-cell table:style-name="ce7" table:formula="of:=[.X17]+[.Y16]" office:value-type="float" office:value="30.002796875" calcext:value-type="float">
            <text:p>30.0028</text:p>
          </table:table-cell>
          <table:table-cell table:style-name="ce15" table:formula="of:=[.Y17]-2*([.$B17]-1)" office:value-type="float" office:value="0.00279687499999071" calcext:value-type="float">
            <text:p>0.002796875</text:p>
          </table:table-cell>
          <table:table-cell table:style-name="Default" office:value-type="float" office:value="63625417430030.6" calcext:value-type="float">
            <text:p>63625417430030.6</text:p>
          </table:table-cell>
          <table:table-cell table:style-name="ce7" table:formula="of:=([.AA17]-[.AA16])/1000" office:value-type="float" office:value="2.0003828125" calcext:value-type="float">
            <text:p>2.0004</text:p>
          </table:table-cell>
          <table:table-cell table:style-name="ce7" table:formula="of:=[.AB17]+[.AC16]" office:value-type="float" office:value="30.0008046875" calcext:value-type="float">
            <text:p>30.0008</text:p>
          </table:table-cell>
          <table:table-cell table:style-name="ce16" table:formula="of:=[.AC17]-2*([.$B17]-1)" office:value-type="float" office:value="0.000804687500000512" calcext:value-type="float">
            <text:p>0.0008046875</text:p>
          </table:table-cell>
          <table:table-cell table:style-name="Default" office:value-type="float" office:value="63625417894993.1" calcext:value-type="float">
            <text:p>63625417894993.1</text:p>
          </table:table-cell>
          <table:table-cell table:style-name="ce7" table:formula="of:=([.AE17]-[.AE16])/1000" office:value-type="float" office:value="2.0001171875" calcext:value-type="float">
            <text:p>2.0001</text:p>
          </table:table-cell>
          <table:table-cell table:style-name="ce7" table:formula="of:=[.AF17]+[.AG16]" office:value-type="float" office:value="30.0003203125" calcext:value-type="float">
            <text:p>30.0003</text:p>
          </table:table-cell>
          <table:table-cell table:style-name="ce17" table:formula="of:=[.AG17]-2*([.$B17]-1)" office:value-type="float" office:value="0.000320312499997755" calcext:value-type="float">
            <text:p>0.0003203125</text:p>
          </table:table-cell>
          <table:table-cell table:style-name="Default" office:value-type="float" office:value="63625418366789.4" calcext:value-type="float">
            <text:p>63625418366789.4</text:p>
          </table:table-cell>
          <table:table-cell table:style-name="ce7" table:formula="of:=([.AI17]-[.AI16])/1000" office:value-type="float" office:value="1.9991484375" calcext:value-type="float">
            <text:p>1.9991</text:p>
          </table:table-cell>
          <table:table-cell table:style-name="ce7" table:formula="of:=[.AJ17]+[.AK16]" office:value-type="float" office:value="30.001734375" calcext:value-type="float">
            <text:p>30.0017</text:p>
          </table:table-cell>
          <table:table-cell table:style-name="ce18" table:formula="of:=[.AK17]-2*([.$B17]-1)" office:value-type="float" office:value="0.00173437500000162" calcext:value-type="float">
            <text:p>0.001734375</text:p>
          </table:table-cell>
          <table:table-cell table:style-name="Default" office:value-type="float" office:value="63625418830470.8" calcext:value-type="float">
            <text:p>63625418830470.8</text:p>
          </table:table-cell>
          <table:table-cell table:style-name="ce19" table:formula="of:=([.AM17]-[.AM16])/1000" office:value-type="float" office:value="1.9998046875" calcext:value-type="float">
            <text:p>1.9998</text:p>
          </table:table-cell>
          <table:table-cell table:style-name="ce7" table:formula="of:=[.AN17]+[.AO16]" office:value-type="float" office:value="30.0004453125" calcext:value-type="float">
            <text:p>30.0004</text:p>
          </table:table-cell>
          <table:table-cell table:style-name="ce20" table:formula="of:=[.AO17]-2*([.$B17]-1)" office:value-type="float" office:value="0.000445312499994799" calcext:value-type="float">
            <text:p>0.0004453125</text:p>
          </table:table-cell>
          <table:table-cell table:style-name="Default" office:value-type="float" office:value="63625419300984.1" calcext:value-type="float">
            <text:p>63625419300984.1</text:p>
          </table:table-cell>
          <table:table-cell table:style-name="ce7" table:formula="of:=([.AQ17]-[.AQ16])/1000" office:value-type="float" office:value="1.9969375" calcext:value-type="float">
            <text:p>1.9969</text:p>
          </table:table-cell>
          <table:table-cell table:style-name="ce7" table:formula="of:=[.AR17]+[.AS16]" office:value-type="float" office:value="29.999625" calcext:value-type="float">
            <text:p>29.9996</text:p>
          </table:table-cell>
          <table:table-cell table:style-name="ce21" table:formula="of:=[.AS17]-2*([.$B17]-1)" office:value-type="float" office:value="-0.000374999999998238" calcext:value-type="float">
            <text:p>-0.000375</text:p>
          </table:table-cell>
          <table:table-cell table:style-name="Default" office:value-type="float" office:value="63625419785501.6" calcext:value-type="float">
            <text:p>63625419785501.6</text:p>
          </table:table-cell>
          <table:table-cell table:style-name="ce7" table:formula="of:=([.AU17]-[.AU16])/1000" office:value-type="float" office:value="2.001296875" calcext:value-type="float">
            <text:p>2.0013</text:p>
          </table:table-cell>
          <table:table-cell table:style-name="ce7" table:formula="of:=[.AV17]+[.AW16]" office:value-type="float" office:value="30.0011484375" calcext:value-type="float">
            <text:p>30.0011</text:p>
          </table:table-cell>
          <table:table-cell table:style-name="ce22" table:formula="of:=[.AW17]-2*([.$B17]-1)" office:value-type="float" office:value="0.00114843750000304" calcext:value-type="float">
            <text:p>0.001148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63625414551131.2" calcext:value-type="float">
            <text:p>63625414551131.2</text:p>
          </table:table-cell>
          <table:table-cell table:formula="of:=([.C18]-[.C17])/1000" office:value-type="float" office:value="2.0016796875" calcext:value-type="float">
            <text:p>2.0017</text:p>
          </table:table-cell>
          <table:table-cell table:formula="of:=[.D18]+[.E17]" office:value-type="float" office:value="32.0016171875" calcext:value-type="float">
            <text:p>32.0016</text:p>
          </table:table-cell>
          <table:table-cell table:style-name="ce9" table:formula="of:=[.E18]-2*([.$B18]-1)" office:value-type="float" office:value="0.00161718750000972" calcext:value-type="float">
            <text:p>0.0016171875</text:p>
          </table:table-cell>
          <table:table-cell table:style-name="Default" office:value-type="float" office:value="63625415037417.4" calcext:value-type="float">
            <text:p>63625415037417.4</text:p>
          </table:table-cell>
          <table:table-cell table:style-name="ce7" table:formula="of:=([.G18]-[.G17])/1000" office:value-type="float" office:value="1.9999453125" calcext:value-type="float">
            <text:p>1.9999</text:p>
          </table:table-cell>
          <table:table-cell table:style-name="ce7" table:formula="of:=[.H18]+[.I17]" office:value-type="float" office:value="32.0020390625" calcext:value-type="float">
            <text:p>32.0020</text:p>
          </table:table-cell>
          <table:table-cell table:style-name="ce10" table:formula="of:=[.I18]-2*([.$B18]-1)" office:value-type="float" office:value="0.0020390625000033" calcext:value-type="float">
            <text:p>0.0020390625</text:p>
          </table:table-cell>
          <table:table-cell table:style-name="Default" office:value-type="float" office:value="63625415508529.4" calcext:value-type="float">
            <text:p>63625415508529.4</text:p>
          </table:table-cell>
          <table:table-cell table:style-name="ce7" table:formula="of:=([.K18]-[.K17])/1000" office:value-type="float" office:value="1.999640625" calcext:value-type="float">
            <text:p>1.9996</text:p>
          </table:table-cell>
          <table:table-cell table:style-name="ce7" table:formula="of:=[.L18]+[.M17]" office:value-type="float" office:value="32.0023984375" calcext:value-type="float">
            <text:p>32.0024</text:p>
          </table:table-cell>
          <table:table-cell table:style-name="ce11" table:formula="of:=[.M18]-2*([.$B18]-1)" office:value-type="float" office:value="0.00239843749999125" calcext:value-type="float">
            <text:p>0.0023984375</text:p>
          </table:table-cell>
          <table:table-cell table:style-name="Default" office:value-type="float" office:value="63625415978938.3" calcext:value-type="float">
            <text:p>63625415978938.3</text:p>
          </table:table-cell>
          <table:table-cell table:style-name="ce7" table:formula="of:=([.O18]-[.O17])/1000" office:value-type="float" office:value="1.999140625" calcext:value-type="float">
            <text:p>1.9991</text:p>
          </table:table-cell>
          <table:table-cell table:style-name="ce7" table:formula="of:=[.P18]+[.Q17]" office:value-type="float" office:value="32.0010234375" calcext:value-type="float">
            <text:p>32.0010</text:p>
          </table:table-cell>
          <table:table-cell table:style-name="ce12" table:formula="of:=[.Q18]-2*([.$B18]-1)" office:value-type="float" office:value="0.00102343749999534" calcext:value-type="float">
            <text:p>0.0010234375</text:p>
          </table:table-cell>
          <table:table-cell table:style-name="Default" office:value-type="float" office:value="63625416462612.2" calcext:value-type="float">
            <text:p>63625416462612.2</text:p>
          </table:table-cell>
          <table:table-cell table:style-name="ce7" table:formula="of:=([.S18]-[.S17])/1000" office:value-type="float" office:value="1.999734375" calcext:value-type="float">
            <text:p>1.9997</text:p>
          </table:table-cell>
          <table:table-cell table:style-name="ce7" table:formula="of:=[.T18]+[.U17]" office:value-type="float" office:value="32.000734375" calcext:value-type="float">
            <text:p>32.0007</text:p>
          </table:table-cell>
          <table:table-cell table:style-name="ce13" table:formula="of:=[.U18]-2*([.$B18]-1)" office:value-type="float" office:value="0.000734375000000398" calcext:value-type="float">
            <text:p>0.000734375</text:p>
          </table:table-cell>
          <table:table-cell table:style-name="Default" office:value-type="float" office:value="63625416955942.2" calcext:value-type="float">
            <text:p>63625416955942.2</text:p>
          </table:table-cell>
          <table:table-cell table:style-name="ce14" table:formula="of:=([.W18]-[.W17])/1000" office:value-type="float" office:value="1.9976875" calcext:value-type="float">
            <text:p>1.9977</text:p>
          </table:table-cell>
          <table:table-cell table:style-name="ce7" table:formula="of:=[.X18]+[.Y17]" office:value-type="float" office:value="32.000484375" calcext:value-type="float">
            <text:p>32.0005</text:p>
          </table:table-cell>
          <table:table-cell table:style-name="ce15" table:formula="of:=[.Y18]-2*([.$B18]-1)" office:value-type="float" office:value="0.000484374999992099" calcext:value-type="float">
            <text:p>0.000484375</text:p>
          </table:table-cell>
          <table:table-cell table:style-name="Default" office:value-type="float" office:value="63625417432030.1" calcext:value-type="float">
            <text:p>63625417432030.1</text:p>
          </table:table-cell>
          <table:table-cell table:style-name="ce7" table:formula="of:=([.AA18]-[.AA17])/1000" office:value-type="float" office:value="1.9995078125" calcext:value-type="float">
            <text:p>1.9995</text:p>
          </table:table-cell>
          <table:table-cell table:style-name="ce7" table:formula="of:=[.AB18]+[.AC17]" office:value-type="float" office:value="32.0003125" calcext:value-type="float">
            <text:p>32.0003</text:p>
          </table:table-cell>
          <table:table-cell table:style-name="ce16" table:formula="of:=[.AC18]-2*([.$B18]-1)" office:value-type="float" office:value="0.000312499999999716" calcext:value-type="float">
            <text:p>0.0003125</text:p>
          </table:table-cell>
          <table:table-cell table:style-name="Default" office:value-type="float" office:value="63625417896993.1" calcext:value-type="float">
            <text:p>63625417896993.1</text:p>
          </table:table-cell>
          <table:table-cell table:style-name="ce7" table:formula="of:=([.AE18]-[.AE17])/1000" office:value-type="float" office:value="2.000015625" calcext:value-type="float">
            <text:p>2.0000</text:p>
          </table:table-cell>
          <table:table-cell table:style-name="ce7" table:formula="of:=[.AF18]+[.AG17]" office:value-type="float" office:value="32.0003359375" calcext:value-type="float">
            <text:p>32.0003</text:p>
          </table:table-cell>
          <table:table-cell table:style-name="ce17" table:formula="of:=[.AG18]-2*([.$B18]-1)" office:value-type="float" office:value="0.000335937499997385" calcext:value-type="float">
            <text:p>0.0003359375</text:p>
          </table:table-cell>
          <table:table-cell table:style-name="Default" office:value-type="float" office:value="63625418368789.9" calcext:value-type="float">
            <text:p>63625418368789.9</text:p>
          </table:table-cell>
          <table:table-cell table:style-name="ce7" table:formula="of:=([.AI18]-[.AI17])/1000" office:value-type="float" office:value="2.000453125" calcext:value-type="float">
            <text:p>2.0005</text:p>
          </table:table-cell>
          <table:table-cell table:style-name="ce7" table:formula="of:=[.AJ18]+[.AK17]" office:value-type="float" office:value="32.0021875" calcext:value-type="float">
            <text:p>32.0022</text:p>
          </table:table-cell>
          <table:table-cell table:style-name="ce18" table:formula="of:=[.AK18]-2*([.$B18]-1)" office:value-type="float" office:value="0.00218750000000512" calcext:value-type="float">
            <text:p>0.0021875</text:p>
          </table:table-cell>
          <table:table-cell table:style-name="Default" office:value-type="float" office:value="63625418832471.2" calcext:value-type="float">
            <text:p>63625418832471.2</text:p>
          </table:table-cell>
          <table:table-cell table:style-name="ce19" table:formula="of:=([.AM18]-[.AM17])/1000" office:value-type="float" office:value="2.0004375" calcext:value-type="float">
            <text:p>2.0004</text:p>
          </table:table-cell>
          <table:table-cell table:style-name="ce7" table:formula="of:=[.AN18]+[.AO17]" office:value-type="float" office:value="32.0008828125" calcext:value-type="float">
            <text:p>32.0009</text:p>
          </table:table-cell>
          <table:table-cell table:style-name="ce20" table:formula="of:=[.AO18]-2*([.$B18]-1)" office:value-type="float" office:value="0.000882812499995111" calcext:value-type="float">
            <text:p>0.0008828125</text:p>
          </table:table-cell>
          <table:table-cell table:style-name="Default" office:value-type="float" office:value="63625419302985.5" calcext:value-type="float">
            <text:p>63625419302985.5</text:p>
          </table:table-cell>
          <table:table-cell table:style-name="ce7" table:formula="of:=([.AQ18]-[.AQ17])/1000" office:value-type="float" office:value="2.001390625" calcext:value-type="float">
            <text:p>2.0014</text:p>
          </table:table-cell>
          <table:table-cell table:style-name="ce7" table:formula="of:=[.AR18]+[.AS17]" office:value-type="float" office:value="32.001015625" calcext:value-type="float">
            <text:p>32.0010</text:p>
          </table:table-cell>
          <table:table-cell table:style-name="ce21" table:formula="of:=[.AS18]-2*([.$B18]-1)" office:value-type="float" office:value="0.00101562500000085" calcext:value-type="float">
            <text:p>0.001015625</text:p>
          </table:table-cell>
          <table:table-cell table:style-name="Default" office:value-type="float" office:value="63625419787502" calcext:value-type="float">
            <text:p>63625419787502</text:p>
          </table:table-cell>
          <table:table-cell table:style-name="ce7" table:formula="of:=([.AU18]-[.AU17])/1000" office:value-type="float" office:value="2.000375" calcext:value-type="float">
            <text:p>2.0004</text:p>
          </table:table-cell>
          <table:table-cell table:style-name="ce7" table:formula="of:=[.AV18]+[.AW17]" office:value-type="float" office:value="32.0015234375" calcext:value-type="float">
            <text:p>32.0015</text:p>
          </table:table-cell>
          <table:table-cell table:style-name="ce22" table:formula="of:=[.AW18]-2*([.$B18]-1)" office:value-type="float" office:value="0.00152343750000483" calcext:value-type="float">
            <text:p>0.001523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prompt 2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63625414553130.7" calcext:value-type="float">
            <text:p>63625414553130.7</text:p>
          </table:table-cell>
          <table:table-cell table:formula="of:=([.C19]-[.C18])/1000" office:value-type="float" office:value="1.999515625" calcext:value-type="float">
            <text:p>1.9995</text:p>
          </table:table-cell>
          <table:table-cell table:formula="of:=[.D19]+[.E18]" office:value-type="float" office:value="34.0011328125" calcext:value-type="float">
            <text:p>34.0011</text:p>
          </table:table-cell>
          <table:table-cell table:style-name="ce9" table:formula="of:=[.E19]-2*([.$B19]-1)" office:value-type="float" office:value="0.00113281250001052" calcext:value-type="float">
            <text:p>0.0011328125</text:p>
          </table:table-cell>
          <table:table-cell table:style-name="Default" office:value-type="float" office:value="63625415039415.5" calcext:value-type="float">
            <text:p>63625415039415.5</text:p>
          </table:table-cell>
          <table:table-cell table:style-name="ce7" table:formula="of:=([.G19]-[.G18])/1000" office:value-type="float" office:value="1.998140625" calcext:value-type="float">
            <text:p>1.9981</text:p>
          </table:table-cell>
          <table:table-cell table:style-name="ce7" table:formula="of:=[.H19]+[.I18]" office:value-type="float" office:value="34.0001796875" calcext:value-type="float">
            <text:p>34.0002</text:p>
          </table:table-cell>
          <table:table-cell table:style-name="ce10" table:formula="of:=[.I19]-2*([.$B19]-1)" office:value-type="float" office:value="0.00017968750000108" calcext:value-type="float">
            <text:p>0.0001796875</text:p>
          </table:table-cell>
          <table:table-cell table:style-name="Default" office:value-type="float" office:value="63625415510528.1" calcext:value-type="float">
            <text:p>63625415510528.1</text:p>
          </table:table-cell>
          <table:table-cell table:style-name="ce7" table:formula="of:=([.K19]-[.K18])/1000" office:value-type="float" office:value="1.99865625" calcext:value-type="float">
            <text:p>1.9987</text:p>
          </table:table-cell>
          <table:table-cell table:style-name="ce7" table:formula="of:=[.L19]+[.M18]" office:value-type="float" office:value="34.0010546875" calcext:value-type="float">
            <text:p>34.0011</text:p>
          </table:table-cell>
          <table:table-cell table:style-name="ce11" table:formula="of:=[.M19]-2*([.$B19]-1)" office:value-type="float" office:value="0.0010546874999946" calcext:value-type="float">
            <text:p>0.0010546875</text:p>
          </table:table-cell>
          <table:table-cell table:style-name="Default" office:value-type="float" office:value="63625415980937.8" calcext:value-type="float">
            <text:p>63625415980937.8</text:p>
          </table:table-cell>
          <table:table-cell table:style-name="ce7" table:formula="of:=([.O19]-[.O18])/1000" office:value-type="float" office:value="1.999515625" calcext:value-type="float">
            <text:p>1.9995</text:p>
          </table:table-cell>
          <table:table-cell table:style-name="ce7" table:formula="of:=[.P19]+[.Q18]" office:value-type="float" office:value="34.0005390625" calcext:value-type="float">
            <text:p>34.0005</text:p>
          </table:table-cell>
          <table:table-cell table:style-name="ce12" table:formula="of:=[.Q19]-2*([.$B19]-1)" office:value-type="float" office:value="0.000539062499996135" calcext:value-type="float">
            <text:p>0.0005390625</text:p>
          </table:table-cell>
          <table:table-cell table:style-name="Default" office:value-type="float" office:value="63625416464611.2" calcext:value-type="float">
            <text:p>63625416464611.2</text:p>
          </table:table-cell>
          <table:table-cell table:style-name="ce7" table:formula="of:=([.S19]-[.S18])/1000" office:value-type="float" office:value="1.998984375" calcext:value-type="float">
            <text:p>1.9990</text:p>
          </table:table-cell>
          <table:table-cell table:style-name="ce7" table:formula="of:=[.T19]+[.U18]" office:value-type="float" office:value="33.99971875" calcext:value-type="float">
            <text:p>33.9997</text:p>
          </table:table-cell>
          <table:table-cell table:style-name="ce13" table:formula="of:=[.U19]-2*([.$B19]-1)" office:value-type="float" office:value="-0.000281250000000455" calcext:value-type="float">
            <text:p>-0.00028125</text:p>
          </table:table-cell>
          <table:table-cell table:style-name="Default" office:value-type="float" office:value="63625416957944.1" calcext:value-type="float">
            <text:p>63625416957944.1</text:p>
          </table:table-cell>
          <table:table-cell table:style-name="ce14" table:formula="of:=([.W19]-[.W18])/1000" office:value-type="float" office:value="2.001890625" calcext:value-type="float">
            <text:p>2.0019</text:p>
          </table:table-cell>
          <table:table-cell table:style-name="ce7" table:formula="of:=[.X19]+[.Y18]" office:value-type="float" office:value="34.002375" calcext:value-type="float">
            <text:p>34.0024</text:p>
          </table:table-cell>
          <table:table-cell table:style-name="ce15" table:formula="of:=[.Y19]-2*([.$B19]-1)" office:value-type="float" office:value="0.00237499999999358" calcext:value-type="float">
            <text:p>0.002375</text:p>
          </table:table-cell>
          <table:table-cell table:style-name="Default" office:value-type="float" office:value="63625417434030.2" calcext:value-type="float">
            <text:p>63625417434030.2</text:p>
          </table:table-cell>
          <table:table-cell table:style-name="ce7" table:formula="of:=([.AA19]-[.AA18])/1000" office:value-type="float" office:value="2.00009375" calcext:value-type="float">
            <text:p>2.0001</text:p>
          </table:table-cell>
          <table:table-cell table:style-name="ce7" table:formula="of:=[.AB19]+[.AC18]" office:value-type="float" office:value="34.00040625" calcext:value-type="float">
            <text:p>34.0004</text:p>
          </table:table-cell>
          <table:table-cell table:style-name="ce16" table:formula="of:=[.AC19]-2*([.$B19]-1)" office:value-type="float" office:value="0.000406249999997499" calcext:value-type="float">
            <text:p>0.00040625</text:p>
          </table:table-cell>
          <table:table-cell table:style-name="Default" office:value-type="float" office:value="63625417898993.8" calcext:value-type="float">
            <text:p>63625417898993.8</text:p>
          </table:table-cell>
          <table:table-cell table:style-name="ce7" table:formula="of:=([.AE19]-[.AE18])/1000" office:value-type="float" office:value="2.00065625" calcext:value-type="float">
            <text:p>2.0007</text:p>
          </table:table-cell>
          <table:table-cell table:style-name="ce7" table:formula="of:=[.AF19]+[.AG18]" office:value-type="float" office:value="34.0009921875" calcext:value-type="float">
            <text:p>34.0010</text:p>
          </table:table-cell>
          <table:table-cell table:style-name="ce17" table:formula="of:=[.AG19]-2*([.$B19]-1)" office:value-type="float" office:value="0.000992187499996078" calcext:value-type="float">
            <text:p>0.0009921875</text:p>
          </table:table-cell>
          <table:table-cell table:style-name="Default" office:value-type="float" office:value="63625418370790.6" calcext:value-type="float">
            <text:p>63625418370790.6</text:p>
          </table:table-cell>
          <table:table-cell table:style-name="ce7" table:formula="of:=([.AI19]-[.AI18])/1000" office:value-type="float" office:value="2.000703125" calcext:value-type="float">
            <text:p>2.0007</text:p>
          </table:table-cell>
          <table:table-cell table:style-name="ce7" table:formula="of:=[.AJ19]+[.AK18]" office:value-type="float" office:value="34.002890625" calcext:value-type="float">
            <text:p>34.0029</text:p>
          </table:table-cell>
          <table:table-cell table:style-name="ce18" table:formula="of:=[.AK19]-2*([.$B19]-1)" office:value-type="float" office:value="0.00289062500000625" calcext:value-type="float">
            <text:p>0.002890625</text:p>
          </table:table-cell>
          <table:table-cell table:style-name="Default" office:value-type="float" office:value="63625418834470.3" calcext:value-type="float">
            <text:p>63625418834470.3</text:p>
          </table:table-cell>
          <table:table-cell table:style-name="ce19" table:formula="of:=([.AM19]-[.AM18])/1000" office:value-type="float" office:value="1.9991484375" calcext:value-type="float">
            <text:p>1.9991</text:p>
          </table:table-cell>
          <table:table-cell table:style-name="ce7" table:formula="of:=[.AN19]+[.AO18]" office:value-type="float" office:value="34.00003125" calcext:value-type="float">
            <text:p>34.0000</text:p>
          </table:table-cell>
          <table:table-cell table:style-name="ce20" table:formula="of:=[.AO19]-2*([.$B19]-1)" office:value-type="float" office:value="0.0000312499999921556" calcext:value-type="float">
            <text:p>0.00003125</text:p>
          </table:table-cell>
          <table:table-cell table:style-name="Default" office:value-type="float" office:value="63625419304984.5" calcext:value-type="float">
            <text:p>63625419304984.5</text:p>
          </table:table-cell>
          <table:table-cell table:style-name="ce7" table:formula="of:=([.AQ19]-[.AQ18])/1000" office:value-type="float" office:value="1.999" calcext:value-type="float">
            <text:p>1.9990</text:p>
          </table:table-cell>
          <table:table-cell table:style-name="ce7" table:formula="of:=[.AR19]+[.AS18]" office:value-type="float" office:value="34.000015625" calcext:value-type="float">
            <text:p>34.0000</text:p>
          </table:table-cell>
          <table:table-cell table:style-name="ce21" table:formula="of:=[.AS19]-2*([.$B19]-1)" office:value-type="float" office:value="0.0000156250000031832" calcext:value-type="float">
            <text:p>0.000015625</text:p>
          </table:table-cell>
          <table:table-cell table:style-name="Default" office:value-type="float" office:value="63625419789502.2" calcext:value-type="float">
            <text:p>63625419789502.2</text:p>
          </table:table-cell>
          <table:table-cell table:style-name="ce7" table:formula="of:=([.AU19]-[.AU18])/1000" office:value-type="float" office:value="2.00025" calcext:value-type="float">
            <text:p>2.0003</text:p>
          </table:table-cell>
          <table:table-cell table:style-name="ce7" table:formula="of:=[.AV19]+[.AW18]" office:value-type="float" office:value="34.0017734375" calcext:value-type="float">
            <text:p>34.0018</text:p>
          </table:table-cell>
          <table:table-cell table:style-name="ce22" table:formula="of:=[.AW19]-2*([.$B19]-1)" office:value-type="float" office:value="0.00177343750000603" calcext:value-type="float">
            <text:p>0.001773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rame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63625414555134.3" calcext:value-type="float">
            <text:p>63625414555134.3</text:p>
          </table:table-cell>
          <table:table-cell table:formula="of:=([.C20]-[.C19])/1000" office:value-type="float" office:value="2.003625" calcext:value-type="float">
            <text:p>2.0036</text:p>
          </table:table-cell>
          <table:table-cell table:formula="of:=[.D20]+[.E19]" office:value-type="float" office:value="36.0047578125" calcext:value-type="float">
            <text:p>36.0048</text:p>
          </table:table-cell>
          <table:table-cell table:style-name="ce9" table:formula="of:=[.E20]-2*([.$B20]-1)" office:value-type="float" office:value="0.00475781250001006" calcext:value-type="float">
            <text:p>0.0047578125</text:p>
          </table:table-cell>
          <table:table-cell table:style-name="Default" office:value-type="float" office:value="63625415041416.6" calcext:value-type="float">
            <text:p>63625415041416.6</text:p>
          </table:table-cell>
          <table:table-cell table:style-name="ce7" table:formula="of:=([.G20]-[.G19])/1000" office:value-type="float" office:value="2.001109375" calcext:value-type="float">
            <text:p>2.0011</text:p>
          </table:table-cell>
          <table:table-cell table:style-name="ce7" table:formula="of:=[.H20]+[.I19]" office:value-type="float" office:value="36.0012890625" calcext:value-type="float">
            <text:p>36.0013</text:p>
          </table:table-cell>
          <table:table-cell table:style-name="ce10" table:formula="of:=[.I20]-2*([.$B20]-1)" office:value-type="float" office:value="0.00128906249999972" calcext:value-type="float">
            <text:p>0.0012890625</text:p>
          </table:table-cell>
          <table:table-cell table:style-name="Default" office:value-type="float" office:value="63625415512527.7" calcext:value-type="float">
            <text:p>63625415512527.7</text:p>
          </table:table-cell>
          <table:table-cell table:style-name="ce7" table:formula="of:=([.K20]-[.K19])/1000" office:value-type="float" office:value="1.9996796875" calcext:value-type="float">
            <text:p>1.9997</text:p>
          </table:table-cell>
          <table:table-cell table:style-name="ce7" table:formula="of:=[.L20]+[.M19]" office:value-type="float" office:value="36.000734375" calcext:value-type="float">
            <text:p>36.0007</text:p>
          </table:table-cell>
          <table:table-cell table:style-name="ce11" table:formula="of:=[.M20]-2*([.$B20]-1)" office:value-type="float" office:value="0.000734374999993293" calcext:value-type="float">
            <text:p>0.000734375</text:p>
          </table:table-cell>
          <table:table-cell table:style-name="Default" office:value-type="float" office:value="63625415982940.1" calcext:value-type="float">
            <text:p>63625415982940.1</text:p>
          </table:table-cell>
          <table:table-cell table:style-name="ce7" table:formula="of:=([.O20]-[.O19])/1000" office:value-type="float" office:value="2.00234375" calcext:value-type="float">
            <text:p>2.0023</text:p>
          </table:table-cell>
          <table:table-cell table:style-name="ce7" table:formula="of:=[.P20]+[.Q19]" office:value-type="float" office:value="36.0028828125" calcext:value-type="float">
            <text:p>36.0029</text:p>
          </table:table-cell>
          <table:table-cell table:style-name="ce12" table:formula="of:=[.Q20]-2*([.$B20]-1)" office:value-type="float" office:value="0.00288281249999756" calcext:value-type="float">
            <text:p>0.0028828125</text:p>
          </table:table-cell>
          <table:table-cell table:style-name="Default" office:value-type="float" office:value="63625416466613.7" calcext:value-type="float">
            <text:p>63625416466613.7</text:p>
          </table:table-cell>
          <table:table-cell table:style-name="ce7" table:formula="of:=([.S20]-[.S19])/1000" office:value-type="float" office:value="2.0024921875" calcext:value-type="float">
            <text:p>2.0025</text:p>
          </table:table-cell>
          <table:table-cell table:style-name="ce7" table:formula="of:=[.T20]+[.U19]" office:value-type="float" office:value="36.0022109375" calcext:value-type="float">
            <text:p>36.0022</text:p>
          </table:table-cell>
          <table:table-cell table:style-name="ce13" table:formula="of:=[.U20]-2*([.$B20]-1)" office:value-type="float" office:value="0.00221093750000279" calcext:value-type="float">
            <text:p>0.0022109375</text:p>
          </table:table-cell>
          <table:table-cell table:style-name="Default" office:value-type="float" office:value="63625416959942.1" calcext:value-type="float">
            <text:p>63625416959942.1</text:p>
          </table:table-cell>
          <table:table-cell table:style-name="ce14" table:formula="of:=([.W20]-[.W19])/1000" office:value-type="float" office:value="1.9980546875" calcext:value-type="float">
            <text:p>1.9981</text:p>
          </table:table-cell>
          <table:table-cell table:style-name="ce7" table:formula="of:=[.X20]+[.Y19]" office:value-type="float" office:value="36.0004296875" calcext:value-type="float">
            <text:p>36.0004</text:p>
          </table:table-cell>
          <table:table-cell table:style-name="ce15" table:formula="of:=[.Y20]-2*([.$B20]-1)" office:value-type="float" office:value="0.000429687499995168" calcext:value-type="float">
            <text:p>0.0004296875</text:p>
          </table:table-cell>
          <table:table-cell table:style-name="Default" office:value-type="float" office:value="63625417436029.1" calcext:value-type="float">
            <text:p>63625417436029.1</text:p>
          </table:table-cell>
          <table:table-cell table:style-name="ce7" table:formula="of:=([.AA20]-[.AA19])/1000" office:value-type="float" office:value="1.9988203125" calcext:value-type="float">
            <text:p>1.9988</text:p>
          </table:table-cell>
          <table:table-cell table:style-name="ce7" table:formula="of:=[.AB20]+[.AC19]" office:value-type="float" office:value="35.9992265625" calcext:value-type="float">
            <text:p>35.9992</text:p>
          </table:table-cell>
          <table:table-cell table:style-name="ce16" table:formula="of:=[.AC20]-2*([.$B20]-1)" office:value-type="float" office:value="-0.000773437500001251" calcext:value-type="float">
            <text:p>-0.0007734375</text:p>
          </table:table-cell>
          <table:table-cell table:style-name="Default" office:value-type="float" office:value="63625417900992.6" calcext:value-type="float">
            <text:p>63625417900992.6</text:p>
          </table:table-cell>
          <table:table-cell table:style-name="ce7" table:formula="of:=([.AE20]-[.AE19])/1000" office:value-type="float" office:value="1.9987890625" calcext:value-type="float">
            <text:p>1.9988</text:p>
          </table:table-cell>
          <table:table-cell table:style-name="ce7" table:formula="of:=[.AF20]+[.AG19]" office:value-type="float" office:value="35.99978125" calcext:value-type="float">
            <text:p>35.9998</text:p>
          </table:table-cell>
          <table:table-cell table:style-name="ce17" table:formula="of:=[.AG20]-2*([.$B20]-1)" office:value-type="float" office:value="-0.000218750000001933" calcext:value-type="float">
            <text:p>-0.00021875</text:p>
          </table:table-cell>
          <table:table-cell table:style-name="Default" office:value-type="float" office:value="63625418372788.2" calcext:value-type="float">
            <text:p>63625418372788.2</text:p>
          </table:table-cell>
          <table:table-cell table:style-name="ce7" table:formula="of:=([.AI20]-[.AI19])/1000" office:value-type="float" office:value="1.9975859375" calcext:value-type="float">
            <text:p>1.9976</text:p>
          </table:table-cell>
          <table:table-cell table:style-name="ce7" table:formula="of:=[.AJ20]+[.AK19]" office:value-type="float" office:value="36.0004765625" calcext:value-type="float">
            <text:p>36.0005</text:p>
          </table:table-cell>
          <table:table-cell table:style-name="ce18" table:formula="of:=[.AK20]-2*([.$B20]-1)" office:value-type="float" office:value="0.000476562500004718" calcext:value-type="float">
            <text:p>0.0004765625</text:p>
          </table:table-cell>
          <table:table-cell table:style-name="Default" office:value-type="float" office:value="63625418836470.1" calcext:value-type="float">
            <text:p>63625418836470.1</text:p>
          </table:table-cell>
          <table:table-cell table:style-name="ce19" table:formula="of:=([.AM20]-[.AM19])/1000" office:value-type="float" office:value="1.999734375" calcext:value-type="float">
            <text:p>1.9997</text:p>
          </table:table-cell>
          <table:table-cell table:style-name="ce7" table:formula="of:=[.AN20]+[.AO19]" office:value-type="float" office:value="35.999765625" calcext:value-type="float">
            <text:p>35.9998</text:p>
          </table:table-cell>
          <table:table-cell table:style-name="ce20" table:formula="of:=[.AO20]-2*([.$B20]-1)" office:value-type="float" office:value="-0.000234375000005116" calcext:value-type="float">
            <text:p>-0.000234375</text:p>
          </table:table-cell>
          <table:table-cell table:style-name="Default" office:value-type="float" office:value="63625419306987.1" calcext:value-type="float">
            <text:p>63625419306987.1</text:p>
          </table:table-cell>
          <table:table-cell table:style-name="ce7" table:formula="of:=([.AQ20]-[.AQ19])/1000" office:value-type="float" office:value="2.0026484375" calcext:value-type="float">
            <text:p>2.0026</text:p>
          </table:table-cell>
          <table:table-cell table:style-name="ce7" table:formula="of:=[.AR20]+[.AS19]" office:value-type="float" office:value="36.0026640625" calcext:value-type="float">
            <text:p>36.0027</text:p>
          </table:table-cell>
          <table:table-cell table:style-name="ce21" table:formula="of:=[.AS20]-2*([.$B20]-1)" office:value-type="float" office:value="0.00266406250000273" calcext:value-type="float">
            <text:p>0.0026640625</text:p>
          </table:table-cell>
          <table:table-cell table:style-name="Default" office:value-type="float" office:value="63625419791502.1" calcext:value-type="float">
            <text:p>63625419791502.1</text:p>
          </table:table-cell>
          <table:table-cell table:style-name="ce7" table:formula="of:=([.AU20]-[.AU19])/1000" office:value-type="float" office:value="1.9998359375" calcext:value-type="float">
            <text:p>1.9998</text:p>
          </table:table-cell>
          <table:table-cell table:style-name="ce7" table:formula="of:=[.AV20]+[.AW19]" office:value-type="float" office:value="36.001609375" calcext:value-type="float">
            <text:p>36.0016</text:p>
          </table:table-cell>
          <table:table-cell table:style-name="ce22" table:formula="of:=[.AW20]-2*([.$B20]-1)" office:value-type="float" office:value="0.00160937500000813" calcext:value-type="float">
            <text:p>0.001609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63625414557130" calcext:value-type="float">
            <text:p>63625414557130</text:p>
          </table:table-cell>
          <table:table-cell table:formula="of:=([.C21]-[.C20])/1000" office:value-type="float" office:value="1.9956171875" calcext:value-type="float">
            <text:p>1.9956</text:p>
          </table:table-cell>
          <table:table-cell table:formula="of:=[.D21]+[.E20]" office:value-type="float" office:value="38.000375" calcext:value-type="float">
            <text:p>38.0004</text:p>
          </table:table-cell>
          <table:table-cell table:style-name="ce9" table:formula="of:=[.E21]-2*([.$B21]-1)" office:value-type="float" office:value="0.000375000000012449" calcext:value-type="float">
            <text:p>0.000375</text:p>
          </table:table-cell>
          <table:table-cell table:style-name="Default" office:value-type="float" office:value="63625415043415.3" calcext:value-type="float">
            <text:p>63625415043415.3</text:p>
          </table:table-cell>
          <table:table-cell table:style-name="ce7" table:formula="of:=([.G21]-[.G20])/1000" office:value-type="float" office:value="1.99871875" calcext:value-type="float">
            <text:p>1.9987</text:p>
          </table:table-cell>
          <table:table-cell table:style-name="ce7" table:formula="of:=[.H21]+[.I20]" office:value-type="float" office:value="38.0000078125" calcext:value-type="float">
            <text:p>38.0000</text:p>
          </table:table-cell>
          <table:table-cell table:style-name="ce10" table:formula="of:=[.I21]-2*([.$B21]-1)" office:value-type="float" office:value="0.00000781250000159162" calcext:value-type="float">
            <text:p>7.81250000159162E-06</text:p>
          </table:table-cell>
          <table:table-cell table:style-name="Default" office:value-type="float" office:value="63625415514527.4" calcext:value-type="float">
            <text:p>63625415514527.4</text:p>
          </table:table-cell>
          <table:table-cell table:style-name="ce7" table:formula="of:=([.K21]-[.K20])/1000" office:value-type="float" office:value="1.999703125" calcext:value-type="float">
            <text:p>1.9997</text:p>
          </table:table-cell>
          <table:table-cell table:style-name="ce7" table:formula="of:=[.L21]+[.M20]" office:value-type="float" office:value="38.0004375" calcext:value-type="float">
            <text:p>38.0004</text:p>
          </table:table-cell>
          <table:table-cell table:style-name="ce11" table:formula="of:=[.M21]-2*([.$B21]-1)" office:value-type="float" office:value="0.000437499999989655" calcext:value-type="float">
            <text:p>0.0004375</text:p>
          </table:table-cell>
          <table:table-cell table:style-name="Default" office:value-type="float" office:value="63625415984940.2" calcext:value-type="float">
            <text:p>63625415984940.2</text:p>
          </table:table-cell>
          <table:table-cell table:style-name="ce7" table:formula="of:=([.O21]-[.O20])/1000" office:value-type="float" office:value="2.0000625" calcext:value-type="float">
            <text:p>2.0001</text:p>
          </table:table-cell>
          <table:table-cell table:style-name="ce7" table:formula="of:=[.P21]+[.Q20]" office:value-type="float" office:value="38.0029453125" calcext:value-type="float">
            <text:p>38.0029</text:p>
          </table:table-cell>
          <table:table-cell table:style-name="ce12" table:formula="of:=[.Q21]-2*([.$B21]-1)" office:value-type="float" office:value="0.00294531249999608" calcext:value-type="float">
            <text:p>0.0029453125</text:p>
          </table:table-cell>
          <table:table-cell table:style-name="Default" office:value-type="float" office:value="63625416468611.3" calcext:value-type="float">
            <text:p>63625416468611.3</text:p>
          </table:table-cell>
          <table:table-cell table:style-name="ce7" table:formula="of:=([.S21]-[.S20])/1000" office:value-type="float" office:value="1.99759375" calcext:value-type="float">
            <text:p>1.9976</text:p>
          </table:table-cell>
          <table:table-cell table:style-name="ce7" table:formula="of:=[.T21]+[.U20]" office:value-type="float" office:value="37.9998046875" calcext:value-type="float">
            <text:p>37.9998</text:p>
          </table:table-cell>
          <table:table-cell table:style-name="ce13" table:formula="of:=[.U21]-2*([.$B21]-1)" office:value-type="float" office:value="-0.000195312499997158" calcext:value-type="float">
            <text:p>-0.0001953125</text:p>
          </table:table-cell>
          <table:table-cell table:style-name="Default" office:value-type="float" office:value="63625416961943.5" calcext:value-type="float">
            <text:p>63625416961943.5</text:p>
          </table:table-cell>
          <table:table-cell table:style-name="ce14" table:formula="of:=([.W21]-[.W20])/1000" office:value-type="float" office:value="2.0013828125" calcext:value-type="float">
            <text:p>2.0014</text:p>
          </table:table-cell>
          <table:table-cell table:style-name="ce7" table:formula="of:=[.X21]+[.Y20]" office:value-type="float" office:value="38.0018125" calcext:value-type="float">
            <text:p>38.0018</text:p>
          </table:table-cell>
          <table:table-cell table:style-name="ce15" table:formula="of:=[.Y21]-2*([.$B21]-1)" office:value-type="float" office:value="0.00181249999999267" calcext:value-type="float">
            <text:p>0.0018125</text:p>
          </table:table-cell>
          <table:table-cell table:style-name="Default" office:value-type="float" office:value="63625417438030.4" calcext:value-type="float">
            <text:p>63625417438030.4</text:p>
          </table:table-cell>
          <table:table-cell table:style-name="ce7" table:formula="of:=([.AA21]-[.AA20])/1000" office:value-type="float" office:value="2.001390625" calcext:value-type="float">
            <text:p>2.0014</text:p>
          </table:table-cell>
          <table:table-cell table:style-name="ce7" table:formula="of:=[.AB21]+[.AC20]" office:value-type="float" office:value="38.0006171875" calcext:value-type="float">
            <text:p>38.0006</text:p>
          </table:table-cell>
          <table:table-cell table:style-name="ce16" table:formula="of:=[.AC21]-2*([.$B21]-1)" office:value-type="float" office:value="0.00061718749999784" calcext:value-type="float">
            <text:p>0.0006171875</text:p>
          </table:table-cell>
          <table:table-cell table:style-name="Default" office:value-type="float" office:value="63625417902992.9" calcext:value-type="float">
            <text:p>63625417902992.9</text:p>
          </table:table-cell>
          <table:table-cell table:style-name="ce7" table:formula="of:=([.AE21]-[.AE20])/1000" office:value-type="float" office:value="2.0003125" calcext:value-type="float">
            <text:p>2.0003</text:p>
          </table:table-cell>
          <table:table-cell table:style-name="ce7" table:formula="of:=[.AF21]+[.AG20]" office:value-type="float" office:value="38.00009375" calcext:value-type="float">
            <text:p>38.0001</text:p>
          </table:table-cell>
          <table:table-cell table:style-name="ce17" table:formula="of:=[.AG21]-2*([.$B21]-1)" office:value-type="float" office:value="0.0000937499999977831" calcext:value-type="float">
            <text:p>0.00009375</text:p>
          </table:table-cell>
          <table:table-cell table:style-name="Default" office:value-type="float" office:value="63625418374789" calcext:value-type="float">
            <text:p>63625418374789</text:p>
          </table:table-cell>
          <table:table-cell table:style-name="ce7" table:formula="of:=([.AI21]-[.AI20])/1000" office:value-type="float" office:value="2.00084375" calcext:value-type="float">
            <text:p>2.0008</text:p>
          </table:table-cell>
          <table:table-cell table:style-name="ce7" table:formula="of:=[.AJ21]+[.AK20]" office:value-type="float" office:value="38.0013203125" calcext:value-type="float">
            <text:p>38.0013</text:p>
          </table:table-cell>
          <table:table-cell table:style-name="ce18" table:formula="of:=[.AK21]-2*([.$B21]-1)" office:value-type="float" office:value="0.00132031250000608" calcext:value-type="float">
            <text:p>0.0013203125</text:p>
          </table:table-cell>
          <table:table-cell table:style-name="Default" office:value-type="float" office:value="63625418838469.7" calcext:value-type="float">
            <text:p>63625418838469.7</text:p>
          </table:table-cell>
          <table:table-cell table:style-name="ce19" table:formula="of:=([.AM21]-[.AM20])/1000" office:value-type="float" office:value="1.9996484375" calcext:value-type="float">
            <text:p>1.9996</text:p>
          </table:table-cell>
          <table:table-cell table:style-name="ce7" table:formula="of:=[.AN21]+[.AO20]" office:value-type="float" office:value="37.9994140625" calcext:value-type="float">
            <text:p>37.9994</text:p>
          </table:table-cell>
          <table:table-cell table:style-name="ce20" table:formula="of:=[.AO21]-2*([.$B21]-1)" office:value-type="float" office:value="-0.000585937500005684" calcext:value-type="float">
            <text:p>-0.0005859375</text:p>
          </table:table-cell>
          <table:table-cell table:style-name="Default" office:value-type="float" office:value="63625419308985.9" calcext:value-type="float">
            <text:p>63625419308985.9</text:p>
          </table:table-cell>
          <table:table-cell table:style-name="ce7" table:formula="of:=([.AQ21]-[.AQ20])/1000" office:value-type="float" office:value="1.9987890625" calcext:value-type="float">
            <text:p>1.9988</text:p>
          </table:table-cell>
          <table:table-cell table:style-name="ce7" table:formula="of:=[.AR21]+[.AS20]" office:value-type="float" office:value="38.001453125" calcext:value-type="float">
            <text:p>38.0015</text:p>
          </table:table-cell>
          <table:table-cell table:style-name="ce21" table:formula="of:=[.AS21]-2*([.$B21]-1)" office:value-type="float" office:value="0.00145312500000472" calcext:value-type="float">
            <text:p>0.001453125</text:p>
          </table:table-cell>
          <table:table-cell table:style-name="Default" office:value-type="float" office:value="63625419793500.5" calcext:value-type="float">
            <text:p>63625419793500.5</text:p>
          </table:table-cell>
          <table:table-cell table:style-name="ce7" table:formula="of:=([.AU21]-[.AU20])/1000" office:value-type="float" office:value="1.99840625" calcext:value-type="float">
            <text:p>1.9984</text:p>
          </table:table-cell>
          <table:table-cell table:style-name="ce7" table:formula="of:=[.AV21]+[.AW20]" office:value-type="float" office:value="38.000015625" calcext:value-type="float">
            <text:p>38.0000</text:p>
          </table:table-cell>
          <table:table-cell table:style-name="ce22" table:formula="of:=[.AW21]-2*([.$B21]-1)" office:value-type="float" office:value="0.0000156250000102887" calcext:value-type="float">
            <text:p>0.000015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63625414559132.1" calcext:value-type="float">
            <text:p>63625414559132.1</text:p>
          </table:table-cell>
          <table:table-cell table:formula="of:=([.C22]-[.C21])/1000" office:value-type="float" office:value="2.0021171875" calcext:value-type="float">
            <text:p>2.0021</text:p>
          </table:table-cell>
          <table:table-cell table:formula="of:=[.D22]+[.E21]" office:value-type="float" office:value="40.0024921875" calcext:value-type="float">
            <text:p>40.0025</text:p>
          </table:table-cell>
          <table:table-cell table:style-name="ce9" table:formula="of:=[.E22]-2*([.$B22]-1)" office:value-type="float" office:value="0.00249218750001035" calcext:value-type="float">
            <text:p>0.0024921875</text:p>
          </table:table-cell>
          <table:table-cell table:style-name="Default" office:value-type="float" office:value="63625415045415.7" calcext:value-type="float">
            <text:p>63625415045415.7</text:p>
          </table:table-cell>
          <table:table-cell table:style-name="ce7" table:formula="of:=([.G22]-[.G21])/1000" office:value-type="float" office:value="2.0003828125" calcext:value-type="float">
            <text:p>2.0004</text:p>
          </table:table-cell>
          <table:table-cell table:style-name="ce7" table:formula="of:=[.H22]+[.I21]" office:value-type="float" office:value="40.000390625" calcext:value-type="float">
            <text:p>40.0004</text:p>
          </table:table-cell>
          <table:table-cell table:style-name="ce10" table:formula="of:=[.I22]-2*([.$B22]-1)" office:value-type="float" office:value="0.000390625000001421" calcext:value-type="float">
            <text:p>0.000390625</text:p>
          </table:table-cell>
          <table:table-cell table:style-name="Default" office:value-type="float" office:value="63625415516527.4" calcext:value-type="float">
            <text:p>63625415516527.4</text:p>
          </table:table-cell>
          <table:table-cell table:style-name="ce7" table:formula="of:=([.K22]-[.K21])/1000" office:value-type="float" office:value="1.999921875" calcext:value-type="float">
            <text:p>1.9999</text:p>
          </table:table-cell>
          <table:table-cell table:style-name="ce7" table:formula="of:=[.L22]+[.M21]" office:value-type="float" office:value="40.000359375" calcext:value-type="float">
            <text:p>40.0004</text:p>
          </table:table-cell>
          <table:table-cell table:style-name="ce11" table:formula="of:=[.M22]-2*([.$B22]-1)" office:value-type="float" office:value="0.000359374999987949" calcext:value-type="float">
            <text:p>0.000359375</text:p>
          </table:table-cell>
          <table:table-cell table:style-name="Default" office:value-type="float" office:value="63625415986937.1" calcext:value-type="float">
            <text:p>63625415986937.1</text:p>
          </table:table-cell>
          <table:table-cell table:style-name="ce7" table:formula="of:=([.O22]-[.O21])/1000" office:value-type="float" office:value="1.996890625" calcext:value-type="float">
            <text:p>1.9969</text:p>
          </table:table-cell>
          <table:table-cell table:style-name="ce7" table:formula="of:=[.P22]+[.Q21]" office:value-type="float" office:value="39.9998359375" calcext:value-type="float">
            <text:p>39.9998</text:p>
          </table:table-cell>
          <table:table-cell table:style-name="ce12" table:formula="of:=[.Q22]-2*([.$B22]-1)" office:value-type="float" office:value="-0.000164062500005002" calcext:value-type="float">
            <text:p>-0.0001640625</text:p>
          </table:table-cell>
          <table:table-cell table:style-name="Default" office:value-type="float" office:value="63625416470611" calcext:value-type="float">
            <text:p>63625416470611</text:p>
          </table:table-cell>
          <table:table-cell table:style-name="ce7" table:formula="of:=([.S22]-[.S21])/1000" office:value-type="float" office:value="1.9996875" calcext:value-type="float">
            <text:p>1.9997</text:p>
          </table:table-cell>
          <table:table-cell table:style-name="ce7" table:formula="of:=[.T22]+[.U21]" office:value-type="float" office:value="39.9994921875" calcext:value-type="float">
            <text:p>39.9995</text:p>
          </table:table-cell>
          <table:table-cell table:style-name="ce13" table:formula="of:=[.U22]-2*([.$B22]-1)" office:value-type="float" office:value="-0.000507812499996874" calcext:value-type="float">
            <text:p>-0.0005078125</text:p>
          </table:table-cell>
          <table:table-cell table:style-name="Default" office:value-type="float" office:value="63625416963942.5" calcext:value-type="float">
            <text:p>63625416963942.5</text:p>
          </table:table-cell>
          <table:table-cell table:style-name="ce14" table:formula="of:=([.W22]-[.W21])/1000" office:value-type="float" office:value="1.9989609375" calcext:value-type="float">
            <text:p>1.9990</text:p>
          </table:table-cell>
          <table:table-cell table:style-name="ce7" table:formula="of:=[.X22]+[.Y21]" office:value-type="float" office:value="40.0007734375" calcext:value-type="float">
            <text:p>40.0008</text:p>
          </table:table-cell>
          <table:table-cell table:style-name="ce15" table:formula="of:=[.Y22]-2*([.$B22]-1)" office:value-type="float" office:value="0.000773437499994145" calcext:value-type="float">
            <text:p>0.0007734375</text:p>
          </table:table-cell>
          <table:table-cell table:style-name="Default" office:value-type="float" office:value="63625417440030.4" calcext:value-type="float">
            <text:p>63625417440030.4</text:p>
          </table:table-cell>
          <table:table-cell table:style-name="ce7" table:formula="of:=([.AA22]-[.AA21])/1000" office:value-type="float" office:value="1.9999375" calcext:value-type="float">
            <text:p>1.9999</text:p>
          </table:table-cell>
          <table:table-cell table:style-name="ce7" table:formula="of:=[.AB22]+[.AC21]" office:value-type="float" office:value="40.0005546875" calcext:value-type="float">
            <text:p>40.0006</text:p>
          </table:table-cell>
          <table:table-cell table:style-name="ce16" table:formula="of:=[.AC22]-2*([.$B22]-1)" office:value-type="float" office:value="0.000554687499999318" calcext:value-type="float">
            <text:p>0.0005546875</text:p>
          </table:table-cell>
          <table:table-cell table:style-name="Default" office:value-type="float" office:value="63625417904993.7" calcext:value-type="float">
            <text:p>63625417904993.7</text:p>
          </table:table-cell>
          <table:table-cell table:style-name="ce7" table:formula="of:=([.AE22]-[.AE21])/1000" office:value-type="float" office:value="2.0007734375" calcext:value-type="float">
            <text:p>2.0008</text:p>
          </table:table-cell>
          <table:table-cell table:style-name="ce7" table:formula="of:=[.AF22]+[.AG21]" office:value-type="float" office:value="40.0008671875" calcext:value-type="float">
            <text:p>40.0009</text:p>
          </table:table-cell>
          <table:table-cell table:style-name="ce17" table:formula="of:=[.AG22]-2*([.$B22]-1)" office:value-type="float" office:value="0.000867187499999034" calcext:value-type="float">
            <text:p>0.0008671875</text:p>
          </table:table-cell>
          <table:table-cell table:style-name="Default" office:value-type="float" office:value="63625418376788.8" calcext:value-type="float">
            <text:p>63625418376788.8</text:p>
          </table:table-cell>
          <table:table-cell table:style-name="ce7" table:formula="of:=([.AI22]-[.AI21])/1000" office:value-type="float" office:value="1.9997421875" calcext:value-type="float">
            <text:p>1.9997</text:p>
          </table:table-cell>
          <table:table-cell table:style-name="ce7" table:formula="of:=[.AJ22]+[.AK21]" office:value-type="float" office:value="40.0010625" calcext:value-type="float">
            <text:p>40.0011</text:p>
          </table:table-cell>
          <table:table-cell table:style-name="ce18" table:formula="of:=[.AK22]-2*([.$B22]-1)" office:value-type="float" office:value="0.0010625000000033" calcext:value-type="float">
            <text:p>0.0010625</text:p>
          </table:table-cell>
          <table:table-cell table:style-name="Default" office:value-type="float" office:value="63625418840470.5" calcext:value-type="float">
            <text:p>63625418840470.5</text:p>
          </table:table-cell>
          <table:table-cell table:style-name="ce19" table:formula="of:=([.AM22]-[.AM21])/1000" office:value-type="float" office:value="2.0007890625" calcext:value-type="float">
            <text:p>2.0008</text:p>
          </table:table-cell>
          <table:table-cell table:style-name="ce7" table:formula="of:=[.AN22]+[.AO21]" office:value-type="float" office:value="40.000203125" calcext:value-type="float">
            <text:p>40.0002</text:p>
          </table:table-cell>
          <table:table-cell table:style-name="ce20" table:formula="of:=[.AO22]-2*([.$B22]-1)" office:value-type="float" office:value="0.000203124999991644" calcext:value-type="float">
            <text:p>0.000203125</text:p>
          </table:table-cell>
          <table:table-cell table:style-name="Default" office:value-type="float" office:value="63625419310985.1" calcext:value-type="float">
            <text:p>63625419310985.1</text:p>
          </table:table-cell>
          <table:table-cell table:style-name="ce7" table:formula="of:=([.AQ22]-[.AQ21])/1000" office:value-type="float" office:value="1.9991953125" calcext:value-type="float">
            <text:p>1.9992</text:p>
          </table:table-cell>
          <table:table-cell table:style-name="ce7" table:formula="of:=[.AR22]+[.AS21]" office:value-type="float" office:value="40.0006484375" calcext:value-type="float">
            <text:p>40.0006</text:p>
          </table:table-cell>
          <table:table-cell table:style-name="ce21" table:formula="of:=[.AS22]-2*([.$B22]-1)" office:value-type="float" office:value="0.000648437500004206" calcext:value-type="float">
            <text:p>0.0006484375</text:p>
          </table:table-cell>
          <table:table-cell table:style-name="Default" office:value-type="float" office:value="63625419795502.7" calcext:value-type="float">
            <text:p>63625419795502.7</text:p>
          </table:table-cell>
          <table:table-cell table:style-name="ce7" table:formula="of:=([.AU22]-[.AU21])/1000" office:value-type="float" office:value="2.0022109375" calcext:value-type="float">
            <text:p>2.0022</text:p>
          </table:table-cell>
          <table:table-cell table:style-name="ce7" table:formula="of:=[.AV22]+[.AW21]" office:value-type="float" office:value="40.0022265625" calcext:value-type="float">
            <text:p>40.0022</text:p>
          </table:table-cell>
          <table:table-cell table:style-name="ce22" table:formula="of:=[.AW22]-2*([.$B22]-1)" office:value-type="float" office:value="0.00222656250001307" calcext:value-type="float">
            <text:p>0.0022265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63625414561131.5" calcext:value-type="float">
            <text:p>63625414561131.5</text:p>
          </table:table-cell>
          <table:table-cell table:formula="of:=([.C23]-[.C22])/1000" office:value-type="float" office:value="1.9993984375" calcext:value-type="float">
            <text:p>1.9994</text:p>
          </table:table-cell>
          <table:table-cell table:formula="of:=[.D23]+[.E22]" office:value-type="float" office:value="42.001890625" calcext:value-type="float">
            <text:p>42.0019</text:p>
          </table:table-cell>
          <table:table-cell table:style-name="ce9" table:formula="of:=[.E23]-2*([.$B23]-1)" office:value-type="float" office:value="0.00189062500000858" calcext:value-type="float">
            <text:p>0.001890625</text:p>
          </table:table-cell>
          <table:table-cell table:style-name="Default" office:value-type="float" office:value="63625415047414.8" calcext:value-type="float">
            <text:p>63625415047414.8</text:p>
          </table:table-cell>
          <table:table-cell table:style-name="ce7" table:formula="of:=([.G23]-[.G22])/1000" office:value-type="float" office:value="1.9990546875" calcext:value-type="float">
            <text:p>1.9991</text:p>
          </table:table-cell>
          <table:table-cell table:style-name="ce7" table:formula="of:=[.H23]+[.I22]" office:value-type="float" office:value="41.9994453125" calcext:value-type="float">
            <text:p>41.9994</text:p>
          </table:table-cell>
          <table:table-cell table:style-name="ce10" table:formula="of:=[.I23]-2*([.$B23]-1)" office:value-type="float" office:value="-0.000554687499999318" calcext:value-type="float">
            <text:p>-0.0005546875</text:p>
          </table:table-cell>
          <table:table-cell table:style-name="Default" office:value-type="float" office:value="63625415518528.6" calcext:value-type="float">
            <text:p>63625415518528.6</text:p>
          </table:table-cell>
          <table:table-cell table:style-name="ce7" table:formula="of:=([.K23]-[.K22])/1000" office:value-type="float" office:value="2.0012734375" calcext:value-type="float">
            <text:p>2.0013</text:p>
          </table:table-cell>
          <table:table-cell table:style-name="ce7" table:formula="of:=[.L23]+[.M22]" office:value-type="float" office:value="42.0016328125" calcext:value-type="float">
            <text:p>42.0016</text:p>
          </table:table-cell>
          <table:table-cell table:style-name="ce11" table:formula="of:=[.M23]-2*([.$B23]-1)" office:value-type="float" office:value="0.00163281249999159" calcext:value-type="float">
            <text:p>0.0016328125</text:p>
          </table:table-cell>
          <table:table-cell table:style-name="Default" office:value-type="float" office:value="63625415988939.3" calcext:value-type="float">
            <text:p>63625415988939.3</text:p>
          </table:table-cell>
          <table:table-cell table:style-name="ce7" table:formula="of:=([.O23]-[.O22])/1000" office:value-type="float" office:value="2.0021953125" calcext:value-type="float">
            <text:p>2.0022</text:p>
          </table:table-cell>
          <table:table-cell table:style-name="ce7" table:formula="of:=[.P23]+[.Q22]" office:value-type="float" office:value="42.00203125" calcext:value-type="float">
            <text:p>42.0020</text:p>
          </table:table-cell>
          <table:table-cell table:style-name="ce12" table:formula="of:=[.Q23]-2*([.$B23]-1)" office:value-type="float" office:value="0.0020312499999946" calcext:value-type="float">
            <text:p>0.00203125</text:p>
          </table:table-cell>
          <table:table-cell table:style-name="Default" office:value-type="float" office:value="63625416472611.6" calcext:value-type="float">
            <text:p>63625416472611.6</text:p>
          </table:table-cell>
          <table:table-cell table:style-name="ce7" table:formula="of:=([.S23]-[.S22])/1000" office:value-type="float" office:value="2.0005859375" calcext:value-type="float">
            <text:p>2.0006</text:p>
          </table:table-cell>
          <table:table-cell table:style-name="ce7" table:formula="of:=[.T23]+[.U22]" office:value-type="float" office:value="42.000078125" calcext:value-type="float">
            <text:p>42.0001</text:p>
          </table:table-cell>
          <table:table-cell table:style-name="ce13" table:formula="of:=[.U23]-2*([.$B23]-1)" office:value-type="float" office:value="0.0000781250000017053" calcext:value-type="float">
            <text:p>0.000078125</text:p>
          </table:table-cell>
          <table:table-cell table:style-name="Default" office:value-type="float" office:value="63625416965941.4" calcext:value-type="float">
            <text:p>63625416965941.4</text:p>
          </table:table-cell>
          <table:table-cell table:style-name="ce14" table:formula="of:=([.W23]-[.W22])/1000" office:value-type="float" office:value="1.998890625" calcext:value-type="float">
            <text:p>1.9989</text:p>
          </table:table-cell>
          <table:table-cell table:style-name="ce7" table:formula="of:=[.X23]+[.Y22]" office:value-type="float" office:value="41.9996640625" calcext:value-type="float">
            <text:p>41.9997</text:p>
          </table:table-cell>
          <table:table-cell table:style-name="ce15" table:formula="of:=[.Y23]-2*([.$B23]-1)" office:value-type="float" office:value="-0.000335937500004491" calcext:value-type="float">
            <text:p>-0.0003359375</text:p>
          </table:table-cell>
          <table:table-cell table:style-name="Default" office:value-type="float" office:value="63625417442029.7" calcext:value-type="float">
            <text:p>63625417442029.7</text:p>
          </table:table-cell>
          <table:table-cell table:style-name="ce7" table:formula="of:=([.AA23]-[.AA22])/1000" office:value-type="float" office:value="1.9993359375" calcext:value-type="float">
            <text:p>1.9993</text:p>
          </table:table-cell>
          <table:table-cell table:style-name="ce7" table:formula="of:=[.AB23]+[.AC22]" office:value-type="float" office:value="41.999890625" calcext:value-type="float">
            <text:p>41.9999</text:p>
          </table:table-cell>
          <table:table-cell table:style-name="ce16" table:formula="of:=[.AC23]-2*([.$B23]-1)" office:value-type="float" office:value="-0.000109375000000966" calcext:value-type="float">
            <text:p>-0.000109375</text:p>
          </table:table-cell>
          <table:table-cell table:style-name="Default" office:value-type="float" office:value="63625417906994.2" calcext:value-type="float">
            <text:p>63625417906994.2</text:p>
          </table:table-cell>
          <table:table-cell table:style-name="ce7" table:formula="of:=([.AE23]-[.AE22])/1000" office:value-type="float" office:value="2.0005625" calcext:value-type="float">
            <text:p>2.0006</text:p>
          </table:table-cell>
          <table:table-cell table:style-name="ce7" table:formula="of:=[.AF23]+[.AG22]" office:value-type="float" office:value="42.0014296875" calcext:value-type="float">
            <text:p>42.0014</text:p>
          </table:table-cell>
          <table:table-cell table:style-name="ce17" table:formula="of:=[.AG23]-2*([.$B23]-1)" office:value-type="float" office:value="0.00142968749999994" calcext:value-type="float">
            <text:p>0.0014296875</text:p>
          </table:table-cell>
          <table:table-cell table:style-name="Default" office:value-type="float" office:value="63625418378789.1" calcext:value-type="float">
            <text:p>63625418378789.1</text:p>
          </table:table-cell>
          <table:table-cell table:style-name="ce7" table:formula="of:=([.AI23]-[.AI22])/1000" office:value-type="float" office:value="2.0002890625" calcext:value-type="float">
            <text:p>2.0003</text:p>
          </table:table-cell>
          <table:table-cell table:style-name="ce7" table:formula="of:=[.AJ23]+[.AK22]" office:value-type="float" office:value="42.0013515625" calcext:value-type="float">
            <text:p>42.0014</text:p>
          </table:table-cell>
          <table:table-cell table:style-name="ce18" table:formula="of:=[.AK23]-2*([.$B23]-1)" office:value-type="float" office:value="0.00135156250000534" calcext:value-type="float">
            <text:p>0.0013515625</text:p>
          </table:table-cell>
          <table:table-cell table:style-name="Default" office:value-type="float" office:value="63625418842470.8" calcext:value-type="float">
            <text:p>63625418842470.8</text:p>
          </table:table-cell>
          <table:table-cell table:style-name="ce19" table:formula="of:=([.AM23]-[.AM22])/1000" office:value-type="float" office:value="2.0003203125" calcext:value-type="float">
            <text:p>2.0003</text:p>
          </table:table-cell>
          <table:table-cell table:style-name="ce7" table:formula="of:=[.AN23]+[.AO22]" office:value-type="float" office:value="42.0005234375" calcext:value-type="float">
            <text:p>42.0005</text:p>
          </table:table-cell>
          <table:table-cell table:style-name="ce20" table:formula="of:=[.AO23]-2*([.$B23]-1)" office:value-type="float" office:value="0.000523437499992951" calcext:value-type="float">
            <text:p>0.0005234375</text:p>
          </table:table-cell>
          <table:table-cell table:style-name="Default" office:value-type="float" office:value="63625419312984.1" calcext:value-type="float">
            <text:p>63625419312984.1</text:p>
          </table:table-cell>
          <table:table-cell table:style-name="ce7" table:formula="of:=([.AQ23]-[.AQ22])/1000" office:value-type="float" office:value="1.9989765625" calcext:value-type="float">
            <text:p>1.9990</text:p>
          </table:table-cell>
          <table:table-cell table:style-name="ce7" table:formula="of:=[.AR23]+[.AS22]" office:value-type="float" office:value="41.999625" calcext:value-type="float">
            <text:p>41.9996</text:p>
          </table:table-cell>
          <table:table-cell table:style-name="ce21" table:formula="of:=[.AS23]-2*([.$B23]-1)" office:value-type="float" office:value="-0.000374999999998238" calcext:value-type="float">
            <text:p>-0.000375</text:p>
          </table:table-cell>
          <table:table-cell table:style-name="Default" office:value-type="float" office:value="63625419797500.1" calcext:value-type="float">
            <text:p>63625419797500.1</text:p>
          </table:table-cell>
          <table:table-cell table:style-name="ce7" table:formula="of:=([.AU23]-[.AU22])/1000" office:value-type="float" office:value="1.9974140625" calcext:value-type="float">
            <text:p>1.9974</text:p>
          </table:table-cell>
          <table:table-cell table:style-name="ce7" table:formula="of:=[.AV23]+[.AW22]" office:value-type="float" office:value="41.999640625" calcext:value-type="float">
            <text:p>41.9996</text:p>
          </table:table-cell>
          <table:table-cell table:style-name="ce22" table:formula="of:=[.AW23]-2*([.$B23]-1)" office:value-type="float" office:value="-0.000359374999987949" calcext:value-type="float">
            <text:p>-0.000359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63625414563130.1" calcext:value-type="float">
            <text:p>63625414563130.1</text:p>
          </table:table-cell>
          <table:table-cell table:formula="of:=([.C24]-[.C23])/1000" office:value-type="float" office:value="1.9986328125" calcext:value-type="float">
            <text:p>1.9986</text:p>
          </table:table-cell>
          <table:table-cell table:formula="of:=[.D24]+[.E23]" office:value-type="float" office:value="44.0005234375" calcext:value-type="float">
            <text:p>44.0005</text:p>
          </table:table-cell>
          <table:table-cell table:style-name="ce9" table:formula="of:=[.E24]-2*([.$B24]-1)" office:value-type="float" office:value="0.000523437500007162" calcext:value-type="float">
            <text:p>0.0005234375</text:p>
          </table:table-cell>
          <table:table-cell table:style-name="Default" office:value-type="float" office:value="63625415049414.3" calcext:value-type="float">
            <text:p>63625415049414.3</text:p>
          </table:table-cell>
          <table:table-cell table:style-name="ce7" table:formula="of:=([.G24]-[.G23])/1000" office:value-type="float" office:value="1.9995859375" calcext:value-type="float">
            <text:p>1.9996</text:p>
          </table:table-cell>
          <table:table-cell table:style-name="ce7" table:formula="of:=[.H24]+[.I23]" office:value-type="float" office:value="43.99903125" calcext:value-type="float">
            <text:p>43.9990</text:p>
          </table:table-cell>
          <table:table-cell table:style-name="ce10" table:formula="of:=[.I24]-2*([.$B24]-1)" office:value-type="float" office:value="-0.000968749999998408" calcext:value-type="float">
            <text:p>-0.00096875</text:p>
          </table:table-cell>
          <table:table-cell table:style-name="Default" office:value-type="float" office:value="63625415520527.4" calcext:value-type="float">
            <text:p>63625415520527.4</text:p>
          </table:table-cell>
          <table:table-cell table:style-name="ce7" table:formula="of:=([.K24]-[.K23])/1000" office:value-type="float" office:value="1.9987265625" calcext:value-type="float">
            <text:p>1.9987</text:p>
          </table:table-cell>
          <table:table-cell table:style-name="ce7" table:formula="of:=[.L24]+[.M23]" office:value-type="float" office:value="44.000359375" calcext:value-type="float">
            <text:p>44.0004</text:p>
          </table:table-cell>
          <table:table-cell table:style-name="ce11" table:formula="of:=[.M24]-2*([.$B24]-1)" office:value-type="float" office:value="0.000359374999987949" calcext:value-type="float">
            <text:p>0.000359375</text:p>
          </table:table-cell>
          <table:table-cell table:style-name="Default" office:value-type="float" office:value="63625415990937.2" calcext:value-type="float">
            <text:p>63625415990937.2</text:p>
          </table:table-cell>
          <table:table-cell table:style-name="ce7" table:formula="of:=([.O24]-[.O23])/1000" office:value-type="float" office:value="1.9979375" calcext:value-type="float">
            <text:p>1.9979</text:p>
          </table:table-cell>
          <table:table-cell table:style-name="ce7" table:formula="of:=[.P24]+[.Q23]" office:value-type="float" office:value="43.99996875" calcext:value-type="float">
            <text:p>44.0000</text:p>
          </table:table-cell>
          <table:table-cell table:style-name="ce12" table:formula="of:=[.Q24]-2*([.$B24]-1)" office:value-type="float" office:value="-0.0000312500000063665" calcext:value-type="float">
            <text:p>-0.00003125</text:p>
          </table:table-cell>
          <table:table-cell table:style-name="Default" office:value-type="float" office:value="63625416474612.5" calcext:value-type="float">
            <text:p>63625416474612.5</text:p>
          </table:table-cell>
          <table:table-cell table:style-name="ce7" table:formula="of:=([.S24]-[.S23])/1000" office:value-type="float" office:value="2.000953125" calcext:value-type="float">
            <text:p>2.0010</text:p>
          </table:table-cell>
          <table:table-cell table:style-name="ce7" table:formula="of:=[.T24]+[.U23]" office:value-type="float" office:value="44.00103125" calcext:value-type="float">
            <text:p>44.0010</text:p>
          </table:table-cell>
          <table:table-cell table:style-name="ce13" table:formula="of:=[.U24]-2*([.$B24]-1)" office:value-type="float" office:value="0.00103125000000404" calcext:value-type="float">
            <text:p>0.00103125</text:p>
          </table:table-cell>
          <table:table-cell table:style-name="Default" office:value-type="float" office:value="63625416967942.2" calcext:value-type="float">
            <text:p>63625416967942.2</text:p>
          </table:table-cell>
          <table:table-cell table:style-name="ce14" table:formula="of:=([.W24]-[.W23])/1000" office:value-type="float" office:value="2.0008515625" calcext:value-type="float">
            <text:p>2.0009</text:p>
          </table:table-cell>
          <table:table-cell table:style-name="ce7" table:formula="of:=[.X24]+[.Y23]" office:value-type="float" office:value="44.000515625" calcext:value-type="float">
            <text:p>44.0005</text:p>
          </table:table-cell>
          <table:table-cell table:style-name="ce15" table:formula="of:=[.Y24]-2*([.$B24]-1)" office:value-type="float" office:value="0.000515624999998465" calcext:value-type="float">
            <text:p>0.000515625</text:p>
          </table:table-cell>
          <table:table-cell table:style-name="Default" office:value-type="float" office:value="63625417444029.5" calcext:value-type="float">
            <text:p>63625417444029.5</text:p>
          </table:table-cell>
          <table:table-cell table:style-name="ce7" table:formula="of:=([.AA24]-[.AA23])/1000" office:value-type="float" office:value="1.9998203125" calcext:value-type="float">
            <text:p>1.9998</text:p>
          </table:table-cell>
          <table:table-cell table:style-name="ce7" table:formula="of:=[.AB24]+[.AC23]" office:value-type="float" office:value="43.9997109375" calcext:value-type="float">
            <text:p>43.9997</text:p>
          </table:table-cell>
          <table:table-cell table:style-name="ce16" table:formula="of:=[.AC24]-2*([.$B24]-1)" office:value-type="float" office:value="-0.000289062500002046" calcext:value-type="float">
            <text:p>-0.0002890625</text:p>
          </table:table-cell>
          <table:table-cell table:style-name="Default" office:value-type="float" office:value="63625417908993.2" calcext:value-type="float">
            <text:p>63625417908993.2</text:p>
          </table:table-cell>
          <table:table-cell table:style-name="ce7" table:formula="of:=([.AE24]-[.AE23])/1000" office:value-type="float" office:value="1.9990234375" calcext:value-type="float">
            <text:p>1.9990</text:p>
          </table:table-cell>
          <table:table-cell table:style-name="ce7" table:formula="of:=[.AF24]+[.AG23]" office:value-type="float" office:value="44.000453125" calcext:value-type="float">
            <text:p>44.0005</text:p>
          </table:table-cell>
          <table:table-cell table:style-name="ce17" table:formula="of:=[.AG24]-2*([.$B24]-1)" office:value-type="float" office:value="0.000453124999999943" calcext:value-type="float">
            <text:p>0.000453125</text:p>
          </table:table-cell>
          <table:table-cell table:style-name="Default" office:value-type="float" office:value="63625418380788.4" calcext:value-type="float">
            <text:p>63625418380788.4</text:p>
          </table:table-cell>
          <table:table-cell table:style-name="ce7" table:formula="of:=([.AI24]-[.AI23])/1000" office:value-type="float" office:value="1.9993203125" calcext:value-type="float">
            <text:p>1.9993</text:p>
          </table:table-cell>
          <table:table-cell table:style-name="ce7" table:formula="of:=[.AJ24]+[.AK23]" office:value-type="float" office:value="44.000671875" calcext:value-type="float">
            <text:p>44.0007</text:p>
          </table:table-cell>
          <table:table-cell table:style-name="ce18" table:formula="of:=[.AK24]-2*([.$B24]-1)" office:value-type="float" office:value="0.000671875000008981" calcext:value-type="float">
            <text:p>0.000671875</text:p>
          </table:table-cell>
          <table:table-cell table:style-name="Default" office:value-type="float" office:value="63625418844471.5" calcext:value-type="float">
            <text:p>63625418844471.5</text:p>
          </table:table-cell>
          <table:table-cell table:style-name="ce19" table:formula="of:=([.AM24]-[.AM23])/1000" office:value-type="float" office:value="2.0006953125" calcext:value-type="float">
            <text:p>2.0007</text:p>
          </table:table-cell>
          <table:table-cell table:style-name="ce7" table:formula="of:=[.AN24]+[.AO23]" office:value-type="float" office:value="44.00121875" calcext:value-type="float">
            <text:p>44.0012</text:p>
          </table:table-cell>
          <table:table-cell table:style-name="ce20" table:formula="of:=[.AO24]-2*([.$B24]-1)" office:value-type="float" office:value="0.0012187499999925" calcext:value-type="float">
            <text:p>0.00121875</text:p>
          </table:table-cell>
          <table:table-cell table:style-name="Default" office:value-type="float" office:value="63625419314984.5" calcext:value-type="float">
            <text:p>63625419314984.5</text:p>
          </table:table-cell>
          <table:table-cell table:style-name="ce7" table:formula="of:=([.AQ24]-[.AQ23])/1000" office:value-type="float" office:value="2.0003984375" calcext:value-type="float">
            <text:p>2.0004</text:p>
          </table:table-cell>
          <table:table-cell table:style-name="ce7" table:formula="of:=[.AR24]+[.AS23]" office:value-type="float" office:value="44.0000234375" calcext:value-type="float">
            <text:p>44.0000</text:p>
          </table:table-cell>
          <table:table-cell table:style-name="ce21" table:formula="of:=[.AS24]-2*([.$B24]-1)" office:value-type="float" office:value="0.0000234375000047748" calcext:value-type="float">
            <text:p>2.34375000047748E-05</text:p>
          </table:table-cell>
          <table:table-cell table:style-name="Default" office:value-type="float" office:value="63625419799500.9" calcext:value-type="float">
            <text:p>63625419799500.9</text:p>
          </table:table-cell>
          <table:table-cell table:style-name="ce7" table:formula="of:=([.AU24]-[.AU23])/1000" office:value-type="float" office:value="2.000765625" calcext:value-type="float">
            <text:p>2.0008</text:p>
          </table:table-cell>
          <table:table-cell table:style-name="ce7" table:formula="of:=[.AV24]+[.AW23]" office:value-type="float" office:value="44.00040625" calcext:value-type="float">
            <text:p>44.0004</text:p>
          </table:table-cell>
          <table:table-cell table:style-name="ce22" table:formula="of:=[.AW24]-2*([.$B24]-1)" office:value-type="float" office:value="0.00040625000001171" calcext:value-type="float">
            <text:p>0.00040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63625414565133.4" calcext:value-type="float">
            <text:p>63625414565133.4</text:p>
          </table:table-cell>
          <table:table-cell table:formula="of:=([.C25]-[.C24])/1000" office:value-type="float" office:value="2.003328125" calcext:value-type="float">
            <text:p>2.0033</text:p>
          </table:table-cell>
          <table:table-cell table:formula="of:=[.D25]+[.E24]" office:value-type="float" office:value="46.0038515625" calcext:value-type="float">
            <text:p>46.0039</text:p>
          </table:table-cell>
          <table:table-cell table:style-name="ce9" table:formula="of:=[.E25]-2*([.$B25]-1)" office:value-type="float" office:value="0.00385156250001017" calcext:value-type="float">
            <text:p>0.0038515625</text:p>
          </table:table-cell>
          <table:table-cell table:style-name="Default" office:value-type="float" office:value="63625415051414.9" calcext:value-type="float">
            <text:p>63625415051414.9</text:p>
          </table:table-cell>
          <table:table-cell table:style-name="ce7" table:formula="of:=([.G25]-[.G24])/1000" office:value-type="float" office:value="2.0005546875" calcext:value-type="float">
            <text:p>2.0006</text:p>
          </table:table-cell>
          <table:table-cell table:style-name="ce7" table:formula="of:=[.H25]+[.I24]" office:value-type="float" office:value="45.9995859375" calcext:value-type="float">
            <text:p>45.9996</text:p>
          </table:table-cell>
          <table:table-cell table:style-name="ce10" table:formula="of:=[.I25]-2*([.$B25]-1)" office:value-type="float" office:value="-0.000414062499999091" calcext:value-type="float">
            <text:p>-0.0004140625</text:p>
          </table:table-cell>
          <table:table-cell table:style-name="Default" office:value-type="float" office:value="63625415522527.6" calcext:value-type="float">
            <text:p>63625415522527.6</text:p>
          </table:table-cell>
          <table:table-cell table:style-name="ce7" table:formula="of:=([.K25]-[.K24])/1000" office:value-type="float" office:value="2.0002421875" calcext:value-type="float">
            <text:p>2.0002</text:p>
          </table:table-cell>
          <table:table-cell table:style-name="ce7" table:formula="of:=[.L25]+[.M24]" office:value-type="float" office:value="46.0006015625" calcext:value-type="float">
            <text:p>46.0006</text:p>
          </table:table-cell>
          <table:table-cell table:style-name="ce11" table:formula="of:=[.M25]-2*([.$B25]-1)" office:value-type="float" office:value="0.000601562499987551" calcext:value-type="float">
            <text:p>0.0006015625</text:p>
          </table:table-cell>
          <table:table-cell table:style-name="Default" office:value-type="float" office:value="63625415992937.5" calcext:value-type="float">
            <text:p>63625415992937.5</text:p>
          </table:table-cell>
          <table:table-cell table:style-name="ce7" table:formula="of:=([.O25]-[.O24])/1000" office:value-type="float" office:value="2.0002421875" calcext:value-type="float">
            <text:p>2.0002</text:p>
          </table:table-cell>
          <table:table-cell table:style-name="ce7" table:formula="of:=[.P25]+[.Q24]" office:value-type="float" office:value="46.0002109375" calcext:value-type="float">
            <text:p>46.0002</text:p>
          </table:table-cell>
          <table:table-cell table:style-name="ce12" table:formula="of:=[.Q25]-2*([.$B25]-1)" office:value-type="float" office:value="0.000210937499993236" calcext:value-type="float">
            <text:p>0.0002109375</text:p>
          </table:table-cell>
          <table:table-cell table:style-name="Default" office:value-type="float" office:value="63625416476613.3" calcext:value-type="float">
            <text:p>63625416476613.3</text:p>
          </table:table-cell>
          <table:table-cell table:style-name="ce7" table:formula="of:=([.S25]-[.S24])/1000" office:value-type="float" office:value="2.0008125" calcext:value-type="float">
            <text:p>2.0008</text:p>
          </table:table-cell>
          <table:table-cell table:style-name="ce7" table:formula="of:=[.T25]+[.U24]" office:value-type="float" office:value="46.00184375" calcext:value-type="float">
            <text:p>46.0018</text:p>
          </table:table-cell>
          <table:table-cell table:style-name="ce13" table:formula="of:=[.U25]-2*([.$B25]-1)" office:value-type="float" office:value="0.00184375000000614" calcext:value-type="float">
            <text:p>0.00184375</text:p>
          </table:table-cell>
          <table:table-cell table:style-name="Default" office:value-type="float" office:value="63625416969941.6" calcext:value-type="float">
            <text:p>63625416969941.6</text:p>
          </table:table-cell>
          <table:table-cell table:style-name="ce14" table:formula="of:=([.W25]-[.W24])/1000" office:value-type="float" office:value="1.9993984375" calcext:value-type="float">
            <text:p>1.9994</text:p>
          </table:table-cell>
          <table:table-cell table:style-name="ce7" table:formula="of:=[.X25]+[.Y24]" office:value-type="float" office:value="45.9999140625" calcext:value-type="float">
            <text:p>45.9999</text:p>
          </table:table-cell>
          <table:table-cell table:style-name="ce15" table:formula="of:=[.Y25]-2*([.$B25]-1)" office:value-type="float" office:value="-0.0000859375000032969" calcext:value-type="float">
            <text:p>-8.59375000032969E-05</text:p>
          </table:table-cell>
          <table:table-cell table:style-name="Default" office:value-type="float" office:value="63625417446030.6" calcext:value-type="float">
            <text:p>63625417446030.6</text:p>
          </table:table-cell>
          <table:table-cell table:style-name="ce7" table:formula="of:=([.AA25]-[.AA24])/1000" office:value-type="float" office:value="2.0010078125" calcext:value-type="float">
            <text:p>2.0010</text:p>
          </table:table-cell>
          <table:table-cell table:style-name="ce7" table:formula="of:=[.AB25]+[.AC24]" office:value-type="float" office:value="46.00071875" calcext:value-type="float">
            <text:p>46.0007</text:p>
          </table:table-cell>
          <table:table-cell table:style-name="ce16" table:formula="of:=[.AC25]-2*([.$B25]-1)" office:value-type="float" office:value="0.000718749999997215" calcext:value-type="float">
            <text:p>0.00071875</text:p>
          </table:table-cell>
          <table:table-cell table:style-name="Default" office:value-type="float" office:value="63625417910994.4" calcext:value-type="float">
            <text:p>63625417910994.4</text:p>
          </table:table-cell>
          <table:table-cell table:style-name="ce7" table:formula="of:=([.AE25]-[.AE24])/1000" office:value-type="float" office:value="2.0011953125" calcext:value-type="float">
            <text:p>2.0012</text:p>
          </table:table-cell>
          <table:table-cell table:style-name="ce7" table:formula="of:=[.AF25]+[.AG24]" office:value-type="float" office:value="46.0016484375" calcext:value-type="float">
            <text:p>46.0016</text:p>
          </table:table-cell>
          <table:table-cell table:style-name="ce17" table:formula="of:=[.AG25]-2*([.$B25]-1)" office:value-type="float" office:value="0.00164843750000188" calcext:value-type="float">
            <text:p>0.0016484375</text:p>
          </table:table-cell>
          <table:table-cell table:style-name="Default" office:value-type="float" office:value="63625418382789" calcext:value-type="float">
            <text:p>63625418382789</text:p>
          </table:table-cell>
          <table:table-cell table:style-name="ce7" table:formula="of:=([.AI25]-[.AI24])/1000" office:value-type="float" office:value="2.000625" calcext:value-type="float">
            <text:p>2.0006</text:p>
          </table:table-cell>
          <table:table-cell table:style-name="ce7" table:formula="of:=[.AJ25]+[.AK24]" office:value-type="float" office:value="46.001296875" calcext:value-type="float">
            <text:p>46.0013</text:p>
          </table:table-cell>
          <table:table-cell table:style-name="ce18" table:formula="of:=[.AK25]-2*([.$B25]-1)" office:value-type="float" office:value="0.00129687500000841" calcext:value-type="float">
            <text:p>0.001296875</text:p>
          </table:table-cell>
          <table:table-cell table:style-name="Default" office:value-type="float" office:value="63625418846470.3" calcext:value-type="float">
            <text:p>63625418846470.3</text:p>
          </table:table-cell>
          <table:table-cell table:style-name="ce19" table:formula="of:=([.AM25]-[.AM24])/1000" office:value-type="float" office:value="1.9988203125" calcext:value-type="float">
            <text:p>1.9988</text:p>
          </table:table-cell>
          <table:table-cell table:style-name="ce7" table:formula="of:=[.AN25]+[.AO24]" office:value-type="float" office:value="46.0000390625" calcext:value-type="float">
            <text:p>46.0000</text:p>
          </table:table-cell>
          <table:table-cell table:style-name="ce20" table:formula="of:=[.AO25]-2*([.$B25]-1)" office:value-type="float" office:value="0.0000390624999937472" calcext:value-type="float">
            <text:p>3.90624999937472E-05</text:p>
          </table:table-cell>
          <table:table-cell table:style-name="Default" office:value-type="float" office:value="63625419316984.1" calcext:value-type="float">
            <text:p>63625419316984.1</text:p>
          </table:table-cell>
          <table:table-cell table:style-name="ce7" table:formula="of:=([.AQ25]-[.AQ24])/1000" office:value-type="float" office:value="1.9996171875" calcext:value-type="float">
            <text:p>1.9996</text:p>
          </table:table-cell>
          <table:table-cell table:style-name="ce7" table:formula="of:=[.AR25]+[.AS24]" office:value-type="float" office:value="45.999640625" calcext:value-type="float">
            <text:p>45.9996</text:p>
          </table:table-cell>
          <table:table-cell table:style-name="ce21" table:formula="of:=[.AS25]-2*([.$B25]-1)" office:value-type="float" office:value="-0.000359374999995055" calcext:value-type="float">
            <text:p>-0.000359375</text:p>
          </table:table-cell>
          <table:table-cell table:style-name="Default" office:value-type="float" office:value="63625419801501.5" calcext:value-type="float">
            <text:p>63625419801501.5</text:p>
          </table:table-cell>
          <table:table-cell table:style-name="ce7" table:formula="of:=([.AU25]-[.AU24])/1000" office:value-type="float" office:value="2.000640625" calcext:value-type="float">
            <text:p>2.0006</text:p>
          </table:table-cell>
          <table:table-cell table:style-name="ce7" table:formula="of:=[.AV25]+[.AW24]" office:value-type="float" office:value="46.001046875" calcext:value-type="float">
            <text:p>46.0010</text:p>
          </table:table-cell>
          <table:table-cell table:style-name="ce22" table:formula="of:=[.AW25]-2*([.$B25]-1)" office:value-type="float" office:value="0.00104687500001432" calcext:value-type="float">
            <text:p>0.00104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test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63625414567130.9" calcext:value-type="float">
            <text:p>63625414567130.9</text:p>
          </table:table-cell>
          <table:table-cell table:formula="of:=([.C26]-[.C25])/1000" office:value-type="float" office:value="1.997453125" calcext:value-type="float">
            <text:p>1.9975</text:p>
          </table:table-cell>
          <table:table-cell table:formula="of:=[.D26]+[.E25]" office:value-type="float" office:value="48.0013046875" calcext:value-type="float">
            <text:p>48.0013</text:p>
          </table:table-cell>
          <table:table-cell table:style-name="ce9" table:formula="of:=[.E26]-2*([.$B26]-1)" office:value-type="float" office:value="0.00130468750001" calcext:value-type="float">
            <text:p>0.0013046875</text:p>
          </table:table-cell>
          <table:table-cell table:style-name="Default" office:value-type="float" office:value="63625415053416.4" calcext:value-type="float">
            <text:p>63625415053416.4</text:p>
          </table:table-cell>
          <table:table-cell table:style-name="ce7" table:formula="of:=([.G26]-[.G25])/1000" office:value-type="float" office:value="2.0015234375" calcext:value-type="float">
            <text:p>2.0015</text:p>
          </table:table-cell>
          <table:table-cell table:style-name="ce7" table:formula="of:=[.H26]+[.I25]" office:value-type="float" office:value="48.001109375" calcext:value-type="float">
            <text:p>48.0011</text:p>
          </table:table-cell>
          <table:table-cell table:style-name="ce10" table:formula="of:=[.I26]-2*([.$B26]-1)" office:value-type="float" office:value="0.00110937499999864" calcext:value-type="float">
            <text:p>0.001109375</text:p>
          </table:table-cell>
          <table:table-cell table:style-name="Default" office:value-type="float" office:value="63625415524528" calcext:value-type="float">
            <text:p>63625415524528</text:p>
          </table:table-cell>
          <table:table-cell table:style-name="ce7" table:formula="of:=([.K26]-[.K25])/1000" office:value-type="float" office:value="2.0003515625" calcext:value-type="float">
            <text:p>2.0004</text:p>
          </table:table-cell>
          <table:table-cell table:style-name="ce7" table:formula="of:=[.L26]+[.M25]" office:value-type="float" office:value="48.000953125" calcext:value-type="float">
            <text:p>48.0010</text:p>
          </table:table-cell>
          <table:table-cell table:style-name="ce11" table:formula="of:=[.M26]-2*([.$B26]-1)" office:value-type="float" office:value="0.00095312499998812" calcext:value-type="float">
            <text:p>0.000953125</text:p>
          </table:table-cell>
          <table:table-cell table:style-name="Default" office:value-type="float" office:value="63625415994937" calcext:value-type="float">
            <text:p>63625415994937</text:p>
          </table:table-cell>
          <table:table-cell table:style-name="ce7" table:formula="of:=([.O26]-[.O25])/1000" office:value-type="float" office:value="1.999546875" calcext:value-type="float">
            <text:p>1.9995</text:p>
          </table:table-cell>
          <table:table-cell table:style-name="ce7" table:formula="of:=[.P26]+[.Q25]" office:value-type="float" office:value="47.9997578125" calcext:value-type="float">
            <text:p>47.9998</text:p>
          </table:table-cell>
          <table:table-cell table:style-name="ce12" table:formula="of:=[.Q26]-2*([.$B26]-1)" office:value-type="float" office:value="-0.000242187500006708" calcext:value-type="float">
            <text:p>-0.0002421875</text:p>
          </table:table-cell>
          <table:table-cell table:style-name="Default" office:value-type="float" office:value="63625416478611.3" calcext:value-type="float">
            <text:p>63625416478611.3</text:p>
          </table:table-cell>
          <table:table-cell table:style-name="ce7" table:formula="of:=([.S26]-[.S25])/1000" office:value-type="float" office:value="1.9979453125" calcext:value-type="float">
            <text:p>1.9979</text:p>
          </table:table-cell>
          <table:table-cell table:style-name="ce7" table:formula="of:=[.T26]+[.U25]" office:value-type="float" office:value="47.9997890625" calcext:value-type="float">
            <text:p>47.9998</text:p>
          </table:table-cell>
          <table:table-cell table:style-name="ce13" table:formula="of:=[.U26]-2*([.$B26]-1)" office:value-type="float" office:value="-0.000210937499993236" calcext:value-type="float">
            <text:p>-0.0002109375</text:p>
          </table:table-cell>
          <table:table-cell table:style-name="Default" office:value-type="float" office:value="63625416971943" calcext:value-type="float">
            <text:p>63625416971943</text:p>
          </table:table-cell>
          <table:table-cell table:style-name="ce14" table:formula="of:=([.W26]-[.W25])/1000" office:value-type="float" office:value="2.0013671875" calcext:value-type="float">
            <text:p>2.0014</text:p>
          </table:table-cell>
          <table:table-cell table:style-name="ce7" table:formula="of:=[.X26]+[.Y25]" office:value-type="float" office:value="48.00128125" calcext:value-type="float">
            <text:p>48.0013</text:p>
          </table:table-cell>
          <table:table-cell table:style-name="ce15" table:formula="of:=[.Y26]-2*([.$B26]-1)" office:value-type="float" office:value="0.00128124999999812" calcext:value-type="float">
            <text:p>0.00128125</text:p>
          </table:table-cell>
          <table:table-cell table:style-name="Default" office:value-type="float" office:value="63625417448029.7" calcext:value-type="float">
            <text:p>63625417448029.7</text:p>
          </table:table-cell>
          <table:table-cell table:style-name="ce7" table:formula="of:=([.AA26]-[.AA25])/1000" office:value-type="float" office:value="1.99915625" calcext:value-type="float">
            <text:p>1.9992</text:p>
          </table:table-cell>
          <table:table-cell table:style-name="ce7" table:formula="of:=[.AB26]+[.AC25]" office:value-type="float" office:value="47.999875" calcext:value-type="float">
            <text:p>47.9999</text:p>
          </table:table-cell>
          <table:table-cell table:style-name="ce16" table:formula="of:=[.AC26]-2*([.$B26]-1)" office:value-type="float" office:value="-0.00012500000000415" calcext:value-type="float">
            <text:p>-0.000125</text:p>
          </table:table-cell>
          <table:table-cell table:style-name="Default" office:value-type="float" office:value="63625417912994.6" calcext:value-type="float">
            <text:p>63625417912994.6</text:p>
          </table:table-cell>
          <table:table-cell table:style-name="ce7" table:formula="of:=([.AE26]-[.AE25])/1000" office:value-type="float" office:value="2.0001328125" calcext:value-type="float">
            <text:p>2.0001</text:p>
          </table:table-cell>
          <table:table-cell table:style-name="ce7" table:formula="of:=[.AF26]+[.AG25]" office:value-type="float" office:value="48.00178125" calcext:value-type="float">
            <text:p>48.0018</text:p>
          </table:table-cell>
          <table:table-cell table:style-name="ce17" table:formula="of:=[.AG26]-2*([.$B26]-1)" office:value-type="float" office:value="0.00178125000000051" calcext:value-type="float">
            <text:p>0.00178125</text:p>
          </table:table-cell>
          <table:table-cell table:style-name="Default" office:value-type="float" office:value="63625418384787.7" calcext:value-type="float">
            <text:p>63625418384787.7</text:p>
          </table:table-cell>
          <table:table-cell table:style-name="ce7" table:formula="of:=([.AI26]-[.AI25])/1000" office:value-type="float" office:value="1.9987109375" calcext:value-type="float">
            <text:p>1.9987</text:p>
          </table:table-cell>
          <table:table-cell table:style-name="ce7" table:formula="of:=[.AJ26]+[.AK25]" office:value-type="float" office:value="48.0000078125" calcext:value-type="float">
            <text:p>48.0000</text:p>
          </table:table-cell>
          <table:table-cell table:style-name="ce18" table:formula="of:=[.AK26]-2*([.$B26]-1)" office:value-type="float" office:value="0.00000781250000869704" calcext:value-type="float">
            <text:p>7.81250000869704E-06</text:p>
          </table:table-cell>
          <table:table-cell table:style-name="Default" office:value-type="float" office:value="63625418848469.8" calcext:value-type="float">
            <text:p>63625418848469.8</text:p>
          </table:table-cell>
          <table:table-cell table:style-name="ce19" table:formula="of:=([.AM26]-[.AM25])/1000" office:value-type="float" office:value="1.999453125" calcext:value-type="float">
            <text:p>1.9995</text:p>
          </table:table-cell>
          <table:table-cell table:style-name="ce7" table:formula="of:=[.AN26]+[.AO25]" office:value-type="float" office:value="47.9994921875" calcext:value-type="float">
            <text:p>47.9995</text:p>
          </table:table-cell>
          <table:table-cell table:style-name="ce20" table:formula="of:=[.AO26]-2*([.$B26]-1)" office:value-type="float" office:value="-0.000507812500003979" calcext:value-type="float">
            <text:p>-0.0005078125</text:p>
          </table:table-cell>
          <table:table-cell table:style-name="Default" office:value-type="float" office:value="63625419318985.1" calcext:value-type="float">
            <text:p>63625419318985.1</text:p>
          </table:table-cell>
          <table:table-cell table:style-name="ce7" table:formula="of:=([.AQ26]-[.AQ25])/1000" office:value-type="float" office:value="2.0010390625" calcext:value-type="float">
            <text:p>2.0010</text:p>
          </table:table-cell>
          <table:table-cell table:style-name="ce7" table:formula="of:=[.AR26]+[.AS25]" office:value-type="float" office:value="48.0006796875" calcext:value-type="float">
            <text:p>48.0007</text:p>
          </table:table-cell>
          <table:table-cell table:style-name="ce21" table:formula="of:=[.AS26]-2*([.$B26]-1)" office:value-type="float" office:value="0.000679687500003467" calcext:value-type="float">
            <text:p>0.0006796875</text:p>
          </table:table-cell>
          <table:table-cell table:style-name="Default" office:value-type="float" office:value="63625419803502.9" calcext:value-type="float">
            <text:p>63625419803502.9</text:p>
          </table:table-cell>
          <table:table-cell table:style-name="ce7" table:formula="of:=([.AU26]-[.AU25])/1000" office:value-type="float" office:value="2.001359375" calcext:value-type="float">
            <text:p>2.0014</text:p>
          </table:table-cell>
          <table:table-cell table:style-name="ce7" table:formula="of:=[.AV26]+[.AW25]" office:value-type="float" office:value="48.00240625" calcext:value-type="float">
            <text:p>48.0024</text:p>
          </table:table-cell>
          <table:table-cell table:style-name="ce22" table:formula="of:=[.AW26]-2*([.$B26]-1)" office:value-type="float" office:value="0.00240625000001415" calcext:value-type="float">
            <text:p>0.00240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eedback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63625414569130.3" calcext:value-type="float">
            <text:p>63625414569130.3</text:p>
          </table:table-cell>
          <table:table-cell table:formula="of:=([.C27]-[.C26])/1000" office:value-type="float" office:value="1.99940625" calcext:value-type="float">
            <text:p>1.9994</text:p>
          </table:table-cell>
          <table:table-cell table:formula="of:=[.D27]+[.E26]" office:value-type="float" office:value="50.0007109375" calcext:value-type="float">
            <text:p>50.0007</text:p>
          </table:table-cell>
          <table:table-cell table:style-name="ce9" table:formula="of:=[.E27]-2*([.$B27]-1)" office:value-type="float" office:value="0.000710937500009834" calcext:value-type="float">
            <text:p>0.0007109375</text:p>
          </table:table-cell>
          <table:table-cell table:style-name="Default" office:value-type="float" office:value="63625415055414.4" calcext:value-type="float">
            <text:p>63625415055414.4</text:p>
          </table:table-cell>
          <table:table-cell table:style-name="ce7" table:formula="of:=([.G27]-[.G26])/1000" office:value-type="float" office:value="1.997953125" calcext:value-type="float">
            <text:p>1.9980</text:p>
          </table:table-cell>
          <table:table-cell table:style-name="ce7" table:formula="of:=[.H27]+[.I26]" office:value-type="float" office:value="49.9990625" calcext:value-type="float">
            <text:p>49.9991</text:p>
          </table:table-cell>
          <table:table-cell table:style-name="ce10" table:formula="of:=[.I27]-2*([.$B27]-1)" office:value-type="float" office:value="-0.000937499999999147" calcext:value-type="float">
            <text:p>-0.0009375</text:p>
          </table:table-cell>
          <table:table-cell table:style-name="Default" office:value-type="float" office:value="63625415526528.4" calcext:value-type="float">
            <text:p>63625415526528.4</text:p>
          </table:table-cell>
          <table:table-cell table:style-name="ce7" table:formula="of:=([.K27]-[.K26])/1000" office:value-type="float" office:value="2.0004140625" calcext:value-type="float">
            <text:p>2.0004</text:p>
          </table:table-cell>
          <table:table-cell table:style-name="ce7" table:formula="of:=[.L27]+[.M26]" office:value-type="float" office:value="50.0013671875" calcext:value-type="float">
            <text:p>50.0014</text:p>
          </table:table-cell>
          <table:table-cell table:style-name="ce11" table:formula="of:=[.M27]-2*([.$B27]-1)" office:value-type="float" office:value="0.00136718749998721" calcext:value-type="float">
            <text:p>0.0013671875</text:p>
          </table:table-cell>
          <table:table-cell table:style-name="Default" office:value-type="float" office:value="63625415996939.3" calcext:value-type="float">
            <text:p>63625415996939.3</text:p>
          </table:table-cell>
          <table:table-cell table:style-name="ce7" table:formula="of:=([.O27]-[.O26])/1000" office:value-type="float" office:value="2.0022578125" calcext:value-type="float">
            <text:p>2.0023</text:p>
          </table:table-cell>
          <table:table-cell table:style-name="ce7" table:formula="of:=[.P27]+[.Q26]" office:value-type="float" office:value="50.002015625" calcext:value-type="float">
            <text:p>50.0020</text:p>
          </table:table-cell>
          <table:table-cell table:style-name="ce12" table:formula="of:=[.Q27]-2*([.$B27]-1)" office:value-type="float" office:value="0.00201562499999142" calcext:value-type="float">
            <text:p>0.002015625</text:p>
          </table:table-cell>
          <table:table-cell table:style-name="Default" office:value-type="float" office:value="63625416480611.5" calcext:value-type="float">
            <text:p>63625416480611.5</text:p>
          </table:table-cell>
          <table:table-cell table:style-name="ce7" table:formula="of:=([.S27]-[.S26])/1000" office:value-type="float" office:value="2.00021875" calcext:value-type="float">
            <text:p>2.0002</text:p>
          </table:table-cell>
          <table:table-cell table:style-name="ce7" table:formula="of:=[.T27]+[.U26]" office:value-type="float" office:value="50.0000078125" calcext:value-type="float">
            <text:p>50.0000</text:p>
          </table:table-cell>
          <table:table-cell table:style-name="ce13" table:formula="of:=[.U27]-2*([.$B27]-1)" office:value-type="float" office:value="0.00000781250000869704" calcext:value-type="float">
            <text:p>7.81250000869704E-06</text:p>
          </table:table-cell>
          <table:table-cell table:style-name="Default" office:value-type="float" office:value="63625416973942.9" calcext:value-type="float">
            <text:p>63625416973942.9</text:p>
          </table:table-cell>
          <table:table-cell table:style-name="ce14" table:formula="of:=([.W27]-[.W26])/1000" office:value-type="float" office:value="1.9999453125" calcext:value-type="float">
            <text:p>1.9999</text:p>
          </table:table-cell>
          <table:table-cell table:style-name="ce7" table:formula="of:=[.X27]+[.Y26]" office:value-type="float" office:value="50.0012265625" calcext:value-type="float">
            <text:p>50.0012</text:p>
          </table:table-cell>
          <table:table-cell table:style-name="ce15" table:formula="of:=[.Y27]-2*([.$B27]-1)" office:value-type="float" office:value="0.00122656250000119" calcext:value-type="float">
            <text:p>0.0012265625</text:p>
          </table:table-cell>
          <table:table-cell table:style-name="Default" office:value-type="float" office:value="63625417450029.4" calcext:value-type="float">
            <text:p>63625417450029.4</text:p>
          </table:table-cell>
          <table:table-cell table:style-name="ce7" table:formula="of:=([.AA27]-[.AA26])/1000" office:value-type="float" office:value="1.999671875" calcext:value-type="float">
            <text:p>1.9997</text:p>
          </table:table-cell>
          <table:table-cell table:style-name="ce7" table:formula="of:=[.AB27]+[.AC26]" office:value-type="float" office:value="49.999546875" calcext:value-type="float">
            <text:p>49.9995</text:p>
          </table:table-cell>
          <table:table-cell table:style-name="ce16" table:formula="of:=[.AC27]-2*([.$B27]-1)" office:value-type="float" office:value="-0.000453125000007049" calcext:value-type="float">
            <text:p>-0.000453125</text:p>
          </table:table-cell>
          <table:table-cell table:style-name="Default" office:value-type="float" office:value="63625417914993.1" calcext:value-type="float">
            <text:p>63625417914993.1</text:p>
          </table:table-cell>
          <table:table-cell table:style-name="ce7" table:formula="of:=([.AE27]-[.AE26])/1000" office:value-type="float" office:value="1.998515625" calcext:value-type="float">
            <text:p>1.9985</text:p>
          </table:table-cell>
          <table:table-cell table:style-name="ce7" table:formula="of:=[.AF27]+[.AG26]" office:value-type="float" office:value="50.000296875" calcext:value-type="float">
            <text:p>50.0003</text:p>
          </table:table-cell>
          <table:table-cell table:style-name="ce17" table:formula="of:=[.AG27]-2*([.$B27]-1)" office:value-type="float" office:value="0.000296875000003638" calcext:value-type="float">
            <text:p>0.000296875</text:p>
          </table:table-cell>
          <table:table-cell table:style-name="Default" office:value-type="float" office:value="63625418386789.8" calcext:value-type="float">
            <text:p>63625418386789.8</text:p>
          </table:table-cell>
          <table:table-cell table:style-name="ce7" table:formula="of:=([.AI27]-[.AI26])/1000" office:value-type="float" office:value="2.0021328125" calcext:value-type="float">
            <text:p>2.0021</text:p>
          </table:table-cell>
          <table:table-cell table:style-name="ce7" table:formula="of:=[.AJ27]+[.AK26]" office:value-type="float" office:value="50.002140625" calcext:value-type="float">
            <text:p>50.0021</text:p>
          </table:table-cell>
          <table:table-cell table:style-name="ce18" table:formula="of:=[.AK27]-2*([.$B27]-1)" office:value-type="float" office:value="0.00214062500000978" calcext:value-type="float">
            <text:p>0.002140625</text:p>
          </table:table-cell>
          <table:table-cell table:style-name="Default" office:value-type="float" office:value="63625418850469.9" calcext:value-type="float">
            <text:p>63625418850469.9</text:p>
          </table:table-cell>
          <table:table-cell table:style-name="ce19" table:formula="of:=([.AM27]-[.AM26])/1000" office:value-type="float" office:value="2.0000546875" calcext:value-type="float">
            <text:p>2.0001</text:p>
          </table:table-cell>
          <table:table-cell table:style-name="ce7" table:formula="of:=[.AN27]+[.AO26]" office:value-type="float" office:value="49.999546875" calcext:value-type="float">
            <text:p>49.9995</text:p>
          </table:table-cell>
          <table:table-cell table:style-name="ce20" table:formula="of:=[.AO27]-2*([.$B27]-1)" office:value-type="float" office:value="-0.000453125000007049" calcext:value-type="float">
            <text:p>-0.000453125</text:p>
          </table:table-cell>
          <table:table-cell table:style-name="Default" office:value-type="float" office:value="63625419320984.5" calcext:value-type="float">
            <text:p>63625419320984.5</text:p>
          </table:table-cell>
          <table:table-cell table:style-name="ce7" table:formula="of:=([.AQ27]-[.AQ26])/1000" office:value-type="float" office:value="1.9993046875" calcext:value-type="float">
            <text:p>1.9993</text:p>
          </table:table-cell>
          <table:table-cell table:style-name="ce7" table:formula="of:=[.AR27]+[.AS26]" office:value-type="float" office:value="49.999984375" calcext:value-type="float">
            <text:p>50.0000</text:p>
          </table:table-cell>
          <table:table-cell table:style-name="ce21" table:formula="of:=[.AS27]-2*([.$B27]-1)" office:value-type="float" office:value="-0.0000156249999960778" calcext:value-type="float">
            <text:p>-0.000015625</text:p>
          </table:table-cell>
          <table:table-cell table:style-name="Default" office:value-type="float" office:value="63625419805500.2" calcext:value-type="float">
            <text:p>63625419805500.2</text:p>
          </table:table-cell>
          <table:table-cell table:style-name="ce7" table:formula="of:=([.AU27]-[.AU26])/1000" office:value-type="float" office:value="1.997375" calcext:value-type="float">
            <text:p>1.9974</text:p>
          </table:table-cell>
          <table:table-cell table:style-name="ce7" table:formula="of:=[.AV27]+[.AW26]" office:value-type="float" office:value="49.99978125" calcext:value-type="float">
            <text:p>49.9998</text:p>
          </table:table-cell>
          <table:table-cell table:style-name="ce22" table:formula="of:=[.AW27]-2*([.$B27]-1)" office:value-type="float" office:value="-0.000218749999987722" calcext:value-type="float">
            <text:p>-0.00021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63625414571132.9" calcext:value-type="float">
            <text:p>63625414571132.9</text:p>
          </table:table-cell>
          <table:table-cell table:formula="of:=([.C28]-[.C27])/1000" office:value-type="float" office:value="2.002625" calcext:value-type="float">
            <text:p>2.0026</text:p>
          </table:table-cell>
          <table:table-cell table:formula="of:=[.D28]+[.E27]" office:value-type="float" office:value="52.0033359375" calcext:value-type="float">
            <text:p>52.0033</text:p>
          </table:table-cell>
          <table:table-cell table:style-name="ce9" table:formula="of:=[.E28]-2*([.$B28]-1)" office:value-type="float" office:value="0.00333593750001171" calcext:value-type="float">
            <text:p>0.0033359375</text:p>
          </table:table-cell>
          <table:table-cell table:style-name="Default" office:value-type="float" office:value="63625415057415.7" calcext:value-type="float">
            <text:p>63625415057415.7</text:p>
          </table:table-cell>
          <table:table-cell table:style-name="ce7" table:formula="of:=([.G28]-[.G27])/1000" office:value-type="float" office:value="2.0013359375" calcext:value-type="float">
            <text:p>2.0013</text:p>
          </table:table-cell>
          <table:table-cell table:style-name="ce7" table:formula="of:=[.H28]+[.I27]" office:value-type="float" office:value="52.0003984375" calcext:value-type="float">
            <text:p>52.0004</text:p>
          </table:table-cell>
          <table:table-cell table:style-name="ce10" table:formula="of:=[.I28]-2*([.$B28]-1)" office:value-type="float" office:value="0.000398437500003013" calcext:value-type="float">
            <text:p>0.0003984375</text:p>
          </table:table-cell>
          <table:table-cell table:style-name="Default" office:value-type="float" office:value="63625415528527.1" calcext:value-type="float">
            <text:p>63625415528527.1</text:p>
          </table:table-cell>
          <table:table-cell table:style-name="ce7" table:formula="of:=([.K28]-[.K27])/1000" office:value-type="float" office:value="1.9987578125" calcext:value-type="float">
            <text:p>1.9988</text:p>
          </table:table-cell>
          <table:table-cell table:style-name="ce7" table:formula="of:=[.L28]+[.M27]" office:value-type="float" office:value="52.000125" calcext:value-type="float">
            <text:p>52.0001</text:p>
          </table:table-cell>
          <table:table-cell table:style-name="ce11" table:formula="of:=[.M28]-2*([.$B28]-1)" office:value-type="float" office:value="0.000124999999989939" calcext:value-type="float">
            <text:p>0.000125</text:p>
          </table:table-cell>
          <table:table-cell table:style-name="Default" office:value-type="float" office:value="63625415998938.2" calcext:value-type="float">
            <text:p>63625415998938.2</text:p>
          </table:table-cell>
          <table:table-cell table:style-name="ce7" table:formula="of:=([.O28]-[.O27])/1000" office:value-type="float" office:value="1.9988984375" calcext:value-type="float">
            <text:p>1.9989</text:p>
          </table:table-cell>
          <table:table-cell table:style-name="ce7" table:formula="of:=[.P28]+[.Q27]" office:value-type="float" office:value="52.0009140625" calcext:value-type="float">
            <text:p>52.0009</text:p>
          </table:table-cell>
          <table:table-cell table:style-name="ce12" table:formula="of:=[.Q28]-2*([.$B28]-1)" office:value-type="float" office:value="0.000914062499994373" calcext:value-type="float">
            <text:p>0.0009140625</text:p>
          </table:table-cell>
          <table:table-cell table:style-name="Default" office:value-type="float" office:value="63625416482612.9" calcext:value-type="float">
            <text:p>63625416482612.9</text:p>
          </table:table-cell>
          <table:table-cell table:style-name="ce7" table:formula="of:=([.S28]-[.S27])/1000" office:value-type="float" office:value="2.00140625" calcext:value-type="float">
            <text:p>2.0014</text:p>
          </table:table-cell>
          <table:table-cell table:style-name="ce7" table:formula="of:=[.T28]+[.U27]" office:value-type="float" office:value="52.0014140625" calcext:value-type="float">
            <text:p>52.0014</text:p>
          </table:table-cell>
          <table:table-cell table:style-name="ce13" table:formula="of:=[.U28]-2*([.$B28]-1)" office:value-type="float" office:value="0.00141406250001097" calcext:value-type="float">
            <text:p>0.0014140625</text:p>
          </table:table-cell>
          <table:table-cell table:style-name="Default" office:value-type="float" office:value="63625416975943.2" calcext:value-type="float">
            <text:p>63625416975943.2</text:p>
          </table:table-cell>
          <table:table-cell table:style-name="ce14" table:formula="of:=([.W28]-[.W27])/1000" office:value-type="float" office:value="2.0002890625" calcext:value-type="float">
            <text:p>2.0003</text:p>
          </table:table-cell>
          <table:table-cell table:style-name="ce7" table:formula="of:=[.X28]+[.Y27]" office:value-type="float" office:value="52.001515625" calcext:value-type="float">
            <text:p>52.0015</text:p>
          </table:table-cell>
          <table:table-cell table:style-name="ce15" table:formula="of:=[.Y28]-2*([.$B28]-1)" office:value-type="float" office:value="0.00151562500000324" calcext:value-type="float">
            <text:p>0.001515625</text:p>
          </table:table-cell>
          <table:table-cell table:style-name="Default" office:value-type="float" office:value="63625417452031.5" calcext:value-type="float">
            <text:p>63625417452031.5</text:p>
          </table:table-cell>
          <table:table-cell table:style-name="ce7" table:formula="of:=([.AA28]-[.AA27])/1000" office:value-type="float" office:value="2.002171875" calcext:value-type="float">
            <text:p>2.0022</text:p>
          </table:table-cell>
          <table:table-cell table:style-name="ce7" table:formula="of:=[.AB28]+[.AC27]" office:value-type="float" office:value="52.00171875" calcext:value-type="float">
            <text:p>52.0017</text:p>
          </table:table-cell>
          <table:table-cell table:style-name="ce16" table:formula="of:=[.AC28]-2*([.$B28]-1)" office:value-type="float" office:value="0.00171874999999488" calcext:value-type="float">
            <text:p>0.00171875</text:p>
          </table:table-cell>
          <table:table-cell table:style-name="Default" office:value-type="float" office:value="63625417916995.1" calcext:value-type="float">
            <text:p>63625417916995.1</text:p>
          </table:table-cell>
          <table:table-cell table:style-name="ce7" table:formula="of:=([.AE28]-[.AE27])/1000" office:value-type="float" office:value="2.002" calcext:value-type="float">
            <text:p>2.0020</text:p>
          </table:table-cell>
          <table:table-cell table:style-name="ce7" table:formula="of:=[.AF28]+[.AG27]" office:value-type="float" office:value="52.002296875" calcext:value-type="float">
            <text:p>52.0023</text:p>
          </table:table-cell>
          <table:table-cell table:style-name="ce17" table:formula="of:=[.AG28]-2*([.$B28]-1)" office:value-type="float" office:value="0.00229687500000608" calcext:value-type="float">
            <text:p>0.002296875</text:p>
          </table:table-cell>
          <table:table-cell table:style-name="Default" office:value-type="float" office:value="63625418388788.9" calcext:value-type="float">
            <text:p>63625418388788.9</text:p>
          </table:table-cell>
          <table:table-cell table:style-name="ce7" table:formula="of:=([.AI28]-[.AI27])/1000" office:value-type="float" office:value="1.99903125" calcext:value-type="float">
            <text:p>1.9990</text:p>
          </table:table-cell>
          <table:table-cell table:style-name="ce7" table:formula="of:=[.AJ28]+[.AK27]" office:value-type="float" office:value="52.001171875" calcext:value-type="float">
            <text:p>52.0012</text:p>
          </table:table-cell>
          <table:table-cell table:style-name="ce18" table:formula="of:=[.AK28]-2*([.$B28]-1)" office:value-type="float" office:value="0.00117187500001137" calcext:value-type="float">
            <text:p>0.001171875</text:p>
          </table:table-cell>
          <table:table-cell table:style-name="Default" office:value-type="float" office:value="63625418852471.6" calcext:value-type="float">
            <text:p>63625418852471.6</text:p>
          </table:table-cell>
          <table:table-cell table:style-name="ce19" table:formula="of:=([.AM28]-[.AM27])/1000" office:value-type="float" office:value="2.00178125" calcext:value-type="float">
            <text:p>2.0018</text:p>
          </table:table-cell>
          <table:table-cell table:style-name="ce7" table:formula="of:=[.AN28]+[.AO27]" office:value-type="float" office:value="52.001328125" calcext:value-type="float">
            <text:p>52.0013</text:p>
          </table:table-cell>
          <table:table-cell table:style-name="ce20" table:formula="of:=[.AO28]-2*([.$B28]-1)" office:value-type="float" office:value="0.00132812499999346" calcext:value-type="float">
            <text:p>0.001328125</text:p>
          </table:table-cell>
          <table:table-cell table:style-name="Default" office:value-type="float" office:value="63625419322985.3" calcext:value-type="float">
            <text:p>63625419322985.3</text:p>
          </table:table-cell>
          <table:table-cell table:style-name="ce7" table:formula="of:=([.AQ28]-[.AQ27])/1000" office:value-type="float" office:value="2.0008515625" calcext:value-type="float">
            <text:p>2.0009</text:p>
          </table:table-cell>
          <table:table-cell table:style-name="ce7" table:formula="of:=[.AR28]+[.AS27]" office:value-type="float" office:value="52.0008359375" calcext:value-type="float">
            <text:p>52.0008</text:p>
          </table:table-cell>
          <table:table-cell table:style-name="ce21" table:formula="of:=[.AS28]-2*([.$B28]-1)" office:value-type="float" office:value="0.000835937500006878" calcext:value-type="float">
            <text:p>0.0008359375</text:p>
          </table:table-cell>
          <table:table-cell table:style-name="Default" office:value-type="float" office:value="63625419807502.5" calcext:value-type="float">
            <text:p>63625419807502.5</text:p>
          </table:table-cell>
          <table:table-cell table:style-name="ce7" table:formula="of:=([.AU28]-[.AU27])/1000" office:value-type="float" office:value="2.0022578125" calcext:value-type="float">
            <text:p>2.0023</text:p>
          </table:table-cell>
          <table:table-cell table:style-name="ce7" table:formula="of:=[.AV28]+[.AW27]" office:value-type="float" office:value="52.0020390625" calcext:value-type="float">
            <text:p>52.0020</text:p>
          </table:table-cell>
          <table:table-cell table:style-name="ce22" table:formula="of:=[.AW28]-2*([.$B28]-1)" office:value-type="float" office:value="0.0020390625000104" calcext:value-type="float">
            <text:p>0.0020390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63625414573129.6" calcext:value-type="float">
            <text:p>63625414573129.6</text:p>
          </table:table-cell>
          <table:table-cell table:formula="of:=([.C29]-[.C28])/1000" office:value-type="float" office:value="1.9966328125" calcext:value-type="float">
            <text:p>1.9966</text:p>
          </table:table-cell>
          <table:table-cell table:formula="of:=[.D29]+[.E28]" office:value-type="float" office:value="53.99996875" calcext:value-type="float">
            <text:p>54.0000</text:p>
          </table:table-cell>
          <table:table-cell table:style-name="ce9" table:formula="of:=[.E29]-2*([.$B29]-1)" office:value-type="float" office:value="-0.0000312499999850502" calcext:value-type="float">
            <text:p>-0.00003125</text:p>
          </table:table-cell>
          <table:table-cell table:style-name="Default" office:value-type="float" office:value="63625415059416.3" calcext:value-type="float">
            <text:p>63625415059416.3</text:p>
          </table:table-cell>
          <table:table-cell table:style-name="ce7" table:formula="of:=([.G29]-[.G28])/1000" office:value-type="float" office:value="2.0005703125" calcext:value-type="float">
            <text:p>2.0006</text:p>
          </table:table-cell>
          <table:table-cell table:style-name="ce7" table:formula="of:=[.H29]+[.I28]" office:value-type="float" office:value="54.00096875" calcext:value-type="float">
            <text:p>54.0010</text:p>
          </table:table-cell>
          <table:table-cell table:style-name="ce10" table:formula="of:=[.I29]-2*([.$B29]-1)" office:value-type="float" office:value="0.000968750000005514" calcext:value-type="float">
            <text:p>0.00096875</text:p>
          </table:table-cell>
          <table:table-cell table:style-name="Default" office:value-type="float" office:value="63625415530526.8" calcext:value-type="float">
            <text:p>63625415530526.8</text:p>
          </table:table-cell>
          <table:table-cell table:style-name="ce7" table:formula="of:=([.K29]-[.K28])/1000" office:value-type="float" office:value="1.999640625" calcext:value-type="float">
            <text:p>1.9996</text:p>
          </table:table-cell>
          <table:table-cell table:style-name="ce7" table:formula="of:=[.L29]+[.M28]" office:value-type="float" office:value="53.999765625" calcext:value-type="float">
            <text:p>53.9998</text:p>
          </table:table-cell>
          <table:table-cell table:style-name="ce11" table:formula="of:=[.M29]-2*([.$B29]-1)" office:value-type="float" office:value="-0.000234375000012221" calcext:value-type="float">
            <text:p>-0.000234375</text:p>
          </table:table-cell>
          <table:table-cell table:style-name="Default" office:value-type="float" office:value="63625416000937.5" calcext:value-type="float">
            <text:p>63625416000937.5</text:p>
          </table:table-cell>
          <table:table-cell table:style-name="ce7" table:formula="of:=([.O29]-[.O28])/1000" office:value-type="float" office:value="1.9993671875" calcext:value-type="float">
            <text:p>1.9994</text:p>
          </table:table-cell>
          <table:table-cell table:style-name="ce7" table:formula="of:=[.P29]+[.Q28]" office:value-type="float" office:value="54.00028125" calcext:value-type="float">
            <text:p>54.0003</text:p>
          </table:table-cell>
          <table:table-cell table:style-name="ce12" table:formula="of:=[.Q29]-2*([.$B29]-1)" office:value-type="float" office:value="0.000281249999993349" calcext:value-type="float">
            <text:p>0.00028125</text:p>
          </table:table-cell>
          <table:table-cell table:style-name="Default" office:value-type="float" office:value="63625416484614" calcext:value-type="float">
            <text:p>63625416484614</text:p>
          </table:table-cell>
          <table:table-cell table:style-name="ce7" table:formula="of:=([.S29]-[.S28])/1000" office:value-type="float" office:value="2.0010703125" calcext:value-type="float">
            <text:p>2.0011</text:p>
          </table:table-cell>
          <table:table-cell table:style-name="ce7" table:formula="of:=[.T29]+[.U28]" office:value-type="float" office:value="54.002484375" calcext:value-type="float">
            <text:p>54.0025</text:p>
          </table:table-cell>
          <table:table-cell table:style-name="ce13" table:formula="of:=[.U29]-2*([.$B29]-1)" office:value-type="float" office:value="0.00248437500000875" calcext:value-type="float">
            <text:p>0.002484375</text:p>
          </table:table-cell>
          <table:table-cell table:style-name="Default" office:value-type="float" office:value="63625416977941.1" calcext:value-type="float">
            <text:p>63625416977941.1</text:p>
          </table:table-cell>
          <table:table-cell table:style-name="ce14" table:formula="of:=([.W29]-[.W28])/1000" office:value-type="float" office:value="1.997921875" calcext:value-type="float">
            <text:p>1.9979</text:p>
          </table:table-cell>
          <table:table-cell table:style-name="ce7" table:formula="of:=[.X29]+[.Y28]" office:value-type="float" office:value="53.9994375" calcext:value-type="float">
            <text:p>53.9994</text:p>
          </table:table-cell>
          <table:table-cell table:style-name="ce15" table:formula="of:=[.Y29]-2*([.$B29]-1)" office:value-type="float" office:value="-0.000562499999993804" calcext:value-type="float">
            <text:p>-0.0005625</text:p>
          </table:table-cell>
          <table:table-cell table:style-name="Default" office:value-type="float" office:value="63625417454032" calcext:value-type="float">
            <text:p>63625417454032</text:p>
          </table:table-cell>
          <table:table-cell table:style-name="ce7" table:formula="of:=([.AA29]-[.AA28])/1000" office:value-type="float" office:value="2.0005" calcext:value-type="float">
            <text:p>2.0005</text:p>
          </table:table-cell>
          <table:table-cell table:style-name="ce7" table:formula="of:=[.AB29]+[.AC28]" office:value-type="float" office:value="54.00221875" calcext:value-type="float">
            <text:p>54.0022</text:p>
          </table:table-cell>
          <table:table-cell table:style-name="ce16" table:formula="of:=[.AC29]-2*([.$B29]-1)" office:value-type="float" office:value="0.00221874999999727" calcext:value-type="float">
            <text:p>0.00221875</text:p>
          </table:table-cell>
          <table:table-cell table:style-name="Default" office:value-type="float" office:value="63625417918995.3" calcext:value-type="float">
            <text:p>63625417918995.3</text:p>
          </table:table-cell>
          <table:table-cell table:style-name="ce7" table:formula="of:=([.AE29]-[.AE28])/1000" office:value-type="float" office:value="2.0001640625" calcext:value-type="float">
            <text:p>2.0002</text:p>
          </table:table-cell>
          <table:table-cell table:style-name="ce7" table:formula="of:=[.AF29]+[.AG28]" office:value-type="float" office:value="54.0024609375" calcext:value-type="float">
            <text:p>54.0025</text:p>
          </table:table-cell>
          <table:table-cell table:style-name="ce17" table:formula="of:=[.AG29]-2*([.$B29]-1)" office:value-type="float" office:value="0.00246093750000398" calcext:value-type="float">
            <text:p>0.0024609375</text:p>
          </table:table-cell>
          <table:table-cell table:style-name="Default" office:value-type="float" office:value="63625418390787.3" calcext:value-type="float">
            <text:p>63625418390787.3</text:p>
          </table:table-cell>
          <table:table-cell table:style-name="ce7" table:formula="of:=([.AI29]-[.AI28])/1000" office:value-type="float" office:value="1.998453125" calcext:value-type="float">
            <text:p>1.9985</text:p>
          </table:table-cell>
          <table:table-cell table:style-name="ce7" table:formula="of:=[.AJ29]+[.AK28]" office:value-type="float" office:value="53.999625" calcext:value-type="float">
            <text:p>53.9996</text:p>
          </table:table-cell>
          <table:table-cell table:style-name="ce18" table:formula="of:=[.AK29]-2*([.$B29]-1)" office:value-type="float" office:value="-0.000374999999991132" calcext:value-type="float">
            <text:p>-0.000375</text:p>
          </table:table-cell>
          <table:table-cell table:style-name="Default" office:value-type="float" office:value="63625418854470.5" calcext:value-type="float">
            <text:p>63625418854470.5</text:p>
          </table:table-cell>
          <table:table-cell table:style-name="ce19" table:formula="of:=([.AM29]-[.AM28])/1000" office:value-type="float" office:value="1.9988125" calcext:value-type="float">
            <text:p>1.9988</text:p>
          </table:table-cell>
          <table:table-cell table:style-name="ce7" table:formula="of:=[.AN29]+[.AO28]" office:value-type="float" office:value="54.000140625" calcext:value-type="float">
            <text:p>54.0001</text:p>
          </table:table-cell>
          <table:table-cell table:style-name="ce20" table:formula="of:=[.AO29]-2*([.$B29]-1)" office:value-type="float" office:value="0.000140624999993122" calcext:value-type="float">
            <text:p>0.000140625</text:p>
          </table:table-cell>
          <table:table-cell table:style-name="Default" office:value-type="float" office:value="63625419324985.6" calcext:value-type="float">
            <text:p>63625419324985.6</text:p>
          </table:table-cell>
          <table:table-cell table:style-name="ce7" table:formula="of:=([.AQ29]-[.AQ28])/1000" office:value-type="float" office:value="2.000296875" calcext:value-type="float">
            <text:p>2.0003</text:p>
          </table:table-cell>
          <table:table-cell table:style-name="ce7" table:formula="of:=[.AR29]+[.AS28]" office:value-type="float" office:value="54.0011328125" calcext:value-type="float">
            <text:p>54.0011</text:p>
          </table:table-cell>
          <table:table-cell table:style-name="ce21" table:formula="of:=[.AS29]-2*([.$B29]-1)" office:value-type="float" office:value="0.00113281250000341" calcext:value-type="float">
            <text:p>0.0011328125</text:p>
          </table:table-cell>
          <table:table-cell table:style-name="Default" office:value-type="float" office:value="63625419809500.3" calcext:value-type="float">
            <text:p>63625419809500.3</text:p>
          </table:table-cell>
          <table:table-cell table:style-name="ce7" table:formula="of:=([.AU29]-[.AU28])/1000" office:value-type="float" office:value="1.99778125" calcext:value-type="float">
            <text:p>1.9978</text:p>
          </table:table-cell>
          <table:table-cell table:style-name="ce7" table:formula="of:=[.AV29]+[.AW28]" office:value-type="float" office:value="53.9998203125" calcext:value-type="float">
            <text:p>53.9998</text:p>
          </table:table-cell>
          <table:table-cell table:style-name="ce22" table:formula="of:=[.AW29]-2*([.$B29]-1)" office:value-type="float" office:value="-0.000179687499986869" calcext:value-type="float">
            <text:p>-0.000179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29" calcext:value-type="float">
            <text:p>29</text:p>
          </table:table-cell>
          <table:table-cell office:value-type="float" office:value="63625414575130.7" calcext:value-type="float">
            <text:p>63625414575130.7</text:p>
          </table:table-cell>
          <table:table-cell table:formula="of:=([.C30]-[.C29])/1000" office:value-type="float" office:value="2.001109375" calcext:value-type="float">
            <text:p>2.0011</text:p>
          </table:table-cell>
          <table:table-cell table:formula="of:=[.D30]+[.E29]" office:value-type="float" office:value="56.001078125" calcext:value-type="float">
            <text:p>56.0011</text:p>
          </table:table-cell>
          <table:table-cell table:style-name="ce9" table:formula="of:=[.E30]-2*([.$B30]-1)" office:value-type="float" office:value="0.00107812500001359" calcext:value-type="float">
            <text:p>0.001078125</text:p>
          </table:table-cell>
          <table:table-cell table:style-name="Default" office:value-type="float" office:value="63625415061415.1" calcext:value-type="float">
            <text:p>63625415061415.1</text:p>
          </table:table-cell>
          <table:table-cell table:style-name="ce7" table:formula="of:=([.G30]-[.G29])/1000" office:value-type="float" office:value="1.998796875" calcext:value-type="float">
            <text:p>1.9988</text:p>
          </table:table-cell>
          <table:table-cell table:style-name="ce7" table:formula="of:=[.H30]+[.I29]" office:value-type="float" office:value="55.999765625" calcext:value-type="float">
            <text:p>55.9998</text:p>
          </table:table-cell>
          <table:table-cell table:style-name="ce10" table:formula="of:=[.I30]-2*([.$B30]-1)" office:value-type="float" office:value="-0.000234374999990905" calcext:value-type="float">
            <text:p>-0.000234375</text:p>
          </table:table-cell>
          <table:table-cell table:style-name="Default" office:value-type="float" office:value="63625415532529.9" calcext:value-type="float">
            <text:p>63625415532529.9</text:p>
          </table:table-cell>
          <table:table-cell table:style-name="ce7" table:formula="of:=([.K30]-[.K29])/1000" office:value-type="float" office:value="2.0031484375" calcext:value-type="float">
            <text:p>2.0031</text:p>
          </table:table-cell>
          <table:table-cell table:style-name="ce7" table:formula="of:=[.L30]+[.M29]" office:value-type="float" office:value="56.0029140625" calcext:value-type="float">
            <text:p>56.0029</text:p>
          </table:table-cell>
          <table:table-cell table:style-name="ce11" table:formula="of:=[.M30]-2*([.$B30]-1)" office:value-type="float" office:value="0.00291406249998971" calcext:value-type="float">
            <text:p>0.0029140625</text:p>
          </table:table-cell>
          <table:table-cell table:style-name="Default" office:value-type="float" office:value="63625416002938.7" calcext:value-type="float">
            <text:p>63625416002938.7</text:p>
          </table:table-cell>
          <table:table-cell table:style-name="ce7" table:formula="of:=([.O30]-[.O29])/1000" office:value-type="float" office:value="2.0011953125" calcext:value-type="float">
            <text:p>2.0012</text:p>
          </table:table-cell>
          <table:table-cell table:style-name="ce7" table:formula="of:=[.P30]+[.Q29]" office:value-type="float" office:value="56.0014765625" calcext:value-type="float">
            <text:p>56.0015</text:p>
          </table:table-cell>
          <table:table-cell table:style-name="ce12" table:formula="of:=[.Q30]-2*([.$B30]-1)" office:value-type="float" office:value="0.00147656249999528" calcext:value-type="float">
            <text:p>0.0014765625</text:p>
          </table:table-cell>
          <table:table-cell table:style-name="Default" office:value-type="float" office:value="63625416486612.5" calcext:value-type="float">
            <text:p>63625416486612.5</text:p>
          </table:table-cell>
          <table:table-cell table:style-name="ce7" table:formula="of:=([.S30]-[.S29])/1000" office:value-type="float" office:value="1.9985390625" calcext:value-type="float">
            <text:p>1.9985</text:p>
          </table:table-cell>
          <table:table-cell table:style-name="ce7" table:formula="of:=[.T30]+[.U29]" office:value-type="float" office:value="56.0010234375" calcext:value-type="float">
            <text:p>56.0010</text:p>
          </table:table-cell>
          <table:table-cell table:style-name="ce13" table:formula="of:=[.U30]-2*([.$B30]-1)" office:value-type="float" office:value="0.00102343750000955" calcext:value-type="float">
            <text:p>0.0010234375</text:p>
          </table:table-cell>
          <table:table-cell table:style-name="Default" office:value-type="float" office:value="63625416979941.3" calcext:value-type="float">
            <text:p>63625416979941.3</text:p>
          </table:table-cell>
          <table:table-cell table:style-name="ce14" table:formula="of:=([.W30]-[.W29])/1000" office:value-type="float" office:value="2.0001796875" calcext:value-type="float">
            <text:p>2.0002</text:p>
          </table:table-cell>
          <table:table-cell table:style-name="ce7" table:formula="of:=[.X30]+[.Y29]" office:value-type="float" office:value="55.9996171875" calcext:value-type="float">
            <text:p>55.9996</text:p>
          </table:table-cell>
          <table:table-cell table:style-name="ce15" table:formula="of:=[.Y30]-2*([.$B30]-1)" office:value-type="float" office:value="-0.000382812499992724" calcext:value-type="float">
            <text:p>-0.0003828125</text:p>
          </table:table-cell>
          <table:table-cell table:style-name="Default" office:value-type="float" office:value="63625417456031.5" calcext:value-type="float">
            <text:p>63625417456031.5</text:p>
          </table:table-cell>
          <table:table-cell table:style-name="ce7" table:formula="of:=([.AA30]-[.AA29])/1000" office:value-type="float" office:value="1.999421875" calcext:value-type="float">
            <text:p>1.9994</text:p>
          </table:table-cell>
          <table:table-cell table:style-name="ce7" table:formula="of:=[.AB30]+[.AC29]" office:value-type="float" office:value="56.001640625" calcext:value-type="float">
            <text:p>56.0016</text:p>
          </table:table-cell>
          <table:table-cell table:style-name="ce16" table:formula="of:=[.AC30]-2*([.$B30]-1)" office:value-type="float" office:value="0.00164062500000028" calcext:value-type="float">
            <text:p>0.001640625</text:p>
          </table:table-cell>
          <table:table-cell table:style-name="Default" office:value-type="float" office:value="63625417920993.9" calcext:value-type="float">
            <text:p>63625417920993.9</text:p>
          </table:table-cell>
          <table:table-cell table:style-name="ce7" table:formula="of:=([.AE30]-[.AE29])/1000" office:value-type="float" office:value="1.9986875" calcext:value-type="float">
            <text:p>1.9987</text:p>
          </table:table-cell>
          <table:table-cell table:style-name="ce7" table:formula="of:=[.AF30]+[.AG29]" office:value-type="float" office:value="56.0011484375" calcext:value-type="float">
            <text:p>56.0011</text:p>
          </table:table-cell>
          <table:table-cell table:style-name="ce17" table:formula="of:=[.AG30]-2*([.$B30]-1)" office:value-type="float" office:value="0.00114843750000659" calcext:value-type="float">
            <text:p>0.0011484375</text:p>
          </table:table-cell>
          <table:table-cell table:style-name="Default" office:value-type="float" office:value="63625418392789.9" calcext:value-type="float">
            <text:p>63625418392789.9</text:p>
          </table:table-cell>
          <table:table-cell table:style-name="ce7" table:formula="of:=([.AI30]-[.AI29])/1000" office:value-type="float" office:value="2.00259375" calcext:value-type="float">
            <text:p>2.0026</text:p>
          </table:table-cell>
          <table:table-cell table:style-name="ce7" table:formula="of:=[.AJ30]+[.AK29]" office:value-type="float" office:value="56.00221875" calcext:value-type="float">
            <text:p>56.0022</text:p>
          </table:table-cell>
          <table:table-cell table:style-name="ce18" table:formula="of:=[.AK30]-2*([.$B30]-1)" office:value-type="float" office:value="0.00221875000001148" calcext:value-type="float">
            <text:p>0.00221875</text:p>
          </table:table-cell>
          <table:table-cell table:style-name="Default" office:value-type="float" office:value="63625418856469.7" calcext:value-type="float">
            <text:p>63625418856469.7</text:p>
          </table:table-cell>
          <table:table-cell table:style-name="ce19" table:formula="of:=([.AM30]-[.AM29])/1000" office:value-type="float" office:value="1.9993046875" calcext:value-type="float">
            <text:p>1.9993</text:p>
          </table:table-cell>
          <table:table-cell table:style-name="ce7" table:formula="of:=[.AN30]+[.AO29]" office:value-type="float" office:value="55.9994453125" calcext:value-type="float">
            <text:p>55.9994</text:p>
          </table:table-cell>
          <table:table-cell table:style-name="ce20" table:formula="of:=[.AO30]-2*([.$B30]-1)" office:value-type="float" office:value="-0.000554687500006423" calcext:value-type="float">
            <text:p>-0.0005546875</text:p>
          </table:table-cell>
          <table:table-cell table:style-name="Default" office:value-type="float" office:value="63625419326984" calcext:value-type="float">
            <text:p>63625419326984</text:p>
          </table:table-cell>
          <table:table-cell table:style-name="ce7" table:formula="of:=([.AQ30]-[.AQ29])/1000" office:value-type="float" office:value="1.9983671875" calcext:value-type="float">
            <text:p>1.9984</text:p>
          </table:table-cell>
          <table:table-cell table:style-name="ce7" table:formula="of:=[.AR30]+[.AS29]" office:value-type="float" office:value="55.9995" calcext:value-type="float">
            <text:p>55.9995</text:p>
          </table:table-cell>
          <table:table-cell table:style-name="ce21" table:formula="of:=[.AS30]-2*([.$B30]-1)" office:value-type="float" office:value="-0.000499999999995282" calcext:value-type="float">
            <text:p>-0.0005</text:p>
          </table:table-cell>
          <table:table-cell table:style-name="Default" office:value-type="float" office:value="63625419811499.9" calcext:value-type="float">
            <text:p>63625419811499.9</text:p>
          </table:table-cell>
          <table:table-cell table:style-name="ce7" table:formula="of:=([.AU30]-[.AU29])/1000" office:value-type="float" office:value="1.9996328125" calcext:value-type="float">
            <text:p>1.9996</text:p>
          </table:table-cell>
          <table:table-cell table:style-name="ce7" table:formula="of:=[.AV30]+[.AW29]" office:value-type="float" office:value="55.999453125" calcext:value-type="float">
            <text:p>55.9995</text:p>
          </table:table-cell>
          <table:table-cell table:style-name="ce22" table:formula="of:=[.AW30]-2*([.$B30]-1)" office:value-type="float" office:value="-0.000546874999983515" calcext:value-type="float">
            <text:p>-0.00054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63625414577130.6" calcext:value-type="float">
            <text:p>63625414577130.6</text:p>
          </table:table-cell>
          <table:table-cell table:formula="of:=([.C31]-[.C30])/1000" office:value-type="float" office:value="1.9999140625" calcext:value-type="float">
            <text:p>1.9999</text:p>
          </table:table-cell>
          <table:table-cell table:formula="of:=[.D31]+[.E30]" office:value-type="float" office:value="58.0009921875" calcext:value-type="float">
            <text:p>58.0010</text:p>
          </table:table-cell>
          <table:table-cell table:style-name="ce9" table:formula="of:=[.E31]-2*([.$B31]-1)" office:value-type="float" office:value="0.000992187500010289" calcext:value-type="float">
            <text:p>0.0009921875</text:p>
          </table:table-cell>
          <table:table-cell table:style-name="Default" office:value-type="float" office:value="63625415063414.8" calcext:value-type="float">
            <text:p>63625415063414.8</text:p>
          </table:table-cell>
          <table:table-cell table:style-name="ce7" table:formula="of:=([.G31]-[.G30])/1000" office:value-type="float" office:value="1.999671875" calcext:value-type="float">
            <text:p>1.9997</text:p>
          </table:table-cell>
          <table:table-cell table:style-name="ce7" table:formula="of:=[.H31]+[.I30]" office:value-type="float" office:value="57.9994375" calcext:value-type="float">
            <text:p>57.9994</text:p>
          </table:table-cell>
          <table:table-cell table:style-name="ce10" table:formula="of:=[.I31]-2*([.$B31]-1)" office:value-type="float" office:value="-0.000562499999993804" calcext:value-type="float">
            <text:p>-0.0005625</text:p>
          </table:table-cell>
          <table:table-cell table:style-name="Default" office:value-type="float" office:value="63625415534529.7" calcext:value-type="float">
            <text:p>63625415534529.7</text:p>
          </table:table-cell>
          <table:table-cell table:style-name="ce7" table:formula="of:=([.K31]-[.K30])/1000" office:value-type="float" office:value="1.999765625" calcext:value-type="float">
            <text:p>1.9998</text:p>
          </table:table-cell>
          <table:table-cell table:style-name="ce7" table:formula="of:=[.L31]+[.M30]" office:value-type="float" office:value="58.0026796875" calcext:value-type="float">
            <text:p>58.0027</text:p>
          </table:table-cell>
          <table:table-cell table:style-name="ce11" table:formula="of:=[.M31]-2*([.$B31]-1)" office:value-type="float" office:value="0.0026796874999917" calcext:value-type="float">
            <text:p>0.0026796875</text:p>
          </table:table-cell>
          <table:table-cell table:style-name="Default" office:value-type="float" office:value="63625416004939.1" calcext:value-type="float">
            <text:p>63625416004939.1</text:p>
          </table:table-cell>
          <table:table-cell table:style-name="ce7" table:formula="of:=([.O31]-[.O30])/1000" office:value-type="float" office:value="2.000328125" calcext:value-type="float">
            <text:p>2.0003</text:p>
          </table:table-cell>
          <table:table-cell table:style-name="ce7" table:formula="of:=[.P31]+[.Q30]" office:value-type="float" office:value="58.0018046875" calcext:value-type="float">
            <text:p>58.0018</text:p>
          </table:table-cell>
          <table:table-cell table:style-name="ce12" table:formula="of:=[.Q31]-2*([.$B31]-1)" office:value-type="float" office:value="0.00180468749999818" calcext:value-type="float">
            <text:p>0.0018046875</text:p>
          </table:table-cell>
          <table:table-cell table:style-name="Default" office:value-type="float" office:value="63625416488611.4" calcext:value-type="float">
            <text:p>63625416488611.4</text:p>
          </table:table-cell>
          <table:table-cell table:style-name="ce7" table:formula="of:=([.S31]-[.S30])/1000" office:value-type="float" office:value="1.9989453125" calcext:value-type="float">
            <text:p>1.9989</text:p>
          </table:table-cell>
          <table:table-cell table:style-name="ce7" table:formula="of:=[.T31]+[.U30]" office:value-type="float" office:value="57.99996875" calcext:value-type="float">
            <text:p>58.0000</text:p>
          </table:table-cell>
          <table:table-cell table:style-name="ce13" table:formula="of:=[.U31]-2*([.$B31]-1)" office:value-type="float" office:value="-0.0000312499999921556" calcext:value-type="float">
            <text:p>-0.00003125</text:p>
          </table:table-cell>
          <table:table-cell table:style-name="Default" office:value-type="float" office:value="63625416981941.2" calcext:value-type="float">
            <text:p>63625416981941.2</text:p>
          </table:table-cell>
          <table:table-cell table:style-name="ce14" table:formula="of:=([.W31]-[.W30])/1000" office:value-type="float" office:value="1.999921875" calcext:value-type="float">
            <text:p>1.9999</text:p>
          </table:table-cell>
          <table:table-cell table:style-name="ce7" table:formula="of:=[.X31]+[.Y30]" office:value-type="float" office:value="57.9995390625" calcext:value-type="float">
            <text:p>57.9995</text:p>
          </table:table-cell>
          <table:table-cell table:style-name="ce15" table:formula="of:=[.Y31]-2*([.$B31]-1)" office:value-type="float" office:value="-0.000460937499994429" calcext:value-type="float">
            <text:p>-0.0004609375</text:p>
          </table:table-cell>
          <table:table-cell table:style-name="Default" office:value-type="float" office:value="63625417458031.3" calcext:value-type="float">
            <text:p>63625417458031.3</text:p>
          </table:table-cell>
          <table:table-cell table:style-name="ce7" table:formula="of:=([.AA31]-[.AA30])/1000" office:value-type="float" office:value="1.9998125" calcext:value-type="float">
            <text:p>1.9998</text:p>
          </table:table-cell>
          <table:table-cell table:style-name="ce7" table:formula="of:=[.AB31]+[.AC30]" office:value-type="float" office:value="58.001453125" calcext:value-type="float">
            <text:p>58.0015</text:p>
          </table:table-cell>
          <table:table-cell table:style-name="ce16" table:formula="of:=[.AC31]-2*([.$B31]-1)" office:value-type="float" office:value="0.00145312499999761" calcext:value-type="float">
            <text:p>0.001453125</text:p>
          </table:table-cell>
          <table:table-cell table:style-name="Default" office:value-type="float" office:value="63625417922993.3" calcext:value-type="float">
            <text:p>63625417922993.3</text:p>
          </table:table-cell>
          <table:table-cell table:style-name="ce7" table:formula="of:=([.AE31]-[.AE30])/1000" office:value-type="float" office:value="1.9993515625" calcext:value-type="float">
            <text:p>1.9994</text:p>
          </table:table-cell>
          <table:table-cell table:style-name="ce7" table:formula="of:=[.AF31]+[.AG30]" office:value-type="float" office:value="58.0005" calcext:value-type="float">
            <text:p>58.0005</text:p>
          </table:table-cell>
          <table:table-cell table:style-name="ce17" table:formula="of:=[.AG31]-2*([.$B31]-1)" office:value-type="float" office:value="0.000500000000009493" calcext:value-type="float">
            <text:p>0.0005</text:p>
          </table:table-cell>
          <table:table-cell table:style-name="Default" office:value-type="float" office:value="63625418394788.1" calcext:value-type="float">
            <text:p>63625418394788.1</text:p>
          </table:table-cell>
          <table:table-cell table:style-name="ce7" table:formula="of:=([.AI31]-[.AI30])/1000" office:value-type="float" office:value="1.9981640625" calcext:value-type="float">
            <text:p>1.9982</text:p>
          </table:table-cell>
          <table:table-cell table:style-name="ce7" table:formula="of:=[.AJ31]+[.AK30]" office:value-type="float" office:value="58.0003828125" calcext:value-type="float">
            <text:p>58.0004</text:p>
          </table:table-cell>
          <table:table-cell table:style-name="ce18" table:formula="of:=[.AK31]-2*([.$B31]-1)" office:value-type="float" office:value="0.00038281250001404" calcext:value-type="float">
            <text:p>0.0003828125</text:p>
          </table:table-cell>
          <table:table-cell table:style-name="Default" office:value-type="float" office:value="63625418858471.7" calcext:value-type="float">
            <text:p>63625418858471.7</text:p>
          </table:table-cell>
          <table:table-cell table:style-name="ce19" table:formula="of:=([.AM31]-[.AM30])/1000" office:value-type="float" office:value="2.0018984375" calcext:value-type="float">
            <text:p>2.0019</text:p>
          </table:table-cell>
          <table:table-cell table:style-name="ce7" table:formula="of:=[.AN31]+[.AO30]" office:value-type="float" office:value="58.00134375" calcext:value-type="float">
            <text:p>58.0013</text:p>
          </table:table-cell>
          <table:table-cell table:style-name="ce20" table:formula="of:=[.AO31]-2*([.$B31]-1)" office:value-type="float" office:value="0.00134374999999665" calcext:value-type="float">
            <text:p>0.00134375</text:p>
          </table:table-cell>
          <table:table-cell table:style-name="Default" office:value-type="float" office:value="63625419328984.2" calcext:value-type="float">
            <text:p>63625419328984.2</text:p>
          </table:table-cell>
          <table:table-cell table:style-name="ce7" table:formula="of:=([.AQ31]-[.AQ30])/1000" office:value-type="float" office:value="2.0002421875" calcext:value-type="float">
            <text:p>2.0002</text:p>
          </table:table-cell>
          <table:table-cell table:style-name="ce7" table:formula="of:=[.AR31]+[.AS30]" office:value-type="float" office:value="57.9997421875" calcext:value-type="float">
            <text:p>57.9997</text:p>
          </table:table-cell>
          <table:table-cell table:style-name="ce21" table:formula="of:=[.AS31]-2*([.$B31]-1)" office:value-type="float" office:value="-0.00025781249999568" calcext:value-type="float">
            <text:p>-0.0002578125</text:p>
          </table:table-cell>
          <table:table-cell table:style-name="Default" office:value-type="float" office:value="63625419813500.5" calcext:value-type="float">
            <text:p>63625419813500.5</text:p>
          </table:table-cell>
          <table:table-cell table:style-name="ce7" table:formula="of:=([.AU31]-[.AU30])/1000" office:value-type="float" office:value="2.0005546875" calcext:value-type="float">
            <text:p>2.0006</text:p>
          </table:table-cell>
          <table:table-cell table:style-name="ce7" table:formula="of:=[.AV31]+[.AW30]" office:value-type="float" office:value="58.0000078125" calcext:value-type="float">
            <text:p>58.0000</text:p>
          </table:table-cell>
          <table:table-cell table:style-name="ce22" table:formula="of:=[.AW31]-2*([.$B31]-1)" office:value-type="float" office:value="0.00000781250001580247" calcext:value-type="float">
            <text:p>7.81250001580247E-06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prompt 3</text:p>
          </table:table-cell>
          <table:table-cell table:style-name="ce6" office:value-type="float" office:value="31" calcext:value-type="float">
            <text:p>31</text:p>
          </table:table-cell>
          <table:table-cell office:value-type="float" office:value="63625414579132.8" calcext:value-type="float">
            <text:p>63625414579132.8</text:p>
          </table:table-cell>
          <table:table-cell table:formula="of:=([.C32]-[.C31])/1000" office:value-type="float" office:value="2.0021953125" calcext:value-type="float">
            <text:p>2.0022</text:p>
          </table:table-cell>
          <table:table-cell table:formula="of:=[.D32]+[.E31]" office:value-type="float" office:value="60.0031875" calcext:value-type="float">
            <text:p>60.0032</text:p>
          </table:table-cell>
          <table:table-cell table:style-name="ce9" table:formula="of:=[.E32]-2*([.$B32]-1)" office:value-type="float" office:value="0.00318750000000989" calcext:value-type="float">
            <text:p>0.0031875</text:p>
          </table:table-cell>
          <table:table-cell table:style-name="Default" office:value-type="float" office:value="63625415065415.7" calcext:value-type="float">
            <text:p>63625415065415.7</text:p>
          </table:table-cell>
          <table:table-cell table:style-name="ce7" table:formula="of:=([.G32]-[.G31])/1000" office:value-type="float" office:value="2.0009296875" calcext:value-type="float">
            <text:p>2.0009</text:p>
          </table:table-cell>
          <table:table-cell table:style-name="ce7" table:formula="of:=[.H32]+[.I31]" office:value-type="float" office:value="60.0003671875" calcext:value-type="float">
            <text:p>60.0004</text:p>
          </table:table-cell>
          <table:table-cell table:style-name="ce10" table:formula="of:=[.I32]-2*([.$B32]-1)" office:value-type="float" office:value="0.000367187500003752" calcext:value-type="float">
            <text:p>0.0003671875</text:p>
          </table:table-cell>
          <table:table-cell table:style-name="Default" office:value-type="float" office:value="63625415536527.9" calcext:value-type="float">
            <text:p>63625415536527.9</text:p>
          </table:table-cell>
          <table:table-cell table:style-name="ce7" table:formula="of:=([.K32]-[.K31])/1000" office:value-type="float" office:value="1.9981953125" calcext:value-type="float">
            <text:p>1.9982</text:p>
          </table:table-cell>
          <table:table-cell table:style-name="ce7" table:formula="of:=[.L32]+[.M31]" office:value-type="float" office:value="60.000875" calcext:value-type="float">
            <text:p>60.0009</text:p>
          </table:table-cell>
          <table:table-cell table:style-name="ce11" table:formula="of:=[.M32]-2*([.$B32]-1)" office:value-type="float" office:value="0.00087499999999352" calcext:value-type="float">
            <text:p>0.000875</text:p>
          </table:table-cell>
          <table:table-cell table:style-name="Default" office:value-type="float" office:value="63625416006937.9" calcext:value-type="float">
            <text:p>63625416006937.9</text:p>
          </table:table-cell>
          <table:table-cell table:style-name="ce7" table:formula="of:=([.O32]-[.O31])/1000" office:value-type="float" office:value="1.9988359375" calcext:value-type="float">
            <text:p>1.9988</text:p>
          </table:table-cell>
          <table:table-cell table:style-name="ce7" table:formula="of:=[.P32]+[.Q31]" office:value-type="float" office:value="60.000640625" calcext:value-type="float">
            <text:p>60.0006</text:p>
          </table:table-cell>
          <table:table-cell table:style-name="ce12" table:formula="of:=[.Q32]-2*([.$B32]-1)" office:value-type="float" office:value="0.000640624999995509" calcext:value-type="float">
            <text:p>0.000640625</text:p>
          </table:table-cell>
          <table:table-cell table:style-name="Default" office:value-type="float" office:value="63625416490613.4" calcext:value-type="float">
            <text:p>63625416490613.4</text:p>
          </table:table-cell>
          <table:table-cell table:style-name="ce7" table:formula="of:=([.S32]-[.S31])/1000" office:value-type="float" office:value="2.00196875" calcext:value-type="float">
            <text:p>2.0020</text:p>
          </table:table-cell>
          <table:table-cell table:style-name="ce7" table:formula="of:=[.T32]+[.U31]" office:value-type="float" office:value="60.0019375" calcext:value-type="float">
            <text:p>60.0019</text:p>
          </table:table-cell>
          <table:table-cell table:style-name="ce13" table:formula="of:=[.U32]-2*([.$B32]-1)" office:value-type="float" office:value="0.00193750000001103" calcext:value-type="float">
            <text:p>0.0019375</text:p>
          </table:table-cell>
          <table:table-cell table:style-name="Default" office:value-type="float" office:value="63625416983944.1" calcext:value-type="float">
            <text:p>63625416983944.1</text:p>
          </table:table-cell>
          <table:table-cell table:style-name="ce14" table:formula="of:=([.W32]-[.W31])/1000" office:value-type="float" office:value="2.0028984375" calcext:value-type="float">
            <text:p>2.0029</text:p>
          </table:table-cell>
          <table:table-cell table:style-name="ce7" table:formula="of:=[.X32]+[.Y31]" office:value-type="float" office:value="60.0024375" calcext:value-type="float">
            <text:p>60.0024</text:p>
          </table:table-cell>
          <table:table-cell table:style-name="ce15" table:formula="of:=[.Y32]-2*([.$B32]-1)" office:value-type="float" office:value="0.00243750000000631" calcext:value-type="float">
            <text:p>0.0024375</text:p>
          </table:table-cell>
          <table:table-cell table:style-name="Default" office:value-type="float" office:value="63625417460029.7" calcext:value-type="float">
            <text:p>63625417460029.7</text:p>
          </table:table-cell>
          <table:table-cell table:style-name="ce7" table:formula="of:=([.AA32]-[.AA31])/1000" office:value-type="float" office:value="1.9984375" calcext:value-type="float">
            <text:p>1.9984</text:p>
          </table:table-cell>
          <table:table-cell table:style-name="ce7" table:formula="of:=[.AB32]+[.AC31]" office:value-type="float" office:value="59.999890625" calcext:value-type="float">
            <text:p>59.9999</text:p>
          </table:table-cell>
          <table:table-cell table:style-name="ce16" table:formula="of:=[.AC32]-2*([.$B32]-1)" office:value-type="float" office:value="-0.000109375000000966" calcext:value-type="float">
            <text:p>-0.000109375</text:p>
          </table:table-cell>
          <table:table-cell table:style-name="Default" office:value-type="float" office:value="63625417924992.9" calcext:value-type="float">
            <text:p>63625417924992.9</text:p>
          </table:table-cell>
          <table:table-cell table:style-name="ce7" table:formula="of:=([.AE32]-[.AE31])/1000" office:value-type="float" office:value="1.9996328125" calcext:value-type="float">
            <text:p>1.9996</text:p>
          </table:table-cell>
          <table:table-cell table:style-name="ce7" table:formula="of:=[.AF32]+[.AG31]" office:value-type="float" office:value="60.0001328125" calcext:value-type="float">
            <text:p>60.0001</text:p>
          </table:table-cell>
          <table:table-cell table:style-name="ce17" table:formula="of:=[.AG32]-2*([.$B32]-1)" office:value-type="float" office:value="0.000132812500012847" calcext:value-type="float">
            <text:p>0.0001328125</text:p>
          </table:table-cell>
          <table:table-cell table:style-name="Default" office:value-type="float" office:value="63625418396789.5" calcext:value-type="float">
            <text:p>63625418396789.5</text:p>
          </table:table-cell>
          <table:table-cell table:style-name="ce7" table:formula="of:=([.AI32]-[.AI31])/1000" office:value-type="float" office:value="2.0014375" calcext:value-type="float">
            <text:p>2.0014</text:p>
          </table:table-cell>
          <table:table-cell table:style-name="ce7" table:formula="of:=[.AJ32]+[.AK31]" office:value-type="float" office:value="60.0018203125" calcext:value-type="float">
            <text:p>60.0018</text:p>
          </table:table-cell>
          <table:table-cell table:style-name="ce18" table:formula="of:=[.AK32]-2*([.$B32]-1)" office:value-type="float" office:value="0.00182031250001558" calcext:value-type="float">
            <text:p>0.0018203125</text:p>
          </table:table-cell>
          <table:table-cell table:style-name="Default" office:value-type="float" office:value="63625418860471" calcext:value-type="float">
            <text:p>63625418860471</text:p>
          </table:table-cell>
          <table:table-cell table:style-name="ce19" table:formula="of:=([.AM32]-[.AM31])/1000" office:value-type="float" office:value="1.9993515625" calcext:value-type="float">
            <text:p>1.9994</text:p>
          </table:table-cell>
          <table:table-cell table:style-name="ce7" table:formula="of:=[.AN32]+[.AO31]" office:value-type="float" office:value="60.0006953125" calcext:value-type="float">
            <text:p>60.0007</text:p>
          </table:table-cell>
          <table:table-cell table:style-name="ce20" table:formula="of:=[.AO32]-2*([.$B32]-1)" office:value-type="float" office:value="0.000695312499999545" calcext:value-type="float">
            <text:p>0.0006953125</text:p>
          </table:table-cell>
          <table:table-cell table:style-name="Default" office:value-type="float" office:value="63625419330985.7" calcext:value-type="float">
            <text:p>63625419330985.7</text:p>
          </table:table-cell>
          <table:table-cell table:style-name="ce7" table:formula="of:=([.AQ32]-[.AQ31])/1000" office:value-type="float" office:value="2.00153125" calcext:value-type="float">
            <text:p>2.0015</text:p>
          </table:table-cell>
          <table:table-cell table:style-name="ce7" table:formula="of:=[.AR32]+[.AS31]" office:value-type="float" office:value="60.0012734375" calcext:value-type="float">
            <text:p>60.0013</text:p>
          </table:table-cell>
          <table:table-cell table:style-name="ce21" table:formula="of:=[.AS32]-2*([.$B32]-1)" office:value-type="float" office:value="0.00127343750000364" calcext:value-type="float">
            <text:p>0.0012734375</text:p>
          </table:table-cell>
          <table:table-cell table:style-name="Default" office:value-type="float" office:value="63625419815502.3" calcext:value-type="float">
            <text:p>63625419815502.3</text:p>
          </table:table-cell>
          <table:table-cell table:style-name="ce7" table:formula="of:=([.AU32]-[.AU31])/1000" office:value-type="float" office:value="2.001890625" calcext:value-type="float">
            <text:p>2.0019</text:p>
          </table:table-cell>
          <table:table-cell table:style-name="ce7" table:formula="of:=[.AV32]+[.AW31]" office:value-type="float" office:value="60.0018984375" calcext:value-type="float">
            <text:p>60.0019</text:p>
          </table:table-cell>
          <table:table-cell table:style-name="ce22" table:formula="of:=[.AW32]-2*([.$B32]-1)" office:value-type="float" office:value="0.00189843750001728" calcext:value-type="float">
            <text:p>0.001898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rame</text:p>
          </table:table-cell>
          <table:table-cell table:style-name="ce6" office:value-type="float" office:value="32" calcext:value-type="float">
            <text:p>32</text:p>
          </table:table-cell>
          <table:table-cell office:value-type="float" office:value="63625414581133.2" calcext:value-type="float">
            <text:p>63625414581133.2</text:p>
          </table:table-cell>
          <table:table-cell table:formula="of:=([.C33]-[.C32])/1000" office:value-type="float" office:value="2.0004296875" calcext:value-type="float">
            <text:p>2.0004</text:p>
          </table:table-cell>
          <table:table-cell table:formula="of:=[.D33]+[.E32]" office:value-type="float" office:value="62.0036171875" calcext:value-type="float">
            <text:p>62.0036</text:p>
          </table:table-cell>
          <table:table-cell table:style-name="ce9" table:formula="of:=[.E33]-2*([.$B33]-1)" office:value-type="float" office:value="0.00361718750001216" calcext:value-type="float">
            <text:p>0.0036171875</text:p>
          </table:table-cell>
          <table:table-cell table:style-name="Default" office:value-type="float" office:value="63625415067415.2" calcext:value-type="float">
            <text:p>63625415067415.2</text:p>
          </table:table-cell>
          <table:table-cell table:style-name="ce7" table:formula="of:=([.G33]-[.G32])/1000" office:value-type="float" office:value="1.9995078125" calcext:value-type="float">
            <text:p>1.9995</text:p>
          </table:table-cell>
          <table:table-cell table:style-name="ce7" table:formula="of:=[.H33]+[.I32]" office:value-type="float" office:value="61.999875" calcext:value-type="float">
            <text:p>61.9999</text:p>
          </table:table-cell>
          <table:table-cell table:style-name="ce10" table:formula="of:=[.I33]-2*([.$B33]-1)" office:value-type="float" office:value="-0.000124999999997044" calcext:value-type="float">
            <text:p>-0.000125</text:p>
          </table:table-cell>
          <table:table-cell table:style-name="Default" office:value-type="float" office:value="63625415538528.2" calcext:value-type="float">
            <text:p>63625415538528.2</text:p>
          </table:table-cell>
          <table:table-cell table:style-name="ce7" table:formula="of:=([.K33]-[.K32])/1000" office:value-type="float" office:value="2.0003125" calcext:value-type="float">
            <text:p>2.0003</text:p>
          </table:table-cell>
          <table:table-cell table:style-name="ce7" table:formula="of:=[.L33]+[.M32]" office:value-type="float" office:value="62.0011875" calcext:value-type="float">
            <text:p>62.0012</text:p>
          </table:table-cell>
          <table:table-cell table:style-name="ce11" table:formula="of:=[.M33]-2*([.$B33]-1)" office:value-type="float" office:value="0.00118749999999324" calcext:value-type="float">
            <text:p>0.0011875</text:p>
          </table:table-cell>
          <table:table-cell table:style-name="Default" office:value-type="float" office:value="63625416008937.8" calcext:value-type="float">
            <text:p>63625416008937.8</text:p>
          </table:table-cell>
          <table:table-cell table:style-name="ce7" table:formula="of:=([.O33]-[.O32])/1000" office:value-type="float" office:value="1.999875" calcext:value-type="float">
            <text:p>1.9999</text:p>
          </table:table-cell>
          <table:table-cell table:style-name="ce7" table:formula="of:=[.P33]+[.Q32]" office:value-type="float" office:value="62.000515625" calcext:value-type="float">
            <text:p>62.0005</text:p>
          </table:table-cell>
          <table:table-cell table:style-name="ce12" table:formula="of:=[.Q33]-2*([.$B33]-1)" office:value-type="float" office:value="0.000515624999998465" calcext:value-type="float">
            <text:p>0.000515625</text:p>
          </table:table-cell>
          <table:table-cell table:style-name="Default" office:value-type="float" office:value="63625416492611.4" calcext:value-type="float">
            <text:p>63625416492611.4</text:p>
          </table:table-cell>
          <table:table-cell table:style-name="ce7" table:formula="of:=([.S33]-[.S32])/1000" office:value-type="float" office:value="1.9979609375" calcext:value-type="float">
            <text:p>1.9980</text:p>
          </table:table-cell>
          <table:table-cell table:style-name="ce7" table:formula="of:=[.T33]+[.U32]" office:value-type="float" office:value="61.9998984375" calcext:value-type="float">
            <text:p>61.9999</text:p>
          </table:table-cell>
          <table:table-cell table:style-name="ce13" table:formula="of:=[.U33]-2*([.$B33]-1)" office:value-type="float" office:value="-0.000101562499992269" calcext:value-type="float">
            <text:p>-0.0001015625</text:p>
          </table:table-cell>
          <table:table-cell table:style-name="Default" office:value-type="float" office:value="63625416985942.8" calcext:value-type="float">
            <text:p>63625416985942.8</text:p>
          </table:table-cell>
          <table:table-cell table:style-name="ce14" table:formula="of:=([.W33]-[.W32])/1000" office:value-type="float" office:value="1.9986484375" calcext:value-type="float">
            <text:p>1.9986</text:p>
          </table:table-cell>
          <table:table-cell table:style-name="ce7" table:formula="of:=[.X33]+[.Y32]" office:value-type="float" office:value="62.0010859375" calcext:value-type="float">
            <text:p>62.0011</text:p>
          </table:table-cell>
          <table:table-cell table:style-name="ce15" table:formula="of:=[.Y33]-2*([.$B33]-1)" office:value-type="float" office:value="0.00108593750000807" calcext:value-type="float">
            <text:p>0.0010859375</text:p>
          </table:table-cell>
          <table:table-cell table:style-name="Default" office:value-type="float" office:value="63625417462029.8" calcext:value-type="float">
            <text:p>63625417462029.8</text:p>
          </table:table-cell>
          <table:table-cell table:style-name="ce7" table:formula="of:=([.AA33]-[.AA32])/1000" office:value-type="float" office:value="2.0000625" calcext:value-type="float">
            <text:p>2.0001</text:p>
          </table:table-cell>
          <table:table-cell table:style-name="ce7" table:formula="of:=[.AB33]+[.AC32]" office:value-type="float" office:value="61.999953125" calcext:value-type="float">
            <text:p>62.0000</text:p>
          </table:table-cell>
          <table:table-cell table:style-name="ce16" table:formula="of:=[.AC33]-2*([.$B33]-1)" office:value-type="float" office:value="-0.0000468750000024443" calcext:value-type="float">
            <text:p>-0.000046875</text:p>
          </table:table-cell>
          <table:table-cell table:style-name="Default" office:value-type="float" office:value="63625417926993.2" calcext:value-type="float">
            <text:p>63625417926993.2</text:p>
          </table:table-cell>
          <table:table-cell table:style-name="ce7" table:formula="of:=([.AE33]-[.AE32])/1000" office:value-type="float" office:value="2.000234375" calcext:value-type="float">
            <text:p>2.0002</text:p>
          </table:table-cell>
          <table:table-cell table:style-name="ce7" table:formula="of:=[.AF33]+[.AG32]" office:value-type="float" office:value="62.0003671875" calcext:value-type="float">
            <text:p>62.0004</text:p>
          </table:table-cell>
          <table:table-cell table:style-name="ce17" table:formula="of:=[.AG33]-2*([.$B33]-1)" office:value-type="float" office:value="0.000367187500010857" calcext:value-type="float">
            <text:p>0.0003671875</text:p>
          </table:table-cell>
          <table:table-cell table:style-name="Default" office:value-type="float" office:value="63625418398789" calcext:value-type="float">
            <text:p>63625418398789</text:p>
          </table:table-cell>
          <table:table-cell table:style-name="ce7" table:formula="of:=([.AI33]-[.AI32])/1000" office:value-type="float" office:value="1.999453125" calcext:value-type="float">
            <text:p>1.9995</text:p>
          </table:table-cell>
          <table:table-cell table:style-name="ce7" table:formula="of:=[.AJ33]+[.AK32]" office:value-type="float" office:value="62.0012734375" calcext:value-type="float">
            <text:p>62.0013</text:p>
          </table:table-cell>
          <table:table-cell table:style-name="ce18" table:formula="of:=[.AK33]-2*([.$B33]-1)" office:value-type="float" office:value="0.00127343750001785" calcext:value-type="float">
            <text:p>0.0012734375</text:p>
          </table:table-cell>
          <table:table-cell table:style-name="Default" office:value-type="float" office:value="63625418862471.9" calcext:value-type="float">
            <text:p>63625418862471.9</text:p>
          </table:table-cell>
          <table:table-cell table:style-name="ce19" table:formula="of:=([.AM33]-[.AM32])/1000" office:value-type="float" office:value="2.00090625" calcext:value-type="float">
            <text:p>2.0009</text:p>
          </table:table-cell>
          <table:table-cell table:style-name="ce7" table:formula="of:=[.AN33]+[.AO32]" office:value-type="float" office:value="62.0016015625" calcext:value-type="float">
            <text:p>62.0016</text:p>
          </table:table-cell>
          <table:table-cell table:style-name="ce20" table:formula="of:=[.AO33]-2*([.$B33]-1)" office:value-type="float" office:value="0.00160156249999943" calcext:value-type="float">
            <text:p>0.0016015625</text:p>
          </table:table-cell>
          <table:table-cell table:style-name="Default" office:value-type="float" office:value="63625419332985.3" calcext:value-type="float">
            <text:p>63625419332985.3</text:p>
          </table:table-cell>
          <table:table-cell table:style-name="ce7" table:formula="of:=([.AQ33]-[.AQ32])/1000" office:value-type="float" office:value="1.9995625" calcext:value-type="float">
            <text:p>1.9996</text:p>
          </table:table-cell>
          <table:table-cell table:style-name="ce7" table:formula="of:=[.AR33]+[.AS32]" office:value-type="float" office:value="62.0008359375" calcext:value-type="float">
            <text:p>62.0008</text:p>
          </table:table-cell>
          <table:table-cell table:style-name="ce21" table:formula="of:=[.AS33]-2*([.$B33]-1)" office:value-type="float" office:value="0.000835937500006878" calcext:value-type="float">
            <text:p>0.0008359375</text:p>
          </table:table-cell>
          <table:table-cell table:style-name="Default" office:value-type="float" office:value="63625419817502" calcext:value-type="float">
            <text:p>63625419817502</text:p>
          </table:table-cell>
          <table:table-cell table:style-name="ce7" table:formula="of:=([.AU33]-[.AU32])/1000" office:value-type="float" office:value="1.9996328125" calcext:value-type="float">
            <text:p>1.9996</text:p>
          </table:table-cell>
          <table:table-cell table:style-name="ce7" table:formula="of:=[.AV33]+[.AW32]" office:value-type="float" office:value="62.00153125" calcext:value-type="float">
            <text:p>62.0015</text:p>
          </table:table-cell>
          <table:table-cell table:style-name="ce22" table:formula="of:=[.AW33]-2*([.$B33]-1)" office:value-type="float" office:value="0.00153125000002063" calcext:value-type="float">
            <text:p>0.00153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33" calcext:value-type="float">
            <text:p>33</text:p>
          </table:table-cell>
          <table:table-cell office:value-type="float" office:value="63625414583131.4" calcext:value-type="float">
            <text:p>63625414583131.4</text:p>
          </table:table-cell>
          <table:table-cell table:formula="of:=([.C34]-[.C33])/1000" office:value-type="float" office:value="1.99821875" calcext:value-type="float">
            <text:p>1.9982</text:p>
          </table:table-cell>
          <table:table-cell table:formula="of:=[.D34]+[.E33]" office:value-type="float" office:value="64.0018359375" calcext:value-type="float">
            <text:p>64.0018</text:p>
          </table:table-cell>
          <table:table-cell table:style-name="ce9" table:formula="of:=[.E34]-2*([.$B34]-1)" office:value-type="float" office:value="0.00183593750001876" calcext:value-type="float">
            <text:p>0.0018359375</text:p>
          </table:table-cell>
          <table:table-cell table:style-name="Default" office:value-type="float" office:value="63625415069415.4" calcext:value-type="float">
            <text:p>63625415069415.4</text:p>
          </table:table-cell>
          <table:table-cell table:style-name="ce7" table:formula="of:=([.G34]-[.G33])/1000" office:value-type="float" office:value="2.0001953125" calcext:value-type="float">
            <text:p>2.0002</text:p>
          </table:table-cell>
          <table:table-cell table:style-name="ce7" table:formula="of:=[.H34]+[.I33]" office:value-type="float" office:value="64.0000703125" calcext:value-type="float">
            <text:p>64.0001</text:p>
          </table:table-cell>
          <table:table-cell table:style-name="ce10" table:formula="of:=[.I34]-2*([.$B34]-1)" office:value-type="float" office:value="0.0000703125000001137" calcext:value-type="float">
            <text:p>7.03125000001137E-05</text:p>
          </table:table-cell>
          <table:table-cell table:style-name="Default" office:value-type="float" office:value="63625415540529.9" calcext:value-type="float">
            <text:p>63625415540529.9</text:p>
          </table:table-cell>
          <table:table-cell table:style-name="ce7" table:formula="of:=([.K34]-[.K33])/1000" office:value-type="float" office:value="2.0016953125" calcext:value-type="float">
            <text:p>2.0017</text:p>
          </table:table-cell>
          <table:table-cell table:style-name="ce7" table:formula="of:=[.L34]+[.M33]" office:value-type="float" office:value="64.0028828125" calcext:value-type="float">
            <text:p>64.0029</text:p>
          </table:table-cell>
          <table:table-cell table:style-name="ce11" table:formula="of:=[.M34]-2*([.$B34]-1)" office:value-type="float" office:value="0.00288281249999045" calcext:value-type="float">
            <text:p>0.0028828125</text:p>
          </table:table-cell>
          <table:table-cell table:style-name="Default" office:value-type="float" office:value="63625416010939.4" calcext:value-type="float">
            <text:p>63625416010939.4</text:p>
          </table:table-cell>
          <table:table-cell table:style-name="ce7" table:formula="of:=([.O34]-[.O33])/1000" office:value-type="float" office:value="2.001609375" calcext:value-type="float">
            <text:p>2.0016</text:p>
          </table:table-cell>
          <table:table-cell table:style-name="ce7" table:formula="of:=[.P34]+[.Q33]" office:value-type="float" office:value="64.002125" calcext:value-type="float">
            <text:p>64.0021</text:p>
          </table:table-cell>
          <table:table-cell table:style-name="ce12" table:formula="of:=[.Q34]-2*([.$B34]-1)" office:value-type="float" office:value="0.00212499999999238" calcext:value-type="float">
            <text:p>0.002125</text:p>
          </table:table-cell>
          <table:table-cell table:style-name="Default" office:value-type="float" office:value="63625416494613.1" calcext:value-type="float">
            <text:p>63625416494613.1</text:p>
          </table:table-cell>
          <table:table-cell table:style-name="ce7" table:formula="of:=([.S34]-[.S33])/1000" office:value-type="float" office:value="2.0017578125" calcext:value-type="float">
            <text:p>2.0018</text:p>
          </table:table-cell>
          <table:table-cell table:style-name="ce7" table:formula="of:=[.T34]+[.U33]" office:value-type="float" office:value="64.00165625" calcext:value-type="float">
            <text:p>64.0017</text:p>
          </table:table-cell>
          <table:table-cell table:style-name="ce13" table:formula="of:=[.U34]-2*([.$B34]-1)" office:value-type="float" office:value="0.00165625000001057" calcext:value-type="float">
            <text:p>0.00165625</text:p>
          </table:table-cell>
          <table:table-cell table:style-name="Default" office:value-type="float" office:value="63625416987942.4" calcext:value-type="float">
            <text:p>63625416987942.4</text:p>
          </table:table-cell>
          <table:table-cell table:style-name="ce14" table:formula="of:=([.W34]-[.W33])/1000" office:value-type="float" office:value="1.9995859375" calcext:value-type="float">
            <text:p>1.9996</text:p>
          </table:table-cell>
          <table:table-cell table:style-name="ce7" table:formula="of:=[.X34]+[.Y33]" office:value-type="float" office:value="64.000671875" calcext:value-type="float">
            <text:p>64.0007</text:p>
          </table:table-cell>
          <table:table-cell table:style-name="ce15" table:formula="of:=[.Y34]-2*([.$B34]-1)" office:value-type="float" office:value="0.000671875000008981" calcext:value-type="float">
            <text:p>0.000671875</text:p>
          </table:table-cell>
          <table:table-cell table:style-name="Default" office:value-type="float" office:value="63625417464032.1" calcext:value-type="float">
            <text:p>63625417464032.1</text:p>
          </table:table-cell>
          <table:table-cell table:style-name="ce7" table:formula="of:=([.AA34]-[.AA33])/1000" office:value-type="float" office:value="2.002296875" calcext:value-type="float">
            <text:p>2.0023</text:p>
          </table:table-cell>
          <table:table-cell table:style-name="ce7" table:formula="of:=[.AB34]+[.AC33]" office:value-type="float" office:value="64.00225" calcext:value-type="float">
            <text:p>64.0023</text:p>
          </table:table-cell>
          <table:table-cell table:style-name="ce16" table:formula="of:=[.AC34]-2*([.$B34]-1)" office:value-type="float" office:value="0.00225000000000364" calcext:value-type="float">
            <text:p>0.00225</text:p>
          </table:table-cell>
          <table:table-cell table:style-name="Default" office:value-type="float" office:value="63625417928992.6" calcext:value-type="float">
            <text:p>63625417928992.6</text:p>
          </table:table-cell>
          <table:table-cell table:style-name="ce7" table:formula="of:=([.AE34]-[.AE33])/1000" office:value-type="float" office:value="1.9994296875" calcext:value-type="float">
            <text:p>1.9994</text:p>
          </table:table-cell>
          <table:table-cell table:style-name="ce7" table:formula="of:=[.AF34]+[.AG33]" office:value-type="float" office:value="63.999796875" calcext:value-type="float">
            <text:p>63.9998</text:p>
          </table:table-cell>
          <table:table-cell table:style-name="ce17" table:formula="of:=[.AG34]-2*([.$B34]-1)" office:value-type="float" office:value="-0.000203124999991644" calcext:value-type="float">
            <text:p>-0.000203125</text:p>
          </table:table-cell>
          <table:table-cell table:style-name="Default" office:value-type="float" office:value="63625418400789.8" calcext:value-type="float">
            <text:p>63625418400789.8</text:p>
          </table:table-cell>
          <table:table-cell table:style-name="ce7" table:formula="of:=([.AI34]-[.AI33])/1000" office:value-type="float" office:value="2.000796875" calcext:value-type="float">
            <text:p>2.0008</text:p>
          </table:table-cell>
          <table:table-cell table:style-name="ce7" table:formula="of:=[.AJ34]+[.AK33]" office:value-type="float" office:value="64.0020703125" calcext:value-type="float">
            <text:p>64.0021</text:p>
          </table:table-cell>
          <table:table-cell table:style-name="ce18" table:formula="of:=[.AK34]-2*([.$B34]-1)" office:value-type="float" office:value="0.00207031250002387" calcext:value-type="float">
            <text:p>0.0020703125</text:p>
          </table:table-cell>
          <table:table-cell table:style-name="Default" office:value-type="float" office:value="63625418864471.9" calcext:value-type="float">
            <text:p>63625418864471.9</text:p>
          </table:table-cell>
          <table:table-cell table:style-name="ce19" table:formula="of:=([.AM34]-[.AM33])/1000" office:value-type="float" office:value="2.0000234375" calcext:value-type="float">
            <text:p>2.0000</text:p>
          </table:table-cell>
          <table:table-cell table:style-name="ce7" table:formula="of:=[.AN34]+[.AO33]" office:value-type="float" office:value="64.001625" calcext:value-type="float">
            <text:p>64.0016</text:p>
          </table:table-cell>
          <table:table-cell table:style-name="ce20" table:formula="of:=[.AO34]-2*([.$B34]-1)" office:value-type="float" office:value="0.00162500000000421" calcext:value-type="float">
            <text:p>0.001625</text:p>
          </table:table-cell>
          <table:table-cell table:style-name="Default" office:value-type="float" office:value="63625419334983.7" calcext:value-type="float">
            <text:p>63625419334983.7</text:p>
          </table:table-cell>
          <table:table-cell table:style-name="ce7" table:formula="of:=([.AQ34]-[.AQ33])/1000" office:value-type="float" office:value="1.998390625" calcext:value-type="float">
            <text:p>1.9984</text:p>
          </table:table-cell>
          <table:table-cell table:style-name="ce7" table:formula="of:=[.AR34]+[.AS33]" office:value-type="float" office:value="63.9992265625" calcext:value-type="float">
            <text:p>63.9992</text:p>
          </table:table-cell>
          <table:table-cell table:style-name="ce21" table:formula="of:=[.AS34]-2*([.$B34]-1)" office:value-type="float" office:value="-0.000773437499994145" calcext:value-type="float">
            <text:p>-0.0007734375</text:p>
          </table:table-cell>
          <table:table-cell table:style-name="Default" office:value-type="float" office:value="63625419819501" calcext:value-type="float">
            <text:p>63625419819501</text:p>
          </table:table-cell>
          <table:table-cell table:style-name="ce7" table:formula="of:=([.AU34]-[.AU33])/1000" office:value-type="float" office:value="1.9990078125" calcext:value-type="float">
            <text:p>1.9990</text:p>
          </table:table-cell>
          <table:table-cell table:style-name="ce7" table:formula="of:=[.AV34]+[.AW33]" office:value-type="float" office:value="64.0005390625" calcext:value-type="float">
            <text:p>64.0005</text:p>
          </table:table-cell>
          <table:table-cell table:style-name="ce22" table:formula="of:=[.AW34]-2*([.$B34]-1)" office:value-type="float" office:value="0.000539062500024556" calcext:value-type="float">
            <text:p>0.0005390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34" calcext:value-type="float">
            <text:p>34</text:p>
          </table:table-cell>
          <table:table-cell office:value-type="float" office:value="63625414585129.7" calcext:value-type="float">
            <text:p>63625414585129.7</text:p>
          </table:table-cell>
          <table:table-cell table:formula="of:=([.C35]-[.C34])/1000" office:value-type="float" office:value="1.9983203125" calcext:value-type="float">
            <text:p>1.9983</text:p>
          </table:table-cell>
          <table:table-cell table:formula="of:=[.D35]+[.E34]" office:value-type="float" office:value="66.00015625" calcext:value-type="float">
            <text:p>66.0002</text:p>
          </table:table-cell>
          <table:table-cell table:style-name="ce9" table:formula="of:=[.E35]-2*([.$B35]-1)" office:value-type="float" office:value="0.000156250000017621" calcext:value-type="float">
            <text:p>0.00015625</text:p>
          </table:table-cell>
          <table:table-cell table:style-name="Default" office:value-type="float" office:value="63625415071416.7" calcext:value-type="float">
            <text:p>63625415071416.7</text:p>
          </table:table-cell>
          <table:table-cell table:style-name="ce7" table:formula="of:=([.G35]-[.G34])/1000" office:value-type="float" office:value="2.0013203125" calcext:value-type="float">
            <text:p>2.0013</text:p>
          </table:table-cell>
          <table:table-cell table:style-name="ce7" table:formula="of:=[.H35]+[.I34]" office:value-type="float" office:value="66.001390625" calcext:value-type="float">
            <text:p>66.0014</text:p>
          </table:table-cell>
          <table:table-cell table:style-name="ce10" table:formula="of:=[.I35]-2*([.$B35]-1)" office:value-type="float" office:value="0.00139062499999909" calcext:value-type="float">
            <text:p>0.001390625</text:p>
          </table:table-cell>
          <table:table-cell table:style-name="Default" office:value-type="float" office:value="63625415542528.1" calcext:value-type="float">
            <text:p>63625415542528.1</text:p>
          </table:table-cell>
          <table:table-cell table:style-name="ce7" table:formula="of:=([.K35]-[.K34])/1000" office:value-type="float" office:value="1.9981875" calcext:value-type="float">
            <text:p>1.9982</text:p>
          </table:table-cell>
          <table:table-cell table:style-name="ce7" table:formula="of:=[.L35]+[.M34]" office:value-type="float" office:value="66.0010703125" calcext:value-type="float">
            <text:p>66.0011</text:p>
          </table:table-cell>
          <table:table-cell table:style-name="ce11" table:formula="of:=[.M35]-2*([.$B35]-1)" office:value-type="float" office:value="0.00107031249999068" calcext:value-type="float">
            <text:p>0.0010703125</text:p>
          </table:table-cell>
          <table:table-cell table:style-name="Default" office:value-type="float" office:value="63625416012938.8" calcext:value-type="float">
            <text:p>63625416012938.8</text:p>
          </table:table-cell>
          <table:table-cell table:style-name="ce7" table:formula="of:=([.O35]-[.O34])/1000" office:value-type="float" office:value="1.9994609375" calcext:value-type="float">
            <text:p>1.9995</text:p>
          </table:table-cell>
          <table:table-cell table:style-name="ce7" table:formula="of:=[.P35]+[.Q34]" office:value-type="float" office:value="66.0015859375" calcext:value-type="float">
            <text:p>66.0016</text:p>
          </table:table-cell>
          <table:table-cell table:style-name="ce12" table:formula="of:=[.Q35]-2*([.$B35]-1)" office:value-type="float" office:value="0.00158593749999625" calcext:value-type="float">
            <text:p>0.0015859375</text:p>
          </table:table-cell>
          <table:table-cell table:style-name="Default" office:value-type="float" office:value="63625416496611.4" calcext:value-type="float">
            <text:p>63625416496611.4</text:p>
          </table:table-cell>
          <table:table-cell table:style-name="ce7" table:formula="of:=([.S35]-[.S34])/1000" office:value-type="float" office:value="1.998265625" calcext:value-type="float">
            <text:p>1.9983</text:p>
          </table:table-cell>
          <table:table-cell table:style-name="ce7" table:formula="of:=[.T35]+[.U34]" office:value-type="float" office:value="65.999921875" calcext:value-type="float">
            <text:p>65.9999</text:p>
          </table:table-cell>
          <table:table-cell table:style-name="ce13" table:formula="of:=[.U35]-2*([.$B35]-1)" office:value-type="float" office:value="-0.0000781249999874944" calcext:value-type="float">
            <text:p>-0.000078125</text:p>
          </table:table-cell>
          <table:table-cell table:style-name="Default" office:value-type="float" office:value="63625416989941.2" calcext:value-type="float">
            <text:p>63625416989941.2</text:p>
          </table:table-cell>
          <table:table-cell table:style-name="ce14" table:formula="of:=([.W35]-[.W34])/1000" office:value-type="float" office:value="1.9988046875" calcext:value-type="float">
            <text:p>1.9988</text:p>
          </table:table-cell>
          <table:table-cell table:style-name="ce7" table:formula="of:=[.X35]+[.Y34]" office:value-type="float" office:value="65.9994765625" calcext:value-type="float">
            <text:p>65.9995</text:p>
          </table:table-cell>
          <table:table-cell table:style-name="ce15" table:formula="of:=[.Y35]-2*([.$B35]-1)" office:value-type="float" office:value="-0.000523437499992951" calcext:value-type="float">
            <text:p>-0.0005234375</text:p>
          </table:table-cell>
          <table:table-cell table:style-name="Default" office:value-type="float" office:value="63625417466029.1" calcext:value-type="float">
            <text:p>63625417466029.1</text:p>
          </table:table-cell>
          <table:table-cell table:style-name="ce7" table:formula="of:=([.AA35]-[.AA34])/1000" office:value-type="float" office:value="1.9970234375" calcext:value-type="float">
            <text:p>1.9970</text:p>
          </table:table-cell>
          <table:table-cell table:style-name="ce7" table:formula="of:=[.AB35]+[.AC34]" office:value-type="float" office:value="65.9992734375" calcext:value-type="float">
            <text:p>65.9993</text:p>
          </table:table-cell>
          <table:table-cell table:style-name="ce16" table:formula="of:=[.AC35]-2*([.$B35]-1)" office:value-type="float" office:value="-0.000726562499991701" calcext:value-type="float">
            <text:p>-0.0007265625</text:p>
          </table:table-cell>
          <table:table-cell table:style-name="Default" office:value-type="float" office:value="63625417930993.5" calcext:value-type="float">
            <text:p>63625417930993.5</text:p>
          </table:table-cell>
          <table:table-cell table:style-name="ce7" table:formula="of:=([.AE35]-[.AE34])/1000" office:value-type="float" office:value="2.00090625" calcext:value-type="float">
            <text:p>2.0009</text:p>
          </table:table-cell>
          <table:table-cell table:style-name="ce7" table:formula="of:=[.AF35]+[.AG34]" office:value-type="float" office:value="66.000703125" calcext:value-type="float">
            <text:p>66.0007</text:p>
          </table:table-cell>
          <table:table-cell table:style-name="ce17" table:formula="of:=[.AG35]-2*([.$B35]-1)" office:value-type="float" office:value="0.000703125000001137" calcext:value-type="float">
            <text:p>0.000703125</text:p>
          </table:table-cell>
          <table:table-cell table:style-name="Default" office:value-type="float" office:value="63625418402787.4" calcext:value-type="float">
            <text:p>63625418402787.4</text:p>
          </table:table-cell>
          <table:table-cell table:style-name="ce7" table:formula="of:=([.AI35]-[.AI34])/1000" office:value-type="float" office:value="1.997640625" calcext:value-type="float">
            <text:p>1.9976</text:p>
          </table:table-cell>
          <table:table-cell table:style-name="ce7" table:formula="of:=[.AJ35]+[.AK34]" office:value-type="float" office:value="65.9997109375" calcext:value-type="float">
            <text:p>65.9997</text:p>
          </table:table-cell>
          <table:table-cell table:style-name="ce18" table:formula="of:=[.AK35]-2*([.$B35]-1)" office:value-type="float" office:value="-0.000289062499973625" calcext:value-type="float">
            <text:p>-0.0002890625</text:p>
          </table:table-cell>
          <table:table-cell table:style-name="Default" office:value-type="float" office:value="63625418866469.5" calcext:value-type="float">
            <text:p>63625418866469.5</text:p>
          </table:table-cell>
          <table:table-cell table:style-name="ce19" table:formula="of:=([.AM35]-[.AM34])/1000" office:value-type="float" office:value="1.9975390625" calcext:value-type="float">
            <text:p>1.9975</text:p>
          </table:table-cell>
          <table:table-cell table:style-name="ce7" table:formula="of:=[.AN35]+[.AO34]" office:value-type="float" office:value="65.9991640625" calcext:value-type="float">
            <text:p>65.9992</text:p>
          </table:table-cell>
          <table:table-cell table:style-name="ce20" table:formula="of:=[.AO35]-2*([.$B35]-1)" office:value-type="float" office:value="-0.000835937499999773" calcext:value-type="float">
            <text:p>-0.0008359375</text:p>
          </table:table-cell>
          <table:table-cell table:style-name="Default" office:value-type="float" office:value="63625419336984.5" calcext:value-type="float">
            <text:p>63625419336984.5</text:p>
          </table:table-cell>
          <table:table-cell table:style-name="ce7" table:formula="of:=([.AQ35]-[.AQ34])/1000" office:value-type="float" office:value="2.000765625" calcext:value-type="float">
            <text:p>2.0008</text:p>
          </table:table-cell>
          <table:table-cell table:style-name="ce7" table:formula="of:=[.AR35]+[.AS34]" office:value-type="float" office:value="65.9999921875" calcext:value-type="float">
            <text:p>66.0000</text:p>
          </table:table-cell>
          <table:table-cell table:style-name="ce21" table:formula="of:=[.AS35]-2*([.$B35]-1)" office:value-type="float" office:value="-0.00000781249998738076" calcext:value-type="float">
            <text:p>-7.81249998738076E-06</text:p>
          </table:table-cell>
          <table:table-cell table:style-name="Default" office:value-type="float" office:value="63625419821500" calcext:value-type="float">
            <text:p>63625419821500</text:p>
          </table:table-cell>
          <table:table-cell table:style-name="ce7" table:formula="of:=([.AU35]-[.AU34])/1000" office:value-type="float" office:value="1.99903125" calcext:value-type="float">
            <text:p>1.9990</text:p>
          </table:table-cell>
          <table:table-cell table:style-name="ce7" table:formula="of:=[.AV35]+[.AW34]" office:value-type="float" office:value="65.9995703125" calcext:value-type="float">
            <text:p>65.9996</text:p>
          </table:table-cell>
          <table:table-cell table:style-name="ce22" table:formula="of:=[.AW35]-2*([.$B35]-1)" office:value-type="float" office:value="-0.000429687499973852" calcext:value-type="float">
            <text:p>-0.000429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35" calcext:value-type="float">
            <text:p>35</text:p>
          </table:table-cell>
          <table:table-cell office:value-type="float" office:value="63625414587130.5" calcext:value-type="float">
            <text:p>63625414587130.5</text:p>
          </table:table-cell>
          <table:table-cell table:formula="of:=([.C36]-[.C35])/1000" office:value-type="float" office:value="2.0007265625" calcext:value-type="float">
            <text:p>2.0007</text:p>
          </table:table-cell>
          <table:table-cell table:formula="of:=[.D36]+[.E35]" office:value-type="float" office:value="68.0008828125" calcext:value-type="float">
            <text:p>68.0009</text:p>
          </table:table-cell>
          <table:table-cell table:style-name="ce9" table:formula="of:=[.E36]-2*([.$B36]-1)" office:value-type="float" office:value="0.000882812500023533" calcext:value-type="float">
            <text:p>0.0008828125</text:p>
          </table:table-cell>
          <table:table-cell table:style-name="Default" office:value-type="float" office:value="63625415073415.9" calcext:value-type="float">
            <text:p>63625415073415.9</text:p>
          </table:table-cell>
          <table:table-cell table:style-name="ce7" table:formula="of:=([.G36]-[.G35])/1000" office:value-type="float" office:value="1.9991640625" calcext:value-type="float">
            <text:p>1.9992</text:p>
          </table:table-cell>
          <table:table-cell table:style-name="ce7" table:formula="of:=[.H36]+[.I35]" office:value-type="float" office:value="68.0005546875" calcext:value-type="float">
            <text:p>68.0006</text:p>
          </table:table-cell>
          <table:table-cell table:style-name="ce10" table:formula="of:=[.I36]-2*([.$B36]-1)" office:value-type="float" office:value="0.000554687499999318" calcext:value-type="float">
            <text:p>0.0005546875</text:p>
          </table:table-cell>
          <table:table-cell table:style-name="Default" office:value-type="float" office:value="63625415544528.4" calcext:value-type="float">
            <text:p>63625415544528.4</text:p>
          </table:table-cell>
          <table:table-cell table:style-name="ce7" table:formula="of:=([.K36]-[.K35])/1000" office:value-type="float" office:value="2.0003125" calcext:value-type="float">
            <text:p>2.0003</text:p>
          </table:table-cell>
          <table:table-cell table:style-name="ce7" table:formula="of:=[.L36]+[.M35]" office:value-type="float" office:value="68.0013828125" calcext:value-type="float">
            <text:p>68.0014</text:p>
          </table:table-cell>
          <table:table-cell table:style-name="ce11" table:formula="of:=[.M36]-2*([.$B36]-1)" office:value-type="float" office:value="0.0013828124999975" calcext:value-type="float">
            <text:p>0.0013828125</text:p>
          </table:table-cell>
          <table:table-cell table:style-name="Default" office:value-type="float" office:value="63625416014938.7" calcext:value-type="float">
            <text:p>63625416014938.7</text:p>
          </table:table-cell>
          <table:table-cell table:style-name="ce7" table:formula="of:=([.O36]-[.O35])/1000" office:value-type="float" office:value="1.999828125" calcext:value-type="float">
            <text:p>1.9998</text:p>
          </table:table-cell>
          <table:table-cell table:style-name="ce7" table:formula="of:=[.P36]+[.Q35]" office:value-type="float" office:value="68.0014140625" calcext:value-type="float">
            <text:p>68.0014</text:p>
          </table:table-cell>
          <table:table-cell table:style-name="ce12" table:formula="of:=[.Q36]-2*([.$B36]-1)" office:value-type="float" office:value="0.00141406249998965" calcext:value-type="float">
            <text:p>0.0014140625</text:p>
          </table:table-cell>
          <table:table-cell table:style-name="Default" office:value-type="float" office:value="63625416498612.2" calcext:value-type="float">
            <text:p>63625416498612.2</text:p>
          </table:table-cell>
          <table:table-cell table:style-name="ce7" table:formula="of:=([.S36]-[.S35])/1000" office:value-type="float" office:value="2.0008203125" calcext:value-type="float">
            <text:p>2.0008</text:p>
          </table:table-cell>
          <table:table-cell table:style-name="ce7" table:formula="of:=[.T36]+[.U35]" office:value-type="float" office:value="68.0007421875" calcext:value-type="float">
            <text:p>68.0007</text:p>
          </table:table-cell>
          <table:table-cell table:style-name="ce13" table:formula="of:=[.U36]-2*([.$B36]-1)" office:value-type="float" office:value="0.000742187500009095" calcext:value-type="float">
            <text:p>0.0007421875</text:p>
          </table:table-cell>
          <table:table-cell table:style-name="Default" office:value-type="float" office:value="63625416991942.6" calcext:value-type="float">
            <text:p>63625416991942.6</text:p>
          </table:table-cell>
          <table:table-cell table:style-name="ce14" table:formula="of:=([.W36]-[.W35])/1000" office:value-type="float" office:value="2.0014375" calcext:value-type="float">
            <text:p>2.0014</text:p>
          </table:table-cell>
          <table:table-cell table:style-name="ce7" table:formula="of:=[.X36]+[.Y35]" office:value-type="float" office:value="68.0009140625" calcext:value-type="float">
            <text:p>68.0009</text:p>
          </table:table-cell>
          <table:table-cell table:style-name="ce15" table:formula="of:=[.Y36]-2*([.$B36]-1)" office:value-type="float" office:value="0.000914062500001478" calcext:value-type="float">
            <text:p>0.0009140625</text:p>
          </table:table-cell>
          <table:table-cell table:style-name="Default" office:value-type="float" office:value="63625417468030.5" calcext:value-type="float">
            <text:p>63625417468030.5</text:p>
          </table:table-cell>
          <table:table-cell table:style-name="ce7" table:formula="of:=([.AA36]-[.AA35])/1000" office:value-type="float" office:value="2.0014296875" calcext:value-type="float">
            <text:p>2.0014</text:p>
          </table:table-cell>
          <table:table-cell table:style-name="ce7" table:formula="of:=[.AB36]+[.AC35]" office:value-type="float" office:value="68.000703125" calcext:value-type="float">
            <text:p>68.0007</text:p>
          </table:table-cell>
          <table:table-cell table:style-name="ce16" table:formula="of:=[.AC36]-2*([.$B36]-1)" office:value-type="float" office:value="0.000703125000001137" calcext:value-type="float">
            <text:p>0.000703125</text:p>
          </table:table-cell>
          <table:table-cell table:style-name="Default" office:value-type="float" office:value="63625417932993.7" calcext:value-type="float">
            <text:p>63625417932993.7</text:p>
          </table:table-cell>
          <table:table-cell table:style-name="ce7" table:formula="of:=([.AE36]-[.AE35])/1000" office:value-type="float" office:value="2.0001875" calcext:value-type="float">
            <text:p>2.0002</text:p>
          </table:table-cell>
          <table:table-cell table:style-name="ce7" table:formula="of:=[.AF36]+[.AG35]" office:value-type="float" office:value="68.000890625" calcext:value-type="float">
            <text:p>68.0009</text:p>
          </table:table-cell>
          <table:table-cell table:style-name="ce17" table:formula="of:=[.AG36]-2*([.$B36]-1)" office:value-type="float" office:value="0.000890624999996703" calcext:value-type="float">
            <text:p>0.000890625</text:p>
          </table:table-cell>
          <table:table-cell table:style-name="Default" office:value-type="float" office:value="63625418404788.4" calcext:value-type="float">
            <text:p>63625418404788.4</text:p>
          </table:table-cell>
          <table:table-cell table:style-name="ce7" table:formula="of:=([.AI36]-[.AI35])/1000" office:value-type="float" office:value="2.0009609375" calcext:value-type="float">
            <text:p>2.0010</text:p>
          </table:table-cell>
          <table:table-cell table:style-name="ce7" table:formula="of:=[.AJ36]+[.AK35]" office:value-type="float" office:value="68.000671875" calcext:value-type="float">
            <text:p>68.0007</text:p>
          </table:table-cell>
          <table:table-cell table:style-name="ce18" table:formula="of:=[.AK36]-2*([.$B36]-1)" office:value-type="float" office:value="0.000671875000023192" calcext:value-type="float">
            <text:p>0.000671875</text:p>
          </table:table-cell>
          <table:table-cell table:style-name="Default" office:value-type="float" office:value="63625418868470.1" calcext:value-type="float">
            <text:p>63625418868470.1</text:p>
          </table:table-cell>
          <table:table-cell table:style-name="ce19" table:formula="of:=([.AM36]-[.AM35])/1000" office:value-type="float" office:value="2.000671875" calcext:value-type="float">
            <text:p>2.0007</text:p>
          </table:table-cell>
          <table:table-cell table:style-name="ce7" table:formula="of:=[.AN36]+[.AO35]" office:value-type="float" office:value="67.9998359375" calcext:value-type="float">
            <text:p>67.9998</text:p>
          </table:table-cell>
          <table:table-cell table:style-name="ce20" table:formula="of:=[.AO36]-2*([.$B36]-1)" office:value-type="float" office:value="-0.000164062500005002" calcext:value-type="float">
            <text:p>-0.0001640625</text:p>
          </table:table-cell>
          <table:table-cell table:style-name="Default" office:value-type="float" office:value="63625419338985.2" calcext:value-type="float">
            <text:p>63625419338985.2</text:p>
          </table:table-cell>
          <table:table-cell table:style-name="ce7" table:formula="of:=([.AQ36]-[.AQ35])/1000" office:value-type="float" office:value="2.00078125" calcext:value-type="float">
            <text:p>2.0008</text:p>
          </table:table-cell>
          <table:table-cell table:style-name="ce7" table:formula="of:=[.AR36]+[.AS35]" office:value-type="float" office:value="68.0007734375" calcext:value-type="float">
            <text:p>68.0008</text:p>
          </table:table-cell>
          <table:table-cell table:style-name="ce21" table:formula="of:=[.AS36]-2*([.$B36]-1)" office:value-type="float" office:value="0.000773437500015461" calcext:value-type="float">
            <text:p>0.0007734375</text:p>
          </table:table-cell>
          <table:table-cell table:style-name="Default" office:value-type="float" office:value="63625419823501.3" calcext:value-type="float">
            <text:p>63625419823501.3</text:p>
          </table:table-cell>
          <table:table-cell table:style-name="ce7" table:formula="of:=([.AU36]-[.AU35])/1000" office:value-type="float" office:value="2.0012890625" calcext:value-type="float">
            <text:p>2.0013</text:p>
          </table:table-cell>
          <table:table-cell table:style-name="ce7" table:formula="of:=[.AV36]+[.AW35]" office:value-type="float" office:value="68.000859375" calcext:value-type="float">
            <text:p>68.0009</text:p>
          </table:table-cell>
          <table:table-cell table:style-name="ce22" table:formula="of:=[.AW36]-2*([.$B36]-1)" office:value-type="float" office:value="0.000859375000032969" calcext:value-type="float">
            <text:p>0.000859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63625414589130.2" calcext:value-type="float">
            <text:p>63625414589130.2</text:p>
          </table:table-cell>
          <table:table-cell table:formula="of:=([.C37]-[.C36])/1000" office:value-type="float" office:value="1.99975" calcext:value-type="float">
            <text:p>1.9998</text:p>
          </table:table-cell>
          <table:table-cell table:formula="of:=[.D37]+[.E36]" office:value-type="float" office:value="70.0006328125" calcext:value-type="float">
            <text:p>70.0006</text:p>
          </table:table-cell>
          <table:table-cell table:style-name="ce9" table:formula="of:=[.E37]-2*([.$B37]-1)" office:value-type="float" office:value="0.000632812500029445" calcext:value-type="float">
            <text:p>0.0006328125</text:p>
          </table:table-cell>
          <table:table-cell table:style-name="Default" office:value-type="float" office:value="63625415075415.3" calcext:value-type="float">
            <text:p>63625415075415.3</text:p>
          </table:table-cell>
          <table:table-cell table:style-name="ce7" table:formula="of:=([.G37]-[.G36])/1000" office:value-type="float" office:value="1.999421875" calcext:value-type="float">
            <text:p>1.9994</text:p>
          </table:table-cell>
          <table:table-cell table:style-name="ce7" table:formula="of:=[.H37]+[.I36]" office:value-type="float" office:value="69.9999765625" calcext:value-type="float">
            <text:p>70.0000</text:p>
          </table:table-cell>
          <table:table-cell table:style-name="ce10" table:formula="of:=[.I37]-2*([.$B37]-1)" office:value-type="float" office:value="-0.0000234375000047748" calcext:value-type="float">
            <text:p>-2.34375000047748E-05</text:p>
          </table:table-cell>
          <table:table-cell table:style-name="Default" office:value-type="float" office:value="63625415546529.6" calcext:value-type="float">
            <text:p>63625415546529.6</text:p>
          </table:table-cell>
          <table:table-cell table:style-name="ce7" table:formula="of:=([.K37]-[.K36])/1000" office:value-type="float" office:value="2.001234375" calcext:value-type="float">
            <text:p>2.0012</text:p>
          </table:table-cell>
          <table:table-cell table:style-name="ce7" table:formula="of:=[.L37]+[.M36]" office:value-type="float" office:value="70.0026171875" calcext:value-type="float">
            <text:p>70.0026</text:p>
          </table:table-cell>
          <table:table-cell table:style-name="ce11" table:formula="of:=[.M37]-2*([.$B37]-1)" office:value-type="float" office:value="0.00261718749999318" calcext:value-type="float">
            <text:p>0.0026171875</text:p>
          </table:table-cell>
          <table:table-cell table:style-name="Default" office:value-type="float" office:value="63625416016937.4" calcext:value-type="float">
            <text:p>63625416016937.4</text:p>
          </table:table-cell>
          <table:table-cell table:style-name="ce7" table:formula="of:=([.O37]-[.O36])/1000" office:value-type="float" office:value="1.9986875" calcext:value-type="float">
            <text:p>1.9987</text:p>
          </table:table-cell>
          <table:table-cell table:style-name="ce7" table:formula="of:=[.P37]+[.Q36]" office:value-type="float" office:value="70.0001015625" calcext:value-type="float">
            <text:p>70.0001</text:p>
          </table:table-cell>
          <table:table-cell table:style-name="ce12" table:formula="of:=[.Q37]-2*([.$B37]-1)" office:value-type="float" office:value="0.000101562499992269" calcext:value-type="float">
            <text:p>0.0001015625</text:p>
          </table:table-cell>
          <table:table-cell table:style-name="Default" office:value-type="float" office:value="63625416500613.2" calcext:value-type="float">
            <text:p>63625416500613.2</text:p>
          </table:table-cell>
          <table:table-cell table:style-name="ce7" table:formula="of:=([.S37]-[.S36])/1000" office:value-type="float" office:value="2.000984375" calcext:value-type="float">
            <text:p>2.0010</text:p>
          </table:table-cell>
          <table:table-cell table:style-name="ce7" table:formula="of:=[.T37]+[.U36]" office:value-type="float" office:value="70.0017265625" calcext:value-type="float">
            <text:p>70.0017</text:p>
          </table:table-cell>
          <table:table-cell table:style-name="ce13" table:formula="of:=[.U37]-2*([.$B37]-1)" office:value-type="float" office:value="0.00172656250001069" calcext:value-type="float">
            <text:p>0.0017265625</text:p>
          </table:table-cell>
          <table:table-cell table:style-name="Default" office:value-type="float" office:value="63625416993943.4" calcext:value-type="float">
            <text:p>63625416993943.4</text:p>
          </table:table-cell>
          <table:table-cell table:style-name="ce14" table:formula="of:=([.W37]-[.W36])/1000" office:value-type="float" office:value="2.000765625" calcext:value-type="float">
            <text:p>2.0008</text:p>
          </table:table-cell>
          <table:table-cell table:style-name="ce7" table:formula="of:=[.X37]+[.Y36]" office:value-type="float" office:value="70.0016796875" calcext:value-type="float">
            <text:p>70.0017</text:p>
          </table:table-cell>
          <table:table-cell table:style-name="ce15" table:formula="of:=[.Y37]-2*([.$B37]-1)" office:value-type="float" office:value="0.00167968750000114" calcext:value-type="float">
            <text:p>0.0016796875</text:p>
          </table:table-cell>
          <table:table-cell table:style-name="Default" office:value-type="float" office:value="63625417470030.4" calcext:value-type="float">
            <text:p>63625417470030.4</text:p>
          </table:table-cell>
          <table:table-cell table:style-name="ce7" table:formula="of:=([.AA37]-[.AA36])/1000" office:value-type="float" office:value="1.9998125" calcext:value-type="float">
            <text:p>1.9998</text:p>
          </table:table-cell>
          <table:table-cell table:style-name="ce7" table:formula="of:=[.AB37]+[.AC36]" office:value-type="float" office:value="70.000515625" calcext:value-type="float">
            <text:p>70.0005</text:p>
          </table:table-cell>
          <table:table-cell table:style-name="ce16" table:formula="of:=[.AC37]-2*([.$B37]-1)" office:value-type="float" office:value="0.000515625000005571" calcext:value-type="float">
            <text:p>0.000515625</text:p>
          </table:table-cell>
          <table:table-cell table:style-name="Default" office:value-type="float" office:value="63625417934993.2" calcext:value-type="float">
            <text:p>63625417934993.2</text:p>
          </table:table-cell>
          <table:table-cell table:style-name="ce7" table:formula="of:=([.AE37]-[.AE36])/1000" office:value-type="float" office:value="1.999484375" calcext:value-type="float">
            <text:p>1.9995</text:p>
          </table:table-cell>
          <table:table-cell table:style-name="ce7" table:formula="of:=[.AF37]+[.AG36]" office:value-type="float" office:value="70.000375" calcext:value-type="float">
            <text:p>70.0004</text:p>
          </table:table-cell>
          <table:table-cell table:style-name="ce17" table:formula="of:=[.AG37]-2*([.$B37]-1)" office:value-type="float" office:value="0.000374999999991132" calcext:value-type="float">
            <text:p>0.000375</text:p>
          </table:table-cell>
          <table:table-cell table:style-name="Default" office:value-type="float" office:value="63625418406788.5" calcext:value-type="float">
            <text:p>63625418406788.5</text:p>
          </table:table-cell>
          <table:table-cell table:style-name="ce7" table:formula="of:=([.AI37]-[.AI36])/1000" office:value-type="float" office:value="2.0001015625" calcext:value-type="float">
            <text:p>2.0001</text:p>
          </table:table-cell>
          <table:table-cell table:style-name="ce7" table:formula="of:=[.AJ37]+[.AK36]" office:value-type="float" office:value="70.0007734375" calcext:value-type="float">
            <text:p>70.0008</text:p>
          </table:table-cell>
          <table:table-cell table:style-name="ce18" table:formula="of:=[.AK37]-2*([.$B37]-1)" office:value-type="float" office:value="0.000773437500029672" calcext:value-type="float">
            <text:p>0.0007734375</text:p>
          </table:table-cell>
          <table:table-cell table:style-name="Default" office:value-type="float" office:value="63625418870470.1" calcext:value-type="float">
            <text:p>63625418870470.1</text:p>
          </table:table-cell>
          <table:table-cell table:style-name="ce19" table:formula="of:=([.AM37]-[.AM36])/1000" office:value-type="float" office:value="1.9999765625" calcext:value-type="float">
            <text:p>2.0000</text:p>
          </table:table-cell>
          <table:table-cell table:style-name="ce7" table:formula="of:=[.AN37]+[.AO36]" office:value-type="float" office:value="69.9998125" calcext:value-type="float">
            <text:p>69.9998</text:p>
          </table:table-cell>
          <table:table-cell table:style-name="ce20" table:formula="of:=[.AO37]-2*([.$B37]-1)" office:value-type="float" office:value="-0.000187500000009777" calcext:value-type="float">
            <text:p>-0.0001875</text:p>
          </table:table-cell>
          <table:table-cell table:style-name="Default" office:value-type="float" office:value="63625419340984.9" calcext:value-type="float">
            <text:p>63625419340984.9</text:p>
          </table:table-cell>
          <table:table-cell table:style-name="ce7" table:formula="of:=([.AQ37]-[.AQ36])/1000" office:value-type="float" office:value="1.9996953125" calcext:value-type="float">
            <text:p>1.9997</text:p>
          </table:table-cell>
          <table:table-cell table:style-name="ce7" table:formula="of:=[.AR37]+[.AS36]" office:value-type="float" office:value="70.00046875" calcext:value-type="float">
            <text:p>70.0005</text:p>
          </table:table-cell>
          <table:table-cell table:style-name="ce21" table:formula="of:=[.AS37]-2*([.$B37]-1)" office:value-type="float" office:value="0.000468750000010232" calcext:value-type="float">
            <text:p>0.00046875</text:p>
          </table:table-cell>
          <table:table-cell table:style-name="Default" office:value-type="float" office:value="63625419825500.4" calcext:value-type="float">
            <text:p>63625419825500.4</text:p>
          </table:table-cell>
          <table:table-cell table:style-name="ce7" table:formula="of:=([.AU37]-[.AU36])/1000" office:value-type="float" office:value="1.9990859375" calcext:value-type="float">
            <text:p>1.9991</text:p>
          </table:table-cell>
          <table:table-cell table:style-name="ce7" table:formula="of:=[.AV37]+[.AW36]" office:value-type="float" office:value="69.9999453125" calcext:value-type="float">
            <text:p>69.9999</text:p>
          </table:table-cell>
          <table:table-cell table:style-name="ce22" table:formula="of:=[.AW37]-2*([.$B37]-1)" office:value-type="float" office:value="-0.0000546874999685087" calcext:value-type="float">
            <text:p>-5.46874999685087E-0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37" calcext:value-type="float">
            <text:p>37</text:p>
          </table:table-cell>
          <table:table-cell office:value-type="float" office:value="63625414591130.3" calcext:value-type="float">
            <text:p>63625414591130.3</text:p>
          </table:table-cell>
          <table:table-cell table:formula="of:=([.C38]-[.C37])/1000" office:value-type="float" office:value="2.0000859375" calcext:value-type="float">
            <text:p>2.0001</text:p>
          </table:table-cell>
          <table:table-cell table:formula="of:=[.D38]+[.E37]" office:value-type="float" office:value="72.00071875" calcext:value-type="float">
            <text:p>72.0007</text:p>
          </table:table-cell>
          <table:table-cell table:style-name="ce9" table:formula="of:=[.E38]-2*([.$B38]-1)" office:value-type="float" office:value="0.000718750000032742" calcext:value-type="float">
            <text:p>0.00071875</text:p>
          </table:table-cell>
          <table:table-cell table:style-name="Default" office:value-type="float" office:value="63625415077416.4" calcext:value-type="float">
            <text:p>63625415077416.4</text:p>
          </table:table-cell>
          <table:table-cell table:style-name="ce7" table:formula="of:=([.G38]-[.G37])/1000" office:value-type="float" office:value="2.0011328125" calcext:value-type="float">
            <text:p>2.0011</text:p>
          </table:table-cell>
          <table:table-cell table:style-name="ce7" table:formula="of:=[.H38]+[.I37]" office:value-type="float" office:value="72.001109375" calcext:value-type="float">
            <text:p>72.0011</text:p>
          </table:table-cell>
          <table:table-cell table:style-name="ce10" table:formula="of:=[.I38]-2*([.$B38]-1)" office:value-type="float" office:value="0.00110937499999864" calcext:value-type="float">
            <text:p>0.001109375</text:p>
          </table:table-cell>
          <table:table-cell table:style-name="Default" office:value-type="float" office:value="63625415548527.9" calcext:value-type="float">
            <text:p>63625415548527.9</text:p>
          </table:table-cell>
          <table:table-cell table:style-name="ce7" table:formula="of:=([.K38]-[.K37])/1000" office:value-type="float" office:value="1.9982734375" calcext:value-type="float">
            <text:p>1.9983</text:p>
          </table:table-cell>
          <table:table-cell table:style-name="ce7" table:formula="of:=[.L38]+[.M37]" office:value-type="float" office:value="72.000890625" calcext:value-type="float">
            <text:p>72.0009</text:p>
          </table:table-cell>
          <table:table-cell table:style-name="ce11" table:formula="of:=[.M38]-2*([.$B38]-1)" office:value-type="float" office:value="0.000890624999996703" calcext:value-type="float">
            <text:p>0.000890625</text:p>
          </table:table-cell>
          <table:table-cell table:style-name="Default" office:value-type="float" office:value="63625416018937.8" calcext:value-type="float">
            <text:p>63625416018937.8</text:p>
          </table:table-cell>
          <table:table-cell table:style-name="ce7" table:formula="of:=([.O38]-[.O37])/1000" office:value-type="float" office:value="2.0004296875" calcext:value-type="float">
            <text:p>2.0004</text:p>
          </table:table-cell>
          <table:table-cell table:style-name="ce7" table:formula="of:=[.P38]+[.Q37]" office:value-type="float" office:value="72.00053125" calcext:value-type="float">
            <text:p>72.0005</text:p>
          </table:table-cell>
          <table:table-cell table:style-name="ce12" table:formula="of:=[.Q38]-2*([.$B38]-1)" office:value-type="float" office:value="0.000531249999994543" calcext:value-type="float">
            <text:p>0.00053125</text:p>
          </table:table-cell>
          <table:table-cell table:style-name="Default" office:value-type="float" office:value="63625416502613.1" calcext:value-type="float">
            <text:p>63625416502613.1</text:p>
          </table:table-cell>
          <table:table-cell table:style-name="ce7" table:formula="of:=([.S38]-[.S37])/1000" office:value-type="float" office:value="1.99990625" calcext:value-type="float">
            <text:p>1.9999</text:p>
          </table:table-cell>
          <table:table-cell table:style-name="ce7" table:formula="of:=[.T38]+[.U37]" office:value-type="float" office:value="72.0016328125" calcext:value-type="float">
            <text:p>72.0016</text:p>
          </table:table-cell>
          <table:table-cell table:style-name="ce13" table:formula="of:=[.U38]-2*([.$B38]-1)" office:value-type="float" office:value="0.0016328125000058" calcext:value-type="float">
            <text:p>0.0016328125</text:p>
          </table:table-cell>
          <table:table-cell table:style-name="Default" office:value-type="float" office:value="63625416995942.2" calcext:value-type="float">
            <text:p>63625416995942.2</text:p>
          </table:table-cell>
          <table:table-cell table:style-name="ce14" table:formula="of:=([.W38]-[.W37])/1000" office:value-type="float" office:value="1.9988125" calcext:value-type="float">
            <text:p>1.9988</text:p>
          </table:table-cell>
          <table:table-cell table:style-name="ce7" table:formula="of:=[.X38]+[.Y37]" office:value-type="float" office:value="72.0004921875" calcext:value-type="float">
            <text:p>72.0005</text:p>
          </table:table-cell>
          <table:table-cell table:style-name="ce15" table:formula="of:=[.Y38]-2*([.$B38]-1)" office:value-type="float" office:value="0.000492187500000796" calcext:value-type="float">
            <text:p>0.0004921875</text:p>
          </table:table-cell>
          <table:table-cell table:style-name="Default" office:value-type="float" office:value="63625417472030.7" calcext:value-type="float">
            <text:p>63625417472030.7</text:p>
          </table:table-cell>
          <table:table-cell table:style-name="ce7" table:formula="of:=([.AA38]-[.AA37])/1000" office:value-type="float" office:value="2.0003671875" calcext:value-type="float">
            <text:p>2.0004</text:p>
          </table:table-cell>
          <table:table-cell table:style-name="ce7" table:formula="of:=[.AB38]+[.AC37]" office:value-type="float" office:value="72.0008828125" calcext:value-type="float">
            <text:p>72.0009</text:p>
          </table:table-cell>
          <table:table-cell table:style-name="ce16" table:formula="of:=[.AC38]-2*([.$B38]-1)" office:value-type="float" office:value="0.000882812500009322" calcext:value-type="float">
            <text:p>0.0008828125</text:p>
          </table:table-cell>
          <table:table-cell table:style-name="Default" office:value-type="float" office:value="63625417936993.8" calcext:value-type="float">
            <text:p>63625417936993.8</text:p>
          </table:table-cell>
          <table:table-cell table:style-name="ce7" table:formula="of:=([.AE38]-[.AE37])/1000" office:value-type="float" office:value="2.000671875" calcext:value-type="float">
            <text:p>2.0007</text:p>
          </table:table-cell>
          <table:table-cell table:style-name="ce7" table:formula="of:=[.AF38]+[.AG37]" office:value-type="float" office:value="72.001046875" calcext:value-type="float">
            <text:p>72.0010</text:p>
          </table:table-cell>
          <table:table-cell table:style-name="ce17" table:formula="of:=[.AG38]-2*([.$B38]-1)" office:value-type="float" office:value="0.0010468749999859" calcext:value-type="float">
            <text:p>0.001046875</text:p>
          </table:table-cell>
          <table:table-cell table:style-name="Default" office:value-type="float" office:value="63625418408789.4" calcext:value-type="float">
            <text:p>63625418408789.4</text:p>
          </table:table-cell>
          <table:table-cell table:style-name="ce7" table:formula="of:=([.AI38]-[.AI37])/1000" office:value-type="float" office:value="2.000890625" calcext:value-type="float">
            <text:p>2.0009</text:p>
          </table:table-cell>
          <table:table-cell table:style-name="ce7" table:formula="of:=[.AJ38]+[.AK37]" office:value-type="float" office:value="72.0016640625" calcext:value-type="float">
            <text:p>72.0017</text:p>
          </table:table-cell>
          <table:table-cell table:style-name="ce18" table:formula="of:=[.AK38]-2*([.$B38]-1)" office:value-type="float" office:value="0.00166406250002638" calcext:value-type="float">
            <text:p>0.0016640625</text:p>
          </table:table-cell>
          <table:table-cell table:style-name="Default" office:value-type="float" office:value="63625418872470.9" calcext:value-type="float">
            <text:p>63625418872470.9</text:p>
          </table:table-cell>
          <table:table-cell table:style-name="ce19" table:formula="of:=([.AM38]-[.AM37])/1000" office:value-type="float" office:value="2.000734375" calcext:value-type="float">
            <text:p>2.0007</text:p>
          </table:table-cell>
          <table:table-cell table:style-name="ce7" table:formula="of:=[.AN38]+[.AO37]" office:value-type="float" office:value="72.000546875" calcext:value-type="float">
            <text:p>72.0005</text:p>
          </table:table-cell>
          <table:table-cell table:style-name="ce20" table:formula="of:=[.AO38]-2*([.$B38]-1)" office:value-type="float" office:value="0.000546874999983515" calcext:value-type="float">
            <text:p>0.000546875</text:p>
          </table:table-cell>
          <table:table-cell table:style-name="Default" office:value-type="float" office:value="63625419342983.9" calcext:value-type="float">
            <text:p>63625419342983.9</text:p>
          </table:table-cell>
          <table:table-cell table:style-name="ce7" table:formula="of:=([.AQ38]-[.AQ37])/1000" office:value-type="float" office:value="1.9989296875" calcext:value-type="float">
            <text:p>1.9989</text:p>
          </table:table-cell>
          <table:table-cell table:style-name="ce7" table:formula="of:=[.AR38]+[.AS37]" office:value-type="float" office:value="71.9993984375" calcext:value-type="float">
            <text:p>71.9994</text:p>
          </table:table-cell>
          <table:table-cell table:style-name="ce21" table:formula="of:=[.AS38]-2*([.$B38]-1)" office:value-type="float" office:value="-0.000601562499994657" calcext:value-type="float">
            <text:p>-0.0006015625</text:p>
          </table:table-cell>
          <table:table-cell table:style-name="Default" office:value-type="float" office:value="63625419827501.5" calcext:value-type="float">
            <text:p>63625419827501.5</text:p>
          </table:table-cell>
          <table:table-cell table:style-name="ce7" table:formula="of:=([.AU38]-[.AU37])/1000" office:value-type="float" office:value="2.0011484375" calcext:value-type="float">
            <text:p>2.0011</text:p>
          </table:table-cell>
          <table:table-cell table:style-name="ce7" table:formula="of:=[.AV38]+[.AW37]" office:value-type="float" office:value="72.00109375" calcext:value-type="float">
            <text:p>72.0011</text:p>
          </table:table-cell>
          <table:table-cell table:style-name="ce22" table:formula="of:=[.AW38]-2*([.$B38]-1)" office:value-type="float" office:value="0.00109375000003809" calcext:value-type="float">
            <text:p>0.00109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test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63625414593130.7" calcext:value-type="float">
            <text:p>63625414593130.7</text:p>
          </table:table-cell>
          <table:table-cell table:formula="of:=([.C39]-[.C38])/1000" office:value-type="float" office:value="2.0004375" calcext:value-type="float">
            <text:p>2.0004</text:p>
          </table:table-cell>
          <table:table-cell table:formula="of:=[.D39]+[.E38]" office:value-type="float" office:value="74.00115625" calcext:value-type="float">
            <text:p>74.0012</text:p>
          </table:table-cell>
          <table:table-cell table:style-name="ce9" table:formula="of:=[.E39]-2*([.$B39]-1)" office:value-type="float" office:value="0.00115625000003661" calcext:value-type="float">
            <text:p>0.00115625</text:p>
          </table:table-cell>
          <table:table-cell table:style-name="Default" office:value-type="float" office:value="63625415079415.4" calcext:value-type="float">
            <text:p>63625415079415.4</text:p>
          </table:table-cell>
          <table:table-cell table:style-name="ce7" table:formula="of:=([.G39]-[.G38])/1000" office:value-type="float" office:value="1.99896875" calcext:value-type="float">
            <text:p>1.9990</text:p>
          </table:table-cell>
          <table:table-cell table:style-name="ce7" table:formula="of:=[.H39]+[.I38]" office:value-type="float" office:value="74.000078125" calcext:value-type="float">
            <text:p>74.0001</text:p>
          </table:table-cell>
          <table:table-cell table:style-name="ce10" table:formula="of:=[.I39]-2*([.$B39]-1)" office:value-type="float" office:value="0.0000781250000017053" calcext:value-type="float">
            <text:p>0.000078125</text:p>
          </table:table-cell>
          <table:table-cell table:style-name="Default" office:value-type="float" office:value="63625415550528.2" calcext:value-type="float">
            <text:p>63625415550528.2</text:p>
          </table:table-cell>
          <table:table-cell table:style-name="ce7" table:formula="of:=([.K39]-[.K38])/1000" office:value-type="float" office:value="2.000328125" calcext:value-type="float">
            <text:p>2.0003</text:p>
          </table:table-cell>
          <table:table-cell table:style-name="ce7" table:formula="of:=[.L39]+[.M38]" office:value-type="float" office:value="74.00121875" calcext:value-type="float">
            <text:p>74.0012</text:p>
          </table:table-cell>
          <table:table-cell table:style-name="ce11" table:formula="of:=[.M39]-2*([.$B39]-1)" office:value-type="float" office:value="0.0012187499999925" calcext:value-type="float">
            <text:p>0.00121875</text:p>
          </table:table-cell>
          <table:table-cell table:style-name="Default" office:value-type="float" office:value="63625416020937.1" calcext:value-type="float">
            <text:p>63625416020937.1</text:p>
          </table:table-cell>
          <table:table-cell table:style-name="ce7" table:formula="of:=([.O39]-[.O38])/1000" office:value-type="float" office:value="1.9993359375" calcext:value-type="float">
            <text:p>1.9993</text:p>
          </table:table-cell>
          <table:table-cell table:style-name="ce7" table:formula="of:=[.P39]+[.Q38]" office:value-type="float" office:value="73.9998671875" calcext:value-type="float">
            <text:p>73.9999</text:p>
          </table:table-cell>
          <table:table-cell table:style-name="ce12" table:formula="of:=[.Q39]-2*([.$B39]-1)" office:value-type="float" office:value="-0.000132812499998636" calcext:value-type="float">
            <text:p>-0.0001328125</text:p>
          </table:table-cell>
          <table:table-cell table:style-name="Default" office:value-type="float" office:value="63625416504614" calcext:value-type="float">
            <text:p>63625416504614</text:p>
          </table:table-cell>
          <table:table-cell table:style-name="ce7" table:formula="of:=([.S39]-[.S38])/1000" office:value-type="float" office:value="2.000921875" calcext:value-type="float">
            <text:p>2.0009</text:p>
          </table:table-cell>
          <table:table-cell table:style-name="ce7" table:formula="of:=[.T39]+[.U38]" office:value-type="float" office:value="74.0025546875" calcext:value-type="float">
            <text:p>74.0026</text:p>
          </table:table-cell>
          <table:table-cell table:style-name="ce13" table:formula="of:=[.U39]-2*([.$B39]-1)" office:value-type="float" office:value="0.00255468750000887" calcext:value-type="float">
            <text:p>0.0025546875</text:p>
          </table:table-cell>
          <table:table-cell table:style-name="Default" office:value-type="float" office:value="63625416997940.9" calcext:value-type="float">
            <text:p>63625416997940.9</text:p>
          </table:table-cell>
          <table:table-cell table:style-name="ce14" table:formula="of:=([.W39]-[.W38])/1000" office:value-type="float" office:value="1.9987421875" calcext:value-type="float">
            <text:p>1.9987</text:p>
          </table:table-cell>
          <table:table-cell table:style-name="ce7" table:formula="of:=[.X39]+[.Y38]" office:value-type="float" office:value="73.999234375" calcext:value-type="float">
            <text:p>73.9992</text:p>
          </table:table-cell>
          <table:table-cell table:style-name="ce15" table:formula="of:=[.Y39]-2*([.$B39]-1)" office:value-type="float" office:value="-0.000765624999999659" calcext:value-type="float">
            <text:p>-0.000765625</text:p>
          </table:table-cell>
          <table:table-cell table:style-name="Default" office:value-type="float" office:value="63625417474031.4" calcext:value-type="float">
            <text:p>63625417474031.4</text:p>
          </table:table-cell>
          <table:table-cell table:style-name="ce7" table:formula="of:=([.AA39]-[.AA38])/1000" office:value-type="float" office:value="2.0006640625" calcext:value-type="float">
            <text:p>2.0007</text:p>
          </table:table-cell>
          <table:table-cell table:style-name="ce7" table:formula="of:=[.AB39]+[.AC38]" office:value-type="float" office:value="74.001546875" calcext:value-type="float">
            <text:p>74.0015</text:p>
          </table:table-cell>
          <table:table-cell table:style-name="ce16" table:formula="of:=[.AC39]-2*([.$B39]-1)" office:value-type="float" office:value="0.0015468750000025" calcext:value-type="float">
            <text:p>0.001546875</text:p>
          </table:table-cell>
          <table:table-cell table:style-name="Default" office:value-type="float" office:value="63625417938994.6" calcext:value-type="float">
            <text:p>63625417938994.6</text:p>
          </table:table-cell>
          <table:table-cell table:style-name="ce7" table:formula="of:=([.AE39]-[.AE38])/1000" office:value-type="float" office:value="2.00075" calcext:value-type="float">
            <text:p>2.0008</text:p>
          </table:table-cell>
          <table:table-cell table:style-name="ce7" table:formula="of:=[.AF39]+[.AG38]" office:value-type="float" office:value="74.001796875" calcext:value-type="float">
            <text:p>74.0018</text:p>
          </table:table-cell>
          <table:table-cell table:style-name="ce17" table:formula="of:=[.AG39]-2*([.$B39]-1)" office:value-type="float" office:value="0.00179687499998238" calcext:value-type="float">
            <text:p>0.001796875</text:p>
          </table:table-cell>
          <table:table-cell table:style-name="Default" office:value-type="float" office:value="63625418410788.7" calcext:value-type="float">
            <text:p>63625418410788.7</text:p>
          </table:table-cell>
          <table:table-cell table:style-name="ce7" table:formula="of:=([.AI39]-[.AI38])/1000" office:value-type="float" office:value="1.999296875" calcext:value-type="float">
            <text:p>1.9993</text:p>
          </table:table-cell>
          <table:table-cell table:style-name="ce7" table:formula="of:=[.AJ39]+[.AK38]" office:value-type="float" office:value="74.0009609375" calcext:value-type="float">
            <text:p>74.0010</text:p>
          </table:table-cell>
          <table:table-cell table:style-name="ce18" table:formula="of:=[.AK39]-2*([.$B39]-1)" office:value-type="float" office:value="0.000960937500025239" calcext:value-type="float">
            <text:p>0.0009609375</text:p>
          </table:table-cell>
          <table:table-cell table:style-name="Default" office:value-type="float" office:value="63625418874469.9" calcext:value-type="float">
            <text:p>63625418874469.9</text:p>
          </table:table-cell>
          <table:table-cell table:style-name="ce19" table:formula="of:=([.AM39]-[.AM38])/1000" office:value-type="float" office:value="1.9990546875" calcext:value-type="float">
            <text:p>1.9991</text:p>
          </table:table-cell>
          <table:table-cell table:style-name="ce7" table:formula="of:=[.AN39]+[.AO38]" office:value-type="float" office:value="73.9996015625" calcext:value-type="float">
            <text:p>73.9996</text:p>
          </table:table-cell>
          <table:table-cell table:style-name="ce20" table:formula="of:=[.AO39]-2*([.$B39]-1)" office:value-type="float" office:value="-0.000398437500010118" calcext:value-type="float">
            <text:p>-0.0003984375</text:p>
          </table:table-cell>
          <table:table-cell table:style-name="Default" office:value-type="float" office:value="63625419344985.5" calcext:value-type="float">
            <text:p>63625419344985.5</text:p>
          </table:table-cell>
          <table:table-cell table:style-name="ce7" table:formula="of:=([.AQ39]-[.AQ38])/1000" office:value-type="float" office:value="2.00159375" calcext:value-type="float">
            <text:p>2.0016</text:p>
          </table:table-cell>
          <table:table-cell table:style-name="ce7" table:formula="of:=[.AR39]+[.AS38]" office:value-type="float" office:value="74.0009921875" calcext:value-type="float">
            <text:p>74.0010</text:p>
          </table:table-cell>
          <table:table-cell table:style-name="ce21" table:formula="of:=[.AS39]-2*([.$B39]-1)" office:value-type="float" office:value="0.000992187500003183" calcext:value-type="float">
            <text:p>0.0009921875</text:p>
          </table:table-cell>
          <table:table-cell table:style-name="Default" office:value-type="float" office:value="63625419829501.8" calcext:value-type="float">
            <text:p>63625419829501.8</text:p>
          </table:table-cell>
          <table:table-cell table:style-name="ce7" table:formula="of:=([.AU39]-[.AU38])/1000" office:value-type="float" office:value="2.00028125" calcext:value-type="float">
            <text:p>2.0003</text:p>
          </table:table-cell>
          <table:table-cell table:style-name="ce7" table:formula="of:=[.AV39]+[.AW38]" office:value-type="float" office:value="74.001375" calcext:value-type="float">
            <text:p>74.0014</text:p>
          </table:table-cell>
          <table:table-cell table:style-name="ce22" table:formula="of:=[.AW39]-2*([.$B39]-1)" office:value-type="float" office:value="0.00137500000003854" calcext:value-type="float">
            <text:p>0.001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eedback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63625414595130.1" calcext:value-type="float">
            <text:p>63625414595130.1</text:p>
          </table:table-cell>
          <table:table-cell table:formula="of:=([.C40]-[.C39])/1000" office:value-type="float" office:value="1.99940625" calcext:value-type="float">
            <text:p>1.9994</text:p>
          </table:table-cell>
          <table:table-cell table:formula="of:=[.D40]+[.E39]" office:value-type="float" office:value="76.0005625" calcext:value-type="float">
            <text:p>76.0006</text:p>
          </table:table-cell>
          <table:table-cell table:style-name="ce9" table:formula="of:=[.E40]-2*([.$B40]-1)" office:value-type="float" office:value="0.000562500000043542" calcext:value-type="float">
            <text:p>0.0005625</text:p>
          </table:table-cell>
          <table:table-cell table:style-name="Default" office:value-type="float" office:value="63625415081416.8" calcext:value-type="float">
            <text:p>63625415081416.8</text:p>
          </table:table-cell>
          <table:table-cell table:style-name="ce7" table:formula="of:=([.G40]-[.G39])/1000" office:value-type="float" office:value="2.0013984375" calcext:value-type="float">
            <text:p>2.0014</text:p>
          </table:table-cell>
          <table:table-cell table:style-name="ce7" table:formula="of:=[.H40]+[.I39]" office:value-type="float" office:value="76.0014765625" calcext:value-type="float">
            <text:p>76.0015</text:p>
          </table:table-cell>
          <table:table-cell table:style-name="ce10" table:formula="of:=[.I40]-2*([.$B40]-1)" office:value-type="float" office:value="0.00147656250000239" calcext:value-type="float">
            <text:p>0.0014765625</text:p>
          </table:table-cell>
          <table:table-cell table:style-name="Default" office:value-type="float" office:value="63625415552527.7" calcext:value-type="float">
            <text:p>63625415552527.7</text:p>
          </table:table-cell>
          <table:table-cell table:style-name="ce7" table:formula="of:=([.K40]-[.K39])/1000" office:value-type="float" office:value="1.9995234375" calcext:value-type="float">
            <text:p>1.9995</text:p>
          </table:table-cell>
          <table:table-cell table:style-name="ce7" table:formula="of:=[.L40]+[.M39]" office:value-type="float" office:value="76.0007421875" calcext:value-type="float">
            <text:p>76.0007</text:p>
          </table:table-cell>
          <table:table-cell table:style-name="ce11" table:formula="of:=[.M40]-2*([.$B40]-1)" office:value-type="float" office:value="0.000742187499994884" calcext:value-type="float">
            <text:p>0.0007421875</text:p>
          </table:table-cell>
          <table:table-cell table:style-name="Default" office:value-type="float" office:value="63625416022937.1" calcext:value-type="float">
            <text:p>63625416022937.1</text:p>
          </table:table-cell>
          <table:table-cell table:style-name="ce7" table:formula="of:=([.O40]-[.O39])/1000" office:value-type="float" office:value="1.9999375" calcext:value-type="float">
            <text:p>1.9999</text:p>
          </table:table-cell>
          <table:table-cell table:style-name="ce7" table:formula="of:=[.P40]+[.Q39]" office:value-type="float" office:value="75.9998046875" calcext:value-type="float">
            <text:p>75.9998</text:p>
          </table:table-cell>
          <table:table-cell table:style-name="ce12" table:formula="of:=[.Q40]-2*([.$B40]-1)" office:value-type="float" office:value="-0.000195312499997158" calcext:value-type="float">
            <text:p>-0.0001953125</text:p>
          </table:table-cell>
          <table:table-cell table:style-name="Default" office:value-type="float" office:value="63625416506611.1" calcext:value-type="float">
            <text:p>63625416506611.1</text:p>
          </table:table-cell>
          <table:table-cell table:style-name="ce7" table:formula="of:=([.S40]-[.S39])/1000" office:value-type="float" office:value="1.9970859375" calcext:value-type="float">
            <text:p>1.9971</text:p>
          </table:table-cell>
          <table:table-cell table:style-name="ce7" table:formula="of:=[.T40]+[.U39]" office:value-type="float" office:value="75.999640625" calcext:value-type="float">
            <text:p>75.9996</text:p>
          </table:table-cell>
          <table:table-cell table:style-name="ce13" table:formula="of:=[.U40]-2*([.$B40]-1)" office:value-type="float" office:value="-0.000359374999987949" calcext:value-type="float">
            <text:p>-0.000359375</text:p>
          </table:table-cell>
          <table:table-cell table:style-name="Default" office:value-type="float" office:value="63625416999941.4" calcext:value-type="float">
            <text:p>63625416999941.4</text:p>
          </table:table-cell>
          <table:table-cell table:style-name="ce14" table:formula="of:=([.W40]-[.W39])/1000" office:value-type="float" office:value="2.0004453125" calcext:value-type="float">
            <text:p>2.0004</text:p>
          </table:table-cell>
          <table:table-cell table:style-name="ce7" table:formula="of:=[.X40]+[.Y39]" office:value-type="float" office:value="75.9996796875" calcext:value-type="float">
            <text:p>75.9997</text:p>
          </table:table-cell>
          <table:table-cell table:style-name="ce15" table:formula="of:=[.Y40]-2*([.$B40]-1)" office:value-type="float" office:value="-0.000320312499994202" calcext:value-type="float">
            <text:p>-0.0003203125</text:p>
          </table:table-cell>
          <table:table-cell table:style-name="Default" office:value-type="float" office:value="63625417476030.7" calcext:value-type="float">
            <text:p>63625417476030.7</text:p>
          </table:table-cell>
          <table:table-cell table:style-name="ce7" table:formula="of:=([.AA40]-[.AA39])/1000" office:value-type="float" office:value="1.99934375" calcext:value-type="float">
            <text:p>1.9993</text:p>
          </table:table-cell>
          <table:table-cell table:style-name="ce7" table:formula="of:=[.AB40]+[.AC39]" office:value-type="float" office:value="76.000890625" calcext:value-type="float">
            <text:p>76.0009</text:p>
          </table:table-cell>
          <table:table-cell table:style-name="ce16" table:formula="of:=[.AC40]-2*([.$B40]-1)" office:value-type="float" office:value="0.000890624999996703" calcext:value-type="float">
            <text:p>0.000890625</text:p>
          </table:table-cell>
          <table:table-cell table:style-name="Default" office:value-type="float" office:value="63625417940993.5" calcext:value-type="float">
            <text:p>63625417940993.5</text:p>
          </table:table-cell>
          <table:table-cell table:style-name="ce7" table:formula="of:=([.AE40]-[.AE39])/1000" office:value-type="float" office:value="1.9989296875" calcext:value-type="float">
            <text:p>1.9989</text:p>
          </table:table-cell>
          <table:table-cell table:style-name="ce7" table:formula="of:=[.AF40]+[.AG39]" office:value-type="float" office:value="76.0007265625" calcext:value-type="float">
            <text:p>76.0007</text:p>
          </table:table-cell>
          <table:table-cell table:style-name="ce17" table:formula="of:=[.AG40]-2*([.$B40]-1)" office:value-type="float" office:value="0.00072656249997749" calcext:value-type="float">
            <text:p>0.0007265625</text:p>
          </table:table-cell>
          <table:table-cell table:style-name="Default" office:value-type="float" office:value="63625418412789" calcext:value-type="float">
            <text:p>63625418412789</text:p>
          </table:table-cell>
          <table:table-cell table:style-name="ce7" table:formula="of:=([.AI40]-[.AI39])/1000" office:value-type="float" office:value="2.0003828125" calcext:value-type="float">
            <text:p>2.0004</text:p>
          </table:table-cell>
          <table:table-cell table:style-name="ce7" table:formula="of:=[.AJ40]+[.AK39]" office:value-type="float" office:value="76.00134375" calcext:value-type="float">
            <text:p>76.0013</text:p>
          </table:table-cell>
          <table:table-cell table:style-name="ce18" table:formula="of:=[.AK40]-2*([.$B40]-1)" office:value-type="float" office:value="0.00134375000001796" calcext:value-type="float">
            <text:p>0.00134375</text:p>
          </table:table-cell>
          <table:table-cell table:style-name="Default" office:value-type="float" office:value="63625418876470.4" calcext:value-type="float">
            <text:p>63625418876470.4</text:p>
          </table:table-cell>
          <table:table-cell table:style-name="ce19" table:formula="of:=([.AM40]-[.AM39])/1000" office:value-type="float" office:value="2.0005234375" calcext:value-type="float">
            <text:p>2.0005</text:p>
          </table:table-cell>
          <table:table-cell table:style-name="ce7" table:formula="of:=[.AN40]+[.AO39]" office:value-type="float" office:value="76.000125" calcext:value-type="float">
            <text:p>76.0001</text:p>
          </table:table-cell>
          <table:table-cell table:style-name="ce20" table:formula="of:=[.AO40]-2*([.$B40]-1)" office:value-type="float" office:value="0.000124999999997044" calcext:value-type="float">
            <text:p>0.000125</text:p>
          </table:table-cell>
          <table:table-cell table:style-name="Default" office:value-type="float" office:value="63625419346984.3" calcext:value-type="float">
            <text:p>63625419346984.3</text:p>
          </table:table-cell>
          <table:table-cell table:style-name="ce7" table:formula="of:=([.AQ40]-[.AQ39])/1000" office:value-type="float" office:value="1.99884375" calcext:value-type="float">
            <text:p>1.9988</text:p>
          </table:table-cell>
          <table:table-cell table:style-name="ce7" table:formula="of:=[.AR40]+[.AS39]" office:value-type="float" office:value="75.9998359375" calcext:value-type="float">
            <text:p>75.9998</text:p>
          </table:table-cell>
          <table:table-cell table:style-name="ce21" table:formula="of:=[.AS40]-2*([.$B40]-1)" office:value-type="float" office:value="-0.000164062499990791" calcext:value-type="float">
            <text:p>-0.0001640625</text:p>
          </table:table-cell>
          <table:table-cell table:style-name="Default" office:value-type="float" office:value="63625419831501.4" calcext:value-type="float">
            <text:p>63625419831501.4</text:p>
          </table:table-cell>
          <table:table-cell table:style-name="ce7" table:formula="of:=([.AU40]-[.AU39])/1000" office:value-type="float" office:value="1.9996015625" calcext:value-type="float">
            <text:p>1.9996</text:p>
          </table:table-cell>
          <table:table-cell table:style-name="ce7" table:formula="of:=[.AV40]+[.AW39]" office:value-type="float" office:value="76.0009765625" calcext:value-type="float">
            <text:p>76.0010</text:p>
          </table:table-cell>
          <table:table-cell table:style-name="ce22" table:formula="of:=[.AW40]-2*([.$B40]-1)" office:value-type="float" office:value="0.000976562500042633" calcext:value-type="float">
            <text:p>0.0009765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40" calcext:value-type="float">
            <text:p>40</text:p>
          </table:table-cell>
          <table:table-cell office:value-type="float" office:value="63625414597132.5" calcext:value-type="float">
            <text:p>63625414597132.5</text:p>
          </table:table-cell>
          <table:table-cell table:formula="of:=([.C41]-[.C40])/1000" office:value-type="float" office:value="2.0023984375" calcext:value-type="float">
            <text:p>2.0024</text:p>
          </table:table-cell>
          <table:table-cell table:formula="of:=[.D41]+[.E40]" office:value-type="float" office:value="78.0029609375" calcext:value-type="float">
            <text:p>78.0030</text:p>
          </table:table-cell>
          <table:table-cell table:style-name="ce9" table:formula="of:=[.E41]-2*([.$B41]-1)" office:value-type="float" office:value="0.002960937500049" calcext:value-type="float">
            <text:p>0.0029609375</text:p>
          </table:table-cell>
          <table:table-cell table:style-name="Default" office:value-type="float" office:value="63625415083417.2" calcext:value-type="float">
            <text:p>63625415083417.2</text:p>
          </table:table-cell>
          <table:table-cell table:style-name="ce7" table:formula="of:=([.G41]-[.G40])/1000" office:value-type="float" office:value="2.0003671875" calcext:value-type="float">
            <text:p>2.0004</text:p>
          </table:table-cell>
          <table:table-cell table:style-name="ce7" table:formula="of:=[.H41]+[.I40]" office:value-type="float" office:value="78.00184375" calcext:value-type="float">
            <text:p>78.0018</text:p>
          </table:table-cell>
          <table:table-cell table:style-name="ce10" table:formula="of:=[.I41]-2*([.$B41]-1)" office:value-type="float" office:value="0.00184375000000614" calcext:value-type="float">
            <text:p>0.00184375</text:p>
          </table:table-cell>
          <table:table-cell table:style-name="Default" office:value-type="float" office:value="63625415554528.4" calcext:value-type="float">
            <text:p>63625415554528.4</text:p>
          </table:table-cell>
          <table:table-cell table:style-name="ce7" table:formula="of:=([.K41]-[.K40])/1000" office:value-type="float" office:value="2.00065625" calcext:value-type="float">
            <text:p>2.0007</text:p>
          </table:table-cell>
          <table:table-cell table:style-name="ce7" table:formula="of:=[.L41]+[.M40]" office:value-type="float" office:value="78.0013984375" calcext:value-type="float">
            <text:p>78.0014</text:p>
          </table:table-cell>
          <table:table-cell table:style-name="ce11" table:formula="of:=[.M41]-2*([.$B41]-1)" office:value-type="float" office:value="0.00139843750000068" calcext:value-type="float">
            <text:p>0.0013984375</text:p>
          </table:table-cell>
          <table:table-cell table:style-name="Default" office:value-type="float" office:value="63625416024937.6" calcext:value-type="float">
            <text:p>63625416024937.6</text:p>
          </table:table-cell>
          <table:table-cell table:style-name="ce7" table:formula="of:=([.O41]-[.O40])/1000" office:value-type="float" office:value="2.0005234375" calcext:value-type="float">
            <text:p>2.0005</text:p>
          </table:table-cell>
          <table:table-cell table:style-name="ce7" table:formula="of:=[.P41]+[.Q40]" office:value-type="float" office:value="78.000328125" calcext:value-type="float">
            <text:p>78.0003</text:p>
          </table:table-cell>
          <table:table-cell table:style-name="ce12" table:formula="of:=[.Q41]-2*([.$B41]-1)" office:value-type="float" office:value="0.000328125000010004" calcext:value-type="float">
            <text:p>0.000328125</text:p>
          </table:table-cell>
          <table:table-cell table:style-name="Default" office:value-type="float" office:value="63625416508613.7" calcext:value-type="float">
            <text:p>63625416508613.7</text:p>
          </table:table-cell>
          <table:table-cell table:style-name="ce7" table:formula="of:=([.S41]-[.S40])/1000" office:value-type="float" office:value="2.002625" calcext:value-type="float">
            <text:p>2.0026</text:p>
          </table:table-cell>
          <table:table-cell table:style-name="ce7" table:formula="of:=[.T41]+[.U40]" office:value-type="float" office:value="78.002265625" calcext:value-type="float">
            <text:p>78.0023</text:p>
          </table:table-cell>
          <table:table-cell table:style-name="ce13" table:formula="of:=[.U41]-2*([.$B41]-1)" office:value-type="float" office:value="0.00226562500000682" calcext:value-type="float">
            <text:p>0.002265625</text:p>
          </table:table-cell>
          <table:table-cell table:style-name="Default" office:value-type="float" office:value="63625417001942.2" calcext:value-type="float">
            <text:p>63625417001942.2</text:p>
          </table:table-cell>
          <table:table-cell table:style-name="ce14" table:formula="of:=([.W41]-[.W40])/1000" office:value-type="float" office:value="2.000765625" calcext:value-type="float">
            <text:p>2.0008</text:p>
          </table:table-cell>
          <table:table-cell table:style-name="ce7" table:formula="of:=[.X41]+[.Y40]" office:value-type="float" office:value="78.0004453125" calcext:value-type="float">
            <text:p>78.0004</text:p>
          </table:table-cell>
          <table:table-cell table:style-name="ce15" table:formula="of:=[.Y41]-2*([.$B41]-1)" office:value-type="float" office:value="0.000445312500005457" calcext:value-type="float">
            <text:p>0.0004453125</text:p>
          </table:table-cell>
          <table:table-cell table:style-name="Default" office:value-type="float" office:value="63625417478031.9" calcext:value-type="float">
            <text:p>63625417478031.9</text:p>
          </table:table-cell>
          <table:table-cell table:style-name="ce7" table:formula="of:=([.AA41]-[.AA40])/1000" office:value-type="float" office:value="2.0011953125" calcext:value-type="float">
            <text:p>2.0012</text:p>
          </table:table-cell>
          <table:table-cell table:style-name="ce7" table:formula="of:=[.AB41]+[.AC40]" office:value-type="float" office:value="78.0020859375" calcext:value-type="float">
            <text:p>78.0021</text:p>
          </table:table-cell>
          <table:table-cell table:style-name="ce16" table:formula="of:=[.AC41]-2*([.$B41]-1)" office:value-type="float" office:value="0.00208593749999864" calcext:value-type="float">
            <text:p>0.0020859375</text:p>
          </table:table-cell>
          <table:table-cell table:style-name="Default" office:value-type="float" office:value="63625417942993.9" calcext:value-type="float">
            <text:p>63625417942993.9</text:p>
          </table:table-cell>
          <table:table-cell table:style-name="ce7" table:formula="of:=([.AE41]-[.AE40])/1000" office:value-type="float" office:value="2.00034375" calcext:value-type="float">
            <text:p>2.0003</text:p>
          </table:table-cell>
          <table:table-cell table:style-name="ce7" table:formula="of:=[.AF41]+[.AG40]" office:value-type="float" office:value="78.0010703125" calcext:value-type="float">
            <text:p>78.0011</text:p>
          </table:table-cell>
          <table:table-cell table:style-name="ce17" table:formula="of:=[.AG41]-2*([.$B41]-1)" office:value-type="float" office:value="0.00107031249997647" calcext:value-type="float">
            <text:p>0.0010703125</text:p>
          </table:table-cell>
          <table:table-cell table:style-name="Default" office:value-type="float" office:value="63625418414789.6" calcext:value-type="float">
            <text:p>63625418414789.6</text:p>
          </table:table-cell>
          <table:table-cell table:style-name="ce7" table:formula="of:=([.AI41]-[.AI40])/1000" office:value-type="float" office:value="2.0005859375" calcext:value-type="float">
            <text:p>2.0006</text:p>
          </table:table-cell>
          <table:table-cell table:style-name="ce7" table:formula="of:=[.AJ41]+[.AK40]" office:value-type="float" office:value="78.0019296875" calcext:value-type="float">
            <text:p>78.0019</text:p>
          </table:table-cell>
          <table:table-cell table:style-name="ce18" table:formula="of:=[.AK41]-2*([.$B41]-1)" office:value-type="float" office:value="0.00192968750002365" calcext:value-type="float">
            <text:p>0.0019296875</text:p>
          </table:table-cell>
          <table:table-cell table:style-name="Default" office:value-type="float" office:value="63625418878471" calcext:value-type="float">
            <text:p>63625418878471</text:p>
          </table:table-cell>
          <table:table-cell table:style-name="ce19" table:formula="of:=([.AM41]-[.AM40])/1000" office:value-type="float" office:value="2.0005546875" calcext:value-type="float">
            <text:p>2.0006</text:p>
          </table:table-cell>
          <table:table-cell table:style-name="ce7" table:formula="of:=[.AN41]+[.AO40]" office:value-type="float" office:value="78.0006796875" calcext:value-type="float">
            <text:p>78.0007</text:p>
          </table:table-cell>
          <table:table-cell table:style-name="ce20" table:formula="of:=[.AO41]-2*([.$B41]-1)" office:value-type="float" office:value="0.000679687499996362" calcext:value-type="float">
            <text:p>0.0006796875</text:p>
          </table:table-cell>
          <table:table-cell table:style-name="Default" office:value-type="float" office:value="63625419348986.2" calcext:value-type="float">
            <text:p>63625419348986.2</text:p>
          </table:table-cell>
          <table:table-cell table:style-name="ce7" table:formula="of:=([.AQ41]-[.AQ40])/1000" office:value-type="float" office:value="2.0018828125" calcext:value-type="float">
            <text:p>2.0019</text:p>
          </table:table-cell>
          <table:table-cell table:style-name="ce7" table:formula="of:=[.AR41]+[.AS40]" office:value-type="float" office:value="78.00171875" calcext:value-type="float">
            <text:p>78.0017</text:p>
          </table:table-cell>
          <table:table-cell table:style-name="ce21" table:formula="of:=[.AS41]-2*([.$B41]-1)" office:value-type="float" office:value="0.0017187500000091" calcext:value-type="float">
            <text:p>0.00171875</text:p>
          </table:table-cell>
          <table:table-cell table:style-name="Default" office:value-type="float" office:value="63625419833500.7" calcext:value-type="float">
            <text:p>63625419833500.7</text:p>
          </table:table-cell>
          <table:table-cell table:style-name="ce7" table:formula="of:=([.AU41]-[.AU40])/1000" office:value-type="float" office:value="1.9992890625" calcext:value-type="float">
            <text:p>1.9993</text:p>
          </table:table-cell>
          <table:table-cell table:style-name="ce7" table:formula="of:=[.AV41]+[.AW40]" office:value-type="float" office:value="78.000265625" calcext:value-type="float">
            <text:p>78.0003</text:p>
          </table:table-cell>
          <table:table-cell table:style-name="ce22" table:formula="of:=[.AW41]-2*([.$B41]-1)" office:value-type="float" office:value="0.000265625000039904" calcext:value-type="float">
            <text:p>0.000265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41" calcext:value-type="float">
            <text:p>41</text:p>
          </table:table-cell>
          <table:table-cell office:value-type="float" office:value="63625414599132.2" calcext:value-type="float">
            <text:p>63625414599132.2</text:p>
          </table:table-cell>
          <table:table-cell table:formula="of:=([.C42]-[.C41])/1000" office:value-type="float" office:value="1.9996328125" calcext:value-type="float">
            <text:p>1.9996</text:p>
          </table:table-cell>
          <table:table-cell table:formula="of:=[.D42]+[.E41]" office:value-type="float" office:value="80.00259375" calcext:value-type="float">
            <text:p>80.0026</text:p>
          </table:table-cell>
          <table:table-cell table:style-name="ce9" table:formula="of:=[.E42]-2*([.$B42]-1)" office:value-type="float" office:value="0.00259375000004525" calcext:value-type="float">
            <text:p>0.00259375</text:p>
          </table:table-cell>
          <table:table-cell table:style-name="Default" office:value-type="float" office:value="63625415085414.3" calcext:value-type="float">
            <text:p>63625415085414.3</text:p>
          </table:table-cell>
          <table:table-cell table:style-name="ce7" table:formula="of:=([.G42]-[.G41])/1000" office:value-type="float" office:value="1.9971796875" calcext:value-type="float">
            <text:p>1.9972</text:p>
          </table:table-cell>
          <table:table-cell table:style-name="ce7" table:formula="of:=[.H42]+[.I41]" office:value-type="float" office:value="79.9990234375" calcext:value-type="float">
            <text:p>79.9990</text:p>
          </table:table-cell>
          <table:table-cell table:style-name="ce10" table:formula="of:=[.I42]-2*([.$B42]-1)" office:value-type="float" office:value="-0.0009765625" calcext:value-type="float">
            <text:p>-0.0009765625</text:p>
          </table:table-cell>
          <table:table-cell table:style-name="Default" office:value-type="float" office:value="63625415556527" calcext:value-type="float">
            <text:p>63625415556527</text:p>
          </table:table-cell>
          <table:table-cell table:style-name="ce7" table:formula="of:=([.K42]-[.K41])/1000" office:value-type="float" office:value="1.9986484375" calcext:value-type="float">
            <text:p>1.9986</text:p>
          </table:table-cell>
          <table:table-cell table:style-name="ce7" table:formula="of:=[.L42]+[.M41]" office:value-type="float" office:value="80.000046875" calcext:value-type="float">
            <text:p>80.0000</text:p>
          </table:table-cell>
          <table:table-cell table:style-name="ce11" table:formula="of:=[.M42]-2*([.$B42]-1)" office:value-type="float" office:value="0.0000468749999953388" calcext:value-type="float">
            <text:p>0.000046875</text:p>
          </table:table-cell>
          <table:table-cell table:style-name="Default" office:value-type="float" office:value="63625416026939.3" calcext:value-type="float">
            <text:p>63625416026939.3</text:p>
          </table:table-cell>
          <table:table-cell table:style-name="ce7" table:formula="of:=([.O42]-[.O41])/1000" office:value-type="float" office:value="2.0016640625" calcext:value-type="float">
            <text:p>2.0017</text:p>
          </table:table-cell>
          <table:table-cell table:style-name="ce7" table:formula="of:=[.P42]+[.Q41]" office:value-type="float" office:value="80.0019921875" calcext:value-type="float">
            <text:p>80.0020</text:p>
          </table:table-cell>
          <table:table-cell table:style-name="ce12" table:formula="of:=[.Q42]-2*([.$B42]-1)" office:value-type="float" office:value="0.00199218750000796" calcext:value-type="float">
            <text:p>0.0019921875</text:p>
          </table:table-cell>
          <table:table-cell table:style-name="Default" office:value-type="float" office:value="63625416510611.7" calcext:value-type="float">
            <text:p>63625416510611.7</text:p>
          </table:table-cell>
          <table:table-cell table:style-name="ce7" table:formula="of:=([.S42]-[.S41])/1000" office:value-type="float" office:value="1.9979609375" calcext:value-type="float">
            <text:p>1.9980</text:p>
          </table:table-cell>
          <table:table-cell table:style-name="ce7" table:formula="of:=[.T42]+[.U41]" office:value-type="float" office:value="80.0002265625" calcext:value-type="float">
            <text:p>80.0002</text:p>
          </table:table-cell>
          <table:table-cell table:style-name="ce13" table:formula="of:=[.U42]-2*([.$B42]-1)" office:value-type="float" office:value="0.000226562500003524" calcext:value-type="float">
            <text:p>0.0002265625</text:p>
          </table:table-cell>
          <table:table-cell table:style-name="Default" office:value-type="float" office:value="63625417003942" calcext:value-type="float">
            <text:p>63625417003942</text:p>
          </table:table-cell>
          <table:table-cell table:style-name="ce14" table:formula="of:=([.W42]-[.W41])/1000" office:value-type="float" office:value="1.999828125" calcext:value-type="float">
            <text:p>1.9998</text:p>
          </table:table-cell>
          <table:table-cell table:style-name="ce7" table:formula="of:=[.X42]+[.Y41]" office:value-type="float" office:value="80.0002734375" calcext:value-type="float">
            <text:p>80.0003</text:p>
          </table:table-cell>
          <table:table-cell table:style-name="ce15" table:formula="of:=[.Y42]-2*([.$B42]-1)" office:value-type="float" office:value="0.000273437499998863" calcext:value-type="float">
            <text:p>0.0002734375</text:p>
          </table:table-cell>
          <table:table-cell table:style-name="Default" office:value-type="float" office:value="63625417480030.2" calcext:value-type="float">
            <text:p>63625417480030.2</text:p>
          </table:table-cell>
          <table:table-cell table:style-name="ce7" table:formula="of:=([.AA42]-[.AA41])/1000" office:value-type="float" office:value="1.99825" calcext:value-type="float">
            <text:p>1.9983</text:p>
          </table:table-cell>
          <table:table-cell table:style-name="ce7" table:formula="of:=[.AB42]+[.AC41]" office:value-type="float" office:value="80.0003359375" calcext:value-type="float">
            <text:p>80.0003</text:p>
          </table:table-cell>
          <table:table-cell table:style-name="ce16" table:formula="of:=[.AC42]-2*([.$B42]-1)" office:value-type="float" office:value="0.000335937499997385" calcext:value-type="float">
            <text:p>0.0003359375</text:p>
          </table:table-cell>
          <table:table-cell table:style-name="Default" office:value-type="float" office:value="63625417944992.4" calcext:value-type="float">
            <text:p>63625417944992.4</text:p>
          </table:table-cell>
          <table:table-cell table:style-name="ce7" table:formula="of:=([.AE42]-[.AE41])/1000" office:value-type="float" office:value="1.9985859375" calcext:value-type="float">
            <text:p>1.9986</text:p>
          </table:table-cell>
          <table:table-cell table:style-name="ce7" table:formula="of:=[.AF42]+[.AG41]" office:value-type="float" office:value="79.99965625" calcext:value-type="float">
            <text:p>79.9997</text:p>
          </table:table-cell>
          <table:table-cell table:style-name="ce17" table:formula="of:=[.AG42]-2*([.$B42]-1)" office:value-type="float" office:value="-0.000343750000027399" calcext:value-type="float">
            <text:p>-0.00034375</text:p>
          </table:table-cell>
          <table:table-cell table:style-name="Default" office:value-type="float" office:value="63625418416789" calcext:value-type="float">
            <text:p>63625418416789</text:p>
          </table:table-cell>
          <table:table-cell table:style-name="ce7" table:formula="of:=([.AI42]-[.AI41])/1000" office:value-type="float" office:value="1.999390625" calcext:value-type="float">
            <text:p>1.9994</text:p>
          </table:table-cell>
          <table:table-cell table:style-name="ce7" table:formula="of:=[.AJ42]+[.AK41]" office:value-type="float" office:value="80.0013203125" calcext:value-type="float">
            <text:p>80.0013</text:p>
          </table:table-cell>
          <table:table-cell table:style-name="ce18" table:formula="of:=[.AK42]-2*([.$B42]-1)" office:value-type="float" office:value="0.0013203125000274" calcext:value-type="float">
            <text:p>0.0013203125</text:p>
          </table:table-cell>
          <table:table-cell table:style-name="Default" office:value-type="float" office:value="63625418880472.5" calcext:value-type="float">
            <text:p>63625418880472.5</text:p>
          </table:table-cell>
          <table:table-cell table:style-name="ce19" table:formula="of:=([.AM42]-[.AM41])/1000" office:value-type="float" office:value="2.0015390625" calcext:value-type="float">
            <text:p>2.0015</text:p>
          </table:table-cell>
          <table:table-cell table:style-name="ce7" table:formula="of:=[.AN42]+[.AO41]" office:value-type="float" office:value="80.00221875" calcext:value-type="float">
            <text:p>80.0022</text:p>
          </table:table-cell>
          <table:table-cell table:style-name="ce20" table:formula="of:=[.AO42]-2*([.$B42]-1)" office:value-type="float" office:value="0.00221874999999727" calcext:value-type="float">
            <text:p>0.00221875</text:p>
          </table:table-cell>
          <table:table-cell table:style-name="Default" office:value-type="float" office:value="63625419350986.2" calcext:value-type="float">
            <text:p>63625419350986.2</text:p>
          </table:table-cell>
          <table:table-cell table:style-name="ce7" table:formula="of:=([.AQ42]-[.AQ41])/1000" office:value-type="float" office:value="1.999984375" calcext:value-type="float">
            <text:p>2.0000</text:p>
          </table:table-cell>
          <table:table-cell table:style-name="ce7" table:formula="of:=[.AR42]+[.AS41]" office:value-type="float" office:value="80.001703125" calcext:value-type="float">
            <text:p>80.0017</text:p>
          </table:table-cell>
          <table:table-cell table:style-name="ce21" table:formula="of:=[.AS42]-2*([.$B42]-1)" office:value-type="float" office:value="0.00170312500000591" calcext:value-type="float">
            <text:p>0.001703125</text:p>
          </table:table-cell>
          <table:table-cell table:style-name="Default" office:value-type="float" office:value="63625419835500.9" calcext:value-type="float">
            <text:p>63625419835500.9</text:p>
          </table:table-cell>
          <table:table-cell table:style-name="ce7" table:formula="of:=([.AU42]-[.AU41])/1000" office:value-type="float" office:value="2.00015625" calcext:value-type="float">
            <text:p>2.0002</text:p>
          </table:table-cell>
          <table:table-cell table:style-name="ce7" table:formula="of:=[.AV42]+[.AW41]" office:value-type="float" office:value="80.000421875" calcext:value-type="float">
            <text:p>80.0004</text:p>
          </table:table-cell>
          <table:table-cell table:style-name="ce22" table:formula="of:=[.AW42]-2*([.$B42]-1)" office:value-type="float" office:value="0.000421875000043315" calcext:value-type="float">
            <text:p>0.000421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42" calcext:value-type="float">
            <text:p>42</text:p>
          </table:table-cell>
          <table:table-cell office:value-type="float" office:value="63625414601132.5" calcext:value-type="float">
            <text:p>63625414601132.5</text:p>
          </table:table-cell>
          <table:table-cell table:formula="of:=([.C43]-[.C42])/1000" office:value-type="float" office:value="2.0003359375" calcext:value-type="float">
            <text:p>2.0003</text:p>
          </table:table-cell>
          <table:table-cell table:formula="of:=[.D43]+[.E42]" office:value-type="float" office:value="82.0029296875" calcext:value-type="float">
            <text:p>82.0029</text:p>
          </table:table-cell>
          <table:table-cell table:style-name="ce9" table:formula="of:=[.E43]-2*([.$B43]-1)" office:value-type="float" office:value="0.00292968750004263" calcext:value-type="float">
            <text:p>0.0029296875</text:p>
          </table:table-cell>
          <table:table-cell table:style-name="Default" office:value-type="float" office:value="63625415087416.4" calcext:value-type="float">
            <text:p>63625415087416.4</text:p>
          </table:table-cell>
          <table:table-cell table:style-name="ce7" table:formula="of:=([.G43]-[.G42])/1000" office:value-type="float" office:value="2.0020546875" calcext:value-type="float">
            <text:p>2.0021</text:p>
          </table:table-cell>
          <table:table-cell table:style-name="ce7" table:formula="of:=[.H43]+[.I42]" office:value-type="float" office:value="82.001078125" calcext:value-type="float">
            <text:p>82.0011</text:p>
          </table:table-cell>
          <table:table-cell table:style-name="ce10" table:formula="of:=[.I43]-2*([.$B43]-1)" office:value-type="float" office:value="0.00107812500000648" calcext:value-type="float">
            <text:p>0.001078125</text:p>
          </table:table-cell>
          <table:table-cell table:style-name="Default" office:value-type="float" office:value="63625415558526.7" calcext:value-type="float">
            <text:p>63625415558526.7</text:p>
          </table:table-cell>
          <table:table-cell table:style-name="ce7" table:formula="of:=([.K43]-[.K42])/1000" office:value-type="float" office:value="1.9996328125" calcext:value-type="float">
            <text:p>1.9996</text:p>
          </table:table-cell>
          <table:table-cell table:style-name="ce7" table:formula="of:=[.L43]+[.M42]" office:value-type="float" office:value="81.9996796875" calcext:value-type="float">
            <text:p>81.9997</text:p>
          </table:table-cell>
          <table:table-cell table:style-name="ce11" table:formula="of:=[.M43]-2*([.$B43]-1)" office:value-type="float" office:value="-0.000320312500008413" calcext:value-type="float">
            <text:p>-0.0003203125</text:p>
          </table:table-cell>
          <table:table-cell table:style-name="Default" office:value-type="float" office:value="63625416028938.2" calcext:value-type="float">
            <text:p>63625416028938.2</text:p>
          </table:table-cell>
          <table:table-cell table:style-name="ce7" table:formula="of:=([.O43]-[.O42])/1000" office:value-type="float" office:value="1.99890625" calcext:value-type="float">
            <text:p>1.9989</text:p>
          </table:table-cell>
          <table:table-cell table:style-name="ce7" table:formula="of:=[.P43]+[.Q42]" office:value-type="float" office:value="82.0008984375" calcext:value-type="float">
            <text:p>82.0009</text:p>
          </table:table-cell>
          <table:table-cell table:style-name="ce12" table:formula="of:=[.Q43]-2*([.$B43]-1)" office:value-type="float" office:value="0.000898437500012506" calcext:value-type="float">
            <text:p>0.0008984375</text:p>
          </table:table-cell>
          <table:table-cell table:style-name="Default" office:value-type="float" office:value="63625416512612.4" calcext:value-type="float">
            <text:p>63625416512612.4</text:p>
          </table:table-cell>
          <table:table-cell table:style-name="ce7" table:formula="of:=([.S43]-[.S42])/1000" office:value-type="float" office:value="2.0007421875" calcext:value-type="float">
            <text:p>2.0007</text:p>
          </table:table-cell>
          <table:table-cell table:style-name="ce7" table:formula="of:=[.T43]+[.U42]" office:value-type="float" office:value="82.00096875" calcext:value-type="float">
            <text:p>82.0010</text:p>
          </table:table-cell>
          <table:table-cell table:style-name="ce13" table:formula="of:=[.U43]-2*([.$B43]-1)" office:value-type="float" office:value="0.000968749999998408" calcext:value-type="float">
            <text:p>0.00096875</text:p>
          </table:table-cell>
          <table:table-cell table:style-name="Default" office:value-type="float" office:value="63625417005941.8" calcext:value-type="float">
            <text:p>63625417005941.8</text:p>
          </table:table-cell>
          <table:table-cell table:style-name="ce14" table:formula="of:=([.W43]-[.W42])/1000" office:value-type="float" office:value="1.99978125" calcext:value-type="float">
            <text:p>1.9998</text:p>
          </table:table-cell>
          <table:table-cell table:style-name="ce7" table:formula="of:=[.X43]+[.Y42]" office:value-type="float" office:value="82.0000546875" calcext:value-type="float">
            <text:p>82.0001</text:p>
          </table:table-cell>
          <table:table-cell table:style-name="ce15" table:formula="of:=[.Y43]-2*([.$B43]-1)" office:value-type="float" office:value="0.0000546874999969304" calcext:value-type="float">
            <text:p>5.46874999969304E-05</text:p>
          </table:table-cell>
          <table:table-cell table:style-name="Default" office:value-type="float" office:value="63625417482031.7" calcext:value-type="float">
            <text:p>63625417482031.7</text:p>
          </table:table-cell>
          <table:table-cell table:style-name="ce7" table:formula="of:=([.AA43]-[.AA42])/1000" office:value-type="float" office:value="2.0015234375" calcext:value-type="float">
            <text:p>2.0015</text:p>
          </table:table-cell>
          <table:table-cell table:style-name="ce7" table:formula="of:=[.AB43]+[.AC42]" office:value-type="float" office:value="82.001859375" calcext:value-type="float">
            <text:p>82.0019</text:p>
          </table:table-cell>
          <table:table-cell table:style-name="ce16" table:formula="of:=[.AC43]-2*([.$B43]-1)" office:value-type="float" office:value="0.00185937499999511" calcext:value-type="float">
            <text:p>0.001859375</text:p>
          </table:table-cell>
          <table:table-cell table:style-name="Default" office:value-type="float" office:value="63625417946992.4" calcext:value-type="float">
            <text:p>63625417946992.4</text:p>
          </table:table-cell>
          <table:table-cell table:style-name="ce7" table:formula="of:=([.AE43]-[.AE42])/1000" office:value-type="float" office:value="1.9999921875" calcext:value-type="float">
            <text:p>2.0000</text:p>
          </table:table-cell>
          <table:table-cell table:style-name="ce7" table:formula="of:=[.AF43]+[.AG42]" office:value-type="float" office:value="81.9996484375" calcext:value-type="float">
            <text:p>81.9996</text:p>
          </table:table-cell>
          <table:table-cell table:style-name="ce17" table:formula="of:=[.AG43]-2*([.$B43]-1)" office:value-type="float" office:value="-0.00035156250002899" calcext:value-type="float">
            <text:p>-0.0003515625</text:p>
          </table:table-cell>
          <table:table-cell table:style-name="Default" office:value-type="float" office:value="63625418418787.8" calcext:value-type="float">
            <text:p>63625418418787.8</text:p>
          </table:table-cell>
          <table:table-cell table:style-name="ce7" table:formula="of:=([.AI43]-[.AI42])/1000" office:value-type="float" office:value="1.9987265625" calcext:value-type="float">
            <text:p>1.9987</text:p>
          </table:table-cell>
          <table:table-cell table:style-name="ce7" table:formula="of:=[.AJ43]+[.AK42]" office:value-type="float" office:value="82.000046875" calcext:value-type="float">
            <text:p>82.0000</text:p>
          </table:table-cell>
          <table:table-cell table:style-name="ce18" table:formula="of:=[.AK43]-2*([.$B43]-1)" office:value-type="float" office:value="0.0000468750000237606" calcext:value-type="float">
            <text:p>0.000046875</text:p>
          </table:table-cell>
          <table:table-cell table:style-name="Default" office:value-type="float" office:value="63625418882469.9" calcext:value-type="float">
            <text:p>63625418882469.9</text:p>
          </table:table-cell>
          <table:table-cell table:style-name="ce19" table:formula="of:=([.AM43]-[.AM42])/1000" office:value-type="float" office:value="1.997390625" calcext:value-type="float">
            <text:p>1.9974</text:p>
          </table:table-cell>
          <table:table-cell table:style-name="ce7" table:formula="of:=[.AN43]+[.AO42]" office:value-type="float" office:value="81.999609375" calcext:value-type="float">
            <text:p>81.9996</text:p>
          </table:table-cell>
          <table:table-cell table:style-name="ce20" table:formula="of:=[.AO43]-2*([.$B43]-1)" office:value-type="float" office:value="-0.000390625000008527" calcext:value-type="float">
            <text:p>-0.000390625</text:p>
          </table:table-cell>
          <table:table-cell table:style-name="Default" office:value-type="float" office:value="63625419352984.9" calcext:value-type="float">
            <text:p>63625419352984.9</text:p>
          </table:table-cell>
          <table:table-cell table:style-name="ce7" table:formula="of:=([.AQ43]-[.AQ42])/1000" office:value-type="float" office:value="1.9987578125" calcext:value-type="float">
            <text:p>1.9988</text:p>
          </table:table-cell>
          <table:table-cell table:style-name="ce7" table:formula="of:=[.AR43]+[.AS42]" office:value-type="float" office:value="82.0004609375" calcext:value-type="float">
            <text:p>82.0005</text:p>
          </table:table-cell>
          <table:table-cell table:style-name="ce21" table:formula="of:=[.AS43]-2*([.$B43]-1)" office:value-type="float" office:value="0.00046093750000864" calcext:value-type="float">
            <text:p>0.0004609375</text:p>
          </table:table-cell>
          <table:table-cell table:style-name="Default" office:value-type="float" office:value="63625419837500" calcext:value-type="float">
            <text:p>63625419837500</text:p>
          </table:table-cell>
          <table:table-cell table:style-name="ce7" table:formula="of:=([.AU43]-[.AU42])/1000" office:value-type="float" office:value="1.9991484375" calcext:value-type="float">
            <text:p>1.9991</text:p>
          </table:table-cell>
          <table:table-cell table:style-name="ce7" table:formula="of:=[.AV43]+[.AW42]" office:value-type="float" office:value="81.9995703125001" calcext:value-type="float">
            <text:p>81.9996</text:p>
          </table:table-cell>
          <table:table-cell table:style-name="ce22" table:formula="of:=[.AW43]-2*([.$B43]-1)" office:value-type="float" office:value="-0.000429687499959641" calcext:value-type="float">
            <text:p>-0.000429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43" calcext:value-type="float">
            <text:p>43</text:p>
          </table:table-cell>
          <table:table-cell office:value-type="float" office:value="63625414603131.5" calcext:value-type="float">
            <text:p>63625414603131.5</text:p>
          </table:table-cell>
          <table:table-cell table:formula="of:=([.C44]-[.C43])/1000" office:value-type="float" office:value="1.9989921875" calcext:value-type="float">
            <text:p>1.9990</text:p>
          </table:table-cell>
          <table:table-cell table:formula="of:=[.D44]+[.E43]" office:value-type="float" office:value="84.001921875" calcext:value-type="float">
            <text:p>84.0019</text:p>
          </table:table-cell>
          <table:table-cell table:style-name="ce9" table:formula="of:=[.E44]-2*([.$B44]-1)" office:value-type="float" office:value="0.00192187500003627" calcext:value-type="float">
            <text:p>0.001921875</text:p>
          </table:table-cell>
          <table:table-cell table:style-name="Default" office:value-type="float" office:value="63625415089417.5" calcext:value-type="float">
            <text:p>63625415089417.5</text:p>
          </table:table-cell>
          <table:table-cell table:style-name="ce7" table:formula="of:=([.G44]-[.G43])/1000" office:value-type="float" office:value="2.00109375" calcext:value-type="float">
            <text:p>2.0011</text:p>
          </table:table-cell>
          <table:table-cell table:style-name="ce7" table:formula="of:=[.H44]+[.I43]" office:value-type="float" office:value="84.002171875" calcext:value-type="float">
            <text:p>84.0022</text:p>
          </table:table-cell>
          <table:table-cell table:style-name="ce10" table:formula="of:=[.I44]-2*([.$B44]-1)" office:value-type="float" office:value="0.00217187500000193" calcext:value-type="float">
            <text:p>0.002171875</text:p>
          </table:table-cell>
          <table:table-cell table:style-name="Default" office:value-type="float" office:value="63625415560528.8" calcext:value-type="float">
            <text:p>63625415560528.8</text:p>
          </table:table-cell>
          <table:table-cell table:style-name="ce7" table:formula="of:=([.K44]-[.K43])/1000" office:value-type="float" office:value="2.0021015625" calcext:value-type="float">
            <text:p>2.0021</text:p>
          </table:table-cell>
          <table:table-cell table:style-name="ce7" table:formula="of:=[.L44]+[.M43]" office:value-type="float" office:value="84.00178125" calcext:value-type="float">
            <text:p>84.0018</text:p>
          </table:table-cell>
          <table:table-cell table:style-name="ce11" table:formula="of:=[.M44]-2*([.$B44]-1)" office:value-type="float" office:value="0.00178124999999341" calcext:value-type="float">
            <text:p>0.00178125</text:p>
          </table:table-cell>
          <table:table-cell table:style-name="Default" office:value-type="float" office:value="63625416030938.3" calcext:value-type="float">
            <text:p>63625416030938.3</text:p>
          </table:table-cell>
          <table:table-cell table:style-name="ce7" table:formula="of:=([.O44]-[.O43])/1000" office:value-type="float" office:value="2.00009375" calcext:value-type="float">
            <text:p>2.0001</text:p>
          </table:table-cell>
          <table:table-cell table:style-name="ce7" table:formula="of:=[.P44]+[.Q43]" office:value-type="float" office:value="84.0009921875" calcext:value-type="float">
            <text:p>84.0010</text:p>
          </table:table-cell>
          <table:table-cell table:style-name="ce12" table:formula="of:=[.Q44]-2*([.$B44]-1)" office:value-type="float" office:value="0.000992187500017394" calcext:value-type="float">
            <text:p>0.0009921875</text:p>
          </table:table-cell>
          <table:table-cell table:style-name="Default" office:value-type="float" office:value="63625416514611.6" calcext:value-type="float">
            <text:p>63625416514611.6</text:p>
          </table:table-cell>
          <table:table-cell table:style-name="ce7" table:formula="of:=([.S44]-[.S43])/1000" office:value-type="float" office:value="1.9991875" calcext:value-type="float">
            <text:p>1.9992</text:p>
          </table:table-cell>
          <table:table-cell table:style-name="ce7" table:formula="of:=[.T44]+[.U43]" office:value-type="float" office:value="84.00015625" calcext:value-type="float">
            <text:p>84.0002</text:p>
          </table:table-cell>
          <table:table-cell table:style-name="ce13" table:formula="of:=[.U44]-2*([.$B44]-1)" office:value-type="float" office:value="0.000156250000003411" calcext:value-type="float">
            <text:p>0.00015625</text:p>
          </table:table-cell>
          <table:table-cell table:style-name="Default" office:value-type="float" office:value="63625417007941.1" calcext:value-type="float">
            <text:p>63625417007941.1</text:p>
          </table:table-cell>
          <table:table-cell table:style-name="ce14" table:formula="of:=([.W44]-[.W43])/1000" office:value-type="float" office:value="1.9993828125" calcext:value-type="float">
            <text:p>1.9994</text:p>
          </table:table-cell>
          <table:table-cell table:style-name="ce7" table:formula="of:=[.X44]+[.Y43]" office:value-type="float" office:value="83.9994375" calcext:value-type="float">
            <text:p>83.9994</text:p>
          </table:table-cell>
          <table:table-cell table:style-name="ce15" table:formula="of:=[.Y44]-2*([.$B44]-1)" office:value-type="float" office:value="-0.00056250000000091" calcext:value-type="float">
            <text:p>-0.0005625</text:p>
          </table:table-cell>
          <table:table-cell table:style-name="Default" office:value-type="float" office:value="63625417484032.2" calcext:value-type="float">
            <text:p>63625417484032.2</text:p>
          </table:table-cell>
          <table:table-cell table:style-name="ce7" table:formula="of:=([.AA44]-[.AA43])/1000" office:value-type="float" office:value="2.00053125" calcext:value-type="float">
            <text:p>2.0005</text:p>
          </table:table-cell>
          <table:table-cell table:style-name="ce7" table:formula="of:=[.AB44]+[.AC43]" office:value-type="float" office:value="84.002390625" calcext:value-type="float">
            <text:p>84.0024</text:p>
          </table:table-cell>
          <table:table-cell table:style-name="ce16" table:formula="of:=[.AC44]-2*([.$B44]-1)" office:value-type="float" office:value="0.00239062499998965" calcext:value-type="float">
            <text:p>0.002390625</text:p>
          </table:table-cell>
          <table:table-cell table:style-name="Default" office:value-type="float" office:value="63625417948992.2" calcext:value-type="float">
            <text:p>63625417948992.2</text:p>
          </table:table-cell>
          <table:table-cell table:style-name="ce7" table:formula="of:=([.AE44]-[.AE43])/1000" office:value-type="float" office:value="1.999796875" calcext:value-type="float">
            <text:p>1.9998</text:p>
          </table:table-cell>
          <table:table-cell table:style-name="ce7" table:formula="of:=[.AF44]+[.AG43]" office:value-type="float" office:value="83.9994453125" calcext:value-type="float">
            <text:p>83.9994</text:p>
          </table:table-cell>
          <table:table-cell table:style-name="ce17" table:formula="of:=[.AG44]-2*([.$B44]-1)" office:value-type="float" office:value="-0.00055468750002774" calcext:value-type="float">
            <text:p>-0.0005546875</text:p>
          </table:table-cell>
          <table:table-cell table:style-name="Default" office:value-type="float" office:value="63625418420788.6" calcext:value-type="float">
            <text:p>63625418420788.6</text:p>
          </table:table-cell>
          <table:table-cell table:style-name="ce7" table:formula="of:=([.AI44]-[.AI43])/1000" office:value-type="float" office:value="2.000859375" calcext:value-type="float">
            <text:p>2.0009</text:p>
          </table:table-cell>
          <table:table-cell table:style-name="ce7" table:formula="of:=[.AJ44]+[.AK43]" office:value-type="float" office:value="84.00090625" calcext:value-type="float">
            <text:p>84.0009</text:p>
          </table:table-cell>
          <table:table-cell table:style-name="ce18" table:formula="of:=[.AK44]-2*([.$B44]-1)" office:value-type="float" office:value="0.000906250000028308" calcext:value-type="float">
            <text:p>0.00090625</text:p>
          </table:table-cell>
          <table:table-cell table:style-name="Default" office:value-type="float" office:value="63625418884471.6" calcext:value-type="float">
            <text:p>63625418884471.6</text:p>
          </table:table-cell>
          <table:table-cell table:style-name="ce19" table:formula="of:=([.AM44]-[.AM43])/1000" office:value-type="float" office:value="2.001703125" calcext:value-type="float">
            <text:p>2.0017</text:p>
          </table:table-cell>
          <table:table-cell table:style-name="ce7" table:formula="of:=[.AN44]+[.AO43]" office:value-type="float" office:value="84.0013125" calcext:value-type="float">
            <text:p>84.0013</text:p>
          </table:table-cell>
          <table:table-cell table:style-name="ce20" table:formula="of:=[.AO44]-2*([.$B44]-1)" office:value-type="float" office:value="0.00131249999999739" calcext:value-type="float">
            <text:p>0.0013125</text:p>
          </table:table-cell>
          <table:table-cell table:style-name="Default" office:value-type="float" office:value="63625419354986.5" calcext:value-type="float">
            <text:p>63625419354986.5</text:p>
          </table:table-cell>
          <table:table-cell table:style-name="ce7" table:formula="of:=([.AQ44]-[.AQ43])/1000" office:value-type="float" office:value="2.0015859375" calcext:value-type="float">
            <text:p>2.0016</text:p>
          </table:table-cell>
          <table:table-cell table:style-name="ce7" table:formula="of:=[.AR44]+[.AS43]" office:value-type="float" office:value="84.002046875" calcext:value-type="float">
            <text:p>84.0020</text:p>
          </table:table-cell>
          <table:table-cell table:style-name="ce21" table:formula="of:=[.AS44]-2*([.$B44]-1)" office:value-type="float" office:value="0.00204687500000489" calcext:value-type="float">
            <text:p>0.002046875</text:p>
          </table:table-cell>
          <table:table-cell table:style-name="Default" office:value-type="float" office:value="63625419839499.7" calcext:value-type="float">
            <text:p>63625419839499.7</text:p>
          </table:table-cell>
          <table:table-cell table:style-name="ce7" table:formula="of:=([.AU44]-[.AU43])/1000" office:value-type="float" office:value="1.9996328125" calcext:value-type="float">
            <text:p>1.9996</text:p>
          </table:table-cell>
          <table:table-cell table:style-name="ce7" table:formula="of:=[.AV44]+[.AW43]" office:value-type="float" office:value="83.999203125" calcext:value-type="float">
            <text:p>83.9992</text:p>
          </table:table-cell>
          <table:table-cell table:style-name="ce22" table:formula="of:=[.AW44]-2*([.$B44]-1)" office:value-type="float" office:value="-0.000796874999963393" calcext:value-type="float">
            <text:p>-0.00079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prompt 4</text:p>
          </table:table-cell>
          <table:table-cell table:style-name="ce6" office:value-type="float" office:value="44" calcext:value-type="float">
            <text:p>44</text:p>
          </table:table-cell>
          <table:table-cell office:value-type="float" office:value="63625414605132.2" calcext:value-type="float">
            <text:p>63625414605132.2</text:p>
          </table:table-cell>
          <table:table-cell table:formula="of:=([.C45]-[.C44])/1000" office:value-type="float" office:value="2.0006640625" calcext:value-type="float">
            <text:p>2.0007</text:p>
          </table:table-cell>
          <table:table-cell table:formula="of:=[.D45]+[.E44]" office:value-type="float" office:value="86.0025859375" calcext:value-type="float">
            <text:p>86.0026</text:p>
          </table:table-cell>
          <table:table-cell table:style-name="ce9" table:formula="of:=[.E45]-2*([.$B45]-1)" office:value-type="float" office:value="0.00258593750002944" calcext:value-type="float">
            <text:p>0.0025859375</text:p>
          </table:table-cell>
          <table:table-cell table:style-name="Default" office:value-type="float" office:value="63625415091414.3" calcext:value-type="float">
            <text:p>63625415091414.3</text:p>
          </table:table-cell>
          <table:table-cell table:style-name="ce7" table:formula="of:=([.G45]-[.G44])/1000" office:value-type="float" office:value="1.9968359375" calcext:value-type="float">
            <text:p>1.9968</text:p>
          </table:table-cell>
          <table:table-cell table:style-name="ce7" table:formula="of:=[.H45]+[.I44]" office:value-type="float" office:value="85.9990078125" calcext:value-type="float">
            <text:p>85.9990</text:p>
          </table:table-cell>
          <table:table-cell table:style-name="ce10" table:formula="of:=[.I45]-2*([.$B45]-1)" office:value-type="float" office:value="-0.000992187500003183" calcext:value-type="float">
            <text:p>-0.0009921875</text:p>
          </table:table-cell>
          <table:table-cell table:style-name="Default" office:value-type="float" office:value="63625415562528.6" calcext:value-type="float">
            <text:p>63625415562528.6</text:p>
          </table:table-cell>
          <table:table-cell table:style-name="ce7" table:formula="of:=([.K45]-[.K44])/1000" office:value-type="float" office:value="1.9998203125" calcext:value-type="float">
            <text:p>1.9998</text:p>
          </table:table-cell>
          <table:table-cell table:style-name="ce7" table:formula="of:=[.L45]+[.M44]" office:value-type="float" office:value="86.0016015625" calcext:value-type="float">
            <text:p>86.0016</text:p>
          </table:table-cell>
          <table:table-cell table:style-name="ce11" table:formula="of:=[.M45]-2*([.$B45]-1)" office:value-type="float" office:value="0.00160156249999943" calcext:value-type="float">
            <text:p>0.0016015625</text:p>
          </table:table-cell>
          <table:table-cell table:style-name="Default" office:value-type="float" office:value="63625416032940.2" calcext:value-type="float">
            <text:p>63625416032940.2</text:p>
          </table:table-cell>
          <table:table-cell table:style-name="ce7" table:formula="of:=([.O45]-[.O44])/1000" office:value-type="float" office:value="2.00196875" calcext:value-type="float">
            <text:p>2.0020</text:p>
          </table:table-cell>
          <table:table-cell table:style-name="ce7" table:formula="of:=[.P45]+[.Q44]" office:value-type="float" office:value="86.0029609375" calcext:value-type="float">
            <text:p>86.0030</text:p>
          </table:table-cell>
          <table:table-cell table:style-name="ce12" table:formula="of:=[.Q45]-2*([.$B45]-1)" office:value-type="float" office:value="0.00296093750002058" calcext:value-type="float">
            <text:p>0.0029609375</text:p>
          </table:table-cell>
          <table:table-cell table:style-name="Default" office:value-type="float" office:value="63625416516611.8" calcext:value-type="float">
            <text:p>63625416516611.8</text:p>
          </table:table-cell>
          <table:table-cell table:style-name="ce7" table:formula="of:=([.S45]-[.S44])/1000" office:value-type="float" office:value="2.00015625" calcext:value-type="float">
            <text:p>2.0002</text:p>
          </table:table-cell>
          <table:table-cell table:style-name="ce7" table:formula="of:=[.T45]+[.U44]" office:value-type="float" office:value="86.0003125" calcext:value-type="float">
            <text:p>86.0003</text:p>
          </table:table-cell>
          <table:table-cell table:style-name="ce13" table:formula="of:=[.U45]-2*([.$B45]-1)" office:value-type="float" office:value="0.000312500000006821" calcext:value-type="float">
            <text:p>0.0003125</text:p>
          </table:table-cell>
          <table:table-cell table:style-name="Default" office:value-type="float" office:value="63625417009941.2" calcext:value-type="float">
            <text:p>63625417009941.2</text:p>
          </table:table-cell>
          <table:table-cell table:style-name="ce14" table:formula="of:=([.W45]-[.W44])/1000" office:value-type="float" office:value="2.000015625" calcext:value-type="float">
            <text:p>2.0000</text:p>
          </table:table-cell>
          <table:table-cell table:style-name="ce7" table:formula="of:=[.X45]+[.Y44]" office:value-type="float" office:value="85.999453125" calcext:value-type="float">
            <text:p>85.9995</text:p>
          </table:table-cell>
          <table:table-cell table:style-name="ce15" table:formula="of:=[.Y45]-2*([.$B45]-1)" office:value-type="float" office:value="-0.000546874999997726" calcext:value-type="float">
            <text:p>-0.000546875</text:p>
          </table:table-cell>
          <table:table-cell table:style-name="Default" office:value-type="float" office:value="63625417486032" calcext:value-type="float">
            <text:p>63625417486032</text:p>
          </table:table-cell>
          <table:table-cell table:style-name="ce7" table:formula="of:=([.AA45]-[.AA44])/1000" office:value-type="float" office:value="1.9997265625" calcext:value-type="float">
            <text:p>1.9997</text:p>
          </table:table-cell>
          <table:table-cell table:style-name="ce7" table:formula="of:=[.AB45]+[.AC44]" office:value-type="float" office:value="86.0021171875" calcext:value-type="float">
            <text:p>86.0021</text:p>
          </table:table-cell>
          <table:table-cell table:style-name="ce16" table:formula="of:=[.AC45]-2*([.$B45]-1)" office:value-type="float" office:value="0.00211718749999079" calcext:value-type="float">
            <text:p>0.0021171875</text:p>
          </table:table-cell>
          <table:table-cell table:style-name="Default" office:value-type="float" office:value="63625417950992.6" calcext:value-type="float">
            <text:p>63625417950992.6</text:p>
          </table:table-cell>
          <table:table-cell table:style-name="ce7" table:formula="of:=([.AE45]-[.AE44])/1000" office:value-type="float" office:value="2.0003671875" calcext:value-type="float">
            <text:p>2.0004</text:p>
          </table:table-cell>
          <table:table-cell table:style-name="ce7" table:formula="of:=[.AF45]+[.AG44]" office:value-type="float" office:value="85.9998125" calcext:value-type="float">
            <text:p>85.9998</text:p>
          </table:table-cell>
          <table:table-cell table:style-name="ce17" table:formula="of:=[.AG45]-2*([.$B45]-1)" office:value-type="float" office:value="-0.000187500000023988" calcext:value-type="float">
            <text:p>-0.0001875</text:p>
          </table:table-cell>
          <table:table-cell table:style-name="Default" office:value-type="float" office:value="63625418422790.3" calcext:value-type="float">
            <text:p>63625418422790.3</text:p>
          </table:table-cell>
          <table:table-cell table:style-name="ce7" table:formula="of:=([.AI45]-[.AI44])/1000" office:value-type="float" office:value="2.00165625" calcext:value-type="float">
            <text:p>2.0017</text:p>
          </table:table-cell>
          <table:table-cell table:style-name="ce7" table:formula="of:=[.AJ45]+[.AK44]" office:value-type="float" office:value="86.0025625" calcext:value-type="float">
            <text:p>86.0026</text:p>
          </table:table-cell>
          <table:table-cell table:style-name="ce18" table:formula="of:=[.AK45]-2*([.$B45]-1)" office:value-type="float" office:value="0.00256250000002467" calcext:value-type="float">
            <text:p>0.0025625</text:p>
          </table:table-cell>
          <table:table-cell table:style-name="Default" office:value-type="float" office:value="63625418886469.9" calcext:value-type="float">
            <text:p>63625418886469.9</text:p>
          </table:table-cell>
          <table:table-cell table:style-name="ce19" table:formula="of:=([.AM45]-[.AM44])/1000" office:value-type="float" office:value="1.998234375" calcext:value-type="float">
            <text:p>1.9982</text:p>
          </table:table-cell>
          <table:table-cell table:style-name="ce7" table:formula="of:=[.AN45]+[.AO44]" office:value-type="float" office:value="85.999546875" calcext:value-type="float">
            <text:p>85.9995</text:p>
          </table:table-cell>
          <table:table-cell table:style-name="ce20" table:formula="of:=[.AO45]-2*([.$B45]-1)" office:value-type="float" office:value="-0.000453125000007049" calcext:value-type="float">
            <text:p>-0.000453125</text:p>
          </table:table-cell>
          <table:table-cell table:style-name="Default" office:value-type="float" office:value="63625419356985" calcext:value-type="float">
            <text:p>63625419356985</text:p>
          </table:table-cell>
          <table:table-cell table:style-name="ce7" table:formula="of:=([.AQ45]-[.AQ44])/1000" office:value-type="float" office:value="1.998484375" calcext:value-type="float">
            <text:p>1.9985</text:p>
          </table:table-cell>
          <table:table-cell table:style-name="ce7" table:formula="of:=[.AR45]+[.AS44]" office:value-type="float" office:value="86.00053125" calcext:value-type="float">
            <text:p>86.0005</text:p>
          </table:table-cell>
          <table:table-cell table:style-name="ce21" table:formula="of:=[.AS45]-2*([.$B45]-1)" office:value-type="float" office:value="0.000531250000008754" calcext:value-type="float">
            <text:p>0.00053125</text:p>
          </table:table-cell>
          <table:table-cell table:style-name="Default" office:value-type="float" office:value="63625419841501" calcext:value-type="float">
            <text:p>63625419841501</text:p>
          </table:table-cell>
          <table:table-cell table:style-name="ce7" table:formula="of:=([.AU45]-[.AU44])/1000" office:value-type="float" office:value="2.0013125" calcext:value-type="float">
            <text:p>2.0013</text:p>
          </table:table-cell>
          <table:table-cell table:style-name="ce7" table:formula="of:=[.AV45]+[.AW44]" office:value-type="float" office:value="86.000515625" calcext:value-type="float">
            <text:p>86.0005</text:p>
          </table:table-cell>
          <table:table-cell table:style-name="ce22" table:formula="of:=[.AW45]-2*([.$B45]-1)" office:value-type="float" office:value="0.000515625000033992" calcext:value-type="float">
            <text:p>0.000515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rame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63625414607129.2" calcext:value-type="float">
            <text:p>63625414607129.2</text:p>
          </table:table-cell>
          <table:table-cell table:formula="of:=([.C46]-[.C45])/1000" office:value-type="float" office:value="1.997046875" calcext:value-type="float">
            <text:p>1.9970</text:p>
          </table:table-cell>
          <table:table-cell table:formula="of:=[.D46]+[.E45]" office:value-type="float" office:value="87.9996328125" calcext:value-type="float">
            <text:p>87.9996</text:p>
          </table:table-cell>
          <table:table-cell table:style-name="ce9" table:formula="of:=[.E46]-2*([.$B46]-1)" office:value-type="float" office:value="-0.00036718749997533" calcext:value-type="float">
            <text:p>-0.0003671875</text:p>
          </table:table-cell>
          <table:table-cell table:style-name="Default" office:value-type="float" office:value="63625415093417.3" calcext:value-type="float">
            <text:p>63625415093417.3</text:p>
          </table:table-cell>
          <table:table-cell table:style-name="ce7" table:formula="of:=([.G46]-[.G45])/1000" office:value-type="float" office:value="2.002984375" calcext:value-type="float">
            <text:p>2.0030</text:p>
          </table:table-cell>
          <table:table-cell table:style-name="ce7" table:formula="of:=[.H46]+[.I45]" office:value-type="float" office:value="88.0019921875" calcext:value-type="float">
            <text:p>88.0020</text:p>
          </table:table-cell>
          <table:table-cell table:style-name="ce10" table:formula="of:=[.I46]-2*([.$B46]-1)" office:value-type="float" office:value="0.00199218749999375" calcext:value-type="float">
            <text:p>0.0019921875</text:p>
          </table:table-cell>
          <table:table-cell table:style-name="Default" office:value-type="float" office:value="63625415564529.7" calcext:value-type="float">
            <text:p>63625415564529.7</text:p>
          </table:table-cell>
          <table:table-cell table:style-name="ce7" table:formula="of:=([.K46]-[.K45])/1000" office:value-type="float" office:value="2.001140625" calcext:value-type="float">
            <text:p>2.0011</text:p>
          </table:table-cell>
          <table:table-cell table:style-name="ce7" table:formula="of:=[.L46]+[.M45]" office:value-type="float" office:value="88.0027421875" calcext:value-type="float">
            <text:p>88.0027</text:p>
          </table:table-cell>
          <table:table-cell table:style-name="ce11" table:formula="of:=[.M46]-2*([.$B46]-1)" office:value-type="float" office:value="0.00274218750000443" calcext:value-type="float">
            <text:p>0.0027421875</text:p>
          </table:table-cell>
          <table:table-cell table:style-name="Default" office:value-type="float" office:value="63625416034936.7" calcext:value-type="float">
            <text:p>63625416034936.7</text:p>
          </table:table-cell>
          <table:table-cell table:style-name="ce7" table:formula="of:=([.O46]-[.O45])/1000" office:value-type="float" office:value="1.9965078125" calcext:value-type="float">
            <text:p>1.9965</text:p>
          </table:table-cell>
          <table:table-cell table:style-name="ce7" table:formula="of:=[.P46]+[.Q45]" office:value-type="float" office:value="87.99946875" calcext:value-type="float">
            <text:p>87.9995</text:p>
          </table:table-cell>
          <table:table-cell table:style-name="ce12" table:formula="of:=[.Q46]-2*([.$B46]-1)" office:value-type="float" office:value="-0.000531249999980332" calcext:value-type="float">
            <text:p>-0.00053125</text:p>
          </table:table-cell>
          <table:table-cell table:style-name="Default" office:value-type="float" office:value="63625416518614.1" calcext:value-type="float">
            <text:p>63625416518614.1</text:p>
          </table:table-cell>
          <table:table-cell table:style-name="ce7" table:formula="of:=([.S46]-[.S45])/1000" office:value-type="float" office:value="2.002296875" calcext:value-type="float">
            <text:p>2.0023</text:p>
          </table:table-cell>
          <table:table-cell table:style-name="ce7" table:formula="of:=[.T46]+[.U45]" office:value-type="float" office:value="88.002609375" calcext:value-type="float">
            <text:p>88.0026</text:p>
          </table:table-cell>
          <table:table-cell table:style-name="ce13" table:formula="of:=[.U46]-2*([.$B46]-1)" office:value-type="float" office:value="0.0026093750000058" calcext:value-type="float">
            <text:p>0.002609375</text:p>
          </table:table-cell>
          <table:table-cell table:style-name="Default" office:value-type="float" office:value="63625417011943.2" calcext:value-type="float">
            <text:p>63625417011943.2</text:p>
          </table:table-cell>
          <table:table-cell table:style-name="ce14" table:formula="of:=([.W46]-[.W45])/1000" office:value-type="float" office:value="2.0020859375" calcext:value-type="float">
            <text:p>2.0021</text:p>
          </table:table-cell>
          <table:table-cell table:style-name="ce7" table:formula="of:=[.X46]+[.Y45]" office:value-type="float" office:value="88.0015390625" calcext:value-type="float">
            <text:p>88.0015</text:p>
          </table:table-cell>
          <table:table-cell table:style-name="ce15" table:formula="of:=[.Y46]-2*([.$B46]-1)" office:value-type="float" office:value="0.00153906250000091" calcext:value-type="float">
            <text:p>0.0015390625</text:p>
          </table:table-cell>
          <table:table-cell table:style-name="Default" office:value-type="float" office:value="63625417488032.2" calcext:value-type="float">
            <text:p>63625417488032.2</text:p>
          </table:table-cell>
          <table:table-cell table:style-name="ce7" table:formula="of:=([.AA46]-[.AA45])/1000" office:value-type="float" office:value="2.00028125" calcext:value-type="float">
            <text:p>2.0003</text:p>
          </table:table-cell>
          <table:table-cell table:style-name="ce7" table:formula="of:=[.AB46]+[.AC45]" office:value-type="float" office:value="88.0023984375" calcext:value-type="float">
            <text:p>88.0024</text:p>
          </table:table-cell>
          <table:table-cell table:style-name="ce16" table:formula="of:=[.AC46]-2*([.$B46]-1)" office:value-type="float" office:value="0.00239843749999125" calcext:value-type="float">
            <text:p>0.0023984375</text:p>
          </table:table-cell>
          <table:table-cell table:style-name="Default" office:value-type="float" office:value="63625417952992.7" calcext:value-type="float">
            <text:p>63625417952992.7</text:p>
          </table:table-cell>
          <table:table-cell table:style-name="ce7" table:formula="of:=([.AE46]-[.AE45])/1000" office:value-type="float" office:value="2.000140625" calcext:value-type="float">
            <text:p>2.0001</text:p>
          </table:table-cell>
          <table:table-cell table:style-name="ce7" table:formula="of:=[.AF46]+[.AG45]" office:value-type="float" office:value="87.999953125" calcext:value-type="float">
            <text:p>88.0000</text:p>
          </table:table-cell>
          <table:table-cell table:style-name="ce17" table:formula="of:=[.AG46]-2*([.$B46]-1)" office:value-type="float" office:value="-0.0000468750000237606" calcext:value-type="float">
            <text:p>-0.000046875</text:p>
          </table:table-cell>
          <table:table-cell table:style-name="Default" office:value-type="float" office:value="63625418424787.7" calcext:value-type="float">
            <text:p>63625418424787.7</text:p>
          </table:table-cell>
          <table:table-cell table:style-name="ce7" table:formula="of:=([.AI46]-[.AI45])/1000" office:value-type="float" office:value="1.9973984375" calcext:value-type="float">
            <text:p>1.9974</text:p>
          </table:table-cell>
          <table:table-cell table:style-name="ce7" table:formula="of:=[.AJ46]+[.AK45]" office:value-type="float" office:value="87.9999609375" calcext:value-type="float">
            <text:p>88.0000</text:p>
          </table:table-cell>
          <table:table-cell table:style-name="ce18" table:formula="of:=[.AK46]-2*([.$B46]-1)" office:value-type="float" office:value="-0.0000390624999795364" calcext:value-type="float">
            <text:p>-3.90624999795364E-05</text:p>
          </table:table-cell>
          <table:table-cell table:style-name="Default" office:value-type="float" office:value="63625418888471.5" calcext:value-type="float">
            <text:p>63625418888471.5</text:p>
          </table:table-cell>
          <table:table-cell table:style-name="ce19" table:formula="of:=([.AM46]-[.AM45])/1000" office:value-type="float" office:value="2.001625" calcext:value-type="float">
            <text:p>2.0016</text:p>
          </table:table-cell>
          <table:table-cell table:style-name="ce7" table:formula="of:=[.AN46]+[.AO45]" office:value-type="float" office:value="88.001171875" calcext:value-type="float">
            <text:p>88.0012</text:p>
          </table:table-cell>
          <table:table-cell table:style-name="ce20" table:formula="of:=[.AO46]-2*([.$B46]-1)" office:value-type="float" office:value="0.00117187499999716" calcext:value-type="float">
            <text:p>0.001171875</text:p>
          </table:table-cell>
          <table:table-cell table:style-name="Default" office:value-type="float" office:value="63625419358984.7" calcext:value-type="float">
            <text:p>63625419358984.7</text:p>
          </table:table-cell>
          <table:table-cell table:style-name="ce7" table:formula="of:=([.AQ46]-[.AQ45])/1000" office:value-type="float" office:value="1.9996875" calcext:value-type="float">
            <text:p>1.9997</text:p>
          </table:table-cell>
          <table:table-cell table:style-name="ce7" table:formula="of:=[.AR46]+[.AS45]" office:value-type="float" office:value="88.00021875" calcext:value-type="float">
            <text:p>88.0002</text:p>
          </table:table-cell>
          <table:table-cell table:style-name="ce21" table:formula="of:=[.AS46]-2*([.$B46]-1)" office:value-type="float" office:value="0.000218750000001933" calcext:value-type="float">
            <text:p>0.00021875</text:p>
          </table:table-cell>
          <table:table-cell table:style-name="Default" office:value-type="float" office:value="63625419843501.4" calcext:value-type="float">
            <text:p>63625419843501.4</text:p>
          </table:table-cell>
          <table:table-cell table:style-name="ce7" table:formula="of:=([.AU46]-[.AU45])/1000" office:value-type="float" office:value="2.00040625" calcext:value-type="float">
            <text:p>2.0004</text:p>
          </table:table-cell>
          <table:table-cell table:style-name="ce7" table:formula="of:=[.AV46]+[.AW45]" office:value-type="float" office:value="88.000921875" calcext:value-type="float">
            <text:p>88.0009</text:p>
          </table:table-cell>
          <table:table-cell table:style-name="ce22" table:formula="of:=[.AW46]-2*([.$B46]-1)" office:value-type="float" office:value="0.000921875000031491" calcext:value-type="float">
            <text:p>0.000921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46" calcext:value-type="float">
            <text:p>46</text:p>
          </table:table-cell>
          <table:table-cell office:value-type="float" office:value="63625414609129.4" calcext:value-type="float">
            <text:p>63625414609129.4</text:p>
          </table:table-cell>
          <table:table-cell table:formula="of:=([.C47]-[.C46])/1000" office:value-type="float" office:value="2.0002265625" calcext:value-type="float">
            <text:p>2.0002</text:p>
          </table:table-cell>
          <table:table-cell table:formula="of:=[.D47]+[.E46]" office:value-type="float" office:value="89.999859375" calcext:value-type="float">
            <text:p>89.9999</text:p>
          </table:table-cell>
          <table:table-cell table:style-name="ce9" table:formula="of:=[.E47]-2*([.$B47]-1)" office:value-type="float" office:value="-0.000140624999971806" calcext:value-type="float">
            <text:p>-0.000140625</text:p>
          </table:table-cell>
          <table:table-cell table:style-name="Default" office:value-type="float" office:value="63625415095414.4" calcext:value-type="float">
            <text:p>63625415095414.4</text:p>
          </table:table-cell>
          <table:table-cell table:style-name="ce7" table:formula="of:=([.G47]-[.G46])/1000" office:value-type="float" office:value="1.9971328125" calcext:value-type="float">
            <text:p>1.9971</text:p>
          </table:table-cell>
          <table:table-cell table:style-name="ce7" table:formula="of:=[.H47]+[.I46]" office:value-type="float" office:value="89.999125" calcext:value-type="float">
            <text:p>89.9991</text:p>
          </table:table-cell>
          <table:table-cell table:style-name="ce10" table:formula="of:=[.I47]-2*([.$B47]-1)" office:value-type="float" office:value="-0.000875000000007731" calcext:value-type="float">
            <text:p>-0.000875</text:p>
          </table:table-cell>
          <table:table-cell table:style-name="Default" office:value-type="float" office:value="63625415566529.9" calcext:value-type="float">
            <text:p>63625415566529.9</text:p>
          </table:table-cell>
          <table:table-cell table:style-name="ce7" table:formula="of:=([.K47]-[.K46])/1000" office:value-type="float" office:value="2.0001484375" calcext:value-type="float">
            <text:p>2.0001</text:p>
          </table:table-cell>
          <table:table-cell table:style-name="ce7" table:formula="of:=[.L47]+[.M46]" office:value-type="float" office:value="90.002890625" calcext:value-type="float">
            <text:p>90.0029</text:p>
          </table:table-cell>
          <table:table-cell table:style-name="ce11" table:formula="of:=[.M47]-2*([.$B47]-1)" office:value-type="float" office:value="0.00289062500000625" calcext:value-type="float">
            <text:p>0.002890625</text:p>
          </table:table-cell>
          <table:table-cell table:style-name="Default" office:value-type="float" office:value="63625416036937.2" calcext:value-type="float">
            <text:p>63625416036937.2</text:p>
          </table:table-cell>
          <table:table-cell table:style-name="ce7" table:formula="of:=([.O47]-[.O46])/1000" office:value-type="float" office:value="2.0005078125" calcext:value-type="float">
            <text:p>2.0005</text:p>
          </table:table-cell>
          <table:table-cell table:style-name="ce7" table:formula="of:=[.P47]+[.Q46]" office:value-type="float" office:value="89.9999765625" calcext:value-type="float">
            <text:p>90.0000</text:p>
          </table:table-cell>
          <table:table-cell table:style-name="ce12" table:formula="of:=[.Q47]-2*([.$B47]-1)" office:value-type="float" office:value="-0.0000234374999763531" calcext:value-type="float">
            <text:p>-2.34374999763531E-05</text:p>
          </table:table-cell>
          <table:table-cell table:style-name="Default" office:value-type="float" office:value="63625416520611.4" calcext:value-type="float">
            <text:p>63625416520611.4</text:p>
          </table:table-cell>
          <table:table-cell table:style-name="ce7" table:formula="of:=([.S47]-[.S46])/1000" office:value-type="float" office:value="1.997265625" calcext:value-type="float">
            <text:p>1.9973</text:p>
          </table:table-cell>
          <table:table-cell table:style-name="ce7" table:formula="of:=[.T47]+[.U46]" office:value-type="float" office:value="89.999875" calcext:value-type="float">
            <text:p>89.9999</text:p>
          </table:table-cell>
          <table:table-cell table:style-name="ce13" table:formula="of:=[.U47]-2*([.$B47]-1)" office:value-type="float" office:value="-0.000124999999997044" calcext:value-type="float">
            <text:p>-0.000125</text:p>
          </table:table-cell>
          <table:table-cell table:style-name="Default" office:value-type="float" office:value="63625417013941.8" calcext:value-type="float">
            <text:p>63625417013941.8</text:p>
          </table:table-cell>
          <table:table-cell table:style-name="ce14" table:formula="of:=([.W47]-[.W46])/1000" office:value-type="float" office:value="1.998546875" calcext:value-type="float">
            <text:p>1.9985</text:p>
          </table:table-cell>
          <table:table-cell table:style-name="ce7" table:formula="of:=[.X47]+[.Y46]" office:value-type="float" office:value="90.0000859375" calcext:value-type="float">
            <text:p>90.0001</text:p>
          </table:table-cell>
          <table:table-cell table:style-name="ce15" table:formula="of:=[.Y47]-2*([.$B47]-1)" office:value-type="float" office:value="0.0000859375000032969" calcext:value-type="float">
            <text:p>8.59375000032969E-05</text:p>
          </table:table-cell>
          <table:table-cell table:style-name="Default" office:value-type="float" office:value="63625417490031.9" calcext:value-type="float">
            <text:p>63625417490031.9</text:p>
          </table:table-cell>
          <table:table-cell table:style-name="ce7" table:formula="of:=([.AA47]-[.AA46])/1000" office:value-type="float" office:value="1.999703125" calcext:value-type="float">
            <text:p>1.9997</text:p>
          </table:table-cell>
          <table:table-cell table:style-name="ce7" table:formula="of:=[.AB47]+[.AC46]" office:value-type="float" office:value="90.0021015625" calcext:value-type="float">
            <text:p>90.0021</text:p>
          </table:table-cell>
          <table:table-cell table:style-name="ce16" table:formula="of:=[.AC47]-2*([.$B47]-1)" office:value-type="float" office:value="0.00210156249998761" calcext:value-type="float">
            <text:p>0.0021015625</text:p>
          </table:table-cell>
          <table:table-cell table:style-name="Default" office:value-type="float" office:value="63625417954992.6" calcext:value-type="float">
            <text:p>63625417954992.6</text:p>
          </table:table-cell>
          <table:table-cell table:style-name="ce7" table:formula="of:=([.AE47]-[.AE46])/1000" office:value-type="float" office:value="1.999875" calcext:value-type="float">
            <text:p>1.9999</text:p>
          </table:table-cell>
          <table:table-cell table:style-name="ce7" table:formula="of:=[.AF47]+[.AG46]" office:value-type="float" office:value="89.999828125" calcext:value-type="float">
            <text:p>89.9998</text:p>
          </table:table-cell>
          <table:table-cell table:style-name="ce17" table:formula="of:=[.AG47]-2*([.$B47]-1)" office:value-type="float" office:value="-0.000171875000020805" calcext:value-type="float">
            <text:p>-0.000171875</text:p>
          </table:table-cell>
          <table:table-cell table:style-name="Default" office:value-type="float" office:value="63625418426787.4" calcext:value-type="float">
            <text:p>63625418426787.4</text:p>
          </table:table-cell>
          <table:table-cell table:style-name="ce7" table:formula="of:=([.AI47]-[.AI46])/1000" office:value-type="float" office:value="1.99971875" calcext:value-type="float">
            <text:p>1.9997</text:p>
          </table:table-cell>
          <table:table-cell table:style-name="ce7" table:formula="of:=[.AJ47]+[.AK46]" office:value-type="float" office:value="89.9996796875" calcext:value-type="float">
            <text:p>89.9997</text:p>
          </table:table-cell>
          <table:table-cell table:style-name="ce18" table:formula="of:=[.AK47]-2*([.$B47]-1)" office:value-type="float" office:value="-0.000320312499979991" calcext:value-type="float">
            <text:p>-0.0003203125</text:p>
          </table:table-cell>
          <table:table-cell table:style-name="Default" office:value-type="float" office:value="63625418890471.6" calcext:value-type="float">
            <text:p>63625418890471.6</text:p>
          </table:table-cell>
          <table:table-cell table:style-name="ce19" table:formula="of:=([.AM47]-[.AM46])/1000" office:value-type="float" office:value="2.0001484375" calcext:value-type="float">
            <text:p>2.0001</text:p>
          </table:table-cell>
          <table:table-cell table:style-name="ce7" table:formula="of:=[.AN47]+[.AO46]" office:value-type="float" office:value="90.0013203125" calcext:value-type="float">
            <text:p>90.0013</text:p>
          </table:table-cell>
          <table:table-cell table:style-name="ce20" table:formula="of:=[.AO47]-2*([.$B47]-1)" office:value-type="float" office:value="0.00132031249999898" calcext:value-type="float">
            <text:p>0.0013203125</text:p>
          </table:table-cell>
          <table:table-cell table:style-name="Default" office:value-type="float" office:value="63625419360983.8" calcext:value-type="float">
            <text:p>63625419360983.8</text:p>
          </table:table-cell>
          <table:table-cell table:style-name="ce7" table:formula="of:=([.AQ47]-[.AQ46])/1000" office:value-type="float" office:value="1.9991171875" calcext:value-type="float">
            <text:p>1.9991</text:p>
          </table:table-cell>
          <table:table-cell table:style-name="ce7" table:formula="of:=[.AR47]+[.AS46]" office:value-type="float" office:value="89.9993359375" calcext:value-type="float">
            <text:p>89.9993</text:p>
          </table:table-cell>
          <table:table-cell table:style-name="ce21" table:formula="of:=[.AS47]-2*([.$B47]-1)" office:value-type="float" office:value="-0.000664062499993179" calcext:value-type="float">
            <text:p>-0.0006640625</text:p>
          </table:table-cell>
          <table:table-cell table:style-name="Default" office:value-type="float" office:value="63625419845502.6" calcext:value-type="float">
            <text:p>63625419845502.6</text:p>
          </table:table-cell>
          <table:table-cell table:style-name="ce7" table:formula="of:=([.AU47]-[.AU46])/1000" office:value-type="float" office:value="2.0012578125" calcext:value-type="float">
            <text:p>2.0013</text:p>
          </table:table-cell>
          <table:table-cell table:style-name="ce7" table:formula="of:=[.AV47]+[.AW46]" office:value-type="float" office:value="90.0021796875" calcext:value-type="float">
            <text:p>90.0022</text:p>
          </table:table-cell>
          <table:table-cell table:style-name="ce22" table:formula="of:=[.AW47]-2*([.$B47]-1)" office:value-type="float" office:value="0.00217968750003195" calcext:value-type="float">
            <text:p>0.002179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47" calcext:value-type="float">
            <text:p>47</text:p>
          </table:table-cell>
          <table:table-cell office:value-type="float" office:value="63625414611130.3" calcext:value-type="float">
            <text:p>63625414611130.3</text:p>
          </table:table-cell>
          <table:table-cell table:formula="of:=([.C48]-[.C47])/1000" office:value-type="float" office:value="2.000890625" calcext:value-type="float">
            <text:p>2.0009</text:p>
          </table:table-cell>
          <table:table-cell table:formula="of:=[.D48]+[.E47]" office:value-type="float" office:value="92.00075" calcext:value-type="float">
            <text:p>92.0008</text:p>
          </table:table-cell>
          <table:table-cell table:style-name="ce9" table:formula="of:=[.E48]-2*([.$B48]-1)" office:value-type="float" office:value="0.000750000000024897" calcext:value-type="float">
            <text:p>0.00075</text:p>
          </table:table-cell>
          <table:table-cell table:style-name="Default" office:value-type="float" office:value="63625415097414.9" calcext:value-type="float">
            <text:p>63625415097414.9</text:p>
          </table:table-cell>
          <table:table-cell table:style-name="ce7" table:formula="of:=([.G48]-[.G47])/1000" office:value-type="float" office:value="2.000421875" calcext:value-type="float">
            <text:p>2.0004</text:p>
          </table:table-cell>
          <table:table-cell table:style-name="ce7" table:formula="of:=[.H48]+[.I47]" office:value-type="float" office:value="91.999546875" calcext:value-type="float">
            <text:p>91.9995</text:p>
          </table:table-cell>
          <table:table-cell table:style-name="ce10" table:formula="of:=[.I48]-2*([.$B48]-1)" office:value-type="float" office:value="-0.000453125000007049" calcext:value-type="float">
            <text:p>-0.000453125</text:p>
          </table:table-cell>
          <table:table-cell table:style-name="Default" office:value-type="float" office:value="63625415568527.1" calcext:value-type="float">
            <text:p>63625415568527.1</text:p>
          </table:table-cell>
          <table:table-cell table:style-name="ce7" table:formula="of:=([.K48]-[.K47])/1000" office:value-type="float" office:value="1.9971875" calcext:value-type="float">
            <text:p>1.9972</text:p>
          </table:table-cell>
          <table:table-cell table:style-name="ce7" table:formula="of:=[.L48]+[.M47]" office:value-type="float" office:value="92.000078125" calcext:value-type="float">
            <text:p>92.0001</text:p>
          </table:table-cell>
          <table:table-cell table:style-name="ce11" table:formula="of:=[.M48]-2*([.$B48]-1)" office:value-type="float" office:value="0.0000781250000017053" calcext:value-type="float">
            <text:p>0.000078125</text:p>
          </table:table-cell>
          <table:table-cell table:style-name="Default" office:value-type="float" office:value="63625416038939.9" calcext:value-type="float">
            <text:p>63625416038939.9</text:p>
          </table:table-cell>
          <table:table-cell table:style-name="ce7" table:formula="of:=([.O48]-[.O47])/1000" office:value-type="float" office:value="2.0027109375" calcext:value-type="float">
            <text:p>2.0027</text:p>
          </table:table-cell>
          <table:table-cell table:style-name="ce7" table:formula="of:=[.P48]+[.Q47]" office:value-type="float" office:value="92.0026875" calcext:value-type="float">
            <text:p>92.0027</text:p>
          </table:table-cell>
          <table:table-cell table:style-name="ce12" table:formula="of:=[.Q48]-2*([.$B48]-1)" office:value-type="float" office:value="0.00268750000002171" calcext:value-type="float">
            <text:p>0.0026875</text:p>
          </table:table-cell>
          <table:table-cell table:style-name="Default" office:value-type="float" office:value="63625416522612.8" calcext:value-type="float">
            <text:p>63625416522612.8</text:p>
          </table:table-cell>
          <table:table-cell table:style-name="ce7" table:formula="of:=([.S48]-[.S47])/1000" office:value-type="float" office:value="2.0014296875" calcext:value-type="float">
            <text:p>2.0014</text:p>
          </table:table-cell>
          <table:table-cell table:style-name="ce7" table:formula="of:=[.T48]+[.U47]" office:value-type="float" office:value="92.0013046875" calcext:value-type="float">
            <text:p>92.0013</text:p>
          </table:table-cell>
          <table:table-cell table:style-name="ce13" table:formula="of:=[.U48]-2*([.$B48]-1)" office:value-type="float" office:value="0.00130468750001" calcext:value-type="float">
            <text:p>0.0013046875</text:p>
          </table:table-cell>
          <table:table-cell table:style-name="Default" office:value-type="float" office:value="63625417015941.7" calcext:value-type="float">
            <text:p>63625417015941.7</text:p>
          </table:table-cell>
          <table:table-cell table:style-name="ce14" table:formula="of:=([.W48]-[.W47])/1000" office:value-type="float" office:value="1.999953125" calcext:value-type="float">
            <text:p>2.0000</text:p>
          </table:table-cell>
          <table:table-cell table:style-name="ce7" table:formula="of:=[.X48]+[.Y47]" office:value-type="float" office:value="92.0000390625" calcext:value-type="float">
            <text:p>92.0000</text:p>
          </table:table-cell>
          <table:table-cell table:style-name="ce15" table:formula="of:=[.Y48]-2*([.$B48]-1)" office:value-type="float" office:value="0.0000390625000079581" calcext:value-type="float">
            <text:p>3.90625000079581E-05</text:p>
          </table:table-cell>
          <table:table-cell table:style-name="Default" office:value-type="float" office:value="63625417492030.9" calcext:value-type="float">
            <text:p>63625417492030.9</text:p>
          </table:table-cell>
          <table:table-cell table:style-name="ce7" table:formula="of:=([.AA48]-[.AA47])/1000" office:value-type="float" office:value="1.998984375" calcext:value-type="float">
            <text:p>1.9990</text:p>
          </table:table-cell>
          <table:table-cell table:style-name="ce7" table:formula="of:=[.AB48]+[.AC47]" office:value-type="float" office:value="92.0010859375" calcext:value-type="float">
            <text:p>92.0011</text:p>
          </table:table-cell>
          <table:table-cell table:style-name="ce16" table:formula="of:=[.AC48]-2*([.$B48]-1)" office:value-type="float" office:value="0.00108593749999386" calcext:value-type="float">
            <text:p>0.0010859375</text:p>
          </table:table-cell>
          <table:table-cell table:style-name="Default" office:value-type="float" office:value="63625417956992.5" calcext:value-type="float">
            <text:p>63625417956992.5</text:p>
          </table:table-cell>
          <table:table-cell table:style-name="ce7" table:formula="of:=([.AE48]-[.AE47])/1000" office:value-type="float" office:value="1.9998671875" calcext:value-type="float">
            <text:p>1.9999</text:p>
          </table:table-cell>
          <table:table-cell table:style-name="ce7" table:formula="of:=[.AF48]+[.AG47]" office:value-type="float" office:value="91.9996953125" calcext:value-type="float">
            <text:p>91.9997</text:p>
          </table:table-cell>
          <table:table-cell table:style-name="ce17" table:formula="of:=[.AG48]-2*([.$B48]-1)" office:value-type="float" office:value="-0.00030468750001944" calcext:value-type="float">
            <text:p>-0.0003046875</text:p>
          </table:table-cell>
          <table:table-cell table:style-name="Default" office:value-type="float" office:value="63625418428788.6" calcext:value-type="float">
            <text:p>63625418428788.6</text:p>
          </table:table-cell>
          <table:table-cell table:style-name="ce7" table:formula="of:=([.AI48]-[.AI47])/1000" office:value-type="float" office:value="2.00125" calcext:value-type="float">
            <text:p>2.0013</text:p>
          </table:table-cell>
          <table:table-cell table:style-name="ce7" table:formula="of:=[.AJ48]+[.AK47]" office:value-type="float" office:value="92.0009296875" calcext:value-type="float">
            <text:p>92.0009</text:p>
          </table:table-cell>
          <table:table-cell table:style-name="ce18" table:formula="of:=[.AK48]-2*([.$B48]-1)" office:value-type="float" office:value="0.000929687500018872" calcext:value-type="float">
            <text:p>0.0009296875</text:p>
          </table:table-cell>
          <table:table-cell table:style-name="Default" office:value-type="float" office:value="63625418892469.5" calcext:value-type="float">
            <text:p>63625418892469.5</text:p>
          </table:table-cell>
          <table:table-cell table:style-name="ce19" table:formula="of:=([.AM48]-[.AM47])/1000" office:value-type="float" office:value="1.9978359375" calcext:value-type="float">
            <text:p>1.9978</text:p>
          </table:table-cell>
          <table:table-cell table:style-name="ce7" table:formula="of:=[.AN48]+[.AO47]" office:value-type="float" office:value="91.99915625" calcext:value-type="float">
            <text:p>91.9992</text:p>
          </table:table-cell>
          <table:table-cell table:style-name="ce20" table:formula="of:=[.AO48]-2*([.$B48]-1)" office:value-type="float" office:value="-0.000843750000001364" calcext:value-type="float">
            <text:p>-0.00084375</text:p>
          </table:table-cell>
          <table:table-cell table:style-name="Default" office:value-type="float" office:value="63625419362983.9" calcext:value-type="float">
            <text:p>63625419362983.9</text:p>
          </table:table-cell>
          <table:table-cell table:style-name="ce7" table:formula="of:=([.AQ48]-[.AQ47])/1000" office:value-type="float" office:value="2.000125" calcext:value-type="float">
            <text:p>2.0001</text:p>
          </table:table-cell>
          <table:table-cell table:style-name="ce7" table:formula="of:=[.AR48]+[.AS47]" office:value-type="float" office:value="91.9994609375" calcext:value-type="float">
            <text:p>91.9995</text:p>
          </table:table-cell>
          <table:table-cell table:style-name="ce21" table:formula="of:=[.AS48]-2*([.$B48]-1)" office:value-type="float" office:value="-0.000539062499996135" calcext:value-type="float">
            <text:p>-0.0005390625</text:p>
          </table:table-cell>
          <table:table-cell table:style-name="Default" office:value-type="float" office:value="63625419847500.9" calcext:value-type="float">
            <text:p>63625419847500.9</text:p>
          </table:table-cell>
          <table:table-cell table:style-name="ce7" table:formula="of:=([.AU48]-[.AU47])/1000" office:value-type="float" office:value="1.9983125" calcext:value-type="float">
            <text:p>1.9983</text:p>
          </table:table-cell>
          <table:table-cell table:style-name="ce7" table:formula="of:=[.AV48]+[.AW47]" office:value-type="float" office:value="92.0004921875" calcext:value-type="float">
            <text:p>92.0005</text:p>
          </table:table-cell>
          <table:table-cell table:style-name="ce22" table:formula="of:=[.AW48]-2*([.$B48]-1)" office:value-type="float" office:value="0.000492187500029218" calcext:value-type="float">
            <text:p>0.0004921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48" calcext:value-type="float">
            <text:p>48</text:p>
          </table:table-cell>
          <table:table-cell office:value-type="float" office:value="63625414613131.9" calcext:value-type="float">
            <text:p>63625414613131.9</text:p>
          </table:table-cell>
          <table:table-cell table:formula="of:=([.C49]-[.C48])/1000" office:value-type="float" office:value="2.0015859375" calcext:value-type="float">
            <text:p>2.0016</text:p>
          </table:table-cell>
          <table:table-cell table:formula="of:=[.D49]+[.E48]" office:value-type="float" office:value="94.0023359375" calcext:value-type="float">
            <text:p>94.0023</text:p>
          </table:table-cell>
          <table:table-cell table:style-name="ce9" table:formula="of:=[.E49]-2*([.$B49]-1)" office:value-type="float" office:value="0.00233593750002115" calcext:value-type="float">
            <text:p>0.0023359375</text:p>
          </table:table-cell>
          <table:table-cell table:style-name="Default" office:value-type="float" office:value="63625415099415.1" calcext:value-type="float">
            <text:p>63625415099415.1</text:p>
          </table:table-cell>
          <table:table-cell table:style-name="ce7" table:formula="of:=([.G49]-[.G48])/1000" office:value-type="float" office:value="2.000265625" calcext:value-type="float">
            <text:p>2.0003</text:p>
          </table:table-cell>
          <table:table-cell table:style-name="ce7" table:formula="of:=[.H49]+[.I48]" office:value-type="float" office:value="93.9998125" calcext:value-type="float">
            <text:p>93.9998</text:p>
          </table:table-cell>
          <table:table-cell table:style-name="ce10" table:formula="of:=[.I49]-2*([.$B49]-1)" office:value-type="float" office:value="-0.000187500000009777" calcext:value-type="float">
            <text:p>-0.0001875</text:p>
          </table:table-cell>
          <table:table-cell table:style-name="Default" office:value-type="float" office:value="63625415570527.4" calcext:value-type="float">
            <text:p>63625415570527.4</text:p>
          </table:table-cell>
          <table:table-cell table:style-name="ce7" table:formula="of:=([.K49]-[.K48])/1000" office:value-type="float" office:value="2.0003046875" calcext:value-type="float">
            <text:p>2.0003</text:p>
          </table:table-cell>
          <table:table-cell table:style-name="ce7" table:formula="of:=[.L49]+[.M48]" office:value-type="float" office:value="94.0003828125" calcext:value-type="float">
            <text:p>94.0004</text:p>
          </table:table-cell>
          <table:table-cell table:style-name="ce11" table:formula="of:=[.M49]-2*([.$B49]-1)" office:value-type="float" office:value="0.000382812500006935" calcext:value-type="float">
            <text:p>0.0003828125</text:p>
          </table:table-cell>
          <table:table-cell table:style-name="Default" office:value-type="float" office:value="63625416040938.5" calcext:value-type="float">
            <text:p>63625416040938.5</text:p>
          </table:table-cell>
          <table:table-cell table:style-name="ce7" table:formula="of:=([.O49]-[.O48])/1000" office:value-type="float" office:value="1.9985078125" calcext:value-type="float">
            <text:p>1.9985</text:p>
          </table:table-cell>
          <table:table-cell table:style-name="ce7" table:formula="of:=[.P49]+[.Q48]" office:value-type="float" office:value="94.0011953125" calcext:value-type="float">
            <text:p>94.0012</text:p>
          </table:table-cell>
          <table:table-cell table:style-name="ce12" table:formula="of:=[.Q49]-2*([.$B49]-1)" office:value-type="float" office:value="0.00119531250001614" calcext:value-type="float">
            <text:p>0.0011953125</text:p>
          </table:table-cell>
          <table:table-cell table:style-name="Default" office:value-type="float" office:value="63625416524612" calcext:value-type="float">
            <text:p>63625416524612</text:p>
          </table:table-cell>
          <table:table-cell table:style-name="ce7" table:formula="of:=([.S49]-[.S48])/1000" office:value-type="float" office:value="1.9992109375" calcext:value-type="float">
            <text:p>1.9992</text:p>
          </table:table-cell>
          <table:table-cell table:style-name="ce7" table:formula="of:=[.T49]+[.U48]" office:value-type="float" office:value="94.000515625" calcext:value-type="float">
            <text:p>94.0005</text:p>
          </table:table-cell>
          <table:table-cell table:style-name="ce13" table:formula="of:=[.U49]-2*([.$B49]-1)" office:value-type="float" office:value="0.000515625000005571" calcext:value-type="float">
            <text:p>0.000515625</text:p>
          </table:table-cell>
          <table:table-cell table:style-name="Default" office:value-type="float" office:value="63625417017942.5" calcext:value-type="float">
            <text:p>63625417017942.5</text:p>
          </table:table-cell>
          <table:table-cell table:style-name="ce14" table:formula="of:=([.W49]-[.W48])/1000" office:value-type="float" office:value="2.0007890625" calcext:value-type="float">
            <text:p>2.0008</text:p>
          </table:table-cell>
          <table:table-cell table:style-name="ce7" table:formula="of:=[.X49]+[.Y48]" office:value-type="float" office:value="94.000828125" calcext:value-type="float">
            <text:p>94.0008</text:p>
          </table:table-cell>
          <table:table-cell table:style-name="ce15" table:formula="of:=[.Y49]-2*([.$B49]-1)" office:value-type="float" office:value="0.000828125000012392" calcext:value-type="float">
            <text:p>0.000828125</text:p>
          </table:table-cell>
          <table:table-cell table:style-name="Default" office:value-type="float" office:value="63625417494030.9" calcext:value-type="float">
            <text:p>63625417494030.9</text:p>
          </table:table-cell>
          <table:table-cell table:style-name="ce7" table:formula="of:=([.AA49]-[.AA48])/1000" office:value-type="float" office:value="1.9999609375" calcext:value-type="float">
            <text:p>2.0000</text:p>
          </table:table-cell>
          <table:table-cell table:style-name="ce7" table:formula="of:=[.AB49]+[.AC48]" office:value-type="float" office:value="94.001046875" calcext:value-type="float">
            <text:p>94.0010</text:p>
          </table:table-cell>
          <table:table-cell table:style-name="ce16" table:formula="of:=[.AC49]-2*([.$B49]-1)" office:value-type="float" office:value="0.00104687500000011" calcext:value-type="float">
            <text:p>0.001046875</text:p>
          </table:table-cell>
          <table:table-cell table:style-name="Default" office:value-type="float" office:value="63625417958993.2" calcext:value-type="float">
            <text:p>63625417958993.2</text:p>
          </table:table-cell>
          <table:table-cell table:style-name="ce7" table:formula="of:=([.AE49]-[.AE48])/1000" office:value-type="float" office:value="2.000703125" calcext:value-type="float">
            <text:p>2.0007</text:p>
          </table:table-cell>
          <table:table-cell table:style-name="ce7" table:formula="of:=[.AF49]+[.AG48]" office:value-type="float" office:value="94.0003984375" calcext:value-type="float">
            <text:p>94.0004</text:p>
          </table:table-cell>
          <table:table-cell table:style-name="ce17" table:formula="of:=[.AG49]-2*([.$B49]-1)" office:value-type="float" office:value="0.000398437499981696" calcext:value-type="float">
            <text:p>0.0003984375</text:p>
          </table:table-cell>
          <table:table-cell table:style-name="Default" office:value-type="float" office:value="63625418430790.1" calcext:value-type="float">
            <text:p>63625418430790.1</text:p>
          </table:table-cell>
          <table:table-cell table:style-name="ce7" table:formula="of:=([.AI49]-[.AI48])/1000" office:value-type="float" office:value="2.0014921875" calcext:value-type="float">
            <text:p>2.0015</text:p>
          </table:table-cell>
          <table:table-cell table:style-name="ce7" table:formula="of:=[.AJ49]+[.AK48]" office:value-type="float" office:value="94.002421875" calcext:value-type="float">
            <text:p>94.0024</text:p>
          </table:table-cell>
          <table:table-cell table:style-name="ce18" table:formula="of:=[.AK49]-2*([.$B49]-1)" office:value-type="float" office:value="0.00242187500002444" calcext:value-type="float">
            <text:p>0.002421875</text:p>
          </table:table-cell>
          <table:table-cell table:style-name="Default" office:value-type="float" office:value="63625418894470" calcext:value-type="float">
            <text:p>63625418894470</text:p>
          </table:table-cell>
          <table:table-cell table:style-name="ce19" table:formula="of:=([.AM49]-[.AM48])/1000" office:value-type="float" office:value="2.0005859375" calcext:value-type="float">
            <text:p>2.0006</text:p>
          </table:table-cell>
          <table:table-cell table:style-name="ce7" table:formula="of:=[.AN49]+[.AO48]" office:value-type="float" office:value="93.9997421875" calcext:value-type="float">
            <text:p>93.9997</text:p>
          </table:table-cell>
          <table:table-cell table:style-name="ce20" table:formula="of:=[.AO49]-2*([.$B49]-1)" office:value-type="float" office:value="-0.00025781249999568" calcext:value-type="float">
            <text:p>-0.0002578125</text:p>
          </table:table-cell>
          <table:table-cell table:style-name="Default" office:value-type="float" office:value="63625419364984.1" calcext:value-type="float">
            <text:p>63625419364984.1</text:p>
          </table:table-cell>
          <table:table-cell table:style-name="ce7" table:formula="of:=([.AQ49]-[.AQ48])/1000" office:value-type="float" office:value="2.0001875" calcext:value-type="float">
            <text:p>2.0002</text:p>
          </table:table-cell>
          <table:table-cell table:style-name="ce7" table:formula="of:=[.AR49]+[.AS48]" office:value-type="float" office:value="93.9996484375" calcext:value-type="float">
            <text:p>93.9996</text:p>
          </table:table-cell>
          <table:table-cell table:style-name="ce21" table:formula="of:=[.AS49]-2*([.$B49]-1)" office:value-type="float" office:value="-0.000351562500000568" calcext:value-type="float">
            <text:p>-0.0003515625</text:p>
          </table:table-cell>
          <table:table-cell table:style-name="Default" office:value-type="float" office:value="63625419849501.1" calcext:value-type="float">
            <text:p>63625419849501.1</text:p>
          </table:table-cell>
          <table:table-cell table:style-name="ce7" table:formula="of:=([.AU49]-[.AU48])/1000" office:value-type="float" office:value="2.000125" calcext:value-type="float">
            <text:p>2.0001</text:p>
          </table:table-cell>
          <table:table-cell table:style-name="ce7" table:formula="of:=[.AV49]+[.AW48]" office:value-type="float" office:value="94.0006171875" calcext:value-type="float">
            <text:p>94.0006</text:p>
          </table:table-cell>
          <table:table-cell table:style-name="ce22" table:formula="of:=[.AW49]-2*([.$B49]-1)" office:value-type="float" office:value="0.000617187500026262" calcext:value-type="float">
            <text:p>0.0006171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49" calcext:value-type="float">
            <text:p>49</text:p>
          </table:table-cell>
          <table:table-cell office:value-type="float" office:value="63625414615130.4" calcext:value-type="float">
            <text:p>63625414615130.4</text:p>
          </table:table-cell>
          <table:table-cell table:formula="of:=([.C50]-[.C49])/1000" office:value-type="float" office:value="1.9985234375" calcext:value-type="float">
            <text:p>1.9985</text:p>
          </table:table-cell>
          <table:table-cell table:formula="of:=[.D50]+[.E49]" office:value-type="float" office:value="96.000859375" calcext:value-type="float">
            <text:p>96.0009</text:p>
          </table:table-cell>
          <table:table-cell table:style-name="ce9" table:formula="of:=[.E50]-2*([.$B50]-1)" office:value-type="float" office:value="0.000859375000018758" calcext:value-type="float">
            <text:p>0.000859375</text:p>
          </table:table-cell>
          <table:table-cell table:style-name="Default" office:value-type="float" office:value="63625415101416.4" calcext:value-type="float">
            <text:p>63625415101416.4</text:p>
          </table:table-cell>
          <table:table-cell table:style-name="ce7" table:formula="of:=([.G50]-[.G49])/1000" office:value-type="float" office:value="2.0012890625" calcext:value-type="float">
            <text:p>2.0013</text:p>
          </table:table-cell>
          <table:table-cell table:style-name="ce7" table:formula="of:=[.H50]+[.I49]" office:value-type="float" office:value="96.0011015625" calcext:value-type="float">
            <text:p>96.0011</text:p>
          </table:table-cell>
          <table:table-cell table:style-name="ce10" table:formula="of:=[.I50]-2*([.$B50]-1)" office:value-type="float" office:value="0.00110156249999704" calcext:value-type="float">
            <text:p>0.0011015625</text:p>
          </table:table-cell>
          <table:table-cell table:style-name="Default" office:value-type="float" office:value="63625415572527.6" calcext:value-type="float">
            <text:p>63625415572527.6</text:p>
          </table:table-cell>
          <table:table-cell table:style-name="ce7" table:formula="of:=([.K50]-[.K49])/1000" office:value-type="float" office:value="2.0002265625" calcext:value-type="float">
            <text:p>2.0002</text:p>
          </table:table-cell>
          <table:table-cell table:style-name="ce7" table:formula="of:=[.L50]+[.M49]" office:value-type="float" office:value="96.000609375" calcext:value-type="float">
            <text:p>96.0006</text:p>
          </table:table-cell>
          <table:table-cell table:style-name="ce11" table:formula="of:=[.M50]-2*([.$B50]-1)" office:value-type="float" office:value="0.000609375000010459" calcext:value-type="float">
            <text:p>0.000609375</text:p>
          </table:table-cell>
          <table:table-cell table:style-name="Default" office:value-type="float" office:value="63625416042938.2" calcext:value-type="float">
            <text:p>63625416042938.2</text:p>
          </table:table-cell>
          <table:table-cell table:style-name="ce7" table:formula="of:=([.O50]-[.O49])/1000" office:value-type="float" office:value="1.9997734375" calcext:value-type="float">
            <text:p>1.9998</text:p>
          </table:table-cell>
          <table:table-cell table:style-name="ce7" table:formula="of:=[.P50]+[.Q49]" office:value-type="float" office:value="96.00096875" calcext:value-type="float">
            <text:p>96.0010</text:p>
          </table:table-cell>
          <table:table-cell table:style-name="ce12" table:formula="of:=[.Q50]-2*([.$B50]-1)" office:value-type="float" office:value="0.000968750000012619" calcext:value-type="float">
            <text:p>0.00096875</text:p>
          </table:table-cell>
          <table:table-cell table:style-name="Default" office:value-type="float" office:value="63625416526611.3" calcext:value-type="float">
            <text:p>63625416526611.3</text:p>
          </table:table-cell>
          <table:table-cell table:style-name="ce7" table:formula="of:=([.S50]-[.S49])/1000" office:value-type="float" office:value="1.9992734375" calcext:value-type="float">
            <text:p>1.9993</text:p>
          </table:table-cell>
          <table:table-cell table:style-name="ce7" table:formula="of:=[.T50]+[.U49]" office:value-type="float" office:value="95.9997890625" calcext:value-type="float">
            <text:p>95.9998</text:p>
          </table:table-cell>
          <table:table-cell table:style-name="ce13" table:formula="of:=[.U50]-2*([.$B50]-1)" office:value-type="float" office:value="-0.000210937500000341" calcext:value-type="float">
            <text:p>-0.0002109375</text:p>
          </table:table-cell>
          <table:table-cell table:style-name="Default" office:value-type="float" office:value="63625417019942.4" calcext:value-type="float">
            <text:p>63625417019942.4</text:p>
          </table:table-cell>
          <table:table-cell table:style-name="ce14" table:formula="of:=([.W50]-[.W49])/1000" office:value-type="float" office:value="1.99984375" calcext:value-type="float">
            <text:p>1.9998</text:p>
          </table:table-cell>
          <table:table-cell table:style-name="ce7" table:formula="of:=[.X50]+[.Y49]" office:value-type="float" office:value="96.000671875" calcext:value-type="float">
            <text:p>96.0007</text:p>
          </table:table-cell>
          <table:table-cell table:style-name="ce15" table:formula="of:=[.Y50]-2*([.$B50]-1)" office:value-type="float" office:value="0.000671875000008981" calcext:value-type="float">
            <text:p>0.000671875</text:p>
          </table:table-cell>
          <table:table-cell table:style-name="Default" office:value-type="float" office:value="63625417496030.6" calcext:value-type="float">
            <text:p>63625417496030.6</text:p>
          </table:table-cell>
          <table:table-cell table:style-name="ce7" table:formula="of:=([.AA50]-[.AA49])/1000" office:value-type="float" office:value="1.9997578125" calcext:value-type="float">
            <text:p>1.9998</text:p>
          </table:table-cell>
          <table:table-cell table:style-name="ce7" table:formula="of:=[.AB50]+[.AC49]" office:value-type="float" office:value="96.0008046875" calcext:value-type="float">
            <text:p>96.0008</text:p>
          </table:table-cell>
          <table:table-cell table:style-name="ce16" table:formula="of:=[.AC50]-2*([.$B50]-1)" office:value-type="float" office:value="0.000804687499993406" calcext:value-type="float">
            <text:p>0.0008046875</text:p>
          </table:table-cell>
          <table:table-cell table:style-name="Default" office:value-type="float" office:value="63625417960992.8" calcext:value-type="float">
            <text:p>63625417960992.8</text:p>
          </table:table-cell>
          <table:table-cell table:style-name="ce7" table:formula="of:=([.AE50]-[.AE49])/1000" office:value-type="float" office:value="1.9995703125" calcext:value-type="float">
            <text:p>1.9996</text:p>
          </table:table-cell>
          <table:table-cell table:style-name="ce7" table:formula="of:=[.AF50]+[.AG49]" office:value-type="float" office:value="95.99996875" calcext:value-type="float">
            <text:p>96.0000</text:p>
          </table:table-cell>
          <table:table-cell table:style-name="ce17" table:formula="of:=[.AG50]-2*([.$B50]-1)" office:value-type="float" office:value="-0.0000312500000205773" calcext:value-type="float">
            <text:p>-0.00003125</text:p>
          </table:table-cell>
          <table:table-cell table:style-name="Default" office:value-type="float" office:value="63625418432788.9" calcext:value-type="float">
            <text:p>63625418432788.9</text:p>
          </table:table-cell>
          <table:table-cell table:style-name="ce7" table:formula="of:=([.AI50]-[.AI49])/1000" office:value-type="float" office:value="1.99878125" calcext:value-type="float">
            <text:p>1.9988</text:p>
          </table:table-cell>
          <table:table-cell table:style-name="ce7" table:formula="of:=[.AJ50]+[.AK49]" office:value-type="float" office:value="96.001203125" calcext:value-type="float">
            <text:p>96.0012</text:p>
          </table:table-cell>
          <table:table-cell table:style-name="ce18" table:formula="of:=[.AK50]-2*([.$B50]-1)" office:value-type="float" office:value="0.00120312500001774" calcext:value-type="float">
            <text:p>0.001203125</text:p>
          </table:table-cell>
          <table:table-cell table:style-name="Default" office:value-type="float" office:value="63625418896470.5" calcext:value-type="float">
            <text:p>63625418896470.5</text:p>
          </table:table-cell>
          <table:table-cell table:style-name="ce19" table:formula="of:=([.AM50]-[.AM49])/1000" office:value-type="float" office:value="2.0004609375" calcext:value-type="float">
            <text:p>2.0005</text:p>
          </table:table-cell>
          <table:table-cell table:style-name="ce7" table:formula="of:=[.AN50]+[.AO49]" office:value-type="float" office:value="96.000203125" calcext:value-type="float">
            <text:p>96.0002</text:p>
          </table:table-cell>
          <table:table-cell table:style-name="ce20" table:formula="of:=[.AO50]-2*([.$B50]-1)" office:value-type="float" office:value="0.000203124999998749" calcext:value-type="float">
            <text:p>0.000203125</text:p>
          </table:table-cell>
          <table:table-cell table:style-name="Default" office:value-type="float" office:value="63625419366985.3" calcext:value-type="float">
            <text:p>63625419366985.3</text:p>
          </table:table-cell>
          <table:table-cell table:style-name="ce7" table:formula="of:=([.AQ50]-[.AQ49])/1000" office:value-type="float" office:value="2.001203125" calcext:value-type="float">
            <text:p>2.0012</text:p>
          </table:table-cell>
          <table:table-cell table:style-name="ce7" table:formula="of:=[.AR50]+[.AS49]" office:value-type="float" office:value="96.0008515625" calcext:value-type="float">
            <text:p>96.0009</text:p>
          </table:table-cell>
          <table:table-cell table:style-name="ce21" table:formula="of:=[.AS50]-2*([.$B50]-1)" office:value-type="float" office:value="0.000851562500002956" calcext:value-type="float">
            <text:p>0.0008515625</text:p>
          </table:table-cell>
          <table:table-cell table:style-name="Default" office:value-type="float" office:value="63625419851500.6" calcext:value-type="float">
            <text:p>63625419851500.6</text:p>
          </table:table-cell>
          <table:table-cell table:style-name="ce7" table:formula="of:=([.AU50]-[.AU49])/1000" office:value-type="float" office:value="1.999484375" calcext:value-type="float">
            <text:p>1.9995</text:p>
          </table:table-cell>
          <table:table-cell table:style-name="ce7" table:formula="of:=[.AV50]+[.AW49]" office:value-type="float" office:value="96.0001015625" calcext:value-type="float">
            <text:p>96.0001</text:p>
          </table:table-cell>
          <table:table-cell table:style-name="ce22" table:formula="of:=[.AW50]-2*([.$B50]-1)" office:value-type="float" office:value="0.000101562500020691" calcext:value-type="float">
            <text:p>0.0001015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63625414617130.4" calcext:value-type="float">
            <text:p>63625414617130.4</text:p>
          </table:table-cell>
          <table:table-cell table:formula="of:=([.C51]-[.C50])/1000" office:value-type="float" office:value="1.999921875" calcext:value-type="float">
            <text:p>1.9999</text:p>
          </table:table-cell>
          <table:table-cell table:formula="of:=[.D51]+[.E50]" office:value-type="float" office:value="98.00078125" calcext:value-type="float">
            <text:p>98.0008</text:p>
          </table:table-cell>
          <table:table-cell table:style-name="ce9" table:formula="of:=[.E51]-2*([.$B51]-1)" office:value-type="float" office:value="0.000781250000017053" calcext:value-type="float">
            <text:p>0.00078125</text:p>
          </table:table-cell>
          <table:table-cell table:style-name="Default" office:value-type="float" office:value="63625415103416.1" calcext:value-type="float">
            <text:p>63625415103416.1</text:p>
          </table:table-cell>
          <table:table-cell table:style-name="ce7" table:formula="of:=([.G51]-[.G50])/1000" office:value-type="float" office:value="1.999734375" calcext:value-type="float">
            <text:p>1.9997</text:p>
          </table:table-cell>
          <table:table-cell table:style-name="ce7" table:formula="of:=[.H51]+[.I50]" office:value-type="float" office:value="98.0008359375" calcext:value-type="float">
            <text:p>98.0008</text:p>
          </table:table-cell>
          <table:table-cell table:style-name="ce10" table:formula="of:=[.I51]-2*([.$B51]-1)" office:value-type="float" office:value="0.000835937499999773" calcext:value-type="float">
            <text:p>0.0008359375</text:p>
          </table:table-cell>
          <table:table-cell table:style-name="Default" office:value-type="float" office:value="63625415574526.6" calcext:value-type="float">
            <text:p>63625415574526.6</text:p>
          </table:table-cell>
          <table:table-cell table:style-name="ce7" table:formula="of:=([.K51]-[.K50])/1000" office:value-type="float" office:value="1.998984375" calcext:value-type="float">
            <text:p>1.9990</text:p>
          </table:table-cell>
          <table:table-cell table:style-name="ce7" table:formula="of:=[.L51]+[.M50]" office:value-type="float" office:value="97.99959375" calcext:value-type="float">
            <text:p>97.9996</text:p>
          </table:table-cell>
          <table:table-cell table:style-name="ce11" table:formula="of:=[.M51]-2*([.$B51]-1)" office:value-type="float" office:value="-0.000406249999983288" calcext:value-type="float">
            <text:p>-0.00040625</text:p>
          </table:table-cell>
          <table:table-cell table:style-name="Default" office:value-type="float" office:value="63625416044937.7" calcext:value-type="float">
            <text:p>63625416044937.7</text:p>
          </table:table-cell>
          <table:table-cell table:style-name="ce7" table:formula="of:=([.O51]-[.O50])/1000" office:value-type="float" office:value="1.9994609375" calcext:value-type="float">
            <text:p>1.9995</text:p>
          </table:table-cell>
          <table:table-cell table:style-name="ce7" table:formula="of:=[.P51]+[.Q50]" office:value-type="float" office:value="98.0004296875" calcext:value-type="float">
            <text:p>98.0004</text:p>
          </table:table-cell>
          <table:table-cell table:style-name="ce12" table:formula="of:=[.Q51]-2*([.$B51]-1)" office:value-type="float" office:value="0.000429687500016485" calcext:value-type="float">
            <text:p>0.0004296875</text:p>
          </table:table-cell>
          <table:table-cell table:style-name="Default" office:value-type="float" office:value="63625416528614" calcext:value-type="float">
            <text:p>63625416528614</text:p>
          </table:table-cell>
          <table:table-cell table:style-name="ce7" table:formula="of:=([.S51]-[.S50])/1000" office:value-type="float" office:value="2.0027421875" calcext:value-type="float">
            <text:p>2.0027</text:p>
          </table:table-cell>
          <table:table-cell table:style-name="ce7" table:formula="of:=[.T51]+[.U50]" office:value-type="float" office:value="98.00253125" calcext:value-type="float">
            <text:p>98.0025</text:p>
          </table:table-cell>
          <table:table-cell table:style-name="ce13" table:formula="of:=[.U51]-2*([.$B51]-1)" office:value-type="float" office:value="0.00253125000000409" calcext:value-type="float">
            <text:p>0.00253125</text:p>
          </table:table-cell>
          <table:table-cell table:style-name="Default" office:value-type="float" office:value="63625417021941.4" calcext:value-type="float">
            <text:p>63625417021941.4</text:p>
          </table:table-cell>
          <table:table-cell table:style-name="ce14" table:formula="of:=([.W51]-[.W50])/1000" office:value-type="float" office:value="1.9990078125" calcext:value-type="float">
            <text:p>1.9990</text:p>
          </table:table-cell>
          <table:table-cell table:style-name="ce7" table:formula="of:=[.X51]+[.Y50]" office:value-type="float" office:value="97.9996796875" calcext:value-type="float">
            <text:p>97.9997</text:p>
          </table:table-cell>
          <table:table-cell table:style-name="ce15" table:formula="of:=[.Y51]-2*([.$B51]-1)" office:value-type="float" office:value="-0.000320312499994202" calcext:value-type="float">
            <text:p>-0.0003203125</text:p>
          </table:table-cell>
          <table:table-cell table:style-name="Default" office:value-type="float" office:value="63625417498029.1" calcext:value-type="float">
            <text:p>63625417498029.1</text:p>
          </table:table-cell>
          <table:table-cell table:style-name="ce7" table:formula="of:=([.AA51]-[.AA50])/1000" office:value-type="float" office:value="1.998484375" calcext:value-type="float">
            <text:p>1.9985</text:p>
          </table:table-cell>
          <table:table-cell table:style-name="ce7" table:formula="of:=[.AB51]+[.AC50]" office:value-type="float" office:value="97.9992890625" calcext:value-type="float">
            <text:p>97.9993</text:p>
          </table:table-cell>
          <table:table-cell table:style-name="ce16" table:formula="of:=[.AC51]-2*([.$B51]-1)" office:value-type="float" office:value="-0.000710937500002729" calcext:value-type="float">
            <text:p>-0.0007109375</text:p>
          </table:table-cell>
          <table:table-cell table:style-name="Default" office:value-type="float" office:value="63625417962992.4" calcext:value-type="float">
            <text:p>63625417962992.4</text:p>
          </table:table-cell>
          <table:table-cell table:style-name="ce7" table:formula="of:=([.AE51]-[.AE50])/1000" office:value-type="float" office:value="1.999671875" calcext:value-type="float">
            <text:p>1.9997</text:p>
          </table:table-cell>
          <table:table-cell table:style-name="ce7" table:formula="of:=[.AF51]+[.AG50]" office:value-type="float" office:value="97.999640625" calcext:value-type="float">
            <text:p>97.9996</text:p>
          </table:table-cell>
          <table:table-cell table:style-name="ce17" table:formula="of:=[.AG51]-2*([.$B51]-1)" office:value-type="float" office:value="-0.000359375000016371" calcext:value-type="float">
            <text:p>-0.000359375</text:p>
          </table:table-cell>
          <table:table-cell table:style-name="Default" office:value-type="float" office:value="63625418434788.4" calcext:value-type="float">
            <text:p>63625418434788.4</text:p>
          </table:table-cell>
          <table:table-cell table:style-name="ce7" table:formula="of:=([.AI51]-[.AI50])/1000" office:value-type="float" office:value="1.999515625" calcext:value-type="float">
            <text:p>1.9995</text:p>
          </table:table-cell>
          <table:table-cell table:style-name="ce7" table:formula="of:=[.AJ51]+[.AK50]" office:value-type="float" office:value="98.00071875" calcext:value-type="float">
            <text:p>98.0007</text:p>
          </table:table-cell>
          <table:table-cell table:style-name="ce18" table:formula="of:=[.AK51]-2*([.$B51]-1)" office:value-type="float" office:value="0.000718750000018531" calcext:value-type="float">
            <text:p>0.00071875</text:p>
          </table:table-cell>
          <table:table-cell table:style-name="Default" office:value-type="float" office:value="63625418898469.6" calcext:value-type="float">
            <text:p>63625418898469.6</text:p>
          </table:table-cell>
          <table:table-cell table:style-name="ce19" table:formula="of:=([.AM51]-[.AM50])/1000" office:value-type="float" office:value="1.999125" calcext:value-type="float">
            <text:p>1.9991</text:p>
          </table:table-cell>
          <table:table-cell table:style-name="ce7" table:formula="of:=[.AN51]+[.AO50]" office:value-type="float" office:value="97.999328125" calcext:value-type="float">
            <text:p>97.9993</text:p>
          </table:table-cell>
          <table:table-cell table:style-name="ce20" table:formula="of:=[.AO51]-2*([.$B51]-1)" office:value-type="float" office:value="-0.00067187499999477" calcext:value-type="float">
            <text:p>-0.000671875</text:p>
          </table:table-cell>
          <table:table-cell table:style-name="Default" office:value-type="float" office:value="63625419368983.7" calcext:value-type="float">
            <text:p>63625419368983.7</text:p>
          </table:table-cell>
          <table:table-cell table:style-name="ce7" table:formula="of:=([.AQ51]-[.AQ50])/1000" office:value-type="float" office:value="1.9984140625" calcext:value-type="float">
            <text:p>1.9984</text:p>
          </table:table-cell>
          <table:table-cell table:style-name="ce7" table:formula="of:=[.AR51]+[.AS50]" office:value-type="float" office:value="97.999265625" calcext:value-type="float">
            <text:p>97.9993</text:p>
          </table:table-cell>
          <table:table-cell table:style-name="ce21" table:formula="of:=[.AS51]-2*([.$B51]-1)" office:value-type="float" office:value="-0.000734374999993293" calcext:value-type="float">
            <text:p>-0.000734375</text:p>
          </table:table-cell>
          <table:table-cell table:style-name="Default" office:value-type="float" office:value="63625419853500.3" calcext:value-type="float">
            <text:p>63625419853500.3</text:p>
          </table:table-cell>
          <table:table-cell table:style-name="ce7" table:formula="of:=([.AU51]-[.AU50])/1000" office:value-type="float" office:value="1.99971875" calcext:value-type="float">
            <text:p>1.9997</text:p>
          </table:table-cell>
          <table:table-cell table:style-name="ce7" table:formula="of:=[.AV51]+[.AW50]" office:value-type="float" office:value="97.9998203125" calcext:value-type="float">
            <text:p>97.9998</text:p>
          </table:table-cell>
          <table:table-cell table:style-name="ce22" table:formula="of:=[.AW51]-2*([.$B51]-1)" office:value-type="float" office:value="-0.000179687499979764" calcext:value-type="float">
            <text:p>-0.000179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test</text:p>
          </table:table-cell>
          <table:table-cell table:style-name="ce6" office:value-type="float" office:value="51" calcext:value-type="float">
            <text:p>51</text:p>
          </table:table-cell>
          <table:table-cell office:value-type="float" office:value="63625414619129.2" calcext:value-type="float">
            <text:p>63625414619129.2</text:p>
          </table:table-cell>
          <table:table-cell table:formula="of:=([.C52]-[.C51])/1000" office:value-type="float" office:value="1.9988125" calcext:value-type="float">
            <text:p>1.9988</text:p>
          </table:table-cell>
          <table:table-cell table:formula="of:=[.D52]+[.E51]" office:value-type="float" office:value="99.99959375" calcext:value-type="float">
            <text:p>99.9996</text:p>
          </table:table-cell>
          <table:table-cell table:style-name="ce9" table:formula="of:=[.E52]-2*([.$B52]-1)" office:value-type="float" office:value="-0.000406249999983288" calcext:value-type="float">
            <text:p>-0.00040625</text:p>
          </table:table-cell>
          <table:table-cell table:style-name="Default" office:value-type="float" office:value="63625415105415.2" calcext:value-type="float">
            <text:p>63625415105415.2</text:p>
          </table:table-cell>
          <table:table-cell table:style-name="ce7" table:formula="of:=([.G52]-[.G51])/1000" office:value-type="float" office:value="1.999078125" calcext:value-type="float">
            <text:p>1.9991</text:p>
          </table:table-cell>
          <table:table-cell table:style-name="ce7" table:formula="of:=[.H52]+[.I51]" office:value-type="float" office:value="99.9999140625" calcext:value-type="float">
            <text:p>99.9999</text:p>
          </table:table-cell>
          <table:table-cell table:style-name="ce10" table:formula="of:=[.I52]-2*([.$B52]-1)" office:value-type="float" office:value="-0.0000859375000032969" calcext:value-type="float">
            <text:p>-8.59375000032969E-05</text:p>
          </table:table-cell>
          <table:table-cell table:style-name="Default" office:value-type="float" office:value="63625415576527.7" calcext:value-type="float">
            <text:p>63625415576527.7</text:p>
          </table:table-cell>
          <table:table-cell table:style-name="ce7" table:formula="of:=([.K52]-[.K51])/1000" office:value-type="float" office:value="2.00109375" calcext:value-type="float">
            <text:p>2.0011</text:p>
          </table:table-cell>
          <table:table-cell table:style-name="ce7" table:formula="of:=[.L52]+[.M51]" office:value-type="float" office:value="100.0006875" calcext:value-type="float">
            <text:p>100.0007</text:p>
          </table:table-cell>
          <table:table-cell table:style-name="ce11" table:formula="of:=[.M52]-2*([.$B52]-1)" office:value-type="float" office:value="0.000687500000012165" calcext:value-type="float">
            <text:p>0.0006875</text:p>
          </table:table-cell>
          <table:table-cell table:style-name="Default" office:value-type="float" office:value="63625416046938.1" calcext:value-type="float">
            <text:p>63625416046938.1</text:p>
          </table:table-cell>
          <table:table-cell table:style-name="ce7" table:formula="of:=([.O52]-[.O51])/1000" office:value-type="float" office:value="2.0004140625" calcext:value-type="float">
            <text:p>2.0004</text:p>
          </table:table-cell>
          <table:table-cell table:style-name="ce7" table:formula="of:=[.P52]+[.Q51]" office:value-type="float" office:value="100.00084375" calcext:value-type="float">
            <text:p>100.0008</text:p>
          </table:table-cell>
          <table:table-cell table:style-name="ce12" table:formula="of:=[.Q52]-2*([.$B52]-1)" office:value-type="float" office:value="0.000843750000015575" calcext:value-type="float">
            <text:p>0.00084375</text:p>
          </table:table-cell>
          <table:table-cell table:style-name="Default" office:value-type="float" office:value="63625416530611.2" calcext:value-type="float">
            <text:p>63625416530611.2</text:p>
          </table:table-cell>
          <table:table-cell table:style-name="ce7" table:formula="of:=([.S52]-[.S51])/1000" office:value-type="float" office:value="1.9971875" calcext:value-type="float">
            <text:p>1.9972</text:p>
          </table:table-cell>
          <table:table-cell table:style-name="ce7" table:formula="of:=[.T52]+[.U51]" office:value-type="float" office:value="99.99971875" calcext:value-type="float">
            <text:p>99.9997</text:p>
          </table:table-cell>
          <table:table-cell table:style-name="ce13" table:formula="of:=[.U52]-2*([.$B52]-1)" office:value-type="float" office:value="-0.000281250000000455" calcext:value-type="float">
            <text:p>-0.00028125</text:p>
          </table:table-cell>
          <table:table-cell table:style-name="Default" office:value-type="float" office:value="63625417023941.6" calcext:value-type="float">
            <text:p>63625417023941.6</text:p>
          </table:table-cell>
          <table:table-cell table:style-name="ce14" table:formula="of:=([.W52]-[.W51])/1000" office:value-type="float" office:value="2.00025" calcext:value-type="float">
            <text:p>2.0003</text:p>
          </table:table-cell>
          <table:table-cell table:style-name="ce7" table:formula="of:=[.X52]+[.Y51]" office:value-type="float" office:value="99.9999296875" calcext:value-type="float">
            <text:p>99.9999</text:p>
          </table:table-cell>
          <table:table-cell table:style-name="ce15" table:formula="of:=[.Y52]-2*([.$B52]-1)" office:value-type="float" office:value="-0.0000703125000001137" calcext:value-type="float">
            <text:p>-7.03125000001137E-05</text:p>
          </table:table-cell>
          <table:table-cell table:style-name="Default" office:value-type="float" office:value="63625417500029.7" calcext:value-type="float">
            <text:p>63625417500029.7</text:p>
          </table:table-cell>
          <table:table-cell table:style-name="ce7" table:formula="of:=([.AA52]-[.AA51])/1000" office:value-type="float" office:value="2.0005625" calcext:value-type="float">
            <text:p>2.0006</text:p>
          </table:table-cell>
          <table:table-cell table:style-name="ce7" table:formula="of:=[.AB52]+[.AC51]" office:value-type="float" office:value="99.9998515625" calcext:value-type="float">
            <text:p>99.9999</text:p>
          </table:table-cell>
          <table:table-cell table:style-name="ce16" table:formula="of:=[.AC52]-2*([.$B52]-1)" office:value-type="float" office:value="-0.000148437500001819" calcext:value-type="float">
            <text:p>-0.0001484375</text:p>
          </table:table-cell>
          <table:table-cell table:style-name="Default" office:value-type="float" office:value="63625417964994.4" calcext:value-type="float">
            <text:p>63625417964994.4</text:p>
          </table:table-cell>
          <table:table-cell table:style-name="ce7" table:formula="of:=([.AE52]-[.AE51])/1000" office:value-type="float" office:value="2.00196875" calcext:value-type="float">
            <text:p>2.0020</text:p>
          </table:table-cell>
          <table:table-cell table:style-name="ce7" table:formula="of:=[.AF52]+[.AG51]" office:value-type="float" office:value="100.001609375" calcext:value-type="float">
            <text:p>100.0016</text:p>
          </table:table-cell>
          <table:table-cell table:style-name="ce17" table:formula="of:=[.AG52]-2*([.$B52]-1)" office:value-type="float" office:value="0.00160937499998681" calcext:value-type="float">
            <text:p>0.001609375</text:p>
          </table:table-cell>
          <table:table-cell table:style-name="Default" office:value-type="float" office:value="63625418436789.4" calcext:value-type="float">
            <text:p>63625418436789.4</text:p>
          </table:table-cell>
          <table:table-cell table:style-name="ce7" table:formula="of:=([.AI52]-[.AI51])/1000" office:value-type="float" office:value="2.00096875" calcext:value-type="float">
            <text:p>2.0010</text:p>
          </table:table-cell>
          <table:table-cell table:style-name="ce7" table:formula="of:=[.AJ52]+[.AK51]" office:value-type="float" office:value="100.0016875" calcext:value-type="float">
            <text:p>100.0017</text:p>
          </table:table-cell>
          <table:table-cell table:style-name="ce18" table:formula="of:=[.AK52]-2*([.$B52]-1)" office:value-type="float" office:value="0.00168750000001694" calcext:value-type="float">
            <text:p>0.0016875</text:p>
          </table:table-cell>
          <table:table-cell table:style-name="Default" office:value-type="float" office:value="63625418900469.7" calcext:value-type="float">
            <text:p>63625418900469.7</text:p>
          </table:table-cell>
          <table:table-cell table:style-name="ce19" table:formula="of:=([.AM52]-[.AM51])/1000" office:value-type="float" office:value="2.0000703125" calcext:value-type="float">
            <text:p>2.0001</text:p>
          </table:table-cell>
          <table:table-cell table:style-name="ce7" table:formula="of:=[.AN52]+[.AO51]" office:value-type="float" office:value="99.9993984375" calcext:value-type="float">
            <text:p>99.9994</text:p>
          </table:table-cell>
          <table:table-cell table:style-name="ce20" table:formula="of:=[.AO52]-2*([.$B52]-1)" office:value-type="float" office:value="-0.000601562499994657" calcext:value-type="float">
            <text:p>-0.0006015625</text:p>
          </table:table-cell>
          <table:table-cell table:style-name="Default" office:value-type="float" office:value="63625419370985.4" calcext:value-type="float">
            <text:p>63625419370985.4</text:p>
          </table:table-cell>
          <table:table-cell table:style-name="ce7" table:formula="of:=([.AQ52]-[.AQ51])/1000" office:value-type="float" office:value="2.00165625" calcext:value-type="float">
            <text:p>2.0017</text:p>
          </table:table-cell>
          <table:table-cell table:style-name="ce7" table:formula="of:=[.AR52]+[.AS51]" office:value-type="float" office:value="100.000921875" calcext:value-type="float">
            <text:p>100.0009</text:p>
          </table:table-cell>
          <table:table-cell table:style-name="ce21" table:formula="of:=[.AS52]-2*([.$B52]-1)" office:value-type="float" office:value="0.00092187500000307" calcext:value-type="float">
            <text:p>0.000921875</text:p>
          </table:table-cell>
          <table:table-cell table:style-name="Default" office:value-type="float" office:value="63625419855499.8" calcext:value-type="float">
            <text:p>63625419855499.8</text:p>
          </table:table-cell>
          <table:table-cell table:style-name="ce7" table:formula="of:=([.AU52]-[.AU51])/1000" office:value-type="float" office:value="1.9994921875" calcext:value-type="float">
            <text:p>1.9995</text:p>
          </table:table-cell>
          <table:table-cell table:style-name="ce7" table:formula="of:=[.AV52]+[.AW51]" office:value-type="float" office:value="99.9993125" calcext:value-type="float">
            <text:p>99.9993</text:p>
          </table:table-cell>
          <table:table-cell table:style-name="ce22" table:formula="of:=[.AW52]-2*([.$B52]-1)" office:value-type="float" office:value="-0.000687499999983743" calcext:value-type="float">
            <text:p>-0.000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eedback</text:p>
          </table:table-cell>
          <table:table-cell table:style-name="ce6" office:value-type="float" office:value="52" calcext:value-type="float">
            <text:p>52</text:p>
          </table:table-cell>
          <table:table-cell office:value-type="float" office:value="63625414621130.7" calcext:value-type="float">
            <text:p>63625414621130.7</text:p>
          </table:table-cell>
          <table:table-cell table:formula="of:=([.C53]-[.C52])/1000" office:value-type="float" office:value="2.0015625" calcext:value-type="float">
            <text:p>2.0016</text:p>
          </table:table-cell>
          <table:table-cell table:formula="of:=[.D53]+[.E52]" office:value-type="float" office:value="102.00115625" calcext:value-type="float">
            <text:p>102.0012</text:p>
          </table:table-cell>
          <table:table-cell table:style-name="ce9" table:formula="of:=[.E53]-2*([.$B53]-1)" office:value-type="float" office:value="0.0011562500000224" calcext:value-type="float">
            <text:p>0.00115625</text:p>
          </table:table-cell>
          <table:table-cell table:style-name="Default" office:value-type="float" office:value="63625415107415.5" calcext:value-type="float">
            <text:p>63625415107415.5</text:p>
          </table:table-cell>
          <table:table-cell table:style-name="ce7" table:formula="of:=([.G53]-[.G52])/1000" office:value-type="float" office:value="2.0002265625" calcext:value-type="float">
            <text:p>2.0002</text:p>
          </table:table-cell>
          <table:table-cell table:style-name="ce7" table:formula="of:=[.H53]+[.I52]" office:value-type="float" office:value="102.000140625" calcext:value-type="float">
            <text:p>102.0001</text:p>
          </table:table-cell>
          <table:table-cell table:style-name="ce10" table:formula="of:=[.I53]-2*([.$B53]-1)" office:value-type="float" office:value="0.000140625000000227" calcext:value-type="float">
            <text:p>0.000140625</text:p>
          </table:table-cell>
          <table:table-cell table:style-name="Default" office:value-type="float" office:value="63625415578528.3" calcext:value-type="float">
            <text:p>63625415578528.3</text:p>
          </table:table-cell>
          <table:table-cell table:style-name="ce7" table:formula="of:=([.K53]-[.K52])/1000" office:value-type="float" office:value="2.0006484375" calcext:value-type="float">
            <text:p>2.0006</text:p>
          </table:table-cell>
          <table:table-cell table:style-name="ce7" table:formula="of:=[.L53]+[.M52]" office:value-type="float" office:value="102.0013359375" calcext:value-type="float">
            <text:p>102.0013</text:p>
          </table:table-cell>
          <table:table-cell table:style-name="ce11" table:formula="of:=[.M53]-2*([.$B53]-1)" office:value-type="float" office:value="0.00133593750001637" calcext:value-type="float">
            <text:p>0.0013359375</text:p>
          </table:table-cell>
          <table:table-cell table:style-name="Default" office:value-type="float" office:value="63625416048938.9" calcext:value-type="float">
            <text:p>63625416048938.9</text:p>
          </table:table-cell>
          <table:table-cell table:style-name="ce7" table:formula="of:=([.O53]-[.O52])/1000" office:value-type="float" office:value="2.0008125" calcext:value-type="float">
            <text:p>2.0008</text:p>
          </table:table-cell>
          <table:table-cell table:style-name="ce7" table:formula="of:=[.P53]+[.Q52]" office:value-type="float" office:value="102.00165625" calcext:value-type="float">
            <text:p>102.0017</text:p>
          </table:table-cell>
          <table:table-cell table:style-name="ce12" table:formula="of:=[.Q53]-2*([.$B53]-1)" office:value-type="float" office:value="0.00165625000001057" calcext:value-type="float">
            <text:p>0.00165625</text:p>
          </table:table-cell>
          <table:table-cell table:style-name="Default" office:value-type="float" office:value="63625416532611.7" calcext:value-type="float">
            <text:p>63625416532611.7</text:p>
          </table:table-cell>
          <table:table-cell table:style-name="ce7" table:formula="of:=([.S53]-[.S52])/1000" office:value-type="float" office:value="2.00046875" calcext:value-type="float">
            <text:p>2.0005</text:p>
          </table:table-cell>
          <table:table-cell table:style-name="ce7" table:formula="of:=[.T53]+[.U52]" office:value-type="float" office:value="102.0001875" calcext:value-type="float">
            <text:p>102.0002</text:p>
          </table:table-cell>
          <table:table-cell table:style-name="ce13" table:formula="of:=[.U53]-2*([.$B53]-1)" office:value-type="float" office:value="0.000187499999995566" calcext:value-type="float">
            <text:p>0.0001875</text:p>
          </table:table-cell>
          <table:table-cell table:style-name="Default" office:value-type="float" office:value="63625417025941.2" calcext:value-type="float">
            <text:p>63625417025941.2</text:p>
          </table:table-cell>
          <table:table-cell table:style-name="ce14" table:formula="of:=([.W53]-[.W52])/1000" office:value-type="float" office:value="1.99953125" calcext:value-type="float">
            <text:p>1.9995</text:p>
          </table:table-cell>
          <table:table-cell table:style-name="ce7" table:formula="of:=[.X53]+[.Y52]" office:value-type="float" office:value="101.9994609375" calcext:value-type="float">
            <text:p>101.9995</text:p>
          </table:table-cell>
          <table:table-cell table:style-name="ce15" table:formula="of:=[.Y53]-2*([.$B53]-1)" office:value-type="float" office:value="-0.000539062499996135" calcext:value-type="float">
            <text:p>-0.0005390625</text:p>
          </table:table-cell>
          <table:table-cell table:style-name="Default" office:value-type="float" office:value="63625417502030.3" calcext:value-type="float">
            <text:p>63625417502030.3</text:p>
          </table:table-cell>
          <table:table-cell table:style-name="ce7" table:formula="of:=([.AA53]-[.AA52])/1000" office:value-type="float" office:value="2.0006484375" calcext:value-type="float">
            <text:p>2.0006</text:p>
          </table:table-cell>
          <table:table-cell table:style-name="ce7" table:formula="of:=[.AB53]+[.AC52]" office:value-type="float" office:value="102.0005" calcext:value-type="float">
            <text:p>102.0005</text:p>
          </table:table-cell>
          <table:table-cell table:style-name="ce16" table:formula="of:=[.AC53]-2*([.$B53]-1)" office:value-type="float" office:value="0.000500000000002387" calcext:value-type="float">
            <text:p>0.0005</text:p>
          </table:table-cell>
          <table:table-cell table:style-name="Default" office:value-type="float" office:value="63625417966992.3" calcext:value-type="float">
            <text:p>63625417966992.3</text:p>
          </table:table-cell>
          <table:table-cell table:style-name="ce7" table:formula="of:=([.AE53]-[.AE52])/1000" office:value-type="float" office:value="1.997875" calcext:value-type="float">
            <text:p>1.9979</text:p>
          </table:table-cell>
          <table:table-cell table:style-name="ce7" table:formula="of:=[.AF53]+[.AG52]" office:value-type="float" office:value="101.999484375" calcext:value-type="float">
            <text:p>101.9995</text:p>
          </table:table-cell>
          <table:table-cell table:style-name="ce17" table:formula="of:=[.AG53]-2*([.$B53]-1)" office:value-type="float" office:value="-0.000515625000019782" calcext:value-type="float">
            <text:p>-0.000515625</text:p>
          </table:table-cell>
          <table:table-cell table:style-name="Default" office:value-type="float" office:value="63625418438788.6" calcext:value-type="float">
            <text:p>63625418438788.6</text:p>
          </table:table-cell>
          <table:table-cell table:style-name="ce7" table:formula="of:=([.AI53]-[.AI52])/1000" office:value-type="float" office:value="1.9991953125" calcext:value-type="float">
            <text:p>1.9992</text:p>
          </table:table-cell>
          <table:table-cell table:style-name="ce7" table:formula="of:=[.AJ53]+[.AK52]" office:value-type="float" office:value="102.0008828125" calcext:value-type="float">
            <text:p>102.0009</text:p>
          </table:table-cell>
          <table:table-cell table:style-name="ce18" table:formula="of:=[.AK53]-2*([.$B53]-1)" office:value-type="float" office:value="0.000882812500023533" calcext:value-type="float">
            <text:p>0.0008828125</text:p>
          </table:table-cell>
          <table:table-cell table:style-name="Default" office:value-type="float" office:value="63625418902470.8" calcext:value-type="float">
            <text:p>63625418902470.8</text:p>
          </table:table-cell>
          <table:table-cell table:style-name="ce19" table:formula="of:=([.AM53]-[.AM52])/1000" office:value-type="float" office:value="2.0010859375" calcext:value-type="float">
            <text:p>2.0011</text:p>
          </table:table-cell>
          <table:table-cell table:style-name="ce7" table:formula="of:=[.AN53]+[.AO52]" office:value-type="float" office:value="102.000484375" calcext:value-type="float">
            <text:p>102.0005</text:p>
          </table:table-cell>
          <table:table-cell table:style-name="ce20" table:formula="of:=[.AO53]-2*([.$B53]-1)" office:value-type="float" office:value="0.000484374999999204" calcext:value-type="float">
            <text:p>0.000484375</text:p>
          </table:table-cell>
          <table:table-cell table:style-name="Default" office:value-type="float" office:value="63625419372984.6" calcext:value-type="float">
            <text:p>63625419372984.6</text:p>
          </table:table-cell>
          <table:table-cell table:style-name="ce7" table:formula="of:=([.AQ53]-[.AQ52])/1000" office:value-type="float" office:value="1.999203125" calcext:value-type="float">
            <text:p>1.9992</text:p>
          </table:table-cell>
          <table:table-cell table:style-name="ce7" table:formula="of:=[.AR53]+[.AS52]" office:value-type="float" office:value="102.000125" calcext:value-type="float">
            <text:p>102.0001</text:p>
          </table:table-cell>
          <table:table-cell table:style-name="ce21" table:formula="of:=[.AS53]-2*([.$B53]-1)" office:value-type="float" office:value="0.000124999999997044" calcext:value-type="float">
            <text:p>0.000125</text:p>
          </table:table-cell>
          <table:table-cell table:style-name="Default" office:value-type="float" office:value="63625419857500.8" calcext:value-type="float">
            <text:p>63625419857500.8</text:p>
          </table:table-cell>
          <table:table-cell table:style-name="ce7" table:formula="of:=([.AU53]-[.AU52])/1000" office:value-type="float" office:value="2.0010859375" calcext:value-type="float">
            <text:p>2.0011</text:p>
          </table:table-cell>
          <table:table-cell table:style-name="ce7" table:formula="of:=[.AV53]+[.AW52]" office:value-type="float" office:value="102.0003984375" calcext:value-type="float">
            <text:p>102.0004</text:p>
          </table:table-cell>
          <table:table-cell table:style-name="ce22" table:formula="of:=[.AW53]-2*([.$B53]-1)" office:value-type="float" office:value="0.000398437500010118" calcext:value-type="float">
            <text:p>0.000398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53" calcext:value-type="float">
            <text:p>53</text:p>
          </table:table-cell>
          <table:table-cell office:value-type="float" office:value="63625414623130.3" calcext:value-type="float">
            <text:p>63625414623130.3</text:p>
          </table:table-cell>
          <table:table-cell table:formula="of:=([.C54]-[.C53])/1000" office:value-type="float" office:value="1.999578125" calcext:value-type="float">
            <text:p>1.9996</text:p>
          </table:table-cell>
          <table:table-cell table:formula="of:=[.D54]+[.E53]" office:value-type="float" office:value="104.000734375" calcext:value-type="float">
            <text:p>104.0007</text:p>
          </table:table-cell>
          <table:table-cell table:style-name="ce9" table:formula="of:=[.E54]-2*([.$B54]-1)" office:value-type="float" office:value="0.000734375000021714" calcext:value-type="float">
            <text:p>0.000734375</text:p>
          </table:table-cell>
          <table:table-cell table:style-name="Default" office:value-type="float" office:value="63625415109418.4" calcext:value-type="float">
            <text:p>63625415109418.4</text:p>
          </table:table-cell>
          <table:table-cell table:style-name="ce7" table:formula="of:=([.G54]-[.G53])/1000" office:value-type="float" office:value="2.0028984375" calcext:value-type="float">
            <text:p>2.0029</text:p>
          </table:table-cell>
          <table:table-cell table:style-name="ce7" table:formula="of:=[.H54]+[.I53]" office:value-type="float" office:value="104.0030390625" calcext:value-type="float">
            <text:p>104.0030</text:p>
          </table:table-cell>
          <table:table-cell table:style-name="ce10" table:formula="of:=[.I54]-2*([.$B54]-1)" office:value-type="float" office:value="0.00303906249999386" calcext:value-type="float">
            <text:p>0.0030390625</text:p>
          </table:table-cell>
          <table:table-cell table:style-name="Default" office:value-type="float" office:value="63625415580527.8" calcext:value-type="float">
            <text:p>63625415580527.8</text:p>
          </table:table-cell>
          <table:table-cell table:style-name="ce7" table:formula="of:=([.K54]-[.K53])/1000" office:value-type="float" office:value="1.9995" calcext:value-type="float">
            <text:p>1.9995</text:p>
          </table:table-cell>
          <table:table-cell table:style-name="ce7" table:formula="of:=[.L54]+[.M53]" office:value-type="float" office:value="104.0008359375" calcext:value-type="float">
            <text:p>104.0008</text:p>
          </table:table-cell>
          <table:table-cell table:style-name="ce11" table:formula="of:=[.M54]-2*([.$B54]-1)" office:value-type="float" office:value="0.000835937500013984" calcext:value-type="float">
            <text:p>0.0008359375</text:p>
          </table:table-cell>
          <table:table-cell table:style-name="Default" office:value-type="float" office:value="63625416050936.9" calcext:value-type="float">
            <text:p>63625416050936.9</text:p>
          </table:table-cell>
          <table:table-cell table:style-name="ce7" table:formula="of:=([.O54]-[.O53])/1000" office:value-type="float" office:value="1.99803125" calcext:value-type="float">
            <text:p>1.9980</text:p>
          </table:table-cell>
          <table:table-cell table:style-name="ce7" table:formula="of:=[.P54]+[.Q53]" office:value-type="float" office:value="103.9996875" calcext:value-type="float">
            <text:p>103.9997</text:p>
          </table:table-cell>
          <table:table-cell table:style-name="ce12" table:formula="of:=[.Q54]-2*([.$B54]-1)" office:value-type="float" office:value="-0.00031249999999261" calcext:value-type="float">
            <text:p>-0.0003125</text:p>
          </table:table-cell>
          <table:table-cell table:style-name="Default" office:value-type="float" office:value="63625416534611.9" calcext:value-type="float">
            <text:p>63625416534611.9</text:p>
          </table:table-cell>
          <table:table-cell table:style-name="ce7" table:formula="of:=([.S54]-[.S53])/1000" office:value-type="float" office:value="2.000234375" calcext:value-type="float">
            <text:p>2.0002</text:p>
          </table:table-cell>
          <table:table-cell table:style-name="ce7" table:formula="of:=[.T54]+[.U53]" office:value-type="float" office:value="104.000421875" calcext:value-type="float">
            <text:p>104.0004</text:p>
          </table:table-cell>
          <table:table-cell table:style-name="ce13" table:formula="of:=[.U54]-2*([.$B54]-1)" office:value-type="float" office:value="0.000421875000000682" calcext:value-type="float">
            <text:p>0.000421875</text:p>
          </table:table-cell>
          <table:table-cell table:style-name="Default" office:value-type="float" office:value="63625417027943.3" calcext:value-type="float">
            <text:p>63625417027943.3</text:p>
          </table:table-cell>
          <table:table-cell table:style-name="ce14" table:formula="of:=([.W54]-[.W53])/1000" office:value-type="float" office:value="2.0021484375" calcext:value-type="float">
            <text:p>2.0021</text:p>
          </table:table-cell>
          <table:table-cell table:style-name="ce7" table:formula="of:=[.X54]+[.Y53]" office:value-type="float" office:value="104.001609375" calcext:value-type="float">
            <text:p>104.0016</text:p>
          </table:table-cell>
          <table:table-cell table:style-name="ce15" table:formula="of:=[.Y54]-2*([.$B54]-1)" office:value-type="float" office:value="0.00160937500000102" calcext:value-type="float">
            <text:p>0.001609375</text:p>
          </table:table-cell>
          <table:table-cell table:style-name="Default" office:value-type="float" office:value="63625417504030.2" calcext:value-type="float">
            <text:p>63625417504030.2</text:p>
          </table:table-cell>
          <table:table-cell table:style-name="ce7" table:formula="of:=([.AA54]-[.AA53])/1000" office:value-type="float" office:value="1.9998359375" calcext:value-type="float">
            <text:p>1.9998</text:p>
          </table:table-cell>
          <table:table-cell table:style-name="ce7" table:formula="of:=[.AB54]+[.AC53]" office:value-type="float" office:value="104.0003359375" calcext:value-type="float">
            <text:p>104.0003</text:p>
          </table:table-cell>
          <table:table-cell table:style-name="ce16" table:formula="of:=[.AC54]-2*([.$B54]-1)" office:value-type="float" office:value="0.000335937499997385" calcext:value-type="float">
            <text:p>0.0003359375</text:p>
          </table:table-cell>
          <table:table-cell table:style-name="Default" office:value-type="float" office:value="63625417968992.5" calcext:value-type="float">
            <text:p>63625417968992.5</text:p>
          </table:table-cell>
          <table:table-cell table:style-name="ce7" table:formula="of:=([.AE54]-[.AE53])/1000" office:value-type="float" office:value="2.0002265625" calcext:value-type="float">
            <text:p>2.0002</text:p>
          </table:table-cell>
          <table:table-cell table:style-name="ce7" table:formula="of:=[.AF54]+[.AG53]" office:value-type="float" office:value="103.9997109375" calcext:value-type="float">
            <text:p>103.9997</text:p>
          </table:table-cell>
          <table:table-cell table:style-name="ce17" table:formula="of:=[.AG54]-2*([.$B54]-1)" office:value-type="float" office:value="-0.000289062500016257" calcext:value-type="float">
            <text:p>-0.0002890625</text:p>
          </table:table-cell>
          <table:table-cell table:style-name="Default" office:value-type="float" office:value="63625418440787.5" calcext:value-type="float">
            <text:p>63625418440787.5</text:p>
          </table:table-cell>
          <table:table-cell table:style-name="ce7" table:formula="of:=([.AI54]-[.AI53])/1000" office:value-type="float" office:value="1.9988671875" calcext:value-type="float">
            <text:p>1.9989</text:p>
          </table:table-cell>
          <table:table-cell table:style-name="ce7" table:formula="of:=[.AJ54]+[.AK53]" office:value-type="float" office:value="103.99975" calcext:value-type="float">
            <text:p>103.9998</text:p>
          </table:table-cell>
          <table:table-cell table:style-name="ce18" table:formula="of:=[.AK54]-2*([.$B54]-1)" office:value-type="float" office:value="-0.000249999999979877" calcext:value-type="float">
            <text:p>-0.00025</text:p>
          </table:table-cell>
          <table:table-cell table:style-name="Default" office:value-type="float" office:value="63625418904472.7" calcext:value-type="float">
            <text:p>63625418904472.7</text:p>
          </table:table-cell>
          <table:table-cell table:style-name="ce19" table:formula="of:=([.AM54]-[.AM53])/1000" office:value-type="float" office:value="2.001890625" calcext:value-type="float">
            <text:p>2.0019</text:p>
          </table:table-cell>
          <table:table-cell table:style-name="ce7" table:formula="of:=[.AN54]+[.AO53]" office:value-type="float" office:value="104.002375" calcext:value-type="float">
            <text:p>104.0024</text:p>
          </table:table-cell>
          <table:table-cell table:style-name="ce20" table:formula="of:=[.AO54]-2*([.$B54]-1)" office:value-type="float" office:value="0.00237500000000068" calcext:value-type="float">
            <text:p>0.002375</text:p>
          </table:table-cell>
          <table:table-cell table:style-name="Default" office:value-type="float" office:value="63625419374985.4" calcext:value-type="float">
            <text:p>63625419374985.4</text:p>
          </table:table-cell>
          <table:table-cell table:style-name="ce7" table:formula="of:=([.AQ54]-[.AQ53])/1000" office:value-type="float" office:value="2.00078125" calcext:value-type="float">
            <text:p>2.0008</text:p>
          </table:table-cell>
          <table:table-cell table:style-name="ce7" table:formula="of:=[.AR54]+[.AS53]" office:value-type="float" office:value="104.00090625" calcext:value-type="float">
            <text:p>104.0009</text:p>
          </table:table-cell>
          <table:table-cell table:style-name="ce21" table:formula="of:=[.AS54]-2*([.$B54]-1)" office:value-type="float" office:value="0.000906249999999886" calcext:value-type="float">
            <text:p>0.00090625</text:p>
          </table:table-cell>
          <table:table-cell table:style-name="Default" office:value-type="float" office:value="63625419859499.5" calcext:value-type="float">
            <text:p>63625419859499.5</text:p>
          </table:table-cell>
          <table:table-cell table:style-name="ce7" table:formula="of:=([.AU54]-[.AU53])/1000" office:value-type="float" office:value="1.998671875" calcext:value-type="float">
            <text:p>1.9987</text:p>
          </table:table-cell>
          <table:table-cell table:style-name="ce7" table:formula="of:=[.AV54]+[.AW53]" office:value-type="float" office:value="103.9990703125" calcext:value-type="float">
            <text:p>103.9991</text:p>
          </table:table-cell>
          <table:table-cell table:style-name="ce22" table:formula="of:=[.AW54]-2*([.$B54]-1)" office:value-type="float" office:value="-0.00092968749999045" calcext:value-type="float">
            <text:p>-0.000929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54" calcext:value-type="float">
            <text:p>54</text:p>
          </table:table-cell>
          <table:table-cell office:value-type="float" office:value="63625414625129" calcext:value-type="float">
            <text:p>63625414625129</text:p>
          </table:table-cell>
          <table:table-cell table:formula="of:=([.C55]-[.C54])/1000" office:value-type="float" office:value="1.9986875" calcext:value-type="float">
            <text:p>1.9987</text:p>
          </table:table-cell>
          <table:table-cell table:formula="of:=[.D55]+[.E54]" office:value-type="float" office:value="105.999421875" calcext:value-type="float">
            <text:p>105.9994</text:p>
          </table:table-cell>
          <table:table-cell table:style-name="ce9" table:formula="of:=[.E55]-2*([.$B55]-1)" office:value-type="float" office:value="-0.000578124999975671" calcext:value-type="float">
            <text:p>-0.000578125</text:p>
          </table:table-cell>
          <table:table-cell table:style-name="Default" office:value-type="float" office:value="63625415111414.9" calcext:value-type="float">
            <text:p>63625415111414.9</text:p>
          </table:table-cell>
          <table:table-cell table:style-name="ce7" table:formula="of:=([.G55]-[.G54])/1000" office:value-type="float" office:value="1.9965234375" calcext:value-type="float">
            <text:p>1.9965</text:p>
          </table:table-cell>
          <table:table-cell table:style-name="ce7" table:formula="of:=[.H55]+[.I54]" office:value-type="float" office:value="105.9995625" calcext:value-type="float">
            <text:p>105.9996</text:p>
          </table:table-cell>
          <table:table-cell table:style-name="ce10" table:formula="of:=[.I55]-2*([.$B55]-1)" office:value-type="float" office:value="-0.000437500000003865" calcext:value-type="float">
            <text:p>-0.0004375</text:p>
          </table:table-cell>
          <table:table-cell table:style-name="Default" office:value-type="float" office:value="63625415582529.7" calcext:value-type="float">
            <text:p>63625415582529.7</text:p>
          </table:table-cell>
          <table:table-cell table:style-name="ce7" table:formula="of:=([.K55]-[.K54])/1000" office:value-type="float" office:value="2.0018359375" calcext:value-type="float">
            <text:p>2.0018</text:p>
          </table:table-cell>
          <table:table-cell table:style-name="ce7" table:formula="of:=[.L55]+[.M54]" office:value-type="float" office:value="106.002671875" calcext:value-type="float">
            <text:p>106.0027</text:p>
          </table:table-cell>
          <table:table-cell table:style-name="ce11" table:formula="of:=[.M55]-2*([.$B55]-1)" office:value-type="float" office:value="0.00267187500001853" calcext:value-type="float">
            <text:p>0.002671875</text:p>
          </table:table-cell>
          <table:table-cell table:style-name="Default" office:value-type="float" office:value="63625416052939.4" calcext:value-type="float">
            <text:p>63625416052939.4</text:p>
          </table:table-cell>
          <table:table-cell table:style-name="ce7" table:formula="of:=([.O55]-[.O54])/1000" office:value-type="float" office:value="2.002453125" calcext:value-type="float">
            <text:p>2.0025</text:p>
          </table:table-cell>
          <table:table-cell table:style-name="ce7" table:formula="of:=[.P55]+[.Q54]" office:value-type="float" office:value="106.002140625" calcext:value-type="float">
            <text:p>106.0021</text:p>
          </table:table-cell>
          <table:table-cell table:style-name="ce12" table:formula="of:=[.Q55]-2*([.$B55]-1)" office:value-type="float" office:value="0.00214062500000978" calcext:value-type="float">
            <text:p>0.002140625</text:p>
          </table:table-cell>
          <table:table-cell table:style-name="Default" office:value-type="float" office:value="63625416536612.7" calcext:value-type="float">
            <text:p>63625416536612.7</text:p>
          </table:table-cell>
          <table:table-cell table:style-name="ce7" table:formula="of:=([.S55]-[.S54])/1000" office:value-type="float" office:value="2.0008203125" calcext:value-type="float">
            <text:p>2.0008</text:p>
          </table:table-cell>
          <table:table-cell table:style-name="ce7" table:formula="of:=[.T55]+[.U54]" office:value-type="float" office:value="106.0012421875" calcext:value-type="float">
            <text:p>106.0012</text:p>
          </table:table-cell>
          <table:table-cell table:style-name="ce13" table:formula="of:=[.U55]-2*([.$B55]-1)" office:value-type="float" office:value="0.00124218749999727" calcext:value-type="float">
            <text:p>0.0012421875</text:p>
          </table:table-cell>
          <table:table-cell table:style-name="Default" office:value-type="float" office:value="63625417029942.1" calcext:value-type="float">
            <text:p>63625417029942.1</text:p>
          </table:table-cell>
          <table:table-cell table:style-name="ce14" table:formula="of:=([.W55]-[.W54])/1000" office:value-type="float" office:value="1.9987734375" calcext:value-type="float">
            <text:p>1.9988</text:p>
          </table:table-cell>
          <table:table-cell table:style-name="ce7" table:formula="of:=[.X55]+[.Y54]" office:value-type="float" office:value="106.0003828125" calcext:value-type="float">
            <text:p>106.0004</text:p>
          </table:table-cell>
          <table:table-cell table:style-name="ce15" table:formula="of:=[.Y55]-2*([.$B55]-1)" office:value-type="float" office:value="0.000382812500006935" calcext:value-type="float">
            <text:p>0.0003828125</text:p>
          </table:table-cell>
          <table:table-cell table:style-name="Default" office:value-type="float" office:value="63625417506029.3" calcext:value-type="float">
            <text:p>63625417506029.3</text:p>
          </table:table-cell>
          <table:table-cell table:style-name="ce7" table:formula="of:=([.AA55]-[.AA54])/1000" office:value-type="float" office:value="1.9991171875" calcext:value-type="float">
            <text:p>1.9991</text:p>
          </table:table-cell>
          <table:table-cell table:style-name="ce7" table:formula="of:=[.AB55]+[.AC54]" office:value-type="float" office:value="105.999453125" calcext:value-type="float">
            <text:p>105.9995</text:p>
          </table:table-cell>
          <table:table-cell table:style-name="ce16" table:formula="of:=[.AC55]-2*([.$B55]-1)" office:value-type="float" office:value="-0.000546874999997726" calcext:value-type="float">
            <text:p>-0.000546875</text:p>
          </table:table-cell>
          <table:table-cell table:style-name="Default" office:value-type="float" office:value="63625417970993.8" calcext:value-type="float">
            <text:p>63625417970993.8</text:p>
          </table:table-cell>
          <table:table-cell table:style-name="ce7" table:formula="of:=([.AE55]-[.AE54])/1000" office:value-type="float" office:value="2.0013359375" calcext:value-type="float">
            <text:p>2.0013</text:p>
          </table:table-cell>
          <table:table-cell table:style-name="ce7" table:formula="of:=[.AF55]+[.AG54]" office:value-type="float" office:value="106.001046875" calcext:value-type="float">
            <text:p>106.0010</text:p>
          </table:table-cell>
          <table:table-cell table:style-name="ce17" table:formula="of:=[.AG55]-2*([.$B55]-1)" office:value-type="float" office:value="0.0010468749999859" calcext:value-type="float">
            <text:p>0.001046875</text:p>
          </table:table-cell>
          <table:table-cell table:style-name="Default" office:value-type="float" office:value="63625418442788.4" calcext:value-type="float">
            <text:p>63625418442788.4</text:p>
          </table:table-cell>
          <table:table-cell table:style-name="ce7" table:formula="of:=([.AI55]-[.AI54])/1000" office:value-type="float" office:value="2.0009140625" calcext:value-type="float">
            <text:p>2.0009</text:p>
          </table:table-cell>
          <table:table-cell table:style-name="ce7" table:formula="of:=[.AJ55]+[.AK54]" office:value-type="float" office:value="106.0006640625" calcext:value-type="float">
            <text:p>106.0007</text:p>
          </table:table-cell>
          <table:table-cell table:style-name="ce18" table:formula="of:=[.AK55]-2*([.$B55]-1)" office:value-type="float" office:value="0.000664062500021601" calcext:value-type="float">
            <text:p>0.0006640625</text:p>
          </table:table-cell>
          <table:table-cell table:style-name="Default" office:value-type="float" office:value="63625418906471.3" calcext:value-type="float">
            <text:p>63625418906471.3</text:p>
          </table:table-cell>
          <table:table-cell table:style-name="ce19" table:formula="of:=([.AM55]-[.AM54])/1000" office:value-type="float" office:value="1.9986640625" calcext:value-type="float">
            <text:p>1.9987</text:p>
          </table:table-cell>
          <table:table-cell table:style-name="ce7" table:formula="of:=[.AN55]+[.AO54]" office:value-type="float" office:value="106.0010390625" calcext:value-type="float">
            <text:p>106.0010</text:p>
          </table:table-cell>
          <table:table-cell table:style-name="ce20" table:formula="of:=[.AO55]-2*([.$B55]-1)" office:value-type="float" office:value="0.00103906249999852" calcext:value-type="float">
            <text:p>0.0010390625</text:p>
          </table:table-cell>
          <table:table-cell table:style-name="Default" office:value-type="float" office:value="63625419376984.4" calcext:value-type="float">
            <text:p>63625419376984.4</text:p>
          </table:table-cell>
          <table:table-cell table:style-name="ce7" table:formula="of:=([.AQ55]-[.AQ54])/1000" office:value-type="float" office:value="1.9990234375" calcext:value-type="float">
            <text:p>1.9990</text:p>
          </table:table-cell>
          <table:table-cell table:style-name="ce7" table:formula="of:=[.AR55]+[.AS54]" office:value-type="float" office:value="105.9999296875" calcext:value-type="float">
            <text:p>105.9999</text:p>
          </table:table-cell>
          <table:table-cell table:style-name="ce21" table:formula="of:=[.AS55]-2*([.$B55]-1)" office:value-type="float" office:value="-0.0000703125000001137" calcext:value-type="float">
            <text:p>-7.03125000001137E-05</text:p>
          </table:table-cell>
          <table:table-cell table:style-name="Default" office:value-type="float" office:value="63625419861501.9" calcext:value-type="float">
            <text:p>63625419861501.9</text:p>
          </table:table-cell>
          <table:table-cell table:style-name="ce7" table:formula="of:=([.AU55]-[.AU54])/1000" office:value-type="float" office:value="2.0023359375" calcext:value-type="float">
            <text:p>2.0023</text:p>
          </table:table-cell>
          <table:table-cell table:style-name="ce7" table:formula="of:=[.AV55]+[.AW54]" office:value-type="float" office:value="106.00140625" calcext:value-type="float">
            <text:p>106.0014</text:p>
          </table:table-cell>
          <table:table-cell table:style-name="ce22" table:formula="of:=[.AW55]-2*([.$B55]-1)" office:value-type="float" office:value="0.00140625000000227" calcext:value-type="float">
            <text:p>0.00140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55" calcext:value-type="float">
            <text:p>55</text:p>
          </table:table-cell>
          <table:table-cell office:value-type="float" office:value="63625414627129.1" calcext:value-type="float">
            <text:p>63625414627129.1</text:p>
          </table:table-cell>
          <table:table-cell table:formula="of:=([.C56]-[.C55])/1000" office:value-type="float" office:value="2.0001484375" calcext:value-type="float">
            <text:p>2.0001</text:p>
          </table:table-cell>
          <table:table-cell table:formula="of:=[.D56]+[.E55]" office:value-type="float" office:value="107.9995703125" calcext:value-type="float">
            <text:p>107.9996</text:p>
          </table:table-cell>
          <table:table-cell table:style-name="ce9" table:formula="of:=[.E56]-2*([.$B56]-1)" office:value-type="float" office:value="-0.000429687499973852" calcext:value-type="float">
            <text:p>-0.0004296875</text:p>
          </table:table-cell>
          <table:table-cell table:style-name="Default" office:value-type="float" office:value="63625415113416.1" calcext:value-type="float">
            <text:p>63625415113416.1</text:p>
          </table:table-cell>
          <table:table-cell table:style-name="ce7" table:formula="of:=([.G56]-[.G55])/1000" office:value-type="float" office:value="2.0011953125" calcext:value-type="float">
            <text:p>2.0012</text:p>
          </table:table-cell>
          <table:table-cell table:style-name="ce7" table:formula="of:=[.H56]+[.I55]" office:value-type="float" office:value="108.0007578125" calcext:value-type="float">
            <text:p>108.0008</text:p>
          </table:table-cell>
          <table:table-cell table:style-name="ce10" table:formula="of:=[.I56]-2*([.$B56]-1)" office:value-type="float" office:value="0.000757812499998067" calcext:value-type="float">
            <text:p>0.0007578125</text:p>
          </table:table-cell>
          <table:table-cell table:style-name="Default" office:value-type="float" office:value="63625415584526.8" calcext:value-type="float">
            <text:p>63625415584526.8</text:p>
          </table:table-cell>
          <table:table-cell table:style-name="ce7" table:formula="of:=([.K56]-[.K55])/1000" office:value-type="float" office:value="1.997125" calcext:value-type="float">
            <text:p>1.9971</text:p>
          </table:table-cell>
          <table:table-cell table:style-name="ce7" table:formula="of:=[.L56]+[.M55]" office:value-type="float" office:value="107.999796875" calcext:value-type="float">
            <text:p>107.9998</text:p>
          </table:table-cell>
          <table:table-cell table:style-name="ce11" table:formula="of:=[.M56]-2*([.$B56]-1)" office:value-type="float" office:value="-0.000203124999984539" calcext:value-type="float">
            <text:p>-0.000203125</text:p>
          </table:table-cell>
          <table:table-cell table:style-name="Default" office:value-type="float" office:value="63625416054937.1" calcext:value-type="float">
            <text:p>63625416054937.1</text:p>
          </table:table-cell>
          <table:table-cell table:style-name="ce7" table:formula="of:=([.O56]-[.O55])/1000" office:value-type="float" office:value="1.9977421875" calcext:value-type="float">
            <text:p>1.9977</text:p>
          </table:table-cell>
          <table:table-cell table:style-name="ce7" table:formula="of:=[.P56]+[.Q55]" office:value-type="float" office:value="107.9998828125" calcext:value-type="float">
            <text:p>107.9999</text:p>
          </table:table-cell>
          <table:table-cell table:style-name="ce12" table:formula="of:=[.Q56]-2*([.$B56]-1)" office:value-type="float" office:value="-0.000117187499995453" calcext:value-type="float">
            <text:p>-0.0001171875</text:p>
          </table:table-cell>
          <table:table-cell table:style-name="Default" office:value-type="float" office:value="63625416538613.1" calcext:value-type="float">
            <text:p>63625416538613.1</text:p>
          </table:table-cell>
          <table:table-cell table:style-name="ce7" table:formula="of:=([.S56]-[.S55])/1000" office:value-type="float" office:value="2.0004296875" calcext:value-type="float">
            <text:p>2.0004</text:p>
          </table:table-cell>
          <table:table-cell table:style-name="ce7" table:formula="of:=[.T56]+[.U55]" office:value-type="float" office:value="108.001671875" calcext:value-type="float">
            <text:p>108.0017</text:p>
          </table:table-cell>
          <table:table-cell table:style-name="ce13" table:formula="of:=[.U56]-2*([.$B56]-1)" office:value-type="float" office:value="0.00167187499999955" calcext:value-type="float">
            <text:p>0.001671875</text:p>
          </table:table-cell>
          <table:table-cell table:style-name="Default" office:value-type="float" office:value="63625417031941.5" calcext:value-type="float">
            <text:p>63625417031941.5</text:p>
          </table:table-cell>
          <table:table-cell table:style-name="ce14" table:formula="of:=([.W56]-[.W55])/1000" office:value-type="float" office:value="1.9994296875" calcext:value-type="float">
            <text:p>1.9994</text:p>
          </table:table-cell>
          <table:table-cell table:style-name="ce7" table:formula="of:=[.X56]+[.Y55]" office:value-type="float" office:value="107.9998125" calcext:value-type="float">
            <text:p>107.9998</text:p>
          </table:table-cell>
          <table:table-cell table:style-name="ce15" table:formula="of:=[.Y56]-2*([.$B56]-1)" office:value-type="float" office:value="-0.000187499999995566" calcext:value-type="float">
            <text:p>-0.0001875</text:p>
          </table:table-cell>
          <table:table-cell table:style-name="Default" office:value-type="float" office:value="63625417508030.5" calcext:value-type="float">
            <text:p>63625417508030.5</text:p>
          </table:table-cell>
          <table:table-cell table:style-name="ce7" table:formula="of:=([.AA56]-[.AA55])/1000" office:value-type="float" office:value="2.001171875" calcext:value-type="float">
            <text:p>2.0012</text:p>
          </table:table-cell>
          <table:table-cell table:style-name="ce7" table:formula="of:=[.AB56]+[.AC55]" office:value-type="float" office:value="108.000625" calcext:value-type="float">
            <text:p>108.0006</text:p>
          </table:table-cell>
          <table:table-cell table:style-name="ce16" table:formula="of:=[.AC56]-2*([.$B56]-1)" office:value-type="float" office:value="0.000624999999999432" calcext:value-type="float">
            <text:p>0.000625</text:p>
          </table:table-cell>
          <table:table-cell table:style-name="Default" office:value-type="float" office:value="63625417972994" calcext:value-type="float">
            <text:p>63625417972994</text:p>
          </table:table-cell>
          <table:table-cell table:style-name="ce7" table:formula="of:=([.AE56]-[.AE55])/1000" office:value-type="float" office:value="2.0001953125" calcext:value-type="float">
            <text:p>2.0002</text:p>
          </table:table-cell>
          <table:table-cell table:style-name="ce7" table:formula="of:=[.AF56]+[.AG55]" office:value-type="float" office:value="108.0012421875" calcext:value-type="float">
            <text:p>108.0012</text:p>
          </table:table-cell>
          <table:table-cell table:style-name="ce17" table:formula="of:=[.AG56]-2*([.$B56]-1)" office:value-type="float" office:value="0.00124218749998306" calcext:value-type="float">
            <text:p>0.0012421875</text:p>
          </table:table-cell>
          <table:table-cell table:style-name="Default" office:value-type="float" office:value="63625418444790.1" calcext:value-type="float">
            <text:p>63625418444790.1</text:p>
          </table:table-cell>
          <table:table-cell table:style-name="ce7" table:formula="of:=([.AI56]-[.AI55])/1000" office:value-type="float" office:value="2.0017421875" calcext:value-type="float">
            <text:p>2.0017</text:p>
          </table:table-cell>
          <table:table-cell table:style-name="ce7" table:formula="of:=[.AJ56]+[.AK55]" office:value-type="float" office:value="108.00240625" calcext:value-type="float">
            <text:p>108.0024</text:p>
          </table:table-cell>
          <table:table-cell table:style-name="ce18" table:formula="of:=[.AK56]-2*([.$B56]-1)" office:value-type="float" office:value="0.00240625000002126" calcext:value-type="float">
            <text:p>0.00240625</text:p>
          </table:table-cell>
          <table:table-cell table:style-name="Default" office:value-type="float" office:value="63625418908471.2" calcext:value-type="float">
            <text:p>63625418908471.2</text:p>
          </table:table-cell>
          <table:table-cell table:style-name="ce19" table:formula="of:=([.AM56]-[.AM55])/1000" office:value-type="float" office:value="1.99984375" calcext:value-type="float">
            <text:p>1.9998</text:p>
          </table:table-cell>
          <table:table-cell table:style-name="ce7" table:formula="of:=[.AN56]+[.AO55]" office:value-type="float" office:value="108.0008828125" calcext:value-type="float">
            <text:p>108.0009</text:p>
          </table:table-cell>
          <table:table-cell table:style-name="ce20" table:formula="of:=[.AO56]-2*([.$B56]-1)" office:value-type="float" office:value="0.000882812499995111" calcext:value-type="float">
            <text:p>0.0008828125</text:p>
          </table:table-cell>
          <table:table-cell table:style-name="Default" office:value-type="float" office:value="63625419378983.7" calcext:value-type="float">
            <text:p>63625419378983.7</text:p>
          </table:table-cell>
          <table:table-cell table:style-name="ce7" table:formula="of:=([.AQ56]-[.AQ55])/1000" office:value-type="float" office:value="1.99928125" calcext:value-type="float">
            <text:p>1.9993</text:p>
          </table:table-cell>
          <table:table-cell table:style-name="ce7" table:formula="of:=[.AR56]+[.AS55]" office:value-type="float" office:value="107.9992109375" calcext:value-type="float">
            <text:p>107.9992</text:p>
          </table:table-cell>
          <table:table-cell table:style-name="ce21" table:formula="of:=[.AS56]-2*([.$B56]-1)" office:value-type="float" office:value="-0.000789062500004434" calcext:value-type="float">
            <text:p>-0.0007890625</text:p>
          </table:table-cell>
          <table:table-cell table:style-name="Default" office:value-type="float" office:value="63625419863501.7" calcext:value-type="float">
            <text:p>63625419863501.7</text:p>
          </table:table-cell>
          <table:table-cell table:style-name="ce7" table:formula="of:=([.AU56]-[.AU55])/1000" office:value-type="float" office:value="1.9998515625" calcext:value-type="float">
            <text:p>1.9999</text:p>
          </table:table-cell>
          <table:table-cell table:style-name="ce7" table:formula="of:=[.AV56]+[.AW55]" office:value-type="float" office:value="108.0012578125" calcext:value-type="float">
            <text:p>108.0013</text:p>
          </table:table-cell>
          <table:table-cell table:style-name="ce22" table:formula="of:=[.AW56]-2*([.$B56]-1)" office:value-type="float" office:value="0.00125781250000045" calcext:value-type="float">
            <text:p>0.0012578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56" calcext:value-type="float">
            <text:p>56</text:p>
          </table:table-cell>
          <table:table-cell office:value-type="float" office:value="63625414629129.6" calcext:value-type="float">
            <text:p>63625414629129.6</text:p>
          </table:table-cell>
          <table:table-cell table:formula="of:=([.C57]-[.C56])/1000" office:value-type="float" office:value="2.00040625" calcext:value-type="float">
            <text:p>2.0004</text:p>
          </table:table-cell>
          <table:table-cell table:formula="of:=[.D57]+[.E56]" office:value-type="float" office:value="109.9999765625" calcext:value-type="float">
            <text:p>110.0000</text:p>
          </table:table-cell>
          <table:table-cell table:style-name="ce9" table:formula="of:=[.E57]-2*([.$B57]-1)" office:value-type="float" office:value="-0.0000234374999763531" calcext:value-type="float">
            <text:p>-2.34374999763531E-05</text:p>
          </table:table-cell>
          <table:table-cell table:style-name="Default" office:value-type="float" office:value="63625415115414.9" calcext:value-type="float">
            <text:p>63625415115414.9</text:p>
          </table:table-cell>
          <table:table-cell table:style-name="ce7" table:formula="of:=([.G57]-[.G56])/1000" office:value-type="float" office:value="1.9988515625" calcext:value-type="float">
            <text:p>1.9989</text:p>
          </table:table-cell>
          <table:table-cell table:style-name="ce7" table:formula="of:=[.H57]+[.I56]" office:value-type="float" office:value="109.999609375" calcext:value-type="float">
            <text:p>109.9996</text:p>
          </table:table-cell>
          <table:table-cell table:style-name="ce10" table:formula="of:=[.I57]-2*([.$B57]-1)" office:value-type="float" office:value="-0.000390625000008527" calcext:value-type="float">
            <text:p>-0.000390625</text:p>
          </table:table-cell>
          <table:table-cell table:style-name="Default" office:value-type="float" office:value="63625415586526.8" calcext:value-type="float">
            <text:p>63625415586526.8</text:p>
          </table:table-cell>
          <table:table-cell table:style-name="ce7" table:formula="of:=([.K57]-[.K56])/1000" office:value-type="float" office:value="2.000046875" calcext:value-type="float">
            <text:p>2.0000</text:p>
          </table:table-cell>
          <table:table-cell table:style-name="ce7" table:formula="of:=[.L57]+[.M56]" office:value-type="float" office:value="109.99984375" calcext:value-type="float">
            <text:p>109.9998</text:p>
          </table:table-cell>
          <table:table-cell table:style-name="ce11" table:formula="of:=[.M57]-2*([.$B57]-1)" office:value-type="float" office:value="-0.0001562499999892" calcext:value-type="float">
            <text:p>-0.00015625</text:p>
          </table:table-cell>
          <table:table-cell table:style-name="Default" office:value-type="float" office:value="63625416056940.1" calcext:value-type="float">
            <text:p>63625416056940.1</text:p>
          </table:table-cell>
          <table:table-cell table:style-name="ce7" table:formula="of:=([.O57]-[.O56])/1000" office:value-type="float" office:value="2.0029765625" calcext:value-type="float">
            <text:p>2.0030</text:p>
          </table:table-cell>
          <table:table-cell table:style-name="ce7" table:formula="of:=[.P57]+[.Q56]" office:value-type="float" office:value="110.002859375" calcext:value-type="float">
            <text:p>110.0029</text:p>
          </table:table-cell>
          <table:table-cell table:style-name="ce12" table:formula="of:=[.Q57]-2*([.$B57]-1)" office:value-type="float" office:value="0.00285937499999989" calcext:value-type="float">
            <text:p>0.002859375</text:p>
          </table:table-cell>
          <table:table-cell table:style-name="Default" office:value-type="float" office:value="63625416540614.1" calcext:value-type="float">
            <text:p>63625416540614.1</text:p>
          </table:table-cell>
          <table:table-cell table:style-name="ce7" table:formula="of:=([.S57]-[.S56])/1000" office:value-type="float" office:value="2.0009375" calcext:value-type="float">
            <text:p>2.0009</text:p>
          </table:table-cell>
          <table:table-cell table:style-name="ce7" table:formula="of:=[.T57]+[.U56]" office:value-type="float" office:value="110.002609375" calcext:value-type="float">
            <text:p>110.0026</text:p>
          </table:table-cell>
          <table:table-cell table:style-name="ce13" table:formula="of:=[.U57]-2*([.$B57]-1)" office:value-type="float" office:value="0.0026093750000058" calcext:value-type="float">
            <text:p>0.002609375</text:p>
          </table:table-cell>
          <table:table-cell table:style-name="Default" office:value-type="float" office:value="63625417033941.2" calcext:value-type="float">
            <text:p>63625417033941.2</text:p>
          </table:table-cell>
          <table:table-cell table:style-name="ce14" table:formula="of:=([.W57]-[.W56])/1000" office:value-type="float" office:value="1.9996484375" calcext:value-type="float">
            <text:p>1.9996</text:p>
          </table:table-cell>
          <table:table-cell table:style-name="ce7" table:formula="of:=[.X57]+[.Y56]" office:value-type="float" office:value="109.9994609375" calcext:value-type="float">
            <text:p>109.9995</text:p>
          </table:table-cell>
          <table:table-cell table:style-name="ce15" table:formula="of:=[.Y57]-2*([.$B57]-1)" office:value-type="float" office:value="-0.000539062499996135" calcext:value-type="float">
            <text:p>-0.0005390625</text:p>
          </table:table-cell>
          <table:table-cell table:style-name="Default" office:value-type="float" office:value="63625417510032.2" calcext:value-type="float">
            <text:p>63625417510032.2</text:p>
          </table:table-cell>
          <table:table-cell table:style-name="ce7" table:formula="of:=([.AA57]-[.AA56])/1000" office:value-type="float" office:value="2.00171875" calcext:value-type="float">
            <text:p>2.0017</text:p>
          </table:table-cell>
          <table:table-cell table:style-name="ce7" table:formula="of:=[.AB57]+[.AC56]" office:value-type="float" office:value="110.00234375" calcext:value-type="float">
            <text:p>110.0023</text:p>
          </table:table-cell>
          <table:table-cell table:style-name="ce16" table:formula="of:=[.AC57]-2*([.$B57]-1)" office:value-type="float" office:value="0.00234374999999432" calcext:value-type="float">
            <text:p>0.00234375</text:p>
          </table:table-cell>
          <table:table-cell table:style-name="Default" office:value-type="float" office:value="63625417974992.9" calcext:value-type="float">
            <text:p>63625417974992.9</text:p>
          </table:table-cell>
          <table:table-cell table:style-name="ce7" table:formula="of:=([.AE57]-[.AE56])/1000" office:value-type="float" office:value="1.99884375" calcext:value-type="float">
            <text:p>1.9988</text:p>
          </table:table-cell>
          <table:table-cell table:style-name="ce7" table:formula="of:=[.AF57]+[.AG56]" office:value-type="float" office:value="110.0000859375" calcext:value-type="float">
            <text:p>110.0001</text:p>
          </table:table-cell>
          <table:table-cell table:style-name="ce17" table:formula="of:=[.AG57]-2*([.$B57]-1)" office:value-type="float" office:value="0.0000859374999890861" calcext:value-type="float">
            <text:p>8.59374999890861E-05</text:p>
          </table:table-cell>
          <table:table-cell table:style-name="Default" office:value-type="float" office:value="63625418446787.6" calcext:value-type="float">
            <text:p>63625418446787.6</text:p>
          </table:table-cell>
          <table:table-cell table:style-name="ce7" table:formula="of:=([.AI57]-[.AI56])/1000" office:value-type="float" office:value="1.99753125" calcext:value-type="float">
            <text:p>1.9975</text:p>
          </table:table-cell>
          <table:table-cell table:style-name="ce7" table:formula="of:=[.AJ57]+[.AK56]" office:value-type="float" office:value="109.9999375" calcext:value-type="float">
            <text:p>109.9999</text:p>
          </table:table-cell>
          <table:table-cell table:style-name="ce18" table:formula="of:=[.AK57]-2*([.$B57]-1)" office:value-type="float" office:value="-0.0000624999999843112" calcext:value-type="float">
            <text:p>-0.0000625</text:p>
          </table:table-cell>
          <table:table-cell table:style-name="Default" office:value-type="float" office:value="63625418910470" calcext:value-type="float">
            <text:p>63625418910470</text:p>
          </table:table-cell>
          <table:table-cell table:style-name="ce19" table:formula="of:=([.AM57]-[.AM56])/1000" office:value-type="float" office:value="1.9988046875" calcext:value-type="float">
            <text:p>1.9988</text:p>
          </table:table-cell>
          <table:table-cell table:style-name="ce7" table:formula="of:=[.AN57]+[.AO56]" office:value-type="float" office:value="109.9996875" calcext:value-type="float">
            <text:p>109.9997</text:p>
          </table:table-cell>
          <table:table-cell table:style-name="ce20" table:formula="of:=[.AO57]-2*([.$B57]-1)" office:value-type="float" office:value="-0.000312500000006821" calcext:value-type="float">
            <text:p>-0.0003125</text:p>
          </table:table-cell>
          <table:table-cell table:style-name="Default" office:value-type="float" office:value="63625419380986.5" calcext:value-type="float">
            <text:p>63625419380986.5</text:p>
          </table:table-cell>
          <table:table-cell table:style-name="ce7" table:formula="of:=([.AQ57]-[.AQ56])/1000" office:value-type="float" office:value="2.002859375" calcext:value-type="float">
            <text:p>2.0029</text:p>
          </table:table-cell>
          <table:table-cell table:style-name="ce7" table:formula="of:=[.AR57]+[.AS56]" office:value-type="float" office:value="110.0020703125" calcext:value-type="float">
            <text:p>110.0021</text:p>
          </table:table-cell>
          <table:table-cell table:style-name="ce21" table:formula="of:=[.AS57]-2*([.$B57]-1)" office:value-type="float" office:value="0.00207031249999545" calcext:value-type="float">
            <text:p>0.0020703125</text:p>
          </table:table-cell>
          <table:table-cell table:style-name="Default" office:value-type="float" office:value="63625419865501.1" calcext:value-type="float">
            <text:p>63625419865501.1</text:p>
          </table:table-cell>
          <table:table-cell table:style-name="ce7" table:formula="of:=([.AU57]-[.AU56])/1000" office:value-type="float" office:value="1.99940625" calcext:value-type="float">
            <text:p>1.9994</text:p>
          </table:table-cell>
          <table:table-cell table:style-name="ce7" table:formula="of:=[.AV57]+[.AW56]" office:value-type="float" office:value="110.0006640625" calcext:value-type="float">
            <text:p>110.0007</text:p>
          </table:table-cell>
          <table:table-cell table:style-name="ce22" table:formula="of:=[.AW57]-2*([.$B57]-1)" office:value-type="float" office:value="0.00066406250000739" calcext:value-type="float">
            <text:p>0.0006640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prompt 5</text:p>
          </table:table-cell>
          <table:table-cell table:style-name="ce6" office:value-type="float" office:value="57" calcext:value-type="float">
            <text:p>57</text:p>
          </table:table-cell>
          <table:table-cell office:value-type="float" office:value="63625414631130.7" calcext:value-type="float">
            <text:p>63625414631130.7</text:p>
          </table:table-cell>
          <table:table-cell table:formula="of:=([.C58]-[.C57])/1000" office:value-type="float" office:value="2.0011640625" calcext:value-type="float">
            <text:p>2.0012</text:p>
          </table:table-cell>
          <table:table-cell table:formula="of:=[.D58]+[.E57]" office:value-type="float" office:value="112.001140625" calcext:value-type="float">
            <text:p>112.0011</text:p>
          </table:table-cell>
          <table:table-cell table:style-name="ce9" table:formula="of:=[.E58]-2*([.$B58]-1)" office:value-type="float" office:value="0.00114062500001921" calcext:value-type="float">
            <text:p>0.001140625</text:p>
          </table:table-cell>
          <table:table-cell table:style-name="Default" office:value-type="float" office:value="63625415117416.6" calcext:value-type="float">
            <text:p>63625415117416.6</text:p>
          </table:table-cell>
          <table:table-cell table:style-name="ce7" table:formula="of:=([.G58]-[.G57])/1000" office:value-type="float" office:value="2.001640625" calcext:value-type="float">
            <text:p>2.0016</text:p>
          </table:table-cell>
          <table:table-cell table:style-name="ce7" table:formula="of:=[.H58]+[.I57]" office:value-type="float" office:value="112.00125" calcext:value-type="float">
            <text:p>112.0013</text:p>
          </table:table-cell>
          <table:table-cell table:style-name="ce10" table:formula="of:=[.I58]-2*([.$B58]-1)" office:value-type="float" office:value="0.00124999999998465" calcext:value-type="float">
            <text:p>0.00125</text:p>
          </table:table-cell>
          <table:table-cell table:style-name="Default" office:value-type="float" office:value="63625415588527.8" calcext:value-type="float">
            <text:p>63625415588527.8</text:p>
          </table:table-cell>
          <table:table-cell table:style-name="ce7" table:formula="of:=([.K58]-[.K57])/1000" office:value-type="float" office:value="2.0009453125" calcext:value-type="float">
            <text:p>2.0009</text:p>
          </table:table-cell>
          <table:table-cell table:style-name="ce7" table:formula="of:=[.L58]+[.M57]" office:value-type="float" office:value="112.0007890625" calcext:value-type="float">
            <text:p>112.0008</text:p>
          </table:table-cell>
          <table:table-cell table:style-name="ce11" table:formula="of:=[.M58]-2*([.$B58]-1)" office:value-type="float" office:value="0.000789062500004434" calcext:value-type="float">
            <text:p>0.0007890625</text:p>
          </table:table-cell>
          <table:table-cell table:style-name="Default" office:value-type="float" office:value="63625416058940.1" calcext:value-type="float">
            <text:p>63625416058940.1</text:p>
          </table:table-cell>
          <table:table-cell table:style-name="ce7" table:formula="of:=([.O58]-[.O57])/1000" office:value-type="float" office:value="2" calcext:value-type="float">
            <text:p>2.0000</text:p>
          </table:table-cell>
          <table:table-cell table:style-name="ce7" table:formula="of:=[.P58]+[.Q57]" office:value-type="float" office:value="112.002859375" calcext:value-type="float">
            <text:p>112.0029</text:p>
          </table:table-cell>
          <table:table-cell table:style-name="ce12" table:formula="of:=[.Q58]-2*([.$B58]-1)" office:value-type="float" office:value="0.00285937499999989" calcext:value-type="float">
            <text:p>0.002859375</text:p>
          </table:table-cell>
          <table:table-cell table:style-name="Default" office:value-type="float" office:value="63625416542612.4" calcext:value-type="float">
            <text:p>63625416542612.4</text:p>
          </table:table-cell>
          <table:table-cell table:style-name="ce7" table:formula="of:=([.S58]-[.S57])/1000" office:value-type="float" office:value="1.9982890625" calcext:value-type="float">
            <text:p>1.9983</text:p>
          </table:table-cell>
          <table:table-cell table:style-name="ce7" table:formula="of:=[.T58]+[.U57]" office:value-type="float" office:value="112.0008984375" calcext:value-type="float">
            <text:p>112.0009</text:p>
          </table:table-cell>
          <table:table-cell table:style-name="ce13" table:formula="of:=[.U58]-2*([.$B58]-1)" office:value-type="float" office:value="0.000898437500012506" calcext:value-type="float">
            <text:p>0.0008984375</text:p>
          </table:table-cell>
          <table:table-cell table:style-name="Default" office:value-type="float" office:value="63625417035944.1" calcext:value-type="float">
            <text:p>63625417035944.1</text:p>
          </table:table-cell>
          <table:table-cell table:style-name="ce14" table:formula="of:=([.W58]-[.W57])/1000" office:value-type="float" office:value="2.00290625" calcext:value-type="float">
            <text:p>2.0029</text:p>
          </table:table-cell>
          <table:table-cell table:style-name="ce7" table:formula="of:=[.X58]+[.Y57]" office:value-type="float" office:value="112.0023671875" calcext:value-type="float">
            <text:p>112.0024</text:p>
          </table:table-cell>
          <table:table-cell table:style-name="ce15" table:formula="of:=[.Y58]-2*([.$B58]-1)" office:value-type="float" office:value="0.00236718749999909" calcext:value-type="float">
            <text:p>0.0023671875</text:p>
          </table:table-cell>
          <table:table-cell table:style-name="Default" office:value-type="float" office:value="63625417512029.8" calcext:value-type="float">
            <text:p>63625417512029.8</text:p>
          </table:table-cell>
          <table:table-cell table:style-name="ce7" table:formula="of:=([.AA58]-[.AA57])/1000" office:value-type="float" office:value="1.99759375" calcext:value-type="float">
            <text:p>1.9976</text:p>
          </table:table-cell>
          <table:table-cell table:style-name="ce7" table:formula="of:=[.AB58]+[.AC57]" office:value-type="float" office:value="111.9999375" calcext:value-type="float">
            <text:p>111.9999</text:p>
          </table:table-cell>
          <table:table-cell table:style-name="ce16" table:formula="of:=[.AC58]-2*([.$B58]-1)" office:value-type="float" office:value="-0.0000625000000127329" calcext:value-type="float">
            <text:p>-0.0000625</text:p>
          </table:table-cell>
          <table:table-cell table:style-name="Default" office:value-type="float" office:value="63625417976993.6" calcext:value-type="float">
            <text:p>63625417976993.6</text:p>
          </table:table-cell>
          <table:table-cell table:style-name="ce7" table:formula="of:=([.AE58]-[.AE57])/1000" office:value-type="float" office:value="2.0007578125" calcext:value-type="float">
            <text:p>2.0008</text:p>
          </table:table-cell>
          <table:table-cell table:style-name="ce7" table:formula="of:=[.AF58]+[.AG57]" office:value-type="float" office:value="112.00084375" calcext:value-type="float">
            <text:p>112.0008</text:p>
          </table:table-cell>
          <table:table-cell table:style-name="ce17" table:formula="of:=[.AG58]-2*([.$B58]-1)" office:value-type="float" office:value="0.000843749999987153" calcext:value-type="float">
            <text:p>0.00084375</text:p>
          </table:table-cell>
          <table:table-cell table:style-name="Default" office:value-type="float" office:value="63625418448789" calcext:value-type="float">
            <text:p>63625418448789</text:p>
          </table:table-cell>
          <table:table-cell table:style-name="ce7" table:formula="of:=([.AI58]-[.AI57])/1000" office:value-type="float" office:value="2.0013203125" calcext:value-type="float">
            <text:p>2.0013</text:p>
          </table:table-cell>
          <table:table-cell table:style-name="ce7" table:formula="of:=[.AJ58]+[.AK57]" office:value-type="float" office:value="112.0012578125" calcext:value-type="float">
            <text:p>112.0013</text:p>
          </table:table-cell>
          <table:table-cell table:style-name="ce18" table:formula="of:=[.AK58]-2*([.$B58]-1)" office:value-type="float" office:value="0.00125781250001467" calcext:value-type="float">
            <text:p>0.0012578125</text:p>
          </table:table-cell>
          <table:table-cell table:style-name="Default" office:value-type="float" office:value="63625418912471.3" calcext:value-type="float">
            <text:p>63625418912471.3</text:p>
          </table:table-cell>
          <table:table-cell table:style-name="ce19" table:formula="of:=([.AM58]-[.AM57])/1000" office:value-type="float" office:value="2.00134375" calcext:value-type="float">
            <text:p>2.0013</text:p>
          </table:table-cell>
          <table:table-cell table:style-name="ce7" table:formula="of:=[.AN58]+[.AO57]" office:value-type="float" office:value="112.00103125" calcext:value-type="float">
            <text:p>112.0010</text:p>
          </table:table-cell>
          <table:table-cell table:style-name="ce20" table:formula="of:=[.AO58]-2*([.$B58]-1)" office:value-type="float" office:value="0.00103124999999693" calcext:value-type="float">
            <text:p>0.00103125</text:p>
          </table:table-cell>
          <table:table-cell table:style-name="Default" office:value-type="float" office:value="63625419382986.5" calcext:value-type="float">
            <text:p>63625419382986.5</text:p>
          </table:table-cell>
          <table:table-cell table:style-name="ce7" table:formula="of:=([.AQ58]-[.AQ57])/1000" office:value-type="float" office:value="1.9999296875" calcext:value-type="float">
            <text:p>1.9999</text:p>
          </table:table-cell>
          <table:table-cell table:style-name="ce7" table:formula="of:=[.AR58]+[.AS57]" office:value-type="float" office:value="112.002" calcext:value-type="float">
            <text:p>112.0020</text:p>
          </table:table-cell>
          <table:table-cell table:style-name="ce21" table:formula="of:=[.AS58]-2*([.$B58]-1)" office:value-type="float" office:value="0.00199999999999534" calcext:value-type="float">
            <text:p>0.002</text:p>
          </table:table-cell>
          <table:table-cell table:style-name="Default" office:value-type="float" office:value="63625419867501.7" calcext:value-type="float">
            <text:p>63625419867501.7</text:p>
          </table:table-cell>
          <table:table-cell table:style-name="ce7" table:formula="of:=([.AU58]-[.AU57])/1000" office:value-type="float" office:value="2.000578125" calcext:value-type="float">
            <text:p>2.0006</text:p>
          </table:table-cell>
          <table:table-cell table:style-name="ce7" table:formula="of:=[.AV58]+[.AW57]" office:value-type="float" office:value="112.0012421875" calcext:value-type="float">
            <text:p>112.0012</text:p>
          </table:table-cell>
          <table:table-cell table:style-name="ce22" table:formula="of:=[.AW58]-2*([.$B58]-1)" office:value-type="float" office:value="0.00124218750001148" calcext:value-type="float">
            <text:p>0.0012421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rame</text:p>
          </table:table-cell>
          <table:table-cell table:style-name="ce6" office:value-type="float" office:value="58" calcext:value-type="float">
            <text:p>58</text:p>
          </table:table-cell>
          <table:table-cell office:value-type="float" office:value="63625414633129.2" calcext:value-type="float">
            <text:p>63625414633129.2</text:p>
          </table:table-cell>
          <table:table-cell table:formula="of:=([.C59]-[.C58])/1000" office:value-type="float" office:value="1.9984765625" calcext:value-type="float">
            <text:p>1.9985</text:p>
          </table:table-cell>
          <table:table-cell table:formula="of:=[.D59]+[.E58]" office:value-type="float" office:value="113.9996171875" calcext:value-type="float">
            <text:p>113.9996</text:p>
          </table:table-cell>
          <table:table-cell table:style-name="ce9" table:formula="of:=[.E59]-2*([.$B59]-1)" office:value-type="float" office:value="-0.000382812499978513" calcext:value-type="float">
            <text:p>-0.0003828125</text:p>
          </table:table-cell>
          <table:table-cell table:style-name="Default" office:value-type="float" office:value="63625415119417.1" calcext:value-type="float">
            <text:p>63625415119417.1</text:p>
          </table:table-cell>
          <table:table-cell table:style-name="ce7" table:formula="of:=([.G59]-[.G58])/1000" office:value-type="float" office:value="2.000515625" calcext:value-type="float">
            <text:p>2.0005</text:p>
          </table:table-cell>
          <table:table-cell table:style-name="ce7" table:formula="of:=[.H59]+[.I58]" office:value-type="float" office:value="114.001765625" calcext:value-type="float">
            <text:p>114.0018</text:p>
          </table:table-cell>
          <table:table-cell table:style-name="ce10" table:formula="of:=[.I59]-2*([.$B59]-1)" office:value-type="float" office:value="0.00176562499999022" calcext:value-type="float">
            <text:p>0.001765625</text:p>
          </table:table-cell>
          <table:table-cell table:style-name="Default" office:value-type="float" office:value="63625415590529" calcext:value-type="float">
            <text:p>63625415590529</text:p>
          </table:table-cell>
          <table:table-cell table:style-name="ce7" table:formula="of:=([.K59]-[.K58])/1000" office:value-type="float" office:value="2.0011796875" calcext:value-type="float">
            <text:p>2.0012</text:p>
          </table:table-cell>
          <table:table-cell table:style-name="ce7" table:formula="of:=[.L59]+[.M58]" office:value-type="float" office:value="114.00196875" calcext:value-type="float">
            <text:p>114.0020</text:p>
          </table:table-cell>
          <table:table-cell table:style-name="ce11" table:formula="of:=[.M59]-2*([.$B59]-1)" office:value-type="float" office:value="0.00196875000000318" calcext:value-type="float">
            <text:p>0.00196875</text:p>
          </table:table-cell>
          <table:table-cell table:style-name="Default" office:value-type="float" office:value="63625416060938.6" calcext:value-type="float">
            <text:p>63625416060938.6</text:p>
          </table:table-cell>
          <table:table-cell table:style-name="ce7" table:formula="of:=([.O59]-[.O58])/1000" office:value-type="float" office:value="1.9984921875" calcext:value-type="float">
            <text:p>1.9985</text:p>
          </table:table-cell>
          <table:table-cell table:style-name="ce7" table:formula="of:=[.P59]+[.Q58]" office:value-type="float" office:value="114.0013515625" calcext:value-type="float">
            <text:p>114.0014</text:p>
          </table:table-cell>
          <table:table-cell table:style-name="ce12" table:formula="of:=[.Q59]-2*([.$B59]-1)" office:value-type="float" office:value="0.00135156250000534" calcext:value-type="float">
            <text:p>0.0013515625</text:p>
          </table:table-cell>
          <table:table-cell table:style-name="Default" office:value-type="float" office:value="63625416544613.6" calcext:value-type="float">
            <text:p>63625416544613.6</text:p>
          </table:table-cell>
          <table:table-cell table:style-name="ce7" table:formula="of:=([.S59]-[.S58])/1000" office:value-type="float" office:value="2.001234375" calcext:value-type="float">
            <text:p>2.0012</text:p>
          </table:table-cell>
          <table:table-cell table:style-name="ce7" table:formula="of:=[.T59]+[.U58]" office:value-type="float" office:value="114.0021328125" calcext:value-type="float">
            <text:p>114.0021</text:p>
          </table:table-cell>
          <table:table-cell table:style-name="ce13" table:formula="of:=[.U59]-2*([.$B59]-1)" office:value-type="float" office:value="0.00213281250000819" calcext:value-type="float">
            <text:p>0.0021328125</text:p>
          </table:table-cell>
          <table:table-cell table:style-name="Default" office:value-type="float" office:value="63625417037941.1" calcext:value-type="float">
            <text:p>63625417037941.1</text:p>
          </table:table-cell>
          <table:table-cell table:style-name="ce14" table:formula="of:=([.W59]-[.W58])/1000" office:value-type="float" office:value="1.9970390625" calcext:value-type="float">
            <text:p>1.9970</text:p>
          </table:table-cell>
          <table:table-cell table:style-name="ce7" table:formula="of:=[.X59]+[.Y58]" office:value-type="float" office:value="113.99940625" calcext:value-type="float">
            <text:p>113.9994</text:p>
          </table:table-cell>
          <table:table-cell table:style-name="ce15" table:formula="of:=[.Y59]-2*([.$B59]-1)" office:value-type="float" office:value="-0.000593750000007276" calcext:value-type="float">
            <text:p>-0.00059375</text:p>
          </table:table-cell>
          <table:table-cell table:style-name="Default" office:value-type="float" office:value="63625417514031.5" calcext:value-type="float">
            <text:p>63625417514031.5</text:p>
          </table:table-cell>
          <table:table-cell table:style-name="ce7" table:formula="of:=([.AA59]-[.AA58])/1000" office:value-type="float" office:value="2.0017265625" calcext:value-type="float">
            <text:p>2.0017</text:p>
          </table:table-cell>
          <table:table-cell table:style-name="ce7" table:formula="of:=[.AB59]+[.AC58]" office:value-type="float" office:value="114.0016640625" calcext:value-type="float">
            <text:p>114.0017</text:p>
          </table:table-cell>
          <table:table-cell table:style-name="ce16" table:formula="of:=[.AC59]-2*([.$B59]-1)" office:value-type="float" office:value="0.00166406249998374" calcext:value-type="float">
            <text:p>0.0016640625</text:p>
          </table:table-cell>
          <table:table-cell table:style-name="Default" office:value-type="float" office:value="63625417978992.1" calcext:value-type="float">
            <text:p>63625417978992.1</text:p>
          </table:table-cell>
          <table:table-cell table:style-name="ce7" table:formula="of:=([.AE59]-[.AE58])/1000" office:value-type="float" office:value="1.9984375" calcext:value-type="float">
            <text:p>1.9984</text:p>
          </table:table-cell>
          <table:table-cell table:style-name="ce7" table:formula="of:=[.AF59]+[.AG58]" office:value-type="float" office:value="113.99928125" calcext:value-type="float">
            <text:p>113.9993</text:p>
          </table:table-cell>
          <table:table-cell table:style-name="ce17" table:formula="of:=[.AG59]-2*([.$B59]-1)" office:value-type="float" office:value="-0.000718750000018531" calcext:value-type="float">
            <text:p>-0.00071875</text:p>
          </table:table-cell>
          <table:table-cell table:style-name="Default" office:value-type="float" office:value="63625418450787.2" calcext:value-type="float">
            <text:p>63625418450787.2</text:p>
          </table:table-cell>
          <table:table-cell table:style-name="ce7" table:formula="of:=([.AI59]-[.AI58])/1000" office:value-type="float" office:value="1.9981875" calcext:value-type="float">
            <text:p>1.9982</text:p>
          </table:table-cell>
          <table:table-cell table:style-name="ce7" table:formula="of:=[.AJ59]+[.AK58]" office:value-type="float" office:value="113.9994453125" calcext:value-type="float">
            <text:p>113.9994</text:p>
          </table:table-cell>
          <table:table-cell table:style-name="ce18" table:formula="of:=[.AK59]-2*([.$B59]-1)" office:value-type="float" office:value="-0.000554687499985107" calcext:value-type="float">
            <text:p>-0.0005546875</text:p>
          </table:table-cell>
          <table:table-cell table:style-name="Default" office:value-type="float" office:value="63625418914471.5" calcext:value-type="float">
            <text:p>63625418914471.5</text:p>
          </table:table-cell>
          <table:table-cell table:style-name="ce19" table:formula="of:=([.AM59]-[.AM58])/1000" office:value-type="float" office:value="2.0001875" calcext:value-type="float">
            <text:p>2.0002</text:p>
          </table:table-cell>
          <table:table-cell table:style-name="ce7" table:formula="of:=[.AN59]+[.AO58]" office:value-type="float" office:value="114.00121875" calcext:value-type="float">
            <text:p>114.0012</text:p>
          </table:table-cell>
          <table:table-cell table:style-name="ce20" table:formula="of:=[.AO59]-2*([.$B59]-1)" office:value-type="float" office:value="0.0012187499999925" calcext:value-type="float">
            <text:p>0.00121875</text:p>
          </table:table-cell>
          <table:table-cell table:style-name="Default" office:value-type="float" office:value="63625419384984.5" calcext:value-type="float">
            <text:p>63625419384984.5</text:p>
          </table:table-cell>
          <table:table-cell table:style-name="ce7" table:formula="of:=([.AQ59]-[.AQ58])/1000" office:value-type="float" office:value="1.9979921875" calcext:value-type="float">
            <text:p>1.9980</text:p>
          </table:table-cell>
          <table:table-cell table:style-name="ce7" table:formula="of:=[.AR59]+[.AS58]" office:value-type="float" office:value="113.9999921875" calcext:value-type="float">
            <text:p>114.0000</text:p>
          </table:table-cell>
          <table:table-cell table:style-name="ce21" table:formula="of:=[.AS59]-2*([.$B59]-1)" office:value-type="float" office:value="-0.00000781250000159162" calcext:value-type="float">
            <text:p>-7.81250000159162E-06</text:p>
          </table:table-cell>
          <table:table-cell table:style-name="Default" office:value-type="float" office:value="63625419869501.5" calcext:value-type="float">
            <text:p>63625419869501.5</text:p>
          </table:table-cell>
          <table:table-cell table:style-name="ce7" table:formula="of:=([.AU59]-[.AU58])/1000" office:value-type="float" office:value="1.9998046875" calcext:value-type="float">
            <text:p>1.9998</text:p>
          </table:table-cell>
          <table:table-cell table:style-name="ce7" table:formula="of:=[.AV59]+[.AW58]" office:value-type="float" office:value="114.001046875" calcext:value-type="float">
            <text:p>114.0010</text:p>
          </table:table-cell>
          <table:table-cell table:style-name="ce22" table:formula="of:=[.AW59]-2*([.$B59]-1)" office:value-type="float" office:value="0.00104687500001432" calcext:value-type="float">
            <text:p>0.00104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59" calcext:value-type="float">
            <text:p>59</text:p>
          </table:table-cell>
          <table:table-cell office:value-type="float" office:value="63625414635129.7" calcext:value-type="float">
            <text:p>63625414635129.7</text:p>
          </table:table-cell>
          <table:table-cell table:formula="of:=([.C60]-[.C59])/1000" office:value-type="float" office:value="2.0005078125" calcext:value-type="float">
            <text:p>2.0005</text:p>
          </table:table-cell>
          <table:table-cell table:formula="of:=[.D60]+[.E59]" office:value-type="float" office:value="116.000125" calcext:value-type="float">
            <text:p>116.0001</text:p>
          </table:table-cell>
          <table:table-cell table:style-name="ce9" table:formula="of:=[.E60]-2*([.$B60]-1)" office:value-type="float" office:value="0.000125000000025466" calcext:value-type="float">
            <text:p>0.000125</text:p>
          </table:table-cell>
          <table:table-cell table:style-name="Default" office:value-type="float" office:value="63625415121415.9" calcext:value-type="float">
            <text:p>63625415121415.9</text:p>
          </table:table-cell>
          <table:table-cell table:style-name="ce7" table:formula="of:=([.G60]-[.G59])/1000" office:value-type="float" office:value="1.9987890625" calcext:value-type="float">
            <text:p>1.9988</text:p>
          </table:table-cell>
          <table:table-cell table:style-name="ce7" table:formula="of:=[.H60]+[.I59]" office:value-type="float" office:value="116.0005546875" calcext:value-type="float">
            <text:p>116.0006</text:p>
          </table:table-cell>
          <table:table-cell table:style-name="ce10" table:formula="of:=[.I60]-2*([.$B60]-1)" office:value-type="float" office:value="0.000554687499985107" calcext:value-type="float">
            <text:p>0.0005546875</text:p>
          </table:table-cell>
          <table:table-cell table:style-name="Default" office:value-type="float" office:value="63625415592529.5" calcext:value-type="float">
            <text:p>63625415592529.5</text:p>
          </table:table-cell>
          <table:table-cell table:style-name="ce7" table:formula="of:=([.K60]-[.K59])/1000" office:value-type="float" office:value="2.000578125" calcext:value-type="float">
            <text:p>2.0006</text:p>
          </table:table-cell>
          <table:table-cell table:style-name="ce7" table:formula="of:=[.L60]+[.M59]" office:value-type="float" office:value="116.002546875" calcext:value-type="float">
            <text:p>116.0025</text:p>
          </table:table-cell>
          <table:table-cell table:style-name="ce11" table:formula="of:=[.M60]-2*([.$B60]-1)" office:value-type="float" office:value="0.00254687500000728" calcext:value-type="float">
            <text:p>0.002546875</text:p>
          </table:table-cell>
          <table:table-cell table:style-name="Default" office:value-type="float" office:value="63625416062938.1" calcext:value-type="float">
            <text:p>63625416062938.1</text:p>
          </table:table-cell>
          <table:table-cell table:style-name="ce7" table:formula="of:=([.O60]-[.O59])/1000" office:value-type="float" office:value="1.9995390625" calcext:value-type="float">
            <text:p>1.9995</text:p>
          </table:table-cell>
          <table:table-cell table:style-name="ce7" table:formula="of:=[.P60]+[.Q59]" office:value-type="float" office:value="116.000890625" calcext:value-type="float">
            <text:p>116.0009</text:p>
          </table:table-cell>
          <table:table-cell table:style-name="ce12" table:formula="of:=[.Q60]-2*([.$B60]-1)" office:value-type="float" office:value="0.000890625000010914" calcext:value-type="float">
            <text:p>0.000890625</text:p>
          </table:table-cell>
          <table:table-cell table:style-name="Default" office:value-type="float" office:value="63625416546613.3" calcext:value-type="float">
            <text:p>63625416546613.3</text:p>
          </table:table-cell>
          <table:table-cell table:style-name="ce7" table:formula="of:=([.S60]-[.S59])/1000" office:value-type="float" office:value="1.9996796875" calcext:value-type="float">
            <text:p>1.9997</text:p>
          </table:table-cell>
          <table:table-cell table:style-name="ce7" table:formula="of:=[.T60]+[.U59]" office:value-type="float" office:value="116.0018125" calcext:value-type="float">
            <text:p>116.0018</text:p>
          </table:table-cell>
          <table:table-cell table:style-name="ce13" table:formula="of:=[.U60]-2*([.$B60]-1)" office:value-type="float" office:value="0.00181250000001398" calcext:value-type="float">
            <text:p>0.0018125</text:p>
          </table:table-cell>
          <table:table-cell table:style-name="Default" office:value-type="float" office:value="63625417039944.2" calcext:value-type="float">
            <text:p>63625417039944.2</text:p>
          </table:table-cell>
          <table:table-cell table:style-name="ce14" table:formula="of:=([.W60]-[.W59])/1000" office:value-type="float" office:value="2.0031015625" calcext:value-type="float">
            <text:p>2.0031</text:p>
          </table:table-cell>
          <table:table-cell table:style-name="ce7" table:formula="of:=[.X60]+[.Y59]" office:value-type="float" office:value="116.0025078125" calcext:value-type="float">
            <text:p>116.0025</text:p>
          </table:table-cell>
          <table:table-cell table:style-name="ce15" table:formula="of:=[.Y60]-2*([.$B60]-1)" office:value-type="float" office:value="0.00250781249999932" calcext:value-type="float">
            <text:p>0.0025078125</text:p>
          </table:table-cell>
          <table:table-cell table:style-name="Default" office:value-type="float" office:value="63625417516031.2" calcext:value-type="float">
            <text:p>63625417516031.2</text:p>
          </table:table-cell>
          <table:table-cell table:style-name="ce7" table:formula="of:=([.AA60]-[.AA59])/1000" office:value-type="float" office:value="1.9997265625" calcext:value-type="float">
            <text:p>1.9997</text:p>
          </table:table-cell>
          <table:table-cell table:style-name="ce7" table:formula="of:=[.AB60]+[.AC59]" office:value-type="float" office:value="116.001390625" calcext:value-type="float">
            <text:p>116.0014</text:p>
          </table:table-cell>
          <table:table-cell table:style-name="ce16" table:formula="of:=[.AC60]-2*([.$B60]-1)" office:value-type="float" office:value="0.00139062499998488" calcext:value-type="float">
            <text:p>0.001390625</text:p>
          </table:table-cell>
          <table:table-cell table:style-name="Default" office:value-type="float" office:value="63625417980993.7" calcext:value-type="float">
            <text:p>63625417980993.7</text:p>
          </table:table-cell>
          <table:table-cell table:style-name="ce7" table:formula="of:=([.AE60]-[.AE59])/1000" office:value-type="float" office:value="2.0016015625" calcext:value-type="float">
            <text:p>2.0016</text:p>
          </table:table-cell>
          <table:table-cell table:style-name="ce7" table:formula="of:=[.AF60]+[.AG59]" office:value-type="float" office:value="116.0008828125" calcext:value-type="float">
            <text:p>116.0009</text:p>
          </table:table-cell>
          <table:table-cell table:style-name="ce17" table:formula="of:=[.AG60]-2*([.$B60]-1)" office:value-type="float" office:value="0.000882812499980901" calcext:value-type="float">
            <text:p>0.0008828125</text:p>
          </table:table-cell>
          <table:table-cell table:style-name="Default" office:value-type="float" office:value="63625418452789.5" calcext:value-type="float">
            <text:p>63625418452789.5</text:p>
          </table:table-cell>
          <table:table-cell table:style-name="ce7" table:formula="of:=([.AI60]-[.AI59])/1000" office:value-type="float" office:value="2.0023828125" calcext:value-type="float">
            <text:p>2.0024</text:p>
          </table:table-cell>
          <table:table-cell table:style-name="ce7" table:formula="of:=[.AJ60]+[.AK59]" office:value-type="float" office:value="116.001828125" calcext:value-type="float">
            <text:p>116.0018</text:p>
          </table:table-cell>
          <table:table-cell table:style-name="ce18" table:formula="of:=[.AK60]-2*([.$B60]-1)" office:value-type="float" office:value="0.00182812500001717" calcext:value-type="float">
            <text:p>0.001828125</text:p>
          </table:table-cell>
          <table:table-cell table:style-name="Default" office:value-type="float" office:value="63625418916469.8" calcext:value-type="float">
            <text:p>63625418916469.8</text:p>
          </table:table-cell>
          <table:table-cell table:style-name="ce19" table:formula="of:=([.AM60]-[.AM59])/1000" office:value-type="float" office:value="1.9983046875" calcext:value-type="float">
            <text:p>1.9983</text:p>
          </table:table-cell>
          <table:table-cell table:style-name="ce7" table:formula="of:=[.AN60]+[.AO59]" office:value-type="float" office:value="115.9995234375" calcext:value-type="float">
            <text:p>115.9995</text:p>
          </table:table-cell>
          <table:table-cell table:style-name="ce20" table:formula="of:=[.AO60]-2*([.$B60]-1)" office:value-type="float" office:value="-0.000476562500011823" calcext:value-type="float">
            <text:p>-0.0004765625</text:p>
          </table:table-cell>
          <table:table-cell table:style-name="Default" office:value-type="float" office:value="63625419386983.6" calcext:value-type="float">
            <text:p>63625419386983.6</text:p>
          </table:table-cell>
          <table:table-cell table:style-name="ce7" table:formula="of:=([.AQ60]-[.AQ59])/1000" office:value-type="float" office:value="1.999109375" calcext:value-type="float">
            <text:p>1.9991</text:p>
          </table:table-cell>
          <table:table-cell table:style-name="ce7" table:formula="of:=[.AR60]+[.AS59]" office:value-type="float" office:value="115.9991015625" calcext:value-type="float">
            <text:p>115.9991</text:p>
          </table:table-cell>
          <table:table-cell table:style-name="ce21" table:formula="of:=[.AS60]-2*([.$B60]-1)" office:value-type="float" office:value="-0.000898437499998295" calcext:value-type="float">
            <text:p>-0.0008984375</text:p>
          </table:table-cell>
          <table:table-cell table:style-name="Default" office:value-type="float" office:value="63625419871501.9" calcext:value-type="float">
            <text:p>63625419871501.9</text:p>
          </table:table-cell>
          <table:table-cell table:style-name="ce7" table:formula="of:=([.AU60]-[.AU59])/1000" office:value-type="float" office:value="2.0004375" calcext:value-type="float">
            <text:p>2.0004</text:p>
          </table:table-cell>
          <table:table-cell table:style-name="ce7" table:formula="of:=[.AV60]+[.AW59]" office:value-type="float" office:value="116.001484375" calcext:value-type="float">
            <text:p>116.0015</text:p>
          </table:table-cell>
          <table:table-cell table:style-name="ce22" table:formula="of:=[.AW60]-2*([.$B60]-1)" office:value-type="float" office:value="0.00148437500001819" calcext:value-type="float">
            <text:p>0.00148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60" calcext:value-type="float">
            <text:p>60</text:p>
          </table:table-cell>
          <table:table-cell office:value-type="float" office:value="63625414637130.7" calcext:value-type="float">
            <text:p>63625414637130.7</text:p>
          </table:table-cell>
          <table:table-cell table:formula="of:=([.C61]-[.C60])/1000" office:value-type="float" office:value="2.00103125" calcext:value-type="float">
            <text:p>2.0010</text:p>
          </table:table-cell>
          <table:table-cell table:formula="of:=[.D61]+[.E60]" office:value-type="float" office:value="118.00115625" calcext:value-type="float">
            <text:p>118.0012</text:p>
          </table:table-cell>
          <table:table-cell table:style-name="ce9" table:formula="of:=[.E61]-2*([.$B61]-1)" office:value-type="float" office:value="0.0011562500000224" calcext:value-type="float">
            <text:p>0.00115625</text:p>
          </table:table-cell>
          <table:table-cell table:style-name="Default" office:value-type="float" office:value="63625415123415.4" calcext:value-type="float">
            <text:p>63625415123415.4</text:p>
          </table:table-cell>
          <table:table-cell table:style-name="ce7" table:formula="of:=([.G61]-[.G60])/1000" office:value-type="float" office:value="1.9995390625" calcext:value-type="float">
            <text:p>1.9995</text:p>
          </table:table-cell>
          <table:table-cell table:style-name="ce7" table:formula="of:=[.H61]+[.I60]" office:value-type="float" office:value="118.00009375" calcext:value-type="float">
            <text:p>118.0001</text:p>
          </table:table-cell>
          <table:table-cell table:style-name="ce10" table:formula="of:=[.I61]-2*([.$B61]-1)" office:value-type="float" office:value="0.0000937499999906777" calcext:value-type="float">
            <text:p>0.00009375</text:p>
          </table:table-cell>
          <table:table-cell table:style-name="Default" office:value-type="float" office:value="63625415594528.2" calcext:value-type="float">
            <text:p>63625415594528.2</text:p>
          </table:table-cell>
          <table:table-cell table:style-name="ce7" table:formula="of:=([.K61]-[.K60])/1000" office:value-type="float" office:value="1.9986640625" calcext:value-type="float">
            <text:p>1.9987</text:p>
          </table:table-cell>
          <table:table-cell table:style-name="ce7" table:formula="of:=[.L61]+[.M60]" office:value-type="float" office:value="118.0012109375" calcext:value-type="float">
            <text:p>118.0012</text:p>
          </table:table-cell>
          <table:table-cell table:style-name="ce11" table:formula="of:=[.M61]-2*([.$B61]-1)" office:value-type="float" office:value="0.00121093750000512" calcext:value-type="float">
            <text:p>0.0012109375</text:p>
          </table:table-cell>
          <table:table-cell table:style-name="Default" office:value-type="float" office:value="63625416064937.9" calcext:value-type="float">
            <text:p>63625416064937.9</text:p>
          </table:table-cell>
          <table:table-cell table:style-name="ce7" table:formula="of:=([.O61]-[.O60])/1000" office:value-type="float" office:value="1.99975" calcext:value-type="float">
            <text:p>1.9998</text:p>
          </table:table-cell>
          <table:table-cell table:style-name="ce7" table:formula="of:=[.P61]+[.Q60]" office:value-type="float" office:value="118.000640625" calcext:value-type="float">
            <text:p>118.0006</text:p>
          </table:table-cell>
          <table:table-cell table:style-name="ce12" table:formula="of:=[.Q61]-2*([.$B61]-1)" office:value-type="float" office:value="0.000640625000016826" calcext:value-type="float">
            <text:p>0.000640625</text:p>
          </table:table-cell>
          <table:table-cell table:style-name="Default" office:value-type="float" office:value="63625416548611.9" calcext:value-type="float">
            <text:p>63625416548611.9</text:p>
          </table:table-cell>
          <table:table-cell table:style-name="ce7" table:formula="of:=([.S61]-[.S60])/1000" office:value-type="float" office:value="1.9986484375" calcext:value-type="float">
            <text:p>1.9986</text:p>
          </table:table-cell>
          <table:table-cell table:style-name="ce7" table:formula="of:=[.T61]+[.U60]" office:value-type="float" office:value="118.0004609375" calcext:value-type="float">
            <text:p>118.0005</text:p>
          </table:table-cell>
          <table:table-cell table:style-name="ce13" table:formula="of:=[.U61]-2*([.$B61]-1)" office:value-type="float" office:value="0.00046093750000864" calcext:value-type="float">
            <text:p>0.0004609375</text:p>
          </table:table-cell>
          <table:table-cell table:style-name="Default" office:value-type="float" office:value="63625417041942.8" calcext:value-type="float">
            <text:p>63625417041942.8</text:p>
          </table:table-cell>
          <table:table-cell table:style-name="ce14" table:formula="of:=([.W61]-[.W60])/1000" office:value-type="float" office:value="1.9985390625" calcext:value-type="float">
            <text:p>1.9985</text:p>
          </table:table-cell>
          <table:table-cell table:style-name="ce7" table:formula="of:=[.X61]+[.Y60]" office:value-type="float" office:value="118.001046875" calcext:value-type="float">
            <text:p>118.0010</text:p>
          </table:table-cell>
          <table:table-cell table:style-name="ce15" table:formula="of:=[.Y61]-2*([.$B61]-1)" office:value-type="float" office:value="0.00104687500000011" calcext:value-type="float">
            <text:p>0.001046875</text:p>
          </table:table-cell>
          <table:table-cell table:style-name="Default" office:value-type="float" office:value="63625417518029.1" calcext:value-type="float">
            <text:p>63625417518029.1</text:p>
          </table:table-cell>
          <table:table-cell table:style-name="ce7" table:formula="of:=([.AA61]-[.AA60])/1000" office:value-type="float" office:value="1.9978515625" calcext:value-type="float">
            <text:p>1.9979</text:p>
          </table:table-cell>
          <table:table-cell table:style-name="ce7" table:formula="of:=[.AB61]+[.AC60]" office:value-type="float" office:value="117.9992421875" calcext:value-type="float">
            <text:p>117.9992</text:p>
          </table:table-cell>
          <table:table-cell table:style-name="ce16" table:formula="of:=[.AC61]-2*([.$B61]-1)" office:value-type="float" office:value="-0.000757812500012278" calcext:value-type="float">
            <text:p>-0.0007578125</text:p>
          </table:table-cell>
          <table:table-cell table:style-name="Default" office:value-type="float" office:value="63625417982992.6" calcext:value-type="float">
            <text:p>63625417982992.6</text:p>
          </table:table-cell>
          <table:table-cell table:style-name="ce7" table:formula="of:=([.AE61]-[.AE60])/1000" office:value-type="float" office:value="1.9989609375" calcext:value-type="float">
            <text:p>1.9990</text:p>
          </table:table-cell>
          <table:table-cell table:style-name="ce7" table:formula="of:=[.AF61]+[.AG60]" office:value-type="float" office:value="117.99984375" calcext:value-type="float">
            <text:p>117.9998</text:p>
          </table:table-cell>
          <table:table-cell table:style-name="ce17" table:formula="of:=[.AG61]-2*([.$B61]-1)" office:value-type="float" office:value="-0.000156250000017621" calcext:value-type="float">
            <text:p>-0.00015625</text:p>
          </table:table-cell>
          <table:table-cell table:style-name="Default" office:value-type="float" office:value="63625418454788.3" calcext:value-type="float">
            <text:p>63625418454788.3</text:p>
          </table:table-cell>
          <table:table-cell table:style-name="ce7" table:formula="of:=([.AI61]-[.AI60])/1000" office:value-type="float" office:value="1.998765625" calcext:value-type="float">
            <text:p>1.9988</text:p>
          </table:table-cell>
          <table:table-cell table:style-name="ce7" table:formula="of:=[.AJ61]+[.AK60]" office:value-type="float" office:value="118.00059375" calcext:value-type="float">
            <text:p>118.0006</text:p>
          </table:table-cell>
          <table:table-cell table:style-name="ce18" table:formula="of:=[.AK61]-2*([.$B61]-1)" office:value-type="float" office:value="0.000593750000021487" calcext:value-type="float">
            <text:p>0.00059375</text:p>
          </table:table-cell>
          <table:table-cell table:style-name="Default" office:value-type="float" office:value="63625418918470.8" calcext:value-type="float">
            <text:p>63625418918470.8</text:p>
          </table:table-cell>
          <table:table-cell table:style-name="ce19" table:formula="of:=([.AM61]-[.AM60])/1000" office:value-type="float" office:value="2.001015625" calcext:value-type="float">
            <text:p>2.0010</text:p>
          </table:table-cell>
          <table:table-cell table:style-name="ce7" table:formula="of:=[.AN61]+[.AO60]" office:value-type="float" office:value="118.0005390625" calcext:value-type="float">
            <text:p>118.0005</text:p>
          </table:table-cell>
          <table:table-cell table:style-name="ce20" table:formula="of:=[.AO61]-2*([.$B61]-1)" office:value-type="float" office:value="0.000539062499981924" calcext:value-type="float">
            <text:p>0.0005390625</text:p>
          </table:table-cell>
          <table:table-cell table:style-name="Default" office:value-type="float" office:value="63625419388983.8" calcext:value-type="float">
            <text:p>63625419388983.8</text:p>
          </table:table-cell>
          <table:table-cell table:style-name="ce7" table:formula="of:=([.AQ61]-[.AQ60])/1000" office:value-type="float" office:value="2.000265625" calcext:value-type="float">
            <text:p>2.0003</text:p>
          </table:table-cell>
          <table:table-cell table:style-name="ce7" table:formula="of:=[.AR61]+[.AS60]" office:value-type="float" office:value="117.9993671875" calcext:value-type="float">
            <text:p>117.9994</text:p>
          </table:table-cell>
          <table:table-cell table:style-name="ce21" table:formula="of:=[.AS61]-2*([.$B61]-1)" office:value-type="float" office:value="-0.000632812500001023" calcext:value-type="float">
            <text:p>-0.0006328125</text:p>
          </table:table-cell>
          <table:table-cell table:style-name="Default" office:value-type="float" office:value="63625419873499.8" calcext:value-type="float">
            <text:p>63625419873499.8</text:p>
          </table:table-cell>
          <table:table-cell table:style-name="ce7" table:formula="of:=([.AU61]-[.AU60])/1000" office:value-type="float" office:value="1.9978671875" calcext:value-type="float">
            <text:p>1.9979</text:p>
          </table:table-cell>
          <table:table-cell table:style-name="ce7" table:formula="of:=[.AV61]+[.AW60]" office:value-type="float" office:value="117.9993515625" calcext:value-type="float">
            <text:p>117.9994</text:p>
          </table:table-cell>
          <table:table-cell table:style-name="ce22" table:formula="of:=[.AW61]-2*([.$B61]-1)" office:value-type="float" office:value="-0.000648437499975785" calcext:value-type="float">
            <text:p>-0.000648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61" calcext:value-type="float">
            <text:p>61</text:p>
          </table:table-cell>
          <table:table-cell office:value-type="float" office:value="63625414639129.9" calcext:value-type="float">
            <text:p>63625414639129.9</text:p>
          </table:table-cell>
          <table:table-cell table:formula="of:=([.C62]-[.C61])/1000" office:value-type="float" office:value="1.999125" calcext:value-type="float">
            <text:p>1.9991</text:p>
          </table:table-cell>
          <table:table-cell table:formula="of:=[.D62]+[.E61]" office:value-type="float" office:value="120.00028125" calcext:value-type="float">
            <text:p>120.0003</text:p>
          </table:table-cell>
          <table:table-cell table:style-name="ce9" table:formula="of:=[.E62]-2*([.$B62]-1)" office:value-type="float" office:value="0.000281250000028876" calcext:value-type="float">
            <text:p>0.00028125</text:p>
          </table:table-cell>
          <table:table-cell table:style-name="Default" office:value-type="float" office:value="63625415125415" calcext:value-type="float">
            <text:p>63625415125415</text:p>
          </table:table-cell>
          <table:table-cell table:style-name="ce7" table:formula="of:=([.G62]-[.G61])/1000" office:value-type="float" office:value="1.9995703125" calcext:value-type="float">
            <text:p>1.9996</text:p>
          </table:table-cell>
          <table:table-cell table:style-name="ce7" table:formula="of:=[.H62]+[.I61]" office:value-type="float" office:value="119.9996640625" calcext:value-type="float">
            <text:p>119.9997</text:p>
          </table:table-cell>
          <table:table-cell table:style-name="ce10" table:formula="of:=[.I62]-2*([.$B62]-1)" office:value-type="float" office:value="-0.000335937500011596" calcext:value-type="float">
            <text:p>-0.0003359375</text:p>
          </table:table-cell>
          <table:table-cell table:style-name="Default" office:value-type="float" office:value="63625415596527" calcext:value-type="float">
            <text:p>63625415596527</text:p>
          </table:table-cell>
          <table:table-cell table:style-name="ce7" table:formula="of:=([.K62]-[.K61])/1000" office:value-type="float" office:value="1.9988203125" calcext:value-type="float">
            <text:p>1.9988</text:p>
          </table:table-cell>
          <table:table-cell table:style-name="ce7" table:formula="of:=[.L62]+[.M61]" office:value-type="float" office:value="120.00003125" calcext:value-type="float">
            <text:p>120.0000</text:p>
          </table:table-cell>
          <table:table-cell table:style-name="ce11" table:formula="of:=[.M62]-2*([.$B62]-1)" office:value-type="float" office:value="0.0000312500000063665" calcext:value-type="float">
            <text:p>0.00003125</text:p>
          </table:table-cell>
          <table:table-cell table:style-name="Default" office:value-type="float" office:value="63625416066938" calcext:value-type="float">
            <text:p>63625416066938</text:p>
          </table:table-cell>
          <table:table-cell table:style-name="ce7" table:formula="of:=([.O62]-[.O61])/1000" office:value-type="float" office:value="2.0000625" calcext:value-type="float">
            <text:p>2.0001</text:p>
          </table:table-cell>
          <table:table-cell table:style-name="ce7" table:formula="of:=[.P62]+[.Q61]" office:value-type="float" office:value="120.000703125" calcext:value-type="float">
            <text:p>120.0007</text:p>
          </table:table-cell>
          <table:table-cell table:style-name="ce12" table:formula="of:=[.Q62]-2*([.$B62]-1)" office:value-type="float" office:value="0.000703125000015348" calcext:value-type="float">
            <text:p>0.000703125</text:p>
          </table:table-cell>
          <table:table-cell table:style-name="Default" office:value-type="float" office:value="63625416550612" calcext:value-type="float">
            <text:p>63625416550612</text:p>
          </table:table-cell>
          <table:table-cell table:style-name="ce7" table:formula="of:=([.S62]-[.S61])/1000" office:value-type="float" office:value="2.0000625" calcext:value-type="float">
            <text:p>2.0001</text:p>
          </table:table-cell>
          <table:table-cell table:style-name="ce7" table:formula="of:=[.T62]+[.U61]" office:value-type="float" office:value="120.0005234375" calcext:value-type="float">
            <text:p>120.0005</text:p>
          </table:table-cell>
          <table:table-cell table:style-name="ce13" table:formula="of:=[.U62]-2*([.$B62]-1)" office:value-type="float" office:value="0.000523437500007162" calcext:value-type="float">
            <text:p>0.0005234375</text:p>
          </table:table-cell>
          <table:table-cell table:style-name="Default" office:value-type="float" office:value="63625417043940.6" calcext:value-type="float">
            <text:p>63625417043940.6</text:p>
          </table:table-cell>
          <table:table-cell table:style-name="ce14" table:formula="of:=([.W62]-[.W61])/1000" office:value-type="float" office:value="1.99784375" calcext:value-type="float">
            <text:p>1.9978</text:p>
          </table:table-cell>
          <table:table-cell table:style-name="ce7" table:formula="of:=[.X62]+[.Y61]" office:value-type="float" office:value="119.998890625" calcext:value-type="float">
            <text:p>119.9989</text:p>
          </table:table-cell>
          <table:table-cell table:style-name="ce15" table:formula="of:=[.Y62]-2*([.$B62]-1)" office:value-type="float" office:value="-0.00110937499999864" calcext:value-type="float">
            <text:p>-0.001109375</text:p>
          </table:table-cell>
          <table:table-cell table:style-name="Default" office:value-type="float" office:value="63625417520029.8" calcext:value-type="float">
            <text:p>63625417520029.8</text:p>
          </table:table-cell>
          <table:table-cell table:style-name="ce7" table:formula="of:=([.AA62]-[.AA61])/1000" office:value-type="float" office:value="2.0006953125" calcext:value-type="float">
            <text:p>2.0007</text:p>
          </table:table-cell>
          <table:table-cell table:style-name="ce7" table:formula="of:=[.AB62]+[.AC61]" office:value-type="float" office:value="119.9999375" calcext:value-type="float">
            <text:p>119.9999</text:p>
          </table:table-cell>
          <table:table-cell table:style-name="ce16" table:formula="of:=[.AC62]-2*([.$B62]-1)" office:value-type="float" office:value="-0.0000625000000127329" calcext:value-type="float">
            <text:p>-0.0000625</text:p>
          </table:table-cell>
          <table:table-cell table:style-name="Default" office:value-type="float" office:value="63625417984992.8" calcext:value-type="float">
            <text:p>63625417984992.8</text:p>
          </table:table-cell>
          <table:table-cell table:style-name="ce7" table:formula="of:=([.AE62]-[.AE61])/1000" office:value-type="float" office:value="2.000171875" calcext:value-type="float">
            <text:p>2.0002</text:p>
          </table:table-cell>
          <table:table-cell table:style-name="ce7" table:formula="of:=[.AF62]+[.AG61]" office:value-type="float" office:value="120.000015625" calcext:value-type="float">
            <text:p>120.0000</text:p>
          </table:table-cell>
          <table:table-cell table:style-name="ce17" table:formula="of:=[.AG62]-2*([.$B62]-1)" office:value-type="float" office:value="0.0000156249999889724" calcext:value-type="float">
            <text:p>0.000015625</text:p>
          </table:table-cell>
          <table:table-cell table:style-name="Default" office:value-type="float" office:value="63625418456787.6" calcext:value-type="float">
            <text:p>63625418456787.6</text:p>
          </table:table-cell>
          <table:table-cell table:style-name="ce7" table:formula="of:=([.AI62]-[.AI61])/1000" office:value-type="float" office:value="1.99928125" calcext:value-type="float">
            <text:p>1.9993</text:p>
          </table:table-cell>
          <table:table-cell table:style-name="ce7" table:formula="of:=[.AJ62]+[.AK61]" office:value-type="float" office:value="119.999875" calcext:value-type="float">
            <text:p>119.9999</text:p>
          </table:table-cell>
          <table:table-cell table:style-name="ce18" table:formula="of:=[.AK62]-2*([.$B62]-1)" office:value-type="float" office:value="-0.000124999999982833" calcext:value-type="float">
            <text:p>-0.000125</text:p>
          </table:table-cell>
          <table:table-cell table:style-name="Default" office:value-type="float" office:value="63625418920470.7" calcext:value-type="float">
            <text:p>63625418920470.7</text:p>
          </table:table-cell>
          <table:table-cell table:style-name="ce19" table:formula="of:=([.AM62]-[.AM61])/1000" office:value-type="float" office:value="1.999875" calcext:value-type="float">
            <text:p>1.9999</text:p>
          </table:table-cell>
          <table:table-cell table:style-name="ce7" table:formula="of:=[.AN62]+[.AO61]" office:value-type="float" office:value="120.0004140625" calcext:value-type="float">
            <text:p>120.0004</text:p>
          </table:table-cell>
          <table:table-cell table:style-name="ce20" table:formula="of:=[.AO62]-2*([.$B62]-1)" office:value-type="float" office:value="0.00041406249998488" calcext:value-type="float">
            <text:p>0.0004140625</text:p>
          </table:table-cell>
          <table:table-cell table:style-name="Default" office:value-type="float" office:value="63625419390984.1" calcext:value-type="float">
            <text:p>63625419390984.1</text:p>
          </table:table-cell>
          <table:table-cell table:style-name="ce7" table:formula="of:=([.AQ62]-[.AQ61])/1000" office:value-type="float" office:value="2.0002890625" calcext:value-type="float">
            <text:p>2.0003</text:p>
          </table:table-cell>
          <table:table-cell table:style-name="ce7" table:formula="of:=[.AR62]+[.AS61]" office:value-type="float" office:value="119.99965625" calcext:value-type="float">
            <text:p>119.9997</text:p>
          </table:table-cell>
          <table:table-cell table:style-name="ce21" table:formula="of:=[.AS62]-2*([.$B62]-1)" office:value-type="float" office:value="-0.000343749999998977" calcext:value-type="float">
            <text:p>-0.00034375</text:p>
          </table:table-cell>
          <table:table-cell table:style-name="Default" office:value-type="float" office:value="63625419875501.1" calcext:value-type="float">
            <text:p>63625419875501.1</text:p>
          </table:table-cell>
          <table:table-cell table:style-name="ce7" table:formula="of:=([.AU62]-[.AU61])/1000" office:value-type="float" office:value="2.0013203125" calcext:value-type="float">
            <text:p>2.0013</text:p>
          </table:table-cell>
          <table:table-cell table:style-name="ce7" table:formula="of:=[.AV62]+[.AW61]" office:value-type="float" office:value="120.000671875" calcext:value-type="float">
            <text:p>120.0007</text:p>
          </table:table-cell>
          <table:table-cell table:style-name="ce22" table:formula="of:=[.AW62]-2*([.$B62]-1)" office:value-type="float" office:value="0.000671875000023192" calcext:value-type="float">
            <text:p>0.000671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62" calcext:value-type="float">
            <text:p>62</text:p>
          </table:table-cell>
          <table:table-cell office:value-type="float" office:value="63625414641131.3" calcext:value-type="float">
            <text:p>63625414641131.3</text:p>
          </table:table-cell>
          <table:table-cell table:formula="of:=([.C63]-[.C62])/1000" office:value-type="float" office:value="2.001390625" calcext:value-type="float">
            <text:p>2.0014</text:p>
          </table:table-cell>
          <table:table-cell table:formula="of:=[.D63]+[.E62]" office:value-type="float" office:value="122.001671875" calcext:value-type="float">
            <text:p>122.0017</text:p>
          </table:table-cell>
          <table:table-cell table:style-name="ce9" table:formula="of:=[.E63]-2*([.$B63]-1)" office:value-type="float" office:value="0.00167187500002797" calcext:value-type="float">
            <text:p>0.001671875</text:p>
          </table:table-cell>
          <table:table-cell table:style-name="Default" office:value-type="float" office:value="63625415127414.6" calcext:value-type="float">
            <text:p>63625415127414.6</text:p>
          </table:table-cell>
          <table:table-cell table:style-name="ce7" table:formula="of:=([.G63]-[.G62])/1000" office:value-type="float" office:value="1.999640625" calcext:value-type="float">
            <text:p>1.9996</text:p>
          </table:table-cell>
          <table:table-cell table:style-name="ce7" table:formula="of:=[.H63]+[.I62]" office:value-type="float" office:value="121.9993046875" calcext:value-type="float">
            <text:p>121.9993</text:p>
          </table:table-cell>
          <table:table-cell table:style-name="ce10" table:formula="of:=[.I63]-2*([.$B63]-1)" office:value-type="float" office:value="-0.000695312500013756" calcext:value-type="float">
            <text:p>-0.0006953125</text:p>
          </table:table-cell>
          <table:table-cell table:style-name="Default" office:value-type="float" office:value="63625415598527.5" calcext:value-type="float">
            <text:p>63625415598527.5</text:p>
          </table:table-cell>
          <table:table-cell table:style-name="ce7" table:formula="of:=([.K63]-[.K62])/1000" office:value-type="float" office:value="2.0004609375" calcext:value-type="float">
            <text:p>2.0005</text:p>
          </table:table-cell>
          <table:table-cell table:style-name="ce7" table:formula="of:=[.L63]+[.M62]" office:value-type="float" office:value="122.0004921875" calcext:value-type="float">
            <text:p>122.0005</text:p>
          </table:table-cell>
          <table:table-cell table:style-name="ce11" table:formula="of:=[.M63]-2*([.$B63]-1)" office:value-type="float" office:value="0.000492187500000796" calcext:value-type="float">
            <text:p>0.0004921875</text:p>
          </table:table-cell>
          <table:table-cell table:style-name="Default" office:value-type="float" office:value="63625416068938.3" calcext:value-type="float">
            <text:p>63625416068938.3</text:p>
          </table:table-cell>
          <table:table-cell table:style-name="ce7" table:formula="of:=([.O63]-[.O62])/1000" office:value-type="float" office:value="2.0003671875" calcext:value-type="float">
            <text:p>2.0004</text:p>
          </table:table-cell>
          <table:table-cell table:style-name="ce7" table:formula="of:=[.P63]+[.Q62]" office:value-type="float" office:value="122.0010703125" calcext:value-type="float">
            <text:p>122.0011</text:p>
          </table:table-cell>
          <table:table-cell table:style-name="ce12" table:formula="of:=[.Q63]-2*([.$B63]-1)" office:value-type="float" office:value="0.0010703125000191" calcext:value-type="float">
            <text:p>0.0010703125</text:p>
          </table:table-cell>
          <table:table-cell table:style-name="Default" office:value-type="float" office:value="63625416552612.5" calcext:value-type="float">
            <text:p>63625416552612.5</text:p>
          </table:table-cell>
          <table:table-cell table:style-name="ce7" table:formula="of:=([.S63]-[.S62])/1000" office:value-type="float" office:value="2.0004609375" calcext:value-type="float">
            <text:p>2.0005</text:p>
          </table:table-cell>
          <table:table-cell table:style-name="ce7" table:formula="of:=[.T63]+[.U62]" office:value-type="float" office:value="122.000984375" calcext:value-type="float">
            <text:p>122.0010</text:p>
          </table:table-cell>
          <table:table-cell table:style-name="ce13" table:formula="of:=[.U63]-2*([.$B63]-1)" office:value-type="float" office:value="0.000984375000001592" calcext:value-type="float">
            <text:p>0.000984375</text:p>
          </table:table-cell>
          <table:table-cell table:style-name="Default" office:value-type="float" office:value="63625417045940.4" calcext:value-type="float">
            <text:p>63625417045940.4</text:p>
          </table:table-cell>
          <table:table-cell table:style-name="ce14" table:formula="of:=([.W63]-[.W62])/1000" office:value-type="float" office:value="1.9998125" calcext:value-type="float">
            <text:p>1.9998</text:p>
          </table:table-cell>
          <table:table-cell table:style-name="ce7" table:formula="of:=[.X63]+[.Y62]" office:value-type="float" office:value="121.998703125" calcext:value-type="float">
            <text:p>121.9987</text:p>
          </table:table-cell>
          <table:table-cell table:style-name="ce15" table:formula="of:=[.Y63]-2*([.$B63]-1)" office:value-type="float" office:value="-0.0012968749999942" calcext:value-type="float">
            <text:p>-0.001296875</text:p>
          </table:table-cell>
          <table:table-cell table:style-name="Default" office:value-type="float" office:value="63625417522030.8" calcext:value-type="float">
            <text:p>63625417522030.8</text:p>
          </table:table-cell>
          <table:table-cell table:style-name="ce7" table:formula="of:=([.AA63]-[.AA62])/1000" office:value-type="float" office:value="2.00103125" calcext:value-type="float">
            <text:p>2.0010</text:p>
          </table:table-cell>
          <table:table-cell table:style-name="ce7" table:formula="of:=[.AB63]+[.AC62]" office:value-type="float" office:value="122.00096875" calcext:value-type="float">
            <text:p>122.0010</text:p>
          </table:table-cell>
          <table:table-cell table:style-name="ce16" table:formula="of:=[.AC63]-2*([.$B63]-1)" office:value-type="float" office:value="0.000968749999984198" calcext:value-type="float">
            <text:p>0.00096875</text:p>
          </table:table-cell>
          <table:table-cell table:style-name="Default" office:value-type="float" office:value="63625417986992.4" calcext:value-type="float">
            <text:p>63625417986992.4</text:p>
          </table:table-cell>
          <table:table-cell table:style-name="ce7" table:formula="of:=([.AE63]-[.AE62])/1000" office:value-type="float" office:value="1.999609375" calcext:value-type="float">
            <text:p>1.9996</text:p>
          </table:table-cell>
          <table:table-cell table:style-name="ce7" table:formula="of:=[.AF63]+[.AG62]" office:value-type="float" office:value="121.999625" calcext:value-type="float">
            <text:p>121.9996</text:p>
          </table:table-cell>
          <table:table-cell table:style-name="ce17" table:formula="of:=[.AG63]-2*([.$B63]-1)" office:value-type="float" office:value="-0.000375000000005343" calcext:value-type="float">
            <text:p>-0.000375</text:p>
          </table:table-cell>
          <table:table-cell table:style-name="Default" office:value-type="float" office:value="63625418458787.4" calcext:value-type="float">
            <text:p>63625418458787.4</text:p>
          </table:table-cell>
          <table:table-cell table:style-name="ce7" table:formula="of:=([.AI63]-[.AI62])/1000" office:value-type="float" office:value="1.999859375" calcext:value-type="float">
            <text:p>1.9999</text:p>
          </table:table-cell>
          <table:table-cell table:style-name="ce7" table:formula="of:=[.AJ63]+[.AK62]" office:value-type="float" office:value="121.999734375" calcext:value-type="float">
            <text:p>121.9997</text:p>
          </table:table-cell>
          <table:table-cell table:style-name="ce18" table:formula="of:=[.AK63]-2*([.$B63]-1)" office:value-type="float" office:value="-0.000265624999983061" calcext:value-type="float">
            <text:p>-0.000265625</text:p>
          </table:table-cell>
          <table:table-cell table:style-name="Default" office:value-type="float" office:value="63625418922471.1" calcext:value-type="float">
            <text:p>63625418922471.1</text:p>
          </table:table-cell>
          <table:table-cell table:style-name="ce19" table:formula="of:=([.AM63]-[.AM62])/1000" office:value-type="float" office:value="2.0004140625" calcext:value-type="float">
            <text:p>2.0004</text:p>
          </table:table-cell>
          <table:table-cell table:style-name="ce7" table:formula="of:=[.AN63]+[.AO62]" office:value-type="float" office:value="122.000828125" calcext:value-type="float">
            <text:p>122.0008</text:p>
          </table:table-cell>
          <table:table-cell table:style-name="ce20" table:formula="of:=[.AO63]-2*([.$B63]-1)" office:value-type="float" office:value="0.00082812499998397" calcext:value-type="float">
            <text:p>0.000828125</text:p>
          </table:table-cell>
          <table:table-cell table:style-name="Default" office:value-type="float" office:value="63625419392984.7" calcext:value-type="float">
            <text:p>63625419392984.7</text:p>
          </table:table-cell>
          <table:table-cell table:style-name="ce7" table:formula="of:=([.AQ63]-[.AQ62])/1000" office:value-type="float" office:value="2.00053125" calcext:value-type="float">
            <text:p>2.0005</text:p>
          </table:table-cell>
          <table:table-cell table:style-name="ce7" table:formula="of:=[.AR63]+[.AS62]" office:value-type="float" office:value="122.0001875" calcext:value-type="float">
            <text:p>122.0002</text:p>
          </table:table-cell>
          <table:table-cell table:style-name="ce21" table:formula="of:=[.AS63]-2*([.$B63]-1)" office:value-type="float" office:value="0.000187499999995566" calcext:value-type="float">
            <text:p>0.0001875</text:p>
          </table:table-cell>
          <table:table-cell table:style-name="Default" office:value-type="float" office:value="63625419877503.1" calcext:value-type="float">
            <text:p>63625419877503.1</text:p>
          </table:table-cell>
          <table:table-cell table:style-name="ce7" table:formula="of:=([.AU63]-[.AU62])/1000" office:value-type="float" office:value="2.0019375" calcext:value-type="float">
            <text:p>2.0019</text:p>
          </table:table-cell>
          <table:table-cell table:style-name="ce7" table:formula="of:=[.AV63]+[.AW62]" office:value-type="float" office:value="122.002609375" calcext:value-type="float">
            <text:p>122.0026</text:p>
          </table:table-cell>
          <table:table-cell table:style-name="ce22" table:formula="of:=[.AW63]-2*([.$B63]-1)" office:value-type="float" office:value="0.00260937500002001" calcext:value-type="float">
            <text:p>0.002609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63" calcext:value-type="float">
            <text:p>63</text:p>
          </table:table-cell>
          <table:table-cell office:value-type="float" office:value="63625414643131.3" calcext:value-type="float">
            <text:p>63625414643131.3</text:p>
          </table:table-cell>
          <table:table-cell table:formula="of:=([.C64]-[.C63])/1000" office:value-type="float" office:value="2" calcext:value-type="float">
            <text:p>2.0000</text:p>
          </table:table-cell>
          <table:table-cell table:formula="of:=[.D64]+[.E63]" office:value-type="float" office:value="124.001671875" calcext:value-type="float">
            <text:p>124.0017</text:p>
          </table:table-cell>
          <table:table-cell table:style-name="ce9" table:formula="of:=[.E64]-2*([.$B64]-1)" office:value-type="float" office:value="0.00167187500002797" calcext:value-type="float">
            <text:p>0.001671875</text:p>
          </table:table-cell>
          <table:table-cell table:style-name="Default" office:value-type="float" office:value="63625415129414.5" calcext:value-type="float">
            <text:p>63625415129414.5</text:p>
          </table:table-cell>
          <table:table-cell table:style-name="ce7" table:formula="of:=([.G64]-[.G63])/1000" office:value-type="float" office:value="1.999859375" calcext:value-type="float">
            <text:p>1.9999</text:p>
          </table:table-cell>
          <table:table-cell table:style-name="ce7" table:formula="of:=[.H64]+[.I63]" office:value-type="float" office:value="123.9991640625" calcext:value-type="float">
            <text:p>123.9992</text:p>
          </table:table-cell>
          <table:table-cell table:style-name="ce10" table:formula="of:=[.I64]-2*([.$B64]-1)" office:value-type="float" office:value="-0.000835937500013984" calcext:value-type="float">
            <text:p>-0.0008359375</text:p>
          </table:table-cell>
          <table:table-cell table:style-name="Default" office:value-type="float" office:value="63625415600527.9" calcext:value-type="float">
            <text:p>63625415600527.9</text:p>
          </table:table-cell>
          <table:table-cell table:style-name="ce7" table:formula="of:=([.K64]-[.K63])/1000" office:value-type="float" office:value="2.000421875" calcext:value-type="float">
            <text:p>2.0004</text:p>
          </table:table-cell>
          <table:table-cell table:style-name="ce7" table:formula="of:=[.L64]+[.M63]" office:value-type="float" office:value="124.0009140625" calcext:value-type="float">
            <text:p>124.0009</text:p>
          </table:table-cell>
          <table:table-cell table:style-name="ce11" table:formula="of:=[.M64]-2*([.$B64]-1)" office:value-type="float" office:value="0.000914062500001478" calcext:value-type="float">
            <text:p>0.0009140625</text:p>
          </table:table-cell>
          <table:table-cell table:style-name="Default" office:value-type="float" office:value="63625416070939.7" calcext:value-type="float">
            <text:p>63625416070939.7</text:p>
          </table:table-cell>
          <table:table-cell table:style-name="ce7" table:formula="of:=([.O64]-[.O63])/1000" office:value-type="float" office:value="2.001375" calcext:value-type="float">
            <text:p>2.0014</text:p>
          </table:table-cell>
          <table:table-cell table:style-name="ce7" table:formula="of:=[.P64]+[.Q63]" office:value-type="float" office:value="124.0024453125" calcext:value-type="float">
            <text:p>124.0024</text:p>
          </table:table-cell>
          <table:table-cell table:style-name="ce12" table:formula="of:=[.Q64]-2*([.$B64]-1)" office:value-type="float" office:value="0.00244531250001501" calcext:value-type="float">
            <text:p>0.0024453125</text:p>
          </table:table-cell>
          <table:table-cell table:style-name="Default" office:value-type="float" office:value="63625416554612.6" calcext:value-type="float">
            <text:p>63625416554612.6</text:p>
          </table:table-cell>
          <table:table-cell table:style-name="ce7" table:formula="of:=([.S64]-[.S63])/1000" office:value-type="float" office:value="2.00009375" calcext:value-type="float">
            <text:p>2.0001</text:p>
          </table:table-cell>
          <table:table-cell table:style-name="ce7" table:formula="of:=[.T64]+[.U63]" office:value-type="float" office:value="124.001078125" calcext:value-type="float">
            <text:p>124.0011</text:p>
          </table:table-cell>
          <table:table-cell table:style-name="ce13" table:formula="of:=[.U64]-2*([.$B64]-1)" office:value-type="float" office:value="0.00107812500000648" calcext:value-type="float">
            <text:p>0.001078125</text:p>
          </table:table-cell>
          <table:table-cell table:style-name="Default" office:value-type="float" office:value="63625417047942.9" calcext:value-type="float">
            <text:p>63625417047942.9</text:p>
          </table:table-cell>
          <table:table-cell table:style-name="ce14" table:formula="of:=([.W64]-[.W63])/1000" office:value-type="float" office:value="2.0025078125" calcext:value-type="float">
            <text:p>2.0025</text:p>
          </table:table-cell>
          <table:table-cell table:style-name="ce7" table:formula="of:=[.X64]+[.Y63]" office:value-type="float" office:value="124.0012109375" calcext:value-type="float">
            <text:p>124.0012</text:p>
          </table:table-cell>
          <table:table-cell table:style-name="ce15" table:formula="of:=[.Y64]-2*([.$B64]-1)" office:value-type="float" office:value="0.00121093750000512" calcext:value-type="float">
            <text:p>0.0012109375</text:p>
          </table:table-cell>
          <table:table-cell table:style-name="Default" office:value-type="float" office:value="63625417524029.1" calcext:value-type="float">
            <text:p>63625417524029.1</text:p>
          </table:table-cell>
          <table:table-cell table:style-name="ce7" table:formula="of:=([.AA64]-[.AA63])/1000" office:value-type="float" office:value="1.9982890625" calcext:value-type="float">
            <text:p>1.9983</text:p>
          </table:table-cell>
          <table:table-cell table:style-name="ce7" table:formula="of:=[.AB64]+[.AC63]" office:value-type="float" office:value="123.9992578125" calcext:value-type="float">
            <text:p>123.9993</text:p>
          </table:table-cell>
          <table:table-cell table:style-name="ce16" table:formula="of:=[.AC64]-2*([.$B64]-1)" office:value-type="float" office:value="-0.000742187500009095" calcext:value-type="float">
            <text:p>-0.0007421875</text:p>
          </table:table-cell>
          <table:table-cell table:style-name="Default" office:value-type="float" office:value="63625417988992.6" calcext:value-type="float">
            <text:p>63625417988992.6</text:p>
          </table:table-cell>
          <table:table-cell table:style-name="ce7" table:formula="of:=([.AE64]-[.AE63])/1000" office:value-type="float" office:value="2.000140625" calcext:value-type="float">
            <text:p>2.0001</text:p>
          </table:table-cell>
          <table:table-cell table:style-name="ce7" table:formula="of:=[.AF64]+[.AG63]" office:value-type="float" office:value="123.999765625" calcext:value-type="float">
            <text:p>123.9998</text:p>
          </table:table-cell>
          <table:table-cell table:style-name="ce17" table:formula="of:=[.AG64]-2*([.$B64]-1)" office:value-type="float" office:value="-0.000234375000005116" calcext:value-type="float">
            <text:p>-0.000234375</text:p>
          </table:table-cell>
          <table:table-cell table:style-name="Default" office:value-type="float" office:value="63625418460787.1" calcext:value-type="float">
            <text:p>63625418460787.1</text:p>
          </table:table-cell>
          <table:table-cell table:style-name="ce7" table:formula="of:=([.AI64]-[.AI63])/1000" office:value-type="float" office:value="1.999703125" calcext:value-type="float">
            <text:p>1.9997</text:p>
          </table:table-cell>
          <table:table-cell table:style-name="ce7" table:formula="of:=[.AJ64]+[.AK63]" office:value-type="float" office:value="123.9994375" calcext:value-type="float">
            <text:p>123.9994</text:p>
          </table:table-cell>
          <table:table-cell table:style-name="ce18" table:formula="of:=[.AK64]-2*([.$B64]-1)" office:value-type="float" office:value="-0.000562499999986699" calcext:value-type="float">
            <text:p>-0.0005625</text:p>
          </table:table-cell>
          <table:table-cell table:style-name="Default" office:value-type="float" office:value="63625418924470.6" calcext:value-type="float">
            <text:p>63625418924470.6</text:p>
          </table:table-cell>
          <table:table-cell table:style-name="ce19" table:formula="of:=([.AM64]-[.AM63])/1000" office:value-type="float" office:value="1.9994453125" calcext:value-type="float">
            <text:p>1.9994</text:p>
          </table:table-cell>
          <table:table-cell table:style-name="ce7" table:formula="of:=[.AN64]+[.AO63]" office:value-type="float" office:value="124.0002734375" calcext:value-type="float">
            <text:p>124.0003</text:p>
          </table:table-cell>
          <table:table-cell table:style-name="ce20" table:formula="of:=[.AO64]-2*([.$B64]-1)" office:value-type="float" office:value="0.000273437499984652" calcext:value-type="float">
            <text:p>0.0002734375</text:p>
          </table:table-cell>
          <table:table-cell table:style-name="Default" office:value-type="float" office:value="63625419394984.6" calcext:value-type="float">
            <text:p>63625419394984.6</text:p>
          </table:table-cell>
          <table:table-cell table:style-name="ce7" table:formula="of:=([.AQ64]-[.AQ63])/1000" office:value-type="float" office:value="1.9999453125" calcext:value-type="float">
            <text:p>1.9999</text:p>
          </table:table-cell>
          <table:table-cell table:style-name="ce7" table:formula="of:=[.AR64]+[.AS63]" office:value-type="float" office:value="124.0001328125" calcext:value-type="float">
            <text:p>124.0001</text:p>
          </table:table-cell>
          <table:table-cell table:style-name="ce21" table:formula="of:=[.AS64]-2*([.$B64]-1)" office:value-type="float" office:value="0.000132812499998636" calcext:value-type="float">
            <text:p>0.0001328125</text:p>
          </table:table-cell>
          <table:table-cell table:style-name="Default" office:value-type="float" office:value="63625419879499.3" calcext:value-type="float">
            <text:p>63625419879499.3</text:p>
          </table:table-cell>
          <table:table-cell table:style-name="ce7" table:formula="of:=([.AU64]-[.AU63])/1000" office:value-type="float" office:value="1.996234375" calcext:value-type="float">
            <text:p>1.9962</text:p>
          </table:table-cell>
          <table:table-cell table:style-name="ce7" table:formula="of:=[.AV64]+[.AW63]" office:value-type="float" office:value="123.99884375" calcext:value-type="float">
            <text:p>123.9988</text:p>
          </table:table-cell>
          <table:table-cell table:style-name="ce22" table:formula="of:=[.AW64]-2*([.$B64]-1)" office:value-type="float" office:value="-0.00115624999997976" calcext:value-type="float">
            <text:p>-0.00115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test</text:p>
          </table:table-cell>
          <table:table-cell table:style-name="ce6" office:value-type="float" office:value="64" calcext:value-type="float">
            <text:p>64</text:p>
          </table:table-cell>
          <table:table-cell office:value-type="float" office:value="63625414645130.3" calcext:value-type="float">
            <text:p>63625414645130.3</text:p>
          </table:table-cell>
          <table:table-cell table:formula="of:=([.C65]-[.C64])/1000" office:value-type="float" office:value="1.999015625" calcext:value-type="float">
            <text:p>1.9990</text:p>
          </table:table-cell>
          <table:table-cell table:formula="of:=[.D65]+[.E64]" office:value-type="float" office:value="126.0006875" calcext:value-type="float">
            <text:p>126.0007</text:p>
          </table:table-cell>
          <table:table-cell table:style-name="ce9" table:formula="of:=[.E65]-2*([.$B65]-1)" office:value-type="float" office:value="0.000687500000026375" calcext:value-type="float">
            <text:p>0.0006875</text:p>
          </table:table-cell>
          <table:table-cell table:style-name="Default" office:value-type="float" office:value="63625415131415.5" calcext:value-type="float">
            <text:p>63625415131415.5</text:p>
          </table:table-cell>
          <table:table-cell table:style-name="ce7" table:formula="of:=([.G65]-[.G64])/1000" office:value-type="float" office:value="2.0010546875" calcext:value-type="float">
            <text:p>2.0011</text:p>
          </table:table-cell>
          <table:table-cell table:style-name="ce7" table:formula="of:=[.H65]+[.I64]" office:value-type="float" office:value="126.00021875" calcext:value-type="float">
            <text:p>126.0002</text:p>
          </table:table-cell>
          <table:table-cell table:style-name="ce10" table:formula="of:=[.I65]-2*([.$B65]-1)" office:value-type="float" office:value="0.000218749999987722" calcext:value-type="float">
            <text:p>0.00021875</text:p>
          </table:table-cell>
          <table:table-cell table:style-name="Default" office:value-type="float" office:value="63625415602526.7" calcext:value-type="float">
            <text:p>63625415602526.7</text:p>
          </table:table-cell>
          <table:table-cell table:style-name="ce7" table:formula="of:=([.K65]-[.K64])/1000" office:value-type="float" office:value="1.9988125" calcext:value-type="float">
            <text:p>1.9988</text:p>
          </table:table-cell>
          <table:table-cell table:style-name="ce7" table:formula="of:=[.L65]+[.M64]" office:value-type="float" office:value="125.9997265625" calcext:value-type="float">
            <text:p>125.9997</text:p>
          </table:table-cell>
          <table:table-cell table:style-name="ce11" table:formula="of:=[.M65]-2*([.$B65]-1)" office:value-type="float" office:value="-0.000273437499998863" calcext:value-type="float">
            <text:p>-0.0002734375</text:p>
          </table:table-cell>
          <table:table-cell table:style-name="Default" office:value-type="float" office:value="63625416072938.3" calcext:value-type="float">
            <text:p>63625416072938.3</text:p>
          </table:table-cell>
          <table:table-cell table:style-name="ce7" table:formula="of:=([.O65]-[.O64])/1000" office:value-type="float" office:value="1.9985625" calcext:value-type="float">
            <text:p>1.9986</text:p>
          </table:table-cell>
          <table:table-cell table:style-name="ce7" table:formula="of:=[.P65]+[.Q64]" office:value-type="float" office:value="126.0010078125" calcext:value-type="float">
            <text:p>126.0010</text:p>
          </table:table-cell>
          <table:table-cell table:style-name="ce12" table:formula="of:=[.Q65]-2*([.$B65]-1)" office:value-type="float" office:value="0.00100781250002058" calcext:value-type="float">
            <text:p>0.0010078125</text:p>
          </table:table-cell>
          <table:table-cell table:style-name="Default" office:value-type="float" office:value="63625416556613" calcext:value-type="float">
            <text:p>63625416556613</text:p>
          </table:table-cell>
          <table:table-cell table:style-name="ce7" table:formula="of:=([.S65]-[.S64])/1000" office:value-type="float" office:value="2.0004296875" calcext:value-type="float">
            <text:p>2.0004</text:p>
          </table:table-cell>
          <table:table-cell table:style-name="ce7" table:formula="of:=[.T65]+[.U64]" office:value-type="float" office:value="126.0015078125" calcext:value-type="float">
            <text:p>126.0015</text:p>
          </table:table-cell>
          <table:table-cell table:style-name="ce13" table:formula="of:=[.U65]-2*([.$B65]-1)" office:value-type="float" office:value="0.00150781250000875" calcext:value-type="float">
            <text:p>0.0015078125</text:p>
          </table:table-cell>
          <table:table-cell table:style-name="Default" office:value-type="float" office:value="63625417049943.1" calcext:value-type="float">
            <text:p>63625417049943.1</text:p>
          </table:table-cell>
          <table:table-cell table:style-name="ce14" table:formula="of:=([.W65]-[.W64])/1000" office:value-type="float" office:value="2.0001328125" calcext:value-type="float">
            <text:p>2.0001</text:p>
          </table:table-cell>
          <table:table-cell table:style-name="ce7" table:formula="of:=[.X65]+[.Y64]" office:value-type="float" office:value="126.00134375" calcext:value-type="float">
            <text:p>126.0013</text:p>
          </table:table-cell>
          <table:table-cell table:style-name="ce15" table:formula="of:=[.Y65]-2*([.$B65]-1)" office:value-type="float" office:value="0.00134375000000375" calcext:value-type="float">
            <text:p>0.00134375</text:p>
          </table:table-cell>
          <table:table-cell table:style-name="Default" office:value-type="float" office:value="63625417526028.7" calcext:value-type="float">
            <text:p>63625417526028.7</text:p>
          </table:table-cell>
          <table:table-cell table:style-name="ce7" table:formula="of:=([.AA65]-[.AA64])/1000" office:value-type="float" office:value="1.999609375" calcext:value-type="float">
            <text:p>1.9996</text:p>
          </table:table-cell>
          <table:table-cell table:style-name="ce7" table:formula="of:=[.AB65]+[.AC64]" office:value-type="float" office:value="125.9988671875" calcext:value-type="float">
            <text:p>125.9989</text:p>
          </table:table-cell>
          <table:table-cell table:style-name="ce16" table:formula="of:=[.AC65]-2*([.$B65]-1)" office:value-type="float" office:value="-0.00113281250000341" calcext:value-type="float">
            <text:p>-0.0011328125</text:p>
          </table:table-cell>
          <table:table-cell table:style-name="Default" office:value-type="float" office:value="63625417990992.2" calcext:value-type="float">
            <text:p>63625417990992.2</text:p>
          </table:table-cell>
          <table:table-cell table:style-name="ce7" table:formula="of:=([.AE65]-[.AE64])/1000" office:value-type="float" office:value="1.999625" calcext:value-type="float">
            <text:p>1.9996</text:p>
          </table:table-cell>
          <table:table-cell table:style-name="ce7" table:formula="of:=[.AF65]+[.AG64]" office:value-type="float" office:value="125.999390625" calcext:value-type="float">
            <text:p>125.9994</text:p>
          </table:table-cell>
          <table:table-cell table:style-name="ce17" table:formula="of:=[.AG65]-2*([.$B65]-1)" office:value-type="float" office:value="-0.000609375000010459" calcext:value-type="float">
            <text:p>-0.000609375</text:p>
          </table:table-cell>
          <table:table-cell table:style-name="Default" office:value-type="float" office:value="63625418462789.2" calcext:value-type="float">
            <text:p>63625418462789.2</text:p>
          </table:table-cell>
          <table:table-cell table:style-name="ce7" table:formula="of:=([.AI65]-[.AI64])/1000" office:value-type="float" office:value="2.00203125" calcext:value-type="float">
            <text:p>2.0020</text:p>
          </table:table-cell>
          <table:table-cell table:style-name="ce7" table:formula="of:=[.AJ65]+[.AK64]" office:value-type="float" office:value="126.00146875" calcext:value-type="float">
            <text:p>126.0015</text:p>
          </table:table-cell>
          <table:table-cell table:style-name="ce18" table:formula="of:=[.AK65]-2*([.$B65]-1)" office:value-type="float" office:value="0.00146875000001501" calcext:value-type="float">
            <text:p>0.00146875</text:p>
          </table:table-cell>
          <table:table-cell table:style-name="Default" office:value-type="float" office:value="63625418926469.6" calcext:value-type="float">
            <text:p>63625418926469.6</text:p>
          </table:table-cell>
          <table:table-cell table:style-name="ce19" table:formula="of:=([.AM65]-[.AM64])/1000" office:value-type="float" office:value="1.99903125" calcext:value-type="float">
            <text:p>1.9990</text:p>
          </table:table-cell>
          <table:table-cell table:style-name="ce7" table:formula="of:=[.AN65]+[.AO64]" office:value-type="float" office:value="125.9993046875" calcext:value-type="float">
            <text:p>125.9993</text:p>
          </table:table-cell>
          <table:table-cell table:style-name="ce20" table:formula="of:=[.AO65]-2*([.$B65]-1)" office:value-type="float" office:value="-0.000695312500013756" calcext:value-type="float">
            <text:p>-0.0006953125</text:p>
          </table:table-cell>
          <table:table-cell table:style-name="Default" office:value-type="float" office:value="63625419396985.2" calcext:value-type="float">
            <text:p>63625419396985.2</text:p>
          </table:table-cell>
          <table:table-cell table:style-name="ce7" table:formula="of:=([.AQ65]-[.AQ64])/1000" office:value-type="float" office:value="2.00059375" calcext:value-type="float">
            <text:p>2.0006</text:p>
          </table:table-cell>
          <table:table-cell table:style-name="ce7" table:formula="of:=[.AR65]+[.AS64]" office:value-type="float" office:value="126.0007265625" calcext:value-type="float">
            <text:p>126.0007</text:p>
          </table:table-cell>
          <table:table-cell table:style-name="ce21" table:formula="of:=[.AS65]-2*([.$B65]-1)" office:value-type="float" office:value="0.000726562500005912" calcext:value-type="float">
            <text:p>0.0007265625</text:p>
          </table:table-cell>
          <table:table-cell table:style-name="Default" office:value-type="float" office:value="63625419881500.7" calcext:value-type="float">
            <text:p>63625419881500.7</text:p>
          </table:table-cell>
          <table:table-cell table:style-name="ce7" table:formula="of:=([.AU65]-[.AU64])/1000" office:value-type="float" office:value="2.0013828125" calcext:value-type="float">
            <text:p>2.0014</text:p>
          </table:table-cell>
          <table:table-cell table:style-name="ce7" table:formula="of:=[.AV65]+[.AW64]" office:value-type="float" office:value="126.0002265625" calcext:value-type="float">
            <text:p>126.0002</text:p>
          </table:table-cell>
          <table:table-cell table:style-name="ce22" table:formula="of:=[.AW65]-2*([.$B65]-1)" office:value-type="float" office:value="0.000226562500017735" calcext:value-type="float">
            <text:p>0.0002265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eedback</text:p>
          </table:table-cell>
          <table:table-cell table:style-name="ce6" office:value-type="float" office:value="65" calcext:value-type="float">
            <text:p>65</text:p>
          </table:table-cell>
          <table:table-cell office:value-type="float" office:value="63625414647130.7" calcext:value-type="float">
            <text:p>63625414647130.7</text:p>
          </table:table-cell>
          <table:table-cell table:formula="of:=([.C66]-[.C65])/1000" office:value-type="float" office:value="2.00046875" calcext:value-type="float">
            <text:p>2.0005</text:p>
          </table:table-cell>
          <table:table-cell table:formula="of:=[.D66]+[.E65]" office:value-type="float" office:value="128.00115625" calcext:value-type="float">
            <text:p>128.0012</text:p>
          </table:table-cell>
          <table:table-cell table:style-name="ce9" table:formula="of:=[.E66]-2*([.$B66]-1)" office:value-type="float" office:value="0.00115625000003661" calcext:value-type="float">
            <text:p>0.00115625</text:p>
          </table:table-cell>
          <table:table-cell table:style-name="Default" office:value-type="float" office:value="63625415133414.4" calcext:value-type="float">
            <text:p>63625415133414.4</text:p>
          </table:table-cell>
          <table:table-cell table:style-name="ce7" table:formula="of:=([.G66]-[.G65])/1000" office:value-type="float" office:value="1.9988359375" calcext:value-type="float">
            <text:p>1.9988</text:p>
          </table:table-cell>
          <table:table-cell table:style-name="ce7" table:formula="of:=[.H66]+[.I65]" office:value-type="float" office:value="127.9990546875" calcext:value-type="float">
            <text:p>127.9991</text:p>
          </table:table-cell>
          <table:table-cell table:style-name="ce10" table:formula="of:=[.I66]-2*([.$B66]-1)" office:value-type="float" office:value="-0.000945312500007844" calcext:value-type="float">
            <text:p>-0.0009453125</text:p>
          </table:table-cell>
          <table:table-cell table:style-name="Default" office:value-type="float" office:value="63625415604526.4" calcext:value-type="float">
            <text:p>63625415604526.4</text:p>
          </table:table-cell>
          <table:table-cell table:style-name="ce7" table:formula="of:=([.K66]-[.K65])/1000" office:value-type="float" office:value="1.99965625" calcext:value-type="float">
            <text:p>1.9997</text:p>
          </table:table-cell>
          <table:table-cell table:style-name="ce7" table:formula="of:=[.L66]+[.M65]" office:value-type="float" office:value="127.9993828125" calcext:value-type="float">
            <text:p>127.9994</text:p>
          </table:table-cell>
          <table:table-cell table:style-name="ce11" table:formula="of:=[.M66]-2*([.$B66]-1)" office:value-type="float" office:value="-0.00061718749999784" calcext:value-type="float">
            <text:p>-0.0006171875</text:p>
          </table:table-cell>
          <table:table-cell table:style-name="Default" office:value-type="float" office:value="63625416074937.1" calcext:value-type="float">
            <text:p>63625416074937.1</text:p>
          </table:table-cell>
          <table:table-cell table:style-name="ce7" table:formula="of:=([.O66]-[.O65])/1000" office:value-type="float" office:value="1.9988046875" calcext:value-type="float">
            <text:p>1.9988</text:p>
          </table:table-cell>
          <table:table-cell table:style-name="ce7" table:formula="of:=[.P66]+[.Q65]" office:value-type="float" office:value="127.9998125" calcext:value-type="float">
            <text:p>127.9998</text:p>
          </table:table-cell>
          <table:table-cell table:style-name="ce12" table:formula="of:=[.Q66]-2*([.$B66]-1)" office:value-type="float" office:value="-0.000187499999981355" calcext:value-type="float">
            <text:p>-0.0001875</text:p>
          </table:table-cell>
          <table:table-cell table:style-name="Default" office:value-type="float" office:value="63625416558612.2" calcext:value-type="float">
            <text:p>63625416558612.2</text:p>
          </table:table-cell>
          <table:table-cell table:style-name="ce7" table:formula="of:=([.S66]-[.S65])/1000" office:value-type="float" office:value="1.9992265625" calcext:value-type="float">
            <text:p>1.9992</text:p>
          </table:table-cell>
          <table:table-cell table:style-name="ce7" table:formula="of:=[.T66]+[.U65]" office:value-type="float" office:value="128.000734375" calcext:value-type="float">
            <text:p>128.0007</text:p>
          </table:table-cell>
          <table:table-cell table:style-name="ce13" table:formula="of:=[.U66]-2*([.$B66]-1)" office:value-type="float" office:value="0.000734375000007503" calcext:value-type="float">
            <text:p>0.000734375</text:p>
          </table:table-cell>
          <table:table-cell table:style-name="Default" office:value-type="float" office:value="63625417051940.8" calcext:value-type="float">
            <text:p>63625417051940.8</text:p>
          </table:table-cell>
          <table:table-cell table:style-name="ce14" table:formula="of:=([.W66]-[.W65])/1000" office:value-type="float" office:value="1.9977421875" calcext:value-type="float">
            <text:p>1.9977</text:p>
          </table:table-cell>
          <table:table-cell table:style-name="ce7" table:formula="of:=[.X66]+[.Y65]" office:value-type="float" office:value="127.9990859375" calcext:value-type="float">
            <text:p>127.9991</text:p>
          </table:table-cell>
          <table:table-cell table:style-name="ce15" table:formula="of:=[.Y66]-2*([.$B66]-1)" office:value-type="float" office:value="-0.000914062500001478" calcext:value-type="float">
            <text:p>-0.0009140625</text:p>
          </table:table-cell>
          <table:table-cell table:style-name="Default" office:value-type="float" office:value="63625417528030.4" calcext:value-type="float">
            <text:p>63625417528030.4</text:p>
          </table:table-cell>
          <table:table-cell table:style-name="ce7" table:formula="of:=([.AA66]-[.AA65])/1000" office:value-type="float" office:value="2.001734375" calcext:value-type="float">
            <text:p>2.0017</text:p>
          </table:table-cell>
          <table:table-cell table:style-name="ce7" table:formula="of:=[.AB66]+[.AC65]" office:value-type="float" office:value="128.0006015625" calcext:value-type="float">
            <text:p>128.0006</text:p>
          </table:table-cell>
          <table:table-cell table:style-name="ce16" table:formula="of:=[.AC66]-2*([.$B66]-1)" office:value-type="float" office:value="0.000601562500008868" calcext:value-type="float">
            <text:p>0.0006015625</text:p>
          </table:table-cell>
          <table:table-cell table:style-name="Default" office:value-type="float" office:value="63625417992993.6" calcext:value-type="float">
            <text:p>63625417992993.6</text:p>
          </table:table-cell>
          <table:table-cell table:style-name="ce7" table:formula="of:=([.AE66]-[.AE65])/1000" office:value-type="float" office:value="2.001421875" calcext:value-type="float">
            <text:p>2.0014</text:p>
          </table:table-cell>
          <table:table-cell table:style-name="ce7" table:formula="of:=[.AF66]+[.AG65]" office:value-type="float" office:value="128.0008125" calcext:value-type="float">
            <text:p>128.0008</text:p>
          </table:table-cell>
          <table:table-cell table:style-name="ce17" table:formula="of:=[.AG66]-2*([.$B66]-1)" office:value-type="float" office:value="0.000812499999994998" calcext:value-type="float">
            <text:p>0.0008125</text:p>
          </table:table-cell>
          <table:table-cell table:style-name="Default" office:value-type="float" office:value="63625418464787.3" calcext:value-type="float">
            <text:p>63625418464787.3</text:p>
          </table:table-cell>
          <table:table-cell table:style-name="ce7" table:formula="of:=([.AI66]-[.AI65])/1000" office:value-type="float" office:value="1.99809375" calcext:value-type="float">
            <text:p>1.9981</text:p>
          </table:table-cell>
          <table:table-cell table:style-name="ce7" table:formula="of:=[.AJ66]+[.AK65]" office:value-type="float" office:value="127.9995625" calcext:value-type="float">
            <text:p>127.9996</text:p>
          </table:table-cell>
          <table:table-cell table:style-name="ce18" table:formula="of:=[.AK66]-2*([.$B66]-1)" office:value-type="float" office:value="-0.000437499999989655" calcext:value-type="float">
            <text:p>-0.0004375</text:p>
          </table:table-cell>
          <table:table-cell table:style-name="Default" office:value-type="float" office:value="63625418928470.2" calcext:value-type="float">
            <text:p>63625418928470.2</text:p>
          </table:table-cell>
          <table:table-cell table:style-name="ce19" table:formula="of:=([.AM66]-[.AM65])/1000" office:value-type="float" office:value="2.000625" calcext:value-type="float">
            <text:p>2.0006</text:p>
          </table:table-cell>
          <table:table-cell table:style-name="ce7" table:formula="of:=[.AN66]+[.AO65]" office:value-type="float" office:value="127.9999296875" calcext:value-type="float">
            <text:p>127.9999</text:p>
          </table:table-cell>
          <table:table-cell table:style-name="ce20" table:formula="of:=[.AO66]-2*([.$B66]-1)" office:value-type="float" office:value="-0.0000703125000143245" calcext:value-type="float">
            <text:p>-7.03125000143245E-05</text:p>
          </table:table-cell>
          <table:table-cell table:style-name="Default" office:value-type="float" office:value="63625419398984.9" calcext:value-type="float">
            <text:p>63625419398984.9</text:p>
          </table:table-cell>
          <table:table-cell table:style-name="ce7" table:formula="of:=([.AQ66]-[.AQ65])/1000" office:value-type="float" office:value="1.9996875" calcext:value-type="float">
            <text:p>1.9997</text:p>
          </table:table-cell>
          <table:table-cell table:style-name="ce7" table:formula="of:=[.AR66]+[.AS65]" office:value-type="float" office:value="128.0004140625" calcext:value-type="float">
            <text:p>128.0004</text:p>
          </table:table-cell>
          <table:table-cell table:style-name="ce21" table:formula="of:=[.AS66]-2*([.$B66]-1)" office:value-type="float" office:value="0.000414062499999091" calcext:value-type="float">
            <text:p>0.0004140625</text:p>
          </table:table-cell>
          <table:table-cell table:style-name="Default" office:value-type="float" office:value="63625419883500.8" calcext:value-type="float">
            <text:p>63625419883500.8</text:p>
          </table:table-cell>
          <table:table-cell table:style-name="ce7" table:formula="of:=([.AU66]-[.AU65])/1000" office:value-type="float" office:value="2.000078125" calcext:value-type="float">
            <text:p>2.0001</text:p>
          </table:table-cell>
          <table:table-cell table:style-name="ce7" table:formula="of:=[.AV66]+[.AW65]" office:value-type="float" office:value="128.0003046875" calcext:value-type="float">
            <text:p>128.0003</text:p>
          </table:table-cell>
          <table:table-cell table:style-name="ce22" table:formula="of:=[.AW66]-2*([.$B66]-1)" office:value-type="float" office:value="0.00030468750000523" calcext:value-type="float">
            <text:p>0.000304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66" calcext:value-type="float">
            <text:p>66</text:p>
          </table:table-cell>
          <table:table-cell office:value-type="float" office:value="63625414649131.5" calcext:value-type="float">
            <text:p>63625414649131.5</text:p>
          </table:table-cell>
          <table:table-cell table:formula="of:=([.C67]-[.C66])/1000" office:value-type="float" office:value="2.00078125" calcext:value-type="float">
            <text:p>2.0008</text:p>
          </table:table-cell>
          <table:table-cell table:formula="of:=[.D67]+[.E66]" office:value-type="float" office:value="130.0019375" calcext:value-type="float">
            <text:p>130.0019</text:p>
          </table:table-cell>
          <table:table-cell table:style-name="ce9" table:formula="of:=[.E67]-2*([.$B67]-1)" office:value-type="float" office:value="0.00193750000002524" calcext:value-type="float">
            <text:p>0.0019375</text:p>
          </table:table-cell>
          <table:table-cell table:style-name="Default" office:value-type="float" office:value="63625415135415.3" calcext:value-type="float">
            <text:p>63625415135415.3</text:p>
          </table:table-cell>
          <table:table-cell table:style-name="ce7" table:formula="of:=([.G67]-[.G66])/1000" office:value-type="float" office:value="2.00096875" calcext:value-type="float">
            <text:p>2.0010</text:p>
          </table:table-cell>
          <table:table-cell table:style-name="ce7" table:formula="of:=[.H67]+[.I66]" office:value-type="float" office:value="130.0000234375" calcext:value-type="float">
            <text:p>130.0000</text:p>
          </table:table-cell>
          <table:table-cell table:style-name="ce10" table:formula="of:=[.I67]-2*([.$B67]-1)" office:value-type="float" office:value="0.0000234375000047748" calcext:value-type="float">
            <text:p>2.34375000047748E-05</text:p>
          </table:table-cell>
          <table:table-cell table:style-name="Default" office:value-type="float" office:value="63625415606526.6" calcext:value-type="float">
            <text:p>63625415606526.6</text:p>
          </table:table-cell>
          <table:table-cell table:style-name="ce7" table:formula="of:=([.K67]-[.K66])/1000" office:value-type="float" office:value="2.0001796875" calcext:value-type="float">
            <text:p>2.0002</text:p>
          </table:table-cell>
          <table:table-cell table:style-name="ce7" table:formula="of:=[.L67]+[.M66]" office:value-type="float" office:value="129.9995625" calcext:value-type="float">
            <text:p>129.9996</text:p>
          </table:table-cell>
          <table:table-cell table:style-name="ce11" table:formula="of:=[.M67]-2*([.$B67]-1)" office:value-type="float" office:value="-0.000437500000003865" calcext:value-type="float">
            <text:p>-0.0004375</text:p>
          </table:table-cell>
          <table:table-cell table:style-name="Default" office:value-type="float" office:value="63625416076937.1" calcext:value-type="float">
            <text:p>63625416076937.1</text:p>
          </table:table-cell>
          <table:table-cell table:style-name="ce7" table:formula="of:=([.O67]-[.O66])/1000" office:value-type="float" office:value="2.0000234375" calcext:value-type="float">
            <text:p>2.0000</text:p>
          </table:table-cell>
          <table:table-cell table:style-name="ce7" table:formula="of:=[.P67]+[.Q66]" office:value-type="float" office:value="129.9998359375" calcext:value-type="float">
            <text:p>129.9998</text:p>
          </table:table-cell>
          <table:table-cell table:style-name="ce12" table:formula="of:=[.Q67]-2*([.$B67]-1)" office:value-type="float" office:value="-0.000164062499976581" calcext:value-type="float">
            <text:p>-0.0001640625</text:p>
          </table:table-cell>
          <table:table-cell table:style-name="Default" office:value-type="float" office:value="63625416560611" calcext:value-type="float">
            <text:p>63625416560611</text:p>
          </table:table-cell>
          <table:table-cell table:style-name="ce7" table:formula="of:=([.S67]-[.S66])/1000" office:value-type="float" office:value="1.9988046875" calcext:value-type="float">
            <text:p>1.9988</text:p>
          </table:table-cell>
          <table:table-cell table:style-name="ce7" table:formula="of:=[.T67]+[.U66]" office:value-type="float" office:value="129.9995390625" calcext:value-type="float">
            <text:p>129.9995</text:p>
          </table:table-cell>
          <table:table-cell table:style-name="ce13" table:formula="of:=[.U67]-2*([.$B67]-1)" office:value-type="float" office:value="-0.000460937499980219" calcext:value-type="float">
            <text:p>-0.0004609375</text:p>
          </table:table-cell>
          <table:table-cell table:style-name="Default" office:value-type="float" office:value="63625417053943.5" calcext:value-type="float">
            <text:p>63625417053943.5</text:p>
          </table:table-cell>
          <table:table-cell table:style-name="ce14" table:formula="of:=([.W67]-[.W66])/1000" office:value-type="float" office:value="2.002671875" calcext:value-type="float">
            <text:p>2.0027</text:p>
          </table:table-cell>
          <table:table-cell table:style-name="ce7" table:formula="of:=[.X67]+[.Y66]" office:value-type="float" office:value="130.0017578125" calcext:value-type="float">
            <text:p>130.0018</text:p>
          </table:table-cell>
          <table:table-cell table:style-name="ce15" table:formula="of:=[.Y67]-2*([.$B67]-1)" office:value-type="float" office:value="0.00175781249998863" calcext:value-type="float">
            <text:p>0.0017578125</text:p>
          </table:table-cell>
          <table:table-cell table:style-name="Default" office:value-type="float" office:value="63625417530031.6" calcext:value-type="float">
            <text:p>63625417530031.6</text:p>
          </table:table-cell>
          <table:table-cell table:style-name="ce7" table:formula="of:=([.AA67]-[.AA66])/1000" office:value-type="float" office:value="2.0011484375" calcext:value-type="float">
            <text:p>2.0011</text:p>
          </table:table-cell>
          <table:table-cell table:style-name="ce7" table:formula="of:=[.AB67]+[.AC66]" office:value-type="float" office:value="130.00175" calcext:value-type="float">
            <text:p>130.0018</text:p>
          </table:table-cell>
          <table:table-cell table:style-name="ce16" table:formula="of:=[.AC67]-2*([.$B67]-1)" office:value-type="float" office:value="0.00175000000001546" calcext:value-type="float">
            <text:p>0.00175</text:p>
          </table:table-cell>
          <table:table-cell table:style-name="Default" office:value-type="float" office:value="63625417994992.2" calcext:value-type="float">
            <text:p>63625417994992.2</text:p>
          </table:table-cell>
          <table:table-cell table:style-name="ce7" table:formula="of:=([.AE67]-[.AE66])/1000" office:value-type="float" office:value="1.9985625" calcext:value-type="float">
            <text:p>1.9986</text:p>
          </table:table-cell>
          <table:table-cell table:style-name="ce7" table:formula="of:=[.AF67]+[.AG66]" office:value-type="float" office:value="129.999375" calcext:value-type="float">
            <text:p>129.9994</text:p>
          </table:table-cell>
          <table:table-cell table:style-name="ce17" table:formula="of:=[.AG67]-2*([.$B67]-1)" office:value-type="float" office:value="-0.000625000000013642" calcext:value-type="float">
            <text:p>-0.000625</text:p>
          </table:table-cell>
          <table:table-cell table:style-name="Default" office:value-type="float" office:value="63625418466787.6" calcext:value-type="float">
            <text:p>63625418466787.6</text:p>
          </table:table-cell>
          <table:table-cell table:style-name="ce7" table:formula="of:=([.AI67]-[.AI66])/1000" office:value-type="float" office:value="2.0003125" calcext:value-type="float">
            <text:p>2.0003</text:p>
          </table:table-cell>
          <table:table-cell table:style-name="ce7" table:formula="of:=[.AJ67]+[.AK66]" office:value-type="float" office:value="129.999875" calcext:value-type="float">
            <text:p>129.9999</text:p>
          </table:table-cell>
          <table:table-cell table:style-name="ce18" table:formula="of:=[.AK67]-2*([.$B67]-1)" office:value-type="float" office:value="-0.000124999999997044" calcext:value-type="float">
            <text:p>-0.000125</text:p>
          </table:table-cell>
          <table:table-cell table:style-name="Default" office:value-type="float" office:value="63625418930471.2" calcext:value-type="float">
            <text:p>63625418930471.2</text:p>
          </table:table-cell>
          <table:table-cell table:style-name="ce19" table:formula="of:=([.AM67]-[.AM66])/1000" office:value-type="float" office:value="2.000921875" calcext:value-type="float">
            <text:p>2.0009</text:p>
          </table:table-cell>
          <table:table-cell table:style-name="ce7" table:formula="of:=[.AN67]+[.AO66]" office:value-type="float" office:value="130.0008515625" calcext:value-type="float">
            <text:p>130.0009</text:p>
          </table:table-cell>
          <table:table-cell table:style-name="ce20" table:formula="of:=[.AO67]-2*([.$B67]-1)" office:value-type="float" office:value="0.000851562499974534" calcext:value-type="float">
            <text:p>0.0008515625</text:p>
          </table:table-cell>
          <table:table-cell table:style-name="Default" office:value-type="float" office:value="63625419400985.9" calcext:value-type="float">
            <text:p>63625419400985.9</text:p>
          </table:table-cell>
          <table:table-cell table:style-name="ce7" table:formula="of:=([.AQ67]-[.AQ66])/1000" office:value-type="float" office:value="2.0010546875" calcext:value-type="float">
            <text:p>2.0011</text:p>
          </table:table-cell>
          <table:table-cell table:style-name="ce7" table:formula="of:=[.AR67]+[.AS66]" office:value-type="float" office:value="130.00146875" calcext:value-type="float">
            <text:p>130.0015</text:p>
          </table:table-cell>
          <table:table-cell table:style-name="ce21" table:formula="of:=[.AS67]-2*([.$B67]-1)" office:value-type="float" office:value="0.00146874999998659" calcext:value-type="float">
            <text:p>0.00146875</text:p>
          </table:table-cell>
          <table:table-cell table:style-name="Default" office:value-type="float" office:value="63625419885499.6" calcext:value-type="float">
            <text:p>63625419885499.6</text:p>
          </table:table-cell>
          <table:table-cell table:style-name="ce7" table:formula="of:=([.AU67]-[.AU66])/1000" office:value-type="float" office:value="1.998890625" calcext:value-type="float">
            <text:p>1.9989</text:p>
          </table:table-cell>
          <table:table-cell table:style-name="ce7" table:formula="of:=[.AV67]+[.AW66]" office:value-type="float" office:value="129.9991953125" calcext:value-type="float">
            <text:p>129.9992</text:p>
          </table:table-cell>
          <table:table-cell table:style-name="ce22" table:formula="of:=[.AW67]-2*([.$B67]-1)" office:value-type="float" office:value="-0.000804687499993406" calcext:value-type="float">
            <text:p>-0.000804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67" calcext:value-type="float">
            <text:p>67</text:p>
          </table:table-cell>
          <table:table-cell office:value-type="float" office:value="63625414651129.4" calcext:value-type="float">
            <text:p>63625414651129.4</text:p>
          </table:table-cell>
          <table:table-cell table:formula="of:=([.C68]-[.C67])/1000" office:value-type="float" office:value="1.997921875" calcext:value-type="float">
            <text:p>1.9979</text:p>
          </table:table-cell>
          <table:table-cell table:formula="of:=[.D68]+[.E67]" office:value-type="float" office:value="131.999859375" calcext:value-type="float">
            <text:p>131.9999</text:p>
          </table:table-cell>
          <table:table-cell table:style-name="ce9" table:formula="of:=[.E68]-2*([.$B68]-1)" office:value-type="float" office:value="-0.000140624999971806" calcext:value-type="float">
            <text:p>-0.000140625</text:p>
          </table:table-cell>
          <table:table-cell table:style-name="Default" office:value-type="float" office:value="63625415137416.9" calcext:value-type="float">
            <text:p>63625415137416.9</text:p>
          </table:table-cell>
          <table:table-cell table:style-name="ce7" table:formula="of:=([.G68]-[.G67])/1000" office:value-type="float" office:value="2.00159375" calcext:value-type="float">
            <text:p>2.0016</text:p>
          </table:table-cell>
          <table:table-cell table:style-name="ce7" table:formula="of:=[.H68]+[.I67]" office:value-type="float" office:value="132.0016171875" calcext:value-type="float">
            <text:p>132.0016</text:p>
          </table:table-cell>
          <table:table-cell table:style-name="ce10" table:formula="of:=[.I68]-2*([.$B68]-1)" office:value-type="float" office:value="0.00161718750001683" calcext:value-type="float">
            <text:p>0.0016171875</text:p>
          </table:table-cell>
          <table:table-cell table:style-name="Default" office:value-type="float" office:value="63625415608528.1" calcext:value-type="float">
            <text:p>63625415608528.1</text:p>
          </table:table-cell>
          <table:table-cell table:style-name="ce7" table:formula="of:=([.K68]-[.K67])/1000" office:value-type="float" office:value="2.0015703125" calcext:value-type="float">
            <text:p>2.0016</text:p>
          </table:table-cell>
          <table:table-cell table:style-name="ce7" table:formula="of:=[.L68]+[.M67]" office:value-type="float" office:value="132.0011328125" calcext:value-type="float">
            <text:p>132.0011</text:p>
          </table:table-cell>
          <table:table-cell table:style-name="ce11" table:formula="of:=[.M68]-2*([.$B68]-1)" office:value-type="float" office:value="0.00113281250000341" calcext:value-type="float">
            <text:p>0.0011328125</text:p>
          </table:table-cell>
          <table:table-cell table:style-name="Default" office:value-type="float" office:value="63625416078937.9" calcext:value-type="float">
            <text:p>63625416078937.9</text:p>
          </table:table-cell>
          <table:table-cell table:style-name="ce7" table:formula="of:=([.O68]-[.O67])/1000" office:value-type="float" office:value="2.0007734375" calcext:value-type="float">
            <text:p>2.0008</text:p>
          </table:table-cell>
          <table:table-cell table:style-name="ce7" table:formula="of:=[.P68]+[.Q67]" office:value-type="float" office:value="132.000609375" calcext:value-type="float">
            <text:p>132.0006</text:p>
          </table:table-cell>
          <table:table-cell table:style-name="ce12" table:formula="of:=[.Q68]-2*([.$B68]-1)" office:value-type="float" office:value="0.000609375000010459" calcext:value-type="float">
            <text:p>0.000609375</text:p>
          </table:table-cell>
          <table:table-cell table:style-name="Default" office:value-type="float" office:value="63625416562612.4" calcext:value-type="float">
            <text:p>63625416562612.4</text:p>
          </table:table-cell>
          <table:table-cell table:style-name="ce7" table:formula="of:=([.S68]-[.S67])/1000" office:value-type="float" office:value="2.00140625" calcext:value-type="float">
            <text:p>2.0014</text:p>
          </table:table-cell>
          <table:table-cell table:style-name="ce7" table:formula="of:=[.T68]+[.U67]" office:value-type="float" office:value="132.0009453125" calcext:value-type="float">
            <text:p>132.0009</text:p>
          </table:table-cell>
          <table:table-cell table:style-name="ce13" table:formula="of:=[.U68]-2*([.$B68]-1)" office:value-type="float" office:value="0.000945312500022055" calcext:value-type="float">
            <text:p>0.0009453125</text:p>
          </table:table-cell>
          <table:table-cell table:style-name="Default" office:value-type="float" office:value="63625417055942.8" calcext:value-type="float">
            <text:p>63625417055942.8</text:p>
          </table:table-cell>
          <table:table-cell table:style-name="ce14" table:formula="of:=([.W68]-[.W67])/1000" office:value-type="float" office:value="1.999328125" calcext:value-type="float">
            <text:p>1.9993</text:p>
          </table:table-cell>
          <table:table-cell table:style-name="ce7" table:formula="of:=[.X68]+[.Y67]" office:value-type="float" office:value="132.0010859375" calcext:value-type="float">
            <text:p>132.0011</text:p>
          </table:table-cell>
          <table:table-cell table:style-name="ce15" table:formula="of:=[.Y68]-2*([.$B68]-1)" office:value-type="float" office:value="0.00108593749999386" calcext:value-type="float">
            <text:p>0.0010859375</text:p>
          </table:table-cell>
          <table:table-cell table:style-name="Default" office:value-type="float" office:value="63625417532029.8" calcext:value-type="float">
            <text:p>63625417532029.8</text:p>
          </table:table-cell>
          <table:table-cell table:style-name="ce7" table:formula="of:=([.AA68]-[.AA67])/1000" office:value-type="float" office:value="1.998203125" calcext:value-type="float">
            <text:p>1.9982</text:p>
          </table:table-cell>
          <table:table-cell table:style-name="ce7" table:formula="of:=[.AB68]+[.AC67]" office:value-type="float" office:value="131.999953125" calcext:value-type="float">
            <text:p>132.0000</text:p>
          </table:table-cell>
          <table:table-cell table:style-name="ce16" table:formula="of:=[.AC68]-2*([.$B68]-1)" office:value-type="float" office:value="-0.000046874999981128" calcext:value-type="float">
            <text:p>-0.000046875</text:p>
          </table:table-cell>
          <table:table-cell table:style-name="Default" office:value-type="float" office:value="63625417996994.5" calcext:value-type="float">
            <text:p>63625417996994.5</text:p>
          </table:table-cell>
          <table:table-cell table:style-name="ce7" table:formula="of:=([.AE68]-[.AE67])/1000" office:value-type="float" office:value="2.0023125" calcext:value-type="float">
            <text:p>2.0023</text:p>
          </table:table-cell>
          <table:table-cell table:style-name="ce7" table:formula="of:=[.AF68]+[.AG67]" office:value-type="float" office:value="132.0016875" calcext:value-type="float">
            <text:p>132.0017</text:p>
          </table:table-cell>
          <table:table-cell table:style-name="ce17" table:formula="of:=[.AG68]-2*([.$B68]-1)" office:value-type="float" office:value="0.00168749999997431" calcext:value-type="float">
            <text:p>0.0016875</text:p>
          </table:table-cell>
          <table:table-cell table:style-name="Default" office:value-type="float" office:value="63625418468788.5" calcext:value-type="float">
            <text:p>63625418468788.5</text:p>
          </table:table-cell>
          <table:table-cell table:style-name="ce7" table:formula="of:=([.AI68]-[.AI67])/1000" office:value-type="float" office:value="2.00096875" calcext:value-type="float">
            <text:p>2.0010</text:p>
          </table:table-cell>
          <table:table-cell table:style-name="ce7" table:formula="of:=[.AJ68]+[.AK67]" office:value-type="float" office:value="132.00084375" calcext:value-type="float">
            <text:p>132.0008</text:p>
          </table:table-cell>
          <table:table-cell table:style-name="ce18" table:formula="of:=[.AK68]-2*([.$B68]-1)" office:value-type="float" office:value="0.000843750000001364" calcext:value-type="float">
            <text:p>0.00084375</text:p>
          </table:table-cell>
          <table:table-cell table:style-name="Default" office:value-type="float" office:value="63625418932470.1" calcext:value-type="float">
            <text:p>63625418932470.1</text:p>
          </table:table-cell>
          <table:table-cell table:style-name="ce19" table:formula="of:=([.AM68]-[.AM67])/1000" office:value-type="float" office:value="1.9989140625" calcext:value-type="float">
            <text:p>1.9989</text:p>
          </table:table-cell>
          <table:table-cell table:style-name="ce7" table:formula="of:=[.AN68]+[.AO67]" office:value-type="float" office:value="131.999765625" calcext:value-type="float">
            <text:p>131.9998</text:p>
          </table:table-cell>
          <table:table-cell table:style-name="ce20" table:formula="of:=[.AO68]-2*([.$B68]-1)" office:value-type="float" office:value="-0.000234375000019327" calcext:value-type="float">
            <text:p>-0.000234375</text:p>
          </table:table-cell>
          <table:table-cell table:style-name="Default" office:value-type="float" office:value="63625419402984.6" calcext:value-type="float">
            <text:p>63625419402984.6</text:p>
          </table:table-cell>
          <table:table-cell table:style-name="ce7" table:formula="of:=([.AQ68]-[.AQ67])/1000" office:value-type="float" office:value="1.998671875" calcext:value-type="float">
            <text:p>1.9987</text:p>
          </table:table-cell>
          <table:table-cell table:style-name="ce7" table:formula="of:=[.AR68]+[.AS67]" office:value-type="float" office:value="132.000140625" calcext:value-type="float">
            <text:p>132.0001</text:p>
          </table:table-cell>
          <table:table-cell table:style-name="ce21" table:formula="of:=[.AS68]-2*([.$B68]-1)" office:value-type="float" office:value="0.000140625000000227" calcext:value-type="float">
            <text:p>0.000140625</text:p>
          </table:table-cell>
          <table:table-cell table:style-name="Default" office:value-type="float" office:value="63625419887502.7" calcext:value-type="float">
            <text:p>63625419887502.7</text:p>
          </table:table-cell>
          <table:table-cell table:style-name="ce7" table:formula="of:=([.AU68]-[.AU67])/1000" office:value-type="float" office:value="2.0030390625" calcext:value-type="float">
            <text:p>2.0030</text:p>
          </table:table-cell>
          <table:table-cell table:style-name="ce7" table:formula="of:=[.AV68]+[.AW67]" office:value-type="float" office:value="132.002234375" calcext:value-type="float">
            <text:p>132.0022</text:p>
          </table:table-cell>
          <table:table-cell table:style-name="ce22" table:formula="of:=[.AW68]-2*([.$B68]-1)" office:value-type="float" office:value="0.00223437500000045" calcext:value-type="float">
            <text:p>0.00223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68" calcext:value-type="float">
            <text:p>68</text:p>
          </table:table-cell>
          <table:table-cell office:value-type="float" office:value="63625414653129.5" calcext:value-type="float">
            <text:p>63625414653129.5</text:p>
          </table:table-cell>
          <table:table-cell table:formula="of:=([.C69]-[.C68])/1000" office:value-type="float" office:value="2.0001015625" calcext:value-type="float">
            <text:p>2.0001</text:p>
          </table:table-cell>
          <table:table-cell table:formula="of:=[.D69]+[.E68]" office:value-type="float" office:value="133.9999609375" calcext:value-type="float">
            <text:p>134.0000</text:p>
          </table:table-cell>
          <table:table-cell table:style-name="ce9" table:formula="of:=[.E69]-2*([.$B69]-1)" office:value-type="float" office:value="-0.0000390624999795364" calcext:value-type="float">
            <text:p>-3.90624999795364E-05</text:p>
          </table:table-cell>
          <table:table-cell table:style-name="Default" office:value-type="float" office:value="63625415139416.2" calcext:value-type="float">
            <text:p>63625415139416.2</text:p>
          </table:table-cell>
          <table:table-cell table:style-name="ce7" table:formula="of:=([.G69]-[.G68])/1000" office:value-type="float" office:value="1.9993125" calcext:value-type="float">
            <text:p>1.9993</text:p>
          </table:table-cell>
          <table:table-cell table:style-name="ce7" table:formula="of:=[.H69]+[.I68]" office:value-type="float" office:value="134.0009296875" calcext:value-type="float">
            <text:p>134.0009</text:p>
          </table:table-cell>
          <table:table-cell table:style-name="ce10" table:formula="of:=[.I69]-2*([.$B69]-1)" office:value-type="float" office:value="0.000929687500018872" calcext:value-type="float">
            <text:p>0.0009296875</text:p>
          </table:table-cell>
          <table:table-cell table:style-name="Default" office:value-type="float" office:value="63625415610528.1" calcext:value-type="float">
            <text:p>63625415610528.1</text:p>
          </table:table-cell>
          <table:table-cell table:style-name="ce7" table:formula="of:=([.K69]-[.K68])/1000" office:value-type="float" office:value="2" calcext:value-type="float">
            <text:p>2.0000</text:p>
          </table:table-cell>
          <table:table-cell table:style-name="ce7" table:formula="of:=[.L69]+[.M68]" office:value-type="float" office:value="134.0011328125" calcext:value-type="float">
            <text:p>134.0011</text:p>
          </table:table-cell>
          <table:table-cell table:style-name="ce11" table:formula="of:=[.M69]-2*([.$B69]-1)" office:value-type="float" office:value="0.00113281250000341" calcext:value-type="float">
            <text:p>0.0011328125</text:p>
          </table:table-cell>
          <table:table-cell table:style-name="Default" office:value-type="float" office:value="63625416080938.4" calcext:value-type="float">
            <text:p>63625416080938.4</text:p>
          </table:table-cell>
          <table:table-cell table:style-name="ce7" table:formula="of:=([.O69]-[.O68])/1000" office:value-type="float" office:value="2.000515625" calcext:value-type="float">
            <text:p>2.0005</text:p>
          </table:table-cell>
          <table:table-cell table:style-name="ce7" table:formula="of:=[.P69]+[.Q68]" office:value-type="float" office:value="134.001125" calcext:value-type="float">
            <text:p>134.0011</text:p>
          </table:table-cell>
          <table:table-cell table:style-name="ce12" table:formula="of:=[.Q69]-2*([.$B69]-1)" office:value-type="float" office:value="0.00112500000000182" calcext:value-type="float">
            <text:p>0.001125</text:p>
          </table:table-cell>
          <table:table-cell table:style-name="Default" office:value-type="float" office:value="63625416564611.8" calcext:value-type="float">
            <text:p>63625416564611.8</text:p>
          </table:table-cell>
          <table:table-cell table:style-name="ce7" table:formula="of:=([.S69]-[.S68])/1000" office:value-type="float" office:value="1.9994140625" calcext:value-type="float">
            <text:p>1.9994</text:p>
          </table:table-cell>
          <table:table-cell table:style-name="ce7" table:formula="of:=[.T69]+[.U68]" office:value-type="float" office:value="134.000359375" calcext:value-type="float">
            <text:p>134.0004</text:p>
          </table:table-cell>
          <table:table-cell table:style-name="ce13" table:formula="of:=[.U69]-2*([.$B69]-1)" office:value-type="float" office:value="0.000359375000016371" calcext:value-type="float">
            <text:p>0.000359375</text:p>
          </table:table-cell>
          <table:table-cell table:style-name="Default" office:value-type="float" office:value="63625417057940.7" calcext:value-type="float">
            <text:p>63625417057940.7</text:p>
          </table:table-cell>
          <table:table-cell table:style-name="ce14" table:formula="of:=([.W69]-[.W68])/1000" office:value-type="float" office:value="1.997859375" calcext:value-type="float">
            <text:p>1.9979</text:p>
          </table:table-cell>
          <table:table-cell table:style-name="ce7" table:formula="of:=[.X69]+[.Y68]" office:value-type="float" office:value="133.9989453125" calcext:value-type="float">
            <text:p>133.9989</text:p>
          </table:table-cell>
          <table:table-cell table:style-name="ce15" table:formula="of:=[.Y69]-2*([.$B69]-1)" office:value-type="float" office:value="-0.00105468750001592" calcext:value-type="float">
            <text:p>-0.0010546875</text:p>
          </table:table-cell>
          <table:table-cell table:style-name="Default" office:value-type="float" office:value="63625417534030.2" calcext:value-type="float">
            <text:p>63625417534030.2</text:p>
          </table:table-cell>
          <table:table-cell table:style-name="ce7" table:formula="of:=([.AA69]-[.AA68])/1000" office:value-type="float" office:value="2.0004296875" calcext:value-type="float">
            <text:p>2.0004</text:p>
          </table:table-cell>
          <table:table-cell table:style-name="ce7" table:formula="of:=[.AB69]+[.AC68]" office:value-type="float" office:value="134.0003828125" calcext:value-type="float">
            <text:p>134.0004</text:p>
          </table:table-cell>
          <table:table-cell table:style-name="ce16" table:formula="of:=[.AC69]-2*([.$B69]-1)" office:value-type="float" office:value="0.000382812500021146" calcext:value-type="float">
            <text:p>0.0003828125</text:p>
          </table:table-cell>
          <table:table-cell table:style-name="Default" office:value-type="float" office:value="63625417998993.3" calcext:value-type="float">
            <text:p>63625417998993.3</text:p>
          </table:table-cell>
          <table:table-cell table:style-name="ce7" table:formula="of:=([.AE69]-[.AE68])/1000" office:value-type="float" office:value="1.9987734375" calcext:value-type="float">
            <text:p>1.9988</text:p>
          </table:table-cell>
          <table:table-cell table:style-name="ce7" table:formula="of:=[.AF69]+[.AG68]" office:value-type="float" office:value="134.0004609375" calcext:value-type="float">
            <text:p>134.0005</text:p>
          </table:table-cell>
          <table:table-cell table:style-name="ce17" table:formula="of:=[.AG69]-2*([.$B69]-1)" office:value-type="float" office:value="0.000460937499980219" calcext:value-type="float">
            <text:p>0.0004609375</text:p>
          </table:table-cell>
          <table:table-cell table:style-name="Default" office:value-type="float" office:value="63625418470787.8" calcext:value-type="float">
            <text:p>63625418470787.8</text:p>
          </table:table-cell>
          <table:table-cell table:style-name="ce7" table:formula="of:=([.AI69]-[.AI68])/1000" office:value-type="float" office:value="1.999203125" calcext:value-type="float">
            <text:p>1.9992</text:p>
          </table:table-cell>
          <table:table-cell table:style-name="ce7" table:formula="of:=[.AJ69]+[.AK68]" office:value-type="float" office:value="134.000046875" calcext:value-type="float">
            <text:p>134.0000</text:p>
          </table:table-cell>
          <table:table-cell table:style-name="ce18" table:formula="of:=[.AK69]-2*([.$B69]-1)" office:value-type="float" office:value="0.0000468750000095497" calcext:value-type="float">
            <text:p>0.000046875</text:p>
          </table:table-cell>
          <table:table-cell table:style-name="Default" office:value-type="float" office:value="63625418934470.7" calcext:value-type="float">
            <text:p>63625418934470.7</text:p>
          </table:table-cell>
          <table:table-cell table:style-name="ce19" table:formula="of:=([.AM69]-[.AM68])/1000" office:value-type="float" office:value="2.0006015625" calcext:value-type="float">
            <text:p>2.0006</text:p>
          </table:table-cell>
          <table:table-cell table:style-name="ce7" table:formula="of:=[.AN69]+[.AO68]" office:value-type="float" office:value="134.0003671875" calcext:value-type="float">
            <text:p>134.0004</text:p>
          </table:table-cell>
          <table:table-cell table:style-name="ce20" table:formula="of:=[.AO69]-2*([.$B69]-1)" office:value-type="float" office:value="0.000367187499989541" calcext:value-type="float">
            <text:p>0.0003671875</text:p>
          </table:table-cell>
          <table:table-cell table:style-name="Default" office:value-type="float" office:value="63625419404984" calcext:value-type="float">
            <text:p>63625419404984</text:p>
          </table:table-cell>
          <table:table-cell table:style-name="ce7" table:formula="of:=([.AQ69]-[.AQ68])/1000" office:value-type="float" office:value="1.9993828125" calcext:value-type="float">
            <text:p>1.9994</text:p>
          </table:table-cell>
          <table:table-cell table:style-name="ce7" table:formula="of:=[.AR69]+[.AS68]" office:value-type="float" office:value="133.9995234375" calcext:value-type="float">
            <text:p>133.9995</text:p>
          </table:table-cell>
          <table:table-cell table:style-name="ce21" table:formula="of:=[.AS69]-2*([.$B69]-1)" office:value-type="float" office:value="-0.000476562500011823" calcext:value-type="float">
            <text:p>-0.0004765625</text:p>
          </table:table-cell>
          <table:table-cell table:style-name="Default" office:value-type="float" office:value="63625419889499.4" calcext:value-type="float">
            <text:p>63625419889499.4</text:p>
          </table:table-cell>
          <table:table-cell table:style-name="ce7" table:formula="of:=([.AU69]-[.AU68])/1000" office:value-type="float" office:value="1.9967109375" calcext:value-type="float">
            <text:p>1.9967</text:p>
          </table:table-cell>
          <table:table-cell table:style-name="ce7" table:formula="of:=[.AV69]+[.AW68]" office:value-type="float" office:value="133.9989453125" calcext:value-type="float">
            <text:p>133.9989</text:p>
          </table:table-cell>
          <table:table-cell table:style-name="ce22" table:formula="of:=[.AW69]-2*([.$B69]-1)" office:value-type="float" office:value="-0.00105468749998749" calcext:value-type="float">
            <text:p>-0.001054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69" calcext:value-type="float">
            <text:p>69</text:p>
          </table:table-cell>
          <table:table-cell office:value-type="float" office:value="63625414655129.7" calcext:value-type="float">
            <text:p>63625414655129.7</text:p>
          </table:table-cell>
          <table:table-cell table:formula="of:=([.C70]-[.C69])/1000" office:value-type="float" office:value="2.0001640625" calcext:value-type="float">
            <text:p>2.0002</text:p>
          </table:table-cell>
          <table:table-cell table:formula="of:=[.D70]+[.E69]" office:value-type="float" office:value="136.000125" calcext:value-type="float">
            <text:p>136.0001</text:p>
          </table:table-cell>
          <table:table-cell table:style-name="ce9" table:formula="of:=[.E70]-2*([.$B70]-1)" office:value-type="float" office:value="0.000125000000025466" calcext:value-type="float">
            <text:p>0.000125</text:p>
          </table:table-cell>
          <table:table-cell table:style-name="Default" office:value-type="float" office:value="63625415141415.9" calcext:value-type="float">
            <text:p>63625415141415.9</text:p>
          </table:table-cell>
          <table:table-cell table:style-name="ce7" table:formula="of:=([.G70]-[.G69])/1000" office:value-type="float" office:value="1.9996875" calcext:value-type="float">
            <text:p>1.9997</text:p>
          </table:table-cell>
          <table:table-cell table:style-name="ce7" table:formula="of:=[.H70]+[.I69]" office:value-type="float" office:value="136.0006171875" calcext:value-type="float">
            <text:p>136.0006</text:p>
          </table:table-cell>
          <table:table-cell table:style-name="ce10" table:formula="of:=[.I70]-2*([.$B70]-1)" office:value-type="float" office:value="0.000617187500012051" calcext:value-type="float">
            <text:p>0.0006171875</text:p>
          </table:table-cell>
          <table:table-cell table:style-name="Default" office:value-type="float" office:value="63625415612528.4" calcext:value-type="float">
            <text:p>63625415612528.4</text:p>
          </table:table-cell>
          <table:table-cell table:style-name="ce7" table:formula="of:=([.K70]-[.K69])/1000" office:value-type="float" office:value="2.000234375" calcext:value-type="float">
            <text:p>2.0002</text:p>
          </table:table-cell>
          <table:table-cell table:style-name="ce7" table:formula="of:=[.L70]+[.M69]" office:value-type="float" office:value="136.0013671875" calcext:value-type="float">
            <text:p>136.0014</text:p>
          </table:table-cell>
          <table:table-cell table:style-name="ce11" table:formula="of:=[.M70]-2*([.$B70]-1)" office:value-type="float" office:value="0.00136718749999432" calcext:value-type="float">
            <text:p>0.0013671875</text:p>
          </table:table-cell>
          <table:table-cell table:style-name="Default" office:value-type="float" office:value="63625416082938.2" calcext:value-type="float">
            <text:p>63625416082938.2</text:p>
          </table:table-cell>
          <table:table-cell table:style-name="ce7" table:formula="of:=([.O70]-[.O69])/1000" office:value-type="float" office:value="1.99984375" calcext:value-type="float">
            <text:p>1.9998</text:p>
          </table:table-cell>
          <table:table-cell table:style-name="ce7" table:formula="of:=[.P70]+[.Q69]" office:value-type="float" office:value="136.00096875" calcext:value-type="float">
            <text:p>136.0010</text:p>
          </table:table-cell>
          <table:table-cell table:style-name="ce12" table:formula="of:=[.Q70]-2*([.$B70]-1)" office:value-type="float" office:value="0.000968749999998408" calcext:value-type="float">
            <text:p>0.00096875</text:p>
          </table:table-cell>
          <table:table-cell table:style-name="Default" office:value-type="float" office:value="63625416566610.7" calcext:value-type="float">
            <text:p>63625416566610.7</text:p>
          </table:table-cell>
          <table:table-cell table:style-name="ce7" table:formula="of:=([.S70]-[.S69])/1000" office:value-type="float" office:value="1.9988671875" calcext:value-type="float">
            <text:p>1.9989</text:p>
          </table:table-cell>
          <table:table-cell table:style-name="ce7" table:formula="of:=[.T70]+[.U69]" office:value-type="float" office:value="135.9992265625" calcext:value-type="float">
            <text:p>135.9992</text:p>
          </table:table-cell>
          <table:table-cell table:style-name="ce13" table:formula="of:=[.U70]-2*([.$B70]-1)" office:value-type="float" office:value="-0.00077343749998704" calcext:value-type="float">
            <text:p>-0.0007734375</text:p>
          </table:table-cell>
          <table:table-cell table:style-name="Default" office:value-type="float" office:value="63625417059942.3" calcext:value-type="float">
            <text:p>63625417059942.3</text:p>
          </table:table-cell>
          <table:table-cell table:style-name="ce14" table:formula="of:=([.W70]-[.W69])/1000" office:value-type="float" office:value="2.001671875" calcext:value-type="float">
            <text:p>2.0017</text:p>
          </table:table-cell>
          <table:table-cell table:style-name="ce7" table:formula="of:=[.X70]+[.Y69]" office:value-type="float" office:value="136.0006171875" calcext:value-type="float">
            <text:p>136.0006</text:p>
          </table:table-cell>
          <table:table-cell table:style-name="ce15" table:formula="of:=[.Y70]-2*([.$B70]-1)" office:value-type="float" office:value="0.000617187499983629" calcext:value-type="float">
            <text:p>0.0006171875</text:p>
          </table:table-cell>
          <table:table-cell table:style-name="Default" office:value-type="float" office:value="63625417536031.6" calcext:value-type="float">
            <text:p>63625417536031.6</text:p>
          </table:table-cell>
          <table:table-cell table:style-name="ce7" table:formula="of:=([.AA70]-[.AA69])/1000" office:value-type="float" office:value="2.0013515625" calcext:value-type="float">
            <text:p>2.0014</text:p>
          </table:table-cell>
          <table:table-cell table:style-name="ce7" table:formula="of:=[.AB70]+[.AC69]" office:value-type="float" office:value="136.001734375" calcext:value-type="float">
            <text:p>136.0017</text:p>
          </table:table-cell>
          <table:table-cell table:style-name="ce16" table:formula="of:=[.AC70]-2*([.$B70]-1)" office:value-type="float" office:value="0.00173437500001228" calcext:value-type="float">
            <text:p>0.001734375</text:p>
          </table:table-cell>
          <table:table-cell table:style-name="Default" office:value-type="float" office:value="63625418000993.8" calcext:value-type="float">
            <text:p>63625418000993.8</text:p>
          </table:table-cell>
          <table:table-cell table:style-name="ce7" table:formula="of:=([.AE70]-[.AE69])/1000" office:value-type="float" office:value="2.0005859375" calcext:value-type="float">
            <text:p>2.0006</text:p>
          </table:table-cell>
          <table:table-cell table:style-name="ce7" table:formula="of:=[.AF70]+[.AG69]" office:value-type="float" office:value="136.001046875" calcext:value-type="float">
            <text:p>136.0010</text:p>
          </table:table-cell>
          <table:table-cell table:style-name="ce17" table:formula="of:=[.AG70]-2*([.$B70]-1)" office:value-type="float" office:value="0.0010468749999859" calcext:value-type="float">
            <text:p>0.001046875</text:p>
          </table:table-cell>
          <table:table-cell table:style-name="Default" office:value-type="float" office:value="63625418472789.1" calcext:value-type="float">
            <text:p>63625418472789.1</text:p>
          </table:table-cell>
          <table:table-cell table:style-name="ce7" table:formula="of:=([.AI70]-[.AI69])/1000" office:value-type="float" office:value="2.0013359375" calcext:value-type="float">
            <text:p>2.0013</text:p>
          </table:table-cell>
          <table:table-cell table:style-name="ce7" table:formula="of:=[.AJ70]+[.AK69]" office:value-type="float" office:value="136.0013828125" calcext:value-type="float">
            <text:p>136.0014</text:p>
          </table:table-cell>
          <table:table-cell table:style-name="ce18" table:formula="of:=[.AK70]-2*([.$B70]-1)" office:value-type="float" office:value="0.0013828124999975" calcext:value-type="float">
            <text:p>0.0013828125</text:p>
          </table:table-cell>
          <table:table-cell table:style-name="Default" office:value-type="float" office:value="63625418936471.9" calcext:value-type="float">
            <text:p>63625418936471.9</text:p>
          </table:table-cell>
          <table:table-cell table:style-name="ce19" table:formula="of:=([.AM70]-[.AM69])/1000" office:value-type="float" office:value="2.00121875" calcext:value-type="float">
            <text:p>2.0012</text:p>
          </table:table-cell>
          <table:table-cell table:style-name="ce7" table:formula="of:=[.AN70]+[.AO69]" office:value-type="float" office:value="136.0015859375" calcext:value-type="float">
            <text:p>136.0016</text:p>
          </table:table-cell>
          <table:table-cell table:style-name="ce20" table:formula="of:=[.AO70]-2*([.$B70]-1)" office:value-type="float" office:value="0.00158593749998204" calcext:value-type="float">
            <text:p>0.0015859375</text:p>
          </table:table-cell>
          <table:table-cell table:style-name="Default" office:value-type="float" office:value="63625419406986" calcext:value-type="float">
            <text:p>63625419406986</text:p>
          </table:table-cell>
          <table:table-cell table:style-name="ce7" table:formula="of:=([.AQ70]-[.AQ69])/1000" office:value-type="float" office:value="2.00196875" calcext:value-type="float">
            <text:p>2.0020</text:p>
          </table:table-cell>
          <table:table-cell table:style-name="ce7" table:formula="of:=[.AR70]+[.AS69]" office:value-type="float" office:value="136.0014921875" calcext:value-type="float">
            <text:p>136.0015</text:p>
          </table:table-cell>
          <table:table-cell table:style-name="ce21" table:formula="of:=[.AS70]-2*([.$B70]-1)" office:value-type="float" office:value="0.00149218749999136" calcext:value-type="float">
            <text:p>0.0014921875</text:p>
          </table:table-cell>
          <table:table-cell table:style-name="Default" office:value-type="float" office:value="63625419891499.8" calcext:value-type="float">
            <text:p>63625419891499.8</text:p>
          </table:table-cell>
          <table:table-cell table:style-name="ce7" table:formula="of:=([.AU70]-[.AU69])/1000" office:value-type="float" office:value="2.0003671875" calcext:value-type="float">
            <text:p>2.0004</text:p>
          </table:table-cell>
          <table:table-cell table:style-name="ce7" table:formula="of:=[.AV70]+[.AW69]" office:value-type="float" office:value="135.9993125" calcext:value-type="float">
            <text:p>135.9993</text:p>
          </table:table-cell>
          <table:table-cell table:style-name="ce22" table:formula="of:=[.AW70]-2*([.$B70]-1)" office:value-type="float" office:value="-0.000687499999997954" calcext:value-type="float">
            <text:p>-0.000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prompt 6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63625414657129.5" calcext:value-type="float">
            <text:p>63625414657129.5</text:p>
          </table:table-cell>
          <table:table-cell table:formula="of:=([.C71]-[.C70])/1000" office:value-type="float" office:value="1.999828125" calcext:value-type="float">
            <text:p>1.9998</text:p>
          </table:table-cell>
          <table:table-cell table:formula="of:=[.D71]+[.E70]" office:value-type="float" office:value="137.999953125" calcext:value-type="float">
            <text:p>138.0000</text:p>
          </table:table-cell>
          <table:table-cell table:style-name="ce9" table:formula="of:=[.E71]-2*([.$B71]-1)" office:value-type="float" office:value="-0.000046874999981128" calcext:value-type="float">
            <text:p>-0.000046875</text:p>
          </table:table-cell>
          <table:table-cell table:style-name="Default" office:value-type="float" office:value="63625415143414.4" calcext:value-type="float">
            <text:p>63625415143414.4</text:p>
          </table:table-cell>
          <table:table-cell table:style-name="ce7" table:formula="of:=([.G71]-[.G70])/1000" office:value-type="float" office:value="1.9985" calcext:value-type="float">
            <text:p>1.9985</text:p>
          </table:table-cell>
          <table:table-cell table:style-name="ce7" table:formula="of:=[.H71]+[.I70]" office:value-type="float" office:value="137.9991171875" calcext:value-type="float">
            <text:p>137.9991</text:p>
          </table:table-cell>
          <table:table-cell table:style-name="ce10" table:formula="of:=[.I71]-2*([.$B71]-1)" office:value-type="float" office:value="-0.000882812499980901" calcext:value-type="float">
            <text:p>-0.0008828125</text:p>
          </table:table-cell>
          <table:table-cell table:style-name="Default" office:value-type="float" office:value="63625415614526.7" calcext:value-type="float">
            <text:p>63625415614526.7</text:p>
          </table:table-cell>
          <table:table-cell table:style-name="ce7" table:formula="of:=([.K71]-[.K70])/1000" office:value-type="float" office:value="1.99834375" calcext:value-type="float">
            <text:p>1.9983</text:p>
          </table:table-cell>
          <table:table-cell table:style-name="ce7" table:formula="of:=[.L71]+[.M70]" office:value-type="float" office:value="137.9997109375" calcext:value-type="float">
            <text:p>137.9997</text:p>
          </table:table-cell>
          <table:table-cell table:style-name="ce11" table:formula="of:=[.M71]-2*([.$B71]-1)" office:value-type="float" office:value="-0.000289062500002046" calcext:value-type="float">
            <text:p>-0.0002890625</text:p>
          </table:table-cell>
          <table:table-cell table:style-name="Default" office:value-type="float" office:value="63625416084938.8" calcext:value-type="float">
            <text:p>63625416084938.8</text:p>
          </table:table-cell>
          <table:table-cell table:style-name="ce7" table:formula="of:=([.O71]-[.O70])/1000" office:value-type="float" office:value="2.0005546875" calcext:value-type="float">
            <text:p>2.0006</text:p>
          </table:table-cell>
          <table:table-cell table:style-name="ce7" table:formula="of:=[.P71]+[.Q70]" office:value-type="float" office:value="138.0015234375" calcext:value-type="float">
            <text:p>138.0015</text:p>
          </table:table-cell>
          <table:table-cell table:style-name="ce12" table:formula="of:=[.Q71]-2*([.$B71]-1)" office:value-type="float" office:value="0.00152343749999773" calcext:value-type="float">
            <text:p>0.0015234375</text:p>
          </table:table-cell>
          <table:table-cell table:style-name="Default" office:value-type="float" office:value="63625416568611.4" calcext:value-type="float">
            <text:p>63625416568611.4</text:p>
          </table:table-cell>
          <table:table-cell table:style-name="ce7" table:formula="of:=([.S71]-[.S70])/1000" office:value-type="float" office:value="2.00071875" calcext:value-type="float">
            <text:p>2.0007</text:p>
          </table:table-cell>
          <table:table-cell table:style-name="ce7" table:formula="of:=[.T71]+[.U70]" office:value-type="float" office:value="137.9999453125" calcext:value-type="float">
            <text:p>137.9999</text:p>
          </table:table-cell>
          <table:table-cell table:style-name="ce13" table:formula="of:=[.U71]-2*([.$B71]-1)" office:value-type="float" office:value="-0.0000546874999827196" calcext:value-type="float">
            <text:p>-5.46874999827196E-05</text:p>
          </table:table-cell>
          <table:table-cell table:style-name="Default" office:value-type="float" office:value="63625417061943.9" calcext:value-type="float">
            <text:p>63625417061943.9</text:p>
          </table:table-cell>
          <table:table-cell table:style-name="ce14" table:formula="of:=([.W71]-[.W70])/1000" office:value-type="float" office:value="2.001546875" calcext:value-type="float">
            <text:p>2.0015</text:p>
          </table:table-cell>
          <table:table-cell table:style-name="ce7" table:formula="of:=[.X71]+[.Y70]" office:value-type="float" office:value="138.0021640625" calcext:value-type="float">
            <text:p>138.0022</text:p>
          </table:table-cell>
          <table:table-cell table:style-name="ce15" table:formula="of:=[.Y71]-2*([.$B71]-1)" office:value-type="float" office:value="0.00216406249998613" calcext:value-type="float">
            <text:p>0.0021640625</text:p>
          </table:table-cell>
          <table:table-cell table:style-name="Default" office:value-type="float" office:value="63625417538029.5" calcext:value-type="float">
            <text:p>63625417538029.5</text:p>
          </table:table-cell>
          <table:table-cell table:style-name="ce7" table:formula="of:=([.AA71]-[.AA70])/1000" office:value-type="float" office:value="1.99796875" calcext:value-type="float">
            <text:p>1.9980</text:p>
          </table:table-cell>
          <table:table-cell table:style-name="ce7" table:formula="of:=[.AB71]+[.AC70]" office:value-type="float" office:value="137.999703125" calcext:value-type="float">
            <text:p>137.9997</text:p>
          </table:table-cell>
          <table:table-cell table:style-name="ce16" table:formula="of:=[.AC71]-2*([.$B71]-1)" office:value-type="float" office:value="-0.000296874999975216" calcext:value-type="float">
            <text:p>-0.000296875</text:p>
          </table:table-cell>
          <table:table-cell table:style-name="Default" office:value-type="float" office:value="63625418002993.6" calcext:value-type="float">
            <text:p>63625418002993.6</text:p>
          </table:table-cell>
          <table:table-cell table:style-name="ce7" table:formula="of:=([.AE71]-[.AE70])/1000" office:value-type="float" office:value="1.99975" calcext:value-type="float">
            <text:p>1.9998</text:p>
          </table:table-cell>
          <table:table-cell table:style-name="ce7" table:formula="of:=[.AF71]+[.AG70]" office:value-type="float" office:value="138.000796875" calcext:value-type="float">
            <text:p>138.0008</text:p>
          </table:table-cell>
          <table:table-cell table:style-name="ce17" table:formula="of:=[.AG71]-2*([.$B71]-1)" office:value-type="float" office:value="0.000796874999991815" calcext:value-type="float">
            <text:p>0.000796875</text:p>
          </table:table-cell>
          <table:table-cell table:style-name="Default" office:value-type="float" office:value="63625418474787.9" calcext:value-type="float">
            <text:p>63625418474787.9</text:p>
          </table:table-cell>
          <table:table-cell table:style-name="ce7" table:formula="of:=([.AI71]-[.AI70])/1000" office:value-type="float" office:value="1.998828125" calcext:value-type="float">
            <text:p>1.9988</text:p>
          </table:table-cell>
          <table:table-cell table:style-name="ce7" table:formula="of:=[.AJ71]+[.AK70]" office:value-type="float" office:value="138.0002109375" calcext:value-type="float">
            <text:p>138.0002</text:p>
          </table:table-cell>
          <table:table-cell table:style-name="ce18" table:formula="of:=[.AK71]-2*([.$B71]-1)" office:value-type="float" office:value="0.00021093749998613" calcext:value-type="float">
            <text:p>0.0002109375</text:p>
          </table:table-cell>
          <table:table-cell table:style-name="Default" office:value-type="float" office:value="63625418938470.3" calcext:value-type="float">
            <text:p>63625418938470.3</text:p>
          </table:table-cell>
          <table:table-cell table:style-name="ce19" table:formula="of:=([.AM71]-[.AM70])/1000" office:value-type="float" office:value="1.9984140625" calcext:value-type="float">
            <text:p>1.9984</text:p>
          </table:table-cell>
          <table:table-cell table:style-name="ce7" table:formula="of:=[.AN71]+[.AO70]" office:value-type="float" office:value="138" calcext:value-type="float">
            <text:p>138.0000</text:p>
          </table:table-cell>
          <table:table-cell table:style-name="ce20" table:formula="of:=[.AO71]-2*([.$B71]-1)" office:value-type="float" office:value="0" calcext:value-type="float">
            <text:p>0</text:p>
          </table:table-cell>
          <table:table-cell table:style-name="Default" office:value-type="float" office:value="63625419408983.4" calcext:value-type="float">
            <text:p>63625419408983.4</text:p>
          </table:table-cell>
          <table:table-cell table:style-name="ce7" table:formula="of:=([.AQ71]-[.AQ70])/1000" office:value-type="float" office:value="1.9974375" calcext:value-type="float">
            <text:p>1.9974</text:p>
          </table:table-cell>
          <table:table-cell table:style-name="ce7" table:formula="of:=[.AR71]+[.AS70]" office:value-type="float" office:value="137.9989296875" calcext:value-type="float">
            <text:p>137.9989</text:p>
          </table:table-cell>
          <table:table-cell table:style-name="ce21" table:formula="of:=[.AS71]-2*([.$B71]-1)" office:value-type="float" office:value="-0.0010703125000191" calcext:value-type="float">
            <text:p>-0.0010703125</text:p>
          </table:table-cell>
          <table:table-cell table:style-name="Default" office:value-type="float" office:value="63625419893502.5" calcext:value-type="float">
            <text:p>63625419893502.5</text:p>
          </table:table-cell>
          <table:table-cell table:style-name="ce7" table:formula="of:=([.AU71]-[.AU70])/1000" office:value-type="float" office:value="2.0027109375" calcext:value-type="float">
            <text:p>2.0027</text:p>
          </table:table-cell>
          <table:table-cell table:style-name="ce7" table:formula="of:=[.AV71]+[.AW70]" office:value-type="float" office:value="138.0020234375" calcext:value-type="float">
            <text:p>138.0020</text:p>
          </table:table-cell>
          <table:table-cell table:style-name="ce22" table:formula="of:=[.AW71]-2*([.$B71]-1)" office:value-type="float" office:value="0.00202343750001432" calcext:value-type="float">
            <text:p>0.002023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rame</text:p>
          </table:table-cell>
          <table:table-cell table:style-name="ce6" office:value-type="float" office:value="71" calcext:value-type="float">
            <text:p>71</text:p>
          </table:table-cell>
          <table:table-cell office:value-type="float" office:value="63625414659131.4" calcext:value-type="float">
            <text:p>63625414659131.4</text:p>
          </table:table-cell>
          <table:table-cell table:formula="of:=([.C72]-[.C71])/1000" office:value-type="float" office:value="2.001890625" calcext:value-type="float">
            <text:p>2.0019</text:p>
          </table:table-cell>
          <table:table-cell table:formula="of:=[.D72]+[.E71]" office:value-type="float" office:value="140.00184375" calcext:value-type="float">
            <text:p>140.0018</text:p>
          </table:table-cell>
          <table:table-cell table:style-name="ce9" table:formula="of:=[.E72]-2*([.$B72]-1)" office:value-type="float" office:value="0.00184375000000614" calcext:value-type="float">
            <text:p>0.00184375</text:p>
          </table:table-cell>
          <table:table-cell table:style-name="Default" office:value-type="float" office:value="63625415145416.6" calcext:value-type="float">
            <text:p>63625415145416.6</text:p>
          </table:table-cell>
          <table:table-cell table:style-name="ce7" table:formula="of:=([.G72]-[.G71])/1000" office:value-type="float" office:value="2.0021484375" calcext:value-type="float">
            <text:p>2.0021</text:p>
          </table:table-cell>
          <table:table-cell table:style-name="ce7" table:formula="of:=[.H72]+[.I71]" office:value-type="float" office:value="140.001265625" calcext:value-type="float">
            <text:p>140.0013</text:p>
          </table:table-cell>
          <table:table-cell table:style-name="ce10" table:formula="of:=[.I72]-2*([.$B72]-1)" office:value-type="float" office:value="0.00126562500003047" calcext:value-type="float">
            <text:p>0.001265625</text:p>
          </table:table-cell>
          <table:table-cell table:style-name="Default" office:value-type="float" office:value="63625415616526.9" calcext:value-type="float">
            <text:p>63625415616526.9</text:p>
          </table:table-cell>
          <table:table-cell table:style-name="ce7" table:formula="of:=([.K72]-[.K71])/1000" office:value-type="float" office:value="2.000203125" calcext:value-type="float">
            <text:p>2.0002</text:p>
          </table:table-cell>
          <table:table-cell table:style-name="ce7" table:formula="of:=[.L72]+[.M71]" office:value-type="float" office:value="139.9999140625" calcext:value-type="float">
            <text:p>139.9999</text:p>
          </table:table-cell>
          <table:table-cell table:style-name="ce11" table:formula="of:=[.M72]-2*([.$B72]-1)" office:value-type="float" office:value="-0.0000859374999890861" calcext:value-type="float">
            <text:p>-8.59374999890861E-05</text:p>
          </table:table-cell>
          <table:table-cell table:style-name="Default" office:value-type="float" office:value="63625416086938.1" calcext:value-type="float">
            <text:p>63625416086938.1</text:p>
          </table:table-cell>
          <table:table-cell table:style-name="ce7" table:formula="of:=([.O72]-[.O71])/1000" office:value-type="float" office:value="1.9993359375" calcext:value-type="float">
            <text:p>1.9993</text:p>
          </table:table-cell>
          <table:table-cell table:style-name="ce7" table:formula="of:=[.P72]+[.Q71]" office:value-type="float" office:value="140.000859375" calcext:value-type="float">
            <text:p>140.0009</text:p>
          </table:table-cell>
          <table:table-cell table:style-name="ce12" table:formula="of:=[.Q72]-2*([.$B72]-1)" office:value-type="float" office:value="0.000859375000004548" calcext:value-type="float">
            <text:p>0.000859375</text:p>
          </table:table-cell>
          <table:table-cell table:style-name="Default" office:value-type="float" office:value="63625416570612.2" calcext:value-type="float">
            <text:p>63625416570612.2</text:p>
          </table:table-cell>
          <table:table-cell table:style-name="ce7" table:formula="of:=([.S72]-[.S71])/1000" office:value-type="float" office:value="2.0008046875" calcext:value-type="float">
            <text:p>2.0008</text:p>
          </table:table-cell>
          <table:table-cell table:style-name="ce7" table:formula="of:=[.T72]+[.U71]" office:value-type="float" office:value="140.00075" calcext:value-type="float">
            <text:p>140.0008</text:p>
          </table:table-cell>
          <table:table-cell table:style-name="ce13" table:formula="of:=[.U72]-2*([.$B72]-1)" office:value-type="float" office:value="0.000750000000010687" calcext:value-type="float">
            <text:p>0.00075</text:p>
          </table:table-cell>
          <table:table-cell table:style-name="Default" office:value-type="float" office:value="63625417063941.5" calcext:value-type="float">
            <text:p>63625417063941.5</text:p>
          </table:table-cell>
          <table:table-cell table:style-name="ce14" table:formula="of:=([.W72]-[.W71])/1000" office:value-type="float" office:value="1.9975859375" calcext:value-type="float">
            <text:p>1.9976</text:p>
          </table:table-cell>
          <table:table-cell table:style-name="ce7" table:formula="of:=[.X72]+[.Y71]" office:value-type="float" office:value="139.99975" calcext:value-type="float">
            <text:p>139.9998</text:p>
          </table:table-cell>
          <table:table-cell table:style-name="ce15" table:formula="of:=[.Y72]-2*([.$B72]-1)" office:value-type="float" office:value="-0.00025000000002251" calcext:value-type="float">
            <text:p>-0.00025</text:p>
          </table:table-cell>
          <table:table-cell table:style-name="Default" office:value-type="float" office:value="63625417540030.2" calcext:value-type="float">
            <text:p>63625417540030.2</text:p>
          </table:table-cell>
          <table:table-cell table:style-name="ce7" table:formula="of:=([.AA72]-[.AA71])/1000" office:value-type="float" office:value="2.0006875" calcext:value-type="float">
            <text:p>2.0007</text:p>
          </table:table-cell>
          <table:table-cell table:style-name="ce7" table:formula="of:=[.AB72]+[.AC71]" office:value-type="float" office:value="140.000390625" calcext:value-type="float">
            <text:p>140.0004</text:p>
          </table:table-cell>
          <table:table-cell table:style-name="ce16" table:formula="of:=[.AC72]-2*([.$B72]-1)" office:value-type="float" office:value="0.000390625000022737" calcext:value-type="float">
            <text:p>0.000390625</text:p>
          </table:table-cell>
          <table:table-cell table:style-name="Default" office:value-type="float" office:value="63625418004992.7" calcext:value-type="float">
            <text:p>63625418004992.7</text:p>
          </table:table-cell>
          <table:table-cell table:style-name="ce7" table:formula="of:=([.AE72]-[.AE71])/1000" office:value-type="float" office:value="1.9991484375" calcext:value-type="float">
            <text:p>1.9991</text:p>
          </table:table-cell>
          <table:table-cell table:style-name="ce7" table:formula="of:=[.AF72]+[.AG71]" office:value-type="float" office:value="139.9999453125" calcext:value-type="float">
            <text:p>139.9999</text:p>
          </table:table-cell>
          <table:table-cell table:style-name="ce17" table:formula="of:=[.AG72]-2*([.$B72]-1)" office:value-type="float" office:value="-0.0000546875000111413" calcext:value-type="float">
            <text:p>-5.46875000111413E-05</text:p>
          </table:table-cell>
          <table:table-cell table:style-name="Default" office:value-type="float" office:value="63625418476789.7" calcext:value-type="float">
            <text:p>63625418476789.7</text:p>
          </table:table-cell>
          <table:table-cell table:style-name="ce7" table:formula="of:=([.AI72]-[.AI71])/1000" office:value-type="float" office:value="2.0018125" calcext:value-type="float">
            <text:p>2.0018</text:p>
          </table:table-cell>
          <table:table-cell table:style-name="ce7" table:formula="of:=[.AJ72]+[.AK71]" office:value-type="float" office:value="140.0020234375" calcext:value-type="float">
            <text:p>140.0020</text:p>
          </table:table-cell>
          <table:table-cell table:style-name="ce18" table:formula="of:=[.AK72]-2*([.$B72]-1)" office:value-type="float" office:value="0.0020234374999859" calcext:value-type="float">
            <text:p>0.0020234375</text:p>
          </table:table-cell>
          <table:table-cell table:style-name="Default" office:value-type="float" office:value="63625418940471.4" calcext:value-type="float">
            <text:p>63625418940471.4</text:p>
          </table:table-cell>
          <table:table-cell table:style-name="ce19" table:formula="of:=([.AM72]-[.AM71])/1000" office:value-type="float" office:value="2.0010703125" calcext:value-type="float">
            <text:p>2.0011</text:p>
          </table:table-cell>
          <table:table-cell table:style-name="ce7" table:formula="of:=[.AN72]+[.AO71]" office:value-type="float" office:value="140.0010703125" calcext:value-type="float">
            <text:p>140.0011</text:p>
          </table:table-cell>
          <table:table-cell table:style-name="ce20" table:formula="of:=[.AO72]-2*([.$B72]-1)" office:value-type="float" office:value="0.00107031249996226" calcext:value-type="float">
            <text:p>0.0010703125</text:p>
          </table:table-cell>
          <table:table-cell table:style-name="Default" office:value-type="float" office:value="63625419410984.8" calcext:value-type="float">
            <text:p>63625419410984.8</text:p>
          </table:table-cell>
          <table:table-cell table:style-name="ce7" table:formula="of:=([.AQ72]-[.AQ71])/1000" office:value-type="float" office:value="2.001390625" calcext:value-type="float">
            <text:p>2.0014</text:p>
          </table:table-cell>
          <table:table-cell table:style-name="ce7" table:formula="of:=[.AR72]+[.AS71]" office:value-type="float" office:value="140.0003203125" calcext:value-type="float">
            <text:p>140.0003</text:p>
          </table:table-cell>
          <table:table-cell table:style-name="ce21" table:formula="of:=[.AS72]-2*([.$B72]-1)" office:value-type="float" office:value="0.000320312499979991" calcext:value-type="float">
            <text:p>0.0003203125</text:p>
          </table:table-cell>
          <table:table-cell table:style-name="Default" office:value-type="float" office:value="63625419895499.4" calcext:value-type="float">
            <text:p>63625419895499.4</text:p>
          </table:table-cell>
          <table:table-cell table:style-name="ce7" table:formula="of:=([.AU72]-[.AU71])/1000" office:value-type="float" office:value="1.9968828125" calcext:value-type="float">
            <text:p>1.9969</text:p>
          </table:table-cell>
          <table:table-cell table:style-name="ce7" table:formula="of:=[.AV72]+[.AW71]" office:value-type="float" office:value="139.99890625" calcext:value-type="float">
            <text:p>139.9989</text:p>
          </table:table-cell>
          <table:table-cell table:style-name="ce22" table:formula="of:=[.AW72]-2*([.$B72]-1)" office:value-type="float" office:value="-0.00109374999999545" calcext:value-type="float">
            <text:p>-0.00109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72" calcext:value-type="float">
            <text:p>72</text:p>
          </table:table-cell>
          <table:table-cell office:value-type="float" office:value="63625414661132.5" calcext:value-type="float">
            <text:p>63625414661132.5</text:p>
          </table:table-cell>
          <table:table-cell table:formula="of:=([.C73]-[.C72])/1000" office:value-type="float" office:value="2.0010546875" calcext:value-type="float">
            <text:p>2.0011</text:p>
          </table:table-cell>
          <table:table-cell table:formula="of:=[.D73]+[.E72]" office:value-type="float" office:value="142.0028984375" calcext:value-type="float">
            <text:p>142.0029</text:p>
          </table:table-cell>
          <table:table-cell table:style-name="ce9" table:formula="of:=[.E73]-2*([.$B73]-1)" office:value-type="float" office:value="0.00289843749999363" calcext:value-type="float">
            <text:p>0.0028984375</text:p>
          </table:table-cell>
          <table:table-cell table:style-name="Default" office:value-type="float" office:value="63625415147414.8" calcext:value-type="float">
            <text:p>63625415147414.8</text:p>
          </table:table-cell>
          <table:table-cell table:style-name="ce7" table:formula="of:=([.G73]-[.G72])/1000" office:value-type="float" office:value="1.998203125" calcext:value-type="float">
            <text:p>1.9982</text:p>
          </table:table-cell>
          <table:table-cell table:style-name="ce7" table:formula="of:=[.H73]+[.I72]" office:value-type="float" office:value="141.99946875" calcext:value-type="float">
            <text:p>141.9995</text:p>
          </table:table-cell>
          <table:table-cell table:style-name="ce10" table:formula="of:=[.I73]-2*([.$B73]-1)" office:value-type="float" office:value="-0.000531249999966121" calcext:value-type="float">
            <text:p>-0.00053125</text:p>
          </table:table-cell>
          <table:table-cell table:style-name="Default" office:value-type="float" office:value="63625415618526.5" calcext:value-type="float">
            <text:p>63625415618526.5</text:p>
          </table:table-cell>
          <table:table-cell table:style-name="ce7" table:formula="of:=([.K73]-[.K72])/1000" office:value-type="float" office:value="1.999609375" calcext:value-type="float">
            <text:p>1.9996</text:p>
          </table:table-cell>
          <table:table-cell table:style-name="ce7" table:formula="of:=[.L73]+[.M72]" office:value-type="float" office:value="141.9995234375" calcext:value-type="float">
            <text:p>141.9995</text:p>
          </table:table-cell>
          <table:table-cell table:style-name="ce11" table:formula="of:=[.M73]-2*([.$B73]-1)" office:value-type="float" office:value="-0.000476562499983402" calcext:value-type="float">
            <text:p>-0.0004765625</text:p>
          </table:table-cell>
          <table:table-cell table:style-name="Default" office:value-type="float" office:value="63625416088939.2" calcext:value-type="float">
            <text:p>63625416088939.2</text:p>
          </table:table-cell>
          <table:table-cell table:style-name="ce7" table:formula="of:=([.O73]-[.O72])/1000" office:value-type="float" office:value="2.0010703125" calcext:value-type="float">
            <text:p>2.0011</text:p>
          </table:table-cell>
          <table:table-cell table:style-name="ce7" table:formula="of:=[.P73]+[.Q72]" office:value-type="float" office:value="142.0019296875" calcext:value-type="float">
            <text:p>142.0019</text:p>
          </table:table-cell>
          <table:table-cell table:style-name="ce12" table:formula="of:=[.Q73]-2*([.$B73]-1)" office:value-type="float" office:value="0.00192968749999523" calcext:value-type="float">
            <text:p>0.0019296875</text:p>
          </table:table-cell>
          <table:table-cell table:style-name="Default" office:value-type="float" office:value="63625416572614.7" calcext:value-type="float">
            <text:p>63625416572614.7</text:p>
          </table:table-cell>
          <table:table-cell table:style-name="ce7" table:formula="of:=([.S73]-[.S72])/1000" office:value-type="float" office:value="2.002421875" calcext:value-type="float">
            <text:p>2.0024</text:p>
          </table:table-cell>
          <table:table-cell table:style-name="ce7" table:formula="of:=[.T73]+[.U72]" office:value-type="float" office:value="142.003171875" calcext:value-type="float">
            <text:p>142.0032</text:p>
          </table:table-cell>
          <table:table-cell table:style-name="ce13" table:formula="of:=[.U73]-2*([.$B73]-1)" office:value-type="float" office:value="0.00317187500002092" calcext:value-type="float">
            <text:p>0.003171875</text:p>
          </table:table-cell>
          <table:table-cell table:style-name="Default" office:value-type="float" office:value="63625417065940.4" calcext:value-type="float">
            <text:p>63625417065940.4</text:p>
          </table:table-cell>
          <table:table-cell table:style-name="ce14" table:formula="of:=([.W73]-[.W72])/1000" office:value-type="float" office:value="1.998984375" calcext:value-type="float">
            <text:p>1.9990</text:p>
          </table:table-cell>
          <table:table-cell table:style-name="ce7" table:formula="of:=[.X73]+[.Y72]" office:value-type="float" office:value="141.998734375" calcext:value-type="float">
            <text:p>141.9987</text:p>
          </table:table-cell>
          <table:table-cell table:style-name="ce15" table:formula="of:=[.Y73]-2*([.$B73]-1)" office:value-type="float" office:value="-0.00126562500003047" calcext:value-type="float">
            <text:p>-0.001265625</text:p>
          </table:table-cell>
          <table:table-cell table:style-name="Default" office:value-type="float" office:value="63625417542029.2" calcext:value-type="float">
            <text:p>63625417542029.2</text:p>
          </table:table-cell>
          <table:table-cell table:style-name="ce7" table:formula="of:=([.AA73]-[.AA72])/1000" office:value-type="float" office:value="1.9989609375" calcext:value-type="float">
            <text:p>1.9990</text:p>
          </table:table-cell>
          <table:table-cell table:style-name="ce7" table:formula="of:=[.AB73]+[.AC72]" office:value-type="float" office:value="141.9993515625" calcext:value-type="float">
            <text:p>141.9994</text:p>
          </table:table-cell>
          <table:table-cell table:style-name="ce16" table:formula="of:=[.AC73]-2*([.$B73]-1)" office:value-type="float" office:value="-0.000648437499989996" calcext:value-type="float">
            <text:p>-0.0006484375</text:p>
          </table:table-cell>
          <table:table-cell table:style-name="Default" office:value-type="float" office:value="63625418006993.7" calcext:value-type="float">
            <text:p>63625418006993.7</text:p>
          </table:table-cell>
          <table:table-cell table:style-name="ce7" table:formula="of:=([.AE73]-[.AE72])/1000" office:value-type="float" office:value="2.001015625" calcext:value-type="float">
            <text:p>2.0010</text:p>
          </table:table-cell>
          <table:table-cell table:style-name="ce7" table:formula="of:=[.AF73]+[.AG72]" office:value-type="float" office:value="142.0009609375" calcext:value-type="float">
            <text:p>142.0010</text:p>
          </table:table-cell>
          <table:table-cell table:style-name="ce17" table:formula="of:=[.AG73]-2*([.$B73]-1)" office:value-type="float" office:value="0.000960937499996817" calcext:value-type="float">
            <text:p>0.0009609375</text:p>
          </table:table-cell>
          <table:table-cell table:style-name="Default" office:value-type="float" office:value="63625418478787.2" calcext:value-type="float">
            <text:p>63625418478787.2</text:p>
          </table:table-cell>
          <table:table-cell table:style-name="ce7" table:formula="of:=([.AI73]-[.AI72])/1000" office:value-type="float" office:value="1.9974375" calcext:value-type="float">
            <text:p>1.9974</text:p>
          </table:table-cell>
          <table:table-cell table:style-name="ce7" table:formula="of:=[.AJ73]+[.AK72]" office:value-type="float" office:value="141.9994609375" calcext:value-type="float">
            <text:p>141.9995</text:p>
          </table:table-cell>
          <table:table-cell table:style-name="ce18" table:formula="of:=[.AK73]-2*([.$B73]-1)" office:value-type="float" office:value="-0.000539062500024556" calcext:value-type="float">
            <text:p>-0.0005390625</text:p>
          </table:table-cell>
          <table:table-cell table:style-name="Default" office:value-type="float" office:value="63625418942472.4" calcext:value-type="float">
            <text:p>63625418942472.4</text:p>
          </table:table-cell>
          <table:table-cell table:style-name="ce19" table:formula="of:=([.AM73]-[.AM72])/1000" office:value-type="float" office:value="2.0010625" calcext:value-type="float">
            <text:p>2.0011</text:p>
          </table:table-cell>
          <table:table-cell table:style-name="ce7" table:formula="of:=[.AN73]+[.AO72]" office:value-type="float" office:value="142.0021328125" calcext:value-type="float">
            <text:p>142.0021</text:p>
          </table:table-cell>
          <table:table-cell table:style-name="ce20" table:formula="of:=[.AO73]-2*([.$B73]-1)" office:value-type="float" office:value="0.00213281249995134" calcext:value-type="float">
            <text:p>0.0021328125</text:p>
          </table:table-cell>
          <table:table-cell table:style-name="Default" office:value-type="float" office:value="63625419412984.8" calcext:value-type="float">
            <text:p>63625419412984.8</text:p>
          </table:table-cell>
          <table:table-cell table:style-name="ce7" table:formula="of:=([.AQ73]-[.AQ72])/1000" office:value-type="float" office:value="2.0000546875" calcext:value-type="float">
            <text:p>2.0001</text:p>
          </table:table-cell>
          <table:table-cell table:style-name="ce7" table:formula="of:=[.AR73]+[.AS72]" office:value-type="float" office:value="142.000375" calcext:value-type="float">
            <text:p>142.0004</text:p>
          </table:table-cell>
          <table:table-cell table:style-name="ce21" table:formula="of:=[.AS73]-2*([.$B73]-1)" office:value-type="float" office:value="0.000374999999991132" calcext:value-type="float">
            <text:p>0.000375</text:p>
          </table:table-cell>
          <table:table-cell table:style-name="Default" office:value-type="float" office:value="63625419897501.6" calcext:value-type="float">
            <text:p>63625419897501.6</text:p>
          </table:table-cell>
          <table:table-cell table:style-name="ce7" table:formula="of:=([.AU73]-[.AU72])/1000" office:value-type="float" office:value="2.0022734375" calcext:value-type="float">
            <text:p>2.0023</text:p>
          </table:table-cell>
          <table:table-cell table:style-name="ce7" table:formula="of:=[.AV73]+[.AW72]" office:value-type="float" office:value="142.0011796875" calcext:value-type="float">
            <text:p>142.0012</text:p>
          </table:table-cell>
          <table:table-cell table:style-name="ce22" table:formula="of:=[.AW73]-2*([.$B73]-1)" office:value-type="float" office:value="0.00117968750001296" calcext:value-type="float">
            <text:p>0.001179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73" calcext:value-type="float">
            <text:p>73</text:p>
          </table:table-cell>
          <table:table-cell office:value-type="float" office:value="63625414663129.5" calcext:value-type="float">
            <text:p>63625414663129.5</text:p>
          </table:table-cell>
          <table:table-cell table:formula="of:=([.C74]-[.C73])/1000" office:value-type="float" office:value="1.996984375" calcext:value-type="float">
            <text:p>1.9970</text:p>
          </table:table-cell>
          <table:table-cell table:formula="of:=[.D74]+[.E73]" office:value-type="float" office:value="143.9998828125" calcext:value-type="float">
            <text:p>143.9999</text:p>
          </table:table-cell>
          <table:table-cell table:style-name="ce9" table:formula="of:=[.E74]-2*([.$B74]-1)" office:value-type="float" office:value="-0.000117187499995453" calcext:value-type="float">
            <text:p>-0.0001171875</text:p>
          </table:table-cell>
          <table:table-cell table:style-name="Default" office:value-type="float" office:value="63625415149415.9" calcext:value-type="float">
            <text:p>63625415149415.9</text:p>
          </table:table-cell>
          <table:table-cell table:style-name="ce7" table:formula="of:=([.G74]-[.G73])/1000" office:value-type="float" office:value="2.00109375" calcext:value-type="float">
            <text:p>2.0011</text:p>
          </table:table-cell>
          <table:table-cell table:style-name="ce7" table:formula="of:=[.H74]+[.I73]" office:value-type="float" office:value="144.0005625" calcext:value-type="float">
            <text:p>144.0006</text:p>
          </table:table-cell>
          <table:table-cell table:style-name="ce10" table:formula="of:=[.I74]-2*([.$B74]-1)" office:value-type="float" office:value="0.000562500000029331" calcext:value-type="float">
            <text:p>0.0005625</text:p>
          </table:table-cell>
          <table:table-cell table:style-name="Default" office:value-type="float" office:value="63625415620527" calcext:value-type="float">
            <text:p>63625415620527</text:p>
          </table:table-cell>
          <table:table-cell table:style-name="ce7" table:formula="of:=([.K74]-[.K73])/1000" office:value-type="float" office:value="2.0004609375" calcext:value-type="float">
            <text:p>2.0005</text:p>
          </table:table-cell>
          <table:table-cell table:style-name="ce7" table:formula="of:=[.L74]+[.M73]" office:value-type="float" office:value="143.999984375" calcext:value-type="float">
            <text:p>144.0000</text:p>
          </table:table-cell>
          <table:table-cell table:style-name="ce11" table:formula="of:=[.M74]-2*([.$B74]-1)" office:value-type="float" office:value="-0.0000156249999747615" calcext:value-type="float">
            <text:p>-0.000015625</text:p>
          </table:table-cell>
          <table:table-cell table:style-name="Default" office:value-type="float" office:value="63625416090937.4" calcext:value-type="float">
            <text:p>63625416090937.4</text:p>
          </table:table-cell>
          <table:table-cell table:style-name="ce7" table:formula="of:=([.O74]-[.O73])/1000" office:value-type="float" office:value="1.99821875" calcext:value-type="float">
            <text:p>1.9982</text:p>
          </table:table-cell>
          <table:table-cell table:style-name="ce7" table:formula="of:=[.P74]+[.Q73]" office:value-type="float" office:value="144.0001484375" calcext:value-type="float">
            <text:p>144.0001</text:p>
          </table:table-cell>
          <table:table-cell table:style-name="ce12" table:formula="of:=[.Q74]-2*([.$B74]-1)" office:value-type="float" office:value="0.000148437500001819" calcext:value-type="float">
            <text:p>0.0001484375</text:p>
          </table:table-cell>
          <table:table-cell table:style-name="Default" office:value-type="float" office:value="63625416574612.6" calcext:value-type="float">
            <text:p>63625416574612.6</text:p>
          </table:table-cell>
          <table:table-cell table:style-name="ce7" table:formula="of:=([.S74]-[.S73])/1000" office:value-type="float" office:value="1.99796875" calcext:value-type="float">
            <text:p>1.9980</text:p>
          </table:table-cell>
          <table:table-cell table:style-name="ce7" table:formula="of:=[.T74]+[.U73]" office:value-type="float" office:value="144.001140625" calcext:value-type="float">
            <text:p>144.0011</text:p>
          </table:table-cell>
          <table:table-cell table:style-name="ce13" table:formula="of:=[.U74]-2*([.$B74]-1)" office:value-type="float" office:value="0.00114062500003342" calcext:value-type="float">
            <text:p>0.001140625</text:p>
          </table:table-cell>
          <table:table-cell table:style-name="Default" office:value-type="float" office:value="63625417067941.5" calcext:value-type="float">
            <text:p>63625417067941.5</text:p>
          </table:table-cell>
          <table:table-cell table:style-name="ce14" table:formula="of:=([.W74]-[.W73])/1000" office:value-type="float" office:value="2.0011015625" calcext:value-type="float">
            <text:p>2.0011</text:p>
          </table:table-cell>
          <table:table-cell table:style-name="ce7" table:formula="of:=[.X74]+[.Y73]" office:value-type="float" office:value="143.9998359375" calcext:value-type="float">
            <text:p>143.9998</text:p>
          </table:table-cell>
          <table:table-cell table:style-name="ce15" table:formula="of:=[.Y74]-2*([.$B74]-1)" office:value-type="float" office:value="-0.000164062500033424" calcext:value-type="float">
            <text:p>-0.0001640625</text:p>
          </table:table-cell>
          <table:table-cell table:style-name="Default" office:value-type="float" office:value="63625417544031" calcext:value-type="float">
            <text:p>63625417544031</text:p>
          </table:table-cell>
          <table:table-cell table:style-name="ce7" table:formula="of:=([.AA74]-[.AA73])/1000" office:value-type="float" office:value="2.0018046875" calcext:value-type="float">
            <text:p>2.0018</text:p>
          </table:table-cell>
          <table:table-cell table:style-name="ce7" table:formula="of:=[.AB74]+[.AC73]" office:value-type="float" office:value="144.00115625" calcext:value-type="float">
            <text:p>144.0012</text:p>
          </table:table-cell>
          <table:table-cell table:style-name="ce16" table:formula="of:=[.AC74]-2*([.$B74]-1)" office:value-type="float" office:value="0.00115625000000819" calcext:value-type="float">
            <text:p>0.00115625</text:p>
          </table:table-cell>
          <table:table-cell table:style-name="Default" office:value-type="float" office:value="63625418008993.2" calcext:value-type="float">
            <text:p>63625418008993.2</text:p>
          </table:table-cell>
          <table:table-cell table:style-name="ce7" table:formula="of:=([.AE74]-[.AE73])/1000" office:value-type="float" office:value="1.9994296875" calcext:value-type="float">
            <text:p>1.9994</text:p>
          </table:table-cell>
          <table:table-cell table:style-name="ce7" table:formula="of:=[.AF74]+[.AG73]" office:value-type="float" office:value="144.000390625" calcext:value-type="float">
            <text:p>144.0004</text:p>
          </table:table-cell>
          <table:table-cell table:style-name="ce17" table:formula="of:=[.AG74]-2*([.$B74]-1)" office:value-type="float" office:value="0.000390624999994316" calcext:value-type="float">
            <text:p>0.000390625</text:p>
          </table:table-cell>
          <table:table-cell table:style-name="Default" office:value-type="float" office:value="63625418480786.9" calcext:value-type="float">
            <text:p>63625418480786.9</text:p>
          </table:table-cell>
          <table:table-cell table:style-name="ce7" table:formula="of:=([.AI74]-[.AI73])/1000" office:value-type="float" office:value="1.99978125" calcext:value-type="float">
            <text:p>1.9998</text:p>
          </table:table-cell>
          <table:table-cell table:style-name="ce7" table:formula="of:=[.AJ74]+[.AK73]" office:value-type="float" office:value="143.9992421875" calcext:value-type="float">
            <text:p>143.9992</text:p>
          </table:table-cell>
          <table:table-cell table:style-name="ce18" table:formula="of:=[.AK74]-2*([.$B74]-1)" office:value-type="float" office:value="-0.000757812500012278" calcext:value-type="float">
            <text:p>-0.0007578125</text:p>
          </table:table-cell>
          <table:table-cell table:style-name="Default" office:value-type="float" office:value="63625418944470.4" calcext:value-type="float">
            <text:p>63625418944470.4</text:p>
          </table:table-cell>
          <table:table-cell table:style-name="ce19" table:formula="of:=([.AM74]-[.AM73])/1000" office:value-type="float" office:value="1.9979609375" calcext:value-type="float">
            <text:p>1.9980</text:p>
          </table:table-cell>
          <table:table-cell table:style-name="ce7" table:formula="of:=[.AN74]+[.AO73]" office:value-type="float" office:value="144.00009375" calcext:value-type="float">
            <text:p>144.0001</text:p>
          </table:table-cell>
          <table:table-cell table:style-name="ce20" table:formula="of:=[.AO74]-2*([.$B74]-1)" office:value-type="float" office:value="0.000093749999962256" calcext:value-type="float">
            <text:p>0.00009375</text:p>
          </table:table-cell>
          <table:table-cell table:style-name="Default" office:value-type="float" office:value="63625419414984" calcext:value-type="float">
            <text:p>63625419414984</text:p>
          </table:table-cell>
          <table:table-cell table:style-name="ce7" table:formula="of:=([.AQ74]-[.AQ73])/1000" office:value-type="float" office:value="1.9991953125" calcext:value-type="float">
            <text:p>1.9992</text:p>
          </table:table-cell>
          <table:table-cell table:style-name="ce7" table:formula="of:=[.AR74]+[.AS73]" office:value-type="float" office:value="143.9995703125" calcext:value-type="float">
            <text:p>143.9996</text:p>
          </table:table-cell>
          <table:table-cell table:style-name="ce21" table:formula="of:=[.AS74]-2*([.$B74]-1)" office:value-type="float" office:value="-0.000429687500002274" calcext:value-type="float">
            <text:p>-0.0004296875</text:p>
          </table:table-cell>
          <table:table-cell table:style-name="Default" office:value-type="float" office:value="63625419899500.3" calcext:value-type="float">
            <text:p>63625419899500.3</text:p>
          </table:table-cell>
          <table:table-cell table:style-name="ce7" table:formula="of:=([.AU74]-[.AU73])/1000" office:value-type="float" office:value="1.9986328125" calcext:value-type="float">
            <text:p>1.9986</text:p>
          </table:table-cell>
          <table:table-cell table:style-name="ce7" table:formula="of:=[.AV74]+[.AW73]" office:value-type="float" office:value="143.9998125" calcext:value-type="float">
            <text:p>143.9998</text:p>
          </table:table-cell>
          <table:table-cell table:style-name="ce22" table:formula="of:=[.AW74]-2*([.$B74]-1)" office:value-type="float" office:value="-0.000187499999981355" calcext:value-type="float">
            <text:p>-0.0001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74" calcext:value-type="float">
            <text:p>74</text:p>
          </table:table-cell>
          <table:table-cell office:value-type="float" office:value="63625414665130.6" calcext:value-type="float">
            <text:p>63625414665130.6</text:p>
          </table:table-cell>
          <table:table-cell table:formula="of:=([.C75]-[.C74])/1000" office:value-type="float" office:value="2.001109375" calcext:value-type="float">
            <text:p>2.0011</text:p>
          </table:table-cell>
          <table:table-cell table:formula="of:=[.D75]+[.E74]" office:value-type="float" office:value="146.0009921875" calcext:value-type="float">
            <text:p>146.0010</text:p>
          </table:table-cell>
          <table:table-cell table:style-name="ce9" table:formula="of:=[.E75]-2*([.$B75]-1)" office:value-type="float" office:value="0.000992187500003183" calcext:value-type="float">
            <text:p>0.0009921875</text:p>
          </table:table-cell>
          <table:table-cell table:style-name="Default" office:value-type="float" office:value="63625415151416.1" calcext:value-type="float">
            <text:p>63625415151416.1</text:p>
          </table:table-cell>
          <table:table-cell table:style-name="ce7" table:formula="of:=([.G75]-[.G74])/1000" office:value-type="float" office:value="2.0001875" calcext:value-type="float">
            <text:p>2.0002</text:p>
          </table:table-cell>
          <table:table-cell table:style-name="ce7" table:formula="of:=[.H75]+[.I74]" office:value-type="float" office:value="146.00075" calcext:value-type="float">
            <text:p>146.0008</text:p>
          </table:table-cell>
          <table:table-cell table:style-name="ce10" table:formula="of:=[.I75]-2*([.$B75]-1)" office:value-type="float" office:value="0.000750000000039108" calcext:value-type="float">
            <text:p>0.00075</text:p>
          </table:table-cell>
          <table:table-cell table:style-name="Default" office:value-type="float" office:value="63625415622526.8" calcext:value-type="float">
            <text:p>63625415622526.8</text:p>
          </table:table-cell>
          <table:table-cell table:style-name="ce7" table:formula="of:=([.K75]-[.K74])/1000" office:value-type="float" office:value="1.99984375" calcext:value-type="float">
            <text:p>1.9998</text:p>
          </table:table-cell>
          <table:table-cell table:style-name="ce7" table:formula="of:=[.L75]+[.M74]" office:value-type="float" office:value="145.999828125" calcext:value-type="float">
            <text:p>145.9998</text:p>
          </table:table-cell>
          <table:table-cell table:style-name="ce11" table:formula="of:=[.M75]-2*([.$B75]-1)" office:value-type="float" office:value="-0.000171874999978172" calcext:value-type="float">
            <text:p>-0.000171875</text:p>
          </table:table-cell>
          <table:table-cell table:style-name="Default" office:value-type="float" office:value="63625416092938" calcext:value-type="float">
            <text:p>63625416092938</text:p>
          </table:table-cell>
          <table:table-cell table:style-name="ce7" table:formula="of:=([.O75]-[.O74])/1000" office:value-type="float" office:value="2.000578125" calcext:value-type="float">
            <text:p>2.0006</text:p>
          </table:table-cell>
          <table:table-cell table:style-name="ce7" table:formula="of:=[.P75]+[.Q74]" office:value-type="float" office:value="146.0007265625" calcext:value-type="float">
            <text:p>146.0007</text:p>
          </table:table-cell>
          <table:table-cell table:style-name="ce12" table:formula="of:=[.Q75]-2*([.$B75]-1)" office:value-type="float" office:value="0.000726562500005912" calcext:value-type="float">
            <text:p>0.0007265625</text:p>
          </table:table-cell>
          <table:table-cell table:style-name="Default" office:value-type="float" office:value="63625416576610.9" calcext:value-type="float">
            <text:p>63625416576610.9</text:p>
          </table:table-cell>
          <table:table-cell table:style-name="ce7" table:formula="of:=([.S75]-[.S74])/1000" office:value-type="float" office:value="1.99828125" calcext:value-type="float">
            <text:p>1.9983</text:p>
          </table:table-cell>
          <table:table-cell table:style-name="ce7" table:formula="of:=[.T75]+[.U74]" office:value-type="float" office:value="145.999421875" calcext:value-type="float">
            <text:p>145.9994</text:p>
          </table:table-cell>
          <table:table-cell table:style-name="ce13" table:formula="of:=[.U75]-2*([.$B75]-1)" office:value-type="float" office:value="-0.000578124999975671" calcext:value-type="float">
            <text:p>-0.000578125</text:p>
          </table:table-cell>
          <table:table-cell table:style-name="Default" office:value-type="float" office:value="63625417069940.9" calcext:value-type="float">
            <text:p>63625417069940.9</text:p>
          </table:table-cell>
          <table:table-cell table:style-name="ce14" table:formula="of:=([.W75]-[.W74])/1000" office:value-type="float" office:value="1.999359375" calcext:value-type="float">
            <text:p>1.9994</text:p>
          </table:table-cell>
          <table:table-cell table:style-name="ce7" table:formula="of:=[.X75]+[.Y74]" office:value-type="float" office:value="145.9991953125" calcext:value-type="float">
            <text:p>145.9992</text:p>
          </table:table-cell>
          <table:table-cell table:style-name="ce15" table:formula="of:=[.Y75]-2*([.$B75]-1)" office:value-type="float" office:value="-0.000804687500021828" calcext:value-type="float">
            <text:p>-0.0008046875</text:p>
          </table:table-cell>
          <table:table-cell table:style-name="Default" office:value-type="float" office:value="63625417546029.5" calcext:value-type="float">
            <text:p>63625417546029.5</text:p>
          </table:table-cell>
          <table:table-cell table:style-name="ce7" table:formula="of:=([.AA75]-[.AA74])/1000" office:value-type="float" office:value="1.9985078125" calcext:value-type="float">
            <text:p>1.9985</text:p>
          </table:table-cell>
          <table:table-cell table:style-name="ce7" table:formula="of:=[.AB75]+[.AC74]" office:value-type="float" office:value="145.9996640625" calcext:value-type="float">
            <text:p>145.9997</text:p>
          </table:table-cell>
          <table:table-cell table:style-name="ce16" table:formula="of:=[.AC75]-2*([.$B75]-1)" office:value-type="float" office:value="-0.000335937499983174" calcext:value-type="float">
            <text:p>-0.0003359375</text:p>
          </table:table-cell>
          <table:table-cell table:style-name="Default" office:value-type="float" office:value="63625418010993.4" calcext:value-type="float">
            <text:p>63625418010993.4</text:p>
          </table:table-cell>
          <table:table-cell table:style-name="ce7" table:formula="of:=([.AE75]-[.AE74])/1000" office:value-type="float" office:value="2.0001796875" calcext:value-type="float">
            <text:p>2.0002</text:p>
          </table:table-cell>
          <table:table-cell table:style-name="ce7" table:formula="of:=[.AF75]+[.AG74]" office:value-type="float" office:value="146.0005703125" calcext:value-type="float">
            <text:p>146.0006</text:p>
          </table:table-cell>
          <table:table-cell table:style-name="ce17" table:formula="of:=[.AG75]-2*([.$B75]-1)" office:value-type="float" office:value="0.000570312500002501" calcext:value-type="float">
            <text:p>0.0005703125</text:p>
          </table:table-cell>
          <table:table-cell table:style-name="Default" office:value-type="float" office:value="63625418482788.9" calcext:value-type="float">
            <text:p>63625418482788.9</text:p>
          </table:table-cell>
          <table:table-cell table:style-name="ce7" table:formula="of:=([.AI75]-[.AI74])/1000" office:value-type="float" office:value="2.0019140625" calcext:value-type="float">
            <text:p>2.0019</text:p>
          </table:table-cell>
          <table:table-cell table:style-name="ce7" table:formula="of:=[.AJ75]+[.AK74]" office:value-type="float" office:value="146.00115625" calcext:value-type="float">
            <text:p>146.0012</text:p>
          </table:table-cell>
          <table:table-cell table:style-name="ce18" table:formula="of:=[.AK75]-2*([.$B75]-1)" office:value-type="float" office:value="0.00115624999997976" calcext:value-type="float">
            <text:p>0.00115625</text:p>
          </table:table-cell>
          <table:table-cell table:style-name="Default" office:value-type="float" office:value="63625418946470.9" calcext:value-type="float">
            <text:p>63625418946470.9</text:p>
          </table:table-cell>
          <table:table-cell table:style-name="ce19" table:formula="of:=([.AM75]-[.AM74])/1000" office:value-type="float" office:value="2.00053125" calcext:value-type="float">
            <text:p>2.0005</text:p>
          </table:table-cell>
          <table:table-cell table:style-name="ce7" table:formula="of:=[.AN75]+[.AO74]" office:value-type="float" office:value="146.000625" calcext:value-type="float">
            <text:p>146.0006</text:p>
          </table:table-cell>
          <table:table-cell table:style-name="ce20" table:formula="of:=[.AO75]-2*([.$B75]-1)" office:value-type="float" office:value="0.000624999999956799" calcext:value-type="float">
            <text:p>0.000625</text:p>
          </table:table-cell>
          <table:table-cell table:style-name="Default" office:value-type="float" office:value="63625419416984.2" calcext:value-type="float">
            <text:p>63625419416984.2</text:p>
          </table:table-cell>
          <table:table-cell table:style-name="ce7" table:formula="of:=([.AQ75]-[.AQ74])/1000" office:value-type="float" office:value="2.0002109375" calcext:value-type="float">
            <text:p>2.0002</text:p>
          </table:table-cell>
          <table:table-cell table:style-name="ce7" table:formula="of:=[.AR75]+[.AS74]" office:value-type="float" office:value="145.99978125" calcext:value-type="float">
            <text:p>145.9998</text:p>
          </table:table-cell>
          <table:table-cell table:style-name="ce21" table:formula="of:=[.AS75]-2*([.$B75]-1)" office:value-type="float" office:value="-0.000218750000016144" calcext:value-type="float">
            <text:p>-0.00021875</text:p>
          </table:table-cell>
          <table:table-cell table:style-name="Default" office:value-type="float" office:value="63625419901499.9" calcext:value-type="float">
            <text:p>63625419901499.9</text:p>
          </table:table-cell>
          <table:table-cell table:style-name="ce7" table:formula="of:=([.AU75]-[.AU74])/1000" office:value-type="float" office:value="1.999625" calcext:value-type="float">
            <text:p>1.9996</text:p>
          </table:table-cell>
          <table:table-cell table:style-name="ce7" table:formula="of:=[.AV75]+[.AW74]" office:value-type="float" office:value="145.9994375" calcext:value-type="float">
            <text:p>145.9994</text:p>
          </table:table-cell>
          <table:table-cell table:style-name="ce22" table:formula="of:=[.AW75]-2*([.$B75]-1)" office:value-type="float" office:value="-0.000562499999972488" calcext:value-type="float">
            <text:p>-0.0005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75" calcext:value-type="float">
            <text:p>75</text:p>
          </table:table-cell>
          <table:table-cell office:value-type="float" office:value="63625414667130.9" calcext:value-type="float">
            <text:p>63625414667130.9</text:p>
          </table:table-cell>
          <table:table-cell table:formula="of:=([.C76]-[.C75])/1000" office:value-type="float" office:value="2.000359375" calcext:value-type="float">
            <text:p>2.0004</text:p>
          </table:table-cell>
          <table:table-cell table:formula="of:=[.D76]+[.E75]" office:value-type="float" office:value="148.0013515625" calcext:value-type="float">
            <text:p>148.0014</text:p>
          </table:table-cell>
          <table:table-cell table:style-name="ce9" table:formula="of:=[.E76]-2*([.$B76]-1)" office:value-type="float" office:value="0.00135156249999113" calcext:value-type="float">
            <text:p>0.0013515625</text:p>
          </table:table-cell>
          <table:table-cell table:style-name="Default" office:value-type="float" office:value="63625415153414.5" calcext:value-type="float">
            <text:p>63625415153414.5</text:p>
          </table:table-cell>
          <table:table-cell table:style-name="ce7" table:formula="of:=([.G76]-[.G75])/1000" office:value-type="float" office:value="1.998390625" calcext:value-type="float">
            <text:p>1.9984</text:p>
          </table:table-cell>
          <table:table-cell table:style-name="ce7" table:formula="of:=[.H76]+[.I75]" office:value-type="float" office:value="147.999140625" calcext:value-type="float">
            <text:p>147.9991</text:p>
          </table:table-cell>
          <table:table-cell table:style-name="ce10" table:formula="of:=[.I76]-2*([.$B76]-1)" office:value-type="float" office:value="-0.000859374999947704" calcext:value-type="float">
            <text:p>-0.000859375</text:p>
          </table:table-cell>
          <table:table-cell table:style-name="Default" office:value-type="float" office:value="63625415624528.3" calcext:value-type="float">
            <text:p>63625415624528.3</text:p>
          </table:table-cell>
          <table:table-cell table:style-name="ce7" table:formula="of:=([.K76]-[.K75])/1000" office:value-type="float" office:value="2.0014765625" calcext:value-type="float">
            <text:p>2.0015</text:p>
          </table:table-cell>
          <table:table-cell table:style-name="ce7" table:formula="of:=[.L76]+[.M75]" office:value-type="float" office:value="148.0013046875" calcext:value-type="float">
            <text:p>148.0013</text:p>
          </table:table-cell>
          <table:table-cell table:style-name="ce11" table:formula="of:=[.M76]-2*([.$B76]-1)" office:value-type="float" office:value="0.00130468750001" calcext:value-type="float">
            <text:p>0.0013046875</text:p>
          </table:table-cell>
          <table:table-cell table:style-name="Default" office:value-type="float" office:value="63625416094937.1" calcext:value-type="float">
            <text:p>63625416094937.1</text:p>
          </table:table-cell>
          <table:table-cell table:style-name="ce7" table:formula="of:=([.O76]-[.O75])/1000" office:value-type="float" office:value="1.999078125" calcext:value-type="float">
            <text:p>1.9991</text:p>
          </table:table-cell>
          <table:table-cell table:style-name="ce7" table:formula="of:=[.P76]+[.Q75]" office:value-type="float" office:value="147.9998046875" calcext:value-type="float">
            <text:p>147.9998</text:p>
          </table:table-cell>
          <table:table-cell table:style-name="ce12" table:formula="of:=[.Q76]-2*([.$B76]-1)" office:value-type="float" office:value="-0.000195312499982947" calcext:value-type="float">
            <text:p>-0.0001953125</text:p>
          </table:table-cell>
          <table:table-cell table:style-name="Default" office:value-type="float" office:value="63625416578611.4" calcext:value-type="float">
            <text:p>63625416578611.4</text:p>
          </table:table-cell>
          <table:table-cell table:style-name="ce7" table:formula="of:=([.S76]-[.S75])/1000" office:value-type="float" office:value="2.0004453125" calcext:value-type="float">
            <text:p>2.0004</text:p>
          </table:table-cell>
          <table:table-cell table:style-name="ce7" table:formula="of:=[.T76]+[.U75]" office:value-type="float" office:value="147.9998671875" calcext:value-type="float">
            <text:p>147.9999</text:p>
          </table:table-cell>
          <table:table-cell table:style-name="ce13" table:formula="of:=[.U76]-2*([.$B76]-1)" office:value-type="float" office:value="-0.000132812499970214" calcext:value-type="float">
            <text:p>-0.0001328125</text:p>
          </table:table-cell>
          <table:table-cell table:style-name="Default" office:value-type="float" office:value="63625417071942.9" calcext:value-type="float">
            <text:p>63625417071942.9</text:p>
          </table:table-cell>
          <table:table-cell table:style-name="ce14" table:formula="of:=([.W76]-[.W75])/1000" office:value-type="float" office:value="2.00203125" calcext:value-type="float">
            <text:p>2.0020</text:p>
          </table:table-cell>
          <table:table-cell table:style-name="ce7" table:formula="of:=[.X76]+[.Y75]" office:value-type="float" office:value="148.0012265625" calcext:value-type="float">
            <text:p>148.0012</text:p>
          </table:table-cell>
          <table:table-cell table:style-name="ce15" table:formula="of:=[.Y76]-2*([.$B76]-1)" office:value-type="float" office:value="0.00122656249996567" calcext:value-type="float">
            <text:p>0.0012265625</text:p>
          </table:table-cell>
          <table:table-cell table:style-name="Default" office:value-type="float" office:value="63625417548030.9" calcext:value-type="float">
            <text:p>63625417548030.9</text:p>
          </table:table-cell>
          <table:table-cell table:style-name="ce7" table:formula="of:=([.AA76]-[.AA75])/1000" office:value-type="float" office:value="2.001390625" calcext:value-type="float">
            <text:p>2.0014</text:p>
          </table:table-cell>
          <table:table-cell table:style-name="ce7" table:formula="of:=[.AB76]+[.AC75]" office:value-type="float" office:value="148.0010546875" calcext:value-type="float">
            <text:p>148.0011</text:p>
          </table:table-cell>
          <table:table-cell table:style-name="ce16" table:formula="of:=[.AC76]-2*([.$B76]-1)" office:value-type="float" office:value="0.00105468750001592" calcext:value-type="float">
            <text:p>0.0010546875</text:p>
          </table:table-cell>
          <table:table-cell table:style-name="Default" office:value-type="float" office:value="63625418012992.1" calcext:value-type="float">
            <text:p>63625418012992.1</text:p>
          </table:table-cell>
          <table:table-cell table:style-name="ce7" table:formula="of:=([.AE76]-[.AE75])/1000" office:value-type="float" office:value="1.9986875" calcext:value-type="float">
            <text:p>1.9987</text:p>
          </table:table-cell>
          <table:table-cell table:style-name="ce7" table:formula="of:=[.AF76]+[.AG75]" office:value-type="float" office:value="147.9992578125" calcext:value-type="float">
            <text:p>147.9993</text:p>
          </table:table-cell>
          <table:table-cell table:style-name="ce17" table:formula="of:=[.AG76]-2*([.$B76]-1)" office:value-type="float" office:value="-0.000742187500009095" calcext:value-type="float">
            <text:p>-0.0007421875</text:p>
          </table:table-cell>
          <table:table-cell table:style-name="Default" office:value-type="float" office:value="63625418484788.4" calcext:value-type="float">
            <text:p>63625418484788.4</text:p>
          </table:table-cell>
          <table:table-cell table:style-name="ce7" table:formula="of:=([.AI76]-[.AI75])/1000" office:value-type="float" office:value="1.999546875" calcext:value-type="float">
            <text:p>1.9995</text:p>
          </table:table-cell>
          <table:table-cell table:style-name="ce7" table:formula="of:=[.AJ76]+[.AK75]" office:value-type="float" office:value="148.000703125" calcext:value-type="float">
            <text:p>148.0007</text:p>
          </table:table-cell>
          <table:table-cell table:style-name="ce18" table:formula="of:=[.AK76]-2*([.$B76]-1)" office:value-type="float" office:value="0.000703124999972715" calcext:value-type="float">
            <text:p>0.000703125</text:p>
          </table:table-cell>
          <table:table-cell table:style-name="Default" office:value-type="float" office:value="63625418948469.4" calcext:value-type="float">
            <text:p>63625418948469.4</text:p>
          </table:table-cell>
          <table:table-cell table:style-name="ce19" table:formula="of:=([.AM76]-[.AM75])/1000" office:value-type="float" office:value="1.998421875" calcext:value-type="float">
            <text:p>1.9984</text:p>
          </table:table-cell>
          <table:table-cell table:style-name="ce7" table:formula="of:=[.AN76]+[.AO75]" office:value-type="float" office:value="147.999046875" calcext:value-type="float">
            <text:p>147.9990</text:p>
          </table:table-cell>
          <table:table-cell table:style-name="ce20" table:formula="of:=[.AO76]-2*([.$B76]-1)" office:value-type="float" office:value="-0.000953125000052069" calcext:value-type="float">
            <text:p>-0.000953125</text:p>
          </table:table-cell>
          <table:table-cell table:style-name="Default" office:value-type="float" office:value="63625419418984.9" calcext:value-type="float">
            <text:p>63625419418984.9</text:p>
          </table:table-cell>
          <table:table-cell table:style-name="ce7" table:formula="of:=([.AQ76]-[.AQ75])/1000" office:value-type="float" office:value="2.000640625" calcext:value-type="float">
            <text:p>2.0006</text:p>
          </table:table-cell>
          <table:table-cell table:style-name="ce7" table:formula="of:=[.AR76]+[.AS75]" office:value-type="float" office:value="148.000421875" calcext:value-type="float">
            <text:p>148.0004</text:p>
          </table:table-cell>
          <table:table-cell table:style-name="ce21" table:formula="of:=[.AS76]-2*([.$B76]-1)" office:value-type="float" office:value="0.00042187499997226" calcext:value-type="float">
            <text:p>0.000421875</text:p>
          </table:table-cell>
          <table:table-cell table:style-name="Default" office:value-type="float" office:value="63625419903500.3" calcext:value-type="float">
            <text:p>63625419903500.3</text:p>
          </table:table-cell>
          <table:table-cell table:style-name="ce7" table:formula="of:=([.AU76]-[.AU75])/1000" office:value-type="float" office:value="2.0004140625" calcext:value-type="float">
            <text:p>2.0004</text:p>
          </table:table-cell>
          <table:table-cell table:style-name="ce7" table:formula="of:=[.AV76]+[.AW75]" office:value-type="float" office:value="147.9998515625" calcext:value-type="float">
            <text:p>147.9999</text:p>
          </table:table-cell>
          <table:table-cell table:style-name="ce22" table:formula="of:=[.AW76]-2*([.$B76]-1)" office:value-type="float" office:value="-0.000148437499973397" calcext:value-type="float">
            <text:p>-0.000148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76" calcext:value-type="float">
            <text:p>76</text:p>
          </table:table-cell>
          <table:table-cell office:value-type="float" office:value="63625414669129.9" calcext:value-type="float">
            <text:p>63625414669129.9</text:p>
          </table:table-cell>
          <table:table-cell table:formula="of:=([.C77]-[.C76])/1000" office:value-type="float" office:value="1.99896875" calcext:value-type="float">
            <text:p>1.9990</text:p>
          </table:table-cell>
          <table:table-cell table:formula="of:=[.D77]+[.E76]" office:value-type="float" office:value="150.0003203125" calcext:value-type="float">
            <text:p>150.0003</text:p>
          </table:table-cell>
          <table:table-cell table:style-name="ce9" table:formula="of:=[.E77]-2*([.$B77]-1)" office:value-type="float" office:value="0.000320312499979991" calcext:value-type="float">
            <text:p>0.0003203125</text:p>
          </table:table-cell>
          <table:table-cell table:style-name="Default" office:value-type="float" office:value="63625415155414" calcext:value-type="float">
            <text:p>63625415155414</text:p>
          </table:table-cell>
          <table:table-cell table:style-name="ce7" table:formula="of:=([.G77]-[.G76])/1000" office:value-type="float" office:value="1.9995625" calcext:value-type="float">
            <text:p>1.9996</text:p>
          </table:table-cell>
          <table:table-cell table:style-name="ce7" table:formula="of:=[.H77]+[.I76]" office:value-type="float" office:value="149.998703125" calcext:value-type="float">
            <text:p>149.9987</text:p>
          </table:table-cell>
          <table:table-cell table:style-name="ce10" table:formula="of:=[.I77]-2*([.$B77]-1)" office:value-type="float" office:value="-0.00129687499995157" calcext:value-type="float">
            <text:p>-0.001296875</text:p>
          </table:table-cell>
          <table:table-cell table:style-name="Default" office:value-type="float" office:value="63625415626526.5" calcext:value-type="float">
            <text:p>63625415626526.5</text:p>
          </table:table-cell>
          <table:table-cell table:style-name="ce7" table:formula="of:=([.K77]-[.K76])/1000" office:value-type="float" office:value="1.9981796875" calcext:value-type="float">
            <text:p>1.9982</text:p>
          </table:table-cell>
          <table:table-cell table:style-name="ce7" table:formula="of:=[.L77]+[.M76]" office:value-type="float" office:value="149.999484375" calcext:value-type="float">
            <text:p>149.9995</text:p>
          </table:table-cell>
          <table:table-cell table:style-name="ce11" table:formula="of:=[.M77]-2*([.$B77]-1)" office:value-type="float" office:value="-0.00051562499999136" calcext:value-type="float">
            <text:p>-0.000515625</text:p>
          </table:table-cell>
          <table:table-cell table:style-name="Default" office:value-type="float" office:value="63625416096937" calcext:value-type="float">
            <text:p>63625416096937</text:p>
          </table:table-cell>
          <table:table-cell table:style-name="ce7" table:formula="of:=([.O77]-[.O76])/1000" office:value-type="float" office:value="1.9999765625" calcext:value-type="float">
            <text:p>2.0000</text:p>
          </table:table-cell>
          <table:table-cell table:style-name="ce7" table:formula="of:=[.P77]+[.Q76]" office:value-type="float" office:value="149.99978125" calcext:value-type="float">
            <text:p>149.9998</text:p>
          </table:table-cell>
          <table:table-cell table:style-name="ce12" table:formula="of:=[.Q77]-2*([.$B77]-1)" office:value-type="float" office:value="-0.000218749999987722" calcext:value-type="float">
            <text:p>-0.00021875</text:p>
          </table:table-cell>
          <table:table-cell table:style-name="Default" office:value-type="float" office:value="63625416580611.1" calcext:value-type="float">
            <text:p>63625416580611.1</text:p>
          </table:table-cell>
          <table:table-cell table:style-name="ce7" table:formula="of:=([.S77]-[.S76])/1000" office:value-type="float" office:value="1.99971875" calcext:value-type="float">
            <text:p>1.9997</text:p>
          </table:table-cell>
          <table:table-cell table:style-name="ce7" table:formula="of:=[.T77]+[.U76]" office:value-type="float" office:value="149.9995859375" calcext:value-type="float">
            <text:p>149.9996</text:p>
          </table:table-cell>
          <table:table-cell table:style-name="ce13" table:formula="of:=[.U77]-2*([.$B77]-1)" office:value-type="float" office:value="-0.000414062499970669" calcext:value-type="float">
            <text:p>-0.0004140625</text:p>
          </table:table-cell>
          <table:table-cell table:style-name="Default" office:value-type="float" office:value="63625417073942.3" calcext:value-type="float">
            <text:p>63625417073942.3</text:p>
          </table:table-cell>
          <table:table-cell table:style-name="ce14" table:formula="of:=([.W77]-[.W76])/1000" office:value-type="float" office:value="1.9993515625" calcext:value-type="float">
            <text:p>1.9994</text:p>
          </table:table-cell>
          <table:table-cell table:style-name="ce7" table:formula="of:=[.X77]+[.Y76]" office:value-type="float" office:value="150.000578125" calcext:value-type="float">
            <text:p>150.0006</text:p>
          </table:table-cell>
          <table:table-cell table:style-name="ce15" table:formula="of:=[.Y77]-2*([.$B77]-1)" office:value-type="float" office:value="0.000578124999975671" calcext:value-type="float">
            <text:p>0.000578125</text:p>
          </table:table-cell>
          <table:table-cell table:style-name="Default" office:value-type="float" office:value="63625417550028.9" calcext:value-type="float">
            <text:p>63625417550028.9</text:p>
          </table:table-cell>
          <table:table-cell table:style-name="ce7" table:formula="of:=([.AA77]-[.AA76])/1000" office:value-type="float" office:value="1.998046875" calcext:value-type="float">
            <text:p>1.9980</text:p>
          </table:table-cell>
          <table:table-cell table:style-name="ce7" table:formula="of:=[.AB77]+[.AC76]" office:value-type="float" office:value="149.9991015625" calcext:value-type="float">
            <text:p>149.9991</text:p>
          </table:table-cell>
          <table:table-cell table:style-name="ce16" table:formula="of:=[.AC77]-2*([.$B77]-1)" office:value-type="float" office:value="-0.000898437499984084" calcext:value-type="float">
            <text:p>-0.0008984375</text:p>
          </table:table-cell>
          <table:table-cell table:style-name="Default" office:value-type="float" office:value="63625418014992.2" calcext:value-type="float">
            <text:p>63625418014992.2</text:p>
          </table:table-cell>
          <table:table-cell table:style-name="ce7" table:formula="of:=([.AE77]-[.AE76])/1000" office:value-type="float" office:value="2.0001640625" calcext:value-type="float">
            <text:p>2.0002</text:p>
          </table:table-cell>
          <table:table-cell table:style-name="ce7" table:formula="of:=[.AF77]+[.AG76]" office:value-type="float" office:value="149.999421875" calcext:value-type="float">
            <text:p>149.9994</text:p>
          </table:table-cell>
          <table:table-cell table:style-name="ce17" table:formula="of:=[.AG77]-2*([.$B77]-1)" office:value-type="float" office:value="-0.000578125000004093" calcext:value-type="float">
            <text:p>-0.000578125</text:p>
          </table:table-cell>
          <table:table-cell table:style-name="Default" office:value-type="float" office:value="63625418486788.3" calcext:value-type="float">
            <text:p>63625418486788.3</text:p>
          </table:table-cell>
          <table:table-cell table:style-name="ce7" table:formula="of:=([.AI77]-[.AI76])/1000" office:value-type="float" office:value="1.99984375" calcext:value-type="float">
            <text:p>1.9998</text:p>
          </table:table-cell>
          <table:table-cell table:style-name="ce7" table:formula="of:=[.AJ77]+[.AK76]" office:value-type="float" office:value="150.000546875" calcext:value-type="float">
            <text:p>150.0005</text:p>
          </table:table-cell>
          <table:table-cell table:style-name="ce18" table:formula="of:=[.AK77]-2*([.$B77]-1)" office:value-type="float" office:value="0.000546874999969305" calcext:value-type="float">
            <text:p>0.000546875</text:p>
          </table:table-cell>
          <table:table-cell table:style-name="Default" office:value-type="float" office:value="63625418950470.1" calcext:value-type="float">
            <text:p>63625418950470.1</text:p>
          </table:table-cell>
          <table:table-cell table:style-name="ce19" table:formula="of:=([.AM77]-[.AM76])/1000" office:value-type="float" office:value="2.0007890625" calcext:value-type="float">
            <text:p>2.0008</text:p>
          </table:table-cell>
          <table:table-cell table:style-name="ce7" table:formula="of:=[.AN77]+[.AO76]" office:value-type="float" office:value="149.9998359375" calcext:value-type="float">
            <text:p>149.9998</text:p>
          </table:table-cell>
          <table:table-cell table:style-name="ce20" table:formula="of:=[.AO77]-2*([.$B77]-1)" office:value-type="float" office:value="-0.000164062500061846" calcext:value-type="float">
            <text:p>-0.0001640625</text:p>
          </table:table-cell>
          <table:table-cell table:style-name="Default" office:value-type="float" office:value="63625419420984.5" calcext:value-type="float">
            <text:p>63625419420984.5</text:p>
          </table:table-cell>
          <table:table-cell table:style-name="ce7" table:formula="of:=([.AQ77]-[.AQ76])/1000" office:value-type="float" office:value="1.9996015625" calcext:value-type="float">
            <text:p>1.9996</text:p>
          </table:table-cell>
          <table:table-cell table:style-name="ce7" table:formula="of:=[.AR77]+[.AS76]" office:value-type="float" office:value="150.0000234375" calcext:value-type="float">
            <text:p>150.0000</text:p>
          </table:table-cell>
          <table:table-cell table:style-name="ce21" table:formula="of:=[.AS77]-2*([.$B77]-1)" office:value-type="float" office:value="0.0000234374999763531" calcext:value-type="float">
            <text:p>2.34374999763531E-05</text:p>
          </table:table-cell>
          <table:table-cell table:style-name="Default" office:value-type="float" office:value="63625419905528" calcext:value-type="float">
            <text:p>63625419905528</text:p>
          </table:table-cell>
          <table:table-cell table:style-name="ce7" table:formula="of:=([.AU77]-[.AU76])/1000" office:value-type="float" office:value="2.0276953125" calcext:value-type="float">
            <text:p>2.0277</text:p>
          </table:table-cell>
          <table:table-cell table:style-name="ce7" table:formula="of:=[.AV77]+[.AW76]" office:value-type="float" office:value="150.027546875" calcext:value-type="float">
            <text:p>150.0275</text:p>
          </table:table-cell>
          <table:table-cell table:style-name="ce22" table:formula="of:=[.AW77]-2*([.$B77]-1)" office:value-type="float" office:value="0.027546875000013" calcext:value-type="float">
            <text:p>0.02754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test</text:p>
          </table:table-cell>
          <table:table-cell table:style-name="ce6" office:value-type="float" office:value="77" calcext:value-type="float">
            <text:p>77</text:p>
          </table:table-cell>
          <table:table-cell office:value-type="float" office:value="63625414671132" calcext:value-type="float">
            <text:p>63625414671132</text:p>
          </table:table-cell>
          <table:table-cell table:formula="of:=([.C78]-[.C77])/1000" office:value-type="float" office:value="2.002078125" calcext:value-type="float">
            <text:p>2.0021</text:p>
          </table:table-cell>
          <table:table-cell table:formula="of:=[.D78]+[.E77]" office:value-type="float" office:value="152.0023984375" calcext:value-type="float">
            <text:p>152.0024</text:p>
          </table:table-cell>
          <table:table-cell table:style-name="ce9" table:formula="of:=[.E78]-2*([.$B78]-1)" office:value-type="float" office:value="0.00239843749997704" calcext:value-type="float">
            <text:p>0.0023984375</text:p>
          </table:table-cell>
          <table:table-cell table:style-name="Default" office:value-type="float" office:value="63625415157414.6" calcext:value-type="float">
            <text:p>63625415157414.6</text:p>
          </table:table-cell>
          <table:table-cell table:style-name="ce7" table:formula="of:=([.G78]-[.G77])/1000" office:value-type="float" office:value="2.0005390625" calcext:value-type="float">
            <text:p>2.0005</text:p>
          </table:table-cell>
          <table:table-cell table:style-name="ce7" table:formula="of:=[.H78]+[.I77]" office:value-type="float" office:value="151.9992421875" calcext:value-type="float">
            <text:p>151.9992</text:p>
          </table:table-cell>
          <table:table-cell table:style-name="ce10" table:formula="of:=[.I78]-2*([.$B78]-1)" office:value-type="float" office:value="-0.000757812499955435" calcext:value-type="float">
            <text:p>-0.0007578125</text:p>
          </table:table-cell>
          <table:table-cell table:style-name="Default" office:value-type="float" office:value="63625415628528" calcext:value-type="float">
            <text:p>63625415628528</text:p>
          </table:table-cell>
          <table:table-cell table:style-name="ce7" table:formula="of:=([.K78]-[.K77])/1000" office:value-type="float" office:value="2.0014609375" calcext:value-type="float">
            <text:p>2.0015</text:p>
          </table:table-cell>
          <table:table-cell table:style-name="ce7" table:formula="of:=[.L78]+[.M77]" office:value-type="float" office:value="152.0009453125" calcext:value-type="float">
            <text:p>152.0009</text:p>
          </table:table-cell>
          <table:table-cell table:style-name="ce11" table:formula="of:=[.M78]-2*([.$B78]-1)" office:value-type="float" office:value="0.000945312500022055" calcext:value-type="float">
            <text:p>0.0009453125</text:p>
          </table:table-cell>
          <table:table-cell table:style-name="Default" office:value-type="float" office:value="63625416098937.4" calcext:value-type="float">
            <text:p>63625416098937.4</text:p>
          </table:table-cell>
          <table:table-cell table:style-name="ce7" table:formula="of:=([.O78]-[.O77])/1000" office:value-type="float" office:value="2.0003828125" calcext:value-type="float">
            <text:p>2.0004</text:p>
          </table:table-cell>
          <table:table-cell table:style-name="ce7" table:formula="of:=[.P78]+[.Q77]" office:value-type="float" office:value="152.0001640625" calcext:value-type="float">
            <text:p>152.0002</text:p>
          </table:table-cell>
          <table:table-cell table:style-name="ce12" table:formula="of:=[.Q78]-2*([.$B78]-1)" office:value-type="float" office:value="0.000164062500005002" calcext:value-type="float">
            <text:p>0.0001640625</text:p>
          </table:table-cell>
          <table:table-cell table:style-name="Default" office:value-type="float" office:value="63625416582611.2" calcext:value-type="float">
            <text:p>63625416582611.2</text:p>
          </table:table-cell>
          <table:table-cell table:style-name="ce7" table:formula="of:=([.S78]-[.S77])/1000" office:value-type="float" office:value="2.000109375" calcext:value-type="float">
            <text:p>2.0001</text:p>
          </table:table-cell>
          <table:table-cell table:style-name="ce7" table:formula="of:=[.T78]+[.U77]" office:value-type="float" office:value="151.9996953125" calcext:value-type="float">
            <text:p>151.9997</text:p>
          </table:table-cell>
          <table:table-cell table:style-name="ce13" table:formula="of:=[.U78]-2*([.$B78]-1)" office:value-type="float" office:value="-0.000304687499976808" calcext:value-type="float">
            <text:p>-0.0003046875</text:p>
          </table:table-cell>
          <table:table-cell table:style-name="Default" office:value-type="float" office:value="63625417075942.4" calcext:value-type="float">
            <text:p>63625417075942.4</text:p>
          </table:table-cell>
          <table:table-cell table:style-name="ce14" table:formula="of:=([.W78]-[.W77])/1000" office:value-type="float" office:value="2.0001484375" calcext:value-type="float">
            <text:p>2.0001</text:p>
          </table:table-cell>
          <table:table-cell table:style-name="ce7" table:formula="of:=[.X78]+[.Y77]" office:value-type="float" office:value="152.0007265625" calcext:value-type="float">
            <text:p>152.0007</text:p>
          </table:table-cell>
          <table:table-cell table:style-name="ce15" table:formula="of:=[.Y78]-2*([.$B78]-1)" office:value-type="float" office:value="0.00072656249997749" calcext:value-type="float">
            <text:p>0.0007265625</text:p>
          </table:table-cell>
          <table:table-cell table:style-name="Default" office:value-type="float" office:value="63625417552030.2" calcext:value-type="float">
            <text:p>63625417552030.2</text:p>
          </table:table-cell>
          <table:table-cell table:style-name="ce7" table:formula="of:=([.AA78]-[.AA77])/1000" office:value-type="float" office:value="2.0012265625" calcext:value-type="float">
            <text:p>2.0012</text:p>
          </table:table-cell>
          <table:table-cell table:style-name="ce7" table:formula="of:=[.AB78]+[.AC77]" office:value-type="float" office:value="152.000328125" calcext:value-type="float">
            <text:p>152.0003</text:p>
          </table:table-cell>
          <table:table-cell table:style-name="ce16" table:formula="of:=[.AC78]-2*([.$B78]-1)" office:value-type="float" office:value="0.000328125000010004" calcext:value-type="float">
            <text:p>0.000328125</text:p>
          </table:table-cell>
          <table:table-cell table:style-name="Default" office:value-type="float" office:value="63625418016992.9" calcext:value-type="float">
            <text:p>63625418016992.9</text:p>
          </table:table-cell>
          <table:table-cell table:style-name="ce7" table:formula="of:=([.AE78]-[.AE77])/1000" office:value-type="float" office:value="2.0006953125" calcext:value-type="float">
            <text:p>2.0007</text:p>
          </table:table-cell>
          <table:table-cell table:style-name="ce7" table:formula="of:=[.AF78]+[.AG77]" office:value-type="float" office:value="152.0001171875" calcext:value-type="float">
            <text:p>152.0001</text:p>
          </table:table-cell>
          <table:table-cell table:style-name="ce17" table:formula="of:=[.AG78]-2*([.$B78]-1)" office:value-type="float" office:value="0.000117187499995453" calcext:value-type="float">
            <text:p>0.0001171875</text:p>
          </table:table-cell>
          <table:table-cell table:style-name="Default" office:value-type="float" office:value="63625418488789.7" calcext:value-type="float">
            <text:p>63625418488789.7</text:p>
          </table:table-cell>
          <table:table-cell table:style-name="ce7" table:formula="of:=([.AI78]-[.AI77])/1000" office:value-type="float" office:value="2.001453125" calcext:value-type="float">
            <text:p>2.0015</text:p>
          </table:table-cell>
          <table:table-cell table:style-name="ce7" table:formula="of:=[.AJ78]+[.AK77]" office:value-type="float" office:value="152.002" calcext:value-type="float">
            <text:p>152.0020</text:p>
          </table:table-cell>
          <table:table-cell table:style-name="ce18" table:formula="of:=[.AK78]-2*([.$B78]-1)" office:value-type="float" office:value="0.00199999999998113" calcext:value-type="float">
            <text:p>0.002</text:p>
          </table:table-cell>
          <table:table-cell table:style-name="Default" office:value-type="float" office:value="63625418952471.6" calcext:value-type="float">
            <text:p>63625418952471.6</text:p>
          </table:table-cell>
          <table:table-cell table:style-name="ce19" table:formula="of:=([.AM78]-[.AM77])/1000" office:value-type="float" office:value="2.0015" calcext:value-type="float">
            <text:p>2.0015</text:p>
          </table:table-cell>
          <table:table-cell table:style-name="ce7" table:formula="of:=[.AN78]+[.AO77]" office:value-type="float" office:value="152.0013359375" calcext:value-type="float">
            <text:p>152.0013</text:p>
          </table:table-cell>
          <table:table-cell table:style-name="ce20" table:formula="of:=[.AO78]-2*([.$B78]-1)" office:value-type="float" office:value="0.00133593749993111" calcext:value-type="float">
            <text:p>0.0013359375</text:p>
          </table:table-cell>
          <table:table-cell table:style-name="Default" office:value-type="float" office:value="63625419422985.9" calcext:value-type="float">
            <text:p>63625419422985.9</text:p>
          </table:table-cell>
          <table:table-cell table:style-name="ce7" table:formula="of:=([.AQ78]-[.AQ77])/1000" office:value-type="float" office:value="2.0013828125" calcext:value-type="float">
            <text:p>2.0014</text:p>
          </table:table-cell>
          <table:table-cell table:style-name="ce7" table:formula="of:=[.AR78]+[.AS77]" office:value-type="float" office:value="152.00140625" calcext:value-type="float">
            <text:p>152.0014</text:p>
          </table:table-cell>
          <table:table-cell table:style-name="ce21" table:formula="of:=[.AS78]-2*([.$B78]-1)" office:value-type="float" office:value="0.00140624999997385" calcext:value-type="float">
            <text:p>0.00140625</text:p>
          </table:table-cell>
          <table:table-cell table:style-name="Default" office:value-type="float" office:value="63625419907500.5" calcext:value-type="float">
            <text:p>63625419907500.5</text:p>
          </table:table-cell>
          <table:table-cell table:style-name="ce7" table:formula="of:=([.AU78]-[.AU77])/1000" office:value-type="float" office:value="1.9724921875" calcext:value-type="float">
            <text:p>1.9725</text:p>
          </table:table-cell>
          <table:table-cell table:style-name="ce7" table:formula="of:=[.AV78]+[.AW77]" office:value-type="float" office:value="152.0000390625" calcext:value-type="float">
            <text:p>152.0000</text:p>
          </table:table-cell>
          <table:table-cell table:style-name="ce22" table:formula="of:=[.AW78]-2*([.$B78]-1)" office:value-type="float" office:value="0.0000390625000079581" calcext:value-type="float">
            <text:p>3.90625000079581E-0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eedback</text:p>
          </table:table-cell>
          <table:table-cell table:style-name="ce6" office:value-type="float" office:value="78" calcext:value-type="float">
            <text:p>78</text:p>
          </table:table-cell>
          <table:table-cell office:value-type="float" office:value="63625414673130.9" calcext:value-type="float">
            <text:p>63625414673130.9</text:p>
          </table:table-cell>
          <table:table-cell table:formula="of:=([.C79]-[.C78])/1000" office:value-type="float" office:value="1.998953125" calcext:value-type="float">
            <text:p>1.9990</text:p>
          </table:table-cell>
          <table:table-cell table:formula="of:=[.D79]+[.E78]" office:value-type="float" office:value="154.0013515625" calcext:value-type="float">
            <text:p>154.0014</text:p>
          </table:table-cell>
          <table:table-cell table:style-name="ce9" table:formula="of:=[.E79]-2*([.$B79]-1)" office:value-type="float" office:value="0.00135156249999113" calcext:value-type="float">
            <text:p>0.0013515625</text:p>
          </table:table-cell>
          <table:table-cell table:style-name="Default" office:value-type="float" office:value="63625415159415.3" calcext:value-type="float">
            <text:p>63625415159415.3</text:p>
          </table:table-cell>
          <table:table-cell table:style-name="ce7" table:formula="of:=([.G79]-[.G78])/1000" office:value-type="float" office:value="2.0007421875" calcext:value-type="float">
            <text:p>2.0007</text:p>
          </table:table-cell>
          <table:table-cell table:style-name="ce7" table:formula="of:=[.H79]+[.I78]" office:value-type="float" office:value="153.999984375" calcext:value-type="float">
            <text:p>154.0000</text:p>
          </table:table-cell>
          <table:table-cell table:style-name="ce10" table:formula="of:=[.I79]-2*([.$B79]-1)" office:value-type="float" office:value="-0.0000156249999463398" calcext:value-type="float">
            <text:p>-0.000015625</text:p>
          </table:table-cell>
          <table:table-cell table:style-name="Default" office:value-type="float" office:value="63625415630527.4" calcext:value-type="float">
            <text:p>63625415630527.4</text:p>
          </table:table-cell>
          <table:table-cell table:style-name="ce7" table:formula="of:=([.K79]-[.K78])/1000" office:value-type="float" office:value="1.99946875" calcext:value-type="float">
            <text:p>1.9995</text:p>
          </table:table-cell>
          <table:table-cell table:style-name="ce7" table:formula="of:=[.L79]+[.M78]" office:value-type="float" office:value="154.0004140625" calcext:value-type="float">
            <text:p>154.0004</text:p>
          </table:table-cell>
          <table:table-cell table:style-name="ce11" table:formula="of:=[.M79]-2*([.$B79]-1)" office:value-type="float" office:value="0.000414062500027512" calcext:value-type="float">
            <text:p>0.0004140625</text:p>
          </table:table-cell>
          <table:table-cell table:style-name="Default" office:value-type="float" office:value="63625416100939" calcext:value-type="float">
            <text:p>63625416100939</text:p>
          </table:table-cell>
          <table:table-cell table:style-name="ce7" table:formula="of:=([.O79]-[.O78])/1000" office:value-type="float" office:value="2.0015625" calcext:value-type="float">
            <text:p>2.0016</text:p>
          </table:table-cell>
          <table:table-cell table:style-name="ce7" table:formula="of:=[.P79]+[.Q78]" office:value-type="float" office:value="154.0017265625" calcext:value-type="float">
            <text:p>154.0017</text:p>
          </table:table-cell>
          <table:table-cell table:style-name="ce12" table:formula="of:=[.Q79]-2*([.$B79]-1)" office:value-type="float" office:value="0.00172656250001069" calcext:value-type="float">
            <text:p>0.0017265625</text:p>
          </table:table-cell>
          <table:table-cell table:style-name="Default" office:value-type="float" office:value="63625416584611.5" calcext:value-type="float">
            <text:p>63625416584611.5</text:p>
          </table:table-cell>
          <table:table-cell table:style-name="ce7" table:formula="of:=([.S79]-[.S78])/1000" office:value-type="float" office:value="2.00034375" calcext:value-type="float">
            <text:p>2.0003</text:p>
          </table:table-cell>
          <table:table-cell table:style-name="ce7" table:formula="of:=[.T79]+[.U78]" office:value-type="float" office:value="154.0000390625" calcext:value-type="float">
            <text:p>154.0000</text:p>
          </table:table-cell>
          <table:table-cell table:style-name="ce13" table:formula="of:=[.U79]-2*([.$B79]-1)" office:value-type="float" office:value="0.0000390625000363798" calcext:value-type="float">
            <text:p>3.90625000363798E-05</text:p>
          </table:table-cell>
          <table:table-cell table:style-name="Default" office:value-type="float" office:value="63625417077940.8" calcext:value-type="float">
            <text:p>63625417077940.8</text:p>
          </table:table-cell>
          <table:table-cell table:style-name="ce14" table:formula="of:=([.W79]-[.W78])/1000" office:value-type="float" office:value="1.9983515625" calcext:value-type="float">
            <text:p>1.9984</text:p>
          </table:table-cell>
          <table:table-cell table:style-name="ce7" table:formula="of:=[.X79]+[.Y78]" office:value-type="float" office:value="153.999078125" calcext:value-type="float">
            <text:p>153.9991</text:p>
          </table:table-cell>
          <table:table-cell table:style-name="ce15" table:formula="of:=[.Y79]-2*([.$B79]-1)" office:value-type="float" office:value="-0.00092187500001728" calcext:value-type="float">
            <text:p>-0.000921875</text:p>
          </table:table-cell>
          <table:table-cell table:style-name="Default" office:value-type="float" office:value="63625417554030.2" calcext:value-type="float">
            <text:p>63625417554030.2</text:p>
          </table:table-cell>
          <table:table-cell table:style-name="ce7" table:formula="of:=([.AA79]-[.AA78])/1000" office:value-type="float" office:value="2.0000625" calcext:value-type="float">
            <text:p>2.0001</text:p>
          </table:table-cell>
          <table:table-cell table:style-name="ce7" table:formula="of:=[.AB79]+[.AC78]" office:value-type="float" office:value="154.000390625" calcext:value-type="float">
            <text:p>154.0004</text:p>
          </table:table-cell>
          <table:table-cell table:style-name="ce16" table:formula="of:=[.AC79]-2*([.$B79]-1)" office:value-type="float" office:value="0.000390625000022737" calcext:value-type="float">
            <text:p>0.000390625</text:p>
          </table:table-cell>
          <table:table-cell table:style-name="Default" office:value-type="float" office:value="63625418018992" calcext:value-type="float">
            <text:p>63625418018992</text:p>
          </table:table-cell>
          <table:table-cell table:style-name="ce7" table:formula="of:=([.AE79]-[.AE78])/1000" office:value-type="float" office:value="1.9990859375" calcext:value-type="float">
            <text:p>1.9991</text:p>
          </table:table-cell>
          <table:table-cell table:style-name="ce7" table:formula="of:=[.AF79]+[.AG78]" office:value-type="float" office:value="153.999203125" calcext:value-type="float">
            <text:p>153.9992</text:p>
          </table:table-cell>
          <table:table-cell table:style-name="ce17" table:formula="of:=[.AG79]-2*([.$B79]-1)" office:value-type="float" office:value="-0.000796874999991815" calcext:value-type="float">
            <text:p>-0.000796875</text:p>
          </table:table-cell>
          <table:table-cell table:style-name="Default" office:value-type="float" office:value="63625418490788.4" calcext:value-type="float">
            <text:p>63625418490788.4</text:p>
          </table:table-cell>
          <table:table-cell table:style-name="ce7" table:formula="of:=([.AI79]-[.AI78])/1000" office:value-type="float" office:value="1.9987109375" calcext:value-type="float">
            <text:p>1.9987</text:p>
          </table:table-cell>
          <table:table-cell table:style-name="ce7" table:formula="of:=[.AJ79]+[.AK78]" office:value-type="float" office:value="154.0007109375" calcext:value-type="float">
            <text:p>154.0007</text:p>
          </table:table-cell>
          <table:table-cell table:style-name="ce18" table:formula="of:=[.AK79]-2*([.$B79]-1)" office:value-type="float" office:value="0.000710937499974307" calcext:value-type="float">
            <text:p>0.0007109375</text:p>
          </table:table-cell>
          <table:table-cell table:style-name="Default" office:value-type="float" office:value="63625418954470.9" calcext:value-type="float">
            <text:p>63625418954470.9</text:p>
          </table:table-cell>
          <table:table-cell table:style-name="ce19" table:formula="of:=([.AM79]-[.AM78])/1000" office:value-type="float" office:value="1.9992734375" calcext:value-type="float">
            <text:p>1.9993</text:p>
          </table:table-cell>
          <table:table-cell table:style-name="ce7" table:formula="of:=[.AN79]+[.AO78]" office:value-type="float" office:value="154.000609375" calcext:value-type="float">
            <text:p>154.0006</text:p>
          </table:table-cell>
          <table:table-cell table:style-name="ce20" table:formula="of:=[.AO79]-2*([.$B79]-1)" office:value-type="float" office:value="0.000609374999925194" calcext:value-type="float">
            <text:p>0.000609375</text:p>
          </table:table-cell>
          <table:table-cell table:style-name="Default" office:value-type="float" office:value="63625419424983.3" calcext:value-type="float">
            <text:p>63625419424983.3</text:p>
          </table:table-cell>
          <table:table-cell table:style-name="ce7" table:formula="of:=([.AQ79]-[.AQ78])/1000" office:value-type="float" office:value="1.997421875" calcext:value-type="float">
            <text:p>1.9974</text:p>
          </table:table-cell>
          <table:table-cell table:style-name="ce7" table:formula="of:=[.AR79]+[.AS78]" office:value-type="float" office:value="153.998828125" calcext:value-type="float">
            <text:p>153.9988</text:p>
          </table:table-cell>
          <table:table-cell table:style-name="ce21" table:formula="of:=[.AS79]-2*([.$B79]-1)" office:value-type="float" office:value="-0.00117187500003979" calcext:value-type="float">
            <text:p>-0.001171875</text:p>
          </table:table-cell>
          <table:table-cell table:style-name="Default" office:value-type="float" office:value="63625419909500.9" calcext:value-type="float">
            <text:p>63625419909500.9</text:p>
          </table:table-cell>
          <table:table-cell table:style-name="ce7" table:formula="of:=([.AU79]-[.AU78])/1000" office:value-type="float" office:value="2.0003828125" calcext:value-type="float">
            <text:p>2.0004</text:p>
          </table:table-cell>
          <table:table-cell table:style-name="ce7" table:formula="of:=[.AV79]+[.AW78]" office:value-type="float" office:value="154.000421875" calcext:value-type="float">
            <text:p>154.0004</text:p>
          </table:table-cell>
          <table:table-cell table:style-name="ce22" table:formula="of:=[.AW79]-2*([.$B79]-1)" office:value-type="float" office:value="0.000421875000000682" calcext:value-type="float">
            <text:p>0.000421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79" calcext:value-type="float">
            <text:p>79</text:p>
          </table:table-cell>
          <table:table-cell office:value-type="float" office:value="63625414675129.4" calcext:value-type="float">
            <text:p>63625414675129.4</text:p>
          </table:table-cell>
          <table:table-cell table:formula="of:=([.C80]-[.C79])/1000" office:value-type="float" office:value="1.9984296875" calcext:value-type="float">
            <text:p>1.9984</text:p>
          </table:table-cell>
          <table:table-cell table:formula="of:=[.D80]+[.E79]" office:value-type="float" office:value="155.99978125" calcext:value-type="float">
            <text:p>155.9998</text:p>
          </table:table-cell>
          <table:table-cell table:style-name="ce9" table:formula="of:=[.E80]-2*([.$B80]-1)" office:value-type="float" office:value="-0.000218750000016144" calcext:value-type="float">
            <text:p>-0.00021875</text:p>
          </table:table-cell>
          <table:table-cell table:style-name="Default" office:value-type="float" office:value="63625415161417.2" calcext:value-type="float">
            <text:p>63625415161417.2</text:p>
          </table:table-cell>
          <table:table-cell table:style-name="ce7" table:formula="of:=([.G80]-[.G79])/1000" office:value-type="float" office:value="2.001890625" calcext:value-type="float">
            <text:p>2.0019</text:p>
          </table:table-cell>
          <table:table-cell table:style-name="ce7" table:formula="of:=[.H80]+[.I79]" office:value-type="float" office:value="156.001875" calcext:value-type="float">
            <text:p>156.0019</text:p>
          </table:table-cell>
          <table:table-cell table:style-name="ce10" table:formula="of:=[.I80]-2*([.$B80]-1)" office:value-type="float" office:value="0.00187500000004093" calcext:value-type="float">
            <text:p>0.001875</text:p>
          </table:table-cell>
          <table:table-cell table:style-name="Default" office:value-type="float" office:value="63625415632528" calcext:value-type="float">
            <text:p>63625415632528</text:p>
          </table:table-cell>
          <table:table-cell table:style-name="ce7" table:formula="of:=([.K80]-[.K79])/1000" office:value-type="float" office:value="2.0005390625" calcext:value-type="float">
            <text:p>2.0005</text:p>
          </table:table-cell>
          <table:table-cell table:style-name="ce7" table:formula="of:=[.L80]+[.M79]" office:value-type="float" office:value="156.000953125" calcext:value-type="float">
            <text:p>156.0010</text:p>
          </table:table-cell>
          <table:table-cell table:style-name="ce11" table:formula="of:=[.M80]-2*([.$B80]-1)" office:value-type="float" office:value="0.000953125000023647" calcext:value-type="float">
            <text:p>0.000953125</text:p>
          </table:table-cell>
          <table:table-cell table:style-name="Default" office:value-type="float" office:value="63625416102936.1" calcext:value-type="float">
            <text:p>63625416102936.1</text:p>
          </table:table-cell>
          <table:table-cell table:style-name="ce7" table:formula="of:=([.O80]-[.O79])/1000" office:value-type="float" office:value="1.9971484375" calcext:value-type="float">
            <text:p>1.9971</text:p>
          </table:table-cell>
          <table:table-cell table:style-name="ce7" table:formula="of:=[.P80]+[.Q79]" office:value-type="float" office:value="155.998875" calcext:value-type="float">
            <text:p>155.9989</text:p>
          </table:table-cell>
          <table:table-cell table:style-name="ce12" table:formula="of:=[.Q80]-2*([.$B80]-1)" office:value-type="float" office:value="-0.00112500000000182" calcext:value-type="float">
            <text:p>-0.001125</text:p>
          </table:table-cell>
          <table:table-cell table:style-name="Default" office:value-type="float" office:value="63625416586611.2" calcext:value-type="float">
            <text:p>63625416586611.2</text:p>
          </table:table-cell>
          <table:table-cell table:style-name="ce7" table:formula="of:=([.S80]-[.S79])/1000" office:value-type="float" office:value="1.9997265625" calcext:value-type="float">
            <text:p>1.9997</text:p>
          </table:table-cell>
          <table:table-cell table:style-name="ce7" table:formula="of:=[.T80]+[.U79]" office:value-type="float" office:value="155.999765625" calcext:value-type="float">
            <text:p>155.9998</text:p>
          </table:table-cell>
          <table:table-cell table:style-name="ce13" table:formula="of:=[.U80]-2*([.$B80]-1)" office:value-type="float" office:value="-0.000234374999962483" calcext:value-type="float">
            <text:p>-0.000234375</text:p>
          </table:table-cell>
          <table:table-cell table:style-name="Default" office:value-type="float" office:value="63625417079942.2" calcext:value-type="float">
            <text:p>63625417079942.2</text:p>
          </table:table-cell>
          <table:table-cell table:style-name="ce14" table:formula="of:=([.W80]-[.W79])/1000" office:value-type="float" office:value="2.0013828125" calcext:value-type="float">
            <text:p>2.0014</text:p>
          </table:table-cell>
          <table:table-cell table:style-name="ce7" table:formula="of:=[.X80]+[.Y79]" office:value-type="float" office:value="156.0004609375" calcext:value-type="float">
            <text:p>156.0005</text:p>
          </table:table-cell>
          <table:table-cell table:style-name="ce15" table:formula="of:=[.Y80]-2*([.$B80]-1)" office:value-type="float" office:value="0.000460937499980219" calcext:value-type="float">
            <text:p>0.0004609375</text:p>
          </table:table-cell>
          <table:table-cell table:style-name="Default" office:value-type="float" office:value="63625417556030" calcext:value-type="float">
            <text:p>63625417556030</text:p>
          </table:table-cell>
          <table:table-cell table:style-name="ce7" table:formula="of:=([.AA80]-[.AA79])/1000" office:value-type="float" office:value="1.9997421875" calcext:value-type="float">
            <text:p>1.9997</text:p>
          </table:table-cell>
          <table:table-cell table:style-name="ce7" table:formula="of:=[.AB80]+[.AC79]" office:value-type="float" office:value="156.0001328125" calcext:value-type="float">
            <text:p>156.0001</text:p>
          </table:table-cell>
          <table:table-cell table:style-name="ce16" table:formula="of:=[.AC80]-2*([.$B80]-1)" office:value-type="float" office:value="0.000132812500027057" calcext:value-type="float">
            <text:p>0.0001328125</text:p>
          </table:table-cell>
          <table:table-cell table:style-name="Default" office:value-type="float" office:value="63625418020994.8" calcext:value-type="float">
            <text:p>63625418020994.8</text:p>
          </table:table-cell>
          <table:table-cell table:style-name="ce7" table:formula="of:=([.AE80]-[.AE79])/1000" office:value-type="float" office:value="2.0027578125" calcext:value-type="float">
            <text:p>2.0028</text:p>
          </table:table-cell>
          <table:table-cell table:style-name="ce7" table:formula="of:=[.AF80]+[.AG79]" office:value-type="float" office:value="156.0019609375" calcext:value-type="float">
            <text:p>156.0020</text:p>
          </table:table-cell>
          <table:table-cell table:style-name="ce17" table:formula="of:=[.AG80]-2*([.$B80]-1)" office:value-type="float" office:value="0.00196093750000159" calcext:value-type="float">
            <text:p>0.0019609375</text:p>
          </table:table-cell>
          <table:table-cell table:style-name="Default" office:value-type="float" office:value="63625418492787" calcext:value-type="float">
            <text:p>63625418492787</text:p>
          </table:table-cell>
          <table:table-cell table:style-name="ce7" table:formula="of:=([.AI80]-[.AI79])/1000" office:value-type="float" office:value="1.9985390625" calcext:value-type="float">
            <text:p>1.9985</text:p>
          </table:table-cell>
          <table:table-cell table:style-name="ce7" table:formula="of:=[.AJ80]+[.AK79]" office:value-type="float" office:value="155.99925" calcext:value-type="float">
            <text:p>155.9993</text:p>
          </table:table-cell>
          <table:table-cell table:style-name="ce18" table:formula="of:=[.AK80]-2*([.$B80]-1)" office:value-type="float" office:value="-0.000750000000039108" calcext:value-type="float">
            <text:p>-0.00075</text:p>
          </table:table-cell>
          <table:table-cell table:style-name="Default" office:value-type="float" office:value="63625418956470" calcext:value-type="float">
            <text:p>63625418956470</text:p>
          </table:table-cell>
          <table:table-cell table:style-name="ce19" table:formula="of:=([.AM80]-[.AM79])/1000" office:value-type="float" office:value="1.9991171875" calcext:value-type="float">
            <text:p>1.9991</text:p>
          </table:table-cell>
          <table:table-cell table:style-name="ce7" table:formula="of:=[.AN80]+[.AO79]" office:value-type="float" office:value="155.9997265625" calcext:value-type="float">
            <text:p>155.9997</text:p>
          </table:table-cell>
          <table:table-cell table:style-name="ce20" table:formula="of:=[.AO80]-2*([.$B80]-1)" office:value-type="float" office:value="-0.000273437500084128" calcext:value-type="float">
            <text:p>-0.0002734375</text:p>
          </table:table-cell>
          <table:table-cell table:style-name="Default" office:value-type="float" office:value="63625419426985.9" calcext:value-type="float">
            <text:p>63625419426985.9</text:p>
          </table:table-cell>
          <table:table-cell table:style-name="ce7" table:formula="of:=([.AQ80]-[.AQ79])/1000" office:value-type="float" office:value="2.002578125" calcext:value-type="float">
            <text:p>2.0026</text:p>
          </table:table-cell>
          <table:table-cell table:style-name="ce7" table:formula="of:=[.AR80]+[.AS79]" office:value-type="float" office:value="156.00140625" calcext:value-type="float">
            <text:p>156.0014</text:p>
          </table:table-cell>
          <table:table-cell table:style-name="ce21" table:formula="of:=[.AS80]-2*([.$B80]-1)" office:value-type="float" office:value="0.00140624999997385" calcext:value-type="float">
            <text:p>0.00140625</text:p>
          </table:table-cell>
          <table:table-cell table:style-name="Default" office:value-type="float" office:value="63625419911500.9" calcext:value-type="float">
            <text:p>63625419911500.9</text:p>
          </table:table-cell>
          <table:table-cell table:style-name="ce7" table:formula="of:=([.AU80]-[.AU79])/1000" office:value-type="float" office:value="2.000046875" calcext:value-type="float">
            <text:p>2.0000</text:p>
          </table:table-cell>
          <table:table-cell table:style-name="ce7" table:formula="of:=[.AV80]+[.AW79]" office:value-type="float" office:value="156.00046875" calcext:value-type="float">
            <text:p>156.0005</text:p>
          </table:table-cell>
          <table:table-cell table:style-name="ce22" table:formula="of:=[.AW80]-2*([.$B80]-1)" office:value-type="float" office:value="0.000468750000010232" calcext:value-type="float">
            <text:p>0.0004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63625414677129.8" calcext:value-type="float">
            <text:p>63625414677129.8</text:p>
          </table:table-cell>
          <table:table-cell table:formula="of:=([.C81]-[.C80])/1000" office:value-type="float" office:value="2.0004453125" calcext:value-type="float">
            <text:p>2.0004</text:p>
          </table:table-cell>
          <table:table-cell table:formula="of:=[.D81]+[.E80]" office:value-type="float" office:value="158.0002265625" calcext:value-type="float">
            <text:p>158.0002</text:p>
          </table:table-cell>
          <table:table-cell table:style-name="ce9" table:formula="of:=[.E81]-2*([.$B81]-1)" office:value-type="float" office:value="0.000226562499989313" calcext:value-type="float">
            <text:p>0.0002265625</text:p>
          </table:table-cell>
          <table:table-cell table:style-name="Default" office:value-type="float" office:value="63625415163415" calcext:value-type="float">
            <text:p>63625415163415</text:p>
          </table:table-cell>
          <table:table-cell table:style-name="ce7" table:formula="of:=([.G81]-[.G80])/1000" office:value-type="float" office:value="1.9978125" calcext:value-type="float">
            <text:p>1.9978</text:p>
          </table:table-cell>
          <table:table-cell table:style-name="ce7" table:formula="of:=[.H81]+[.I80]" office:value-type="float" office:value="157.9996875" calcext:value-type="float">
            <text:p>157.9997</text:p>
          </table:table-cell>
          <table:table-cell table:style-name="ce10" table:formula="of:=[.I81]-2*([.$B81]-1)" office:value-type="float" office:value="-0.000312499999949978" calcext:value-type="float">
            <text:p>-0.0003125</text:p>
          </table:table-cell>
          <table:table-cell table:style-name="Default" office:value-type="float" office:value="63625415634526.2" calcext:value-type="float">
            <text:p>63625415634526.2</text:p>
          </table:table-cell>
          <table:table-cell table:style-name="ce7" table:formula="of:=([.K81]-[.K80])/1000" office:value-type="float" office:value="1.99821875" calcext:value-type="float">
            <text:p>1.9982</text:p>
          </table:table-cell>
          <table:table-cell table:style-name="ce7" table:formula="of:=[.L81]+[.M80]" office:value-type="float" office:value="157.999171875" calcext:value-type="float">
            <text:p>157.9992</text:p>
          </table:table-cell>
          <table:table-cell table:style-name="ce11" table:formula="of:=[.M81]-2*([.$B81]-1)" office:value-type="float" office:value="-0.000828124999969759" calcext:value-type="float">
            <text:p>-0.000828125</text:p>
          </table:table-cell>
          <table:table-cell table:style-name="Default" office:value-type="float" office:value="63625416104937.9" calcext:value-type="float">
            <text:p>63625416104937.9</text:p>
          </table:table-cell>
          <table:table-cell table:style-name="ce7" table:formula="of:=([.O81]-[.O80])/1000" office:value-type="float" office:value="2.001734375" calcext:value-type="float">
            <text:p>2.0017</text:p>
          </table:table-cell>
          <table:table-cell table:style-name="ce7" table:formula="of:=[.P81]+[.Q80]" office:value-type="float" office:value="158.000609375" calcext:value-type="float">
            <text:p>158.0006</text:p>
          </table:table-cell>
          <table:table-cell table:style-name="ce12" table:formula="of:=[.Q81]-2*([.$B81]-1)" office:value-type="float" office:value="0.000609375000010459" calcext:value-type="float">
            <text:p>0.000609375</text:p>
          </table:table-cell>
          <table:table-cell table:style-name="Default" office:value-type="float" office:value="63625416588612" calcext:value-type="float">
            <text:p>63625416588612</text:p>
          </table:table-cell>
          <table:table-cell table:style-name="ce7" table:formula="of:=([.S81]-[.S80])/1000" office:value-type="float" office:value="2.000765625" calcext:value-type="float">
            <text:p>2.0008</text:p>
          </table:table-cell>
          <table:table-cell table:style-name="ce7" table:formula="of:=[.T81]+[.U80]" office:value-type="float" office:value="158.00053125" calcext:value-type="float">
            <text:p>158.0005</text:p>
          </table:table-cell>
          <table:table-cell table:style-name="ce13" table:formula="of:=[.U81]-2*([.$B81]-1)" office:value-type="float" office:value="0.000531250000051386" calcext:value-type="float">
            <text:p>0.00053125</text:p>
          </table:table-cell>
          <table:table-cell table:style-name="Default" office:value-type="float" office:value="63625417081940.7" calcext:value-type="float">
            <text:p>63625417081940.7</text:p>
          </table:table-cell>
          <table:table-cell table:style-name="ce14" table:formula="of:=([.W81]-[.W80])/1000" office:value-type="float" office:value="1.99853125" calcext:value-type="float">
            <text:p>1.9985</text:p>
          </table:table-cell>
          <table:table-cell table:style-name="ce7" table:formula="of:=[.X81]+[.Y80]" office:value-type="float" office:value="157.9989921875" calcext:value-type="float">
            <text:p>157.9990</text:p>
          </table:table-cell>
          <table:table-cell table:style-name="ce15" table:formula="of:=[.Y81]-2*([.$B81]-1)" office:value-type="float" office:value="-0.00100781250000637" calcext:value-type="float">
            <text:p>-0.0010078125</text:p>
          </table:table-cell>
          <table:table-cell table:style-name="Default" office:value-type="float" office:value="63625417558029.7" calcext:value-type="float">
            <text:p>63625417558029.7</text:p>
          </table:table-cell>
          <table:table-cell table:style-name="ce7" table:formula="of:=([.AA81]-[.AA80])/1000" office:value-type="float" office:value="1.99978125" calcext:value-type="float">
            <text:p>1.9998</text:p>
          </table:table-cell>
          <table:table-cell table:style-name="ce7" table:formula="of:=[.AB81]+[.AC80]" office:value-type="float" office:value="157.9999140625" calcext:value-type="float">
            <text:p>157.9999</text:p>
          </table:table-cell>
          <table:table-cell table:style-name="ce16" table:formula="of:=[.AC81]-2*([.$B81]-1)" office:value-type="float" office:value="-0.0000859374999606644" calcext:value-type="float">
            <text:p>-8.59374999606644E-05</text:p>
          </table:table-cell>
          <table:table-cell table:style-name="Default" office:value-type="float" office:value="63625418022992.6" calcext:value-type="float">
            <text:p>63625418022992.6</text:p>
          </table:table-cell>
          <table:table-cell table:style-name="ce7" table:formula="of:=([.AE81]-[.AE80])/1000" office:value-type="float" office:value="1.9978515625" calcext:value-type="float">
            <text:p>1.9979</text:p>
          </table:table-cell>
          <table:table-cell table:style-name="ce7" table:formula="of:=[.AF81]+[.AG80]" office:value-type="float" office:value="157.9998125" calcext:value-type="float">
            <text:p>157.9998</text:p>
          </table:table-cell>
          <table:table-cell table:style-name="ce17" table:formula="of:=[.AG81]-2*([.$B81]-1)" office:value-type="float" office:value="-0.000187500000009777" calcext:value-type="float">
            <text:p>-0.0001875</text:p>
          </table:table-cell>
          <table:table-cell table:style-name="Default" office:value-type="float" office:value="63625418494787.6" calcext:value-type="float">
            <text:p>63625418494787.6</text:p>
          </table:table-cell>
          <table:table-cell table:style-name="ce7" table:formula="of:=([.AI81]-[.AI80])/1000" office:value-type="float" office:value="2.000640625" calcext:value-type="float">
            <text:p>2.0006</text:p>
          </table:table-cell>
          <table:table-cell table:style-name="ce7" table:formula="of:=[.AJ81]+[.AK80]" office:value-type="float" office:value="157.999890625" calcext:value-type="float">
            <text:p>157.9999</text:p>
          </table:table-cell>
          <table:table-cell table:style-name="ce18" table:formula="of:=[.AK81]-2*([.$B81]-1)" office:value-type="float" office:value="-0.000109375000050704" calcext:value-type="float">
            <text:p>-0.000109375</text:p>
          </table:table-cell>
          <table:table-cell table:style-name="Default" office:value-type="float" office:value="63625418958469.2" calcext:value-type="float">
            <text:p>63625418958469.2</text:p>
          </table:table-cell>
          <table:table-cell table:style-name="ce19" table:formula="of:=([.AM81]-[.AM80])/1000" office:value-type="float" office:value="1.9991171875" calcext:value-type="float">
            <text:p>1.9991</text:p>
          </table:table-cell>
          <table:table-cell table:style-name="ce7" table:formula="of:=[.AN81]+[.AO80]" office:value-type="float" office:value="157.99884375" calcext:value-type="float">
            <text:p>157.9988</text:p>
          </table:table-cell>
          <table:table-cell table:style-name="ce20" table:formula="of:=[.AO81]-2*([.$B81]-1)" office:value-type="float" office:value="-0.00115625000009345" calcext:value-type="float">
            <text:p>-0.00115625</text:p>
          </table:table-cell>
          <table:table-cell table:style-name="Default" office:value-type="float" office:value="63625419428985.7" calcext:value-type="float">
            <text:p>63625419428985.7</text:p>
          </table:table-cell>
          <table:table-cell table:style-name="ce7" table:formula="of:=([.AQ81]-[.AQ80])/1000" office:value-type="float" office:value="1.999796875" calcext:value-type="float">
            <text:p>1.9998</text:p>
          </table:table-cell>
          <table:table-cell table:style-name="ce7" table:formula="of:=[.AR81]+[.AS80]" office:value-type="float" office:value="158.001203125" calcext:value-type="float">
            <text:p>158.0012</text:p>
          </table:table-cell>
          <table:table-cell table:style-name="ce21" table:formula="of:=[.AS81]-2*([.$B81]-1)" office:value-type="float" office:value="0.00120312499996089" calcext:value-type="float">
            <text:p>0.001203125</text:p>
          </table:table-cell>
          <table:table-cell table:style-name="Default" office:value-type="float" office:value="63625419913501.1" calcext:value-type="float">
            <text:p>63625419913501.1</text:p>
          </table:table-cell>
          <table:table-cell table:style-name="ce7" table:formula="of:=([.AU81]-[.AU80])/1000" office:value-type="float" office:value="2.00021875" calcext:value-type="float">
            <text:p>2.0002</text:p>
          </table:table-cell>
          <table:table-cell table:style-name="ce7" table:formula="of:=[.AV81]+[.AW80]" office:value-type="float" office:value="158.0006875" calcext:value-type="float">
            <text:p>158.0007</text:p>
          </table:table-cell>
          <table:table-cell table:style-name="ce22" table:formula="of:=[.AW81]-2*([.$B81]-1)" office:value-type="float" office:value="0.000687499999997954" calcext:value-type="float">
            <text:p>0.000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81" calcext:value-type="float">
            <text:p>81</text:p>
          </table:table-cell>
          <table:table-cell office:value-type="float" office:value="63625414679129.2" calcext:value-type="float">
            <text:p>63625414679129.2</text:p>
          </table:table-cell>
          <table:table-cell table:formula="of:=([.C82]-[.C81])/1000" office:value-type="float" office:value="1.99940625" calcext:value-type="float">
            <text:p>1.9994</text:p>
          </table:table-cell>
          <table:table-cell table:formula="of:=[.D82]+[.E81]" office:value-type="float" office:value="159.9996328125" calcext:value-type="float">
            <text:p>159.9996</text:p>
          </table:table-cell>
          <table:table-cell table:style-name="ce9" table:formula="of:=[.E82]-2*([.$B82]-1)" office:value-type="float" office:value="-0.000367187500017963" calcext:value-type="float">
            <text:p>-0.0003671875</text:p>
          </table:table-cell>
          <table:table-cell table:style-name="Default" office:value-type="float" office:value="63625415165414.4" calcext:value-type="float">
            <text:p>63625415165414.4</text:p>
          </table:table-cell>
          <table:table-cell table:style-name="ce7" table:formula="of:=([.G82]-[.G81])/1000" office:value-type="float" office:value="1.9994140625" calcext:value-type="float">
            <text:p>1.9994</text:p>
          </table:table-cell>
          <table:table-cell table:style-name="ce7" table:formula="of:=[.H82]+[.I81]" office:value-type="float" office:value="159.9991015625" calcext:value-type="float">
            <text:p>159.9991</text:p>
          </table:table-cell>
          <table:table-cell table:style-name="ce10" table:formula="of:=[.I82]-2*([.$B82]-1)" office:value-type="float" office:value="-0.000898437499955662" calcext:value-type="float">
            <text:p>-0.0008984375</text:p>
          </table:table-cell>
          <table:table-cell table:style-name="Default" office:value-type="float" office:value="63625415636526.6" calcext:value-type="float">
            <text:p>63625415636526.6</text:p>
          </table:table-cell>
          <table:table-cell table:style-name="ce7" table:formula="of:=([.K82]-[.K81])/1000" office:value-type="float" office:value="2.0004375" calcext:value-type="float">
            <text:p>2.0004</text:p>
          </table:table-cell>
          <table:table-cell table:style-name="ce7" table:formula="of:=[.L82]+[.M81]" office:value-type="float" office:value="159.999609375" calcext:value-type="float">
            <text:p>159.9996</text:p>
          </table:table-cell>
          <table:table-cell table:style-name="ce11" table:formula="of:=[.M82]-2*([.$B82]-1)" office:value-type="float" office:value="-0.000390624999965894" calcext:value-type="float">
            <text:p>-0.000390625</text:p>
          </table:table-cell>
          <table:table-cell table:style-name="Default" office:value-type="float" office:value="63625416106939.7" calcext:value-type="float">
            <text:p>63625416106939.7</text:p>
          </table:table-cell>
          <table:table-cell table:style-name="ce7" table:formula="of:=([.O82]-[.O81])/1000" office:value-type="float" office:value="2.0017890625" calcext:value-type="float">
            <text:p>2.0018</text:p>
          </table:table-cell>
          <table:table-cell table:style-name="ce7" table:formula="of:=[.P82]+[.Q81]" office:value-type="float" office:value="160.0023984375" calcext:value-type="float">
            <text:p>160.0024</text:p>
          </table:table-cell>
          <table:table-cell table:style-name="ce12" table:formula="of:=[.Q82]-2*([.$B82]-1)" office:value-type="float" office:value="0.00239843750000546" calcext:value-type="float">
            <text:p>0.0023984375</text:p>
          </table:table-cell>
          <table:table-cell table:style-name="Default" office:value-type="float" office:value="63625416590610.7" calcext:value-type="float">
            <text:p>63625416590610.7</text:p>
          </table:table-cell>
          <table:table-cell table:style-name="ce7" table:formula="of:=([.S82]-[.S81])/1000" office:value-type="float" office:value="1.998671875" calcext:value-type="float">
            <text:p>1.9987</text:p>
          </table:table-cell>
          <table:table-cell table:style-name="ce7" table:formula="of:=[.T82]+[.U81]" office:value-type="float" office:value="159.999203125" calcext:value-type="float">
            <text:p>159.9992</text:p>
          </table:table-cell>
          <table:table-cell table:style-name="ce13" table:formula="of:=[.U82]-2*([.$B82]-1)" office:value-type="float" office:value="-0.000796874999934971" calcext:value-type="float">
            <text:p>-0.000796875</text:p>
          </table:table-cell>
          <table:table-cell table:style-name="Default" office:value-type="float" office:value="63625417083942.4" calcext:value-type="float">
            <text:p>63625417083942.4</text:p>
          </table:table-cell>
          <table:table-cell table:style-name="ce14" table:formula="of:=([.W82]-[.W81])/1000" office:value-type="float" office:value="2.0016796875" calcext:value-type="float">
            <text:p>2.0017</text:p>
          </table:table-cell>
          <table:table-cell table:style-name="ce7" table:formula="of:=[.X82]+[.Y81]" office:value-type="float" office:value="160.000671875" calcext:value-type="float">
            <text:p>160.0007</text:p>
          </table:table-cell>
          <table:table-cell table:style-name="ce15" table:formula="of:=[.Y82]-2*([.$B82]-1)" office:value-type="float" office:value="0.00067187499999477" calcext:value-type="float">
            <text:p>0.000671875</text:p>
          </table:table-cell>
          <table:table-cell table:style-name="Default" office:value-type="float" office:value="63625417560028.9" calcext:value-type="float">
            <text:p>63625417560028.9</text:p>
          </table:table-cell>
          <table:table-cell table:style-name="ce7" table:formula="of:=([.AA82]-[.AA81])/1000" office:value-type="float" office:value="1.99915625" calcext:value-type="float">
            <text:p>1.9992</text:p>
          </table:table-cell>
          <table:table-cell table:style-name="ce7" table:formula="of:=[.AB82]+[.AC81]" office:value-type="float" office:value="159.9990703125" calcext:value-type="float">
            <text:p>159.9991</text:p>
          </table:table-cell>
          <table:table-cell table:style-name="ce16" table:formula="of:=[.AC82]-2*([.$B82]-1)" office:value-type="float" office:value="-0.000929687499962029" calcext:value-type="float">
            <text:p>-0.0009296875</text:p>
          </table:table-cell>
          <table:table-cell table:style-name="Default" office:value-type="float" office:value="63625418024994" calcext:value-type="float">
            <text:p>63625418024994</text:p>
          </table:table-cell>
          <table:table-cell table:style-name="ce7" table:formula="of:=([.AE82]-[.AE81])/1000" office:value-type="float" office:value="2.001375" calcext:value-type="float">
            <text:p>2.0014</text:p>
          </table:table-cell>
          <table:table-cell table:style-name="ce7" table:formula="of:=[.AF82]+[.AG81]" office:value-type="float" office:value="160.0011875" calcext:value-type="float">
            <text:p>160.0012</text:p>
          </table:table-cell>
          <table:table-cell table:style-name="ce17" table:formula="of:=[.AG82]-2*([.$B82]-1)" office:value-type="float" office:value="0.00118749999998613" calcext:value-type="float">
            <text:p>0.0011875</text:p>
          </table:table-cell>
          <table:table-cell table:style-name="Default" office:value-type="float" office:value="63625418496787.4" calcext:value-type="float">
            <text:p>63625418496787.4</text:p>
          </table:table-cell>
          <table:table-cell table:style-name="ce7" table:formula="of:=([.AI82]-[.AI81])/1000" office:value-type="float" office:value="1.99975" calcext:value-type="float">
            <text:p>1.9998</text:p>
          </table:table-cell>
          <table:table-cell table:style-name="ce7" table:formula="of:=[.AJ82]+[.AK81]" office:value-type="float" office:value="159.999640625" calcext:value-type="float">
            <text:p>159.9996</text:p>
          </table:table-cell>
          <table:table-cell table:style-name="ce18" table:formula="of:=[.AK82]-2*([.$B82]-1)" office:value-type="float" office:value="-0.000359375000044793" calcext:value-type="float">
            <text:p>-0.000359375</text:p>
          </table:table-cell>
          <table:table-cell table:style-name="Default" office:value-type="float" office:value="63625418960469.7" calcext:value-type="float">
            <text:p>63625418960469.7</text:p>
          </table:table-cell>
          <table:table-cell table:style-name="ce19" table:formula="of:=([.AM82]-[.AM81])/1000" office:value-type="float" office:value="2.000546875" calcext:value-type="float">
            <text:p>2.0005</text:p>
          </table:table-cell>
          <table:table-cell table:style-name="ce7" table:formula="of:=[.AN82]+[.AO81]" office:value-type="float" office:value="159.999390625" calcext:value-type="float">
            <text:p>159.9994</text:p>
          </table:table-cell>
          <table:table-cell table:style-name="ce20" table:formula="of:=[.AO82]-2*([.$B82]-1)" office:value-type="float" office:value="-0.000609375000095724" calcext:value-type="float">
            <text:p>-0.000609375</text:p>
          </table:table-cell>
          <table:table-cell table:style-name="Default" office:value-type="float" office:value="63625419430986" calcext:value-type="float">
            <text:p>63625419430986</text:p>
          </table:table-cell>
          <table:table-cell table:style-name="ce7" table:formula="of:=([.AQ82]-[.AQ81])/1000" office:value-type="float" office:value="2.0002890625" calcext:value-type="float">
            <text:p>2.0003</text:p>
          </table:table-cell>
          <table:table-cell table:style-name="ce7" table:formula="of:=[.AR82]+[.AS81]" office:value-type="float" office:value="160.0014921875" calcext:value-type="float">
            <text:p>160.0015</text:p>
          </table:table-cell>
          <table:table-cell table:style-name="ce21" table:formula="of:=[.AS82]-2*([.$B82]-1)" office:value-type="float" office:value="0.00149218749996294" calcext:value-type="float">
            <text:p>0.0014921875</text:p>
          </table:table-cell>
          <table:table-cell table:style-name="Default" office:value-type="float" office:value="63625419915500.6" calcext:value-type="float">
            <text:p>63625419915500.6</text:p>
          </table:table-cell>
          <table:table-cell table:style-name="ce7" table:formula="of:=([.AU82]-[.AU81])/1000" office:value-type="float" office:value="1.9995078125" calcext:value-type="float">
            <text:p>1.9995</text:p>
          </table:table-cell>
          <table:table-cell table:style-name="ce7" table:formula="of:=[.AV82]+[.AW81]" office:value-type="float" office:value="160.0001953125" calcext:value-type="float">
            <text:p>160.0002</text:p>
          </table:table-cell>
          <table:table-cell table:style-name="ce22" table:formula="of:=[.AW82]-2*([.$B82]-1)" office:value-type="float" office:value="0.000195312500011369" calcext:value-type="float">
            <text:p>0.0001953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82" calcext:value-type="float">
            <text:p>82</text:p>
          </table:table-cell>
          <table:table-cell office:value-type="float" office:value="63625414681132.1" calcext:value-type="float">
            <text:p>63625414681132.1</text:p>
          </table:table-cell>
          <table:table-cell table:formula="of:=([.C83]-[.C82])/1000" office:value-type="float" office:value="2.0028671875" calcext:value-type="float">
            <text:p>2.0029</text:p>
          </table:table-cell>
          <table:table-cell table:formula="of:=[.D83]+[.E82]" office:value-type="float" office:value="162.0025" calcext:value-type="float">
            <text:p>162.0025</text:p>
          </table:table-cell>
          <table:table-cell table:style-name="ce9" table:formula="of:=[.E83]-2*([.$B83]-1)" office:value-type="float" office:value="0.0024999999999693" calcext:value-type="float">
            <text:p>0.0025</text:p>
          </table:table-cell>
          <table:table-cell table:style-name="Default" office:value-type="float" office:value="63625415167414.9" calcext:value-type="float">
            <text:p>63625415167414.9</text:p>
          </table:table-cell>
          <table:table-cell table:style-name="ce7" table:formula="of:=([.G83]-[.G82])/1000" office:value-type="float" office:value="2.000515625" calcext:value-type="float">
            <text:p>2.0005</text:p>
          </table:table-cell>
          <table:table-cell table:style-name="ce7" table:formula="of:=[.H83]+[.I82]" office:value-type="float" office:value="161.9996171875" calcext:value-type="float">
            <text:p>161.9996</text:p>
          </table:table-cell>
          <table:table-cell table:style-name="ce10" table:formula="of:=[.I83]-2*([.$B83]-1)" office:value-type="float" office:value="-0.000382812499964302" calcext:value-type="float">
            <text:p>-0.0003828125</text:p>
          </table:table-cell>
          <table:table-cell table:style-name="Default" office:value-type="float" office:value="63625415638526.8" calcext:value-type="float">
            <text:p>63625415638526.8</text:p>
          </table:table-cell>
          <table:table-cell table:style-name="ce7" table:formula="of:=([.K83]-[.K82])/1000" office:value-type="float" office:value="2.000140625" calcext:value-type="float">
            <text:p>2.0001</text:p>
          </table:table-cell>
          <table:table-cell table:style-name="ce7" table:formula="of:=[.L83]+[.M82]" office:value-type="float" office:value="161.99975" calcext:value-type="float">
            <text:p>161.9998</text:p>
          </table:table-cell>
          <table:table-cell table:style-name="ce11" table:formula="of:=[.M83]-2*([.$B83]-1)" office:value-type="float" office:value="-0.000249999999965667" calcext:value-type="float">
            <text:p>-0.00025</text:p>
          </table:table-cell>
          <table:table-cell table:style-name="Default" office:value-type="float" office:value="63625416108939.7" calcext:value-type="float">
            <text:p>63625416108939.7</text:p>
          </table:table-cell>
          <table:table-cell table:style-name="ce7" table:formula="of:=([.O83]-[.O82])/1000" office:value-type="float" office:value="2" calcext:value-type="float">
            <text:p>2.0000</text:p>
          </table:table-cell>
          <table:table-cell table:style-name="ce7" table:formula="of:=[.P83]+[.Q82]" office:value-type="float" office:value="162.0023984375" calcext:value-type="float">
            <text:p>162.0024</text:p>
          </table:table-cell>
          <table:table-cell table:style-name="ce12" table:formula="of:=[.Q83]-2*([.$B83]-1)" office:value-type="float" office:value="0.00239843750000546" calcext:value-type="float">
            <text:p>0.0023984375</text:p>
          </table:table-cell>
          <table:table-cell table:style-name="Default" office:value-type="float" office:value="63625416592612.9" calcext:value-type="float">
            <text:p>63625416592612.9</text:p>
          </table:table-cell>
          <table:table-cell table:style-name="ce7" table:formula="of:=([.S83]-[.S82])/1000" office:value-type="float" office:value="2.0021953125" calcext:value-type="float">
            <text:p>2.0022</text:p>
          </table:table-cell>
          <table:table-cell table:style-name="ce7" table:formula="of:=[.T83]+[.U82]" office:value-type="float" office:value="162.0013984375" calcext:value-type="float">
            <text:p>162.0014</text:p>
          </table:table-cell>
          <table:table-cell table:style-name="ce13" table:formula="of:=[.U83]-2*([.$B83]-1)" office:value-type="float" office:value="0.00139843750005753" calcext:value-type="float">
            <text:p>0.0013984375</text:p>
          </table:table-cell>
          <table:table-cell table:style-name="Default" office:value-type="float" office:value="63625417085940.6" calcext:value-type="float">
            <text:p>63625417085940.6</text:p>
          </table:table-cell>
          <table:table-cell table:style-name="ce14" table:formula="of:=([.W83]-[.W82])/1000" office:value-type="float" office:value="1.9982421875" calcext:value-type="float">
            <text:p>1.9982</text:p>
          </table:table-cell>
          <table:table-cell table:style-name="ce7" table:formula="of:=[.X83]+[.Y82]" office:value-type="float" office:value="161.9989140625" calcext:value-type="float">
            <text:p>161.9989</text:p>
          </table:table-cell>
          <table:table-cell table:style-name="ce15" table:formula="of:=[.Y83]-2*([.$B83]-1)" office:value-type="float" office:value="-0.00108593749999386" calcext:value-type="float">
            <text:p>-0.0010859375</text:p>
          </table:table-cell>
          <table:table-cell table:style-name="Default" office:value-type="float" office:value="63625417562031.2" calcext:value-type="float">
            <text:p>63625417562031.2</text:p>
          </table:table-cell>
          <table:table-cell table:style-name="ce7" table:formula="of:=([.AA83]-[.AA82])/1000" office:value-type="float" office:value="2.0022890625" calcext:value-type="float">
            <text:p>2.0023</text:p>
          </table:table-cell>
          <table:table-cell table:style-name="ce7" table:formula="of:=[.AB83]+[.AC82]" office:value-type="float" office:value="162.001359375" calcext:value-type="float">
            <text:p>162.0014</text:p>
          </table:table-cell>
          <table:table-cell table:style-name="ce16" table:formula="of:=[.AC83]-2*([.$B83]-1)" office:value-type="float" office:value="0.00135937500004957" calcext:value-type="float">
            <text:p>0.001359375</text:p>
          </table:table-cell>
          <table:table-cell table:style-name="Default" office:value-type="float" office:value="63625418026992.2" calcext:value-type="float">
            <text:p>63625418026992.2</text:p>
          </table:table-cell>
          <table:table-cell table:style-name="ce7" table:formula="of:=([.AE83]-[.AE82])/1000" office:value-type="float" office:value="1.9982265625" calcext:value-type="float">
            <text:p>1.9982</text:p>
          </table:table-cell>
          <table:table-cell table:style-name="ce7" table:formula="of:=[.AF83]+[.AG82]" office:value-type="float" office:value="161.9994140625" calcext:value-type="float">
            <text:p>161.9994</text:p>
          </table:table-cell>
          <table:table-cell table:style-name="ce17" table:formula="of:=[.AG83]-2*([.$B83]-1)" office:value-type="float" office:value="-0.000585937500005684" calcext:value-type="float">
            <text:p>-0.0005859375</text:p>
          </table:table-cell>
          <table:table-cell table:style-name="Default" office:value-type="float" office:value="63625418498789.9" calcext:value-type="float">
            <text:p>63625418498789.9</text:p>
          </table:table-cell>
          <table:table-cell table:style-name="ce7" table:formula="of:=([.AI83]-[.AI82])/1000" office:value-type="float" office:value="2.0025546875" calcext:value-type="float">
            <text:p>2.0026</text:p>
          </table:table-cell>
          <table:table-cell table:style-name="ce7" table:formula="of:=[.AJ83]+[.AK82]" office:value-type="float" office:value="162.0021953125" calcext:value-type="float">
            <text:p>162.0022</text:p>
          </table:table-cell>
          <table:table-cell table:style-name="ce18" table:formula="of:=[.AK83]-2*([.$B83]-1)" office:value-type="float" office:value="0.00219531249996407" calcext:value-type="float">
            <text:p>0.0021953125</text:p>
          </table:table-cell>
          <table:table-cell table:style-name="Default" office:value-type="float" office:value="63625418962471.5" calcext:value-type="float">
            <text:p>63625418962471.5</text:p>
          </table:table-cell>
          <table:table-cell table:style-name="ce19" table:formula="of:=([.AM83]-[.AM82])/1000" office:value-type="float" office:value="2.0017734375" calcext:value-type="float">
            <text:p>2.0018</text:p>
          </table:table-cell>
          <table:table-cell table:style-name="ce7" table:formula="of:=[.AN83]+[.AO82]" office:value-type="float" office:value="162.0011640625" calcext:value-type="float">
            <text:p>162.0012</text:p>
          </table:table-cell>
          <table:table-cell table:style-name="ce20" table:formula="of:=[.AO83]-2*([.$B83]-1)" office:value-type="float" office:value="0.00116406249989609" calcext:value-type="float">
            <text:p>0.0011640625</text:p>
          </table:table-cell>
          <table:table-cell table:style-name="Default" office:value-type="float" office:value="63625419432984.6" calcext:value-type="float">
            <text:p>63625419432984.6</text:p>
          </table:table-cell>
          <table:table-cell table:style-name="ce7" table:formula="of:=([.AQ83]-[.AQ82])/1000" office:value-type="float" office:value="1.9986796875" calcext:value-type="float">
            <text:p>1.9987</text:p>
          </table:table-cell>
          <table:table-cell table:style-name="ce7" table:formula="of:=[.AR83]+[.AS82]" office:value-type="float" office:value="162.000171875" calcext:value-type="float">
            <text:p>162.0002</text:p>
          </table:table-cell>
          <table:table-cell table:style-name="ce21" table:formula="of:=[.AS83]-2*([.$B83]-1)" office:value-type="float" office:value="0.00017187499994975" calcext:value-type="float">
            <text:p>0.000171875</text:p>
          </table:table-cell>
          <table:table-cell table:style-name="Default" office:value-type="float" office:value="63625419917500.5" calcext:value-type="float">
            <text:p>63625419917500.5</text:p>
          </table:table-cell>
          <table:table-cell table:style-name="ce7" table:formula="of:=([.AU83]-[.AU82])/1000" office:value-type="float" office:value="1.999828125" calcext:value-type="float">
            <text:p>1.9998</text:p>
          </table:table-cell>
          <table:table-cell table:style-name="ce7" table:formula="of:=[.AV83]+[.AW82]" office:value-type="float" office:value="162.0000234375" calcext:value-type="float">
            <text:p>162.0000</text:p>
          </table:table-cell>
          <table:table-cell table:style-name="ce22" table:formula="of:=[.AW83]-2*([.$B83]-1)" office:value-type="float" office:value="0.0000234375000047748" calcext:value-type="float">
            <text:p>2.34375000047748E-0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prompt 7</text:p>
          </table:table-cell>
          <table:table-cell table:style-name="ce6" office:value-type="float" office:value="83" calcext:value-type="float">
            <text:p>83</text:p>
          </table:table-cell>
          <table:table-cell office:value-type="float" office:value="63625414683129.4" calcext:value-type="float">
            <text:p>63625414683129.4</text:p>
          </table:table-cell>
          <table:table-cell table:formula="of:=([.C84]-[.C83])/1000" office:value-type="float" office:value="1.9973125" calcext:value-type="float">
            <text:p>1.9973</text:p>
          </table:table-cell>
          <table:table-cell table:formula="of:=[.D84]+[.E83]" office:value-type="float" office:value="163.9998125" calcext:value-type="float">
            <text:p>163.9998</text:p>
          </table:table-cell>
          <table:table-cell table:style-name="ce9" table:formula="of:=[.E84]-2*([.$B84]-1)" office:value-type="float" office:value="-0.000187500000038199" calcext:value-type="float">
            <text:p>-0.0001875</text:p>
          </table:table-cell>
          <table:table-cell table:style-name="Default" office:value-type="float" office:value="63625415169417.5" calcext:value-type="float">
            <text:p>63625415169417.5</text:p>
          </table:table-cell>
          <table:table-cell table:style-name="ce7" table:formula="of:=([.G84]-[.G83])/1000" office:value-type="float" office:value="2.0025625" calcext:value-type="float">
            <text:p>2.0026</text:p>
          </table:table-cell>
          <table:table-cell table:style-name="ce7" table:formula="of:=[.H84]+[.I83]" office:value-type="float" office:value="164.0021796875" calcext:value-type="float">
            <text:p>164.0022</text:p>
          </table:table-cell>
          <table:table-cell table:style-name="ce10" table:formula="of:=[.I84]-2*([.$B84]-1)" office:value-type="float" office:value="0.00217968750004616" calcext:value-type="float">
            <text:p>0.0021796875</text:p>
          </table:table-cell>
          <table:table-cell table:style-name="Default" office:value-type="float" office:value="63625415640526.3" calcext:value-type="float">
            <text:p>63625415640526.3</text:p>
          </table:table-cell>
          <table:table-cell table:style-name="ce7" table:formula="of:=([.K84]-[.K83])/1000" office:value-type="float" office:value="1.9995234375" calcext:value-type="float">
            <text:p>1.9995</text:p>
          </table:table-cell>
          <table:table-cell table:style-name="ce7" table:formula="of:=[.L84]+[.M83]" office:value-type="float" office:value="163.9992734375" calcext:value-type="float">
            <text:p>163.9993</text:p>
          </table:table-cell>
          <table:table-cell table:style-name="ce11" table:formula="of:=[.M84]-2*([.$B84]-1)" office:value-type="float" office:value="-0.00072656249997749" calcext:value-type="float">
            <text:p>-0.0007265625</text:p>
          </table:table-cell>
          <table:table-cell table:style-name="Default" office:value-type="float" office:value="63625416110937.2" calcext:value-type="float">
            <text:p>63625416110937.2</text:p>
          </table:table-cell>
          <table:table-cell table:style-name="ce7" table:formula="of:=([.O84]-[.O83])/1000" office:value-type="float" office:value="1.9975625" calcext:value-type="float">
            <text:p>1.9976</text:p>
          </table:table-cell>
          <table:table-cell table:style-name="ce7" table:formula="of:=[.P84]+[.Q83]" office:value-type="float" office:value="163.9999609375" calcext:value-type="float">
            <text:p>164.0000</text:p>
          </table:table-cell>
          <table:table-cell table:style-name="ce12" table:formula="of:=[.Q84]-2*([.$B84]-1)" office:value-type="float" office:value="-0.0000390625000079581" calcext:value-type="float">
            <text:p>-3.90625000079581E-05</text:p>
          </table:table-cell>
          <table:table-cell table:style-name="Default" office:value-type="float" office:value="63625416594613.8" calcext:value-type="float">
            <text:p>63625416594613.8</text:p>
          </table:table-cell>
          <table:table-cell table:style-name="ce7" table:formula="of:=([.S84]-[.S83])/1000" office:value-type="float" office:value="2.00096875" calcext:value-type="float">
            <text:p>2.0010</text:p>
          </table:table-cell>
          <table:table-cell table:style-name="ce7" table:formula="of:=[.T84]+[.U83]" office:value-type="float" office:value="164.0023671875" calcext:value-type="float">
            <text:p>164.0024</text:p>
          </table:table-cell>
          <table:table-cell table:style-name="ce13" table:formula="of:=[.U84]-2*([.$B84]-1)" office:value-type="float" office:value="0.00236718750005593" calcext:value-type="float">
            <text:p>0.0023671875</text:p>
          </table:table-cell>
          <table:table-cell table:style-name="Default" office:value-type="float" office:value="63625417087942.4" calcext:value-type="float">
            <text:p>63625417087942.4</text:p>
          </table:table-cell>
          <table:table-cell table:style-name="ce14" table:formula="of:=([.W84]-[.W83])/1000" office:value-type="float" office:value="2.001765625" calcext:value-type="float">
            <text:p>2.0018</text:p>
          </table:table-cell>
          <table:table-cell table:style-name="ce7" table:formula="of:=[.X84]+[.Y83]" office:value-type="float" office:value="164.0006796875" calcext:value-type="float">
            <text:p>164.0007</text:p>
          </table:table-cell>
          <table:table-cell table:style-name="ce15" table:formula="of:=[.Y84]-2*([.$B84]-1)" office:value-type="float" office:value="0.000679687499996362" calcext:value-type="float">
            <text:p>0.0006796875</text:p>
          </table:table-cell>
          <table:table-cell table:style-name="Default" office:value-type="float" office:value="63625417564028.5" calcext:value-type="float">
            <text:p>63625417564028.5</text:p>
          </table:table-cell>
          <table:table-cell table:style-name="ce7" table:formula="of:=([.AA84]-[.AA83])/1000" office:value-type="float" office:value="1.997296875" calcext:value-type="float">
            <text:p>1.9973</text:p>
          </table:table-cell>
          <table:table-cell table:style-name="ce7" table:formula="of:=[.AB84]+[.AC83]" office:value-type="float" office:value="163.99865625" calcext:value-type="float">
            <text:p>163.9987</text:p>
          </table:table-cell>
          <table:table-cell table:style-name="ce16" table:formula="of:=[.AC84]-2*([.$B84]-1)" office:value-type="float" office:value="-0.00134374999996112" calcext:value-type="float">
            <text:p>-0.00134375</text:p>
          </table:table-cell>
          <table:table-cell table:style-name="Default" office:value-type="float" office:value="63625418028991.8" calcext:value-type="float">
            <text:p>63625418028991.8</text:p>
          </table:table-cell>
          <table:table-cell table:style-name="ce7" table:formula="of:=([.AE84]-[.AE83])/1000" office:value-type="float" office:value="1.999546875" calcext:value-type="float">
            <text:p>1.9995</text:p>
          </table:table-cell>
          <table:table-cell table:style-name="ce7" table:formula="of:=[.AF84]+[.AG83]" office:value-type="float" office:value="163.9989609375" calcext:value-type="float">
            <text:p>163.9990</text:p>
          </table:table-cell>
          <table:table-cell table:style-name="ce17" table:formula="of:=[.AG84]-2*([.$B84]-1)" office:value-type="float" office:value="-0.00103906250001273" calcext:value-type="float">
            <text:p>-0.0010390625</text:p>
          </table:table-cell>
          <table:table-cell table:style-name="Default" office:value-type="float" office:value="63625418500786.9" calcext:value-type="float">
            <text:p>63625418500786.9</text:p>
          </table:table-cell>
          <table:table-cell table:style-name="ce7" table:formula="of:=([.AI84]-[.AI83])/1000" office:value-type="float" office:value="1.997015625" calcext:value-type="float">
            <text:p>1.9970</text:p>
          </table:table-cell>
          <table:table-cell table:style-name="ce7" table:formula="of:=[.AJ84]+[.AK83]" office:value-type="float" office:value="163.9992109375" calcext:value-type="float">
            <text:p>163.9992</text:p>
          </table:table-cell>
          <table:table-cell table:style-name="ce18" table:formula="of:=[.AK84]-2*([.$B84]-1)" office:value-type="float" office:value="-0.000789062500047066" calcext:value-type="float">
            <text:p>-0.0007890625</text:p>
          </table:table-cell>
          <table:table-cell table:style-name="Default" office:value-type="float" office:value="63625418964470.1" calcext:value-type="float">
            <text:p>63625418964470.1</text:p>
          </table:table-cell>
          <table:table-cell table:style-name="ce19" table:formula="of:=([.AM84]-[.AM83])/1000" office:value-type="float" office:value="1.99859375" calcext:value-type="float">
            <text:p>1.9986</text:p>
          </table:table-cell>
          <table:table-cell table:style-name="ce7" table:formula="of:=[.AN84]+[.AO83]" office:value-type="float" office:value="163.9997578125" calcext:value-type="float">
            <text:p>163.9998</text:p>
          </table:table-cell>
          <table:table-cell table:style-name="ce20" table:formula="of:=[.AO84]-2*([.$B84]-1)" office:value-type="float" office:value="-0.000242187500106183" calcext:value-type="float">
            <text:p>-0.0002421875</text:p>
          </table:table-cell>
          <table:table-cell table:style-name="Default" office:value-type="float" office:value="63625419434983.5" calcext:value-type="float">
            <text:p>63625419434983.5</text:p>
          </table:table-cell>
          <table:table-cell table:style-name="ce7" table:formula="of:=([.AQ84]-[.AQ83])/1000" office:value-type="float" office:value="1.9988359375" calcext:value-type="float">
            <text:p>1.9988</text:p>
          </table:table-cell>
          <table:table-cell table:style-name="ce7" table:formula="of:=[.AR84]+[.AS83]" office:value-type="float" office:value="163.9990078125" calcext:value-type="float">
            <text:p>163.9990</text:p>
          </table:table-cell>
          <table:table-cell table:style-name="ce21" table:formula="of:=[.AS84]-2*([.$B84]-1)" office:value-type="float" office:value="-0.000992187500060027" calcext:value-type="float">
            <text:p>-0.0009921875</text:p>
          </table:table-cell>
          <table:table-cell table:style-name="Default" office:value-type="float" office:value="63625419919500.7" calcext:value-type="float">
            <text:p>63625419919500.7</text:p>
          </table:table-cell>
          <table:table-cell table:style-name="ce7" table:formula="of:=([.AU84]-[.AU83])/1000" office:value-type="float" office:value="2.000265625" calcext:value-type="float">
            <text:p>2.0003</text:p>
          </table:table-cell>
          <table:table-cell table:style-name="ce7" table:formula="of:=[.AV84]+[.AW83]" office:value-type="float" office:value="164.0002890625" calcext:value-type="float">
            <text:p>164.0003</text:p>
          </table:table-cell>
          <table:table-cell table:style-name="ce22" table:formula="of:=[.AW84]-2*([.$B84]-1)" office:value-type="float" office:value="0.000289062500002046" calcext:value-type="float">
            <text:p>0.0002890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rame</text:p>
          </table:table-cell>
          <table:table-cell table:style-name="ce6" office:value-type="float" office:value="84" calcext:value-type="float">
            <text:p>84</text:p>
          </table:table-cell>
          <table:table-cell office:value-type="float" office:value="63625414685130.2" calcext:value-type="float">
            <text:p>63625414685130.2</text:p>
          </table:table-cell>
          <table:table-cell table:formula="of:=([.C85]-[.C84])/1000" office:value-type="float" office:value="2.000796875" calcext:value-type="float">
            <text:p>2.0008</text:p>
          </table:table-cell>
          <table:table-cell table:formula="of:=[.D85]+[.E84]" office:value-type="float" office:value="166.000609375" calcext:value-type="float">
            <text:p>166.0006</text:p>
          </table:table-cell>
          <table:table-cell table:style-name="ce9" table:formula="of:=[.E85]-2*([.$B85]-1)" office:value-type="float" office:value="0.000609374999953616" calcext:value-type="float">
            <text:p>0.000609375</text:p>
          </table:table-cell>
          <table:table-cell table:style-name="Default" office:value-type="float" office:value="63625415171416.3" calcext:value-type="float">
            <text:p>63625415171416.3</text:p>
          </table:table-cell>
          <table:table-cell table:style-name="ce7" table:formula="of:=([.G85]-[.G84])/1000" office:value-type="float" office:value="1.9988203125" calcext:value-type="float">
            <text:p>1.9988</text:p>
          </table:table-cell>
          <table:table-cell table:style-name="ce7" table:formula="of:=[.H85]+[.I84]" office:value-type="float" office:value="166.001" calcext:value-type="float">
            <text:p>166.0010</text:p>
          </table:table-cell>
          <table:table-cell table:style-name="ce10" table:formula="of:=[.I85]-2*([.$B85]-1)" office:value-type="float" office:value="0.0010000000000332" calcext:value-type="float">
            <text:p>0.001</text:p>
          </table:table-cell>
          <table:table-cell table:style-name="Default" office:value-type="float" office:value="63625415642528.8" calcext:value-type="float">
            <text:p>63625415642528.8</text:p>
          </table:table-cell>
          <table:table-cell table:style-name="ce7" table:formula="of:=([.K85]-[.K84])/1000" office:value-type="float" office:value="2.0025703125" calcext:value-type="float">
            <text:p>2.0026</text:p>
          </table:table-cell>
          <table:table-cell table:style-name="ce7" table:formula="of:=[.L85]+[.M84]" office:value-type="float" office:value="166.00184375" calcext:value-type="float">
            <text:p>166.0018</text:p>
          </table:table-cell>
          <table:table-cell table:style-name="ce11" table:formula="of:=[.M85]-2*([.$B85]-1)" office:value-type="float" office:value="0.00184375000003456" calcext:value-type="float">
            <text:p>0.00184375</text:p>
          </table:table-cell>
          <table:table-cell table:style-name="Default" office:value-type="float" office:value="63625416112936.5" calcext:value-type="float">
            <text:p>63625416112936.5</text:p>
          </table:table-cell>
          <table:table-cell table:style-name="ce7" table:formula="of:=([.O85]-[.O84])/1000" office:value-type="float" office:value="1.9992421875" calcext:value-type="float">
            <text:p>1.9992</text:p>
          </table:table-cell>
          <table:table-cell table:style-name="ce7" table:formula="of:=[.P85]+[.Q84]" office:value-type="float" office:value="165.999203125" calcext:value-type="float">
            <text:p>165.9992</text:p>
          </table:table-cell>
          <table:table-cell table:style-name="ce12" table:formula="of:=[.Q85]-2*([.$B85]-1)" office:value-type="float" office:value="-0.000796875000020236" calcext:value-type="float">
            <text:p>-0.000796875</text:p>
          </table:table-cell>
          <table:table-cell table:style-name="Default" office:value-type="float" office:value="63625416596613.2" calcext:value-type="float">
            <text:p>63625416596613.2</text:p>
          </table:table-cell>
          <table:table-cell table:style-name="ce7" table:formula="of:=([.S85]-[.S84])/1000" office:value-type="float" office:value="1.999375" calcext:value-type="float">
            <text:p>1.9994</text:p>
          </table:table-cell>
          <table:table-cell table:style-name="ce7" table:formula="of:=[.T85]+[.U84]" office:value-type="float" office:value="166.0017421875" calcext:value-type="float">
            <text:p>166.0017</text:p>
          </table:table-cell>
          <table:table-cell table:style-name="ce13" table:formula="of:=[.U85]-2*([.$B85]-1)" office:value-type="float" office:value="0.00174218750004229" calcext:value-type="float">
            <text:p>0.0017421875</text:p>
          </table:table-cell>
          <table:table-cell table:style-name="Default" office:value-type="float" office:value="63625417089940.9" calcext:value-type="float">
            <text:p>63625417089940.9</text:p>
          </table:table-cell>
          <table:table-cell table:style-name="ce14" table:formula="of:=([.W85]-[.W84])/1000" office:value-type="float" office:value="1.998546875" calcext:value-type="float">
            <text:p>1.9985</text:p>
          </table:table-cell>
          <table:table-cell table:style-name="ce7" table:formula="of:=[.X85]+[.Y84]" office:value-type="float" office:value="165.9992265625" calcext:value-type="float">
            <text:p>165.9992</text:p>
          </table:table-cell>
          <table:table-cell table:style-name="ce15" table:formula="of:=[.Y85]-2*([.$B85]-1)" office:value-type="float" office:value="-0.000773437500015461" calcext:value-type="float">
            <text:p>-0.0007734375</text:p>
          </table:table-cell>
          <table:table-cell table:style-name="Default" office:value-type="float" office:value="63625417566030.1" calcext:value-type="float">
            <text:p>63625417566030.1</text:p>
          </table:table-cell>
          <table:table-cell table:style-name="ce7" table:formula="of:=([.AA85]-[.AA84])/1000" office:value-type="float" office:value="2.001625" calcext:value-type="float">
            <text:p>2.0016</text:p>
          </table:table-cell>
          <table:table-cell table:style-name="ce7" table:formula="of:=[.AB85]+[.AC84]" office:value-type="float" office:value="166.00028125" calcext:value-type="float">
            <text:p>166.0003</text:p>
          </table:table-cell>
          <table:table-cell table:style-name="ce16" table:formula="of:=[.AC85]-2*([.$B85]-1)" office:value-type="float" office:value="0.000281250000028876" calcext:value-type="float">
            <text:p>0.00028125</text:p>
          </table:table-cell>
          <table:table-cell table:style-name="Default" office:value-type="float" office:value="63625418030994.3" calcext:value-type="float">
            <text:p>63625418030994.3</text:p>
          </table:table-cell>
          <table:table-cell table:style-name="ce7" table:formula="of:=([.AE85]-[.AE84])/1000" office:value-type="float" office:value="2.002546875" calcext:value-type="float">
            <text:p>2.0025</text:p>
          </table:table-cell>
          <table:table-cell table:style-name="ce7" table:formula="of:=[.AF85]+[.AG84]" office:value-type="float" office:value="166.0015078125" calcext:value-type="float">
            <text:p>166.0015</text:p>
          </table:table-cell>
          <table:table-cell table:style-name="ce17" table:formula="of:=[.AG85]-2*([.$B85]-1)" office:value-type="float" office:value="0.00150781249999454" calcext:value-type="float">
            <text:p>0.0015078125</text:p>
          </table:table-cell>
          <table:table-cell table:style-name="Default" office:value-type="float" office:value="63625418502786.9" calcext:value-type="float">
            <text:p>63625418502786.9</text:p>
          </table:table-cell>
          <table:table-cell table:style-name="ce7" table:formula="of:=([.AI85]-[.AI84])/1000" office:value-type="float" office:value="1.99996875" calcext:value-type="float">
            <text:p>2.0000</text:p>
          </table:table-cell>
          <table:table-cell table:style-name="ce7" table:formula="of:=[.AJ85]+[.AK84]" office:value-type="float" office:value="165.9991796875" calcext:value-type="float">
            <text:p>165.9992</text:p>
          </table:table-cell>
          <table:table-cell table:style-name="ce18" table:formula="of:=[.AK85]-2*([.$B85]-1)" office:value-type="float" office:value="-0.000820312500053433" calcext:value-type="float">
            <text:p>-0.0008203125</text:p>
          </table:table-cell>
          <table:table-cell table:style-name="Default" office:value-type="float" office:value="63625418966471.9" calcext:value-type="float">
            <text:p>63625418966471.9</text:p>
          </table:table-cell>
          <table:table-cell table:style-name="ce19" table:formula="of:=([.AM85]-[.AM84])/1000" office:value-type="float" office:value="2.001875" calcext:value-type="float">
            <text:p>2.0019</text:p>
          </table:table-cell>
          <table:table-cell table:style-name="ce7" table:formula="of:=[.AN85]+[.AO84]" office:value-type="float" office:value="166.0016328125" calcext:value-type="float">
            <text:p>166.0016</text:p>
          </table:table-cell>
          <table:table-cell table:style-name="ce20" table:formula="of:=[.AO85]-2*([.$B85]-1)" office:value-type="float" office:value="0.00163281249990632" calcext:value-type="float">
            <text:p>0.0016328125</text:p>
          </table:table-cell>
          <table:table-cell table:style-name="Default" office:value-type="float" office:value="63625419436983.5" calcext:value-type="float">
            <text:p>63625419436983.5</text:p>
          </table:table-cell>
          <table:table-cell table:style-name="ce7" table:formula="of:=([.AQ85]-[.AQ84])/1000" office:value-type="float" office:value="2" calcext:value-type="float">
            <text:p>2.0000</text:p>
          </table:table-cell>
          <table:table-cell table:style-name="ce7" table:formula="of:=[.AR85]+[.AS84]" office:value-type="float" office:value="165.9990078125" calcext:value-type="float">
            <text:p>165.9990</text:p>
          </table:table-cell>
          <table:table-cell table:style-name="ce21" table:formula="of:=[.AS85]-2*([.$B85]-1)" office:value-type="float" office:value="-0.000992187500060027" calcext:value-type="float">
            <text:p>-0.0009921875</text:p>
          </table:table-cell>
          <table:table-cell table:style-name="Default" office:value-type="float" office:value="63625419921499.4" calcext:value-type="float">
            <text:p>63625419921499.4</text:p>
          </table:table-cell>
          <table:table-cell table:style-name="ce7" table:formula="of:=([.AU85]-[.AU84])/1000" office:value-type="float" office:value="1.998703125" calcext:value-type="float">
            <text:p>1.9987</text:p>
          </table:table-cell>
          <table:table-cell table:style-name="ce7" table:formula="of:=[.AV85]+[.AW84]" office:value-type="float" office:value="165.9989921875" calcext:value-type="float">
            <text:p>165.9990</text:p>
          </table:table-cell>
          <table:table-cell table:style-name="ce22" table:formula="of:=[.AW85]-2*([.$B85]-1)" office:value-type="float" office:value="-0.00100781250000637" calcext:value-type="float">
            <text:p>-0.0010078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63625414687130.5" calcext:value-type="float">
            <text:p>63625414687130.5</text:p>
          </table:table-cell>
          <table:table-cell table:formula="of:=([.C86]-[.C85])/1000" office:value-type="float" office:value="2.0002734375" calcext:value-type="float">
            <text:p>2.0003</text:p>
          </table:table-cell>
          <table:table-cell table:formula="of:=[.D86]+[.E85]" office:value-type="float" office:value="168.0008828125" calcext:value-type="float">
            <text:p>168.0009</text:p>
          </table:table-cell>
          <table:table-cell table:style-name="ce9" table:formula="of:=[.E86]-2*([.$B86]-1)" office:value-type="float" office:value="0.000882812499952479" calcext:value-type="float">
            <text:p>0.0008828125</text:p>
          </table:table-cell>
          <table:table-cell table:style-name="Default" office:value-type="float" office:value="63625415173415.5" calcext:value-type="float">
            <text:p>63625415173415.5</text:p>
          </table:table-cell>
          <table:table-cell table:style-name="ce7" table:formula="of:=([.G86]-[.G85])/1000" office:value-type="float" office:value="1.9991640625" calcext:value-type="float">
            <text:p>1.9992</text:p>
          </table:table-cell>
          <table:table-cell table:style-name="ce7" table:formula="of:=[.H86]+[.I85]" office:value-type="float" office:value="168.0001640625" calcext:value-type="float">
            <text:p>168.0002</text:p>
          </table:table-cell>
          <table:table-cell table:style-name="ce10" table:formula="of:=[.I86]-2*([.$B86]-1)" office:value-type="float" office:value="0.000164062500033424" calcext:value-type="float">
            <text:p>0.0001640625</text:p>
          </table:table-cell>
          <table:table-cell table:style-name="Default" office:value-type="float" office:value="63625415644527.6" calcext:value-type="float">
            <text:p>63625415644527.6</text:p>
          </table:table-cell>
          <table:table-cell table:style-name="ce7" table:formula="of:=([.K86]-[.K85])/1000" office:value-type="float" office:value="1.99875" calcext:value-type="float">
            <text:p>1.9988</text:p>
          </table:table-cell>
          <table:table-cell table:style-name="ce7" table:formula="of:=[.L86]+[.M85]" office:value-type="float" office:value="168.00059375" calcext:value-type="float">
            <text:p>168.0006</text:p>
          </table:table-cell>
          <table:table-cell table:style-name="ce11" table:formula="of:=[.M86]-2*([.$B86]-1)" office:value-type="float" office:value="0.000593750000035698" calcext:value-type="float">
            <text:p>0.00059375</text:p>
          </table:table-cell>
          <table:table-cell table:style-name="Default" office:value-type="float" office:value="63625416114936.6" calcext:value-type="float">
            <text:p>63625416114936.6</text:p>
          </table:table-cell>
          <table:table-cell table:style-name="ce7" table:formula="of:=([.O86]-[.O85])/1000" office:value-type="float" office:value="2.0001796875" calcext:value-type="float">
            <text:p>2.0002</text:p>
          </table:table-cell>
          <table:table-cell table:style-name="ce7" table:formula="of:=[.P86]+[.Q85]" office:value-type="float" office:value="167.9993828125" calcext:value-type="float">
            <text:p>167.9994</text:p>
          </table:table-cell>
          <table:table-cell table:style-name="ce12" table:formula="of:=[.Q86]-2*([.$B86]-1)" office:value-type="float" office:value="-0.000617187500012051" calcext:value-type="float">
            <text:p>-0.0006171875</text:p>
          </table:table-cell>
          <table:table-cell table:style-name="Default" office:value-type="float" office:value="63625416598613.6" calcext:value-type="float">
            <text:p>63625416598613.6</text:p>
          </table:table-cell>
          <table:table-cell table:style-name="ce7" table:formula="of:=([.S86]-[.S85])/1000" office:value-type="float" office:value="2.000359375" calcext:value-type="float">
            <text:p>2.0004</text:p>
          </table:table-cell>
          <table:table-cell table:style-name="ce7" table:formula="of:=[.T86]+[.U85]" office:value-type="float" office:value="168.0021015625" calcext:value-type="float">
            <text:p>168.0021</text:p>
          </table:table-cell>
          <table:table-cell table:style-name="ce13" table:formula="of:=[.U86]-2*([.$B86]-1)" office:value-type="float" office:value="0.00210156250003024" calcext:value-type="float">
            <text:p>0.0021015625</text:p>
          </table:table-cell>
          <table:table-cell table:style-name="Default" office:value-type="float" office:value="63625417091941.1" calcext:value-type="float">
            <text:p>63625417091941.1</text:p>
          </table:table-cell>
          <table:table-cell table:style-name="ce14" table:formula="of:=([.W86]-[.W85])/1000" office:value-type="float" office:value="2.00015625" calcext:value-type="float">
            <text:p>2.0002</text:p>
          </table:table-cell>
          <table:table-cell table:style-name="ce7" table:formula="of:=[.X86]+[.Y85]" office:value-type="float" office:value="167.9993828125" calcext:value-type="float">
            <text:p>167.9994</text:p>
          </table:table-cell>
          <table:table-cell table:style-name="ce15" table:formula="of:=[.Y86]-2*([.$B86]-1)" office:value-type="float" office:value="-0.000617187500012051" calcext:value-type="float">
            <text:p>-0.0006171875</text:p>
          </table:table-cell>
          <table:table-cell table:style-name="Default" office:value-type="float" office:value="63625417568032.1" calcext:value-type="float">
            <text:p>63625417568032.1</text:p>
          </table:table-cell>
          <table:table-cell table:style-name="ce7" table:formula="of:=([.AA86]-[.AA85])/1000" office:value-type="float" office:value="2.002" calcext:value-type="float">
            <text:p>2.0020</text:p>
          </table:table-cell>
          <table:table-cell table:style-name="ce7" table:formula="of:=[.AB86]+[.AC85]" office:value-type="float" office:value="168.00228125" calcext:value-type="float">
            <text:p>168.0023</text:p>
          </table:table-cell>
          <table:table-cell table:style-name="ce16" table:formula="of:=[.AC86]-2*([.$B86]-1)" office:value-type="float" office:value="0.00228125000003843" calcext:value-type="float">
            <text:p>0.00228125</text:p>
          </table:table-cell>
          <table:table-cell table:style-name="Default" office:value-type="float" office:value="63625418032992.3" calcext:value-type="float">
            <text:p>63625418032992.3</text:p>
          </table:table-cell>
          <table:table-cell table:style-name="ce7" table:formula="of:=([.AE86]-[.AE85])/1000" office:value-type="float" office:value="1.9979921875" calcext:value-type="float">
            <text:p>1.9980</text:p>
          </table:table-cell>
          <table:table-cell table:style-name="ce7" table:formula="of:=[.AF86]+[.AG85]" office:value-type="float" office:value="167.9995" calcext:value-type="float">
            <text:p>167.9995</text:p>
          </table:table-cell>
          <table:table-cell table:style-name="ce17" table:formula="of:=[.AG86]-2*([.$B86]-1)" office:value-type="float" office:value="-0.000500000000016598" calcext:value-type="float">
            <text:p>-0.0005</text:p>
          </table:table-cell>
          <table:table-cell table:style-name="Default" office:value-type="float" office:value="63625418504787.4" calcext:value-type="float">
            <text:p>63625418504787.4</text:p>
          </table:table-cell>
          <table:table-cell table:style-name="ce7" table:formula="of:=([.AI86]-[.AI85])/1000" office:value-type="float" office:value="2.00053125" calcext:value-type="float">
            <text:p>2.0005</text:p>
          </table:table-cell>
          <table:table-cell table:style-name="ce7" table:formula="of:=[.AJ86]+[.AK85]" office:value-type="float" office:value="167.9997109375" calcext:value-type="float">
            <text:p>167.9997</text:p>
          </table:table-cell>
          <table:table-cell table:style-name="ce18" table:formula="of:=[.AK86]-2*([.$B86]-1)" office:value-type="float" office:value="-0.00028906250005889" calcext:value-type="float">
            <text:p>-0.0002890625</text:p>
          </table:table-cell>
          <table:table-cell table:style-name="Default" office:value-type="float" office:value="63625418968471.7" calcext:value-type="float">
            <text:p>63625418968471.7</text:p>
          </table:table-cell>
          <table:table-cell table:style-name="ce19" table:formula="of:=([.AM86]-[.AM85])/1000" office:value-type="float" office:value="1.9997890625" calcext:value-type="float">
            <text:p>1.9998</text:p>
          </table:table-cell>
          <table:table-cell table:style-name="ce7" table:formula="of:=[.AN86]+[.AO85]" office:value-type="float" office:value="168.001421875" calcext:value-type="float">
            <text:p>168.0014</text:p>
          </table:table-cell>
          <table:table-cell table:style-name="ce20" table:formula="of:=[.AO86]-2*([.$B86]-1)" office:value-type="float" office:value="0.00142187499992019" calcext:value-type="float">
            <text:p>0.001421875</text:p>
          </table:table-cell>
          <table:table-cell table:style-name="Default" office:value-type="float" office:value="63625419438984.7" calcext:value-type="float">
            <text:p>63625419438984.7</text:p>
          </table:table-cell>
          <table:table-cell table:style-name="ce7" table:formula="of:=([.AQ86]-[.AQ85])/1000" office:value-type="float" office:value="2.001203125" calcext:value-type="float">
            <text:p>2.0012</text:p>
          </table:table-cell>
          <table:table-cell table:style-name="ce7" table:formula="of:=[.AR86]+[.AS85]" office:value-type="float" office:value="168.0002109375" calcext:value-type="float">
            <text:p>168.0002</text:p>
          </table:table-cell>
          <table:table-cell table:style-name="ce21" table:formula="of:=[.AS86]-2*([.$B86]-1)" office:value-type="float" office:value="0.000210937499929287" calcext:value-type="float">
            <text:p>0.0002109375</text:p>
          </table:table-cell>
          <table:table-cell table:style-name="Default" office:value-type="float" office:value="63625419923499.6" calcext:value-type="float">
            <text:p>63625419923499.6</text:p>
          </table:table-cell>
          <table:table-cell table:style-name="ce7" table:formula="of:=([.AU86]-[.AU85])/1000" office:value-type="float" office:value="2.0001953125" calcext:value-type="float">
            <text:p>2.0002</text:p>
          </table:table-cell>
          <table:table-cell table:style-name="ce7" table:formula="of:=[.AV86]+[.AW85]" office:value-type="float" office:value="167.9991875" calcext:value-type="float">
            <text:p>167.9992</text:p>
          </table:table-cell>
          <table:table-cell table:style-name="ce22" table:formula="of:=[.AW86]-2*([.$B86]-1)" office:value-type="float" office:value="-0.000812499999994998" calcext:value-type="float">
            <text:p>-0.0008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86" calcext:value-type="float">
            <text:p>86</text:p>
          </table:table-cell>
          <table:table-cell office:value-type="float" office:value="63625414689130.7" calcext:value-type="float">
            <text:p>63625414689130.7</text:p>
          </table:table-cell>
          <table:table-cell table:formula="of:=([.C87]-[.C86])/1000" office:value-type="float" office:value="2.0001875" calcext:value-type="float">
            <text:p>2.0002</text:p>
          </table:table-cell>
          <table:table-cell table:formula="of:=[.D87]+[.E86]" office:value-type="float" office:value="170.0010703125" calcext:value-type="float">
            <text:p>170.0011</text:p>
          </table:table-cell>
          <table:table-cell table:style-name="ce9" table:formula="of:=[.E87]-2*([.$B87]-1)" office:value-type="float" office:value="0.00107031249996226" calcext:value-type="float">
            <text:p>0.0010703125</text:p>
          </table:table-cell>
          <table:table-cell table:style-name="Default" office:value-type="float" office:value="63625415175417" calcext:value-type="float">
            <text:p>63625415175417</text:p>
          </table:table-cell>
          <table:table-cell table:style-name="ce7" table:formula="of:=([.G87]-[.G86])/1000" office:value-type="float" office:value="2.0014765625" calcext:value-type="float">
            <text:p>2.0015</text:p>
          </table:table-cell>
          <table:table-cell table:style-name="ce7" table:formula="of:=[.H87]+[.I86]" office:value-type="float" office:value="170.001640625" calcext:value-type="float">
            <text:p>170.0016</text:p>
          </table:table-cell>
          <table:table-cell table:style-name="ce10" table:formula="of:=[.I87]-2*([.$B87]-1)" office:value-type="float" office:value="0.0016406250000216" calcext:value-type="float">
            <text:p>0.001640625</text:p>
          </table:table-cell>
          <table:table-cell table:style-name="Default" office:value-type="float" office:value="63625415646527.4" calcext:value-type="float">
            <text:p>63625415646527.4</text:p>
          </table:table-cell>
          <table:table-cell table:style-name="ce7" table:formula="of:=([.K87]-[.K86])/1000" office:value-type="float" office:value="1.9998125" calcext:value-type="float">
            <text:p>1.9998</text:p>
          </table:table-cell>
          <table:table-cell table:style-name="ce7" table:formula="of:=[.L87]+[.M86]" office:value-type="float" office:value="170.00040625" calcext:value-type="float">
            <text:p>170.0004</text:p>
          </table:table-cell>
          <table:table-cell table:style-name="ce11" table:formula="of:=[.M87]-2*([.$B87]-1)" office:value-type="float" office:value="0.000406250000025921" calcext:value-type="float">
            <text:p>0.00040625</text:p>
          </table:table-cell>
          <table:table-cell table:style-name="Default" office:value-type="float" office:value="63625416116936.3" calcext:value-type="float">
            <text:p>63625416116936.3</text:p>
          </table:table-cell>
          <table:table-cell table:style-name="ce7" table:formula="of:=([.O87]-[.O86])/1000" office:value-type="float" office:value="1.999609375" calcext:value-type="float">
            <text:p>1.9996</text:p>
          </table:table-cell>
          <table:table-cell table:style-name="ce7" table:formula="of:=[.P87]+[.Q86]" office:value-type="float" office:value="169.9989921875" calcext:value-type="float">
            <text:p>169.9990</text:p>
          </table:table-cell>
          <table:table-cell table:style-name="ce12" table:formula="of:=[.Q87]-2*([.$B87]-1)" office:value-type="float" office:value="-0.00100781250000637" calcext:value-type="float">
            <text:p>-0.0010078125</text:p>
          </table:table-cell>
          <table:table-cell table:style-name="Default" office:value-type="float" office:value="63625416600611" calcext:value-type="float">
            <text:p>63625416600611</text:p>
          </table:table-cell>
          <table:table-cell table:style-name="ce7" table:formula="of:=([.S87]-[.S86])/1000" office:value-type="float" office:value="1.997375" calcext:value-type="float">
            <text:p>1.9974</text:p>
          </table:table-cell>
          <table:table-cell table:style-name="ce7" table:formula="of:=[.T87]+[.U86]" office:value-type="float" office:value="169.9994765625" calcext:value-type="float">
            <text:p>169.9995</text:p>
          </table:table-cell>
          <table:table-cell table:style-name="ce13" table:formula="of:=[.U87]-2*([.$B87]-1)" office:value-type="float" office:value="-0.00052343749996453" calcext:value-type="float">
            <text:p>-0.0005234375</text:p>
          </table:table-cell>
          <table:table-cell table:style-name="Default" office:value-type="float" office:value="63625417093941.6" calcext:value-type="float">
            <text:p>63625417093941.6</text:p>
          </table:table-cell>
          <table:table-cell table:style-name="ce14" table:formula="of:=([.W87]-[.W86])/1000" office:value-type="float" office:value="2.0005390625" calcext:value-type="float">
            <text:p>2.0005</text:p>
          </table:table-cell>
          <table:table-cell table:style-name="ce7" table:formula="of:=[.X87]+[.Y86]" office:value-type="float" office:value="169.999921875" calcext:value-type="float">
            <text:p>169.9999</text:p>
          </table:table-cell>
          <table:table-cell table:style-name="ce15" table:formula="of:=[.Y87]-2*([.$B87]-1)" office:value-type="float" office:value="-0.0000781250000159162" calcext:value-type="float">
            <text:p>-0.000078125</text:p>
          </table:table-cell>
          <table:table-cell table:style-name="Default" office:value-type="float" office:value="63625417570029.6" calcext:value-type="float">
            <text:p>63625417570029.6</text:p>
          </table:table-cell>
          <table:table-cell table:style-name="ce7" table:formula="of:=([.AA87]-[.AA86])/1000" office:value-type="float" office:value="1.9974921875" calcext:value-type="float">
            <text:p>1.9975</text:p>
          </table:table-cell>
          <table:table-cell table:style-name="ce7" table:formula="of:=[.AB87]+[.AC86]" office:value-type="float" office:value="169.9997734375" calcext:value-type="float">
            <text:p>169.9998</text:p>
          </table:table-cell>
          <table:table-cell table:style-name="ce16" table:formula="of:=[.AC87]-2*([.$B87]-1)" office:value-type="float" office:value="-0.000226562499960892" calcext:value-type="float">
            <text:p>-0.0002265625</text:p>
          </table:table-cell>
          <table:table-cell table:style-name="Default" office:value-type="float" office:value="63625418034993.7" calcext:value-type="float">
            <text:p>63625418034993.7</text:p>
          </table:table-cell>
          <table:table-cell table:style-name="ce7" table:formula="of:=([.AE87]-[.AE86])/1000" office:value-type="float" office:value="2.0014375" calcext:value-type="float">
            <text:p>2.0014</text:p>
          </table:table-cell>
          <table:table-cell table:style-name="ce7" table:formula="of:=[.AF87]+[.AG86]" office:value-type="float" office:value="170.0009375" calcext:value-type="float">
            <text:p>170.0009</text:p>
          </table:table-cell>
          <table:table-cell table:style-name="ce17" table:formula="of:=[.AG87]-2*([.$B87]-1)" office:value-type="float" office:value="0.000937499999992042" calcext:value-type="float">
            <text:p>0.0009375</text:p>
          </table:table-cell>
          <table:table-cell table:style-name="Default" office:value-type="float" office:value="63625418506788.8" calcext:value-type="float">
            <text:p>63625418506788.8</text:p>
          </table:table-cell>
          <table:table-cell table:style-name="ce7" table:formula="of:=([.AI87]-[.AI86])/1000" office:value-type="float" office:value="2.001375" calcext:value-type="float">
            <text:p>2.0014</text:p>
          </table:table-cell>
          <table:table-cell table:style-name="ce7" table:formula="of:=[.AJ87]+[.AK86]" office:value-type="float" office:value="170.0010859375" calcext:value-type="float">
            <text:p>170.0011</text:p>
          </table:table-cell>
          <table:table-cell table:style-name="ce18" table:formula="of:=[.AK87]-2*([.$B87]-1)" office:value-type="float" office:value="0.00108593749993702" calcext:value-type="float">
            <text:p>0.0010859375</text:p>
          </table:table-cell>
          <table:table-cell table:style-name="Default" office:value-type="float" office:value="63625418970470.9" calcext:value-type="float">
            <text:p>63625418970470.9</text:p>
          </table:table-cell>
          <table:table-cell table:style-name="ce19" table:formula="of:=([.AM87]-[.AM86])/1000" office:value-type="float" office:value="1.9991640625" calcext:value-type="float">
            <text:p>1.9992</text:p>
          </table:table-cell>
          <table:table-cell table:style-name="ce7" table:formula="of:=[.AN87]+[.AO86]" office:value-type="float" office:value="170.0005859375" calcext:value-type="float">
            <text:p>170.0006</text:p>
          </table:table-cell>
          <table:table-cell table:style-name="ce20" table:formula="of:=[.AO87]-2*([.$B87]-1)" office:value-type="float" office:value="0.000585937499920419" calcext:value-type="float">
            <text:p>0.0005859375</text:p>
          </table:table-cell>
          <table:table-cell table:style-name="Default" office:value-type="float" office:value="63625419440984.2" calcext:value-type="float">
            <text:p>63625419440984.2</text:p>
          </table:table-cell>
          <table:table-cell table:style-name="ce7" table:formula="of:=([.AQ87]-[.AQ86])/1000" office:value-type="float" office:value="1.999515625" calcext:value-type="float">
            <text:p>1.9995</text:p>
          </table:table-cell>
          <table:table-cell table:style-name="ce7" table:formula="of:=[.AR87]+[.AS86]" office:value-type="float" office:value="169.9997265625" calcext:value-type="float">
            <text:p>169.9997</text:p>
          </table:table-cell>
          <table:table-cell table:style-name="ce21" table:formula="of:=[.AS87]-2*([.$B87]-1)" office:value-type="float" office:value="-0.000273437500084128" calcext:value-type="float">
            <text:p>-0.0002734375</text:p>
          </table:table-cell>
          <table:table-cell table:style-name="Default" office:value-type="float" office:value="63625419925499.7" calcext:value-type="float">
            <text:p>63625419925499.7</text:p>
          </table:table-cell>
          <table:table-cell table:style-name="ce7" table:formula="of:=([.AU87]-[.AU86])/1000" office:value-type="float" office:value="2.00003125" calcext:value-type="float">
            <text:p>2.0000</text:p>
          </table:table-cell>
          <table:table-cell table:style-name="ce7" table:formula="of:=[.AV87]+[.AW86]" office:value-type="float" office:value="169.99921875" calcext:value-type="float">
            <text:p>169.9992</text:p>
          </table:table-cell>
          <table:table-cell table:style-name="ce22" table:formula="of:=[.AW87]-2*([.$B87]-1)" office:value-type="float" office:value="-0.000781249999988631" calcext:value-type="float">
            <text:p>-0.00078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87" calcext:value-type="float">
            <text:p>87</text:p>
          </table:table-cell>
          <table:table-cell office:value-type="float" office:value="63625414691130.3" calcext:value-type="float">
            <text:p>63625414691130.3</text:p>
          </table:table-cell>
          <table:table-cell table:formula="of:=([.C88]-[.C87])/1000" office:value-type="float" office:value="1.999640625" calcext:value-type="float">
            <text:p>1.9996</text:p>
          </table:table-cell>
          <table:table-cell table:formula="of:=[.D88]+[.E87]" office:value-type="float" office:value="172.0007109375" calcext:value-type="float">
            <text:p>172.0007</text:p>
          </table:table-cell>
          <table:table-cell table:style-name="ce9" table:formula="of:=[.E88]-2*([.$B88]-1)" office:value-type="float" office:value="0.000710937499974307" calcext:value-type="float">
            <text:p>0.0007109375</text:p>
          </table:table-cell>
          <table:table-cell table:style-name="Default" office:value-type="float" office:value="63625415177415.2" calcext:value-type="float">
            <text:p>63625415177415.2</text:p>
          </table:table-cell>
          <table:table-cell table:style-name="ce7" table:formula="of:=([.G88]-[.G87])/1000" office:value-type="float" office:value="1.998265625" calcext:value-type="float">
            <text:p>1.9983</text:p>
          </table:table-cell>
          <table:table-cell table:style-name="ce7" table:formula="of:=[.H88]+[.I87]" office:value-type="float" office:value="171.99990625" calcext:value-type="float">
            <text:p>171.9999</text:p>
          </table:table-cell>
          <table:table-cell table:style-name="ce10" table:formula="of:=[.I88]-2*([.$B88]-1)" office:value-type="float" office:value="-0.0000937499999906777" calcext:value-type="float">
            <text:p>-0.00009375</text:p>
          </table:table-cell>
          <table:table-cell table:style-name="Default" office:value-type="float" office:value="63625415648528.4" calcext:value-type="float">
            <text:p>63625415648528.4</text:p>
          </table:table-cell>
          <table:table-cell table:style-name="ce7" table:formula="of:=([.K88]-[.K87])/1000" office:value-type="float" office:value="2.0009453125" calcext:value-type="float">
            <text:p>2.0009</text:p>
          </table:table-cell>
          <table:table-cell table:style-name="ce7" table:formula="of:=[.L88]+[.M87]" office:value-type="float" office:value="172.0013515625" calcext:value-type="float">
            <text:p>172.0014</text:p>
          </table:table-cell>
          <table:table-cell table:style-name="ce11" table:formula="of:=[.M88]-2*([.$B88]-1)" office:value-type="float" office:value="0.00135156250001955" calcext:value-type="float">
            <text:p>0.0013515625</text:p>
          </table:table-cell>
          <table:table-cell table:style-name="Default" office:value-type="float" office:value="63625416118936.5" calcext:value-type="float">
            <text:p>63625416118936.5</text:p>
          </table:table-cell>
          <table:table-cell table:style-name="ce7" table:formula="of:=([.O88]-[.O87])/1000" office:value-type="float" office:value="2.000234375" calcext:value-type="float">
            <text:p>2.0002</text:p>
          </table:table-cell>
          <table:table-cell table:style-name="ce7" table:formula="of:=[.P88]+[.Q87]" office:value-type="float" office:value="171.9992265625" calcext:value-type="float">
            <text:p>171.9992</text:p>
          </table:table-cell>
          <table:table-cell table:style-name="ce12" table:formula="of:=[.Q88]-2*([.$B88]-1)" office:value-type="float" office:value="-0.000773437500015461" calcext:value-type="float">
            <text:p>-0.0007734375</text:p>
          </table:table-cell>
          <table:table-cell table:style-name="Default" office:value-type="float" office:value="63625416602611.1" calcext:value-type="float">
            <text:p>63625416602611.1</text:p>
          </table:table-cell>
          <table:table-cell table:style-name="ce7" table:formula="of:=([.S88]-[.S87])/1000" office:value-type="float" office:value="2.00015625" calcext:value-type="float">
            <text:p>2.0002</text:p>
          </table:table-cell>
          <table:table-cell table:style-name="ce7" table:formula="of:=[.T88]+[.U87]" office:value-type="float" office:value="171.9996328125" calcext:value-type="float">
            <text:p>171.9996</text:p>
          </table:table-cell>
          <table:table-cell table:style-name="ce13" table:formula="of:=[.U88]-2*([.$B88]-1)" office:value-type="float" office:value="-0.000367187499961119" calcext:value-type="float">
            <text:p>-0.0003671875</text:p>
          </table:table-cell>
          <table:table-cell table:style-name="Default" office:value-type="float" office:value="63625417095941.4" calcext:value-type="float">
            <text:p>63625417095941.4</text:p>
          </table:table-cell>
          <table:table-cell table:style-name="ce14" table:formula="of:=([.W88]-[.W87])/1000" office:value-type="float" office:value="1.999734375" calcext:value-type="float">
            <text:p>1.9997</text:p>
          </table:table-cell>
          <table:table-cell table:style-name="ce7" table:formula="of:=[.X88]+[.Y87]" office:value-type="float" office:value="171.99965625" calcext:value-type="float">
            <text:p>171.9997</text:p>
          </table:table-cell>
          <table:table-cell table:style-name="ce15" table:formula="of:=[.Y88]-2*([.$B88]-1)" office:value-type="float" office:value="-0.000343750000013188" calcext:value-type="float">
            <text:p>-0.00034375</text:p>
          </table:table-cell>
          <table:table-cell table:style-name="Default" office:value-type="float" office:value="63625417572029.8" calcext:value-type="float">
            <text:p>63625417572029.8</text:p>
          </table:table-cell>
          <table:table-cell table:style-name="ce7" table:formula="of:=([.AA88]-[.AA87])/1000" office:value-type="float" office:value="2.00015625" calcext:value-type="float">
            <text:p>2.0002</text:p>
          </table:table-cell>
          <table:table-cell table:style-name="ce7" table:formula="of:=[.AB88]+[.AC87]" office:value-type="float" office:value="171.9999296875" calcext:value-type="float">
            <text:p>171.9999</text:p>
          </table:table-cell>
          <table:table-cell table:style-name="ce16" table:formula="of:=[.AC88]-2*([.$B88]-1)" office:value-type="float" office:value="-0.0000703124999574811" calcext:value-type="float">
            <text:p>-7.03124999574811E-05</text:p>
          </table:table-cell>
          <table:table-cell table:style-name="Default" office:value-type="float" office:value="63625418036991.9" calcext:value-type="float">
            <text:p>63625418036991.9</text:p>
          </table:table-cell>
          <table:table-cell table:style-name="ce7" table:formula="of:=([.AE88]-[.AE87])/1000" office:value-type="float" office:value="1.9981484375" calcext:value-type="float">
            <text:p>1.9981</text:p>
          </table:table-cell>
          <table:table-cell table:style-name="ce7" table:formula="of:=[.AF88]+[.AG87]" office:value-type="float" office:value="171.9990859375" calcext:value-type="float">
            <text:p>171.9991</text:p>
          </table:table-cell>
          <table:table-cell table:style-name="ce17" table:formula="of:=[.AG88]-2*([.$B88]-1)" office:value-type="float" office:value="-0.000914062500015689" calcext:value-type="float">
            <text:p>-0.0009140625</text:p>
          </table:table-cell>
          <table:table-cell table:style-name="Default" office:value-type="float" office:value="63625418508787" calcext:value-type="float">
            <text:p>63625418508787</text:p>
          </table:table-cell>
          <table:table-cell table:style-name="ce7" table:formula="of:=([.AI88]-[.AI87])/1000" office:value-type="float" office:value="1.99825" calcext:value-type="float">
            <text:p>1.9983</text:p>
          </table:table-cell>
          <table:table-cell table:style-name="ce7" table:formula="of:=[.AJ88]+[.AK87]" office:value-type="float" office:value="171.9993359375" calcext:value-type="float">
            <text:p>171.9993</text:p>
          </table:table-cell>
          <table:table-cell table:style-name="ce18" table:formula="of:=[.AK88]-2*([.$B88]-1)" office:value-type="float" office:value="-0.000664062500050022" calcext:value-type="float">
            <text:p>-0.0006640625</text:p>
          </table:table-cell>
          <table:table-cell table:style-name="Default" office:value-type="float" office:value="63625418972469.3" calcext:value-type="float">
            <text:p>63625418972469.3</text:p>
          </table:table-cell>
          <table:table-cell table:style-name="ce19" table:formula="of:=([.AM88]-[.AM87])/1000" office:value-type="float" office:value="1.9983984375" calcext:value-type="float">
            <text:p>1.9984</text:p>
          </table:table-cell>
          <table:table-cell table:style-name="ce7" table:formula="of:=[.AN88]+[.AO87]" office:value-type="float" office:value="171.998984375" calcext:value-type="float">
            <text:p>171.9990</text:p>
          </table:table-cell>
          <table:table-cell table:style-name="ce20" table:formula="of:=[.AO88]-2*([.$B88]-1)" office:value-type="float" office:value="-0.00101562500009322" calcext:value-type="float">
            <text:p>-0.001015625</text:p>
          </table:table-cell>
          <table:table-cell table:style-name="Default" office:value-type="float" office:value="63625419442984.1" calcext:value-type="float">
            <text:p>63625419442984.1</text:p>
          </table:table-cell>
          <table:table-cell table:style-name="ce7" table:formula="of:=([.AQ88]-[.AQ87])/1000" office:value-type="float" office:value="1.9998984375" calcext:value-type="float">
            <text:p>1.9999</text:p>
          </table:table-cell>
          <table:table-cell table:style-name="ce7" table:formula="of:=[.AR88]+[.AS87]" office:value-type="float" office:value="171.999625" calcext:value-type="float">
            <text:p>171.9996</text:p>
          </table:table-cell>
          <table:table-cell table:style-name="ce21" table:formula="of:=[.AS88]-2*([.$B88]-1)" office:value-type="float" office:value="-0.000375000000076398" calcext:value-type="float">
            <text:p>-0.000375</text:p>
          </table:table-cell>
          <table:table-cell table:style-name="Default" office:value-type="float" office:value="63625419927499.9" calcext:value-type="float">
            <text:p>63625419927499.9</text:p>
          </table:table-cell>
          <table:table-cell table:style-name="ce7" table:formula="of:=([.AU88]-[.AU87])/1000" office:value-type="float" office:value="2.00025" calcext:value-type="float">
            <text:p>2.0003</text:p>
          </table:table-cell>
          <table:table-cell table:style-name="ce7" table:formula="of:=[.AV88]+[.AW87]" office:value-type="float" office:value="171.99946875" calcext:value-type="float">
            <text:p>171.9995</text:p>
          </table:table-cell>
          <table:table-cell table:style-name="ce22" table:formula="of:=[.AW88]-2*([.$B88]-1)" office:value-type="float" office:value="-0.000531249999994543" calcext:value-type="float">
            <text:p>-0.00053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88" calcext:value-type="float">
            <text:p>88</text:p>
          </table:table-cell>
          <table:table-cell office:value-type="float" office:value="63625414693130.4" calcext:value-type="float">
            <text:p>63625414693130.4</text:p>
          </table:table-cell>
          <table:table-cell table:formula="of:=([.C89]-[.C88])/1000" office:value-type="float" office:value="2.0000625" calcext:value-type="float">
            <text:p>2.0001</text:p>
          </table:table-cell>
          <table:table-cell table:formula="of:=[.D89]+[.E88]" office:value-type="float" office:value="174.0007734375" calcext:value-type="float">
            <text:p>174.0008</text:p>
          </table:table-cell>
          <table:table-cell table:style-name="ce9" table:formula="of:=[.E89]-2*([.$B89]-1)" office:value-type="float" office:value="0.00077343749998704" calcext:value-type="float">
            <text:p>0.0007734375</text:p>
          </table:table-cell>
          <table:table-cell table:style-name="Default" office:value-type="float" office:value="63625415179414.9" calcext:value-type="float">
            <text:p>63625415179414.9</text:p>
          </table:table-cell>
          <table:table-cell table:style-name="ce7" table:formula="of:=([.G89]-[.G88])/1000" office:value-type="float" office:value="1.999703125" calcext:value-type="float">
            <text:p>1.9997</text:p>
          </table:table-cell>
          <table:table-cell table:style-name="ce7" table:formula="of:=[.H89]+[.I88]" office:value-type="float" office:value="173.999609375" calcext:value-type="float">
            <text:p>173.9996</text:p>
          </table:table-cell>
          <table:table-cell table:style-name="ce10" table:formula="of:=[.I89]-2*([.$B89]-1)" office:value-type="float" office:value="-0.000390624999994316" calcext:value-type="float">
            <text:p>-0.000390625</text:p>
          </table:table-cell>
          <table:table-cell table:style-name="Default" office:value-type="float" office:value="63625415650526.5" calcext:value-type="float">
            <text:p>63625415650526.5</text:p>
          </table:table-cell>
          <table:table-cell table:style-name="ce7" table:formula="of:=([.K89]-[.K88])/1000" office:value-type="float" office:value="1.998109375" calcext:value-type="float">
            <text:p>1.9981</text:p>
          </table:table-cell>
          <table:table-cell table:style-name="ce7" table:formula="of:=[.L89]+[.M88]" office:value-type="float" office:value="173.9994609375" calcext:value-type="float">
            <text:p>173.9995</text:p>
          </table:table-cell>
          <table:table-cell table:style-name="ce11" table:formula="of:=[.M89]-2*([.$B89]-1)" office:value-type="float" office:value="-0.000539062499967713" calcext:value-type="float">
            <text:p>-0.0005390625</text:p>
          </table:table-cell>
          <table:table-cell table:style-name="Default" office:value-type="float" office:value="63625416120939.6" calcext:value-type="float">
            <text:p>63625416120939.6</text:p>
          </table:table-cell>
          <table:table-cell table:style-name="ce7" table:formula="of:=([.O89]-[.O88])/1000" office:value-type="float" office:value="2.003078125" calcext:value-type="float">
            <text:p>2.0031</text:p>
          </table:table-cell>
          <table:table-cell table:style-name="ce7" table:formula="of:=[.P89]+[.Q88]" office:value-type="float" office:value="174.0023046875" calcext:value-type="float">
            <text:p>174.0023</text:p>
          </table:table-cell>
          <table:table-cell table:style-name="ce12" table:formula="of:=[.Q89]-2*([.$B89]-1)" office:value-type="float" office:value="0.00230468749998636" calcext:value-type="float">
            <text:p>0.0023046875</text:p>
          </table:table-cell>
          <table:table-cell table:style-name="Default" office:value-type="float" office:value="63625416604611.1" calcext:value-type="float">
            <text:p>63625416604611.1</text:p>
          </table:table-cell>
          <table:table-cell table:style-name="ce7" table:formula="of:=([.S89]-[.S88])/1000" office:value-type="float" office:value="1.9999375" calcext:value-type="float">
            <text:p>1.9999</text:p>
          </table:table-cell>
          <table:table-cell table:style-name="ce7" table:formula="of:=[.T89]+[.U88]" office:value-type="float" office:value="173.9995703125" calcext:value-type="float">
            <text:p>173.9996</text:p>
          </table:table-cell>
          <table:table-cell table:style-name="ce13" table:formula="of:=[.U89]-2*([.$B89]-1)" office:value-type="float" office:value="-0.000429687499973852" calcext:value-type="float">
            <text:p>-0.0004296875</text:p>
          </table:table-cell>
          <table:table-cell table:style-name="Default" office:value-type="float" office:value="63625417097941.9" calcext:value-type="float">
            <text:p>63625417097941.9</text:p>
          </table:table-cell>
          <table:table-cell table:style-name="ce14" table:formula="of:=([.W89]-[.W88])/1000" office:value-type="float" office:value="2.000578125" calcext:value-type="float">
            <text:p>2.0006</text:p>
          </table:table-cell>
          <table:table-cell table:style-name="ce7" table:formula="of:=[.X89]+[.Y88]" office:value-type="float" office:value="174.000234375" calcext:value-type="float">
            <text:p>174.0002</text:p>
          </table:table-cell>
          <table:table-cell table:style-name="ce15" table:formula="of:=[.Y89]-2*([.$B89]-1)" office:value-type="float" office:value="0.000234374999990905" calcext:value-type="float">
            <text:p>0.000234375</text:p>
          </table:table-cell>
          <table:table-cell table:style-name="Default" office:value-type="float" office:value="63625417574028.3" calcext:value-type="float">
            <text:p>63625417574028.3</text:p>
          </table:table-cell>
          <table:table-cell table:style-name="ce7" table:formula="of:=([.AA89]-[.AA88])/1000" office:value-type="float" office:value="1.998578125" calcext:value-type="float">
            <text:p>1.9986</text:p>
          </table:table-cell>
          <table:table-cell table:style-name="ce7" table:formula="of:=[.AB89]+[.AC88]" office:value-type="float" office:value="173.9985078125" calcext:value-type="float">
            <text:p>173.9985</text:p>
          </table:table-cell>
          <table:table-cell table:style-name="ce16" table:formula="of:=[.AC89]-2*([.$B89]-1)" office:value-type="float" office:value="-0.00149218749996294" calcext:value-type="float">
            <text:p>-0.0014921875</text:p>
          </table:table-cell>
          <table:table-cell table:style-name="Default" office:value-type="float" office:value="63625418038992.7" calcext:value-type="float">
            <text:p>63625418038992.7</text:p>
          </table:table-cell>
          <table:table-cell table:style-name="ce7" table:formula="of:=([.AE89]-[.AE88])/1000" office:value-type="float" office:value="2.0008125" calcext:value-type="float">
            <text:p>2.0008</text:p>
          </table:table-cell>
          <table:table-cell table:style-name="ce7" table:formula="of:=[.AF89]+[.AG88]" office:value-type="float" office:value="173.9998984375" calcext:value-type="float">
            <text:p>173.9999</text:p>
          </table:table-cell>
          <table:table-cell table:style-name="ce17" table:formula="of:=[.AG89]-2*([.$B89]-1)" office:value-type="float" office:value="-0.000101562500020691" calcext:value-type="float">
            <text:p>-0.0001015625</text:p>
          </table:table-cell>
          <table:table-cell table:style-name="Default" office:value-type="float" office:value="63625418510787.8" calcext:value-type="float">
            <text:p>63625418510787.8</text:p>
          </table:table-cell>
          <table:table-cell table:style-name="ce7" table:formula="of:=([.AI89]-[.AI88])/1000" office:value-type="float" office:value="2.00071875" calcext:value-type="float">
            <text:p>2.0007</text:p>
          </table:table-cell>
          <table:table-cell table:style-name="ce7" table:formula="of:=[.AJ89]+[.AK88]" office:value-type="float" office:value="174.0000546875" calcext:value-type="float">
            <text:p>174.0001</text:p>
          </table:table-cell>
          <table:table-cell table:style-name="ce18" table:formula="of:=[.AK89]-2*([.$B89]-1)" office:value-type="float" office:value="0.0000546874999542979" calcext:value-type="float">
            <text:p>5.46874999542979E-05</text:p>
          </table:table-cell>
          <table:table-cell table:style-name="Default" office:value-type="float" office:value="63625418974469.2" calcext:value-type="float">
            <text:p>63625418974469.2</text:p>
          </table:table-cell>
          <table:table-cell table:style-name="ce19" table:formula="of:=([.AM89]-[.AM88])/1000" office:value-type="float" office:value="1.999890625" calcext:value-type="float">
            <text:p>1.9999</text:p>
          </table:table-cell>
          <table:table-cell table:style-name="ce7" table:formula="of:=[.AN89]+[.AO88]" office:value-type="float" office:value="173.998875" calcext:value-type="float">
            <text:p>173.9989</text:p>
          </table:table-cell>
          <table:table-cell table:style-name="ce20" table:formula="of:=[.AO89]-2*([.$B89]-1)" office:value-type="float" office:value="-0.00112500000008708" calcext:value-type="float">
            <text:p>-0.001125</text:p>
          </table:table-cell>
          <table:table-cell table:style-name="Default" office:value-type="float" office:value="63625419444984.8" calcext:value-type="float">
            <text:p>63625419444984.8</text:p>
          </table:table-cell>
          <table:table-cell table:style-name="ce7" table:formula="of:=([.AQ89]-[.AQ88])/1000" office:value-type="float" office:value="2.0006875" calcext:value-type="float">
            <text:p>2.0007</text:p>
          </table:table-cell>
          <table:table-cell table:style-name="ce7" table:formula="of:=[.AR89]+[.AS88]" office:value-type="float" office:value="174.0003125" calcext:value-type="float">
            <text:p>174.0003</text:p>
          </table:table-cell>
          <table:table-cell table:style-name="ce21" table:formula="of:=[.AS89]-2*([.$B89]-1)" office:value-type="float" office:value="0.000312499999921556" calcext:value-type="float">
            <text:p>0.0003125</text:p>
          </table:table-cell>
          <table:table-cell table:style-name="Default" office:value-type="float" office:value="63625419929500.1" calcext:value-type="float">
            <text:p>63625419929500.1</text:p>
          </table:table-cell>
          <table:table-cell table:style-name="ce7" table:formula="of:=([.AU89]-[.AU88])/1000" office:value-type="float" office:value="2.0001875" calcext:value-type="float">
            <text:p>2.0002</text:p>
          </table:table-cell>
          <table:table-cell table:style-name="ce7" table:formula="of:=[.AV89]+[.AW88]" office:value-type="float" office:value="173.99965625" calcext:value-type="float">
            <text:p>173.9997</text:p>
          </table:table-cell>
          <table:table-cell table:style-name="ce22" table:formula="of:=[.AW89]-2*([.$B89]-1)" office:value-type="float" office:value="-0.000343749999984766" calcext:value-type="float">
            <text:p>-0.0003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89" calcext:value-type="float">
            <text:p>89</text:p>
          </table:table-cell>
          <table:table-cell office:value-type="float" office:value="63625414695130.7" calcext:value-type="float">
            <text:p>63625414695130.7</text:p>
          </table:table-cell>
          <table:table-cell table:formula="of:=([.C90]-[.C89])/1000" office:value-type="float" office:value="2.0003671875" calcext:value-type="float">
            <text:p>2.0004</text:p>
          </table:table-cell>
          <table:table-cell table:formula="of:=[.D90]+[.E89]" office:value-type="float" office:value="176.001140625" calcext:value-type="float">
            <text:p>176.0011</text:p>
          </table:table-cell>
          <table:table-cell table:style-name="ce9" table:formula="of:=[.E90]-2*([.$B90]-1)" office:value-type="float" office:value="0.00114062499997658" calcext:value-type="float">
            <text:p>0.001140625</text:p>
          </table:table-cell>
          <table:table-cell table:style-name="Default" office:value-type="float" office:value="63625415181415.5" calcext:value-type="float">
            <text:p>63625415181415.5</text:p>
          </table:table-cell>
          <table:table-cell table:style-name="ce7" table:formula="of:=([.G90]-[.G89])/1000" office:value-type="float" office:value="2.000546875" calcext:value-type="float">
            <text:p>2.0005</text:p>
          </table:table-cell>
          <table:table-cell table:style-name="ce7" table:formula="of:=[.H90]+[.I89]" office:value-type="float" office:value="176.00015625" calcext:value-type="float">
            <text:p>176.0002</text:p>
          </table:table-cell>
          <table:table-cell table:style-name="ce10" table:formula="of:=[.I90]-2*([.$B90]-1)" office:value-type="float" office:value="0.000156250000003411" calcext:value-type="float">
            <text:p>0.00015625</text:p>
          </table:table-cell>
          <table:table-cell table:style-name="Default" office:value-type="float" office:value="63625415652526.1" calcext:value-type="float">
            <text:p>63625415652526.1</text:p>
          </table:table-cell>
          <table:table-cell table:style-name="ce7" table:formula="of:=([.K90]-[.K89])/1000" office:value-type="float" office:value="1.9996484375" calcext:value-type="float">
            <text:p>1.9996</text:p>
          </table:table-cell>
          <table:table-cell table:style-name="ce7" table:formula="of:=[.L90]+[.M89]" office:value-type="float" office:value="175.999109375" calcext:value-type="float">
            <text:p>175.9991</text:p>
          </table:table-cell>
          <table:table-cell table:style-name="ce11" table:formula="of:=[.M90]-2*([.$B90]-1)" office:value-type="float" office:value="-0.000890624999954071" calcext:value-type="float">
            <text:p>-0.000890625</text:p>
          </table:table-cell>
          <table:table-cell table:style-name="Default" office:value-type="float" office:value="63625416122936.7" calcext:value-type="float">
            <text:p>63625416122936.7</text:p>
          </table:table-cell>
          <table:table-cell table:style-name="ce7" table:formula="of:=([.O90]-[.O89])/1000" office:value-type="float" office:value="1.9971796875" calcext:value-type="float">
            <text:p>1.9972</text:p>
          </table:table-cell>
          <table:table-cell table:style-name="ce7" table:formula="of:=[.P90]+[.Q89]" office:value-type="float" office:value="175.999484375" calcext:value-type="float">
            <text:p>175.9995</text:p>
          </table:table-cell>
          <table:table-cell table:style-name="ce12" table:formula="of:=[.Q90]-2*([.$B90]-1)" office:value-type="float" office:value="-0.000515625000019782" calcext:value-type="float">
            <text:p>-0.000515625</text:p>
          </table:table-cell>
          <table:table-cell table:style-name="Default" office:value-type="float" office:value="63625416606611.1" calcext:value-type="float">
            <text:p>63625416606611.1</text:p>
          </table:table-cell>
          <table:table-cell table:style-name="ce7" table:formula="of:=([.S90]-[.S89])/1000" office:value-type="float" office:value="2.0000390625" calcext:value-type="float">
            <text:p>2.0000</text:p>
          </table:table-cell>
          <table:table-cell table:style-name="ce7" table:formula="of:=[.T90]+[.U89]" office:value-type="float" office:value="175.999609375" calcext:value-type="float">
            <text:p>175.9996</text:p>
          </table:table-cell>
          <table:table-cell table:style-name="ce13" table:formula="of:=[.U90]-2*([.$B90]-1)" office:value-type="float" office:value="-0.000390624999965894" calcext:value-type="float">
            <text:p>-0.000390625</text:p>
          </table:table-cell>
          <table:table-cell table:style-name="Default" office:value-type="float" office:value="63625417099942.4" calcext:value-type="float">
            <text:p>63625417099942.4</text:p>
          </table:table-cell>
          <table:table-cell table:style-name="ce14" table:formula="of:=([.W90]-[.W89])/1000" office:value-type="float" office:value="2.0004296875" calcext:value-type="float">
            <text:p>2.0004</text:p>
          </table:table-cell>
          <table:table-cell table:style-name="ce7" table:formula="of:=[.X90]+[.Y89]" office:value-type="float" office:value="176.0006640625" calcext:value-type="float">
            <text:p>176.0007</text:p>
          </table:table-cell>
          <table:table-cell table:style-name="ce15" table:formula="of:=[.Y90]-2*([.$B90]-1)" office:value-type="float" office:value="0.000664062499993179" calcext:value-type="float">
            <text:p>0.0006640625</text:p>
          </table:table-cell>
          <table:table-cell table:style-name="Default" office:value-type="float" office:value="63625417576030.2" calcext:value-type="float">
            <text:p>63625417576030.2</text:p>
          </table:table-cell>
          <table:table-cell table:style-name="ce7" table:formula="of:=([.AA90]-[.AA89])/1000" office:value-type="float" office:value="2.0018515625" calcext:value-type="float">
            <text:p>2.0019</text:p>
          </table:table-cell>
          <table:table-cell table:style-name="ce7" table:formula="of:=[.AB90]+[.AC89]" office:value-type="float" office:value="176.000359375" calcext:value-type="float">
            <text:p>176.0004</text:p>
          </table:table-cell>
          <table:table-cell table:style-name="ce16" table:formula="of:=[.AC90]-2*([.$B90]-1)" office:value-type="float" office:value="0.000359375000044793" calcext:value-type="float">
            <text:p>0.000359375</text:p>
          </table:table-cell>
          <table:table-cell table:style-name="Default" office:value-type="float" office:value="63625418040992.3" calcext:value-type="float">
            <text:p>63625418040992.3</text:p>
          </table:table-cell>
          <table:table-cell table:style-name="ce7" table:formula="of:=([.AE90]-[.AE89])/1000" office:value-type="float" office:value="1.999578125" calcext:value-type="float">
            <text:p>1.9996</text:p>
          </table:table-cell>
          <table:table-cell table:style-name="ce7" table:formula="of:=[.AF90]+[.AG89]" office:value-type="float" office:value="175.9994765625" calcext:value-type="float">
            <text:p>175.9995</text:p>
          </table:table-cell>
          <table:table-cell table:style-name="ce17" table:formula="of:=[.AG90]-2*([.$B90]-1)" office:value-type="float" office:value="-0.000523437500021373" calcext:value-type="float">
            <text:p>-0.0005234375</text:p>
          </table:table-cell>
          <table:table-cell table:style-name="Default" office:value-type="float" office:value="63625418512788.9" calcext:value-type="float">
            <text:p>63625418512788.9</text:p>
          </table:table-cell>
          <table:table-cell table:style-name="ce7" table:formula="of:=([.AI90]-[.AI89])/1000" office:value-type="float" office:value="2.001109375" calcext:value-type="float">
            <text:p>2.0011</text:p>
          </table:table-cell>
          <table:table-cell table:style-name="ce7" table:formula="of:=[.AJ90]+[.AK89]" office:value-type="float" office:value="176.0011640625" calcext:value-type="float">
            <text:p>176.0012</text:p>
          </table:table-cell>
          <table:table-cell table:style-name="ce18" table:formula="of:=[.AK90]-2*([.$B90]-1)" office:value-type="float" office:value="0.00116406249995293" calcext:value-type="float">
            <text:p>0.0011640625</text:p>
          </table:table-cell>
          <table:table-cell table:style-name="Default" office:value-type="float" office:value="63625418976469.1" calcext:value-type="float">
            <text:p>63625418976469.1</text:p>
          </table:table-cell>
          <table:table-cell table:style-name="ce19" table:formula="of:=([.AM90]-[.AM89])/1000" office:value-type="float" office:value="1.999875" calcext:value-type="float">
            <text:p>1.9999</text:p>
          </table:table-cell>
          <table:table-cell table:style-name="ce7" table:formula="of:=[.AN90]+[.AO89]" office:value-type="float" office:value="175.99875" calcext:value-type="float">
            <text:p>175.9988</text:p>
          </table:table-cell>
          <table:table-cell table:style-name="ce20" table:formula="of:=[.AO90]-2*([.$B90]-1)" office:value-type="float" office:value="-0.00125000000008413" calcext:value-type="float">
            <text:p>-0.00125</text:p>
          </table:table-cell>
          <table:table-cell table:style-name="Default" office:value-type="float" office:value="63625419446983.2" calcext:value-type="float">
            <text:p>63625419446983.2</text:p>
          </table:table-cell>
          <table:table-cell table:style-name="ce7" table:formula="of:=([.AQ90]-[.AQ89])/1000" office:value-type="float" office:value="1.99846875" calcext:value-type="float">
            <text:p>1.9985</text:p>
          </table:table-cell>
          <table:table-cell table:style-name="ce7" table:formula="of:=[.AR90]+[.AS89]" office:value-type="float" office:value="175.99878125" calcext:value-type="float">
            <text:p>175.9988</text:p>
          </table:table-cell>
          <table:table-cell table:style-name="ce21" table:formula="of:=[.AS90]-2*([.$B90]-1)" office:value-type="float" office:value="-0.00121875000007776" calcext:value-type="float">
            <text:p>-0.00121875</text:p>
          </table:table-cell>
          <table:table-cell table:style-name="Default" office:value-type="float" office:value="63625419931499.3" calcext:value-type="float">
            <text:p>63625419931499.3</text:p>
          </table:table-cell>
          <table:table-cell table:style-name="ce7" table:formula="of:=([.AU90]-[.AU89])/1000" office:value-type="float" office:value="1.99915625" calcext:value-type="float">
            <text:p>1.9992</text:p>
          </table:table-cell>
          <table:table-cell table:style-name="ce7" table:formula="of:=[.AV90]+[.AW89]" office:value-type="float" office:value="175.9988125" calcext:value-type="float">
            <text:p>175.9988</text:p>
          </table:table-cell>
          <table:table-cell table:style-name="ce22" table:formula="of:=[.AW90]-2*([.$B90]-1)" office:value-type="float" office:value="-0.00118749999998613" calcext:value-type="float">
            <text:p>-0.0011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test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63625414697128.9" calcext:value-type="float">
            <text:p>63625414697128.9</text:p>
          </table:table-cell>
          <table:table-cell table:formula="of:=([.C91]-[.C90])/1000" office:value-type="float" office:value="1.9981640625" calcext:value-type="float">
            <text:p>1.9982</text:p>
          </table:table-cell>
          <table:table-cell table:formula="of:=[.D91]+[.E90]" office:value-type="float" office:value="177.9993046875" calcext:value-type="float">
            <text:p>177.9993</text:p>
          </table:table-cell>
          <table:table-cell table:style-name="ce9" table:formula="of:=[.E91]-2*([.$B91]-1)" office:value-type="float" office:value="-0.000695312500027967" calcext:value-type="float">
            <text:p>-0.0006953125</text:p>
          </table:table-cell>
          <table:table-cell table:style-name="Default" office:value-type="float" office:value="63625415183413.6" calcext:value-type="float">
            <text:p>63625415183413.6</text:p>
          </table:table-cell>
          <table:table-cell table:style-name="ce7" table:formula="of:=([.G91]-[.G90])/1000" office:value-type="float" office:value="1.9981640625" calcext:value-type="float">
            <text:p>1.9982</text:p>
          </table:table-cell>
          <table:table-cell table:style-name="ce7" table:formula="of:=[.H91]+[.I90]" office:value-type="float" office:value="177.9983203125" calcext:value-type="float">
            <text:p>177.9983</text:p>
          </table:table-cell>
          <table:table-cell table:style-name="ce10" table:formula="of:=[.I91]-2*([.$B91]-1)" office:value-type="float" office:value="-0.00167968750000114" calcext:value-type="float">
            <text:p>-0.0016796875</text:p>
          </table:table-cell>
          <table:table-cell table:style-name="Default" office:value-type="float" office:value="63625415654526.5" calcext:value-type="float">
            <text:p>63625415654526.5</text:p>
          </table:table-cell>
          <table:table-cell table:style-name="ce7" table:formula="of:=([.K91]-[.K90])/1000" office:value-type="float" office:value="2.0003359375" calcext:value-type="float">
            <text:p>2.0003</text:p>
          </table:table-cell>
          <table:table-cell table:style-name="ce7" table:formula="of:=[.L91]+[.M90]" office:value-type="float" office:value="177.9994453125" calcext:value-type="float">
            <text:p>177.9994</text:p>
          </table:table-cell>
          <table:table-cell table:style-name="ce11" table:formula="of:=[.M91]-2*([.$B91]-1)" office:value-type="float" office:value="-0.000554687499942474" calcext:value-type="float">
            <text:p>-0.0005546875</text:p>
          </table:table-cell>
          <table:table-cell table:style-name="Default" office:value-type="float" office:value="63625416124936.6" calcext:value-type="float">
            <text:p>63625416124936.6</text:p>
          </table:table-cell>
          <table:table-cell table:style-name="ce7" table:formula="of:=([.O91]-[.O90])/1000" office:value-type="float" office:value="1.999859375" calcext:value-type="float">
            <text:p>1.9999</text:p>
          </table:table-cell>
          <table:table-cell table:style-name="ce7" table:formula="of:=[.P91]+[.Q90]" office:value-type="float" office:value="177.99934375" calcext:value-type="float">
            <text:p>177.9993</text:p>
          </table:table-cell>
          <table:table-cell table:style-name="ce12" table:formula="of:=[.Q91]-2*([.$B91]-1)" office:value-type="float" office:value="-0.000656250000020009" calcext:value-type="float">
            <text:p>-0.00065625</text:p>
          </table:table-cell>
          <table:table-cell table:style-name="Default" office:value-type="float" office:value="63625416608611.7" calcext:value-type="float">
            <text:p>63625416608611.7</text:p>
          </table:table-cell>
          <table:table-cell table:style-name="ce7" table:formula="of:=([.S91]-[.S90])/1000" office:value-type="float" office:value="2.0005859375" calcext:value-type="float">
            <text:p>2.0006</text:p>
          </table:table-cell>
          <table:table-cell table:style-name="ce7" table:formula="of:=[.T91]+[.U90]" office:value-type="float" office:value="178.0001953125" calcext:value-type="float">
            <text:p>178.0002</text:p>
          </table:table-cell>
          <table:table-cell table:style-name="ce13" table:formula="of:=[.U91]-2*([.$B91]-1)" office:value-type="float" office:value="0.00019531250003979" calcext:value-type="float">
            <text:p>0.0001953125</text:p>
          </table:table-cell>
          <table:table-cell table:style-name="Default" office:value-type="float" office:value="63625417101943.7" calcext:value-type="float">
            <text:p>63625417101943.7</text:p>
          </table:table-cell>
          <table:table-cell table:style-name="ce14" table:formula="of:=([.W91]-[.W90])/1000" office:value-type="float" office:value="2.0012890625" calcext:value-type="float">
            <text:p>2.0013</text:p>
          </table:table-cell>
          <table:table-cell table:style-name="ce7" table:formula="of:=[.X91]+[.Y90]" office:value-type="float" office:value="178.001953125" calcext:value-type="float">
            <text:p>178.0020</text:p>
          </table:table-cell>
          <table:table-cell table:style-name="ce15" table:formula="of:=[.Y91]-2*([.$B91]-1)" office:value-type="float" office:value="0.001953125" calcext:value-type="float">
            <text:p>0.001953125</text:p>
          </table:table-cell>
          <table:table-cell table:style-name="Default" office:value-type="float" office:value="63625417578030.2" calcext:value-type="float">
            <text:p>63625417578030.2</text:p>
          </table:table-cell>
          <table:table-cell table:style-name="ce7" table:formula="of:=([.AA91]-[.AA90])/1000" office:value-type="float" office:value="1.9999921875" calcext:value-type="float">
            <text:p>2.0000</text:p>
          </table:table-cell>
          <table:table-cell table:style-name="ce7" table:formula="of:=[.AB91]+[.AC90]" office:value-type="float" office:value="178.0003515625" calcext:value-type="float">
            <text:p>178.0004</text:p>
          </table:table-cell>
          <table:table-cell table:style-name="ce16" table:formula="of:=[.AC91]-2*([.$B91]-1)" office:value-type="float" office:value="0.000351562500043201" calcext:value-type="float">
            <text:p>0.0003515625</text:p>
          </table:table-cell>
          <table:table-cell table:style-name="Default" office:value-type="float" office:value="63625418042994.2" calcext:value-type="float">
            <text:p>63625418042994.2</text:p>
          </table:table-cell>
          <table:table-cell table:style-name="ce7" table:formula="of:=([.AE91]-[.AE90])/1000" office:value-type="float" office:value="2.0019375" calcext:value-type="float">
            <text:p>2.0019</text:p>
          </table:table-cell>
          <table:table-cell table:style-name="ce7" table:formula="of:=[.AF91]+[.AG90]" office:value-type="float" office:value="178.0014140625" calcext:value-type="float">
            <text:p>178.0014</text:p>
          </table:table-cell>
          <table:table-cell table:style-name="ce17" table:formula="of:=[.AG91]-2*([.$B91]-1)" office:value-type="float" office:value="0.00141406249997544" calcext:value-type="float">
            <text:p>0.0014140625</text:p>
          </table:table-cell>
          <table:table-cell table:style-name="Default" office:value-type="float" office:value="63625418514789.7" calcext:value-type="float">
            <text:p>63625418514789.7</text:p>
          </table:table-cell>
          <table:table-cell table:style-name="ce7" table:formula="of:=([.AI91]-[.AI90])/1000" office:value-type="float" office:value="2.0008046875" calcext:value-type="float">
            <text:p>2.0008</text:p>
          </table:table-cell>
          <table:table-cell table:style-name="ce7" table:formula="of:=[.AJ91]+[.AK90]" office:value-type="float" office:value="178.00196875" calcext:value-type="float">
            <text:p>178.0020</text:p>
          </table:table-cell>
          <table:table-cell table:style-name="ce18" table:formula="of:=[.AK91]-2*([.$B91]-1)" office:value-type="float" office:value="0.00196874999994634" calcext:value-type="float">
            <text:p>0.00196875</text:p>
          </table:table-cell>
          <table:table-cell table:style-name="Default" office:value-type="float" office:value="63625418978470.3" calcext:value-type="float">
            <text:p>63625418978470.3</text:p>
          </table:table-cell>
          <table:table-cell table:style-name="ce19" table:formula="of:=([.AM91]-[.AM90])/1000" office:value-type="float" office:value="2.001203125" calcext:value-type="float">
            <text:p>2.0012</text:p>
          </table:table-cell>
          <table:table-cell table:style-name="ce7" table:formula="of:=[.AN91]+[.AO90]" office:value-type="float" office:value="177.999953125" calcext:value-type="float">
            <text:p>178.0000</text:p>
          </table:table-cell>
          <table:table-cell table:style-name="ce20" table:formula="of:=[.AO91]-2*([.$B91]-1)" office:value-type="float" office:value="-0.0000468750000948148" calcext:value-type="float">
            <text:p>-0.000046875</text:p>
          </table:table-cell>
          <table:table-cell table:style-name="Default" office:value-type="float" office:value="63625419448985.3" calcext:value-type="float">
            <text:p>63625419448985.3</text:p>
          </table:table-cell>
          <table:table-cell table:style-name="ce7" table:formula="of:=([.AQ91]-[.AQ90])/1000" office:value-type="float" office:value="2.00203125" calcext:value-type="float">
            <text:p>2.0020</text:p>
          </table:table-cell>
          <table:table-cell table:style-name="ce7" table:formula="of:=[.AR91]+[.AS90]" office:value-type="float" office:value="178.0008125" calcext:value-type="float">
            <text:p>178.0008</text:p>
          </table:table-cell>
          <table:table-cell table:style-name="ce21" table:formula="of:=[.AS91]-2*([.$B91]-1)" office:value-type="float" office:value="0.000812499999909733" calcext:value-type="float">
            <text:p>0.0008125</text:p>
          </table:table-cell>
          <table:table-cell table:style-name="Default" office:value-type="float" office:value="63625419933500.5" calcext:value-type="float">
            <text:p>63625419933500.5</text:p>
          </table:table-cell>
          <table:table-cell table:style-name="ce7" table:formula="of:=([.AU91]-[.AU90])/1000" office:value-type="float" office:value="2.0012109375" calcext:value-type="float">
            <text:p>2.0012</text:p>
          </table:table-cell>
          <table:table-cell table:style-name="ce7" table:formula="of:=[.AV91]+[.AW90]" office:value-type="float" office:value="178.0000234375" calcext:value-type="float">
            <text:p>178.0000</text:p>
          </table:table-cell>
          <table:table-cell table:style-name="ce22" table:formula="of:=[.AW91]-2*([.$B91]-1)" office:value-type="float" office:value="0.0000234375000047748" calcext:value-type="float">
            <text:p>2.34375000047748E-0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eedback</text:p>
          </table:table-cell>
          <table:table-cell table:style-name="ce6" office:value-type="float" office:value="91" calcext:value-type="float">
            <text:p>91</text:p>
          </table:table-cell>
          <table:table-cell office:value-type="float" office:value="63625414699129.2" calcext:value-type="float">
            <text:p>63625414699129.2</text:p>
          </table:table-cell>
          <table:table-cell table:formula="of:=([.C92]-[.C91])/1000" office:value-type="float" office:value="2.00034375" calcext:value-type="float">
            <text:p>2.0003</text:p>
          </table:table-cell>
          <table:table-cell table:formula="of:=[.D92]+[.E91]" office:value-type="float" office:value="179.9996484375" calcext:value-type="float">
            <text:p>179.9996</text:p>
          </table:table-cell>
          <table:table-cell table:style-name="ce9" table:formula="of:=[.E92]-2*([.$B92]-1)" office:value-type="float" office:value="-0.000351562500014779" calcext:value-type="float">
            <text:p>-0.0003515625</text:p>
          </table:table-cell>
          <table:table-cell table:style-name="Default" office:value-type="float" office:value="63625415185415.8" calcext:value-type="float">
            <text:p>63625415185415.8</text:p>
          </table:table-cell>
          <table:table-cell table:style-name="ce7" table:formula="of:=([.G92]-[.G91])/1000" office:value-type="float" office:value="2.002203125" calcext:value-type="float">
            <text:p>2.0022</text:p>
          </table:table-cell>
          <table:table-cell table:style-name="ce7" table:formula="of:=[.H92]+[.I91]" office:value-type="float" office:value="180.0005234375" calcext:value-type="float">
            <text:p>180.0005</text:p>
          </table:table-cell>
          <table:table-cell table:style-name="ce10" table:formula="of:=[.I92]-2*([.$B92]-1)" office:value-type="float" office:value="0.000523437499992951" calcext:value-type="float">
            <text:p>0.0005234375</text:p>
          </table:table-cell>
          <table:table-cell table:style-name="Default" office:value-type="float" office:value="63625415656526.4" calcext:value-type="float">
            <text:p>63625415656526.4</text:p>
          </table:table-cell>
          <table:table-cell table:style-name="ce7" table:formula="of:=([.K92]-[.K91])/1000" office:value-type="float" office:value="1.99990625" calcext:value-type="float">
            <text:p>1.9999</text:p>
          </table:table-cell>
          <table:table-cell table:style-name="ce7" table:formula="of:=[.L92]+[.M91]" office:value-type="float" office:value="179.9993515625" calcext:value-type="float">
            <text:p>179.9994</text:p>
          </table:table-cell>
          <table:table-cell table:style-name="ce11" table:formula="of:=[.M92]-2*([.$B92]-1)" office:value-type="float" office:value="-0.000648437499933152" calcext:value-type="float">
            <text:p>-0.0006484375</text:p>
          </table:table-cell>
          <table:table-cell table:style-name="Default" office:value-type="float" office:value="63625416126936.4" calcext:value-type="float">
            <text:p>63625416126936.4</text:p>
          </table:table-cell>
          <table:table-cell table:style-name="ce7" table:formula="of:=([.O92]-[.O91])/1000" office:value-type="float" office:value="1.9997421875" calcext:value-type="float">
            <text:p>1.9997</text:p>
          </table:table-cell>
          <table:table-cell table:style-name="ce7" table:formula="of:=[.P92]+[.Q91]" office:value-type="float" office:value="179.9990859375" calcext:value-type="float">
            <text:p>179.9991</text:p>
          </table:table-cell>
          <table:table-cell table:style-name="ce12" table:formula="of:=[.Q92]-2*([.$B92]-1)" office:value-type="float" office:value="-0.000914062500015689" calcext:value-type="float">
            <text:p>-0.0009140625</text:p>
          </table:table-cell>
          <table:table-cell table:style-name="Default" office:value-type="float" office:value="63625416610612.7" calcext:value-type="float">
            <text:p>63625416610612.7</text:p>
          </table:table-cell>
          <table:table-cell table:style-name="ce7" table:formula="of:=([.S92]-[.S91])/1000" office:value-type="float" office:value="2.0010078125" calcext:value-type="float">
            <text:p>2.0010</text:p>
          </table:table-cell>
          <table:table-cell table:style-name="ce7" table:formula="of:=[.T92]+[.U91]" office:value-type="float" office:value="180.001203125" calcext:value-type="float">
            <text:p>180.0012</text:p>
          </table:table-cell>
          <table:table-cell table:style-name="ce13" table:formula="of:=[.U92]-2*([.$B92]-1)" office:value-type="float" office:value="0.00120312500004616" calcext:value-type="float">
            <text:p>0.001203125</text:p>
          </table:table-cell>
          <table:table-cell table:style-name="Default" office:value-type="float" office:value="63625417103940.5" calcext:value-type="float">
            <text:p>63625417103940.5</text:p>
          </table:table-cell>
          <table:table-cell table:style-name="ce14" table:formula="of:=([.W92]-[.W91])/1000" office:value-type="float" office:value="1.9968359375" calcext:value-type="float">
            <text:p>1.9968</text:p>
          </table:table-cell>
          <table:table-cell table:style-name="ce7" table:formula="of:=[.X92]+[.Y91]" office:value-type="float" office:value="179.9987890625" calcext:value-type="float">
            <text:p>179.9988</text:p>
          </table:table-cell>
          <table:table-cell table:style-name="ce15" table:formula="of:=[.Y92]-2*([.$B92]-1)" office:value-type="float" office:value="-0.00121093749999091" calcext:value-type="float">
            <text:p>-0.0012109375</text:p>
          </table:table-cell>
          <table:table-cell table:style-name="Default" office:value-type="float" office:value="63625417580029.7" calcext:value-type="float">
            <text:p>63625417580029.7</text:p>
          </table:table-cell>
          <table:table-cell table:style-name="ce7" table:formula="of:=([.AA92]-[.AA91])/1000" office:value-type="float" office:value="1.9994765625" calcext:value-type="float">
            <text:p>1.9995</text:p>
          </table:table-cell>
          <table:table-cell table:style-name="ce7" table:formula="of:=[.AB92]+[.AC91]" office:value-type="float" office:value="179.999828125" calcext:value-type="float">
            <text:p>179.9998</text:p>
          </table:table-cell>
          <table:table-cell table:style-name="ce16" table:formula="of:=[.AC92]-2*([.$B92]-1)" office:value-type="float" office:value="-0.00017187499994975" calcext:value-type="float">
            <text:p>-0.000171875</text:p>
          </table:table-cell>
          <table:table-cell table:style-name="Default" office:value-type="float" office:value="63625418044992.1" calcext:value-type="float">
            <text:p>63625418044992.1</text:p>
          </table:table-cell>
          <table:table-cell table:style-name="ce7" table:formula="of:=([.AE92]-[.AE91])/1000" office:value-type="float" office:value="1.9978515625" calcext:value-type="float">
            <text:p>1.9979</text:p>
          </table:table-cell>
          <table:table-cell table:style-name="ce7" table:formula="of:=[.AF92]+[.AG91]" office:value-type="float" office:value="179.999265625" calcext:value-type="float">
            <text:p>179.9993</text:p>
          </table:table-cell>
          <table:table-cell table:style-name="ce17" table:formula="of:=[.AG92]-2*([.$B92]-1)" office:value-type="float" office:value="-0.000734375000035925" calcext:value-type="float">
            <text:p>-0.000734375</text:p>
          </table:table-cell>
          <table:table-cell table:style-name="Default" office:value-type="float" office:value="63625418516788.3" calcext:value-type="float">
            <text:p>63625418516788.3</text:p>
          </table:table-cell>
          <table:table-cell table:style-name="ce7" table:formula="of:=([.AI92]-[.AI91])/1000" office:value-type="float" office:value="1.998609375" calcext:value-type="float">
            <text:p>1.9986</text:p>
          </table:table-cell>
          <table:table-cell table:style-name="ce7" table:formula="of:=[.AJ92]+[.AK91]" office:value-type="float" office:value="180.000578125" calcext:value-type="float">
            <text:p>180.0006</text:p>
          </table:table-cell>
          <table:table-cell table:style-name="ce18" table:formula="of:=[.AK92]-2*([.$B92]-1)" office:value-type="float" office:value="0.000578124999947249" calcext:value-type="float">
            <text:p>0.000578125</text:p>
          </table:table-cell>
          <table:table-cell table:style-name="Default" office:value-type="float" office:value="63625418980469.2" calcext:value-type="float">
            <text:p>63625418980469.2</text:p>
          </table:table-cell>
          <table:table-cell table:style-name="ce19" table:formula="of:=([.AM92]-[.AM91])/1000" office:value-type="float" office:value="1.998984375" calcext:value-type="float">
            <text:p>1.9990</text:p>
          </table:table-cell>
          <table:table-cell table:style-name="ce7" table:formula="of:=[.AN92]+[.AO91]" office:value-type="float" office:value="179.9989375" calcext:value-type="float">
            <text:p>179.9989</text:p>
          </table:table-cell>
          <table:table-cell table:style-name="ce20" table:formula="of:=[.AO92]-2*([.$B92]-1)" office:value-type="float" office:value="-0.00106250000010277" calcext:value-type="float">
            <text:p>-0.0010625</text:p>
          </table:table-cell>
          <table:table-cell table:style-name="Default" office:value-type="float" office:value="63625419450983.6" calcext:value-type="float">
            <text:p>63625419450983.6</text:p>
          </table:table-cell>
          <table:table-cell table:style-name="ce7" table:formula="of:=([.AQ92]-[.AQ91])/1000" office:value-type="float" office:value="1.9983125" calcext:value-type="float">
            <text:p>1.9983</text:p>
          </table:table-cell>
          <table:table-cell table:style-name="ce7" table:formula="of:=[.AR92]+[.AS91]" office:value-type="float" office:value="179.999125" calcext:value-type="float">
            <text:p>179.9991</text:p>
          </table:table-cell>
          <table:table-cell table:style-name="ce21" table:formula="of:=[.AS92]-2*([.$B92]-1)" office:value-type="float" office:value="-0.000875000000092996" calcext:value-type="float">
            <text:p>-0.000875</text:p>
          </table:table-cell>
          <table:table-cell table:style-name="Default" office:value-type="float" office:value="63625419935499.3" calcext:value-type="float">
            <text:p>63625419935499.3</text:p>
          </table:table-cell>
          <table:table-cell table:style-name="ce7" table:formula="of:=([.AU92]-[.AU91])/1000" office:value-type="float" office:value="1.9987890625" calcext:value-type="float">
            <text:p>1.9988</text:p>
          </table:table-cell>
          <table:table-cell table:style-name="ce7" table:formula="of:=[.AV92]+[.AW91]" office:value-type="float" office:value="179.9988125" calcext:value-type="float">
            <text:p>179.9988</text:p>
          </table:table-cell>
          <table:table-cell table:style-name="ce22" table:formula="of:=[.AW92]-2*([.$B92]-1)" office:value-type="float" office:value="-0.00118749999998613" calcext:value-type="float">
            <text:p>-0.0011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92" calcext:value-type="float">
            <text:p>92</text:p>
          </table:table-cell>
          <table:table-cell office:value-type="float" office:value="63625414701133.4" calcext:value-type="float">
            <text:p>63625414701133.4</text:p>
          </table:table-cell>
          <table:table-cell table:formula="of:=([.C93]-[.C92])/1000" office:value-type="float" office:value="2.0041875" calcext:value-type="float">
            <text:p>2.0042</text:p>
          </table:table-cell>
          <table:table-cell table:formula="of:=[.D93]+[.E92]" office:value-type="float" office:value="182.0038359375" calcext:value-type="float">
            <text:p>182.0038</text:p>
          </table:table-cell>
          <table:table-cell table:style-name="ce9" table:formula="of:=[.E93]-2*([.$B93]-1)" office:value-type="float" office:value="0.00383593749998568" calcext:value-type="float">
            <text:p>0.0038359375</text:p>
          </table:table-cell>
          <table:table-cell table:style-name="Default" office:value-type="float" office:value="63625415187417.4" calcext:value-type="float">
            <text:p>63625415187417.4</text:p>
          </table:table-cell>
          <table:table-cell table:style-name="ce7" table:formula="of:=([.G93]-[.G92])/1000" office:value-type="float" office:value="2.001578125" calcext:value-type="float">
            <text:p>2.0016</text:p>
          </table:table-cell>
          <table:table-cell table:style-name="ce7" table:formula="of:=[.H93]+[.I92]" office:value-type="float" office:value="182.0021015625" calcext:value-type="float">
            <text:p>182.0021</text:p>
          </table:table-cell>
          <table:table-cell table:style-name="ce10" table:formula="of:=[.I93]-2*([.$B93]-1)" office:value-type="float" office:value="0.00210156250000182" calcext:value-type="float">
            <text:p>0.0021015625</text:p>
          </table:table-cell>
          <table:table-cell table:style-name="Default" office:value-type="float" office:value="63625415658528.4" calcext:value-type="float">
            <text:p>63625415658528.4</text:p>
          </table:table-cell>
          <table:table-cell table:style-name="ce7" table:formula="of:=([.K93]-[.K92])/1000" office:value-type="float" office:value="2.0020625" calcext:value-type="float">
            <text:p>2.0021</text:p>
          </table:table-cell>
          <table:table-cell table:style-name="ce7" table:formula="of:=[.L93]+[.M92]" office:value-type="float" office:value="182.0014140625" calcext:value-type="float">
            <text:p>182.0014</text:p>
          </table:table-cell>
          <table:table-cell table:style-name="ce11" table:formula="of:=[.M93]-2*([.$B93]-1)" office:value-type="float" office:value="0.00141406250006071" calcext:value-type="float">
            <text:p>0.0014140625</text:p>
          </table:table-cell>
          <table:table-cell table:style-name="Default" office:value-type="float" office:value="63625416128938.3" calcext:value-type="float">
            <text:p>63625416128938.3</text:p>
          </table:table-cell>
          <table:table-cell table:style-name="ce7" table:formula="of:=([.O93]-[.O92])/1000" office:value-type="float" office:value="2.0019453125" calcext:value-type="float">
            <text:p>2.0019</text:p>
          </table:table-cell>
          <table:table-cell table:style-name="ce7" table:formula="of:=[.P93]+[.Q92]" office:value-type="float" office:value="182.00103125" calcext:value-type="float">
            <text:p>182.0010</text:p>
          </table:table-cell>
          <table:table-cell table:style-name="ce12" table:formula="of:=[.Q93]-2*([.$B93]-1)" office:value-type="float" office:value="0.00103124999998272" calcext:value-type="float">
            <text:p>0.00103125</text:p>
          </table:table-cell>
          <table:table-cell table:style-name="Default" office:value-type="float" office:value="63625416612612.6" calcext:value-type="float">
            <text:p>63625416612612.6</text:p>
          </table:table-cell>
          <table:table-cell table:style-name="ce7" table:formula="of:=([.S93]-[.S92])/1000" office:value-type="float" office:value="1.99996875" calcext:value-type="float">
            <text:p>2.0000</text:p>
          </table:table-cell>
          <table:table-cell table:style-name="ce7" table:formula="of:=[.T93]+[.U92]" office:value-type="float" office:value="182.001171875" calcext:value-type="float">
            <text:p>182.0012</text:p>
          </table:table-cell>
          <table:table-cell table:style-name="ce13" table:formula="of:=[.U93]-2*([.$B93]-1)" office:value-type="float" office:value="0.00117187500003979" calcext:value-type="float">
            <text:p>0.001171875</text:p>
          </table:table-cell>
          <table:table-cell table:style-name="Default" office:value-type="float" office:value="63625417105940.4" calcext:value-type="float">
            <text:p>63625417105940.4</text:p>
          </table:table-cell>
          <table:table-cell table:style-name="ce14" table:formula="of:=([.W93]-[.W92])/1000" office:value-type="float" office:value="1.999921875" calcext:value-type="float">
            <text:p>1.9999</text:p>
          </table:table-cell>
          <table:table-cell table:style-name="ce7" table:formula="of:=[.X93]+[.Y92]" office:value-type="float" office:value="181.9987109375" calcext:value-type="float">
            <text:p>181.9987</text:p>
          </table:table-cell>
          <table:table-cell table:style-name="ce15" table:formula="of:=[.Y93]-2*([.$B93]-1)" office:value-type="float" office:value="-0.0012890624999784" calcext:value-type="float">
            <text:p>-0.0012890625</text:p>
          </table:table-cell>
          <table:table-cell table:style-name="Default" office:value-type="float" office:value="63625417582029" calcext:value-type="float">
            <text:p>63625417582029</text:p>
          </table:table-cell>
          <table:table-cell table:style-name="ce7" table:formula="of:=([.AA93]-[.AA92])/1000" office:value-type="float" office:value="1.9993203125" calcext:value-type="float">
            <text:p>1.9993</text:p>
          </table:table-cell>
          <table:table-cell table:style-name="ce7" table:formula="of:=[.AB93]+[.AC92]" office:value-type="float" office:value="181.9991484375" calcext:value-type="float">
            <text:p>181.9991</text:p>
          </table:table-cell>
          <table:table-cell table:style-name="ce16" table:formula="of:=[.AC93]-2*([.$B93]-1)" office:value-type="float" office:value="-0.000851562499946112" calcext:value-type="float">
            <text:p>-0.0008515625</text:p>
          </table:table-cell>
          <table:table-cell table:style-name="Default" office:value-type="float" office:value="63625418046992.2" calcext:value-type="float">
            <text:p>63625418046992.2</text:p>
          </table:table-cell>
          <table:table-cell table:style-name="ce7" table:formula="of:=([.AE93]-[.AE92])/1000" office:value-type="float" office:value="2.000140625" calcext:value-type="float">
            <text:p>2.0001</text:p>
          </table:table-cell>
          <table:table-cell table:style-name="ce7" table:formula="of:=[.AF93]+[.AG92]" office:value-type="float" office:value="181.99940625" calcext:value-type="float">
            <text:p>181.9994</text:p>
          </table:table-cell>
          <table:table-cell table:style-name="ce17" table:formula="of:=[.AG93]-2*([.$B93]-1)" office:value-type="float" office:value="-0.000593750000035698" calcext:value-type="float">
            <text:p>-0.00059375</text:p>
          </table:table-cell>
          <table:table-cell table:style-name="Default" office:value-type="float" office:value="63625418518788" calcext:value-type="float">
            <text:p>63625418518788</text:p>
          </table:table-cell>
          <table:table-cell table:style-name="ce7" table:formula="of:=([.AI93]-[.AI92])/1000" office:value-type="float" office:value="1.999734375" calcext:value-type="float">
            <text:p>1.9997</text:p>
          </table:table-cell>
          <table:table-cell table:style-name="ce7" table:formula="of:=[.AJ93]+[.AK92]" office:value-type="float" office:value="182.0003125" calcext:value-type="float">
            <text:p>182.0003</text:p>
          </table:table-cell>
          <table:table-cell table:style-name="ce18" table:formula="of:=[.AK93]-2*([.$B93]-1)" office:value-type="float" office:value="0.000312499999949978" calcext:value-type="float">
            <text:p>0.0003125</text:p>
          </table:table-cell>
          <table:table-cell table:style-name="Default" office:value-type="float" office:value="63625418982469.6" calcext:value-type="float">
            <text:p>63625418982469.6</text:p>
          </table:table-cell>
          <table:table-cell table:style-name="ce19" table:formula="of:=([.AM93]-[.AM92])/1000" office:value-type="float" office:value="2.000328125" calcext:value-type="float">
            <text:p>2.0003</text:p>
          </table:table-cell>
          <table:table-cell table:style-name="ce7" table:formula="of:=[.AN93]+[.AO92]" office:value-type="float" office:value="181.999265625" calcext:value-type="float">
            <text:p>181.9993</text:p>
          </table:table-cell>
          <table:table-cell table:style-name="ce20" table:formula="of:=[.AO93]-2*([.$B93]-1)" office:value-type="float" office:value="-0.000734375000092768" calcext:value-type="float">
            <text:p>-0.000734375</text:p>
          </table:table-cell>
          <table:table-cell table:style-name="Default" office:value-type="float" office:value="63625419452985" calcext:value-type="float">
            <text:p>63625419452985</text:p>
          </table:table-cell>
          <table:table-cell table:style-name="ce7" table:formula="of:=([.AQ93]-[.AQ92])/1000" office:value-type="float" office:value="2.0013671875" calcext:value-type="float">
            <text:p>2.0014</text:p>
          </table:table-cell>
          <table:table-cell table:style-name="ce7" table:formula="of:=[.AR93]+[.AS92]" office:value-type="float" office:value="182.0004921875" calcext:value-type="float">
            <text:p>182.0005</text:p>
          </table:table-cell>
          <table:table-cell table:style-name="ce21" table:formula="of:=[.AS93]-2*([.$B93]-1)" office:value-type="float" office:value="0.00049218749990132" calcext:value-type="float">
            <text:p>0.0004921875</text:p>
          </table:table-cell>
          <table:table-cell table:style-name="Default" office:value-type="float" office:value="63625419937498.9" calcext:value-type="float">
            <text:p>63625419937498.9</text:p>
          </table:table-cell>
          <table:table-cell table:style-name="ce7" table:formula="of:=([.AU93]-[.AU92])/1000" office:value-type="float" office:value="1.9996171875" calcext:value-type="float">
            <text:p>1.9996</text:p>
          </table:table-cell>
          <table:table-cell table:style-name="ce7" table:formula="of:=[.AV93]+[.AW92]" office:value-type="float" office:value="181.9984296875" calcext:value-type="float">
            <text:p>181.9984</text:p>
          </table:table-cell>
          <table:table-cell table:style-name="ce22" table:formula="of:=[.AW93]-2*([.$B93]-1)" office:value-type="float" office:value="-0.00157031249997885" calcext:value-type="float">
            <text:p>-0.0015703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93" calcext:value-type="float">
            <text:p>93</text:p>
          </table:table-cell>
          <table:table-cell office:value-type="float" office:value="63625414703128.6" calcext:value-type="float">
            <text:p>63625414703128.6</text:p>
          </table:table-cell>
          <table:table-cell table:formula="of:=([.C94]-[.C93])/1000" office:value-type="float" office:value="1.9951796875" calcext:value-type="float">
            <text:p>1.9952</text:p>
          </table:table-cell>
          <table:table-cell table:formula="of:=[.D94]+[.E93]" office:value-type="float" office:value="183.999015625" calcext:value-type="float">
            <text:p>183.9990</text:p>
          </table:table-cell>
          <table:table-cell table:style-name="ce9" table:formula="of:=[.E94]-2*([.$B94]-1)" office:value-type="float" office:value="-0.000984375000001592" calcext:value-type="float">
            <text:p>-0.000984375</text:p>
          </table:table-cell>
          <table:table-cell table:style-name="Default" office:value-type="float" office:value="63625415189416.8" calcext:value-type="float">
            <text:p>63625415189416.8</text:p>
          </table:table-cell>
          <table:table-cell table:style-name="ce7" table:formula="of:=([.G94]-[.G93])/1000" office:value-type="float" office:value="1.9993828125" calcext:value-type="float">
            <text:p>1.9994</text:p>
          </table:table-cell>
          <table:table-cell table:style-name="ce7" table:formula="of:=[.H94]+[.I93]" office:value-type="float" office:value="184.001484375" calcext:value-type="float">
            <text:p>184.0015</text:p>
          </table:table-cell>
          <table:table-cell table:style-name="ce10" table:formula="of:=[.I94]-2*([.$B94]-1)" office:value-type="float" office:value="0.00148437499998977" calcext:value-type="float">
            <text:p>0.001484375</text:p>
          </table:table-cell>
          <table:table-cell table:style-name="Default" office:value-type="float" office:value="63625415660527.8" calcext:value-type="float">
            <text:p>63625415660527.8</text:p>
          </table:table-cell>
          <table:table-cell table:style-name="ce7" table:formula="of:=([.K94]-[.K93])/1000" office:value-type="float" office:value="1.999375" calcext:value-type="float">
            <text:p>1.9994</text:p>
          </table:table-cell>
          <table:table-cell table:style-name="ce7" table:formula="of:=[.L94]+[.M93]" office:value-type="float" office:value="184.0007890625" calcext:value-type="float">
            <text:p>184.0008</text:p>
          </table:table-cell>
          <table:table-cell table:style-name="ce11" table:formula="of:=[.M94]-2*([.$B94]-1)" office:value-type="float" office:value="0.000789062500047066" calcext:value-type="float">
            <text:p>0.0007890625</text:p>
          </table:table-cell>
          <table:table-cell table:style-name="Default" office:value-type="float" office:value="63625416130938.3" calcext:value-type="float">
            <text:p>63625416130938.3</text:p>
          </table:table-cell>
          <table:table-cell table:style-name="ce7" table:formula="of:=([.O94]-[.O93])/1000" office:value-type="float" office:value="2.00003125" calcext:value-type="float">
            <text:p>2.0000</text:p>
          </table:table-cell>
          <table:table-cell table:style-name="ce7" table:formula="of:=[.P94]+[.Q93]" office:value-type="float" office:value="184.0010625" calcext:value-type="float">
            <text:p>184.0011</text:p>
          </table:table-cell>
          <table:table-cell table:style-name="ce12" table:formula="of:=[.Q94]-2*([.$B94]-1)" office:value-type="float" office:value="0.00106249999998909" calcext:value-type="float">
            <text:p>0.0010625</text:p>
          </table:table-cell>
          <table:table-cell table:style-name="Default" office:value-type="float" office:value="63625416614612.3" calcext:value-type="float">
            <text:p>63625416614612.3</text:p>
          </table:table-cell>
          <table:table-cell table:style-name="ce7" table:formula="of:=([.S94]-[.S93])/1000" office:value-type="float" office:value="1.9996640625" calcext:value-type="float">
            <text:p>1.9997</text:p>
          </table:table-cell>
          <table:table-cell table:style-name="ce7" table:formula="of:=[.T94]+[.U93]" office:value-type="float" office:value="184.0008359375" calcext:value-type="float">
            <text:p>184.0008</text:p>
          </table:table-cell>
          <table:table-cell table:style-name="ce13" table:formula="of:=[.U94]-2*([.$B94]-1)" office:value-type="float" office:value="0.000835937500028194" calcext:value-type="float">
            <text:p>0.0008359375</text:p>
          </table:table-cell>
          <table:table-cell table:style-name="Default" office:value-type="float" office:value="63625417107943.6" calcext:value-type="float">
            <text:p>63625417107943.6</text:p>
          </table:table-cell>
          <table:table-cell table:style-name="ce14" table:formula="of:=([.W94]-[.W93])/1000" office:value-type="float" office:value="2.0032109375" calcext:value-type="float">
            <text:p>2.0032</text:p>
          </table:table-cell>
          <table:table-cell table:style-name="ce7" table:formula="of:=[.X94]+[.Y93]" office:value-type="float" office:value="184.001921875" calcext:value-type="float">
            <text:p>184.0019</text:p>
          </table:table-cell>
          <table:table-cell table:style-name="ce15" table:formula="of:=[.Y94]-2*([.$B94]-1)" office:value-type="float" office:value="0.00192187500002206" calcext:value-type="float">
            <text:p>0.001921875</text:p>
          </table:table-cell>
          <table:table-cell table:style-name="Default" office:value-type="float" office:value="63625417584029.5" calcext:value-type="float">
            <text:p>63625417584029.5</text:p>
          </table:table-cell>
          <table:table-cell table:style-name="ce7" table:formula="of:=([.AA94]-[.AA93])/1000" office:value-type="float" office:value="2.0005" calcext:value-type="float">
            <text:p>2.0005</text:p>
          </table:table-cell>
          <table:table-cell table:style-name="ce7" table:formula="of:=[.AB94]+[.AC93]" office:value-type="float" office:value="183.9996484375" calcext:value-type="float">
            <text:p>183.9996</text:p>
          </table:table-cell>
          <table:table-cell table:style-name="ce16" table:formula="of:=[.AC94]-2*([.$B94]-1)" office:value-type="float" office:value="-0.000351562499957936" calcext:value-type="float">
            <text:p>-0.0003515625</text:p>
          </table:table-cell>
          <table:table-cell table:style-name="Default" office:value-type="float" office:value="63625418048993.8" calcext:value-type="float">
            <text:p>63625418048993.8</text:p>
          </table:table-cell>
          <table:table-cell table:style-name="ce7" table:formula="of:=([.AE94]-[.AE93])/1000" office:value-type="float" office:value="2.00159375" calcext:value-type="float">
            <text:p>2.0016</text:p>
          </table:table-cell>
          <table:table-cell table:style-name="ce7" table:formula="of:=[.AF94]+[.AG93]" office:value-type="float" office:value="184.001" calcext:value-type="float">
            <text:p>184.0010</text:p>
          </table:table-cell>
          <table:table-cell table:style-name="ce17" table:formula="of:=[.AG94]-2*([.$B94]-1)" office:value-type="float" office:value="0.000999999999976353" calcext:value-type="float">
            <text:p>0.001</text:p>
          </table:table-cell>
          <table:table-cell table:style-name="Default" office:value-type="float" office:value="63625418520787.2" calcext:value-type="float">
            <text:p>63625418520787.2</text:p>
          </table:table-cell>
          <table:table-cell table:style-name="ce7" table:formula="of:=([.AI94]-[.AI93])/1000" office:value-type="float" office:value="1.9991875" calcext:value-type="float">
            <text:p>1.9992</text:p>
          </table:table-cell>
          <table:table-cell table:style-name="ce7" table:formula="of:=[.AJ94]+[.AK93]" office:value-type="float" office:value="183.9995" calcext:value-type="float">
            <text:p>183.9995</text:p>
          </table:table-cell>
          <table:table-cell table:style-name="ce18" table:formula="of:=[.AK94]-2*([.$B94]-1)" office:value-type="float" office:value="-0.00050000000004502" calcext:value-type="float">
            <text:p>-0.0005</text:p>
          </table:table-cell>
          <table:table-cell table:style-name="Default" office:value-type="float" office:value="63625418984471.4" calcext:value-type="float">
            <text:p>63625418984471.4</text:p>
          </table:table-cell>
          <table:table-cell table:style-name="ce19" table:formula="of:=([.AM94]-[.AM93])/1000" office:value-type="float" office:value="2.0018046875" calcext:value-type="float">
            <text:p>2.0018</text:p>
          </table:table-cell>
          <table:table-cell table:style-name="ce7" table:formula="of:=[.AN94]+[.AO93]" office:value-type="float" office:value="184.0010703125" calcext:value-type="float">
            <text:p>184.0011</text:p>
          </table:table-cell>
          <table:table-cell table:style-name="ce20" table:formula="of:=[.AO94]-2*([.$B94]-1)" office:value-type="float" office:value="0.00107031249990541" calcext:value-type="float">
            <text:p>0.0010703125</text:p>
          </table:table-cell>
          <table:table-cell table:style-name="Default" office:value-type="float" office:value="63625419454985.3" calcext:value-type="float">
            <text:p>63625419454985.3</text:p>
          </table:table-cell>
          <table:table-cell table:style-name="ce7" table:formula="of:=([.AQ94]-[.AQ93])/1000" office:value-type="float" office:value="2.000296875" calcext:value-type="float">
            <text:p>2.0003</text:p>
          </table:table-cell>
          <table:table-cell table:style-name="ce7" table:formula="of:=[.AR94]+[.AS93]" office:value-type="float" office:value="184.0007890625" calcext:value-type="float">
            <text:p>184.0008</text:p>
          </table:table-cell>
          <table:table-cell table:style-name="ce21" table:formula="of:=[.AS94]-2*([.$B94]-1)" office:value-type="float" office:value="0.000789062499904958" calcext:value-type="float">
            <text:p>0.0007890625</text:p>
          </table:table-cell>
          <table:table-cell table:style-name="Default" office:value-type="float" office:value="63625419939499.6" calcext:value-type="float">
            <text:p>63625419939499.6</text:p>
          </table:table-cell>
          <table:table-cell table:style-name="ce7" table:formula="of:=([.AU94]-[.AU93])/1000" office:value-type="float" office:value="2.0006796875" calcext:value-type="float">
            <text:p>2.0007</text:p>
          </table:table-cell>
          <table:table-cell table:style-name="ce7" table:formula="of:=[.AV94]+[.AW93]" office:value-type="float" office:value="183.999109375" calcext:value-type="float">
            <text:p>183.9991</text:p>
          </table:table-cell>
          <table:table-cell table:style-name="ce22" table:formula="of:=[.AW94]-2*([.$B94]-1)" office:value-type="float" office:value="-0.000890624999982492" calcext:value-type="float">
            <text:p>-0.000890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94" calcext:value-type="float">
            <text:p>94</text:p>
          </table:table-cell>
          <table:table-cell office:value-type="float" office:value="63625414705131.4" calcext:value-type="float">
            <text:p>63625414705131.4</text:p>
          </table:table-cell>
          <table:table-cell table:formula="of:=([.C95]-[.C94])/1000" office:value-type="float" office:value="2.0027734375" calcext:value-type="float">
            <text:p>2.0028</text:p>
          </table:table-cell>
          <table:table-cell table:formula="of:=[.D95]+[.E94]" office:value-type="float" office:value="186.0017890625" calcext:value-type="float">
            <text:p>186.0018</text:p>
          </table:table-cell>
          <table:table-cell table:style-name="ce9" table:formula="of:=[.E95]-2*([.$B95]-1)" office:value-type="float" office:value="0.001789062499995" calcext:value-type="float">
            <text:p>0.0017890625</text:p>
          </table:table-cell>
          <table:table-cell table:style-name="Default" office:value-type="float" office:value="63625415191415.3" calcext:value-type="float">
            <text:p>63625415191415.3</text:p>
          </table:table-cell>
          <table:table-cell table:style-name="ce7" table:formula="of:=([.G95]-[.G94])/1000" office:value-type="float" office:value="1.9985" calcext:value-type="float">
            <text:p>1.9985</text:p>
          </table:table-cell>
          <table:table-cell table:style-name="ce7" table:formula="of:=[.H95]+[.I94]" office:value-type="float" office:value="185.999984375" calcext:value-type="float">
            <text:p>186.0000</text:p>
          </table:table-cell>
          <table:table-cell table:style-name="ce10" table:formula="of:=[.I95]-2*([.$B95]-1)" office:value-type="float" office:value="-0.0000156250000031832" calcext:value-type="float">
            <text:p>-0.000015625</text:p>
          </table:table-cell>
          <table:table-cell table:style-name="Default" office:value-type="float" office:value="63625415662526.2" calcext:value-type="float">
            <text:p>63625415662526.2</text:p>
          </table:table-cell>
          <table:table-cell table:style-name="ce7" table:formula="of:=([.K95]-[.K94])/1000" office:value-type="float" office:value="1.99840625" calcext:value-type="float">
            <text:p>1.9984</text:p>
          </table:table-cell>
          <table:table-cell table:style-name="ce7" table:formula="of:=[.L95]+[.M94]" office:value-type="float" office:value="185.9991953125" calcext:value-type="float">
            <text:p>185.9992</text:p>
          </table:table-cell>
          <table:table-cell table:style-name="ce11" table:formula="of:=[.M95]-2*([.$B95]-1)" office:value-type="float" office:value="-0.000804687499964984" calcext:value-type="float">
            <text:p>-0.0008046875</text:p>
          </table:table-cell>
          <table:table-cell table:style-name="Default" office:value-type="float" office:value="63625416132938.1" calcext:value-type="float">
            <text:p>63625416132938.1</text:p>
          </table:table-cell>
          <table:table-cell table:style-name="ce7" table:formula="of:=([.O95]-[.O94])/1000" office:value-type="float" office:value="1.999734375" calcext:value-type="float">
            <text:p>1.9997</text:p>
          </table:table-cell>
          <table:table-cell table:style-name="ce7" table:formula="of:=[.P95]+[.Q94]" office:value-type="float" office:value="186.000796875" calcext:value-type="float">
            <text:p>186.0008</text:p>
          </table:table-cell>
          <table:table-cell table:style-name="ce12" table:formula="of:=[.Q95]-2*([.$B95]-1)" office:value-type="float" office:value="0.000796874999991815" calcext:value-type="float">
            <text:p>0.000796875</text:p>
          </table:table-cell>
          <table:table-cell table:style-name="Default" office:value-type="float" office:value="63625416616613.2" calcext:value-type="float">
            <text:p>63625416616613.2</text:p>
          </table:table-cell>
          <table:table-cell table:style-name="ce7" table:formula="of:=([.S95]-[.S94])/1000" office:value-type="float" office:value="2.0008984375" calcext:value-type="float">
            <text:p>2.0009</text:p>
          </table:table-cell>
          <table:table-cell table:style-name="ce7" table:formula="of:=[.T95]+[.U94]" office:value-type="float" office:value="186.001734375" calcext:value-type="float">
            <text:p>186.0017</text:p>
          </table:table-cell>
          <table:table-cell table:style-name="ce13" table:formula="of:=[.U95]-2*([.$B95]-1)" office:value-type="float" office:value="0.0017343750000407" calcext:value-type="float">
            <text:p>0.001734375</text:p>
          </table:table-cell>
          <table:table-cell table:style-name="Default" office:value-type="float" office:value="63625417109942.3" calcext:value-type="float">
            <text:p>63625417109942.3</text:p>
          </table:table-cell>
          <table:table-cell table:style-name="ce14" table:formula="of:=([.W95]-[.W94])/1000" office:value-type="float" office:value="1.9986875" calcext:value-type="float">
            <text:p>1.9987</text:p>
          </table:table-cell>
          <table:table-cell table:style-name="ce7" table:formula="of:=[.X95]+[.Y94]" office:value-type="float" office:value="186.000609375" calcext:value-type="float">
            <text:p>186.0006</text:p>
          </table:table-cell>
          <table:table-cell table:style-name="ce15" table:formula="of:=[.Y95]-2*([.$B95]-1)" office:value-type="float" office:value="0.000609375000010459" calcext:value-type="float">
            <text:p>0.000609375</text:p>
          </table:table-cell>
          <table:table-cell table:style-name="Default" office:value-type="float" office:value="63625417586028.5" calcext:value-type="float">
            <text:p>63625417586028.5</text:p>
          </table:table-cell>
          <table:table-cell table:style-name="ce7" table:formula="of:=([.AA95]-[.AA94])/1000" office:value-type="float" office:value="1.9989921875" calcext:value-type="float">
            <text:p>1.9990</text:p>
          </table:table-cell>
          <table:table-cell table:style-name="ce7" table:formula="of:=[.AB95]+[.AC94]" office:value-type="float" office:value="185.998640625" calcext:value-type="float">
            <text:p>185.9986</text:p>
          </table:table-cell>
          <table:table-cell table:style-name="ce16" table:formula="of:=[.AC95]-2*([.$B95]-1)" office:value-type="float" office:value="-0.0013593749999643" calcext:value-type="float">
            <text:p>-0.001359375</text:p>
          </table:table-cell>
          <table:table-cell table:style-name="Default" office:value-type="float" office:value="63625418050992.3" calcext:value-type="float">
            <text:p>63625418050992.3</text:p>
          </table:table-cell>
          <table:table-cell table:style-name="ce7" table:formula="of:=([.AE95]-[.AE94])/1000" office:value-type="float" office:value="1.9985546875" calcext:value-type="float">
            <text:p>1.9986</text:p>
          </table:table-cell>
          <table:table-cell table:style-name="ce7" table:formula="of:=[.AF95]+[.AG94]" office:value-type="float" office:value="185.9995546875" calcext:value-type="float">
            <text:p>185.9996</text:p>
          </table:table-cell>
          <table:table-cell table:style-name="ce17" table:formula="of:=[.AG95]-2*([.$B95]-1)" office:value-type="float" office:value="-0.000445312500033879" calcext:value-type="float">
            <text:p>-0.0004453125</text:p>
          </table:table-cell>
          <table:table-cell table:style-name="Default" office:value-type="float" office:value="63625418522787.5" calcext:value-type="float">
            <text:p>63625418522787.5</text:p>
          </table:table-cell>
          <table:table-cell table:style-name="ce7" table:formula="of:=([.AI95]-[.AI94])/1000" office:value-type="float" office:value="2.0002890625" calcext:value-type="float">
            <text:p>2.0003</text:p>
          </table:table-cell>
          <table:table-cell table:style-name="ce7" table:formula="of:=[.AJ95]+[.AK94]" office:value-type="float" office:value="185.9997890625" calcext:value-type="float">
            <text:p>185.9998</text:p>
          </table:table-cell>
          <table:table-cell table:style-name="ce18" table:formula="of:=[.AK95]-2*([.$B95]-1)" office:value-type="float" office:value="-0.000210937500042974" calcext:value-type="float">
            <text:p>-0.0002109375</text:p>
          </table:table-cell>
          <table:table-cell table:style-name="Default" office:value-type="float" office:value="63625418986469.2" calcext:value-type="float">
            <text:p>63625418986469.2</text:p>
          </table:table-cell>
          <table:table-cell table:style-name="ce19" table:formula="of:=([.AM95]-[.AM94])/1000" office:value-type="float" office:value="1.9977890625" calcext:value-type="float">
            <text:p>1.9978</text:p>
          </table:table-cell>
          <table:table-cell table:style-name="ce7" table:formula="of:=[.AN95]+[.AO94]" office:value-type="float" office:value="185.998859375" calcext:value-type="float">
            <text:p>185.9989</text:p>
          </table:table-cell>
          <table:table-cell table:style-name="ce20" table:formula="of:=[.AO95]-2*([.$B95]-1)" office:value-type="float" office:value="-0.00114062500009027" calcext:value-type="float">
            <text:p>-0.001140625</text:p>
          </table:table-cell>
          <table:table-cell table:style-name="Default" office:value-type="float" office:value="63625419456984.1" calcext:value-type="float">
            <text:p>63625419456984.1</text:p>
          </table:table-cell>
          <table:table-cell table:style-name="ce7" table:formula="of:=([.AQ95]-[.AQ94])/1000" office:value-type="float" office:value="1.998890625" calcext:value-type="float">
            <text:p>1.9989</text:p>
          </table:table-cell>
          <table:table-cell table:style-name="ce7" table:formula="of:=[.AR95]+[.AS94]" office:value-type="float" office:value="185.9996796875" calcext:value-type="float">
            <text:p>185.9997</text:p>
          </table:table-cell>
          <table:table-cell table:style-name="ce21" table:formula="of:=[.AS95]-2*([.$B95]-1)" office:value-type="float" office:value="-0.000320312500093678" calcext:value-type="float">
            <text:p>-0.0003203125</text:p>
          </table:table-cell>
          <table:table-cell table:style-name="Default" office:value-type="float" office:value="63625419941501.5" calcext:value-type="float">
            <text:p>63625419941501.5</text:p>
          </table:table-cell>
          <table:table-cell table:style-name="ce7" table:formula="of:=([.AU95]-[.AU94])/1000" office:value-type="float" office:value="2.0019375" calcext:value-type="float">
            <text:p>2.0019</text:p>
          </table:table-cell>
          <table:table-cell table:style-name="ce7" table:formula="of:=[.AV95]+[.AW94]" office:value-type="float" office:value="186.001046875" calcext:value-type="float">
            <text:p>186.0010</text:p>
          </table:table-cell>
          <table:table-cell table:style-name="ce22" table:formula="of:=[.AW95]-2*([.$B95]-1)" office:value-type="float" office:value="0.00104687500001432" calcext:value-type="float">
            <text:p>0.00104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95" calcext:value-type="float">
            <text:p>95</text:p>
          </table:table-cell>
          <table:table-cell office:value-type="float" office:value="63625414707131.2" calcext:value-type="float">
            <text:p>63625414707131.2</text:p>
          </table:table-cell>
          <table:table-cell table:formula="of:=([.C96]-[.C95])/1000" office:value-type="float" office:value="1.9998125" calcext:value-type="float">
            <text:p>1.9998</text:p>
          </table:table-cell>
          <table:table-cell table:formula="of:=[.D96]+[.E95]" office:value-type="float" office:value="188.0016015625" calcext:value-type="float">
            <text:p>188.0016</text:p>
          </table:table-cell>
          <table:table-cell table:style-name="ce9" table:formula="of:=[.E96]-2*([.$B96]-1)" office:value-type="float" office:value="0.00160156249998522" calcext:value-type="float">
            <text:p>0.0016015625</text:p>
          </table:table-cell>
          <table:table-cell table:style-name="Default" office:value-type="float" office:value="63625415193413.9" calcext:value-type="float">
            <text:p>63625415193413.9</text:p>
          </table:table-cell>
          <table:table-cell table:style-name="ce7" table:formula="of:=([.G96]-[.G95])/1000" office:value-type="float" office:value="1.9985625" calcext:value-type="float">
            <text:p>1.9986</text:p>
          </table:table-cell>
          <table:table-cell table:style-name="ce7" table:formula="of:=[.H96]+[.I95]" office:value-type="float" office:value="187.998546875" calcext:value-type="float">
            <text:p>187.9985</text:p>
          </table:table-cell>
          <table:table-cell table:style-name="ce10" table:formula="of:=[.I96]-2*([.$B96]-1)" office:value-type="float" office:value="-0.00145312500001182" calcext:value-type="float">
            <text:p>-0.001453125</text:p>
          </table:table-cell>
          <table:table-cell table:style-name="Default" office:value-type="float" office:value="63625415664528" calcext:value-type="float">
            <text:p>63625415664528</text:p>
          </table:table-cell>
          <table:table-cell table:style-name="ce7" table:formula="of:=([.K96]-[.K95])/1000" office:value-type="float" office:value="2.0018125" calcext:value-type="float">
            <text:p>2.0018</text:p>
          </table:table-cell>
          <table:table-cell table:style-name="ce7" table:formula="of:=[.L96]+[.M95]" office:value-type="float" office:value="188.0010078125" calcext:value-type="float">
            <text:p>188.0010</text:p>
          </table:table-cell>
          <table:table-cell table:style-name="ce11" table:formula="of:=[.M96]-2*([.$B96]-1)" office:value-type="float" office:value="0.00100781250003479" calcext:value-type="float">
            <text:p>0.0010078125</text:p>
          </table:table-cell>
          <table:table-cell table:style-name="Default" office:value-type="float" office:value="63625416134937.9" calcext:value-type="float">
            <text:p>63625416134937.9</text:p>
          </table:table-cell>
          <table:table-cell table:style-name="ce7" table:formula="of:=([.O96]-[.O95])/1000" office:value-type="float" office:value="1.9998125" calcext:value-type="float">
            <text:p>1.9998</text:p>
          </table:table-cell>
          <table:table-cell table:style-name="ce7" table:formula="of:=[.P96]+[.Q95]" office:value-type="float" office:value="188.000609375" calcext:value-type="float">
            <text:p>188.0006</text:p>
          </table:table-cell>
          <table:table-cell table:style-name="ce12" table:formula="of:=[.Q96]-2*([.$B96]-1)" office:value-type="float" office:value="0.000609374999982038" calcext:value-type="float">
            <text:p>0.000609375</text:p>
          </table:table-cell>
          <table:table-cell table:style-name="Default" office:value-type="float" office:value="63625416618611" calcext:value-type="float">
            <text:p>63625416618611</text:p>
          </table:table-cell>
          <table:table-cell table:style-name="ce7" table:formula="of:=([.S96]-[.S95])/1000" office:value-type="float" office:value="1.997796875" calcext:value-type="float">
            <text:p>1.9978</text:p>
          </table:table-cell>
          <table:table-cell table:style-name="ce7" table:formula="of:=[.T96]+[.U95]" office:value-type="float" office:value="187.99953125" calcext:value-type="float">
            <text:p>187.9995</text:p>
          </table:table-cell>
          <table:table-cell table:style-name="ce13" table:formula="of:=[.U96]-2*([.$B96]-1)" office:value-type="float" office:value="-0.000468749999953388" calcext:value-type="float">
            <text:p>-0.00046875</text:p>
          </table:table-cell>
          <table:table-cell table:style-name="Default" office:value-type="float" office:value="63625417111940.5" calcext:value-type="float">
            <text:p>63625417111940.5</text:p>
          </table:table-cell>
          <table:table-cell table:style-name="ce14" table:formula="of:=([.W96]-[.W95])/1000" office:value-type="float" office:value="1.9981484375" calcext:value-type="float">
            <text:p>1.9981</text:p>
          </table:table-cell>
          <table:table-cell table:style-name="ce7" table:formula="of:=[.X96]+[.Y95]" office:value-type="float" office:value="187.9987578125" calcext:value-type="float">
            <text:p>187.9988</text:p>
          </table:table-cell>
          <table:table-cell table:style-name="ce15" table:formula="of:=[.Y96]-2*([.$B96]-1)" office:value-type="float" office:value="-0.00124218749999727" calcext:value-type="float">
            <text:p>-0.0012421875</text:p>
          </table:table-cell>
          <table:table-cell table:style-name="Default" office:value-type="float" office:value="63625417588028.9" calcext:value-type="float">
            <text:p>63625417588028.9</text:p>
          </table:table-cell>
          <table:table-cell table:style-name="ce7" table:formula="of:=([.AA96]-[.AA95])/1000" office:value-type="float" office:value="2.000375" calcext:value-type="float">
            <text:p>2.0004</text:p>
          </table:table-cell>
          <table:table-cell table:style-name="ce7" table:formula="of:=[.AB96]+[.AC95]" office:value-type="float" office:value="187.999015625" calcext:value-type="float">
            <text:p>187.9990</text:p>
          </table:table-cell>
          <table:table-cell table:style-name="ce16" table:formula="of:=[.AC96]-2*([.$B96]-1)" office:value-type="float" office:value="-0.00098437499997317" calcext:value-type="float">
            <text:p>-0.000984375</text:p>
          </table:table-cell>
          <table:table-cell table:style-name="Default" office:value-type="float" office:value="63625418052994" calcext:value-type="float">
            <text:p>63625418052994</text:p>
          </table:table-cell>
          <table:table-cell table:style-name="ce7" table:formula="of:=([.AE96]-[.AE95])/1000" office:value-type="float" office:value="2.0016328125" calcext:value-type="float">
            <text:p>2.0016</text:p>
          </table:table-cell>
          <table:table-cell table:style-name="ce7" table:formula="of:=[.AF96]+[.AG95]" office:value-type="float" office:value="188.0011875" calcext:value-type="float">
            <text:p>188.0012</text:p>
          </table:table-cell>
          <table:table-cell table:style-name="ce17" table:formula="of:=[.AG96]-2*([.$B96]-1)" office:value-type="float" office:value="0.00118749999995771" calcext:value-type="float">
            <text:p>0.0011875</text:p>
          </table:table-cell>
          <table:table-cell table:style-name="Default" office:value-type="float" office:value="63625418524787" calcext:value-type="float">
            <text:p>63625418524787</text:p>
          </table:table-cell>
          <table:table-cell table:style-name="ce7" table:formula="of:=([.AI96]-[.AI95])/1000" office:value-type="float" office:value="1.9994609375" calcext:value-type="float">
            <text:p>1.9995</text:p>
          </table:table-cell>
          <table:table-cell table:style-name="ce7" table:formula="of:=[.AJ96]+[.AK95]" office:value-type="float" office:value="187.99925" calcext:value-type="float">
            <text:p>187.9993</text:p>
          </table:table-cell>
          <table:table-cell table:style-name="ce18" table:formula="of:=[.AK96]-2*([.$B96]-1)" office:value-type="float" office:value="-0.000750000000039108" calcext:value-type="float">
            <text:p>-0.00075</text:p>
          </table:table-cell>
          <table:table-cell table:style-name="Default" office:value-type="float" office:value="63625418988471.8" calcext:value-type="float">
            <text:p>63625418988471.8</text:p>
          </table:table-cell>
          <table:table-cell table:style-name="ce19" table:formula="of:=([.AM96]-[.AM95])/1000" office:value-type="float" office:value="2.0026796875" calcext:value-type="float">
            <text:p>2.0027</text:p>
          </table:table-cell>
          <table:table-cell table:style-name="ce7" table:formula="of:=[.AN96]+[.AO95]" office:value-type="float" office:value="188.0015390625" calcext:value-type="float">
            <text:p>188.0015</text:p>
          </table:table-cell>
          <table:table-cell table:style-name="ce20" table:formula="of:=[.AO96]-2*([.$B96]-1)" office:value-type="float" office:value="0.00153906249991564" calcext:value-type="float">
            <text:p>0.0015390625</text:p>
          </table:table-cell>
          <table:table-cell table:style-name="Default" office:value-type="float" office:value="63625419458984.3" calcext:value-type="float">
            <text:p>63625419458984.3</text:p>
          </table:table-cell>
          <table:table-cell table:style-name="ce7" table:formula="of:=([.AQ96]-[.AQ95])/1000" office:value-type="float" office:value="2.000203125" calcext:value-type="float">
            <text:p>2.0002</text:p>
          </table:table-cell>
          <table:table-cell table:style-name="ce7" table:formula="of:=[.AR96]+[.AS95]" office:value-type="float" office:value="187.9998828125" calcext:value-type="float">
            <text:p>187.9999</text:p>
          </table:table-cell>
          <table:table-cell table:style-name="ce21" table:formula="of:=[.AS96]-2*([.$B96]-1)" office:value-type="float" office:value="-0.000117187500080718" calcext:value-type="float">
            <text:p>-0.0001171875</text:p>
          </table:table-cell>
          <table:table-cell table:style-name="Default" office:value-type="float" office:value="63625419943501.5" calcext:value-type="float">
            <text:p>63625419943501.5</text:p>
          </table:table-cell>
          <table:table-cell table:style-name="ce7" table:formula="of:=([.AU96]-[.AU95])/1000" office:value-type="float" office:value="1.9999921875" calcext:value-type="float">
            <text:p>2.0000</text:p>
          </table:table-cell>
          <table:table-cell table:style-name="ce7" table:formula="of:=[.AV96]+[.AW95]" office:value-type="float" office:value="188.0010390625" calcext:value-type="float">
            <text:p>188.0010</text:p>
          </table:table-cell>
          <table:table-cell table:style-name="ce22" table:formula="of:=[.AW96]-2*([.$B96]-1)" office:value-type="float" office:value="0.00103906250001273" calcext:value-type="float">
            <text:p>0.0010390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prompt 8</text:p>
          </table:table-cell>
          <table:table-cell table:style-name="ce6" office:value-type="float" office:value="96" calcext:value-type="float">
            <text:p>96</text:p>
          </table:table-cell>
          <table:table-cell office:value-type="float" office:value="63625414709131.3" calcext:value-type="float">
            <text:p>63625414709131.3</text:p>
          </table:table-cell>
          <table:table-cell table:formula="of:=([.C97]-[.C96])/1000" office:value-type="float" office:value="2.0001171875" calcext:value-type="float">
            <text:p>2.0001</text:p>
          </table:table-cell>
          <table:table-cell table:formula="of:=[.D97]+[.E96]" office:value-type="float" office:value="190.00171875" calcext:value-type="float">
            <text:p>190.0017</text:p>
          </table:table-cell>
          <table:table-cell table:style-name="ce9" table:formula="of:=[.E97]-2*([.$B97]-1)" office:value-type="float" office:value="0.00171874999998067" calcext:value-type="float">
            <text:p>0.00171875</text:p>
          </table:table-cell>
          <table:table-cell table:style-name="Default" office:value-type="float" office:value="63625415195414.9" calcext:value-type="float">
            <text:p>63625415195414.9</text:p>
          </table:table-cell>
          <table:table-cell table:style-name="ce7" table:formula="of:=([.G97]-[.G96])/1000" office:value-type="float" office:value="2.0010546875" calcext:value-type="float">
            <text:p>2.0011</text:p>
          </table:table-cell>
          <table:table-cell table:style-name="ce7" table:formula="of:=[.H97]+[.I96]" office:value-type="float" office:value="189.9996015625" calcext:value-type="float">
            <text:p>189.9996</text:p>
          </table:table-cell>
          <table:table-cell table:style-name="ce10" table:formula="of:=[.I97]-2*([.$B97]-1)" office:value-type="float" office:value="-0.000398437500024329" calcext:value-type="float">
            <text:p>-0.0003984375</text:p>
          </table:table-cell>
          <table:table-cell table:style-name="Default" office:value-type="float" office:value="63625415666528.5" calcext:value-type="float">
            <text:p>63625415666528.5</text:p>
          </table:table-cell>
          <table:table-cell table:style-name="ce7" table:formula="of:=([.K97]-[.K96])/1000" office:value-type="float" office:value="2.0004453125" calcext:value-type="float">
            <text:p>2.0004</text:p>
          </table:table-cell>
          <table:table-cell table:style-name="ce7" table:formula="of:=[.L97]+[.M96]" office:value-type="float" office:value="190.001453125" calcext:value-type="float">
            <text:p>190.0015</text:p>
          </table:table-cell>
          <table:table-cell table:style-name="ce11" table:formula="of:=[.M97]-2*([.$B97]-1)" office:value-type="float" office:value="0.00145312500004025" calcext:value-type="float">
            <text:p>0.001453125</text:p>
          </table:table-cell>
          <table:table-cell table:style-name="Default" office:value-type="float" office:value="63625416136936.8" calcext:value-type="float">
            <text:p>63625416136936.8</text:p>
          </table:table-cell>
          <table:table-cell table:style-name="ce7" table:formula="of:=([.O97]-[.O96])/1000" office:value-type="float" office:value="1.9989296875" calcext:value-type="float">
            <text:p>1.9989</text:p>
          </table:table-cell>
          <table:table-cell table:style-name="ce7" table:formula="of:=[.P97]+[.Q96]" office:value-type="float" office:value="189.9995390625" calcext:value-type="float">
            <text:p>189.9995</text:p>
          </table:table-cell>
          <table:table-cell table:style-name="ce12" table:formula="of:=[.Q97]-2*([.$B97]-1)" office:value-type="float" office:value="-0.00046093750000864" calcext:value-type="float">
            <text:p>-0.0004609375</text:p>
          </table:table-cell>
          <table:table-cell table:style-name="Default" office:value-type="float" office:value="63625416620610.8" calcext:value-type="float">
            <text:p>63625416620610.8</text:p>
          </table:table-cell>
          <table:table-cell table:style-name="ce7" table:formula="of:=([.S97]-[.S96])/1000" office:value-type="float" office:value="1.99978125" calcext:value-type="float">
            <text:p>1.9998</text:p>
          </table:table-cell>
          <table:table-cell table:style-name="ce7" table:formula="of:=[.T97]+[.U96]" office:value-type="float" office:value="189.9993125" calcext:value-type="float">
            <text:p>189.9993</text:p>
          </table:table-cell>
          <table:table-cell table:style-name="ce13" table:formula="of:=[.U97]-2*([.$B97]-1)" office:value-type="float" office:value="-0.00068749999994111" calcext:value-type="float">
            <text:p>-0.0006875</text:p>
          </table:table-cell>
          <table:table-cell table:style-name="Default" office:value-type="float" office:value="63625417113942.2" calcext:value-type="float">
            <text:p>63625417113942.2</text:p>
          </table:table-cell>
          <table:table-cell table:style-name="ce14" table:formula="of:=([.W97]-[.W96])/1000" office:value-type="float" office:value="2.00175" calcext:value-type="float">
            <text:p>2.0018</text:p>
          </table:table-cell>
          <table:table-cell table:style-name="ce7" table:formula="of:=[.X97]+[.Y96]" office:value-type="float" office:value="190.0005078125" calcext:value-type="float">
            <text:p>190.0005</text:p>
          </table:table-cell>
          <table:table-cell table:style-name="ce15" table:formula="of:=[.Y97]-2*([.$B97]-1)" office:value-type="float" office:value="0.000507812499989768" calcext:value-type="float">
            <text:p>0.0005078125</text:p>
          </table:table-cell>
          <table:table-cell table:style-name="Default" office:value-type="float" office:value="63625417590029.2" calcext:value-type="float">
            <text:p>63625417590029.2</text:p>
          </table:table-cell>
          <table:table-cell table:style-name="ce7" table:formula="of:=([.AA97]-[.AA96])/1000" office:value-type="float" office:value="2.0003203125" calcext:value-type="float">
            <text:p>2.0003</text:p>
          </table:table-cell>
          <table:table-cell table:style-name="ce7" table:formula="of:=[.AB97]+[.AC96]" office:value-type="float" office:value="189.9993359375" calcext:value-type="float">
            <text:p>189.9993</text:p>
          </table:table-cell>
          <table:table-cell table:style-name="ce16" table:formula="of:=[.AC97]-2*([.$B97]-1)" office:value-type="float" office:value="-0.000664062499964757" calcext:value-type="float">
            <text:p>-0.0006640625</text:p>
          </table:table-cell>
          <table:table-cell table:style-name="Default" office:value-type="float" office:value="63625418054991.8" calcext:value-type="float">
            <text:p>63625418054991.8</text:p>
          </table:table-cell>
          <table:table-cell table:style-name="ce7" table:formula="of:=([.AE97]-[.AE96])/1000" office:value-type="float" office:value="1.9978125" calcext:value-type="float">
            <text:p>1.9978</text:p>
          </table:table-cell>
          <table:table-cell table:style-name="ce7" table:formula="of:=[.AF97]+[.AG96]" office:value-type="float" office:value="189.999" calcext:value-type="float">
            <text:p>189.9990</text:p>
          </table:table-cell>
          <table:table-cell table:style-name="ce17" table:formula="of:=[.AG97]-2*([.$B97]-1)" office:value-type="float" office:value="-0.0010000000000332" calcext:value-type="float">
            <text:p>-0.001</text:p>
          </table:table-cell>
          <table:table-cell table:style-name="Default" office:value-type="float" office:value="63625418526788.5" calcext:value-type="float">
            <text:p>63625418526788.5</text:p>
          </table:table-cell>
          <table:table-cell table:style-name="ce7" table:formula="of:=([.AI97]-[.AI96])/1000" office:value-type="float" office:value="2.0015" calcext:value-type="float">
            <text:p>2.0015</text:p>
          </table:table-cell>
          <table:table-cell table:style-name="ce7" table:formula="of:=[.AJ97]+[.AK96]" office:value-type="float" office:value="190.00075" calcext:value-type="float">
            <text:p>190.0008</text:p>
          </table:table-cell>
          <table:table-cell table:style-name="ce18" table:formula="of:=[.AK97]-2*([.$B97]-1)" office:value-type="float" office:value="0.000749999999953843" calcext:value-type="float">
            <text:p>0.00075</text:p>
          </table:table-cell>
          <table:table-cell table:style-name="Default" office:value-type="float" office:value="63625418990471.6" calcext:value-type="float">
            <text:p>63625418990471.6</text:p>
          </table:table-cell>
          <table:table-cell table:style-name="ce19" table:formula="of:=([.AM97]-[.AM96])/1000" office:value-type="float" office:value="1.999765625" calcext:value-type="float">
            <text:p>1.9998</text:p>
          </table:table-cell>
          <table:table-cell table:style-name="ce7" table:formula="of:=[.AN97]+[.AO96]" office:value-type="float" office:value="190.0013046875" calcext:value-type="float">
            <text:p>190.0013</text:p>
          </table:table-cell>
          <table:table-cell table:style-name="ce20" table:formula="of:=[.AO97]-2*([.$B97]-1)" office:value-type="float" office:value="0.00130468749992474" calcext:value-type="float">
            <text:p>0.0013046875</text:p>
          </table:table-cell>
          <table:table-cell table:style-name="Default" office:value-type="float" office:value="63625419460985.3" calcext:value-type="float">
            <text:p>63625419460985.3</text:p>
          </table:table-cell>
          <table:table-cell table:style-name="ce7" table:formula="of:=([.AQ97]-[.AQ96])/1000" office:value-type="float" office:value="2.000953125" calcext:value-type="float">
            <text:p>2.0010</text:p>
          </table:table-cell>
          <table:table-cell table:style-name="ce7" table:formula="of:=[.AR97]+[.AS96]" office:value-type="float" office:value="190.0008359375" calcext:value-type="float">
            <text:p>190.0008</text:p>
          </table:table-cell>
          <table:table-cell table:style-name="ce21" table:formula="of:=[.AS97]-2*([.$B97]-1)" office:value-type="float" office:value="0.000835937499914508" calcext:value-type="float">
            <text:p>0.0008359375</text:p>
          </table:table-cell>
          <table:table-cell table:style-name="Default" office:value-type="float" office:value="63625419945501.7" calcext:value-type="float">
            <text:p>63625419945501.7</text:p>
          </table:table-cell>
          <table:table-cell table:style-name="ce7" table:formula="of:=([.AU97]-[.AU96])/1000" office:value-type="float" office:value="2.0002109375" calcext:value-type="float">
            <text:p>2.0002</text:p>
          </table:table-cell>
          <table:table-cell table:style-name="ce7" table:formula="of:=[.AV97]+[.AW96]" office:value-type="float" office:value="190.00125" calcext:value-type="float">
            <text:p>190.0013</text:p>
          </table:table-cell>
          <table:table-cell table:style-name="ce22" table:formula="of:=[.AW97]-2*([.$B97]-1)" office:value-type="float" office:value="0.00124999999999886" calcext:value-type="float">
            <text:p>0.00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rame</text:p>
          </table:table-cell>
          <table:table-cell table:style-name="ce6" office:value-type="float" office:value="97" calcext:value-type="float">
            <text:p>97</text:p>
          </table:table-cell>
          <table:table-cell office:value-type="float" office:value="63625414711129.4" calcext:value-type="float">
            <text:p>63625414711129.4</text:p>
          </table:table-cell>
          <table:table-cell table:formula="of:=([.C98]-[.C97])/1000" office:value-type="float" office:value="1.9981328125" calcext:value-type="float">
            <text:p>1.9981</text:p>
          </table:table-cell>
          <table:table-cell table:formula="of:=[.D98]+[.E97]" office:value-type="float" office:value="191.9998515625" calcext:value-type="float">
            <text:p>191.9999</text:p>
          </table:table-cell>
          <table:table-cell table:style-name="ce9" table:formula="of:=[.E98]-2*([.$B98]-1)" office:value-type="float" office:value="-0.000148437500030241" calcext:value-type="float">
            <text:p>-0.0001484375</text:p>
          </table:table-cell>
          <table:table-cell table:style-name="Default" office:value-type="float" office:value="63625415197414.3" calcext:value-type="float">
            <text:p>63625415197414.3</text:p>
          </table:table-cell>
          <table:table-cell table:style-name="ce7" table:formula="of:=([.G98]-[.G97])/1000" office:value-type="float" office:value="1.9994140625" calcext:value-type="float">
            <text:p>1.9994</text:p>
          </table:table-cell>
          <table:table-cell table:style-name="ce7" table:formula="of:=[.H98]+[.I97]" office:value-type="float" office:value="191.999015625" calcext:value-type="float">
            <text:p>191.9990</text:p>
          </table:table-cell>
          <table:table-cell table:style-name="ce10" table:formula="of:=[.I98]-2*([.$B98]-1)" office:value-type="float" office:value="-0.000984375000030013" calcext:value-type="float">
            <text:p>-0.000984375</text:p>
          </table:table-cell>
          <table:table-cell table:style-name="Default" office:value-type="float" office:value="63625415668526.3" calcext:value-type="float">
            <text:p>63625415668526.3</text:p>
          </table:table-cell>
          <table:table-cell table:style-name="ce7" table:formula="of:=([.K98]-[.K97])/1000" office:value-type="float" office:value="1.9978515625" calcext:value-type="float">
            <text:p>1.9979</text:p>
          </table:table-cell>
          <table:table-cell table:style-name="ce7" table:formula="of:=[.L98]+[.M97]" office:value-type="float" office:value="191.9993046875" calcext:value-type="float">
            <text:p>191.9993</text:p>
          </table:table-cell>
          <table:table-cell table:style-name="ce11" table:formula="of:=[.M98]-2*([.$B98]-1)" office:value-type="float" office:value="-0.000695312499971124" calcext:value-type="float">
            <text:p>-0.0006953125</text:p>
          </table:table-cell>
          <table:table-cell table:style-name="Default" office:value-type="float" office:value="63625416138937.1" calcext:value-type="float">
            <text:p>63625416138937.1</text:p>
          </table:table-cell>
          <table:table-cell table:style-name="ce7" table:formula="of:=([.O98]-[.O97])/1000" office:value-type="float" office:value="2.00028125" calcext:value-type="float">
            <text:p>2.0003</text:p>
          </table:table-cell>
          <table:table-cell table:style-name="ce7" table:formula="of:=[.P98]+[.Q97]" office:value-type="float" office:value="191.9998203125" calcext:value-type="float">
            <text:p>191.9998</text:p>
          </table:table-cell>
          <table:table-cell table:style-name="ce12" table:formula="of:=[.Q98]-2*([.$B98]-1)" office:value-type="float" office:value="-0.000179687500008185" calcext:value-type="float">
            <text:p>-0.0001796875</text:p>
          </table:table-cell>
          <table:table-cell table:style-name="Default" office:value-type="float" office:value="63625416622612.4" calcext:value-type="float">
            <text:p>63625416622612.4</text:p>
          </table:table-cell>
          <table:table-cell table:style-name="ce7" table:formula="of:=([.S98]-[.S97])/1000" office:value-type="float" office:value="2.0015625" calcext:value-type="float">
            <text:p>2.0016</text:p>
          </table:table-cell>
          <table:table-cell table:style-name="ce7" table:formula="of:=[.T98]+[.U97]" office:value-type="float" office:value="192.000875" calcext:value-type="float">
            <text:p>192.0009</text:p>
          </table:table-cell>
          <table:table-cell table:style-name="ce13" table:formula="of:=[.U98]-2*([.$B98]-1)" office:value-type="float" office:value="0.000875000000064574" calcext:value-type="float">
            <text:p>0.000875</text:p>
          </table:table-cell>
          <table:table-cell table:style-name="Default" office:value-type="float" office:value="63625417115941.9" calcext:value-type="float">
            <text:p>63625417115941.9</text:p>
          </table:table-cell>
          <table:table-cell table:style-name="ce14" table:formula="of:=([.W98]-[.W97])/1000" office:value-type="float" office:value="1.999671875" calcext:value-type="float">
            <text:p>1.9997</text:p>
          </table:table-cell>
          <table:table-cell table:style-name="ce7" table:formula="of:=[.X98]+[.Y97]" office:value-type="float" office:value="192.0001796875" calcext:value-type="float">
            <text:p>192.0002</text:p>
          </table:table-cell>
          <table:table-cell table:style-name="ce15" table:formula="of:=[.Y98]-2*([.$B98]-1)" office:value-type="float" office:value="0.000179687499979764" calcext:value-type="float">
            <text:p>0.0001796875</text:p>
          </table:table-cell>
          <table:table-cell table:style-name="Default" office:value-type="float" office:value="63625417592030.5" calcext:value-type="float">
            <text:p>63625417592030.5</text:p>
          </table:table-cell>
          <table:table-cell table:style-name="ce7" table:formula="of:=([.AA98]-[.AA97])/1000" office:value-type="float" office:value="2.001359375" calcext:value-type="float">
            <text:p>2.0014</text:p>
          </table:table-cell>
          <table:table-cell table:style-name="ce7" table:formula="of:=[.AB98]+[.AC97]" office:value-type="float" office:value="192.0006953125" calcext:value-type="float">
            <text:p>192.0007</text:p>
          </table:table-cell>
          <table:table-cell table:style-name="ce16" table:formula="of:=[.AC98]-2*([.$B98]-1)" office:value-type="float" office:value="0.000695312500027967" calcext:value-type="float">
            <text:p>0.0006953125</text:p>
          </table:table-cell>
          <table:table-cell table:style-name="Default" office:value-type="float" office:value="63625418056994" calcext:value-type="float">
            <text:p>63625418056994</text:p>
          </table:table-cell>
          <table:table-cell table:style-name="ce7" table:formula="of:=([.AE98]-[.AE97])/1000" office:value-type="float" office:value="2.00221875" calcext:value-type="float">
            <text:p>2.0022</text:p>
          </table:table-cell>
          <table:table-cell table:style-name="ce7" table:formula="of:=[.AF98]+[.AG97]" office:value-type="float" office:value="192.00121875" calcext:value-type="float">
            <text:p>192.0012</text:p>
          </table:table-cell>
          <table:table-cell table:style-name="ce17" table:formula="of:=[.AG98]-2*([.$B98]-1)" office:value-type="float" office:value="0.00121874999996408" calcext:value-type="float">
            <text:p>0.00121875</text:p>
          </table:table-cell>
          <table:table-cell table:style-name="Default" office:value-type="float" office:value="63625418528788.4" calcext:value-type="float">
            <text:p>63625418528788.4</text:p>
          </table:table-cell>
          <table:table-cell table:style-name="ce7" table:formula="of:=([.AI98]-[.AI97])/1000" office:value-type="float" office:value="1.9999296875" calcext:value-type="float">
            <text:p>1.9999</text:p>
          </table:table-cell>
          <table:table-cell table:style-name="ce7" table:formula="of:=[.AJ98]+[.AK97]" office:value-type="float" office:value="192.0006796875" calcext:value-type="float">
            <text:p>192.0007</text:p>
          </table:table-cell>
          <table:table-cell table:style-name="ce18" table:formula="of:=[.AK98]-2*([.$B98]-1)" office:value-type="float" office:value="0.00067968749996794" calcext:value-type="float">
            <text:p>0.0006796875</text:p>
          </table:table-cell>
          <table:table-cell table:style-name="Default" office:value-type="float" office:value="63625418992470.6" calcext:value-type="float">
            <text:p>63625418992470.6</text:p>
          </table:table-cell>
          <table:table-cell table:style-name="ce19" table:formula="of:=([.AM98]-[.AM97])/1000" office:value-type="float" office:value="1.99903125" calcext:value-type="float">
            <text:p>1.9990</text:p>
          </table:table-cell>
          <table:table-cell table:style-name="ce7" table:formula="of:=[.AN98]+[.AO97]" office:value-type="float" office:value="192.0003359375" calcext:value-type="float">
            <text:p>192.0003</text:p>
          </table:table-cell>
          <table:table-cell table:style-name="ce20" table:formula="of:=[.AO98]-2*([.$B98]-1)" office:value-type="float" office:value="0.000335937499926331" calcext:value-type="float">
            <text:p>0.0003359375</text:p>
          </table:table-cell>
          <table:table-cell table:style-name="Default" office:value-type="float" office:value="63625419462986" calcext:value-type="float">
            <text:p>63625419462986</text:p>
          </table:table-cell>
          <table:table-cell table:style-name="ce7" table:formula="of:=([.AQ98]-[.AQ97])/1000" office:value-type="float" office:value="2.0006875" calcext:value-type="float">
            <text:p>2.0007</text:p>
          </table:table-cell>
          <table:table-cell table:style-name="ce7" table:formula="of:=[.AR98]+[.AS97]" office:value-type="float" office:value="192.0015234375" calcext:value-type="float">
            <text:p>192.0015</text:p>
          </table:table-cell>
          <table:table-cell table:style-name="ce21" table:formula="of:=[.AS98]-2*([.$B98]-1)" office:value-type="float" office:value="0.00152343749991246" calcext:value-type="float">
            <text:p>0.0015234375</text:p>
          </table:table-cell>
          <table:table-cell table:style-name="Default" office:value-type="float" office:value="63625419947502.1" calcext:value-type="float">
            <text:p>63625419947502.1</text:p>
          </table:table-cell>
          <table:table-cell table:style-name="ce7" table:formula="of:=([.AU98]-[.AU97])/1000" office:value-type="float" office:value="2.000375" calcext:value-type="float">
            <text:p>2.0004</text:p>
          </table:table-cell>
          <table:table-cell table:style-name="ce7" table:formula="of:=[.AV98]+[.AW97]" office:value-type="float" office:value="192.001625" calcext:value-type="float">
            <text:p>192.0016</text:p>
          </table:table-cell>
          <table:table-cell table:style-name="ce22" table:formula="of:=[.AW98]-2*([.$B98]-1)" office:value-type="float" office:value="0.00162499999999" calcext:value-type="float">
            <text:p>0.001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98" calcext:value-type="float">
            <text:p>98</text:p>
          </table:table-cell>
          <table:table-cell office:value-type="float" office:value="63625414713133.3" calcext:value-type="float">
            <text:p>63625414713133.3</text:p>
          </table:table-cell>
          <table:table-cell table:formula="of:=([.C99]-[.C98])/1000" office:value-type="float" office:value="2.003859375" calcext:value-type="float">
            <text:p>2.0039</text:p>
          </table:table-cell>
          <table:table-cell table:formula="of:=[.D99]+[.E98]" office:value-type="float" office:value="194.0037109375" calcext:value-type="float">
            <text:p>194.0037</text:p>
          </table:table-cell>
          <table:table-cell table:style-name="ce9" table:formula="of:=[.E99]-2*([.$B99]-1)" office:value-type="float" office:value="0.00371093749996021" calcext:value-type="float">
            <text:p>0.0037109375</text:p>
          </table:table-cell>
          <table:table-cell table:style-name="Default" office:value-type="float" office:value="63625415199416.1" calcext:value-type="float">
            <text:p>63625415199416.1</text:p>
          </table:table-cell>
          <table:table-cell table:style-name="ce7" table:formula="of:=([.G99]-[.G98])/1000" office:value-type="float" office:value="2.00178125" calcext:value-type="float">
            <text:p>2.0018</text:p>
          </table:table-cell>
          <table:table-cell table:style-name="ce7" table:formula="of:=[.H99]+[.I98]" office:value-type="float" office:value="194.000796875" calcext:value-type="float">
            <text:p>194.0008</text:p>
          </table:table-cell>
          <table:table-cell table:style-name="ce10" table:formula="of:=[.I99]-2*([.$B99]-1)" office:value-type="float" office:value="0.000796874999963393" calcext:value-type="float">
            <text:p>0.000796875</text:p>
          </table:table-cell>
          <table:table-cell table:style-name="Default" office:value-type="float" office:value="63625415670526.8" calcext:value-type="float">
            <text:p>63625415670526.8</text:p>
          </table:table-cell>
          <table:table-cell table:style-name="ce7" table:formula="of:=([.K99]-[.K98])/1000" office:value-type="float" office:value="2.000484375" calcext:value-type="float">
            <text:p>2.0005</text:p>
          </table:table-cell>
          <table:table-cell table:style-name="ce7" table:formula="of:=[.L99]+[.M98]" office:value-type="float" office:value="193.9997890625" calcext:value-type="float">
            <text:p>193.9998</text:p>
          </table:table-cell>
          <table:table-cell table:style-name="ce11" table:formula="of:=[.M99]-2*([.$B99]-1)" office:value-type="float" office:value="-0.000210937499957708" calcext:value-type="float">
            <text:p>-0.0002109375</text:p>
          </table:table-cell>
          <table:table-cell table:style-name="Default" office:value-type="float" office:value="63625416140936.7" calcext:value-type="float">
            <text:p>63625416140936.7</text:p>
          </table:table-cell>
          <table:table-cell table:style-name="ce7" table:formula="of:=([.O99]-[.O98])/1000" office:value-type="float" office:value="1.9996171875" calcext:value-type="float">
            <text:p>1.9996</text:p>
          </table:table-cell>
          <table:table-cell table:style-name="ce7" table:formula="of:=[.P99]+[.Q98]" office:value-type="float" office:value="193.9994375" calcext:value-type="float">
            <text:p>193.9994</text:p>
          </table:table-cell>
          <table:table-cell table:style-name="ce12" table:formula="of:=[.Q99]-2*([.$B99]-1)" office:value-type="float" office:value="-0.00056250000000091" calcext:value-type="float">
            <text:p>-0.0005625</text:p>
          </table:table-cell>
          <table:table-cell table:style-name="Default" office:value-type="float" office:value="63625416624612.7" calcext:value-type="float">
            <text:p>63625416624612.7</text:p>
          </table:table-cell>
          <table:table-cell table:style-name="ce7" table:formula="of:=([.S99]-[.S98])/1000" office:value-type="float" office:value="2.0003359375" calcext:value-type="float">
            <text:p>2.0003</text:p>
          </table:table-cell>
          <table:table-cell table:style-name="ce7" table:formula="of:=[.T99]+[.U98]" office:value-type="float" office:value="194.0012109375" calcext:value-type="float">
            <text:p>194.0012</text:p>
          </table:table-cell>
          <table:table-cell table:style-name="ce13" table:formula="of:=[.U99]-2*([.$B99]-1)" office:value-type="float" office:value="0.00121093750007617" calcext:value-type="float">
            <text:p>0.0012109375</text:p>
          </table:table-cell>
          <table:table-cell table:style-name="Default" office:value-type="float" office:value="63625417117940.6" calcext:value-type="float">
            <text:p>63625417117940.6</text:p>
          </table:table-cell>
          <table:table-cell table:style-name="ce14" table:formula="of:=([.W99]-[.W98])/1000" office:value-type="float" office:value="1.9987421875" calcext:value-type="float">
            <text:p>1.9987</text:p>
          </table:table-cell>
          <table:table-cell table:style-name="ce7" table:formula="of:=[.X99]+[.Y98]" office:value-type="float" office:value="193.998921875" calcext:value-type="float">
            <text:p>193.9989</text:p>
          </table:table-cell>
          <table:table-cell table:style-name="ce15" table:formula="of:=[.Y99]-2*([.$B99]-1)" office:value-type="float" office:value="-0.00107812500002069" calcext:value-type="float">
            <text:p>-0.001078125</text:p>
          </table:table-cell>
          <table:table-cell table:style-name="Default" office:value-type="float" office:value="63625417594028.5" calcext:value-type="float">
            <text:p>63625417594028.5</text:p>
          </table:table-cell>
          <table:table-cell table:style-name="ce7" table:formula="of:=([.AA99]-[.AA98])/1000" office:value-type="float" office:value="1.998015625" calcext:value-type="float">
            <text:p>1.9980</text:p>
          </table:table-cell>
          <table:table-cell table:style-name="ce7" table:formula="of:=[.AB99]+[.AC98]" office:value-type="float" office:value="193.9987109375" calcext:value-type="float">
            <text:p>193.9987</text:p>
          </table:table-cell>
          <table:table-cell table:style-name="ce16" table:formula="of:=[.AC99]-2*([.$B99]-1)" office:value-type="float" office:value="-0.0012890624999784" calcext:value-type="float">
            <text:p>-0.0012890625</text:p>
          </table:table-cell>
          <table:table-cell table:style-name="Default" office:value-type="float" office:value="63625418058993.6" calcext:value-type="float">
            <text:p>63625418058993.6</text:p>
          </table:table-cell>
          <table:table-cell table:style-name="ce7" table:formula="of:=([.AE99]-[.AE98])/1000" office:value-type="float" office:value="1.9996328125" calcext:value-type="float">
            <text:p>1.9996</text:p>
          </table:table-cell>
          <table:table-cell table:style-name="ce7" table:formula="of:=[.AF99]+[.AG98]" office:value-type="float" office:value="194.0008515625" calcext:value-type="float">
            <text:p>194.0009</text:p>
          </table:table-cell>
          <table:table-cell table:style-name="ce17" table:formula="of:=[.AG99]-2*([.$B99]-1)" office:value-type="float" office:value="0.000851562499974534" calcext:value-type="float">
            <text:p>0.0008515625</text:p>
          </table:table-cell>
          <table:table-cell table:style-name="Default" office:value-type="float" office:value="63625418530789.3" calcext:value-type="float">
            <text:p>63625418530789.3</text:p>
          </table:table-cell>
          <table:table-cell table:style-name="ce7" table:formula="of:=([.AI99]-[.AI98])/1000" office:value-type="float" office:value="2.0008671875" calcext:value-type="float">
            <text:p>2.0009</text:p>
          </table:table-cell>
          <table:table-cell table:style-name="ce7" table:formula="of:=[.AJ99]+[.AK98]" office:value-type="float" office:value="194.001546875" calcext:value-type="float">
            <text:p>194.0015</text:p>
          </table:table-cell>
          <table:table-cell table:style-name="ce18" table:formula="of:=[.AK99]-2*([.$B99]-1)" office:value-type="float" office:value="0.00154687499997408" calcext:value-type="float">
            <text:p>0.001546875</text:p>
          </table:table-cell>
          <table:table-cell table:style-name="Default" office:value-type="float" office:value="63625418994471.6" calcext:value-type="float">
            <text:p>63625418994471.6</text:p>
          </table:table-cell>
          <table:table-cell table:style-name="ce19" table:formula="of:=([.AM99]-[.AM98])/1000" office:value-type="float" office:value="2.0009765625" calcext:value-type="float">
            <text:p>2.0010</text:p>
          </table:table-cell>
          <table:table-cell table:style-name="ce7" table:formula="of:=[.AN99]+[.AO98]" office:value-type="float" office:value="194.0013125" calcext:value-type="float">
            <text:p>194.0013</text:p>
          </table:table-cell>
          <table:table-cell table:style-name="ce20" table:formula="of:=[.AO99]-2*([.$B99]-1)" office:value-type="float" office:value="0.00131249999992633" calcext:value-type="float">
            <text:p>0.0013125</text:p>
          </table:table-cell>
          <table:table-cell table:style-name="Default" office:value-type="float" office:value="63625419464985.7" calcext:value-type="float">
            <text:p>63625419464985.7</text:p>
          </table:table-cell>
          <table:table-cell table:style-name="ce7" table:formula="of:=([.AQ99]-[.AQ98])/1000" office:value-type="float" office:value="1.9997578125" calcext:value-type="float">
            <text:p>1.9998</text:p>
          </table:table-cell>
          <table:table-cell table:style-name="ce7" table:formula="of:=[.AR99]+[.AS98]" office:value-type="float" office:value="194.00128125" calcext:value-type="float">
            <text:p>194.0013</text:p>
          </table:table-cell>
          <table:table-cell table:style-name="ce21" table:formula="of:=[.AS99]-2*([.$B99]-1)" office:value-type="float" office:value="0.00128124999991996" calcext:value-type="float">
            <text:p>0.00128125</text:p>
          </table:table-cell>
          <table:table-cell table:style-name="Default" office:value-type="float" office:value="63625419949499.6" calcext:value-type="float">
            <text:p>63625419949499.6</text:p>
          </table:table-cell>
          <table:table-cell table:style-name="ce7" table:formula="of:=([.AU99]-[.AU98])/1000" office:value-type="float" office:value="1.9975546875" calcext:value-type="float">
            <text:p>1.9976</text:p>
          </table:table-cell>
          <table:table-cell table:style-name="ce7" table:formula="of:=[.AV99]+[.AW98]" office:value-type="float" office:value="193.9991796875" calcext:value-type="float">
            <text:p>193.9992</text:p>
          </table:table-cell>
          <table:table-cell table:style-name="ce22" table:formula="of:=[.AW99]-2*([.$B99]-1)" office:value-type="float" office:value="-0.000820312499996589" calcext:value-type="float">
            <text:p>-0.0008203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99" calcext:value-type="float">
            <text:p>99</text:p>
          </table:table-cell>
          <table:table-cell office:value-type="float" office:value="63625414715130.6" calcext:value-type="float">
            <text:p>63625414715130.6</text:p>
          </table:table-cell>
          <table:table-cell table:formula="of:=([.C100]-[.C99])/1000" office:value-type="float" office:value="1.9972734375" calcext:value-type="float">
            <text:p>1.9973</text:p>
          </table:table-cell>
          <table:table-cell table:formula="of:=[.D100]+[.E99]" office:value-type="float" office:value="196.000984375" calcext:value-type="float">
            <text:p>196.0010</text:p>
          </table:table-cell>
          <table:table-cell table:style-name="ce9" table:formula="of:=[.E100]-2*([.$B100]-1)" office:value-type="float" office:value="0.00098437499997317" calcext:value-type="float">
            <text:p>0.000984375</text:p>
          </table:table-cell>
          <table:table-cell table:style-name="Default" office:value-type="float" office:value="63625415201414.4" calcext:value-type="float">
            <text:p>63625415201414.4</text:p>
          </table:table-cell>
          <table:table-cell table:style-name="ce7" table:formula="of:=([.G100]-[.G99])/1000" office:value-type="float" office:value="1.99828125" calcext:value-type="float">
            <text:p>1.9983</text:p>
          </table:table-cell>
          <table:table-cell table:style-name="ce7" table:formula="of:=[.H100]+[.I99]" office:value-type="float" office:value="195.999078125" calcext:value-type="float">
            <text:p>195.9991</text:p>
          </table:table-cell>
          <table:table-cell table:style-name="ce10" table:formula="of:=[.I100]-2*([.$B100]-1)" office:value-type="float" office:value="-0.000921875000045702" calcext:value-type="float">
            <text:p>-0.000921875</text:p>
          </table:table-cell>
          <table:table-cell table:style-name="Default" office:value-type="float" office:value="63625415672527.8" calcext:value-type="float">
            <text:p>63625415672527.8</text:p>
          </table:table-cell>
          <table:table-cell table:style-name="ce7" table:formula="of:=([.K100]-[.K99])/1000" office:value-type="float" office:value="2.001" calcext:value-type="float">
            <text:p>2.0010</text:p>
          </table:table-cell>
          <table:table-cell table:style-name="ce7" table:formula="of:=[.L100]+[.M99]" office:value-type="float" office:value="196.0007890625" calcext:value-type="float">
            <text:p>196.0008</text:p>
          </table:table-cell>
          <table:table-cell table:style-name="ce11" table:formula="of:=[.M100]-2*([.$B100]-1)" office:value-type="float" office:value="0.000789062500047066" calcext:value-type="float">
            <text:p>0.0007890625</text:p>
          </table:table-cell>
          <table:table-cell table:style-name="Default" office:value-type="float" office:value="63625416142936.1" calcext:value-type="float">
            <text:p>63625416142936.1</text:p>
          </table:table-cell>
          <table:table-cell table:style-name="ce7" table:formula="of:=([.O100]-[.O99])/1000" office:value-type="float" office:value="1.999421875" calcext:value-type="float">
            <text:p>1.9994</text:p>
          </table:table-cell>
          <table:table-cell table:style-name="ce7" table:formula="of:=[.P100]+[.Q99]" office:value-type="float" office:value="195.998859375" calcext:value-type="float">
            <text:p>195.9989</text:p>
          </table:table-cell>
          <table:table-cell table:style-name="ce12" table:formula="of:=[.Q100]-2*([.$B100]-1)" office:value-type="float" office:value="-0.001140625000005" calcext:value-type="float">
            <text:p>-0.001140625</text:p>
          </table:table-cell>
          <table:table-cell table:style-name="Default" office:value-type="float" office:value="63625416626611.6" calcext:value-type="float">
            <text:p>63625416626611.6</text:p>
          </table:table-cell>
          <table:table-cell table:style-name="ce7" table:formula="of:=([.S100]-[.S99])/1000" office:value-type="float" office:value="1.998890625" calcext:value-type="float">
            <text:p>1.9989</text:p>
          </table:table-cell>
          <table:table-cell table:style-name="ce7" table:formula="of:=[.T100]+[.U99]" office:value-type="float" office:value="196.0001015625" calcext:value-type="float">
            <text:p>196.0001</text:p>
          </table:table-cell>
          <table:table-cell table:style-name="ce13" table:formula="of:=[.U100]-2*([.$B100]-1)" office:value-type="float" office:value="0.000101562500077534" calcext:value-type="float">
            <text:p>0.0001015625</text:p>
          </table:table-cell>
          <table:table-cell table:style-name="Default" office:value-type="float" office:value="63625417119942.2" calcext:value-type="float">
            <text:p>63625417119942.2</text:p>
          </table:table-cell>
          <table:table-cell table:style-name="ce14" table:formula="of:=([.W100]-[.W99])/1000" office:value-type="float" office:value="2.00159375" calcext:value-type="float">
            <text:p>2.0016</text:p>
          </table:table-cell>
          <table:table-cell table:style-name="ce7" table:formula="of:=[.X100]+[.Y99]" office:value-type="float" office:value="196.000515625" calcext:value-type="float">
            <text:p>196.0005</text:p>
          </table:table-cell>
          <table:table-cell table:style-name="ce15" table:formula="of:=[.Y100]-2*([.$B100]-1)" office:value-type="float" office:value="0.00051562499999136" calcext:value-type="float">
            <text:p>0.000515625</text:p>
          </table:table-cell>
          <table:table-cell table:style-name="Default" office:value-type="float" office:value="63625417596029" calcext:value-type="float">
            <text:p>63625417596029</text:p>
          </table:table-cell>
          <table:table-cell table:style-name="ce7" table:formula="of:=([.AA100]-[.AA99])/1000" office:value-type="float" office:value="2.0005078125" calcext:value-type="float">
            <text:p>2.0005</text:p>
          </table:table-cell>
          <table:table-cell table:style-name="ce7" table:formula="of:=[.AB100]+[.AC99]" office:value-type="float" office:value="195.99921875" calcext:value-type="float">
            <text:p>195.9992</text:p>
          </table:table-cell>
          <table:table-cell table:style-name="ce16" table:formula="of:=[.AC100]-2*([.$B100]-1)" office:value-type="float" office:value="-0.000781249999988631" calcext:value-type="float">
            <text:p>-0.00078125</text:p>
          </table:table-cell>
          <table:table-cell table:style-name="Default" office:value-type="float" office:value="63625418060992.2" calcext:value-type="float">
            <text:p>63625418060992.2</text:p>
          </table:table-cell>
          <table:table-cell table:style-name="ce7" table:formula="of:=([.AE100]-[.AE99])/1000" office:value-type="float" office:value="1.99853125" calcext:value-type="float">
            <text:p>1.9985</text:p>
          </table:table-cell>
          <table:table-cell table:style-name="ce7" table:formula="of:=[.AF100]+[.AG99]" office:value-type="float" office:value="195.9993828125" calcext:value-type="float">
            <text:p>195.9994</text:p>
          </table:table-cell>
          <table:table-cell table:style-name="ce17" table:formula="of:=[.AG100]-2*([.$B100]-1)" office:value-type="float" office:value="-0.000617187500012051" calcext:value-type="float">
            <text:p>-0.0006171875</text:p>
          </table:table-cell>
          <table:table-cell table:style-name="Default" office:value-type="float" office:value="63625418532787" calcext:value-type="float">
            <text:p>63625418532787</text:p>
          </table:table-cell>
          <table:table-cell table:style-name="ce7" table:formula="of:=([.AI100]-[.AI99])/1000" office:value-type="float" office:value="1.9977109375" calcext:value-type="float">
            <text:p>1.9977</text:p>
          </table:table-cell>
          <table:table-cell table:style-name="ce7" table:formula="of:=[.AJ100]+[.AK99]" office:value-type="float" office:value="195.9992578125" calcext:value-type="float">
            <text:p>195.9993</text:p>
          </table:table-cell>
          <table:table-cell table:style-name="ce18" table:formula="of:=[.AK100]-2*([.$B100]-1)" office:value-type="float" office:value="-0.000742187500037517" calcext:value-type="float">
            <text:p>-0.0007421875</text:p>
          </table:table-cell>
          <table:table-cell table:style-name="Default" office:value-type="float" office:value="63625418996471.6" calcext:value-type="float">
            <text:p>63625418996471.6</text:p>
          </table:table-cell>
          <table:table-cell table:style-name="ce19" table:formula="of:=([.AM100]-[.AM99])/1000" office:value-type="float" office:value="1.999953125" calcext:value-type="float">
            <text:p>2.0000</text:p>
          </table:table-cell>
          <table:table-cell table:style-name="ce7" table:formula="of:=[.AN100]+[.AO99]" office:value-type="float" office:value="196.001265625" calcext:value-type="float">
            <text:p>196.0013</text:p>
          </table:table-cell>
          <table:table-cell table:style-name="ce20" table:formula="of:=[.AO100]-2*([.$B100]-1)" office:value-type="float" office:value="0.00126562499991678" calcext:value-type="float">
            <text:p>0.001265625</text:p>
          </table:table-cell>
          <table:table-cell table:style-name="Default" office:value-type="float" office:value="63625419466983.1" calcext:value-type="float">
            <text:p>63625419466983.1</text:p>
          </table:table-cell>
          <table:table-cell table:style-name="ce7" table:formula="of:=([.AQ100]-[.AQ99])/1000" office:value-type="float" office:value="1.99740625" calcext:value-type="float">
            <text:p>1.9974</text:p>
          </table:table-cell>
          <table:table-cell table:style-name="ce7" table:formula="of:=[.AR100]+[.AS99]" office:value-type="float" office:value="195.9986875" calcext:value-type="float">
            <text:p>195.9987</text:p>
          </table:table-cell>
          <table:table-cell table:style-name="ce21" table:formula="of:=[.AS100]-2*([.$B100]-1)" office:value-type="float" office:value="-0.00131250000006844" calcext:value-type="float">
            <text:p>-0.0013125</text:p>
          </table:table-cell>
          <table:table-cell table:style-name="Default" office:value-type="float" office:value="63625419951499.6" calcext:value-type="float">
            <text:p>63625419951499.6</text:p>
          </table:table-cell>
          <table:table-cell table:style-name="ce7" table:formula="of:=([.AU100]-[.AU99])/1000" office:value-type="float" office:value="1.9999609375" calcext:value-type="float">
            <text:p>2.0000</text:p>
          </table:table-cell>
          <table:table-cell table:style-name="ce7" table:formula="of:=[.AV100]+[.AW99]" office:value-type="float" office:value="195.999140625" calcext:value-type="float">
            <text:p>195.9991</text:p>
          </table:table-cell>
          <table:table-cell table:style-name="ce22" table:formula="of:=[.AW100]-2*([.$B100]-1)" office:value-type="float" office:value="-0.000859375000004548" calcext:value-type="float">
            <text:p>-0.000859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63625414717129.3" calcext:value-type="float">
            <text:p>63625414717129.3</text:p>
          </table:table-cell>
          <table:table-cell table:formula="of:=([.C101]-[.C100])/1000" office:value-type="float" office:value="1.9987421875" calcext:value-type="float">
            <text:p>1.9987</text:p>
          </table:table-cell>
          <table:table-cell table:formula="of:=[.D101]+[.E100]" office:value-type="float" office:value="197.9997265625" calcext:value-type="float">
            <text:p>197.9997</text:p>
          </table:table-cell>
          <table:table-cell table:style-name="ce9" table:formula="of:=[.E101]-2*([.$B101]-1)" office:value-type="float" office:value="-0.000273437500027285" calcext:value-type="float">
            <text:p>-0.0002734375</text:p>
          </table:table-cell>
          <table:table-cell table:style-name="Default" office:value-type="float" office:value="63625415203413.7" calcext:value-type="float">
            <text:p>63625415203413.7</text:p>
          </table:table-cell>
          <table:table-cell table:style-name="ce7" table:formula="of:=([.G101]-[.G100])/1000" office:value-type="float" office:value="1.999296875" calcext:value-type="float">
            <text:p>1.9993</text:p>
          </table:table-cell>
          <table:table-cell table:style-name="ce7" table:formula="of:=[.H101]+[.I100]" office:value-type="float" office:value="197.998375" calcext:value-type="float">
            <text:p>197.9984</text:p>
          </table:table-cell>
          <table:table-cell table:style-name="ce10" table:formula="of:=[.I101]-2*([.$B101]-1)" office:value-type="float" office:value="-0.00162500000004684" calcext:value-type="float">
            <text:p>-0.001625</text:p>
          </table:table-cell>
          <table:table-cell table:style-name="Default" office:value-type="float" office:value="63625415674526.2" calcext:value-type="float">
            <text:p>63625415674526.2</text:p>
          </table:table-cell>
          <table:table-cell table:style-name="ce7" table:formula="of:=([.K101]-[.K100])/1000" office:value-type="float" office:value="1.9983671875" calcext:value-type="float">
            <text:p>1.9984</text:p>
          </table:table-cell>
          <table:table-cell table:style-name="ce7" table:formula="of:=[.L101]+[.M100]" office:value-type="float" office:value="197.99915625" calcext:value-type="float">
            <text:p>197.9992</text:p>
          </table:table-cell>
          <table:table-cell table:style-name="ce11" table:formula="of:=[.M101]-2*([.$B101]-1)" office:value-type="float" office:value="-0.000843749999944521" calcext:value-type="float">
            <text:p>-0.00084375</text:p>
          </table:table-cell>
          <table:table-cell table:style-name="Default" office:value-type="float" office:value="63625416144937.3" calcext:value-type="float">
            <text:p>63625416144937.3</text:p>
          </table:table-cell>
          <table:table-cell table:style-name="ce7" table:formula="of:=([.O101]-[.O100])/1000" office:value-type="float" office:value="2.001171875" calcext:value-type="float">
            <text:p>2.0012</text:p>
          </table:table-cell>
          <table:table-cell table:style-name="ce7" table:formula="of:=[.P101]+[.Q100]" office:value-type="float" office:value="198.00003125" calcext:value-type="float">
            <text:p>198.0000</text:p>
          </table:table-cell>
          <table:table-cell table:style-name="ce12" table:formula="of:=[.Q101]-2*([.$B101]-1)" office:value-type="float" office:value="0.0000312500000063665" calcext:value-type="float">
            <text:p>0.00003125</text:p>
          </table:table-cell>
          <table:table-cell table:style-name="Default" office:value-type="float" office:value="63625416628610.5" calcext:value-type="float">
            <text:p>63625416628610.5</text:p>
          </table:table-cell>
          <table:table-cell table:style-name="ce7" table:formula="of:=([.S101]-[.S100])/1000" office:value-type="float" office:value="1.9989609375" calcext:value-type="float">
            <text:p>1.9990</text:p>
          </table:table-cell>
          <table:table-cell table:style-name="ce7" table:formula="of:=[.T101]+[.U100]" office:value-type="float" office:value="197.9990625" calcext:value-type="float">
            <text:p>197.9991</text:p>
          </table:table-cell>
          <table:table-cell table:style-name="ce13" table:formula="of:=[.U101]-2*([.$B101]-1)" office:value-type="float" office:value="-0.000937499999935199" calcext:value-type="float">
            <text:p>-0.0009375</text:p>
          </table:table-cell>
          <table:table-cell table:style-name="Default" office:value-type="float" office:value="63625417121940.4" calcext:value-type="float">
            <text:p>63625417121940.4</text:p>
          </table:table-cell>
          <table:table-cell table:style-name="ce14" table:formula="of:=([.W101]-[.W100])/1000" office:value-type="float" office:value="1.9982265625" calcext:value-type="float">
            <text:p>1.9982</text:p>
          </table:table-cell>
          <table:table-cell table:style-name="ce7" table:formula="of:=[.X101]+[.Y100]" office:value-type="float" office:value="197.9987421875" calcext:value-type="float">
            <text:p>197.9987</text:p>
          </table:table-cell>
          <table:table-cell table:style-name="ce15" table:formula="of:=[.Y101]-2*([.$B101]-1)" office:value-type="float" office:value="-0.00125781250000045" calcext:value-type="float">
            <text:p>-0.0012578125</text:p>
          </table:table-cell>
          <table:table-cell table:style-name="Default" office:value-type="float" office:value="63625417598029.2" calcext:value-type="float">
            <text:p>63625417598029.2</text:p>
          </table:table-cell>
          <table:table-cell table:style-name="ce7" table:formula="of:=([.AA101]-[.AA100])/1000" office:value-type="float" office:value="2.000171875" calcext:value-type="float">
            <text:p>2.0002</text:p>
          </table:table-cell>
          <table:table-cell table:style-name="ce7" table:formula="of:=[.AB101]+[.AC100]" office:value-type="float" office:value="197.999390625" calcext:value-type="float">
            <text:p>197.9994</text:p>
          </table:table-cell>
          <table:table-cell table:style-name="ce16" table:formula="of:=[.AC101]-2*([.$B101]-1)" office:value-type="float" office:value="-0.000609374999982038" calcext:value-type="float">
            <text:p>-0.000609375</text:p>
          </table:table-cell>
          <table:table-cell table:style-name="Default" office:value-type="float" office:value="63625418062992.8" calcext:value-type="float">
            <text:p>63625418062992.8</text:p>
          </table:table-cell>
          <table:table-cell table:style-name="ce7" table:formula="of:=([.AE101]-[.AE100])/1000" office:value-type="float" office:value="2.0006171875" calcext:value-type="float">
            <text:p>2.0006</text:p>
          </table:table-cell>
          <table:table-cell table:style-name="ce7" table:formula="of:=[.AF101]+[.AG100]" office:value-type="float" office:value="198" calcext:value-type="float">
            <text:p>198.0000</text:p>
          </table:table-cell>
          <table:table-cell table:style-name="ce17" table:formula="of:=[.AG101]-2*([.$B101]-1)" office:value-type="float" office:value="0" calcext:value-type="float">
            <text:p>0</text:p>
          </table:table-cell>
          <table:table-cell table:style-name="Default" office:value-type="float" office:value="63625418534787.9" calcext:value-type="float">
            <text:p>63625418534787.9</text:p>
          </table:table-cell>
          <table:table-cell table:style-name="ce7" table:formula="of:=([.AI101]-[.AI100])/1000" office:value-type="float" office:value="2.00096875" calcext:value-type="float">
            <text:p>2.0010</text:p>
          </table:table-cell>
          <table:table-cell table:style-name="ce7" table:formula="of:=[.AJ101]+[.AK100]" office:value-type="float" office:value="198.0002265625" calcext:value-type="float">
            <text:p>198.0002</text:p>
          </table:table-cell>
          <table:table-cell table:style-name="ce18" table:formula="of:=[.AK101]-2*([.$B101]-1)" office:value-type="float" office:value="0.000226562499960892" calcext:value-type="float">
            <text:p>0.0002265625</text:p>
          </table:table-cell>
          <table:table-cell table:style-name="Default" office:value-type="float" office:value="63625419000469.7" calcext:value-type="float">
            <text:p>63625419000469.7</text:p>
          </table:table-cell>
          <table:table-cell table:style-name="ce19" table:formula="of:=([.AM101]-[.AM100])/1000" office:value-type="float" office:value="3.99809375" calcext:value-type="float">
            <text:p>3.9981</text:p>
          </table:table-cell>
          <table:table-cell table:style-name="ce7" table:formula="of:=[.AN101]+[.AO100]" office:value-type="float" office:value="199.999359375" calcext:value-type="float">
            <text:p>199.9994</text:p>
          </table:table-cell>
          <table:table-cell table:style-name="ce20" table:formula="of:=[.AO101]-2*([.$B101]-1)" office:value-type="float" office:value="1.99935937499993" calcext:value-type="float">
            <text:p>1.999359375</text:p>
          </table:table-cell>
          <table:table-cell table:style-name="Default" office:value-type="float" office:value="63625419468984.6" calcext:value-type="float">
            <text:p>63625419468984.6</text:p>
          </table:table-cell>
          <table:table-cell table:style-name="ce7" table:formula="of:=([.AQ101]-[.AQ100])/1000" office:value-type="float" office:value="2.0014609375" calcext:value-type="float">
            <text:p>2.0015</text:p>
          </table:table-cell>
          <table:table-cell table:style-name="ce7" table:formula="of:=[.AR101]+[.AS100]" office:value-type="float" office:value="198.0001484375" calcext:value-type="float">
            <text:p>198.0001</text:p>
          </table:table-cell>
          <table:table-cell table:style-name="ce21" table:formula="of:=[.AS101]-2*([.$B101]-1)" office:value-type="float" office:value="0.000148437499944976" calcext:value-type="float">
            <text:p>0.0001484375</text:p>
          </table:table-cell>
          <table:table-cell table:style-name="Default" office:value-type="float" office:value="63625419953499.7" calcext:value-type="float">
            <text:p>63625419953499.7</text:p>
          </table:table-cell>
          <table:table-cell table:style-name="ce7" table:formula="of:=([.AU101]-[.AU100])/1000" office:value-type="float" office:value="2.000125" calcext:value-type="float">
            <text:p>2.0001</text:p>
          </table:table-cell>
          <table:table-cell table:style-name="ce7" table:formula="of:=[.AV101]+[.AW100]" office:value-type="float" office:value="197.999265625" calcext:value-type="float">
            <text:p>197.9993</text:p>
          </table:table-cell>
          <table:table-cell table:style-name="ce22" table:formula="of:=[.AW101]-2*([.$B101]-1)" office:value-type="float" office:value="-0.000734375000007503" calcext:value-type="float">
            <text:p>-0.00073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01" calcext:value-type="float">
            <text:p>101</text:p>
          </table:table-cell>
          <table:table-cell office:value-type="float" office:value="63625414719129.4" calcext:value-type="float">
            <text:p>63625414719129.4</text:p>
          </table:table-cell>
          <table:table-cell table:formula="of:=([.C102]-[.C101])/1000" office:value-type="float" office:value="2.00009375" calcext:value-type="float">
            <text:p>2.0001</text:p>
          </table:table-cell>
          <table:table-cell table:formula="of:=[.D102]+[.E101]" office:value-type="float" office:value="199.9998203125" calcext:value-type="float">
            <text:p>199.9998</text:p>
          </table:table-cell>
          <table:table-cell table:style-name="ce9" table:formula="of:=[.E102]-2*([.$B102]-1)" office:value-type="float" office:value="-0.000179687500036607" calcext:value-type="float">
            <text:p>-0.0001796875</text:p>
          </table:table-cell>
          <table:table-cell table:style-name="Default" office:value-type="float" office:value="63625415205415.4" calcext:value-type="float">
            <text:p>63625415205415.4</text:p>
          </table:table-cell>
          <table:table-cell table:style-name="ce7" table:formula="of:=([.G102]-[.G101])/1000" office:value-type="float" office:value="2.001671875" calcext:value-type="float">
            <text:p>2.0017</text:p>
          </table:table-cell>
          <table:table-cell table:style-name="ce7" table:formula="of:=[.H102]+[.I101]" office:value-type="float" office:value="200.000046875" calcext:value-type="float">
            <text:p>200.0000</text:p>
          </table:table-cell>
          <table:table-cell table:style-name="ce10" table:formula="of:=[.I102]-2*([.$B102]-1)" office:value-type="float" office:value="0.0000468749999527063" calcext:value-type="float">
            <text:p>0.000046875</text:p>
          </table:table-cell>
          <table:table-cell table:style-name="Default" office:value-type="float" office:value="63625415676528.4" calcext:value-type="float">
            <text:p>63625415676528.4</text:p>
          </table:table-cell>
          <table:table-cell table:style-name="ce7" table:formula="of:=([.K102]-[.K101])/1000" office:value-type="float" office:value="2.0022265625" calcext:value-type="float">
            <text:p>2.0022</text:p>
          </table:table-cell>
          <table:table-cell table:style-name="ce7" table:formula="of:=[.L102]+[.M101]" office:value-type="float" office:value="200.0013828125" calcext:value-type="float">
            <text:p>200.0014</text:p>
          </table:table-cell>
          <table:table-cell table:style-name="ce11" table:formula="of:=[.M102]-2*([.$B102]-1)" office:value-type="float" office:value="0.00138281250005434" calcext:value-type="float">
            <text:p>0.0013828125</text:p>
          </table:table-cell>
          <table:table-cell table:style-name="Default" office:value-type="float" office:value="63625416146938.1" calcext:value-type="float">
            <text:p>63625416146938.1</text:p>
          </table:table-cell>
          <table:table-cell table:style-name="ce7" table:formula="of:=([.O102]-[.O101])/1000" office:value-type="float" office:value="2.0008125" calcext:value-type="float">
            <text:p>2.0008</text:p>
          </table:table-cell>
          <table:table-cell table:style-name="ce7" table:formula="of:=[.P102]+[.Q101]" office:value-type="float" office:value="200.00084375" calcext:value-type="float">
            <text:p>200.0008</text:p>
          </table:table-cell>
          <table:table-cell table:style-name="ce12" table:formula="of:=[.Q102]-2*([.$B102]-1)" office:value-type="float" office:value="0.000843750000001364" calcext:value-type="float">
            <text:p>0.00084375</text:p>
          </table:table-cell>
          <table:table-cell table:style-name="Default" office:value-type="float" office:value="63625416630610.2" calcext:value-type="float">
            <text:p>63625416630610.2</text:p>
          </table:table-cell>
          <table:table-cell table:style-name="ce7" table:formula="of:=([.S102]-[.S101])/1000" office:value-type="float" office:value="1.9996953125" calcext:value-type="float">
            <text:p>1.9997</text:p>
          </table:table-cell>
          <table:table-cell table:style-name="ce7" table:formula="of:=[.T102]+[.U101]" office:value-type="float" office:value="199.9987578125" calcext:value-type="float">
            <text:p>199.9988</text:p>
          </table:table-cell>
          <table:table-cell table:style-name="ce13" table:formula="of:=[.U102]-2*([.$B102]-1)" office:value-type="float" office:value="-0.00124218749994043" calcext:value-type="float">
            <text:p>-0.0012421875</text:p>
          </table:table-cell>
          <table:table-cell table:style-name="Default" office:value-type="float" office:value="63625417123942.5" calcext:value-type="float">
            <text:p>63625417123942.5</text:p>
          </table:table-cell>
          <table:table-cell table:style-name="ce14" table:formula="of:=([.W102]-[.W101])/1000" office:value-type="float" office:value="2.0020546875" calcext:value-type="float">
            <text:p>2.0021</text:p>
          </table:table-cell>
          <table:table-cell table:style-name="ce7" table:formula="of:=[.X102]+[.Y101]" office:value-type="float" office:value="200.000796875" calcext:value-type="float">
            <text:p>200.0008</text:p>
          </table:table-cell>
          <table:table-cell table:style-name="ce15" table:formula="of:=[.Y102]-2*([.$B102]-1)" office:value-type="float" office:value="0.000796874999991815" calcext:value-type="float">
            <text:p>0.000796875</text:p>
          </table:table-cell>
          <table:table-cell table:style-name="Default" office:value-type="float" office:value="63625417600030.6" calcext:value-type="float">
            <text:p>63625417600030.6</text:p>
          </table:table-cell>
          <table:table-cell table:style-name="ce7" table:formula="of:=([.AA102]-[.AA101])/1000" office:value-type="float" office:value="2.0013828125" calcext:value-type="float">
            <text:p>2.0014</text:p>
          </table:table-cell>
          <table:table-cell table:style-name="ce7" table:formula="of:=[.AB102]+[.AC101]" office:value-type="float" office:value="200.0007734375" calcext:value-type="float">
            <text:p>200.0008</text:p>
          </table:table-cell>
          <table:table-cell table:style-name="ce16" table:formula="of:=[.AC102]-2*([.$B102]-1)" office:value-type="float" office:value="0.000773437500015461" calcext:value-type="float">
            <text:p>0.0007734375</text:p>
          </table:table-cell>
          <table:table-cell table:style-name="Default" office:value-type="float" office:value="63625418064992.2" calcext:value-type="float">
            <text:p>63625418064992.2</text:p>
          </table:table-cell>
          <table:table-cell table:style-name="ce7" table:formula="of:=([.AE102]-[.AE101])/1000" office:value-type="float" office:value="1.9993828125" calcext:value-type="float">
            <text:p>1.9994</text:p>
          </table:table-cell>
          <table:table-cell table:style-name="ce7" table:formula="of:=[.AF102]+[.AG101]" office:value-type="float" office:value="199.9993828125" calcext:value-type="float">
            <text:p>199.9994</text:p>
          </table:table-cell>
          <table:table-cell table:style-name="ce17" table:formula="of:=[.AG102]-2*([.$B102]-1)" office:value-type="float" office:value="-0.000617187500012051" calcext:value-type="float">
            <text:p>-0.0006171875</text:p>
          </table:table-cell>
          <table:table-cell table:style-name="Default" office:value-type="float" office:value="63625418536787" calcext:value-type="float">
            <text:p>63625418536787</text:p>
          </table:table-cell>
          <table:table-cell table:style-name="ce7" table:formula="of:=([.AI102]-[.AI101])/1000" office:value-type="float" office:value="1.9990703125" calcext:value-type="float">
            <text:p>1.9991</text:p>
          </table:table-cell>
          <table:table-cell table:style-name="ce7" table:formula="of:=[.AJ102]+[.AK101]" office:value-type="float" office:value="199.999296875" calcext:value-type="float">
            <text:p>199.9993</text:p>
          </table:table-cell>
          <table:table-cell table:style-name="ce18" table:formula="of:=[.AK102]-2*([.$B102]-1)" office:value-type="float" office:value="-0.000703125000029559" calcext:value-type="float">
            <text:p>-0.000703125</text:p>
          </table:table-cell>
          <table:table-cell table:style-name="Default" office:value-type="float" office:value="63625419002470.5" calcext:value-type="float">
            <text:p>63625419002470.5</text:p>
          </table:table-cell>
          <table:table-cell table:style-name="ce19" table:formula="of:=([.AM102]-[.AM101])/1000" office:value-type="float" office:value="2.000875" calcext:value-type="float">
            <text:p>2.0009</text:p>
          </table:table-cell>
          <table:table-cell table:style-name="ce7" table:formula="of:=[.AN102]+[.AO101]" office:value-type="float" office:value="202.000234375" calcext:value-type="float">
            <text:p>202.0002</text:p>
          </table:table-cell>
          <table:table-cell table:style-name="ce20" table:formula="of:=[.AO102]-2*([.$B102]-1)" office:value-type="float" office:value="2.00023437499993" calcext:value-type="float">
            <text:p>2.000234375</text:p>
          </table:table-cell>
          <table:table-cell table:style-name="Default" office:value-type="float" office:value="63625419470984.7" calcext:value-type="float">
            <text:p>63625419470984.7</text:p>
          </table:table-cell>
          <table:table-cell table:style-name="ce7" table:formula="of:=([.AQ102]-[.AQ101])/1000" office:value-type="float" office:value="2.00009375" calcext:value-type="float">
            <text:p>2.0001</text:p>
          </table:table-cell>
          <table:table-cell table:style-name="ce7" table:formula="of:=[.AR102]+[.AS101]" office:value-type="float" office:value="200.0002421875" calcext:value-type="float">
            <text:p>200.0002</text:p>
          </table:table-cell>
          <table:table-cell table:style-name="ce21" table:formula="of:=[.AS102]-2*([.$B102]-1)" office:value-type="float" office:value="0.000242187499935653" calcext:value-type="float">
            <text:p>0.0002421875</text:p>
          </table:table-cell>
          <table:table-cell table:style-name="Default" office:value-type="float" office:value="63625419955499.5" calcext:value-type="float">
            <text:p>63625419955499.5</text:p>
          </table:table-cell>
          <table:table-cell table:style-name="ce7" table:formula="of:=([.AU102]-[.AU101])/1000" office:value-type="float" office:value="1.9998046875" calcext:value-type="float">
            <text:p>1.9998</text:p>
          </table:table-cell>
          <table:table-cell table:style-name="ce7" table:formula="of:=[.AV102]+[.AW101]" office:value-type="float" office:value="199.9990703125" calcext:value-type="float">
            <text:p>199.9991</text:p>
          </table:table-cell>
          <table:table-cell table:style-name="ce22" table:formula="of:=[.AW102]-2*([.$B102]-1)" office:value-type="float" office:value="-0.000929687500018872" calcext:value-type="float">
            <text:p>-0.000929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02" calcext:value-type="float">
            <text:p>102</text:p>
          </table:table-cell>
          <table:table-cell office:value-type="float" office:value="63625414721129.6" calcext:value-type="float">
            <text:p>63625414721129.6</text:p>
          </table:table-cell>
          <table:table-cell table:formula="of:=([.C103]-[.C102])/1000" office:value-type="float" office:value="2.0001640625" calcext:value-type="float">
            <text:p>2.0002</text:p>
          </table:table-cell>
          <table:table-cell table:formula="of:=[.D103]+[.E102]" office:value-type="float" office:value="201.999984375" calcext:value-type="float">
            <text:p>202.0000</text:p>
          </table:table-cell>
          <table:table-cell table:style-name="ce9" table:formula="of:=[.E103]-2*([.$B103]-1)" office:value-type="float" office:value="-0.0000156250000316049" calcext:value-type="float">
            <text:p>-0.000015625</text:p>
          </table:table-cell>
          <table:table-cell table:style-name="Default" office:value-type="float" office:value="63625415207415.3" calcext:value-type="float">
            <text:p>63625415207415.3</text:p>
          </table:table-cell>
          <table:table-cell table:style-name="ce7" table:formula="of:=([.G103]-[.G102])/1000" office:value-type="float" office:value="1.9998984375" calcext:value-type="float">
            <text:p>1.9999</text:p>
          </table:table-cell>
          <table:table-cell table:style-name="ce7" table:formula="of:=[.H103]+[.I102]" office:value-type="float" office:value="201.9999453125" calcext:value-type="float">
            <text:p>201.9999</text:p>
          </table:table-cell>
          <table:table-cell table:style-name="ce10" table:formula="of:=[.I103]-2*([.$B103]-1)" office:value-type="float" office:value="-0.000054687500039563" calcext:value-type="float">
            <text:p>-5.4687500039563E-05</text:p>
          </table:table-cell>
          <table:table-cell table:style-name="Default" office:value-type="float" office:value="63625415678526.1" calcext:value-type="float">
            <text:p>63625415678526.1</text:p>
          </table:table-cell>
          <table:table-cell table:style-name="ce7" table:formula="of:=([.K103]-[.K102])/1000" office:value-type="float" office:value="1.9976796875" calcext:value-type="float">
            <text:p>1.9977</text:p>
          </table:table-cell>
          <table:table-cell table:style-name="ce7" table:formula="of:=[.L103]+[.M102]" office:value-type="float" office:value="201.9990625" calcext:value-type="float">
            <text:p>201.9991</text:p>
          </table:table-cell>
          <table:table-cell table:style-name="ce11" table:formula="of:=[.M103]-2*([.$B103]-1)" office:value-type="float" office:value="-0.000937499999935199" calcext:value-type="float">
            <text:p>-0.0009375</text:p>
          </table:table-cell>
          <table:table-cell table:style-name="Default" office:value-type="float" office:value="63625416148936.6" calcext:value-type="float">
            <text:p>63625416148936.6</text:p>
          </table:table-cell>
          <table:table-cell table:style-name="ce7" table:formula="of:=([.O103]-[.O102])/1000" office:value-type="float" office:value="1.9985234375" calcext:value-type="float">
            <text:p>1.9985</text:p>
          </table:table-cell>
          <table:table-cell table:style-name="ce7" table:formula="of:=[.P103]+[.Q102]" office:value-type="float" office:value="201.9993671875" calcext:value-type="float">
            <text:p>201.9994</text:p>
          </table:table-cell>
          <table:table-cell table:style-name="ce12" table:formula="of:=[.Q103]-2*([.$B103]-1)" office:value-type="float" office:value="-0.000632812499986812" calcext:value-type="float">
            <text:p>-0.0006328125</text:p>
          </table:table-cell>
          <table:table-cell table:style-name="Default" office:value-type="float" office:value="63625416632610.3" calcext:value-type="float">
            <text:p>63625416632610.3</text:p>
          </table:table-cell>
          <table:table-cell table:style-name="ce7" table:formula="of:=([.S103]-[.S102])/1000" office:value-type="float" office:value="2.0000234375" calcext:value-type="float">
            <text:p>2.0000</text:p>
          </table:table-cell>
          <table:table-cell table:style-name="ce7" table:formula="of:=[.T103]+[.U102]" office:value-type="float" office:value="201.99878125" calcext:value-type="float">
            <text:p>201.9988</text:p>
          </table:table-cell>
          <table:table-cell table:style-name="ce13" table:formula="of:=[.U103]-2*([.$B103]-1)" office:value-type="float" office:value="-0.00121874999993565" calcext:value-type="float">
            <text:p>-0.00121875</text:p>
          </table:table-cell>
          <table:table-cell table:style-name="Default" office:value-type="float" office:value="63625417125940.6" calcext:value-type="float">
            <text:p>63625417125940.6</text:p>
          </table:table-cell>
          <table:table-cell table:style-name="ce14" table:formula="of:=([.W103]-[.W102])/1000" office:value-type="float" office:value="1.998078125" calcext:value-type="float">
            <text:p>1.9981</text:p>
          </table:table-cell>
          <table:table-cell table:style-name="ce7" table:formula="of:=[.X103]+[.Y102]" office:value-type="float" office:value="201.998875" calcext:value-type="float">
            <text:p>201.9989</text:p>
          </table:table-cell>
          <table:table-cell table:style-name="ce15" table:formula="of:=[.Y103]-2*([.$B103]-1)" office:value-type="float" office:value="-0.00112500000000182" calcext:value-type="float">
            <text:p>-0.001125</text:p>
          </table:table-cell>
          <table:table-cell table:style-name="Default" office:value-type="float" office:value="63625417602029.9" calcext:value-type="float">
            <text:p>63625417602029.9</text:p>
          </table:table-cell>
          <table:table-cell table:style-name="ce7" table:formula="of:=([.AA103]-[.AA102])/1000" office:value-type="float" office:value="1.99925" calcext:value-type="float">
            <text:p>1.9993</text:p>
          </table:table-cell>
          <table:table-cell table:style-name="ce7" table:formula="of:=[.AB103]+[.AC102]" office:value-type="float" office:value="202.0000234375" calcext:value-type="float">
            <text:p>202.0000</text:p>
          </table:table-cell>
          <table:table-cell table:style-name="ce16" table:formula="of:=[.AC103]-2*([.$B103]-1)" office:value-type="float" office:value="0.0000234375000047748" calcext:value-type="float">
            <text:p>2.34375000047748E-05</text:p>
          </table:table-cell>
          <table:table-cell table:style-name="Default" office:value-type="float" office:value="63625418066992.4" calcext:value-type="float">
            <text:p>63625418066992.4</text:p>
          </table:table-cell>
          <table:table-cell table:style-name="ce7" table:formula="of:=([.AE103]-[.AE102])/1000" office:value-type="float" office:value="2.000234375" calcext:value-type="float">
            <text:p>2.0002</text:p>
          </table:table-cell>
          <table:table-cell table:style-name="ce7" table:formula="of:=[.AF103]+[.AG102]" office:value-type="float" office:value="201.9996171875" calcext:value-type="float">
            <text:p>201.9996</text:p>
          </table:table-cell>
          <table:table-cell table:style-name="ce17" table:formula="of:=[.AG103]-2*([.$B103]-1)" office:value-type="float" office:value="-0.000382812500021146" calcext:value-type="float">
            <text:p>-0.0003828125</text:p>
          </table:table-cell>
          <table:table-cell table:style-name="Default" office:value-type="float" office:value="63625418538787.5" calcext:value-type="float">
            <text:p>63625418538787.5</text:p>
          </table:table-cell>
          <table:table-cell table:style-name="ce7" table:formula="of:=([.AI103]-[.AI102])/1000" office:value-type="float" office:value="2.0005" calcext:value-type="float">
            <text:p>2.0005</text:p>
          </table:table-cell>
          <table:table-cell table:style-name="ce7" table:formula="of:=[.AJ103]+[.AK102]" office:value-type="float" office:value="201.999796875" calcext:value-type="float">
            <text:p>201.9998</text:p>
          </table:table-cell>
          <table:table-cell table:style-name="ce18" table:formula="of:=[.AK103]-2*([.$B103]-1)" office:value-type="float" office:value="-0.000203125000041382" calcext:value-type="float">
            <text:p>-0.000203125</text:p>
          </table:table-cell>
          <table:table-cell table:style-name="Default" office:value-type="float" office:value="63625419004468.8" calcext:value-type="float">
            <text:p>63625419004468.8</text:p>
          </table:table-cell>
          <table:table-cell table:style-name="ce19" table:formula="of:=([.AM103]-[.AM102])/1000" office:value-type="float" office:value="1.998296875" calcext:value-type="float">
            <text:p>1.9983</text:p>
          </table:table-cell>
          <table:table-cell table:style-name="ce7" table:formula="of:=[.AN103]+[.AO102]" office:value-type="float" office:value="203.99853125" calcext:value-type="float">
            <text:p>203.9985</text:p>
          </table:table-cell>
          <table:table-cell table:style-name="ce20" table:formula="of:=[.AO103]-2*([.$B103]-1)" office:value-type="float" office:value="1.99853124999993" calcext:value-type="float">
            <text:p>1.99853125</text:p>
          </table:table-cell>
          <table:table-cell table:style-name="Default" office:value-type="float" office:value="63625419472984.3" calcext:value-type="float">
            <text:p>63625419472984.3</text:p>
          </table:table-cell>
          <table:table-cell table:style-name="ce7" table:formula="of:=([.AQ103]-[.AQ102])/1000" office:value-type="float" office:value="1.9995859375" calcext:value-type="float">
            <text:p>1.9996</text:p>
          </table:table-cell>
          <table:table-cell table:style-name="ce7" table:formula="of:=[.AR103]+[.AS102]" office:value-type="float" office:value="201.999828125" calcext:value-type="float">
            <text:p>201.9998</text:p>
          </table:table-cell>
          <table:table-cell table:style-name="ce21" table:formula="of:=[.AS103]-2*([.$B103]-1)" office:value-type="float" office:value="-0.000171875000063437" calcext:value-type="float">
            <text:p>-0.000171875</text:p>
          </table:table-cell>
          <table:table-cell table:style-name="Default" office:value-type="float" office:value="63625419957498.8" calcext:value-type="float">
            <text:p>63625419957498.8</text:p>
          </table:table-cell>
          <table:table-cell table:style-name="ce7" table:formula="of:=([.AU103]-[.AU102])/1000" office:value-type="float" office:value="1.99928125" calcext:value-type="float">
            <text:p>1.9993</text:p>
          </table:table-cell>
          <table:table-cell table:style-name="ce7" table:formula="of:=[.AV103]+[.AW102]" office:value-type="float" office:value="201.9983515625" calcext:value-type="float">
            <text:p>201.9984</text:p>
          </table:table-cell>
          <table:table-cell table:style-name="ce22" table:formula="of:=[.AW103]-2*([.$B103]-1)" office:value-type="float" office:value="-0.00164843750002319" calcext:value-type="float">
            <text:p>-0.001648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test</text:p>
          </table:table-cell>
          <table:table-cell table:style-name="ce6" office:value-type="float" office:value="103" calcext:value-type="float">
            <text:p>103</text:p>
          </table:table-cell>
          <table:table-cell office:value-type="float" office:value="63625414723129" calcext:value-type="float">
            <text:p>63625414723129</text:p>
          </table:table-cell>
          <table:table-cell table:formula="of:=([.C104]-[.C103])/1000" office:value-type="float" office:value="1.9994296875" calcext:value-type="float">
            <text:p>1.9994</text:p>
          </table:table-cell>
          <table:table-cell table:formula="of:=[.D104]+[.E103]" office:value-type="float" office:value="203.9994140625" calcext:value-type="float">
            <text:p>203.9994</text:p>
          </table:table-cell>
          <table:table-cell table:style-name="ce9" table:formula="of:=[.E104]-2*([.$B104]-1)" office:value-type="float" office:value="-0.000585937500034106" calcext:value-type="float">
            <text:p>-0.0005859375</text:p>
          </table:table-cell>
          <table:table-cell table:style-name="Default" office:value-type="float" office:value="63625415209414.5" calcext:value-type="float">
            <text:p>63625415209414.5</text:p>
          </table:table-cell>
          <table:table-cell table:style-name="ce7" table:formula="of:=([.G104]-[.G103])/1000" office:value-type="float" office:value="1.99921875" calcext:value-type="float">
            <text:p>1.9992</text:p>
          </table:table-cell>
          <table:table-cell table:style-name="ce7" table:formula="of:=[.H104]+[.I103]" office:value-type="float" office:value="203.9991640625" calcext:value-type="float">
            <text:p>203.9992</text:p>
          </table:table-cell>
          <table:table-cell table:style-name="ce10" table:formula="of:=[.I104]-2*([.$B104]-1)" office:value-type="float" office:value="-0.000835937500028194" calcext:value-type="float">
            <text:p>-0.0008359375</text:p>
          </table:table-cell>
          <table:table-cell table:style-name="Default" office:value-type="float" office:value="63625415680526.8" calcext:value-type="float">
            <text:p>63625415680526.8</text:p>
          </table:table-cell>
          <table:table-cell table:style-name="ce7" table:formula="of:=([.K104]-[.K103])/1000" office:value-type="float" office:value="2.00071875" calcext:value-type="float">
            <text:p>2.0007</text:p>
          </table:table-cell>
          <table:table-cell table:style-name="ce7" table:formula="of:=[.L104]+[.M103]" office:value-type="float" office:value="203.99978125" calcext:value-type="float">
            <text:p>203.9998</text:p>
          </table:table-cell>
          <table:table-cell table:style-name="ce11" table:formula="of:=[.M104]-2*([.$B104]-1)" office:value-type="float" office:value="-0.000218749999930878" calcext:value-type="float">
            <text:p>-0.00021875</text:p>
          </table:table-cell>
          <table:table-cell table:style-name="Default" office:value-type="float" office:value="63625416150939.2" calcext:value-type="float">
            <text:p>63625416150939.2</text:p>
          </table:table-cell>
          <table:table-cell table:style-name="ce7" table:formula="of:=([.O104]-[.O103])/1000" office:value-type="float" office:value="2.0025859375" calcext:value-type="float">
            <text:p>2.0026</text:p>
          </table:table-cell>
          <table:table-cell table:style-name="ce7" table:formula="of:=[.P104]+[.Q103]" office:value-type="float" office:value="204.001953125" calcext:value-type="float">
            <text:p>204.0020</text:p>
          </table:table-cell>
          <table:table-cell table:style-name="ce12" table:formula="of:=[.Q104]-2*([.$B104]-1)" office:value-type="float" office:value="0.001953125" calcext:value-type="float">
            <text:p>0.001953125</text:p>
          </table:table-cell>
          <table:table-cell table:style-name="Default" office:value-type="float" office:value="63625416634611.1" calcext:value-type="float">
            <text:p>63625416634611.1</text:p>
          </table:table-cell>
          <table:table-cell table:style-name="ce7" table:formula="of:=([.S104]-[.S103])/1000" office:value-type="float" office:value="2.0008828125" calcext:value-type="float">
            <text:p>2.0009</text:p>
          </table:table-cell>
          <table:table-cell table:style-name="ce7" table:formula="of:=[.T104]+[.U103]" office:value-type="float" office:value="203.9996640625" calcext:value-type="float">
            <text:p>203.9997</text:p>
          </table:table-cell>
          <table:table-cell table:style-name="ce13" table:formula="of:=[.U104]-2*([.$B104]-1)" office:value-type="float" office:value="-0.000335937499926331" calcext:value-type="float">
            <text:p>-0.0003359375</text:p>
          </table:table-cell>
          <table:table-cell table:style-name="Default" office:value-type="float" office:value="63625417127941.3" calcext:value-type="float">
            <text:p>63625417127941.3</text:p>
          </table:table-cell>
          <table:table-cell table:style-name="ce14" table:formula="of:=([.W104]-[.W103])/1000" office:value-type="float" office:value="2.0007421875" calcext:value-type="float">
            <text:p>2.0007</text:p>
          </table:table-cell>
          <table:table-cell table:style-name="ce7" table:formula="of:=[.X104]+[.Y103]" office:value-type="float" office:value="203.9996171875" calcext:value-type="float">
            <text:p>203.9996</text:p>
          </table:table-cell>
          <table:table-cell table:style-name="ce15" table:formula="of:=[.Y104]-2*([.$B104]-1)" office:value-type="float" office:value="-0.000382812499992724" calcext:value-type="float">
            <text:p>-0.0003828125</text:p>
          </table:table-cell>
          <table:table-cell table:style-name="Default" office:value-type="float" office:value="63625417604029.7" calcext:value-type="float">
            <text:p>63625417604029.7</text:p>
          </table:table-cell>
          <table:table-cell table:style-name="ce7" table:formula="of:=([.AA104]-[.AA103])/1000" office:value-type="float" office:value="1.999828125" calcext:value-type="float">
            <text:p>1.9998</text:p>
          </table:table-cell>
          <table:table-cell table:style-name="ce7" table:formula="of:=[.AB104]+[.AC103]" office:value-type="float" office:value="203.9998515625" calcext:value-type="float">
            <text:p>203.9999</text:p>
          </table:table-cell>
          <table:table-cell table:style-name="ce16" table:formula="of:=[.AC104]-2*([.$B104]-1)" office:value-type="float" office:value="-0.000148437500001819" calcext:value-type="float">
            <text:p>-0.0001484375</text:p>
          </table:table-cell>
          <table:table-cell table:style-name="Default" office:value-type="float" office:value="63625418068993.9" calcext:value-type="float">
            <text:p>63625418068993.9</text:p>
          </table:table-cell>
          <table:table-cell table:style-name="ce7" table:formula="of:=([.AE104]-[.AE103])/1000" office:value-type="float" office:value="2.0014453125" calcext:value-type="float">
            <text:p>2.0014</text:p>
          </table:table-cell>
          <table:table-cell table:style-name="ce7" table:formula="of:=[.AF104]+[.AG103]" office:value-type="float" office:value="204.0010625" calcext:value-type="float">
            <text:p>204.0011</text:p>
          </table:table-cell>
          <table:table-cell table:style-name="ce17" table:formula="of:=[.AG104]-2*([.$B104]-1)" office:value-type="float" office:value="0.00106249999998909" calcext:value-type="float">
            <text:p>0.0010625</text:p>
          </table:table-cell>
          <table:table-cell table:style-name="Default" office:value-type="float" office:value="63625418540790.2" calcext:value-type="float">
            <text:p>63625418540790.2</text:p>
          </table:table-cell>
          <table:table-cell table:style-name="ce7" table:formula="of:=([.AI104]-[.AI103])/1000" office:value-type="float" office:value="2.0026640625" calcext:value-type="float">
            <text:p>2.0027</text:p>
          </table:table-cell>
          <table:table-cell table:style-name="ce7" table:formula="of:=[.AJ104]+[.AK103]" office:value-type="float" office:value="204.0024609375" calcext:value-type="float">
            <text:p>204.0025</text:p>
          </table:table-cell>
          <table:table-cell table:style-name="ce18" table:formula="of:=[.AK104]-2*([.$B104]-1)" office:value-type="float" office:value="0.00246093749996135" calcext:value-type="float">
            <text:p>0.0024609375</text:p>
          </table:table-cell>
          <table:table-cell table:style-name="Default" office:value-type="float" office:value="63625419006468.9" calcext:value-type="float">
            <text:p>63625419006468.9</text:p>
          </table:table-cell>
          <table:table-cell table:style-name="ce19" table:formula="of:=([.AM104]-[.AM103])/1000" office:value-type="float" office:value="2.0001015625" calcext:value-type="float">
            <text:p>2.0001</text:p>
          </table:table-cell>
          <table:table-cell table:style-name="ce7" table:formula="of:=[.AN104]+[.AO103]" office:value-type="float" office:value="205.9986328125" calcext:value-type="float">
            <text:p>205.9986</text:p>
          </table:table-cell>
          <table:table-cell table:style-name="ce20" table:formula="of:=[.AO104]-2*([.$B104]-1)" office:value-type="float" office:value="1.99863281249992" calcext:value-type="float">
            <text:p>1.9986328125</text:p>
          </table:table-cell>
          <table:table-cell table:style-name="Default" office:value-type="float" office:value="63625419474985.4" calcext:value-type="float">
            <text:p>63625419474985.4</text:p>
          </table:table-cell>
          <table:table-cell table:style-name="ce7" table:formula="of:=([.AQ104]-[.AQ103])/1000" office:value-type="float" office:value="2.001140625" calcext:value-type="float">
            <text:p>2.0011</text:p>
          </table:table-cell>
          <table:table-cell table:style-name="ce7" table:formula="of:=[.AR104]+[.AS103]" office:value-type="float" office:value="204.00096875" calcext:value-type="float">
            <text:p>204.0010</text:p>
          </table:table-cell>
          <table:table-cell table:style-name="ce21" table:formula="of:=[.AS104]-2*([.$B104]-1)" office:value-type="float" office:value="0.000968749999941565" calcext:value-type="float">
            <text:p>0.00096875</text:p>
          </table:table-cell>
          <table:table-cell table:style-name="Default" office:value-type="float" office:value="63625419959499.3" calcext:value-type="float">
            <text:p>63625419959499.3</text:p>
          </table:table-cell>
          <table:table-cell table:style-name="ce7" table:formula="of:=([.AU104]-[.AU103])/1000" office:value-type="float" office:value="2.0005078125" calcext:value-type="float">
            <text:p>2.0005</text:p>
          </table:table-cell>
          <table:table-cell table:style-name="ce7" table:formula="of:=[.AV104]+[.AW103]" office:value-type="float" office:value="203.998859375" calcext:value-type="float">
            <text:p>203.9989</text:p>
          </table:table-cell>
          <table:table-cell table:style-name="ce22" table:formula="of:=[.AW104]-2*([.$B104]-1)" office:value-type="float" office:value="-0.00114062500003342" calcext:value-type="float">
            <text:p>-0.001140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eedback</text:p>
          </table:table-cell>
          <table:table-cell table:style-name="ce6" office:value-type="float" office:value="104" calcext:value-type="float">
            <text:p>104</text:p>
          </table:table-cell>
          <table:table-cell office:value-type="float" office:value="63625414725128.4" calcext:value-type="float">
            <text:p>63625414725128.4</text:p>
          </table:table-cell>
          <table:table-cell table:formula="of:=([.C105]-[.C104])/1000" office:value-type="float" office:value="1.999375" calcext:value-type="float">
            <text:p>1.9994</text:p>
          </table:table-cell>
          <table:table-cell table:formula="of:=[.D105]+[.E104]" office:value-type="float" office:value="205.9987890625" calcext:value-type="float">
            <text:p>205.9988</text:p>
          </table:table-cell>
          <table:table-cell table:style-name="ce9" table:formula="of:=[.E105]-2*([.$B105]-1)" office:value-type="float" office:value="-0.00121093750004775" calcext:value-type="float">
            <text:p>-0.0012109375</text:p>
          </table:table-cell>
          <table:table-cell table:style-name="Default" office:value-type="float" office:value="63625415211415" calcext:value-type="float">
            <text:p>63625415211415</text:p>
          </table:table-cell>
          <table:table-cell table:style-name="ce7" table:formula="of:=([.G105]-[.G104])/1000" office:value-type="float" office:value="2.0004765625" calcext:value-type="float">
            <text:p>2.0005</text:p>
          </table:table-cell>
          <table:table-cell table:style-name="ce7" table:formula="of:=[.H105]+[.I104]" office:value-type="float" office:value="205.999640625" calcext:value-type="float">
            <text:p>205.9996</text:p>
          </table:table-cell>
          <table:table-cell table:style-name="ce10" table:formula="of:=[.I105]-2*([.$B105]-1)" office:value-type="float" office:value="-0.000359375000016371" calcext:value-type="float">
            <text:p>-0.000359375</text:p>
          </table:table-cell>
          <table:table-cell table:style-name="Default" office:value-type="float" office:value="63625415682526" calcext:value-type="float">
            <text:p>63625415682526</text:p>
          </table:table-cell>
          <table:table-cell table:style-name="ce7" table:formula="of:=([.K105]-[.K104])/1000" office:value-type="float" office:value="1.9991875" calcext:value-type="float">
            <text:p>1.9992</text:p>
          </table:table-cell>
          <table:table-cell table:style-name="ce7" table:formula="of:=[.L105]+[.M104]" office:value-type="float" office:value="205.99896875" calcext:value-type="float">
            <text:p>205.9990</text:p>
          </table:table-cell>
          <table:table-cell table:style-name="ce11" table:formula="of:=[.M105]-2*([.$B105]-1)" office:value-type="float" office:value="-0.00103124999992588" calcext:value-type="float">
            <text:p>-0.00103125</text:p>
          </table:table-cell>
          <table:table-cell table:style-name="Default" office:value-type="float" office:value="63625416152936.8" calcext:value-type="float">
            <text:p>63625416152936.8</text:p>
          </table:table-cell>
          <table:table-cell table:style-name="ce7" table:formula="of:=([.O105]-[.O104])/1000" office:value-type="float" office:value="1.997578125" calcext:value-type="float">
            <text:p>1.9976</text:p>
          </table:table-cell>
          <table:table-cell table:style-name="ce7" table:formula="of:=[.P105]+[.Q104]" office:value-type="float" office:value="205.99953125" calcext:value-type="float">
            <text:p>205.9995</text:p>
          </table:table-cell>
          <table:table-cell table:style-name="ce12" table:formula="of:=[.Q105]-2*([.$B105]-1)" office:value-type="float" office:value="-0.000468750000010232" calcext:value-type="float">
            <text:p>-0.00046875</text:p>
          </table:table-cell>
          <table:table-cell table:style-name="Default" office:value-type="float" office:value="63625416636611.9" calcext:value-type="float">
            <text:p>63625416636611.9</text:p>
          </table:table-cell>
          <table:table-cell table:style-name="ce7" table:formula="of:=([.S105]-[.S104])/1000" office:value-type="float" office:value="2.00071875" calcext:value-type="float">
            <text:p>2.0007</text:p>
          </table:table-cell>
          <table:table-cell table:style-name="ce7" table:formula="of:=[.T105]+[.U104]" office:value-type="float" office:value="206.0003828125" calcext:value-type="float">
            <text:p>206.0004</text:p>
          </table:table-cell>
          <table:table-cell table:style-name="ce13" table:formula="of:=[.U105]-2*([.$B105]-1)" office:value-type="float" office:value="0.000382812500077989" calcext:value-type="float">
            <text:p>0.0003828125</text:p>
          </table:table-cell>
          <table:table-cell table:style-name="Default" office:value-type="float" office:value="63625417129942.3" calcext:value-type="float">
            <text:p>63625417129942.3</text:p>
          </table:table-cell>
          <table:table-cell table:style-name="ce14" table:formula="of:=([.W105]-[.W104])/1000" office:value-type="float" office:value="2.0009765625" calcext:value-type="float">
            <text:p>2.0010</text:p>
          </table:table-cell>
          <table:table-cell table:style-name="ce7" table:formula="of:=[.X105]+[.Y104]" office:value-type="float" office:value="206.00059375" calcext:value-type="float">
            <text:p>206.0006</text:p>
          </table:table-cell>
          <table:table-cell table:style-name="ce15" table:formula="of:=[.Y105]-2*([.$B105]-1)" office:value-type="float" office:value="0.000593750000007276" calcext:value-type="float">
            <text:p>0.00059375</text:p>
          </table:table-cell>
          <table:table-cell table:style-name="Default" office:value-type="float" office:value="63625417606028.7" calcext:value-type="float">
            <text:p>63625417606028.7</text:p>
          </table:table-cell>
          <table:table-cell table:style-name="ce7" table:formula="of:=([.AA105]-[.AA104])/1000" office:value-type="float" office:value="1.9989921875" calcext:value-type="float">
            <text:p>1.9990</text:p>
          </table:table-cell>
          <table:table-cell table:style-name="ce7" table:formula="of:=[.AB105]+[.AC104]" office:value-type="float" office:value="205.99884375" calcext:value-type="float">
            <text:p>205.9988</text:p>
          </table:table-cell>
          <table:table-cell table:style-name="ce16" table:formula="of:=[.AC105]-2*([.$B105]-1)" office:value-type="float" office:value="-0.00115625000000819" calcext:value-type="float">
            <text:p>-0.00115625</text:p>
          </table:table-cell>
          <table:table-cell table:style-name="Default" office:value-type="float" office:value="63625418070991.9" calcext:value-type="float">
            <text:p>63625418070991.9</text:p>
          </table:table-cell>
          <table:table-cell table:style-name="ce7" table:formula="of:=([.AE105]-[.AE104])/1000" office:value-type="float" office:value="1.998046875" calcext:value-type="float">
            <text:p>1.9980</text:p>
          </table:table-cell>
          <table:table-cell table:style-name="ce7" table:formula="of:=[.AF105]+[.AG104]" office:value-type="float" office:value="205.999109375" calcext:value-type="float">
            <text:p>205.9991</text:p>
          </table:table-cell>
          <table:table-cell table:style-name="ce17" table:formula="of:=[.AG105]-2*([.$B105]-1)" office:value-type="float" office:value="-0.000890625000010914" calcext:value-type="float">
            <text:p>-0.000890625</text:p>
          </table:table-cell>
          <table:table-cell table:style-name="Default" office:value-type="float" office:value="63625418542788.7" calcext:value-type="float">
            <text:p>63625418542788.7</text:p>
          </table:table-cell>
          <table:table-cell table:style-name="ce7" table:formula="of:=([.AI105]-[.AI104])/1000" office:value-type="float" office:value="1.998546875" calcext:value-type="float">
            <text:p>1.9985</text:p>
          </table:table-cell>
          <table:table-cell table:style-name="ce7" table:formula="of:=[.AJ105]+[.AK104]" office:value-type="float" office:value="206.0010078125" calcext:value-type="float">
            <text:p>206.0010</text:p>
          </table:table-cell>
          <table:table-cell table:style-name="ce18" table:formula="of:=[.AK105]-2*([.$B105]-1)" office:value-type="float" office:value="0.00100781249994952" calcext:value-type="float">
            <text:p>0.0010078125</text:p>
          </table:table-cell>
          <table:table-cell table:style-name="Default" office:value-type="float" office:value="63625419008469.8" calcext:value-type="float">
            <text:p>63625419008469.8</text:p>
          </table:table-cell>
          <table:table-cell table:style-name="ce19" table:formula="of:=([.AM105]-[.AM104])/1000" office:value-type="float" office:value="2.000890625" calcext:value-type="float">
            <text:p>2.0009</text:p>
          </table:table-cell>
          <table:table-cell table:style-name="ce7" table:formula="of:=[.AN105]+[.AO104]" office:value-type="float" office:value="207.9995234375" calcext:value-type="float">
            <text:p>207.9995</text:p>
          </table:table-cell>
          <table:table-cell table:style-name="ce20" table:formula="of:=[.AO105]-2*([.$B105]-1)" office:value-type="float" office:value="1.99952343749993" calcext:value-type="float">
            <text:p>1.9995234375</text:p>
          </table:table-cell>
          <table:table-cell table:style-name="Default" office:value-type="float" office:value="63625419476984.4" calcext:value-type="float">
            <text:p>63625419476984.4</text:p>
          </table:table-cell>
          <table:table-cell table:style-name="ce7" table:formula="of:=([.AQ105]-[.AQ104])/1000" office:value-type="float" office:value="1.999015625" calcext:value-type="float">
            <text:p>1.9990</text:p>
          </table:table-cell>
          <table:table-cell table:style-name="ce7" table:formula="of:=[.AR105]+[.AS104]" office:value-type="float" office:value="205.999984375" calcext:value-type="float">
            <text:p>206.0000</text:p>
          </table:table-cell>
          <table:table-cell table:style-name="ce21" table:formula="of:=[.AS105]-2*([.$B105]-1)" office:value-type="float" office:value="-0.0000156250000600266" calcext:value-type="float">
            <text:p>-0.000015625</text:p>
          </table:table-cell>
          <table:table-cell table:style-name="Default" office:value-type="float" office:value="63625419961500.3" calcext:value-type="float">
            <text:p>63625419961500.3</text:p>
          </table:table-cell>
          <table:table-cell table:style-name="ce7" table:formula="of:=([.AU105]-[.AU104])/1000" office:value-type="float" office:value="2.000984375" calcext:value-type="float">
            <text:p>2.0010</text:p>
          </table:table-cell>
          <table:table-cell table:style-name="ce7" table:formula="of:=[.AV105]+[.AW104]" office:value-type="float" office:value="205.99984375" calcext:value-type="float">
            <text:p>205.9998</text:p>
          </table:table-cell>
          <table:table-cell table:style-name="ce22" table:formula="of:=[.AW105]-2*([.$B105]-1)" office:value-type="float" office:value="-0.000156250000031832" calcext:value-type="float">
            <text:p>-0.00015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05" calcext:value-type="float">
            <text:p>105</text:p>
          </table:table-cell>
          <table:table-cell office:value-type="float" office:value="63625414727129.2" calcext:value-type="float">
            <text:p>63625414727129.2</text:p>
          </table:table-cell>
          <table:table-cell table:formula="of:=([.C106]-[.C105])/1000" office:value-type="float" office:value="2.0007890625" calcext:value-type="float">
            <text:p>2.0008</text:p>
          </table:table-cell>
          <table:table-cell table:formula="of:=[.D106]+[.E105]" office:value-type="float" office:value="207.999578125" calcext:value-type="float">
            <text:p>207.9996</text:p>
          </table:table-cell>
          <table:table-cell table:style-name="ce9" table:formula="of:=[.E106]-2*([.$B106]-1)" office:value-type="float" office:value="-0.000421875000057526" calcext:value-type="float">
            <text:p>-0.000421875</text:p>
          </table:table-cell>
          <table:table-cell table:style-name="Default" office:value-type="float" office:value="63625415213414.3" calcext:value-type="float">
            <text:p>63625415213414.3</text:p>
          </table:table-cell>
          <table:table-cell table:style-name="ce7" table:formula="of:=([.G106]-[.G105])/1000" office:value-type="float" office:value="1.999359375" calcext:value-type="float">
            <text:p>1.9994</text:p>
          </table:table-cell>
          <table:table-cell table:style-name="ce7" table:formula="of:=[.H106]+[.I105]" office:value-type="float" office:value="207.999" calcext:value-type="float">
            <text:p>207.9990</text:p>
          </table:table-cell>
          <table:table-cell table:style-name="ce10" table:formula="of:=[.I106]-2*([.$B106]-1)" office:value-type="float" office:value="-0.00100000000000477" calcext:value-type="float">
            <text:p>-0.001</text:p>
          </table:table-cell>
          <table:table-cell table:style-name="Default" office:value-type="float" office:value="63625415684528.8" calcext:value-type="float">
            <text:p>63625415684528.8</text:p>
          </table:table-cell>
          <table:table-cell table:style-name="ce7" table:formula="of:=([.K106]-[.K105])/1000" office:value-type="float" office:value="2.0028046875" calcext:value-type="float">
            <text:p>2.0028</text:p>
          </table:table-cell>
          <table:table-cell table:style-name="ce7" table:formula="of:=[.L106]+[.M105]" office:value-type="float" office:value="208.0017734375" calcext:value-type="float">
            <text:p>208.0018</text:p>
          </table:table-cell>
          <table:table-cell table:style-name="ce11" table:formula="of:=[.M106]-2*([.$B106]-1)" office:value-type="float" office:value="0.00177343750007708" calcext:value-type="float">
            <text:p>0.0017734375</text:p>
          </table:table-cell>
          <table:table-cell table:style-name="Default" office:value-type="float" office:value="63625416154936.7" calcext:value-type="float">
            <text:p>63625416154936.7</text:p>
          </table:table-cell>
          <table:table-cell table:style-name="ce7" table:formula="of:=([.O106]-[.O105])/1000" office:value-type="float" office:value="1.999890625" calcext:value-type="float">
            <text:p>1.9999</text:p>
          </table:table-cell>
          <table:table-cell table:style-name="ce7" table:formula="of:=[.P106]+[.Q105]" office:value-type="float" office:value="207.999421875" calcext:value-type="float">
            <text:p>207.9994</text:p>
          </table:table-cell>
          <table:table-cell table:style-name="ce12" table:formula="of:=[.Q106]-2*([.$B106]-1)" office:value-type="float" office:value="-0.000578125000004093" calcext:value-type="float">
            <text:p>-0.000578125</text:p>
          </table:table-cell>
          <table:table-cell table:style-name="Default" office:value-type="float" office:value="63625416638610.1" calcext:value-type="float">
            <text:p>63625416638610.1</text:p>
          </table:table-cell>
          <table:table-cell table:style-name="ce7" table:formula="of:=([.S106]-[.S105])/1000" office:value-type="float" office:value="1.99828125" calcext:value-type="float">
            <text:p>1.9983</text:p>
          </table:table-cell>
          <table:table-cell table:style-name="ce7" table:formula="of:=[.T106]+[.U105]" office:value-type="float" office:value="207.9986640625" calcext:value-type="float">
            <text:p>207.9987</text:p>
          </table:table-cell>
          <table:table-cell table:style-name="ce13" table:formula="of:=[.U106]-2*([.$B106]-1)" office:value-type="float" office:value="-0.00133593749993111" calcext:value-type="float">
            <text:p>-0.0013359375</text:p>
          </table:table-cell>
          <table:table-cell table:style-name="Default" office:value-type="float" office:value="63625417131943.4" calcext:value-type="float">
            <text:p>63625417131943.4</text:p>
          </table:table-cell>
          <table:table-cell table:style-name="ce14" table:formula="of:=([.W106]-[.W105])/1000" office:value-type="float" office:value="2.0010625" calcext:value-type="float">
            <text:p>2.0011</text:p>
          </table:table-cell>
          <table:table-cell table:style-name="ce7" table:formula="of:=[.X106]+[.Y105]" office:value-type="float" office:value="208.00165625" calcext:value-type="float">
            <text:p>208.0017</text:p>
          </table:table-cell>
          <table:table-cell table:style-name="ce15" table:formula="of:=[.Y106]-2*([.$B106]-1)" office:value-type="float" office:value="0.00165624999999636" calcext:value-type="float">
            <text:p>0.00165625</text:p>
          </table:table-cell>
          <table:table-cell table:style-name="Default" office:value-type="float" office:value="63625417608030.1" calcext:value-type="float">
            <text:p>63625417608030.1</text:p>
          </table:table-cell>
          <table:table-cell table:style-name="ce7" table:formula="of:=([.AA106]-[.AA105])/1000" office:value-type="float" office:value="2.0014375" calcext:value-type="float">
            <text:p>2.0014</text:p>
          </table:table-cell>
          <table:table-cell table:style-name="ce7" table:formula="of:=[.AB106]+[.AC105]" office:value-type="float" office:value="208.00028125" calcext:value-type="float">
            <text:p>208.0003</text:p>
          </table:table-cell>
          <table:table-cell table:style-name="ce16" table:formula="of:=[.AC106]-2*([.$B106]-1)" office:value-type="float" office:value="0.000281250000000455" calcext:value-type="float">
            <text:p>0.00028125</text:p>
          </table:table-cell>
          <table:table-cell table:style-name="Default" office:value-type="float" office:value="63625418072992.7" calcext:value-type="float">
            <text:p>63625418072992.7</text:p>
          </table:table-cell>
          <table:table-cell table:style-name="ce7" table:formula="of:=([.AE106]-[.AE105])/1000" office:value-type="float" office:value="2.0007890625" calcext:value-type="float">
            <text:p>2.0008</text:p>
          </table:table-cell>
          <table:table-cell table:style-name="ce7" table:formula="of:=[.AF106]+[.AG105]" office:value-type="float" office:value="207.9998984375" calcext:value-type="float">
            <text:p>207.9999</text:p>
          </table:table-cell>
          <table:table-cell table:style-name="ce17" table:formula="of:=[.AG106]-2*([.$B106]-1)" office:value-type="float" office:value="-0.000101562500020691" calcext:value-type="float">
            <text:p>-0.0001015625</text:p>
          </table:table-cell>
          <table:table-cell table:style-name="Default" office:value-type="float" office:value="63625418544789.1" calcext:value-type="float">
            <text:p>63625418544789.1</text:p>
          </table:table-cell>
          <table:table-cell table:style-name="ce7" table:formula="of:=([.AI106]-[.AI105])/1000" office:value-type="float" office:value="2.000421875" calcext:value-type="float">
            <text:p>2.0004</text:p>
          </table:table-cell>
          <table:table-cell table:style-name="ce7" table:formula="of:=[.AJ106]+[.AK105]" office:value-type="float" office:value="208.0014296875" calcext:value-type="float">
            <text:p>208.0014</text:p>
          </table:table-cell>
          <table:table-cell table:style-name="ce18" table:formula="of:=[.AK106]-2*([.$B106]-1)" office:value-type="float" office:value="0.00142968749995021" calcext:value-type="float">
            <text:p>0.0014296875</text:p>
          </table:table-cell>
          <table:table-cell table:style-name="Default" office:value-type="float" office:value="63625419010470.3" calcext:value-type="float">
            <text:p>63625419010470.3</text:p>
          </table:table-cell>
          <table:table-cell table:style-name="ce19" table:formula="of:=([.AM106]-[.AM105])/1000" office:value-type="float" office:value="2.0005078125" calcext:value-type="float">
            <text:p>2.0005</text:p>
          </table:table-cell>
          <table:table-cell table:style-name="ce7" table:formula="of:=[.AN106]+[.AO105]" office:value-type="float" office:value="210.00003125" calcext:value-type="float">
            <text:p>210.0000</text:p>
          </table:table-cell>
          <table:table-cell table:style-name="ce20" table:formula="of:=[.AO106]-2*([.$B106]-1)" office:value-type="float" office:value="2.00003124999992" calcext:value-type="float">
            <text:p>2.00003125</text:p>
          </table:table-cell>
          <table:table-cell table:style-name="Default" office:value-type="float" office:value="63625419478984.1" calcext:value-type="float">
            <text:p>63625419478984.1</text:p>
          </table:table-cell>
          <table:table-cell table:style-name="ce7" table:formula="of:=([.AQ106]-[.AQ105])/1000" office:value-type="float" office:value="1.999671875" calcext:value-type="float">
            <text:p>1.9997</text:p>
          </table:table-cell>
          <table:table-cell table:style-name="ce7" table:formula="of:=[.AR106]+[.AS105]" office:value-type="float" office:value="207.99965625" calcext:value-type="float">
            <text:p>207.9997</text:p>
          </table:table-cell>
          <table:table-cell table:style-name="ce21" table:formula="of:=[.AS106]-2*([.$B106]-1)" office:value-type="float" office:value="-0.000343750000070031" calcext:value-type="float">
            <text:p>-0.00034375</text:p>
          </table:table-cell>
          <table:table-cell table:style-name="Default" office:value-type="float" office:value="63625419963501" calcext:value-type="float">
            <text:p>63625419963501</text:p>
          </table:table-cell>
          <table:table-cell table:style-name="ce7" table:formula="of:=([.AU106]-[.AU105])/1000" office:value-type="float" office:value="2.0006875" calcext:value-type="float">
            <text:p>2.0007</text:p>
          </table:table-cell>
          <table:table-cell table:style-name="ce7" table:formula="of:=[.AV106]+[.AW105]" office:value-type="float" office:value="208.00053125" calcext:value-type="float">
            <text:p>208.0005</text:p>
          </table:table-cell>
          <table:table-cell table:style-name="ce22" table:formula="of:=[.AW106]-2*([.$B106]-1)" office:value-type="float" office:value="0.000531249999966121" calcext:value-type="float">
            <text:p>0.00053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06" calcext:value-type="float">
            <text:p>106</text:p>
          </table:table-cell>
          <table:table-cell office:value-type="float" office:value="63625414729131.4" calcext:value-type="float">
            <text:p>63625414729131.4</text:p>
          </table:table-cell>
          <table:table-cell table:formula="of:=([.C107]-[.C106])/1000" office:value-type="float" office:value="2.002265625" calcext:value-type="float">
            <text:p>2.0023</text:p>
          </table:table-cell>
          <table:table-cell table:formula="of:=[.D107]+[.E106]" office:value-type="float" office:value="210.00184375" calcext:value-type="float">
            <text:p>210.0018</text:p>
          </table:table-cell>
          <table:table-cell table:style-name="ce9" table:formula="of:=[.E107]-2*([.$B107]-1)" office:value-type="float" office:value="0.0018437499999493" calcext:value-type="float">
            <text:p>0.00184375</text:p>
          </table:table-cell>
          <table:table-cell table:style-name="Default" office:value-type="float" office:value="63625415215416.7" calcext:value-type="float">
            <text:p>63625415215416.7</text:p>
          </table:table-cell>
          <table:table-cell table:style-name="ce7" table:formula="of:=([.G107]-[.G106])/1000" office:value-type="float" office:value="2.002390625" calcext:value-type="float">
            <text:p>2.0024</text:p>
          </table:table-cell>
          <table:table-cell table:style-name="ce7" table:formula="of:=[.H107]+[.I106]" office:value-type="float" office:value="210.001390625" calcext:value-type="float">
            <text:p>210.0014</text:p>
          </table:table-cell>
          <table:table-cell table:style-name="ce10" table:formula="of:=[.I107]-2*([.$B107]-1)" office:value-type="float" office:value="0.00139062499999909" calcext:value-type="float">
            <text:p>0.001390625</text:p>
          </table:table-cell>
          <table:table-cell table:style-name="Default" office:value-type="float" office:value="63625415686527.2" calcext:value-type="float">
            <text:p>63625415686527.2</text:p>
          </table:table-cell>
          <table:table-cell table:style-name="ce7" table:formula="of:=([.K107]-[.K106])/1000" office:value-type="float" office:value="1.9984453125" calcext:value-type="float">
            <text:p>1.9984</text:p>
          </table:table-cell>
          <table:table-cell table:style-name="ce7" table:formula="of:=[.L107]+[.M106]" office:value-type="float" office:value="210.00021875" calcext:value-type="float">
            <text:p>210.0002</text:p>
          </table:table-cell>
          <table:table-cell table:style-name="ce11" table:formula="of:=[.M107]-2*([.$B107]-1)" office:value-type="float" office:value="0.000218750000072987" calcext:value-type="float">
            <text:p>0.00021875</text:p>
          </table:table-cell>
          <table:table-cell table:style-name="Default" office:value-type="float" office:value="63625416156936.2" calcext:value-type="float">
            <text:p>63625416156936.2</text:p>
          </table:table-cell>
          <table:table-cell table:style-name="ce7" table:formula="of:=([.O107]-[.O106])/1000" office:value-type="float" office:value="1.9995625" calcext:value-type="float">
            <text:p>1.9996</text:p>
          </table:table-cell>
          <table:table-cell table:style-name="ce7" table:formula="of:=[.P107]+[.Q106]" office:value-type="float" office:value="209.998984375" calcext:value-type="float">
            <text:p>209.9990</text:p>
          </table:table-cell>
          <table:table-cell table:style-name="ce12" table:formula="of:=[.Q107]-2*([.$B107]-1)" office:value-type="float" office:value="-0.00101562500000796" calcext:value-type="float">
            <text:p>-0.001015625</text:p>
          </table:table-cell>
          <table:table-cell table:style-name="Default" office:value-type="float" office:value="63625416640610.8" calcext:value-type="float">
            <text:p>63625416640610.8</text:p>
          </table:table-cell>
          <table:table-cell table:style-name="ce7" table:formula="of:=([.S107]-[.S106])/1000" office:value-type="float" office:value="2.000703125" calcext:value-type="float">
            <text:p>2.0007</text:p>
          </table:table-cell>
          <table:table-cell table:style-name="ce7" table:formula="of:=[.T107]+[.U106]" office:value-type="float" office:value="209.9993671875" calcext:value-type="float">
            <text:p>209.9994</text:p>
          </table:table-cell>
          <table:table-cell table:style-name="ce13" table:formula="of:=[.U107]-2*([.$B107]-1)" office:value-type="float" office:value="-0.000632812499929969" calcext:value-type="float">
            <text:p>-0.0006328125</text:p>
          </table:table-cell>
          <table:table-cell table:style-name="Default" office:value-type="float" office:value="63625417133943.1" calcext:value-type="float">
            <text:p>63625417133943.1</text:p>
          </table:table-cell>
          <table:table-cell table:style-name="ce14" table:formula="of:=([.W107]-[.W106])/1000" office:value-type="float" office:value="1.999734375" calcext:value-type="float">
            <text:p>1.9997</text:p>
          </table:table-cell>
          <table:table-cell table:style-name="ce7" table:formula="of:=[.X107]+[.Y106]" office:value-type="float" office:value="210.001390625" calcext:value-type="float">
            <text:p>210.0014</text:p>
          </table:table-cell>
          <table:table-cell table:style-name="ce15" table:formula="of:=[.Y107]-2*([.$B107]-1)" office:value-type="float" office:value="0.00139062499999909" calcext:value-type="float">
            <text:p>0.001390625</text:p>
          </table:table-cell>
          <table:table-cell table:style-name="Default" office:value-type="float" office:value="63625417610029.4" calcext:value-type="float">
            <text:p>63625417610029.4</text:p>
          </table:table-cell>
          <table:table-cell table:style-name="ce7" table:formula="of:=([.AA107]-[.AA106])/1000" office:value-type="float" office:value="1.9993046875" calcext:value-type="float">
            <text:p>1.9993</text:p>
          </table:table-cell>
          <table:table-cell table:style-name="ce7" table:formula="of:=[.AB107]+[.AC106]" office:value-type="float" office:value="209.9995859375" calcext:value-type="float">
            <text:p>209.9996</text:p>
          </table:table-cell>
          <table:table-cell table:style-name="ce16" table:formula="of:=[.AC107]-2*([.$B107]-1)" office:value-type="float" office:value="-0.000414062499999091" calcext:value-type="float">
            <text:p>-0.0004140625</text:p>
          </table:table-cell>
          <table:table-cell table:style-name="Default" office:value-type="float" office:value="63625418074992.5" calcext:value-type="float">
            <text:p>63625418074992.5</text:p>
          </table:table-cell>
          <table:table-cell table:style-name="ce7" table:formula="of:=([.AE107]-[.AE106])/1000" office:value-type="float" office:value="1.999859375" calcext:value-type="float">
            <text:p>1.9999</text:p>
          </table:table-cell>
          <table:table-cell table:style-name="ce7" table:formula="of:=[.AF107]+[.AG106]" office:value-type="float" office:value="209.9997578125" calcext:value-type="float">
            <text:p>209.9998</text:p>
          </table:table-cell>
          <table:table-cell table:style-name="ce17" table:formula="of:=[.AG107]-2*([.$B107]-1)" office:value-type="float" office:value="-0.000242187500020918" calcext:value-type="float">
            <text:p>-0.0002421875</text:p>
          </table:table-cell>
          <table:table-cell table:style-name="Default" office:value-type="float" office:value="63625418546788.9" calcext:value-type="float">
            <text:p>63625418546788.9</text:p>
          </table:table-cell>
          <table:table-cell table:style-name="ce7" table:formula="of:=([.AI107]-[.AI106])/1000" office:value-type="float" office:value="1.9998046875" calcext:value-type="float">
            <text:p>1.9998</text:p>
          </table:table-cell>
          <table:table-cell table:style-name="ce7" table:formula="of:=[.AJ107]+[.AK106]" office:value-type="float" office:value="210.001234375" calcext:value-type="float">
            <text:p>210.0012</text:p>
          </table:table-cell>
          <table:table-cell table:style-name="ce18" table:formula="of:=[.AK107]-2*([.$B107]-1)" office:value-type="float" office:value="0.00123437499993884" calcext:value-type="float">
            <text:p>0.001234375</text:p>
          </table:table-cell>
          <table:table-cell table:style-name="Default" office:value-type="float" office:value="63625419012469.5" calcext:value-type="float">
            <text:p>63625419012469.5</text:p>
          </table:table-cell>
          <table:table-cell table:style-name="ce19" table:formula="of:=([.AM107]-[.AM106])/1000" office:value-type="float" office:value="1.99915625" calcext:value-type="float">
            <text:p>1.9992</text:p>
          </table:table-cell>
          <table:table-cell table:style-name="ce7" table:formula="of:=[.AN107]+[.AO106]" office:value-type="float" office:value="211.9991875" calcext:value-type="float">
            <text:p>211.9992</text:p>
          </table:table-cell>
          <table:table-cell table:style-name="ce20" table:formula="of:=[.AO107]-2*([.$B107]-1)" office:value-type="float" office:value="1.99918749999992" calcext:value-type="float">
            <text:p>1.9991875</text:p>
          </table:table-cell>
          <table:table-cell table:style-name="Default" office:value-type="float" office:value="63625419480984.9" calcext:value-type="float">
            <text:p>63625419480984.9</text:p>
          </table:table-cell>
          <table:table-cell table:style-name="ce7" table:formula="of:=([.AQ107]-[.AQ106])/1000" office:value-type="float" office:value="2.000828125" calcext:value-type="float">
            <text:p>2.0008</text:p>
          </table:table-cell>
          <table:table-cell table:style-name="ce7" table:formula="of:=[.AR107]+[.AS106]" office:value-type="float" office:value="210.000484375" calcext:value-type="float">
            <text:p>210.0005</text:p>
          </table:table-cell>
          <table:table-cell table:style-name="ce21" table:formula="of:=[.AS107]-2*([.$B107]-1)" office:value-type="float" office:value="0.00048437499992815" calcext:value-type="float">
            <text:p>0.000484375</text:p>
          </table:table-cell>
          <table:table-cell table:style-name="Default" office:value-type="float" office:value="63625419965499.3" calcext:value-type="float">
            <text:p>63625419965499.3</text:p>
          </table:table-cell>
          <table:table-cell table:style-name="ce7" table:formula="of:=([.AU107]-[.AU106])/1000" office:value-type="float" office:value="1.9983046875" calcext:value-type="float">
            <text:p>1.9983</text:p>
          </table:table-cell>
          <table:table-cell table:style-name="ce7" table:formula="of:=[.AV107]+[.AW106]" office:value-type="float" office:value="209.9988359375" calcext:value-type="float">
            <text:p>209.9988</text:p>
          </table:table-cell>
          <table:table-cell table:style-name="ce22" table:formula="of:=[.AW107]-2*([.$B107]-1)" office:value-type="float" office:value="-0.0011640625000382" calcext:value-type="float">
            <text:p>-0.0011640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07" calcext:value-type="float">
            <text:p>107</text:p>
          </table:table-cell>
          <table:table-cell office:value-type="float" office:value="63625414731132.1" calcext:value-type="float">
            <text:p>63625414731132.1</text:p>
          </table:table-cell>
          <table:table-cell table:formula="of:=([.C108]-[.C107])/1000" office:value-type="float" office:value="2.0006796875" calcext:value-type="float">
            <text:p>2.0007</text:p>
          </table:table-cell>
          <table:table-cell table:formula="of:=[.D108]+[.E107]" office:value-type="float" office:value="212.0025234375" calcext:value-type="float">
            <text:p>212.0025</text:p>
          </table:table-cell>
          <table:table-cell table:style-name="ce9" table:formula="of:=[.E108]-2*([.$B108]-1)" office:value-type="float" office:value="0.00252343749994566" calcext:value-type="float">
            <text:p>0.0025234375</text:p>
          </table:table-cell>
          <table:table-cell table:style-name="Default" office:value-type="float" office:value="63625415217415.8" calcext:value-type="float">
            <text:p>63625415217415.8</text:p>
          </table:table-cell>
          <table:table-cell table:style-name="ce7" table:formula="of:=([.G108]-[.G107])/1000" office:value-type="float" office:value="1.9991015625" calcext:value-type="float">
            <text:p>1.9991</text:p>
          </table:table-cell>
          <table:table-cell table:style-name="ce7" table:formula="of:=[.H108]+[.I107]" office:value-type="float" office:value="212.0004921875" calcext:value-type="float">
            <text:p>212.0005</text:p>
          </table:table-cell>
          <table:table-cell table:style-name="ce10" table:formula="of:=[.I108]-2*([.$B108]-1)" office:value-type="float" office:value="0.000492187499986585" calcext:value-type="float">
            <text:p>0.0004921875</text:p>
          </table:table-cell>
          <table:table-cell table:style-name="Default" office:value-type="float" office:value="63625415688527.2" calcext:value-type="float">
            <text:p>63625415688527.2</text:p>
          </table:table-cell>
          <table:table-cell table:style-name="ce7" table:formula="of:=([.K108]-[.K107])/1000" office:value-type="float" office:value="1.99996875" calcext:value-type="float">
            <text:p>2.0000</text:p>
          </table:table-cell>
          <table:table-cell table:style-name="ce7" table:formula="of:=[.L108]+[.M107]" office:value-type="float" office:value="212.0001875" calcext:value-type="float">
            <text:p>212.0002</text:p>
          </table:table-cell>
          <table:table-cell table:style-name="ce11" table:formula="of:=[.M108]-2*([.$B108]-1)" office:value-type="float" office:value="0.000187500000066621" calcext:value-type="float">
            <text:p>0.0001875</text:p>
          </table:table-cell>
          <table:table-cell table:style-name="Default" office:value-type="float" office:value="63625416158936.7" calcext:value-type="float">
            <text:p>63625416158936.7</text:p>
          </table:table-cell>
          <table:table-cell table:style-name="ce7" table:formula="of:=([.O108]-[.O107])/1000" office:value-type="float" office:value="2.000421875" calcext:value-type="float">
            <text:p>2.0004</text:p>
          </table:table-cell>
          <table:table-cell table:style-name="ce7" table:formula="of:=[.P108]+[.Q107]" office:value-type="float" office:value="211.99940625" calcext:value-type="float">
            <text:p>211.9994</text:p>
          </table:table-cell>
          <table:table-cell table:style-name="ce12" table:formula="of:=[.Q108]-2*([.$B108]-1)" office:value-type="float" office:value="-0.000593750000007276" calcext:value-type="float">
            <text:p>-0.00059375</text:p>
          </table:table-cell>
          <table:table-cell table:style-name="Default" office:value-type="float" office:value="63625416642610.3" calcext:value-type="float">
            <text:p>63625416642610.3</text:p>
          </table:table-cell>
          <table:table-cell table:style-name="ce7" table:formula="of:=([.S108]-[.S107])/1000" office:value-type="float" office:value="1.9994765625" calcext:value-type="float">
            <text:p>1.9995</text:p>
          </table:table-cell>
          <table:table-cell table:style-name="ce7" table:formula="of:=[.T108]+[.U107]" office:value-type="float" office:value="211.99884375" calcext:value-type="float">
            <text:p>211.9988</text:p>
          </table:table-cell>
          <table:table-cell table:style-name="ce13" table:formula="of:=[.U108]-2*([.$B108]-1)" office:value-type="float" office:value="-0.00115624999992292" calcext:value-type="float">
            <text:p>-0.00115625</text:p>
          </table:table-cell>
          <table:table-cell table:style-name="Default" office:value-type="float" office:value="63625417135942.2" calcext:value-type="float">
            <text:p>63625417135942.2</text:p>
          </table:table-cell>
          <table:table-cell table:style-name="ce14" table:formula="of:=([.W108]-[.W107])/1000" office:value-type="float" office:value="1.9991484375" calcext:value-type="float">
            <text:p>1.9991</text:p>
          </table:table-cell>
          <table:table-cell table:style-name="ce7" table:formula="of:=[.X108]+[.Y107]" office:value-type="float" office:value="212.0005390625" calcext:value-type="float">
            <text:p>212.0005</text:p>
          </table:table-cell>
          <table:table-cell table:style-name="ce15" table:formula="of:=[.Y108]-2*([.$B108]-1)" office:value-type="float" office:value="0.000539062499996135" calcext:value-type="float">
            <text:p>0.0005390625</text:p>
          </table:table-cell>
          <table:table-cell table:style-name="Default" office:value-type="float" office:value="63625417612029.4" calcext:value-type="float">
            <text:p>63625417612029.4</text:p>
          </table:table-cell>
          <table:table-cell table:style-name="ce7" table:formula="of:=([.AA108]-[.AA107])/1000" office:value-type="float" office:value="1.9999765625" calcext:value-type="float">
            <text:p>2.0000</text:p>
          </table:table-cell>
          <table:table-cell table:style-name="ce7" table:formula="of:=[.AB108]+[.AC107]" office:value-type="float" office:value="211.9995625" calcext:value-type="float">
            <text:p>211.9996</text:p>
          </table:table-cell>
          <table:table-cell table:style-name="ce16" table:formula="of:=[.AC108]-2*([.$B108]-1)" office:value-type="float" office:value="-0.000437500000003865" calcext:value-type="float">
            <text:p>-0.0004375</text:p>
          </table:table-cell>
          <table:table-cell table:style-name="Default" office:value-type="float" office:value="63625418076991.8" calcext:value-type="float">
            <text:p>63625418076991.8</text:p>
          </table:table-cell>
          <table:table-cell table:style-name="ce7" table:formula="of:=([.AE108]-[.AE107])/1000" office:value-type="float" office:value="1.9992421875" calcext:value-type="float">
            <text:p>1.9992</text:p>
          </table:table-cell>
          <table:table-cell table:style-name="ce7" table:formula="of:=[.AF108]+[.AG107]" office:value-type="float" office:value="211.999" calcext:value-type="float">
            <text:p>211.9990</text:p>
          </table:table-cell>
          <table:table-cell table:style-name="ce17" table:formula="of:=[.AG108]-2*([.$B108]-1)" office:value-type="float" office:value="-0.0010000000000332" calcext:value-type="float">
            <text:p>-0.001</text:p>
          </table:table-cell>
          <table:table-cell table:style-name="Default" office:value-type="float" office:value="63625418548786.5" calcext:value-type="float">
            <text:p>63625418548786.5</text:p>
          </table:table-cell>
          <table:table-cell table:style-name="ce7" table:formula="of:=([.AI108]-[.AI107])/1000" office:value-type="float" office:value="1.9975625" calcext:value-type="float">
            <text:p>1.9976</text:p>
          </table:table-cell>
          <table:table-cell table:style-name="ce7" table:formula="of:=[.AJ108]+[.AK107]" office:value-type="float" office:value="211.998796875" calcext:value-type="float">
            <text:p>211.9988</text:p>
          </table:table-cell>
          <table:table-cell table:style-name="ce18" table:formula="of:=[.AK108]-2*([.$B108]-1)" office:value-type="float" office:value="-0.00120312500007458" calcext:value-type="float">
            <text:p>-0.001203125</text:p>
          </table:table-cell>
          <table:table-cell table:style-name="Default" office:value-type="float" office:value="63625419014470.2" calcext:value-type="float">
            <text:p>63625419014470.2</text:p>
          </table:table-cell>
          <table:table-cell table:style-name="ce19" table:formula="of:=([.AM108]-[.AM107])/1000" office:value-type="float" office:value="2.0007109375" calcext:value-type="float">
            <text:p>2.0007</text:p>
          </table:table-cell>
          <table:table-cell table:style-name="ce7" table:formula="of:=[.AN108]+[.AO107]" office:value-type="float" office:value="213.9998984375" calcext:value-type="float">
            <text:p>213.9999</text:p>
          </table:table-cell>
          <table:table-cell table:style-name="ce20" table:formula="of:=[.AO108]-2*([.$B108]-1)" office:value-type="float" office:value="1.99989843749992" calcext:value-type="float">
            <text:p>1.9998984375</text:p>
          </table:table-cell>
          <table:table-cell table:style-name="Default" office:value-type="float" office:value="63625419482983.6" calcext:value-type="float">
            <text:p>63625419482983.6</text:p>
          </table:table-cell>
          <table:table-cell table:style-name="ce7" table:formula="of:=([.AQ108]-[.AQ107])/1000" office:value-type="float" office:value="1.9986328125" calcext:value-type="float">
            <text:p>1.9986</text:p>
          </table:table-cell>
          <table:table-cell table:style-name="ce7" table:formula="of:=[.AR108]+[.AS107]" office:value-type="float" office:value="211.9991171875" calcext:value-type="float">
            <text:p>211.9991</text:p>
          </table:table-cell>
          <table:table-cell table:style-name="ce21" table:formula="of:=[.AS108]-2*([.$B108]-1)" office:value-type="float" office:value="-0.000882812500066166" calcext:value-type="float">
            <text:p>-0.0008828125</text:p>
          </table:table-cell>
          <table:table-cell table:style-name="Default" office:value-type="float" office:value="63625419967500.4" calcext:value-type="float">
            <text:p>63625419967500.4</text:p>
          </table:table-cell>
          <table:table-cell table:style-name="ce7" table:formula="of:=([.AU108]-[.AU107])/1000" office:value-type="float" office:value="2.0011484375" calcext:value-type="float">
            <text:p>2.0011</text:p>
          </table:table-cell>
          <table:table-cell table:style-name="ce7" table:formula="of:=[.AV108]+[.AW107]" office:value-type="float" office:value="211.999984375" calcext:value-type="float">
            <text:p>212.0000</text:p>
          </table:table-cell>
          <table:table-cell table:style-name="ce22" table:formula="of:=[.AW108]-2*([.$B108]-1)" office:value-type="float" office:value="-0.0000156250000316049" calcext:value-type="float">
            <text:p>-0.000015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08" calcext:value-type="float">
            <text:p>108</text:p>
          </table:table-cell>
          <table:table-cell office:value-type="float" office:value="63625414733130.2" calcext:value-type="float">
            <text:p>63625414733130.2</text:p>
          </table:table-cell>
          <table:table-cell table:formula="of:=([.C109]-[.C108])/1000" office:value-type="float" office:value="1.998125" calcext:value-type="float">
            <text:p>1.9981</text:p>
          </table:table-cell>
          <table:table-cell table:formula="of:=[.D109]+[.E108]" office:value-type="float" office:value="214.0006484375" calcext:value-type="float">
            <text:p>214.0006</text:p>
          </table:table-cell>
          <table:table-cell table:style-name="ce9" table:formula="of:=[.E109]-2*([.$B109]-1)" office:value-type="float" office:value="0.000648437499933152" calcext:value-type="float">
            <text:p>0.0006484375</text:p>
          </table:table-cell>
          <table:table-cell table:style-name="Default" office:value-type="float" office:value="63625415219414.8" calcext:value-type="float">
            <text:p>63625415219414.8</text:p>
          </table:table-cell>
          <table:table-cell table:style-name="ce7" table:formula="of:=([.G109]-[.G108])/1000" office:value-type="float" office:value="1.998953125" calcext:value-type="float">
            <text:p>1.9990</text:p>
          </table:table-cell>
          <table:table-cell table:style-name="ce7" table:formula="of:=[.H109]+[.I108]" office:value-type="float" office:value="213.9994453125" calcext:value-type="float">
            <text:p>213.9994</text:p>
          </table:table-cell>
          <table:table-cell table:style-name="ce10" table:formula="of:=[.I109]-2*([.$B109]-1)" office:value-type="float" office:value="-0.000554687499999318" calcext:value-type="float">
            <text:p>-0.0005546875</text:p>
          </table:table-cell>
          <table:table-cell table:style-name="Default" office:value-type="float" office:value="63625415690526.3" calcext:value-type="float">
            <text:p>63625415690526.3</text:p>
          </table:table-cell>
          <table:table-cell table:style-name="ce7" table:formula="of:=([.K109]-[.K108])/1000" office:value-type="float" office:value="1.999109375" calcext:value-type="float">
            <text:p>1.9991</text:p>
          </table:table-cell>
          <table:table-cell table:style-name="ce7" table:formula="of:=[.L109]+[.M108]" office:value-type="float" office:value="213.999296875" calcext:value-type="float">
            <text:p>213.9993</text:p>
          </table:table-cell>
          <table:table-cell table:style-name="ce11" table:formula="of:=[.M109]-2*([.$B109]-1)" office:value-type="float" office:value="-0.000703124999944293" calcext:value-type="float">
            <text:p>-0.000703125</text:p>
          </table:table-cell>
          <table:table-cell table:style-name="Default" office:value-type="float" office:value="63625416160936" calcext:value-type="float">
            <text:p>63625416160936</text:p>
          </table:table-cell>
          <table:table-cell table:style-name="ce7" table:formula="of:=([.O109]-[.O108])/1000" office:value-type="float" office:value="1.9993203125" calcext:value-type="float">
            <text:p>1.9993</text:p>
          </table:table-cell>
          <table:table-cell table:style-name="ce7" table:formula="of:=[.P109]+[.Q108]" office:value-type="float" office:value="213.9987265625" calcext:value-type="float">
            <text:p>213.9987</text:p>
          </table:table-cell>
          <table:table-cell table:style-name="ce12" table:formula="of:=[.Q109]-2*([.$B109]-1)" office:value-type="float" office:value="-0.00127343750000364" calcext:value-type="float">
            <text:p>-0.0012734375</text:p>
          </table:table-cell>
          <table:table-cell table:style-name="Default" office:value-type="float" office:value="63625416644611.1" calcext:value-type="float">
            <text:p>63625416644611.1</text:p>
          </table:table-cell>
          <table:table-cell table:style-name="ce7" table:formula="of:=([.S109]-[.S108])/1000" office:value-type="float" office:value="2.0007578125" calcext:value-type="float">
            <text:p>2.0008</text:p>
          </table:table-cell>
          <table:table-cell table:style-name="ce7" table:formula="of:=[.T109]+[.U108]" office:value-type="float" office:value="213.9996015625" calcext:value-type="float">
            <text:p>213.9996</text:p>
          </table:table-cell>
          <table:table-cell table:style-name="ce13" table:formula="of:=[.U109]-2*([.$B109]-1)" office:value-type="float" office:value="-0.000398437499910642" calcext:value-type="float">
            <text:p>-0.0003984375</text:p>
          </table:table-cell>
          <table:table-cell table:style-name="Default" office:value-type="float" office:value="63625417137941" calcext:value-type="float">
            <text:p>63625417137941</text:p>
          </table:table-cell>
          <table:table-cell table:style-name="ce14" table:formula="of:=([.W109]-[.W108])/1000" office:value-type="float" office:value="1.99878125" calcext:value-type="float">
            <text:p>1.9988</text:p>
          </table:table-cell>
          <table:table-cell table:style-name="ce7" table:formula="of:=[.X109]+[.Y108]" office:value-type="float" office:value="213.9993203125" calcext:value-type="float">
            <text:p>213.9993</text:p>
          </table:table-cell>
          <table:table-cell table:style-name="ce15" table:formula="of:=[.Y109]-2*([.$B109]-1)" office:value-type="float" office:value="-0.000679687499996362" calcext:value-type="float">
            <text:p>-0.0006796875</text:p>
          </table:table-cell>
          <table:table-cell table:style-name="Default" office:value-type="float" office:value="63625417614029.8" calcext:value-type="float">
            <text:p>63625417614029.8</text:p>
          </table:table-cell>
          <table:table-cell table:style-name="ce7" table:formula="of:=([.AA109]-[.AA108])/1000" office:value-type="float" office:value="2.0004453125" calcext:value-type="float">
            <text:p>2.0004</text:p>
          </table:table-cell>
          <table:table-cell table:style-name="ce7" table:formula="of:=[.AB109]+[.AC108]" office:value-type="float" office:value="214.0000078125" calcext:value-type="float">
            <text:p>214.0000</text:p>
          </table:table-cell>
          <table:table-cell table:style-name="ce16" table:formula="of:=[.AC109]-2*([.$B109]-1)" office:value-type="float" office:value="0.00000781250000159162" calcext:value-type="float">
            <text:p>7.81250000159162E-06</text:p>
          </table:table-cell>
          <table:table-cell table:style-name="Default" office:value-type="float" office:value="63625418078992" calcext:value-type="float">
            <text:p>63625418078992</text:p>
          </table:table-cell>
          <table:table-cell table:style-name="ce7" table:formula="of:=([.AE109]-[.AE108])/1000" office:value-type="float" office:value="2.0002578125" calcext:value-type="float">
            <text:p>2.0003</text:p>
          </table:table-cell>
          <table:table-cell table:style-name="ce7" table:formula="of:=[.AF109]+[.AG108]" office:value-type="float" office:value="213.9992578125" calcext:value-type="float">
            <text:p>213.9993</text:p>
          </table:table-cell>
          <table:table-cell table:style-name="ce17" table:formula="of:=[.AG109]-2*([.$B109]-1)" office:value-type="float" office:value="-0.000742187500037517" calcext:value-type="float">
            <text:p>-0.0007421875</text:p>
          </table:table-cell>
          <table:table-cell table:style-name="Default" office:value-type="float" office:value="63625418550789.4" calcext:value-type="float">
            <text:p>63625418550789.4</text:p>
          </table:table-cell>
          <table:table-cell table:style-name="ce7" table:formula="of:=([.AI109]-[.AI108])/1000" office:value-type="float" office:value="2.00290625" calcext:value-type="float">
            <text:p>2.0029</text:p>
          </table:table-cell>
          <table:table-cell table:style-name="ce7" table:formula="of:=[.AJ109]+[.AK108]" office:value-type="float" office:value="214.001703125" calcext:value-type="float">
            <text:p>214.0017</text:p>
          </table:table-cell>
          <table:table-cell table:style-name="ce18" table:formula="of:=[.AK109]-2*([.$B109]-1)" office:value-type="float" office:value="0.00170312499992065" calcext:value-type="float">
            <text:p>0.001703125</text:p>
          </table:table-cell>
          <table:table-cell table:style-name="Default" office:value-type="float" office:value="63625419016471.6" calcext:value-type="float">
            <text:p>63625419016471.6</text:p>
          </table:table-cell>
          <table:table-cell table:style-name="ce19" table:formula="of:=([.AM109]-[.AM108])/1000" office:value-type="float" office:value="2.001421875" calcext:value-type="float">
            <text:p>2.0014</text:p>
          </table:table-cell>
          <table:table-cell table:style-name="ce7" table:formula="of:=[.AN109]+[.AO108]" office:value-type="float" office:value="216.0013203125" calcext:value-type="float">
            <text:p>216.0013</text:p>
          </table:table-cell>
          <table:table-cell table:style-name="ce20" table:formula="of:=[.AO109]-2*([.$B109]-1)" office:value-type="float" office:value="2.00132031249993" calcext:value-type="float">
            <text:p>2.0013203125</text:p>
          </table:table-cell>
          <table:table-cell table:style-name="Default" office:value-type="float" office:value="63625419484984.7" calcext:value-type="float">
            <text:p>63625419484984.7</text:p>
          </table:table-cell>
          <table:table-cell table:style-name="ce7" table:formula="of:=([.AQ109]-[.AQ108])/1000" office:value-type="float" office:value="2.0011484375" calcext:value-type="float">
            <text:p>2.0011</text:p>
          </table:table-cell>
          <table:table-cell table:style-name="ce7" table:formula="of:=[.AR109]+[.AS108]" office:value-type="float" office:value="214.000265625" calcext:value-type="float">
            <text:p>214.0003</text:p>
          </table:table-cell>
          <table:table-cell table:style-name="ce21" table:formula="of:=[.AS109]-2*([.$B109]-1)" office:value-type="float" office:value="0.000265624999940428" calcext:value-type="float">
            <text:p>0.000265625</text:p>
          </table:table-cell>
          <table:table-cell table:style-name="Default" office:value-type="float" office:value="63625419969499.9" calcext:value-type="float">
            <text:p>63625419969499.9</text:p>
          </table:table-cell>
          <table:table-cell table:style-name="ce7" table:formula="of:=([.AU109]-[.AU108])/1000" office:value-type="float" office:value="1.999484375" calcext:value-type="float">
            <text:p>1.9995</text:p>
          </table:table-cell>
          <table:table-cell table:style-name="ce7" table:formula="of:=[.AV109]+[.AW108]" office:value-type="float" office:value="213.99946875" calcext:value-type="float">
            <text:p>213.9995</text:p>
          </table:table-cell>
          <table:table-cell table:style-name="ce22" table:formula="of:=[.AW109]-2*([.$B109]-1)" office:value-type="float" office:value="-0.000531250000022965" calcext:value-type="float">
            <text:p>-0.00053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prompt 9</text:p>
          </table:table-cell>
          <table:table-cell table:style-name="ce6" office:value-type="float" office:value="109" calcext:value-type="float">
            <text:p>109</text:p>
          </table:table-cell>
          <table:table-cell office:value-type="float" office:value="63625414735131.1" calcext:value-type="float">
            <text:p>63625414735131.1</text:p>
          </table:table-cell>
          <table:table-cell table:formula="of:=([.C110]-[.C109])/1000" office:value-type="float" office:value="2.0008671875" calcext:value-type="float">
            <text:p>2.0009</text:p>
          </table:table-cell>
          <table:table-cell table:formula="of:=[.D110]+[.E109]" office:value-type="float" office:value="216.001515625" calcext:value-type="float">
            <text:p>216.0015</text:p>
          </table:table-cell>
          <table:table-cell table:style-name="ce9" table:formula="of:=[.E110]-2*([.$B110]-1)" office:value-type="float" office:value="0.00151562499993929" calcext:value-type="float">
            <text:p>0.001515625</text:p>
          </table:table-cell>
          <table:table-cell table:style-name="Default" office:value-type="float" office:value="63625415221415.3" calcext:value-type="float">
            <text:p>63625415221415.3</text:p>
          </table:table-cell>
          <table:table-cell table:style-name="ce7" table:formula="of:=([.G110]-[.G109])/1000" office:value-type="float" office:value="2.0005546875" calcext:value-type="float">
            <text:p>2.0006</text:p>
          </table:table-cell>
          <table:table-cell table:style-name="ce7" table:formula="of:=[.H110]+[.I109]" office:value-type="float" office:value="216" calcext:value-type="float">
            <text:p>216.0000</text:p>
          </table:table-cell>
          <table:table-cell table:style-name="ce10" table:formula="of:=[.I110]-2*([.$B110]-1)" office:value-type="float" office:value="0" calcext:value-type="float">
            <text:p>0</text:p>
          </table:table-cell>
          <table:table-cell table:style-name="Default" office:value-type="float" office:value="63625415692526" calcext:value-type="float">
            <text:p>63625415692526</text:p>
          </table:table-cell>
          <table:table-cell table:style-name="ce7" table:formula="of:=([.K110]-[.K109])/1000" office:value-type="float" office:value="1.99975" calcext:value-type="float">
            <text:p>1.9998</text:p>
          </table:table-cell>
          <table:table-cell table:style-name="ce7" table:formula="of:=[.L110]+[.M109]" office:value-type="float" office:value="215.999046875" calcext:value-type="float">
            <text:p>215.9990</text:p>
          </table:table-cell>
          <table:table-cell table:style-name="ce11" table:formula="of:=[.M110]-2*([.$B110]-1)" office:value-type="float" office:value="-0.000953124999938382" calcext:value-type="float">
            <text:p>-0.000953125</text:p>
          </table:table-cell>
          <table:table-cell table:style-name="Default" office:value-type="float" office:value="63625416162936.3" calcext:value-type="float">
            <text:p>63625416162936.3</text:p>
          </table:table-cell>
          <table:table-cell table:style-name="ce7" table:formula="of:=([.O110]-[.O109])/1000" office:value-type="float" office:value="2.0002734375" calcext:value-type="float">
            <text:p>2.0003</text:p>
          </table:table-cell>
          <table:table-cell table:style-name="ce7" table:formula="of:=[.P110]+[.Q109]" office:value-type="float" office:value="215.999" calcext:value-type="float">
            <text:p>215.9990</text:p>
          </table:table-cell>
          <table:table-cell table:style-name="ce12" table:formula="of:=[.Q110]-2*([.$B110]-1)" office:value-type="float" office:value="-0.00100000000000477" calcext:value-type="float">
            <text:p>-0.001</text:p>
          </table:table-cell>
          <table:table-cell table:style-name="Default" office:value-type="float" office:value="63625416646612.2" calcext:value-type="float">
            <text:p>63625416646612.2</text:p>
          </table:table-cell>
          <table:table-cell table:style-name="ce7" table:formula="of:=([.S110]-[.S109])/1000" office:value-type="float" office:value="2.0011171875" calcext:value-type="float">
            <text:p>2.0011</text:p>
          </table:table-cell>
          <table:table-cell table:style-name="ce7" table:formula="of:=[.T110]+[.U109]" office:value-type="float" office:value="216.00071875" calcext:value-type="float">
            <text:p>216.0007</text:p>
          </table:table-cell>
          <table:table-cell table:style-name="ce13" table:formula="of:=[.U110]-2*([.$B110]-1)" office:value-type="float" office:value="0.000718750000089585" calcext:value-type="float">
            <text:p>0.00071875</text:p>
          </table:table-cell>
          <table:table-cell table:style-name="Default" office:value-type="float" office:value="63625417139941.1" calcext:value-type="float">
            <text:p>63625417139941.1</text:p>
          </table:table-cell>
          <table:table-cell table:style-name="ce14" table:formula="of:=([.W110]-[.W109])/1000" office:value-type="float" office:value="2.0000625" calcext:value-type="float">
            <text:p>2.0001</text:p>
          </table:table-cell>
          <table:table-cell table:style-name="ce7" table:formula="of:=[.X110]+[.Y109]" office:value-type="float" office:value="215.9993828125" calcext:value-type="float">
            <text:p>215.9994</text:p>
          </table:table-cell>
          <table:table-cell table:style-name="ce15" table:formula="of:=[.Y110]-2*([.$B110]-1)" office:value-type="float" office:value="-0.000617187499983629" calcext:value-type="float">
            <text:p>-0.0006171875</text:p>
          </table:table-cell>
          <table:table-cell table:style-name="Default" office:value-type="float" office:value="63625417616029.7" calcext:value-type="float">
            <text:p>63625417616029.7</text:p>
          </table:table-cell>
          <table:table-cell table:style-name="ce7" table:formula="of:=([.AA110]-[.AA109])/1000" office:value-type="float" office:value="1.9998984375" calcext:value-type="float">
            <text:p>1.9999</text:p>
          </table:table-cell>
          <table:table-cell table:style-name="ce7" table:formula="of:=[.AB110]+[.AC109]" office:value-type="float" office:value="215.99990625" calcext:value-type="float">
            <text:p>215.9999</text:p>
          </table:table-cell>
          <table:table-cell table:style-name="ce16" table:formula="of:=[.AC110]-2*([.$B110]-1)" office:value-type="float" office:value="-0.0000937499999906777" calcext:value-type="float">
            <text:p>-0.00009375</text:p>
          </table:table-cell>
          <table:table-cell table:style-name="Default" office:value-type="float" office:value="63625418080993.7" calcext:value-type="float">
            <text:p>63625418080993.7</text:p>
          </table:table-cell>
          <table:table-cell table:style-name="ce7" table:formula="of:=([.AE110]-[.AE109])/1000" office:value-type="float" office:value="2.0016171875" calcext:value-type="float">
            <text:p>2.0016</text:p>
          </table:table-cell>
          <table:table-cell table:style-name="ce7" table:formula="of:=[.AF110]+[.AG109]" office:value-type="float" office:value="216.000875" calcext:value-type="float">
            <text:p>216.0009</text:p>
          </table:table-cell>
          <table:table-cell table:style-name="ce17" table:formula="of:=[.AG110]-2*([.$B110]-1)" office:value-type="float" office:value="0.000874999999950887" calcext:value-type="float">
            <text:p>0.000875</text:p>
          </table:table-cell>
          <table:table-cell table:style-name="Default" office:value-type="float" office:value="63625418552787.9" calcext:value-type="float">
            <text:p>63625418552787.9</text:p>
          </table:table-cell>
          <table:table-cell table:style-name="ce7" table:formula="of:=([.AI110]-[.AI109])/1000" office:value-type="float" office:value="1.998453125" calcext:value-type="float">
            <text:p>1.9985</text:p>
          </table:table-cell>
          <table:table-cell table:style-name="ce7" table:formula="of:=[.AJ110]+[.AK109]" office:value-type="float" office:value="216.00015625" calcext:value-type="float">
            <text:p>216.0002</text:p>
          </table:table-cell>
          <table:table-cell table:style-name="ce18" table:formula="of:=[.AK110]-2*([.$B110]-1)" office:value-type="float" office:value="0.000156249999918145" calcext:value-type="float">
            <text:p>0.00015625</text:p>
          </table:table-cell>
          <table:table-cell table:style-name="Default" office:value-type="float" office:value="63625419018471.3" calcext:value-type="float">
            <text:p>63625419018471.3</text:p>
          </table:table-cell>
          <table:table-cell table:style-name="ce19" table:formula="of:=([.AM110]-[.AM109])/1000" office:value-type="float" office:value="1.9996796875" calcext:value-type="float">
            <text:p>1.9997</text:p>
          </table:table-cell>
          <table:table-cell table:style-name="ce7" table:formula="of:=[.AN110]+[.AO109]" office:value-type="float" office:value="218.001" calcext:value-type="float">
            <text:p>218.0010</text:p>
          </table:table-cell>
          <table:table-cell table:style-name="ce20" table:formula="of:=[.AO110]-2*([.$B110]-1)" office:value-type="float" office:value="2.00099999999992" calcext:value-type="float">
            <text:p>2.001</text:p>
          </table:table-cell>
          <table:table-cell table:style-name="Default" office:value-type="float" office:value="63625419486984.1" calcext:value-type="float">
            <text:p>63625419486984.1</text:p>
          </table:table-cell>
          <table:table-cell table:style-name="ce7" table:formula="of:=([.AQ110]-[.AQ109])/1000" office:value-type="float" office:value="1.9993828125" calcext:value-type="float">
            <text:p>1.9994</text:p>
          </table:table-cell>
          <table:table-cell table:style-name="ce7" table:formula="of:=[.AR110]+[.AS109]" office:value-type="float" office:value="215.9996484375" calcext:value-type="float">
            <text:p>215.9996</text:p>
          </table:table-cell>
          <table:table-cell table:style-name="ce21" table:formula="of:=[.AS110]-2*([.$B110]-1)" office:value-type="float" office:value="-0.000351562500071623" calcext:value-type="float">
            <text:p>-0.0003515625</text:p>
          </table:table-cell>
          <table:table-cell table:style-name="Default" office:value-type="float" office:value="63625419971499.5" calcext:value-type="float">
            <text:p>63625419971499.5</text:p>
          </table:table-cell>
          <table:table-cell table:style-name="ce7" table:formula="of:=([.AU110]-[.AU109])/1000" office:value-type="float" office:value="1.99959375" calcext:value-type="float">
            <text:p>1.9996</text:p>
          </table:table-cell>
          <table:table-cell table:style-name="ce7" table:formula="of:=[.AV110]+[.AW109]" office:value-type="float" office:value="215.9990625" calcext:value-type="float">
            <text:p>215.9991</text:p>
          </table:table-cell>
          <table:table-cell table:style-name="ce22" table:formula="of:=[.AW110]-2*([.$B110]-1)" office:value-type="float" office:value="-0.000937500000020464" calcext:value-type="float">
            <text:p>-0.0009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rame</text:p>
          </table:table-cell>
          <table:table-cell table:style-name="ce6" office:value-type="float" office:value="110" calcext:value-type="float">
            <text:p>110</text:p>
          </table:table-cell>
          <table:table-cell office:value-type="float" office:value="63625414737131.1" calcext:value-type="float">
            <text:p>63625414737131.1</text:p>
          </table:table-cell>
          <table:table-cell table:formula="of:=([.C111]-[.C110])/1000" office:value-type="float" office:value="2.0000234375" calcext:value-type="float">
            <text:p>2.0000</text:p>
          </table:table-cell>
          <table:table-cell table:formula="of:=[.D111]+[.E110]" office:value-type="float" office:value="218.0015390625" calcext:value-type="float">
            <text:p>218.0015</text:p>
          </table:table-cell>
          <table:table-cell table:style-name="ce9" table:formula="of:=[.E111]-2*([.$B111]-1)" office:value-type="float" office:value="0.00153906249994407" calcext:value-type="float">
            <text:p>0.0015390625</text:p>
          </table:table-cell>
          <table:table-cell table:style-name="Default" office:value-type="float" office:value="63625415223416" calcext:value-type="float">
            <text:p>63625415223416</text:p>
          </table:table-cell>
          <table:table-cell table:style-name="ce7" table:formula="of:=([.G111]-[.G110])/1000" office:value-type="float" office:value="2.000703125" calcext:value-type="float">
            <text:p>2.0007</text:p>
          </table:table-cell>
          <table:table-cell table:style-name="ce7" table:formula="of:=[.H111]+[.I110]" office:value-type="float" office:value="218.000703125" calcext:value-type="float">
            <text:p>218.0007</text:p>
          </table:table-cell>
          <table:table-cell table:style-name="ce10" table:formula="of:=[.I111]-2*([.$B111]-1)" office:value-type="float" office:value="0.000703125000001137" calcext:value-type="float">
            <text:p>0.000703125</text:p>
          </table:table-cell>
          <table:table-cell table:style-name="Default" office:value-type="float" office:value="63625415694526.8" calcext:value-type="float">
            <text:p>63625415694526.8</text:p>
          </table:table-cell>
          <table:table-cell table:style-name="ce7" table:formula="of:=([.K111]-[.K110])/1000" office:value-type="float" office:value="2.000734375" calcext:value-type="float">
            <text:p>2.0007</text:p>
          </table:table-cell>
          <table:table-cell table:style-name="ce7" table:formula="of:=[.L111]+[.M110]" office:value-type="float" office:value="217.99978125" calcext:value-type="float">
            <text:p>217.9998</text:p>
          </table:table-cell>
          <table:table-cell table:style-name="ce11" table:formula="of:=[.M111]-2*([.$B111]-1)" office:value-type="float" office:value="-0.000218749999930878" calcext:value-type="float">
            <text:p>-0.00021875</text:p>
          </table:table-cell>
          <table:table-cell table:style-name="Default" office:value-type="float" office:value="63625416164939" calcext:value-type="float">
            <text:p>63625416164939</text:p>
          </table:table-cell>
          <table:table-cell table:style-name="ce7" table:formula="of:=([.O111]-[.O110])/1000" office:value-type="float" office:value="2.0027109375" calcext:value-type="float">
            <text:p>2.0027</text:p>
          </table:table-cell>
          <table:table-cell table:style-name="ce7" table:formula="of:=[.P111]+[.Q110]" office:value-type="float" office:value="218.0017109375" calcext:value-type="float">
            <text:p>218.0017</text:p>
          </table:table-cell>
          <table:table-cell table:style-name="ce12" table:formula="of:=[.Q111]-2*([.$B111]-1)" office:value-type="float" office:value="0.0017109375000075" calcext:value-type="float">
            <text:p>0.0017109375</text:p>
          </table:table-cell>
          <table:table-cell table:style-name="Default" office:value-type="float" office:value="63625416648610.2" calcext:value-type="float">
            <text:p>63625416648610.2</text:p>
          </table:table-cell>
          <table:table-cell table:style-name="ce7" table:formula="of:=([.S111]-[.S110])/1000" office:value-type="float" office:value="1.997984375" calcext:value-type="float">
            <text:p>1.9980</text:p>
          </table:table-cell>
          <table:table-cell table:style-name="ce7" table:formula="of:=[.T111]+[.U110]" office:value-type="float" office:value="217.998703125" calcext:value-type="float">
            <text:p>217.9987</text:p>
          </table:table-cell>
          <table:table-cell table:style-name="ce13" table:formula="of:=[.U111]-2*([.$B111]-1)" office:value-type="float" office:value="-0.00129687499992315" calcext:value-type="float">
            <text:p>-0.001296875</text:p>
          </table:table-cell>
          <table:table-cell table:style-name="Default" office:value-type="float" office:value="63625417141940.8" calcext:value-type="float">
            <text:p>63625417141940.8</text:p>
          </table:table-cell>
          <table:table-cell table:style-name="ce14" table:formula="of:=([.W111]-[.W110])/1000" office:value-type="float" office:value="1.9996953125" calcext:value-type="float">
            <text:p>1.9997</text:p>
          </table:table-cell>
          <table:table-cell table:style-name="ce7" table:formula="of:=[.X111]+[.Y110]" office:value-type="float" office:value="217.999078125" calcext:value-type="float">
            <text:p>217.9991</text:p>
          </table:table-cell>
          <table:table-cell table:style-name="ce15" table:formula="of:=[.Y111]-2*([.$B111]-1)" office:value-type="float" office:value="-0.000921874999988859" calcext:value-type="float">
            <text:p>-0.000921875</text:p>
          </table:table-cell>
          <table:table-cell table:style-name="Default" office:value-type="float" office:value="63625417618028.2" calcext:value-type="float">
            <text:p>63625417618028.2</text:p>
          </table:table-cell>
          <table:table-cell table:style-name="ce7" table:formula="of:=([.AA111]-[.AA110])/1000" office:value-type="float" office:value="1.99846875" calcext:value-type="float">
            <text:p>1.9985</text:p>
          </table:table-cell>
          <table:table-cell table:style-name="ce7" table:formula="of:=[.AB111]+[.AC110]" office:value-type="float" office:value="217.998375" calcext:value-type="float">
            <text:p>217.9984</text:p>
          </table:table-cell>
          <table:table-cell table:style-name="ce16" table:formula="of:=[.AC111]-2*([.$B111]-1)" office:value-type="float" office:value="-0.00162499999999" calcext:value-type="float">
            <text:p>-0.001625</text:p>
          </table:table-cell>
          <table:table-cell table:style-name="Default" office:value-type="float" office:value="63625418082991.6" calcext:value-type="float">
            <text:p>63625418082991.6</text:p>
          </table:table-cell>
          <table:table-cell table:style-name="ce7" table:formula="of:=([.AE111]-[.AE110])/1000" office:value-type="float" office:value="1.9979140625" calcext:value-type="float">
            <text:p>1.9979</text:p>
          </table:table-cell>
          <table:table-cell table:style-name="ce7" table:formula="of:=[.AF111]+[.AG110]" office:value-type="float" office:value="217.9987890625" calcext:value-type="float">
            <text:p>217.9988</text:p>
          </table:table-cell>
          <table:table-cell table:style-name="ce17" table:formula="of:=[.AG111]-2*([.$B111]-1)" office:value-type="float" office:value="-0.00121093750004775" calcext:value-type="float">
            <text:p>-0.0012109375</text:p>
          </table:table-cell>
          <table:table-cell table:style-name="Default" office:value-type="float" office:value="63625418554786.9" calcext:value-type="float">
            <text:p>63625418554786.9</text:p>
          </table:table-cell>
          <table:table-cell table:style-name="ce7" table:formula="of:=([.AI111]-[.AI110])/1000" office:value-type="float" office:value="1.9990546875" calcext:value-type="float">
            <text:p>1.9991</text:p>
          </table:table-cell>
          <table:table-cell table:style-name="ce7" table:formula="of:=[.AJ111]+[.AK110]" office:value-type="float" office:value="217.9992109375" calcext:value-type="float">
            <text:p>217.9992</text:p>
          </table:table-cell>
          <table:table-cell table:style-name="ce18" table:formula="of:=[.AK111]-2*([.$B111]-1)" office:value-type="float" office:value="-0.000789062500075488" calcext:value-type="float">
            <text:p>-0.0007890625</text:p>
          </table:table-cell>
          <table:table-cell table:style-name="Default" office:value-type="float" office:value="63625419020469.2" calcext:value-type="float">
            <text:p>63625419020469.2</text:p>
          </table:table-cell>
          <table:table-cell table:style-name="ce19" table:formula="of:=([.AM111]-[.AM110])/1000" office:value-type="float" office:value="1.9978515625" calcext:value-type="float">
            <text:p>1.9979</text:p>
          </table:table-cell>
          <table:table-cell table:style-name="ce7" table:formula="of:=[.AN111]+[.AO110]" office:value-type="float" office:value="219.9988515625" calcext:value-type="float">
            <text:p>219.9989</text:p>
          </table:table-cell>
          <table:table-cell table:style-name="ce20" table:formula="of:=[.AO111]-2*([.$B111]-1)" office:value-type="float" office:value="1.99885156249991" calcext:value-type="float">
            <text:p>1.9988515625</text:p>
          </table:table-cell>
          <table:table-cell table:style-name="Default" office:value-type="float" office:value="63625419488983.8" calcext:value-type="float">
            <text:p>63625419488983.8</text:p>
          </table:table-cell>
          <table:table-cell table:style-name="ce7" table:formula="of:=([.AQ111]-[.AQ110])/1000" office:value-type="float" office:value="1.9996875" calcext:value-type="float">
            <text:p>1.9997</text:p>
          </table:table-cell>
          <table:table-cell table:style-name="ce7" table:formula="of:=[.AR111]+[.AS110]" office:value-type="float" office:value="217.9993359375" calcext:value-type="float">
            <text:p>217.9993</text:p>
          </table:table-cell>
          <table:table-cell table:style-name="ce21" table:formula="of:=[.AS111]-2*([.$B111]-1)" office:value-type="float" office:value="-0.000664062500078444" calcext:value-type="float">
            <text:p>-0.0006640625</text:p>
          </table:table-cell>
          <table:table-cell table:style-name="Default" office:value-type="float" office:value="63625419973499.5" calcext:value-type="float">
            <text:p>63625419973499.5</text:p>
          </table:table-cell>
          <table:table-cell table:style-name="ce7" table:formula="of:=([.AU111]-[.AU110])/1000" office:value-type="float" office:value="1.999953125" calcext:value-type="float">
            <text:p>2.0000</text:p>
          </table:table-cell>
          <table:table-cell table:style-name="ce7" table:formula="of:=[.AV111]+[.AW110]" office:value-type="float" office:value="217.999015625" calcext:value-type="float">
            <text:p>217.9990</text:p>
          </table:table-cell>
          <table:table-cell table:style-name="ce22" table:formula="of:=[.AW111]-2*([.$B111]-1)" office:value-type="float" office:value="-0.000984375000030013" calcext:value-type="float">
            <text:p>-0.00098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11" calcext:value-type="float">
            <text:p>111</text:p>
          </table:table-cell>
          <table:table-cell office:value-type="float" office:value="63625414739130" calcext:value-type="float">
            <text:p>63625414739130</text:p>
          </table:table-cell>
          <table:table-cell table:formula="of:=([.C112]-[.C111])/1000" office:value-type="float" office:value="1.9988984375" calcext:value-type="float">
            <text:p>1.9989</text:p>
          </table:table-cell>
          <table:table-cell table:formula="of:=[.D112]+[.E111]" office:value-type="float" office:value="220.0004375" calcext:value-type="float">
            <text:p>220.0004</text:p>
          </table:table-cell>
          <table:table-cell table:style-name="ce9" table:formula="of:=[.E112]-2*([.$B112]-1)" office:value-type="float" office:value="0.000437499999947022" calcext:value-type="float">
            <text:p>0.0004375</text:p>
          </table:table-cell>
          <table:table-cell table:style-name="Default" office:value-type="float" office:value="63625415225413.7" calcext:value-type="float">
            <text:p>63625415225413.7</text:p>
          </table:table-cell>
          <table:table-cell table:style-name="ce7" table:formula="of:=([.G112]-[.G111])/1000" office:value-type="float" office:value="1.9976796875" calcext:value-type="float">
            <text:p>1.9977</text:p>
          </table:table-cell>
          <table:table-cell table:style-name="ce7" table:formula="of:=[.H112]+[.I111]" office:value-type="float" office:value="219.9983828125" calcext:value-type="float">
            <text:p>219.9984</text:p>
          </table:table-cell>
          <table:table-cell table:style-name="ce10" table:formula="of:=[.I112]-2*([.$B112]-1)" office:value-type="float" office:value="-0.0016171874999884" calcext:value-type="float">
            <text:p>-0.0016171875</text:p>
          </table:table-cell>
          <table:table-cell table:style-name="Default" office:value-type="float" office:value="63625415696526" calcext:value-type="float">
            <text:p>63625415696526</text:p>
          </table:table-cell>
          <table:table-cell table:style-name="ce7" table:formula="of:=([.K112]-[.K111])/1000" office:value-type="float" office:value="1.9991875" calcext:value-type="float">
            <text:p>1.9992</text:p>
          </table:table-cell>
          <table:table-cell table:style-name="ce7" table:formula="of:=[.L112]+[.M111]" office:value-type="float" office:value="219.99896875" calcext:value-type="float">
            <text:p>219.9990</text:p>
          </table:table-cell>
          <table:table-cell table:style-name="ce11" table:formula="of:=[.M112]-2*([.$B112]-1)" office:value-type="float" office:value="-0.00103124999992588" calcext:value-type="float">
            <text:p>-0.00103125</text:p>
          </table:table-cell>
          <table:table-cell table:style-name="Default" office:value-type="float" office:value="63625416166938.1" calcext:value-type="float">
            <text:p>63625416166938.1</text:p>
          </table:table-cell>
          <table:table-cell table:style-name="ce7" table:formula="of:=([.O112]-[.O111])/1000" office:value-type="float" office:value="1.9991015625" calcext:value-type="float">
            <text:p>1.9991</text:p>
          </table:table-cell>
          <table:table-cell table:style-name="ce7" table:formula="of:=[.P112]+[.Q111]" office:value-type="float" office:value="220.0008125" calcext:value-type="float">
            <text:p>220.0008</text:p>
          </table:table-cell>
          <table:table-cell table:style-name="ce12" table:formula="of:=[.Q112]-2*([.$B112]-1)" office:value-type="float" office:value="0.000812499999994998" calcext:value-type="float">
            <text:p>0.0008125</text:p>
          </table:table-cell>
          <table:table-cell table:style-name="Default" office:value-type="float" office:value="63625416650610.7" calcext:value-type="float">
            <text:p>63625416650610.7</text:p>
          </table:table-cell>
          <table:table-cell table:style-name="ce7" table:formula="of:=([.S112]-[.S111])/1000" office:value-type="float" office:value="2.000484375" calcext:value-type="float">
            <text:p>2.0005</text:p>
          </table:table-cell>
          <table:table-cell table:style-name="ce7" table:formula="of:=[.T112]+[.U111]" office:value-type="float" office:value="219.9991875" calcext:value-type="float">
            <text:p>219.9992</text:p>
          </table:table-cell>
          <table:table-cell table:style-name="ce13" table:formula="of:=[.U112]-2*([.$B112]-1)" office:value-type="float" office:value="-0.000812499999909733" calcext:value-type="float">
            <text:p>-0.0008125</text:p>
          </table:table-cell>
          <table:table-cell table:style-name="Default" office:value-type="float" office:value="63625417143942.5" calcext:value-type="float">
            <text:p>63625417143942.5</text:p>
          </table:table-cell>
          <table:table-cell table:style-name="ce14" table:formula="of:=([.W112]-[.W111])/1000" office:value-type="float" office:value="2.001734375" calcext:value-type="float">
            <text:p>2.0017</text:p>
          </table:table-cell>
          <table:table-cell table:style-name="ce7" table:formula="of:=[.X112]+[.Y111]" office:value-type="float" office:value="220.0008125" calcext:value-type="float">
            <text:p>220.0008</text:p>
          </table:table-cell>
          <table:table-cell table:style-name="ce15" table:formula="of:=[.Y112]-2*([.$B112]-1)" office:value-type="float" office:value="0.00081250000002342" calcext:value-type="float">
            <text:p>0.0008125</text:p>
          </table:table-cell>
          <table:table-cell table:style-name="Default" office:value-type="float" office:value="63625417620031.8" calcext:value-type="float">
            <text:p>63625417620031.8</text:p>
          </table:table-cell>
          <table:table-cell table:style-name="ce7" table:formula="of:=([.AA112]-[.AA111])/1000" office:value-type="float" office:value="2.003625" calcext:value-type="float">
            <text:p>2.0036</text:p>
          </table:table-cell>
          <table:table-cell table:style-name="ce7" table:formula="of:=[.AB112]+[.AC111]" office:value-type="float" office:value="220.002" calcext:value-type="float">
            <text:p>220.0020</text:p>
          </table:table-cell>
          <table:table-cell table:style-name="ce16" table:formula="of:=[.AC112]-2*([.$B112]-1)" office:value-type="float" office:value="0.00200000000000955" calcext:value-type="float">
            <text:p>0.002</text:p>
          </table:table-cell>
          <table:table-cell table:style-name="Default" office:value-type="float" office:value="63625418084994.8" calcext:value-type="float">
            <text:p>63625418084994.8</text:p>
          </table:table-cell>
          <table:table-cell table:style-name="ce7" table:formula="of:=([.AE112]-[.AE111])/1000" office:value-type="float" office:value="2.0031796875" calcext:value-type="float">
            <text:p>2.0032</text:p>
          </table:table-cell>
          <table:table-cell table:style-name="ce7" table:formula="of:=[.AF112]+[.AG111]" office:value-type="float" office:value="220.00196875" calcext:value-type="float">
            <text:p>220.0020</text:p>
          </table:table-cell>
          <table:table-cell table:style-name="ce17" table:formula="of:=[.AG112]-2*([.$B112]-1)" office:value-type="float" office:value="0.00196874999994634" calcext:value-type="float">
            <text:p>0.00196875</text:p>
          </table:table-cell>
          <table:table-cell table:style-name="Default" office:value-type="float" office:value="63625418556788.9" calcext:value-type="float">
            <text:p>63625418556788.9</text:p>
          </table:table-cell>
          <table:table-cell table:style-name="ce7" table:formula="of:=([.AI112]-[.AI111])/1000" office:value-type="float" office:value="2.002" calcext:value-type="float">
            <text:p>2.0020</text:p>
          </table:table-cell>
          <table:table-cell table:style-name="ce7" table:formula="of:=[.AJ112]+[.AK111]" office:value-type="float" office:value="220.0012109375" calcext:value-type="float">
            <text:p>220.0012</text:p>
          </table:table-cell>
          <table:table-cell table:style-name="ce18" table:formula="of:=[.AK112]-2*([.$B112]-1)" office:value-type="float" office:value="0.00121093749993406" calcext:value-type="float">
            <text:p>0.0012109375</text:p>
          </table:table-cell>
          <table:table-cell table:style-name="Default" office:value-type="float" office:value="63625419022469.1" calcext:value-type="float">
            <text:p>63625419022469.1</text:p>
          </table:table-cell>
          <table:table-cell table:style-name="ce19" table:formula="of:=([.AM112]-[.AM111])/1000" office:value-type="float" office:value="1.9999453125" calcext:value-type="float">
            <text:p>1.9999</text:p>
          </table:table-cell>
          <table:table-cell table:style-name="ce7" table:formula="of:=[.AN112]+[.AO111]" office:value-type="float" office:value="221.998796875" calcext:value-type="float">
            <text:p>221.9988</text:p>
          </table:table-cell>
          <table:table-cell table:style-name="ce20" table:formula="of:=[.AO112]-2*([.$B112]-1)" office:value-type="float" office:value="1.9987968749999" calcext:value-type="float">
            <text:p>1.998796875</text:p>
          </table:table-cell>
          <table:table-cell table:style-name="Default" office:value-type="float" office:value="63625419490984.8" calcext:value-type="float">
            <text:p>63625419490984.8</text:p>
          </table:table-cell>
          <table:table-cell table:style-name="ce7" table:formula="of:=([.AQ112]-[.AQ111])/1000" office:value-type="float" office:value="2.00103125" calcext:value-type="float">
            <text:p>2.0010</text:p>
          </table:table-cell>
          <table:table-cell table:style-name="ce7" table:formula="of:=[.AR112]+[.AS111]" office:value-type="float" office:value="220.0003671875" calcext:value-type="float">
            <text:p>220.0004</text:p>
          </table:table-cell>
          <table:table-cell table:style-name="ce21" table:formula="of:=[.AS112]-2*([.$B112]-1)" office:value-type="float" office:value="0.000367187499932697" calcext:value-type="float">
            <text:p>0.0003671875</text:p>
          </table:table-cell>
          <table:table-cell table:style-name="Default" office:value-type="float" office:value="63625419975500.1" calcext:value-type="float">
            <text:p>63625419975500.1</text:p>
          </table:table-cell>
          <table:table-cell table:style-name="ce7" table:formula="of:=([.AU112]-[.AU111])/1000" office:value-type="float" office:value="2.000625" calcext:value-type="float">
            <text:p>2.0006</text:p>
          </table:table-cell>
          <table:table-cell table:style-name="ce7" table:formula="of:=[.AV112]+[.AW111]" office:value-type="float" office:value="219.999640625" calcext:value-type="float">
            <text:p>219.9996</text:p>
          </table:table-cell>
          <table:table-cell table:style-name="ce22" table:formula="of:=[.AW112]-2*([.$B112]-1)" office:value-type="float" office:value="-0.000359375000016371" calcext:value-type="float">
            <text:p>-0.000359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12" calcext:value-type="float">
            <text:p>112</text:p>
          </table:table-cell>
          <table:table-cell office:value-type="float" office:value="63625414741130.6" calcext:value-type="float">
            <text:p>63625414741130.6</text:p>
          </table:table-cell>
          <table:table-cell table:formula="of:=([.C113]-[.C112])/1000" office:value-type="float" office:value="2.0005546875" calcext:value-type="float">
            <text:p>2.0006</text:p>
          </table:table-cell>
          <table:table-cell table:formula="of:=[.D113]+[.E112]" office:value-type="float" office:value="222.0009921875" calcext:value-type="float">
            <text:p>222.0010</text:p>
          </table:table-cell>
          <table:table-cell table:style-name="ce9" table:formula="of:=[.E113]-2*([.$B113]-1)" office:value-type="float" office:value="0.00099218749994634" calcext:value-type="float">
            <text:p>0.0009921875</text:p>
          </table:table-cell>
          <table:table-cell table:style-name="Default" office:value-type="float" office:value="63625415227414.4" calcext:value-type="float">
            <text:p>63625415227414.4</text:p>
          </table:table-cell>
          <table:table-cell table:style-name="ce7" table:formula="of:=([.G113]-[.G112])/1000" office:value-type="float" office:value="2.000703125" calcext:value-type="float">
            <text:p>2.0007</text:p>
          </table:table-cell>
          <table:table-cell table:style-name="ce7" table:formula="of:=[.H113]+[.I112]" office:value-type="float" office:value="221.9990859375" calcext:value-type="float">
            <text:p>221.9991</text:p>
          </table:table-cell>
          <table:table-cell table:style-name="ce10" table:formula="of:=[.I113]-2*([.$B113]-1)" office:value-type="float" office:value="-0.000914062499987267" calcext:value-type="float">
            <text:p>-0.0009140625</text:p>
          </table:table-cell>
          <table:table-cell table:style-name="Default" office:value-type="float" office:value="63625415698528" calcext:value-type="float">
            <text:p>63625415698528</text:p>
          </table:table-cell>
          <table:table-cell table:style-name="ce7" table:formula="of:=([.K113]-[.K112])/1000" office:value-type="float" office:value="2.0020703125" calcext:value-type="float">
            <text:p>2.0021</text:p>
          </table:table-cell>
          <table:table-cell table:style-name="ce7" table:formula="of:=[.L113]+[.M112]" office:value-type="float" office:value="222.0010390625" calcext:value-type="float">
            <text:p>222.0010</text:p>
          </table:table-cell>
          <table:table-cell table:style-name="ce11" table:formula="of:=[.M113]-2*([.$B113]-1)" office:value-type="float" office:value="0.00103906250006958" calcext:value-type="float">
            <text:p>0.0010390625</text:p>
          </table:table-cell>
          <table:table-cell table:style-name="Default" office:value-type="float" office:value="63625416168935.9" calcext:value-type="float">
            <text:p>63625416168935.9</text:p>
          </table:table-cell>
          <table:table-cell table:style-name="ce7" table:formula="of:=([.O113]-[.O112])/1000" office:value-type="float" office:value="1.9978359375" calcext:value-type="float">
            <text:p>1.9978</text:p>
          </table:table-cell>
          <table:table-cell table:style-name="ce7" table:formula="of:=[.P113]+[.Q112]" office:value-type="float" office:value="221.9986484375" calcext:value-type="float">
            <text:p>221.9986</text:p>
          </table:table-cell>
          <table:table-cell table:style-name="ce12" table:formula="of:=[.Q113]-2*([.$B113]-1)" office:value-type="float" office:value="-0.00135156249999113" calcext:value-type="float">
            <text:p>-0.0013515625</text:p>
          </table:table-cell>
          <table:table-cell table:style-name="Default" office:value-type="float" office:value="63625416652610.6" calcext:value-type="float">
            <text:p>63625416652610.6</text:p>
          </table:table-cell>
          <table:table-cell table:style-name="ce7" table:formula="of:=([.S113]-[.S112])/1000" office:value-type="float" office:value="1.9999453125" calcext:value-type="float">
            <text:p>1.9999</text:p>
          </table:table-cell>
          <table:table-cell table:style-name="ce7" table:formula="of:=[.T113]+[.U112]" office:value-type="float" office:value="221.9991328125" calcext:value-type="float">
            <text:p>221.9991</text:p>
          </table:table-cell>
          <table:table-cell table:style-name="ce13" table:formula="of:=[.U113]-2*([.$B113]-1)" office:value-type="float" office:value="-0.000867187499920874" calcext:value-type="float">
            <text:p>-0.0008671875</text:p>
          </table:table-cell>
          <table:table-cell table:style-name="Default" office:value-type="float" office:value="63625417145942.6" calcext:value-type="float">
            <text:p>63625417145942.6</text:p>
          </table:table-cell>
          <table:table-cell table:style-name="ce14" table:formula="of:=([.W113]-[.W112])/1000" office:value-type="float" office:value="2.000125" calcext:value-type="float">
            <text:p>2.0001</text:p>
          </table:table-cell>
          <table:table-cell table:style-name="ce7" table:formula="of:=[.X113]+[.Y112]" office:value-type="float" office:value="222.0009375" calcext:value-type="float">
            <text:p>222.0009</text:p>
          </table:table-cell>
          <table:table-cell table:style-name="ce15" table:formula="of:=[.Y113]-2*([.$B113]-1)" office:value-type="float" office:value="0.000937500000020464" calcext:value-type="float">
            <text:p>0.0009375</text:p>
          </table:table-cell>
          <table:table-cell table:style-name="Default" office:value-type="float" office:value="63625417622030.4" calcext:value-type="float">
            <text:p>63625417622030.4</text:p>
          </table:table-cell>
          <table:table-cell table:style-name="ce7" table:formula="of:=([.AA113]-[.AA112])/1000" office:value-type="float" office:value="1.9985234375" calcext:value-type="float">
            <text:p>1.9985</text:p>
          </table:table-cell>
          <table:table-cell table:style-name="ce7" table:formula="of:=[.AB113]+[.AC112]" office:value-type="float" office:value="222.0005234375" calcext:value-type="float">
            <text:p>222.0005</text:p>
          </table:table-cell>
          <table:table-cell table:style-name="ce16" table:formula="of:=[.AC113]-2*([.$B113]-1)" office:value-type="float" office:value="0.000523437500021373" calcext:value-type="float">
            <text:p>0.0005234375</text:p>
          </table:table-cell>
          <table:table-cell table:style-name="Default" office:value-type="float" office:value="63625418086992.5" calcext:value-type="float">
            <text:p>63625418086992.5</text:p>
          </table:table-cell>
          <table:table-cell table:style-name="ce7" table:formula="of:=([.AE113]-[.AE112])/1000" office:value-type="float" office:value="1.99771875" calcext:value-type="float">
            <text:p>1.9977</text:p>
          </table:table-cell>
          <table:table-cell table:style-name="ce7" table:formula="of:=[.AF113]+[.AG112]" office:value-type="float" office:value="221.9996875" calcext:value-type="float">
            <text:p>221.9997</text:p>
          </table:table-cell>
          <table:table-cell table:style-name="ce17" table:formula="of:=[.AG113]-2*([.$B113]-1)" office:value-type="float" office:value="-0.000312500000063665" calcext:value-type="float">
            <text:p>-0.0003125</text:p>
          </table:table-cell>
          <table:table-cell table:style-name="Default" office:value-type="float" office:value="63625418558788.5" calcext:value-type="float">
            <text:p>63625418558788.5</text:p>
          </table:table-cell>
          <table:table-cell table:style-name="ce7" table:formula="of:=([.AI113]-[.AI112])/1000" office:value-type="float" office:value="1.999609375" calcext:value-type="float">
            <text:p>1.9996</text:p>
          </table:table-cell>
          <table:table-cell table:style-name="ce7" table:formula="of:=[.AJ113]+[.AK112]" office:value-type="float" office:value="222.0008203125" calcext:value-type="float">
            <text:p>222.0008</text:p>
          </table:table-cell>
          <table:table-cell table:style-name="ce18" table:formula="of:=[.AK113]-2*([.$B113]-1)" office:value-type="float" office:value="0.000820312499939746" calcext:value-type="float">
            <text:p>0.0008203125</text:p>
          </table:table-cell>
          <table:table-cell table:style-name="Default" office:value-type="float" office:value="63625419024469.1" calcext:value-type="float">
            <text:p>63625419024469.1</text:p>
          </table:table-cell>
          <table:table-cell table:style-name="ce19" table:formula="of:=([.AM113]-[.AM112])/1000" office:value-type="float" office:value="1.9999921875" calcext:value-type="float">
            <text:p>2.0000</text:p>
          </table:table-cell>
          <table:table-cell table:style-name="ce7" table:formula="of:=[.AN113]+[.AO112]" office:value-type="float" office:value="223.9987890625" calcext:value-type="float">
            <text:p>223.9988</text:p>
          </table:table-cell>
          <table:table-cell table:style-name="ce20" table:formula="of:=[.AO113]-2*([.$B113]-1)" office:value-type="float" office:value="1.9987890624999" calcext:value-type="float">
            <text:p>1.9987890625</text:p>
          </table:table-cell>
          <table:table-cell table:style-name="Default" office:value-type="float" office:value="63625419492983.5" calcext:value-type="float">
            <text:p>63625419492983.5</text:p>
          </table:table-cell>
          <table:table-cell table:style-name="ce7" table:formula="of:=([.AQ113]-[.AQ112])/1000" office:value-type="float" office:value="1.998671875" calcext:value-type="float">
            <text:p>1.9987</text:p>
          </table:table-cell>
          <table:table-cell table:style-name="ce7" table:formula="of:=[.AR113]+[.AS112]" office:value-type="float" office:value="221.9990390625" calcext:value-type="float">
            <text:p>221.9990</text:p>
          </table:table-cell>
          <table:table-cell table:style-name="ce21" table:formula="of:=[.AS113]-2*([.$B113]-1)" office:value-type="float" office:value="-0.00096093750005366" calcext:value-type="float">
            <text:p>-0.0009609375</text:p>
          </table:table-cell>
          <table:table-cell table:style-name="Default" office:value-type="float" office:value="63625419977500" calcext:value-type="float">
            <text:p>63625419977500</text:p>
          </table:table-cell>
          <table:table-cell table:style-name="ce7" table:formula="of:=([.AU113]-[.AU112])/1000" office:value-type="float" office:value="1.9999296875" calcext:value-type="float">
            <text:p>1.9999</text:p>
          </table:table-cell>
          <table:table-cell table:style-name="ce7" table:formula="of:=[.AV113]+[.AW112]" office:value-type="float" office:value="221.9995703125" calcext:value-type="float">
            <text:p>221.9996</text:p>
          </table:table-cell>
          <table:table-cell table:style-name="ce22" table:formula="of:=[.AW113]-2*([.$B113]-1)" office:value-type="float" office:value="-0.000429687500002274" calcext:value-type="float">
            <text:p>-0.000429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13" calcext:value-type="float">
            <text:p>113</text:p>
          </table:table-cell>
          <table:table-cell office:value-type="float" office:value="63625414743128.9" calcext:value-type="float">
            <text:p>63625414743128.9</text:p>
          </table:table-cell>
          <table:table-cell table:formula="of:=([.C114]-[.C113])/1000" office:value-type="float" office:value="1.99834375" calcext:value-type="float">
            <text:p>1.9983</text:p>
          </table:table-cell>
          <table:table-cell table:formula="of:=[.D114]+[.E113]" office:value-type="float" office:value="223.9993359375" calcext:value-type="float">
            <text:p>223.9993</text:p>
          </table:table-cell>
          <table:table-cell table:style-name="ce9" table:formula="of:=[.E114]-2*([.$B114]-1)" office:value-type="float" office:value="-0.000664062500050022" calcext:value-type="float">
            <text:p>-0.0006640625</text:p>
          </table:table-cell>
          <table:table-cell table:style-name="Default" office:value-type="float" office:value="63625415229414.6" calcext:value-type="float">
            <text:p>63625415229414.6</text:p>
          </table:table-cell>
          <table:table-cell table:style-name="ce7" table:formula="of:=([.G114]-[.G113])/1000" office:value-type="float" office:value="2.000203125" calcext:value-type="float">
            <text:p>2.0002</text:p>
          </table:table-cell>
          <table:table-cell table:style-name="ce7" table:formula="of:=[.H114]+[.I113]" office:value-type="float" office:value="223.9992890625" calcext:value-type="float">
            <text:p>223.9993</text:p>
          </table:table-cell>
          <table:table-cell table:style-name="ce10" table:formula="of:=[.I114]-2*([.$B114]-1)" office:value-type="float" office:value="-0.000710937499974307" calcext:value-type="float">
            <text:p>-0.0007109375</text:p>
          </table:table-cell>
          <table:table-cell table:style-name="Default" office:value-type="float" office:value="63625415700527.2" calcext:value-type="float">
            <text:p>63625415700527.2</text:p>
          </table:table-cell>
          <table:table-cell table:style-name="ce7" table:formula="of:=([.K114]-[.K113])/1000" office:value-type="float" office:value="1.999203125" calcext:value-type="float">
            <text:p>1.9992</text:p>
          </table:table-cell>
          <table:table-cell table:style-name="ce7" table:formula="of:=[.L114]+[.M113]" office:value-type="float" office:value="224.0002421875" calcext:value-type="float">
            <text:p>224.0002</text:p>
          </table:table-cell>
          <table:table-cell table:style-name="ce11" table:formula="of:=[.M114]-2*([.$B114]-1)" office:value-type="float" office:value="0.000242187500077762" calcext:value-type="float">
            <text:p>0.0002421875</text:p>
          </table:table-cell>
          <table:table-cell table:style-name="Default" office:value-type="float" office:value="63625416170936" calcext:value-type="float">
            <text:p>63625416170936</text:p>
          </table:table-cell>
          <table:table-cell table:style-name="ce7" table:formula="of:=([.O114]-[.O113])/1000" office:value-type="float" office:value="2.000046875" calcext:value-type="float">
            <text:p>2.0000</text:p>
          </table:table-cell>
          <table:table-cell table:style-name="ce7" table:formula="of:=[.P114]+[.Q113]" office:value-type="float" office:value="223.9986953125" calcext:value-type="float">
            <text:p>223.9987</text:p>
          </table:table-cell>
          <table:table-cell table:style-name="ce12" table:formula="of:=[.Q114]-2*([.$B114]-1)" office:value-type="float" office:value="-0.00130468749998158" calcext:value-type="float">
            <text:p>-0.0013046875</text:p>
          </table:table-cell>
          <table:table-cell table:style-name="Default" office:value-type="float" office:value="63625416654611.4" calcext:value-type="float">
            <text:p>63625416654611.4</text:p>
          </table:table-cell>
          <table:table-cell table:style-name="ce7" table:formula="of:=([.S114]-[.S113])/1000" office:value-type="float" office:value="2.0007734375" calcext:value-type="float">
            <text:p>2.0008</text:p>
          </table:table-cell>
          <table:table-cell table:style-name="ce7" table:formula="of:=[.T114]+[.U113]" office:value-type="float" office:value="223.99990625" calcext:value-type="float">
            <text:p>223.9999</text:p>
          </table:table-cell>
          <table:table-cell table:style-name="ce13" table:formula="of:=[.U114]-2*([.$B114]-1)" office:value-type="float" office:value="-0.0000937499999338343" calcext:value-type="float">
            <text:p>-0.00009375</text:p>
          </table:table-cell>
          <table:table-cell table:style-name="Default" office:value-type="float" office:value="63625417147940.7" calcext:value-type="float">
            <text:p>63625417147940.7</text:p>
          </table:table-cell>
          <table:table-cell table:style-name="ce14" table:formula="of:=([.W114]-[.W113])/1000" office:value-type="float" office:value="1.9980390625" calcext:value-type="float">
            <text:p>1.9980</text:p>
          </table:table-cell>
          <table:table-cell table:style-name="ce7" table:formula="of:=[.X114]+[.Y113]" office:value-type="float" office:value="223.9989765625" calcext:value-type="float">
            <text:p>223.9990</text:p>
          </table:table-cell>
          <table:table-cell table:style-name="ce15" table:formula="of:=[.Y114]-2*([.$B114]-1)" office:value-type="float" office:value="-0.00102343749998113" calcext:value-type="float">
            <text:p>-0.0010234375</text:p>
          </table:table-cell>
          <table:table-cell table:style-name="Default" office:value-type="float" office:value="63625417624028.9" calcext:value-type="float">
            <text:p>63625417624028.9</text:p>
          </table:table-cell>
          <table:table-cell table:style-name="ce7" table:formula="of:=([.AA114]-[.AA113])/1000" office:value-type="float" office:value="1.9985" calcext:value-type="float">
            <text:p>1.9985</text:p>
          </table:table-cell>
          <table:table-cell table:style-name="ce7" table:formula="of:=[.AB114]+[.AC113]" office:value-type="float" office:value="223.9990234375" calcext:value-type="float">
            <text:p>223.9990</text:p>
          </table:table-cell>
          <table:table-cell table:style-name="ce16" table:formula="of:=[.AC114]-2*([.$B114]-1)" office:value-type="float" office:value="-0.000976562499971578" calcext:value-type="float">
            <text:p>-0.0009765625</text:p>
          </table:table-cell>
          <table:table-cell table:style-name="Default" office:value-type="float" office:value="63625418088991.7" calcext:value-type="float">
            <text:p>63625418088991.7</text:p>
          </table:table-cell>
          <table:table-cell table:style-name="ce7" table:formula="of:=([.AE114]-[.AE113])/1000" office:value-type="float" office:value="1.9991953125" calcext:value-type="float">
            <text:p>1.9992</text:p>
          </table:table-cell>
          <table:table-cell table:style-name="ce7" table:formula="of:=[.AF114]+[.AG113]" office:value-type="float" office:value="223.9988828125" calcext:value-type="float">
            <text:p>223.9989</text:p>
          </table:table-cell>
          <table:table-cell table:style-name="ce17" table:formula="of:=[.AG114]-2*([.$B114]-1)" office:value-type="float" office:value="-0.00111718750005707" calcext:value-type="float">
            <text:p>-0.0011171875</text:p>
          </table:table-cell>
          <table:table-cell table:style-name="Default" office:value-type="float" office:value="63625418560787.4" calcext:value-type="float">
            <text:p>63625418560787.4</text:p>
          </table:table-cell>
          <table:table-cell table:style-name="ce7" table:formula="of:=([.AI114]-[.AI113])/1000" office:value-type="float" office:value="1.998921875" calcext:value-type="float">
            <text:p>1.9989</text:p>
          </table:table-cell>
          <table:table-cell table:style-name="ce7" table:formula="of:=[.AJ114]+[.AK113]" office:value-type="float" office:value="223.9997421875" calcext:value-type="float">
            <text:p>223.9997</text:p>
          </table:table-cell>
          <table:table-cell table:style-name="ce18" table:formula="of:=[.AK114]-2*([.$B114]-1)" office:value-type="float" office:value="-0.000257812500052523" calcext:value-type="float">
            <text:p>-0.0002578125</text:p>
          </table:table-cell>
          <table:table-cell table:style-name="Default" office:value-type="float" office:value="63625419026468.8" calcext:value-type="float">
            <text:p>63625419026468.8</text:p>
          </table:table-cell>
          <table:table-cell table:style-name="ce19" table:formula="of:=([.AM114]-[.AM113])/1000" office:value-type="float" office:value="1.99975" calcext:value-type="float">
            <text:p>1.9998</text:p>
          </table:table-cell>
          <table:table-cell table:style-name="ce7" table:formula="of:=[.AN114]+[.AO113]" office:value-type="float" office:value="225.9985390625" calcext:value-type="float">
            <text:p>225.9985</text:p>
          </table:table-cell>
          <table:table-cell table:style-name="ce20" table:formula="of:=[.AO114]-2*([.$B114]-1)" office:value-type="float" office:value="1.9985390624999" calcext:value-type="float">
            <text:p>1.9985390625</text:p>
          </table:table-cell>
          <table:table-cell table:style-name="Default" office:value-type="float" office:value="63625419494984.7" calcext:value-type="float">
            <text:p>63625419494984.7</text:p>
          </table:table-cell>
          <table:table-cell table:style-name="ce7" table:formula="of:=([.AQ114]-[.AQ113])/1000" office:value-type="float" office:value="2.00115625" calcext:value-type="float">
            <text:p>2.0012</text:p>
          </table:table-cell>
          <table:table-cell table:style-name="ce7" table:formula="of:=[.AR114]+[.AS113]" office:value-type="float" office:value="224.0001953125" calcext:value-type="float">
            <text:p>224.0002</text:p>
          </table:table-cell>
          <table:table-cell table:style-name="ce21" table:formula="of:=[.AS114]-2*([.$B114]-1)" office:value-type="float" office:value="0.000195312499954525" calcext:value-type="float">
            <text:p>0.0001953125</text:p>
          </table:table-cell>
          <table:table-cell table:style-name="Default" office:value-type="float" office:value="63625419979500" calcext:value-type="float">
            <text:p>63625419979500</text:p>
          </table:table-cell>
          <table:table-cell table:style-name="ce7" table:formula="of:=([.AU114]-[.AU113])/1000" office:value-type="float" office:value="2.0000078125" calcext:value-type="float">
            <text:p>2.0000</text:p>
          </table:table-cell>
          <table:table-cell table:style-name="ce7" table:formula="of:=[.AV114]+[.AW113]" office:value-type="float" office:value="223.999578125" calcext:value-type="float">
            <text:p>223.9996</text:p>
          </table:table-cell>
          <table:table-cell table:style-name="ce22" table:formula="of:=[.AW114]-2*([.$B114]-1)" office:value-type="float" office:value="-0.000421875000000682" calcext:value-type="float">
            <text:p>-0.000421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14" calcext:value-type="float">
            <text:p>114</text:p>
          </table:table-cell>
          <table:table-cell office:value-type="float" office:value="63625414745131.4" calcext:value-type="float">
            <text:p>63625414745131.4</text:p>
          </table:table-cell>
          <table:table-cell table:formula="of:=([.C115]-[.C114])/1000" office:value-type="float" office:value="2.0024375" calcext:value-type="float">
            <text:p>2.0024</text:p>
          </table:table-cell>
          <table:table-cell table:formula="of:=[.D115]+[.E114]" office:value-type="float" office:value="226.0017734375" calcext:value-type="float">
            <text:p>226.0018</text:p>
          </table:table-cell>
          <table:table-cell table:style-name="ce9" table:formula="of:=[.E115]-2*([.$B115]-1)" office:value-type="float" office:value="0.00177343749996339" calcext:value-type="float">
            <text:p>0.0017734375</text:p>
          </table:table-cell>
          <table:table-cell table:style-name="Default" office:value-type="float" office:value="63625415231414.4" calcext:value-type="float">
            <text:p>63625415231414.4</text:p>
          </table:table-cell>
          <table:table-cell table:style-name="ce7" table:formula="of:=([.G115]-[.G114])/1000" office:value-type="float" office:value="1.999765625" calcext:value-type="float">
            <text:p>1.9998</text:p>
          </table:table-cell>
          <table:table-cell table:style-name="ce7" table:formula="of:=[.H115]+[.I114]" office:value-type="float" office:value="225.9990546875" calcext:value-type="float">
            <text:p>225.9991</text:p>
          </table:table-cell>
          <table:table-cell table:style-name="ce10" table:formula="of:=[.I115]-2*([.$B115]-1)" office:value-type="float" office:value="-0.000945312499965212" calcext:value-type="float">
            <text:p>-0.0009453125</text:p>
          </table:table-cell>
          <table:table-cell table:style-name="Default" office:value-type="float" office:value="63625415702526.5" calcext:value-type="float">
            <text:p>63625415702526.5</text:p>
          </table:table-cell>
          <table:table-cell table:style-name="ce7" table:formula="of:=([.K115]-[.K114])/1000" office:value-type="float" office:value="1.9992109375" calcext:value-type="float">
            <text:p>1.9992</text:p>
          </table:table-cell>
          <table:table-cell table:style-name="ce7" table:formula="of:=[.L115]+[.M114]" office:value-type="float" office:value="225.999453125" calcext:value-type="float">
            <text:p>225.9995</text:p>
          </table:table-cell>
          <table:table-cell table:style-name="ce11" table:formula="of:=[.M115]-2*([.$B115]-1)" office:value-type="float" office:value="-0.000546874999912461" calcext:value-type="float">
            <text:p>-0.000546875</text:p>
          </table:table-cell>
          <table:table-cell table:style-name="Default" office:value-type="float" office:value="63625416172938.1" calcext:value-type="float">
            <text:p>63625416172938.1</text:p>
          </table:table-cell>
          <table:table-cell table:style-name="ce7" table:formula="of:=([.O115]-[.O114])/1000" office:value-type="float" office:value="2.002171875" calcext:value-type="float">
            <text:p>2.0022</text:p>
          </table:table-cell>
          <table:table-cell table:style-name="ce7" table:formula="of:=[.P115]+[.Q114]" office:value-type="float" office:value="226.0008671875" calcext:value-type="float">
            <text:p>226.0009</text:p>
          </table:table-cell>
          <table:table-cell table:style-name="ce12" table:formula="of:=[.Q115]-2*([.$B115]-1)" office:value-type="float" office:value="0.000867187500006139" calcext:value-type="float">
            <text:p>0.0008671875</text:p>
          </table:table-cell>
          <table:table-cell table:style-name="Default" office:value-type="float" office:value="63625416656612" calcext:value-type="float">
            <text:p>63625416656612</text:p>
          </table:table-cell>
          <table:table-cell table:style-name="ce7" table:formula="of:=([.S115]-[.S114])/1000" office:value-type="float" office:value="2.000578125" calcext:value-type="float">
            <text:p>2.0006</text:p>
          </table:table-cell>
          <table:table-cell table:style-name="ce7" table:formula="of:=[.T115]+[.U114]" office:value-type="float" office:value="226.000484375" calcext:value-type="float">
            <text:p>226.0005</text:p>
          </table:table-cell>
          <table:table-cell table:style-name="ce13" table:formula="of:=[.U115]-2*([.$B115]-1)" office:value-type="float" office:value="0.000484375000070258" calcext:value-type="float">
            <text:p>0.000484375</text:p>
          </table:table-cell>
          <table:table-cell table:style-name="Default" office:value-type="float" office:value="63625417149942.5" calcext:value-type="float">
            <text:p>63625417149942.5</text:p>
          </table:table-cell>
          <table:table-cell table:style-name="ce14" table:formula="of:=([.W115]-[.W114])/1000" office:value-type="float" office:value="2.0018359375" calcext:value-type="float">
            <text:p>2.0018</text:p>
          </table:table-cell>
          <table:table-cell table:style-name="ce7" table:formula="of:=[.X115]+[.Y114]" office:value-type="float" office:value="226.0008125" calcext:value-type="float">
            <text:p>226.0008</text:p>
          </table:table-cell>
          <table:table-cell table:style-name="ce15" table:formula="of:=[.Y115]-2*([.$B115]-1)" office:value-type="float" office:value="0.00081250000002342" calcext:value-type="float">
            <text:p>0.0008125</text:p>
          </table:table-cell>
          <table:table-cell table:style-name="Default" office:value-type="float" office:value="63625417626028.9" calcext:value-type="float">
            <text:p>63625417626028.9</text:p>
          </table:table-cell>
          <table:table-cell table:style-name="ce7" table:formula="of:=([.AA115]-[.AA114])/1000" office:value-type="float" office:value="2.00003125" calcext:value-type="float">
            <text:p>2.0000</text:p>
          </table:table-cell>
          <table:table-cell table:style-name="ce7" table:formula="of:=[.AB115]+[.AC114]" office:value-type="float" office:value="225.9990546875" calcext:value-type="float">
            <text:p>225.9991</text:p>
          </table:table-cell>
          <table:table-cell table:style-name="ce16" table:formula="of:=[.AC115]-2*([.$B115]-1)" office:value-type="float" office:value="-0.000945312499965212" calcext:value-type="float">
            <text:p>-0.0009453125</text:p>
          </table:table-cell>
          <table:table-cell table:style-name="Default" office:value-type="float" office:value="63625418090992" calcext:value-type="float">
            <text:p>63625418090992</text:p>
          </table:table-cell>
          <table:table-cell table:style-name="ce7" table:formula="of:=([.AE115]-[.AE114])/1000" office:value-type="float" office:value="2.000328125" calcext:value-type="float">
            <text:p>2.0003</text:p>
          </table:table-cell>
          <table:table-cell table:style-name="ce7" table:formula="of:=[.AF115]+[.AG114]" office:value-type="float" office:value="225.9992109375" calcext:value-type="float">
            <text:p>225.9992</text:p>
          </table:table-cell>
          <table:table-cell table:style-name="ce17" table:formula="of:=[.AG115]-2*([.$B115]-1)" office:value-type="float" office:value="-0.000789062500047066" calcext:value-type="float">
            <text:p>-0.0007890625</text:p>
          </table:table-cell>
          <table:table-cell table:style-name="Default" office:value-type="float" office:value="63625418562787.1" calcext:value-type="float">
            <text:p>63625418562787.1</text:p>
          </table:table-cell>
          <table:table-cell table:style-name="ce7" table:formula="of:=([.AI115]-[.AI114])/1000" office:value-type="float" office:value="1.9996875" calcext:value-type="float">
            <text:p>1.9997</text:p>
          </table:table-cell>
          <table:table-cell table:style-name="ce7" table:formula="of:=[.AJ115]+[.AK114]" office:value-type="float" office:value="225.9994296875" calcext:value-type="float">
            <text:p>225.9994</text:p>
          </table:table-cell>
          <table:table-cell table:style-name="ce18" table:formula="of:=[.AK115]-2*([.$B115]-1)" office:value-type="float" office:value="-0.000570312500059345" calcext:value-type="float">
            <text:p>-0.0005703125</text:p>
          </table:table-cell>
          <table:table-cell table:style-name="Default" office:value-type="float" office:value="63625419028469.6" calcext:value-type="float">
            <text:p>63625419028469.6</text:p>
          </table:table-cell>
          <table:table-cell table:style-name="ce19" table:formula="of:=([.AM115]-[.AM114])/1000" office:value-type="float" office:value="2.00071875" calcext:value-type="float">
            <text:p>2.0007</text:p>
          </table:table-cell>
          <table:table-cell table:style-name="ce7" table:formula="of:=[.AN115]+[.AO114]" office:value-type="float" office:value="227.9992578125" calcext:value-type="float">
            <text:p>227.9993</text:p>
          </table:table-cell>
          <table:table-cell table:style-name="ce20" table:formula="of:=[.AO115]-2*([.$B115]-1)" office:value-type="float" office:value="1.99925781249991" calcext:value-type="float">
            <text:p>1.9992578125</text:p>
          </table:table-cell>
          <table:table-cell table:style-name="Default" office:value-type="float" office:value="63625419496984.3" calcext:value-type="float">
            <text:p>63625419496984.3</text:p>
          </table:table-cell>
          <table:table-cell table:style-name="ce7" table:formula="of:=([.AQ115]-[.AQ114])/1000" office:value-type="float" office:value="1.99965625" calcext:value-type="float">
            <text:p>1.9997</text:p>
          </table:table-cell>
          <table:table-cell table:style-name="ce7" table:formula="of:=[.AR115]+[.AS114]" office:value-type="float" office:value="225.9998515625" calcext:value-type="float">
            <text:p>225.9999</text:p>
          </table:table-cell>
          <table:table-cell table:style-name="ce21" table:formula="of:=[.AS115]-2*([.$B115]-1)" office:value-type="float" office:value="-0.000148437500058662" calcext:value-type="float">
            <text:p>-0.0001484375</text:p>
          </table:table-cell>
          <table:table-cell table:style-name="Default" office:value-type="float" office:value="63625419981500.9" calcext:value-type="float">
            <text:p>63625419981500.9</text:p>
          </table:table-cell>
          <table:table-cell table:style-name="ce7" table:formula="of:=([.AU115]-[.AU114])/1000" office:value-type="float" office:value="2.0008515625" calcext:value-type="float">
            <text:p>2.0009</text:p>
          </table:table-cell>
          <table:table-cell table:style-name="ce7" table:formula="of:=[.AV115]+[.AW114]" office:value-type="float" office:value="226.0004296875" calcext:value-type="float">
            <text:p>226.0004</text:p>
          </table:table-cell>
          <table:table-cell table:style-name="ce22" table:formula="of:=[.AW115]-2*([.$B115]-1)" office:value-type="float" office:value="0.000429687500002274" calcext:value-type="float">
            <text:p>0.000429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15" calcext:value-type="float">
            <text:p>115</text:p>
          </table:table-cell>
          <table:table-cell office:value-type="float" office:value="63625414747129.3" calcext:value-type="float">
            <text:p>63625414747129.3</text:p>
          </table:table-cell>
          <table:table-cell table:formula="of:=([.C116]-[.C115])/1000" office:value-type="float" office:value="1.9979375" calcext:value-type="float">
            <text:p>1.9979</text:p>
          </table:table-cell>
          <table:table-cell table:formula="of:=[.D116]+[.E115]" office:value-type="float" office:value="227.9997109375" calcext:value-type="float">
            <text:p>227.9997</text:p>
          </table:table-cell>
          <table:table-cell table:style-name="ce9" table:formula="of:=[.E116]-2*([.$B116]-1)" office:value-type="float" office:value="-0.000289062500030468" calcext:value-type="float">
            <text:p>-0.0002890625</text:p>
          </table:table-cell>
          <table:table-cell table:style-name="Default" office:value-type="float" office:value="63625415233416.4" calcext:value-type="float">
            <text:p>63625415233416.4</text:p>
          </table:table-cell>
          <table:table-cell table:style-name="ce7" table:formula="of:=([.G116]-[.G115])/1000" office:value-type="float" office:value="2.0020078125" calcext:value-type="float">
            <text:p>2.0020</text:p>
          </table:table-cell>
          <table:table-cell table:style-name="ce7" table:formula="of:=[.H116]+[.I115]" office:value-type="float" office:value="228.0010625" calcext:value-type="float">
            <text:p>228.0011</text:p>
          </table:table-cell>
          <table:table-cell table:style-name="ce10" table:formula="of:=[.I116]-2*([.$B116]-1)" office:value-type="float" office:value="0.00106250000004593" calcext:value-type="float">
            <text:p>0.0010625</text:p>
          </table:table-cell>
          <table:table-cell table:style-name="Default" office:value-type="float" office:value="63625415704527.7" calcext:value-type="float">
            <text:p>63625415704527.7</text:p>
          </table:table-cell>
          <table:table-cell table:style-name="ce7" table:formula="of:=([.K116]-[.K115])/1000" office:value-type="float" office:value="2.00128125" calcext:value-type="float">
            <text:p>2.0013</text:p>
          </table:table-cell>
          <table:table-cell table:style-name="ce7" table:formula="of:=[.L116]+[.M115]" office:value-type="float" office:value="228.000734375" calcext:value-type="float">
            <text:p>228.0007</text:p>
          </table:table-cell>
          <table:table-cell table:style-name="ce11" table:formula="of:=[.M116]-2*([.$B116]-1)" office:value-type="float" office:value="0.000734375000092768" calcext:value-type="float">
            <text:p>0.000734375</text:p>
          </table:table-cell>
          <table:table-cell table:style-name="Default" office:value-type="float" office:value="63625416174937.6" calcext:value-type="float">
            <text:p>63625416174937.6</text:p>
          </table:table-cell>
          <table:table-cell table:style-name="ce7" table:formula="of:=([.O116]-[.O115])/1000" office:value-type="float" office:value="1.9994296875" calcext:value-type="float">
            <text:p>1.9994</text:p>
          </table:table-cell>
          <table:table-cell table:style-name="ce7" table:formula="of:=[.P116]+[.Q115]" office:value-type="float" office:value="228.000296875" calcext:value-type="float">
            <text:p>228.0003</text:p>
          </table:table-cell>
          <table:table-cell table:style-name="ce12" table:formula="of:=[.Q116]-2*([.$B116]-1)" office:value-type="float" office:value="0.000296875000003638" calcext:value-type="float">
            <text:p>0.000296875</text:p>
          </table:table-cell>
          <table:table-cell table:style-name="Default" office:value-type="float" office:value="63625416658610.5" calcext:value-type="float">
            <text:p>63625416658610.5</text:p>
          </table:table-cell>
          <table:table-cell table:style-name="ce7" table:formula="of:=([.S116]-[.S115])/1000" office:value-type="float" office:value="1.9985078125" calcext:value-type="float">
            <text:p>1.9985</text:p>
          </table:table-cell>
          <table:table-cell table:style-name="ce7" table:formula="of:=[.T116]+[.U115]" office:value-type="float" office:value="227.9989921875" calcext:value-type="float">
            <text:p>227.9990</text:p>
          </table:table-cell>
          <table:table-cell table:style-name="ce13" table:formula="of:=[.U116]-2*([.$B116]-1)" office:value-type="float" office:value="-0.0010078124999211" calcext:value-type="float">
            <text:p>-0.0010078125</text:p>
          </table:table-cell>
          <table:table-cell table:style-name="Default" office:value-type="float" office:value="63625417151941.5" calcext:value-type="float">
            <text:p>63625417151941.5</text:p>
          </table:table-cell>
          <table:table-cell table:style-name="ce14" table:formula="of:=([.W116]-[.W115])/1000" office:value-type="float" office:value="1.9989921875" calcext:value-type="float">
            <text:p>1.9990</text:p>
          </table:table-cell>
          <table:table-cell table:style-name="ce7" table:formula="of:=[.X116]+[.Y115]" office:value-type="float" office:value="227.9998046875" calcext:value-type="float">
            <text:p>227.9998</text:p>
          </table:table-cell>
          <table:table-cell table:style-name="ce15" table:formula="of:=[.Y116]-2*([.$B116]-1)" office:value-type="float" office:value="-0.000195312499982947" calcext:value-type="float">
            <text:p>-0.0001953125</text:p>
          </table:table-cell>
          <table:table-cell table:style-name="Default" office:value-type="float" office:value="63625417628029.9" calcext:value-type="float">
            <text:p>63625417628029.9</text:p>
          </table:table-cell>
          <table:table-cell table:style-name="ce7" table:formula="of:=([.AA116]-[.AA115])/1000" office:value-type="float" office:value="2.00103125" calcext:value-type="float">
            <text:p>2.0010</text:p>
          </table:table-cell>
          <table:table-cell table:style-name="ce7" table:formula="of:=[.AB116]+[.AC115]" office:value-type="float" office:value="228.0000859375" calcext:value-type="float">
            <text:p>228.0001</text:p>
          </table:table-cell>
          <table:table-cell table:style-name="ce16" table:formula="of:=[.AC116]-2*([.$B116]-1)" office:value-type="float" office:value="0.0000859375000459295" calcext:value-type="float">
            <text:p>8.59375000459295E-05</text:p>
          </table:table-cell>
          <table:table-cell table:style-name="Default" office:value-type="float" office:value="63625418092993.6" calcext:value-type="float">
            <text:p>63625418092993.6</text:p>
          </table:table-cell>
          <table:table-cell table:style-name="ce7" table:formula="of:=([.AE116]-[.AE115])/1000" office:value-type="float" office:value="2.0016171875" calcext:value-type="float">
            <text:p>2.0016</text:p>
          </table:table-cell>
          <table:table-cell table:style-name="ce7" table:formula="of:=[.AF116]+[.AG115]" office:value-type="float" office:value="228.000828125" calcext:value-type="float">
            <text:p>228.0008</text:p>
          </table:table-cell>
          <table:table-cell table:style-name="ce17" table:formula="of:=[.AG116]-2*([.$B116]-1)" office:value-type="float" office:value="0.000828124999941338" calcext:value-type="float">
            <text:p>0.000828125</text:p>
          </table:table-cell>
          <table:table-cell table:style-name="Default" office:value-type="float" office:value="63625418564788" calcext:value-type="float">
            <text:p>63625418564788</text:p>
          </table:table-cell>
          <table:table-cell table:style-name="ce7" table:formula="of:=([.AI116]-[.AI115])/1000" office:value-type="float" office:value="2.000890625" calcext:value-type="float">
            <text:p>2.0009</text:p>
          </table:table-cell>
          <table:table-cell table:style-name="ce7" table:formula="of:=[.AJ116]+[.AK115]" office:value-type="float" office:value="228.0003203125" calcext:value-type="float">
            <text:p>228.0003</text:p>
          </table:table-cell>
          <table:table-cell table:style-name="ce18" table:formula="of:=[.AK116]-2*([.$B116]-1)" office:value-type="float" office:value="0.000320312499951569" calcext:value-type="float">
            <text:p>0.0003203125</text:p>
          </table:table-cell>
          <table:table-cell table:style-name="Default" office:value-type="float" office:value="63625419030468.9" calcext:value-type="float">
            <text:p>63625419030468.9</text:p>
          </table:table-cell>
          <table:table-cell table:style-name="ce19" table:formula="of:=([.AM116]-[.AM115])/1000" office:value-type="float" office:value="1.9992890625" calcext:value-type="float">
            <text:p>1.9993</text:p>
          </table:table-cell>
          <table:table-cell table:style-name="ce7" table:formula="of:=[.AN116]+[.AO115]" office:value-type="float" office:value="229.998546875" calcext:value-type="float">
            <text:p>229.9985</text:p>
          </table:table-cell>
          <table:table-cell table:style-name="ce20" table:formula="of:=[.AO116]-2*([.$B116]-1)" office:value-type="float" office:value="1.9985468749999" calcext:value-type="float">
            <text:p>1.998546875</text:p>
          </table:table-cell>
          <table:table-cell table:style-name="Default" office:value-type="float" office:value="63625419498983.4" calcext:value-type="float">
            <text:p>63625419498983.4</text:p>
          </table:table-cell>
          <table:table-cell table:style-name="ce7" table:formula="of:=([.AQ116]-[.AQ115])/1000" office:value-type="float" office:value="1.9990703125" calcext:value-type="float">
            <text:p>1.9991</text:p>
          </table:table-cell>
          <table:table-cell table:style-name="ce7" table:formula="of:=[.AR116]+[.AS115]" office:value-type="float" office:value="227.998921875" calcext:value-type="float">
            <text:p>227.9989</text:p>
          </table:table-cell>
          <table:table-cell table:style-name="ce21" table:formula="of:=[.AS116]-2*([.$B116]-1)" office:value-type="float" office:value="-0.00107812500004911" calcext:value-type="float">
            <text:p>-0.001078125</text:p>
          </table:table-cell>
          <table:table-cell table:style-name="Default" office:value-type="float" office:value="63625419983500.3" calcext:value-type="float">
            <text:p>63625419983500.3</text:p>
          </table:table-cell>
          <table:table-cell table:style-name="ce7" table:formula="of:=([.AU116]-[.AU115])/1000" office:value-type="float" office:value="1.9993984375" calcext:value-type="float">
            <text:p>1.9994</text:p>
          </table:table-cell>
          <table:table-cell table:style-name="ce7" table:formula="of:=[.AV116]+[.AW115]" office:value-type="float" office:value="227.999828125" calcext:value-type="float">
            <text:p>227.9998</text:p>
          </table:table-cell>
          <table:table-cell table:style-name="ce22" table:formula="of:=[.AW116]-2*([.$B116]-1)" office:value-type="float" office:value="-0.000171875000006594" calcext:value-type="float">
            <text:p>-0.000171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test</text:p>
          </table:table-cell>
          <table:table-cell table:style-name="ce6" office:value-type="float" office:value="116" calcext:value-type="float">
            <text:p>116</text:p>
          </table:table-cell>
          <table:table-cell office:value-type="float" office:value="63625414749130.9" calcext:value-type="float">
            <text:p>63625414749130.9</text:p>
          </table:table-cell>
          <table:table-cell table:formula="of:=([.C117]-[.C116])/1000" office:value-type="float" office:value="2.0016015625" calcext:value-type="float">
            <text:p>2.0016</text:p>
          </table:table-cell>
          <table:table-cell table:formula="of:=[.D117]+[.E116]" office:value-type="float" office:value="230.0013125" calcext:value-type="float">
            <text:p>230.0013</text:p>
          </table:table-cell>
          <table:table-cell table:style-name="ce9" table:formula="of:=[.E117]-2*([.$B117]-1)" office:value-type="float" office:value="0.00131249999998317" calcext:value-type="float">
            <text:p>0.0013125</text:p>
          </table:table-cell>
          <table:table-cell table:style-name="Default" office:value-type="float" office:value="63625415235415.2" calcext:value-type="float">
            <text:p>63625415235415.2</text:p>
          </table:table-cell>
          <table:table-cell table:style-name="ce7" table:formula="of:=([.G117]-[.G116])/1000" office:value-type="float" office:value="1.998859375" calcext:value-type="float">
            <text:p>1.9989</text:p>
          </table:table-cell>
          <table:table-cell table:style-name="ce7" table:formula="of:=[.H117]+[.I116]" office:value-type="float" office:value="229.999921875" calcext:value-type="float">
            <text:p>229.9999</text:p>
          </table:table-cell>
          <table:table-cell table:style-name="ce10" table:formula="of:=[.I117]-2*([.$B117]-1)" office:value-type="float" office:value="-0.0000781249999590727" calcext:value-type="float">
            <text:p>-0.000078125</text:p>
          </table:table-cell>
          <table:table-cell table:style-name="Default" office:value-type="float" office:value="63625415706527.9" calcext:value-type="float">
            <text:p>63625415706527.9</text:p>
          </table:table-cell>
          <table:table-cell table:style-name="ce7" table:formula="of:=([.K117]-[.K116])/1000" office:value-type="float" office:value="2.0001171875" calcext:value-type="float">
            <text:p>2.0001</text:p>
          </table:table-cell>
          <table:table-cell table:style-name="ce7" table:formula="of:=[.L117]+[.M116]" office:value-type="float" office:value="230.0008515625" calcext:value-type="float">
            <text:p>230.0009</text:p>
          </table:table-cell>
          <table:table-cell table:style-name="ce11" table:formula="of:=[.M117]-2*([.$B117]-1)" office:value-type="float" office:value="0.000851562500088221" calcext:value-type="float">
            <text:p>0.0008515625</text:p>
          </table:table-cell>
          <table:table-cell table:style-name="Default" office:value-type="float" office:value="63625416176938.1" calcext:value-type="float">
            <text:p>63625416176938.1</text:p>
          </table:table-cell>
          <table:table-cell table:style-name="ce7" table:formula="of:=([.O117]-[.O116])/1000" office:value-type="float" office:value="2.000578125" calcext:value-type="float">
            <text:p>2.0006</text:p>
          </table:table-cell>
          <table:table-cell table:style-name="ce7" table:formula="of:=[.P117]+[.Q116]" office:value-type="float" office:value="230.000875" calcext:value-type="float">
            <text:p>230.0009</text:p>
          </table:table-cell>
          <table:table-cell table:style-name="ce12" table:formula="of:=[.Q117]-2*([.$B117]-1)" office:value-type="float" office:value="0.000875000000007731" calcext:value-type="float">
            <text:p>0.000875</text:p>
          </table:table-cell>
          <table:table-cell table:style-name="Default" office:value-type="float" office:value="63625416660613.1" calcext:value-type="float">
            <text:p>63625416660613.1</text:p>
          </table:table-cell>
          <table:table-cell table:style-name="ce7" table:formula="of:=([.S117]-[.S116])/1000" office:value-type="float" office:value="2.00259375" calcext:value-type="float">
            <text:p>2.0026</text:p>
          </table:table-cell>
          <table:table-cell table:style-name="ce7" table:formula="of:=[.T117]+[.U116]" office:value-type="float" office:value="230.0015859375" calcext:value-type="float">
            <text:p>230.0016</text:p>
          </table:table-cell>
          <table:table-cell table:style-name="ce13" table:formula="of:=[.U117]-2*([.$B117]-1)" office:value-type="float" office:value="0.0015859375000673" calcext:value-type="float">
            <text:p>0.0015859375</text:p>
          </table:table-cell>
          <table:table-cell table:style-name="Default" office:value-type="float" office:value="63625417153941.9" calcext:value-type="float">
            <text:p>63625417153941.9</text:p>
          </table:table-cell>
          <table:table-cell table:style-name="ce14" table:formula="of:=([.W117]-[.W116])/1000" office:value-type="float" office:value="2.0003828125" calcext:value-type="float">
            <text:p>2.0004</text:p>
          </table:table-cell>
          <table:table-cell table:style-name="ce7" table:formula="of:=[.X117]+[.Y116]" office:value-type="float" office:value="230.0001875" calcext:value-type="float">
            <text:p>230.0002</text:p>
          </table:table-cell>
          <table:table-cell table:style-name="ce15" table:formula="of:=[.Y117]-2*([.$B117]-1)" office:value-type="float" office:value="0.000187500000009777" calcext:value-type="float">
            <text:p>0.0001875</text:p>
          </table:table-cell>
          <table:table-cell table:style-name="Default" office:value-type="float" office:value="63625417630031.5" calcext:value-type="float">
            <text:p>63625417630031.5</text:p>
          </table:table-cell>
          <table:table-cell table:style-name="ce7" table:formula="of:=([.AA117]-[.AA116])/1000" office:value-type="float" office:value="2.001546875" calcext:value-type="float">
            <text:p>2.0015</text:p>
          </table:table-cell>
          <table:table-cell table:style-name="ce7" table:formula="of:=[.AB117]+[.AC116]" office:value-type="float" office:value="230.0016328125" calcext:value-type="float">
            <text:p>230.0016</text:p>
          </table:table-cell>
          <table:table-cell table:style-name="ce16" table:formula="of:=[.AC117]-2*([.$B117]-1)" office:value-type="float" office:value="0.00163281250004843" calcext:value-type="float">
            <text:p>0.0016328125</text:p>
          </table:table-cell>
          <table:table-cell table:style-name="Default" office:value-type="float" office:value="63625418094994" calcext:value-type="float">
            <text:p>63625418094994</text:p>
          </table:table-cell>
          <table:table-cell table:style-name="ce7" table:formula="of:=([.AE117]-[.AE116])/1000" office:value-type="float" office:value="2.00040625" calcext:value-type="float">
            <text:p>2.0004</text:p>
          </table:table-cell>
          <table:table-cell table:style-name="ce7" table:formula="of:=[.AF117]+[.AG116]" office:value-type="float" office:value="230.001234375" calcext:value-type="float">
            <text:p>230.0012</text:p>
          </table:table-cell>
          <table:table-cell table:style-name="ce17" table:formula="of:=[.AG117]-2*([.$B117]-1)" office:value-type="float" office:value="0.00123437499993884" calcext:value-type="float">
            <text:p>0.001234375</text:p>
          </table:table-cell>
          <table:table-cell table:style-name="Default" office:value-type="float" office:value="63625418566788.5" calcext:value-type="float">
            <text:p>63625418566788.5</text:p>
          </table:table-cell>
          <table:table-cell table:style-name="ce7" table:formula="of:=([.AI117]-[.AI116])/1000" office:value-type="float" office:value="2.0004375" calcext:value-type="float">
            <text:p>2.0004</text:p>
          </table:table-cell>
          <table:table-cell table:style-name="ce7" table:formula="of:=[.AJ117]+[.AK116]" office:value-type="float" office:value="230.0007578125" calcext:value-type="float">
            <text:p>230.0008</text:p>
          </table:table-cell>
          <table:table-cell table:style-name="ce18" table:formula="of:=[.AK117]-2*([.$B117]-1)" office:value-type="float" office:value="0.000757812499955435" calcext:value-type="float">
            <text:p>0.0007578125</text:p>
          </table:table-cell>
          <table:table-cell table:style-name="Default" office:value-type="float" office:value="63625419032471.9" calcext:value-type="float">
            <text:p>63625419032471.9</text:p>
          </table:table-cell>
          <table:table-cell table:style-name="ce19" table:formula="of:=([.AM117]-[.AM116])/1000" office:value-type="float" office:value="2.0030703125" calcext:value-type="float">
            <text:p>2.0031</text:p>
          </table:table-cell>
          <table:table-cell table:style-name="ce7" table:formula="of:=[.AN117]+[.AO116]" office:value-type="float" office:value="232.0016171875" calcext:value-type="float">
            <text:p>232.0016</text:p>
          </table:table-cell>
          <table:table-cell table:style-name="ce20" table:formula="of:=[.AO117]-2*([.$B117]-1)" office:value-type="float" office:value="2.0016171874999" calcext:value-type="float">
            <text:p>2.0016171875</text:p>
          </table:table-cell>
          <table:table-cell table:style-name="Default" office:value-type="float" office:value="63625419500983" calcext:value-type="float">
            <text:p>63625419500983</text:p>
          </table:table-cell>
          <table:table-cell table:style-name="ce7" table:formula="of:=([.AQ117]-[.AQ116])/1000" office:value-type="float" office:value="1.9995859375" calcext:value-type="float">
            <text:p>1.9996</text:p>
          </table:table-cell>
          <table:table-cell table:style-name="ce7" table:formula="of:=[.AR117]+[.AS116]" office:value-type="float" office:value="229.9985078125" calcext:value-type="float">
            <text:p>229.9985</text:p>
          </table:table-cell>
          <table:table-cell table:style-name="ce21" table:formula="of:=[.AS117]-2*([.$B117]-1)" office:value-type="float" office:value="-0.0014921875000482" calcext:value-type="float">
            <text:p>-0.0014921875</text:p>
          </table:table-cell>
          <table:table-cell table:style-name="Default" office:value-type="float" office:value="63625419985499.8" calcext:value-type="float">
            <text:p>63625419985499.8</text:p>
          </table:table-cell>
          <table:table-cell table:style-name="ce7" table:formula="of:=([.AU117]-[.AU116])/1000" office:value-type="float" office:value="1.9995234375" calcext:value-type="float">
            <text:p>1.9995</text:p>
          </table:table-cell>
          <table:table-cell table:style-name="ce7" table:formula="of:=[.AV117]+[.AW116]" office:value-type="float" office:value="229.9993515625" calcext:value-type="float">
            <text:p>229.9994</text:p>
          </table:table-cell>
          <table:table-cell table:style-name="ce22" table:formula="of:=[.AW117]-2*([.$B117]-1)" office:value-type="float" office:value="-0.000648437500018417" calcext:value-type="float">
            <text:p>-0.000648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eedback</text:p>
          </table:table-cell>
          <table:table-cell table:style-name="ce6" office:value-type="float" office:value="117" calcext:value-type="float">
            <text:p>117</text:p>
          </table:table-cell>
          <table:table-cell office:value-type="float" office:value="63625414751129" calcext:value-type="float">
            <text:p>63625414751129</text:p>
          </table:table-cell>
          <table:table-cell table:formula="of:=([.C118]-[.C117])/1000" office:value-type="float" office:value="1.9980625" calcext:value-type="float">
            <text:p>1.9981</text:p>
          </table:table-cell>
          <table:table-cell table:formula="of:=[.D118]+[.E117]" office:value-type="float" office:value="231.999375" calcext:value-type="float">
            <text:p>231.9994</text:p>
          </table:table-cell>
          <table:table-cell table:style-name="ce9" table:formula="of:=[.E118]-2*([.$B118]-1)" office:value-type="float" office:value="-0.000625000000013642" calcext:value-type="float">
            <text:p>-0.000625</text:p>
          </table:table-cell>
          <table:table-cell table:style-name="Default" office:value-type="float" office:value="63625415237413.9" calcext:value-type="float">
            <text:p>63625415237413.9</text:p>
          </table:table-cell>
          <table:table-cell table:style-name="ce7" table:formula="of:=([.G118]-[.G117])/1000" office:value-type="float" office:value="1.998703125" calcext:value-type="float">
            <text:p>1.9987</text:p>
          </table:table-cell>
          <table:table-cell table:style-name="ce7" table:formula="of:=[.H118]+[.I117]" office:value-type="float" office:value="231.998625" calcext:value-type="float">
            <text:p>231.9986</text:p>
          </table:table-cell>
          <table:table-cell table:style-name="ce10" table:formula="of:=[.I118]-2*([.$B118]-1)" office:value-type="float" office:value="-0.00137499999996749" calcext:value-type="float">
            <text:p>-0.001375</text:p>
          </table:table-cell>
          <table:table-cell table:style-name="Default" office:value-type="float" office:value="63625415708527.3" calcext:value-type="float">
            <text:p>63625415708527.3</text:p>
          </table:table-cell>
          <table:table-cell table:style-name="ce7" table:formula="of:=([.K118]-[.K117])/1000" office:value-type="float" office:value="1.999421875" calcext:value-type="float">
            <text:p>1.9994</text:p>
          </table:table-cell>
          <table:table-cell table:style-name="ce7" table:formula="of:=[.L118]+[.M117]" office:value-type="float" office:value="232.0002734375" calcext:value-type="float">
            <text:p>232.0003</text:p>
          </table:table-cell>
          <table:table-cell table:style-name="ce11" table:formula="of:=[.M118]-2*([.$B118]-1)" office:value-type="float" office:value="0.000273437500084128" calcext:value-type="float">
            <text:p>0.0002734375</text:p>
          </table:table-cell>
          <table:table-cell table:style-name="Default" office:value-type="float" office:value="63625416178937.4" calcext:value-type="float">
            <text:p>63625416178937.4</text:p>
          </table:table-cell>
          <table:table-cell table:style-name="ce7" table:formula="of:=([.O118]-[.O117])/1000" office:value-type="float" office:value="1.9992578125" calcext:value-type="float">
            <text:p>1.9993</text:p>
          </table:table-cell>
          <table:table-cell table:style-name="ce7" table:formula="of:=[.P118]+[.Q117]" office:value-type="float" office:value="232.0001328125" calcext:value-type="float">
            <text:p>232.0001</text:p>
          </table:table-cell>
          <table:table-cell table:style-name="ce12" table:formula="of:=[.Q118]-2*([.$B118]-1)" office:value-type="float" office:value="0.000132812499998636" calcext:value-type="float">
            <text:p>0.0001328125</text:p>
          </table:table-cell>
          <table:table-cell table:style-name="Default" office:value-type="float" office:value="63625416662611.5" calcext:value-type="float">
            <text:p>63625416662611.5</text:p>
          </table:table-cell>
          <table:table-cell table:style-name="ce7" table:formula="of:=([.S118]-[.S117])/1000" office:value-type="float" office:value="1.9984375" calcext:value-type="float">
            <text:p>1.9984</text:p>
          </table:table-cell>
          <table:table-cell table:style-name="ce7" table:formula="of:=[.T118]+[.U117]" office:value-type="float" office:value="232.0000234375" calcext:value-type="float">
            <text:p>232.0000</text:p>
          </table:table-cell>
          <table:table-cell table:style-name="ce13" table:formula="of:=[.U118]-2*([.$B118]-1)" office:value-type="float" office:value="0.0000234375000616183" calcext:value-type="float">
            <text:p>2.34375000616183E-05</text:p>
          </table:table-cell>
          <table:table-cell table:style-name="Default" office:value-type="float" office:value="63625417155940.3" calcext:value-type="float">
            <text:p>63625417155940.3</text:p>
          </table:table-cell>
          <table:table-cell table:style-name="ce14" table:formula="of:=([.W118]-[.W117])/1000" office:value-type="float" office:value="1.9984296875" calcext:value-type="float">
            <text:p>1.9984</text:p>
          </table:table-cell>
          <table:table-cell table:style-name="ce7" table:formula="of:=[.X118]+[.Y117]" office:value-type="float" office:value="231.9986171875" calcext:value-type="float">
            <text:p>231.9986</text:p>
          </table:table-cell>
          <table:table-cell table:style-name="ce15" table:formula="of:=[.Y118]-2*([.$B118]-1)" office:value-type="float" office:value="-0.0013828124999975" calcext:value-type="float">
            <text:p>-0.0013828125</text:p>
          </table:table-cell>
          <table:table-cell table:style-name="Default" office:value-type="float" office:value="63625417632030.5" calcext:value-type="float">
            <text:p>63625417632030.5</text:p>
          </table:table-cell>
          <table:table-cell table:style-name="ce7" table:formula="of:=([.AA118]-[.AA117])/1000" office:value-type="float" office:value="1.9990234375" calcext:value-type="float">
            <text:p>1.9990</text:p>
          </table:table-cell>
          <table:table-cell table:style-name="ce7" table:formula="of:=[.AB118]+[.AC117]" office:value-type="float" office:value="232.00065625" calcext:value-type="float">
            <text:p>232.0007</text:p>
          </table:table-cell>
          <table:table-cell table:style-name="ce16" table:formula="of:=[.AC118]-2*([.$B118]-1)" office:value-type="float" office:value="0.000656250000048431" calcext:value-type="float">
            <text:p>0.00065625</text:p>
          </table:table-cell>
          <table:table-cell table:style-name="Default" office:value-type="float" office:value="63625418096992.8" calcext:value-type="float">
            <text:p>63625418096992.8</text:p>
          </table:table-cell>
          <table:table-cell table:style-name="ce7" table:formula="of:=([.AE118]-[.AE117])/1000" office:value-type="float" office:value="1.99875" calcext:value-type="float">
            <text:p>1.9988</text:p>
          </table:table-cell>
          <table:table-cell table:style-name="ce7" table:formula="of:=[.AF118]+[.AG117]" office:value-type="float" office:value="231.999984375" calcext:value-type="float">
            <text:p>232.0000</text:p>
          </table:table-cell>
          <table:table-cell table:style-name="ce17" table:formula="of:=[.AG118]-2*([.$B118]-1)" office:value-type="float" office:value="-0.0000156250000600266" calcext:value-type="float">
            <text:p>-0.000015625</text:p>
          </table:table-cell>
          <table:table-cell table:style-name="Default" office:value-type="float" office:value="63625418568786.4" calcext:value-type="float">
            <text:p>63625418568786.4</text:p>
          </table:table-cell>
          <table:table-cell table:style-name="ce7" table:formula="of:=([.AI118]-[.AI117])/1000" office:value-type="float" office:value="1.99796875" calcext:value-type="float">
            <text:p>1.9980</text:p>
          </table:table-cell>
          <table:table-cell table:style-name="ce7" table:formula="of:=[.AJ118]+[.AK117]" office:value-type="float" office:value="231.9987265625" calcext:value-type="float">
            <text:p>231.9987</text:p>
          </table:table-cell>
          <table:table-cell table:style-name="ce18" table:formula="of:=[.AK118]-2*([.$B118]-1)" office:value-type="float" office:value="-0.00127343750003206" calcext:value-type="float">
            <text:p>-0.0012734375</text:p>
          </table:table-cell>
          <table:table-cell table:style-name="Default" office:value-type="float" office:value="63625419034469.7" calcext:value-type="float">
            <text:p>63625419034469.7</text:p>
          </table:table-cell>
          <table:table-cell table:style-name="ce19" table:formula="of:=([.AM118]-[.AM117])/1000" office:value-type="float" office:value="1.99778125" calcext:value-type="float">
            <text:p>1.9978</text:p>
          </table:table-cell>
          <table:table-cell table:style-name="ce7" table:formula="of:=[.AN118]+[.AO117]" office:value-type="float" office:value="233.9993984375" calcext:value-type="float">
            <text:p>233.9994</text:p>
          </table:table-cell>
          <table:table-cell table:style-name="ce20" table:formula="of:=[.AO118]-2*([.$B118]-1)" office:value-type="float" office:value="1.99939843749991" calcext:value-type="float">
            <text:p>1.9993984375</text:p>
          </table:table-cell>
          <table:table-cell table:style-name="Default" office:value-type="float" office:value="63625419502983.1" calcext:value-type="float">
            <text:p>63625419502983.1</text:p>
          </table:table-cell>
          <table:table-cell table:style-name="ce7" table:formula="of:=([.AQ118]-[.AQ117])/1000" office:value-type="float" office:value="2.00015625" calcext:value-type="float">
            <text:p>2.0002</text:p>
          </table:table-cell>
          <table:table-cell table:style-name="ce7" table:formula="of:=[.AR118]+[.AS117]" office:value-type="float" office:value="231.9986640625" calcext:value-type="float">
            <text:p>231.9987</text:p>
          </table:table-cell>
          <table:table-cell table:style-name="ce21" table:formula="of:=[.AS118]-2*([.$B118]-1)" office:value-type="float" office:value="-0.00133593750004479" calcext:value-type="float">
            <text:p>-0.0013359375</text:p>
          </table:table-cell>
          <table:table-cell table:style-name="Default" office:value-type="float" office:value="63625419987499.3" calcext:value-type="float">
            <text:p>63625419987499.3</text:p>
          </table:table-cell>
          <table:table-cell table:style-name="ce7" table:formula="of:=([.AU118]-[.AU117])/1000" office:value-type="float" office:value="1.9995078125" calcext:value-type="float">
            <text:p>1.9995</text:p>
          </table:table-cell>
          <table:table-cell table:style-name="ce7" table:formula="of:=[.AV118]+[.AW117]" office:value-type="float" office:value="231.998859375" calcext:value-type="float">
            <text:p>231.9989</text:p>
          </table:table-cell>
          <table:table-cell table:style-name="ce22" table:formula="of:=[.AW118]-2*([.$B118]-1)" office:value-type="float" office:value="-0.001140625000005" calcext:value-type="float">
            <text:p>-0.001140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18" calcext:value-type="float">
            <text:p>118</text:p>
          </table:table-cell>
          <table:table-cell office:value-type="float" office:value="63625414753128.7" calcext:value-type="float">
            <text:p>63625414753128.7</text:p>
          </table:table-cell>
          <table:table-cell table:formula="of:=([.C119]-[.C118])/1000" office:value-type="float" office:value="1.9997109375" calcext:value-type="float">
            <text:p>1.9997</text:p>
          </table:table-cell>
          <table:table-cell table:formula="of:=[.D119]+[.E118]" office:value-type="float" office:value="233.9990859375" calcext:value-type="float">
            <text:p>233.9991</text:p>
          </table:table-cell>
          <table:table-cell table:style-name="ce9" table:formula="of:=[.E119]-2*([.$B119]-1)" office:value-type="float" office:value="-0.000914062500015689" calcext:value-type="float">
            <text:p>-0.0009140625</text:p>
          </table:table-cell>
          <table:table-cell table:style-name="Default" office:value-type="float" office:value="63625415239413.8" calcext:value-type="float">
            <text:p>63625415239413.8</text:p>
          </table:table-cell>
          <table:table-cell table:style-name="ce7" table:formula="of:=([.G119]-[.G118])/1000" office:value-type="float" office:value="1.999859375" calcext:value-type="float">
            <text:p>1.9999</text:p>
          </table:table-cell>
          <table:table-cell table:style-name="ce7" table:formula="of:=[.H119]+[.I118]" office:value-type="float" office:value="233.998484375" calcext:value-type="float">
            <text:p>233.9985</text:p>
          </table:table-cell>
          <table:table-cell table:style-name="ce10" table:formula="of:=[.I119]-2*([.$B119]-1)" office:value-type="float" office:value="-0.00151562499996771" calcext:value-type="float">
            <text:p>-0.001515625</text:p>
          </table:table-cell>
          <table:table-cell table:style-name="Default" office:value-type="float" office:value="63625415710528.9" calcext:value-type="float">
            <text:p>63625415710528.9</text:p>
          </table:table-cell>
          <table:table-cell table:style-name="ce7" table:formula="of:=([.K119]-[.K118])/1000" office:value-type="float" office:value="2.001625" calcext:value-type="float">
            <text:p>2.0016</text:p>
          </table:table-cell>
          <table:table-cell table:style-name="ce7" table:formula="of:=[.L119]+[.M118]" office:value-type="float" office:value="234.0018984375" calcext:value-type="float">
            <text:p>234.0019</text:p>
          </table:table-cell>
          <table:table-cell table:style-name="ce11" table:formula="of:=[.M119]-2*([.$B119]-1)" office:value-type="float" office:value="0.00189843750007412" calcext:value-type="float">
            <text:p>0.0018984375</text:p>
          </table:table-cell>
          <table:table-cell table:style-name="Default" office:value-type="float" office:value="63625416180936.6" calcext:value-type="float">
            <text:p>63625416180936.6</text:p>
          </table:table-cell>
          <table:table-cell table:style-name="ce7" table:formula="of:=([.O119]-[.O118])/1000" office:value-type="float" office:value="1.9991953125" calcext:value-type="float">
            <text:p>1.9992</text:p>
          </table:table-cell>
          <table:table-cell table:style-name="ce7" table:formula="of:=[.P119]+[.Q118]" office:value-type="float" office:value="233.999328125" calcext:value-type="float">
            <text:p>233.9993</text:p>
          </table:table-cell>
          <table:table-cell table:style-name="ce12" table:formula="of:=[.Q119]-2*([.$B119]-1)" office:value-type="float" office:value="-0.00067187499999477" calcext:value-type="float">
            <text:p>-0.000671875</text:p>
          </table:table-cell>
          <table:table-cell table:style-name="Default" office:value-type="float" office:value="63625416664612.6" calcext:value-type="float">
            <text:p>63625416664612.6</text:p>
          </table:table-cell>
          <table:table-cell table:style-name="ce7" table:formula="of:=([.S119]-[.S118])/1000" office:value-type="float" office:value="2.001125" calcext:value-type="float">
            <text:p>2.0011</text:p>
          </table:table-cell>
          <table:table-cell table:style-name="ce7" table:formula="of:=[.T119]+[.U118]" office:value-type="float" office:value="234.0011484375" calcext:value-type="float">
            <text:p>234.0011</text:p>
          </table:table-cell>
          <table:table-cell table:style-name="ce13" table:formula="of:=[.U119]-2*([.$B119]-1)" office:value-type="float" office:value="0.00114843750006344" calcext:value-type="float">
            <text:p>0.0011484375</text:p>
          </table:table-cell>
          <table:table-cell table:style-name="Default" office:value-type="float" office:value="63625417157942.4" calcext:value-type="float">
            <text:p>63625417157942.4</text:p>
          </table:table-cell>
          <table:table-cell table:style-name="ce14" table:formula="of:=([.W119]-[.W118])/1000" office:value-type="float" office:value="2.0020703125" calcext:value-type="float">
            <text:p>2.0021</text:p>
          </table:table-cell>
          <table:table-cell table:style-name="ce7" table:formula="of:=[.X119]+[.Y118]" office:value-type="float" office:value="234.0006875" calcext:value-type="float">
            <text:p>234.0007</text:p>
          </table:table-cell>
          <table:table-cell table:style-name="ce15" table:formula="of:=[.Y119]-2*([.$B119]-1)" office:value-type="float" office:value="0.000687499999997954" calcext:value-type="float">
            <text:p>0.0006875</text:p>
          </table:table-cell>
          <table:table-cell table:style-name="Default" office:value-type="float" office:value="63625417634030.1" calcext:value-type="float">
            <text:p>63625417634030.1</text:p>
          </table:table-cell>
          <table:table-cell table:style-name="ce7" table:formula="of:=([.AA119]-[.AA118])/1000" office:value-type="float" office:value="1.9996171875" calcext:value-type="float">
            <text:p>1.9996</text:p>
          </table:table-cell>
          <table:table-cell table:style-name="ce7" table:formula="of:=[.AB119]+[.AC118]" office:value-type="float" office:value="234.0002734375" calcext:value-type="float">
            <text:p>234.0003</text:p>
          </table:table-cell>
          <table:table-cell table:style-name="ce16" table:formula="of:=[.AC119]-2*([.$B119]-1)" office:value-type="float" office:value="0.000273437500055707" calcext:value-type="float">
            <text:p>0.0002734375</text:p>
          </table:table-cell>
          <table:table-cell table:style-name="Default" office:value-type="float" office:value="63625418098993.4" calcext:value-type="float">
            <text:p>63625418098993.4</text:p>
          </table:table-cell>
          <table:table-cell table:style-name="ce7" table:formula="of:=([.AE119]-[.AE118])/1000" office:value-type="float" office:value="2.0006171875" calcext:value-type="float">
            <text:p>2.0006</text:p>
          </table:table-cell>
          <table:table-cell table:style-name="ce7" table:formula="of:=[.AF119]+[.AG118]" office:value-type="float" office:value="234.0006015625" calcext:value-type="float">
            <text:p>234.0006</text:p>
          </table:table-cell>
          <table:table-cell table:style-name="ce17" table:formula="of:=[.AG119]-2*([.$B119]-1)" office:value-type="float" office:value="0.000601562499952024" calcext:value-type="float">
            <text:p>0.0006015625</text:p>
          </table:table-cell>
          <table:table-cell table:style-name="Default" office:value-type="float" office:value="63625418570787.5" calcext:value-type="float">
            <text:p>63625418570787.5</text:p>
          </table:table-cell>
          <table:table-cell table:style-name="ce7" table:formula="of:=([.AI119]-[.AI118])/1000" office:value-type="float" office:value="2.0011015625" calcext:value-type="float">
            <text:p>2.0011</text:p>
          </table:table-cell>
          <table:table-cell table:style-name="ce7" table:formula="of:=[.AJ119]+[.AK118]" office:value-type="float" office:value="233.999828125" calcext:value-type="float">
            <text:p>233.9998</text:p>
          </table:table-cell>
          <table:table-cell table:style-name="ce18" table:formula="of:=[.AK119]-2*([.$B119]-1)" office:value-type="float" office:value="-0.000171875000035016" calcext:value-type="float">
            <text:p>-0.000171875</text:p>
          </table:table-cell>
          <table:table-cell table:style-name="Default" office:value-type="float" office:value="63625419036471.2" calcext:value-type="float">
            <text:p>63625419036471.2</text:p>
          </table:table-cell>
          <table:table-cell table:style-name="ce19" table:formula="of:=([.AM119]-[.AM118])/1000" office:value-type="float" office:value="2.0015390625" calcext:value-type="float">
            <text:p>2.0015</text:p>
          </table:table-cell>
          <table:table-cell table:style-name="ce7" table:formula="of:=[.AN119]+[.AO118]" office:value-type="float" office:value="236.0009375" calcext:value-type="float">
            <text:p>236.0009</text:p>
          </table:table-cell>
          <table:table-cell table:style-name="ce20" table:formula="of:=[.AO119]-2*([.$B119]-1)" office:value-type="float" office:value="2.00093749999991" calcext:value-type="float">
            <text:p>2.0009375</text:p>
          </table:table-cell>
          <table:table-cell table:style-name="Default" office:value-type="float" office:value="63625419504983.6" calcext:value-type="float">
            <text:p>63625419504983.6</text:p>
          </table:table-cell>
          <table:table-cell table:style-name="ce7" table:formula="of:=([.AQ119]-[.AQ118])/1000" office:value-type="float" office:value="2.00046875" calcext:value-type="float">
            <text:p>2.0005</text:p>
          </table:table-cell>
          <table:table-cell table:style-name="ce7" table:formula="of:=[.AR119]+[.AS118]" office:value-type="float" office:value="233.9991328125" calcext:value-type="float">
            <text:p>233.9991</text:p>
          </table:table-cell>
          <table:table-cell table:style-name="ce21" table:formula="of:=[.AS119]-2*([.$B119]-1)" office:value-type="float" office:value="-0.000867187500034561" calcext:value-type="float">
            <text:p>-0.0008671875</text:p>
          </table:table-cell>
          <table:table-cell table:style-name="Default" office:value-type="float" office:value="63625419989499.7" calcext:value-type="float">
            <text:p>63625419989499.7</text:p>
          </table:table-cell>
          <table:table-cell table:style-name="ce7" table:formula="of:=([.AU119]-[.AU118])/1000" office:value-type="float" office:value="2.0003828125" calcext:value-type="float">
            <text:p>2.0004</text:p>
          </table:table-cell>
          <table:table-cell table:style-name="ce7" table:formula="of:=[.AV119]+[.AW118]" office:value-type="float" office:value="233.9992421875" calcext:value-type="float">
            <text:p>233.9992</text:p>
          </table:table-cell>
          <table:table-cell table:style-name="ce22" table:formula="of:=[.AW119]-2*([.$B119]-1)" office:value-type="float" office:value="-0.000757812500012278" calcext:value-type="float">
            <text:p>-0.0007578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19" calcext:value-type="float">
            <text:p>119</text:p>
          </table:table-cell>
          <table:table-cell office:value-type="float" office:value="63625414755131.1" calcext:value-type="float">
            <text:p>63625414755131.1</text:p>
          </table:table-cell>
          <table:table-cell table:formula="of:=([.C120]-[.C119])/1000" office:value-type="float" office:value="2.00246875" calcext:value-type="float">
            <text:p>2.0025</text:p>
          </table:table-cell>
          <table:table-cell table:formula="of:=[.D120]+[.E119]" office:value-type="float" office:value="236.0015546875" calcext:value-type="float">
            <text:p>236.0016</text:p>
          </table:table-cell>
          <table:table-cell table:style-name="ce9" table:formula="of:=[.E120]-2*([.$B120]-1)" office:value-type="float" office:value="0.00155468749997567" calcext:value-type="float">
            <text:p>0.0015546875</text:p>
          </table:table-cell>
          <table:table-cell table:style-name="Default" office:value-type="float" office:value="63625415241416.6" calcext:value-type="float">
            <text:p>63625415241416.6</text:p>
          </table:table-cell>
          <table:table-cell table:style-name="ce7" table:formula="of:=([.G120]-[.G119])/1000" office:value-type="float" office:value="2.0028125" calcext:value-type="float">
            <text:p>2.0028</text:p>
          </table:table-cell>
          <table:table-cell table:style-name="ce7" table:formula="of:=[.H120]+[.I119]" office:value-type="float" office:value="236.001296875" calcext:value-type="float">
            <text:p>236.0013</text:p>
          </table:table-cell>
          <table:table-cell table:style-name="ce10" table:formula="of:=[.I120]-2*([.$B120]-1)" office:value-type="float" office:value="0.00129687500003683" calcext:value-type="float">
            <text:p>0.001296875</text:p>
          </table:table-cell>
          <table:table-cell table:style-name="Default" office:value-type="float" office:value="63625415712525.5" calcext:value-type="float">
            <text:p>63625415712525.5</text:p>
          </table:table-cell>
          <table:table-cell table:style-name="ce7" table:formula="of:=([.K120]-[.K119])/1000" office:value-type="float" office:value="1.996640625" calcext:value-type="float">
            <text:p>1.9966</text:p>
          </table:table-cell>
          <table:table-cell table:style-name="ce7" table:formula="of:=[.L120]+[.M119]" office:value-type="float" office:value="235.9985390625" calcext:value-type="float">
            <text:p>235.9985</text:p>
          </table:table-cell>
          <table:table-cell table:style-name="ce11" table:formula="of:=[.M120]-2*([.$B120]-1)" office:value-type="float" office:value="-0.00146093749992815" calcext:value-type="float">
            <text:p>-0.0014609375</text:p>
          </table:table-cell>
          <table:table-cell table:style-name="Default" office:value-type="float" office:value="63625416182935.9" calcext:value-type="float">
            <text:p>63625416182935.9</text:p>
          </table:table-cell>
          <table:table-cell table:style-name="ce7" table:formula="of:=([.O120]-[.O119])/1000" office:value-type="float" office:value="1.9992890625" calcext:value-type="float">
            <text:p>1.9993</text:p>
          </table:table-cell>
          <table:table-cell table:style-name="ce7" table:formula="of:=[.P120]+[.Q119]" office:value-type="float" office:value="235.9986171875" calcext:value-type="float">
            <text:p>235.9986</text:p>
          </table:table-cell>
          <table:table-cell table:style-name="ce12" table:formula="of:=[.Q120]-2*([.$B120]-1)" office:value-type="float" office:value="-0.0013828124999975" calcext:value-type="float">
            <text:p>-0.0013828125</text:p>
          </table:table-cell>
          <table:table-cell table:style-name="Default" office:value-type="float" office:value="63625416666610.7" calcext:value-type="float">
            <text:p>63625416666610.7</text:p>
          </table:table-cell>
          <table:table-cell table:style-name="ce7" table:formula="of:=([.S120]-[.S119])/1000" office:value-type="float" office:value="1.99809375" calcext:value-type="float">
            <text:p>1.9981</text:p>
          </table:table-cell>
          <table:table-cell table:style-name="ce7" table:formula="of:=[.T120]+[.U119]" office:value-type="float" office:value="235.9992421875" calcext:value-type="float">
            <text:p>235.9992</text:p>
          </table:table-cell>
          <table:table-cell table:style-name="ce13" table:formula="of:=[.U120]-2*([.$B120]-1)" office:value-type="float" office:value="-0.000757812499927013" calcext:value-type="float">
            <text:p>-0.0007578125</text:p>
          </table:table-cell>
          <table:table-cell table:style-name="Default" office:value-type="float" office:value="63625417159940.4" calcext:value-type="float">
            <text:p>63625417159940.4</text:p>
          </table:table-cell>
          <table:table-cell table:style-name="ce14" table:formula="of:=([.W120]-[.W119])/1000" office:value-type="float" office:value="1.9979609375" calcext:value-type="float">
            <text:p>1.9980</text:p>
          </table:table-cell>
          <table:table-cell table:style-name="ce7" table:formula="of:=[.X120]+[.Y119]" office:value-type="float" office:value="235.9986484375" calcext:value-type="float">
            <text:p>235.9986</text:p>
          </table:table-cell>
          <table:table-cell table:style-name="ce15" table:formula="of:=[.Y120]-2*([.$B120]-1)" office:value-type="float" office:value="-0.00135156249999113" calcext:value-type="float">
            <text:p>-0.0013515625</text:p>
          </table:table-cell>
          <table:table-cell table:style-name="Default" office:value-type="float" office:value="63625417636028.2" calcext:value-type="float">
            <text:p>63625417636028.2</text:p>
          </table:table-cell>
          <table:table-cell table:style-name="ce7" table:formula="of:=([.AA120]-[.AA119])/1000" office:value-type="float" office:value="1.99809375" calcext:value-type="float">
            <text:p>1.9981</text:p>
          </table:table-cell>
          <table:table-cell table:style-name="ce7" table:formula="of:=[.AB120]+[.AC119]" office:value-type="float" office:value="235.9983671875" calcext:value-type="float">
            <text:p>235.9984</text:p>
          </table:table-cell>
          <table:table-cell table:style-name="ce16" table:formula="of:=[.AC120]-2*([.$B120]-1)" office:value-type="float" office:value="-0.00163281249993474" calcext:value-type="float">
            <text:p>-0.0016328125</text:p>
          </table:table-cell>
          <table:table-cell table:style-name="Default" office:value-type="float" office:value="63625418100993.5" calcext:value-type="float">
            <text:p>63625418100993.5</text:p>
          </table:table-cell>
          <table:table-cell table:style-name="ce7" table:formula="of:=([.AE120]-[.AE119])/1000" office:value-type="float" office:value="2.000140625" calcext:value-type="float">
            <text:p>2.0001</text:p>
          </table:table-cell>
          <table:table-cell table:style-name="ce7" table:formula="of:=[.AF120]+[.AG119]" office:value-type="float" office:value="236.0007421875" calcext:value-type="float">
            <text:p>236.0007</text:p>
          </table:table-cell>
          <table:table-cell table:style-name="ce17" table:formula="of:=[.AG120]-2*([.$B120]-1)" office:value-type="float" office:value="0.000742187499952252" calcext:value-type="float">
            <text:p>0.0007421875</text:p>
          </table:table-cell>
          <table:table-cell table:style-name="Default" office:value-type="float" office:value="63625418572788.7" calcext:value-type="float">
            <text:p>63625418572788.7</text:p>
          </table:table-cell>
          <table:table-cell table:style-name="ce7" table:formula="of:=([.AI120]-[.AI119])/1000" office:value-type="float" office:value="2.001140625" calcext:value-type="float">
            <text:p>2.0011</text:p>
          </table:table-cell>
          <table:table-cell table:style-name="ce7" table:formula="of:=[.AJ120]+[.AK119]" office:value-type="float" office:value="236.00096875" calcext:value-type="float">
            <text:p>236.0010</text:p>
          </table:table-cell>
          <table:table-cell table:style-name="ce18" table:formula="of:=[.AK120]-2*([.$B120]-1)" office:value-type="float" office:value="0.000968749999969987" calcext:value-type="float">
            <text:p>0.00096875</text:p>
          </table:table-cell>
          <table:table-cell table:style-name="Default" office:value-type="float" office:value="63625419038470.5" calcext:value-type="float">
            <text:p>63625419038470.5</text:p>
          </table:table-cell>
          <table:table-cell table:style-name="ce19" table:formula="of:=([.AM120]-[.AM119])/1000" office:value-type="float" office:value="1.999296875" calcext:value-type="float">
            <text:p>1.9993</text:p>
          </table:table-cell>
          <table:table-cell table:style-name="ce7" table:formula="of:=[.AN120]+[.AO119]" office:value-type="float" office:value="238.000234375" calcext:value-type="float">
            <text:p>238.0002</text:p>
          </table:table-cell>
          <table:table-cell table:style-name="ce20" table:formula="of:=[.AO120]-2*([.$B120]-1)" office:value-type="float" office:value="2.00023437499991" calcext:value-type="float">
            <text:p>2.000234375</text:p>
          </table:table-cell>
          <table:table-cell table:style-name="Default" office:value-type="float" office:value="63625419506984.1" calcext:value-type="float">
            <text:p>63625419506984.1</text:p>
          </table:table-cell>
          <table:table-cell table:style-name="ce7" table:formula="of:=([.AQ120]-[.AQ119])/1000" office:value-type="float" office:value="2.0004609375" calcext:value-type="float">
            <text:p>2.0005</text:p>
          </table:table-cell>
          <table:table-cell table:style-name="ce7" table:formula="of:=[.AR120]+[.AS119]" office:value-type="float" office:value="235.99959375" calcext:value-type="float">
            <text:p>235.9996</text:p>
          </table:table-cell>
          <table:table-cell table:style-name="ce21" table:formula="of:=[.AS120]-2*([.$B120]-1)" office:value-type="float" office:value="-0.000406250000025921" calcext:value-type="float">
            <text:p>-0.00040625</text:p>
          </table:table-cell>
          <table:table-cell table:style-name="Default" office:value-type="float" office:value="63625419991501.7" calcext:value-type="float">
            <text:p>63625419991501.7</text:p>
          </table:table-cell>
          <table:table-cell table:style-name="ce7" table:formula="of:=([.AU120]-[.AU119])/1000" office:value-type="float" office:value="2.0020390625" calcext:value-type="float">
            <text:p>2.0020</text:p>
          </table:table-cell>
          <table:table-cell table:style-name="ce7" table:formula="of:=[.AV120]+[.AW119]" office:value-type="float" office:value="236.00128125" calcext:value-type="float">
            <text:p>236.0013</text:p>
          </table:table-cell>
          <table:table-cell table:style-name="ce22" table:formula="of:=[.AW120]-2*([.$B120]-1)" office:value-type="float" office:value="0.00128124999997681" calcext:value-type="float">
            <text:p>0.00128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20" calcext:value-type="float">
            <text:p>120</text:p>
          </table:table-cell>
          <table:table-cell office:value-type="float" office:value="63625414757131.4" calcext:value-type="float">
            <text:p>63625414757131.4</text:p>
          </table:table-cell>
          <table:table-cell table:formula="of:=([.C121]-[.C120])/1000" office:value-type="float" office:value="2.0003125" calcext:value-type="float">
            <text:p>2.0003</text:p>
          </table:table-cell>
          <table:table-cell table:formula="of:=[.D121]+[.E120]" office:value-type="float" office:value="238.0018671875" calcext:value-type="float">
            <text:p>238.0019</text:p>
          </table:table-cell>
          <table:table-cell table:style-name="ce9" table:formula="of:=[.E121]-2*([.$B121]-1)" office:value-type="float" office:value="0.00186718749998249" calcext:value-type="float">
            <text:p>0.0018671875</text:p>
          </table:table-cell>
          <table:table-cell table:style-name="Default" office:value-type="float" office:value="63625415243415.5" calcext:value-type="float">
            <text:p>63625415243415.5</text:p>
          </table:table-cell>
          <table:table-cell table:style-name="ce7" table:formula="of:=([.G121]-[.G120])/1000" office:value-type="float" office:value="1.9989375" calcext:value-type="float">
            <text:p>1.9989</text:p>
          </table:table-cell>
          <table:table-cell table:style-name="ce7" table:formula="of:=[.H121]+[.I120]" office:value-type="float" office:value="238.000234375" calcext:value-type="float">
            <text:p>238.0002</text:p>
          </table:table-cell>
          <table:table-cell table:style-name="ce10" table:formula="of:=[.I121]-2*([.$B121]-1)" office:value-type="float" office:value="0.000234375000047748" calcext:value-type="float">
            <text:p>0.000234375</text:p>
          </table:table-cell>
          <table:table-cell table:style-name="Default" office:value-type="float" office:value="63625415714526.3" calcext:value-type="float">
            <text:p>63625415714526.3</text:p>
          </table:table-cell>
          <table:table-cell table:style-name="ce7" table:formula="of:=([.K121]-[.K120])/1000" office:value-type="float" office:value="2.0007890625" calcext:value-type="float">
            <text:p>2.0008</text:p>
          </table:table-cell>
          <table:table-cell table:style-name="ce7" table:formula="of:=[.L121]+[.M120]" office:value-type="float" office:value="237.999328125" calcext:value-type="float">
            <text:p>237.9993</text:p>
          </table:table-cell>
          <table:table-cell table:style-name="ce11" table:formula="of:=[.M121]-2*([.$B121]-1)" office:value-type="float" office:value="-0.000671874999937927" calcext:value-type="float">
            <text:p>-0.000671875</text:p>
          </table:table-cell>
          <table:table-cell table:style-name="Default" office:value-type="float" office:value="63625416184938.4" calcext:value-type="float">
            <text:p>63625416184938.4</text:p>
          </table:table-cell>
          <table:table-cell table:style-name="ce7" table:formula="of:=([.O121]-[.O120])/1000" office:value-type="float" office:value="2.002546875" calcext:value-type="float">
            <text:p>2.0025</text:p>
          </table:table-cell>
          <table:table-cell table:style-name="ce7" table:formula="of:=[.P121]+[.Q120]" office:value-type="float" office:value="238.0011640625" calcext:value-type="float">
            <text:p>238.0012</text:p>
          </table:table-cell>
          <table:table-cell table:style-name="ce12" table:formula="of:=[.Q121]-2*([.$B121]-1)" office:value-type="float" office:value="0.00116406250000978" calcext:value-type="float">
            <text:p>0.0011640625</text:p>
          </table:table-cell>
          <table:table-cell table:style-name="Default" office:value-type="float" office:value="63625416668610.7" calcext:value-type="float">
            <text:p>63625416668610.7</text:p>
          </table:table-cell>
          <table:table-cell table:style-name="ce7" table:formula="of:=([.S121]-[.S120])/1000" office:value-type="float" office:value="1.999984375" calcext:value-type="float">
            <text:p>2.0000</text:p>
          </table:table-cell>
          <table:table-cell table:style-name="ce7" table:formula="of:=[.T121]+[.U120]" office:value-type="float" office:value="237.9992265625" calcext:value-type="float">
            <text:p>237.9992</text:p>
          </table:table-cell>
          <table:table-cell table:style-name="ce13" table:formula="of:=[.U121]-2*([.$B121]-1)" office:value-type="float" office:value="-0.000773437499930196" calcext:value-type="float">
            <text:p>-0.0007734375</text:p>
          </table:table-cell>
          <table:table-cell table:style-name="Default" office:value-type="float" office:value="63625417161941.5" calcext:value-type="float">
            <text:p>63625417161941.5</text:p>
          </table:table-cell>
          <table:table-cell table:style-name="ce14" table:formula="of:=([.W121]-[.W120])/1000" office:value-type="float" office:value="2.0011328125" calcext:value-type="float">
            <text:p>2.0011</text:p>
          </table:table-cell>
          <table:table-cell table:style-name="ce7" table:formula="of:=[.X121]+[.Y120]" office:value-type="float" office:value="237.99978125" calcext:value-type="float">
            <text:p>237.9998</text:p>
          </table:table-cell>
          <table:table-cell table:style-name="ce15" table:formula="of:=[.Y121]-2*([.$B121]-1)" office:value-type="float" office:value="-0.000218749999987722" calcext:value-type="float">
            <text:p>-0.00021875</text:p>
          </table:table-cell>
          <table:table-cell table:style-name="Default" office:value-type="float" office:value="63625417638031.7" calcext:value-type="float">
            <text:p>63625417638031.7</text:p>
          </table:table-cell>
          <table:table-cell table:style-name="ce7" table:formula="of:=([.AA121]-[.AA120])/1000" office:value-type="float" office:value="2.0035390625" calcext:value-type="float">
            <text:p>2.0035</text:p>
          </table:table-cell>
          <table:table-cell table:style-name="ce7" table:formula="of:=[.AB121]+[.AC120]" office:value-type="float" office:value="238.00190625" calcext:value-type="float">
            <text:p>238.0019</text:p>
          </table:table-cell>
          <table:table-cell table:style-name="ce16" table:formula="of:=[.AC121]-2*([.$B121]-1)" office:value-type="float" office:value="0.00190625000007572" calcext:value-type="float">
            <text:p>0.00190625</text:p>
          </table:table-cell>
          <table:table-cell table:style-name="Default" office:value-type="float" office:value="63625418102994" calcext:value-type="float">
            <text:p>63625418102994</text:p>
          </table:table-cell>
          <table:table-cell table:style-name="ce7" table:formula="of:=([.AE121]-[.AE120])/1000" office:value-type="float" office:value="2.0004296875" calcext:value-type="float">
            <text:p>2.0004</text:p>
          </table:table-cell>
          <table:table-cell table:style-name="ce7" table:formula="of:=[.AF121]+[.AG120]" office:value-type="float" office:value="238.001171875" calcext:value-type="float">
            <text:p>238.0012</text:p>
          </table:table-cell>
          <table:table-cell table:style-name="ce17" table:formula="of:=[.AG121]-2*([.$B121]-1)" office:value-type="float" office:value="0.00117187499995453" calcext:value-type="float">
            <text:p>0.001171875</text:p>
          </table:table-cell>
          <table:table-cell table:style-name="Default" office:value-type="float" office:value="63625418574788.2" calcext:value-type="float">
            <text:p>63625418574788.2</text:p>
          </table:table-cell>
          <table:table-cell table:style-name="ce7" table:formula="of:=([.AI121]-[.AI120])/1000" office:value-type="float" office:value="1.999484375" calcext:value-type="float">
            <text:p>1.9995</text:p>
          </table:table-cell>
          <table:table-cell table:style-name="ce7" table:formula="of:=[.AJ121]+[.AK120]" office:value-type="float" office:value="238.000453125" calcext:value-type="float">
            <text:p>238.0005</text:p>
          </table:table-cell>
          <table:table-cell table:style-name="ce18" table:formula="of:=[.AK121]-2*([.$B121]-1)" office:value-type="float" office:value="0.000453124999978627" calcext:value-type="float">
            <text:p>0.000453125</text:p>
          </table:table-cell>
          <table:table-cell table:style-name="Default" office:value-type="float" office:value="63625419040469.2" calcext:value-type="float">
            <text:p>63625419040469.2</text:p>
          </table:table-cell>
          <table:table-cell table:style-name="ce19" table:formula="of:=([.AM121]-[.AM120])/1000" office:value-type="float" office:value="1.9987109375" calcext:value-type="float">
            <text:p>1.9987</text:p>
          </table:table-cell>
          <table:table-cell table:style-name="ce7" table:formula="of:=[.AN121]+[.AO120]" office:value-type="float" office:value="239.9989453125" calcext:value-type="float">
            <text:p>239.9989</text:p>
          </table:table-cell>
          <table:table-cell table:style-name="ce20" table:formula="of:=[.AO121]-2*([.$B121]-1)" office:value-type="float" office:value="1.9989453124999" calcext:value-type="float">
            <text:p>1.9989453125</text:p>
          </table:table-cell>
          <table:table-cell table:style-name="Default" office:value-type="float" office:value="63625419508984.5" calcext:value-type="float">
            <text:p>63625419508984.5</text:p>
          </table:table-cell>
          <table:table-cell table:style-name="ce7" table:formula="of:=([.AQ121]-[.AQ120])/1000" office:value-type="float" office:value="2.0004375" calcext:value-type="float">
            <text:p>2.0004</text:p>
          </table:table-cell>
          <table:table-cell table:style-name="ce7" table:formula="of:=[.AR121]+[.AS120]" office:value-type="float" office:value="238.00003125" calcext:value-type="float">
            <text:p>238.0000</text:p>
          </table:table-cell>
          <table:table-cell table:style-name="ce21" table:formula="of:=[.AS121]-2*([.$B121]-1)" office:value-type="float" office:value="0.0000312499999779447" calcext:value-type="float">
            <text:p>0.00003125</text:p>
          </table:table-cell>
          <table:table-cell table:style-name="Default" office:value-type="float" office:value="63625419993502.2" calcext:value-type="float">
            <text:p>63625419993502.2</text:p>
          </table:table-cell>
          <table:table-cell table:style-name="ce7" table:formula="of:=([.AU121]-[.AU120])/1000" office:value-type="float" office:value="2.000421875" calcext:value-type="float">
            <text:p>2.0004</text:p>
          </table:table-cell>
          <table:table-cell table:style-name="ce7" table:formula="of:=[.AV121]+[.AW120]" office:value-type="float" office:value="238.001703125" calcext:value-type="float">
            <text:p>238.0017</text:p>
          </table:table-cell>
          <table:table-cell table:style-name="ce22" table:formula="of:=[.AW121]-2*([.$B121]-1)" office:value-type="float" office:value="0.00170312499997749" calcext:value-type="float">
            <text:p>0.001703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21" calcext:value-type="float">
            <text:p>121</text:p>
          </table:table-cell>
          <table:table-cell office:value-type="float" office:value="63625414759131.2" calcext:value-type="float">
            <text:p>63625414759131.2</text:p>
          </table:table-cell>
          <table:table-cell table:formula="of:=([.C122]-[.C121])/1000" office:value-type="float" office:value="1.99971875" calcext:value-type="float">
            <text:p>1.9997</text:p>
          </table:table-cell>
          <table:table-cell table:formula="of:=[.D122]+[.E121]" office:value-type="float" office:value="240.0015859375" calcext:value-type="float">
            <text:p>240.0016</text:p>
          </table:table-cell>
          <table:table-cell table:style-name="ce9" table:formula="of:=[.E122]-2*([.$B122]-1)" office:value-type="float" office:value="0.00158593749998204" calcext:value-type="float">
            <text:p>0.0015859375</text:p>
          </table:table-cell>
          <table:table-cell table:style-name="Default" office:value-type="float" office:value="63625415245414.6" calcext:value-type="float">
            <text:p>63625415245414.6</text:p>
          </table:table-cell>
          <table:table-cell table:style-name="ce7" table:formula="of:=([.G122]-[.G121])/1000" office:value-type="float" office:value="1.9990390625" calcext:value-type="float">
            <text:p>1.9990</text:p>
          </table:table-cell>
          <table:table-cell table:style-name="ce7" table:formula="of:=[.H122]+[.I121]" office:value-type="float" office:value="239.9992734375" calcext:value-type="float">
            <text:p>239.9993</text:p>
          </table:table-cell>
          <table:table-cell table:style-name="ce10" table:formula="of:=[.I122]-2*([.$B122]-1)" office:value-type="float" office:value="-0.000726562499949068" calcext:value-type="float">
            <text:p>-0.0007265625</text:p>
          </table:table-cell>
          <table:table-cell table:style-name="Default" office:value-type="float" office:value="63625415716526" calcext:value-type="float">
            <text:p>63625415716526</text:p>
          </table:table-cell>
          <table:table-cell table:style-name="ce7" table:formula="of:=([.K122]-[.K121])/1000" office:value-type="float" office:value="1.999640625" calcext:value-type="float">
            <text:p>1.9996</text:p>
          </table:table-cell>
          <table:table-cell table:style-name="ce7" table:formula="of:=[.L122]+[.M121]" office:value-type="float" office:value="239.99896875" calcext:value-type="float">
            <text:p>239.9990</text:p>
          </table:table-cell>
          <table:table-cell table:style-name="ce11" table:formula="of:=[.M122]-2*([.$B122]-1)" office:value-type="float" office:value="-0.00103124999992588" calcext:value-type="float">
            <text:p>-0.00103125</text:p>
          </table:table-cell>
          <table:table-cell table:style-name="Default" office:value-type="float" office:value="63625416186937.2" calcext:value-type="float">
            <text:p>63625416186937.2</text:p>
          </table:table-cell>
          <table:table-cell table:style-name="ce7" table:formula="of:=([.O122]-[.O121])/1000" office:value-type="float" office:value="1.9988046875" calcext:value-type="float">
            <text:p>1.9988</text:p>
          </table:table-cell>
          <table:table-cell table:style-name="ce7" table:formula="of:=[.P122]+[.Q121]" office:value-type="float" office:value="239.99996875" calcext:value-type="float">
            <text:p>240.0000</text:p>
          </table:table-cell>
          <table:table-cell table:style-name="ce12" table:formula="of:=[.Q122]-2*([.$B122]-1)" office:value-type="float" office:value="-0.0000312499999779447" calcext:value-type="float">
            <text:p>-0.00003125</text:p>
          </table:table-cell>
          <table:table-cell table:style-name="Default" office:value-type="float" office:value="63625416670612.2" calcext:value-type="float">
            <text:p>63625416670612.2</text:p>
          </table:table-cell>
          <table:table-cell table:style-name="ce7" table:formula="of:=([.S122]-[.S121])/1000" office:value-type="float" office:value="2.0014921875" calcext:value-type="float">
            <text:p>2.0015</text:p>
          </table:table-cell>
          <table:table-cell table:style-name="ce7" table:formula="of:=[.T122]+[.U121]" office:value-type="float" office:value="240.00071875" calcext:value-type="float">
            <text:p>240.0007</text:p>
          </table:table-cell>
          <table:table-cell table:style-name="ce13" table:formula="of:=[.U122]-2*([.$B122]-1)" office:value-type="float" office:value="0.000718750000061164" calcext:value-type="float">
            <text:p>0.00071875</text:p>
          </table:table-cell>
          <table:table-cell table:style-name="Default" office:value-type="float" office:value="63625417163941.2" calcext:value-type="float">
            <text:p>63625417163941.2</text:p>
          </table:table-cell>
          <table:table-cell table:style-name="ce14" table:formula="of:=([.W122]-[.W121])/1000" office:value-type="float" office:value="1.9996953125" calcext:value-type="float">
            <text:p>1.9997</text:p>
          </table:table-cell>
          <table:table-cell table:style-name="ce7" table:formula="of:=[.X122]+[.Y121]" office:value-type="float" office:value="239.9994765625" calcext:value-type="float">
            <text:p>239.9995</text:p>
          </table:table-cell>
          <table:table-cell table:style-name="ce15" table:formula="of:=[.Y122]-2*([.$B122]-1)" office:value-type="float" office:value="-0.000523437499992951" calcext:value-type="float">
            <text:p>-0.0005234375</text:p>
          </table:table-cell>
          <table:table-cell table:style-name="Default" office:value-type="float" office:value="63625417640028.3" calcext:value-type="float">
            <text:p>63625417640028.3</text:p>
          </table:table-cell>
          <table:table-cell table:style-name="ce7" table:formula="of:=([.AA122]-[.AA121])/1000" office:value-type="float" office:value="1.9965703125" calcext:value-type="float">
            <text:p>1.9966</text:p>
          </table:table-cell>
          <table:table-cell table:style-name="ce7" table:formula="of:=[.AB122]+[.AC121]" office:value-type="float" office:value="239.9984765625" calcext:value-type="float">
            <text:p>239.9985</text:p>
          </table:table-cell>
          <table:table-cell table:style-name="ce16" table:formula="of:=[.AC122]-2*([.$B122]-1)" office:value-type="float" office:value="-0.00152343749991246" calcext:value-type="float">
            <text:p>-0.0015234375</text:p>
          </table:table-cell>
          <table:table-cell table:style-name="Default" office:value-type="float" office:value="63625418104991.5" calcext:value-type="float">
            <text:p>63625418104991.5</text:p>
          </table:table-cell>
          <table:table-cell table:style-name="ce7" table:formula="of:=([.AE122]-[.AE121])/1000" office:value-type="float" office:value="1.9975234375" calcext:value-type="float">
            <text:p>1.9975</text:p>
          </table:table-cell>
          <table:table-cell table:style-name="ce7" table:formula="of:=[.AF122]+[.AG121]" office:value-type="float" office:value="239.9986953125" calcext:value-type="float">
            <text:p>239.9987</text:p>
          </table:table-cell>
          <table:table-cell table:style-name="ce17" table:formula="of:=[.AG122]-2*([.$B122]-1)" office:value-type="float" office:value="-0.00130468750003843" calcext:value-type="float">
            <text:p>-0.0013046875</text:p>
          </table:table-cell>
          <table:table-cell table:style-name="Default" office:value-type="float" office:value="63625418576788" calcext:value-type="float">
            <text:p>63625418576788</text:p>
          </table:table-cell>
          <table:table-cell table:style-name="ce7" table:formula="of:=([.AI122]-[.AI121])/1000" office:value-type="float" office:value="1.9998359375" calcext:value-type="float">
            <text:p>1.9998</text:p>
          </table:table-cell>
          <table:table-cell table:style-name="ce7" table:formula="of:=[.AJ122]+[.AK121]" office:value-type="float" office:value="240.0002890625" calcext:value-type="float">
            <text:p>240.0003</text:p>
          </table:table-cell>
          <table:table-cell table:style-name="ce18" table:formula="of:=[.AK122]-2*([.$B122]-1)" office:value-type="float" office:value="0.000289062499973625" calcext:value-type="float">
            <text:p>0.0002890625</text:p>
          </table:table-cell>
          <table:table-cell table:style-name="Default" office:value-type="float" office:value="63625419042469.3" calcext:value-type="float">
            <text:p>63625419042469.3</text:p>
          </table:table-cell>
          <table:table-cell table:style-name="ce19" table:formula="of:=([.AM122]-[.AM121])/1000" office:value-type="float" office:value="2.000015625" calcext:value-type="float">
            <text:p>2.0000</text:p>
          </table:table-cell>
          <table:table-cell table:style-name="ce7" table:formula="of:=[.AN122]+[.AO121]" office:value-type="float" office:value="241.9989609375" calcext:value-type="float">
            <text:p>241.9990</text:p>
          </table:table-cell>
          <table:table-cell table:style-name="ce20" table:formula="of:=[.AO122]-2*([.$B122]-1)" office:value-type="float" office:value="1.9989609374999" calcext:value-type="float">
            <text:p>1.9989609375</text:p>
          </table:table-cell>
          <table:table-cell table:style-name="Default" office:value-type="float" office:value="63625419510983.3" calcext:value-type="float">
            <text:p>63625419510983.3</text:p>
          </table:table-cell>
          <table:table-cell table:style-name="ce7" table:formula="of:=([.AQ122]-[.AQ121])/1000" office:value-type="float" office:value="1.99878125" calcext:value-type="float">
            <text:p>1.9988</text:p>
          </table:table-cell>
          <table:table-cell table:style-name="ce7" table:formula="of:=[.AR122]+[.AS121]" office:value-type="float" office:value="239.9988125" calcext:value-type="float">
            <text:p>239.9988</text:p>
          </table:table-cell>
          <table:table-cell table:style-name="ce21" table:formula="of:=[.AS122]-2*([.$B122]-1)" office:value-type="float" office:value="-0.00118750000001455" calcext:value-type="float">
            <text:p>-0.0011875</text:p>
          </table:table-cell>
          <table:table-cell table:style-name="Default" office:value-type="float" office:value="63625419995501.1" calcext:value-type="float">
            <text:p>63625419995501.1</text:p>
          </table:table-cell>
          <table:table-cell table:style-name="ce7" table:formula="of:=([.AU122]-[.AU121])/1000" office:value-type="float" office:value="1.998984375" calcext:value-type="float">
            <text:p>1.9990</text:p>
          </table:table-cell>
          <table:table-cell table:style-name="ce7" table:formula="of:=[.AV122]+[.AW121]" office:value-type="float" office:value="240.0006875" calcext:value-type="float">
            <text:p>240.0007</text:p>
          </table:table-cell>
          <table:table-cell table:style-name="ce22" table:formula="of:=[.AW122]-2*([.$B122]-1)" office:value-type="float" office:value="0.000687499999969532" calcext:value-type="float">
            <text:p>0.000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prompt 10</text:p>
          </table:table-cell>
          <table:table-cell table:style-name="ce6" office:value-type="float" office:value="122" calcext:value-type="float">
            <text:p>122</text:p>
          </table:table-cell>
          <table:table-cell office:value-type="float" office:value="63625414761131.9" calcext:value-type="float">
            <text:p>63625414761131.9</text:p>
          </table:table-cell>
          <table:table-cell table:formula="of:=([.C123]-[.C122])/1000" office:value-type="float" office:value="2.0007265625" calcext:value-type="float">
            <text:p>2.0007</text:p>
          </table:table-cell>
          <table:table-cell table:formula="of:=[.D123]+[.E122]" office:value-type="float" office:value="242.0023125" calcext:value-type="float">
            <text:p>242.0023</text:p>
          </table:table-cell>
          <table:table-cell table:style-name="ce9" table:formula="of:=[.E123]-2*([.$B123]-1)" office:value-type="float" office:value="0.00231249999998795" calcext:value-type="float">
            <text:p>0.0023125</text:p>
          </table:table-cell>
          <table:table-cell table:style-name="Default" office:value-type="float" office:value="63625415247416.8" calcext:value-type="float">
            <text:p>63625415247416.8</text:p>
          </table:table-cell>
          <table:table-cell table:style-name="ce7" table:formula="of:=([.G123]-[.G122])/1000" office:value-type="float" office:value="2.00221875" calcext:value-type="float">
            <text:p>2.0022</text:p>
          </table:table-cell>
          <table:table-cell table:style-name="ce7" table:formula="of:=[.H123]+[.I122]" office:value-type="float" office:value="242.0014921875" calcext:value-type="float">
            <text:p>242.0015</text:p>
          </table:table-cell>
          <table:table-cell table:style-name="ce10" table:formula="of:=[.I123]-2*([.$B123]-1)" office:value-type="float" office:value="0.0014921875000482" calcext:value-type="float">
            <text:p>0.0014921875</text:p>
          </table:table-cell>
          <table:table-cell table:style-name="Default" office:value-type="float" office:value="63625415718527.8" calcext:value-type="float">
            <text:p>63625415718527.8</text:p>
          </table:table-cell>
          <table:table-cell table:style-name="ce7" table:formula="of:=([.K123]-[.K122])/1000" office:value-type="float" office:value="2.0018203125" calcext:value-type="float">
            <text:p>2.0018</text:p>
          </table:table-cell>
          <table:table-cell table:style-name="ce7" table:formula="of:=[.L123]+[.M122]" office:value-type="float" office:value="242.0007890625" calcext:value-type="float">
            <text:p>242.0008</text:p>
          </table:table-cell>
          <table:table-cell table:style-name="ce11" table:formula="of:=[.M123]-2*([.$B123]-1)" office:value-type="float" office:value="0.000789062500075488" calcext:value-type="float">
            <text:p>0.0007890625</text:p>
          </table:table-cell>
          <table:table-cell table:style-name="Default" office:value-type="float" office:value="63625416188935.8" calcext:value-type="float">
            <text:p>63625416188935.8</text:p>
          </table:table-cell>
          <table:table-cell table:style-name="ce7" table:formula="of:=([.O123]-[.O122])/1000" office:value-type="float" office:value="1.9985390625" calcext:value-type="float">
            <text:p>1.9985</text:p>
          </table:table-cell>
          <table:table-cell table:style-name="ce7" table:formula="of:=[.P123]+[.Q122]" office:value-type="float" office:value="241.9985078125" calcext:value-type="float">
            <text:p>241.9985</text:p>
          </table:table-cell>
          <table:table-cell table:style-name="ce12" table:formula="of:=[.Q123]-2*([.$B123]-1)" office:value-type="float" office:value="-0.00149218749999136" calcext:value-type="float">
            <text:p>-0.0014921875</text:p>
          </table:table-cell>
          <table:table-cell table:style-name="Default" office:value-type="float" office:value="63625416672610.8" calcext:value-type="float">
            <text:p>63625416672610.8</text:p>
          </table:table-cell>
          <table:table-cell table:style-name="ce7" table:formula="of:=([.S123]-[.S122])/1000" office:value-type="float" office:value="1.9985703125" calcext:value-type="float">
            <text:p>1.9986</text:p>
          </table:table-cell>
          <table:table-cell table:style-name="ce7" table:formula="of:=[.T123]+[.U122]" office:value-type="float" office:value="241.9992890625" calcext:value-type="float">
            <text:p>241.9993</text:p>
          </table:table-cell>
          <table:table-cell table:style-name="ce13" table:formula="of:=[.U123]-2*([.$B123]-1)" office:value-type="float" office:value="-0.000710937499945885" calcext:value-type="float">
            <text:p>-0.0007109375</text:p>
          </table:table-cell>
          <table:table-cell table:style-name="Default" office:value-type="float" office:value="63625417165942.3" calcext:value-type="float">
            <text:p>63625417165942.3</text:p>
          </table:table-cell>
          <table:table-cell table:style-name="ce14" table:formula="of:=([.W123]-[.W122])/1000" office:value-type="float" office:value="2.0011640625" calcext:value-type="float">
            <text:p>2.0012</text:p>
          </table:table-cell>
          <table:table-cell table:style-name="ce7" table:formula="of:=[.X123]+[.Y122]" office:value-type="float" office:value="242.000640625" calcext:value-type="float">
            <text:p>242.0006</text:p>
          </table:table-cell>
          <table:table-cell table:style-name="ce15" table:formula="of:=[.Y123]-2*([.$B123]-1)" office:value-type="float" office:value="0.000640625000016826" calcext:value-type="float">
            <text:p>0.000640625</text:p>
          </table:table-cell>
          <table:table-cell table:style-name="Default" office:value-type="float" office:value="63625417642028.3" calcext:value-type="float">
            <text:p>63625417642028.3</text:p>
          </table:table-cell>
          <table:table-cell table:style-name="ce7" table:formula="of:=([.AA123]-[.AA122])/1000" office:value-type="float" office:value="1.999953125" calcext:value-type="float">
            <text:p>2.0000</text:p>
          </table:table-cell>
          <table:table-cell table:style-name="ce7" table:formula="of:=[.AB123]+[.AC122]" office:value-type="float" office:value="241.9984296875" calcext:value-type="float">
            <text:p>241.9984</text:p>
          </table:table-cell>
          <table:table-cell table:style-name="ce16" table:formula="of:=[.AC123]-2*([.$B123]-1)" office:value-type="float" office:value="-0.00157031249992201" calcext:value-type="float">
            <text:p>-0.0015703125</text:p>
          </table:table-cell>
          <table:table-cell table:style-name="Default" office:value-type="float" office:value="63625418106992.4" calcext:value-type="float">
            <text:p>63625418106992.4</text:p>
          </table:table-cell>
          <table:table-cell table:style-name="ce7" table:formula="of:=([.AE123]-[.AE122])/1000" office:value-type="float" office:value="2.0009453125" calcext:value-type="float">
            <text:p>2.0009</text:p>
          </table:table-cell>
          <table:table-cell table:style-name="ce7" table:formula="of:=[.AF123]+[.AG122]" office:value-type="float" office:value="241.999640625" calcext:value-type="float">
            <text:p>241.9996</text:p>
          </table:table-cell>
          <table:table-cell table:style-name="ce17" table:formula="of:=[.AG123]-2*([.$B123]-1)" office:value-type="float" office:value="-0.000359375000044793" calcext:value-type="float">
            <text:p>-0.000359375</text:p>
          </table:table-cell>
          <table:table-cell table:style-name="Default" office:value-type="float" office:value="63625418578787.9" calcext:value-type="float">
            <text:p>63625418578787.9</text:p>
          </table:table-cell>
          <table:table-cell table:style-name="ce7" table:formula="of:=([.AI123]-[.AI122])/1000" office:value-type="float" office:value="1.9999453125" calcext:value-type="float">
            <text:p>1.9999</text:p>
          </table:table-cell>
          <table:table-cell table:style-name="ce7" table:formula="of:=[.AJ123]+[.AK122]" office:value-type="float" office:value="242.000234375" calcext:value-type="float">
            <text:p>242.0002</text:p>
          </table:table-cell>
          <table:table-cell table:style-name="ce18" table:formula="of:=[.AK123]-2*([.$B123]-1)" office:value-type="float" office:value="0.000234374999962483" calcext:value-type="float">
            <text:p>0.000234375</text:p>
          </table:table-cell>
          <table:table-cell table:style-name="Default" office:value-type="float" office:value="63625419044470.2" calcext:value-type="float">
            <text:p>63625419044470.2</text:p>
          </table:table-cell>
          <table:table-cell table:style-name="ce19" table:formula="of:=([.AM123]-[.AM122])/1000" office:value-type="float" office:value="2.0009765625" calcext:value-type="float">
            <text:p>2.0010</text:p>
          </table:table-cell>
          <table:table-cell table:style-name="ce7" table:formula="of:=[.AN123]+[.AO122]" office:value-type="float" office:value="243.9999375" calcext:value-type="float">
            <text:p>243.9999</text:p>
          </table:table-cell>
          <table:table-cell table:style-name="ce20" table:formula="of:=[.AO123]-2*([.$B123]-1)" office:value-type="float" office:value="1.9999374999999" calcext:value-type="float">
            <text:p>1.9999375</text:p>
          </table:table-cell>
          <table:table-cell table:style-name="Default" office:value-type="float" office:value="63625419512985.4" calcext:value-type="float">
            <text:p>63625419512985.4</text:p>
          </table:table-cell>
          <table:table-cell table:style-name="ce7" table:formula="of:=([.AQ123]-[.AQ122])/1000" office:value-type="float" office:value="2.00215625" calcext:value-type="float">
            <text:p>2.0022</text:p>
          </table:table-cell>
          <table:table-cell table:style-name="ce7" table:formula="of:=[.AR123]+[.AS122]" office:value-type="float" office:value="242.00096875" calcext:value-type="float">
            <text:p>242.0010</text:p>
          </table:table-cell>
          <table:table-cell table:style-name="ce21" table:formula="of:=[.AS123]-2*([.$B123]-1)" office:value-type="float" office:value="0.000968749999998408" calcext:value-type="float">
            <text:p>0.00096875</text:p>
          </table:table-cell>
          <table:table-cell table:style-name="Default" office:value-type="float" office:value="63625419997499.4" calcext:value-type="float">
            <text:p>63625419997499.4</text:p>
          </table:table-cell>
          <table:table-cell table:style-name="ce7" table:formula="of:=([.AU123]-[.AU122])/1000" office:value-type="float" office:value="1.9982578125" calcext:value-type="float">
            <text:p>1.9983</text:p>
          </table:table-cell>
          <table:table-cell table:style-name="ce7" table:formula="of:=[.AV123]+[.AW122]" office:value-type="float" office:value="241.9989453125" calcext:value-type="float">
            <text:p>241.9989</text:p>
          </table:table-cell>
          <table:table-cell table:style-name="ce22" table:formula="of:=[.AW123]-2*([.$B123]-1)" office:value-type="float" office:value="-0.00105468750004434" calcext:value-type="float">
            <text:p>-0.001054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rame</text:p>
          </table:table-cell>
          <table:table-cell table:style-name="ce6" office:value-type="float" office:value="123" calcext:value-type="float">
            <text:p>123</text:p>
          </table:table-cell>
          <table:table-cell office:value-type="float" office:value="63625414763128.4" calcext:value-type="float">
            <text:p>63625414763128.4</text:p>
          </table:table-cell>
          <table:table-cell table:formula="of:=([.C124]-[.C123])/1000" office:value-type="float" office:value="1.99646875" calcext:value-type="float">
            <text:p>1.9965</text:p>
          </table:table-cell>
          <table:table-cell table:formula="of:=[.D124]+[.E123]" office:value-type="float" office:value="243.99878125" calcext:value-type="float">
            <text:p>243.9988</text:p>
          </table:table-cell>
          <table:table-cell table:style-name="ce9" table:formula="of:=[.E124]-2*([.$B124]-1)" office:value-type="float" office:value="-0.00121875000002092" calcext:value-type="float">
            <text:p>-0.00121875</text:p>
          </table:table-cell>
          <table:table-cell table:style-name="Default" office:value-type="float" office:value="63625415249414.4" calcext:value-type="float">
            <text:p>63625415249414.4</text:p>
          </table:table-cell>
          <table:table-cell table:style-name="ce7" table:formula="of:=([.G124]-[.G123])/1000" office:value-type="float" office:value="1.997625" calcext:value-type="float">
            <text:p>1.9976</text:p>
          </table:table-cell>
          <table:table-cell table:style-name="ce7" table:formula="of:=[.H124]+[.I123]" office:value-type="float" office:value="243.9991171875" calcext:value-type="float">
            <text:p>243.9991</text:p>
          </table:table-cell>
          <table:table-cell table:style-name="ce10" table:formula="of:=[.I124]-2*([.$B124]-1)" office:value-type="float" office:value="-0.000882812499952479" calcext:value-type="float">
            <text:p>-0.0008828125</text:p>
          </table:table-cell>
          <table:table-cell table:style-name="Default" office:value-type="float" office:value="63625415720528.5" calcext:value-type="float">
            <text:p>63625415720528.5</text:p>
          </table:table-cell>
          <table:table-cell table:style-name="ce7" table:formula="of:=([.K124]-[.K123])/1000" office:value-type="float" office:value="2.0007421875" calcext:value-type="float">
            <text:p>2.0007</text:p>
          </table:table-cell>
          <table:table-cell table:style-name="ce7" table:formula="of:=[.L124]+[.M123]" office:value-type="float" office:value="244.00153125" calcext:value-type="float">
            <text:p>244.0015</text:p>
          </table:table-cell>
          <table:table-cell table:style-name="ce11" table:formula="of:=[.M124]-2*([.$B124]-1)" office:value-type="float" office:value="0.00153125000008458" calcext:value-type="float">
            <text:p>0.00153125</text:p>
          </table:table-cell>
          <table:table-cell table:style-name="Default" office:value-type="float" office:value="63625416190936" calcext:value-type="float">
            <text:p>63625416190936</text:p>
          </table:table-cell>
          <table:table-cell table:style-name="ce7" table:formula="of:=([.O124]-[.O123])/1000" office:value-type="float" office:value="2.0002265625" calcext:value-type="float">
            <text:p>2.0002</text:p>
          </table:table-cell>
          <table:table-cell table:style-name="ce7" table:formula="of:=[.P124]+[.Q123]" office:value-type="float" office:value="243.998734375" calcext:value-type="float">
            <text:p>243.9987</text:p>
          </table:table-cell>
          <table:table-cell table:style-name="ce12" table:formula="of:=[.Q124]-2*([.$B124]-1)" office:value-type="float" office:value="-0.00126562500000205" calcext:value-type="float">
            <text:p>-0.001265625</text:p>
          </table:table-cell>
          <table:table-cell table:style-name="Default" office:value-type="float" office:value="63625416674611.3" calcext:value-type="float">
            <text:p>63625416674611.3</text:p>
          </table:table-cell>
          <table:table-cell table:style-name="ce7" table:formula="of:=([.S124]-[.S123])/1000" office:value-type="float" office:value="2.000578125" calcext:value-type="float">
            <text:p>2.0006</text:p>
          </table:table-cell>
          <table:table-cell table:style-name="ce7" table:formula="of:=[.T124]+[.U123]" office:value-type="float" office:value="243.9998671875" calcext:value-type="float">
            <text:p>243.9999</text:p>
          </table:table-cell>
          <table:table-cell table:style-name="ce13" table:formula="of:=[.U124]-2*([.$B124]-1)" office:value-type="float" office:value="-0.000132812499941792" calcext:value-type="float">
            <text:p>-0.0001328125</text:p>
          </table:table-cell>
          <table:table-cell table:style-name="Default" office:value-type="float" office:value="63625417167943.4" calcext:value-type="float">
            <text:p>63625417167943.4</text:p>
          </table:table-cell>
          <table:table-cell table:style-name="ce14" table:formula="of:=([.W124]-[.W123])/1000" office:value-type="float" office:value="2.0010546875" calcext:value-type="float">
            <text:p>2.0011</text:p>
          </table:table-cell>
          <table:table-cell table:style-name="ce7" table:formula="of:=[.X124]+[.Y123]" office:value-type="float" office:value="244.0016953125" calcext:value-type="float">
            <text:p>244.0017</text:p>
          </table:table-cell>
          <table:table-cell table:style-name="ce15" table:formula="of:=[.Y124]-2*([.$B124]-1)" office:value-type="float" office:value="0.00169531250000432" calcext:value-type="float">
            <text:p>0.0016953125</text:p>
          </table:table-cell>
          <table:table-cell table:style-name="Default" office:value-type="float" office:value="63625417644028.4" calcext:value-type="float">
            <text:p>63625417644028.4</text:p>
          </table:table-cell>
          <table:table-cell table:style-name="ce7" table:formula="of:=([.AA124]-[.AA123])/1000" office:value-type="float" office:value="2.000125" calcext:value-type="float">
            <text:p>2.0001</text:p>
          </table:table-cell>
          <table:table-cell table:style-name="ce7" table:formula="of:=[.AB124]+[.AC123]" office:value-type="float" office:value="243.9985546875" calcext:value-type="float">
            <text:p>243.9986</text:p>
          </table:table-cell>
          <table:table-cell table:style-name="ce16" table:formula="of:=[.AC124]-2*([.$B124]-1)" office:value-type="float" office:value="-0.00144531249992497" calcext:value-type="float">
            <text:p>-0.0014453125</text:p>
          </table:table-cell>
          <table:table-cell table:style-name="Default" office:value-type="float" office:value="63625418108992.9" calcext:value-type="float">
            <text:p>63625418108992.9</text:p>
          </table:table-cell>
          <table:table-cell table:style-name="ce7" table:formula="of:=([.AE124]-[.AE123])/1000" office:value-type="float" office:value="2.0004375" calcext:value-type="float">
            <text:p>2.0004</text:p>
          </table:table-cell>
          <table:table-cell table:style-name="ce7" table:formula="of:=[.AF124]+[.AG123]" office:value-type="float" office:value="244.000078125" calcext:value-type="float">
            <text:p>244.0001</text:p>
          </table:table-cell>
          <table:table-cell table:style-name="ce17" table:formula="of:=[.AG124]-2*([.$B124]-1)" office:value-type="float" office:value="0.0000781249999590727" calcext:value-type="float">
            <text:p>0.000078125</text:p>
          </table:table-cell>
          <table:table-cell table:style-name="Default" office:value-type="float" office:value="63625418580787.6" calcext:value-type="float">
            <text:p>63625418580787.6</text:p>
          </table:table-cell>
          <table:table-cell table:style-name="ce7" table:formula="of:=([.AI124]-[.AI123])/1000" office:value-type="float" office:value="1.9996640625" calcext:value-type="float">
            <text:p>1.9997</text:p>
          </table:table-cell>
          <table:table-cell table:style-name="ce7" table:formula="of:=[.AJ124]+[.AK123]" office:value-type="float" office:value="243.9998984375" calcext:value-type="float">
            <text:p>243.9999</text:p>
          </table:table-cell>
          <table:table-cell table:style-name="ce18" table:formula="of:=[.AK124]-2*([.$B124]-1)" office:value-type="float" office:value="-0.000101562500049113" calcext:value-type="float">
            <text:p>-0.0001015625</text:p>
          </table:table-cell>
          <table:table-cell table:style-name="Default" office:value-type="float" office:value="63625419046468.7" calcext:value-type="float">
            <text:p>63625419046468.7</text:p>
          </table:table-cell>
          <table:table-cell table:style-name="ce19" table:formula="of:=([.AM124]-[.AM123])/1000" office:value-type="float" office:value="1.9985" calcext:value-type="float">
            <text:p>1.9985</text:p>
          </table:table-cell>
          <table:table-cell table:style-name="ce7" table:formula="of:=[.AN124]+[.AO123]" office:value-type="float" office:value="245.9984375" calcext:value-type="float">
            <text:p>245.9984</text:p>
          </table:table-cell>
          <table:table-cell table:style-name="ce20" table:formula="of:=[.AO124]-2*([.$B124]-1)" office:value-type="float" office:value="1.99843749999991" calcext:value-type="float">
            <text:p>1.9984375</text:p>
          </table:table-cell>
          <table:table-cell table:style-name="Default" office:value-type="float" office:value="63625419514984.1" calcext:value-type="float">
            <text:p>63625419514984.1</text:p>
          </table:table-cell>
          <table:table-cell table:style-name="ce7" table:formula="of:=([.AQ124]-[.AQ123])/1000" office:value-type="float" office:value="1.99865625" calcext:value-type="float">
            <text:p>1.9987</text:p>
          </table:table-cell>
          <table:table-cell table:style-name="ce7" table:formula="of:=[.AR124]+[.AS123]" office:value-type="float" office:value="243.999625" calcext:value-type="float">
            <text:p>243.9996</text:p>
          </table:table-cell>
          <table:table-cell table:style-name="ce21" table:formula="of:=[.AS124]-2*([.$B124]-1)" office:value-type="float" office:value="-0.000374999999991132" calcext:value-type="float">
            <text:p>-0.000375</text:p>
          </table:table-cell>
          <table:table-cell table:style-name="Default" office:value-type="float" office:value="63625419999501.4" calcext:value-type="float">
            <text:p>63625419999501.4</text:p>
          </table:table-cell>
          <table:table-cell table:style-name="ce7" table:formula="of:=([.AU124]-[.AU123])/1000" office:value-type="float" office:value="2.002" calcext:value-type="float">
            <text:p>2.0020</text:p>
          </table:table-cell>
          <table:table-cell table:style-name="ce7" table:formula="of:=[.AV124]+[.AW123]" office:value-type="float" office:value="244.0009453125" calcext:value-type="float">
            <text:p>244.0009</text:p>
          </table:table-cell>
          <table:table-cell table:style-name="ce22" table:formula="of:=[.AW124]-2*([.$B124]-1)" office:value-type="float" office:value="0.000945312499965212" calcext:value-type="float">
            <text:p>0.0009453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24" calcext:value-type="float">
            <text:p>124</text:p>
          </table:table-cell>
          <table:table-cell office:value-type="float" office:value="63625414765129.9" calcext:value-type="float">
            <text:p>63625414765129.9</text:p>
          </table:table-cell>
          <table:table-cell table:formula="of:=([.C125]-[.C124])/1000" office:value-type="float" office:value="2.001515625" calcext:value-type="float">
            <text:p>2.0015</text:p>
          </table:table-cell>
          <table:table-cell table:formula="of:=[.D125]+[.E124]" office:value-type="float" office:value="246.000296875" calcext:value-type="float">
            <text:p>246.0003</text:p>
          </table:table-cell>
          <table:table-cell table:style-name="ce9" table:formula="of:=[.E125]-2*([.$B125]-1)" office:value-type="float" office:value="0.000296874999975216" calcext:value-type="float">
            <text:p>0.000296875</text:p>
          </table:table-cell>
          <table:table-cell table:style-name="Default" office:value-type="float" office:value="63625415251416.6" calcext:value-type="float">
            <text:p>63625415251416.6</text:p>
          </table:table-cell>
          <table:table-cell table:style-name="ce7" table:formula="of:=([.G125]-[.G124])/1000" office:value-type="float" office:value="2.0021953125" calcext:value-type="float">
            <text:p>2.0022</text:p>
          </table:table-cell>
          <table:table-cell table:style-name="ce7" table:formula="of:=[.H125]+[.I124]" office:value-type="float" office:value="246.0013125" calcext:value-type="float">
            <text:p>246.0013</text:p>
          </table:table-cell>
          <table:table-cell table:style-name="ce10" table:formula="of:=[.I125]-2*([.$B125]-1)" office:value-type="float" office:value="0.00131250000004002" calcext:value-type="float">
            <text:p>0.0013125</text:p>
          </table:table-cell>
          <table:table-cell table:style-name="Default" office:value-type="float" office:value="63625415722528" calcext:value-type="float">
            <text:p>63625415722528</text:p>
          </table:table-cell>
          <table:table-cell table:style-name="ce7" table:formula="of:=([.K125]-[.K124])/1000" office:value-type="float" office:value="1.9994140625" calcext:value-type="float">
            <text:p>1.9994</text:p>
          </table:table-cell>
          <table:table-cell table:style-name="ce7" table:formula="of:=[.L125]+[.M124]" office:value-type="float" office:value="246.0009453125" calcext:value-type="float">
            <text:p>246.0009</text:p>
          </table:table-cell>
          <table:table-cell table:style-name="ce11" table:formula="of:=[.M125]-2*([.$B125]-1)" office:value-type="float" office:value="0.000945312500078899" calcext:value-type="float">
            <text:p>0.0009453125</text:p>
          </table:table-cell>
          <table:table-cell table:style-name="Default" office:value-type="float" office:value="63625416192937" calcext:value-type="float">
            <text:p>63625416192937</text:p>
          </table:table-cell>
          <table:table-cell table:style-name="ce7" table:formula="of:=([.O125]-[.O124])/1000" office:value-type="float" office:value="2.001" calcext:value-type="float">
            <text:p>2.0010</text:p>
          </table:table-cell>
          <table:table-cell table:style-name="ce7" table:formula="of:=[.P125]+[.Q124]" office:value-type="float" office:value="245.999734375" calcext:value-type="float">
            <text:p>245.9997</text:p>
          </table:table-cell>
          <table:table-cell table:style-name="ce12" table:formula="of:=[.Q125]-2*([.$B125]-1)" office:value-type="float" office:value="-0.000265624999997272" calcext:value-type="float">
            <text:p>-0.000265625</text:p>
          </table:table-cell>
          <table:table-cell table:style-name="Default" office:value-type="float" office:value="63625416676613.1" calcext:value-type="float">
            <text:p>63625416676613.1</text:p>
          </table:table-cell>
          <table:table-cell table:style-name="ce7" table:formula="of:=([.S125]-[.S124])/1000" office:value-type="float" office:value="2.00178125" calcext:value-type="float">
            <text:p>2.0018</text:p>
          </table:table-cell>
          <table:table-cell table:style-name="ce7" table:formula="of:=[.T125]+[.U124]" office:value-type="float" office:value="246.0016484375" calcext:value-type="float">
            <text:p>246.0016</text:p>
          </table:table-cell>
          <table:table-cell table:style-name="ce13" table:formula="of:=[.U125]-2*([.$B125]-1)" office:value-type="float" office:value="0.00164843750005161" calcext:value-type="float">
            <text:p>0.0016484375</text:p>
          </table:table-cell>
          <table:table-cell table:style-name="Default" office:value-type="float" office:value="63625417169941.7" calcext:value-type="float">
            <text:p>63625417169941.7</text:p>
          </table:table-cell>
          <table:table-cell table:style-name="ce14" table:formula="of:=([.W125]-[.W124])/1000" office:value-type="float" office:value="1.99828125" calcext:value-type="float">
            <text:p>1.9983</text:p>
          </table:table-cell>
          <table:table-cell table:style-name="ce7" table:formula="of:=[.X125]+[.Y124]" office:value-type="float" office:value="245.9999765625" calcext:value-type="float">
            <text:p>246.0000</text:p>
          </table:table-cell>
          <table:table-cell table:style-name="ce15" table:formula="of:=[.Y125]-2*([.$B125]-1)" office:value-type="float" office:value="-0.0000234375000047748" calcext:value-type="float">
            <text:p>-2.34375000047748E-05</text:p>
          </table:table-cell>
          <table:table-cell table:style-name="Default" office:value-type="float" office:value="63625417646028.2" calcext:value-type="float">
            <text:p>63625417646028.2</text:p>
          </table:table-cell>
          <table:table-cell table:style-name="ce7" table:formula="of:=([.AA125]-[.AA124])/1000" office:value-type="float" office:value="1.9997734375" calcext:value-type="float">
            <text:p>1.9998</text:p>
          </table:table-cell>
          <table:table-cell table:style-name="ce7" table:formula="of:=[.AB125]+[.AC124]" office:value-type="float" office:value="245.998328125" calcext:value-type="float">
            <text:p>245.9983</text:p>
          </table:table-cell>
          <table:table-cell table:style-name="ce16" table:formula="of:=[.AC125]-2*([.$B125]-1)" office:value-type="float" office:value="-0.00167187499991428" calcext:value-type="float">
            <text:p>-0.001671875</text:p>
          </table:table-cell>
          <table:table-cell table:style-name="Default" office:value-type="float" office:value="63625418110991.7" calcext:value-type="float">
            <text:p>63625418110991.7</text:p>
          </table:table-cell>
          <table:table-cell table:style-name="ce7" table:formula="of:=([.AE125]-[.AE124])/1000" office:value-type="float" office:value="1.99878125" calcext:value-type="float">
            <text:p>1.9988</text:p>
          </table:table-cell>
          <table:table-cell table:style-name="ce7" table:formula="of:=[.AF125]+[.AG124]" office:value-type="float" office:value="245.998859375" calcext:value-type="float">
            <text:p>245.9989</text:p>
          </table:table-cell>
          <table:table-cell table:style-name="ce17" table:formula="of:=[.AG125]-2*([.$B125]-1)" office:value-type="float" office:value="-0.00114062500003342" calcext:value-type="float">
            <text:p>-0.001140625</text:p>
          </table:table-cell>
          <table:table-cell table:style-name="Default" office:value-type="float" office:value="63625418582787.6" calcext:value-type="float">
            <text:p>63625418582787.6</text:p>
          </table:table-cell>
          <table:table-cell table:style-name="ce7" table:formula="of:=([.AI125]-[.AI124])/1000" office:value-type="float" office:value="2.000015625" calcext:value-type="float">
            <text:p>2.0000</text:p>
          </table:table-cell>
          <table:table-cell table:style-name="ce7" table:formula="of:=[.AJ125]+[.AK124]" office:value-type="float" office:value="245.9999140625" calcext:value-type="float">
            <text:p>245.9999</text:p>
          </table:table-cell>
          <table:table-cell table:style-name="ce18" table:formula="of:=[.AK125]-2*([.$B125]-1)" office:value-type="float" office:value="-0.0000859375000459295" calcext:value-type="float">
            <text:p>-8.59375000459295E-05</text:p>
          </table:table-cell>
          <table:table-cell table:style-name="Default" office:value-type="float" office:value="63625419048469.7" calcext:value-type="float">
            <text:p>63625419048469.7</text:p>
          </table:table-cell>
          <table:table-cell table:style-name="ce19" table:formula="of:=([.AM125]-[.AM124])/1000" office:value-type="float" office:value="2.00096875" calcext:value-type="float">
            <text:p>2.0010</text:p>
          </table:table-cell>
          <table:table-cell table:style-name="ce7" table:formula="of:=[.AN125]+[.AO124]" office:value-type="float" office:value="247.99940625" calcext:value-type="float">
            <text:p>247.9994</text:p>
          </table:table-cell>
          <table:table-cell table:style-name="ce20" table:formula="of:=[.AO125]-2*([.$B125]-1)" office:value-type="float" office:value="1.99940624999991" calcext:value-type="float">
            <text:p>1.99940625</text:p>
          </table:table-cell>
          <table:table-cell table:style-name="Default" office:value-type="float" office:value="63625419516986" calcext:value-type="float">
            <text:p>63625419516986</text:p>
          </table:table-cell>
          <table:table-cell table:style-name="ce7" table:formula="of:=([.AQ125]-[.AQ124])/1000" office:value-type="float" office:value="2.0018984375" calcext:value-type="float">
            <text:p>2.0019</text:p>
          </table:table-cell>
          <table:table-cell table:style-name="ce7" table:formula="of:=[.AR125]+[.AS124]" office:value-type="float" office:value="246.0015234375" calcext:value-type="float">
            <text:p>246.0015</text:p>
          </table:table-cell>
          <table:table-cell table:style-name="ce21" table:formula="of:=[.AS125]-2*([.$B125]-1)" office:value-type="float" office:value="0.00152343749999773" calcext:value-type="float">
            <text:p>0.0015234375</text:p>
          </table:table-cell>
          <table:table-cell table:style-name="Default" office:value-type="float" office:value="63625420001499" calcext:value-type="float">
            <text:p>63625420001499</text:p>
          </table:table-cell>
          <table:table-cell table:style-name="ce7" table:formula="of:=([.AU125]-[.AU124])/1000" office:value-type="float" office:value="1.9975546875" calcext:value-type="float">
            <text:p>1.9976</text:p>
          </table:table-cell>
          <table:table-cell table:style-name="ce7" table:formula="of:=[.AV125]+[.AW124]" office:value-type="float" office:value="245.9985" calcext:value-type="float">
            <text:p>245.9985</text:p>
          </table:table-cell>
          <table:table-cell table:style-name="ce22" table:formula="of:=[.AW125]-2*([.$B125]-1)" office:value-type="float" office:value="-0.00150000000002137" calcext:value-type="float">
            <text:p>-0.001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25" calcext:value-type="float">
            <text:p>125</text:p>
          </table:table-cell>
          <table:table-cell office:value-type="float" office:value="63625414767130" calcext:value-type="float">
            <text:p>63625414767130</text:p>
          </table:table-cell>
          <table:table-cell table:formula="of:=([.C126]-[.C125])/1000" office:value-type="float" office:value="2.0000859375" calcext:value-type="float">
            <text:p>2.0001</text:p>
          </table:table-cell>
          <table:table-cell table:formula="of:=[.D126]+[.E125]" office:value-type="float" office:value="248.0003828125" calcext:value-type="float">
            <text:p>248.0004</text:p>
          </table:table-cell>
          <table:table-cell table:style-name="ce9" table:formula="of:=[.E126]-2*([.$B126]-1)" office:value-type="float" office:value="0.000382812499964302" calcext:value-type="float">
            <text:p>0.0003828125</text:p>
          </table:table-cell>
          <table:table-cell table:style-name="Default" office:value-type="float" office:value="63625415253416.3" calcext:value-type="float">
            <text:p>63625415253416.3</text:p>
          </table:table-cell>
          <table:table-cell table:style-name="ce7" table:formula="of:=([.G126]-[.G125])/1000" office:value-type="float" office:value="1.9996953125" calcext:value-type="float">
            <text:p>1.9997</text:p>
          </table:table-cell>
          <table:table-cell table:style-name="ce7" table:formula="of:=[.H126]+[.I125]" office:value-type="float" office:value="248.0010078125" calcext:value-type="float">
            <text:p>248.0010</text:p>
          </table:table-cell>
          <table:table-cell table:style-name="ce10" table:formula="of:=[.I126]-2*([.$B126]-1)" office:value-type="float" office:value="0.00100781250003479" calcext:value-type="float">
            <text:p>0.0010078125</text:p>
          </table:table-cell>
          <table:table-cell table:style-name="Default" office:value-type="float" office:value="63625415724526.4" calcext:value-type="float">
            <text:p>63625415724526.4</text:p>
          </table:table-cell>
          <table:table-cell table:style-name="ce7" table:formula="of:=([.K126]-[.K125])/1000" office:value-type="float" office:value="1.9984375" calcext:value-type="float">
            <text:p>1.9984</text:p>
          </table:table-cell>
          <table:table-cell table:style-name="ce7" table:formula="of:=[.L126]+[.M125]" office:value-type="float" office:value="247.9993828125" calcext:value-type="float">
            <text:p>247.9994</text:p>
          </table:table-cell>
          <table:table-cell table:style-name="ce11" table:formula="of:=[.M126]-2*([.$B126]-1)" office:value-type="float" office:value="-0.000617187499926786" calcext:value-type="float">
            <text:p>-0.0006171875</text:p>
          </table:table-cell>
          <table:table-cell table:style-name="Default" office:value-type="float" office:value="63625416194937.7" calcext:value-type="float">
            <text:p>63625416194937.7</text:p>
          </table:table-cell>
          <table:table-cell table:style-name="ce7" table:formula="of:=([.O126]-[.O125])/1000" office:value-type="float" office:value="2.0007421875" calcext:value-type="float">
            <text:p>2.0007</text:p>
          </table:table-cell>
          <table:table-cell table:style-name="ce7" table:formula="of:=[.P126]+[.Q125]" office:value-type="float" office:value="248.0004765625" calcext:value-type="float">
            <text:p>248.0005</text:p>
          </table:table-cell>
          <table:table-cell table:style-name="ce12" table:formula="of:=[.Q126]-2*([.$B126]-1)" office:value-type="float" office:value="0.000476562500011823" calcext:value-type="float">
            <text:p>0.0004765625</text:p>
          </table:table-cell>
          <table:table-cell table:style-name="Default" office:value-type="float" office:value="63625416678610.1" calcext:value-type="float">
            <text:p>63625416678610.1</text:p>
          </table:table-cell>
          <table:table-cell table:style-name="ce7" table:formula="of:=([.S126]-[.S125])/1000" office:value-type="float" office:value="1.9969921875" calcext:value-type="float">
            <text:p>1.9970</text:p>
          </table:table-cell>
          <table:table-cell table:style-name="ce7" table:formula="of:=[.T126]+[.U125]" office:value-type="float" office:value="247.998640625" calcext:value-type="float">
            <text:p>247.9986</text:p>
          </table:table-cell>
          <table:table-cell table:style-name="ce13" table:formula="of:=[.U126]-2*([.$B126]-1)" office:value-type="float" office:value="-0.00135937499993588" calcext:value-type="float">
            <text:p>-0.001359375</text:p>
          </table:table-cell>
          <table:table-cell table:style-name="Default" office:value-type="float" office:value="63625417171941.7" calcext:value-type="float">
            <text:p>63625417171941.7</text:p>
          </table:table-cell>
          <table:table-cell table:style-name="ce14" table:formula="of:=([.W126]-[.W125])/1000" office:value-type="float" office:value="1.99996875" calcext:value-type="float">
            <text:p>2.0000</text:p>
          </table:table-cell>
          <table:table-cell table:style-name="ce7" table:formula="of:=[.X126]+[.Y125]" office:value-type="float" office:value="247.9999453125" calcext:value-type="float">
            <text:p>247.9999</text:p>
          </table:table-cell>
          <table:table-cell table:style-name="ce15" table:formula="of:=[.Y126]-2*([.$B126]-1)" office:value-type="float" office:value="-0.0000546875000111413" calcext:value-type="float">
            <text:p>-5.46875000111413E-05</text:p>
          </table:table-cell>
          <table:table-cell table:style-name="Default" office:value-type="float" office:value="63625417648030.2" calcext:value-type="float">
            <text:p>63625417648030.2</text:p>
          </table:table-cell>
          <table:table-cell table:style-name="ce7" table:formula="of:=([.AA126]-[.AA125])/1000" office:value-type="float" office:value="2.002015625" calcext:value-type="float">
            <text:p>2.0020</text:p>
          </table:table-cell>
          <table:table-cell table:style-name="ce7" table:formula="of:=[.AB126]+[.AC125]" office:value-type="float" office:value="248.00034375" calcext:value-type="float">
            <text:p>248.0003</text:p>
          </table:table-cell>
          <table:table-cell table:style-name="ce16" table:formula="of:=[.AC126]-2*([.$B126]-1)" office:value-type="float" office:value="0.000343750000098453" calcext:value-type="float">
            <text:p>0.00034375</text:p>
          </table:table-cell>
          <table:table-cell table:style-name="Default" office:value-type="float" office:value="63625418112992.2" calcext:value-type="float">
            <text:p>63625418112992.2</text:p>
          </table:table-cell>
          <table:table-cell table:style-name="ce7" table:formula="of:=([.AE126]-[.AE125])/1000" office:value-type="float" office:value="2.000578125" calcext:value-type="float">
            <text:p>2.0006</text:p>
          </table:table-cell>
          <table:table-cell table:style-name="ce7" table:formula="of:=[.AF126]+[.AG125]" office:value-type="float" office:value="247.9994375" calcext:value-type="float">
            <text:p>247.9994</text:p>
          </table:table-cell>
          <table:table-cell table:style-name="ce17" table:formula="of:=[.AG126]-2*([.$B126]-1)" office:value-type="float" office:value="-0.000562500000029331" calcext:value-type="float">
            <text:p>-0.0005625</text:p>
          </table:table-cell>
          <table:table-cell table:style-name="Default" office:value-type="float" office:value="63625418584787" calcext:value-type="float">
            <text:p>63625418584787</text:p>
          </table:table-cell>
          <table:table-cell table:style-name="ce7" table:formula="of:=([.AI126]-[.AI125])/1000" office:value-type="float" office:value="1.9993828125" calcext:value-type="float">
            <text:p>1.9994</text:p>
          </table:table-cell>
          <table:table-cell table:style-name="ce7" table:formula="of:=[.AJ126]+[.AK125]" office:value-type="float" office:value="247.999296875" calcext:value-type="float">
            <text:p>247.9993</text:p>
          </table:table-cell>
          <table:table-cell table:style-name="ce18" table:formula="of:=[.AK126]-2*([.$B126]-1)" office:value-type="float" office:value="-0.00070312500005798" calcext:value-type="float">
            <text:p>-0.000703125</text:p>
          </table:table-cell>
          <table:table-cell table:style-name="Default" office:value-type="float" office:value="63625419050470.6" calcext:value-type="float">
            <text:p>63625419050470.6</text:p>
          </table:table-cell>
          <table:table-cell table:style-name="ce19" table:formula="of:=([.AM126]-[.AM125])/1000" office:value-type="float" office:value="2.000890625" calcext:value-type="float">
            <text:p>2.0009</text:p>
          </table:table-cell>
          <table:table-cell table:style-name="ce7" table:formula="of:=[.AN126]+[.AO125]" office:value-type="float" office:value="250.000296875" calcext:value-type="float">
            <text:p>250.0003</text:p>
          </table:table-cell>
          <table:table-cell table:style-name="ce20" table:formula="of:=[.AO126]-2*([.$B126]-1)" office:value-type="float" office:value="2.00029687499992" calcext:value-type="float">
            <text:p>2.000296875</text:p>
          </table:table-cell>
          <table:table-cell table:style-name="Default" office:value-type="float" office:value="63625419518984.3" calcext:value-type="float">
            <text:p>63625419518984.3</text:p>
          </table:table-cell>
          <table:table-cell table:style-name="ce7" table:formula="of:=([.AQ126]-[.AQ125])/1000" office:value-type="float" office:value="1.998359375" calcext:value-type="float">
            <text:p>1.9984</text:p>
          </table:table-cell>
          <table:table-cell table:style-name="ce7" table:formula="of:=[.AR126]+[.AS125]" office:value-type="float" office:value="247.9998828125" calcext:value-type="float">
            <text:p>247.9999</text:p>
          </table:table-cell>
          <table:table-cell table:style-name="ce21" table:formula="of:=[.AS126]-2*([.$B126]-1)" office:value-type="float" office:value="-0.000117187499995453" calcext:value-type="float">
            <text:p>-0.0001171875</text:p>
          </table:table-cell>
          <table:table-cell table:style-name="Default" office:value-type="float" office:value="63625420003499.4" calcext:value-type="float">
            <text:p>63625420003499.4</text:p>
          </table:table-cell>
          <table:table-cell table:style-name="ce7" table:formula="of:=([.AU126]-[.AU125])/1000" office:value-type="float" office:value="2.0004140625" calcext:value-type="float">
            <text:p>2.0004</text:p>
          </table:table-cell>
          <table:table-cell table:style-name="ce7" table:formula="of:=[.AV126]+[.AW125]" office:value-type="float" office:value="247.9989140625" calcext:value-type="float">
            <text:p>247.9989</text:p>
          </table:table-cell>
          <table:table-cell table:style-name="ce22" table:formula="of:=[.AW126]-2*([.$B126]-1)" office:value-type="float" office:value="-0.00108593750002228" calcext:value-type="float">
            <text:p>-0.0010859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26" calcext:value-type="float">
            <text:p>126</text:p>
          </table:table-cell>
          <table:table-cell office:value-type="float" office:value="63625414769130.5" calcext:value-type="float">
            <text:p>63625414769130.5</text:p>
          </table:table-cell>
          <table:table-cell table:formula="of:=([.C127]-[.C126])/1000" office:value-type="float" office:value="2.0005625" calcext:value-type="float">
            <text:p>2.0006</text:p>
          </table:table-cell>
          <table:table-cell table:formula="of:=[.D127]+[.E126]" office:value-type="float" office:value="250.0009453125" calcext:value-type="float">
            <text:p>250.0009</text:p>
          </table:table-cell>
          <table:table-cell table:style-name="ce9" table:formula="of:=[.E127]-2*([.$B127]-1)" office:value-type="float" office:value="0.000945312499965212" calcext:value-type="float">
            <text:p>0.0009453125</text:p>
          </table:table-cell>
          <table:table-cell table:style-name="Default" office:value-type="float" office:value="63625415255413.4" calcext:value-type="float">
            <text:p>63625415255413.4</text:p>
          </table:table-cell>
          <table:table-cell table:style-name="ce7" table:formula="of:=([.G127]-[.G126])/1000" office:value-type="float" office:value="1.9970859375" calcext:value-type="float">
            <text:p>1.9971</text:p>
          </table:table-cell>
          <table:table-cell table:style-name="ce7" table:formula="of:=[.H127]+[.I126]" office:value-type="float" office:value="249.99809375" calcext:value-type="float">
            <text:p>249.9981</text:p>
          </table:table-cell>
          <table:table-cell table:style-name="ce10" table:formula="of:=[.I127]-2*([.$B127]-1)" office:value-type="float" office:value="-0.00190624999996203" calcext:value-type="float">
            <text:p>-0.00190625</text:p>
          </table:table-cell>
          <table:table-cell table:style-name="Default" office:value-type="float" office:value="63625415726526.3" calcext:value-type="float">
            <text:p>63625415726526.3</text:p>
          </table:table-cell>
          <table:table-cell table:style-name="ce7" table:formula="of:=([.K127]-[.K126])/1000" office:value-type="float" office:value="1.9999296875" calcext:value-type="float">
            <text:p>1.9999</text:p>
          </table:table-cell>
          <table:table-cell table:style-name="ce7" table:formula="of:=[.L127]+[.M126]" office:value-type="float" office:value="249.9993125" calcext:value-type="float">
            <text:p>249.9993</text:p>
          </table:table-cell>
          <table:table-cell table:style-name="ce11" table:formula="of:=[.M127]-2*([.$B127]-1)" office:value-type="float" office:value="-0.000687499999912689" calcext:value-type="float">
            <text:p>-0.0006875</text:p>
          </table:table-cell>
          <table:table-cell table:style-name="Default" office:value-type="float" office:value="63625416196936.9" calcext:value-type="float">
            <text:p>63625416196936.9</text:p>
          </table:table-cell>
          <table:table-cell table:style-name="ce7" table:formula="of:=([.O127]-[.O126])/1000" office:value-type="float" office:value="1.999140625" calcext:value-type="float">
            <text:p>1.9991</text:p>
          </table:table-cell>
          <table:table-cell table:style-name="ce7" table:formula="of:=[.P127]+[.Q126]" office:value-type="float" office:value="249.9996171875" calcext:value-type="float">
            <text:p>249.9996</text:p>
          </table:table-cell>
          <table:table-cell table:style-name="ce12" table:formula="of:=[.Q127]-2*([.$B127]-1)" office:value-type="float" office:value="-0.000382812499992724" calcext:value-type="float">
            <text:p>-0.0003828125</text:p>
          </table:table-cell>
          <table:table-cell table:style-name="Default" office:value-type="float" office:value="63625416680611.6" calcext:value-type="float">
            <text:p>63625416680611.6</text:p>
          </table:table-cell>
          <table:table-cell table:style-name="ce7" table:formula="of:=([.S127]-[.S126])/1000" office:value-type="float" office:value="2.0014609375" calcext:value-type="float">
            <text:p>2.0015</text:p>
          </table:table-cell>
          <table:table-cell table:style-name="ce7" table:formula="of:=[.T127]+[.U126]" office:value-type="float" office:value="250.0001015625" calcext:value-type="float">
            <text:p>250.0001</text:p>
          </table:table-cell>
          <table:table-cell table:style-name="ce13" table:formula="of:=[.U127]-2*([.$B127]-1)" office:value-type="float" office:value="0.000101562500077534" calcext:value-type="float">
            <text:p>0.0001015625</text:p>
          </table:table-cell>
          <table:table-cell table:style-name="Default" office:value-type="float" office:value="63625417173940" calcext:value-type="float">
            <text:p>63625417173940</text:p>
          </table:table-cell>
          <table:table-cell table:style-name="ce14" table:formula="of:=([.W127]-[.W126])/1000" office:value-type="float" office:value="1.9983671875" calcext:value-type="float">
            <text:p>1.9984</text:p>
          </table:table-cell>
          <table:table-cell table:style-name="ce7" table:formula="of:=[.X127]+[.Y126]" office:value-type="float" office:value="249.9983125" calcext:value-type="float">
            <text:p>249.9983</text:p>
          </table:table-cell>
          <table:table-cell table:style-name="ce15" table:formula="of:=[.Y127]-2*([.$B127]-1)" office:value-type="float" office:value="-0.00168750000000273" calcext:value-type="float">
            <text:p>-0.0016875</text:p>
          </table:table-cell>
          <table:table-cell table:style-name="Default" office:value-type="float" office:value="63625417650029.3" calcext:value-type="float">
            <text:p>63625417650029.3</text:p>
          </table:table-cell>
          <table:table-cell table:style-name="ce7" table:formula="of:=([.AA127]-[.AA126])/1000" office:value-type="float" office:value="1.999140625" calcext:value-type="float">
            <text:p>1.9991</text:p>
          </table:table-cell>
          <table:table-cell table:style-name="ce7" table:formula="of:=[.AB127]+[.AC126]" office:value-type="float" office:value="249.999484375" calcext:value-type="float">
            <text:p>249.9995</text:p>
          </table:table-cell>
          <table:table-cell table:style-name="ce16" table:formula="of:=[.AC127]-2*([.$B127]-1)" office:value-type="float" office:value="-0.000515624999906095" calcext:value-type="float">
            <text:p>-0.000515625</text:p>
          </table:table-cell>
          <table:table-cell table:style-name="Default" office:value-type="float" office:value="63625418114991.9" calcext:value-type="float">
            <text:p>63625418114991.9</text:p>
          </table:table-cell>
          <table:table-cell table:style-name="ce7" table:formula="of:=([.AE127]-[.AE126])/1000" office:value-type="float" office:value="1.9996640625" calcext:value-type="float">
            <text:p>1.9997</text:p>
          </table:table-cell>
          <table:table-cell table:style-name="ce7" table:formula="of:=[.AF127]+[.AG126]" office:value-type="float" office:value="249.9991015625" calcext:value-type="float">
            <text:p>249.9991</text:p>
          </table:table-cell>
          <table:table-cell table:style-name="ce17" table:formula="of:=[.AG127]-2*([.$B127]-1)" office:value-type="float" office:value="-0.000898437500040927" calcext:value-type="float">
            <text:p>-0.0008984375</text:p>
          </table:table-cell>
          <table:table-cell table:style-name="Default" office:value-type="float" office:value="63625418586787" calcext:value-type="float">
            <text:p>63625418586787</text:p>
          </table:table-cell>
          <table:table-cell table:style-name="ce7" table:formula="of:=([.AI127]-[.AI126])/1000" office:value-type="float" office:value="1.9999765625" calcext:value-type="float">
            <text:p>2.0000</text:p>
          </table:table-cell>
          <table:table-cell table:style-name="ce7" table:formula="of:=[.AJ127]+[.AK126]" office:value-type="float" office:value="249.9992734375" calcext:value-type="float">
            <text:p>249.9993</text:p>
          </table:table-cell>
          <table:table-cell table:style-name="ce18" table:formula="of:=[.AK127]-2*([.$B127]-1)" office:value-type="float" office:value="-0.000726562500062755" calcext:value-type="float">
            <text:p>-0.0007265625</text:p>
          </table:table-cell>
          <table:table-cell table:style-name="Default" office:value-type="float" office:value="63625419052469.2" calcext:value-type="float">
            <text:p>63625419052469.2</text:p>
          </table:table-cell>
          <table:table-cell table:style-name="ce19" table:formula="of:=([.AM127]-[.AM126])/1000" office:value-type="float" office:value="1.9985859375" calcext:value-type="float">
            <text:p>1.9986</text:p>
          </table:table-cell>
          <table:table-cell table:style-name="ce7" table:formula="of:=[.AN127]+[.AO126]" office:value-type="float" office:value="251.9988828125" calcext:value-type="float">
            <text:p>251.9989</text:p>
          </table:table-cell>
          <table:table-cell table:style-name="ce20" table:formula="of:=[.AO127]-2*([.$B127]-1)" office:value-type="float" office:value="1.99888281249991" calcext:value-type="float">
            <text:p>1.9988828125</text:p>
          </table:table-cell>
          <table:table-cell table:style-name="Default" office:value-type="float" office:value="63625419520982.9" calcext:value-type="float">
            <text:p>63625419520982.9</text:p>
          </table:table-cell>
          <table:table-cell table:style-name="ce7" table:formula="of:=([.AQ127]-[.AQ126])/1000" office:value-type="float" office:value="1.998546875" calcext:value-type="float">
            <text:p>1.9985</text:p>
          </table:table-cell>
          <table:table-cell table:style-name="ce7" table:formula="of:=[.AR127]+[.AS126]" office:value-type="float" office:value="249.9984296875" calcext:value-type="float">
            <text:p>249.9984</text:p>
          </table:table-cell>
          <table:table-cell table:style-name="ce21" table:formula="of:=[.AS127]-2*([.$B127]-1)" office:value-type="float" office:value="-0.00157031250000728" calcext:value-type="float">
            <text:p>-0.0015703125</text:p>
          </table:table-cell>
          <table:table-cell table:style-name="Default" office:value-type="float" office:value="63625420005500" calcext:value-type="float">
            <text:p>63625420005500</text:p>
          </table:table-cell>
          <table:table-cell table:style-name="ce7" table:formula="of:=([.AU127]-[.AU126])/1000" office:value-type="float" office:value="2.000609375" calcext:value-type="float">
            <text:p>2.0006</text:p>
          </table:table-cell>
          <table:table-cell table:style-name="ce7" table:formula="of:=[.AV127]+[.AW126]" office:value-type="float" office:value="249.9995234375" calcext:value-type="float">
            <text:p>249.9995</text:p>
          </table:table-cell>
          <table:table-cell table:style-name="ce22" table:formula="of:=[.AW127]-2*([.$B127]-1)" office:value-type="float" office:value="-0.000476562500011823" calcext:value-type="float">
            <text:p>-0.0004765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27" calcext:value-type="float">
            <text:p>127</text:p>
          </table:table-cell>
          <table:table-cell office:value-type="float" office:value="63625414771129.4" calcext:value-type="float">
            <text:p>63625414771129.4</text:p>
          </table:table-cell>
          <table:table-cell table:formula="of:=([.C128]-[.C127])/1000" office:value-type="float" office:value="1.99884375" calcext:value-type="float">
            <text:p>1.9988</text:p>
          </table:table-cell>
          <table:table-cell table:formula="of:=[.D128]+[.E127]" office:value-type="float" office:value="251.9997890625" calcext:value-type="float">
            <text:p>251.9998</text:p>
          </table:table-cell>
          <table:table-cell table:style-name="ce9" table:formula="of:=[.E128]-2*([.$B128]-1)" office:value-type="float" office:value="-0.000210937500042974" calcext:value-type="float">
            <text:p>-0.0002109375</text:p>
          </table:table-cell>
          <table:table-cell table:style-name="Default" office:value-type="float" office:value="63625415257416" calcext:value-type="float">
            <text:p>63625415257416</text:p>
          </table:table-cell>
          <table:table-cell table:style-name="ce7" table:formula="of:=([.G128]-[.G127])/1000" office:value-type="float" office:value="2.0025703125" calcext:value-type="float">
            <text:p>2.0026</text:p>
          </table:table-cell>
          <table:table-cell table:style-name="ce7" table:formula="of:=[.H128]+[.I127]" office:value-type="float" office:value="252.0006640625" calcext:value-type="float">
            <text:p>252.0007</text:p>
          </table:table-cell>
          <table:table-cell table:style-name="ce10" table:formula="of:=[.I128]-2*([.$B128]-1)" office:value-type="float" office:value="0.000664062500050022" calcext:value-type="float">
            <text:p>0.0006640625</text:p>
          </table:table-cell>
          <table:table-cell table:style-name="Default" office:value-type="float" office:value="63625415728526.7" calcext:value-type="float">
            <text:p>63625415728526.7</text:p>
          </table:table-cell>
          <table:table-cell table:style-name="ce7" table:formula="of:=([.K128]-[.K127])/1000" office:value-type="float" office:value="2.000359375" calcext:value-type="float">
            <text:p>2.0004</text:p>
          </table:table-cell>
          <table:table-cell table:style-name="ce7" table:formula="of:=[.L128]+[.M127]" office:value-type="float" office:value="251.999671875" calcext:value-type="float">
            <text:p>251.9997</text:p>
          </table:table-cell>
          <table:table-cell table:style-name="ce11" table:formula="of:=[.M128]-2*([.$B128]-1)" office:value-type="float" office:value="-0.000328124999924739" calcext:value-type="float">
            <text:p>-0.000328125</text:p>
          </table:table-cell>
          <table:table-cell table:style-name="Default" office:value-type="float" office:value="63625416198936.4" calcext:value-type="float">
            <text:p>63625416198936.4</text:p>
          </table:table-cell>
          <table:table-cell table:style-name="ce7" table:formula="of:=([.O128]-[.O127])/1000" office:value-type="float" office:value="1.9994765625" calcext:value-type="float">
            <text:p>1.9995</text:p>
          </table:table-cell>
          <table:table-cell table:style-name="ce7" table:formula="of:=[.P128]+[.Q127]" office:value-type="float" office:value="251.99909375" calcext:value-type="float">
            <text:p>251.9991</text:p>
          </table:table-cell>
          <table:table-cell table:style-name="ce12" table:formula="of:=[.Q128]-2*([.$B128]-1)" office:value-type="float" office:value="-0.000906249999985675" calcext:value-type="float">
            <text:p>-0.00090625</text:p>
          </table:table-cell>
          <table:table-cell table:style-name="Default" office:value-type="float" office:value="63625416682610.2" calcext:value-type="float">
            <text:p>63625416682610.2</text:p>
          </table:table-cell>
          <table:table-cell table:style-name="ce7" table:formula="of:=([.S128]-[.S127])/1000" office:value-type="float" office:value="1.99859375" calcext:value-type="float">
            <text:p>1.9986</text:p>
          </table:table-cell>
          <table:table-cell table:style-name="ce7" table:formula="of:=[.T128]+[.U127]" office:value-type="float" office:value="251.9986953125" calcext:value-type="float">
            <text:p>251.9987</text:p>
          </table:table-cell>
          <table:table-cell table:style-name="ce13" table:formula="of:=[.U128]-2*([.$B128]-1)" office:value-type="float" office:value="-0.00130468749992474" calcext:value-type="float">
            <text:p>-0.0013046875</text:p>
          </table:table-cell>
          <table:table-cell table:style-name="Default" office:value-type="float" office:value="63625417175941.8" calcext:value-type="float">
            <text:p>63625417175941.8</text:p>
          </table:table-cell>
          <table:table-cell table:style-name="ce14" table:formula="of:=([.W128]-[.W127])/1000" office:value-type="float" office:value="2.00178125" calcext:value-type="float">
            <text:p>2.0018</text:p>
          </table:table-cell>
          <table:table-cell table:style-name="ce7" table:formula="of:=[.X128]+[.Y127]" office:value-type="float" office:value="252.00009375" calcext:value-type="float">
            <text:p>252.0001</text:p>
          </table:table-cell>
          <table:table-cell table:style-name="ce15" table:formula="of:=[.Y128]-2*([.$B128]-1)" office:value-type="float" office:value="0.0000937499999906777" calcext:value-type="float">
            <text:p>0.00009375</text:p>
          </table:table-cell>
          <table:table-cell table:style-name="Default" office:value-type="float" office:value="63625417652028.5" calcext:value-type="float">
            <text:p>63625417652028.5</text:p>
          </table:table-cell>
          <table:table-cell table:style-name="ce7" table:formula="of:=([.AA128]-[.AA127])/1000" office:value-type="float" office:value="1.9992109375" calcext:value-type="float">
            <text:p>1.9992</text:p>
          </table:table-cell>
          <table:table-cell table:style-name="ce7" table:formula="of:=[.AB128]+[.AC127]" office:value-type="float" office:value="251.9986953125" calcext:value-type="float">
            <text:p>251.9987</text:p>
          </table:table-cell>
          <table:table-cell table:style-name="ce16" table:formula="of:=[.AC128]-2*([.$B128]-1)" office:value-type="float" office:value="-0.00130468749989632" calcext:value-type="float">
            <text:p>-0.0013046875</text:p>
          </table:table-cell>
          <table:table-cell table:style-name="Default" office:value-type="float" office:value="63625418116992.2" calcext:value-type="float">
            <text:p>63625418116992.2</text:p>
          </table:table-cell>
          <table:table-cell table:style-name="ce7" table:formula="of:=([.AE128]-[.AE127])/1000" office:value-type="float" office:value="2.0003515625" calcext:value-type="float">
            <text:p>2.0004</text:p>
          </table:table-cell>
          <table:table-cell table:style-name="ce7" table:formula="of:=[.AF128]+[.AG127]" office:value-type="float" office:value="251.999453125" calcext:value-type="float">
            <text:p>251.9995</text:p>
          </table:table-cell>
          <table:table-cell table:style-name="ce17" table:formula="of:=[.AG128]-2*([.$B128]-1)" office:value-type="float" office:value="-0.00054687500005457" calcext:value-type="float">
            <text:p>-0.000546875</text:p>
          </table:table-cell>
          <table:table-cell table:style-name="Default" office:value-type="float" office:value="63625418588788.3" calcext:value-type="float">
            <text:p>63625418588788.3</text:p>
          </table:table-cell>
          <table:table-cell table:style-name="ce7" table:formula="of:=([.AI128]-[.AI127])/1000" office:value-type="float" office:value="2.0012890625" calcext:value-type="float">
            <text:p>2.0013</text:p>
          </table:table-cell>
          <table:table-cell table:style-name="ce7" table:formula="of:=[.AJ128]+[.AK127]" office:value-type="float" office:value="252.0005625" calcext:value-type="float">
            <text:p>252.0006</text:p>
          </table:table-cell>
          <table:table-cell table:style-name="ce18" table:formula="of:=[.AK128]-2*([.$B128]-1)" office:value-type="float" office:value="0.000562499999944066" calcext:value-type="float">
            <text:p>0.0005625</text:p>
          </table:table-cell>
          <table:table-cell table:style-name="Default" office:value-type="float" office:value="63625419054468.8" calcext:value-type="float">
            <text:p>63625419054468.8</text:p>
          </table:table-cell>
          <table:table-cell table:style-name="ce19" table:formula="of:=([.AM128]-[.AM127])/1000" office:value-type="float" office:value="1.9995625" calcext:value-type="float">
            <text:p>1.9996</text:p>
          </table:table-cell>
          <table:table-cell table:style-name="ce7" table:formula="of:=[.AN128]+[.AO127]" office:value-type="float" office:value="253.9984453125" calcext:value-type="float">
            <text:p>253.9984</text:p>
          </table:table-cell>
          <table:table-cell table:style-name="ce20" table:formula="of:=[.AO128]-2*([.$B128]-1)" office:value-type="float" office:value="1.99844531249991" calcext:value-type="float">
            <text:p>1.9984453125</text:p>
          </table:table-cell>
          <table:table-cell table:style-name="Default" office:value-type="float" office:value="63625419522983.3" calcext:value-type="float">
            <text:p>63625419522983.3</text:p>
          </table:table-cell>
          <table:table-cell table:style-name="ce7" table:formula="of:=([.AQ128]-[.AQ127])/1000" office:value-type="float" office:value="2.000375" calcext:value-type="float">
            <text:p>2.0004</text:p>
          </table:table-cell>
          <table:table-cell table:style-name="ce7" table:formula="of:=[.AR128]+[.AS127]" office:value-type="float" office:value="251.9988046875" calcext:value-type="float">
            <text:p>251.9988</text:p>
          </table:table-cell>
          <table:table-cell table:style-name="ce21" table:formula="of:=[.AS128]-2*([.$B128]-1)" office:value-type="float" office:value="-0.00119531250001614" calcext:value-type="float">
            <text:p>-0.0011953125</text:p>
          </table:table-cell>
          <table:table-cell table:style-name="Default" office:value-type="float" office:value="63625420007499.6" calcext:value-type="float">
            <text:p>63625420007499.6</text:p>
          </table:table-cell>
          <table:table-cell table:style-name="ce7" table:formula="of:=([.AU128]-[.AU127])/1000" office:value-type="float" office:value="1.999578125" calcext:value-type="float">
            <text:p>1.9996</text:p>
          </table:table-cell>
          <table:table-cell table:style-name="ce7" table:formula="of:=[.AV128]+[.AW127]" office:value-type="float" office:value="251.9991015625" calcext:value-type="float">
            <text:p>251.9991</text:p>
          </table:table-cell>
          <table:table-cell table:style-name="ce22" table:formula="of:=[.AW128]-2*([.$B128]-1)" office:value-type="float" office:value="-0.000898437500012506" calcext:value-type="float">
            <text:p>-0.000898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28" calcext:value-type="float">
            <text:p>128</text:p>
          </table:table-cell>
          <table:table-cell office:value-type="float" office:value="63625414773128.5" calcext:value-type="float">
            <text:p>63625414773128.5</text:p>
          </table:table-cell>
          <table:table-cell table:formula="of:=([.C129]-[.C128])/1000" office:value-type="float" office:value="1.9991328125" calcext:value-type="float">
            <text:p>1.9991</text:p>
          </table:table-cell>
          <table:table-cell table:formula="of:=[.D129]+[.E128]" office:value-type="float" office:value="253.998921875" calcext:value-type="float">
            <text:p>253.9989</text:p>
          </table:table-cell>
          <table:table-cell table:style-name="ce9" table:formula="of:=[.E129]-2*([.$B129]-1)" office:value-type="float" office:value="-0.00107812500004911" calcext:value-type="float">
            <text:p>-0.001078125</text:p>
          </table:table-cell>
          <table:table-cell table:style-name="Default" office:value-type="float" office:value="63625415259413.8" calcext:value-type="float">
            <text:p>63625415259413.8</text:p>
          </table:table-cell>
          <table:table-cell table:style-name="ce7" table:formula="of:=([.G129]-[.G128])/1000" office:value-type="float" office:value="1.9978671875" calcext:value-type="float">
            <text:p>1.9979</text:p>
          </table:table-cell>
          <table:table-cell table:style-name="ce7" table:formula="of:=[.H129]+[.I128]" office:value-type="float" office:value="253.99853125" calcext:value-type="float">
            <text:p>253.9985</text:p>
          </table:table-cell>
          <table:table-cell table:style-name="ce10" table:formula="of:=[.I129]-2*([.$B129]-1)" office:value-type="float" office:value="-0.00146874999995816" calcext:value-type="float">
            <text:p>-0.00146875</text:p>
          </table:table-cell>
          <table:table-cell table:style-name="Default" office:value-type="float" office:value="63625415730528" calcext:value-type="float">
            <text:p>63625415730528</text:p>
          </table:table-cell>
          <table:table-cell table:style-name="ce7" table:formula="of:=([.K129]-[.K128])/1000" office:value-type="float" office:value="2.0013359375" calcext:value-type="float">
            <text:p>2.0013</text:p>
          </table:table-cell>
          <table:table-cell table:style-name="ce7" table:formula="of:=[.L129]+[.M128]" office:value-type="float" office:value="254.0010078125" calcext:value-type="float">
            <text:p>254.0010</text:p>
          </table:table-cell>
          <table:table-cell table:style-name="ce11" table:formula="of:=[.M129]-2*([.$B129]-1)" office:value-type="float" office:value="0.00100781250006321" calcext:value-type="float">
            <text:p>0.0010078125</text:p>
          </table:table-cell>
          <table:table-cell table:style-name="Default" office:value-type="float" office:value="63625416200938" calcext:value-type="float">
            <text:p>63625416200938</text:p>
          </table:table-cell>
          <table:table-cell table:style-name="ce7" table:formula="of:=([.O129]-[.O128])/1000" office:value-type="float" office:value="2.0016640625" calcext:value-type="float">
            <text:p>2.0017</text:p>
          </table:table-cell>
          <table:table-cell table:style-name="ce7" table:formula="of:=[.P129]+[.Q128]" office:value-type="float" office:value="254.0007578125" calcext:value-type="float">
            <text:p>254.0008</text:p>
          </table:table-cell>
          <table:table-cell table:style-name="ce12" table:formula="of:=[.Q129]-2*([.$B129]-1)" office:value-type="float" office:value="0.000757812500012278" calcext:value-type="float">
            <text:p>0.0007578125</text:p>
          </table:table-cell>
          <table:table-cell table:style-name="Default" office:value-type="float" office:value="63625416684610.8" calcext:value-type="float">
            <text:p>63625416684610.8</text:p>
          </table:table-cell>
          <table:table-cell table:style-name="ce7" table:formula="of:=([.S129]-[.S128])/1000" office:value-type="float" office:value="2.000625" calcext:value-type="float">
            <text:p>2.0006</text:p>
          </table:table-cell>
          <table:table-cell table:style-name="ce7" table:formula="of:=[.T129]+[.U128]" office:value-type="float" office:value="253.9993203125" calcext:value-type="float">
            <text:p>253.9993</text:p>
          </table:table-cell>
          <table:table-cell table:style-name="ce13" table:formula="of:=[.U129]-2*([.$B129]-1)" office:value-type="float" office:value="-0.000679687499911097" calcext:value-type="float">
            <text:p>-0.0006796875</text:p>
          </table:table-cell>
          <table:table-cell table:style-name="Default" office:value-type="float" office:value="63625417177941.5" calcext:value-type="float">
            <text:p>63625417177941.5</text:p>
          </table:table-cell>
          <table:table-cell table:style-name="ce14" table:formula="of:=([.W129]-[.W128])/1000" office:value-type="float" office:value="1.999703125" calcext:value-type="float">
            <text:p>1.9997</text:p>
          </table:table-cell>
          <table:table-cell table:style-name="ce7" table:formula="of:=[.X129]+[.Y128]" office:value-type="float" office:value="253.999796875" calcext:value-type="float">
            <text:p>253.9998</text:p>
          </table:table-cell>
          <table:table-cell table:style-name="ce15" table:formula="of:=[.Y129]-2*([.$B129]-1)" office:value-type="float" office:value="-0.00020312500001296" calcext:value-type="float">
            <text:p>-0.000203125</text:p>
          </table:table-cell>
          <table:table-cell table:style-name="Default" office:value-type="float" office:value="63625417654028.4" calcext:value-type="float">
            <text:p>63625417654028.4</text:p>
          </table:table-cell>
          <table:table-cell table:style-name="ce7" table:formula="of:=([.AA129]-[.AA128])/1000" office:value-type="float" office:value="1.999828125" calcext:value-type="float">
            <text:p>1.9998</text:p>
          </table:table-cell>
          <table:table-cell table:style-name="ce7" table:formula="of:=[.AB129]+[.AC128]" office:value-type="float" office:value="253.9985234375" calcext:value-type="float">
            <text:p>253.9985</text:p>
          </table:table-cell>
          <table:table-cell table:style-name="ce16" table:formula="of:=[.AC129]-2*([.$B129]-1)" office:value-type="float" office:value="-0.00147656249990291" calcext:value-type="float">
            <text:p>-0.0014765625</text:p>
          </table:table-cell>
          <table:table-cell table:style-name="Default" office:value-type="float" office:value="63625418118998.4" calcext:value-type="float">
            <text:p>63625418118998.4</text:p>
          </table:table-cell>
          <table:table-cell table:style-name="ce7" table:formula="of:=([.AE129]-[.AE128])/1000" office:value-type="float" office:value="2.006203125" calcext:value-type="float">
            <text:p>2.0062</text:p>
          </table:table-cell>
          <table:table-cell table:style-name="ce7" table:formula="of:=[.AF129]+[.AG128]" office:value-type="float" office:value="254.00565625" calcext:value-type="float">
            <text:p>254.0057</text:p>
          </table:table-cell>
          <table:table-cell table:style-name="ce17" table:formula="of:=[.AG129]-2*([.$B129]-1)" office:value-type="float" office:value="0.00565624999995862" calcext:value-type="float">
            <text:p>0.00565625</text:p>
          </table:table-cell>
          <table:table-cell table:style-name="Default" office:value-type="float" office:value="63625418590786.3" calcext:value-type="float">
            <text:p>63625418590786.3</text:p>
          </table:table-cell>
          <table:table-cell table:style-name="ce7" table:formula="of:=([.AI129]-[.AI128])/1000" office:value-type="float" office:value="1.9979921875" calcext:value-type="float">
            <text:p>1.9980</text:p>
          </table:table-cell>
          <table:table-cell table:style-name="ce7" table:formula="of:=[.AJ129]+[.AK128]" office:value-type="float" office:value="253.9985546875" calcext:value-type="float">
            <text:p>253.9986</text:p>
          </table:table-cell>
          <table:table-cell table:style-name="ce18" table:formula="of:=[.AK129]-2*([.$B129]-1)" office:value-type="float" office:value="-0.00144531250006708" calcext:value-type="float">
            <text:p>-0.0014453125</text:p>
          </table:table-cell>
          <table:table-cell table:style-name="Default" office:value-type="float" office:value="63625419056468.9" calcext:value-type="float">
            <text:p>63625419056468.9</text:p>
          </table:table-cell>
          <table:table-cell table:style-name="ce19" table:formula="of:=([.AM129]-[.AM128])/1000" office:value-type="float" office:value="2.0001015625" calcext:value-type="float">
            <text:p>2.0001</text:p>
          </table:table-cell>
          <table:table-cell table:style-name="ce7" table:formula="of:=[.AN129]+[.AO128]" office:value-type="float" office:value="255.998546875" calcext:value-type="float">
            <text:p>255.9985</text:p>
          </table:table-cell>
          <table:table-cell table:style-name="ce20" table:formula="of:=[.AO129]-2*([.$B129]-1)" office:value-type="float" office:value="1.9985468749999" calcext:value-type="float">
            <text:p>1.998546875</text:p>
          </table:table-cell>
          <table:table-cell table:style-name="Default" office:value-type="float" office:value="63625419524983.7" calcext:value-type="float">
            <text:p>63625419524983.7</text:p>
          </table:table-cell>
          <table:table-cell table:style-name="ce7" table:formula="of:=([.AQ129]-[.AQ128])/1000" office:value-type="float" office:value="2.000421875" calcext:value-type="float">
            <text:p>2.0004</text:p>
          </table:table-cell>
          <table:table-cell table:style-name="ce7" table:formula="of:=[.AR129]+[.AS128]" office:value-type="float" office:value="253.9992265625" calcext:value-type="float">
            <text:p>253.9992</text:p>
          </table:table-cell>
          <table:table-cell table:style-name="ce21" table:formula="of:=[.AS129]-2*([.$B129]-1)" office:value-type="float" office:value="-0.000773437500015461" calcext:value-type="float">
            <text:p>-0.0007734375</text:p>
          </table:table-cell>
          <table:table-cell table:style-name="Default" office:value-type="float" office:value="63625420009498.6" calcext:value-type="float">
            <text:p>63625420009498.6</text:p>
          </table:table-cell>
          <table:table-cell table:style-name="ce7" table:formula="of:=([.AU129]-[.AU128])/1000" office:value-type="float" office:value="1.9990703125" calcext:value-type="float">
            <text:p>1.9991</text:p>
          </table:table-cell>
          <table:table-cell table:style-name="ce7" table:formula="of:=[.AV129]+[.AW128]" office:value-type="float" office:value="253.998171875" calcext:value-type="float">
            <text:p>253.9982</text:p>
          </table:table-cell>
          <table:table-cell table:style-name="ce22" table:formula="of:=[.AW129]-2*([.$B129]-1)" office:value-type="float" office:value="-0.00182812500000296" calcext:value-type="float">
            <text:p>-0.001828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test</text:p>
          </table:table-cell>
          <table:table-cell table:style-name="ce6" office:value-type="float" office:value="129" calcext:value-type="float">
            <text:p>129</text:p>
          </table:table-cell>
          <table:table-cell office:value-type="float" office:value="63625414775128.5" calcext:value-type="float">
            <text:p>63625414775128.5</text:p>
          </table:table-cell>
          <table:table-cell table:formula="of:=([.C130]-[.C129])/1000" office:value-type="float" office:value="2.0000078125" calcext:value-type="float">
            <text:p>2.0000</text:p>
          </table:table-cell>
          <table:table-cell table:formula="of:=[.D130]+[.E129]" office:value-type="float" office:value="255.9989296875" calcext:value-type="float">
            <text:p>255.9989</text:p>
          </table:table-cell>
          <table:table-cell table:style-name="ce9" table:formula="of:=[.E130]-2*([.$B130]-1)" office:value-type="float" office:value="-0.00107031250004752" calcext:value-type="float">
            <text:p>-0.0010703125</text:p>
          </table:table-cell>
          <table:table-cell table:style-name="Default" office:value-type="float" office:value="63625415261413.7" calcext:value-type="float">
            <text:p>63625415261413.7</text:p>
          </table:table-cell>
          <table:table-cell table:style-name="ce7" table:formula="of:=([.G130]-[.G129])/1000" office:value-type="float" office:value="1.9998359375" calcext:value-type="float">
            <text:p>1.9998</text:p>
          </table:table-cell>
          <table:table-cell table:style-name="ce7" table:formula="of:=[.H130]+[.I129]" office:value-type="float" office:value="255.9983671875" calcext:value-type="float">
            <text:p>255.9984</text:p>
          </table:table-cell>
          <table:table-cell table:style-name="ce10" table:formula="of:=[.I130]-2*([.$B130]-1)" office:value-type="float" office:value="-0.00163281249996317" calcext:value-type="float">
            <text:p>-0.0016328125</text:p>
          </table:table-cell>
          <table:table-cell table:style-name="Default" office:value-type="float" office:value="63625415732528" calcext:value-type="float">
            <text:p>63625415732528</text:p>
          </table:table-cell>
          <table:table-cell table:style-name="ce7" table:formula="of:=([.K130]-[.K129])/1000" office:value-type="float" office:value="1.9999375" calcext:value-type="float">
            <text:p>1.9999</text:p>
          </table:table-cell>
          <table:table-cell table:style-name="ce7" table:formula="of:=[.L130]+[.M129]" office:value-type="float" office:value="256.0009453125" calcext:value-type="float">
            <text:p>256.0009</text:p>
          </table:table-cell>
          <table:table-cell table:style-name="ce11" table:formula="of:=[.M130]-2*([.$B130]-1)" office:value-type="float" office:value="0.000945312500050477" calcext:value-type="float">
            <text:p>0.0009453125</text:p>
          </table:table-cell>
          <table:table-cell table:style-name="Default" office:value-type="float" office:value="63625416202937.6" calcext:value-type="float">
            <text:p>63625416202937.6</text:p>
          </table:table-cell>
          <table:table-cell table:style-name="ce7" table:formula="of:=([.O130]-[.O129])/1000" office:value-type="float" office:value="1.999625" calcext:value-type="float">
            <text:p>1.9996</text:p>
          </table:table-cell>
          <table:table-cell table:style-name="ce7" table:formula="of:=[.P130]+[.Q129]" office:value-type="float" office:value="256.0003828125" calcext:value-type="float">
            <text:p>256.0004</text:p>
          </table:table-cell>
          <table:table-cell table:style-name="ce12" table:formula="of:=[.Q130]-2*([.$B130]-1)" office:value-type="float" office:value="0.000382812499992724" calcext:value-type="float">
            <text:p>0.0003828125</text:p>
          </table:table-cell>
          <table:table-cell table:style-name="Default" office:value-type="float" office:value="63625416686610.3" calcext:value-type="float">
            <text:p>63625416686610.3</text:p>
          </table:table-cell>
          <table:table-cell table:style-name="ce7" table:formula="of:=([.S130]-[.S129])/1000" office:value-type="float" office:value="1.9994765625" calcext:value-type="float">
            <text:p>1.9995</text:p>
          </table:table-cell>
          <table:table-cell table:style-name="ce7" table:formula="of:=[.T130]+[.U129]" office:value-type="float" office:value="255.998796875" calcext:value-type="float">
            <text:p>255.9988</text:p>
          </table:table-cell>
          <table:table-cell table:style-name="ce13" table:formula="of:=[.U130]-2*([.$B130]-1)" office:value-type="float" office:value="-0.00120312499990405" calcext:value-type="float">
            <text:p>-0.001203125</text:p>
          </table:table-cell>
          <table:table-cell table:style-name="Default" office:value-type="float" office:value="63625417179943.1" calcext:value-type="float">
            <text:p>63625417179943.1</text:p>
          </table:table-cell>
          <table:table-cell table:style-name="ce14" table:formula="of:=([.W130]-[.W129])/1000" office:value-type="float" office:value="2.0015859375" calcext:value-type="float">
            <text:p>2.0016</text:p>
          </table:table-cell>
          <table:table-cell table:style-name="ce7" table:formula="of:=[.X130]+[.Y129]" office:value-type="float" office:value="256.0013828125" calcext:value-type="float">
            <text:p>256.0014</text:p>
          </table:table-cell>
          <table:table-cell table:style-name="ce15" table:formula="of:=[.Y130]-2*([.$B130]-1)" office:value-type="float" office:value="0.00138281249996908" calcext:value-type="float">
            <text:p>0.0013828125</text:p>
          </table:table-cell>
          <table:table-cell table:style-name="Default" office:value-type="float" office:value="63625417656030.2" calcext:value-type="float">
            <text:p>63625417656030.2</text:p>
          </table:table-cell>
          <table:table-cell table:style-name="ce7" table:formula="of:=([.AA130]-[.AA129])/1000" office:value-type="float" office:value="2.0018203125" calcext:value-type="float">
            <text:p>2.0018</text:p>
          </table:table-cell>
          <table:table-cell table:style-name="ce7" table:formula="of:=[.AB130]+[.AC129]" office:value-type="float" office:value="256.00034375" calcext:value-type="float">
            <text:p>256.0003</text:p>
          </table:table-cell>
          <table:table-cell table:style-name="ce16" table:formula="of:=[.AC130]-2*([.$B130]-1)" office:value-type="float" office:value="0.000343750000070031" calcext:value-type="float">
            <text:p>0.00034375</text:p>
          </table:table-cell>
          <table:table-cell table:style-name="Default" office:value-type="float" office:value="63625418120992.7" calcext:value-type="float">
            <text:p>63625418120992.7</text:p>
          </table:table-cell>
          <table:table-cell table:style-name="ce7" table:formula="of:=([.AE130]-[.AE129])/1000" office:value-type="float" office:value="1.9942734375" calcext:value-type="float">
            <text:p>1.9943</text:p>
          </table:table-cell>
          <table:table-cell table:style-name="ce7" table:formula="of:=[.AF130]+[.AG129]" office:value-type="float" office:value="255.9999296875" calcext:value-type="float">
            <text:p>255.9999</text:p>
          </table:table-cell>
          <table:table-cell table:style-name="ce17" table:formula="of:=[.AG130]-2*([.$B130]-1)" office:value-type="float" office:value="-0.0000703125000427462" calcext:value-type="float">
            <text:p>-7.03125000427462E-05</text:p>
          </table:table-cell>
          <table:table-cell table:style-name="Default" office:value-type="float" office:value="63625418592787.7" calcext:value-type="float">
            <text:p>63625418592787.7</text:p>
          </table:table-cell>
          <table:table-cell table:style-name="ce7" table:formula="of:=([.AI130]-[.AI129])/1000" office:value-type="float" office:value="2.00140625" calcext:value-type="float">
            <text:p>2.0014</text:p>
          </table:table-cell>
          <table:table-cell table:style-name="ce7" table:formula="of:=[.AJ130]+[.AK129]" office:value-type="float" office:value="255.9999609375" calcext:value-type="float">
            <text:p>256.0000</text:p>
          </table:table-cell>
          <table:table-cell table:style-name="ce18" table:formula="of:=[.AK130]-2*([.$B130]-1)" office:value-type="float" office:value="-0.0000390625000648015" calcext:value-type="float">
            <text:p>-3.90625000648015E-05</text:p>
          </table:table-cell>
          <table:table-cell table:style-name="Default" office:value-type="float" office:value="63625419058470" calcext:value-type="float">
            <text:p>63625419058470</text:p>
          </table:table-cell>
          <table:table-cell table:style-name="ce19" table:formula="of:=([.AM130]-[.AM129])/1000" office:value-type="float" office:value="2.001125" calcext:value-type="float">
            <text:p>2.0011</text:p>
          </table:table-cell>
          <table:table-cell table:style-name="ce7" table:formula="of:=[.AN130]+[.AO129]" office:value-type="float" office:value="257.999671875" calcext:value-type="float">
            <text:p>257.9997</text:p>
          </table:table-cell>
          <table:table-cell table:style-name="ce20" table:formula="of:=[.AO130]-2*([.$B130]-1)" office:value-type="float" office:value="1.99967187499988" calcext:value-type="float">
            <text:p>1.999671875</text:p>
          </table:table-cell>
          <table:table-cell table:style-name="Default" office:value-type="float" office:value="63625419526983.1" calcext:value-type="float">
            <text:p>63625419526983.1</text:p>
          </table:table-cell>
          <table:table-cell table:style-name="ce7" table:formula="of:=([.AQ130]-[.AQ129])/1000" office:value-type="float" office:value="1.9994140625" calcext:value-type="float">
            <text:p>1.9994</text:p>
          </table:table-cell>
          <table:table-cell table:style-name="ce7" table:formula="of:=[.AR130]+[.AS129]" office:value-type="float" office:value="255.998640625" calcext:value-type="float">
            <text:p>255.9986</text:p>
          </table:table-cell>
          <table:table-cell table:style-name="ce21" table:formula="of:=[.AS130]-2*([.$B130]-1)" office:value-type="float" office:value="-0.00135937500002115" calcext:value-type="float">
            <text:p>-0.001359375</text:p>
          </table:table-cell>
          <table:table-cell table:style-name="Default" office:value-type="float" office:value="63625420011499.4" calcext:value-type="float">
            <text:p>63625420011499.4</text:p>
          </table:table-cell>
          <table:table-cell table:style-name="ce7" table:formula="of:=([.AU130]-[.AU129])/1000" office:value-type="float" office:value="2.000734375" calcext:value-type="float">
            <text:p>2.0007</text:p>
          </table:table-cell>
          <table:table-cell table:style-name="ce7" table:formula="of:=[.AV130]+[.AW129]" office:value-type="float" office:value="255.99890625" calcext:value-type="float">
            <text:p>255.9989</text:p>
          </table:table-cell>
          <table:table-cell table:style-name="ce22" table:formula="of:=[.AW130]-2*([.$B130]-1)" office:value-type="float" office:value="-0.00109374999999545" calcext:value-type="float">
            <text:p>-0.00109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eedback</text:p>
          </table:table-cell>
          <table:table-cell table:style-name="ce6" office:value-type="float" office:value="130" calcext:value-type="float">
            <text:p>130</text:p>
          </table:table-cell>
          <table:table-cell office:value-type="float" office:value="63625414777128.3" calcext:value-type="float">
            <text:p>63625414777128.3</text:p>
          </table:table-cell>
          <table:table-cell table:formula="of:=([.C131]-[.C130])/1000" office:value-type="float" office:value="1.999828125" calcext:value-type="float">
            <text:p>1.9998</text:p>
          </table:table-cell>
          <table:table-cell table:formula="of:=[.D131]+[.E130]" office:value-type="float" office:value="257.9987578125" calcext:value-type="float">
            <text:p>257.9988</text:p>
          </table:table-cell>
          <table:table-cell table:style-name="ce9" table:formula="of:=[.E131]-2*([.$B131]-1)" office:value-type="float" office:value="-0.00124218750005412" calcext:value-type="float">
            <text:p>-0.0012421875</text:p>
          </table:table-cell>
          <table:table-cell table:style-name="Default" office:value-type="float" office:value="63625415263415.3" calcext:value-type="float">
            <text:p>63625415263415.3</text:p>
          </table:table-cell>
          <table:table-cell table:style-name="ce7" table:formula="of:=([.G131]-[.G130])/1000" office:value-type="float" office:value="2.0016171875" calcext:value-type="float">
            <text:p>2.0016</text:p>
          </table:table-cell>
          <table:table-cell table:style-name="ce7" table:formula="of:=[.H131]+[.I130]" office:value-type="float" office:value="257.999984375" calcext:value-type="float">
            <text:p>258.0000</text:p>
          </table:table-cell>
          <table:table-cell table:style-name="ce10" table:formula="of:=[.I131]-2*([.$B131]-1)" office:value-type="float" office:value="-0.0000156249999463398" calcext:value-type="float">
            <text:p>-0.000015625</text:p>
          </table:table-cell>
          <table:table-cell table:style-name="Default" office:value-type="float" office:value="63625415734526.5" calcext:value-type="float">
            <text:p>63625415734526.5</text:p>
          </table:table-cell>
          <table:table-cell table:style-name="ce7" table:formula="of:=([.K131]-[.K130])/1000" office:value-type="float" office:value="1.9985546875" calcext:value-type="float">
            <text:p>1.9986</text:p>
          </table:table-cell>
          <table:table-cell table:style-name="ce7" table:formula="of:=[.L131]+[.M130]" office:value-type="float" office:value="257.9995" calcext:value-type="float">
            <text:p>257.9995</text:p>
          </table:table-cell>
          <table:table-cell table:style-name="ce11" table:formula="of:=[.M131]-2*([.$B131]-1)" office:value-type="float" office:value="-0.000499999999931333" calcext:value-type="float">
            <text:p>-0.0005</text:p>
          </table:table-cell>
          <table:table-cell table:style-name="Default" office:value-type="float" office:value="63625416204936.4" calcext:value-type="float">
            <text:p>63625416204936.4</text:p>
          </table:table-cell>
          <table:table-cell table:style-name="ce7" table:formula="of:=([.O131]-[.O130])/1000" office:value-type="float" office:value="1.9987265625" calcext:value-type="float">
            <text:p>1.9987</text:p>
          </table:table-cell>
          <table:table-cell table:style-name="ce7" table:formula="of:=[.P131]+[.Q130]" office:value-type="float" office:value="257.999109375" calcext:value-type="float">
            <text:p>257.9991</text:p>
          </table:table-cell>
          <table:table-cell table:style-name="ce12" table:formula="of:=[.Q131]-2*([.$B131]-1)" office:value-type="float" office:value="-0.000890625000010914" calcext:value-type="float">
            <text:p>-0.000890625</text:p>
          </table:table-cell>
          <table:table-cell table:style-name="Default" office:value-type="float" office:value="63625416688610.1" calcext:value-type="float">
            <text:p>63625416688610.1</text:p>
          </table:table-cell>
          <table:table-cell table:style-name="ce7" table:formula="of:=([.S131]-[.S130])/1000" office:value-type="float" office:value="1.9997890625" calcext:value-type="float">
            <text:p>1.9998</text:p>
          </table:table-cell>
          <table:table-cell table:style-name="ce7" table:formula="of:=[.T131]+[.U130]" office:value-type="float" office:value="257.9985859375" calcext:value-type="float">
            <text:p>257.9986</text:p>
          </table:table-cell>
          <table:table-cell table:style-name="ce13" table:formula="of:=[.U131]-2*([.$B131]-1)" office:value-type="float" office:value="-0.0014140624999186" calcext:value-type="float">
            <text:p>-0.0014140625</text:p>
          </table:table-cell>
          <table:table-cell table:style-name="Default" office:value-type="float" office:value="63625417181940.4" calcext:value-type="float">
            <text:p>63625417181940.4</text:p>
          </table:table-cell>
          <table:table-cell table:style-name="ce14" table:formula="of:=([.W131]-[.W130])/1000" office:value-type="float" office:value="1.997328125" calcext:value-type="float">
            <text:p>1.9973</text:p>
          </table:table-cell>
          <table:table-cell table:style-name="ce7" table:formula="of:=[.X131]+[.Y130]" office:value-type="float" office:value="257.9987109375" calcext:value-type="float">
            <text:p>257.9987</text:p>
          </table:table-cell>
          <table:table-cell table:style-name="ce15" table:formula="of:=[.Y131]-2*([.$B131]-1)" office:value-type="float" office:value="-0.00128906250000682" calcext:value-type="float">
            <text:p>-0.0012890625</text:p>
          </table:table-cell>
          <table:table-cell table:style-name="Default" office:value-type="float" office:value="63625417658029" calcext:value-type="float">
            <text:p>63625417658029</text:p>
          </table:table-cell>
          <table:table-cell table:style-name="ce7" table:formula="of:=([.AA131]-[.AA130])/1000" office:value-type="float" office:value="1.9987890625" calcext:value-type="float">
            <text:p>1.9988</text:p>
          </table:table-cell>
          <table:table-cell table:style-name="ce7" table:formula="of:=[.AB131]+[.AC130]" office:value-type="float" office:value="257.9991328125" calcext:value-type="float">
            <text:p>257.9991</text:p>
          </table:table-cell>
          <table:table-cell table:style-name="ce16" table:formula="of:=[.AC131]-2*([.$B131]-1)" office:value-type="float" office:value="-0.000867187499920874" calcext:value-type="float">
            <text:p>-0.0008671875</text:p>
          </table:table-cell>
          <table:table-cell table:style-name="Default" office:value-type="float" office:value="63625418122992.8" calcext:value-type="float">
            <text:p>63625418122992.8</text:p>
          </table:table-cell>
          <table:table-cell table:style-name="ce7" table:formula="of:=([.AE131]-[.AE130])/1000" office:value-type="float" office:value="2.000046875" calcext:value-type="float">
            <text:p>2.0000</text:p>
          </table:table-cell>
          <table:table-cell table:style-name="ce7" table:formula="of:=[.AF131]+[.AG130]" office:value-type="float" office:value="257.9999765625" calcext:value-type="float">
            <text:p>258.0000</text:p>
          </table:table-cell>
          <table:table-cell table:style-name="ce17" table:formula="of:=[.AG131]-2*([.$B131]-1)" office:value-type="float" office:value="-0.0000234375000331966" calcext:value-type="float">
            <text:p>-2.34375000331966E-05</text:p>
          </table:table-cell>
          <table:table-cell table:style-name="Default" office:value-type="float" office:value="63625418594787.1" calcext:value-type="float">
            <text:p>63625418594787.1</text:p>
          </table:table-cell>
          <table:table-cell table:style-name="ce7" table:formula="of:=([.AI131]-[.AI130])/1000" office:value-type="float" office:value="1.999390625" calcext:value-type="float">
            <text:p>1.9994</text:p>
          </table:table-cell>
          <table:table-cell table:style-name="ce7" table:formula="of:=[.AJ131]+[.AK130]" office:value-type="float" office:value="257.9993515625" calcext:value-type="float">
            <text:p>257.9994</text:p>
          </table:table-cell>
          <table:table-cell table:style-name="ce18" table:formula="of:=[.AK131]-2*([.$B131]-1)" office:value-type="float" office:value="-0.000648437500046839" calcext:value-type="float">
            <text:p>-0.0006484375</text:p>
          </table:table-cell>
          <table:table-cell table:style-name="Default" office:value-type="float" office:value="63625419060470.6" calcext:value-type="float">
            <text:p>63625419060470.6</text:p>
          </table:table-cell>
          <table:table-cell table:style-name="ce19" table:formula="of:=([.AM131]-[.AM130])/1000" office:value-type="float" office:value="2.0006484375" calcext:value-type="float">
            <text:p>2.0006</text:p>
          </table:table-cell>
          <table:table-cell table:style-name="ce7" table:formula="of:=[.AN131]+[.AO130]" office:value-type="float" office:value="260.0003203125" calcext:value-type="float">
            <text:p>260.0003</text:p>
          </table:table-cell>
          <table:table-cell table:style-name="ce20" table:formula="of:=[.AO131]-2*([.$B131]-1)" office:value-type="float" office:value="2.00032031249987" calcext:value-type="float">
            <text:p>2.0003203125</text:p>
          </table:table-cell>
          <table:table-cell table:style-name="Default" office:value-type="float" office:value="63625419528983.2" calcext:value-type="float">
            <text:p>63625419528983.2</text:p>
          </table:table-cell>
          <table:table-cell table:style-name="ce7" table:formula="of:=([.AQ131]-[.AQ130])/1000" office:value-type="float" office:value="2.000046875" calcext:value-type="float">
            <text:p>2.0000</text:p>
          </table:table-cell>
          <table:table-cell table:style-name="ce7" table:formula="of:=[.AR131]+[.AS130]" office:value-type="float" office:value="257.9986875" calcext:value-type="float">
            <text:p>257.9987</text:p>
          </table:table-cell>
          <table:table-cell table:style-name="ce21" table:formula="of:=[.AS131]-2*([.$B131]-1)" office:value-type="float" office:value="-0.00131250000004002" calcext:value-type="float">
            <text:p>-0.0013125</text:p>
          </table:table-cell>
          <table:table-cell table:style-name="Default" office:value-type="float" office:value="63625420013499.1" calcext:value-type="float">
            <text:p>63625420013499.1</text:p>
          </table:table-cell>
          <table:table-cell table:style-name="ce7" table:formula="of:=([.AU131]-[.AU130])/1000" office:value-type="float" office:value="1.9997734375" calcext:value-type="float">
            <text:p>1.9998</text:p>
          </table:table-cell>
          <table:table-cell table:style-name="ce7" table:formula="of:=[.AV131]+[.AW130]" office:value-type="float" office:value="257.9986796875" calcext:value-type="float">
            <text:p>257.9987</text:p>
          </table:table-cell>
          <table:table-cell table:style-name="ce22" table:formula="of:=[.AW131]-2*([.$B131]-1)" office:value-type="float" office:value="-0.00132031250001319" calcext:value-type="float">
            <text:p>-0.0013203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31" calcext:value-type="float">
            <text:p>131</text:p>
          </table:table-cell>
          <table:table-cell office:value-type="float" office:value="63625414779130.1" calcext:value-type="float">
            <text:p>63625414779130.1</text:p>
          </table:table-cell>
          <table:table-cell table:formula="of:=([.C132]-[.C131])/1000" office:value-type="float" office:value="2.00178125" calcext:value-type="float">
            <text:p>2.0018</text:p>
          </table:table-cell>
          <table:table-cell table:formula="of:=[.D132]+[.E131]" office:value-type="float" office:value="260.0005390625" calcext:value-type="float">
            <text:p>260.0005</text:p>
          </table:table-cell>
          <table:table-cell table:style-name="ce9" table:formula="of:=[.E132]-2*([.$B132]-1)" office:value-type="float" office:value="0.000539062499967713" calcext:value-type="float">
            <text:p>0.0005390625</text:p>
          </table:table-cell>
          <table:table-cell table:style-name="Default" office:value-type="float" office:value="63625415265415.1" calcext:value-type="float">
            <text:p>63625415265415.1</text:p>
          </table:table-cell>
          <table:table-cell table:style-name="ce7" table:formula="of:=([.G132]-[.G131])/1000" office:value-type="float" office:value="1.999765625" calcext:value-type="float">
            <text:p>1.9998</text:p>
          </table:table-cell>
          <table:table-cell table:style-name="ce7" table:formula="of:=[.H132]+[.I131]" office:value-type="float" office:value="259.99975" calcext:value-type="float">
            <text:p>259.9998</text:p>
          </table:table-cell>
          <table:table-cell table:style-name="ce10" table:formula="of:=[.I132]-2*([.$B132]-1)" office:value-type="float" office:value="-0.000249999999937245" calcext:value-type="float">
            <text:p>-0.00025</text:p>
          </table:table-cell>
          <table:table-cell table:style-name="Default" office:value-type="float" office:value="63625415736525.6" calcext:value-type="float">
            <text:p>63625415736525.6</text:p>
          </table:table-cell>
          <table:table-cell table:style-name="ce7" table:formula="of:=([.K132]-[.K131])/1000" office:value-type="float" office:value="1.9991015625" calcext:value-type="float">
            <text:p>1.9991</text:p>
          </table:table-cell>
          <table:table-cell table:style-name="ce7" table:formula="of:=[.L132]+[.M131]" office:value-type="float" office:value="259.9986015625" calcext:value-type="float">
            <text:p>259.9986</text:p>
          </table:table-cell>
          <table:table-cell table:style-name="ce11" table:formula="of:=[.M132]-2*([.$B132]-1)" office:value-type="float" office:value="-0.00139843749991542" calcext:value-type="float">
            <text:p>-0.0013984375</text:p>
          </table:table-cell>
          <table:table-cell table:style-name="Default" office:value-type="float" office:value="63625416206936.4" calcext:value-type="float">
            <text:p>63625416206936.4</text:p>
          </table:table-cell>
          <table:table-cell table:style-name="ce7" table:formula="of:=([.O132]-[.O131])/1000" office:value-type="float" office:value="2.0000234375" calcext:value-type="float">
            <text:p>2.0000</text:p>
          </table:table-cell>
          <table:table-cell table:style-name="ce7" table:formula="of:=[.P132]+[.Q131]" office:value-type="float" office:value="259.9991328125" calcext:value-type="float">
            <text:p>259.9991</text:p>
          </table:table-cell>
          <table:table-cell table:style-name="ce12" table:formula="of:=[.Q132]-2*([.$B132]-1)" office:value-type="float" office:value="-0.000867187500034561" calcext:value-type="float">
            <text:p>-0.0008671875</text:p>
          </table:table-cell>
          <table:table-cell table:style-name="Default" office:value-type="float" office:value="63625416690610.3" calcext:value-type="float">
            <text:p>63625416690610.3</text:p>
          </table:table-cell>
          <table:table-cell table:style-name="ce7" table:formula="of:=([.S132]-[.S131])/1000" office:value-type="float" office:value="2.0002734375" calcext:value-type="float">
            <text:p>2.0003</text:p>
          </table:table-cell>
          <table:table-cell table:style-name="ce7" table:formula="of:=[.T132]+[.U131]" office:value-type="float" office:value="259.998859375" calcext:value-type="float">
            <text:p>259.9989</text:p>
          </table:table-cell>
          <table:table-cell table:style-name="ce13" table:formula="of:=[.U132]-2*([.$B132]-1)" office:value-type="float" office:value="-0.00114062499989132" calcext:value-type="float">
            <text:p>-0.001140625</text:p>
          </table:table-cell>
          <table:table-cell table:style-name="Default" office:value-type="float" office:value="63625417183942" calcext:value-type="float">
            <text:p>63625417183942</text:p>
          </table:table-cell>
          <table:table-cell table:style-name="ce14" table:formula="of:=([.W132]-[.W131])/1000" office:value-type="float" office:value="2.001578125" calcext:value-type="float">
            <text:p>2.0016</text:p>
          </table:table-cell>
          <table:table-cell table:style-name="ce7" table:formula="of:=[.X132]+[.Y131]" office:value-type="float" office:value="260.0002890625" calcext:value-type="float">
            <text:p>260.0003</text:p>
          </table:table-cell>
          <table:table-cell table:style-name="ce15" table:formula="of:=[.Y132]-2*([.$B132]-1)" office:value-type="float" office:value="0.000289062499973625" calcext:value-type="float">
            <text:p>0.0002890625</text:p>
          </table:table-cell>
          <table:table-cell table:style-name="Default" office:value-type="float" office:value="63625417660028.1" calcext:value-type="float">
            <text:p>63625417660028.1</text:p>
          </table:table-cell>
          <table:table-cell table:style-name="ce7" table:formula="of:=([.AA132]-[.AA131])/1000" office:value-type="float" office:value="1.9991640625" calcext:value-type="float">
            <text:p>1.9992</text:p>
          </table:table-cell>
          <table:table-cell table:style-name="ce7" table:formula="of:=[.AB132]+[.AC131]" office:value-type="float" office:value="259.998296875" calcext:value-type="float">
            <text:p>259.9983</text:p>
          </table:table-cell>
          <table:table-cell table:style-name="ce16" table:formula="of:=[.AC132]-2*([.$B132]-1)" office:value-type="float" office:value="-0.00170312499994907" calcext:value-type="float">
            <text:p>-0.001703125</text:p>
          </table:table-cell>
          <table:table-cell table:style-name="Default" office:value-type="float" office:value="63625418124991.4" calcext:value-type="float">
            <text:p>63625418124991.4</text:p>
          </table:table-cell>
          <table:table-cell table:style-name="ce7" table:formula="of:=([.AE132]-[.AE131])/1000" office:value-type="float" office:value="1.9985859375" calcext:value-type="float">
            <text:p>1.9986</text:p>
          </table:table-cell>
          <table:table-cell table:style-name="ce7" table:formula="of:=[.AF132]+[.AG131]" office:value-type="float" office:value="259.9985625" calcext:value-type="float">
            <text:p>259.9986</text:p>
          </table:table-cell>
          <table:table-cell table:style-name="ce17" table:formula="of:=[.AG132]-2*([.$B132]-1)" office:value-type="float" office:value="-0.00143750000000864" calcext:value-type="float">
            <text:p>-0.0014375</text:p>
          </table:table-cell>
          <table:table-cell table:style-name="Default" office:value-type="float" office:value="63625418596787.7" calcext:value-type="float">
            <text:p>63625418596787.7</text:p>
          </table:table-cell>
          <table:table-cell table:style-name="ce7" table:formula="of:=([.AI132]-[.AI131])/1000" office:value-type="float" office:value="2.00059375" calcext:value-type="float">
            <text:p>2.0006</text:p>
          </table:table-cell>
          <table:table-cell table:style-name="ce7" table:formula="of:=[.AJ132]+[.AK131]" office:value-type="float" office:value="259.9999453125" calcext:value-type="float">
            <text:p>259.9999</text:p>
          </table:table-cell>
          <table:table-cell table:style-name="ce18" table:formula="of:=[.AK132]-2*([.$B132]-1)" office:value-type="float" office:value="-0.000054687500039563" calcext:value-type="float">
            <text:p>-5.4687500039563E-05</text:p>
          </table:table-cell>
          <table:table-cell table:style-name="Default" office:value-type="float" office:value="63625419062468.9" calcext:value-type="float">
            <text:p>63625419062468.9</text:p>
          </table:table-cell>
          <table:table-cell table:style-name="ce19" table:formula="of:=([.AM132]-[.AM131])/1000" office:value-type="float" office:value="1.9982421875" calcext:value-type="float">
            <text:p>1.9982</text:p>
          </table:table-cell>
          <table:table-cell table:style-name="ce7" table:formula="of:=[.AN132]+[.AO131]" office:value-type="float" office:value="261.9985625" calcext:value-type="float">
            <text:p>261.9986</text:p>
          </table:table-cell>
          <table:table-cell table:style-name="ce20" table:formula="of:=[.AO132]-2*([.$B132]-1)" office:value-type="float" office:value="1.99856249999988" calcext:value-type="float">
            <text:p>1.9985625</text:p>
          </table:table-cell>
          <table:table-cell table:style-name="Default" office:value-type="float" office:value="63625419530983.3" calcext:value-type="float">
            <text:p>63625419530983.3</text:p>
          </table:table-cell>
          <table:table-cell table:style-name="ce7" table:formula="of:=([.AQ132]-[.AQ131])/1000" office:value-type="float" office:value="2.0001328125" calcext:value-type="float">
            <text:p>2.0001</text:p>
          </table:table-cell>
          <table:table-cell table:style-name="ce7" table:formula="of:=[.AR132]+[.AS131]" office:value-type="float" office:value="259.9988203125" calcext:value-type="float">
            <text:p>259.9988</text:p>
          </table:table-cell>
          <table:table-cell table:style-name="ce21" table:formula="of:=[.AS132]-2*([.$B132]-1)" office:value-type="float" office:value="-0.00117968750004138" calcext:value-type="float">
            <text:p>-0.0011796875</text:p>
          </table:table-cell>
          <table:table-cell table:style-name="Default" office:value-type="float" office:value="63625420015500.2" calcext:value-type="float">
            <text:p>63625420015500.2</text:p>
          </table:table-cell>
          <table:table-cell table:style-name="ce7" table:formula="of:=([.AU132]-[.AU131])/1000" office:value-type="float" office:value="2.0010703125" calcext:value-type="float">
            <text:p>2.0011</text:p>
          </table:table-cell>
          <table:table-cell table:style-name="ce7" table:formula="of:=[.AV132]+[.AW131]" office:value-type="float" office:value="259.99975" calcext:value-type="float">
            <text:p>259.9998</text:p>
          </table:table-cell>
          <table:table-cell table:style-name="ce22" table:formula="of:=[.AW132]-2*([.$B132]-1)" office:value-type="float" office:value="-0.000249999999994088" calcext:value-type="float">
            <text:p>-0.000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32" calcext:value-type="float">
            <text:p>132</text:p>
          </table:table-cell>
          <table:table-cell office:value-type="float" office:value="63625414781129.5" calcext:value-type="float">
            <text:p>63625414781129.5</text:p>
          </table:table-cell>
          <table:table-cell table:formula="of:=([.C133]-[.C132])/1000" office:value-type="float" office:value="1.9993984375" calcext:value-type="float">
            <text:p>1.9994</text:p>
          </table:table-cell>
          <table:table-cell table:formula="of:=[.D133]+[.E132]" office:value-type="float" office:value="261.9999375" calcext:value-type="float">
            <text:p>261.9999</text:p>
          </table:table-cell>
          <table:table-cell table:style-name="ce9" table:formula="of:=[.E133]-2*([.$B133]-1)" office:value-type="float" office:value="-0.0000625000000127329" calcext:value-type="float">
            <text:p>-0.0000625</text:p>
          </table:table-cell>
          <table:table-cell table:style-name="Default" office:value-type="float" office:value="63625415267414.2" calcext:value-type="float">
            <text:p>63625415267414.2</text:p>
          </table:table-cell>
          <table:table-cell table:style-name="ce7" table:formula="of:=([.G133]-[.G132])/1000" office:value-type="float" office:value="1.9991640625" calcext:value-type="float">
            <text:p>1.9992</text:p>
          </table:table-cell>
          <table:table-cell table:style-name="ce7" table:formula="of:=[.H133]+[.I132]" office:value-type="float" office:value="261.9989140625" calcext:value-type="float">
            <text:p>261.9989</text:p>
          </table:table-cell>
          <table:table-cell table:style-name="ce10" table:formula="of:=[.I133]-2*([.$B133]-1)" office:value-type="float" office:value="-0.00108593749996544" calcext:value-type="float">
            <text:p>-0.0010859375</text:p>
          </table:table-cell>
          <table:table-cell table:style-name="Default" office:value-type="float" office:value="63625415738526.3" calcext:value-type="float">
            <text:p>63625415738526.3</text:p>
          </table:table-cell>
          <table:table-cell table:style-name="ce7" table:formula="of:=([.K133]-[.K132])/1000" office:value-type="float" office:value="2.0006796875" calcext:value-type="float">
            <text:p>2.0007</text:p>
          </table:table-cell>
          <table:table-cell table:style-name="ce7" table:formula="of:=[.L133]+[.M132]" office:value-type="float" office:value="261.99928125" calcext:value-type="float">
            <text:p>261.9993</text:p>
          </table:table-cell>
          <table:table-cell table:style-name="ce11" table:formula="of:=[.M133]-2*([.$B133]-1)" office:value-type="float" office:value="-0.000718749999919055" calcext:value-type="float">
            <text:p>-0.00071875</text:p>
          </table:table-cell>
          <table:table-cell table:style-name="Default" office:value-type="float" office:value="63625416208936.2" calcext:value-type="float">
            <text:p>63625416208936.2</text:p>
          </table:table-cell>
          <table:table-cell table:style-name="ce7" table:formula="of:=([.O133]-[.O132])/1000" office:value-type="float" office:value="1.9997578125" calcext:value-type="float">
            <text:p>1.9998</text:p>
          </table:table-cell>
          <table:table-cell table:style-name="ce7" table:formula="of:=[.P133]+[.Q132]" office:value-type="float" office:value="261.998890625" calcext:value-type="float">
            <text:p>261.9989</text:p>
          </table:table-cell>
          <table:table-cell table:style-name="ce12" table:formula="of:=[.Q133]-2*([.$B133]-1)" office:value-type="float" office:value="-0.00110937500005548" calcext:value-type="float">
            <text:p>-0.001109375</text:p>
          </table:table-cell>
          <table:table-cell table:style-name="Default" office:value-type="float" office:value="63625416692611.7" calcext:value-type="float">
            <text:p>63625416692611.7</text:p>
          </table:table-cell>
          <table:table-cell table:style-name="ce7" table:formula="of:=([.S133]-[.S132])/1000" office:value-type="float" office:value="2.0013203125" calcext:value-type="float">
            <text:p>2.0013</text:p>
          </table:table-cell>
          <table:table-cell table:style-name="ce7" table:formula="of:=[.T133]+[.U132]" office:value-type="float" office:value="262.0001796875" calcext:value-type="float">
            <text:p>262.0002</text:p>
          </table:table-cell>
          <table:table-cell table:style-name="ce13" table:formula="of:=[.U133]-2*([.$B133]-1)" office:value-type="float" office:value="0.000179687500121872" calcext:value-type="float">
            <text:p>0.0001796875</text:p>
          </table:table-cell>
          <table:table-cell table:style-name="Default" office:value-type="float" office:value="63625417185941.1" calcext:value-type="float">
            <text:p>63625417185941.1</text:p>
          </table:table-cell>
          <table:table-cell table:style-name="ce14" table:formula="of:=([.W133]-[.W132])/1000" office:value-type="float" office:value="1.9991328125" calcext:value-type="float">
            <text:p>1.9991</text:p>
          </table:table-cell>
          <table:table-cell table:style-name="ce7" table:formula="of:=[.X133]+[.Y132]" office:value-type="float" office:value="261.999421875" calcext:value-type="float">
            <text:p>261.9994</text:p>
          </table:table-cell>
          <table:table-cell table:style-name="ce15" table:formula="of:=[.Y133]-2*([.$B133]-1)" office:value-type="float" office:value="-0.000578125000004093" calcext:value-type="float">
            <text:p>-0.000578125</text:p>
          </table:table-cell>
          <table:table-cell table:style-name="Default" office:value-type="float" office:value="63625417662030.4" calcext:value-type="float">
            <text:p>63625417662030.4</text:p>
          </table:table-cell>
          <table:table-cell table:style-name="ce7" table:formula="of:=([.AA133]-[.AA132])/1000" office:value-type="float" office:value="2.0022578125" calcext:value-type="float">
            <text:p>2.0023</text:p>
          </table:table-cell>
          <table:table-cell table:style-name="ce7" table:formula="of:=[.AB133]+[.AC132]" office:value-type="float" office:value="262.0005546875" calcext:value-type="float">
            <text:p>262.0006</text:p>
          </table:table-cell>
          <table:table-cell table:style-name="ce16" table:formula="of:=[.AC133]-2*([.$B133]-1)" office:value-type="float" office:value="0.00055468750002774" calcext:value-type="float">
            <text:p>0.0005546875</text:p>
          </table:table-cell>
          <table:table-cell table:style-name="Default" office:value-type="float" office:value="63625418126994.2" calcext:value-type="float">
            <text:p>63625418126994.2</text:p>
          </table:table-cell>
          <table:table-cell table:style-name="ce7" table:formula="of:=([.AE133]-[.AE132])/1000" office:value-type="float" office:value="2.0028203125" calcext:value-type="float">
            <text:p>2.0028</text:p>
          </table:table-cell>
          <table:table-cell table:style-name="ce7" table:formula="of:=[.AF133]+[.AG132]" office:value-type="float" office:value="262.0013828125" calcext:value-type="float">
            <text:p>262.0014</text:p>
          </table:table-cell>
          <table:table-cell table:style-name="ce17" table:formula="of:=[.AG133]-2*([.$B133]-1)" office:value-type="float" office:value="0.00138281249996908" calcext:value-type="float">
            <text:p>0.0013828125</text:p>
          </table:table-cell>
          <table:table-cell table:style-name="Default" office:value-type="float" office:value="63625418598787.5" calcext:value-type="float">
            <text:p>63625418598787.5</text:p>
          </table:table-cell>
          <table:table-cell table:style-name="ce7" table:formula="of:=([.AI133]-[.AI132])/1000" office:value-type="float" office:value="1.9998828125" calcext:value-type="float">
            <text:p>1.9999</text:p>
          </table:table-cell>
          <table:table-cell table:style-name="ce7" table:formula="of:=[.AJ133]+[.AK132]" office:value-type="float" office:value="261.999828125" calcext:value-type="float">
            <text:p>261.9998</text:p>
          </table:table-cell>
          <table:table-cell table:style-name="ce18" table:formula="of:=[.AK133]-2*([.$B133]-1)" office:value-type="float" office:value="-0.000171875000035016" calcext:value-type="float">
            <text:p>-0.000171875</text:p>
          </table:table-cell>
          <table:table-cell table:style-name="Default" office:value-type="float" office:value="63625419064469" calcext:value-type="float">
            <text:p>63625419064469</text:p>
          </table:table-cell>
          <table:table-cell table:style-name="ce19" table:formula="of:=([.AM133]-[.AM132])/1000" office:value-type="float" office:value="2.00015625" calcext:value-type="float">
            <text:p>2.0002</text:p>
          </table:table-cell>
          <table:table-cell table:style-name="ce7" table:formula="of:=[.AN133]+[.AO132]" office:value-type="float" office:value="263.99871875" calcext:value-type="float">
            <text:p>263.9987</text:p>
          </table:table-cell>
          <table:table-cell table:style-name="ce20" table:formula="of:=[.AO133]-2*([.$B133]-1)" office:value-type="float" office:value="1.99871874999985" calcext:value-type="float">
            <text:p>1.99871875</text:p>
          </table:table-cell>
          <table:table-cell table:style-name="Default" office:value-type="float" office:value="63625419532985.5" calcext:value-type="float">
            <text:p>63625419532985.5</text:p>
          </table:table-cell>
          <table:table-cell table:style-name="ce7" table:formula="of:=([.AQ133]-[.AQ132])/1000" office:value-type="float" office:value="2.002171875" calcext:value-type="float">
            <text:p>2.0022</text:p>
          </table:table-cell>
          <table:table-cell table:style-name="ce7" table:formula="of:=[.AR133]+[.AS132]" office:value-type="float" office:value="262.0009921875" calcext:value-type="float">
            <text:p>262.0010</text:p>
          </table:table-cell>
          <table:table-cell table:style-name="ce21" table:formula="of:=[.AS133]-2*([.$B133]-1)" office:value-type="float" office:value="0.00099218749994634" calcext:value-type="float">
            <text:p>0.0009921875</text:p>
          </table:table-cell>
          <table:table-cell table:style-name="Default" office:value-type="float" office:value="63625420017501.6" calcext:value-type="float">
            <text:p>63625420017501.6</text:p>
          </table:table-cell>
          <table:table-cell table:style-name="ce7" table:formula="of:=([.AU133]-[.AU132])/1000" office:value-type="float" office:value="2.0013984375" calcext:value-type="float">
            <text:p>2.0014</text:p>
          </table:table-cell>
          <table:table-cell table:style-name="ce7" table:formula="of:=[.AV133]+[.AW132]" office:value-type="float" office:value="262.0011484375" calcext:value-type="float">
            <text:p>262.0011</text:p>
          </table:table-cell>
          <table:table-cell table:style-name="ce22" table:formula="of:=[.AW133]-2*([.$B133]-1)" office:value-type="float" office:value="0.00114843749997817" calcext:value-type="float">
            <text:p>0.001148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33" calcext:value-type="float">
            <text:p>133</text:p>
          </table:table-cell>
          <table:table-cell office:value-type="float" office:value="63625414783132" calcext:value-type="float">
            <text:p>63625414783132</text:p>
          </table:table-cell>
          <table:table-cell table:formula="of:=([.C134]-[.C133])/1000" office:value-type="float" office:value="2.0025" calcext:value-type="float">
            <text:p>2.0025</text:p>
          </table:table-cell>
          <table:table-cell table:formula="of:=[.D134]+[.E133]" office:value-type="float" office:value="264.0024375" calcext:value-type="float">
            <text:p>264.0024</text:p>
          </table:table-cell>
          <table:table-cell table:style-name="ce9" table:formula="of:=[.E134]-2*([.$B134]-1)" office:value-type="float" office:value="0.00243749999998499" calcext:value-type="float">
            <text:p>0.0024375</text:p>
          </table:table-cell>
          <table:table-cell table:style-name="Default" office:value-type="float" office:value="63625415269414.2" calcext:value-type="float">
            <text:p>63625415269414.2</text:p>
          </table:table-cell>
          <table:table-cell table:style-name="ce7" table:formula="of:=([.G134]-[.G133])/1000" office:value-type="float" office:value="1.9999375" calcext:value-type="float">
            <text:p>1.9999</text:p>
          </table:table-cell>
          <table:table-cell table:style-name="ce7" table:formula="of:=[.H134]+[.I133]" office:value-type="float" office:value="263.9988515625" calcext:value-type="float">
            <text:p>263.9989</text:p>
          </table:table-cell>
          <table:table-cell table:style-name="ce10" table:formula="of:=[.I134]-2*([.$B134]-1)" office:value-type="float" office:value="-0.00114843749997817" calcext:value-type="float">
            <text:p>-0.0011484375</text:p>
          </table:table-cell>
          <table:table-cell table:style-name="Default" office:value-type="float" office:value="63625415740529.1" calcext:value-type="float">
            <text:p>63625415740529.1</text:p>
          </table:table-cell>
          <table:table-cell table:style-name="ce7" table:formula="of:=([.K134]-[.K133])/1000" office:value-type="float" office:value="2.0027890625" calcext:value-type="float">
            <text:p>2.0028</text:p>
          </table:table-cell>
          <table:table-cell table:style-name="ce7" table:formula="of:=[.L134]+[.M133]" office:value-type="float" office:value="264.0020703125" calcext:value-type="float">
            <text:p>264.0021</text:p>
          </table:table-cell>
          <table:table-cell table:style-name="ce11" table:formula="of:=[.M134]-2*([.$B134]-1)" office:value-type="float" office:value="0.00207031250010914" calcext:value-type="float">
            <text:p>0.0020703125</text:p>
          </table:table-cell>
          <table:table-cell table:style-name="Default" office:value-type="float" office:value="63625416210937" calcext:value-type="float">
            <text:p>63625416210937</text:p>
          </table:table-cell>
          <table:table-cell table:style-name="ce7" table:formula="of:=([.O134]-[.O133])/1000" office:value-type="float" office:value="2.0008125" calcext:value-type="float">
            <text:p>2.0008</text:p>
          </table:table-cell>
          <table:table-cell table:style-name="ce7" table:formula="of:=[.P134]+[.Q133]" office:value-type="float" office:value="263.999703125" calcext:value-type="float">
            <text:p>263.9997</text:p>
          </table:table-cell>
          <table:table-cell table:style-name="ce12" table:formula="of:=[.Q134]-2*([.$B134]-1)" office:value-type="float" office:value="-0.000296875000060481" calcext:value-type="float">
            <text:p>-0.000296875</text:p>
          </table:table-cell>
          <table:table-cell table:style-name="Default" office:value-type="float" office:value="63625416694610.2" calcext:value-type="float">
            <text:p>63625416694610.2</text:p>
          </table:table-cell>
          <table:table-cell table:style-name="ce7" table:formula="of:=([.S134]-[.S133])/1000" office:value-type="float" office:value="1.998515625" calcext:value-type="float">
            <text:p>1.9985</text:p>
          </table:table-cell>
          <table:table-cell table:style-name="ce7" table:formula="of:=[.T134]+[.U133]" office:value-type="float" office:value="263.9986953125" calcext:value-type="float">
            <text:p>263.9987</text:p>
          </table:table-cell>
          <table:table-cell table:style-name="ce13" table:formula="of:=[.U134]-2*([.$B134]-1)" office:value-type="float" office:value="-0.00130468749989632" calcext:value-type="float">
            <text:p>-0.0013046875</text:p>
          </table:table-cell>
          <table:table-cell table:style-name="Default" office:value-type="float" office:value="63625417187942.6" calcext:value-type="float">
            <text:p>63625417187942.6</text:p>
          </table:table-cell>
          <table:table-cell table:style-name="ce14" table:formula="of:=([.W134]-[.W133])/1000" office:value-type="float" office:value="2.001484375" calcext:value-type="float">
            <text:p>2.0015</text:p>
          </table:table-cell>
          <table:table-cell table:style-name="ce7" table:formula="of:=[.X134]+[.Y133]" office:value-type="float" office:value="264.00090625" calcext:value-type="float">
            <text:p>264.0009</text:p>
          </table:table-cell>
          <table:table-cell table:style-name="ce15" table:formula="of:=[.Y134]-2*([.$B134]-1)" office:value-type="float" office:value="0.000906250000014097" calcext:value-type="float">
            <text:p>0.00090625</text:p>
          </table:table-cell>
          <table:table-cell table:style-name="Default" office:value-type="float" office:value="63625417664028.4" calcext:value-type="float">
            <text:p>63625417664028.4</text:p>
          </table:table-cell>
          <table:table-cell table:style-name="ce7" table:formula="of:=([.AA134]-[.AA133])/1000" office:value-type="float" office:value="1.998046875" calcext:value-type="float">
            <text:p>1.9980</text:p>
          </table:table-cell>
          <table:table-cell table:style-name="ce7" table:formula="of:=[.AB134]+[.AC133]" office:value-type="float" office:value="263.9986015625" calcext:value-type="float">
            <text:p>263.9986</text:p>
          </table:table-cell>
          <table:table-cell table:style-name="ce16" table:formula="of:=[.AC134]-2*([.$B134]-1)" office:value-type="float" office:value="-0.00139843749997226" calcext:value-type="float">
            <text:p>-0.0013984375</text:p>
          </table:table-cell>
          <table:table-cell table:style-name="Default" office:value-type="float" office:value="63625418128992.9" calcext:value-type="float">
            <text:p>63625418128992.9</text:p>
          </table:table-cell>
          <table:table-cell table:style-name="ce7" table:formula="of:=([.AE134]-[.AE133])/1000" office:value-type="float" office:value="1.9987578125" calcext:value-type="float">
            <text:p>1.9988</text:p>
          </table:table-cell>
          <table:table-cell table:style-name="ce7" table:formula="of:=[.AF134]+[.AG133]" office:value-type="float" office:value="264.000140625" calcext:value-type="float">
            <text:p>264.0001</text:p>
          </table:table-cell>
          <table:table-cell table:style-name="ce17" table:formula="of:=[.AG134]-2*([.$B134]-1)" office:value-type="float" office:value="0.000140624999971806" calcext:value-type="float">
            <text:p>0.000140625</text:p>
          </table:table-cell>
          <table:table-cell table:style-name="Default" office:value-type="float" office:value="63625418600786.2" calcext:value-type="float">
            <text:p>63625418600786.2</text:p>
          </table:table-cell>
          <table:table-cell table:style-name="ce7" table:formula="of:=([.AI134]-[.AI133])/1000" office:value-type="float" office:value="1.9986796875" calcext:value-type="float">
            <text:p>1.9987</text:p>
          </table:table-cell>
          <table:table-cell table:style-name="ce7" table:formula="of:=[.AJ134]+[.AK133]" office:value-type="float" office:value="263.9985078125" calcext:value-type="float">
            <text:p>263.9985</text:p>
          </table:table-cell>
          <table:table-cell table:style-name="ce18" table:formula="of:=[.AK134]-2*([.$B134]-1)" office:value-type="float" office:value="-0.0014921875000482" calcext:value-type="float">
            <text:p>-0.0014921875</text:p>
          </table:table-cell>
          <table:table-cell table:style-name="Default" office:value-type="float" office:value="63625419066471.7" calcext:value-type="float">
            <text:p>63625419066471.7</text:p>
          </table:table-cell>
          <table:table-cell table:style-name="ce19" table:formula="of:=([.AM134]-[.AM133])/1000" office:value-type="float" office:value="2.0026484375" calcext:value-type="float">
            <text:p>2.0026</text:p>
          </table:table-cell>
          <table:table-cell table:style-name="ce7" table:formula="of:=[.AN134]+[.AO133]" office:value-type="float" office:value="266.0013671875" calcext:value-type="float">
            <text:p>266.0014</text:p>
          </table:table-cell>
          <table:table-cell table:style-name="ce20" table:formula="of:=[.AO134]-2*([.$B134]-1)" office:value-type="float" office:value="2.00136718749985" calcext:value-type="float">
            <text:p>2.0013671875</text:p>
          </table:table-cell>
          <table:table-cell table:style-name="Default" office:value-type="float" office:value="63625419534984.1" calcext:value-type="float">
            <text:p>63625419534984.1</text:p>
          </table:table-cell>
          <table:table-cell table:style-name="ce7" table:formula="of:=([.AQ134]-[.AQ133])/1000" office:value-type="float" office:value="1.9986640625" calcext:value-type="float">
            <text:p>1.9987</text:p>
          </table:table-cell>
          <table:table-cell table:style-name="ce7" table:formula="of:=[.AR134]+[.AS133]" office:value-type="float" office:value="263.99965625" calcext:value-type="float">
            <text:p>263.9997</text:p>
          </table:table-cell>
          <table:table-cell table:style-name="ce21" table:formula="of:=[.AS134]-2*([.$B134]-1)" office:value-type="float" office:value="-0.000343750000070031" calcext:value-type="float">
            <text:p>-0.00034375</text:p>
          </table:table-cell>
          <table:table-cell table:style-name="Default" office:value-type="float" office:value="63625420019498.6" calcext:value-type="float">
            <text:p>63625420019498.6</text:p>
          </table:table-cell>
          <table:table-cell table:style-name="ce7" table:formula="of:=([.AU134]-[.AU133])/1000" office:value-type="float" office:value="1.99696875" calcext:value-type="float">
            <text:p>1.9970</text:p>
          </table:table-cell>
          <table:table-cell table:style-name="ce7" table:formula="of:=[.AV134]+[.AW133]" office:value-type="float" office:value="263.9981171875" calcext:value-type="float">
            <text:p>263.9981</text:p>
          </table:table-cell>
          <table:table-cell table:style-name="ce22" table:formula="of:=[.AW134]-2*([.$B134]-1)" office:value-type="float" office:value="-0.0018828125000141" calcext:value-type="float">
            <text:p>-0.0018828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34" calcext:value-type="float">
            <text:p>134</text:p>
          </table:table-cell>
          <table:table-cell office:value-type="float" office:value="63625414785131.3" calcext:value-type="float">
            <text:p>63625414785131.3</text:p>
          </table:table-cell>
          <table:table-cell table:formula="of:=([.C135]-[.C134])/1000" office:value-type="float" office:value="1.999328125" calcext:value-type="float">
            <text:p>1.9993</text:p>
          </table:table-cell>
          <table:table-cell table:formula="of:=[.D135]+[.E134]" office:value-type="float" office:value="266.001765625" calcext:value-type="float">
            <text:p>266.0018</text:p>
          </table:table-cell>
          <table:table-cell table:style-name="ce9" table:formula="of:=[.E135]-2*([.$B135]-1)" office:value-type="float" office:value="0.0017656249999618" calcext:value-type="float">
            <text:p>0.001765625</text:p>
          </table:table-cell>
          <table:table-cell table:style-name="Default" office:value-type="float" office:value="63625415271414.3" calcext:value-type="float">
            <text:p>63625415271414.3</text:p>
          </table:table-cell>
          <table:table-cell table:style-name="ce7" table:formula="of:=([.G135]-[.G134])/1000" office:value-type="float" office:value="2.0001484375" calcext:value-type="float">
            <text:p>2.0001</text:p>
          </table:table-cell>
          <table:table-cell table:style-name="ce7" table:formula="of:=[.H135]+[.I134]" office:value-type="float" office:value="265.999" calcext:value-type="float">
            <text:p>265.9990</text:p>
          </table:table-cell>
          <table:table-cell table:style-name="ce10" table:formula="of:=[.I135]-2*([.$B135]-1)" office:value-type="float" office:value="-0.000999999999976353" calcext:value-type="float">
            <text:p>-0.001</text:p>
          </table:table-cell>
          <table:table-cell table:style-name="Default" office:value-type="float" office:value="63625415742526.4" calcext:value-type="float">
            <text:p>63625415742526.4</text:p>
          </table:table-cell>
          <table:table-cell table:style-name="ce7" table:formula="of:=([.K135]-[.K134])/1000" office:value-type="float" office:value="1.9973359375" calcext:value-type="float">
            <text:p>1.9973</text:p>
          </table:table-cell>
          <table:table-cell table:style-name="ce7" table:formula="of:=[.L135]+[.M134]" office:value-type="float" office:value="265.99940625" calcext:value-type="float">
            <text:p>265.9994</text:p>
          </table:table-cell>
          <table:table-cell table:style-name="ce11" table:formula="of:=[.M135]-2*([.$B135]-1)" office:value-type="float" office:value="-0.000593749999893589" calcext:value-type="float">
            <text:p>-0.00059375</text:p>
          </table:table-cell>
          <table:table-cell table:style-name="Default" office:value-type="float" office:value="63625416212936.6" calcext:value-type="float">
            <text:p>63625416212936.6</text:p>
          </table:table-cell>
          <table:table-cell table:style-name="ce7" table:formula="of:=([.O135]-[.O134])/1000" office:value-type="float" office:value="1.9996015625" calcext:value-type="float">
            <text:p>1.9996</text:p>
          </table:table-cell>
          <table:table-cell table:style-name="ce7" table:formula="of:=[.P135]+[.Q134]" office:value-type="float" office:value="265.9993046875" calcext:value-type="float">
            <text:p>265.9993</text:p>
          </table:table-cell>
          <table:table-cell table:style-name="ce12" table:formula="of:=[.Q135]-2*([.$B135]-1)" office:value-type="float" office:value="-0.000695312500056389" calcext:value-type="float">
            <text:p>-0.0006953125</text:p>
          </table:table-cell>
          <table:table-cell table:style-name="Default" office:value-type="float" office:value="63625416696610" calcext:value-type="float">
            <text:p>63625416696610</text:p>
          </table:table-cell>
          <table:table-cell table:style-name="ce7" table:formula="of:=([.S135]-[.S134])/1000" office:value-type="float" office:value="1.9997890625" calcext:value-type="float">
            <text:p>1.9998</text:p>
          </table:table-cell>
          <table:table-cell table:style-name="ce7" table:formula="of:=[.T135]+[.U134]" office:value-type="float" office:value="265.998484375" calcext:value-type="float">
            <text:p>265.9985</text:p>
          </table:table-cell>
          <table:table-cell table:style-name="ce13" table:formula="of:=[.U135]-2*([.$B135]-1)" office:value-type="float" office:value="-0.00151562499991087" calcext:value-type="float">
            <text:p>-0.001515625</text:p>
          </table:table-cell>
          <table:table-cell table:style-name="Default" office:value-type="float" office:value="63625417189939.9" calcext:value-type="float">
            <text:p>63625417189939.9</text:p>
          </table:table-cell>
          <table:table-cell table:style-name="ce14" table:formula="of:=([.W135]-[.W134])/1000" office:value-type="float" office:value="1.9973125" calcext:value-type="float">
            <text:p>1.9973</text:p>
          </table:table-cell>
          <table:table-cell table:style-name="ce7" table:formula="of:=[.X135]+[.Y134]" office:value-type="float" office:value="265.99821875" calcext:value-type="float">
            <text:p>265.9982</text:p>
          </table:table-cell>
          <table:table-cell table:style-name="ce15" table:formula="of:=[.Y135]-2*([.$B135]-1)" office:value-type="float" office:value="-0.00178124999996498" calcext:value-type="float">
            <text:p>-0.00178125</text:p>
          </table:table-cell>
          <table:table-cell table:style-name="Default" office:value-type="float" office:value="63625417666028.9" calcext:value-type="float">
            <text:p>63625417666028.9</text:p>
          </table:table-cell>
          <table:table-cell table:style-name="ce7" table:formula="of:=([.AA135]-[.AA134])/1000" office:value-type="float" office:value="2.0004453125" calcext:value-type="float">
            <text:p>2.0004</text:p>
          </table:table-cell>
          <table:table-cell table:style-name="ce7" table:formula="of:=[.AB135]+[.AC134]" office:value-type="float" office:value="265.999046875" calcext:value-type="float">
            <text:p>265.9990</text:p>
          </table:table-cell>
          <table:table-cell table:style-name="ce16" table:formula="of:=[.AC135]-2*([.$B135]-1)" office:value-type="float" office:value="-0.000953124999966803" calcext:value-type="float">
            <text:p>-0.000953125</text:p>
          </table:table-cell>
          <table:table-cell table:style-name="Default" office:value-type="float" office:value="63625418130994.4" calcext:value-type="float">
            <text:p>63625418130994.4</text:p>
          </table:table-cell>
          <table:table-cell table:style-name="ce7" table:formula="of:=([.AE135]-[.AE134])/1000" office:value-type="float" office:value="2.0015078125" calcext:value-type="float">
            <text:p>2.0015</text:p>
          </table:table-cell>
          <table:table-cell table:style-name="ce7" table:formula="of:=[.AF135]+[.AG134]" office:value-type="float" office:value="266.0016484375" calcext:value-type="float">
            <text:p>266.0016</text:p>
          </table:table-cell>
          <table:table-cell table:style-name="ce17" table:formula="of:=[.AG135]-2*([.$B135]-1)" office:value-type="float" office:value="0.00164843749996635" calcext:value-type="float">
            <text:p>0.0016484375</text:p>
          </table:table-cell>
          <table:table-cell table:style-name="Default" office:value-type="float" office:value="63625418602786.5" calcext:value-type="float">
            <text:p>63625418602786.5</text:p>
          </table:table-cell>
          <table:table-cell table:style-name="ce7" table:formula="of:=([.AI135]-[.AI134])/1000" office:value-type="float" office:value="2.00028125" calcext:value-type="float">
            <text:p>2.0003</text:p>
          </table:table-cell>
          <table:table-cell table:style-name="ce7" table:formula="of:=[.AJ135]+[.AK134]" office:value-type="float" office:value="265.9987890625" calcext:value-type="float">
            <text:p>265.9988</text:p>
          </table:table-cell>
          <table:table-cell table:style-name="ce18" table:formula="of:=[.AK135]-2*([.$B135]-1)" office:value-type="float" office:value="-0.00121093750004775" calcext:value-type="float">
            <text:p>-0.0012109375</text:p>
          </table:table-cell>
          <table:table-cell table:style-name="Default" office:value-type="float" office:value="63625419068471.7" calcext:value-type="float">
            <text:p>63625419068471.7</text:p>
          </table:table-cell>
          <table:table-cell table:style-name="ce19" table:formula="of:=([.AM135]-[.AM134])/1000" office:value-type="float" office:value="2.000015625" calcext:value-type="float">
            <text:p>2.0000</text:p>
          </table:table-cell>
          <table:table-cell table:style-name="ce7" table:formula="of:=[.AN135]+[.AO134]" office:value-type="float" office:value="268.0013828125" calcext:value-type="float">
            <text:p>268.0014</text:p>
          </table:table-cell>
          <table:table-cell table:style-name="ce20" table:formula="of:=[.AO135]-2*([.$B135]-1)" office:value-type="float" office:value="2.00138281249986" calcext:value-type="float">
            <text:p>2.0013828125</text:p>
          </table:table-cell>
          <table:table-cell table:style-name="Default" office:value-type="float" office:value="63625419536983.2" calcext:value-type="float">
            <text:p>63625419536983.2</text:p>
          </table:table-cell>
          <table:table-cell table:style-name="ce7" table:formula="of:=([.AQ135]-[.AQ134])/1000" office:value-type="float" office:value="1.9990546875" calcext:value-type="float">
            <text:p>1.9991</text:p>
          </table:table-cell>
          <table:table-cell table:style-name="ce7" table:formula="of:=[.AR135]+[.AS134]" office:value-type="float" office:value="265.9987109375" calcext:value-type="float">
            <text:p>265.9987</text:p>
          </table:table-cell>
          <table:table-cell table:style-name="ce21" table:formula="of:=[.AS135]-2*([.$B135]-1)" office:value-type="float" office:value="-0.00128906250006366" calcext:value-type="float">
            <text:p>-0.0012890625</text:p>
          </table:table-cell>
          <table:table-cell table:style-name="Default" office:value-type="float" office:value="63625420021501" calcext:value-type="float">
            <text:p>63625420021501</text:p>
          </table:table-cell>
          <table:table-cell table:style-name="ce7" table:formula="of:=([.AU135]-[.AU134])/1000" office:value-type="float" office:value="2.002390625" calcext:value-type="float">
            <text:p>2.0024</text:p>
          </table:table-cell>
          <table:table-cell table:style-name="ce7" table:formula="of:=[.AV135]+[.AW134]" office:value-type="float" office:value="266.0005078125" calcext:value-type="float">
            <text:p>266.0005</text:p>
          </table:table-cell>
          <table:table-cell table:style-name="ce22" table:formula="of:=[.AW135]-2*([.$B135]-1)" office:value-type="float" office:value="0.000507812499961347" calcext:value-type="float">
            <text:p>0.0005078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prompt 11</text:p>
          </table:table-cell>
          <table:table-cell table:style-name="ce6" office:value-type="float" office:value="135" calcext:value-type="float">
            <text:p>135</text:p>
          </table:table-cell>
          <table:table-cell office:value-type="float" office:value="63625414787128.2" calcext:value-type="float">
            <text:p>63625414787128.2</text:p>
          </table:table-cell>
          <table:table-cell table:formula="of:=([.C136]-[.C135])/1000" office:value-type="float" office:value="1.996859375" calcext:value-type="float">
            <text:p>1.9969</text:p>
          </table:table-cell>
          <table:table-cell table:formula="of:=[.D136]+[.E135]" office:value-type="float" office:value="267.998625" calcext:value-type="float">
            <text:p>267.9986</text:p>
          </table:table-cell>
          <table:table-cell table:style-name="ce9" table:formula="of:=[.E136]-2*([.$B136]-1)" office:value-type="float" office:value="-0.00137500000005275" calcext:value-type="float">
            <text:p>-0.001375</text:p>
          </table:table-cell>
          <table:table-cell table:style-name="Default" office:value-type="float" office:value="63625415273415" calcext:value-type="float">
            <text:p>63625415273415</text:p>
          </table:table-cell>
          <table:table-cell table:style-name="ce7" table:formula="of:=([.G136]-[.G135])/1000" office:value-type="float" office:value="2.000671875" calcext:value-type="float">
            <text:p>2.0007</text:p>
          </table:table-cell>
          <table:table-cell table:style-name="ce7" table:formula="of:=[.H136]+[.I135]" office:value-type="float" office:value="267.999671875" calcext:value-type="float">
            <text:p>267.9997</text:p>
          </table:table-cell>
          <table:table-cell table:style-name="ce10" table:formula="of:=[.I136]-2*([.$B136]-1)" office:value-type="float" office:value="-0.000328124999953161" calcext:value-type="float">
            <text:p>-0.000328125</text:p>
          </table:table-cell>
          <table:table-cell table:style-name="Default" office:value-type="float" office:value="63625415744525.6" calcext:value-type="float">
            <text:p>63625415744525.6</text:p>
          </table:table-cell>
          <table:table-cell table:style-name="ce7" table:formula="of:=([.K136]-[.K135])/1000" office:value-type="float" office:value="1.99921875" calcext:value-type="float">
            <text:p>1.9992</text:p>
          </table:table-cell>
          <table:table-cell table:style-name="ce7" table:formula="of:=[.L136]+[.M135]" office:value-type="float" office:value="267.998625" calcext:value-type="float">
            <text:p>267.9986</text:p>
          </table:table-cell>
          <table:table-cell table:style-name="ce11" table:formula="of:=[.M136]-2*([.$B136]-1)" office:value-type="float" office:value="-0.00137499999988222" calcext:value-type="float">
            <text:p>-0.001375</text:p>
          </table:table-cell>
          <table:table-cell table:style-name="Default" office:value-type="float" office:value="63625416214937.7" calcext:value-type="float">
            <text:p>63625416214937.7</text:p>
          </table:table-cell>
          <table:table-cell table:style-name="ce7" table:formula="of:=([.O136]-[.O135])/1000" office:value-type="float" office:value="2.0011171875" calcext:value-type="float">
            <text:p>2.0011</text:p>
          </table:table-cell>
          <table:table-cell table:style-name="ce7" table:formula="of:=[.P136]+[.Q135]" office:value-type="float" office:value="268.000421875" calcext:value-type="float">
            <text:p>268.0004</text:p>
          </table:table-cell>
          <table:table-cell table:style-name="ce12" table:formula="of:=[.Q136]-2*([.$B136]-1)" office:value-type="float" office:value="0.000421874999915417" calcext:value-type="float">
            <text:p>0.000421875</text:p>
          </table:table-cell>
          <table:table-cell table:style-name="Default" office:value-type="float" office:value="63625416698612.2" calcext:value-type="float">
            <text:p>63625416698612.2</text:p>
          </table:table-cell>
          <table:table-cell table:style-name="ce7" table:formula="of:=([.S136]-[.S135])/1000" office:value-type="float" office:value="2.0022421875" calcext:value-type="float">
            <text:p>2.0022</text:p>
          </table:table-cell>
          <table:table-cell table:style-name="ce7" table:formula="of:=[.T136]+[.U135]" office:value-type="float" office:value="268.0007265625" calcext:value-type="float">
            <text:p>268.0007</text:p>
          </table:table-cell>
          <table:table-cell table:style-name="ce13" table:formula="of:=[.U136]-2*([.$B136]-1)" office:value-type="float" office:value="0.000726562500062755" calcext:value-type="float">
            <text:p>0.0007265625</text:p>
          </table:table-cell>
          <table:table-cell table:style-name="Default" office:value-type="float" office:value="63625417191943.1" calcext:value-type="float">
            <text:p>63625417191943.1</text:p>
          </table:table-cell>
          <table:table-cell table:style-name="ce14" table:formula="of:=([.W136]-[.W135])/1000" office:value-type="float" office:value="2.003140625" calcext:value-type="float">
            <text:p>2.0031</text:p>
          </table:table-cell>
          <table:table-cell table:style-name="ce7" table:formula="of:=[.X136]+[.Y135]" office:value-type="float" office:value="268.001359375" calcext:value-type="float">
            <text:p>268.0014</text:p>
          </table:table-cell>
          <table:table-cell table:style-name="ce15" table:formula="of:=[.Y136]-2*([.$B136]-1)" office:value-type="float" office:value="0.00135937500004957" calcext:value-type="float">
            <text:p>0.001359375</text:p>
          </table:table-cell>
          <table:table-cell table:style-name="Default" office:value-type="float" office:value="63625417668030.3" calcext:value-type="float">
            <text:p>63625417668030.3</text:p>
          </table:table-cell>
          <table:table-cell table:style-name="ce7" table:formula="of:=([.AA136]-[.AA135])/1000" office:value-type="float" office:value="2.0014453125" calcext:value-type="float">
            <text:p>2.0014</text:p>
          </table:table-cell>
          <table:table-cell table:style-name="ce7" table:formula="of:=[.AB136]+[.AC135]" office:value-type="float" office:value="268.0004921875" calcext:value-type="float">
            <text:p>268.0005</text:p>
          </table:table-cell>
          <table:table-cell table:style-name="ce16" table:formula="of:=[.AC136]-2*([.$B136]-1)" office:value-type="float" office:value="0.000492187500015007" calcext:value-type="float">
            <text:p>0.0004921875</text:p>
          </table:table-cell>
          <table:table-cell table:style-name="Default" office:value-type="float" office:value="63625418132993.7" calcext:value-type="float">
            <text:p>63625418132993.7</text:p>
          </table:table-cell>
          <table:table-cell table:style-name="ce7" table:formula="of:=([.AE136]-[.AE135])/1000" office:value-type="float" office:value="1.99921875" calcext:value-type="float">
            <text:p>1.9992</text:p>
          </table:table-cell>
          <table:table-cell table:style-name="ce7" table:formula="of:=[.AF136]+[.AG135]" office:value-type="float" office:value="268.0008671875" calcext:value-type="float">
            <text:p>268.0009</text:p>
          </table:table-cell>
          <table:table-cell table:style-name="ce17" table:formula="of:=[.AG136]-2*([.$B136]-1)" office:value-type="float" office:value="0.000867187499977717" calcext:value-type="float">
            <text:p>0.0008671875</text:p>
          </table:table-cell>
          <table:table-cell table:style-name="Default" office:value-type="float" office:value="63625418604788.7" calcext:value-type="float">
            <text:p>63625418604788.7</text:p>
          </table:table-cell>
          <table:table-cell table:style-name="ce7" table:formula="of:=([.AI136]-[.AI135])/1000" office:value-type="float" office:value="2.00225" calcext:value-type="float">
            <text:p>2.0023</text:p>
          </table:table-cell>
          <table:table-cell table:style-name="ce7" table:formula="of:=[.AJ136]+[.AK135]" office:value-type="float" office:value="268.0010390625" calcext:value-type="float">
            <text:p>268.0010</text:p>
          </table:table-cell>
          <table:table-cell table:style-name="ce18" table:formula="of:=[.AK136]-2*([.$B136]-1)" office:value-type="float" office:value="0.00103906249995589" calcext:value-type="float">
            <text:p>0.0010390625</text:p>
          </table:table-cell>
          <table:table-cell table:style-name="Default" office:value-type="float" office:value="63625419070470.6" calcext:value-type="float">
            <text:p>63625419070470.6</text:p>
          </table:table-cell>
          <table:table-cell table:style-name="ce19" table:formula="of:=([.AM136]-[.AM135])/1000" office:value-type="float" office:value="1.998890625" calcext:value-type="float">
            <text:p>1.9989</text:p>
          </table:table-cell>
          <table:table-cell table:style-name="ce7" table:formula="of:=[.AN136]+[.AO135]" office:value-type="float" office:value="270.0002734375" calcext:value-type="float">
            <text:p>270.0003</text:p>
          </table:table-cell>
          <table:table-cell table:style-name="ce20" table:formula="of:=[.AO136]-2*([.$B136]-1)" office:value-type="float" office:value="2.00027343749986" calcext:value-type="float">
            <text:p>2.0002734375</text:p>
          </table:table-cell>
          <table:table-cell table:style-name="Default" office:value-type="float" office:value="63625419538985.2" calcext:value-type="float">
            <text:p>63625419538985.2</text:p>
          </table:table-cell>
          <table:table-cell table:style-name="ce7" table:formula="of:=([.AQ136]-[.AQ135])/1000" office:value-type="float" office:value="2.002" calcext:value-type="float">
            <text:p>2.0020</text:p>
          </table:table-cell>
          <table:table-cell table:style-name="ce7" table:formula="of:=[.AR136]+[.AS135]" office:value-type="float" office:value="268.0007109375" calcext:value-type="float">
            <text:p>268.0007</text:p>
          </table:table-cell>
          <table:table-cell table:style-name="ce21" table:formula="of:=[.AS136]-2*([.$B136]-1)" office:value-type="float" office:value="0.000710937499945885" calcext:value-type="float">
            <text:p>0.0007109375</text:p>
          </table:table-cell>
          <table:table-cell table:style-name="Default" office:value-type="float" office:value="63625420023500.8" calcext:value-type="float">
            <text:p>63625420023500.8</text:p>
          </table:table-cell>
          <table:table-cell table:style-name="ce7" table:formula="of:=([.AU136]-[.AU135])/1000" office:value-type="float" office:value="1.9998359375" calcext:value-type="float">
            <text:p>1.9998</text:p>
          </table:table-cell>
          <table:table-cell table:style-name="ce7" table:formula="of:=[.AV136]+[.AW135]" office:value-type="float" office:value="268.00034375" calcext:value-type="float">
            <text:p>268.0003</text:p>
          </table:table-cell>
          <table:table-cell table:style-name="ce22" table:formula="of:=[.AW136]-2*([.$B136]-1)" office:value-type="float" office:value="0.000343749999956344" calcext:value-type="float">
            <text:p>0.0003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rame</text:p>
          </table:table-cell>
          <table:table-cell table:style-name="ce6" office:value-type="float" office:value="136" calcext:value-type="float">
            <text:p>136</text:p>
          </table:table-cell>
          <table:table-cell office:value-type="float" office:value="63625414789130.6" calcext:value-type="float">
            <text:p>63625414789130.6</text:p>
          </table:table-cell>
          <table:table-cell table:formula="of:=([.C137]-[.C136])/1000" office:value-type="float" office:value="2.002375" calcext:value-type="float">
            <text:p>2.0024</text:p>
          </table:table-cell>
          <table:table-cell table:formula="of:=[.D137]+[.E136]" office:value-type="float" office:value="270.001" calcext:value-type="float">
            <text:p>270.0010</text:p>
          </table:table-cell>
          <table:table-cell table:style-name="ce9" table:formula="of:=[.E137]-2*([.$B137]-1)" office:value-type="float" office:value="0.00099999999991951" calcext:value-type="float">
            <text:p>0.001</text:p>
          </table:table-cell>
          <table:table-cell table:style-name="Default" office:value-type="float" office:value="63625415275415.4" calcext:value-type="float">
            <text:p>63625415275415.4</text:p>
          </table:table-cell>
          <table:table-cell table:style-name="ce7" table:formula="of:=([.G137]-[.G136])/1000" office:value-type="float" office:value="2.0004453125" calcext:value-type="float">
            <text:p>2.0004</text:p>
          </table:table-cell>
          <table:table-cell table:style-name="ce7" table:formula="of:=[.H137]+[.I136]" office:value-type="float" office:value="270.0001171875" calcext:value-type="float">
            <text:p>270.0001</text:p>
          </table:table-cell>
          <table:table-cell table:style-name="ce10" table:formula="of:=[.I137]-2*([.$B137]-1)" office:value-type="float" office:value="0.000117187500052296" calcext:value-type="float">
            <text:p>0.0001171875</text:p>
          </table:table-cell>
          <table:table-cell table:style-name="Default" office:value-type="float" office:value="63625415746526.5" calcext:value-type="float">
            <text:p>63625415746526.5</text:p>
          </table:table-cell>
          <table:table-cell table:style-name="ce7" table:formula="of:=([.K137]-[.K136])/1000" office:value-type="float" office:value="2.0009140625" calcext:value-type="float">
            <text:p>2.0009</text:p>
          </table:table-cell>
          <table:table-cell table:style-name="ce7" table:formula="of:=[.L137]+[.M136]" office:value-type="float" office:value="269.9995390625" calcext:value-type="float">
            <text:p>269.9995</text:p>
          </table:table-cell>
          <table:table-cell table:style-name="ce11" table:formula="of:=[.M137]-2*([.$B137]-1)" office:value-type="float" office:value="-0.000460937499894953" calcext:value-type="float">
            <text:p>-0.0004609375</text:p>
          </table:table-cell>
          <table:table-cell table:style-name="Default" office:value-type="float" office:value="63625416216939.1" calcext:value-type="float">
            <text:p>63625416216939.1</text:p>
          </table:table-cell>
          <table:table-cell table:style-name="ce7" table:formula="of:=([.O137]-[.O136])/1000" office:value-type="float" office:value="2.001375" calcext:value-type="float">
            <text:p>2.0014</text:p>
          </table:table-cell>
          <table:table-cell table:style-name="ce7" table:formula="of:=[.P137]+[.Q136]" office:value-type="float" office:value="270.001796875" calcext:value-type="float">
            <text:p>270.0018</text:p>
          </table:table-cell>
          <table:table-cell table:style-name="ce12" table:formula="of:=[.Q137]-2*([.$B137]-1)" office:value-type="float" office:value="0.00179687499991132" calcext:value-type="float">
            <text:p>0.001796875</text:p>
          </table:table-cell>
          <table:table-cell table:style-name="Default" office:value-type="float" office:value="63625416700612.4" calcext:value-type="float">
            <text:p>63625416700612.4</text:p>
          </table:table-cell>
          <table:table-cell table:style-name="ce7" table:formula="of:=([.S137]-[.S136])/1000" office:value-type="float" office:value="2.00021875" calcext:value-type="float">
            <text:p>2.0002</text:p>
          </table:table-cell>
          <table:table-cell table:style-name="ce7" table:formula="of:=[.T137]+[.U136]" office:value-type="float" office:value="270.0009453125" calcext:value-type="float">
            <text:p>270.0009</text:p>
          </table:table-cell>
          <table:table-cell table:style-name="ce13" table:formula="of:=[.U137]-2*([.$B137]-1)" office:value-type="float" office:value="0.000945312500050477" calcext:value-type="float">
            <text:p>0.0009453125</text:p>
          </table:table-cell>
          <table:table-cell table:style-name="Default" office:value-type="float" office:value="63625417193941.2" calcext:value-type="float">
            <text:p>63625417193941.2</text:p>
          </table:table-cell>
          <table:table-cell table:style-name="ce14" table:formula="of:=([.W137]-[.W136])/1000" office:value-type="float" office:value="1.9981484375" calcext:value-type="float">
            <text:p>1.9981</text:p>
          </table:table-cell>
          <table:table-cell table:style-name="ce7" table:formula="of:=[.X137]+[.Y136]" office:value-type="float" office:value="269.9995078125" calcext:value-type="float">
            <text:p>269.9995</text:p>
          </table:table-cell>
          <table:table-cell table:style-name="ce15" table:formula="of:=[.Y137]-2*([.$B137]-1)" office:value-type="float" office:value="-0.000492187499958163" calcext:value-type="float">
            <text:p>-0.0004921875</text:p>
          </table:table-cell>
          <table:table-cell table:style-name="Default" office:value-type="float" office:value="63625417670030.5" calcext:value-type="float">
            <text:p>63625417670030.5</text:p>
          </table:table-cell>
          <table:table-cell table:style-name="ce7" table:formula="of:=([.AA137]-[.AA136])/1000" office:value-type="float" office:value="2.000140625" calcext:value-type="float">
            <text:p>2.0001</text:p>
          </table:table-cell>
          <table:table-cell table:style-name="ce7" table:formula="of:=[.AB137]+[.AC136]" office:value-type="float" office:value="270.0006328125" calcext:value-type="float">
            <text:p>270.0006</text:p>
          </table:table-cell>
          <table:table-cell table:style-name="ce16" table:formula="of:=[.AC137]-2*([.$B137]-1)" office:value-type="float" office:value="0.000632812499986812" calcext:value-type="float">
            <text:p>0.0006328125</text:p>
          </table:table-cell>
          <table:table-cell table:style-name="Default" office:value-type="float" office:value="63625418134992.8" calcext:value-type="float">
            <text:p>63625418134992.8</text:p>
          </table:table-cell>
          <table:table-cell table:style-name="ce7" table:formula="of:=([.AE137]-[.AE136])/1000" office:value-type="float" office:value="1.99909375" calcext:value-type="float">
            <text:p>1.9991</text:p>
          </table:table-cell>
          <table:table-cell table:style-name="ce7" table:formula="of:=[.AF137]+[.AG136]" office:value-type="float" office:value="269.9999609375" calcext:value-type="float">
            <text:p>270.0000</text:p>
          </table:table-cell>
          <table:table-cell table:style-name="ce17" table:formula="of:=[.AG137]-2*([.$B137]-1)" office:value-type="float" office:value="-0.0000390625000363798" calcext:value-type="float">
            <text:p>-3.90625000363798E-05</text:p>
          </table:table-cell>
          <table:table-cell table:style-name="Default" office:value-type="float" office:value="63625418606786.8" calcext:value-type="float">
            <text:p>63625418606786.8</text:p>
          </table:table-cell>
          <table:table-cell table:style-name="ce7" table:formula="of:=([.AI137]-[.AI136])/1000" office:value-type="float" office:value="1.9980234375" calcext:value-type="float">
            <text:p>1.9980</text:p>
          </table:table-cell>
          <table:table-cell table:style-name="ce7" table:formula="of:=[.AJ137]+[.AK136]" office:value-type="float" office:value="269.9990625" calcext:value-type="float">
            <text:p>269.9991</text:p>
          </table:table-cell>
          <table:table-cell table:style-name="ce18" table:formula="of:=[.AK137]-2*([.$B137]-1)" office:value-type="float" office:value="-0.000937500000020464" calcext:value-type="float">
            <text:p>-0.0009375</text:p>
          </table:table-cell>
          <table:table-cell table:style-name="Default" office:value-type="float" office:value="63625419072468.4" calcext:value-type="float">
            <text:p>63625419072468.4</text:p>
          </table:table-cell>
          <table:table-cell table:style-name="ce19" table:formula="of:=([.AM137]-[.AM136])/1000" office:value-type="float" office:value="1.9977734375" calcext:value-type="float">
            <text:p>1.9978</text:p>
          </table:table-cell>
          <table:table-cell table:style-name="ce7" table:formula="of:=[.AN137]+[.AO136]" office:value-type="float" office:value="271.998046875" calcext:value-type="float">
            <text:p>271.9980</text:p>
          </table:table-cell>
          <table:table-cell table:style-name="ce20" table:formula="of:=[.AO137]-2*([.$B137]-1)" office:value-type="float" office:value="1.99804687499983" calcext:value-type="float">
            <text:p>1.998046875</text:p>
          </table:table-cell>
          <table:table-cell table:style-name="Default" office:value-type="float" office:value="63625419540984.1" calcext:value-type="float">
            <text:p>63625419540984.1</text:p>
          </table:table-cell>
          <table:table-cell table:style-name="ce7" table:formula="of:=([.AQ137]-[.AQ136])/1000" office:value-type="float" office:value="1.998921875" calcext:value-type="float">
            <text:p>1.9989</text:p>
          </table:table-cell>
          <table:table-cell table:style-name="ce7" table:formula="of:=[.AR137]+[.AS136]" office:value-type="float" office:value="269.9996328125" calcext:value-type="float">
            <text:p>269.9996</text:p>
          </table:table-cell>
          <table:table-cell table:style-name="ce21" table:formula="of:=[.AS137]-2*([.$B137]-1)" office:value-type="float" office:value="-0.000367187500046384" calcext:value-type="float">
            <text:p>-0.0003671875</text:p>
          </table:table-cell>
          <table:table-cell table:style-name="Default" office:value-type="float" office:value="63625420025499" calcext:value-type="float">
            <text:p>63625420025499</text:p>
          </table:table-cell>
          <table:table-cell table:style-name="ce7" table:formula="of:=([.AU137]-[.AU136])/1000" office:value-type="float" office:value="1.9981640625" calcext:value-type="float">
            <text:p>1.9982</text:p>
          </table:table-cell>
          <table:table-cell table:style-name="ce7" table:formula="of:=[.AV137]+[.AW136]" office:value-type="float" office:value="269.9985078125" calcext:value-type="float">
            <text:p>269.9985</text:p>
          </table:table-cell>
          <table:table-cell table:style-name="ce22" table:formula="of:=[.AW137]-2*([.$B137]-1)" office:value-type="float" office:value="-0.0014921875000482" calcext:value-type="float">
            <text:p>-0.0014921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37" calcext:value-type="float">
            <text:p>137</text:p>
          </table:table-cell>
          <table:table-cell office:value-type="float" office:value="63625414791129.3" calcext:value-type="float">
            <text:p>63625414791129.3</text:p>
          </table:table-cell>
          <table:table-cell table:formula="of:=([.C138]-[.C137])/1000" office:value-type="float" office:value="1.998734375" calcext:value-type="float">
            <text:p>1.9987</text:p>
          </table:table-cell>
          <table:table-cell table:formula="of:=[.D138]+[.E137]" office:value-type="float" office:value="271.999734375" calcext:value-type="float">
            <text:p>271.9997</text:p>
          </table:table-cell>
          <table:table-cell table:style-name="ce9" table:formula="of:=[.E138]-2*([.$B138]-1)" office:value-type="float" office:value="-0.000265625000054115" calcext:value-type="float">
            <text:p>-0.000265625</text:p>
          </table:table-cell>
          <table:table-cell table:style-name="Default" office:value-type="float" office:value="63625415277414" calcext:value-type="float">
            <text:p>63625415277414</text:p>
          </table:table-cell>
          <table:table-cell table:style-name="ce7" table:formula="of:=([.G138]-[.G137])/1000" office:value-type="float" office:value="1.998578125" calcext:value-type="float">
            <text:p>1.9986</text:p>
          </table:table-cell>
          <table:table-cell table:style-name="ce7" table:formula="of:=[.H138]+[.I137]" office:value-type="float" office:value="271.9986953125" calcext:value-type="float">
            <text:p>271.9987</text:p>
          </table:table-cell>
          <table:table-cell table:style-name="ce10" table:formula="of:=[.I138]-2*([.$B138]-1)" office:value-type="float" office:value="-0.00130468749995316" calcext:value-type="float">
            <text:p>-0.0013046875</text:p>
          </table:table-cell>
          <table:table-cell table:style-name="Default" office:value-type="float" office:value="63625415748526.9" calcext:value-type="float">
            <text:p>63625415748526.9</text:p>
          </table:table-cell>
          <table:table-cell table:style-name="ce7" table:formula="of:=([.K138]-[.K137])/1000" office:value-type="float" office:value="2.0003046875" calcext:value-type="float">
            <text:p>2.0003</text:p>
          </table:table-cell>
          <table:table-cell table:style-name="ce7" table:formula="of:=[.L138]+[.M137]" office:value-type="float" office:value="271.99984375" calcext:value-type="float">
            <text:p>271.9998</text:p>
          </table:table-cell>
          <table:table-cell table:style-name="ce11" table:formula="of:=[.M138]-2*([.$B138]-1)" office:value-type="float" office:value="-0.000156249999918145" calcext:value-type="float">
            <text:p>-0.00015625</text:p>
          </table:table-cell>
          <table:table-cell table:style-name="Default" office:value-type="float" office:value="63625416218936.2" calcext:value-type="float">
            <text:p>63625416218936.2</text:p>
          </table:table-cell>
          <table:table-cell table:style-name="ce7" table:formula="of:=([.O138]-[.O137])/1000" office:value-type="float" office:value="1.997125" calcext:value-type="float">
            <text:p>1.9971</text:p>
          </table:table-cell>
          <table:table-cell table:style-name="ce7" table:formula="of:=[.P138]+[.Q137]" office:value-type="float" office:value="271.998921875" calcext:value-type="float">
            <text:p>271.9989</text:p>
          </table:table-cell>
          <table:table-cell table:style-name="ce12" table:formula="of:=[.Q138]-2*([.$B138]-1)" office:value-type="float" office:value="-0.00107812500010596" calcext:value-type="float">
            <text:p>-0.001078125</text:p>
          </table:table-cell>
          <table:table-cell table:style-name="Default" office:value-type="float" office:value="63625416702610.2" calcext:value-type="float">
            <text:p>63625416702610.2</text:p>
          </table:table-cell>
          <table:table-cell table:style-name="ce7" table:formula="of:=([.S138]-[.S137])/1000" office:value-type="float" office:value="1.9978125" calcext:value-type="float">
            <text:p>1.9978</text:p>
          </table:table-cell>
          <table:table-cell table:style-name="ce7" table:formula="of:=[.T138]+[.U137]" office:value-type="float" office:value="271.9987578125" calcext:value-type="float">
            <text:p>271.9988</text:p>
          </table:table-cell>
          <table:table-cell table:style-name="ce13" table:formula="of:=[.U138]-2*([.$B138]-1)" office:value-type="float" office:value="-0.00124218749994043" calcext:value-type="float">
            <text:p>-0.0012421875</text:p>
          </table:table-cell>
          <table:table-cell table:style-name="Default" office:value-type="float" office:value="63625417195942.4" calcext:value-type="float">
            <text:p>63625417195942.4</text:p>
          </table:table-cell>
          <table:table-cell table:style-name="ce14" table:formula="of:=([.W138]-[.W137])/1000" office:value-type="float" office:value="2.0011484375" calcext:value-type="float">
            <text:p>2.0011</text:p>
          </table:table-cell>
          <table:table-cell table:style-name="ce7" table:formula="of:=[.X138]+[.Y137]" office:value-type="float" office:value="272.00065625" calcext:value-type="float">
            <text:p>272.0007</text:p>
          </table:table-cell>
          <table:table-cell table:style-name="ce15" table:formula="of:=[.Y138]-2*([.$B138]-1)" office:value-type="float" office:value="0.000656250000020009" calcext:value-type="float">
            <text:p>0.00065625</text:p>
          </table:table-cell>
          <table:table-cell table:style-name="Default" office:value-type="float" office:value="63625417672028.4" calcext:value-type="float">
            <text:p>63625417672028.4</text:p>
          </table:table-cell>
          <table:table-cell table:style-name="ce7" table:formula="of:=([.AA138]-[.AA137])/1000" office:value-type="float" office:value="1.997890625" calcext:value-type="float">
            <text:p>1.9979</text:p>
          </table:table-cell>
          <table:table-cell table:style-name="ce7" table:formula="of:=[.AB138]+[.AC137]" office:value-type="float" office:value="271.9985234375" calcext:value-type="float">
            <text:p>271.9985</text:p>
          </table:table-cell>
          <table:table-cell table:style-name="ce16" table:formula="of:=[.AC138]-2*([.$B138]-1)" office:value-type="float" office:value="-0.00147656249998818" calcext:value-type="float">
            <text:p>-0.0014765625</text:p>
          </table:table-cell>
          <table:table-cell table:style-name="Default" office:value-type="float" office:value="63625418136992.2" calcext:value-type="float">
            <text:p>63625418136992.2</text:p>
          </table:table-cell>
          <table:table-cell table:style-name="ce7" table:formula="of:=([.AE138]-[.AE137])/1000" office:value-type="float" office:value="1.9994609375" calcext:value-type="float">
            <text:p>1.9995</text:p>
          </table:table-cell>
          <table:table-cell table:style-name="ce7" table:formula="of:=[.AF138]+[.AG137]" office:value-type="float" office:value="271.999421875" calcext:value-type="float">
            <text:p>271.9994</text:p>
          </table:table-cell>
          <table:table-cell table:style-name="ce17" table:formula="of:=[.AG138]-2*([.$B138]-1)" office:value-type="float" office:value="-0.000578125000060936" calcext:value-type="float">
            <text:p>-0.000578125</text:p>
          </table:table-cell>
          <table:table-cell table:style-name="Default" office:value-type="float" office:value="63625418608786.4" calcext:value-type="float">
            <text:p>63625418608786.4</text:p>
          </table:table-cell>
          <table:table-cell table:style-name="ce7" table:formula="of:=([.AI138]-[.AI137])/1000" office:value-type="float" office:value="1.9996015625" calcext:value-type="float">
            <text:p>1.9996</text:p>
          </table:table-cell>
          <table:table-cell table:style-name="ce7" table:formula="of:=[.AJ138]+[.AK137]" office:value-type="float" office:value="271.9986640625" calcext:value-type="float">
            <text:p>271.9987</text:p>
          </table:table-cell>
          <table:table-cell table:style-name="ce18" table:formula="of:=[.AK138]-2*([.$B138]-1)" office:value-type="float" office:value="-0.00133593750001637" calcext:value-type="float">
            <text:p>-0.0013359375</text:p>
          </table:table-cell>
          <table:table-cell table:style-name="Default" office:value-type="float" office:value="63625419074470.9" calcext:value-type="float">
            <text:p>63625419074470.9</text:p>
          </table:table-cell>
          <table:table-cell table:style-name="ce19" table:formula="of:=([.AM138]-[.AM137])/1000" office:value-type="float" office:value="2.0025703125" calcext:value-type="float">
            <text:p>2.0026</text:p>
          </table:table-cell>
          <table:table-cell table:style-name="ce7" table:formula="of:=[.AN138]+[.AO137]" office:value-type="float" office:value="274.0006171875" calcext:value-type="float">
            <text:p>274.0006</text:p>
          </table:table-cell>
          <table:table-cell table:style-name="ce20" table:formula="of:=[.AO138]-2*([.$B138]-1)" office:value-type="float" office:value="2.00061718749981" calcext:value-type="float">
            <text:p>2.0006171875</text:p>
          </table:table-cell>
          <table:table-cell table:style-name="Default" office:value-type="float" office:value="63625419542984.6" calcext:value-type="float">
            <text:p>63625419542984.6</text:p>
          </table:table-cell>
          <table:table-cell table:style-name="ce7" table:formula="of:=([.AQ138]-[.AQ137])/1000" office:value-type="float" office:value="2.000546875" calcext:value-type="float">
            <text:p>2.0005</text:p>
          </table:table-cell>
          <table:table-cell table:style-name="ce7" table:formula="of:=[.AR138]+[.AS137]" office:value-type="float" office:value="272.0001796875" calcext:value-type="float">
            <text:p>272.0002</text:p>
          </table:table-cell>
          <table:table-cell table:style-name="ce21" table:formula="of:=[.AS138]-2*([.$B138]-1)" office:value-type="float" office:value="0.000179687499951342" calcext:value-type="float">
            <text:p>0.0001796875</text:p>
          </table:table-cell>
          <table:table-cell table:style-name="Default" office:value-type="float" office:value="63625420027501.1" calcext:value-type="float">
            <text:p>63625420027501.1</text:p>
          </table:table-cell>
          <table:table-cell table:style-name="ce7" table:formula="of:=([.AU138]-[.AU137])/1000" office:value-type="float" office:value="2.00215625" calcext:value-type="float">
            <text:p>2.0022</text:p>
          </table:table-cell>
          <table:table-cell table:style-name="ce7" table:formula="of:=[.AV138]+[.AW137]" office:value-type="float" office:value="272.0006640625" calcext:value-type="float">
            <text:p>272.0007</text:p>
          </table:table-cell>
          <table:table-cell table:style-name="ce22" table:formula="of:=[.AW138]-2*([.$B138]-1)" office:value-type="float" office:value="0.000664062499936335" calcext:value-type="float">
            <text:p>0.0006640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38" calcext:value-type="float">
            <text:p>138</text:p>
          </table:table-cell>
          <table:table-cell office:value-type="float" office:value="63625414793128.3" calcext:value-type="float">
            <text:p>63625414793128.3</text:p>
          </table:table-cell>
          <table:table-cell table:formula="of:=([.C139]-[.C138])/1000" office:value-type="float" office:value="1.998953125" calcext:value-type="float">
            <text:p>1.9990</text:p>
          </table:table-cell>
          <table:table-cell table:formula="of:=[.D139]+[.E138]" office:value-type="float" office:value="273.9986875" calcext:value-type="float">
            <text:p>273.9987</text:p>
          </table:table-cell>
          <table:table-cell table:style-name="ce9" table:formula="of:=[.E139]-2*([.$B139]-1)" office:value-type="float" office:value="-0.00131250000004002" calcext:value-type="float">
            <text:p>-0.0013125</text:p>
          </table:table-cell>
          <table:table-cell table:style-name="Default" office:value-type="float" office:value="63625415279415.3" calcext:value-type="float">
            <text:p>63625415279415.3</text:p>
          </table:table-cell>
          <table:table-cell table:style-name="ce7" table:formula="of:=([.G139]-[.G138])/1000" office:value-type="float" office:value="2.001265625" calcext:value-type="float">
            <text:p>2.0013</text:p>
          </table:table-cell>
          <table:table-cell table:style-name="ce7" table:formula="of:=[.H139]+[.I138]" office:value-type="float" office:value="273.9999609375" calcext:value-type="float">
            <text:p>274.0000</text:p>
          </table:table-cell>
          <table:table-cell table:style-name="ce10" table:formula="of:=[.I139]-2*([.$B139]-1)" office:value-type="float" office:value="-0.0000390624999795364" calcext:value-type="float">
            <text:p>-3.90624999795364E-05</text:p>
          </table:table-cell>
          <table:table-cell table:style-name="Default" office:value-type="float" office:value="63625415750526.2" calcext:value-type="float">
            <text:p>63625415750526.2</text:p>
          </table:table-cell>
          <table:table-cell table:style-name="ce7" table:formula="of:=([.K139]-[.K138])/1000" office:value-type="float" office:value="1.9993515625" calcext:value-type="float">
            <text:p>1.9994</text:p>
          </table:table-cell>
          <table:table-cell table:style-name="ce7" table:formula="of:=[.L139]+[.M138]" office:value-type="float" office:value="273.9991953125" calcext:value-type="float">
            <text:p>273.9992</text:p>
          </table:table-cell>
          <table:table-cell table:style-name="ce11" table:formula="of:=[.M139]-2*([.$B139]-1)" office:value-type="float" office:value="-0.000804687499908141" calcext:value-type="float">
            <text:p>-0.0008046875</text:p>
          </table:table-cell>
          <table:table-cell table:style-name="Default" office:value-type="float" office:value="63625416220937.1" calcext:value-type="float">
            <text:p>63625416220937.1</text:p>
          </table:table-cell>
          <table:table-cell table:style-name="ce7" table:formula="of:=([.O139]-[.O138])/1000" office:value-type="float" office:value="2.0008671875" calcext:value-type="float">
            <text:p>2.0009</text:p>
          </table:table-cell>
          <table:table-cell table:style-name="ce7" table:formula="of:=[.P139]+[.Q138]" office:value-type="float" office:value="273.9997890625" calcext:value-type="float">
            <text:p>273.9998</text:p>
          </table:table-cell>
          <table:table-cell table:style-name="ce12" table:formula="of:=[.Q139]-2*([.$B139]-1)" office:value-type="float" office:value="-0.000210937500128239" calcext:value-type="float">
            <text:p>-0.0002109375</text:p>
          </table:table-cell>
          <table:table-cell table:style-name="Default" office:value-type="float" office:value="63625416704609.9" calcext:value-type="float">
            <text:p>63625416704609.9</text:p>
          </table:table-cell>
          <table:table-cell table:style-name="ce7" table:formula="of:=([.S139]-[.S138])/1000" office:value-type="float" office:value="1.9997109375" calcext:value-type="float">
            <text:p>1.9997</text:p>
          </table:table-cell>
          <table:table-cell table:style-name="ce7" table:formula="of:=[.T139]+[.U138]" office:value-type="float" office:value="273.99846875" calcext:value-type="float">
            <text:p>273.9985</text:p>
          </table:table-cell>
          <table:table-cell table:style-name="ce13" table:formula="of:=[.U139]-2*([.$B139]-1)" office:value-type="float" office:value="-0.00153124999991405" calcext:value-type="float">
            <text:p>-0.00153125</text:p>
          </table:table-cell>
          <table:table-cell table:style-name="Default" office:value-type="float" office:value="63625417197941.6" calcext:value-type="float">
            <text:p>63625417197941.6</text:p>
          </table:table-cell>
          <table:table-cell table:style-name="ce14" table:formula="of:=([.W139]-[.W138])/1000" office:value-type="float" office:value="1.9991953125" calcext:value-type="float">
            <text:p>1.9992</text:p>
          </table:table-cell>
          <table:table-cell table:style-name="ce7" table:formula="of:=[.X139]+[.Y138]" office:value-type="float" office:value="273.9998515625" calcext:value-type="float">
            <text:p>273.9999</text:p>
          </table:table-cell>
          <table:table-cell table:style-name="ce15" table:formula="of:=[.Y139]-2*([.$B139]-1)" office:value-type="float" office:value="-0.000148437500001819" calcext:value-type="float">
            <text:p>-0.0001484375</text:p>
          </table:table-cell>
          <table:table-cell table:style-name="Default" office:value-type="float" office:value="63625417674028.7" calcext:value-type="float">
            <text:p>63625417674028.7</text:p>
          </table:table-cell>
          <table:table-cell table:style-name="ce7" table:formula="of:=([.AA139]-[.AA138])/1000" office:value-type="float" office:value="2.000296875" calcext:value-type="float">
            <text:p>2.0003</text:p>
          </table:table-cell>
          <table:table-cell table:style-name="ce7" table:formula="of:=[.AB139]+[.AC138]" office:value-type="float" office:value="273.9988203125" calcext:value-type="float">
            <text:p>273.9988</text:p>
          </table:table-cell>
          <table:table-cell table:style-name="ce16" table:formula="of:=[.AC139]-2*([.$B139]-1)" office:value-type="float" office:value="-0.00117968749998454" calcext:value-type="float">
            <text:p>-0.0011796875</text:p>
          </table:table-cell>
          <table:table-cell table:style-name="Default" office:value-type="float" office:value="63625418138992.7" calcext:value-type="float">
            <text:p>63625418138992.7</text:p>
          </table:table-cell>
          <table:table-cell table:style-name="ce7" table:formula="of:=([.AE139]-[.AE138])/1000" office:value-type="float" office:value="2.000453125" calcext:value-type="float">
            <text:p>2.0005</text:p>
          </table:table-cell>
          <table:table-cell table:style-name="ce7" table:formula="of:=[.AF139]+[.AG138]" office:value-type="float" office:value="273.999875" calcext:value-type="float">
            <text:p>273.9999</text:p>
          </table:table-cell>
          <table:table-cell table:style-name="ce17" table:formula="of:=[.AG139]-2*([.$B139]-1)" office:value-type="float" office:value="-0.000125000000082309" calcext:value-type="float">
            <text:p>-0.000125</text:p>
          </table:table-cell>
          <table:table-cell table:style-name="Default" office:value-type="float" office:value="63625418610787.2" calcext:value-type="float">
            <text:p>63625418610787.2</text:p>
          </table:table-cell>
          <table:table-cell table:style-name="ce7" table:formula="of:=([.AI139]-[.AI138])/1000" office:value-type="float" office:value="2.000859375" calcext:value-type="float">
            <text:p>2.0009</text:p>
          </table:table-cell>
          <table:table-cell table:style-name="ce7" table:formula="of:=[.AJ139]+[.AK138]" office:value-type="float" office:value="273.9995234375" calcext:value-type="float">
            <text:p>273.9995</text:p>
          </table:table-cell>
          <table:table-cell table:style-name="ce18" table:formula="of:=[.AK139]-2*([.$B139]-1)" office:value-type="float" office:value="-0.000476562500011823" calcext:value-type="float">
            <text:p>-0.0004765625</text:p>
          </table:table-cell>
          <table:table-cell table:style-name="Default" office:value-type="float" office:value="63625419076469.4" calcext:value-type="float">
            <text:p>63625419076469.4</text:p>
          </table:table-cell>
          <table:table-cell table:style-name="ce19" table:formula="of:=([.AM139]-[.AM138])/1000" office:value-type="float" office:value="1.99846875" calcext:value-type="float">
            <text:p>1.9985</text:p>
          </table:table-cell>
          <table:table-cell table:style-name="ce7" table:formula="of:=[.AN139]+[.AO138]" office:value-type="float" office:value="275.9990859375" calcext:value-type="float">
            <text:p>275.9991</text:p>
          </table:table-cell>
          <table:table-cell table:style-name="ce20" table:formula="of:=[.AO139]-2*([.$B139]-1)" office:value-type="float" office:value="1.99908593749979" calcext:value-type="float">
            <text:p>1.9990859375</text:p>
          </table:table-cell>
          <table:table-cell table:style-name="Default" office:value-type="float" office:value="63625419544983.9" calcext:value-type="float">
            <text:p>63625419544983.9</text:p>
          </table:table-cell>
          <table:table-cell table:style-name="ce7" table:formula="of:=([.AQ139]-[.AQ138])/1000" office:value-type="float" office:value="1.9992265625" calcext:value-type="float">
            <text:p>1.9992</text:p>
          </table:table-cell>
          <table:table-cell table:style-name="ce7" table:formula="of:=[.AR139]+[.AS138]" office:value-type="float" office:value="273.99940625" calcext:value-type="float">
            <text:p>273.9994</text:p>
          </table:table-cell>
          <table:table-cell table:style-name="ce21" table:formula="of:=[.AS139]-2*([.$B139]-1)" office:value-type="float" office:value="-0.000593750000064119" calcext:value-type="float">
            <text:p>-0.00059375</text:p>
          </table:table-cell>
          <table:table-cell table:style-name="Default" office:value-type="float" office:value="63625420029499.3" calcext:value-type="float">
            <text:p>63625420029499.3</text:p>
          </table:table-cell>
          <table:table-cell table:style-name="ce7" table:formula="of:=([.AU139]-[.AU138])/1000" office:value-type="float" office:value="1.9981875" calcext:value-type="float">
            <text:p>1.9982</text:p>
          </table:table-cell>
          <table:table-cell table:style-name="ce7" table:formula="of:=[.AV139]+[.AW138]" office:value-type="float" office:value="273.9988515625" calcext:value-type="float">
            <text:p>273.9989</text:p>
          </table:table-cell>
          <table:table-cell table:style-name="ce22" table:formula="of:=[.AW139]-2*([.$B139]-1)" office:value-type="float" office:value="-0.00114843750009186" calcext:value-type="float">
            <text:p>-0.001148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39" calcext:value-type="float">
            <text:p>139</text:p>
          </table:table-cell>
          <table:table-cell office:value-type="float" office:value="63625414795129.6" calcext:value-type="float">
            <text:p>63625414795129.6</text:p>
          </table:table-cell>
          <table:table-cell table:formula="of:=([.C140]-[.C139])/1000" office:value-type="float" office:value="2.00128125" calcext:value-type="float">
            <text:p>2.0013</text:p>
          </table:table-cell>
          <table:table-cell table:formula="of:=[.D140]+[.E139]" office:value-type="float" office:value="275.99996875" calcext:value-type="float">
            <text:p>276.0000</text:p>
          </table:table-cell>
          <table:table-cell table:style-name="ce9" table:formula="of:=[.E140]-2*([.$B140]-1)" office:value-type="float" office:value="-0.0000312500000632099" calcext:value-type="float">
            <text:p>-0.00003125</text:p>
          </table:table-cell>
          <table:table-cell table:style-name="Default" office:value-type="float" office:value="63625415281413.4" calcext:value-type="float">
            <text:p>63625415281413.4</text:p>
          </table:table-cell>
          <table:table-cell table:style-name="ce7" table:formula="of:=([.G140]-[.G139])/1000" office:value-type="float" office:value="1.9981171875" calcext:value-type="float">
            <text:p>1.9981</text:p>
          </table:table-cell>
          <table:table-cell table:style-name="ce7" table:formula="of:=[.H140]+[.I139]" office:value-type="float" office:value="275.998078125" calcext:value-type="float">
            <text:p>275.9981</text:p>
          </table:table-cell>
          <table:table-cell table:style-name="ce10" table:formula="of:=[.I140]-2*([.$B140]-1)" office:value-type="float" office:value="-0.00192187499999363" calcext:value-type="float">
            <text:p>-0.001921875</text:p>
          </table:table-cell>
          <table:table-cell table:style-name="Default" office:value-type="float" office:value="63625415752526" calcext:value-type="float">
            <text:p>63625415752526</text:p>
          </table:table-cell>
          <table:table-cell table:style-name="ce7" table:formula="of:=([.K140]-[.K139])/1000" office:value-type="float" office:value="1.9997734375" calcext:value-type="float">
            <text:p>1.9998</text:p>
          </table:table-cell>
          <table:table-cell table:style-name="ce7" table:formula="of:=[.L140]+[.M139]" office:value-type="float" office:value="275.99896875" calcext:value-type="float">
            <text:p>275.9990</text:p>
          </table:table-cell>
          <table:table-cell table:style-name="ce11" table:formula="of:=[.M140]-2*([.$B140]-1)" office:value-type="float" office:value="-0.00103124999992588" calcext:value-type="float">
            <text:p>-0.00103125</text:p>
          </table:table-cell>
          <table:table-cell table:style-name="Default" office:value-type="float" office:value="63625416222937.3" calcext:value-type="float">
            <text:p>63625416222937.3</text:p>
          </table:table-cell>
          <table:table-cell table:style-name="ce7" table:formula="of:=([.O140]-[.O139])/1000" office:value-type="float" office:value="2.0002578125" calcext:value-type="float">
            <text:p>2.0003</text:p>
          </table:table-cell>
          <table:table-cell table:style-name="ce7" table:formula="of:=[.P140]+[.Q139]" office:value-type="float" office:value="276.000046875" calcext:value-type="float">
            <text:p>276.0000</text:p>
          </table:table-cell>
          <table:table-cell table:style-name="ce12" table:formula="of:=[.Q140]-2*([.$B140]-1)" office:value-type="float" office:value="0.0000468749998958629" calcext:value-type="float">
            <text:p>0.000046875</text:p>
          </table:table-cell>
          <table:table-cell table:style-name="Default" office:value-type="float" office:value="63625416706611" calcext:value-type="float">
            <text:p>63625416706611</text:p>
          </table:table-cell>
          <table:table-cell table:style-name="ce7" table:formula="of:=([.S140]-[.S139])/1000" office:value-type="float" office:value="2.0011015625" calcext:value-type="float">
            <text:p>2.0011</text:p>
          </table:table-cell>
          <table:table-cell table:style-name="ce7" table:formula="of:=[.T140]+[.U139]" office:value-type="float" office:value="275.9995703125" calcext:value-type="float">
            <text:p>275.9996</text:p>
          </table:table-cell>
          <table:table-cell table:style-name="ce13" table:formula="of:=[.U140]-2*([.$B140]-1)" office:value-type="float" office:value="-0.000429687499888587" calcext:value-type="float">
            <text:p>-0.0004296875</text:p>
          </table:table-cell>
          <table:table-cell table:style-name="Default" office:value-type="float" office:value="63625417199941.6" calcext:value-type="float">
            <text:p>63625417199941.6</text:p>
          </table:table-cell>
          <table:table-cell table:style-name="ce14" table:formula="of:=([.W140]-[.W139])/1000" office:value-type="float" office:value="2" calcext:value-type="float">
            <text:p>2.0000</text:p>
          </table:table-cell>
          <table:table-cell table:style-name="ce7" table:formula="of:=[.X140]+[.Y139]" office:value-type="float" office:value="275.9998515625" calcext:value-type="float">
            <text:p>275.9999</text:p>
          </table:table-cell>
          <table:table-cell table:style-name="ce15" table:formula="of:=[.Y140]-2*([.$B140]-1)" office:value-type="float" office:value="-0.000148437500001819" calcext:value-type="float">
            <text:p>-0.0001484375</text:p>
          </table:table-cell>
          <table:table-cell table:style-name="Default" office:value-type="float" office:value="63625417676029.1" calcext:value-type="float">
            <text:p>63625417676029.1</text:p>
          </table:table-cell>
          <table:table-cell table:style-name="ce7" table:formula="of:=([.AA140]-[.AA139])/1000" office:value-type="float" office:value="2.0004765625" calcext:value-type="float">
            <text:p>2.0005</text:p>
          </table:table-cell>
          <table:table-cell table:style-name="ce7" table:formula="of:=[.AB140]+[.AC139]" office:value-type="float" office:value="275.999296875" calcext:value-type="float">
            <text:p>275.9993</text:p>
          </table:table-cell>
          <table:table-cell table:style-name="ce16" table:formula="of:=[.AC140]-2*([.$B140]-1)" office:value-type="float" office:value="-0.000703124999972715" calcext:value-type="float">
            <text:p>-0.000703125</text:p>
          </table:table-cell>
          <table:table-cell table:style-name="Default" office:value-type="float" office:value="63625418140992.8" calcext:value-type="float">
            <text:p>63625418140992.8</text:p>
          </table:table-cell>
          <table:table-cell table:style-name="ce7" table:formula="of:=([.AE140]-[.AE139])/1000" office:value-type="float" office:value="2.0001015625" calcext:value-type="float">
            <text:p>2.0001</text:p>
          </table:table-cell>
          <table:table-cell table:style-name="ce7" table:formula="of:=[.AF140]+[.AG139]" office:value-type="float" office:value="275.9999765625" calcext:value-type="float">
            <text:p>276.0000</text:p>
          </table:table-cell>
          <table:table-cell table:style-name="ce17" table:formula="of:=[.AG140]-2*([.$B140]-1)" office:value-type="float" office:value="-0.00002343750009004" calcext:value-type="float">
            <text:p>-2.343750009004E-05</text:p>
          </table:table-cell>
          <table:table-cell table:style-name="Default" office:value-type="float" office:value="63625418612786.6" calcext:value-type="float">
            <text:p>63625418612786.6</text:p>
          </table:table-cell>
          <table:table-cell table:style-name="ce7" table:formula="of:=([.AI140]-[.AI139])/1000" office:value-type="float" office:value="1.9993359375" calcext:value-type="float">
            <text:p>1.9993</text:p>
          </table:table-cell>
          <table:table-cell table:style-name="ce7" table:formula="of:=[.AJ140]+[.AK139]" office:value-type="float" office:value="275.998859375" calcext:value-type="float">
            <text:p>275.9989</text:p>
          </table:table-cell>
          <table:table-cell table:style-name="ce18" table:formula="of:=[.AK140]-2*([.$B140]-1)" office:value-type="float" office:value="-0.001140625000005" calcext:value-type="float">
            <text:p>-0.001140625</text:p>
          </table:table-cell>
          <table:table-cell table:style-name="Default" office:value-type="float" office:value="63625419078470.5" calcext:value-type="float">
            <text:p>63625419078470.5</text:p>
          </table:table-cell>
          <table:table-cell table:style-name="ce19" table:formula="of:=([.AM140]-[.AM139])/1000" office:value-type="float" office:value="2.0010703125" calcext:value-type="float">
            <text:p>2.0011</text:p>
          </table:table-cell>
          <table:table-cell table:style-name="ce7" table:formula="of:=[.AN140]+[.AO139]" office:value-type="float" office:value="278.00015625" calcext:value-type="float">
            <text:p>278.0002</text:p>
          </table:table-cell>
          <table:table-cell table:style-name="ce20" table:formula="of:=[.AO140]-2*([.$B140]-1)" office:value-type="float" office:value="2.0001562499998" calcext:value-type="float">
            <text:p>2.00015625</text:p>
          </table:table-cell>
          <table:table-cell table:style-name="Default" office:value-type="float" office:value="63625419546983" calcext:value-type="float">
            <text:p>63625419546983</text:p>
          </table:table-cell>
          <table:table-cell table:style-name="ce7" table:formula="of:=([.AQ140]-[.AQ139])/1000" office:value-type="float" office:value="1.9990859375" calcext:value-type="float">
            <text:p>1.9991</text:p>
          </table:table-cell>
          <table:table-cell table:style-name="ce7" table:formula="of:=[.AR140]+[.AS139]" office:value-type="float" office:value="275.9984921875" calcext:value-type="float">
            <text:p>275.9985</text:p>
          </table:table-cell>
          <table:table-cell table:style-name="ce21" table:formula="of:=[.AS140]-2*([.$B140]-1)" office:value-type="float" office:value="-0.00150781250005139" calcext:value-type="float">
            <text:p>-0.0015078125</text:p>
          </table:table-cell>
          <table:table-cell table:style-name="Default" office:value-type="float" office:value="63625420031500.2" calcext:value-type="float">
            <text:p>63625420031500.2</text:p>
          </table:table-cell>
          <table:table-cell table:style-name="ce7" table:formula="of:=([.AU140]-[.AU139])/1000" office:value-type="float" office:value="2.0008828125" calcext:value-type="float">
            <text:p>2.0009</text:p>
          </table:table-cell>
          <table:table-cell table:style-name="ce7" table:formula="of:=[.AV140]+[.AW139]" office:value-type="float" office:value="275.999734375" calcext:value-type="float">
            <text:p>275.9997</text:p>
          </table:table-cell>
          <table:table-cell table:style-name="ce22" table:formula="of:=[.AW140]-2*([.$B140]-1)" office:value-type="float" office:value="-0.000265625000110958" calcext:value-type="float">
            <text:p>-0.000265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40" calcext:value-type="float">
            <text:p>140</text:p>
          </table:table-cell>
          <table:table-cell office:value-type="float" office:value="63625414797129.7" calcext:value-type="float">
            <text:p>63625414797129.7</text:p>
          </table:table-cell>
          <table:table-cell table:formula="of:=([.C141]-[.C140])/1000" office:value-type="float" office:value="2.000140625" calcext:value-type="float">
            <text:p>2.0001</text:p>
          </table:table-cell>
          <table:table-cell table:formula="of:=[.D141]+[.E140]" office:value-type="float" office:value="278.000109375" calcext:value-type="float">
            <text:p>278.0001</text:p>
          </table:table-cell>
          <table:table-cell table:style-name="ce9" table:formula="of:=[.E141]-2*([.$B141]-1)" office:value-type="float" office:value="0.000109374999908596" calcext:value-type="float">
            <text:p>0.000109375</text:p>
          </table:table-cell>
          <table:table-cell table:style-name="Default" office:value-type="float" office:value="63625415283415.2" calcext:value-type="float">
            <text:p>63625415283415.2</text:p>
          </table:table-cell>
          <table:table-cell table:style-name="ce7" table:formula="of:=([.G141]-[.G140])/1000" office:value-type="float" office:value="2.0017890625" calcext:value-type="float">
            <text:p>2.0018</text:p>
          </table:table-cell>
          <table:table-cell table:style-name="ce7" table:formula="of:=[.H141]+[.I140]" office:value-type="float" office:value="277.9998671875" calcext:value-type="float">
            <text:p>277.9999</text:p>
          </table:table-cell>
          <table:table-cell table:style-name="ce10" table:formula="of:=[.I141]-2*([.$B141]-1)" office:value-type="float" office:value="-0.000132812499998636" calcext:value-type="float">
            <text:p>-0.0001328125</text:p>
          </table:table-cell>
          <table:table-cell table:style-name="Default" office:value-type="float" office:value="63625415754526.3" calcext:value-type="float">
            <text:p>63625415754526.3</text:p>
          </table:table-cell>
          <table:table-cell table:style-name="ce7" table:formula="of:=([.K141]-[.K140])/1000" office:value-type="float" office:value="2.00034375" calcext:value-type="float">
            <text:p>2.0003</text:p>
          </table:table-cell>
          <table:table-cell table:style-name="ce7" table:formula="of:=[.L141]+[.M140]" office:value-type="float" office:value="277.9993125" calcext:value-type="float">
            <text:p>277.9993</text:p>
          </table:table-cell>
          <table:table-cell table:style-name="ce11" table:formula="of:=[.M141]-2*([.$B141]-1)" office:value-type="float" office:value="-0.000687499999912689" calcext:value-type="float">
            <text:p>-0.0006875</text:p>
          </table:table-cell>
          <table:table-cell table:style-name="Default" office:value-type="float" office:value="63625416224936.4" calcext:value-type="float">
            <text:p>63625416224936.4</text:p>
          </table:table-cell>
          <table:table-cell table:style-name="ce7" table:formula="of:=([.O141]-[.O140])/1000" office:value-type="float" office:value="1.999046875" calcext:value-type="float">
            <text:p>1.9990</text:p>
          </table:table-cell>
          <table:table-cell table:style-name="ce7" table:formula="of:=[.P141]+[.Q140]" office:value-type="float" office:value="277.99909375" calcext:value-type="float">
            <text:p>277.9991</text:p>
          </table:table-cell>
          <table:table-cell table:style-name="ce12" table:formula="of:=[.Q141]-2*([.$B141]-1)" office:value-type="float" office:value="-0.000906250000127784" calcext:value-type="float">
            <text:p>-0.00090625</text:p>
          </table:table-cell>
          <table:table-cell table:style-name="Default" office:value-type="float" office:value="63625416708611.9" calcext:value-type="float">
            <text:p>63625416708611.9</text:p>
          </table:table-cell>
          <table:table-cell table:style-name="ce7" table:formula="of:=([.S141]-[.S140])/1000" office:value-type="float" office:value="2.000859375" calcext:value-type="float">
            <text:p>2.0009</text:p>
          </table:table-cell>
          <table:table-cell table:style-name="ce7" table:formula="of:=[.T141]+[.U140]" office:value-type="float" office:value="278.0004296875" calcext:value-type="float">
            <text:p>278.0004</text:p>
          </table:table-cell>
          <table:table-cell table:style-name="ce13" table:formula="of:=[.U141]-2*([.$B141]-1)" office:value-type="float" office:value="0.000429687500115961" calcext:value-type="float">
            <text:p>0.0004296875</text:p>
          </table:table-cell>
          <table:table-cell table:style-name="Default" office:value-type="float" office:value="63625417201941.6" calcext:value-type="float">
            <text:p>63625417201941.6</text:p>
          </table:table-cell>
          <table:table-cell table:style-name="ce14" table:formula="of:=([.W141]-[.W140])/1000" office:value-type="float" office:value="2" calcext:value-type="float">
            <text:p>2.0000</text:p>
          </table:table-cell>
          <table:table-cell table:style-name="ce7" table:formula="of:=[.X141]+[.Y140]" office:value-type="float" office:value="277.9998515625" calcext:value-type="float">
            <text:p>277.9999</text:p>
          </table:table-cell>
          <table:table-cell table:style-name="ce15" table:formula="of:=[.Y141]-2*([.$B141]-1)" office:value-type="float" office:value="-0.000148437500001819" calcext:value-type="float">
            <text:p>-0.0001484375</text:p>
          </table:table-cell>
          <table:table-cell table:style-name="Default" office:value-type="float" office:value="63625417678028.5" calcext:value-type="float">
            <text:p>63625417678028.5</text:p>
          </table:table-cell>
          <table:table-cell table:style-name="ce7" table:formula="of:=([.AA141]-[.AA140])/1000" office:value-type="float" office:value="1.999359375" calcext:value-type="float">
            <text:p>1.9994</text:p>
          </table:table-cell>
          <table:table-cell table:style-name="ce7" table:formula="of:=[.AB141]+[.AC140]" office:value-type="float" office:value="277.99865625" calcext:value-type="float">
            <text:p>277.9987</text:p>
          </table:table-cell>
          <table:table-cell table:style-name="ce16" table:formula="of:=[.AC141]-2*([.$B141]-1)" office:value-type="float" office:value="-0.00134374999998954" calcext:value-type="float">
            <text:p>-0.00134375</text:p>
          </table:table-cell>
          <table:table-cell table:style-name="Default" office:value-type="float" office:value="63625418142992.7" calcext:value-type="float">
            <text:p>63625418142992.7</text:p>
          </table:table-cell>
          <table:table-cell table:style-name="ce7" table:formula="of:=([.AE141]-[.AE140])/1000" office:value-type="float" office:value="1.9999453125" calcext:value-type="float">
            <text:p>1.9999</text:p>
          </table:table-cell>
          <table:table-cell table:style-name="ce7" table:formula="of:=[.AF141]+[.AG140]" office:value-type="float" office:value="277.999921875" calcext:value-type="float">
            <text:p>277.9999</text:p>
          </table:table-cell>
          <table:table-cell table:style-name="ce17" table:formula="of:=[.AG141]-2*([.$B141]-1)" office:value-type="float" office:value="-0.0000781250000727596" calcext:value-type="float">
            <text:p>-0.000078125</text:p>
          </table:table-cell>
          <table:table-cell table:style-name="Default" office:value-type="float" office:value="63625418614786.4" calcext:value-type="float">
            <text:p>63625418614786.4</text:p>
          </table:table-cell>
          <table:table-cell table:style-name="ce7" table:formula="of:=([.AI141]-[.AI140])/1000" office:value-type="float" office:value="1.9998671875" calcext:value-type="float">
            <text:p>1.9999</text:p>
          </table:table-cell>
          <table:table-cell table:style-name="ce7" table:formula="of:=[.AJ141]+[.AK140]" office:value-type="float" office:value="277.9987265625" calcext:value-type="float">
            <text:p>277.9987</text:p>
          </table:table-cell>
          <table:table-cell table:style-name="ce18" table:formula="of:=[.AK141]-2*([.$B141]-1)" office:value-type="float" office:value="-0.00127343750000364" calcext:value-type="float">
            <text:p>-0.0012734375</text:p>
          </table:table-cell>
          <table:table-cell table:style-name="Default" office:value-type="float" office:value="63625419080470.2" calcext:value-type="float">
            <text:p>63625419080470.2</text:p>
          </table:table-cell>
          <table:table-cell table:style-name="ce19" table:formula="of:=([.AM141]-[.AM140])/1000" office:value-type="float" office:value="1.9997109375" calcext:value-type="float">
            <text:p>1.9997</text:p>
          </table:table-cell>
          <table:table-cell table:style-name="ce7" table:formula="of:=[.AN141]+[.AO140]" office:value-type="float" office:value="279.9998671875" calcext:value-type="float">
            <text:p>279.9999</text:p>
          </table:table-cell>
          <table:table-cell table:style-name="ce20" table:formula="of:=[.AO141]-2*([.$B141]-1)" office:value-type="float" office:value="1.99986718749983" calcext:value-type="float">
            <text:p>1.9998671875</text:p>
          </table:table-cell>
          <table:table-cell table:style-name="Default" office:value-type="float" office:value="63625419548982.3" calcext:value-type="float">
            <text:p>63625419548982.3</text:p>
          </table:table-cell>
          <table:table-cell table:style-name="ce7" table:formula="of:=([.AQ141]-[.AQ140])/1000" office:value-type="float" office:value="1.999375" calcext:value-type="float">
            <text:p>1.9994</text:p>
          </table:table-cell>
          <table:table-cell table:style-name="ce7" table:formula="of:=[.AR141]+[.AS140]" office:value-type="float" office:value="277.9978671875" calcext:value-type="float">
            <text:p>277.9979</text:p>
          </table:table-cell>
          <table:table-cell table:style-name="ce21" table:formula="of:=[.AS141]-2*([.$B141]-1)" office:value-type="float" office:value="-0.00213281250006503" calcext:value-type="float">
            <text:p>-0.0021328125</text:p>
          </table:table-cell>
          <table:table-cell table:style-name="Default" office:value-type="float" office:value="63625420033499.5" calcext:value-type="float">
            <text:p>63625420033499.5</text:p>
          </table:table-cell>
          <table:table-cell table:style-name="ce7" table:formula="of:=([.AU141]-[.AU140])/1000" office:value-type="float" office:value="1.9992734375" calcext:value-type="float">
            <text:p>1.9993</text:p>
          </table:table-cell>
          <table:table-cell table:style-name="ce7" table:formula="of:=[.AV141]+[.AW140]" office:value-type="float" office:value="277.9990078125" calcext:value-type="float">
            <text:p>277.9990</text:p>
          </table:table-cell>
          <table:table-cell table:style-name="ce22" table:formula="of:=[.AW141]-2*([.$B141]-1)" office:value-type="float" office:value="-0.00099218750011687" calcext:value-type="float">
            <text:p>-0.0009921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41" calcext:value-type="float">
            <text:p>141</text:p>
          </table:table-cell>
          <table:table-cell office:value-type="float" office:value="63625414799128.3" calcext:value-type="float">
            <text:p>63625414799128.3</text:p>
          </table:table-cell>
          <table:table-cell table:formula="of:=([.C142]-[.C141])/1000" office:value-type="float" office:value="1.9986171875" calcext:value-type="float">
            <text:p>1.9986</text:p>
          </table:table-cell>
          <table:table-cell table:formula="of:=[.D142]+[.E141]" office:value-type="float" office:value="279.9987265625" calcext:value-type="float">
            <text:p>279.9987</text:p>
          </table:table-cell>
          <table:table-cell table:style-name="ce9" table:formula="of:=[.E142]-2*([.$B142]-1)" office:value-type="float" office:value="-0.00127343750011732" calcext:value-type="float">
            <text:p>-0.0012734375</text:p>
          </table:table-cell>
          <table:table-cell table:style-name="Default" office:value-type="float" office:value="63625415285414.6" calcext:value-type="float">
            <text:p>63625415285414.6</text:p>
          </table:table-cell>
          <table:table-cell table:style-name="ce7" table:formula="of:=([.G142]-[.G141])/1000" office:value-type="float" office:value="1.999453125" calcext:value-type="float">
            <text:p>1.9995</text:p>
          </table:table-cell>
          <table:table-cell table:style-name="ce7" table:formula="of:=[.H142]+[.I141]" office:value-type="float" office:value="279.9993203125" calcext:value-type="float">
            <text:p>279.9993</text:p>
          </table:table-cell>
          <table:table-cell table:style-name="ce10" table:formula="of:=[.I142]-2*([.$B142]-1)" office:value-type="float" office:value="-0.000679687499996362" calcext:value-type="float">
            <text:p>-0.0006796875</text:p>
          </table:table-cell>
          <table:table-cell table:style-name="Default" office:value-type="float" office:value="63625415756525.7" calcext:value-type="float">
            <text:p>63625415756525.7</text:p>
          </table:table-cell>
          <table:table-cell table:style-name="ce7" table:formula="of:=([.K142]-[.K141])/1000" office:value-type="float" office:value="1.9993828125" calcext:value-type="float">
            <text:p>1.9994</text:p>
          </table:table-cell>
          <table:table-cell table:style-name="ce7" table:formula="of:=[.L142]+[.M141]" office:value-type="float" office:value="279.9986953125" calcext:value-type="float">
            <text:p>279.9987</text:p>
          </table:table-cell>
          <table:table-cell table:style-name="ce11" table:formula="of:=[.M142]-2*([.$B142]-1)" office:value-type="float" office:value="-0.00130468749989632" calcext:value-type="float">
            <text:p>-0.0013046875</text:p>
          </table:table-cell>
          <table:table-cell table:style-name="Default" office:value-type="float" office:value="63625416226937.7" calcext:value-type="float">
            <text:p>63625416226937.7</text:p>
          </table:table-cell>
          <table:table-cell table:style-name="ce7" table:formula="of:=([.O142]-[.O141])/1000" office:value-type="float" office:value="2.0013671875" calcext:value-type="float">
            <text:p>2.0014</text:p>
          </table:table-cell>
          <table:table-cell table:style-name="ce7" table:formula="of:=[.P142]+[.Q141]" office:value-type="float" office:value="280.0004609375" calcext:value-type="float">
            <text:p>280.0005</text:p>
          </table:table-cell>
          <table:table-cell table:style-name="ce12" table:formula="of:=[.Q142]-2*([.$B142]-1)" office:value-type="float" office:value="0.000460937499894953" calcext:value-type="float">
            <text:p>0.0004609375</text:p>
          </table:table-cell>
          <table:table-cell table:style-name="Default" office:value-type="float" office:value="63625416710611.7" calcext:value-type="float">
            <text:p>63625416710611.7</text:p>
          </table:table-cell>
          <table:table-cell table:style-name="ce7" table:formula="of:=([.S142]-[.S141])/1000" office:value-type="float" office:value="1.9998359375" calcext:value-type="float">
            <text:p>1.9998</text:p>
          </table:table-cell>
          <table:table-cell table:style-name="ce7" table:formula="of:=[.T142]+[.U141]" office:value-type="float" office:value="280.000265625" calcext:value-type="float">
            <text:p>280.0003</text:p>
          </table:table-cell>
          <table:table-cell table:style-name="ce13" table:formula="of:=[.U142]-2*([.$B142]-1)" office:value-type="float" office:value="0.000265625000110958" calcext:value-type="float">
            <text:p>0.000265625</text:p>
          </table:table-cell>
          <table:table-cell table:style-name="Default" office:value-type="float" office:value="63625417203942.3" calcext:value-type="float">
            <text:p>63625417203942.3</text:p>
          </table:table-cell>
          <table:table-cell table:style-name="ce14" table:formula="of:=([.W142]-[.W141])/1000" office:value-type="float" office:value="2.000734375" calcext:value-type="float">
            <text:p>2.0007</text:p>
          </table:table-cell>
          <table:table-cell table:style-name="ce7" table:formula="of:=[.X142]+[.Y141]" office:value-type="float" office:value="280.0005859375" calcext:value-type="float">
            <text:p>280.0006</text:p>
          </table:table-cell>
          <table:table-cell table:style-name="ce15" table:formula="of:=[.Y142]-2*([.$B142]-1)" office:value-type="float" office:value="0.000585937499977263" calcext:value-type="float">
            <text:p>0.0005859375</text:p>
          </table:table-cell>
          <table:table-cell table:style-name="Default" office:value-type="float" office:value="63625417680029.2" calcext:value-type="float">
            <text:p>63625417680029.2</text:p>
          </table:table-cell>
          <table:table-cell table:style-name="ce7" table:formula="of:=([.AA142]-[.AA141])/1000" office:value-type="float" office:value="2.0007578125" calcext:value-type="float">
            <text:p>2.0008</text:p>
          </table:table-cell>
          <table:table-cell table:style-name="ce7" table:formula="of:=[.AB142]+[.AC141]" office:value-type="float" office:value="279.9994140625" calcext:value-type="float">
            <text:p>279.9994</text:p>
          </table:table-cell>
          <table:table-cell table:style-name="ce16" table:formula="of:=[.AC142]-2*([.$B142]-1)" office:value-type="float" office:value="-0.000585937499977263" calcext:value-type="float">
            <text:p>-0.0005859375</text:p>
          </table:table-cell>
          <table:table-cell table:style-name="Default" office:value-type="float" office:value="63625418144992.5" calcext:value-type="float">
            <text:p>63625418144992.5</text:p>
          </table:table-cell>
          <table:table-cell table:style-name="ce7" table:formula="of:=([.AE142]-[.AE141])/1000" office:value-type="float" office:value="1.9998125" calcext:value-type="float">
            <text:p>1.9998</text:p>
          </table:table-cell>
          <table:table-cell table:style-name="ce7" table:formula="of:=[.AF142]+[.AG141]" office:value-type="float" office:value="279.999734375" calcext:value-type="float">
            <text:p>279.9997</text:p>
          </table:table-cell>
          <table:table-cell table:style-name="ce17" table:formula="of:=[.AG142]-2*([.$B142]-1)" office:value-type="float" office:value="-0.000265625000054115" calcext:value-type="float">
            <text:p>-0.000265625</text:p>
          </table:table-cell>
          <table:table-cell table:style-name="Default" office:value-type="float" office:value="63625418616789.1" calcext:value-type="float">
            <text:p>63625418616789.1</text:p>
          </table:table-cell>
          <table:table-cell table:style-name="ce7" table:formula="of:=([.AI142]-[.AI141])/1000" office:value-type="float" office:value="2.0026875" calcext:value-type="float">
            <text:p>2.0027</text:p>
          </table:table-cell>
          <table:table-cell table:style-name="ce7" table:formula="of:=[.AJ142]+[.AK141]" office:value-type="float" office:value="280.0014140625" calcext:value-type="float">
            <text:p>280.0014</text:p>
          </table:table-cell>
          <table:table-cell table:style-name="ce18" table:formula="of:=[.AK142]-2*([.$B142]-1)" office:value-type="float" office:value="0.00141406249997544" calcext:value-type="float">
            <text:p>0.0014140625</text:p>
          </table:table-cell>
          <table:table-cell table:style-name="Default" office:value-type="float" office:value="63625419082468.8" calcext:value-type="float">
            <text:p>63625419082468.8</text:p>
          </table:table-cell>
          <table:table-cell table:style-name="ce19" table:formula="of:=([.AM142]-[.AM141])/1000" office:value-type="float" office:value="1.99865625" calcext:value-type="float">
            <text:p>1.9987</text:p>
          </table:table-cell>
          <table:table-cell table:style-name="ce7" table:formula="of:=[.AN142]+[.AO141]" office:value-type="float" office:value="281.9985234375" calcext:value-type="float">
            <text:p>281.9985</text:p>
          </table:table-cell>
          <table:table-cell table:style-name="ce20" table:formula="of:=[.AO142]-2*([.$B142]-1)" office:value-type="float" office:value="1.99852343749984" calcext:value-type="float">
            <text:p>1.9985234375</text:p>
          </table:table-cell>
          <table:table-cell table:style-name="Default" office:value-type="float" office:value="63625419550983.2" calcext:value-type="float">
            <text:p>63625419550983.2</text:p>
          </table:table-cell>
          <table:table-cell table:style-name="ce7" table:formula="of:=([.AQ142]-[.AQ141])/1000" office:value-type="float" office:value="2.0008984375" calcext:value-type="float">
            <text:p>2.0009</text:p>
          </table:table-cell>
          <table:table-cell table:style-name="ce7" table:formula="of:=[.AR142]+[.AS141]" office:value-type="float" office:value="279.998765625" calcext:value-type="float">
            <text:p>279.9988</text:p>
          </table:table-cell>
          <table:table-cell table:style-name="ce21" table:formula="of:=[.AS142]-2*([.$B142]-1)" office:value-type="float" office:value="-0.00123437500008095" calcext:value-type="float">
            <text:p>-0.001234375</text:p>
          </table:table-cell>
          <table:table-cell table:style-name="Default" office:value-type="float" office:value="63625420035499.6" calcext:value-type="float">
            <text:p>63625420035499.6</text:p>
          </table:table-cell>
          <table:table-cell table:style-name="ce7" table:formula="of:=([.AU142]-[.AU141])/1000" office:value-type="float" office:value="2.0001328125" calcext:value-type="float">
            <text:p>2.0001</text:p>
          </table:table-cell>
          <table:table-cell table:style-name="ce7" table:formula="of:=[.AV142]+[.AW141]" office:value-type="float" office:value="279.999140625" calcext:value-type="float">
            <text:p>279.9991</text:p>
          </table:table-cell>
          <table:table-cell table:style-name="ce22" table:formula="of:=[.AW142]-2*([.$B142]-1)" office:value-type="float" office:value="-0.000859375000118234" calcext:value-type="float">
            <text:p>-0.000859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test</text:p>
          </table:table-cell>
          <table:table-cell table:style-name="ce6" office:value-type="float" office:value="142" calcext:value-type="float">
            <text:p>142</text:p>
          </table:table-cell>
          <table:table-cell office:value-type="float" office:value="63625414801128.9" calcext:value-type="float">
            <text:p>63625414801128.9</text:p>
          </table:table-cell>
          <table:table-cell table:formula="of:=([.C143]-[.C142])/1000" office:value-type="float" office:value="2.0006328125" calcext:value-type="float">
            <text:p>2.0006</text:p>
          </table:table-cell>
          <table:table-cell table:formula="of:=[.D143]+[.E142]" office:value-type="float" office:value="281.999359375" calcext:value-type="float">
            <text:p>281.9994</text:p>
          </table:table-cell>
          <table:table-cell table:style-name="ce9" table:formula="of:=[.E143]-2*([.$B143]-1)" office:value-type="float" office:value="-0.000640625000130513" calcext:value-type="float">
            <text:p>-0.000640625</text:p>
          </table:table-cell>
          <table:table-cell table:style-name="Default" office:value-type="float" office:value="63625415287415.8" calcext:value-type="float">
            <text:p>63625415287415.8</text:p>
          </table:table-cell>
          <table:table-cell table:style-name="ce7" table:formula="of:=([.G143]-[.G142])/1000" office:value-type="float" office:value="2.00115625" calcext:value-type="float">
            <text:p>2.0012</text:p>
          </table:table-cell>
          <table:table-cell table:style-name="ce7" table:formula="of:=[.H143]+[.I142]" office:value-type="float" office:value="282.0004765625" calcext:value-type="float">
            <text:p>282.0005</text:p>
          </table:table-cell>
          <table:table-cell table:style-name="ce10" table:formula="of:=[.I143]-2*([.$B143]-1)" office:value-type="float" office:value="0.000476562500011823" calcext:value-type="float">
            <text:p>0.0004765625</text:p>
          </table:table-cell>
          <table:table-cell table:style-name="Default" office:value-type="float" office:value="63625415758526.3" calcext:value-type="float">
            <text:p>63625415758526.3</text:p>
          </table:table-cell>
          <table:table-cell table:style-name="ce7" table:formula="of:=([.K143]-[.K142])/1000" office:value-type="float" office:value="2.000609375" calcext:value-type="float">
            <text:p>2.0006</text:p>
          </table:table-cell>
          <table:table-cell table:style-name="ce7" table:formula="of:=[.L143]+[.M142]" office:value-type="float" office:value="281.9993046875" calcext:value-type="float">
            <text:p>281.9993</text:p>
          </table:table-cell>
          <table:table-cell table:style-name="ce11" table:formula="of:=[.M143]-2*([.$B143]-1)" office:value-type="float" office:value="-0.000695312499885858" calcext:value-type="float">
            <text:p>-0.0006953125</text:p>
          </table:table-cell>
          <table:table-cell table:style-name="Default" office:value-type="float" office:value="63625416228936" calcext:value-type="float">
            <text:p>63625416228936</text:p>
          </table:table-cell>
          <table:table-cell table:style-name="ce7" table:formula="of:=([.O143]-[.O142])/1000" office:value-type="float" office:value="1.998234375" calcext:value-type="float">
            <text:p>1.9982</text:p>
          </table:table-cell>
          <table:table-cell table:style-name="ce7" table:formula="of:=[.P143]+[.Q142]" office:value-type="float" office:value="281.9986953125" calcext:value-type="float">
            <text:p>281.9987</text:p>
          </table:table-cell>
          <table:table-cell table:style-name="ce12" table:formula="of:=[.Q143]-2*([.$B143]-1)" office:value-type="float" office:value="-0.00130468750012369" calcext:value-type="float">
            <text:p>-0.0013046875</text:p>
          </table:table-cell>
          <table:table-cell table:style-name="Default" office:value-type="float" office:value="63625416712610.8" calcext:value-type="float">
            <text:p>63625416712610.8</text:p>
          </table:table-cell>
          <table:table-cell table:style-name="ce7" table:formula="of:=([.S143]-[.S142])/1000" office:value-type="float" office:value="1.999046875" calcext:value-type="float">
            <text:p>1.9990</text:p>
          </table:table-cell>
          <table:table-cell table:style-name="ce7" table:formula="of:=[.T143]+[.U142]" office:value-type="float" office:value="281.9993125" calcext:value-type="float">
            <text:p>281.9993</text:p>
          </table:table-cell>
          <table:table-cell table:style-name="ce13" table:formula="of:=[.U143]-2*([.$B143]-1)" office:value-type="float" office:value="-0.000687499999912689" calcext:value-type="float">
            <text:p>-0.0006875</text:p>
          </table:table-cell>
          <table:table-cell table:style-name="Default" office:value-type="float" office:value="63625417205940.3" calcext:value-type="float">
            <text:p>63625417205940.3</text:p>
          </table:table-cell>
          <table:table-cell table:style-name="ce14" table:formula="of:=([.W143]-[.W142])/1000" office:value-type="float" office:value="1.998" calcext:value-type="float">
            <text:p>1.9980</text:p>
          </table:table-cell>
          <table:table-cell table:style-name="ce7" table:formula="of:=[.X143]+[.Y142]" office:value-type="float" office:value="281.9985859375" calcext:value-type="float">
            <text:p>281.9986</text:p>
          </table:table-cell>
          <table:table-cell table:style-name="ce15" table:formula="of:=[.Y143]-2*([.$B143]-1)" office:value-type="float" office:value="-0.00141406250003229" calcext:value-type="float">
            <text:p>-0.0014140625</text:p>
          </table:table-cell>
          <table:table-cell table:style-name="Default" office:value-type="float" office:value="63625417682028.5" calcext:value-type="float">
            <text:p>63625417682028.5</text:p>
          </table:table-cell>
          <table:table-cell table:style-name="ce7" table:formula="of:=([.AA143]-[.AA142])/1000" office:value-type="float" office:value="1.999265625" calcext:value-type="float">
            <text:p>1.9993</text:p>
          </table:table-cell>
          <table:table-cell table:style-name="ce7" table:formula="of:=[.AB143]+[.AC142]" office:value-type="float" office:value="281.9986796875" calcext:value-type="float">
            <text:p>281.9987</text:p>
          </table:table-cell>
          <table:table-cell table:style-name="ce16" table:formula="of:=[.AC143]-2*([.$B143]-1)" office:value-type="float" office:value="-0.00132031249995634" calcext:value-type="float">
            <text:p>-0.0013203125</text:p>
          </table:table-cell>
          <table:table-cell table:style-name="Default" office:value-type="float" office:value="63625418146993.5" calcext:value-type="float">
            <text:p>63625418146993.5</text:p>
          </table:table-cell>
          <table:table-cell table:style-name="ce7" table:formula="of:=([.AE143]-[.AE142])/1000" office:value-type="float" office:value="2.0009921875" calcext:value-type="float">
            <text:p>2.0010</text:p>
          </table:table-cell>
          <table:table-cell table:style-name="ce7" table:formula="of:=[.AF143]+[.AG142]" office:value-type="float" office:value="282.0007265625" calcext:value-type="float">
            <text:p>282.0007</text:p>
          </table:table-cell>
          <table:table-cell table:style-name="ce17" table:formula="of:=[.AG143]-2*([.$B143]-1)" office:value-type="float" office:value="0.000726562499949068" calcext:value-type="float">
            <text:p>0.0007265625</text:p>
          </table:table-cell>
          <table:table-cell table:style-name="Default" office:value-type="float" office:value="63625418618786.1" calcext:value-type="float">
            <text:p>63625418618786.1</text:p>
          </table:table-cell>
          <table:table-cell table:style-name="ce7" table:formula="of:=([.AI143]-[.AI142])/1000" office:value-type="float" office:value="1.996984375" calcext:value-type="float">
            <text:p>1.9970</text:p>
          </table:table-cell>
          <table:table-cell table:style-name="ce7" table:formula="of:=[.AJ143]+[.AK142]" office:value-type="float" office:value="281.9983984375" calcext:value-type="float">
            <text:p>281.9984</text:p>
          </table:table-cell>
          <table:table-cell table:style-name="ce18" table:formula="of:=[.AK143]-2*([.$B143]-1)" office:value-type="float" office:value="-0.00160156250001364" calcext:value-type="float">
            <text:p>-0.0016015625</text:p>
          </table:table-cell>
          <table:table-cell table:style-name="Default" office:value-type="float" office:value="63625419084470.8" calcext:value-type="float">
            <text:p>63625419084470.8</text:p>
          </table:table-cell>
          <table:table-cell table:style-name="ce19" table:formula="of:=([.AM143]-[.AM142])/1000" office:value-type="float" office:value="2.0019609375" calcext:value-type="float">
            <text:p>2.0020</text:p>
          </table:table-cell>
          <table:table-cell table:style-name="ce7" table:formula="of:=[.AN143]+[.AO142]" office:value-type="float" office:value="284.000484375" calcext:value-type="float">
            <text:p>284.0005</text:p>
          </table:table-cell>
          <table:table-cell table:style-name="ce20" table:formula="of:=[.AO143]-2*([.$B143]-1)" office:value-type="float" office:value="2.00048437499981" calcext:value-type="float">
            <text:p>2.000484375</text:p>
          </table:table-cell>
          <table:table-cell table:style-name="Default" office:value-type="float" office:value="63625419552984.7" calcext:value-type="float">
            <text:p>63625419552984.7</text:p>
          </table:table-cell>
          <table:table-cell table:style-name="ce7" table:formula="of:=([.AQ143]-[.AQ142])/1000" office:value-type="float" office:value="2.001453125" calcext:value-type="float">
            <text:p>2.0015</text:p>
          </table:table-cell>
          <table:table-cell table:style-name="ce7" table:formula="of:=[.AR143]+[.AS142]" office:value-type="float" office:value="282.00021875" calcext:value-type="float">
            <text:p>282.0002</text:p>
          </table:table-cell>
          <table:table-cell table:style-name="ce21" table:formula="of:=[.AS143]-2*([.$B143]-1)" office:value-type="float" office:value="0.000218749999930878" calcext:value-type="float">
            <text:p>0.00021875</text:p>
          </table:table-cell>
          <table:table-cell table:style-name="Default" office:value-type="float" office:value="63625420037499.5" calcext:value-type="float">
            <text:p>63625420037499.5</text:p>
          </table:table-cell>
          <table:table-cell table:style-name="ce7" table:formula="of:=([.AU143]-[.AU142])/1000" office:value-type="float" office:value="1.999953125" calcext:value-type="float">
            <text:p>2.0000</text:p>
          </table:table-cell>
          <table:table-cell table:style-name="ce7" table:formula="of:=[.AV143]+[.AW142]" office:value-type="float" office:value="281.99909375" calcext:value-type="float">
            <text:p>281.9991</text:p>
          </table:table-cell>
          <table:table-cell table:style-name="ce22" table:formula="of:=[.AW143]-2*([.$B143]-1)" office:value-type="float" office:value="-0.000906250000127784" calcext:value-type="float">
            <text:p>-0.00090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eedback</text:p>
          </table:table-cell>
          <table:table-cell table:style-name="ce6" office:value-type="float" office:value="143" calcext:value-type="float">
            <text:p>143</text:p>
          </table:table-cell>
          <table:table-cell office:value-type="float" office:value="63625414803127.9" calcext:value-type="float">
            <text:p>63625414803127.9</text:p>
          </table:table-cell>
          <table:table-cell table:formula="of:=([.C144]-[.C143])/1000" office:value-type="float" office:value="1.998953125" calcext:value-type="float">
            <text:p>1.9990</text:p>
          </table:table-cell>
          <table:table-cell table:formula="of:=[.D144]+[.E143]" office:value-type="float" office:value="283.9983125" calcext:value-type="float">
            <text:p>283.9983</text:p>
          </table:table-cell>
          <table:table-cell table:style-name="ce9" table:formula="of:=[.E144]-2*([.$B144]-1)" office:value-type="float" office:value="-0.00168750000011642" calcext:value-type="float">
            <text:p>-0.0016875</text:p>
          </table:table-cell>
          <table:table-cell table:style-name="Default" office:value-type="float" office:value="63625415289413.4" calcext:value-type="float">
            <text:p>63625415289413.4</text:p>
          </table:table-cell>
          <table:table-cell table:style-name="ce7" table:formula="of:=([.G144]-[.G143])/1000" office:value-type="float" office:value="1.9976015625" calcext:value-type="float">
            <text:p>1.9976</text:p>
          </table:table-cell>
          <table:table-cell table:style-name="ce7" table:formula="of:=[.H144]+[.I143]" office:value-type="float" office:value="283.998078125" calcext:value-type="float">
            <text:p>283.9981</text:p>
          </table:table-cell>
          <table:table-cell table:style-name="ce10" table:formula="of:=[.I144]-2*([.$B144]-1)" office:value-type="float" office:value="-0.00192187499999363" calcext:value-type="float">
            <text:p>-0.001921875</text:p>
          </table:table-cell>
          <table:table-cell table:style-name="Default" office:value-type="float" office:value="63625415760528" calcext:value-type="float">
            <text:p>63625415760528</text:p>
          </table:table-cell>
          <table:table-cell table:style-name="ce7" table:formula="of:=([.K144]-[.K143])/1000" office:value-type="float" office:value="2.0016484375" calcext:value-type="float">
            <text:p>2.0016</text:p>
          </table:table-cell>
          <table:table-cell table:style-name="ce7" table:formula="of:=[.L144]+[.M143]" office:value-type="float" office:value="284.000953125" calcext:value-type="float">
            <text:p>284.0010</text:p>
          </table:table-cell>
          <table:table-cell table:style-name="ce11" table:formula="of:=[.M144]-2*([.$B144]-1)" office:value-type="float" office:value="0.000953125000137334" calcext:value-type="float">
            <text:p>0.000953125</text:p>
          </table:table-cell>
          <table:table-cell table:style-name="Default" office:value-type="float" office:value="63625416230936.1" calcext:value-type="float">
            <text:p>63625416230936.1</text:p>
          </table:table-cell>
          <table:table-cell table:style-name="ce7" table:formula="of:=([.O144]-[.O143])/1000" office:value-type="float" office:value="2.0001484375" calcext:value-type="float">
            <text:p>2.0001</text:p>
          </table:table-cell>
          <table:table-cell table:style-name="ce7" table:formula="of:=[.P144]+[.Q143]" office:value-type="float" office:value="283.99884375" calcext:value-type="float">
            <text:p>283.9988</text:p>
          </table:table-cell>
          <table:table-cell table:style-name="ce12" table:formula="of:=[.Q144]-2*([.$B144]-1)" office:value-type="float" office:value="-0.00115625000012187" calcext:value-type="float">
            <text:p>-0.00115625</text:p>
          </table:table-cell>
          <table:table-cell table:style-name="Default" office:value-type="float" office:value="63625416714609.7" calcext:value-type="float">
            <text:p>63625416714609.7</text:p>
          </table:table-cell>
          <table:table-cell table:style-name="ce7" table:formula="of:=([.S144]-[.S143])/1000" office:value-type="float" office:value="1.9988828125" calcext:value-type="float">
            <text:p>1.9989</text:p>
          </table:table-cell>
          <table:table-cell table:style-name="ce7" table:formula="of:=[.T144]+[.U143]" office:value-type="float" office:value="283.9981953125" calcext:value-type="float">
            <text:p>283.9982</text:p>
          </table:table-cell>
          <table:table-cell table:style-name="ce13" table:formula="of:=[.U144]-2*([.$B144]-1)" office:value-type="float" office:value="-0.00180468749988449" calcext:value-type="float">
            <text:p>-0.0018046875</text:p>
          </table:table-cell>
          <table:table-cell table:style-name="Default" office:value-type="float" office:value="63625417207940.3" calcext:value-type="float">
            <text:p>63625417207940.3</text:p>
          </table:table-cell>
          <table:table-cell table:style-name="ce14" table:formula="of:=([.W144]-[.W143])/1000" office:value-type="float" office:value="1.9999765625" calcext:value-type="float">
            <text:p>2.0000</text:p>
          </table:table-cell>
          <table:table-cell table:style-name="ce7" table:formula="of:=[.X144]+[.Y143]" office:value-type="float" office:value="283.9985625" calcext:value-type="float">
            <text:p>283.9986</text:p>
          </table:table-cell>
          <table:table-cell table:style-name="ce15" table:formula="of:=[.Y144]-2*([.$B144]-1)" office:value-type="float" office:value="-0.00143750000000864" calcext:value-type="float">
            <text:p>-0.0014375</text:p>
          </table:table-cell>
          <table:table-cell table:style-name="Default" office:value-type="float" office:value="63625417684029.5" calcext:value-type="float">
            <text:p>63625417684029.5</text:p>
          </table:table-cell>
          <table:table-cell table:style-name="ce7" table:formula="of:=([.AA144]-[.AA143])/1000" office:value-type="float" office:value="2.0009609375" calcext:value-type="float">
            <text:p>2.0010</text:p>
          </table:table-cell>
          <table:table-cell table:style-name="ce7" table:formula="of:=[.AB144]+[.AC143]" office:value-type="float" office:value="283.999640625" calcext:value-type="float">
            <text:p>283.9996</text:p>
          </table:table-cell>
          <table:table-cell table:style-name="ce16" table:formula="of:=[.AC144]-2*([.$B144]-1)" office:value-type="float" office:value="-0.000359374999959527" calcext:value-type="float">
            <text:p>-0.000359375</text:p>
          </table:table-cell>
          <table:table-cell table:style-name="Default" office:value-type="float" office:value="63625418148991.4" calcext:value-type="float">
            <text:p>63625418148991.4</text:p>
          </table:table-cell>
          <table:table-cell table:style-name="ce7" table:formula="of:=([.AE144]-[.AE143])/1000" office:value-type="float" office:value="1.997921875" calcext:value-type="float">
            <text:p>1.9979</text:p>
          </table:table-cell>
          <table:table-cell table:style-name="ce7" table:formula="of:=[.AF144]+[.AG143]" office:value-type="float" office:value="283.9986484375" calcext:value-type="float">
            <text:p>283.9986</text:p>
          </table:table-cell>
          <table:table-cell table:style-name="ce17" table:formula="of:=[.AG144]-2*([.$B144]-1)" office:value-type="float" office:value="-0.0013515625000764" calcext:value-type="float">
            <text:p>-0.0013515625</text:p>
          </table:table-cell>
          <table:table-cell table:style-name="Default" office:value-type="float" office:value="63625418620788.1" calcext:value-type="float">
            <text:p>63625418620788.1</text:p>
          </table:table-cell>
          <table:table-cell table:style-name="ce7" table:formula="of:=([.AI144]-[.AI143])/1000" office:value-type="float" office:value="2.0019609375" calcext:value-type="float">
            <text:p>2.0020</text:p>
          </table:table-cell>
          <table:table-cell table:style-name="ce7" table:formula="of:=[.AJ144]+[.AK143]" office:value-type="float" office:value="284.000359375" calcext:value-type="float">
            <text:p>284.0004</text:p>
          </table:table-cell>
          <table:table-cell table:style-name="ce18" table:formula="of:=[.AK144]-2*([.$B144]-1)" office:value-type="float" office:value="0.000359374999959527" calcext:value-type="float">
            <text:p>0.000359375</text:p>
          </table:table-cell>
          <table:table-cell table:style-name="Default" office:value-type="float" office:value="63625419086468.6" calcext:value-type="float">
            <text:p>63625419086468.6</text:p>
          </table:table-cell>
          <table:table-cell table:style-name="ce19" table:formula="of:=([.AM144]-[.AM143])/1000" office:value-type="float" office:value="1.9978125" calcext:value-type="float">
            <text:p>1.9978</text:p>
          </table:table-cell>
          <table:table-cell table:style-name="ce7" table:formula="of:=[.AN144]+[.AO143]" office:value-type="float" office:value="285.998296875" calcext:value-type="float">
            <text:p>285.9983</text:p>
          </table:table-cell>
          <table:table-cell table:style-name="ce20" table:formula="of:=[.AO144]-2*([.$B144]-1)" office:value-type="float" office:value="1.99829687499982" calcext:value-type="float">
            <text:p>1.998296875</text:p>
          </table:table-cell>
          <table:table-cell table:style-name="Default" office:value-type="float" office:value="63625419554982.8" calcext:value-type="float">
            <text:p>63625419554982.8</text:p>
          </table:table-cell>
          <table:table-cell table:style-name="ce7" table:formula="of:=([.AQ144]-[.AQ143])/1000" office:value-type="float" office:value="1.9980859375" calcext:value-type="float">
            <text:p>1.9981</text:p>
          </table:table-cell>
          <table:table-cell table:style-name="ce7" table:formula="of:=[.AR144]+[.AS143]" office:value-type="float" office:value="283.9983046875" calcext:value-type="float">
            <text:p>283.9983</text:p>
          </table:table-cell>
          <table:table-cell table:style-name="ce21" table:formula="of:=[.AS144]-2*([.$B144]-1)" office:value-type="float" office:value="-0.00169531250008959" calcext:value-type="float">
            <text:p>-0.0016953125</text:p>
          </table:table-cell>
          <table:table-cell table:style-name="Default" office:value-type="float" office:value="63625420039500" calcext:value-type="float">
            <text:p>63625420039500</text:p>
          </table:table-cell>
          <table:table-cell table:style-name="ce7" table:formula="of:=([.AU144]-[.AU143])/1000" office:value-type="float" office:value="2.0004296875" calcext:value-type="float">
            <text:p>2.0004</text:p>
          </table:table-cell>
          <table:table-cell table:style-name="ce7" table:formula="of:=[.AV144]+[.AW143]" office:value-type="float" office:value="283.9995234375" calcext:value-type="float">
            <text:p>283.9995</text:p>
          </table:table-cell>
          <table:table-cell table:style-name="ce22" table:formula="of:=[.AW144]-2*([.$B144]-1)" office:value-type="float" office:value="-0.00047656250012551" calcext:value-type="float">
            <text:p>-0.0004765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44" calcext:value-type="float">
            <text:p>144</text:p>
          </table:table-cell>
          <table:table-cell office:value-type="float" office:value="63625414805128.6" calcext:value-type="float">
            <text:p>63625414805128.6</text:p>
          </table:table-cell>
          <table:table-cell table:formula="of:=([.C145]-[.C144])/1000" office:value-type="float" office:value="2.0006640625" calcext:value-type="float">
            <text:p>2.0007</text:p>
          </table:table-cell>
          <table:table-cell table:formula="of:=[.D145]+[.E144]" office:value-type="float" office:value="285.9989765625" calcext:value-type="float">
            <text:p>285.9990</text:p>
          </table:table-cell>
          <table:table-cell table:style-name="ce9" table:formula="of:=[.E145]-2*([.$B145]-1)" office:value-type="float" office:value="-0.00102343750012324" calcext:value-type="float">
            <text:p>-0.0010234375</text:p>
          </table:table-cell>
          <table:table-cell table:style-name="Default" office:value-type="float" office:value="63625415291414.4" calcext:value-type="float">
            <text:p>63625415291414.4</text:p>
          </table:table-cell>
          <table:table-cell table:style-name="ce7" table:formula="of:=([.G145]-[.G144])/1000" office:value-type="float" office:value="2.00096875" calcext:value-type="float">
            <text:p>2.0010</text:p>
          </table:table-cell>
          <table:table-cell table:style-name="ce7" table:formula="of:=[.H145]+[.I144]" office:value-type="float" office:value="285.999046875" calcext:value-type="float">
            <text:p>285.9990</text:p>
          </table:table-cell>
          <table:table-cell table:style-name="ce10" table:formula="of:=[.I145]-2*([.$B145]-1)" office:value-type="float" office:value="-0.000953124999966803" calcext:value-type="float">
            <text:p>-0.000953125</text:p>
          </table:table-cell>
          <table:table-cell table:style-name="Default" office:value-type="float" office:value="63625415762526.3" calcext:value-type="float">
            <text:p>63625415762526.3</text:p>
          </table:table-cell>
          <table:table-cell table:style-name="ce7" table:formula="of:=([.K145]-[.K144])/1000" office:value-type="float" office:value="1.9983046875" calcext:value-type="float">
            <text:p>1.9983</text:p>
          </table:table-cell>
          <table:table-cell table:style-name="ce7" table:formula="of:=[.L145]+[.M144]" office:value-type="float" office:value="285.9992578125" calcext:value-type="float">
            <text:p>285.9993</text:p>
          </table:table-cell>
          <table:table-cell table:style-name="ce11" table:formula="of:=[.M145]-2*([.$B145]-1)" office:value-type="float" office:value="-0.000742187499838565" calcext:value-type="float">
            <text:p>-0.0007421875</text:p>
          </table:table-cell>
          <table:table-cell table:style-name="Default" office:value-type="float" office:value="63625416232937" calcext:value-type="float">
            <text:p>63625416232937</text:p>
          </table:table-cell>
          <table:table-cell table:style-name="ce7" table:formula="of:=([.O145]-[.O144])/1000" office:value-type="float" office:value="2.0008828125" calcext:value-type="float">
            <text:p>2.0009</text:p>
          </table:table-cell>
          <table:table-cell table:style-name="ce7" table:formula="of:=[.P145]+[.Q144]" office:value-type="float" office:value="285.9997265625" calcext:value-type="float">
            <text:p>285.9997</text:p>
          </table:table-cell>
          <table:table-cell table:style-name="ce12" table:formula="of:=[.Q145]-2*([.$B145]-1)" office:value-type="float" office:value="-0.000273437500140972" calcext:value-type="float">
            <text:p>-0.0002734375</text:p>
          </table:table-cell>
          <table:table-cell table:style-name="Default" office:value-type="float" office:value="63625416716610" calcext:value-type="float">
            <text:p>63625416716610</text:p>
          </table:table-cell>
          <table:table-cell table:style-name="ce7" table:formula="of:=([.S145]-[.S144])/1000" office:value-type="float" office:value="2.0003671875" calcext:value-type="float">
            <text:p>2.0004</text:p>
          </table:table-cell>
          <table:table-cell table:style-name="ce7" table:formula="of:=[.T145]+[.U144]" office:value-type="float" office:value="285.9985625" calcext:value-type="float">
            <text:p>285.9986</text:p>
          </table:table-cell>
          <table:table-cell table:style-name="ce13" table:formula="of:=[.U145]-2*([.$B145]-1)" office:value-type="float" office:value="-0.00143749999989495" calcext:value-type="float">
            <text:p>-0.0014375</text:p>
          </table:table-cell>
          <table:table-cell table:style-name="Default" office:value-type="float" office:value="63625417209942" calcext:value-type="float">
            <text:p>63625417209942</text:p>
          </table:table-cell>
          <table:table-cell table:style-name="ce14" table:formula="of:=([.W145]-[.W144])/1000" office:value-type="float" office:value="2.001765625" calcext:value-type="float">
            <text:p>2.0018</text:p>
          </table:table-cell>
          <table:table-cell table:style-name="ce7" table:formula="of:=[.X145]+[.Y144]" office:value-type="float" office:value="286.000328125" calcext:value-type="float">
            <text:p>286.0003</text:p>
          </table:table-cell>
          <table:table-cell table:style-name="ce15" table:formula="of:=[.Y145]-2*([.$B145]-1)" office:value-type="float" office:value="0.000328125000010004" calcext:value-type="float">
            <text:p>0.000328125</text:p>
          </table:table-cell>
          <table:table-cell table:style-name="Default" office:value-type="float" office:value="63625417686031" calcext:value-type="float">
            <text:p>63625417686031</text:p>
          </table:table-cell>
          <table:table-cell table:style-name="ce7" table:formula="of:=([.AA145]-[.AA144])/1000" office:value-type="float" office:value="2.0015234375" calcext:value-type="float">
            <text:p>2.0015</text:p>
          </table:table-cell>
          <table:table-cell table:style-name="ce7" table:formula="of:=[.AB145]+[.AC144]" office:value-type="float" office:value="286.0011640625" calcext:value-type="float">
            <text:p>286.0012</text:p>
          </table:table-cell>
          <table:table-cell table:style-name="ce16" table:formula="of:=[.AC145]-2*([.$B145]-1)" office:value-type="float" office:value="0.0011640625000382" calcext:value-type="float">
            <text:p>0.0011640625</text:p>
          </table:table-cell>
          <table:table-cell table:style-name="Default" office:value-type="float" office:value="63625418150992.6" calcext:value-type="float">
            <text:p>63625418150992.6</text:p>
          </table:table-cell>
          <table:table-cell table:style-name="ce7" table:formula="of:=([.AE145]-[.AE144])/1000" office:value-type="float" office:value="2.00115625" calcext:value-type="float">
            <text:p>2.0012</text:p>
          </table:table-cell>
          <table:table-cell table:style-name="ce7" table:formula="of:=[.AF145]+[.AG144]" office:value-type="float" office:value="285.9998046875" calcext:value-type="float">
            <text:p>285.9998</text:p>
          </table:table-cell>
          <table:table-cell table:style-name="ce17" table:formula="of:=[.AG145]-2*([.$B145]-1)" office:value-type="float" office:value="-0.000195312500068212" calcext:value-type="float">
            <text:p>-0.0001953125</text:p>
          </table:table-cell>
          <table:table-cell table:style-name="Default" office:value-type="float" office:value="63625418622788.3" calcext:value-type="float">
            <text:p>63625418622788.3</text:p>
          </table:table-cell>
          <table:table-cell table:style-name="ce7" table:formula="of:=([.AI145]-[.AI144])/1000" office:value-type="float" office:value="2.0002265625" calcext:value-type="float">
            <text:p>2.0002</text:p>
          </table:table-cell>
          <table:table-cell table:style-name="ce7" table:formula="of:=[.AJ145]+[.AK144]" office:value-type="float" office:value="286.0005859375" calcext:value-type="float">
            <text:p>286.0006</text:p>
          </table:table-cell>
          <table:table-cell table:style-name="ce18" table:formula="of:=[.AK145]-2*([.$B145]-1)" office:value-type="float" office:value="0.000585937499977263" calcext:value-type="float">
            <text:p>0.0005859375</text:p>
          </table:table-cell>
          <table:table-cell table:style-name="Default" office:value-type="float" office:value="63625419088468.4" calcext:value-type="float">
            <text:p>63625419088468.4</text:p>
          </table:table-cell>
          <table:table-cell table:style-name="ce19" table:formula="of:=([.AM145]-[.AM144])/1000" office:value-type="float" office:value="1.999828125" calcext:value-type="float">
            <text:p>1.9998</text:p>
          </table:table-cell>
          <table:table-cell table:style-name="ce7" table:formula="of:=[.AN145]+[.AO144]" office:value-type="float" office:value="287.998125" calcext:value-type="float">
            <text:p>287.9981</text:p>
          </table:table-cell>
          <table:table-cell table:style-name="ce20" table:formula="of:=[.AO145]-2*([.$B145]-1)" office:value-type="float" office:value="1.99812499999985" calcext:value-type="float">
            <text:p>1.998125</text:p>
          </table:table-cell>
          <table:table-cell table:style-name="Default" office:value-type="float" office:value="63625419556983.9" calcext:value-type="float">
            <text:p>63625419556983.9</text:p>
          </table:table-cell>
          <table:table-cell table:style-name="ce7" table:formula="of:=([.AQ145]-[.AQ144])/1000" office:value-type="float" office:value="2.0011796875" calcext:value-type="float">
            <text:p>2.0012</text:p>
          </table:table-cell>
          <table:table-cell table:style-name="ce7" table:formula="of:=[.AR145]+[.AS144]" office:value-type="float" office:value="285.999484375" calcext:value-type="float">
            <text:p>285.9995</text:p>
          </table:table-cell>
          <table:table-cell table:style-name="ce21" table:formula="of:=[.AS145]-2*([.$B145]-1)" office:value-type="float" office:value="-0.000515625000105047" calcext:value-type="float">
            <text:p>-0.000515625</text:p>
          </table:table-cell>
          <table:table-cell table:style-name="Default" office:value-type="float" office:value="63625420041499.1" calcext:value-type="float">
            <text:p>63625420041499.1</text:p>
          </table:table-cell>
          <table:table-cell table:style-name="ce7" table:formula="of:=([.AU145]-[.AU144])/1000" office:value-type="float" office:value="1.99909375" calcext:value-type="float">
            <text:p>1.9991</text:p>
          </table:table-cell>
          <table:table-cell table:style-name="ce7" table:formula="of:=[.AV145]+[.AW144]" office:value-type="float" office:value="285.9986171875" calcext:value-type="float">
            <text:p>285.9986</text:p>
          </table:table-cell>
          <table:table-cell table:style-name="ce22" table:formula="of:=[.AW145]-2*([.$B145]-1)" office:value-type="float" office:value="-0.00138281250013961" calcext:value-type="float">
            <text:p>-0.0013828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45" calcext:value-type="float">
            <text:p>145</text:p>
          </table:table-cell>
          <table:table-cell office:value-type="float" office:value="63625414807130.1" calcext:value-type="float">
            <text:p>63625414807130.1</text:p>
          </table:table-cell>
          <table:table-cell table:formula="of:=([.C146]-[.C145])/1000" office:value-type="float" office:value="2.0015078125" calcext:value-type="float">
            <text:p>2.0015</text:p>
          </table:table-cell>
          <table:table-cell table:formula="of:=[.D146]+[.E145]" office:value-type="float" office:value="288.000484375" calcext:value-type="float">
            <text:p>288.0005</text:p>
          </table:table-cell>
          <table:table-cell table:style-name="ce9" table:formula="of:=[.E146]-2*([.$B146]-1)" office:value-type="float" office:value="0.000484374999871307" calcext:value-type="float">
            <text:p>0.000484375</text:p>
          </table:table-cell>
          <table:table-cell table:style-name="Default" office:value-type="float" office:value="63625415293415" calcext:value-type="float">
            <text:p>63625415293415</text:p>
          </table:table-cell>
          <table:table-cell table:style-name="ce7" table:formula="of:=([.G146]-[.G145])/1000" office:value-type="float" office:value="2.0006171875" calcext:value-type="float">
            <text:p>2.0006</text:p>
          </table:table-cell>
          <table:table-cell table:style-name="ce7" table:formula="of:=[.H146]+[.I145]" office:value-type="float" office:value="287.9996640625" calcext:value-type="float">
            <text:p>287.9997</text:p>
          </table:table-cell>
          <table:table-cell table:style-name="ce10" table:formula="of:=[.I146]-2*([.$B146]-1)" office:value-type="float" office:value="-0.000335937499983174" calcext:value-type="float">
            <text:p>-0.0003359375</text:p>
          </table:table-cell>
          <table:table-cell table:style-name="Default" office:value-type="float" office:value="63625415764528.1" calcext:value-type="float">
            <text:p>63625415764528.1</text:p>
          </table:table-cell>
          <table:table-cell table:style-name="ce7" table:formula="of:=([.K146]-[.K145])/1000" office:value-type="float" office:value="2.0018359375" calcext:value-type="float">
            <text:p>2.0018</text:p>
          </table:table-cell>
          <table:table-cell table:style-name="ce7" table:formula="of:=[.L146]+[.M145]" office:value-type="float" office:value="288.00109375" calcext:value-type="float">
            <text:p>288.0011</text:p>
          </table:table-cell>
          <table:table-cell table:style-name="ce11" table:formula="of:=[.M146]-2*([.$B146]-1)" office:value-type="float" office:value="0.00109375000016598" calcext:value-type="float">
            <text:p>0.00109375</text:p>
          </table:table-cell>
          <table:table-cell table:style-name="Default" office:value-type="float" office:value="63625416234936.1" calcext:value-type="float">
            <text:p>63625416234936.1</text:p>
          </table:table-cell>
          <table:table-cell table:style-name="ce7" table:formula="of:=([.O146]-[.O145])/1000" office:value-type="float" office:value="1.999125" calcext:value-type="float">
            <text:p>1.9991</text:p>
          </table:table-cell>
          <table:table-cell table:style-name="ce7" table:formula="of:=[.P146]+[.Q145]" office:value-type="float" office:value="287.9988515625" calcext:value-type="float">
            <text:p>287.9989</text:p>
          </table:table-cell>
          <table:table-cell table:style-name="ce12" table:formula="of:=[.Q146]-2*([.$B146]-1)" office:value-type="float" office:value="-0.0011484375001487" calcext:value-type="float">
            <text:p>-0.0011484375</text:p>
          </table:table-cell>
          <table:table-cell table:style-name="Default" office:value-type="float" office:value="63625416718612.1" calcext:value-type="float">
            <text:p>63625416718612.1</text:p>
          </table:table-cell>
          <table:table-cell table:style-name="ce7" table:formula="of:=([.S146]-[.S145])/1000" office:value-type="float" office:value="2.0020859375" calcext:value-type="float">
            <text:p>2.0021</text:p>
          </table:table-cell>
          <table:table-cell table:style-name="ce7" table:formula="of:=[.T146]+[.U145]" office:value-type="float" office:value="288.0006484375" calcext:value-type="float">
            <text:p>288.0006</text:p>
          </table:table-cell>
          <table:table-cell table:style-name="ce13" table:formula="of:=[.U146]-2*([.$B146]-1)" office:value-type="float" office:value="0.000648437500103682" calcext:value-type="float">
            <text:p>0.0006484375</text:p>
          </table:table-cell>
          <table:table-cell table:style-name="Default" office:value-type="float" office:value="63625417211940.3" calcext:value-type="float">
            <text:p>63625417211940.3</text:p>
          </table:table-cell>
          <table:table-cell table:style-name="ce14" table:formula="of:=([.W146]-[.W145])/1000" office:value-type="float" office:value="1.998296875" calcext:value-type="float">
            <text:p>1.9983</text:p>
          </table:table-cell>
          <table:table-cell table:style-name="ce7" table:formula="of:=[.X146]+[.Y145]" office:value-type="float" office:value="287.998625" calcext:value-type="float">
            <text:p>287.9986</text:p>
          </table:table-cell>
          <table:table-cell table:style-name="ce15" table:formula="of:=[.Y146]-2*([.$B146]-1)" office:value-type="float" office:value="-0.00137499999999591" calcext:value-type="float">
            <text:p>-0.001375</text:p>
          </table:table-cell>
          <table:table-cell table:style-name="Default" office:value-type="float" office:value="63625417688029.3" calcext:value-type="float">
            <text:p>63625417688029.3</text:p>
          </table:table-cell>
          <table:table-cell table:style-name="ce7" table:formula="of:=([.AA146]-[.AA145])/1000" office:value-type="float" office:value="1.9982890625" calcext:value-type="float">
            <text:p>1.9983</text:p>
          </table:table-cell>
          <table:table-cell table:style-name="ce7" table:formula="of:=[.AB146]+[.AC145]" office:value-type="float" office:value="287.999453125" calcext:value-type="float">
            <text:p>287.9995</text:p>
          </table:table-cell>
          <table:table-cell table:style-name="ce16" table:formula="of:=[.AC146]-2*([.$B146]-1)" office:value-type="float" office:value="-0.000546874999940883" calcext:value-type="float">
            <text:p>-0.000546875</text:p>
          </table:table-cell>
          <table:table-cell table:style-name="Default" office:value-type="float" office:value="63625418152992.7" calcext:value-type="float">
            <text:p>63625418152992.7</text:p>
          </table:table-cell>
          <table:table-cell table:style-name="ce7" table:formula="of:=([.AE146]-[.AE145])/1000" office:value-type="float" office:value="2.0000859375" calcext:value-type="float">
            <text:p>2.0001</text:p>
          </table:table-cell>
          <table:table-cell table:style-name="ce7" table:formula="of:=[.AF146]+[.AG145]" office:value-type="float" office:value="287.999890625" calcext:value-type="float">
            <text:p>287.9999</text:p>
          </table:table-cell>
          <table:table-cell table:style-name="ce17" table:formula="of:=[.AG146]-2*([.$B146]-1)" office:value-type="float" office:value="-0.000109375000079126" calcext:value-type="float">
            <text:p>-0.000109375</text:p>
          </table:table-cell>
          <table:table-cell table:style-name="Default" office:value-type="float" office:value="63625418624787.1" calcext:value-type="float">
            <text:p>63625418624787.1</text:p>
          </table:table-cell>
          <table:table-cell table:style-name="ce7" table:formula="of:=([.AI146]-[.AI145])/1000" office:value-type="float" office:value="1.9987734375" calcext:value-type="float">
            <text:p>1.9988</text:p>
          </table:table-cell>
          <table:table-cell table:style-name="ce7" table:formula="of:=[.AJ146]+[.AK145]" office:value-type="float" office:value="287.999359375" calcext:value-type="float">
            <text:p>287.9994</text:p>
          </table:table-cell>
          <table:table-cell table:style-name="ce18" table:formula="of:=[.AK146]-2*([.$B146]-1)" office:value-type="float" office:value="-0.000640625000016826" calcext:value-type="float">
            <text:p>-0.000640625</text:p>
          </table:table-cell>
          <table:table-cell table:style-name="Default" office:value-type="float" office:value="63625419090471.2" calcext:value-type="float">
            <text:p>63625419090471.2</text:p>
          </table:table-cell>
          <table:table-cell table:style-name="ce19" table:formula="of:=([.AM146]-[.AM145])/1000" office:value-type="float" office:value="2.0027265625" calcext:value-type="float">
            <text:p>2.0027</text:p>
          </table:table-cell>
          <table:table-cell table:style-name="ce7" table:formula="of:=[.AN146]+[.AO145]" office:value-type="float" office:value="290.0008515625" calcext:value-type="float">
            <text:p>290.0009</text:p>
          </table:table-cell>
          <table:table-cell table:style-name="ce20" table:formula="of:=[.AO146]-2*([.$B146]-1)" office:value-type="float" office:value="2.00085156249986" calcext:value-type="float">
            <text:p>2.0008515625</text:p>
          </table:table-cell>
          <table:table-cell table:style-name="Default" office:value-type="float" office:value="63625419558984.7" calcext:value-type="float">
            <text:p>63625419558984.7</text:p>
          </table:table-cell>
          <table:table-cell table:style-name="ce7" table:formula="of:=([.AQ146]-[.AQ145])/1000" office:value-type="float" office:value="2.00075" calcext:value-type="float">
            <text:p>2.0008</text:p>
          </table:table-cell>
          <table:table-cell table:style-name="ce7" table:formula="of:=[.AR146]+[.AS145]" office:value-type="float" office:value="288.000234375" calcext:value-type="float">
            <text:p>288.0002</text:p>
          </table:table-cell>
          <table:table-cell table:style-name="ce21" table:formula="of:=[.AS146]-2*([.$B146]-1)" office:value-type="float" office:value="0.000234374999877218" calcext:value-type="float">
            <text:p>0.000234375</text:p>
          </table:table-cell>
          <table:table-cell table:style-name="Default" office:value-type="float" office:value="63625420043499.5" calcext:value-type="float">
            <text:p>63625420043499.5</text:p>
          </table:table-cell>
          <table:table-cell table:style-name="ce7" table:formula="of:=([.AU146]-[.AU145])/1000" office:value-type="float" office:value="2.0004296875" calcext:value-type="float">
            <text:p>2.0004</text:p>
          </table:table-cell>
          <table:table-cell table:style-name="ce7" table:formula="of:=[.AV146]+[.AW145]" office:value-type="float" office:value="287.999046875" calcext:value-type="float">
            <text:p>287.9990</text:p>
          </table:table-cell>
          <table:table-cell table:style-name="ce22" table:formula="of:=[.AW146]-2*([.$B146]-1)" office:value-type="float" office:value="-0.000953125000137334" calcext:value-type="float">
            <text:p>-0.000953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46" calcext:value-type="float">
            <text:p>146</text:p>
          </table:table-cell>
          <table:table-cell office:value-type="float" office:value="63625414809131.2" calcext:value-type="float">
            <text:p>63625414809131.2</text:p>
          </table:table-cell>
          <table:table-cell table:formula="of:=([.C147]-[.C146])/1000" office:value-type="float" office:value="2.00115625" calcext:value-type="float">
            <text:p>2.0012</text:p>
          </table:table-cell>
          <table:table-cell table:formula="of:=[.D147]+[.E146]" office:value-type="float" office:value="290.001640625" calcext:value-type="float">
            <text:p>290.0016</text:p>
          </table:table-cell>
          <table:table-cell table:style-name="ce9" table:formula="of:=[.E147]-2*([.$B147]-1)" office:value-type="float" office:value="0.00164062499987949" calcext:value-type="float">
            <text:p>0.001640625</text:p>
          </table:table-cell>
          <table:table-cell table:style-name="Default" office:value-type="float" office:value="63625415295414.5" calcext:value-type="float">
            <text:p>63625415295414.5</text:p>
          </table:table-cell>
          <table:table-cell table:style-name="ce7" table:formula="of:=([.G147]-[.G146])/1000" office:value-type="float" office:value="1.999515625" calcext:value-type="float">
            <text:p>1.9995</text:p>
          </table:table-cell>
          <table:table-cell table:style-name="ce7" table:formula="of:=[.H147]+[.I146]" office:value-type="float" office:value="289.9991796875" calcext:value-type="float">
            <text:p>289.9992</text:p>
          </table:table-cell>
          <table:table-cell table:style-name="ce10" table:formula="of:=[.I147]-2*([.$B147]-1)" office:value-type="float" office:value="-0.000820312499968168" calcext:value-type="float">
            <text:p>-0.0008203125</text:p>
          </table:table-cell>
          <table:table-cell table:style-name="Default" office:value-type="float" office:value="63625415766526.2" calcext:value-type="float">
            <text:p>63625415766526.2</text:p>
          </table:table-cell>
          <table:table-cell table:style-name="ce7" table:formula="of:=([.K147]-[.K146])/1000" office:value-type="float" office:value="1.998078125" calcext:value-type="float">
            <text:p>1.9981</text:p>
          </table:table-cell>
          <table:table-cell table:style-name="ce7" table:formula="of:=[.L147]+[.M146]" office:value-type="float" office:value="289.999171875" calcext:value-type="float">
            <text:p>289.9992</text:p>
          </table:table-cell>
          <table:table-cell table:style-name="ce11" table:formula="of:=[.M147]-2*([.$B147]-1)" office:value-type="float" office:value="-0.000828124999827651" calcext:value-type="float">
            <text:p>-0.000828125</text:p>
          </table:table-cell>
          <table:table-cell table:style-name="Default" office:value-type="float" office:value="63625416236937.3" calcext:value-type="float">
            <text:p>63625416236937.3</text:p>
          </table:table-cell>
          <table:table-cell table:style-name="ce7" table:formula="of:=([.O147]-[.O146])/1000" office:value-type="float" office:value="2.001203125" calcext:value-type="float">
            <text:p>2.0012</text:p>
          </table:table-cell>
          <table:table-cell table:style-name="ce7" table:formula="of:=[.P147]+[.Q146]" office:value-type="float" office:value="290.0000546875" calcext:value-type="float">
            <text:p>290.0001</text:p>
          </table:table-cell>
          <table:table-cell table:style-name="ce12" table:formula="of:=[.Q147]-2*([.$B147]-1)" office:value-type="float" office:value="0.0000546874998690328" calcext:value-type="float">
            <text:p>5.46874998690328E-05</text:p>
          </table:table-cell>
          <table:table-cell table:style-name="Default" office:value-type="float" office:value="63625416720612.4" calcext:value-type="float">
            <text:p>63625416720612.4</text:p>
          </table:table-cell>
          <table:table-cell table:style-name="ce7" table:formula="of:=([.S147]-[.S146])/1000" office:value-type="float" office:value="2.00025" calcext:value-type="float">
            <text:p>2.0003</text:p>
          </table:table-cell>
          <table:table-cell table:style-name="ce7" table:formula="of:=[.T147]+[.U146]" office:value-type="float" office:value="290.0008984375" calcext:value-type="float">
            <text:p>290.0009</text:p>
          </table:table-cell>
          <table:table-cell table:style-name="ce13" table:formula="of:=[.U147]-2*([.$B147]-1)" office:value-type="float" office:value="0.000898437500097771" calcext:value-type="float">
            <text:p>0.0008984375</text:p>
          </table:table-cell>
          <table:table-cell table:style-name="Default" office:value-type="float" office:value="63625417213942.2" calcext:value-type="float">
            <text:p>63625417213942.2</text:p>
          </table:table-cell>
          <table:table-cell table:style-name="ce14" table:formula="of:=([.W147]-[.W146])/1000" office:value-type="float" office:value="2.00184375" calcext:value-type="float">
            <text:p>2.0018</text:p>
          </table:table-cell>
          <table:table-cell table:style-name="ce7" table:formula="of:=[.X147]+[.Y146]" office:value-type="float" office:value="290.00046875" calcext:value-type="float">
            <text:p>290.0005</text:p>
          </table:table-cell>
          <table:table-cell table:style-name="ce15" table:formula="of:=[.Y147]-2*([.$B147]-1)" office:value-type="float" office:value="0.00046874999998181" calcext:value-type="float">
            <text:p>0.00046875</text:p>
          </table:table-cell>
          <table:table-cell table:style-name="Default" office:value-type="float" office:value="63625417690030.8" calcext:value-type="float">
            <text:p>63625417690030.8</text:p>
          </table:table-cell>
          <table:table-cell table:style-name="ce7" table:formula="of:=([.AA147]-[.AA146])/1000" office:value-type="float" office:value="2.0015078125" calcext:value-type="float">
            <text:p>2.0015</text:p>
          </table:table-cell>
          <table:table-cell table:style-name="ce7" table:formula="of:=[.AB147]+[.AC146]" office:value-type="float" office:value="290.0009609375" calcext:value-type="float">
            <text:p>290.0010</text:p>
          </table:table-cell>
          <table:table-cell table:style-name="ce16" table:formula="of:=[.AC147]-2*([.$B147]-1)" office:value-type="float" office:value="0.00096093750005366" calcext:value-type="float">
            <text:p>0.0009609375</text:p>
          </table:table-cell>
          <table:table-cell table:style-name="Default" office:value-type="float" office:value="63625418154993.8" calcext:value-type="float">
            <text:p>63625418154993.8</text:p>
          </table:table-cell>
          <table:table-cell table:style-name="ce7" table:formula="of:=([.AE147]-[.AE146])/1000" office:value-type="float" office:value="2.0011171875" calcext:value-type="float">
            <text:p>2.0011</text:p>
          </table:table-cell>
          <table:table-cell table:style-name="ce7" table:formula="of:=[.AF147]+[.AG146]" office:value-type="float" office:value="290.0010078125" calcext:value-type="float">
            <text:p>290.0010</text:p>
          </table:table-cell>
          <table:table-cell table:style-name="ce17" table:formula="of:=[.AG147]-2*([.$B147]-1)" office:value-type="float" office:value="0.00100781249989268" calcext:value-type="float">
            <text:p>0.0010078125</text:p>
          </table:table-cell>
          <table:table-cell table:style-name="Default" office:value-type="float" office:value="63625418626787.6" calcext:value-type="float">
            <text:p>63625418626787.6</text:p>
          </table:table-cell>
          <table:table-cell table:style-name="ce7" table:formula="of:=([.AI147]-[.AI146])/1000" office:value-type="float" office:value="2.00053125" calcext:value-type="float">
            <text:p>2.0005</text:p>
          </table:table-cell>
          <table:table-cell table:style-name="ce7" table:formula="of:=[.AJ147]+[.AK146]" office:value-type="float" office:value="289.999890625" calcext:value-type="float">
            <text:p>289.9999</text:p>
          </table:table-cell>
          <table:table-cell table:style-name="ce18" table:formula="of:=[.AK147]-2*([.$B147]-1)" office:value-type="float" office:value="-0.000109375000022283" calcext:value-type="float">
            <text:p>-0.000109375</text:p>
          </table:table-cell>
          <table:table-cell table:style-name="Default" office:value-type="float" office:value="63625419092468.2" calcext:value-type="float">
            <text:p>63625419092468.2</text:p>
          </table:table-cell>
          <table:table-cell table:style-name="ce19" table:formula="of:=([.AM147]-[.AM146])/1000" office:value-type="float" office:value="1.9970703125" calcext:value-type="float">
            <text:p>1.9971</text:p>
          </table:table-cell>
          <table:table-cell table:style-name="ce7" table:formula="of:=[.AN147]+[.AO146]" office:value-type="float" office:value="291.997921875" calcext:value-type="float">
            <text:p>291.9979</text:p>
          </table:table-cell>
          <table:table-cell table:style-name="ce20" table:formula="of:=[.AO147]-2*([.$B147]-1)" office:value-type="float" office:value="1.99792187499986" calcext:value-type="float">
            <text:p>1.997921875</text:p>
          </table:table-cell>
          <table:table-cell table:style-name="Default" office:value-type="float" office:value="63625419560983.8" calcext:value-type="float">
            <text:p>63625419560983.8</text:p>
          </table:table-cell>
          <table:table-cell table:style-name="ce7" table:formula="of:=([.AQ147]-[.AQ146])/1000" office:value-type="float" office:value="1.9990703125" calcext:value-type="float">
            <text:p>1.9991</text:p>
          </table:table-cell>
          <table:table-cell table:style-name="ce7" table:formula="of:=[.AR147]+[.AS146]" office:value-type="float" office:value="289.9993046875" calcext:value-type="float">
            <text:p>289.9993</text:p>
          </table:table-cell>
          <table:table-cell table:style-name="ce21" table:formula="of:=[.AS147]-2*([.$B147]-1)" office:value-type="float" office:value="-0.000695312500113232" calcext:value-type="float">
            <text:p>-0.0006953125</text:p>
          </table:table-cell>
          <table:table-cell table:style-name="Default" office:value-type="float" office:value="63625420045499.1" calcext:value-type="float">
            <text:p>63625420045499.1</text:p>
          </table:table-cell>
          <table:table-cell table:style-name="ce7" table:formula="of:=([.AU147]-[.AU146])/1000" office:value-type="float" office:value="1.999640625" calcext:value-type="float">
            <text:p>1.9996</text:p>
          </table:table-cell>
          <table:table-cell table:style-name="ce7" table:formula="of:=[.AV147]+[.AW146]" office:value-type="float" office:value="289.9986875" calcext:value-type="float">
            <text:p>289.9987</text:p>
          </table:table-cell>
          <table:table-cell table:style-name="ce22" table:formula="of:=[.AW147]-2*([.$B147]-1)" office:value-type="float" office:value="-0.0013125000001537" calcext:value-type="float">
            <text:p>-0.0013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47" calcext:value-type="float">
            <text:p>147</text:p>
          </table:table-cell>
          <table:table-cell office:value-type="float" office:value="63625414811131.2" calcext:value-type="float">
            <text:p>63625414811131.2</text:p>
          </table:table-cell>
          <table:table-cell table:formula="of:=([.C148]-[.C147])/1000" office:value-type="float" office:value="2.0000234375" calcext:value-type="float">
            <text:p>2.0000</text:p>
          </table:table-cell>
          <table:table-cell table:formula="of:=[.D148]+[.E147]" office:value-type="float" office:value="292.0016640625" calcext:value-type="float">
            <text:p>292.0017</text:p>
          </table:table-cell>
          <table:table-cell table:style-name="ce9" table:formula="of:=[.E148]-2*([.$B148]-1)" office:value-type="float" office:value="0.00166406249985585" calcext:value-type="float">
            <text:p>0.0016640625</text:p>
          </table:table-cell>
          <table:table-cell table:style-name="Default" office:value-type="float" office:value="63625415297414.7" calcext:value-type="float">
            <text:p>63625415297414.7</text:p>
          </table:table-cell>
          <table:table-cell table:style-name="ce7" table:formula="of:=([.G148]-[.G147])/1000" office:value-type="float" office:value="2.000234375" calcext:value-type="float">
            <text:p>2.0002</text:p>
          </table:table-cell>
          <table:table-cell table:style-name="ce7" table:formula="of:=[.H148]+[.I147]" office:value-type="float" office:value="291.9994140625" calcext:value-type="float">
            <text:p>291.9994</text:p>
          </table:table-cell>
          <table:table-cell table:style-name="ce10" table:formula="of:=[.I148]-2*([.$B148]-1)" office:value-type="float" office:value="-0.000585937499977263" calcext:value-type="float">
            <text:p>-0.0005859375</text:p>
          </table:table-cell>
          <table:table-cell table:style-name="Default" office:value-type="float" office:value="63625415768526.8" calcext:value-type="float">
            <text:p>63625415768526.8</text:p>
          </table:table-cell>
          <table:table-cell table:style-name="ce7" table:formula="of:=([.K148]-[.K147])/1000" office:value-type="float" office:value="2.000625" calcext:value-type="float">
            <text:p>2.0006</text:p>
          </table:table-cell>
          <table:table-cell table:style-name="ce7" table:formula="of:=[.L148]+[.M147]" office:value-type="float" office:value="291.999796875" calcext:value-type="float">
            <text:p>291.9998</text:p>
          </table:table-cell>
          <table:table-cell table:style-name="ce11" table:formula="of:=[.M148]-2*([.$B148]-1)" office:value-type="float" office:value="-0.000203124999814008" calcext:value-type="float">
            <text:p>-0.000203125</text:p>
          </table:table-cell>
          <table:table-cell table:style-name="Default" office:value-type="float" office:value="63625416238935.7" calcext:value-type="float">
            <text:p>63625416238935.7</text:p>
          </table:table-cell>
          <table:table-cell table:style-name="ce7" table:formula="of:=([.O148]-[.O147])/1000" office:value-type="float" office:value="1.9984296875" calcext:value-type="float">
            <text:p>1.9984</text:p>
          </table:table-cell>
          <table:table-cell table:style-name="ce7" table:formula="of:=[.P148]+[.Q147]" office:value-type="float" office:value="291.998484375" calcext:value-type="float">
            <text:p>291.9985</text:p>
          </table:table-cell>
          <table:table-cell table:style-name="ce12" table:formula="of:=[.Q148]-2*([.$B148]-1)" office:value-type="float" office:value="-0.00151562500013824" calcext:value-type="float">
            <text:p>-0.001515625</text:p>
          </table:table-cell>
          <table:table-cell table:style-name="Default" office:value-type="float" office:value="63625416722610" calcext:value-type="float">
            <text:p>63625416722610</text:p>
          </table:table-cell>
          <table:table-cell table:style-name="ce7" table:formula="of:=([.S148]-[.S147])/1000" office:value-type="float" office:value="1.997671875" calcext:value-type="float">
            <text:p>1.9977</text:p>
          </table:table-cell>
          <table:table-cell table:style-name="ce7" table:formula="of:=[.T148]+[.U147]" office:value-type="float" office:value="291.9985703125" calcext:value-type="float">
            <text:p>291.9986</text:p>
          </table:table-cell>
          <table:table-cell table:style-name="ce13" table:formula="of:=[.U148]-2*([.$B148]-1)" office:value-type="float" office:value="-0.00142968749992178" calcext:value-type="float">
            <text:p>-0.0014296875</text:p>
          </table:table-cell>
          <table:table-cell table:style-name="Default" office:value-type="float" office:value="63625417215941.8" calcext:value-type="float">
            <text:p>63625417215941.8</text:p>
          </table:table-cell>
          <table:table-cell table:style-name="ce14" table:formula="of:=([.W148]-[.W147])/1000" office:value-type="float" office:value="1.9996015625" calcext:value-type="float">
            <text:p>1.9996</text:p>
          </table:table-cell>
          <table:table-cell table:style-name="ce7" table:formula="of:=[.X148]+[.Y147]" office:value-type="float" office:value="292.0000703125" calcext:value-type="float">
            <text:p>292.0001</text:p>
          </table:table-cell>
          <table:table-cell table:style-name="ce15" table:formula="of:=[.Y148]-2*([.$B148]-1)" office:value-type="float" office:value="0.0000703124999859028" calcext:value-type="float">
            <text:p>7.03124999859028E-05</text:p>
          </table:table-cell>
          <table:table-cell table:style-name="Default" office:value-type="float" office:value="63625417692031.6" calcext:value-type="float">
            <text:p>63625417692031.6</text:p>
          </table:table-cell>
          <table:table-cell table:style-name="ce7" table:formula="of:=([.AA148]-[.AA147])/1000" office:value-type="float" office:value="2.00078125" calcext:value-type="float">
            <text:p>2.0008</text:p>
          </table:table-cell>
          <table:table-cell table:style-name="ce7" table:formula="of:=[.AB148]+[.AC147]" office:value-type="float" office:value="292.0017421875" calcext:value-type="float">
            <text:p>292.0017</text:p>
          </table:table-cell>
          <table:table-cell table:style-name="ce16" table:formula="of:=[.AC148]-2*([.$B148]-1)" office:value-type="float" office:value="0.00174218750004229" calcext:value-type="float">
            <text:p>0.0017421875</text:p>
          </table:table-cell>
          <table:table-cell table:style-name="Default" office:value-type="float" office:value="63625418156991.3" calcext:value-type="float">
            <text:p>63625418156991.3</text:p>
          </table:table-cell>
          <table:table-cell table:style-name="ce7" table:formula="of:=([.AE148]-[.AE147])/1000" office:value-type="float" office:value="1.9975078125" calcext:value-type="float">
            <text:p>1.9975</text:p>
          </table:table-cell>
          <table:table-cell table:style-name="ce7" table:formula="of:=[.AF148]+[.AG147]" office:value-type="float" office:value="291.998515625" calcext:value-type="float">
            <text:p>291.9985</text:p>
          </table:table-cell>
          <table:table-cell table:style-name="ce17" table:formula="of:=[.AG148]-2*([.$B148]-1)" office:value-type="float" office:value="-0.00148437500013188" calcext:value-type="float">
            <text:p>-0.001484375</text:p>
          </table:table-cell>
          <table:table-cell table:style-name="Default" office:value-type="float" office:value="63625418628786.1" calcext:value-type="float">
            <text:p>63625418628786.1</text:p>
          </table:table-cell>
          <table:table-cell table:style-name="ce7" table:formula="of:=([.AI148]-[.AI147])/1000" office:value-type="float" office:value="1.998484375" calcext:value-type="float">
            <text:p>1.9985</text:p>
          </table:table-cell>
          <table:table-cell table:style-name="ce7" table:formula="of:=[.AJ148]+[.AK147]" office:value-type="float" office:value="291.998375" calcext:value-type="float">
            <text:p>291.9984</text:p>
          </table:table-cell>
          <table:table-cell table:style-name="ce18" table:formula="of:=[.AK148]-2*([.$B148]-1)" office:value-type="float" office:value="-0.00162500000004684" calcext:value-type="float">
            <text:p>-0.001625</text:p>
          </table:table-cell>
          <table:table-cell table:style-name="Default" office:value-type="float" office:value="63625419094470.3" calcext:value-type="float">
            <text:p>63625419094470.3</text:p>
          </table:table-cell>
          <table:table-cell table:style-name="ce19" table:formula="of:=([.AM148]-[.AM147])/1000" office:value-type="float" office:value="2.0021015625" calcext:value-type="float">
            <text:p>2.0021</text:p>
          </table:table-cell>
          <table:table-cell table:style-name="ce7" table:formula="of:=[.AN148]+[.AO147]" office:value-type="float" office:value="294.0000234375" calcext:value-type="float">
            <text:p>294.0000</text:p>
          </table:table-cell>
          <table:table-cell table:style-name="ce20" table:formula="of:=[.AO148]-2*([.$B148]-1)" office:value-type="float" office:value="2.00002343749986" calcext:value-type="float">
            <text:p>2.0000234375</text:p>
          </table:table-cell>
          <table:table-cell table:style-name="Default" office:value-type="float" office:value="63625419562982.6" calcext:value-type="float">
            <text:p>63625419562982.6</text:p>
          </table:table-cell>
          <table:table-cell table:style-name="ce7" table:formula="of:=([.AQ148]-[.AQ147])/1000" office:value-type="float" office:value="1.9988359375" calcext:value-type="float">
            <text:p>1.9988</text:p>
          </table:table-cell>
          <table:table-cell table:style-name="ce7" table:formula="of:=[.AR148]+[.AS147]" office:value-type="float" office:value="291.998140625" calcext:value-type="float">
            <text:p>291.9981</text:p>
          </table:table-cell>
          <table:table-cell table:style-name="ce21" table:formula="of:=[.AS148]-2*([.$B148]-1)" office:value-type="float" office:value="-0.00185937500009459" calcext:value-type="float">
            <text:p>-0.001859375</text:p>
          </table:table-cell>
          <table:table-cell table:style-name="Default" office:value-type="float" office:value="63625420047500" calcext:value-type="float">
            <text:p>63625420047500</text:p>
          </table:table-cell>
          <table:table-cell table:style-name="ce7" table:formula="of:=([.AU148]-[.AU147])/1000" office:value-type="float" office:value="2.0009140625" calcext:value-type="float">
            <text:p>2.0009</text:p>
          </table:table-cell>
          <table:table-cell table:style-name="ce7" table:formula="of:=[.AV148]+[.AW147]" office:value-type="float" office:value="291.9996015625" calcext:value-type="float">
            <text:p>291.9996</text:p>
          </table:table-cell>
          <table:table-cell table:style-name="ce22" table:formula="of:=[.AW148]-2*([.$B148]-1)" office:value-type="float" office:value="-0.000398437500166438" calcext:value-type="float">
            <text:p>-0.000398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prompt 12</text:p>
          </table:table-cell>
          <table:table-cell table:style-name="ce6" office:value-type="float" office:value="148" calcext:value-type="float">
            <text:p>148</text:p>
          </table:table-cell>
          <table:table-cell office:value-type="float" office:value="63625414813131.6" calcext:value-type="float">
            <text:p>63625414813131.6</text:p>
          </table:table-cell>
          <table:table-cell table:formula="of:=([.C149]-[.C148])/1000" office:value-type="float" office:value="2.00034375" calcext:value-type="float">
            <text:p>2.0003</text:p>
          </table:table-cell>
          <table:table-cell table:formula="of:=[.D149]+[.E148]" office:value-type="float" office:value="294.0020078125" calcext:value-type="float">
            <text:p>294.0020</text:p>
          </table:table-cell>
          <table:table-cell table:style-name="ce9" table:formula="of:=[.E149]-2*([.$B149]-1)" office:value-type="float" office:value="0.00200781249986903" calcext:value-type="float">
            <text:p>0.0020078125</text:p>
          </table:table-cell>
          <table:table-cell table:style-name="Default" office:value-type="float" office:value="63625415299416.5" calcext:value-type="float">
            <text:p>63625415299416.5</text:p>
          </table:table-cell>
          <table:table-cell table:style-name="ce7" table:formula="of:=([.G149]-[.G148])/1000" office:value-type="float" office:value="2.001796875" calcext:value-type="float">
            <text:p>2.0018</text:p>
          </table:table-cell>
          <table:table-cell table:style-name="ce7" table:formula="of:=[.H149]+[.I148]" office:value-type="float" office:value="294.0012109375" calcext:value-type="float">
            <text:p>294.0012</text:p>
          </table:table-cell>
          <table:table-cell table:style-name="ce10" table:formula="of:=[.I149]-2*([.$B149]-1)" office:value-type="float" office:value="0.00121093750004775" calcext:value-type="float">
            <text:p>0.0012109375</text:p>
          </table:table-cell>
          <table:table-cell table:style-name="Default" office:value-type="float" office:value="63625415770525.7" calcext:value-type="float">
            <text:p>63625415770525.7</text:p>
          </table:table-cell>
          <table:table-cell table:style-name="ce7" table:formula="of:=([.K149]-[.K148])/1000" office:value-type="float" office:value="1.998921875" calcext:value-type="float">
            <text:p>1.9989</text:p>
          </table:table-cell>
          <table:table-cell table:style-name="ce7" table:formula="of:=[.L149]+[.M148]" office:value-type="float" office:value="293.99871875" calcext:value-type="float">
            <text:p>293.9987</text:p>
          </table:table-cell>
          <table:table-cell table:style-name="ce11" table:formula="of:=[.M149]-2*([.$B149]-1)" office:value-type="float" office:value="-0.00128124999980628" calcext:value-type="float">
            <text:p>-0.00128125</text:p>
          </table:table-cell>
          <table:table-cell table:style-name="Default" office:value-type="float" office:value="63625416240938.6" calcext:value-type="float">
            <text:p>63625416240938.6</text:p>
          </table:table-cell>
          <table:table-cell table:style-name="ce7" table:formula="of:=([.O149]-[.O148])/1000" office:value-type="float" office:value="2.0028984375" calcext:value-type="float">
            <text:p>2.0029</text:p>
          </table:table-cell>
          <table:table-cell table:style-name="ce7" table:formula="of:=[.P149]+[.Q148]" office:value-type="float" office:value="294.0013828125" calcext:value-type="float">
            <text:p>294.0014</text:p>
          </table:table-cell>
          <table:table-cell table:style-name="ce12" table:formula="of:=[.Q149]-2*([.$B149]-1)" office:value-type="float" office:value="0.00138281249985539" calcext:value-type="float">
            <text:p>0.0013828125</text:p>
          </table:table-cell>
          <table:table-cell table:style-name="Default" office:value-type="float" office:value="63625416724611.8" calcext:value-type="float">
            <text:p>63625416724611.8</text:p>
          </table:table-cell>
          <table:table-cell table:style-name="ce7" table:formula="of:=([.S149]-[.S148])/1000" office:value-type="float" office:value="2.001734375" calcext:value-type="float">
            <text:p>2.0017</text:p>
          </table:table-cell>
          <table:table-cell table:style-name="ce7" table:formula="of:=[.T149]+[.U148]" office:value-type="float" office:value="294.0003046875" calcext:value-type="float">
            <text:p>294.0003</text:p>
          </table:table-cell>
          <table:table-cell table:style-name="ce13" table:formula="of:=[.U149]-2*([.$B149]-1)" office:value-type="float" office:value="0.000304687500090495" calcext:value-type="float">
            <text:p>0.0003046875</text:p>
          </table:table-cell>
          <table:table-cell table:style-name="Default" office:value-type="float" office:value="63625417217942.1" calcext:value-type="float">
            <text:p>63625417217942.1</text:p>
          </table:table-cell>
          <table:table-cell table:style-name="ce14" table:formula="of:=([.W149]-[.W148])/1000" office:value-type="float" office:value="2.000328125" calcext:value-type="float">
            <text:p>2.0003</text:p>
          </table:table-cell>
          <table:table-cell table:style-name="ce7" table:formula="of:=[.X149]+[.Y148]" office:value-type="float" office:value="294.0003984375" calcext:value-type="float">
            <text:p>294.0004</text:p>
          </table:table-cell>
          <table:table-cell table:style-name="ce15" table:formula="of:=[.Y149]-2*([.$B149]-1)" office:value-type="float" office:value="0.000398437499995907" calcext:value-type="float">
            <text:p>0.0003984375</text:p>
          </table:table-cell>
          <table:table-cell table:style-name="Default" office:value-type="float" office:value="63625417694028.1" calcext:value-type="float">
            <text:p>63625417694028.1</text:p>
          </table:table-cell>
          <table:table-cell table:style-name="ce7" table:formula="of:=([.AA149]-[.AA148])/1000" office:value-type="float" office:value="1.99653125" calcext:value-type="float">
            <text:p>1.9965</text:p>
          </table:table-cell>
          <table:table-cell table:style-name="ce7" table:formula="of:=[.AB149]+[.AC148]" office:value-type="float" office:value="293.9982734375" calcext:value-type="float">
            <text:p>293.9983</text:p>
          </table:table-cell>
          <table:table-cell table:style-name="ce16" table:formula="of:=[.AC149]-2*([.$B149]-1)" office:value-type="float" office:value="-0.00172656249998227" calcext:value-type="float">
            <text:p>-0.0017265625</text:p>
          </table:table-cell>
          <table:table-cell table:style-name="Default" office:value-type="float" office:value="63625418158991.3" calcext:value-type="float">
            <text:p>63625418158991.3</text:p>
          </table:table-cell>
          <table:table-cell table:style-name="ce7" table:formula="of:=([.AE149]-[.AE148])/1000" office:value-type="float" office:value="1.9999765625" calcext:value-type="float">
            <text:p>2.0000</text:p>
          </table:table-cell>
          <table:table-cell table:style-name="ce7" table:formula="of:=[.AF149]+[.AG148]" office:value-type="float" office:value="293.9984921875" calcext:value-type="float">
            <text:p>293.9985</text:p>
          </table:table-cell>
          <table:table-cell table:style-name="ce17" table:formula="of:=[.AG149]-2*([.$B149]-1)" office:value-type="float" office:value="-0.00150781250010823" calcext:value-type="float">
            <text:p>-0.0015078125</text:p>
          </table:table-cell>
          <table:table-cell table:style-name="Default" office:value-type="float" office:value="63625418630787" calcext:value-type="float">
            <text:p>63625418630787</text:p>
          </table:table-cell>
          <table:table-cell table:style-name="ce7" table:formula="of:=([.AI149]-[.AI148])/1000" office:value-type="float" office:value="2.0008828125" calcext:value-type="float">
            <text:p>2.0009</text:p>
          </table:table-cell>
          <table:table-cell table:style-name="ce7" table:formula="of:=[.AJ149]+[.AK148]" office:value-type="float" office:value="293.9992578125" calcext:value-type="float">
            <text:p>293.9993</text:p>
          </table:table-cell>
          <table:table-cell table:style-name="ce18" table:formula="of:=[.AK149]-2*([.$B149]-1)" office:value-type="float" office:value="-0.000742187500065938" calcext:value-type="float">
            <text:p>-0.0007421875</text:p>
          </table:table-cell>
          <table:table-cell table:style-name="Default" office:value-type="float" office:value="63625419096470.6" calcext:value-type="float">
            <text:p>63625419096470.6</text:p>
          </table:table-cell>
          <table:table-cell table:style-name="ce19" table:formula="of:=([.AM149]-[.AM148])/1000" office:value-type="float" office:value="2.0002734375" calcext:value-type="float">
            <text:p>2.0003</text:p>
          </table:table-cell>
          <table:table-cell table:style-name="ce7" table:formula="of:=[.AN149]+[.AO148]" office:value-type="float" office:value="296.000296875" calcext:value-type="float">
            <text:p>296.0003</text:p>
          </table:table-cell>
          <table:table-cell table:style-name="ce20" table:formula="of:=[.AO149]-2*([.$B149]-1)" office:value-type="float" office:value="2.00029687499989" calcext:value-type="float">
            <text:p>2.000296875</text:p>
          </table:table-cell>
          <table:table-cell table:style-name="Default" office:value-type="float" office:value="63625419564984.8" calcext:value-type="float">
            <text:p>63625419564984.8</text:p>
          </table:table-cell>
          <table:table-cell table:style-name="ce7" table:formula="of:=([.AQ149]-[.AQ148])/1000" office:value-type="float" office:value="2.0021796875" calcext:value-type="float">
            <text:p>2.0022</text:p>
          </table:table-cell>
          <table:table-cell table:style-name="ce7" table:formula="of:=[.AR149]+[.AS148]" office:value-type="float" office:value="294.0003203125" calcext:value-type="float">
            <text:p>294.0003</text:p>
          </table:table-cell>
          <table:table-cell table:style-name="ce21" table:formula="of:=[.AS149]-2*([.$B149]-1)" office:value-type="float" office:value="0.000320312499923148" calcext:value-type="float">
            <text:p>0.0003203125</text:p>
          </table:table-cell>
          <table:table-cell table:style-name="Default" office:value-type="float" office:value="63625420049499.5" calcext:value-type="float">
            <text:p>63625420049499.5</text:p>
          </table:table-cell>
          <table:table-cell table:style-name="ce7" table:formula="of:=([.AU149]-[.AU148])/1000" office:value-type="float" office:value="1.99940625" calcext:value-type="float">
            <text:p>1.9994</text:p>
          </table:table-cell>
          <table:table-cell table:style-name="ce7" table:formula="of:=[.AV149]+[.AW148]" office:value-type="float" office:value="293.9990078125" calcext:value-type="float">
            <text:p>293.9990</text:p>
          </table:table-cell>
          <table:table-cell table:style-name="ce22" table:formula="of:=[.AW149]-2*([.$B149]-1)" office:value-type="float" office:value="-0.000992187500173714" calcext:value-type="float">
            <text:p>-0.0009921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rame</text:p>
          </table:table-cell>
          <table:table-cell table:style-name="ce6" office:value-type="float" office:value="149" calcext:value-type="float">
            <text:p>149</text:p>
          </table:table-cell>
          <table:table-cell office:value-type="float" office:value="63625414815131.5" calcext:value-type="float">
            <text:p>63625414815131.5</text:p>
          </table:table-cell>
          <table:table-cell table:formula="of:=([.C150]-[.C149])/1000" office:value-type="float" office:value="1.99990625" calcext:value-type="float">
            <text:p>1.9999</text:p>
          </table:table-cell>
          <table:table-cell table:formula="of:=[.D150]+[.E149]" office:value-type="float" office:value="296.0019140625" calcext:value-type="float">
            <text:p>296.0019</text:p>
          </table:table-cell>
          <table:table-cell table:style-name="ce9" table:formula="of:=[.E150]-2*([.$B150]-1)" office:value-type="float" office:value="0.00191406249984993" calcext:value-type="float">
            <text:p>0.0019140625</text:p>
          </table:table-cell>
          <table:table-cell table:style-name="Default" office:value-type="float" office:value="63625415301416" calcext:value-type="float">
            <text:p>63625415301416</text:p>
          </table:table-cell>
          <table:table-cell table:style-name="ce7" table:formula="of:=([.G150]-[.G149])/1000" office:value-type="float" office:value="1.9995234375" calcext:value-type="float">
            <text:p>1.9995</text:p>
          </table:table-cell>
          <table:table-cell table:style-name="ce7" table:formula="of:=[.H150]+[.I149]" office:value-type="float" office:value="296.000734375" calcext:value-type="float">
            <text:p>296.0007</text:p>
          </table:table-cell>
          <table:table-cell table:style-name="ce10" table:formula="of:=[.I150]-2*([.$B150]-1)" office:value-type="float" office:value="0.000734375000035925" calcext:value-type="float">
            <text:p>0.000734375</text:p>
          </table:table-cell>
          <table:table-cell table:style-name="Default" office:value-type="float" office:value="63625415772527.8" calcext:value-type="float">
            <text:p>63625415772527.8</text:p>
          </table:table-cell>
          <table:table-cell table:style-name="ce7" table:formula="of:=([.K150]-[.K149])/1000" office:value-type="float" office:value="2.0021171875" calcext:value-type="float">
            <text:p>2.0021</text:p>
          </table:table-cell>
          <table:table-cell table:style-name="ce7" table:formula="of:=[.L150]+[.M149]" office:value-type="float" office:value="296.0008359375" calcext:value-type="float">
            <text:p>296.0008</text:p>
          </table:table-cell>
          <table:table-cell table:style-name="ce11" table:formula="of:=[.M150]-2*([.$B150]-1)" office:value-type="float" office:value="0.000835937500198725" calcext:value-type="float">
            <text:p>0.0008359375</text:p>
          </table:table-cell>
          <table:table-cell table:style-name="Default" office:value-type="float" office:value="63625416242938" calcext:value-type="float">
            <text:p>63625416242938</text:p>
          </table:table-cell>
          <table:table-cell table:style-name="ce7" table:formula="of:=([.O150]-[.O149])/1000" office:value-type="float" office:value="1.99934375" calcext:value-type="float">
            <text:p>1.9993</text:p>
          </table:table-cell>
          <table:table-cell table:style-name="ce7" table:formula="of:=[.P150]+[.Q149]" office:value-type="float" office:value="296.0007265625" calcext:value-type="float">
            <text:p>296.0007</text:p>
          </table:table-cell>
          <table:table-cell table:style-name="ce12" table:formula="of:=[.Q150]-2*([.$B150]-1)" office:value-type="float" office:value="0.000726562499835381" calcext:value-type="float">
            <text:p>0.0007265625</text:p>
          </table:table-cell>
          <table:table-cell table:style-name="Default" office:value-type="float" office:value="63625416726610.2" calcext:value-type="float">
            <text:p>63625416726610.2</text:p>
          </table:table-cell>
          <table:table-cell table:style-name="ce7" table:formula="of:=([.S150]-[.S149])/1000" office:value-type="float" office:value="1.9984140625" calcext:value-type="float">
            <text:p>1.9984</text:p>
          </table:table-cell>
          <table:table-cell table:style-name="ce7" table:formula="of:=[.T150]+[.U149]" office:value-type="float" office:value="295.99871875" calcext:value-type="float">
            <text:p>295.9987</text:p>
          </table:table-cell>
          <table:table-cell table:style-name="ce13" table:formula="of:=[.U150]-2*([.$B150]-1)" office:value-type="float" office:value="-0.00128124999991996" calcext:value-type="float">
            <text:p>-0.00128125</text:p>
          </table:table-cell>
          <table:table-cell table:style-name="Default" office:value-type="float" office:value="63625417219942.1" calcext:value-type="float">
            <text:p>63625417219942.1</text:p>
          </table:table-cell>
          <table:table-cell table:style-name="ce14" table:formula="of:=([.W150]-[.W149])/1000" office:value-type="float" office:value="2.0000078125" calcext:value-type="float">
            <text:p>2.0000</text:p>
          </table:table-cell>
          <table:table-cell table:style-name="ce7" table:formula="of:=[.X150]+[.Y149]" office:value-type="float" office:value="296.00040625" calcext:value-type="float">
            <text:p>296.0004</text:p>
          </table:table-cell>
          <table:table-cell table:style-name="ce15" table:formula="of:=[.Y150]-2*([.$B150]-1)" office:value-type="float" office:value="0.000406249999969077" calcext:value-type="float">
            <text:p>0.00040625</text:p>
          </table:table-cell>
          <table:table-cell table:style-name="Default" office:value-type="float" office:value="63625417696029.3" calcext:value-type="float">
            <text:p>63625417696029.3</text:p>
          </table:table-cell>
          <table:table-cell table:style-name="ce7" table:formula="of:=([.AA150]-[.AA149])/1000" office:value-type="float" office:value="2.0011484375" calcext:value-type="float">
            <text:p>2.0011</text:p>
          </table:table-cell>
          <table:table-cell table:style-name="ce7" table:formula="of:=[.AB150]+[.AC149]" office:value-type="float" office:value="295.999421875" calcext:value-type="float">
            <text:p>295.9994</text:p>
          </table:table-cell>
          <table:table-cell table:style-name="ce16" table:formula="of:=[.AC150]-2*([.$B150]-1)" office:value-type="float" office:value="-0.000578125000004093" calcext:value-type="float">
            <text:p>-0.000578125</text:p>
          </table:table-cell>
          <table:table-cell table:style-name="Default" office:value-type="float" office:value="63625418160992.9" calcext:value-type="float">
            <text:p>63625418160992.9</text:p>
          </table:table-cell>
          <table:table-cell table:style-name="ce7" table:formula="of:=([.AE150]-[.AE149])/1000" office:value-type="float" office:value="2.0016484375" calcext:value-type="float">
            <text:p>2.0016</text:p>
          </table:table-cell>
          <table:table-cell table:style-name="ce7" table:formula="of:=[.AF150]+[.AG149]" office:value-type="float" office:value="296.000140625" calcext:value-type="float">
            <text:p>296.0001</text:p>
          </table:table-cell>
          <table:table-cell table:style-name="ce17" table:formula="of:=[.AG150]-2*([.$B150]-1)" office:value-type="float" office:value="0.000140624999914962" calcext:value-type="float">
            <text:p>0.000140625</text:p>
          </table:table-cell>
          <table:table-cell table:style-name="Default" office:value-type="float" office:value="63625418632786.5" calcext:value-type="float">
            <text:p>63625418632786.5</text:p>
          </table:table-cell>
          <table:table-cell table:style-name="ce7" table:formula="of:=([.AI150]-[.AI149])/1000" office:value-type="float" office:value="1.99953125" calcext:value-type="float">
            <text:p>1.9995</text:p>
          </table:table-cell>
          <table:table-cell table:style-name="ce7" table:formula="of:=[.AJ150]+[.AK149]" office:value-type="float" office:value="295.9987890625" calcext:value-type="float">
            <text:p>295.9988</text:p>
          </table:table-cell>
          <table:table-cell table:style-name="ce18" table:formula="of:=[.AK150]-2*([.$B150]-1)" office:value-type="float" office:value="-0.00121093750004775" calcext:value-type="float">
            <text:p>-0.0012109375</text:p>
          </table:table-cell>
          <table:table-cell table:style-name="Default" office:value-type="float" office:value="63625419098471" calcext:value-type="float">
            <text:p>63625419098471</text:p>
          </table:table-cell>
          <table:table-cell table:style-name="ce19" table:formula="of:=([.AM150]-[.AM149])/1000" office:value-type="float" office:value="2.0004453125" calcext:value-type="float">
            <text:p>2.0004</text:p>
          </table:table-cell>
          <table:table-cell table:style-name="ce7" table:formula="of:=[.AN150]+[.AO149]" office:value-type="float" office:value="298.0007421875" calcext:value-type="float">
            <text:p>298.0007</text:p>
          </table:table-cell>
          <table:table-cell table:style-name="ce20" table:formula="of:=[.AO150]-2*([.$B150]-1)" office:value-type="float" office:value="2.0007421874999" calcext:value-type="float">
            <text:p>2.0007421875</text:p>
          </table:table-cell>
          <table:table-cell table:style-name="Default" office:value-type="float" office:value="63625419566985.5" calcext:value-type="float">
            <text:p>63625419566985.5</text:p>
          </table:table-cell>
          <table:table-cell table:style-name="ce7" table:formula="of:=([.AQ150]-[.AQ149])/1000" office:value-type="float" office:value="2.0006953125" calcext:value-type="float">
            <text:p>2.0007</text:p>
          </table:table-cell>
          <table:table-cell table:style-name="ce7" table:formula="of:=[.AR150]+[.AS149]" office:value-type="float" office:value="296.001015625" calcext:value-type="float">
            <text:p>296.0010</text:p>
          </table:table-cell>
          <table:table-cell table:style-name="ce21" table:formula="of:=[.AS150]-2*([.$B150]-1)" office:value-type="float" office:value="0.00101562499992269" calcext:value-type="float">
            <text:p>0.001015625</text:p>
          </table:table-cell>
          <table:table-cell table:style-name="Default" office:value-type="float" office:value="63625420051501.3" calcext:value-type="float">
            <text:p>63625420051501.3</text:p>
          </table:table-cell>
          <table:table-cell table:style-name="ce7" table:formula="of:=([.AU150]-[.AU149])/1000" office:value-type="float" office:value="2.0018046875" calcext:value-type="float">
            <text:p>2.0018</text:p>
          </table:table-cell>
          <table:table-cell table:style-name="ce7" table:formula="of:=[.AV150]+[.AW149]" office:value-type="float" office:value="296.0008125" calcext:value-type="float">
            <text:p>296.0008</text:p>
          </table:table-cell>
          <table:table-cell table:style-name="ce22" table:formula="of:=[.AW150]-2*([.$B150]-1)" office:value-type="float" office:value="0.000812499999824468" calcext:value-type="float">
            <text:p>0.0008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50" calcext:value-type="float">
            <text:p>150</text:p>
          </table:table-cell>
          <table:table-cell office:value-type="float" office:value="63625414817130.4" calcext:value-type="float">
            <text:p>63625414817130.4</text:p>
          </table:table-cell>
          <table:table-cell table:formula="of:=([.C151]-[.C150])/1000" office:value-type="float" office:value="1.9989453125" calcext:value-type="float">
            <text:p>1.9989</text:p>
          </table:table-cell>
          <table:table-cell table:formula="of:=[.D151]+[.E150]" office:value-type="float" office:value="298.000859375" calcext:value-type="float">
            <text:p>298.0009</text:p>
          </table:table-cell>
          <table:table-cell table:style-name="ce9" table:formula="of:=[.E151]-2*([.$B151]-1)" office:value-type="float" office:value="0.000859374999834017" calcext:value-type="float">
            <text:p>0.000859375</text:p>
          </table:table-cell>
          <table:table-cell table:style-name="Default" office:value-type="float" office:value="63625415303413.4" calcext:value-type="float">
            <text:p>63625415303413.4</text:p>
          </table:table-cell>
          <table:table-cell table:style-name="ce7" table:formula="of:=([.G151]-[.G150])/1000" office:value-type="float" office:value="1.9973359375" calcext:value-type="float">
            <text:p>1.9973</text:p>
          </table:table-cell>
          <table:table-cell table:style-name="ce7" table:formula="of:=[.H151]+[.I150]" office:value-type="float" office:value="297.9980703125" calcext:value-type="float">
            <text:p>297.9981</text:p>
          </table:table-cell>
          <table:table-cell table:style-name="ce10" table:formula="of:=[.I151]-2*([.$B151]-1)" office:value-type="float" office:value="-0.0019296874999668" calcext:value-type="float">
            <text:p>-0.0019296875</text:p>
          </table:table-cell>
          <table:table-cell table:style-name="Default" office:value-type="float" office:value="63625415774528.3" calcext:value-type="float">
            <text:p>63625415774528.3</text:p>
          </table:table-cell>
          <table:table-cell table:style-name="ce7" table:formula="of:=([.K151]-[.K150])/1000" office:value-type="float" office:value="2.0005" calcext:value-type="float">
            <text:p>2.0005</text:p>
          </table:table-cell>
          <table:table-cell table:style-name="ce7" table:formula="of:=[.L151]+[.M150]" office:value-type="float" office:value="298.0013359375" calcext:value-type="float">
            <text:p>298.0013</text:p>
          </table:table-cell>
          <table:table-cell table:style-name="ce11" table:formula="of:=[.M151]-2*([.$B151]-1)" office:value-type="float" office:value="0.0013359375001869" calcext:value-type="float">
            <text:p>0.0013359375</text:p>
          </table:table-cell>
          <table:table-cell table:style-name="Default" office:value-type="float" office:value="63625416244935.7" calcext:value-type="float">
            <text:p>63625416244935.7</text:p>
          </table:table-cell>
          <table:table-cell table:style-name="ce7" table:formula="of:=([.O151]-[.O150])/1000" office:value-type="float" office:value="1.9977109375" calcext:value-type="float">
            <text:p>1.9977</text:p>
          </table:table-cell>
          <table:table-cell table:style-name="ce7" table:formula="of:=[.P151]+[.Q150]" office:value-type="float" office:value="297.9984375" calcext:value-type="float">
            <text:p>297.9984</text:p>
          </table:table-cell>
          <table:table-cell table:style-name="ce12" table:formula="of:=[.Q151]-2*([.$B151]-1)" office:value-type="float" office:value="-0.00156250000014779" calcext:value-type="float">
            <text:p>-0.0015625</text:p>
          </table:table-cell>
          <table:table-cell table:style-name="Default" office:value-type="float" office:value="63625416728610.3" calcext:value-type="float">
            <text:p>63625416728610.3</text:p>
          </table:table-cell>
          <table:table-cell table:style-name="ce7" table:formula="of:=([.S151]-[.S150])/1000" office:value-type="float" office:value="2.0001328125" calcext:value-type="float">
            <text:p>2.0001</text:p>
          </table:table-cell>
          <table:table-cell table:style-name="ce7" table:formula="of:=[.T151]+[.U150]" office:value-type="float" office:value="297.9988515625" calcext:value-type="float">
            <text:p>297.9989</text:p>
          </table:table-cell>
          <table:table-cell table:style-name="ce13" table:formula="of:=[.U151]-2*([.$B151]-1)" office:value-type="float" office:value="-0.00114843749992133" calcext:value-type="float">
            <text:p>-0.0011484375</text:p>
          </table:table-cell>
          <table:table-cell table:style-name="Default" office:value-type="float" office:value="63625417221942" calcext:value-type="float">
            <text:p>63625417221942</text:p>
          </table:table-cell>
          <table:table-cell table:style-name="ce14" table:formula="of:=([.W151]-[.W150])/1000" office:value-type="float" office:value="1.9999296875" calcext:value-type="float">
            <text:p>1.9999</text:p>
          </table:table-cell>
          <table:table-cell table:style-name="ce7" table:formula="of:=[.X151]+[.Y150]" office:value-type="float" office:value="298.0003359375" calcext:value-type="float">
            <text:p>298.0003</text:p>
          </table:table-cell>
          <table:table-cell table:style-name="ce15" table:formula="of:=[.Y151]-2*([.$B151]-1)" office:value-type="float" office:value="0.000335937499983174" calcext:value-type="float">
            <text:p>0.0003359375</text:p>
          </table:table-cell>
          <table:table-cell table:style-name="Default" office:value-type="float" office:value="63625417698028.9" calcext:value-type="float">
            <text:p>63625417698028.9</text:p>
          </table:table-cell>
          <table:table-cell table:style-name="ce7" table:formula="of:=([.AA151]-[.AA150])/1000" office:value-type="float" office:value="1.9996875" calcext:value-type="float">
            <text:p>1.9997</text:p>
          </table:table-cell>
          <table:table-cell table:style-name="ce7" table:formula="of:=[.AB151]+[.AC150]" office:value-type="float" office:value="297.999109375" calcext:value-type="float">
            <text:p>297.9991</text:p>
          </table:table-cell>
          <table:table-cell table:style-name="ce16" table:formula="of:=[.AC151]-2*([.$B151]-1)" office:value-type="float" office:value="-0.000890625000010914" calcext:value-type="float">
            <text:p>-0.000890625</text:p>
          </table:table-cell>
          <table:table-cell table:style-name="Default" office:value-type="float" office:value="63625418162993.8" calcext:value-type="float">
            <text:p>63625418162993.8</text:p>
          </table:table-cell>
          <table:table-cell table:style-name="ce7" table:formula="of:=([.AE151]-[.AE150])/1000" office:value-type="float" office:value="2.000875" calcext:value-type="float">
            <text:p>2.0009</text:p>
          </table:table-cell>
          <table:table-cell table:style-name="ce7" table:formula="of:=[.AF151]+[.AG150]" office:value-type="float" office:value="298.001015625" calcext:value-type="float">
            <text:p>298.0010</text:p>
          </table:table-cell>
          <table:table-cell table:style-name="ce17" table:formula="of:=[.AG151]-2*([.$B151]-1)" office:value-type="float" office:value="0.00101562499992269" calcext:value-type="float">
            <text:p>0.001015625</text:p>
          </table:table-cell>
          <table:table-cell table:style-name="Default" office:value-type="float" office:value="63625418634788.9" calcext:value-type="float">
            <text:p>63625418634788.9</text:p>
          </table:table-cell>
          <table:table-cell table:style-name="ce7" table:formula="of:=([.AI151]-[.AI150])/1000" office:value-type="float" office:value="2.0023984375" calcext:value-type="float">
            <text:p>2.0024</text:p>
          </table:table-cell>
          <table:table-cell table:style-name="ce7" table:formula="of:=[.AJ151]+[.AK150]" office:value-type="float" office:value="298.0011875" calcext:value-type="float">
            <text:p>298.0012</text:p>
          </table:table-cell>
          <table:table-cell table:style-name="ce18" table:formula="of:=[.AK151]-2*([.$B151]-1)" office:value-type="float" office:value="0.00118749999995771" calcext:value-type="float">
            <text:p>0.0011875</text:p>
          </table:table-cell>
          <table:table-cell table:style-name="Default" office:value-type="float" office:value="63625419100468.9" calcext:value-type="float">
            <text:p>63625419100468.9</text:p>
          </table:table-cell>
          <table:table-cell table:style-name="ce19" table:formula="of:=([.AM151]-[.AM150])/1000" office:value-type="float" office:value="1.9978125" calcext:value-type="float">
            <text:p>1.9978</text:p>
          </table:table-cell>
          <table:table-cell table:style-name="ce7" table:formula="of:=[.AN151]+[.AO150]" office:value-type="float" office:value="299.9985546875" calcext:value-type="float">
            <text:p>299.9986</text:p>
          </table:table-cell>
          <table:table-cell table:style-name="ce20" table:formula="of:=[.AO151]-2*([.$B151]-1)" office:value-type="float" office:value="1.9985546874999" calcext:value-type="float">
            <text:p>1.9985546875</text:p>
          </table:table-cell>
          <table:table-cell table:style-name="Default" office:value-type="float" office:value="63625419568983" calcext:value-type="float">
            <text:p>63625419568983</text:p>
          </table:table-cell>
          <table:table-cell table:style-name="ce7" table:formula="of:=([.AQ151]-[.AQ150])/1000" office:value-type="float" office:value="1.9975390625" calcext:value-type="float">
            <text:p>1.9975</text:p>
          </table:table-cell>
          <table:table-cell table:style-name="ce7" table:formula="of:=[.AR151]+[.AS150]" office:value-type="float" office:value="297.9985546875" calcext:value-type="float">
            <text:p>297.9986</text:p>
          </table:table-cell>
          <table:table-cell table:style-name="ce21" table:formula="of:=[.AS151]-2*([.$B151]-1)" office:value-type="float" office:value="-0.0014453125000955" calcext:value-type="float">
            <text:p>-0.0014453125</text:p>
          </table:table-cell>
          <table:table-cell table:style-name="Default" office:value-type="float" office:value="63625420053500" calcext:value-type="float">
            <text:p>63625420053500</text:p>
          </table:table-cell>
          <table:table-cell table:style-name="ce7" table:formula="of:=([.AU151]-[.AU150])/1000" office:value-type="float" office:value="1.998734375" calcext:value-type="float">
            <text:p>1.9987</text:p>
          </table:table-cell>
          <table:table-cell table:style-name="ce7" table:formula="of:=[.AV151]+[.AW150]" office:value-type="float" office:value="297.999546875" calcext:value-type="float">
            <text:p>297.9995</text:p>
          </table:table-cell>
          <table:table-cell table:style-name="ce22" table:formula="of:=[.AW151]-2*([.$B151]-1)" office:value-type="float" office:value="-0.000453125000149157" calcext:value-type="float">
            <text:p>-0.000453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51" calcext:value-type="float">
            <text:p>151</text:p>
          </table:table-cell>
          <table:table-cell office:value-type="float" office:value="63625414819128.3" calcext:value-type="float">
            <text:p>63625414819128.3</text:p>
          </table:table-cell>
          <table:table-cell table:formula="of:=([.C152]-[.C151])/1000" office:value-type="float" office:value="1.99784375" calcext:value-type="float">
            <text:p>1.9978</text:p>
          </table:table-cell>
          <table:table-cell table:formula="of:=[.D152]+[.E151]" office:value-type="float" office:value="299.998703125" calcext:value-type="float">
            <text:p>299.9987</text:p>
          </table:table-cell>
          <table:table-cell table:style-name="ce9" table:formula="of:=[.E152]-2*([.$B152]-1)" office:value-type="float" office:value="-0.00129687500015052" calcext:value-type="float">
            <text:p>-0.001296875</text:p>
          </table:table-cell>
          <table:table-cell table:style-name="Default" office:value-type="float" office:value="63625415305413.9" calcext:value-type="float">
            <text:p>63625415305413.9</text:p>
          </table:table-cell>
          <table:table-cell table:style-name="ce7" table:formula="of:=([.G152]-[.G151])/1000" office:value-type="float" office:value="2.000484375" calcext:value-type="float">
            <text:p>2.0005</text:p>
          </table:table-cell>
          <table:table-cell table:style-name="ce7" table:formula="of:=[.H152]+[.I151]" office:value-type="float" office:value="299.9985546875" calcext:value-type="float">
            <text:p>299.9986</text:p>
          </table:table-cell>
          <table:table-cell table:style-name="ce10" table:formula="of:=[.I152]-2*([.$B152]-1)" office:value-type="float" office:value="-0.00144531249998181" calcext:value-type="float">
            <text:p>-0.0014453125</text:p>
          </table:table-cell>
          <table:table-cell table:style-name="Default" office:value-type="float" office:value="63625415776526.9" calcext:value-type="float">
            <text:p>63625415776526.9</text:p>
          </table:table-cell>
          <table:table-cell table:style-name="ce7" table:formula="of:=([.K152]-[.K151])/1000" office:value-type="float" office:value="1.998546875" calcext:value-type="float">
            <text:p>1.9985</text:p>
          </table:table-cell>
          <table:table-cell table:style-name="ce7" table:formula="of:=[.L152]+[.M151]" office:value-type="float" office:value="299.9998828125" calcext:value-type="float">
            <text:p>299.9999</text:p>
          </table:table-cell>
          <table:table-cell table:style-name="ce11" table:formula="of:=[.M152]-2*([.$B152]-1)" office:value-type="float" office:value="-0.000117187499824922" calcext:value-type="float">
            <text:p>-0.0001171875</text:p>
          </table:table-cell>
          <table:table-cell table:style-name="Default" office:value-type="float" office:value="63625416246937.4" calcext:value-type="float">
            <text:p>63625416246937.4</text:p>
          </table:table-cell>
          <table:table-cell table:style-name="ce7" table:formula="of:=([.O152]-[.O151])/1000" office:value-type="float" office:value="2.00165625" calcext:value-type="float">
            <text:p>2.0017</text:p>
          </table:table-cell>
          <table:table-cell table:style-name="ce7" table:formula="of:=[.P152]+[.Q151]" office:value-type="float" office:value="300.00009375" calcext:value-type="float">
            <text:p>300.0001</text:p>
          </table:table-cell>
          <table:table-cell table:style-name="ce12" table:formula="of:=[.Q152]-2*([.$B152]-1)" office:value-type="float" office:value="0.0000937499998485691" calcext:value-type="float">
            <text:p>0.00009375</text:p>
          </table:table-cell>
          <table:table-cell table:style-name="Default" office:value-type="float" office:value="63625416730610.2" calcext:value-type="float">
            <text:p>63625416730610.2</text:p>
          </table:table-cell>
          <table:table-cell table:style-name="ce7" table:formula="of:=([.S152]-[.S151])/1000" office:value-type="float" office:value="1.9998671875" calcext:value-type="float">
            <text:p>1.9999</text:p>
          </table:table-cell>
          <table:table-cell table:style-name="ce7" table:formula="of:=[.T152]+[.U151]" office:value-type="float" office:value="299.99871875" calcext:value-type="float">
            <text:p>299.9987</text:p>
          </table:table-cell>
          <table:table-cell table:style-name="ce13" table:formula="of:=[.U152]-2*([.$B152]-1)" office:value-type="float" office:value="-0.00128124999991996" calcext:value-type="float">
            <text:p>-0.00128125</text:p>
          </table:table-cell>
          <table:table-cell table:style-name="Default" office:value-type="float" office:value="63625417223941.2" calcext:value-type="float">
            <text:p>63625417223941.2</text:p>
          </table:table-cell>
          <table:table-cell table:style-name="ce14" table:formula="of:=([.W152]-[.W151])/1000" office:value-type="float" office:value="1.999171875" calcext:value-type="float">
            <text:p>1.9992</text:p>
          </table:table-cell>
          <table:table-cell table:style-name="ce7" table:formula="of:=[.X152]+[.Y151]" office:value-type="float" office:value="299.9995078125" calcext:value-type="float">
            <text:p>299.9995</text:p>
          </table:table-cell>
          <table:table-cell table:style-name="ce15" table:formula="of:=[.Y152]-2*([.$B152]-1)" office:value-type="float" office:value="-0.000492187500015007" calcext:value-type="float">
            <text:p>-0.0004921875</text:p>
          </table:table-cell>
          <table:table-cell table:style-name="Default" office:value-type="float" office:value="63625417700028.4" calcext:value-type="float">
            <text:p>63625417700028.4</text:p>
          </table:table-cell>
          <table:table-cell table:style-name="ce7" table:formula="of:=([.AA152]-[.AA151])/1000" office:value-type="float" office:value="1.9995" calcext:value-type="float">
            <text:p>1.9995</text:p>
          </table:table-cell>
          <table:table-cell table:style-name="ce7" table:formula="of:=[.AB152]+[.AC151]" office:value-type="float" office:value="299.998609375" calcext:value-type="float">
            <text:p>299.9986</text:p>
          </table:table-cell>
          <table:table-cell table:style-name="ce16" table:formula="of:=[.AC152]-2*([.$B152]-1)" office:value-type="float" office:value="-0.00139062499999909" calcext:value-type="float">
            <text:p>-0.001390625</text:p>
          </table:table-cell>
          <table:table-cell table:style-name="Default" office:value-type="float" office:value="63625418164991.1" calcext:value-type="float">
            <text:p>63625418164991.1</text:p>
          </table:table-cell>
          <table:table-cell table:style-name="ce7" table:formula="of:=([.AE152]-[.AE151])/1000" office:value-type="float" office:value="1.99725" calcext:value-type="float">
            <text:p>1.9973</text:p>
          </table:table-cell>
          <table:table-cell table:style-name="ce7" table:formula="of:=[.AF152]+[.AG151]" office:value-type="float" office:value="299.998265625" calcext:value-type="float">
            <text:p>299.9983</text:p>
          </table:table-cell>
          <table:table-cell table:style-name="ce17" table:formula="of:=[.AG152]-2*([.$B152]-1)" office:value-type="float" office:value="-0.00173437500006912" calcext:value-type="float">
            <text:p>-0.001734375</text:p>
          </table:table-cell>
          <table:table-cell table:style-name="Default" office:value-type="float" office:value="63625418636786.4" calcext:value-type="float">
            <text:p>63625418636786.4</text:p>
          </table:table-cell>
          <table:table-cell table:style-name="ce7" table:formula="of:=([.AI152]-[.AI151])/1000" office:value-type="float" office:value="1.9975390625" calcext:value-type="float">
            <text:p>1.9975</text:p>
          </table:table-cell>
          <table:table-cell table:style-name="ce7" table:formula="of:=[.AJ152]+[.AK151]" office:value-type="float" office:value="299.9987265625" calcext:value-type="float">
            <text:p>299.9987</text:p>
          </table:table-cell>
          <table:table-cell table:style-name="ce18" table:formula="of:=[.AK152]-2*([.$B152]-1)" office:value-type="float" office:value="-0.00127343750006048" calcext:value-type="float">
            <text:p>-0.0012734375</text:p>
          </table:table-cell>
          <table:table-cell table:style-name="Default" office:value-type="float" office:value="63625419102469.5" calcext:value-type="float">
            <text:p>63625419102469.5</text:p>
          </table:table-cell>
          <table:table-cell table:style-name="ce19" table:formula="of:=([.AM152]-[.AM151])/1000" office:value-type="float" office:value="2.00059375" calcext:value-type="float">
            <text:p>2.0006</text:p>
          </table:table-cell>
          <table:table-cell table:style-name="ce7" table:formula="of:=[.AN152]+[.AO151]" office:value-type="float" office:value="301.9991484375" calcext:value-type="float">
            <text:p>301.9991</text:p>
          </table:table-cell>
          <table:table-cell table:style-name="ce20" table:formula="of:=[.AO152]-2*([.$B152]-1)" office:value-type="float" office:value="1.99914843749991" calcext:value-type="float">
            <text:p>1.9991484375</text:p>
          </table:table-cell>
          <table:table-cell table:style-name="Default" office:value-type="float" office:value="63625419570983.7" calcext:value-type="float">
            <text:p>63625419570983.7</text:p>
          </table:table-cell>
          <table:table-cell table:style-name="ce7" table:formula="of:=([.AQ152]-[.AQ151])/1000" office:value-type="float" office:value="2.00065625" calcext:value-type="float">
            <text:p>2.0007</text:p>
          </table:table-cell>
          <table:table-cell table:style-name="ce7" table:formula="of:=[.AR152]+[.AS151]" office:value-type="float" office:value="299.9992109375" calcext:value-type="float">
            <text:p>299.9992</text:p>
          </table:table-cell>
          <table:table-cell table:style-name="ce21" table:formula="of:=[.AS152]-2*([.$B152]-1)" office:value-type="float" office:value="-0.000789062500075488" calcext:value-type="float">
            <text:p>-0.0007890625</text:p>
          </table:table-cell>
          <table:table-cell table:style-name="Default" office:value-type="float" office:value="63625420055499.2" calcext:value-type="float">
            <text:p>63625420055499.2</text:p>
          </table:table-cell>
          <table:table-cell table:style-name="ce7" table:formula="of:=([.AU152]-[.AU151])/1000" office:value-type="float" office:value="1.9991875" calcext:value-type="float">
            <text:p>1.9992</text:p>
          </table:table-cell>
          <table:table-cell table:style-name="ce7" table:formula="of:=[.AV152]+[.AW151]" office:value-type="float" office:value="299.998734375" calcext:value-type="float">
            <text:p>299.9987</text:p>
          </table:table-cell>
          <table:table-cell table:style-name="ce22" table:formula="of:=[.AW152]-2*([.$B152]-1)" office:value-type="float" office:value="-0.00126562500014416" calcext:value-type="float">
            <text:p>-0.001265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52" calcext:value-type="float">
            <text:p>152</text:p>
          </table:table-cell>
          <table:table-cell office:value-type="float" office:value="63625414821128.1" calcext:value-type="float">
            <text:p>63625414821128.1</text:p>
          </table:table-cell>
          <table:table-cell table:formula="of:=([.C153]-[.C152])/1000" office:value-type="float" office:value="1.9997734375" calcext:value-type="float">
            <text:p>1.9998</text:p>
          </table:table-cell>
          <table:table-cell table:formula="of:=[.D153]+[.E152]" office:value-type="float" office:value="301.9984765625" calcext:value-type="float">
            <text:p>301.9985</text:p>
          </table:table-cell>
          <table:table-cell table:style-name="ce9" table:formula="of:=[.E153]-2*([.$B153]-1)" office:value-type="float" office:value="-0.00152343750016826" calcext:value-type="float">
            <text:p>-0.0015234375</text:p>
          </table:table-cell>
          <table:table-cell table:style-name="Default" office:value-type="float" office:value="63625415307414.9" calcext:value-type="float">
            <text:p>63625415307414.9</text:p>
          </table:table-cell>
          <table:table-cell table:style-name="ce7" table:formula="of:=([.G153]-[.G152])/1000" office:value-type="float" office:value="2.0010703125" calcext:value-type="float">
            <text:p>2.0011</text:p>
          </table:table-cell>
          <table:table-cell table:style-name="ce7" table:formula="of:=[.H153]+[.I152]" office:value-type="float" office:value="301.999625" calcext:value-type="float">
            <text:p>301.9996</text:p>
          </table:table-cell>
          <table:table-cell table:style-name="ce10" table:formula="of:=[.I153]-2*([.$B153]-1)" office:value-type="float" office:value="-0.000374999999962711" calcext:value-type="float">
            <text:p>-0.000375</text:p>
          </table:table-cell>
          <table:table-cell table:style-name="Default" office:value-type="float" office:value="63625415778527.2" calcext:value-type="float">
            <text:p>63625415778527.2</text:p>
          </table:table-cell>
          <table:table-cell table:style-name="ce7" table:formula="of:=([.K153]-[.K152])/1000" office:value-type="float" office:value="2.000359375" calcext:value-type="float">
            <text:p>2.0004</text:p>
          </table:table-cell>
          <table:table-cell table:style-name="ce7" table:formula="of:=[.L153]+[.M152]" office:value-type="float" office:value="302.0002421875" calcext:value-type="float">
            <text:p>302.0002</text:p>
          </table:table-cell>
          <table:table-cell table:style-name="ce11" table:formula="of:=[.M153]-2*([.$B153]-1)" office:value-type="float" office:value="0.000242187500191449" calcext:value-type="float">
            <text:p>0.0002421875</text:p>
          </table:table-cell>
          <table:table-cell table:style-name="Default" office:value-type="float" office:value="63625416248936.1" calcext:value-type="float">
            <text:p>63625416248936.1</text:p>
          </table:table-cell>
          <table:table-cell table:style-name="ce7" table:formula="of:=([.O153]-[.O152])/1000" office:value-type="float" office:value="1.998796875" calcext:value-type="float">
            <text:p>1.9988</text:p>
          </table:table-cell>
          <table:table-cell table:style-name="ce7" table:formula="of:=[.P153]+[.Q152]" office:value-type="float" office:value="301.998890625" calcext:value-type="float">
            <text:p>301.9989</text:p>
          </table:table-cell>
          <table:table-cell table:style-name="ce12" table:formula="of:=[.Q153]-2*([.$B153]-1)" office:value-type="float" office:value="-0.00110937500016917" calcext:value-type="float">
            <text:p>-0.001109375</text:p>
          </table:table-cell>
          <table:table-cell table:style-name="Default" office:value-type="float" office:value="63625416732609.9" calcext:value-type="float">
            <text:p>63625416732609.9</text:p>
          </table:table-cell>
          <table:table-cell table:style-name="ce7" table:formula="of:=([.S153]-[.S152])/1000" office:value-type="float" office:value="1.9997265625" calcext:value-type="float">
            <text:p>1.9997</text:p>
          </table:table-cell>
          <table:table-cell table:style-name="ce7" table:formula="of:=[.T153]+[.U152]" office:value-type="float" office:value="301.9984453125" calcext:value-type="float">
            <text:p>301.9984</text:p>
          </table:table-cell>
          <table:table-cell table:style-name="ce13" table:formula="of:=[.U153]-2*([.$B153]-1)" office:value-type="float" office:value="-0.00155468749994725" calcext:value-type="float">
            <text:p>-0.0015546875</text:p>
          </table:table-cell>
          <table:table-cell table:style-name="Default" office:value-type="float" office:value="63625417225941.1" calcext:value-type="float">
            <text:p>63625417225941.1</text:p>
          </table:table-cell>
          <table:table-cell table:style-name="ce14" table:formula="of:=([.W153]-[.W152])/1000" office:value-type="float" office:value="1.999890625" calcext:value-type="float">
            <text:p>1.9999</text:p>
          </table:table-cell>
          <table:table-cell table:style-name="ce7" table:formula="of:=[.X153]+[.Y152]" office:value-type="float" office:value="301.9993984375" calcext:value-type="float">
            <text:p>301.9994</text:p>
          </table:table-cell>
          <table:table-cell table:style-name="ce15" table:formula="of:=[.Y153]-2*([.$B153]-1)" office:value-type="float" office:value="-0.000601562500037289" calcext:value-type="float">
            <text:p>-0.0006015625</text:p>
          </table:table-cell>
          <table:table-cell table:style-name="Default" office:value-type="float" office:value="63625417702029.4" calcext:value-type="float">
            <text:p>63625417702029.4</text:p>
          </table:table-cell>
          <table:table-cell table:style-name="ce7" table:formula="of:=([.AA153]-[.AA152])/1000" office:value-type="float" office:value="2.0009140625" calcext:value-type="float">
            <text:p>2.0009</text:p>
          </table:table-cell>
          <table:table-cell table:style-name="ce7" table:formula="of:=[.AB153]+[.AC152]" office:value-type="float" office:value="301.9995234375" calcext:value-type="float">
            <text:p>301.9995</text:p>
          </table:table-cell>
          <table:table-cell table:style-name="ce16" table:formula="of:=[.AC153]-2*([.$B153]-1)" office:value-type="float" office:value="-0.000476562500011823" calcext:value-type="float">
            <text:p>-0.0004765625</text:p>
          </table:table-cell>
          <table:table-cell table:style-name="Default" office:value-type="float" office:value="63625418166991" calcext:value-type="float">
            <text:p>63625418166991</text:p>
          </table:table-cell>
          <table:table-cell table:style-name="ce7" table:formula="of:=([.AE153]-[.AE152])/1000" office:value-type="float" office:value="1.9999609375" calcext:value-type="float">
            <text:p>2.0000</text:p>
          </table:table-cell>
          <table:table-cell table:style-name="ce7" table:formula="of:=[.AF153]+[.AG152]" office:value-type="float" office:value="301.9982265625" calcext:value-type="float">
            <text:p>301.9982</text:p>
          </table:table-cell>
          <table:table-cell table:style-name="ce17" table:formula="of:=[.AG153]-2*([.$B153]-1)" office:value-type="float" office:value="-0.00177343750004866" calcext:value-type="float">
            <text:p>-0.0017734375</text:p>
          </table:table-cell>
          <table:table-cell table:style-name="Default" office:value-type="float" office:value="63625418638786.2" calcext:value-type="float">
            <text:p>63625418638786.2</text:p>
          </table:table-cell>
          <table:table-cell table:style-name="ce7" table:formula="of:=([.AI153]-[.AI152])/1000" office:value-type="float" office:value="1.9998046875" calcext:value-type="float">
            <text:p>1.9998</text:p>
          </table:table-cell>
          <table:table-cell table:style-name="ce7" table:formula="of:=[.AJ153]+[.AK152]" office:value-type="float" office:value="301.99853125" calcext:value-type="float">
            <text:p>301.9985</text:p>
          </table:table-cell>
          <table:table-cell table:style-name="ce18" table:formula="of:=[.AK153]-2*([.$B153]-1)" office:value-type="float" office:value="-0.00146875000007185" calcext:value-type="float">
            <text:p>-0.00146875</text:p>
          </table:table-cell>
          <table:table-cell table:style-name="Default" office:value-type="float" office:value="63625419104468.3" calcext:value-type="float">
            <text:p>63625419104468.3</text:p>
          </table:table-cell>
          <table:table-cell table:style-name="ce19" table:formula="of:=([.AM153]-[.AM152])/1000" office:value-type="float" office:value="1.9988515625" calcext:value-type="float">
            <text:p>1.9989</text:p>
          </table:table-cell>
          <table:table-cell table:style-name="ce7" table:formula="of:=[.AN153]+[.AO152]" office:value-type="float" office:value="303.998" calcext:value-type="float">
            <text:p>303.9980</text:p>
          </table:table-cell>
          <table:table-cell table:style-name="ce20" table:formula="of:=[.AO153]-2*([.$B153]-1)" office:value-type="float" office:value="1.99799999999993" calcext:value-type="float">
            <text:p>1.998</text:p>
          </table:table-cell>
          <table:table-cell table:style-name="Default" office:value-type="float" office:value="63625419572984.8" calcext:value-type="float">
            <text:p>63625419572984.8</text:p>
          </table:table-cell>
          <table:table-cell table:style-name="ce7" table:formula="of:=([.AQ153]-[.AQ152])/1000" office:value-type="float" office:value="2.00109375" calcext:value-type="float">
            <text:p>2.0011</text:p>
          </table:table-cell>
          <table:table-cell table:style-name="ce7" table:formula="of:=[.AR153]+[.AS152]" office:value-type="float" office:value="302.0003046875" calcext:value-type="float">
            <text:p>302.0003</text:p>
          </table:table-cell>
          <table:table-cell table:style-name="ce21" table:formula="of:=[.AS153]-2*([.$B153]-1)" office:value-type="float" office:value="0.000304687499919964" calcext:value-type="float">
            <text:p>0.0003046875</text:p>
          </table:table-cell>
          <table:table-cell table:style-name="Default" office:value-type="float" office:value="63625420057498.7" calcext:value-type="float">
            <text:p>63625420057498.7</text:p>
          </table:table-cell>
          <table:table-cell table:style-name="ce7" table:formula="of:=([.AU153]-[.AU152])/1000" office:value-type="float" office:value="1.99946875" calcext:value-type="float">
            <text:p>1.9995</text:p>
          </table:table-cell>
          <table:table-cell table:style-name="ce7" table:formula="of:=[.AV153]+[.AW152]" office:value-type="float" office:value="301.998203125" calcext:value-type="float">
            <text:p>301.9982</text:p>
          </table:table-cell>
          <table:table-cell table:style-name="ce22" table:formula="of:=[.AW153]-2*([.$B153]-1)" office:value-type="float" office:value="-0.0017968750001387" calcext:value-type="float">
            <text:p>-0.00179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53" calcext:value-type="float">
            <text:p>153</text:p>
          </table:table-cell>
          <table:table-cell office:value-type="float" office:value="63625414823127.9" calcext:value-type="float">
            <text:p>63625414823127.9</text:p>
          </table:table-cell>
          <table:table-cell table:formula="of:=([.C154]-[.C153])/1000" office:value-type="float" office:value="1.999875" calcext:value-type="float">
            <text:p>1.9999</text:p>
          </table:table-cell>
          <table:table-cell table:formula="of:=[.D154]+[.E153]" office:value-type="float" office:value="303.9983515625" calcext:value-type="float">
            <text:p>303.9984</text:p>
          </table:table-cell>
          <table:table-cell table:style-name="ce9" table:formula="of:=[.E154]-2*([.$B154]-1)" office:value-type="float" office:value="-0.00164843750019372" calcext:value-type="float">
            <text:p>-0.0016484375</text:p>
          </table:table-cell>
          <table:table-cell table:style-name="Default" office:value-type="float" office:value="63625415309415.1" calcext:value-type="float">
            <text:p>63625415309415.1</text:p>
          </table:table-cell>
          <table:table-cell table:style-name="ce7" table:formula="of:=([.G154]-[.G153])/1000" office:value-type="float" office:value="2.0001796875" calcext:value-type="float">
            <text:p>2.0002</text:p>
          </table:table-cell>
          <table:table-cell table:style-name="ce7" table:formula="of:=[.H154]+[.I153]" office:value-type="float" office:value="303.9998046875" calcext:value-type="float">
            <text:p>303.9998</text:p>
          </table:table-cell>
          <table:table-cell table:style-name="ce10" table:formula="of:=[.I154]-2*([.$B154]-1)" office:value-type="float" office:value="-0.000195312499954525" calcext:value-type="float">
            <text:p>-0.0001953125</text:p>
          </table:table-cell>
          <table:table-cell table:style-name="Default" office:value-type="float" office:value="63625415780527.1" calcext:value-type="float">
            <text:p>63625415780527.1</text:p>
          </table:table-cell>
          <table:table-cell table:style-name="ce7" table:formula="of:=([.K154]-[.K153])/1000" office:value-type="float" office:value="1.9998671875" calcext:value-type="float">
            <text:p>1.9999</text:p>
          </table:table-cell>
          <table:table-cell table:style-name="ce7" table:formula="of:=[.L154]+[.M153]" office:value-type="float" office:value="304.000109375" calcext:value-type="float">
            <text:p>304.0001</text:p>
          </table:table-cell>
          <table:table-cell table:style-name="ce11" table:formula="of:=[.M154]-2*([.$B154]-1)" office:value-type="float" office:value="0.000109375000192813" calcext:value-type="float">
            <text:p>0.000109375</text:p>
          </table:table-cell>
          <table:table-cell table:style-name="Default" office:value-type="float" office:value="63625416250936.3" calcext:value-type="float">
            <text:p>63625416250936.3</text:p>
          </table:table-cell>
          <table:table-cell table:style-name="ce7" table:formula="of:=([.O154]-[.O153])/1000" office:value-type="float" office:value="2.0001953125" calcext:value-type="float">
            <text:p>2.0002</text:p>
          </table:table-cell>
          <table:table-cell table:style-name="ce7" table:formula="of:=[.P154]+[.Q153]" office:value-type="float" office:value="303.9990859375" calcext:value-type="float">
            <text:p>303.9991</text:p>
          </table:table-cell>
          <table:table-cell table:style-name="ce12" table:formula="of:=[.Q154]-2*([.$B154]-1)" office:value-type="float" office:value="-0.000914062500157797" calcext:value-type="float">
            <text:p>-0.0009140625</text:p>
          </table:table-cell>
          <table:table-cell table:style-name="Default" office:value-type="float" office:value="63625416734609.8" calcext:value-type="float">
            <text:p>63625416734609.8</text:p>
          </table:table-cell>
          <table:table-cell table:style-name="ce7" table:formula="of:=([.S154]-[.S153])/1000" office:value-type="float" office:value="1.9998515625" calcext:value-type="float">
            <text:p>1.9999</text:p>
          </table:table-cell>
          <table:table-cell table:style-name="ce7" table:formula="of:=[.T154]+[.U153]" office:value-type="float" office:value="303.998296875" calcext:value-type="float">
            <text:p>303.9983</text:p>
          </table:table-cell>
          <table:table-cell table:style-name="ce13" table:formula="of:=[.U154]-2*([.$B154]-1)" office:value-type="float" office:value="-0.00170312499994907" calcext:value-type="float">
            <text:p>-0.001703125</text:p>
          </table:table-cell>
          <table:table-cell table:style-name="Default" office:value-type="float" office:value="63625417227939.8" calcext:value-type="float">
            <text:p>63625417227939.8</text:p>
          </table:table-cell>
          <table:table-cell table:style-name="ce14" table:formula="of:=([.W154]-[.W153])/1000" office:value-type="float" office:value="1.9987421875" calcext:value-type="float">
            <text:p>1.9987</text:p>
          </table:table-cell>
          <table:table-cell table:style-name="ce7" table:formula="of:=[.X154]+[.Y153]" office:value-type="float" office:value="303.998140625" calcext:value-type="float">
            <text:p>303.9981</text:p>
          </table:table-cell>
          <table:table-cell table:style-name="ce15" table:formula="of:=[.Y154]-2*([.$B154]-1)" office:value-type="float" office:value="-0.00185937500003774" calcext:value-type="float">
            <text:p>-0.001859375</text:p>
          </table:table-cell>
          <table:table-cell table:style-name="Default" office:value-type="float" office:value="63625417704029.5" calcext:value-type="float">
            <text:p>63625417704029.5</text:p>
          </table:table-cell>
          <table:table-cell table:style-name="ce7" table:formula="of:=([.AA154]-[.AA153])/1000" office:value-type="float" office:value="2.0001015625" calcext:value-type="float">
            <text:p>2.0001</text:p>
          </table:table-cell>
          <table:table-cell table:style-name="ce7" table:formula="of:=[.AB154]+[.AC153]" office:value-type="float" office:value="303.999625" calcext:value-type="float">
            <text:p>303.9996</text:p>
          </table:table-cell>
          <table:table-cell table:style-name="ce16" table:formula="of:=[.AC154]-2*([.$B154]-1)" office:value-type="float" office:value="-0.000375000000019554" calcext:value-type="float">
            <text:p>-0.000375</text:p>
          </table:table-cell>
          <table:table-cell table:style-name="Default" office:value-type="float" office:value="63625418168991.6" calcext:value-type="float">
            <text:p>63625418168991.6</text:p>
          </table:table-cell>
          <table:table-cell table:style-name="ce7" table:formula="of:=([.AE154]-[.AE153])/1000" office:value-type="float" office:value="2.000546875" calcext:value-type="float">
            <text:p>2.0005</text:p>
          </table:table-cell>
          <table:table-cell table:style-name="ce7" table:formula="of:=[.AF154]+[.AG153]" office:value-type="float" office:value="303.9987734375" calcext:value-type="float">
            <text:p>303.9988</text:p>
          </table:table-cell>
          <table:table-cell table:style-name="ce17" table:formula="of:=[.AG154]-2*([.$B154]-1)" office:value-type="float" office:value="-0.00122656250005093" calcext:value-type="float">
            <text:p>-0.0012265625</text:p>
          </table:table-cell>
          <table:table-cell table:style-name="Default" office:value-type="float" office:value="63625418640786.1" calcext:value-type="float">
            <text:p>63625418640786.1</text:p>
          </table:table-cell>
          <table:table-cell table:style-name="ce7" table:formula="of:=([.AI154]-[.AI153])/1000" office:value-type="float" office:value="1.999875" calcext:value-type="float">
            <text:p>1.9999</text:p>
          </table:table-cell>
          <table:table-cell table:style-name="ce7" table:formula="of:=[.AJ154]+[.AK153]" office:value-type="float" office:value="303.99840625" calcext:value-type="float">
            <text:p>303.9984</text:p>
          </table:table-cell>
          <table:table-cell table:style-name="ce18" table:formula="of:=[.AK154]-2*([.$B154]-1)" office:value-type="float" office:value="-0.00159375000009732" calcext:value-type="float">
            <text:p>-0.00159375</text:p>
          </table:table-cell>
          <table:table-cell table:style-name="Default" office:value-type="float" office:value="63625419106468.5" calcext:value-type="float">
            <text:p>63625419106468.5</text:p>
          </table:table-cell>
          <table:table-cell table:style-name="ce19" table:formula="of:=([.AM154]-[.AM153])/1000" office:value-type="float" office:value="2.0001953125" calcext:value-type="float">
            <text:p>2.0002</text:p>
          </table:table-cell>
          <table:table-cell table:style-name="ce7" table:formula="of:=[.AN154]+[.AO153]" office:value-type="float" office:value="305.9981953125" calcext:value-type="float">
            <text:p>305.9982</text:p>
          </table:table-cell>
          <table:table-cell table:style-name="ce20" table:formula="of:=[.AO154]-2*([.$B154]-1)" office:value-type="float" office:value="1.99819531249995" calcext:value-type="float">
            <text:p>1.9981953125</text:p>
          </table:table-cell>
          <table:table-cell table:style-name="Default" office:value-type="float" office:value="63625419574984.5" calcext:value-type="float">
            <text:p>63625419574984.5</text:p>
          </table:table-cell>
          <table:table-cell table:style-name="ce7" table:formula="of:=([.AQ154]-[.AQ153])/1000" office:value-type="float" office:value="1.999734375" calcext:value-type="float">
            <text:p>1.9997</text:p>
          </table:table-cell>
          <table:table-cell table:style-name="ce7" table:formula="of:=[.AR154]+[.AS153]" office:value-type="float" office:value="304.0000390625" calcext:value-type="float">
            <text:p>304.0000</text:p>
          </table:table-cell>
          <table:table-cell table:style-name="ce21" table:formula="of:=[.AS154]-2*([.$B154]-1)" office:value-type="float" office:value="0.0000390624999226929" calcext:value-type="float">
            <text:p>3.90624999226929E-05</text:p>
          </table:table-cell>
          <table:table-cell table:style-name="Default" office:value-type="float" office:value="63625420059499.8" calcext:value-type="float">
            <text:p>63625420059499.8</text:p>
          </table:table-cell>
          <table:table-cell table:style-name="ce7" table:formula="of:=([.AU154]-[.AU153])/1000" office:value-type="float" office:value="2.0011328125" calcext:value-type="float">
            <text:p>2.0011</text:p>
          </table:table-cell>
          <table:table-cell table:style-name="ce7" table:formula="of:=[.AV154]+[.AW153]" office:value-type="float" office:value="303.9993359375" calcext:value-type="float">
            <text:p>303.9993</text:p>
          </table:table-cell>
          <table:table-cell table:style-name="ce22" table:formula="of:=[.AW154]-2*([.$B154]-1)" office:value-type="float" office:value="-0.000664062500163709" calcext:value-type="float">
            <text:p>-0.0006640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54" calcext:value-type="float">
            <text:p>154</text:p>
          </table:table-cell>
          <table:table-cell office:value-type="float" office:value="63625414825128.3" calcext:value-type="float">
            <text:p>63625414825128.3</text:p>
          </table:table-cell>
          <table:table-cell table:formula="of:=([.C155]-[.C154])/1000" office:value-type="float" office:value="2.000375" calcext:value-type="float">
            <text:p>2.0004</text:p>
          </table:table-cell>
          <table:table-cell table:formula="of:=[.D155]+[.E154]" office:value-type="float" office:value="305.9987265625" calcext:value-type="float">
            <text:p>305.9987</text:p>
          </table:table-cell>
          <table:table-cell table:style-name="ce9" table:formula="of:=[.E155]-2*([.$B155]-1)" office:value-type="float" office:value="-0.00127343750017417" calcext:value-type="float">
            <text:p>-0.0012734375</text:p>
          </table:table-cell>
          <table:table-cell table:style-name="Default" office:value-type="float" office:value="63625415311413.3" calcext:value-type="float">
            <text:p>63625415311413.3</text:p>
          </table:table-cell>
          <table:table-cell table:style-name="ce7" table:formula="of:=([.G155]-[.G154])/1000" office:value-type="float" office:value="1.99821875" calcext:value-type="float">
            <text:p>1.9982</text:p>
          </table:table-cell>
          <table:table-cell table:style-name="ce7" table:formula="of:=[.H155]+[.I154]" office:value-type="float" office:value="305.9980234375" calcext:value-type="float">
            <text:p>305.9980</text:p>
          </table:table-cell>
          <table:table-cell table:style-name="ce10" table:formula="of:=[.I155]-2*([.$B155]-1)" office:value-type="float" office:value="-0.00197656249997635" calcext:value-type="float">
            <text:p>-0.0019765625</text:p>
          </table:table-cell>
          <table:table-cell table:style-name="Default" office:value-type="float" office:value="63625415782528.1" calcext:value-type="float">
            <text:p>63625415782528.1</text:p>
          </table:table-cell>
          <table:table-cell table:style-name="ce7" table:formula="of:=([.K155]-[.K154])/1000" office:value-type="float" office:value="2.0009921875" calcext:value-type="float">
            <text:p>2.0010</text:p>
          </table:table-cell>
          <table:table-cell table:style-name="ce7" table:formula="of:=[.L155]+[.M154]" office:value-type="float" office:value="306.0011015625" calcext:value-type="float">
            <text:p>306.0011</text:p>
          </table:table-cell>
          <table:table-cell table:style-name="ce11" table:formula="of:=[.M155]-2*([.$B155]-1)" office:value-type="float" office:value="0.001101562500196" calcext:value-type="float">
            <text:p>0.0011015625</text:p>
          </table:table-cell>
          <table:table-cell table:style-name="Default" office:value-type="float" office:value="63625416252937.5" calcext:value-type="float">
            <text:p>63625416252937.5</text:p>
          </table:table-cell>
          <table:table-cell table:style-name="ce7" table:formula="of:=([.O155]-[.O154])/1000" office:value-type="float" office:value="2.0011875" calcext:value-type="float">
            <text:p>2.0012</text:p>
          </table:table-cell>
          <table:table-cell table:style-name="ce7" table:formula="of:=[.P155]+[.Q154]" office:value-type="float" office:value="306.0002734375" calcext:value-type="float">
            <text:p>306.0003</text:p>
          </table:table-cell>
          <table:table-cell table:style-name="ce12" table:formula="of:=[.Q155]-2*([.$B155]-1)" office:value-type="float" office:value="0.000273437499856755" calcext:value-type="float">
            <text:p>0.0002734375</text:p>
          </table:table-cell>
          <table:table-cell table:style-name="Default" office:value-type="float" office:value="63625416736610.4" calcext:value-type="float">
            <text:p>63625416736610.4</text:p>
          </table:table-cell>
          <table:table-cell table:style-name="ce7" table:formula="of:=([.S155]-[.S154])/1000" office:value-type="float" office:value="2.00065625" calcext:value-type="float">
            <text:p>2.0007</text:p>
          </table:table-cell>
          <table:table-cell table:style-name="ce7" table:formula="of:=[.T155]+[.U154]" office:value-type="float" office:value="305.998953125" calcext:value-type="float">
            <text:p>305.9990</text:p>
          </table:table-cell>
          <table:table-cell table:style-name="ce13" table:formula="of:=[.U155]-2*([.$B155]-1)" office:value-type="float" office:value="-0.00104687499992906" calcext:value-type="float">
            <text:p>-0.001046875</text:p>
          </table:table-cell>
          <table:table-cell table:style-name="Default" office:value-type="float" office:value="63625417229940.1" calcext:value-type="float">
            <text:p>63625417229940.1</text:p>
          </table:table-cell>
          <table:table-cell table:style-name="ce14" table:formula="of:=([.W155]-[.W154])/1000" office:value-type="float" office:value="2.000265625" calcext:value-type="float">
            <text:p>2.0003</text:p>
          </table:table-cell>
          <table:table-cell table:style-name="ce7" table:formula="of:=[.X155]+[.Y154]" office:value-type="float" office:value="305.99840625" calcext:value-type="float">
            <text:p>305.9984</text:p>
          </table:table-cell>
          <table:table-cell table:style-name="ce15" table:formula="of:=[.Y155]-2*([.$B155]-1)" office:value-type="float" office:value="-0.00159375000004047" calcext:value-type="float">
            <text:p>-0.00159375</text:p>
          </table:table-cell>
          <table:table-cell table:style-name="Default" office:value-type="float" office:value="63625417706028.6" calcext:value-type="float">
            <text:p>63625417706028.6</text:p>
          </table:table-cell>
          <table:table-cell table:style-name="ce7" table:formula="of:=([.AA155]-[.AA154])/1000" office:value-type="float" office:value="1.999171875" calcext:value-type="float">
            <text:p>1.9992</text:p>
          </table:table-cell>
          <table:table-cell table:style-name="ce7" table:formula="of:=[.AB155]+[.AC154]" office:value-type="float" office:value="305.998796875" calcext:value-type="float">
            <text:p>305.9988</text:p>
          </table:table-cell>
          <table:table-cell table:style-name="ce16" table:formula="of:=[.AC155]-2*([.$B155]-1)" office:value-type="float" office:value="-0.00120312500001774" calcext:value-type="float">
            <text:p>-0.001203125</text:p>
          </table:table-cell>
          <table:table-cell table:style-name="Default" office:value-type="float" office:value="63625418170992" calcext:value-type="float">
            <text:p>63625418170992</text:p>
          </table:table-cell>
          <table:table-cell table:style-name="ce7" table:formula="of:=([.AE155]-[.AE154])/1000" office:value-type="float" office:value="2.0004296875" calcext:value-type="float">
            <text:p>2.0004</text:p>
          </table:table-cell>
          <table:table-cell table:style-name="ce7" table:formula="of:=[.AF155]+[.AG154]" office:value-type="float" office:value="305.999203125" calcext:value-type="float">
            <text:p>305.9992</text:p>
          </table:table-cell>
          <table:table-cell table:style-name="ce17" table:formula="of:=[.AG155]-2*([.$B155]-1)" office:value-type="float" office:value="-0.000796875000048658" calcext:value-type="float">
            <text:p>-0.000796875</text:p>
          </table:table-cell>
          <table:table-cell table:style-name="Default" office:value-type="float" office:value="63625418642786.2" calcext:value-type="float">
            <text:p>63625418642786.2</text:p>
          </table:table-cell>
          <table:table-cell table:style-name="ce7" table:formula="of:=([.AI155]-[.AI154])/1000" office:value-type="float" office:value="2.0000390625" calcext:value-type="float">
            <text:p>2.0000</text:p>
          </table:table-cell>
          <table:table-cell table:style-name="ce7" table:formula="of:=[.AJ155]+[.AK154]" office:value-type="float" office:value="305.9984453125" calcext:value-type="float">
            <text:p>305.9984</text:p>
          </table:table-cell>
          <table:table-cell table:style-name="ce18" table:formula="of:=[.AK155]-2*([.$B155]-1)" office:value-type="float" office:value="-0.00155468750011778" calcext:value-type="float">
            <text:p>-0.0015546875</text:p>
          </table:table-cell>
          <table:table-cell table:style-name="Default" office:value-type="float" office:value="63625419108468.6" calcext:value-type="float">
            <text:p>63625419108468.6</text:p>
          </table:table-cell>
          <table:table-cell table:style-name="ce19" table:formula="of:=([.AM155]-[.AM154])/1000" office:value-type="float" office:value="2.000078125" calcext:value-type="float">
            <text:p>2.0001</text:p>
          </table:table-cell>
          <table:table-cell table:style-name="ce7" table:formula="of:=[.AN155]+[.AO154]" office:value-type="float" office:value="307.9982734375" calcext:value-type="float">
            <text:p>307.9983</text:p>
          </table:table-cell>
          <table:table-cell table:style-name="ce20" table:formula="of:=[.AO155]-2*([.$B155]-1)" office:value-type="float" office:value="1.99827343749996" calcext:value-type="float">
            <text:p>1.9982734375</text:p>
          </table:table-cell>
          <table:table-cell table:style-name="Default" office:value-type="float" office:value="63625419576983.5" calcext:value-type="float">
            <text:p>63625419576983.5</text:p>
          </table:table-cell>
          <table:table-cell table:style-name="ce7" table:formula="of:=([.AQ155]-[.AQ154])/1000" office:value-type="float" office:value="1.9989609375" calcext:value-type="float">
            <text:p>1.9990</text:p>
          </table:table-cell>
          <table:table-cell table:style-name="ce7" table:formula="of:=[.AR155]+[.AS154]" office:value-type="float" office:value="305.999" calcext:value-type="float">
            <text:p>305.9990</text:p>
          </table:table-cell>
          <table:table-cell table:style-name="ce21" table:formula="of:=[.AS155]-2*([.$B155]-1)" office:value-type="float" office:value="-0.00100000000009004" calcext:value-type="float">
            <text:p>-0.001</text:p>
          </table:table-cell>
          <table:table-cell table:style-name="Default" office:value-type="float" office:value="63625420061499.1" calcext:value-type="float">
            <text:p>63625420061499.1</text:p>
          </table:table-cell>
          <table:table-cell table:style-name="ce7" table:formula="of:=([.AU155]-[.AU154])/1000" office:value-type="float" office:value="1.99928125" calcext:value-type="float">
            <text:p>1.9993</text:p>
          </table:table-cell>
          <table:table-cell table:style-name="ce7" table:formula="of:=[.AV155]+[.AW154]" office:value-type="float" office:value="305.9986171875" calcext:value-type="float">
            <text:p>305.9986</text:p>
          </table:table-cell>
          <table:table-cell table:style-name="ce22" table:formula="of:=[.AW155]-2*([.$B155]-1)" office:value-type="float" office:value="-0.00138281250013961" calcext:value-type="float">
            <text:p>-0.0013828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test</text:p>
          </table:table-cell>
          <table:table-cell table:style-name="ce6" office:value-type="float" office:value="155" calcext:value-type="float">
            <text:p>155</text:p>
          </table:table-cell>
          <table:table-cell office:value-type="float" office:value="63625414827128.4" calcext:value-type="float">
            <text:p>63625414827128.4</text:p>
          </table:table-cell>
          <table:table-cell table:formula="of:=([.C156]-[.C155])/1000" office:value-type="float" office:value="2.000125" calcext:value-type="float">
            <text:p>2.0001</text:p>
          </table:table-cell>
          <table:table-cell table:formula="of:=[.D156]+[.E155]" office:value-type="float" office:value="307.9988515625" calcext:value-type="float">
            <text:p>307.9989</text:p>
          </table:table-cell>
          <table:table-cell table:style-name="ce9" table:formula="of:=[.E156]-2*([.$B156]-1)" office:value-type="float" office:value="-0.0011484375001487" calcext:value-type="float">
            <text:p>-0.0011484375</text:p>
          </table:table-cell>
          <table:table-cell table:style-name="Default" office:value-type="float" office:value="63625415313413.3" calcext:value-type="float">
            <text:p>63625415313413.3</text:p>
          </table:table-cell>
          <table:table-cell table:style-name="ce7" table:formula="of:=([.G156]-[.G155])/1000" office:value-type="float" office:value="1.999921875" calcext:value-type="float">
            <text:p>1.9999</text:p>
          </table:table-cell>
          <table:table-cell table:style-name="ce7" table:formula="of:=[.H156]+[.I155]" office:value-type="float" office:value="307.9979453125" calcext:value-type="float">
            <text:p>307.9979</text:p>
          </table:table-cell>
          <table:table-cell table:style-name="ce10" table:formula="of:=[.I156]-2*([.$B156]-1)" office:value-type="float" office:value="-0.00205468749999227" calcext:value-type="float">
            <text:p>-0.0020546875</text:p>
          </table:table-cell>
          <table:table-cell table:style-name="Default" office:value-type="float" office:value="63625415784525.3" calcext:value-type="float">
            <text:p>63625415784525.3</text:p>
          </table:table-cell>
          <table:table-cell table:style-name="ce7" table:formula="of:=([.K156]-[.K155])/1000" office:value-type="float" office:value="1.9972109375" calcext:value-type="float">
            <text:p>1.9972</text:p>
          </table:table-cell>
          <table:table-cell table:style-name="ce7" table:formula="of:=[.L156]+[.M155]" office:value-type="float" office:value="307.9983125" calcext:value-type="float">
            <text:p>307.9983</text:p>
          </table:table-cell>
          <table:table-cell table:style-name="ce11" table:formula="of:=[.M156]-2*([.$B156]-1)" office:value-type="float" office:value="-0.0016874999998322" calcext:value-type="float">
            <text:p>-0.0016875</text:p>
          </table:table-cell>
          <table:table-cell table:style-name="Default" office:value-type="float" office:value="63625416254936.1" calcext:value-type="float">
            <text:p>63625416254936.1</text:p>
          </table:table-cell>
          <table:table-cell table:style-name="ce7" table:formula="of:=([.O156]-[.O155])/1000" office:value-type="float" office:value="1.99859375" calcext:value-type="float">
            <text:p>1.9986</text:p>
          </table:table-cell>
          <table:table-cell table:style-name="ce7" table:formula="of:=[.P156]+[.Q155]" office:value-type="float" office:value="307.9988671875" calcext:value-type="float">
            <text:p>307.9989</text:p>
          </table:table-cell>
          <table:table-cell table:style-name="ce12" table:formula="of:=[.Q156]-2*([.$B156]-1)" office:value-type="float" office:value="-0.00113281250014552" calcext:value-type="float">
            <text:p>-0.0011328125</text:p>
          </table:table-cell>
          <table:table-cell table:style-name="Default" office:value-type="float" office:value="63625416738610.5" calcext:value-type="float">
            <text:p>63625416738610.5</text:p>
          </table:table-cell>
          <table:table-cell table:style-name="ce7" table:formula="of:=([.S156]-[.S155])/1000" office:value-type="float" office:value="2.00003125" calcext:value-type="float">
            <text:p>2.0000</text:p>
          </table:table-cell>
          <table:table-cell table:style-name="ce7" table:formula="of:=[.T156]+[.U155]" office:value-type="float" office:value="307.998984375" calcext:value-type="float">
            <text:p>307.9990</text:p>
          </table:table-cell>
          <table:table-cell table:style-name="ce13" table:formula="of:=[.U156]-2*([.$B156]-1)" office:value-type="float" office:value="-0.00101562499992269" calcext:value-type="float">
            <text:p>-0.001015625</text:p>
          </table:table-cell>
          <table:table-cell table:style-name="Default" office:value-type="float" office:value="63625417231941.8" calcext:value-type="float">
            <text:p>63625417231941.8</text:p>
          </table:table-cell>
          <table:table-cell table:style-name="ce14" table:formula="of:=([.W156]-[.W155])/1000" office:value-type="float" office:value="2.001640625" calcext:value-type="float">
            <text:p>2.0016</text:p>
          </table:table-cell>
          <table:table-cell table:style-name="ce7" table:formula="of:=[.X156]+[.Y155]" office:value-type="float" office:value="308.000046875" calcext:value-type="float">
            <text:p>308.0000</text:p>
          </table:table-cell>
          <table:table-cell table:style-name="ce15" table:formula="of:=[.Y156]-2*([.$B156]-1)" office:value-type="float" office:value="0.0000468749999527063" calcext:value-type="float">
            <text:p>0.000046875</text:p>
          </table:table-cell>
          <table:table-cell table:style-name="Default" office:value-type="float" office:value="63625417708028.3" calcext:value-type="float">
            <text:p>63625417708028.3</text:p>
          </table:table-cell>
          <table:table-cell table:style-name="ce7" table:formula="of:=([.AA156]-[.AA155])/1000" office:value-type="float" office:value="1.9996640625" calcext:value-type="float">
            <text:p>1.9997</text:p>
          </table:table-cell>
          <table:table-cell table:style-name="ce7" table:formula="of:=[.AB156]+[.AC155]" office:value-type="float" office:value="307.9984609375" calcext:value-type="float">
            <text:p>307.9985</text:p>
          </table:table-cell>
          <table:table-cell table:style-name="ce16" table:formula="of:=[.AC156]-2*([.$B156]-1)" office:value-type="float" office:value="-0.00153906250000091" calcext:value-type="float">
            <text:p>-0.0015390625</text:p>
          </table:table-cell>
          <table:table-cell table:style-name="Default" office:value-type="float" office:value="63625418172993.3" calcext:value-type="float">
            <text:p>63625418172993.3</text:p>
          </table:table-cell>
          <table:table-cell table:style-name="ce7" table:formula="of:=([.AE156]-[.AE155])/1000" office:value-type="float" office:value="2.001328125" calcext:value-type="float">
            <text:p>2.0013</text:p>
          </table:table-cell>
          <table:table-cell table:style-name="ce7" table:formula="of:=[.AF156]+[.AG155]" office:value-type="float" office:value="308.00053125" calcext:value-type="float">
            <text:p>308.0005</text:p>
          </table:table-cell>
          <table:table-cell table:style-name="ce17" table:formula="of:=[.AG156]-2*([.$B156]-1)" office:value-type="float" office:value="0.0005312499999377" calcext:value-type="float">
            <text:p>0.00053125</text:p>
          </table:table-cell>
          <table:table-cell table:style-name="Default" office:value-type="float" office:value="63625418644788.6" calcext:value-type="float">
            <text:p>63625418644788.6</text:p>
          </table:table-cell>
          <table:table-cell table:style-name="ce7" table:formula="of:=([.AI156]-[.AI155])/1000" office:value-type="float" office:value="2.0023984375" calcext:value-type="float">
            <text:p>2.0024</text:p>
          </table:table-cell>
          <table:table-cell table:style-name="ce7" table:formula="of:=[.AJ156]+[.AK155]" office:value-type="float" office:value="308.00084375" calcext:value-type="float">
            <text:p>308.0008</text:p>
          </table:table-cell>
          <table:table-cell table:style-name="ce18" table:formula="of:=[.AK156]-2*([.$B156]-1)" office:value-type="float" office:value="0.000843749999887677" calcext:value-type="float">
            <text:p>0.00084375</text:p>
          </table:table-cell>
          <table:table-cell table:style-name="Default" office:value-type="float" office:value="63625419110469.9" calcext:value-type="float">
            <text:p>63625419110469.9</text:p>
          </table:table-cell>
          <table:table-cell table:style-name="ce19" table:formula="of:=([.AM156]-[.AM155])/1000" office:value-type="float" office:value="2.0013671875" calcext:value-type="float">
            <text:p>2.0014</text:p>
          </table:table-cell>
          <table:table-cell table:style-name="ce7" table:formula="of:=[.AN156]+[.AO155]" office:value-type="float" office:value="309.999640625" calcext:value-type="float">
            <text:p>309.9996</text:p>
          </table:table-cell>
          <table:table-cell table:style-name="ce20" table:formula="of:=[.AO156]-2*([.$B156]-1)" office:value-type="float" office:value="1.99964062499998" calcext:value-type="float">
            <text:p>1.999640625</text:p>
          </table:table-cell>
          <table:table-cell table:style-name="Default" office:value-type="float" office:value="63625419578982.3" calcext:value-type="float">
            <text:p>63625419578982.3</text:p>
          </table:table-cell>
          <table:table-cell table:style-name="ce7" table:formula="of:=([.AQ156]-[.AQ155])/1000" office:value-type="float" office:value="1.998875" calcext:value-type="float">
            <text:p>1.9989</text:p>
          </table:table-cell>
          <table:table-cell table:style-name="ce7" table:formula="of:=[.AR156]+[.AS155]" office:value-type="float" office:value="307.997875" calcext:value-type="float">
            <text:p>307.9979</text:p>
          </table:table-cell>
          <table:table-cell table:style-name="ce21" table:formula="of:=[.AS156]-2*([.$B156]-1)" office:value-type="float" office:value="-0.00212500000009186" calcext:value-type="float">
            <text:p>-0.002125</text:p>
          </table:table-cell>
          <table:table-cell table:style-name="Default" office:value-type="float" office:value="63625420063498.8" calcext:value-type="float">
            <text:p>63625420063498.8</text:p>
          </table:table-cell>
          <table:table-cell table:style-name="ce7" table:formula="of:=([.AU156]-[.AU155])/1000" office:value-type="float" office:value="1.9997265625" calcext:value-type="float">
            <text:p>1.9997</text:p>
          </table:table-cell>
          <table:table-cell table:style-name="ce7" table:formula="of:=[.AV156]+[.AW155]" office:value-type="float" office:value="307.99834375" calcext:value-type="float">
            <text:p>307.9983</text:p>
          </table:table-cell>
          <table:table-cell table:style-name="ce22" table:formula="of:=[.AW156]-2*([.$B156]-1)" office:value-type="float" office:value="-0.00165625000016689" calcext:value-type="float">
            <text:p>-0.00165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eedback</text:p>
          </table:table-cell>
          <table:table-cell table:style-name="ce6" office:value-type="float" office:value="156" calcext:value-type="float">
            <text:p>156</text:p>
          </table:table-cell>
          <table:table-cell office:value-type="float" office:value="63625414829128.8" calcext:value-type="float">
            <text:p>63625414829128.8</text:p>
          </table:table-cell>
          <table:table-cell table:formula="of:=([.C157]-[.C156])/1000" office:value-type="float" office:value="2.0004140625" calcext:value-type="float">
            <text:p>2.0004</text:p>
          </table:table-cell>
          <table:table-cell table:formula="of:=[.D157]+[.E156]" office:value-type="float" office:value="309.999265625" calcext:value-type="float">
            <text:p>309.9993</text:p>
          </table:table-cell>
          <table:table-cell table:style-name="ce9" table:formula="of:=[.E157]-2*([.$B157]-1)" office:value-type="float" office:value="-0.000734375000149612" calcext:value-type="float">
            <text:p>-0.000734375</text:p>
          </table:table-cell>
          <table:table-cell table:style-name="Default" office:value-type="float" office:value="63625415315414.4" calcext:value-type="float">
            <text:p>63625415315414.4</text:p>
          </table:table-cell>
          <table:table-cell table:style-name="ce7" table:formula="of:=([.G157]-[.G156])/1000" office:value-type="float" office:value="2.001140625" calcext:value-type="float">
            <text:p>2.0011</text:p>
          </table:table-cell>
          <table:table-cell table:style-name="ce7" table:formula="of:=[.H157]+[.I156]" office:value-type="float" office:value="309.9990859375" calcext:value-type="float">
            <text:p>309.9991</text:p>
          </table:table-cell>
          <table:table-cell table:style-name="ce10" table:formula="of:=[.I157]-2*([.$B157]-1)" office:value-type="float" office:value="-0.000914062499987267" calcext:value-type="float">
            <text:p>-0.0009140625</text:p>
          </table:table-cell>
          <table:table-cell table:style-name="Default" office:value-type="float" office:value="63625415786527.4" calcext:value-type="float">
            <text:p>63625415786527.4</text:p>
          </table:table-cell>
          <table:table-cell table:style-name="ce7" table:formula="of:=([.K157]-[.K156])/1000" office:value-type="float" office:value="2.0020390625" calcext:value-type="float">
            <text:p>2.0020</text:p>
          </table:table-cell>
          <table:table-cell table:style-name="ce7" table:formula="of:=[.L157]+[.M156]" office:value-type="float" office:value="310.0003515625" calcext:value-type="float">
            <text:p>310.0004</text:p>
          </table:table-cell>
          <table:table-cell table:style-name="ce11" table:formula="of:=[.M157]-2*([.$B157]-1)" office:value-type="float" office:value="0.000351562500156888" calcext:value-type="float">
            <text:p>0.0003515625</text:p>
          </table:table-cell>
          <table:table-cell table:style-name="Default" office:value-type="float" office:value="63625416256937.9" calcext:value-type="float">
            <text:p>63625416256937.9</text:p>
          </table:table-cell>
          <table:table-cell table:style-name="ce7" table:formula="of:=([.O157]-[.O156])/1000" office:value-type="float" office:value="2.0017421875" calcext:value-type="float">
            <text:p>2.0017</text:p>
          </table:table-cell>
          <table:table-cell table:style-name="ce7" table:formula="of:=[.P157]+[.Q156]" office:value-type="float" office:value="310.000609375" calcext:value-type="float">
            <text:p>310.0006</text:p>
          </table:table-cell>
          <table:table-cell table:style-name="ce12" table:formula="of:=[.Q157]-2*([.$B157]-1)" office:value-type="float" office:value="0.000609374999839929" calcext:value-type="float">
            <text:p>0.000609375</text:p>
          </table:table-cell>
          <table:table-cell table:style-name="Default" office:value-type="float" office:value="63625416740611.2" calcext:value-type="float">
            <text:p>63625416740611.2</text:p>
          </table:table-cell>
          <table:table-cell table:style-name="ce7" table:formula="of:=([.S157]-[.S156])/1000" office:value-type="float" office:value="2.0007421875" calcext:value-type="float">
            <text:p>2.0007</text:p>
          </table:table-cell>
          <table:table-cell table:style-name="ce7" table:formula="of:=[.T157]+[.U156]" office:value-type="float" office:value="309.9997265625" calcext:value-type="float">
            <text:p>309.9997</text:p>
          </table:table-cell>
          <table:table-cell table:style-name="ce13" table:formula="of:=[.U157]-2*([.$B157]-1)" office:value-type="float" office:value="-0.000273437499913598" calcext:value-type="float">
            <text:p>-0.0002734375</text:p>
          </table:table-cell>
          <table:table-cell table:style-name="Default" office:value-type="float" office:value="63625417233940.1" calcext:value-type="float">
            <text:p>63625417233940.1</text:p>
          </table:table-cell>
          <table:table-cell table:style-name="ce14" table:formula="of:=([.W157]-[.W156])/1000" office:value-type="float" office:value="1.99834375" calcext:value-type="float">
            <text:p>1.9983</text:p>
          </table:table-cell>
          <table:table-cell table:style-name="ce7" table:formula="of:=[.X157]+[.Y156]" office:value-type="float" office:value="309.998390625" calcext:value-type="float">
            <text:p>309.9984</text:p>
          </table:table-cell>
          <table:table-cell table:style-name="ce15" table:formula="of:=[.Y157]-2*([.$B157]-1)" office:value-type="float" office:value="-0.00160937500004366" calcext:value-type="float">
            <text:p>-0.001609375</text:p>
          </table:table-cell>
          <table:table-cell table:style-name="Default" office:value-type="float" office:value="63625417710028.4" calcext:value-type="float">
            <text:p>63625417710028.4</text:p>
          </table:table-cell>
          <table:table-cell table:style-name="ce7" table:formula="of:=([.AA157]-[.AA156])/1000" office:value-type="float" office:value="2.00009375" calcext:value-type="float">
            <text:p>2.0001</text:p>
          </table:table-cell>
          <table:table-cell table:style-name="ce7" table:formula="of:=[.AB157]+[.AC156]" office:value-type="float" office:value="309.9985546875" calcext:value-type="float">
            <text:p>309.9986</text:p>
          </table:table-cell>
          <table:table-cell table:style-name="ce16" table:formula="of:=[.AC157]-2*([.$B157]-1)" office:value-type="float" office:value="-0.00144531249998181" calcext:value-type="float">
            <text:p>-0.0014453125</text:p>
          </table:table-cell>
          <table:table-cell table:style-name="Default" office:value-type="float" office:value="63625418174991.6" calcext:value-type="float">
            <text:p>63625418174991.6</text:p>
          </table:table-cell>
          <table:table-cell table:style-name="ce7" table:formula="of:=([.AE157]-[.AE156])/1000" office:value-type="float" office:value="1.998234375" calcext:value-type="float">
            <text:p>1.9982</text:p>
          </table:table-cell>
          <table:table-cell table:style-name="ce7" table:formula="of:=[.AF157]+[.AG156]" office:value-type="float" office:value="309.998765625" calcext:value-type="float">
            <text:p>309.9988</text:p>
          </table:table-cell>
          <table:table-cell table:style-name="ce17" table:formula="of:=[.AG157]-2*([.$B157]-1)" office:value-type="float" office:value="-0.00123437500008095" calcext:value-type="float">
            <text:p>-0.001234375</text:p>
          </table:table-cell>
          <table:table-cell table:style-name="Default" office:value-type="float" office:value="63625418646787.1" calcext:value-type="float">
            <text:p>63625418646787.1</text:p>
          </table:table-cell>
          <table:table-cell table:style-name="ce7" table:formula="of:=([.AI157]-[.AI156])/1000" office:value-type="float" office:value="1.9985" calcext:value-type="float">
            <text:p>1.9985</text:p>
          </table:table-cell>
          <table:table-cell table:style-name="ce7" table:formula="of:=[.AJ157]+[.AK156]" office:value-type="float" office:value="309.99934375" calcext:value-type="float">
            <text:p>309.9993</text:p>
          </table:table-cell>
          <table:table-cell table:style-name="ce18" table:formula="of:=[.AK157]-2*([.$B157]-1)" office:value-type="float" office:value="-0.000656250000133696" calcext:value-type="float">
            <text:p>-0.00065625</text:p>
          </table:table-cell>
          <table:table-cell table:style-name="Default" office:value-type="float" office:value="63625419112469.2" calcext:value-type="float">
            <text:p>63625419112469.2</text:p>
          </table:table-cell>
          <table:table-cell table:style-name="ce19" table:formula="of:=([.AM157]-[.AM156])/1000" office:value-type="float" office:value="1.999296875" calcext:value-type="float">
            <text:p>1.9993</text:p>
          </table:table-cell>
          <table:table-cell table:style-name="ce7" table:formula="of:=[.AN157]+[.AO156]" office:value-type="float" office:value="311.9989375" calcext:value-type="float">
            <text:p>311.9989</text:p>
          </table:table-cell>
          <table:table-cell table:style-name="ce20" table:formula="of:=[.AO157]-2*([.$B157]-1)" office:value-type="float" office:value="1.99893750000001" calcext:value-type="float">
            <text:p>1.9989375</text:p>
          </table:table-cell>
          <table:table-cell table:style-name="Default" office:value-type="float" office:value="63625419580982.1" calcext:value-type="float">
            <text:p>63625419580982.1</text:p>
          </table:table-cell>
          <table:table-cell table:style-name="ce7" table:formula="of:=([.AQ157]-[.AQ156])/1000" office:value-type="float" office:value="1.999734375" calcext:value-type="float">
            <text:p>1.9997</text:p>
          </table:table-cell>
          <table:table-cell table:style-name="ce7" table:formula="of:=[.AR157]+[.AS156]" office:value-type="float" office:value="309.997609375" calcext:value-type="float">
            <text:p>309.9976</text:p>
          </table:table-cell>
          <table:table-cell table:style-name="ce21" table:formula="of:=[.AS157]-2*([.$B157]-1)" office:value-type="float" office:value="-0.00239062500008913" calcext:value-type="float">
            <text:p>-0.002390625</text:p>
          </table:table-cell>
          <table:table-cell table:style-name="Default" office:value-type="float" office:value="63625420065498.3" calcext:value-type="float">
            <text:p>63625420065498.3</text:p>
          </table:table-cell>
          <table:table-cell table:style-name="ce7" table:formula="of:=([.AU157]-[.AU156])/1000" office:value-type="float" office:value="1.9995234375" calcext:value-type="float">
            <text:p>1.9995</text:p>
          </table:table-cell>
          <table:table-cell table:style-name="ce7" table:formula="of:=[.AV157]+[.AW156]" office:value-type="float" office:value="309.9978671875" calcext:value-type="float">
            <text:p>309.9979</text:p>
          </table:table-cell>
          <table:table-cell table:style-name="ce22" table:formula="of:=[.AW157]-2*([.$B157]-1)" office:value-type="float" office:value="-0.00213281250017872" calcext:value-type="float">
            <text:p>-0.0021328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57" calcext:value-type="float">
            <text:p>157</text:p>
          </table:table-cell>
          <table:table-cell office:value-type="float" office:value="63625414831129.8" calcext:value-type="float">
            <text:p>63625414831129.8</text:p>
          </table:table-cell>
          <table:table-cell table:formula="of:=([.C158]-[.C157])/1000" office:value-type="float" office:value="2.0009375" calcext:value-type="float">
            <text:p>2.0009</text:p>
          </table:table-cell>
          <table:table-cell table:formula="of:=[.D158]+[.E157]" office:value-type="float" office:value="312.000203125" calcext:value-type="float">
            <text:p>312.0002</text:p>
          </table:table-cell>
          <table:table-cell table:style-name="ce9" table:formula="of:=[.E158]-2*([.$B158]-1)" office:value-type="float" office:value="0.000203124999870852" calcext:value-type="float">
            <text:p>0.000203125</text:p>
          </table:table-cell>
          <table:table-cell table:style-name="Default" office:value-type="float" office:value="63625415317416.6" calcext:value-type="float">
            <text:p>63625415317416.6</text:p>
          </table:table-cell>
          <table:table-cell table:style-name="ce7" table:formula="of:=([.G158]-[.G157])/1000" office:value-type="float" office:value="2.0022265625" calcext:value-type="float">
            <text:p>2.0022</text:p>
          </table:table-cell>
          <table:table-cell table:style-name="ce7" table:formula="of:=[.H158]+[.I157]" office:value-type="float" office:value="312.0013125" calcext:value-type="float">
            <text:p>312.0013</text:p>
          </table:table-cell>
          <table:table-cell table:style-name="ce10" table:formula="of:=[.I158]-2*([.$B158]-1)" office:value-type="float" office:value="0.00131250000004002" calcext:value-type="float">
            <text:p>0.0013125</text:p>
          </table:table-cell>
          <table:table-cell table:style-name="Default" office:value-type="float" office:value="63625415788528.2" calcext:value-type="float">
            <text:p>63625415788528.2</text:p>
          </table:table-cell>
          <table:table-cell table:style-name="ce7" table:formula="of:=([.K158]-[.K157])/1000" office:value-type="float" office:value="2.0008828125" calcext:value-type="float">
            <text:p>2.0009</text:p>
          </table:table-cell>
          <table:table-cell table:style-name="ce7" table:formula="of:=[.L158]+[.M157]" office:value-type="float" office:value="312.001234375" calcext:value-type="float">
            <text:p>312.0012</text:p>
          </table:table-cell>
          <table:table-cell table:style-name="ce11" table:formula="of:=[.M158]-2*([.$B158]-1)" office:value-type="float" office:value="0.00123437500013779" calcext:value-type="float">
            <text:p>0.001234375</text:p>
          </table:table-cell>
          <table:table-cell table:style-name="Default" office:value-type="float" office:value="63625416258937.8" calcext:value-type="float">
            <text:p>63625416258937.8</text:p>
          </table:table-cell>
          <table:table-cell table:style-name="ce7" table:formula="of:=([.O158]-[.O157])/1000" office:value-type="float" office:value="1.999890625" calcext:value-type="float">
            <text:p>1.9999</text:p>
          </table:table-cell>
          <table:table-cell table:style-name="ce7" table:formula="of:=[.P158]+[.Q157]" office:value-type="float" office:value="312.0005" calcext:value-type="float">
            <text:p>312.0005</text:p>
          </table:table-cell>
          <table:table-cell table:style-name="ce12" table:formula="of:=[.Q158]-2*([.$B158]-1)" office:value-type="float" office:value="0.000499999999817646" calcext:value-type="float">
            <text:p>0.0005</text:p>
          </table:table-cell>
          <table:table-cell table:style-name="Default" office:value-type="float" office:value="63625416742612.6" calcext:value-type="float">
            <text:p>63625416742612.6</text:p>
          </table:table-cell>
          <table:table-cell table:style-name="ce7" table:formula="of:=([.S158]-[.S157])/1000" office:value-type="float" office:value="2.0013828125" calcext:value-type="float">
            <text:p>2.0014</text:p>
          </table:table-cell>
          <table:table-cell table:style-name="ce7" table:formula="of:=[.T158]+[.U157]" office:value-type="float" office:value="312.001109375" calcext:value-type="float">
            <text:p>312.0011</text:p>
          </table:table-cell>
          <table:table-cell table:style-name="ce13" table:formula="of:=[.U158]-2*([.$B158]-1)" office:value-type="float" office:value="0.00110937500011232" calcext:value-type="float">
            <text:p>0.001109375</text:p>
          </table:table-cell>
          <table:table-cell table:style-name="Default" office:value-type="float" office:value="63625417235942.1" calcext:value-type="float">
            <text:p>63625417235942.1</text:p>
          </table:table-cell>
          <table:table-cell table:style-name="ce14" table:formula="of:=([.W158]-[.W157])/1000" office:value-type="float" office:value="2.00203125" calcext:value-type="float">
            <text:p>2.0020</text:p>
          </table:table-cell>
          <table:table-cell table:style-name="ce7" table:formula="of:=[.X158]+[.Y157]" office:value-type="float" office:value="312.000421875" calcext:value-type="float">
            <text:p>312.0004</text:p>
          </table:table-cell>
          <table:table-cell table:style-name="ce15" table:formula="of:=[.Y158]-2*([.$B158]-1)" office:value-type="float" office:value="0.00042187499997226" calcext:value-type="float">
            <text:p>0.000421875</text:p>
          </table:table-cell>
          <table:table-cell table:style-name="Default" office:value-type="float" office:value="63625417712029.7" calcext:value-type="float">
            <text:p>63625417712029.7</text:p>
          </table:table-cell>
          <table:table-cell table:style-name="ce7" table:formula="of:=([.AA158]-[.AA157])/1000" office:value-type="float" office:value="2.0012890625" calcext:value-type="float">
            <text:p>2.0013</text:p>
          </table:table-cell>
          <table:table-cell table:style-name="ce7" table:formula="of:=[.AB158]+[.AC157]" office:value-type="float" office:value="311.99984375" calcext:value-type="float">
            <text:p>311.9998</text:p>
          </table:table-cell>
          <table:table-cell table:style-name="ce16" table:formula="of:=[.AC158]-2*([.$B158]-1)" office:value-type="float" office:value="-0.000156249999974989" calcext:value-type="float">
            <text:p>-0.00015625</text:p>
          </table:table-cell>
          <table:table-cell table:style-name="Default" office:value-type="float" office:value="63625418176993" calcext:value-type="float">
            <text:p>63625418176993</text:p>
          </table:table-cell>
          <table:table-cell table:style-name="ce7" table:formula="of:=([.AE158]-[.AE157])/1000" office:value-type="float" office:value="2.0014609375" calcext:value-type="float">
            <text:p>2.0015</text:p>
          </table:table-cell>
          <table:table-cell table:style-name="ce7" table:formula="of:=[.AF158]+[.AG157]" office:value-type="float" office:value="312.0002265625" calcext:value-type="float">
            <text:p>312.0002</text:p>
          </table:table-cell>
          <table:table-cell table:style-name="ce17" table:formula="of:=[.AG158]-2*([.$B158]-1)" office:value-type="float" office:value="0.000226562499904048" calcext:value-type="float">
            <text:p>0.0002265625</text:p>
          </table:table-cell>
          <table:table-cell table:style-name="Default" office:value-type="float" office:value="63625418648788.3" calcext:value-type="float">
            <text:p>63625418648788.3</text:p>
          </table:table-cell>
          <table:table-cell table:style-name="ce7" table:formula="of:=([.AI158]-[.AI157])/1000" office:value-type="float" office:value="2.0012890625" calcext:value-type="float">
            <text:p>2.0013</text:p>
          </table:table-cell>
          <table:table-cell table:style-name="ce7" table:formula="of:=[.AJ158]+[.AK157]" office:value-type="float" office:value="312.0006328125" calcext:value-type="float">
            <text:p>312.0006</text:p>
          </table:table-cell>
          <table:table-cell table:style-name="ce18" table:formula="of:=[.AK158]-2*([.$B158]-1)" office:value-type="float" office:value="0.000632812499873126" calcext:value-type="float">
            <text:p>0.0006328125</text:p>
          </table:table-cell>
          <table:table-cell table:style-name="Default" office:value-type="float" office:value="63625419114468.4" calcext:value-type="float">
            <text:p>63625419114468.4</text:p>
          </table:table-cell>
          <table:table-cell table:style-name="ce19" table:formula="of:=([.AM158]-[.AM157])/1000" office:value-type="float" office:value="1.999125" calcext:value-type="float">
            <text:p>1.9991</text:p>
          </table:table-cell>
          <table:table-cell table:style-name="ce7" table:formula="of:=[.AN158]+[.AO157]" office:value-type="float" office:value="313.9980625" calcext:value-type="float">
            <text:p>313.9981</text:p>
          </table:table-cell>
          <table:table-cell table:style-name="ce20" table:formula="of:=[.AO158]-2*([.$B158]-1)" office:value-type="float" office:value="1.9980625" calcext:value-type="float">
            <text:p>1.9980625</text:p>
          </table:table-cell>
          <table:table-cell table:style-name="Default" office:value-type="float" office:value="63625419582982.4" calcext:value-type="float">
            <text:p>63625419582982.4</text:p>
          </table:table-cell>
          <table:table-cell table:style-name="ce7" table:formula="of:=([.AQ158]-[.AQ157])/1000" office:value-type="float" office:value="2.00028125" calcext:value-type="float">
            <text:p>2.0003</text:p>
          </table:table-cell>
          <table:table-cell table:style-name="ce7" table:formula="of:=[.AR158]+[.AS157]" office:value-type="float" office:value="311.997890625" calcext:value-type="float">
            <text:p>311.9979</text:p>
          </table:table-cell>
          <table:table-cell table:style-name="ce21" table:formula="of:=[.AS158]-2*([.$B158]-1)" office:value-type="float" office:value="-0.00210937500008868" calcext:value-type="float">
            <text:p>-0.002109375</text:p>
          </table:table-cell>
          <table:table-cell table:style-name="Default" office:value-type="float" office:value="63625420067498.5" calcext:value-type="float">
            <text:p>63625420067498.5</text:p>
          </table:table-cell>
          <table:table-cell table:style-name="ce7" table:formula="of:=([.AU158]-[.AU157])/1000" office:value-type="float" office:value="2.0002265625" calcext:value-type="float">
            <text:p>2.0002</text:p>
          </table:table-cell>
          <table:table-cell table:style-name="ce7" table:formula="of:=[.AV158]+[.AW157]" office:value-type="float" office:value="311.99809375" calcext:value-type="float">
            <text:p>311.9981</text:p>
          </table:table-cell>
          <table:table-cell table:style-name="ce22" table:formula="of:=[.AW158]-2*([.$B158]-1)" office:value-type="float" office:value="-0.00190625000016098" calcext:value-type="float">
            <text:p>-0.00190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58" calcext:value-type="float">
            <text:p>158</text:p>
          </table:table-cell>
          <table:table-cell office:value-type="float" office:value="63625414833129.3" calcext:value-type="float">
            <text:p>63625414833129.3</text:p>
          </table:table-cell>
          <table:table-cell table:formula="of:=([.C159]-[.C158])/1000" office:value-type="float" office:value="1.9994765625" calcext:value-type="float">
            <text:p>1.9995</text:p>
          </table:table-cell>
          <table:table-cell table:formula="of:=[.D159]+[.E158]" office:value-type="float" office:value="313.9996796875" calcext:value-type="float">
            <text:p>313.9997</text:p>
          </table:table-cell>
          <table:table-cell table:style-name="ce9" table:formula="of:=[.E159]-2*([.$B159]-1)" office:value-type="float" office:value="-0.000320312500150521" calcext:value-type="float">
            <text:p>-0.0003203125</text:p>
          </table:table-cell>
          <table:table-cell table:style-name="Default" office:value-type="float" office:value="63625415319414" calcext:value-type="float">
            <text:p>63625415319414</text:p>
          </table:table-cell>
          <table:table-cell table:style-name="ce7" table:formula="of:=([.G159]-[.G158])/1000" office:value-type="float" office:value="1.99734375" calcext:value-type="float">
            <text:p>1.9973</text:p>
          </table:table-cell>
          <table:table-cell table:style-name="ce7" table:formula="of:=[.H159]+[.I158]" office:value-type="float" office:value="313.99865625" calcext:value-type="float">
            <text:p>313.9987</text:p>
          </table:table-cell>
          <table:table-cell table:style-name="ce10" table:formula="of:=[.I159]-2*([.$B159]-1)" office:value-type="float" office:value="-0.0013437499999327" calcext:value-type="float">
            <text:p>-0.00134375</text:p>
          </table:table-cell>
          <table:table-cell table:style-name="Default" office:value-type="float" office:value="63625415790525.9" calcext:value-type="float">
            <text:p>63625415790525.9</text:p>
          </table:table-cell>
          <table:table-cell table:style-name="ce7" table:formula="of:=([.K159]-[.K158])/1000" office:value-type="float" office:value="1.9977109375" calcext:value-type="float">
            <text:p>1.9977</text:p>
          </table:table-cell>
          <table:table-cell table:style-name="ce7" table:formula="of:=[.L159]+[.M158]" office:value-type="float" office:value="313.9989453125" calcext:value-type="float">
            <text:p>313.9989</text:p>
          </table:table-cell>
          <table:table-cell table:style-name="ce11" table:formula="of:=[.M159]-2*([.$B159]-1)" office:value-type="float" office:value="-0.00105468749984539" calcext:value-type="float">
            <text:p>-0.0010546875</text:p>
          </table:table-cell>
          <table:table-cell table:style-name="Default" office:value-type="float" office:value="63625416260936.2" calcext:value-type="float">
            <text:p>63625416260936.2</text:p>
          </table:table-cell>
          <table:table-cell table:style-name="ce7" table:formula="of:=([.O159]-[.O158])/1000" office:value-type="float" office:value="1.9984296875" calcext:value-type="float">
            <text:p>1.9984</text:p>
          </table:table-cell>
          <table:table-cell table:style-name="ce7" table:formula="of:=[.P159]+[.Q158]" office:value-type="float" office:value="313.9989296875" calcext:value-type="float">
            <text:p>313.9989</text:p>
          </table:table-cell>
          <table:table-cell table:style-name="ce12" table:formula="of:=[.Q159]-2*([.$B159]-1)" office:value-type="float" office:value="-0.00107031250018963" calcext:value-type="float">
            <text:p>-0.0010703125</text:p>
          </table:table-cell>
          <table:table-cell table:style-name="Default" office:value-type="float" office:value="63625416744610.5" calcext:value-type="float">
            <text:p>63625416744610.5</text:p>
          </table:table-cell>
          <table:table-cell table:style-name="ce7" table:formula="of:=([.S159]-[.S158])/1000" office:value-type="float" office:value="1.9978828125" calcext:value-type="float">
            <text:p>1.9979</text:p>
          </table:table-cell>
          <table:table-cell table:style-name="ce7" table:formula="of:=[.T159]+[.U158]" office:value-type="float" office:value="313.9989921875" calcext:value-type="float">
            <text:p>313.9990</text:p>
          </table:table-cell>
          <table:table-cell table:style-name="ce13" table:formula="of:=[.U159]-2*([.$B159]-1)" office:value-type="float" office:value="-0.00100781249989268" calcext:value-type="float">
            <text:p>-0.0010078125</text:p>
          </table:table-cell>
          <table:table-cell table:style-name="Default" office:value-type="float" office:value="63625417237942" calcext:value-type="float">
            <text:p>63625417237942</text:p>
          </table:table-cell>
          <table:table-cell table:style-name="ce14" table:formula="of:=([.W159]-[.W158])/1000" office:value-type="float" office:value="1.9999140625" calcext:value-type="float">
            <text:p>1.9999</text:p>
          </table:table-cell>
          <table:table-cell table:style-name="ce7" table:formula="of:=[.X159]+[.Y158]" office:value-type="float" office:value="314.0003359375" calcext:value-type="float">
            <text:p>314.0003</text:p>
          </table:table-cell>
          <table:table-cell table:style-name="ce15" table:formula="of:=[.Y159]-2*([.$B159]-1)" office:value-type="float" office:value="0.000335937499983174" calcext:value-type="float">
            <text:p>0.0003359375</text:p>
          </table:table-cell>
          <table:table-cell table:style-name="Default" office:value-type="float" office:value="63625417714028.8" calcext:value-type="float">
            <text:p>63625417714028.8</text:p>
          </table:table-cell>
          <table:table-cell table:style-name="ce7" table:formula="of:=([.AA159]-[.AA158])/1000" office:value-type="float" office:value="1.999109375" calcext:value-type="float">
            <text:p>1.9991</text:p>
          </table:table-cell>
          <table:table-cell table:style-name="ce7" table:formula="of:=[.AB159]+[.AC158]" office:value-type="float" office:value="313.998953125" calcext:value-type="float">
            <text:p>313.9990</text:p>
          </table:table-cell>
          <table:table-cell table:style-name="ce16" table:formula="of:=[.AC159]-2*([.$B159]-1)" office:value-type="float" office:value="-0.0010468749999859" calcext:value-type="float">
            <text:p>-0.001046875</text:p>
          </table:table-cell>
          <table:table-cell table:style-name="Default" office:value-type="float" office:value="63625418178993.1" calcext:value-type="float">
            <text:p>63625418178993.1</text:p>
          </table:table-cell>
          <table:table-cell table:style-name="ce7" table:formula="of:=([.AE159]-[.AE158])/1000" office:value-type="float" office:value="2.0000546875" calcext:value-type="float">
            <text:p>2.0001</text:p>
          </table:table-cell>
          <table:table-cell table:style-name="ce7" table:formula="of:=[.AF159]+[.AG158]" office:value-type="float" office:value="314.00028125" calcext:value-type="float">
            <text:p>314.0003</text:p>
          </table:table-cell>
          <table:table-cell table:style-name="ce17" table:formula="of:=[.AG159]-2*([.$B159]-1)" office:value-type="float" office:value="0.000281249999886768" calcext:value-type="float">
            <text:p>0.00028125</text:p>
          </table:table-cell>
          <table:table-cell table:style-name="Default" office:value-type="float" office:value="63625418650788.7" calcext:value-type="float">
            <text:p>63625418650788.7</text:p>
          </table:table-cell>
          <table:table-cell table:style-name="ce7" table:formula="of:=([.AI159]-[.AI158])/1000" office:value-type="float" office:value="2.0003671875" calcext:value-type="float">
            <text:p>2.0004</text:p>
          </table:table-cell>
          <table:table-cell table:style-name="ce7" table:formula="of:=[.AJ159]+[.AK158]" office:value-type="float" office:value="314.001" calcext:value-type="float">
            <text:p>314.0010</text:p>
          </table:table-cell>
          <table:table-cell table:style-name="ce18" table:formula="of:=[.AK159]-2*([.$B159]-1)" office:value-type="float" office:value="0.000999999999862666" calcext:value-type="float">
            <text:p>0.001</text:p>
          </table:table-cell>
          <table:table-cell table:style-name="Default" office:value-type="float" office:value="63625419116468.2" calcext:value-type="float">
            <text:p>63625419116468.2</text:p>
          </table:table-cell>
          <table:table-cell table:style-name="ce19" table:formula="of:=([.AM159]-[.AM158])/1000" office:value-type="float" office:value="1.999796875" calcext:value-type="float">
            <text:p>1.9998</text:p>
          </table:table-cell>
          <table:table-cell table:style-name="ce7" table:formula="of:=[.AN159]+[.AO158]" office:value-type="float" office:value="315.997859375" calcext:value-type="float">
            <text:p>315.9979</text:p>
          </table:table-cell>
          <table:table-cell table:style-name="ce20" table:formula="of:=[.AO159]-2*([.$B159]-1)" office:value-type="float" office:value="1.99785937500002" calcext:value-type="float">
            <text:p>1.997859375</text:p>
          </table:table-cell>
          <table:table-cell table:style-name="Default" office:value-type="float" office:value="63625419584983.6" calcext:value-type="float">
            <text:p>63625419584983.6</text:p>
          </table:table-cell>
          <table:table-cell table:style-name="ce7" table:formula="of:=([.AQ159]-[.AQ158])/1000" office:value-type="float" office:value="2.001265625" calcext:value-type="float">
            <text:p>2.0013</text:p>
          </table:table-cell>
          <table:table-cell table:style-name="ce7" table:formula="of:=[.AR159]+[.AS158]" office:value-type="float" office:value="313.99915625" calcext:value-type="float">
            <text:p>313.9992</text:p>
          </table:table-cell>
          <table:table-cell table:style-name="ce21" table:formula="of:=[.AS159]-2*([.$B159]-1)" office:value-type="float" office:value="-0.000843750000115051" calcext:value-type="float">
            <text:p>-0.00084375</text:p>
          </table:table-cell>
          <table:table-cell table:style-name="Default" office:value-type="float" office:value="63625420069498.9" calcext:value-type="float">
            <text:p>63625420069498.9</text:p>
          </table:table-cell>
          <table:table-cell table:style-name="ce7" table:formula="of:=([.AU159]-[.AU158])/1000" office:value-type="float" office:value="2.0003828125" calcext:value-type="float">
            <text:p>2.0004</text:p>
          </table:table-cell>
          <table:table-cell table:style-name="ce7" table:formula="of:=[.AV159]+[.AW158]" office:value-type="float" office:value="313.9984765625" calcext:value-type="float">
            <text:p>313.9985</text:p>
          </table:table-cell>
          <table:table-cell table:style-name="ce22" table:formula="of:=[.AW159]-2*([.$B159]-1)" office:value-type="float" office:value="-0.00152343750016826" calcext:value-type="float">
            <text:p>-0.001523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59" calcext:value-type="float">
            <text:p>159</text:p>
          </table:table-cell>
          <table:table-cell office:value-type="float" office:value="63625414835131.1" calcext:value-type="float">
            <text:p>63625414835131.1</text:p>
          </table:table-cell>
          <table:table-cell table:formula="of:=([.C160]-[.C159])/1000" office:value-type="float" office:value="2.0018671875" calcext:value-type="float">
            <text:p>2.0019</text:p>
          </table:table-cell>
          <table:table-cell table:formula="of:=[.D160]+[.E159]" office:value-type="float" office:value="316.001546875" calcext:value-type="float">
            <text:p>316.0015</text:p>
          </table:table-cell>
          <table:table-cell table:style-name="ce9" table:formula="of:=[.E160]-2*([.$B160]-1)" office:value-type="float" office:value="0.00154687499986039" calcext:value-type="float">
            <text:p>0.001546875</text:p>
          </table:table-cell>
          <table:table-cell table:style-name="Default" office:value-type="float" office:value="63625415321415.9" calcext:value-type="float">
            <text:p>63625415321415.9</text:p>
          </table:table-cell>
          <table:table-cell table:style-name="ce7" table:formula="of:=([.G160]-[.G159])/1000" office:value-type="float" office:value="2.0019453125" calcext:value-type="float">
            <text:p>2.0019</text:p>
          </table:table-cell>
          <table:table-cell table:style-name="ce7" table:formula="of:=[.H160]+[.I159]" office:value-type="float" office:value="316.0006015625" calcext:value-type="float">
            <text:p>316.0006</text:p>
          </table:table-cell>
          <table:table-cell table:style-name="ce10" table:formula="of:=[.I160]-2*([.$B160]-1)" office:value-type="float" office:value="0.000601562500094133" calcext:value-type="float">
            <text:p>0.0006015625</text:p>
          </table:table-cell>
          <table:table-cell table:style-name="Default" office:value-type="float" office:value="63625415792526.9" calcext:value-type="float">
            <text:p>63625415792526.9</text:p>
          </table:table-cell>
          <table:table-cell table:style-name="ce7" table:formula="of:=([.K160]-[.K159])/1000" office:value-type="float" office:value="2.0009296875" calcext:value-type="float">
            <text:p>2.0009</text:p>
          </table:table-cell>
          <table:table-cell table:style-name="ce7" table:formula="of:=[.L160]+[.M159]" office:value-type="float" office:value="315.999875" calcext:value-type="float">
            <text:p>315.9999</text:p>
          </table:table-cell>
          <table:table-cell table:style-name="ce11" table:formula="of:=[.M160]-2*([.$B160]-1)" office:value-type="float" office:value="-0.000124999999854936" calcext:value-type="float">
            <text:p>-0.000125</text:p>
          </table:table-cell>
          <table:table-cell table:style-name="Default" office:value-type="float" office:value="63625416262937.1" calcext:value-type="float">
            <text:p>63625416262937.1</text:p>
          </table:table-cell>
          <table:table-cell table:style-name="ce7" table:formula="of:=([.O160]-[.O159])/1000" office:value-type="float" office:value="2.0008671875" calcext:value-type="float">
            <text:p>2.0009</text:p>
          </table:table-cell>
          <table:table-cell table:style-name="ce7" table:formula="of:=[.P160]+[.Q159]" office:value-type="float" office:value="315.999796875" calcext:value-type="float">
            <text:p>315.9998</text:p>
          </table:table-cell>
          <table:table-cell table:style-name="ce12" table:formula="of:=[.Q160]-2*([.$B160]-1)" office:value-type="float" office:value="-0.000203125000211912" calcext:value-type="float">
            <text:p>-0.000203125</text:p>
          </table:table-cell>
          <table:table-cell table:style-name="Default" office:value-type="float" office:value="63625416746610.6" calcext:value-type="float">
            <text:p>63625416746610.6</text:p>
          </table:table-cell>
          <table:table-cell table:style-name="ce7" table:formula="of:=([.S160]-[.S159])/1000" office:value-type="float" office:value="2.00015625" calcext:value-type="float">
            <text:p>2.0002</text:p>
          </table:table-cell>
          <table:table-cell table:style-name="ce7" table:formula="of:=[.T160]+[.U159]" office:value-type="float" office:value="315.9991484375" calcext:value-type="float">
            <text:p>315.9991</text:p>
          </table:table-cell>
          <table:table-cell table:style-name="ce13" table:formula="of:=[.U160]-2*([.$B160]-1)" office:value-type="float" office:value="-0.000851562499917691" calcext:value-type="float">
            <text:p>-0.0008515625</text:p>
          </table:table-cell>
          <table:table-cell table:style-name="Default" office:value-type="float" office:value="63625417239941.1" calcext:value-type="float">
            <text:p>63625417239941.1</text:p>
          </table:table-cell>
          <table:table-cell table:style-name="ce14" table:formula="of:=([.W160]-[.W159])/1000" office:value-type="float" office:value="1.999046875" calcext:value-type="float">
            <text:p>1.9990</text:p>
          </table:table-cell>
          <table:table-cell table:style-name="ce7" table:formula="of:=[.X160]+[.Y159]" office:value-type="float" office:value="315.9993828125" calcext:value-type="float">
            <text:p>315.9994</text:p>
          </table:table-cell>
          <table:table-cell table:style-name="ce15" table:formula="of:=[.Y160]-2*([.$B160]-1)" office:value-type="float" office:value="-0.000617187500040473" calcext:value-type="float">
            <text:p>-0.0006171875</text:p>
          </table:table-cell>
          <table:table-cell table:style-name="Default" office:value-type="float" office:value="63625417716030.9" calcext:value-type="float">
            <text:p>63625417716030.9</text:p>
          </table:table-cell>
          <table:table-cell table:style-name="ce7" table:formula="of:=([.AA160]-[.AA159])/1000" office:value-type="float" office:value="2.0020625" calcext:value-type="float">
            <text:p>2.0021</text:p>
          </table:table-cell>
          <table:table-cell table:style-name="ce7" table:formula="of:=[.AB160]+[.AC159]" office:value-type="float" office:value="316.001015625" calcext:value-type="float">
            <text:p>316.0010</text:p>
          </table:table-cell>
          <table:table-cell table:style-name="ce16" table:formula="of:=[.AC160]-2*([.$B160]-1)" office:value-type="float" office:value="0.00101562500003638" calcext:value-type="float">
            <text:p>0.001015625</text:p>
          </table:table-cell>
          <table:table-cell table:style-name="Default" office:value-type="float" office:value="63625418180991.5" calcext:value-type="float">
            <text:p>63625418180991.5</text:p>
          </table:table-cell>
          <table:table-cell table:style-name="ce7" table:formula="of:=([.AE160]-[.AE159])/1000" office:value-type="float" office:value="1.9984609375" calcext:value-type="float">
            <text:p>1.9985</text:p>
          </table:table-cell>
          <table:table-cell table:style-name="ce7" table:formula="of:=[.AF160]+[.AG159]" office:value-type="float" office:value="315.9987421875" calcext:value-type="float">
            <text:p>315.9987</text:p>
          </table:table-cell>
          <table:table-cell table:style-name="ce17" table:formula="of:=[.AG160]-2*([.$B160]-1)" office:value-type="float" office:value="-0.00125781250011414" calcext:value-type="float">
            <text:p>-0.0012578125</text:p>
          </table:table-cell>
          <table:table-cell table:style-name="Default" office:value-type="float" office:value="63625418652786.1" calcext:value-type="float">
            <text:p>63625418652786.1</text:p>
          </table:table-cell>
          <table:table-cell table:style-name="ce7" table:formula="of:=([.AI160]-[.AI159])/1000" office:value-type="float" office:value="1.997421875" calcext:value-type="float">
            <text:p>1.9974</text:p>
          </table:table-cell>
          <table:table-cell table:style-name="ce7" table:formula="of:=[.AJ160]+[.AK159]" office:value-type="float" office:value="315.998421875" calcext:value-type="float">
            <text:p>315.9984</text:p>
          </table:table-cell>
          <table:table-cell table:style-name="ce18" table:formula="of:=[.AK160]-2*([.$B160]-1)" office:value-type="float" office:value="-0.00157812500015098" calcext:value-type="float">
            <text:p>-0.001578125</text:p>
          </table:table-cell>
          <table:table-cell table:style-name="Default" office:value-type="float" office:value="63625419118468.8" calcext:value-type="float">
            <text:p>63625419118468.8</text:p>
          </table:table-cell>
          <table:table-cell table:style-name="ce19" table:formula="of:=([.AM160]-[.AM159])/1000" office:value-type="float" office:value="2.0006015625" calcext:value-type="float">
            <text:p>2.0006</text:p>
          </table:table-cell>
          <table:table-cell table:style-name="ce7" table:formula="of:=[.AN160]+[.AO159]" office:value-type="float" office:value="317.9984609375" calcext:value-type="float">
            <text:p>317.9985</text:p>
          </table:table-cell>
          <table:table-cell table:style-name="ce20" table:formula="of:=[.AO160]-2*([.$B160]-1)" office:value-type="float" office:value="1.9984609375" calcext:value-type="float">
            <text:p>1.9984609375</text:p>
          </table:table-cell>
          <table:table-cell table:style-name="Default" office:value-type="float" office:value="63625419586982.4" calcext:value-type="float">
            <text:p>63625419586982.4</text:p>
          </table:table-cell>
          <table:table-cell table:style-name="ce7" table:formula="of:=([.AQ160]-[.AQ159])/1000" office:value-type="float" office:value="1.9987578125" calcext:value-type="float">
            <text:p>1.9988</text:p>
          </table:table-cell>
          <table:table-cell table:style-name="ce7" table:formula="of:=[.AR160]+[.AS159]" office:value-type="float" office:value="315.9979140625" calcext:value-type="float">
            <text:p>315.9979</text:p>
          </table:table-cell>
          <table:table-cell table:style-name="ce21" table:formula="of:=[.AS160]-2*([.$B160]-1)" office:value-type="float" office:value="-0.00208593750011232" calcext:value-type="float">
            <text:p>-0.0020859375</text:p>
          </table:table-cell>
          <table:table-cell table:style-name="Default" office:value-type="float" office:value="63625420071498.8" calcext:value-type="float">
            <text:p>63625420071498.8</text:p>
          </table:table-cell>
          <table:table-cell table:style-name="ce7" table:formula="of:=([.AU160]-[.AU159])/1000" office:value-type="float" office:value="1.9998828125" calcext:value-type="float">
            <text:p>1.9999</text:p>
          </table:table-cell>
          <table:table-cell table:style-name="ce7" table:formula="of:=[.AV160]+[.AW159]" office:value-type="float" office:value="315.998359375" calcext:value-type="float">
            <text:p>315.9984</text:p>
          </table:table-cell>
          <table:table-cell table:style-name="ce22" table:formula="of:=[.AW160]-2*([.$B160]-1)" office:value-type="float" office:value="-0.00164062500016371" calcext:value-type="float">
            <text:p>-0.001640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60" calcext:value-type="float">
            <text:p>160</text:p>
          </table:table-cell>
          <table:table-cell office:value-type="float" office:value="63625414837129.2" calcext:value-type="float">
            <text:p>63625414837129.2</text:p>
          </table:table-cell>
          <table:table-cell table:formula="of:=([.C161]-[.C160])/1000" office:value-type="float" office:value="1.99803125" calcext:value-type="float">
            <text:p>1.9980</text:p>
          </table:table-cell>
          <table:table-cell table:formula="of:=[.D161]+[.E160]" office:value-type="float" office:value="317.999578125" calcext:value-type="float">
            <text:p>317.9996</text:p>
          </table:table-cell>
          <table:table-cell table:style-name="ce9" table:formula="of:=[.E161]-2*([.$B161]-1)" office:value-type="float" office:value="-0.000421875000142791" calcext:value-type="float">
            <text:p>-0.000421875</text:p>
          </table:table-cell>
          <table:table-cell table:style-name="Default" office:value-type="float" office:value="63625415323415.8" calcext:value-type="float">
            <text:p>63625415323415.8</text:p>
          </table:table-cell>
          <table:table-cell table:style-name="ce7" table:formula="of:=([.G161]-[.G160])/1000" office:value-type="float" office:value="1.99984375" calcext:value-type="float">
            <text:p>1.9998</text:p>
          </table:table-cell>
          <table:table-cell table:style-name="ce7" table:formula="of:=[.H161]+[.I160]" office:value-type="float" office:value="318.0004453125" calcext:value-type="float">
            <text:p>318.0004</text:p>
          </table:table-cell>
          <table:table-cell table:style-name="ce10" table:formula="of:=[.I161]-2*([.$B161]-1)" office:value-type="float" office:value="0.000445312500119144" calcext:value-type="float">
            <text:p>0.0004453125</text:p>
          </table:table-cell>
          <table:table-cell table:style-name="Default" office:value-type="float" office:value="63625415794526" calcext:value-type="float">
            <text:p>63625415794526</text:p>
          </table:table-cell>
          <table:table-cell table:style-name="ce7" table:formula="of:=([.K161]-[.K160])/1000" office:value-type="float" office:value="1.999078125" calcext:value-type="float">
            <text:p>1.9991</text:p>
          </table:table-cell>
          <table:table-cell table:style-name="ce7" table:formula="of:=[.L161]+[.M160]" office:value-type="float" office:value="317.998953125" calcext:value-type="float">
            <text:p>317.9990</text:p>
          </table:table-cell>
          <table:table-cell table:style-name="ce11" table:formula="of:=[.M161]-2*([.$B161]-1)" office:value-type="float" office:value="-0.00104687499987222" calcext:value-type="float">
            <text:p>-0.001046875</text:p>
          </table:table-cell>
          <table:table-cell table:style-name="Default" office:value-type="float" office:value="63625416264936.1" calcext:value-type="float">
            <text:p>63625416264936.1</text:p>
          </table:table-cell>
          <table:table-cell table:style-name="ce7" table:formula="of:=([.O161]-[.O160])/1000" office:value-type="float" office:value="1.99903125" calcext:value-type="float">
            <text:p>1.9990</text:p>
          </table:table-cell>
          <table:table-cell table:style-name="ce7" table:formula="of:=[.P161]+[.Q160]" office:value-type="float" office:value="317.998828125" calcext:value-type="float">
            <text:p>317.9988</text:p>
          </table:table-cell>
          <table:table-cell table:style-name="ce12" table:formula="of:=[.Q161]-2*([.$B161]-1)" office:value-type="float" office:value="-0.00117187500023874" calcext:value-type="float">
            <text:p>-0.001171875</text:p>
          </table:table-cell>
          <table:table-cell table:style-name="Default" office:value-type="float" office:value="63625416748611.9" calcext:value-type="float">
            <text:p>63625416748611.9</text:p>
          </table:table-cell>
          <table:table-cell table:style-name="ce7" table:formula="of:=([.S161]-[.S160])/1000" office:value-type="float" office:value="2.0012578125" calcext:value-type="float">
            <text:p>2.0013</text:p>
          </table:table-cell>
          <table:table-cell table:style-name="ce7" table:formula="of:=[.T161]+[.U160]" office:value-type="float" office:value="318.00040625" calcext:value-type="float">
            <text:p>318.0004</text:p>
          </table:table-cell>
          <table:table-cell table:style-name="ce13" table:formula="of:=[.U161]-2*([.$B161]-1)" office:value-type="float" office:value="0.000406250000082764" calcext:value-type="float">
            <text:p>0.00040625</text:p>
          </table:table-cell>
          <table:table-cell table:style-name="Default" office:value-type="float" office:value="63625417241941.7" calcext:value-type="float">
            <text:p>63625417241941.7</text:p>
          </table:table-cell>
          <table:table-cell table:style-name="ce14" table:formula="of:=([.W161]-[.W160])/1000" office:value-type="float" office:value="2.00065625" calcext:value-type="float">
            <text:p>2.0007</text:p>
          </table:table-cell>
          <table:table-cell table:style-name="ce7" table:formula="of:=[.X161]+[.Y160]" office:value-type="float" office:value="318.0000390625" calcext:value-type="float">
            <text:p>318.0000</text:p>
          </table:table-cell>
          <table:table-cell table:style-name="ce15" table:formula="of:=[.Y161]-2*([.$B161]-1)" office:value-type="float" office:value="0.0000390624999795364" calcext:value-type="float">
            <text:p>3.90624999795364E-05</text:p>
          </table:table-cell>
          <table:table-cell table:style-name="Default" office:value-type="float" office:value="63625417718030.2" calcext:value-type="float">
            <text:p>63625417718030.2</text:p>
          </table:table-cell>
          <table:table-cell table:style-name="ce7" table:formula="of:=([.AA161]-[.AA160])/1000" office:value-type="float" office:value="1.9993125" calcext:value-type="float">
            <text:p>1.9993</text:p>
          </table:table-cell>
          <table:table-cell table:style-name="ce7" table:formula="of:=[.AB161]+[.AC160]" office:value-type="float" office:value="318.000328125" calcext:value-type="float">
            <text:p>318.0003</text:p>
          </table:table-cell>
          <table:table-cell table:style-name="ce16" table:formula="of:=[.AC161]-2*([.$B161]-1)" office:value-type="float" office:value="0.000328125000010004" calcext:value-type="float">
            <text:p>0.000328125</text:p>
          </table:table-cell>
          <table:table-cell table:style-name="Default" office:value-type="float" office:value="63625418182991.1" calcext:value-type="float">
            <text:p>63625418182991.1</text:p>
          </table:table-cell>
          <table:table-cell table:style-name="ce7" table:formula="of:=([.AE161]-[.AE160])/1000" office:value-type="float" office:value="1.9995625" calcext:value-type="float">
            <text:p>1.9996</text:p>
          </table:table-cell>
          <table:table-cell table:style-name="ce7" table:formula="of:=[.AF161]+[.AG160]" office:value-type="float" office:value="317.9983046875" calcext:value-type="float">
            <text:p>317.9983</text:p>
          </table:table-cell>
          <table:table-cell table:style-name="ce17" table:formula="of:=[.AG161]-2*([.$B161]-1)" office:value-type="float" office:value="-0.00169531250008959" calcext:value-type="float">
            <text:p>-0.0016953125</text:p>
          </table:table-cell>
          <table:table-cell table:style-name="Default" office:value-type="float" office:value="63625418654788.6" calcext:value-type="float">
            <text:p>63625418654788.6</text:p>
          </table:table-cell>
          <table:table-cell table:style-name="ce7" table:formula="of:=([.AI161]-[.AI160])/1000" office:value-type="float" office:value="2.0024609375" calcext:value-type="float">
            <text:p>2.0025</text:p>
          </table:table-cell>
          <table:table-cell table:style-name="ce7" table:formula="of:=[.AJ161]+[.AK160]" office:value-type="float" office:value="318.0008828125" calcext:value-type="float">
            <text:p>318.0009</text:p>
          </table:table-cell>
          <table:table-cell table:style-name="ce18" table:formula="of:=[.AK161]-2*([.$B161]-1)" office:value-type="float" office:value="0.000882812499867214" calcext:value-type="float">
            <text:p>0.0008828125</text:p>
          </table:table-cell>
          <table:table-cell table:style-name="Default" office:value-type="float" office:value="63625419120471.3" calcext:value-type="float">
            <text:p>63625419120471.3</text:p>
          </table:table-cell>
          <table:table-cell table:style-name="ce19" table:formula="of:=([.AM161]-[.AM160])/1000" office:value-type="float" office:value="2.0025703125" calcext:value-type="float">
            <text:p>2.0026</text:p>
          </table:table-cell>
          <table:table-cell table:style-name="ce7" table:formula="of:=[.AN161]+[.AO160]" office:value-type="float" office:value="320.00103125" calcext:value-type="float">
            <text:p>320.0010</text:p>
          </table:table-cell>
          <table:table-cell table:style-name="ce20" table:formula="of:=[.AO161]-2*([.$B161]-1)" office:value-type="float" office:value="2.00103124999998" calcext:value-type="float">
            <text:p>2.00103125</text:p>
          </table:table-cell>
          <table:table-cell table:style-name="Default" office:value-type="float" office:value="63625419588984.8" calcext:value-type="float">
            <text:p>63625419588984.8</text:p>
          </table:table-cell>
          <table:table-cell table:style-name="ce7" table:formula="of:=([.AQ161]-[.AQ160])/1000" office:value-type="float" office:value="2.00240625" calcext:value-type="float">
            <text:p>2.0024</text:p>
          </table:table-cell>
          <table:table-cell table:style-name="ce7" table:formula="of:=[.AR161]+[.AS160]" office:value-type="float" office:value="318.0003203125" calcext:value-type="float">
            <text:p>318.0003</text:p>
          </table:table-cell>
          <table:table-cell table:style-name="ce21" table:formula="of:=[.AS161]-2*([.$B161]-1)" office:value-type="float" office:value="0.000320312499866304" calcext:value-type="float">
            <text:p>0.0003203125</text:p>
          </table:table-cell>
          <table:table-cell table:style-name="Default" office:value-type="float" office:value="63625420073498.6" calcext:value-type="float">
            <text:p>63625420073498.6</text:p>
          </table:table-cell>
          <table:table-cell table:style-name="ce7" table:formula="of:=([.AU161]-[.AU160])/1000" office:value-type="float" office:value="1.9998359375" calcext:value-type="float">
            <text:p>1.9998</text:p>
          </table:table-cell>
          <table:table-cell table:style-name="ce7" table:formula="of:=[.AV161]+[.AW160]" office:value-type="float" office:value="317.9981953125" calcext:value-type="float">
            <text:p>317.9982</text:p>
          </table:table-cell>
          <table:table-cell table:style-name="ce22" table:formula="of:=[.AW161]-2*([.$B161]-1)" office:value-type="float" office:value="-0.00180468750016871" calcext:value-type="float">
            <text:p>-0.001804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prompt 13</text:p>
          </table:table-cell>
          <table:table-cell table:style-name="ce6" office:value-type="float" office:value="161" calcext:value-type="float">
            <text:p>161</text:p>
          </table:table-cell>
          <table:table-cell office:value-type="float" office:value="63625414839130.8" calcext:value-type="float">
            <text:p>63625414839130.8</text:p>
          </table:table-cell>
          <table:table-cell table:formula="of:=([.C162]-[.C161])/1000" office:value-type="float" office:value="2.0016875" calcext:value-type="float">
            <text:p>2.0017</text:p>
          </table:table-cell>
          <table:table-cell table:formula="of:=[.D162]+[.E161]" office:value-type="float" office:value="320.001265625" calcext:value-type="float">
            <text:p>320.0013</text:p>
          </table:table-cell>
          <table:table-cell table:style-name="ce9" table:formula="of:=[.E162]-2*([.$B162]-1)" office:value-type="float" office:value="0.00126562499985994" calcext:value-type="float">
            <text:p>0.001265625</text:p>
          </table:table-cell>
          <table:table-cell table:style-name="Default" office:value-type="float" office:value="63625415325416" calcext:value-type="float">
            <text:p>63625415325416</text:p>
          </table:table-cell>
          <table:table-cell table:style-name="ce7" table:formula="of:=([.G162]-[.G161])/1000" office:value-type="float" office:value="2.00028125" calcext:value-type="float">
            <text:p>2.0003</text:p>
          </table:table-cell>
          <table:table-cell table:style-name="ce7" table:formula="of:=[.H162]+[.I161]" office:value-type="float" office:value="320.0007265625" calcext:value-type="float">
            <text:p>320.0007</text:p>
          </table:table-cell>
          <table:table-cell table:style-name="ce10" table:formula="of:=[.I162]-2*([.$B162]-1)" office:value-type="float" office:value="0.000726562500119599" calcext:value-type="float">
            <text:p>0.0007265625</text:p>
          </table:table-cell>
          <table:table-cell table:style-name="Default" office:value-type="float" office:value="63625415796527" calcext:value-type="float">
            <text:p>63625415796527</text:p>
          </table:table-cell>
          <table:table-cell table:style-name="ce7" table:formula="of:=([.K162]-[.K161])/1000" office:value-type="float" office:value="2.0009921875" calcext:value-type="float">
            <text:p>2.0010</text:p>
          </table:table-cell>
          <table:table-cell table:style-name="ce7" table:formula="of:=[.L162]+[.M161]" office:value-type="float" office:value="319.9999453125" calcext:value-type="float">
            <text:p>319.9999</text:p>
          </table:table-cell>
          <table:table-cell table:style-name="ce11" table:formula="of:=[.M162]-2*([.$B162]-1)" office:value-type="float" office:value="-0.0000546874998690328" calcext:value-type="float">
            <text:p>-5.46874998690328E-05</text:p>
          </table:table-cell>
          <table:table-cell table:style-name="Default" office:value-type="float" office:value="63625416266935.7" calcext:value-type="float">
            <text:p>63625416266935.7</text:p>
          </table:table-cell>
          <table:table-cell table:style-name="ce7" table:formula="of:=([.O162]-[.O161])/1000" office:value-type="float" office:value="1.9996015625" calcext:value-type="float">
            <text:p>1.9996</text:p>
          </table:table-cell>
          <table:table-cell table:style-name="ce7" table:formula="of:=[.P162]+[.Q161]" office:value-type="float" office:value="319.9984296875" calcext:value-type="float">
            <text:p>319.9984</text:p>
          </table:table-cell>
          <table:table-cell table:style-name="ce12" table:formula="of:=[.Q162]-2*([.$B162]-1)" office:value-type="float" office:value="-0.00157031250023465" calcext:value-type="float">
            <text:p>-0.0015703125</text:p>
          </table:table-cell>
          <table:table-cell table:style-name="Default" office:value-type="float" office:value="63625416750610.3" calcext:value-type="float">
            <text:p>63625416750610.3</text:p>
          </table:table-cell>
          <table:table-cell table:style-name="ce7" table:formula="of:=([.S162]-[.S161])/1000" office:value-type="float" office:value="1.9984609375" calcext:value-type="float">
            <text:p>1.9985</text:p>
          </table:table-cell>
          <table:table-cell table:style-name="ce7" table:formula="of:=[.T162]+[.U161]" office:value-type="float" office:value="319.9988671875" calcext:value-type="float">
            <text:p>319.9989</text:p>
          </table:table-cell>
          <table:table-cell table:style-name="ce13" table:formula="of:=[.U162]-2*([.$B162]-1)" office:value-type="float" office:value="-0.00113281249991815" calcext:value-type="float">
            <text:p>-0.0011328125</text:p>
          </table:table-cell>
          <table:table-cell table:style-name="Default" office:value-type="float" office:value="63625417243940.7" calcext:value-type="float">
            <text:p>63625417243940.7</text:p>
          </table:table-cell>
          <table:table-cell table:style-name="ce14" table:formula="of:=([.W162]-[.W161])/1000" office:value-type="float" office:value="1.999" calcext:value-type="float">
            <text:p>1.9990</text:p>
          </table:table-cell>
          <table:table-cell table:style-name="ce7" table:formula="of:=[.X162]+[.Y161]" office:value-type="float" office:value="319.9990390625" calcext:value-type="float">
            <text:p>319.9990</text:p>
          </table:table-cell>
          <table:table-cell table:style-name="ce15" table:formula="of:=[.Y162]-2*([.$B162]-1)" office:value-type="float" office:value="-0.000960937499996817" calcext:value-type="float">
            <text:p>-0.0009609375</text:p>
          </table:table-cell>
          <table:table-cell table:style-name="Default" office:value-type="float" office:value="63625417720028.9" calcext:value-type="float">
            <text:p>63625417720028.9</text:p>
          </table:table-cell>
          <table:table-cell table:style-name="ce7" table:formula="of:=([.AA162]-[.AA161])/1000" office:value-type="float" office:value="1.9986953125" calcext:value-type="float">
            <text:p>1.9987</text:p>
          </table:table-cell>
          <table:table-cell table:style-name="ce7" table:formula="of:=[.AB162]+[.AC161]" office:value-type="float" office:value="319.9990234375" calcext:value-type="float">
            <text:p>319.9990</text:p>
          </table:table-cell>
          <table:table-cell table:style-name="ce16" table:formula="of:=[.AC162]-2*([.$B162]-1)" office:value-type="float" office:value="-0.0009765625" calcext:value-type="float">
            <text:p>-0.0009765625</text:p>
          </table:table-cell>
          <table:table-cell table:style-name="Default" office:value-type="float" office:value="63625418184993.1" calcext:value-type="float">
            <text:p>63625418184993.1</text:p>
          </table:table-cell>
          <table:table-cell table:style-name="ce7" table:formula="of:=([.AE162]-[.AE161])/1000" office:value-type="float" office:value="2.00196875" calcext:value-type="float">
            <text:p>2.0020</text:p>
          </table:table-cell>
          <table:table-cell table:style-name="ce7" table:formula="of:=[.AF162]+[.AG161]" office:value-type="float" office:value="320.0002734375" calcext:value-type="float">
            <text:p>320.0003</text:p>
          </table:table-cell>
          <table:table-cell table:style-name="ce17" table:formula="of:=[.AG162]-2*([.$B162]-1)" office:value-type="float" office:value="0.000273437499913598" calcext:value-type="float">
            <text:p>0.0002734375</text:p>
          </table:table-cell>
          <table:table-cell table:style-name="Default" office:value-type="float" office:value="63625418656787.6" calcext:value-type="float">
            <text:p>63625418656787.6</text:p>
          </table:table-cell>
          <table:table-cell table:style-name="ce7" table:formula="of:=([.AI162]-[.AI161])/1000" office:value-type="float" office:value="1.9990546875" calcext:value-type="float">
            <text:p>1.9991</text:p>
          </table:table-cell>
          <table:table-cell table:style-name="ce7" table:formula="of:=[.AJ162]+[.AK161]" office:value-type="float" office:value="319.9999375" calcext:value-type="float">
            <text:p>319.9999</text:p>
          </table:table-cell>
          <table:table-cell table:style-name="ce18" table:formula="of:=[.AK162]-2*([.$B162]-1)" office:value-type="float" office:value="-0.0000625000001264198" calcext:value-type="float">
            <text:p>-0.0000625</text:p>
          </table:table-cell>
          <table:table-cell table:style-name="Default" office:value-type="float" office:value="63625419122468.2" calcext:value-type="float">
            <text:p>63625419122468.2</text:p>
          </table:table-cell>
          <table:table-cell table:style-name="ce19" table:formula="of:=([.AM162]-[.AM161])/1000" office:value-type="float" office:value="1.99690625" calcext:value-type="float">
            <text:p>1.9969</text:p>
          </table:table-cell>
          <table:table-cell table:style-name="ce7" table:formula="of:=[.AN162]+[.AO161]" office:value-type="float" office:value="321.9979375" calcext:value-type="float">
            <text:p>321.9979</text:p>
          </table:table-cell>
          <table:table-cell table:style-name="ce20" table:formula="of:=[.AO162]-2*([.$B162]-1)" office:value-type="float" office:value="1.99793749999998" calcext:value-type="float">
            <text:p>1.9979375</text:p>
          </table:table-cell>
          <table:table-cell table:style-name="Default" office:value-type="float" office:value="63625419590984.1" calcext:value-type="float">
            <text:p>63625419590984.1</text:p>
          </table:table-cell>
          <table:table-cell table:style-name="ce7" table:formula="of:=([.AQ162]-[.AQ161])/1000" office:value-type="float" office:value="1.99934375" calcext:value-type="float">
            <text:p>1.9993</text:p>
          </table:table-cell>
          <table:table-cell table:style-name="ce7" table:formula="of:=[.AR162]+[.AS161]" office:value-type="float" office:value="319.9996640625" calcext:value-type="float">
            <text:p>319.9997</text:p>
          </table:table-cell>
          <table:table-cell table:style-name="ce21" table:formula="of:=[.AS162]-2*([.$B162]-1)" office:value-type="float" office:value="-0.000335937500153705" calcext:value-type="float">
            <text:p>-0.0003359375</text:p>
          </table:table-cell>
          <table:table-cell table:style-name="Default" office:value-type="float" office:value="63625420075498" calcext:value-type="float">
            <text:p>63625420075498</text:p>
          </table:table-cell>
          <table:table-cell table:style-name="ce7" table:formula="of:=([.AU162]-[.AU161])/1000" office:value-type="float" office:value="1.9993671875" calcext:value-type="float">
            <text:p>1.9994</text:p>
          </table:table-cell>
          <table:table-cell table:style-name="ce7" table:formula="of:=[.AV162]+[.AW161]" office:value-type="float" office:value="319.9975625" calcext:value-type="float">
            <text:p>319.9976</text:p>
          </table:table-cell>
          <table:table-cell table:style-name="ce22" table:formula="of:=[.AW162]-2*([.$B162]-1)" office:value-type="float" office:value="-0.00243750000015552" calcext:value-type="float">
            <text:p>-0.002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rame</text:p>
          </table:table-cell>
          <table:table-cell table:style-name="ce6" office:value-type="float" office:value="162" calcext:value-type="float">
            <text:p>162</text:p>
          </table:table-cell>
          <table:table-cell office:value-type="float" office:value="63625414841131.4" calcext:value-type="float">
            <text:p>63625414841131.4</text:p>
          </table:table-cell>
          <table:table-cell table:formula="of:=([.C163]-[.C162])/1000" office:value-type="float" office:value="2.0005078125" calcext:value-type="float">
            <text:p>2.0005</text:p>
          </table:table-cell>
          <table:table-cell table:formula="of:=[.D163]+[.E162]" office:value-type="float" office:value="322.0017734375" calcext:value-type="float">
            <text:p>322.0018</text:p>
          </table:table-cell>
          <table:table-cell table:style-name="ce9" table:formula="of:=[.E163]-2*([.$B163]-1)" office:value-type="float" office:value="0.00177343749987813" calcext:value-type="float">
            <text:p>0.0017734375</text:p>
          </table:table-cell>
          <table:table-cell table:style-name="Default" office:value-type="float" office:value="63625415327415.9" calcext:value-type="float">
            <text:p>63625415327415.9</text:p>
          </table:table-cell>
          <table:table-cell table:style-name="ce7" table:formula="of:=([.G163]-[.G162])/1000" office:value-type="float" office:value="1.9998359375" calcext:value-type="float">
            <text:p>1.9998</text:p>
          </table:table-cell>
          <table:table-cell table:style-name="ce7" table:formula="of:=[.H163]+[.I162]" office:value-type="float" office:value="322.0005625" calcext:value-type="float">
            <text:p>322.0006</text:p>
          </table:table-cell>
          <table:table-cell table:style-name="ce10" table:formula="of:=[.I163]-2*([.$B163]-1)" office:value-type="float" office:value="0.000562500000114596" calcext:value-type="float">
            <text:p>0.0005625</text:p>
          </table:table-cell>
          <table:table-cell table:style-name="Default" office:value-type="float" office:value="63625415798528.6" calcext:value-type="float">
            <text:p>63625415798528.6</text:p>
          </table:table-cell>
          <table:table-cell table:style-name="ce7" table:formula="of:=([.K163]-[.K162])/1000" office:value-type="float" office:value="2.0016640625" calcext:value-type="float">
            <text:p>2.0017</text:p>
          </table:table-cell>
          <table:table-cell table:style-name="ce7" table:formula="of:=[.L163]+[.M162]" office:value-type="float" office:value="322.001609375" calcext:value-type="float">
            <text:p>322.0016</text:p>
          </table:table-cell>
          <table:table-cell table:style-name="ce11" table:formula="of:=[.M163]-2*([.$B163]-1)" office:value-type="float" office:value="0.00160937500015734" calcext:value-type="float">
            <text:p>0.001609375</text:p>
          </table:table-cell>
          <table:table-cell table:style-name="Default" office:value-type="float" office:value="63625416268936.4" calcext:value-type="float">
            <text:p>63625416268936.4</text:p>
          </table:table-cell>
          <table:table-cell table:style-name="ce7" table:formula="of:=([.O163]-[.O162])/1000" office:value-type="float" office:value="2.0006796875" calcext:value-type="float">
            <text:p>2.0007</text:p>
          </table:table-cell>
          <table:table-cell table:style-name="ce7" table:formula="of:=[.P163]+[.Q162]" office:value-type="float" office:value="321.999109375" calcext:value-type="float">
            <text:p>321.9991</text:p>
          </table:table-cell>
          <table:table-cell table:style-name="ce12" table:formula="of:=[.Q163]-2*([.$B163]-1)" office:value-type="float" office:value="-0.000890625000238288" calcext:value-type="float">
            <text:p>-0.000890625</text:p>
          </table:table-cell>
          <table:table-cell table:style-name="Default" office:value-type="float" office:value="63625416752610.8" calcext:value-type="float">
            <text:p>63625416752610.8</text:p>
          </table:table-cell>
          <table:table-cell table:style-name="ce7" table:formula="of:=([.S163]-[.S162])/1000" office:value-type="float" office:value="2.0004140625" calcext:value-type="float">
            <text:p>2.0004</text:p>
          </table:table-cell>
          <table:table-cell table:style-name="ce7" table:formula="of:=[.T163]+[.U162]" office:value-type="float" office:value="321.99928125" calcext:value-type="float">
            <text:p>321.9993</text:p>
          </table:table-cell>
          <table:table-cell table:style-name="ce13" table:formula="of:=[.U163]-2*([.$B163]-1)" office:value-type="float" office:value="-0.000718749999919055" calcext:value-type="float">
            <text:p>-0.00071875</text:p>
          </table:table-cell>
          <table:table-cell table:style-name="Default" office:value-type="float" office:value="63625417245940.7" calcext:value-type="float">
            <text:p>63625417245940.7</text:p>
          </table:table-cell>
          <table:table-cell table:style-name="ce14" table:formula="of:=([.W163]-[.W162])/1000" office:value-type="float" office:value="1.9999140625" calcext:value-type="float">
            <text:p>1.9999</text:p>
          </table:table-cell>
          <table:table-cell table:style-name="ce7" table:formula="of:=[.X163]+[.Y162]" office:value-type="float" office:value="321.998953125" calcext:value-type="float">
            <text:p>321.9990</text:p>
          </table:table-cell>
          <table:table-cell table:style-name="ce15" table:formula="of:=[.Y163]-2*([.$B163]-1)" office:value-type="float" office:value="-0.0010468749999859" calcext:value-type="float">
            <text:p>-0.001046875</text:p>
          </table:table-cell>
          <table:table-cell table:style-name="Default" office:value-type="float" office:value="63625417722028.5" calcext:value-type="float">
            <text:p>63625417722028.5</text:p>
          </table:table-cell>
          <table:table-cell table:style-name="ce7" table:formula="of:=([.AA163]-[.AA162])/1000" office:value-type="float" office:value="1.999609375" calcext:value-type="float">
            <text:p>1.9996</text:p>
          </table:table-cell>
          <table:table-cell table:style-name="ce7" table:formula="of:=[.AB163]+[.AC162]" office:value-type="float" office:value="321.9986328125" calcext:value-type="float">
            <text:p>321.9986</text:p>
          </table:table-cell>
          <table:table-cell table:style-name="ce16" table:formula="of:=[.AC163]-2*([.$B163]-1)" office:value-type="float" office:value="-0.00136718750002274" calcext:value-type="float">
            <text:p>-0.0013671875</text:p>
          </table:table-cell>
          <table:table-cell table:style-name="Default" office:value-type="float" office:value="63625418186992.7" calcext:value-type="float">
            <text:p>63625418186992.7</text:p>
          </table:table-cell>
          <table:table-cell table:style-name="ce7" table:formula="of:=([.AE163]-[.AE162])/1000" office:value-type="float" office:value="1.9996328125" calcext:value-type="float">
            <text:p>1.9996</text:p>
          </table:table-cell>
          <table:table-cell table:style-name="ce7" table:formula="of:=[.AF163]+[.AG162]" office:value-type="float" office:value="321.99990625" calcext:value-type="float">
            <text:p>321.9999</text:p>
          </table:table-cell>
          <table:table-cell table:style-name="ce17" table:formula="of:=[.AG163]-2*([.$B163]-1)" office:value-type="float" office:value="-0.0000937500000759428" calcext:value-type="float">
            <text:p>-0.00009375</text:p>
          </table:table-cell>
          <table:table-cell table:style-name="Default" office:value-type="float" office:value="63625418658786.2" calcext:value-type="float">
            <text:p>63625418658786.2</text:p>
          </table:table-cell>
          <table:table-cell table:style-name="ce7" table:formula="of:=([.AI163]-[.AI162])/1000" office:value-type="float" office:value="1.9985703125" calcext:value-type="float">
            <text:p>1.9986</text:p>
          </table:table-cell>
          <table:table-cell table:style-name="ce7" table:formula="of:=[.AJ163]+[.AK162]" office:value-type="float" office:value="321.9985078125" calcext:value-type="float">
            <text:p>321.9985</text:p>
          </table:table-cell>
          <table:table-cell table:style-name="ce18" table:formula="of:=[.AK163]-2*([.$B163]-1)" office:value-type="float" office:value="-0.00149218750010505" calcext:value-type="float">
            <text:p>-0.0014921875</text:p>
          </table:table-cell>
          <table:table-cell table:style-name="Default" office:value-type="float" office:value="63625419124470.7" calcext:value-type="float">
            <text:p>63625419124470.7</text:p>
          </table:table-cell>
          <table:table-cell table:style-name="ce19" table:formula="of:=([.AM163]-[.AM162])/1000" office:value-type="float" office:value="2.0024375" calcext:value-type="float">
            <text:p>2.0024</text:p>
          </table:table-cell>
          <table:table-cell table:style-name="ce7" table:formula="of:=[.AN163]+[.AO162]" office:value-type="float" office:value="324.000375" calcext:value-type="float">
            <text:p>324.0004</text:p>
          </table:table-cell>
          <table:table-cell table:style-name="ce20" table:formula="of:=[.AO163]-2*([.$B163]-1)" office:value-type="float" office:value="2.00037499999996" calcext:value-type="float">
            <text:p>2.000375</text:p>
          </table:table-cell>
          <table:table-cell table:style-name="Default" office:value-type="float" office:value="63625419592982.2" calcext:value-type="float">
            <text:p>63625419592982.2</text:p>
          </table:table-cell>
          <table:table-cell table:style-name="ce7" table:formula="of:=([.AQ163]-[.AQ162])/1000" office:value-type="float" office:value="1.9980546875" calcext:value-type="float">
            <text:p>1.9981</text:p>
          </table:table-cell>
          <table:table-cell table:style-name="ce7" table:formula="of:=[.AR163]+[.AS162]" office:value-type="float" office:value="321.99771875" calcext:value-type="float">
            <text:p>321.9977</text:p>
          </table:table-cell>
          <table:table-cell table:style-name="ce21" table:formula="of:=[.AS163]-2*([.$B163]-1)" office:value-type="float" office:value="-0.00228125000018053" calcext:value-type="float">
            <text:p>-0.00228125</text:p>
          </table:table-cell>
          <table:table-cell table:style-name="Default" office:value-type="float" office:value="63625420077499.5" calcext:value-type="float">
            <text:p>63625420077499.5</text:p>
          </table:table-cell>
          <table:table-cell table:style-name="ce7" table:formula="of:=([.AU163]-[.AU162])/1000" office:value-type="float" office:value="2.0014453125" calcext:value-type="float">
            <text:p>2.0014</text:p>
          </table:table-cell>
          <table:table-cell table:style-name="ce7" table:formula="of:=[.AV163]+[.AW162]" office:value-type="float" office:value="321.9990078125" calcext:value-type="float">
            <text:p>321.9990</text:p>
          </table:table-cell>
          <table:table-cell table:style-name="ce22" table:formula="of:=[.AW163]-2*([.$B163]-1)" office:value-type="float" office:value="-0.000992187500173714" calcext:value-type="float">
            <text:p>-0.0009921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63" calcext:value-type="float">
            <text:p>163</text:p>
          </table:table-cell>
          <table:table-cell office:value-type="float" office:value="63625414843129.6" calcext:value-type="float">
            <text:p>63625414843129.6</text:p>
          </table:table-cell>
          <table:table-cell table:formula="of:=([.C164]-[.C163])/1000" office:value-type="float" office:value="1.9982265625" calcext:value-type="float">
            <text:p>1.9982</text:p>
          </table:table-cell>
          <table:table-cell table:formula="of:=[.D164]+[.E163]" office:value-type="float" office:value="324" calcext:value-type="float">
            <text:p>324.0000</text:p>
          </table:table-cell>
          <table:table-cell table:style-name="ce9" table:formula="of:=[.E164]-2*([.$B164]-1)" office:value-type="float" office:value="0" calcext:value-type="float">
            <text:p>0</text:p>
          </table:table-cell>
          <table:table-cell table:style-name="Default" office:value-type="float" office:value="63625415329414.3" calcext:value-type="float">
            <text:p>63625415329414.3</text:p>
          </table:table-cell>
          <table:table-cell table:style-name="ce7" table:formula="of:=([.G164]-[.G163])/1000" office:value-type="float" office:value="1.998390625" calcext:value-type="float">
            <text:p>1.9984</text:p>
          </table:table-cell>
          <table:table-cell table:style-name="ce7" table:formula="of:=[.H164]+[.I163]" office:value-type="float" office:value="323.998953125" calcext:value-type="float">
            <text:p>323.9990</text:p>
          </table:table-cell>
          <table:table-cell table:style-name="ce10" table:formula="of:=[.I164]-2*([.$B164]-1)" office:value-type="float" office:value="-0.00104687499987222" calcext:value-type="float">
            <text:p>-0.001046875</text:p>
          </table:table-cell>
          <table:table-cell table:style-name="Default" office:value-type="float" office:value="63625415800526.7" calcext:value-type="float">
            <text:p>63625415800526.7</text:p>
          </table:table-cell>
          <table:table-cell table:style-name="ce7" table:formula="of:=([.K164]-[.K163])/1000" office:value-type="float" office:value="1.9980625" calcext:value-type="float">
            <text:p>1.9981</text:p>
          </table:table-cell>
          <table:table-cell table:style-name="ce7" table:formula="of:=[.L164]+[.M163]" office:value-type="float" office:value="323.999671875" calcext:value-type="float">
            <text:p>323.9997</text:p>
          </table:table-cell>
          <table:table-cell table:style-name="ce11" table:formula="of:=[.M164]-2*([.$B164]-1)" office:value-type="float" office:value="-0.000328124999839474" calcext:value-type="float">
            <text:p>-0.000328125</text:p>
          </table:table-cell>
          <table:table-cell table:style-name="Default" office:value-type="float" office:value="63625416270936" calcext:value-type="float">
            <text:p>63625416270936</text:p>
          </table:table-cell>
          <table:table-cell table:style-name="ce7" table:formula="of:=([.O164]-[.O163])/1000" office:value-type="float" office:value="1.999671875" calcext:value-type="float">
            <text:p>1.9997</text:p>
          </table:table-cell>
          <table:table-cell table:style-name="ce7" table:formula="of:=[.P164]+[.Q163]" office:value-type="float" office:value="323.99878125" calcext:value-type="float">
            <text:p>323.9988</text:p>
          </table:table-cell>
          <table:table-cell table:style-name="ce12" table:formula="of:=[.Q164]-2*([.$B164]-1)" office:value-type="float" office:value="-0.00121875000024829" calcext:value-type="float">
            <text:p>-0.00121875</text:p>
          </table:table-cell>
          <table:table-cell table:style-name="Default" office:value-type="float" office:value="63625416754611.6" calcext:value-type="float">
            <text:p>63625416754611.6</text:p>
          </table:table-cell>
          <table:table-cell table:style-name="ce7" table:formula="of:=([.S164]-[.S163])/1000" office:value-type="float" office:value="2.0008125" calcext:value-type="float">
            <text:p>2.0008</text:p>
          </table:table-cell>
          <table:table-cell table:style-name="ce7" table:formula="of:=[.T164]+[.U163]" office:value-type="float" office:value="324.00009375" calcext:value-type="float">
            <text:p>324.0001</text:p>
          </table:table-cell>
          <table:table-cell table:style-name="ce13" table:formula="of:=[.U164]-2*([.$B164]-1)" office:value-type="float" office:value="0.0000937500000759428" calcext:value-type="float">
            <text:p>0.00009375</text:p>
          </table:table-cell>
          <table:table-cell table:style-name="Default" office:value-type="float" office:value="63625417247940.1" calcext:value-type="float">
            <text:p>63625417247940.1</text:p>
          </table:table-cell>
          <table:table-cell table:style-name="ce14" table:formula="of:=([.W164]-[.W163])/1000" office:value-type="float" office:value="1.9994140625" calcext:value-type="float">
            <text:p>1.9994</text:p>
          </table:table-cell>
          <table:table-cell table:style-name="ce7" table:formula="of:=[.X164]+[.Y163]" office:value-type="float" office:value="323.9983671875" calcext:value-type="float">
            <text:p>323.9984</text:p>
          </table:table-cell>
          <table:table-cell table:style-name="ce15" table:formula="of:=[.Y164]-2*([.$B164]-1)" office:value-type="float" office:value="-0.00163281249996317" calcext:value-type="float">
            <text:p>-0.0016328125</text:p>
          </table:table-cell>
          <table:table-cell table:style-name="Default" office:value-type="float" office:value="63625417724030.3" calcext:value-type="float">
            <text:p>63625417724030.3</text:p>
          </table:table-cell>
          <table:table-cell table:style-name="ce7" table:formula="of:=([.AA164]-[.AA163])/1000" office:value-type="float" office:value="2.0018359375" calcext:value-type="float">
            <text:p>2.0018</text:p>
          </table:table-cell>
          <table:table-cell table:style-name="ce7" table:formula="of:=[.AB164]+[.AC163]" office:value-type="float" office:value="324.00046875" calcext:value-type="float">
            <text:p>324.0005</text:p>
          </table:table-cell>
          <table:table-cell table:style-name="ce16" table:formula="of:=[.AC164]-2*([.$B164]-1)" office:value-type="float" office:value="0.00046874999998181" calcext:value-type="float">
            <text:p>0.00046875</text:p>
          </table:table-cell>
          <table:table-cell table:style-name="Default" office:value-type="float" office:value="63625418188992.2" calcext:value-type="float">
            <text:p>63625418188992.2</text:p>
          </table:table-cell>
          <table:table-cell table:style-name="ce7" table:formula="of:=([.AE164]-[.AE163])/1000" office:value-type="float" office:value="1.9995234375" calcext:value-type="float">
            <text:p>1.9995</text:p>
          </table:table-cell>
          <table:table-cell table:style-name="ce7" table:formula="of:=[.AF164]+[.AG163]" office:value-type="float" office:value="323.9994296875" calcext:value-type="float">
            <text:p>323.9994</text:p>
          </table:table-cell>
          <table:table-cell table:style-name="ce17" table:formula="of:=[.AG164]-2*([.$B164]-1)" office:value-type="float" office:value="-0.000570312500087766" calcext:value-type="float">
            <text:p>-0.0005703125</text:p>
          </table:table-cell>
          <table:table-cell table:style-name="Default" office:value-type="float" office:value="63625418660788.8" calcext:value-type="float">
            <text:p>63625418660788.8</text:p>
          </table:table-cell>
          <table:table-cell table:style-name="ce7" table:formula="of:=([.AI164]-[.AI163])/1000" office:value-type="float" office:value="2.0026328125" calcext:value-type="float">
            <text:p>2.0026</text:p>
          </table:table-cell>
          <table:table-cell table:style-name="ce7" table:formula="of:=[.AJ164]+[.AK163]" office:value-type="float" office:value="324.001140625" calcext:value-type="float">
            <text:p>324.0011</text:p>
          </table:table-cell>
          <table:table-cell table:style-name="ce18" table:formula="of:=[.AK164]-2*([.$B164]-1)" office:value-type="float" office:value="0.00114062499989132" calcext:value-type="float">
            <text:p>0.001140625</text:p>
          </table:table-cell>
          <table:table-cell table:style-name="Default" office:value-type="float" office:value="63625419126468.5" calcext:value-type="float">
            <text:p>63625419126468.5</text:p>
          </table:table-cell>
          <table:table-cell table:style-name="ce19" table:formula="of:=([.AM164]-[.AM163])/1000" office:value-type="float" office:value="1.9978046875" calcext:value-type="float">
            <text:p>1.9978</text:p>
          </table:table-cell>
          <table:table-cell table:style-name="ce7" table:formula="of:=[.AN164]+[.AO163]" office:value-type="float" office:value="325.9981796875" calcext:value-type="float">
            <text:p>325.9982</text:p>
          </table:table-cell>
          <table:table-cell table:style-name="ce20" table:formula="of:=[.AO164]-2*([.$B164]-1)" office:value-type="float" office:value="1.99817968749994" calcext:value-type="float">
            <text:p>1.9981796875</text:p>
          </table:table-cell>
          <table:table-cell table:style-name="Default" office:value-type="float" office:value="63625419594984.4" calcext:value-type="float">
            <text:p>63625419594984.4</text:p>
          </table:table-cell>
          <table:table-cell table:style-name="ce7" table:formula="of:=([.AQ164]-[.AQ163])/1000" office:value-type="float" office:value="2.002265625" calcext:value-type="float">
            <text:p>2.0023</text:p>
          </table:table-cell>
          <table:table-cell table:style-name="ce7" table:formula="of:=[.AR164]+[.AS163]" office:value-type="float" office:value="323.999984375" calcext:value-type="float">
            <text:p>324.0000</text:p>
          </table:table-cell>
          <table:table-cell table:style-name="ce21" table:formula="of:=[.AS164]-2*([.$B164]-1)" office:value-type="float" office:value="-0.0000156250001737135" calcext:value-type="float">
            <text:p>-0.000015625</text:p>
          </table:table-cell>
          <table:table-cell table:style-name="Default" office:value-type="float" office:value="63625420079499.5" calcext:value-type="float">
            <text:p>63625420079499.5</text:p>
          </table:table-cell>
          <table:table-cell table:style-name="ce7" table:formula="of:=([.AU164]-[.AU163])/1000" office:value-type="float" office:value="2.00003125" calcext:value-type="float">
            <text:p>2.0000</text:p>
          </table:table-cell>
          <table:table-cell table:style-name="ce7" table:formula="of:=[.AV164]+[.AW163]" office:value-type="float" office:value="323.9990390625" calcext:value-type="float">
            <text:p>323.9990</text:p>
          </table:table-cell>
          <table:table-cell table:style-name="ce22" table:formula="of:=[.AW164]-2*([.$B164]-1)" office:value-type="float" office:value="-0.000960937500167347" calcext:value-type="float">
            <text:p>-0.0009609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64" calcext:value-type="float">
            <text:p>164</text:p>
          </table:table-cell>
          <table:table-cell office:value-type="float" office:value="63625414845129.5" calcext:value-type="float">
            <text:p>63625414845129.5</text:p>
          </table:table-cell>
          <table:table-cell table:formula="of:=([.C165]-[.C164])/1000" office:value-type="float" office:value="1.9999453125" calcext:value-type="float">
            <text:p>1.9999</text:p>
          </table:table-cell>
          <table:table-cell table:formula="of:=[.D165]+[.E164]" office:value-type="float" office:value="325.9999453125" calcext:value-type="float">
            <text:p>325.9999</text:p>
          </table:table-cell>
          <table:table-cell table:style-name="ce9" table:formula="of:=[.E165]-2*([.$B165]-1)" office:value-type="float" office:value="-0.0000546875000964064" calcext:value-type="float">
            <text:p>-5.46875000964064E-05</text:p>
          </table:table-cell>
          <table:table-cell table:style-name="Default" office:value-type="float" office:value="63625415331415.4" calcext:value-type="float">
            <text:p>63625415331415.4</text:p>
          </table:table-cell>
          <table:table-cell table:style-name="ce7" table:formula="of:=([.G165]-[.G164])/1000" office:value-type="float" office:value="2.0011015625" calcext:value-type="float">
            <text:p>2.0011</text:p>
          </table:table-cell>
          <table:table-cell table:style-name="ce7" table:formula="of:=[.H165]+[.I164]" office:value-type="float" office:value="326.0000546875" calcext:value-type="float">
            <text:p>326.0001</text:p>
          </table:table-cell>
          <table:table-cell table:style-name="ce10" table:formula="of:=[.I165]-2*([.$B165]-1)" office:value-type="float" office:value="0.0000546875001532499" calcext:value-type="float">
            <text:p>5.46875001532499E-05</text:p>
          </table:table-cell>
          <table:table-cell table:style-name="Default" office:value-type="float" office:value="63625415802526.5" calcext:value-type="float">
            <text:p>63625415802526.5</text:p>
          </table:table-cell>
          <table:table-cell table:style-name="ce7" table:formula="of:=([.K165]-[.K164])/1000" office:value-type="float" office:value="1.99978125" calcext:value-type="float">
            <text:p>1.9998</text:p>
          </table:table-cell>
          <table:table-cell table:style-name="ce7" table:formula="of:=[.L165]+[.M164]" office:value-type="float" office:value="325.999453125" calcext:value-type="float">
            <text:p>325.9995</text:p>
          </table:table-cell>
          <table:table-cell table:style-name="ce11" table:formula="of:=[.M165]-2*([.$B165]-1)" office:value-type="float" office:value="-0.000546874999827196" calcext:value-type="float">
            <text:p>-0.000546875</text:p>
          </table:table-cell>
          <table:table-cell table:style-name="Default" office:value-type="float" office:value="63625416272937.6" calcext:value-type="float">
            <text:p>63625416272937.6</text:p>
          </table:table-cell>
          <table:table-cell table:style-name="ce7" table:formula="of:=([.O165]-[.O164])/1000" office:value-type="float" office:value="2.0015703125" calcext:value-type="float">
            <text:p>2.0016</text:p>
          </table:table-cell>
          <table:table-cell table:style-name="ce7" table:formula="of:=[.P165]+[.Q164]" office:value-type="float" office:value="326.0003515625" calcext:value-type="float">
            <text:p>326.0004</text:p>
          </table:table-cell>
          <table:table-cell table:style-name="ce12" table:formula="of:=[.Q165]-2*([.$B165]-1)" office:value-type="float" office:value="0.000351562499758984" calcext:value-type="float">
            <text:p>0.0003515625</text:p>
          </table:table-cell>
          <table:table-cell table:style-name="Default" office:value-type="float" office:value="63625416756610.7" calcext:value-type="float">
            <text:p>63625416756610.7</text:p>
          </table:table-cell>
          <table:table-cell table:style-name="ce7" table:formula="of:=([.S165]-[.S164])/1000" office:value-type="float" office:value="1.999125" calcext:value-type="float">
            <text:p>1.9991</text:p>
          </table:table-cell>
          <table:table-cell table:style-name="ce7" table:formula="of:=[.T165]+[.U164]" office:value-type="float" office:value="325.99921875" calcext:value-type="float">
            <text:p>325.9992</text:p>
          </table:table-cell>
          <table:table-cell table:style-name="ce13" table:formula="of:=[.U165]-2*([.$B165]-1)" office:value-type="float" office:value="-0.000781249999931788" calcext:value-type="float">
            <text:p>-0.00078125</text:p>
          </table:table-cell>
          <table:table-cell table:style-name="Default" office:value-type="float" office:value="63625417249941.3" calcext:value-type="float">
            <text:p>63625417249941.3</text:p>
          </table:table-cell>
          <table:table-cell table:style-name="ce14" table:formula="of:=([.W165]-[.W164])/1000" office:value-type="float" office:value="2.0012265625" calcext:value-type="float">
            <text:p>2.0012</text:p>
          </table:table-cell>
          <table:table-cell table:style-name="ce7" table:formula="of:=[.X165]+[.Y164]" office:value-type="float" office:value="325.99959375" calcext:value-type="float">
            <text:p>325.9996</text:p>
          </table:table-cell>
          <table:table-cell table:style-name="ce15" table:formula="of:=[.Y165]-2*([.$B165]-1)" office:value-type="float" office:value="-0.000406249999969077" calcext:value-type="float">
            <text:p>-0.00040625</text:p>
          </table:table-cell>
          <table:table-cell table:style-name="Default" office:value-type="float" office:value="63625417726028.9" calcext:value-type="float">
            <text:p>63625417726028.9</text:p>
          </table:table-cell>
          <table:table-cell table:style-name="ce7" table:formula="of:=([.AA165]-[.AA164])/1000" office:value-type="float" office:value="1.9985859375" calcext:value-type="float">
            <text:p>1.9986</text:p>
          </table:table-cell>
          <table:table-cell table:style-name="ce7" table:formula="of:=[.AB165]+[.AC164]" office:value-type="float" office:value="325.9990546875" calcext:value-type="float">
            <text:p>325.9991</text:p>
          </table:table-cell>
          <table:table-cell table:style-name="ce16" table:formula="of:=[.AC165]-2*([.$B165]-1)" office:value-type="float" office:value="-0.000945312499993634" calcext:value-type="float">
            <text:p>-0.0009453125</text:p>
          </table:table-cell>
          <table:table-cell table:style-name="Default" office:value-type="float" office:value="63625418190992" calcext:value-type="float">
            <text:p>63625418190992</text:p>
          </table:table-cell>
          <table:table-cell table:style-name="ce7" table:formula="of:=([.AE165]-[.AE164])/1000" office:value-type="float" office:value="1.9997578125" calcext:value-type="float">
            <text:p>1.9998</text:p>
          </table:table-cell>
          <table:table-cell table:style-name="ce7" table:formula="of:=[.AF165]+[.AG164]" office:value-type="float" office:value="325.9991875" calcext:value-type="float">
            <text:p>325.9992</text:p>
          </table:table-cell>
          <table:table-cell table:style-name="ce17" table:formula="of:=[.AG165]-2*([.$B165]-1)" office:value-type="float" office:value="-0.000812500000108685" calcext:value-type="float">
            <text:p>-0.0008125</text:p>
          </table:table-cell>
          <table:table-cell table:style-name="Default" office:value-type="float" office:value="63625418662786.9" calcext:value-type="float">
            <text:p>63625418662786.9</text:p>
          </table:table-cell>
          <table:table-cell table:style-name="ce7" table:formula="of:=([.AI165]-[.AI164])/1000" office:value-type="float" office:value="1.9980703125" calcext:value-type="float">
            <text:p>1.9981</text:p>
          </table:table-cell>
          <table:table-cell table:style-name="ce7" table:formula="of:=[.AJ165]+[.AK164]" office:value-type="float" office:value="325.9992109375" calcext:value-type="float">
            <text:p>325.9992</text:p>
          </table:table-cell>
          <table:table-cell table:style-name="ce18" table:formula="of:=[.AK165]-2*([.$B165]-1)" office:value-type="float" office:value="-0.000789062500132332" calcext:value-type="float">
            <text:p>-0.0007890625</text:p>
          </table:table-cell>
          <table:table-cell table:style-name="Default" office:value-type="float" office:value="63625419128471.1" calcext:value-type="float">
            <text:p>63625419128471.1</text:p>
          </table:table-cell>
          <table:table-cell table:style-name="ce19" table:formula="of:=([.AM165]-[.AM164])/1000" office:value-type="float" office:value="2.00265625" calcext:value-type="float">
            <text:p>2.0027</text:p>
          </table:table-cell>
          <table:table-cell table:style-name="ce7" table:formula="of:=[.AN165]+[.AO164]" office:value-type="float" office:value="328.0008359375" calcext:value-type="float">
            <text:p>328.0008</text:p>
          </table:table-cell>
          <table:table-cell table:style-name="ce20" table:formula="of:=[.AO165]-2*([.$B165]-1)" office:value-type="float" office:value="2.00083593749991" calcext:value-type="float">
            <text:p>2.0008359375</text:p>
          </table:table-cell>
          <table:table-cell table:style-name="Default" office:value-type="float" office:value="63625419596982.4" calcext:value-type="float">
            <text:p>63625419596982.4</text:p>
          </table:table-cell>
          <table:table-cell table:style-name="ce7" table:formula="of:=([.AQ165]-[.AQ164])/1000" office:value-type="float" office:value="1.99790625" calcext:value-type="float">
            <text:p>1.9979</text:p>
          </table:table-cell>
          <table:table-cell table:style-name="ce7" table:formula="of:=[.AR165]+[.AS164]" office:value-type="float" office:value="325.997890625" calcext:value-type="float">
            <text:p>325.9979</text:p>
          </table:table-cell>
          <table:table-cell table:style-name="ce21" table:formula="of:=[.AS165]-2*([.$B165]-1)" office:value-type="float" office:value="-0.00210937500014552" calcext:value-type="float">
            <text:p>-0.002109375</text:p>
          </table:table-cell>
          <table:table-cell table:style-name="Default" office:value-type="float" office:value="63625420081499.4" calcext:value-type="float">
            <text:p>63625420081499.4</text:p>
          </table:table-cell>
          <table:table-cell table:style-name="ce7" table:formula="of:=([.AU165]-[.AU164])/1000" office:value-type="float" office:value="1.99990625" calcext:value-type="float">
            <text:p>1.9999</text:p>
          </table:table-cell>
          <table:table-cell table:style-name="ce7" table:formula="of:=[.AV165]+[.AW164]" office:value-type="float" office:value="325.9989453125" calcext:value-type="float">
            <text:p>325.9989</text:p>
          </table:table-cell>
          <table:table-cell table:style-name="ce22" table:formula="of:=[.AW165]-2*([.$B165]-1)" office:value-type="float" office:value="-0.00105468750018645" calcext:value-type="float">
            <text:p>-0.001054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65" calcext:value-type="float">
            <text:p>165</text:p>
          </table:table-cell>
          <table:table-cell office:value-type="float" office:value="63625414847130" calcext:value-type="float">
            <text:p>63625414847130</text:p>
          </table:table-cell>
          <table:table-cell table:formula="of:=([.C166]-[.C165])/1000" office:value-type="float" office:value="2.0004453125" calcext:value-type="float">
            <text:p>2.0004</text:p>
          </table:table-cell>
          <table:table-cell table:formula="of:=[.D166]+[.E165]" office:value-type="float" office:value="328.000390625" calcext:value-type="float">
            <text:p>328.0004</text:p>
          </table:table-cell>
          <table:table-cell table:style-name="ce9" table:formula="of:=[.E166]-2*([.$B166]-1)" office:value-type="float" office:value="0.000390624999909051" calcext:value-type="float">
            <text:p>0.000390625</text:p>
          </table:table-cell>
          <table:table-cell table:style-name="Default" office:value-type="float" office:value="63625415333416" calcext:value-type="float">
            <text:p>63625415333416</text:p>
          </table:table-cell>
          <table:table-cell table:style-name="ce7" table:formula="of:=([.G166]-[.G165])/1000" office:value-type="float" office:value="2.0006171875" calcext:value-type="float">
            <text:p>2.0006</text:p>
          </table:table-cell>
          <table:table-cell table:style-name="ce7" table:formula="of:=[.H166]+[.I165]" office:value-type="float" office:value="328.000671875" calcext:value-type="float">
            <text:p>328.0007</text:p>
          </table:table-cell>
          <table:table-cell table:style-name="ce10" table:formula="of:=[.I166]-2*([.$B166]-1)" office:value-type="float" office:value="0.000671875000136879" calcext:value-type="float">
            <text:p>0.000671875</text:p>
          </table:table-cell>
          <table:table-cell table:style-name="Default" office:value-type="float" office:value="63625415804526.3" calcext:value-type="float">
            <text:p>63625415804526.3</text:p>
          </table:table-cell>
          <table:table-cell table:style-name="ce7" table:formula="of:=([.K166]-[.K165])/1000" office:value-type="float" office:value="1.999828125" calcext:value-type="float">
            <text:p>1.9998</text:p>
          </table:table-cell>
          <table:table-cell table:style-name="ce7" table:formula="of:=[.L166]+[.M165]" office:value-type="float" office:value="327.99928125" calcext:value-type="float">
            <text:p>327.9993</text:p>
          </table:table-cell>
          <table:table-cell table:style-name="ce11" table:formula="of:=[.M166]-2*([.$B166]-1)" office:value-type="float" office:value="-0.000718749999805368" calcext:value-type="float">
            <text:p>-0.00071875</text:p>
          </table:table-cell>
          <table:table-cell table:style-name="Default" office:value-type="float" office:value="63625416274936.6" calcext:value-type="float">
            <text:p>63625416274936.6</text:p>
          </table:table-cell>
          <table:table-cell table:style-name="ce7" table:formula="of:=([.O166]-[.O165])/1000" office:value-type="float" office:value="1.998953125" calcext:value-type="float">
            <text:p>1.9990</text:p>
          </table:table-cell>
          <table:table-cell table:style-name="ce7" table:formula="of:=[.P166]+[.Q165]" office:value-type="float" office:value="327.9993046875" calcext:value-type="float">
            <text:p>327.9993</text:p>
          </table:table-cell>
          <table:table-cell table:style-name="ce12" table:formula="of:=[.Q166]-2*([.$B166]-1)" office:value-type="float" office:value="-0.000695312500226919" calcext:value-type="float">
            <text:p>-0.0006953125</text:p>
          </table:table-cell>
          <table:table-cell table:style-name="Default" office:value-type="float" office:value="63625416758610.1" calcext:value-type="float">
            <text:p>63625416758610.1</text:p>
          </table:table-cell>
          <table:table-cell table:style-name="ce7" table:formula="of:=([.S166]-[.S165])/1000" office:value-type="float" office:value="1.999421875" calcext:value-type="float">
            <text:p>1.9994</text:p>
          </table:table-cell>
          <table:table-cell table:style-name="ce7" table:formula="of:=[.T166]+[.U165]" office:value-type="float" office:value="327.998640625" calcext:value-type="float">
            <text:p>327.9986</text:p>
          </table:table-cell>
          <table:table-cell table:style-name="ce13" table:formula="of:=[.U166]-2*([.$B166]-1)" office:value-type="float" office:value="-0.00135937499993588" calcext:value-type="float">
            <text:p>-0.001359375</text:p>
          </table:table-cell>
          <table:table-cell table:style-name="Default" office:value-type="float" office:value="63625417253942.6" calcext:value-type="float">
            <text:p>63625417253942.6</text:p>
          </table:table-cell>
          <table:table-cell table:style-name="ce14" table:formula="of:=([.W166]-[.W165])/1000" office:value-type="float" office:value="4.00125" calcext:value-type="float">
            <text:p>4.0013</text:p>
          </table:table-cell>
          <table:table-cell table:style-name="ce7" table:formula="of:=[.X166]+[.Y165]" office:value-type="float" office:value="330.00084375" calcext:value-type="float">
            <text:p>330.0008</text:p>
          </table:table-cell>
          <table:table-cell table:style-name="ce15" table:formula="of:=[.Y166]-2*([.$B166]-1)" office:value-type="float" office:value="2.00084375000006" calcext:value-type="float">
            <text:p>2.00084375</text:p>
          </table:table-cell>
          <table:table-cell table:style-name="Default" office:value-type="float" office:value="63625417728029.4" calcext:value-type="float">
            <text:p>63625417728029.4</text:p>
          </table:table-cell>
          <table:table-cell table:style-name="ce7" table:formula="of:=([.AA166]-[.AA165])/1000" office:value-type="float" office:value="2.0004921875" calcext:value-type="float">
            <text:p>2.0005</text:p>
          </table:table-cell>
          <table:table-cell table:style-name="ce7" table:formula="of:=[.AB166]+[.AC165]" office:value-type="float" office:value="327.999546875" calcext:value-type="float">
            <text:p>327.9995</text:p>
          </table:table-cell>
          <table:table-cell table:style-name="ce16" table:formula="of:=[.AC166]-2*([.$B166]-1)" office:value-type="float" office:value="-0.000453124999978627" calcext:value-type="float">
            <text:p>-0.000453125</text:p>
          </table:table-cell>
          <table:table-cell table:style-name="Default" office:value-type="float" office:value="63625418192991.7" calcext:value-type="float">
            <text:p>63625418192991.7</text:p>
          </table:table-cell>
          <table:table-cell table:style-name="ce7" table:formula="of:=([.AE166]-[.AE165])/1000" office:value-type="float" office:value="1.9997578125" calcext:value-type="float">
            <text:p>1.9998</text:p>
          </table:table-cell>
          <table:table-cell table:style-name="ce7" table:formula="of:=[.AF166]+[.AG165]" office:value-type="float" office:value="327.9989453125" calcext:value-type="float">
            <text:p>327.9989</text:p>
          </table:table-cell>
          <table:table-cell table:style-name="ce17" table:formula="of:=[.AG166]-2*([.$B166]-1)" office:value-type="float" office:value="-0.0010546875001296" calcext:value-type="float">
            <text:p>-0.0010546875</text:p>
          </table:table-cell>
          <table:table-cell table:style-name="Default" office:value-type="float" office:value="63625418664786.9" calcext:value-type="float">
            <text:p>63625418664786.9</text:p>
          </table:table-cell>
          <table:table-cell table:style-name="ce7" table:formula="of:=([.AI166]-[.AI165])/1000" office:value-type="float" office:value="2" calcext:value-type="float">
            <text:p>2.0000</text:p>
          </table:table-cell>
          <table:table-cell table:style-name="ce7" table:formula="of:=[.AJ166]+[.AK165]" office:value-type="float" office:value="327.9992109375" calcext:value-type="float">
            <text:p>327.9992</text:p>
          </table:table-cell>
          <table:table-cell table:style-name="ce18" table:formula="of:=[.AK166]-2*([.$B166]-1)" office:value-type="float" office:value="-0.000789062500132332" calcext:value-type="float">
            <text:p>-0.0007890625</text:p>
          </table:table-cell>
          <table:table-cell table:style-name="Default" office:value-type="float" office:value="63625419130469.4" calcext:value-type="float">
            <text:p>63625419130469.4</text:p>
          </table:table-cell>
          <table:table-cell table:style-name="ce19" table:formula="of:=([.AM166]-[.AM165])/1000" office:value-type="float" office:value="1.99828125" calcext:value-type="float">
            <text:p>1.9983</text:p>
          </table:table-cell>
          <table:table-cell table:style-name="ce7" table:formula="of:=[.AN166]+[.AO165]" office:value-type="float" office:value="329.9991171875" calcext:value-type="float">
            <text:p>329.9991</text:p>
          </table:table-cell>
          <table:table-cell table:style-name="ce20" table:formula="of:=[.AO166]-2*([.$B166]-1)" office:value-type="float" office:value="1.99911718749991" calcext:value-type="float">
            <text:p>1.9991171875</text:p>
          </table:table-cell>
          <table:table-cell table:style-name="Default" office:value-type="float" office:value="63625419598983.7" calcext:value-type="float">
            <text:p>63625419598983.7</text:p>
          </table:table-cell>
          <table:table-cell table:style-name="ce7" table:formula="of:=([.AQ166]-[.AQ165])/1000" office:value-type="float" office:value="2.001359375" calcext:value-type="float">
            <text:p>2.0014</text:p>
          </table:table-cell>
          <table:table-cell table:style-name="ce7" table:formula="of:=[.AR166]+[.AS165]" office:value-type="float" office:value="327.99925" calcext:value-type="float">
            <text:p>327.9993</text:p>
          </table:table-cell>
          <table:table-cell table:style-name="ce21" table:formula="of:=[.AS166]-2*([.$B166]-1)" office:value-type="float" office:value="-0.000750000000152795" calcext:value-type="float">
            <text:p>-0.00075</text:p>
          </table:table-cell>
          <table:table-cell table:style-name="Default" office:value-type="float" office:value="63625420083498.3" calcext:value-type="float">
            <text:p>63625420083498.3</text:p>
          </table:table-cell>
          <table:table-cell table:style-name="ce7" table:formula="of:=([.AU166]-[.AU165])/1000" office:value-type="float" office:value="1.9989453125" calcext:value-type="float">
            <text:p>1.9989</text:p>
          </table:table-cell>
          <table:table-cell table:style-name="ce7" table:formula="of:=[.AV166]+[.AW165]" office:value-type="float" office:value="327.997890625" calcext:value-type="float">
            <text:p>327.9979</text:p>
          </table:table-cell>
          <table:table-cell table:style-name="ce22" table:formula="of:=[.AW166]-2*([.$B166]-1)" office:value-type="float" office:value="-0.00210937500020236" calcext:value-type="float">
            <text:p>-0.002109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66" calcext:value-type="float">
            <text:p>166</text:p>
          </table:table-cell>
          <table:table-cell office:value-type="float" office:value="63625414849128" calcext:value-type="float">
            <text:p>63625414849128</text:p>
          </table:table-cell>
          <table:table-cell table:formula="of:=([.C167]-[.C166])/1000" office:value-type="float" office:value="1.9980625" calcext:value-type="float">
            <text:p>1.9981</text:p>
          </table:table-cell>
          <table:table-cell table:formula="of:=[.D167]+[.E166]" office:value-type="float" office:value="329.998453125" calcext:value-type="float">
            <text:p>329.9985</text:p>
          </table:table-cell>
          <table:table-cell table:style-name="ce9" table:formula="of:=[.E167]-2*([.$B167]-1)" office:value-type="float" office:value="-0.00154687500008777" calcext:value-type="float">
            <text:p>-0.001546875</text:p>
          </table:table-cell>
          <table:table-cell table:style-name="Default" office:value-type="float" office:value="63625415335414.4" calcext:value-type="float">
            <text:p>63625415335414.4</text:p>
          </table:table-cell>
          <table:table-cell table:style-name="ce7" table:formula="of:=([.G167]-[.G166])/1000" office:value-type="float" office:value="1.9983984375" calcext:value-type="float">
            <text:p>1.9984</text:p>
          </table:table-cell>
          <table:table-cell table:style-name="ce7" table:formula="of:=[.H167]+[.I166]" office:value-type="float" office:value="329.9990703125" calcext:value-type="float">
            <text:p>329.9991</text:p>
          </table:table-cell>
          <table:table-cell table:style-name="ce10" table:formula="of:=[.I167]-2*([.$B167]-1)" office:value-type="float" office:value="-0.000929687499876764" calcext:value-type="float">
            <text:p>-0.0009296875</text:p>
          </table:table-cell>
          <table:table-cell table:style-name="Default" office:value-type="float" office:value="63625415806526.8" calcext:value-type="float">
            <text:p>63625415806526.8</text:p>
          </table:table-cell>
          <table:table-cell table:style-name="ce7" table:formula="of:=([.K167]-[.K166])/1000" office:value-type="float" office:value="2.0005625" calcext:value-type="float">
            <text:p>2.0006</text:p>
          </table:table-cell>
          <table:table-cell table:style-name="ce7" table:formula="of:=[.L167]+[.M166]" office:value-type="float" office:value="329.99984375" calcext:value-type="float">
            <text:p>329.9998</text:p>
          </table:table-cell>
          <table:table-cell table:style-name="ce11" table:formula="of:=[.M167]-2*([.$B167]-1)" office:value-type="float" office:value="-0.000156249999804459" calcext:value-type="float">
            <text:p>-0.00015625</text:p>
          </table:table-cell>
          <table:table-cell table:style-name="Default" office:value-type="float" office:value="63625416276937.4" calcext:value-type="float">
            <text:p>63625416276937.4</text:p>
          </table:table-cell>
          <table:table-cell table:style-name="ce7" table:formula="of:=([.O167]-[.O166])/1000" office:value-type="float" office:value="2.000828125" calcext:value-type="float">
            <text:p>2.0008</text:p>
          </table:table-cell>
          <table:table-cell table:style-name="ce7" table:formula="of:=[.P167]+[.Q166]" office:value-type="float" office:value="330.0001328125" calcext:value-type="float">
            <text:p>330.0001</text:p>
          </table:table-cell>
          <table:table-cell table:style-name="ce12" table:formula="of:=[.Q167]-2*([.$B167]-1)" office:value-type="float" office:value="0.000132812499771262" calcext:value-type="float">
            <text:p>0.0001328125</text:p>
          </table:table-cell>
          <table:table-cell table:style-name="Default" office:value-type="float" office:value="63625416760611.5" calcext:value-type="float">
            <text:p>63625416760611.5</text:p>
          </table:table-cell>
          <table:table-cell table:style-name="ce7" table:formula="of:=([.S167]-[.S166])/1000" office:value-type="float" office:value="2.0013359375" calcext:value-type="float">
            <text:p>2.0013</text:p>
          </table:table-cell>
          <table:table-cell table:style-name="ce7" table:formula="of:=[.T167]+[.U166]" office:value-type="float" office:value="329.9999765625" calcext:value-type="float">
            <text:p>330.0000</text:p>
          </table:table-cell>
          <table:table-cell table:style-name="ce13" table:formula="of:=[.U167]-2*([.$B167]-1)" office:value-type="float" office:value="-0.0000234374999195097" calcext:value-type="float">
            <text:p>-2.34374999195097E-05</text:p>
          </table:table-cell>
          <table:table-cell table:style-name="Default" office:value-type="float" office:value="63625417255942.1" calcext:value-type="float">
            <text:p>63625417255942.1</text:p>
          </table:table-cell>
          <table:table-cell table:style-name="ce14" table:formula="of:=([.W167]-[.W166])/1000" office:value-type="float" office:value="1.9995859375" calcext:value-type="float">
            <text:p>1.9996</text:p>
          </table:table-cell>
          <table:table-cell table:style-name="ce7" table:formula="of:=[.X167]+[.Y166]" office:value-type="float" office:value="332.0004296875" calcext:value-type="float">
            <text:p>332.0004</text:p>
          </table:table-cell>
          <table:table-cell table:style-name="ce15" table:formula="of:=[.Y167]-2*([.$B167]-1)" office:value-type="float" office:value="2.00042968750006" calcext:value-type="float">
            <text:p>2.0004296875</text:p>
          </table:table-cell>
          <table:table-cell table:style-name="Default" office:value-type="float" office:value="63625417730029.1" calcext:value-type="float">
            <text:p>63625417730029.1</text:p>
          </table:table-cell>
          <table:table-cell table:style-name="ce7" table:formula="of:=([.AA167]-[.AA166])/1000" office:value-type="float" office:value="1.9997109375" calcext:value-type="float">
            <text:p>1.9997</text:p>
          </table:table-cell>
          <table:table-cell table:style-name="ce7" table:formula="of:=[.AB167]+[.AC166]" office:value-type="float" office:value="329.9992578125" calcext:value-type="float">
            <text:p>329.9993</text:p>
          </table:table-cell>
          <table:table-cell table:style-name="ce16" table:formula="of:=[.AC167]-2*([.$B167]-1)" office:value-type="float" office:value="-0.000742187499952252" calcext:value-type="float">
            <text:p>-0.0007421875</text:p>
          </table:table-cell>
          <table:table-cell table:style-name="Default" office:value-type="float" office:value="63625418194991.5" calcext:value-type="float">
            <text:p>63625418194991.5</text:p>
          </table:table-cell>
          <table:table-cell table:style-name="ce7" table:formula="of:=([.AE167]-[.AE166])/1000" office:value-type="float" office:value="1.9997265625" calcext:value-type="float">
            <text:p>1.9997</text:p>
          </table:table-cell>
          <table:table-cell table:style-name="ce7" table:formula="of:=[.AF167]+[.AG166]" office:value-type="float" office:value="329.998671875" calcext:value-type="float">
            <text:p>329.9987</text:p>
          </table:table-cell>
          <table:table-cell table:style-name="ce17" table:formula="of:=[.AG167]-2*([.$B167]-1)" office:value-type="float" office:value="-0.00132812500015689" calcext:value-type="float">
            <text:p>-0.001328125</text:p>
          </table:table-cell>
          <table:table-cell table:style-name="Default" office:value-type="float" office:value="63625418666787.9" calcext:value-type="float">
            <text:p>63625418666787.9</text:p>
          </table:table-cell>
          <table:table-cell table:style-name="ce7" table:formula="of:=([.AI167]-[.AI166])/1000" office:value-type="float" office:value="2.0010078125" calcext:value-type="float">
            <text:p>2.0010</text:p>
          </table:table-cell>
          <table:table-cell table:style-name="ce7" table:formula="of:=[.AJ167]+[.AK166]" office:value-type="float" office:value="330.00021875" calcext:value-type="float">
            <text:p>330.0002</text:p>
          </table:table-cell>
          <table:table-cell table:style-name="ce18" table:formula="of:=[.AK167]-2*([.$B167]-1)" office:value-type="float" office:value="0.000218749999874035" calcext:value-type="float">
            <text:p>0.00021875</text:p>
          </table:table-cell>
          <table:table-cell table:style-name="Default" office:value-type="float" office:value="63625419132468.1" calcext:value-type="float">
            <text:p>63625419132468.1</text:p>
          </table:table-cell>
          <table:table-cell table:style-name="ce19" table:formula="of:=([.AM167]-[.AM166])/1000" office:value-type="float" office:value="1.9986640625" calcext:value-type="float">
            <text:p>1.9987</text:p>
          </table:table-cell>
          <table:table-cell table:style-name="ce7" table:formula="of:=[.AN167]+[.AO166]" office:value-type="float" office:value="331.99778125" calcext:value-type="float">
            <text:p>331.9978</text:p>
          </table:table-cell>
          <table:table-cell table:style-name="ce20" table:formula="of:=[.AO167]-2*([.$B167]-1)" office:value-type="float" office:value="1.99778124999989" calcext:value-type="float">
            <text:p>1.99778125</text:p>
          </table:table-cell>
          <table:table-cell table:style-name="Default" office:value-type="float" office:value="63625419600982.3" calcext:value-type="float">
            <text:p>63625419600982.3</text:p>
          </table:table-cell>
          <table:table-cell table:style-name="ce7" table:formula="of:=([.AQ167]-[.AQ166])/1000" office:value-type="float" office:value="1.9985859375" calcext:value-type="float">
            <text:p>1.9986</text:p>
          </table:table-cell>
          <table:table-cell table:style-name="ce7" table:formula="of:=[.AR167]+[.AS166]" office:value-type="float" office:value="329.9978359375" calcext:value-type="float">
            <text:p>329.9978</text:p>
          </table:table-cell>
          <table:table-cell table:style-name="ce21" table:formula="of:=[.AS167]-2*([.$B167]-1)" office:value-type="float" office:value="-0.00216406250012824" calcext:value-type="float">
            <text:p>-0.0021640625</text:p>
          </table:table-cell>
          <table:table-cell table:style-name="Default" office:value-type="float" office:value="63625420085499.7" calcext:value-type="float">
            <text:p>63625420085499.7</text:p>
          </table:table-cell>
          <table:table-cell table:style-name="ce7" table:formula="of:=([.AU167]-[.AU166])/1000" office:value-type="float" office:value="2.001375" calcext:value-type="float">
            <text:p>2.0014</text:p>
          </table:table-cell>
          <table:table-cell table:style-name="ce7" table:formula="of:=[.AV167]+[.AW166]" office:value-type="float" office:value="329.999265625" calcext:value-type="float">
            <text:p>329.9993</text:p>
          </table:table-cell>
          <table:table-cell table:style-name="ce22" table:formula="of:=[.AW167]-2*([.$B167]-1)" office:value-type="float" office:value="-0.000734375000206455" calcext:value-type="float">
            <text:p>-0.00073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67" calcext:value-type="float">
            <text:p>167</text:p>
          </table:table-cell>
          <table:table-cell office:value-type="float" office:value="63625414851129.9" calcext:value-type="float">
            <text:p>63625414851129.9</text:p>
          </table:table-cell>
          <table:table-cell table:formula="of:=([.C168]-[.C167])/1000" office:value-type="float" office:value="2.0019140625" calcext:value-type="float">
            <text:p>2.0019</text:p>
          </table:table-cell>
          <table:table-cell table:formula="of:=[.D168]+[.E167]" office:value-type="float" office:value="332.0003671875" calcext:value-type="float">
            <text:p>332.0004</text:p>
          </table:table-cell>
          <table:table-cell table:style-name="ce9" table:formula="of:=[.E168]-2*([.$B168]-1)" office:value-type="float" office:value="0.000367187499932697" calcext:value-type="float">
            <text:p>0.0003671875</text:p>
          </table:table-cell>
          <table:table-cell table:style-name="Default" office:value-type="float" office:value="63625415337413.5" calcext:value-type="float">
            <text:p>63625415337413.5</text:p>
          </table:table-cell>
          <table:table-cell table:style-name="ce7" table:formula="of:=([.G168]-[.G167])/1000" office:value-type="float" office:value="1.9991171875" calcext:value-type="float">
            <text:p>1.9991</text:p>
          </table:table-cell>
          <table:table-cell table:style-name="ce7" table:formula="of:=[.H168]+[.I167]" office:value-type="float" office:value="331.9981875" calcext:value-type="float">
            <text:p>331.9982</text:p>
          </table:table-cell>
          <table:table-cell table:style-name="ce10" table:formula="of:=[.I168]-2*([.$B168]-1)" office:value-type="float" office:value="-0.00181249999985766" calcext:value-type="float">
            <text:p>-0.0018125</text:p>
          </table:table-cell>
          <table:table-cell table:style-name="Default" office:value-type="float" office:value="63625415808526.3" calcext:value-type="float">
            <text:p>63625415808526.3</text:p>
          </table:table-cell>
          <table:table-cell table:style-name="ce7" table:formula="of:=([.K168]-[.K167])/1000" office:value-type="float" office:value="1.9994921875" calcext:value-type="float">
            <text:p>1.9995</text:p>
          </table:table-cell>
          <table:table-cell table:style-name="ce7" table:formula="of:=[.L168]+[.M167]" office:value-type="float" office:value="331.9993359375" calcext:value-type="float">
            <text:p>331.9993</text:p>
          </table:table-cell>
          <table:table-cell table:style-name="ce11" table:formula="of:=[.M168]-2*([.$B168]-1)" office:value-type="float" office:value="-0.000664062499822649" calcext:value-type="float">
            <text:p>-0.0006640625</text:p>
          </table:table-cell>
          <table:table-cell table:style-name="Default" office:value-type="float" office:value="63625416278936.7" calcext:value-type="float">
            <text:p>63625416278936.7</text:p>
          </table:table-cell>
          <table:table-cell table:style-name="ce7" table:formula="of:=([.O168]-[.O167])/1000" office:value-type="float" office:value="1.9993203125" calcext:value-type="float">
            <text:p>1.9993</text:p>
          </table:table-cell>
          <table:table-cell table:style-name="ce7" table:formula="of:=[.P168]+[.Q167]" office:value-type="float" office:value="331.999453125" calcext:value-type="float">
            <text:p>331.9995</text:p>
          </table:table-cell>
          <table:table-cell table:style-name="ce12" table:formula="of:=[.Q168]-2*([.$B168]-1)" office:value-type="float" office:value="-0.0005468750002251" calcext:value-type="float">
            <text:p>-0.000546875</text:p>
          </table:table-cell>
          <table:table-cell table:style-name="Default" office:value-type="float" office:value="63625416762612.1" calcext:value-type="float">
            <text:p>63625416762612.1</text:p>
          </table:table-cell>
          <table:table-cell table:style-name="ce7" table:formula="of:=([.S168]-[.S167])/1000" office:value-type="float" office:value="2.0006796875" calcext:value-type="float">
            <text:p>2.0007</text:p>
          </table:table-cell>
          <table:table-cell table:style-name="ce7" table:formula="of:=[.T168]+[.U167]" office:value-type="float" office:value="332.00065625" calcext:value-type="float">
            <text:p>332.0007</text:p>
          </table:table-cell>
          <table:table-cell table:style-name="ce13" table:formula="of:=[.U168]-2*([.$B168]-1)" office:value-type="float" office:value="0.000656250000076852" calcext:value-type="float">
            <text:p>0.00065625</text:p>
          </table:table-cell>
          <table:table-cell table:style-name="Default" office:value-type="float" office:value="63625417257940.9" calcext:value-type="float">
            <text:p>63625417257940.9</text:p>
          </table:table-cell>
          <table:table-cell table:style-name="ce14" table:formula="of:=([.W168]-[.W167])/1000" office:value-type="float" office:value="1.9987734375" calcext:value-type="float">
            <text:p>1.9988</text:p>
          </table:table-cell>
          <table:table-cell table:style-name="ce7" table:formula="of:=[.X168]+[.Y167]" office:value-type="float" office:value="333.999203125" calcext:value-type="float">
            <text:p>333.9992</text:p>
          </table:table-cell>
          <table:table-cell table:style-name="ce15" table:formula="of:=[.Y168]-2*([.$B168]-1)" office:value-type="float" office:value="1.99920312500007" calcext:value-type="float">
            <text:p>1.999203125</text:p>
          </table:table-cell>
          <table:table-cell table:style-name="Default" office:value-type="float" office:value="63625417732027.9" calcext:value-type="float">
            <text:p>63625417732027.9</text:p>
          </table:table-cell>
          <table:table-cell table:style-name="ce7" table:formula="of:=([.AA168]-[.AA167])/1000" office:value-type="float" office:value="1.9988125" calcext:value-type="float">
            <text:p>1.9988</text:p>
          </table:table-cell>
          <table:table-cell table:style-name="ce7" table:formula="of:=[.AB168]+[.AC167]" office:value-type="float" office:value="331.9980703125" calcext:value-type="float">
            <text:p>331.9981</text:p>
          </table:table-cell>
          <table:table-cell table:style-name="ce16" table:formula="of:=[.AC168]-2*([.$B168]-1)" office:value-type="float" office:value="-0.0019296874999668" calcext:value-type="float">
            <text:p>-0.0019296875</text:p>
          </table:table-cell>
          <table:table-cell table:style-name="Default" office:value-type="float" office:value="63625418196990.8" calcext:value-type="float">
            <text:p>63625418196990.8</text:p>
          </table:table-cell>
          <table:table-cell table:style-name="ce7" table:formula="of:=([.AE168]-[.AE167])/1000" office:value-type="float" office:value="1.9993671875" calcext:value-type="float">
            <text:p>1.9994</text:p>
          </table:table-cell>
          <table:table-cell table:style-name="ce7" table:formula="of:=[.AF168]+[.AG167]" office:value-type="float" office:value="331.9980390625" calcext:value-type="float">
            <text:p>331.9980</text:p>
          </table:table-cell>
          <table:table-cell table:style-name="ce17" table:formula="of:=[.AG168]-2*([.$B168]-1)" office:value-type="float" office:value="-0.0019609375001437" calcext:value-type="float">
            <text:p>-0.0019609375</text:p>
          </table:table-cell>
          <table:table-cell table:style-name="Default" office:value-type="float" office:value="63625418668787.7" calcext:value-type="float">
            <text:p>63625418668787.7</text:p>
          </table:table-cell>
          <table:table-cell table:style-name="ce7" table:formula="of:=([.AI168]-[.AI167])/1000" office:value-type="float" office:value="1.999796875" calcext:value-type="float">
            <text:p>1.9998</text:p>
          </table:table-cell>
          <table:table-cell table:style-name="ce7" table:formula="of:=[.AJ168]+[.AK167]" office:value-type="float" office:value="332.000015625" calcext:value-type="float">
            <text:p>332.0000</text:p>
          </table:table-cell>
          <table:table-cell table:style-name="ce18" table:formula="of:=[.AK168]-2*([.$B168]-1)" office:value-type="float" office:value="0.0000156249998894964" calcext:value-type="float">
            <text:p>0.000015625</text:p>
          </table:table-cell>
          <table:table-cell table:style-name="Default" office:value-type="float" office:value="63625419134468.4" calcext:value-type="float">
            <text:p>63625419134468.4</text:p>
          </table:table-cell>
          <table:table-cell table:style-name="ce19" table:formula="of:=([.AM168]-[.AM167])/1000" office:value-type="float" office:value="2.0003125" calcext:value-type="float">
            <text:p>2.0003</text:p>
          </table:table-cell>
          <table:table-cell table:style-name="ce7" table:formula="of:=[.AN168]+[.AO167]" office:value-type="float" office:value="333.99809375" calcext:value-type="float">
            <text:p>333.9981</text:p>
          </table:table-cell>
          <table:table-cell table:style-name="ce20" table:formula="of:=[.AO168]-2*([.$B168]-1)" office:value-type="float" office:value="1.9980937499999" calcext:value-type="float">
            <text:p>1.99809375</text:p>
          </table:table-cell>
          <table:table-cell table:style-name="Default" office:value-type="float" office:value="63625419602982.9" calcext:value-type="float">
            <text:p>63625419602982.9</text:p>
          </table:table-cell>
          <table:table-cell table:style-name="ce7" table:formula="of:=([.AQ168]-[.AQ167])/1000" office:value-type="float" office:value="2.0005546875" calcext:value-type="float">
            <text:p>2.0006</text:p>
          </table:table-cell>
          <table:table-cell table:style-name="ce7" table:formula="of:=[.AR168]+[.AS167]" office:value-type="float" office:value="331.998390625" calcext:value-type="float">
            <text:p>331.9984</text:p>
          </table:table-cell>
          <table:table-cell table:style-name="ce21" table:formula="of:=[.AS168]-2*([.$B168]-1)" office:value-type="float" office:value="-0.0016093750001005" calcext:value-type="float">
            <text:p>-0.001609375</text:p>
          </table:table-cell>
          <table:table-cell table:style-name="Default" office:value-type="float" office:value="63625420087499.2" calcext:value-type="float">
            <text:p>63625420087499.2</text:p>
          </table:table-cell>
          <table:table-cell table:style-name="ce7" table:formula="of:=([.AU168]-[.AU167])/1000" office:value-type="float" office:value="1.99953125" calcext:value-type="float">
            <text:p>1.9995</text:p>
          </table:table-cell>
          <table:table-cell table:style-name="ce7" table:formula="of:=[.AV168]+[.AW167]" office:value-type="float" office:value="331.998796875" calcext:value-type="float">
            <text:p>331.9988</text:p>
          </table:table-cell>
          <table:table-cell table:style-name="ce22" table:formula="of:=[.AW168]-2*([.$B168]-1)" office:value-type="float" office:value="-0.00120312500018827" calcext:value-type="float">
            <text:p>-0.001203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test</text:p>
          </table:table-cell>
          <table:table-cell table:style-name="ce6" office:value-type="float" office:value="168" calcext:value-type="float">
            <text:p>168</text:p>
          </table:table-cell>
          <table:table-cell office:value-type="float" office:value="63625414853128.4" calcext:value-type="float">
            <text:p>63625414853128.4</text:p>
          </table:table-cell>
          <table:table-cell table:formula="of:=([.C169]-[.C168])/1000" office:value-type="float" office:value="1.99846875" calcext:value-type="float">
            <text:p>1.9985</text:p>
          </table:table-cell>
          <table:table-cell table:formula="of:=[.D169]+[.E168]" office:value-type="float" office:value="333.9988359375" calcext:value-type="float">
            <text:p>333.9988</text:p>
          </table:table-cell>
          <table:table-cell table:style-name="ce9" table:formula="of:=[.E169]-2*([.$B169]-1)" office:value-type="float" office:value="-0.00116406250009504" calcext:value-type="float">
            <text:p>-0.0011640625</text:p>
          </table:table-cell>
          <table:table-cell table:style-name="Default" office:value-type="float" office:value="63625415339415.5" calcext:value-type="float">
            <text:p>63625415339415.5</text:p>
          </table:table-cell>
          <table:table-cell table:style-name="ce7" table:formula="of:=([.G169]-[.G168])/1000" office:value-type="float" office:value="2.001953125" calcext:value-type="float">
            <text:p>2.0020</text:p>
          </table:table-cell>
          <table:table-cell table:style-name="ce7" table:formula="of:=[.H169]+[.I168]" office:value-type="float" office:value="334.000140625" calcext:value-type="float">
            <text:p>334.0001</text:p>
          </table:table-cell>
          <table:table-cell table:style-name="ce10" table:formula="of:=[.I169]-2*([.$B169]-1)" office:value-type="float" office:value="0.000140625000142336" calcext:value-type="float">
            <text:p>0.000140625</text:p>
          </table:table-cell>
          <table:table-cell table:style-name="Default" office:value-type="float" office:value="63625415810526.6" calcext:value-type="float">
            <text:p>63625415810526.6</text:p>
          </table:table-cell>
          <table:table-cell table:style-name="ce7" table:formula="of:=([.K169]-[.K168])/1000" office:value-type="float" office:value="2.00028125" calcext:value-type="float">
            <text:p>2.0003</text:p>
          </table:table-cell>
          <table:table-cell table:style-name="ce7" table:formula="of:=[.L169]+[.M168]" office:value-type="float" office:value="333.9996171875" calcext:value-type="float">
            <text:p>333.9996</text:p>
          </table:table-cell>
          <table:table-cell table:style-name="ce11" table:formula="of:=[.M169]-2*([.$B169]-1)" office:value-type="float" office:value="-0.000382812499822194" calcext:value-type="float">
            <text:p>-0.0003828125</text:p>
          </table:table-cell>
          <table:table-cell table:style-name="Default" office:value-type="float" office:value="63625416280936.3" calcext:value-type="float">
            <text:p>63625416280936.3</text:p>
          </table:table-cell>
          <table:table-cell table:style-name="ce7" table:formula="of:=([.O169]-[.O168])/1000" office:value-type="float" office:value="1.999609375" calcext:value-type="float">
            <text:p>1.9996</text:p>
          </table:table-cell>
          <table:table-cell table:style-name="ce7" table:formula="of:=[.P169]+[.Q168]" office:value-type="float" office:value="333.9990625" calcext:value-type="float">
            <text:p>333.9991</text:p>
          </table:table-cell>
          <table:table-cell table:style-name="ce12" table:formula="of:=[.Q169]-2*([.$B169]-1)" office:value-type="float" office:value="-0.000937500000247837" calcext:value-type="float">
            <text:p>-0.0009375</text:p>
          </table:table-cell>
          <table:table-cell table:style-name="Default" office:value-type="float" office:value="63625416764612" calcext:value-type="float">
            <text:p>63625416764612</text:p>
          </table:table-cell>
          <table:table-cell table:style-name="ce7" table:formula="of:=([.S169]-[.S168])/1000" office:value-type="float" office:value="1.999859375" calcext:value-type="float">
            <text:p>1.9999</text:p>
          </table:table-cell>
          <table:table-cell table:style-name="ce7" table:formula="of:=[.T169]+[.U168]" office:value-type="float" office:value="334.000515625" calcext:value-type="float">
            <text:p>334.0005</text:p>
          </table:table-cell>
          <table:table-cell table:style-name="ce13" table:formula="of:=[.U169]-2*([.$B169]-1)" office:value-type="float" office:value="0.000515625000105047" calcext:value-type="float">
            <text:p>0.000515625</text:p>
          </table:table-cell>
          <table:table-cell table:style-name="Default" office:value-type="float" office:value="63625417259941.6" calcext:value-type="float">
            <text:p>63625417259941.6</text:p>
          </table:table-cell>
          <table:table-cell table:style-name="ce14" table:formula="of:=([.W169]-[.W168])/1000" office:value-type="float" office:value="2.00071875" calcext:value-type="float">
            <text:p>2.0007</text:p>
          </table:table-cell>
          <table:table-cell table:style-name="ce7" table:formula="of:=[.X169]+[.Y168]" office:value-type="float" office:value="335.999921875" calcext:value-type="float">
            <text:p>335.9999</text:p>
          </table:table-cell>
          <table:table-cell table:style-name="ce15" table:formula="of:=[.Y169]-2*([.$B169]-1)" office:value-type="float" office:value="1.99992187500004" calcext:value-type="float">
            <text:p>1.999921875</text:p>
          </table:table-cell>
          <table:table-cell table:style-name="Default" office:value-type="float" office:value="63625417734030.2" calcext:value-type="float">
            <text:p>63625417734030.2</text:p>
          </table:table-cell>
          <table:table-cell table:style-name="ce7" table:formula="of:=([.AA169]-[.AA168])/1000" office:value-type="float" office:value="2.00228125" calcext:value-type="float">
            <text:p>2.0023</text:p>
          </table:table-cell>
          <table:table-cell table:style-name="ce7" table:formula="of:=[.AB169]+[.AC168]" office:value-type="float" office:value="334.0003515625" calcext:value-type="float">
            <text:p>334.0004</text:p>
          </table:table-cell>
          <table:table-cell table:style-name="ce16" table:formula="of:=[.AC169]-2*([.$B169]-1)" office:value-type="float" office:value="0.000351562500043201" calcext:value-type="float">
            <text:p>0.0003515625</text:p>
          </table:table-cell>
          <table:table-cell table:style-name="Default" office:value-type="float" office:value="63625418198992.8" calcext:value-type="float">
            <text:p>63625418198992.8</text:p>
          </table:table-cell>
          <table:table-cell table:style-name="ce7" table:formula="of:=([.AE169]-[.AE168])/1000" office:value-type="float" office:value="2.001921875" calcext:value-type="float">
            <text:p>2.0019</text:p>
          </table:table-cell>
          <table:table-cell table:style-name="ce7" table:formula="of:=[.AF169]+[.AG168]" office:value-type="float" office:value="333.9999609375" calcext:value-type="float">
            <text:p>334.0000</text:p>
          </table:table-cell>
          <table:table-cell table:style-name="ce17" table:formula="of:=[.AG169]-2*([.$B169]-1)" office:value-type="float" office:value="-0.0000390625001500666" calcext:value-type="float">
            <text:p>-3.90625001500666E-05</text:p>
          </table:table-cell>
          <table:table-cell table:style-name="Default" office:value-type="float" office:value="63625418670786.4" calcext:value-type="float">
            <text:p>63625418670786.4</text:p>
          </table:table-cell>
          <table:table-cell table:style-name="ce7" table:formula="of:=([.AI169]-[.AI168])/1000" office:value-type="float" office:value="1.9986953125" calcext:value-type="float">
            <text:p>1.9987</text:p>
          </table:table-cell>
          <table:table-cell table:style-name="ce7" table:formula="of:=[.AJ169]+[.AK168]" office:value-type="float" office:value="333.9987109375" calcext:value-type="float">
            <text:p>333.9987</text:p>
          </table:table-cell>
          <table:table-cell table:style-name="ce18" table:formula="of:=[.AK169]-2*([.$B169]-1)" office:value-type="float" office:value="-0.00128906250012051" calcext:value-type="float">
            <text:p>-0.0012890625</text:p>
          </table:table-cell>
          <table:table-cell table:style-name="Default" office:value-type="float" office:value="63625419136468.4" calcext:value-type="float">
            <text:p>63625419136468.4</text:p>
          </table:table-cell>
          <table:table-cell table:style-name="ce19" table:formula="of:=([.AM169]-[.AM168])/1000" office:value-type="float" office:value="2.000046875" calcext:value-type="float">
            <text:p>2.0000</text:p>
          </table:table-cell>
          <table:table-cell table:style-name="ce7" table:formula="of:=[.AN169]+[.AO168]" office:value-type="float" office:value="335.998140625" calcext:value-type="float">
            <text:p>335.9981</text:p>
          </table:table-cell>
          <table:table-cell table:style-name="ce20" table:formula="of:=[.AO169]-2*([.$B169]-1)" office:value-type="float" office:value="1.99814062499991" calcext:value-type="float">
            <text:p>1.998140625</text:p>
          </table:table-cell>
          <table:table-cell table:style-name="Default" office:value-type="float" office:value="63625419604982.8" calcext:value-type="float">
            <text:p>63625419604982.8</text:p>
          </table:table-cell>
          <table:table-cell table:style-name="ce7" table:formula="of:=([.AQ169]-[.AQ168])/1000" office:value-type="float" office:value="1.9999453125" calcext:value-type="float">
            <text:p>1.9999</text:p>
          </table:table-cell>
          <table:table-cell table:style-name="ce7" table:formula="of:=[.AR169]+[.AS168]" office:value-type="float" office:value="333.9983359375" calcext:value-type="float">
            <text:p>333.9983</text:p>
          </table:table-cell>
          <table:table-cell table:style-name="ce21" table:formula="of:=[.AS169]-2*([.$B169]-1)" office:value-type="float" office:value="-0.00166406250008322" calcext:value-type="float">
            <text:p>-0.0016640625</text:p>
          </table:table-cell>
          <table:table-cell table:style-name="Default" office:value-type="float" office:value="63625420089498.5" calcext:value-type="float">
            <text:p>63625420089498.5</text:p>
          </table:table-cell>
          <table:table-cell table:style-name="ce7" table:formula="of:=([.AU169]-[.AU168])/1000" office:value-type="float" office:value="1.9993046875" calcext:value-type="float">
            <text:p>1.9993</text:p>
          </table:table-cell>
          <table:table-cell table:style-name="ce7" table:formula="of:=[.AV169]+[.AW168]" office:value-type="float" office:value="333.9981015625" calcext:value-type="float">
            <text:p>333.9981</text:p>
          </table:table-cell>
          <table:table-cell table:style-name="ce22" table:formula="of:=[.AW169]-2*([.$B169]-1)" office:value-type="float" office:value="-0.00189843750018781" calcext:value-type="float">
            <text:p>-0.001898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eedback</text:p>
          </table:table-cell>
          <table:table-cell table:style-name="ce6" office:value-type="float" office:value="169" calcext:value-type="float">
            <text:p>169</text:p>
          </table:table-cell>
          <table:table-cell office:value-type="float" office:value="63625414855129" calcext:value-type="float">
            <text:p>63625414855129</text:p>
          </table:table-cell>
          <table:table-cell table:formula="of:=([.C170]-[.C169])/1000" office:value-type="float" office:value="2.000609375" calcext:value-type="float">
            <text:p>2.0006</text:p>
          </table:table-cell>
          <table:table-cell table:formula="of:=[.D170]+[.E169]" office:value-type="float" office:value="335.9994453125" calcext:value-type="float">
            <text:p>335.9994</text:p>
          </table:table-cell>
          <table:table-cell table:style-name="ce9" table:formula="of:=[.E170]-2*([.$B170]-1)" office:value-type="float" office:value="-0.000554687500084583" calcext:value-type="float">
            <text:p>-0.0005546875</text:p>
          </table:table-cell>
          <table:table-cell table:style-name="Default" office:value-type="float" office:value="63625415341414.4" calcext:value-type="float">
            <text:p>63625415341414.4</text:p>
          </table:table-cell>
          <table:table-cell table:style-name="ce7" table:formula="of:=([.G170]-[.G169])/1000" office:value-type="float" office:value="1.998921875" calcext:value-type="float">
            <text:p>1.9989</text:p>
          </table:table-cell>
          <table:table-cell table:style-name="ce7" table:formula="of:=[.H170]+[.I169]" office:value-type="float" office:value="335.9990625" calcext:value-type="float">
            <text:p>335.9991</text:p>
          </table:table-cell>
          <table:table-cell table:style-name="ce10" table:formula="of:=[.I170]-2*([.$B170]-1)" office:value-type="float" office:value="-0.000937499999849933" calcext:value-type="float">
            <text:p>-0.0009375</text:p>
          </table:table-cell>
          <table:table-cell table:style-name="Default" office:value-type="float" office:value="63625415812526.9" calcext:value-type="float">
            <text:p>63625415812526.9</text:p>
          </table:table-cell>
          <table:table-cell table:style-name="ce7" table:formula="of:=([.K170]-[.K169])/1000" office:value-type="float" office:value="2.000296875" calcext:value-type="float">
            <text:p>2.0003</text:p>
          </table:table-cell>
          <table:table-cell table:style-name="ce7" table:formula="of:=[.L170]+[.M169]" office:value-type="float" office:value="335.9999140625" calcext:value-type="float">
            <text:p>335.9999</text:p>
          </table:table-cell>
          <table:table-cell table:style-name="ce11" table:formula="of:=[.M170]-2*([.$B170]-1)" office:value-type="float" office:value="-0.0000859374998185558" calcext:value-type="float">
            <text:p>-8.59374998185558E-05</text:p>
          </table:table-cell>
          <table:table-cell table:style-name="Default" office:value-type="float" office:value="63625416282936.1" calcext:value-type="float">
            <text:p>63625416282936.1</text:p>
          </table:table-cell>
          <table:table-cell table:style-name="ce7" table:formula="of:=([.O170]-[.O169])/1000" office:value-type="float" office:value="1.9997578125" calcext:value-type="float">
            <text:p>1.9998</text:p>
          </table:table-cell>
          <table:table-cell table:style-name="ce7" table:formula="of:=[.P170]+[.Q169]" office:value-type="float" office:value="335.9988203125" calcext:value-type="float">
            <text:p>335.9988</text:p>
          </table:table-cell>
          <table:table-cell table:style-name="ce12" table:formula="of:=[.Q170]-2*([.$B170]-1)" office:value-type="float" office:value="-0.00117968750026876" calcext:value-type="float">
            <text:p>-0.0011796875</text:p>
          </table:table-cell>
          <table:table-cell table:style-name="Default" office:value-type="float" office:value="63625416766609.3" calcext:value-type="float">
            <text:p>63625416766609.3</text:p>
          </table:table-cell>
          <table:table-cell table:style-name="ce7" table:formula="of:=([.S170]-[.S169])/1000" office:value-type="float" office:value="1.9973203125" calcext:value-type="float">
            <text:p>1.9973</text:p>
          </table:table-cell>
          <table:table-cell table:style-name="ce7" table:formula="of:=[.T170]+[.U169]" office:value-type="float" office:value="335.9978359375" calcext:value-type="float">
            <text:p>335.9978</text:p>
          </table:table-cell>
          <table:table-cell table:style-name="ce13" table:formula="of:=[.U170]-2*([.$B170]-1)" office:value-type="float" office:value="-0.00216406249990086" calcext:value-type="float">
            <text:p>-0.0021640625</text:p>
          </table:table-cell>
          <table:table-cell table:style-name="Default" office:value-type="float" office:value="63625417261941.8" calcext:value-type="float">
            <text:p>63625417261941.8</text:p>
          </table:table-cell>
          <table:table-cell table:style-name="ce14" table:formula="of:=([.W170]-[.W169])/1000" office:value-type="float" office:value="2.00015625" calcext:value-type="float">
            <text:p>2.0002</text:p>
          </table:table-cell>
          <table:table-cell table:style-name="ce7" table:formula="of:=[.X170]+[.Y169]" office:value-type="float" office:value="338.000078125" calcext:value-type="float">
            <text:p>338.0001</text:p>
          </table:table-cell>
          <table:table-cell table:style-name="ce15" table:formula="of:=[.Y170]-2*([.$B170]-1)" office:value-type="float" office:value="2.00007812500002" calcext:value-type="float">
            <text:p>2.000078125</text:p>
          </table:table-cell>
          <table:table-cell table:style-name="Default" office:value-type="float" office:value="63625417736027.7" calcext:value-type="float">
            <text:p>63625417736027.7</text:p>
          </table:table-cell>
          <table:table-cell table:style-name="ce7" table:formula="of:=([.AA170]-[.AA169])/1000" office:value-type="float" office:value="1.9975625" calcext:value-type="float">
            <text:p>1.9976</text:p>
          </table:table-cell>
          <table:table-cell table:style-name="ce7" table:formula="of:=[.AB170]+[.AC169]" office:value-type="float" office:value="335.9979140625" calcext:value-type="float">
            <text:p>335.9979</text:p>
          </table:table-cell>
          <table:table-cell table:style-name="ce16" table:formula="of:=[.AC170]-2*([.$B170]-1)" office:value-type="float" office:value="-0.00208593749994179" calcext:value-type="float">
            <text:p>-0.0020859375</text:p>
          </table:table-cell>
          <table:table-cell table:style-name="Default" office:value-type="float" office:value="63625418200991.1" calcext:value-type="float">
            <text:p>63625418200991.1</text:p>
          </table:table-cell>
          <table:table-cell table:style-name="ce7" table:formula="of:=([.AE170]-[.AE169])/1000" office:value-type="float" office:value="1.9983515625" calcext:value-type="float">
            <text:p>1.9984</text:p>
          </table:table-cell>
          <table:table-cell table:style-name="ce7" table:formula="of:=[.AF170]+[.AG169]" office:value-type="float" office:value="335.9983125" calcext:value-type="float">
            <text:p>335.9983</text:p>
          </table:table-cell>
          <table:table-cell table:style-name="ce17" table:formula="of:=[.AG170]-2*([.$B170]-1)" office:value-type="float" office:value="-0.00168750000017326" calcext:value-type="float">
            <text:p>-0.0016875</text:p>
          </table:table-cell>
          <table:table-cell table:style-name="Default" office:value-type="float" office:value="63625418672787.8" calcext:value-type="float">
            <text:p>63625418672787.8</text:p>
          </table:table-cell>
          <table:table-cell table:style-name="ce7" table:formula="of:=([.AI170]-[.AI169])/1000" office:value-type="float" office:value="2.0013515625" calcext:value-type="float">
            <text:p>2.0014</text:p>
          </table:table-cell>
          <table:table-cell table:style-name="ce7" table:formula="of:=[.AJ170]+[.AK169]" office:value-type="float" office:value="336.0000625" calcext:value-type="float">
            <text:p>336.0001</text:p>
          </table:table-cell>
          <table:table-cell table:style-name="ce18" table:formula="of:=[.AK170]-2*([.$B170]-1)" office:value-type="float" office:value="0.0000624999998990461" calcext:value-type="float">
            <text:p>0.0000625</text:p>
          </table:table-cell>
          <table:table-cell table:style-name="Default" office:value-type="float" office:value="63625419138468.7" calcext:value-type="float">
            <text:p>63625419138468.7</text:p>
          </table:table-cell>
          <table:table-cell table:style-name="ce19" table:formula="of:=([.AM170]-[.AM169])/1000" office:value-type="float" office:value="2.0002734375" calcext:value-type="float">
            <text:p>2.0003</text:p>
          </table:table-cell>
          <table:table-cell table:style-name="ce7" table:formula="of:=[.AN170]+[.AO169]" office:value-type="float" office:value="337.9984140625" calcext:value-type="float">
            <text:p>337.9984</text:p>
          </table:table-cell>
          <table:table-cell table:style-name="ce20" table:formula="of:=[.AO170]-2*([.$B170]-1)" office:value-type="float" office:value="1.99841406249993" calcext:value-type="float">
            <text:p>1.9984140625</text:p>
          </table:table-cell>
          <table:table-cell table:style-name="Default" office:value-type="float" office:value="63625419606984.4" calcext:value-type="float">
            <text:p>63625419606984.4</text:p>
          </table:table-cell>
          <table:table-cell table:style-name="ce7" table:formula="of:=([.AQ170]-[.AQ169])/1000" office:value-type="float" office:value="2.0015546875" calcext:value-type="float">
            <text:p>2.0016</text:p>
          </table:table-cell>
          <table:table-cell table:style-name="ce7" table:formula="of:=[.AR170]+[.AS169]" office:value-type="float" office:value="335.999890625" calcext:value-type="float">
            <text:p>335.9999</text:p>
          </table:table-cell>
          <table:table-cell table:style-name="ce21" table:formula="of:=[.AS170]-2*([.$B170]-1)" office:value-type="float" office:value="-0.000109375000079126" calcext:value-type="float">
            <text:p>-0.000109375</text:p>
          </table:table-cell>
          <table:table-cell table:style-name="Default" office:value-type="float" office:value="63625420091499.5" calcext:value-type="float">
            <text:p>63625420091499.5</text:p>
          </table:table-cell>
          <table:table-cell table:style-name="ce7" table:formula="of:=([.AU170]-[.AU169])/1000" office:value-type="float" office:value="2.0009296875" calcext:value-type="float">
            <text:p>2.0009</text:p>
          </table:table-cell>
          <table:table-cell table:style-name="ce7" table:formula="of:=[.AV170]+[.AW169]" office:value-type="float" office:value="335.99903125" calcext:value-type="float">
            <text:p>335.9990</text:p>
          </table:table-cell>
          <table:table-cell table:style-name="ce22" table:formula="of:=[.AW170]-2*([.$B170]-1)" office:value-type="float" office:value="-0.00096875000019736" calcext:value-type="float">
            <text:p>-0.0009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70" calcext:value-type="float">
            <text:p>170</text:p>
          </table:table-cell>
          <table:table-cell office:value-type="float" office:value="63625414857130.3" calcext:value-type="float">
            <text:p>63625414857130.3</text:p>
          </table:table-cell>
          <table:table-cell table:formula="of:=([.C171]-[.C170])/1000" office:value-type="float" office:value="2.0012421875" calcext:value-type="float">
            <text:p>2.0012</text:p>
          </table:table-cell>
          <table:table-cell table:formula="of:=[.D171]+[.E170]" office:value-type="float" office:value="338.0006875" calcext:value-type="float">
            <text:p>338.0007</text:p>
          </table:table-cell>
          <table:table-cell table:style-name="ce9" table:formula="of:=[.E171]-2*([.$B171]-1)" office:value-type="float" office:value="0.000687499999912689" calcext:value-type="float">
            <text:p>0.0006875</text:p>
          </table:table-cell>
          <table:table-cell table:style-name="Default" office:value-type="float" office:value="63625415343414.1" calcext:value-type="float">
            <text:p>63625415343414.1</text:p>
          </table:table-cell>
          <table:table-cell table:style-name="ce7" table:formula="of:=([.G171]-[.G170])/1000" office:value-type="float" office:value="1.99971875" calcext:value-type="float">
            <text:p>1.9997</text:p>
          </table:table-cell>
          <table:table-cell table:style-name="ce7" table:formula="of:=[.H171]+[.I170]" office:value-type="float" office:value="337.99878125" calcext:value-type="float">
            <text:p>337.9988</text:p>
          </table:table-cell>
          <table:table-cell table:style-name="ce10" table:formula="of:=[.I171]-2*([.$B171]-1)" office:value-type="float" office:value="-0.00121874999985039" calcext:value-type="float">
            <text:p>-0.00121875</text:p>
          </table:table-cell>
          <table:table-cell table:style-name="Default" office:value-type="float" office:value="63625415814527.6" calcext:value-type="float">
            <text:p>63625415814527.6</text:p>
          </table:table-cell>
          <table:table-cell table:style-name="ce7" table:formula="of:=([.K171]-[.K170])/1000" office:value-type="float" office:value="2.000671875" calcext:value-type="float">
            <text:p>2.0007</text:p>
          </table:table-cell>
          <table:table-cell table:style-name="ce7" table:formula="of:=[.L171]+[.M170]" office:value-type="float" office:value="338.0005859375" calcext:value-type="float">
            <text:p>338.0006</text:p>
          </table:table-cell>
          <table:table-cell table:style-name="ce11" table:formula="of:=[.M171]-2*([.$B171]-1)" office:value-type="float" office:value="0.000585937500204636" calcext:value-type="float">
            <text:p>0.0005859375</text:p>
          </table:table-cell>
          <table:table-cell table:style-name="Default" office:value-type="float" office:value="63625416284936.3" calcext:value-type="float">
            <text:p>63625416284936.3</text:p>
          </table:table-cell>
          <table:table-cell table:style-name="ce7" table:formula="of:=([.O171]-[.O170])/1000" office:value-type="float" office:value="2.000203125" calcext:value-type="float">
            <text:p>2.0002</text:p>
          </table:table-cell>
          <table:table-cell table:style-name="ce7" table:formula="of:=[.P171]+[.Q170]" office:value-type="float" office:value="337.9990234375" calcext:value-type="float">
            <text:p>337.9990</text:p>
          </table:table-cell>
          <table:table-cell table:style-name="ce12" table:formula="of:=[.Q171]-2*([.$B171]-1)" office:value-type="float" office:value="-0.000976562500284217" calcext:value-type="float">
            <text:p>-0.0009765625</text:p>
          </table:table-cell>
          <table:table-cell table:style-name="Default" office:value-type="float" office:value="63625416768612.2" calcext:value-type="float">
            <text:p>63625416768612.2</text:p>
          </table:table-cell>
          <table:table-cell table:style-name="ce7" table:formula="of:=([.S171]-[.S170])/1000" office:value-type="float" office:value="2.002875" calcext:value-type="float">
            <text:p>2.0029</text:p>
          </table:table-cell>
          <table:table-cell table:style-name="ce7" table:formula="of:=[.T171]+[.U170]" office:value-type="float" office:value="338.0007109375" calcext:value-type="float">
            <text:p>338.0007</text:p>
          </table:table-cell>
          <table:table-cell table:style-name="ce13" table:formula="of:=[.U171]-2*([.$B171]-1)" office:value-type="float" office:value="0.000710937500116415" calcext:value-type="float">
            <text:p>0.0007109375</text:p>
          </table:table-cell>
          <table:table-cell table:style-name="Default" office:value-type="float" office:value="63625417263940.1" calcext:value-type="float">
            <text:p>63625417263940.1</text:p>
          </table:table-cell>
          <table:table-cell table:style-name="ce14" table:formula="of:=([.W171]-[.W170])/1000" office:value-type="float" office:value="1.998296875" calcext:value-type="float">
            <text:p>1.9983</text:p>
          </table:table-cell>
          <table:table-cell table:style-name="ce7" table:formula="of:=[.X171]+[.Y170]" office:value-type="float" office:value="339.998375" calcext:value-type="float">
            <text:p>339.9984</text:p>
          </table:table-cell>
          <table:table-cell table:style-name="ce15" table:formula="of:=[.Y171]-2*([.$B171]-1)" office:value-type="float" office:value="1.99837500000001" calcext:value-type="float">
            <text:p>1.998375</text:p>
          </table:table-cell>
          <table:table-cell table:style-name="Default" office:value-type="float" office:value="63625417738029.9" calcext:value-type="float">
            <text:p>63625417738029.9</text:p>
          </table:table-cell>
          <table:table-cell table:style-name="ce7" table:formula="of:=([.AA171]-[.AA170])/1000" office:value-type="float" office:value="2.002171875" calcext:value-type="float">
            <text:p>2.0022</text:p>
          </table:table-cell>
          <table:table-cell table:style-name="ce7" table:formula="of:=[.AB171]+[.AC170]" office:value-type="float" office:value="338.0000859375" calcext:value-type="float">
            <text:p>338.0001</text:p>
          </table:table-cell>
          <table:table-cell table:style-name="ce16" table:formula="of:=[.AC171]-2*([.$B171]-1)" office:value-type="float" office:value="0.0000859375000459295" calcext:value-type="float">
            <text:p>8.59375000459295E-05</text:p>
          </table:table-cell>
          <table:table-cell table:style-name="Default" office:value-type="float" office:value="63625418202992.2" calcext:value-type="float">
            <text:p>63625418202992.2</text:p>
          </table:table-cell>
          <table:table-cell table:style-name="ce7" table:formula="of:=([.AE171]-[.AE170])/1000" office:value-type="float" office:value="2.001125" calcext:value-type="float">
            <text:p>2.0011</text:p>
          </table:table-cell>
          <table:table-cell table:style-name="ce7" table:formula="of:=[.AF171]+[.AG170]" office:value-type="float" office:value="337.9994375" calcext:value-type="float">
            <text:p>337.9994</text:p>
          </table:table-cell>
          <table:table-cell table:style-name="ce17" table:formula="of:=[.AG171]-2*([.$B171]-1)" office:value-type="float" office:value="-0.00056250000017144" calcext:value-type="float">
            <text:p>-0.0005625</text:p>
          </table:table-cell>
          <table:table-cell table:style-name="Default" office:value-type="float" office:value="63625418674787.6" calcext:value-type="float">
            <text:p>63625418674787.6</text:p>
          </table:table-cell>
          <table:table-cell table:style-name="ce7" table:formula="of:=([.AI171]-[.AI170])/1000" office:value-type="float" office:value="1.9998828125" calcext:value-type="float">
            <text:p>1.9999</text:p>
          </table:table-cell>
          <table:table-cell table:style-name="ce7" table:formula="of:=[.AJ171]+[.AK170]" office:value-type="float" office:value="337.9999453125" calcext:value-type="float">
            <text:p>337.9999</text:p>
          </table:table-cell>
          <table:table-cell table:style-name="ce18" table:formula="of:=[.AK171]-2*([.$B171]-1)" office:value-type="float" office:value="-0.0000546875000964064" calcext:value-type="float">
            <text:p>-5.46875000964064E-05</text:p>
          </table:table-cell>
          <table:table-cell table:style-name="Default" office:value-type="float" office:value="63625419140470.5" calcext:value-type="float">
            <text:p>63625419140470.5</text:p>
          </table:table-cell>
          <table:table-cell table:style-name="ce19" table:formula="of:=([.AM171]-[.AM170])/1000" office:value-type="float" office:value="2.001765625" calcext:value-type="float">
            <text:p>2.0018</text:p>
          </table:table-cell>
          <table:table-cell table:style-name="ce7" table:formula="of:=[.AN171]+[.AO170]" office:value-type="float" office:value="340.0001796875" calcext:value-type="float">
            <text:p>340.0002</text:p>
          </table:table-cell>
          <table:table-cell table:style-name="ce20" table:formula="of:=[.AO171]-2*([.$B171]-1)" office:value-type="float" office:value="2.00017968749995" calcext:value-type="float">
            <text:p>2.0001796875</text:p>
          </table:table-cell>
          <table:table-cell table:style-name="Default" office:value-type="float" office:value="63625419608982.3" calcext:value-type="float">
            <text:p>63625419608982.3</text:p>
          </table:table-cell>
          <table:table-cell table:style-name="ce7" table:formula="of:=([.AQ171]-[.AQ170])/1000" office:value-type="float" office:value="1.9979921875" calcext:value-type="float">
            <text:p>1.9980</text:p>
          </table:table-cell>
          <table:table-cell table:style-name="ce7" table:formula="of:=[.AR171]+[.AS170]" office:value-type="float" office:value="337.9978828125" calcext:value-type="float">
            <text:p>337.9979</text:p>
          </table:table-cell>
          <table:table-cell table:style-name="ce21" table:formula="of:=[.AS171]-2*([.$B171]-1)" office:value-type="float" office:value="-0.00211718750006185" calcext:value-type="float">
            <text:p>-0.0021171875</text:p>
          </table:table-cell>
          <table:table-cell table:style-name="Default" office:value-type="float" office:value="63625420093498.6" calcext:value-type="float">
            <text:p>63625420093498.6</text:p>
          </table:table-cell>
          <table:table-cell table:style-name="ce7" table:formula="of:=([.AU171]-[.AU170])/1000" office:value-type="float" office:value="1.9991640625" calcext:value-type="float">
            <text:p>1.9992</text:p>
          </table:table-cell>
          <table:table-cell table:style-name="ce7" table:formula="of:=[.AV171]+[.AW170]" office:value-type="float" office:value="337.9981953125" calcext:value-type="float">
            <text:p>337.9982</text:p>
          </table:table-cell>
          <table:table-cell table:style-name="ce22" table:formula="of:=[.AW171]-2*([.$B171]-1)" office:value-type="float" office:value="-0.00180468750022555" calcext:value-type="float">
            <text:p>-0.001804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71" calcext:value-type="float">
            <text:p>171</text:p>
          </table:table-cell>
          <table:table-cell office:value-type="float" office:value="63625414859128.8" calcext:value-type="float">
            <text:p>63625414859128.8</text:p>
          </table:table-cell>
          <table:table-cell table:formula="of:=([.C172]-[.C171])/1000" office:value-type="float" office:value="1.9985" calcext:value-type="float">
            <text:p>1.9985</text:p>
          </table:table-cell>
          <table:table-cell table:formula="of:=[.D172]+[.E171]" office:value-type="float" office:value="339.9991875" calcext:value-type="float">
            <text:p>339.9992</text:p>
          </table:table-cell>
          <table:table-cell table:style-name="ce9" table:formula="of:=[.E172]-2*([.$B172]-1)" office:value-type="float" office:value="-0.000812500000108685" calcext:value-type="float">
            <text:p>-0.0008125</text:p>
          </table:table-cell>
          <table:table-cell table:style-name="Default" office:value-type="float" office:value="63625415345414.5" calcext:value-type="float">
            <text:p>63625415345414.5</text:p>
          </table:table-cell>
          <table:table-cell table:style-name="ce7" table:formula="of:=([.G172]-[.G171])/1000" office:value-type="float" office:value="2.000421875" calcext:value-type="float">
            <text:p>2.0004</text:p>
          </table:table-cell>
          <table:table-cell table:style-name="ce7" table:formula="of:=[.H172]+[.I171]" office:value-type="float" office:value="339.999203125" calcext:value-type="float">
            <text:p>339.9992</text:p>
          </table:table-cell>
          <table:table-cell table:style-name="ce10" table:formula="of:=[.I172]-2*([.$B172]-1)" office:value-type="float" office:value="-0.000796874999878128" calcext:value-type="float">
            <text:p>-0.000796875</text:p>
          </table:table-cell>
          <table:table-cell table:style-name="Default" office:value-type="float" office:value="63625415816525.7" calcext:value-type="float">
            <text:p>63625415816525.7</text:p>
          </table:table-cell>
          <table:table-cell table:style-name="ce7" table:formula="of:=([.K172]-[.K171])/1000" office:value-type="float" office:value="1.99809375" calcext:value-type="float">
            <text:p>1.9981</text:p>
          </table:table-cell>
          <table:table-cell table:style-name="ce7" table:formula="of:=[.L172]+[.M171]" office:value-type="float" office:value="339.9986796875" calcext:value-type="float">
            <text:p>339.9987</text:p>
          </table:table-cell>
          <table:table-cell table:style-name="ce11" table:formula="of:=[.M172]-2*([.$B172]-1)" office:value-type="float" office:value="-0.00132031249978581" calcext:value-type="float">
            <text:p>-0.0013203125</text:p>
          </table:table-cell>
          <table:table-cell table:style-name="Default" office:value-type="float" office:value="63625416286935.8" calcext:value-type="float">
            <text:p>63625416286935.8</text:p>
          </table:table-cell>
          <table:table-cell table:style-name="ce7" table:formula="of:=([.O172]-[.O171])/1000" office:value-type="float" office:value="1.9995" calcext:value-type="float">
            <text:p>1.9995</text:p>
          </table:table-cell>
          <table:table-cell table:style-name="ce7" table:formula="of:=[.P172]+[.Q171]" office:value-type="float" office:value="339.9985234375" calcext:value-type="float">
            <text:p>339.9985</text:p>
          </table:table-cell>
          <table:table-cell table:style-name="ce12" table:formula="of:=[.Q172]-2*([.$B172]-1)" office:value-type="float" office:value="-0.00147656250027239" calcext:value-type="float">
            <text:p>-0.0014765625</text:p>
          </table:table-cell>
          <table:table-cell table:style-name="Default" office:value-type="float" office:value="63625416770609.7" calcext:value-type="float">
            <text:p>63625416770609.7</text:p>
          </table:table-cell>
          <table:table-cell table:style-name="ce7" table:formula="of:=([.S172]-[.S171])/1000" office:value-type="float" office:value="1.997546875" calcext:value-type="float">
            <text:p>1.9975</text:p>
          </table:table-cell>
          <table:table-cell table:style-name="ce7" table:formula="of:=[.T172]+[.U171]" office:value-type="float" office:value="339.9982578125" calcext:value-type="float">
            <text:p>339.9983</text:p>
          </table:table-cell>
          <table:table-cell table:style-name="ce13" table:formula="of:=[.U172]-2*([.$B172]-1)" office:value-type="float" office:value="-0.00174218749987176" calcext:value-type="float">
            <text:p>-0.0017421875</text:p>
          </table:table-cell>
          <table:table-cell table:style-name="Default" office:value-type="float" office:value="63625417265940.4" calcext:value-type="float">
            <text:p>63625417265940.4</text:p>
          </table:table-cell>
          <table:table-cell table:style-name="ce14" table:formula="of:=([.W172]-[.W171])/1000" office:value-type="float" office:value="2.0002890625" calcext:value-type="float">
            <text:p>2.0003</text:p>
          </table:table-cell>
          <table:table-cell table:style-name="ce7" table:formula="of:=[.X172]+[.Y171]" office:value-type="float" office:value="341.9986640625" calcext:value-type="float">
            <text:p>341.9987</text:p>
          </table:table-cell>
          <table:table-cell table:style-name="ce15" table:formula="of:=[.Y172]-2*([.$B172]-1)" office:value-type="float" office:value="1.99866406249998" calcext:value-type="float">
            <text:p>1.9986640625</text:p>
          </table:table-cell>
          <table:table-cell table:style-name="Default" office:value-type="float" office:value="63625417740030" calcext:value-type="float">
            <text:p>63625417740030</text:p>
          </table:table-cell>
          <table:table-cell table:style-name="ce7" table:formula="of:=([.AA172]-[.AA171])/1000" office:value-type="float" office:value="2.0000546875" calcext:value-type="float">
            <text:p>2.0001</text:p>
          </table:table-cell>
          <table:table-cell table:style-name="ce7" table:formula="of:=[.AB172]+[.AC171]" office:value-type="float" office:value="340.000140625" calcext:value-type="float">
            <text:p>340.0001</text:p>
          </table:table-cell>
          <table:table-cell table:style-name="ce16" table:formula="of:=[.AC172]-2*([.$B172]-1)" office:value-type="float" office:value="0.000140625000028649" calcext:value-type="float">
            <text:p>0.000140625</text:p>
          </table:table-cell>
          <table:table-cell table:style-name="Default" office:value-type="float" office:value="63625418204992.9" calcext:value-type="float">
            <text:p>63625418204992.9</text:p>
          </table:table-cell>
          <table:table-cell table:style-name="ce7" table:formula="of:=([.AE172]-[.AE171])/1000" office:value-type="float" office:value="2.000640625" calcext:value-type="float">
            <text:p>2.0006</text:p>
          </table:table-cell>
          <table:table-cell table:style-name="ce7" table:formula="of:=[.AF172]+[.AG171]" office:value-type="float" office:value="340.000078125" calcext:value-type="float">
            <text:p>340.0001</text:p>
          </table:table-cell>
          <table:table-cell table:style-name="ce17" table:formula="of:=[.AG172]-2*([.$B172]-1)" office:value-type="float" office:value="0.0000781249998453859" calcext:value-type="float">
            <text:p>0.000078125</text:p>
          </table:table-cell>
          <table:table-cell table:style-name="Default" office:value-type="float" office:value="63625418676788" calcext:value-type="float">
            <text:p>63625418676788</text:p>
          </table:table-cell>
          <table:table-cell table:style-name="ce7" table:formula="of:=([.AI172]-[.AI171])/1000" office:value-type="float" office:value="2.000390625" calcext:value-type="float">
            <text:p>2.0004</text:p>
          </table:table-cell>
          <table:table-cell table:style-name="ce7" table:formula="of:=[.AJ172]+[.AK171]" office:value-type="float" office:value="340.0003359375" calcext:value-type="float">
            <text:p>340.0003</text:p>
          </table:table-cell>
          <table:table-cell table:style-name="ce18" table:formula="of:=[.AK172]-2*([.$B172]-1)" office:value-type="float" office:value="0.000335937499926331" calcext:value-type="float">
            <text:p>0.0003359375</text:p>
          </table:table-cell>
          <table:table-cell table:style-name="Default" office:value-type="float" office:value="63625419142468" calcext:value-type="float">
            <text:p>63625419142468</text:p>
          </table:table-cell>
          <table:table-cell table:style-name="ce19" table:formula="of:=([.AM172]-[.AM171])/1000" office:value-type="float" office:value="1.99746875" calcext:value-type="float">
            <text:p>1.9975</text:p>
          </table:table-cell>
          <table:table-cell table:style-name="ce7" table:formula="of:=[.AN172]+[.AO171]" office:value-type="float" office:value="341.9976484375" calcext:value-type="float">
            <text:p>341.9976</text:p>
          </table:table-cell>
          <table:table-cell table:style-name="ce20" table:formula="of:=[.AO172]-2*([.$B172]-1)" office:value-type="float" office:value="1.99764843749995" calcext:value-type="float">
            <text:p>1.9976484375</text:p>
          </table:table-cell>
          <table:table-cell table:style-name="Default" office:value-type="float" office:value="63625419610984.7" calcext:value-type="float">
            <text:p>63625419610984.7</text:p>
          </table:table-cell>
          <table:table-cell table:style-name="ce7" table:formula="of:=([.AQ172]-[.AQ171])/1000" office:value-type="float" office:value="2.002390625" calcext:value-type="float">
            <text:p>2.0024</text:p>
          </table:table-cell>
          <table:table-cell table:style-name="ce7" table:formula="of:=[.AR172]+[.AS171]" office:value-type="float" office:value="340.0002734375" calcext:value-type="float">
            <text:p>340.0003</text:p>
          </table:table-cell>
          <table:table-cell table:style-name="ce21" table:formula="of:=[.AS172]-2*([.$B172]-1)" office:value-type="float" office:value="0.000273437499913598" calcext:value-type="float">
            <text:p>0.0002734375</text:p>
          </table:table-cell>
          <table:table-cell table:style-name="Default" office:value-type="float" office:value="63625420095500" calcext:value-type="float">
            <text:p>63625420095500</text:p>
          </table:table-cell>
          <table:table-cell table:style-name="ce7" table:formula="of:=([.AU172]-[.AU171])/1000" office:value-type="float" office:value="2.0013125" calcext:value-type="float">
            <text:p>2.0013</text:p>
          </table:table-cell>
          <table:table-cell table:style-name="ce7" table:formula="of:=[.AV172]+[.AW171]" office:value-type="float" office:value="339.9995078125" calcext:value-type="float">
            <text:p>339.9995</text:p>
          </table:table-cell>
          <table:table-cell table:style-name="ce22" table:formula="of:=[.AW172]-2*([.$B172]-1)" office:value-type="float" office:value="-0.00049218750024238" calcext:value-type="float">
            <text:p>-0.0004921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72" calcext:value-type="float">
            <text:p>172</text:p>
          </table:table-cell>
          <table:table-cell office:value-type="float" office:value="63625414861128.2" calcext:value-type="float">
            <text:p>63625414861128.2</text:p>
          </table:table-cell>
          <table:table-cell table:formula="of:=([.C173]-[.C172])/1000" office:value-type="float" office:value="1.999390625" calcext:value-type="float">
            <text:p>1.9994</text:p>
          </table:table-cell>
          <table:table-cell table:formula="of:=[.D173]+[.E172]" office:value-type="float" office:value="341.998578125" calcext:value-type="float">
            <text:p>341.9986</text:p>
          </table:table-cell>
          <table:table-cell table:style-name="ce9" table:formula="of:=[.E173]-2*([.$B173]-1)" office:value-type="float" office:value="-0.00142187500011914" calcext:value-type="float">
            <text:p>-0.001421875</text:p>
          </table:table-cell>
          <table:table-cell table:style-name="Default" office:value-type="float" office:value="63625415347413.2" calcext:value-type="float">
            <text:p>63625415347413.2</text:p>
          </table:table-cell>
          <table:table-cell table:style-name="ce7" table:formula="of:=([.G173]-[.G172])/1000" office:value-type="float" office:value="1.998640625" calcext:value-type="float">
            <text:p>1.9986</text:p>
          </table:table-cell>
          <table:table-cell table:style-name="ce7" table:formula="of:=[.H173]+[.I172]" office:value-type="float" office:value="341.99784375" calcext:value-type="float">
            <text:p>341.9978</text:p>
          </table:table-cell>
          <table:table-cell table:style-name="ce10" table:formula="of:=[.I173]-2*([.$B173]-1)" office:value-type="float" office:value="-0.00215624999987085" calcext:value-type="float">
            <text:p>-0.00215625</text:p>
          </table:table-cell>
          <table:table-cell table:style-name="Default" office:value-type="float" office:value="63625415818526.9" calcext:value-type="float">
            <text:p>63625415818526.9</text:p>
          </table:table-cell>
          <table:table-cell table:style-name="ce7" table:formula="of:=([.K173]-[.K172])/1000" office:value-type="float" office:value="2.0012421875" calcext:value-type="float">
            <text:p>2.0012</text:p>
          </table:table-cell>
          <table:table-cell table:style-name="ce7" table:formula="of:=[.L173]+[.M172]" office:value-type="float" office:value="341.999921875" calcext:value-type="float">
            <text:p>341.9999</text:p>
          </table:table-cell>
          <table:table-cell table:style-name="ce11" table:formula="of:=[.M173]-2*([.$B173]-1)" office:value-type="float" office:value="-0.0000781249997885425" calcext:value-type="float">
            <text:p>-0.000078125</text:p>
          </table:table-cell>
          <table:table-cell table:style-name="Default" office:value-type="float" office:value="63625416288935.4" calcext:value-type="float">
            <text:p>63625416288935.4</text:p>
          </table:table-cell>
          <table:table-cell table:style-name="ce7" table:formula="of:=([.O173]-[.O172])/1000" office:value-type="float" office:value="1.999578125" calcext:value-type="float">
            <text:p>1.9996</text:p>
          </table:table-cell>
          <table:table-cell table:style-name="ce7" table:formula="of:=[.P173]+[.Q172]" office:value-type="float" office:value="341.9981015625" calcext:value-type="float">
            <text:p>341.9981</text:p>
          </table:table-cell>
          <table:table-cell table:style-name="ce12" table:formula="of:=[.Q173]-2*([.$B173]-1)" office:value-type="float" office:value="-0.00189843750024465" calcext:value-type="float">
            <text:p>-0.0018984375</text:p>
          </table:table-cell>
          <table:table-cell table:style-name="Default" office:value-type="float" office:value="63625416772612.4" calcext:value-type="float">
            <text:p>63625416772612.4</text:p>
          </table:table-cell>
          <table:table-cell table:style-name="ce7" table:formula="of:=([.S173]-[.S172])/1000" office:value-type="float" office:value="2.0026953125" calcext:value-type="float">
            <text:p>2.0027</text:p>
          </table:table-cell>
          <table:table-cell table:style-name="ce7" table:formula="of:=[.T173]+[.U172]" office:value-type="float" office:value="342.000953125" calcext:value-type="float">
            <text:p>342.0010</text:p>
          </table:table-cell>
          <table:table-cell table:style-name="ce13" table:formula="of:=[.U173]-2*([.$B173]-1)" office:value-type="float" office:value="0.000953125000137334" calcext:value-type="float">
            <text:p>0.000953125</text:p>
          </table:table-cell>
          <table:table-cell table:style-name="Default" office:value-type="float" office:value="63625417267941.7" calcext:value-type="float">
            <text:p>63625417267941.7</text:p>
          </table:table-cell>
          <table:table-cell table:style-name="ce14" table:formula="of:=([.W173]-[.W172])/1000" office:value-type="float" office:value="2.0013515625" calcext:value-type="float">
            <text:p>2.0014</text:p>
          </table:table-cell>
          <table:table-cell table:style-name="ce7" table:formula="of:=[.X173]+[.Y172]" office:value-type="float" office:value="344.000015625" calcext:value-type="float">
            <text:p>344.0000</text:p>
          </table:table-cell>
          <table:table-cell table:style-name="ce15" table:formula="of:=[.Y173]-2*([.$B173]-1)" office:value-type="float" office:value="2.000015625" calcext:value-type="float">
            <text:p>2.000015625</text:p>
          </table:table-cell>
          <table:table-cell table:style-name="Default" office:value-type="float" office:value="63625417742027.7" calcext:value-type="float">
            <text:p>63625417742027.7</text:p>
          </table:table-cell>
          <table:table-cell table:style-name="ce7" table:formula="of:=([.AA173]-[.AA172])/1000" office:value-type="float" office:value="1.9977109375" calcext:value-type="float">
            <text:p>1.9977</text:p>
          </table:table-cell>
          <table:table-cell table:style-name="ce7" table:formula="of:=[.AB173]+[.AC172]" office:value-type="float" office:value="341.9978515625" calcext:value-type="float">
            <text:p>341.9979</text:p>
          </table:table-cell>
          <table:table-cell table:style-name="ce16" table:formula="of:=[.AC173]-2*([.$B173]-1)" office:value-type="float" office:value="-0.00214843749995453" calcext:value-type="float">
            <text:p>-0.0021484375</text:p>
          </table:table-cell>
          <table:table-cell table:style-name="Default" office:value-type="float" office:value="63625418206992.4" calcext:value-type="float">
            <text:p>63625418206992.4</text:p>
          </table:table-cell>
          <table:table-cell table:style-name="ce7" table:formula="of:=([.AE173]-[.AE172])/1000" office:value-type="float" office:value="1.999515625" calcext:value-type="float">
            <text:p>1.9995</text:p>
          </table:table-cell>
          <table:table-cell table:style-name="ce7" table:formula="of:=[.AF173]+[.AG172]" office:value-type="float" office:value="341.99959375" calcext:value-type="float">
            <text:p>341.9996</text:p>
          </table:table-cell>
          <table:table-cell table:style-name="ce17" table:formula="of:=[.AG173]-2*([.$B173]-1)" office:value-type="float" office:value="-0.000406250000139607" calcext:value-type="float">
            <text:p>-0.00040625</text:p>
          </table:table-cell>
          <table:table-cell table:style-name="Default" office:value-type="float" office:value="63625418678789" calcext:value-type="float">
            <text:p>63625418678789</text:p>
          </table:table-cell>
          <table:table-cell table:style-name="ce7" table:formula="of:=([.AI173]-[.AI172])/1000" office:value-type="float" office:value="2.000921875" calcext:value-type="float">
            <text:p>2.0009</text:p>
          </table:table-cell>
          <table:table-cell table:style-name="ce7" table:formula="of:=[.AJ173]+[.AK172]" office:value-type="float" office:value="342.0012578125" calcext:value-type="float">
            <text:p>342.0013</text:p>
          </table:table-cell>
          <table:table-cell table:style-name="ce18" table:formula="of:=[.AK173]-2*([.$B173]-1)" office:value-type="float" office:value="0.00125781249994361" calcext:value-type="float">
            <text:p>0.0012578125</text:p>
          </table:table-cell>
          <table:table-cell table:style-name="Default" office:value-type="float" office:value="63625419144470.5" calcext:value-type="float">
            <text:p>63625419144470.5</text:p>
          </table:table-cell>
          <table:table-cell table:style-name="ce19" table:formula="of:=([.AM173]-[.AM172])/1000" office:value-type="float" office:value="2.0025625" calcext:value-type="float">
            <text:p>2.0026</text:p>
          </table:table-cell>
          <table:table-cell table:style-name="ce7" table:formula="of:=[.AN173]+[.AO172]" office:value-type="float" office:value="344.0002109375" calcext:value-type="float">
            <text:p>344.0002</text:p>
          </table:table-cell>
          <table:table-cell table:style-name="ce20" table:formula="of:=[.AO173]-2*([.$B173]-1)" office:value-type="float" office:value="2.00021093749996" calcext:value-type="float">
            <text:p>2.0002109375</text:p>
          </table:table-cell>
          <table:table-cell table:style-name="Default" office:value-type="float" office:value="63625419612982.7" calcext:value-type="float">
            <text:p>63625419612982.7</text:p>
          </table:table-cell>
          <table:table-cell table:style-name="ce7" table:formula="of:=([.AQ173]-[.AQ172])/1000" office:value-type="float" office:value="1.997921875" calcext:value-type="float">
            <text:p>1.9979</text:p>
          </table:table-cell>
          <table:table-cell table:style-name="ce7" table:formula="of:=[.AR173]+[.AS172]" office:value-type="float" office:value="341.9981953125" calcext:value-type="float">
            <text:p>341.9982</text:p>
          </table:table-cell>
          <table:table-cell table:style-name="ce21" table:formula="of:=[.AS173]-2*([.$B173]-1)" office:value-type="float" office:value="-0.00180468750011187" calcext:value-type="float">
            <text:p>-0.0018046875</text:p>
          </table:table-cell>
          <table:table-cell table:style-name="Default" office:value-type="float" office:value="63625420097499.9" calcext:value-type="float">
            <text:p>63625420097499.9</text:p>
          </table:table-cell>
          <table:table-cell table:style-name="ce7" table:formula="of:=([.AU173]-[.AU172])/1000" office:value-type="float" office:value="1.9999453125" calcext:value-type="float">
            <text:p>1.9999</text:p>
          </table:table-cell>
          <table:table-cell table:style-name="ce7" table:formula="of:=[.AV173]+[.AW172]" office:value-type="float" office:value="341.999453125" calcext:value-type="float">
            <text:p>341.9995</text:p>
          </table:table-cell>
          <table:table-cell table:style-name="ce22" table:formula="of:=[.AW173]-2*([.$B173]-1)" office:value-type="float" office:value="-0.0005468750002251" calcext:value-type="float">
            <text:p>-0.00054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73" calcext:value-type="float">
            <text:p>173</text:p>
          </table:table-cell>
          <table:table-cell office:value-type="float" office:value="63625414863129.8" calcext:value-type="float">
            <text:p>63625414863129.8</text:p>
          </table:table-cell>
          <table:table-cell table:formula="of:=([.C174]-[.C173])/1000" office:value-type="float" office:value="2.001625" calcext:value-type="float">
            <text:p>2.0016</text:p>
          </table:table-cell>
          <table:table-cell table:formula="of:=[.D174]+[.E173]" office:value-type="float" office:value="344.000203125" calcext:value-type="float">
            <text:p>344.0002</text:p>
          </table:table-cell>
          <table:table-cell table:style-name="ce9" table:formula="of:=[.E174]-2*([.$B174]-1)" office:value-type="float" office:value="0.000203124999870852" calcext:value-type="float">
            <text:p>0.000203125</text:p>
          </table:table-cell>
          <table:table-cell table:style-name="Default" office:value-type="float" office:value="63625415349415.7" calcext:value-type="float">
            <text:p>63625415349415.7</text:p>
          </table:table-cell>
          <table:table-cell table:style-name="ce7" table:formula="of:=([.G174]-[.G173])/1000" office:value-type="float" office:value="2.0025390625" calcext:value-type="float">
            <text:p>2.0025</text:p>
          </table:table-cell>
          <table:table-cell table:style-name="ce7" table:formula="of:=[.H174]+[.I173]" office:value-type="float" office:value="344.0003828125" calcext:value-type="float">
            <text:p>344.0004</text:p>
          </table:table-cell>
          <table:table-cell table:style-name="ce10" table:formula="of:=[.I174]-2*([.$B174]-1)" office:value-type="float" office:value="0.000382812500106411" calcext:value-type="float">
            <text:p>0.0003828125</text:p>
          </table:table-cell>
          <table:table-cell table:style-name="Default" office:value-type="float" office:value="63625415820528.2" calcext:value-type="float">
            <text:p>63625415820528.2</text:p>
          </table:table-cell>
          <table:table-cell table:style-name="ce7" table:formula="of:=([.K174]-[.K173])/1000" office:value-type="float" office:value="2.0012421875" calcext:value-type="float">
            <text:p>2.0012</text:p>
          </table:table-cell>
          <table:table-cell table:style-name="ce7" table:formula="of:=[.L174]+[.M173]" office:value-type="float" office:value="344.0011640625" calcext:value-type="float">
            <text:p>344.0012</text:p>
          </table:table-cell>
          <table:table-cell table:style-name="ce11" table:formula="of:=[.M174]-2*([.$B174]-1)" office:value-type="float" office:value="0.00116406250020873" calcext:value-type="float">
            <text:p>0.0011640625</text:p>
          </table:table-cell>
          <table:table-cell table:style-name="Default" office:value-type="float" office:value="63625416290935.2" calcext:value-type="float">
            <text:p>63625416290935.2</text:p>
          </table:table-cell>
          <table:table-cell table:style-name="ce7" table:formula="of:=([.O174]-[.O173])/1000" office:value-type="float" office:value="1.999828125" calcext:value-type="float">
            <text:p>1.9998</text:p>
          </table:table-cell>
          <table:table-cell table:style-name="ce7" table:formula="of:=[.P174]+[.Q173]" office:value-type="float" office:value="343.9979296875" calcext:value-type="float">
            <text:p>343.9979</text:p>
          </table:table-cell>
          <table:table-cell table:style-name="ce12" table:formula="of:=[.Q174]-2*([.$B174]-1)" office:value-type="float" office:value="-0.00207031250022283" calcext:value-type="float">
            <text:p>-0.0020703125</text:p>
          </table:table-cell>
          <table:table-cell table:style-name="Default" office:value-type="float" office:value="63625416774610" calcext:value-type="float">
            <text:p>63625416774610</text:p>
          </table:table-cell>
          <table:table-cell table:style-name="ce7" table:formula="of:=([.S174]-[.S173])/1000" office:value-type="float" office:value="1.997546875" calcext:value-type="float">
            <text:p>1.9975</text:p>
          </table:table-cell>
          <table:table-cell table:style-name="ce7" table:formula="of:=[.T174]+[.U173]" office:value-type="float" office:value="343.9985" calcext:value-type="float">
            <text:p>343.9985</text:p>
          </table:table-cell>
          <table:table-cell table:style-name="ce13" table:formula="of:=[.U174]-2*([.$B174]-1)" office:value-type="float" office:value="-0.00149999999985084" calcext:value-type="float">
            <text:p>-0.0015</text:p>
          </table:table-cell>
          <table:table-cell table:style-name="Default" office:value-type="float" office:value="63625417269941.3" calcext:value-type="float">
            <text:p>63625417269941.3</text:p>
          </table:table-cell>
          <table:table-cell table:style-name="ce14" table:formula="of:=([.W174]-[.W173])/1000" office:value-type="float" office:value="1.999609375" calcext:value-type="float">
            <text:p>1.9996</text:p>
          </table:table-cell>
          <table:table-cell table:style-name="ce7" table:formula="of:=[.X174]+[.Y173]" office:value-type="float" office:value="345.999625" calcext:value-type="float">
            <text:p>345.9996</text:p>
          </table:table-cell>
          <table:table-cell table:style-name="ce15" table:formula="of:=[.Y174]-2*([.$B174]-1)" office:value-type="float" office:value="1.99962499999998" calcext:value-type="float">
            <text:p>1.999625</text:p>
          </table:table-cell>
          <table:table-cell table:style-name="Default" office:value-type="float" office:value="63625417744029.5" calcext:value-type="float">
            <text:p>63625417744029.5</text:p>
          </table:table-cell>
          <table:table-cell table:style-name="ce7" table:formula="of:=([.AA174]-[.AA173])/1000" office:value-type="float" office:value="2.0017890625" calcext:value-type="float">
            <text:p>2.0018</text:p>
          </table:table-cell>
          <table:table-cell table:style-name="ce7" table:formula="of:=[.AB174]+[.AC173]" office:value-type="float" office:value="343.999640625" calcext:value-type="float">
            <text:p>343.9996</text:p>
          </table:table-cell>
          <table:table-cell table:style-name="ce16" table:formula="of:=[.AC174]-2*([.$B174]-1)" office:value-type="float" office:value="-0.000359374999959527" calcext:value-type="float">
            <text:p>-0.000359375</text:p>
          </table:table-cell>
          <table:table-cell table:style-name="Default" office:value-type="float" office:value="63625418208991.3" calcext:value-type="float">
            <text:p>63625418208991.3</text:p>
          </table:table-cell>
          <table:table-cell table:style-name="ce7" table:formula="of:=([.AE174]-[.AE173])/1000" office:value-type="float" office:value="1.998890625" calcext:value-type="float">
            <text:p>1.9989</text:p>
          </table:table-cell>
          <table:table-cell table:style-name="ce7" table:formula="of:=[.AF174]+[.AG173]" office:value-type="float" office:value="343.998484375" calcext:value-type="float">
            <text:p>343.9985</text:p>
          </table:table-cell>
          <table:table-cell table:style-name="ce17" table:formula="of:=[.AG174]-2*([.$B174]-1)" office:value-type="float" office:value="-0.00151562500013824" calcext:value-type="float">
            <text:p>-0.001515625</text:p>
          </table:table-cell>
          <table:table-cell table:style-name="Default" office:value-type="float" office:value="63625418680786.3" calcext:value-type="float">
            <text:p>63625418680786.3</text:p>
          </table:table-cell>
          <table:table-cell table:style-name="ce7" table:formula="of:=([.AI174]-[.AI173])/1000" office:value-type="float" office:value="1.997296875" calcext:value-type="float">
            <text:p>1.9973</text:p>
          </table:table-cell>
          <table:table-cell table:style-name="ce7" table:formula="of:=[.AJ174]+[.AK173]" office:value-type="float" office:value="343.9985546875" calcext:value-type="float">
            <text:p>343.9986</text:p>
          </table:table-cell>
          <table:table-cell table:style-name="ce18" table:formula="of:=[.AK174]-2*([.$B174]-1)" office:value-type="float" office:value="-0.00144531250003865" calcext:value-type="float">
            <text:p>-0.0014453125</text:p>
          </table:table-cell>
          <table:table-cell table:style-name="Default" office:value-type="float" office:value="63625419146469" calcext:value-type="float">
            <text:p>63625419146469</text:p>
          </table:table-cell>
          <table:table-cell table:style-name="ce19" table:formula="of:=([.AM174]-[.AM173])/1000" office:value-type="float" office:value="1.9984453125" calcext:value-type="float">
            <text:p>1.9984</text:p>
          </table:table-cell>
          <table:table-cell table:style-name="ce7" table:formula="of:=[.AN174]+[.AO173]" office:value-type="float" office:value="345.99865625" calcext:value-type="float">
            <text:p>345.9987</text:p>
          </table:table-cell>
          <table:table-cell table:style-name="ce20" table:formula="of:=[.AO174]-2*([.$B174]-1)" office:value-type="float" office:value="1.99865624999995" calcext:value-type="float">
            <text:p>1.99865625</text:p>
          </table:table-cell>
          <table:table-cell table:style-name="Default" office:value-type="float" office:value="63625419614984.7" calcext:value-type="float">
            <text:p>63625419614984.7</text:p>
          </table:table-cell>
          <table:table-cell table:style-name="ce7" table:formula="of:=([.AQ174]-[.AQ173])/1000" office:value-type="float" office:value="2.0020703125" calcext:value-type="float">
            <text:p>2.0021</text:p>
          </table:table-cell>
          <table:table-cell table:style-name="ce7" table:formula="of:=[.AR174]+[.AS173]" office:value-type="float" office:value="344.000265625" calcext:value-type="float">
            <text:p>344.0003</text:p>
          </table:table-cell>
          <table:table-cell table:style-name="ce21" table:formula="of:=[.AS174]-2*([.$B174]-1)" office:value-type="float" office:value="0.000265624999883585" calcext:value-type="float">
            <text:p>0.000265625</text:p>
          </table:table-cell>
          <table:table-cell table:style-name="Default" office:value-type="float" office:value="63625420099499.8" calcext:value-type="float">
            <text:p>63625420099499.8</text:p>
          </table:table-cell>
          <table:table-cell table:style-name="ce7" table:formula="of:=([.AU174]-[.AU173])/1000" office:value-type="float" office:value="1.9998828125" calcext:value-type="float">
            <text:p>1.9999</text:p>
          </table:table-cell>
          <table:table-cell table:style-name="ce7" table:formula="of:=[.AV174]+[.AW173]" office:value-type="float" office:value="343.9993359375" calcext:value-type="float">
            <text:p>343.9993</text:p>
          </table:table-cell>
          <table:table-cell table:style-name="ce22" table:formula="of:=[.AW174]-2*([.$B174]-1)" office:value-type="float" office:value="-0.000664062500220552" calcext:value-type="float">
            <text:p>-0.0006640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prompt 14</text:p>
          </table:table-cell>
          <table:table-cell table:style-name="ce6" office:value-type="float" office:value="174" calcext:value-type="float">
            <text:p>174</text:p>
          </table:table-cell>
          <table:table-cell office:value-type="float" office:value="63625414865127.9" calcext:value-type="float">
            <text:p>63625414865127.9</text:p>
          </table:table-cell>
          <table:table-cell table:formula="of:=([.C175]-[.C174])/1000" office:value-type="float" office:value="1.998109375" calcext:value-type="float">
            <text:p>1.9981</text:p>
          </table:table-cell>
          <table:table-cell table:formula="of:=[.D175]+[.E174]" office:value-type="float" office:value="345.9983125" calcext:value-type="float">
            <text:p>345.9983</text:p>
          </table:table-cell>
          <table:table-cell table:style-name="ce9" table:formula="of:=[.E175]-2*([.$B175]-1)" office:value-type="float" office:value="-0.00168750000011642" calcext:value-type="float">
            <text:p>-0.0016875</text:p>
          </table:table-cell>
          <table:table-cell table:style-name="Default" office:value-type="float" office:value="63625415351412.8" calcext:value-type="float">
            <text:p>63625415351412.8</text:p>
          </table:table-cell>
          <table:table-cell table:style-name="ce7" table:formula="of:=([.G175]-[.G174])/1000" office:value-type="float" office:value="1.9970859375" calcext:value-type="float">
            <text:p>1.9971</text:p>
          </table:table-cell>
          <table:table-cell table:style-name="ce7" table:formula="of:=[.H175]+[.I174]" office:value-type="float" office:value="345.99746875" calcext:value-type="float">
            <text:p>345.9975</text:p>
          </table:table-cell>
          <table:table-cell table:style-name="ce10" table:formula="of:=[.I175]-2*([.$B175]-1)" office:value-type="float" office:value="-0.00253124999989041" calcext:value-type="float">
            <text:p>-0.00253125</text:p>
          </table:table-cell>
          <table:table-cell table:style-name="Default" office:value-type="float" office:value="63625415822525.1" calcext:value-type="float">
            <text:p>63625415822525.1</text:p>
          </table:table-cell>
          <table:table-cell table:style-name="ce7" table:formula="of:=([.K175]-[.K174])/1000" office:value-type="float" office:value="1.9969296875" calcext:value-type="float">
            <text:p>1.9969</text:p>
          </table:table-cell>
          <table:table-cell table:style-name="ce7" table:formula="of:=[.L175]+[.M174]" office:value-type="float" office:value="345.99809375" calcext:value-type="float">
            <text:p>345.9981</text:p>
          </table:table-cell>
          <table:table-cell table:style-name="ce11" table:formula="of:=[.M175]-2*([.$B175]-1)" office:value-type="float" office:value="-0.00190624999976308" calcext:value-type="float">
            <text:p>-0.00190625</text:p>
          </table:table-cell>
          <table:table-cell table:style-name="Default" office:value-type="float" office:value="63625416292937.8" calcext:value-type="float">
            <text:p>63625416292937.8</text:p>
          </table:table-cell>
          <table:table-cell table:style-name="ce7" table:formula="of:=([.O175]-[.O174])/1000" office:value-type="float" office:value="2.002640625" calcext:value-type="float">
            <text:p>2.0026</text:p>
          </table:table-cell>
          <table:table-cell table:style-name="ce7" table:formula="of:=[.P175]+[.Q174]" office:value-type="float" office:value="346.0005703125" calcext:value-type="float">
            <text:p>346.0006</text:p>
          </table:table-cell>
          <table:table-cell table:style-name="ce12" table:formula="of:=[.Q175]-2*([.$B175]-1)" office:value-type="float" office:value="0.000570312499803549" calcext:value-type="float">
            <text:p>0.0005703125</text:p>
          </table:table-cell>
          <table:table-cell table:style-name="Default" office:value-type="float" office:value="63625416776610.1" calcext:value-type="float">
            <text:p>63625416776610.1</text:p>
          </table:table-cell>
          <table:table-cell table:style-name="ce7" table:formula="of:=([.S175]-[.S174])/1000" office:value-type="float" office:value="2.000140625" calcext:value-type="float">
            <text:p>2.0001</text:p>
          </table:table-cell>
          <table:table-cell table:style-name="ce7" table:formula="of:=[.T175]+[.U174]" office:value-type="float" office:value="345.998640625" calcext:value-type="float">
            <text:p>345.9986</text:p>
          </table:table-cell>
          <table:table-cell table:style-name="ce13" table:formula="of:=[.U175]-2*([.$B175]-1)" office:value-type="float" office:value="-0.00135937499987904" calcext:value-type="float">
            <text:p>-0.001359375</text:p>
          </table:table-cell>
          <table:table-cell table:style-name="Default" office:value-type="float" office:value="63625417271939.2" calcext:value-type="float">
            <text:p>63625417271939.2</text:p>
          </table:table-cell>
          <table:table-cell table:style-name="ce14" table:formula="of:=([.W175]-[.W174])/1000" office:value-type="float" office:value="1.997890625" calcext:value-type="float">
            <text:p>1.9979</text:p>
          </table:table-cell>
          <table:table-cell table:style-name="ce7" table:formula="of:=[.X175]+[.Y174]" office:value-type="float" office:value="347.997515625" calcext:value-type="float">
            <text:p>347.9975</text:p>
          </table:table-cell>
          <table:table-cell table:style-name="ce15" table:formula="of:=[.Y175]-2*([.$B175]-1)" office:value-type="float" office:value="1.99751562500001" calcext:value-type="float">
            <text:p>1.997515625</text:p>
          </table:table-cell>
          <table:table-cell table:style-name="Default" office:value-type="float" office:value="63625417746028" calcext:value-type="float">
            <text:p>63625417746028</text:p>
          </table:table-cell>
          <table:table-cell table:style-name="ce7" table:formula="of:=([.AA175]-[.AA174])/1000" office:value-type="float" office:value="1.9985546875" calcext:value-type="float">
            <text:p>1.9986</text:p>
          </table:table-cell>
          <table:table-cell table:style-name="ce7" table:formula="of:=[.AB175]+[.AC174]" office:value-type="float" office:value="345.9981953125" calcext:value-type="float">
            <text:p>345.9982</text:p>
          </table:table-cell>
          <table:table-cell table:style-name="ce16" table:formula="of:=[.AC175]-2*([.$B175]-1)" office:value-type="float" office:value="-0.00180468749994134" calcext:value-type="float">
            <text:p>-0.0018046875</text:p>
          </table:table-cell>
          <table:table-cell table:style-name="Default" office:value-type="float" office:value="63625418210993.1" calcext:value-type="float">
            <text:p>63625418210993.1</text:p>
          </table:table-cell>
          <table:table-cell table:style-name="ce7" table:formula="of:=([.AE175]-[.AE174])/1000" office:value-type="float" office:value="2.0017890625" calcext:value-type="float">
            <text:p>2.0018</text:p>
          </table:table-cell>
          <table:table-cell table:style-name="ce7" table:formula="of:=[.AF175]+[.AG174]" office:value-type="float" office:value="346.0002734375" calcext:value-type="float">
            <text:p>346.0003</text:p>
          </table:table-cell>
          <table:table-cell table:style-name="ce17" table:formula="of:=[.AG175]-2*([.$B175]-1)" office:value-type="float" office:value="0.000273437499856755" calcext:value-type="float">
            <text:p>0.0002734375</text:p>
          </table:table-cell>
          <table:table-cell table:style-name="Default" office:value-type="float" office:value="63625418682788" calcext:value-type="float">
            <text:p>63625418682788</text:p>
          </table:table-cell>
          <table:table-cell table:style-name="ce7" table:formula="of:=([.AI175]-[.AI174])/1000" office:value-type="float" office:value="2.00175" calcext:value-type="float">
            <text:p>2.0018</text:p>
          </table:table-cell>
          <table:table-cell table:style-name="ce7" table:formula="of:=[.AJ175]+[.AK174]" office:value-type="float" office:value="346.0003046875" calcext:value-type="float">
            <text:p>346.0003</text:p>
          </table:table-cell>
          <table:table-cell table:style-name="ce18" table:formula="of:=[.AK175]-2*([.$B175]-1)" office:value-type="float" office:value="0.000304687499976808" calcext:value-type="float">
            <text:p>0.0003046875</text:p>
          </table:table-cell>
          <table:table-cell table:style-name="Default" office:value-type="float" office:value="63625419148468.3" calcext:value-type="float">
            <text:p>63625419148468.3</text:p>
          </table:table-cell>
          <table:table-cell table:style-name="ce19" table:formula="of:=([.AM175]-[.AM174])/1000" office:value-type="float" office:value="1.9993671875" calcext:value-type="float">
            <text:p>1.9994</text:p>
          </table:table-cell>
          <table:table-cell table:style-name="ce7" table:formula="of:=[.AN175]+[.AO174]" office:value-type="float" office:value="347.9980234375" calcext:value-type="float">
            <text:p>347.9980</text:p>
          </table:table-cell>
          <table:table-cell table:style-name="ce20" table:formula="of:=[.AO175]-2*([.$B175]-1)" office:value-type="float" office:value="1.99802343749997" calcext:value-type="float">
            <text:p>1.9980234375</text:p>
          </table:table-cell>
          <table:table-cell table:style-name="Default" office:value-type="float" office:value="63625419616984" calcext:value-type="float">
            <text:p>63625419616984</text:p>
          </table:table-cell>
          <table:table-cell table:style-name="ce7" table:formula="of:=([.AQ175]-[.AQ174])/1000" office:value-type="float" office:value="1.9992890625" calcext:value-type="float">
            <text:p>1.9993</text:p>
          </table:table-cell>
          <table:table-cell table:style-name="ce7" table:formula="of:=[.AR175]+[.AS174]" office:value-type="float" office:value="345.9995546875" calcext:value-type="float">
            <text:p>345.9996</text:p>
          </table:table-cell>
          <table:table-cell table:style-name="ce21" table:formula="of:=[.AS175]-2*([.$B175]-1)" office:value-type="float" office:value="-0.000445312500119144" calcext:value-type="float">
            <text:p>-0.0004453125</text:p>
          </table:table-cell>
          <table:table-cell table:style-name="Default" office:value-type="float" office:value="63625420101500.5" calcext:value-type="float">
            <text:p>63625420101500.5</text:p>
          </table:table-cell>
          <table:table-cell table:style-name="ce7" table:formula="of:=([.AU175]-[.AU174])/1000" office:value-type="float" office:value="2.0007109375" calcext:value-type="float">
            <text:p>2.0007</text:p>
          </table:table-cell>
          <table:table-cell table:style-name="ce7" table:formula="of:=[.AV175]+[.AW174]" office:value-type="float" office:value="346.000046875" calcext:value-type="float">
            <text:p>346.0000</text:p>
          </table:table-cell>
          <table:table-cell table:style-name="ce22" table:formula="of:=[.AW175]-2*([.$B175]-1)" office:value-type="float" office:value="0.000046874999782176" calcext:value-type="float">
            <text:p>0.00004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rame</text:p>
          </table:table-cell>
          <table:table-cell table:style-name="ce6" office:value-type="float" office:value="175" calcext:value-type="float">
            <text:p>175</text:p>
          </table:table-cell>
          <table:table-cell office:value-type="float" office:value="63625414867128.2" calcext:value-type="float">
            <text:p>63625414867128.2</text:p>
          </table:table-cell>
          <table:table-cell table:formula="of:=([.C176]-[.C175])/1000" office:value-type="float" office:value="2.0003203125" calcext:value-type="float">
            <text:p>2.0003</text:p>
          </table:table-cell>
          <table:table-cell table:formula="of:=[.D176]+[.E175]" office:value-type="float" office:value="347.9986328125" calcext:value-type="float">
            <text:p>347.9986</text:p>
          </table:table-cell>
          <table:table-cell table:style-name="ce9" table:formula="of:=[.E176]-2*([.$B176]-1)" office:value-type="float" office:value="-0.00136718750013642" calcext:value-type="float">
            <text:p>-0.0013671875</text:p>
          </table:table-cell>
          <table:table-cell table:style-name="Default" office:value-type="float" office:value="63625415353415" calcext:value-type="float">
            <text:p>63625415353415</text:p>
          </table:table-cell>
          <table:table-cell table:style-name="ce7" table:formula="of:=([.G176]-[.G175])/1000" office:value-type="float" office:value="2.0022578125" calcext:value-type="float">
            <text:p>2.0023</text:p>
          </table:table-cell>
          <table:table-cell table:style-name="ce7" table:formula="of:=[.H176]+[.I175]" office:value-type="float" office:value="347.9997265625" calcext:value-type="float">
            <text:p>347.9997</text:p>
          </table:table-cell>
          <table:table-cell table:style-name="ce10" table:formula="of:=[.I176]-2*([.$B176]-1)" office:value-type="float" office:value="-0.000273437499913598" calcext:value-type="float">
            <text:p>-0.0002734375</text:p>
          </table:table-cell>
          <table:table-cell table:style-name="Default" office:value-type="float" office:value="63625415824527" calcext:value-type="float">
            <text:p>63625415824527</text:p>
          </table:table-cell>
          <table:table-cell table:style-name="ce7" table:formula="of:=([.K176]-[.K175])/1000" office:value-type="float" office:value="2.0018828125" calcext:value-type="float">
            <text:p>2.0019</text:p>
          </table:table-cell>
          <table:table-cell table:style-name="ce7" table:formula="of:=[.L176]+[.M175]" office:value-type="float" office:value="347.9999765625" calcext:value-type="float">
            <text:p>348.0000</text:p>
          </table:table-cell>
          <table:table-cell table:style-name="ce11" table:formula="of:=[.M176]-2*([.$B176]-1)" office:value-type="float" office:value="-0.0000234374997489795" calcext:value-type="float">
            <text:p>-2.34374997489795E-05</text:p>
          </table:table-cell>
          <table:table-cell table:style-name="Default" office:value-type="float" office:value="63625416294937.2" calcext:value-type="float">
            <text:p>63625416294937.2</text:p>
          </table:table-cell>
          <table:table-cell table:style-name="ce7" table:formula="of:=([.O176]-[.O175])/1000" office:value-type="float" office:value="1.9993984375" calcext:value-type="float">
            <text:p>1.9994</text:p>
          </table:table-cell>
          <table:table-cell table:style-name="ce7" table:formula="of:=[.P176]+[.Q175]" office:value-type="float" office:value="347.99996875" calcext:value-type="float">
            <text:p>348.0000</text:p>
          </table:table-cell>
          <table:table-cell table:style-name="ce12" table:formula="of:=[.Q176]-2*([.$B176]-1)" office:value-type="float" office:value="-0.0000312500001768967" calcext:value-type="float">
            <text:p>-0.00003125</text:p>
          </table:table-cell>
          <table:table-cell table:style-name="Default" office:value-type="float" office:value="63625416778612.3" calcext:value-type="float">
            <text:p>63625416778612.3</text:p>
          </table:table-cell>
          <table:table-cell table:style-name="ce7" table:formula="of:=([.S176]-[.S175])/1000" office:value-type="float" office:value="2.002171875" calcext:value-type="float">
            <text:p>2.0022</text:p>
          </table:table-cell>
          <table:table-cell table:style-name="ce7" table:formula="of:=[.T176]+[.U175]" office:value-type="float" office:value="348.0008125" calcext:value-type="float">
            <text:p>348.0008</text:p>
          </table:table-cell>
          <table:table-cell table:style-name="ce13" table:formula="of:=[.U176]-2*([.$B176]-1)" office:value-type="float" office:value="0.000812500000108685" calcext:value-type="float">
            <text:p>0.0008125</text:p>
          </table:table-cell>
          <table:table-cell table:style-name="Default" office:value-type="float" office:value="63625417273942.2" calcext:value-type="float">
            <text:p>63625417273942.2</text:p>
          </table:table-cell>
          <table:table-cell table:style-name="ce14" table:formula="of:=([.W176]-[.W175])/1000" office:value-type="float" office:value="2.0029609375" calcext:value-type="float">
            <text:p>2.0030</text:p>
          </table:table-cell>
          <table:table-cell table:style-name="ce7" table:formula="of:=[.X176]+[.Y175]" office:value-type="float" office:value="350.0004765625" calcext:value-type="float">
            <text:p>350.0005</text:p>
          </table:table-cell>
          <table:table-cell table:style-name="ce15" table:formula="of:=[.Y176]-2*([.$B176]-1)" office:value-type="float" office:value="2.00047656250001" calcext:value-type="float">
            <text:p>2.0004765625</text:p>
          </table:table-cell>
          <table:table-cell table:style-name="Default" office:value-type="float" office:value="63625417748028" calcext:value-type="float">
            <text:p>63625417748028</text:p>
          </table:table-cell>
          <table:table-cell table:style-name="ce7" table:formula="of:=([.AA176]-[.AA175])/1000" office:value-type="float" office:value="1.9999765625" calcext:value-type="float">
            <text:p>2.0000</text:p>
          </table:table-cell>
          <table:table-cell table:style-name="ce7" table:formula="of:=[.AB176]+[.AC175]" office:value-type="float" office:value="347.998171875" calcext:value-type="float">
            <text:p>347.9982</text:p>
          </table:table-cell>
          <table:table-cell table:style-name="ce16" table:formula="of:=[.AC176]-2*([.$B176]-1)" office:value-type="float" office:value="-0.00182812499991769" calcext:value-type="float">
            <text:p>-0.001828125</text:p>
          </table:table-cell>
          <table:table-cell table:style-name="Default" office:value-type="float" office:value="63625418212991.8" calcext:value-type="float">
            <text:p>63625418212991.8</text:p>
          </table:table-cell>
          <table:table-cell table:style-name="ce7" table:formula="of:=([.AE176]-[.AE175])/1000" office:value-type="float" office:value="1.998765625" calcext:value-type="float">
            <text:p>1.9988</text:p>
          </table:table-cell>
          <table:table-cell table:style-name="ce7" table:formula="of:=[.AF176]+[.AG175]" office:value-type="float" office:value="347.9990390625" calcext:value-type="float">
            <text:p>347.9990</text:p>
          </table:table-cell>
          <table:table-cell table:style-name="ce17" table:formula="of:=[.AG176]-2*([.$B176]-1)" office:value-type="float" office:value="-0.000960937500167347" calcext:value-type="float">
            <text:p>-0.0009609375</text:p>
          </table:table-cell>
          <table:table-cell table:style-name="Default" office:value-type="float" office:value="63625418684788.9" calcext:value-type="float">
            <text:p>63625418684788.9</text:p>
          </table:table-cell>
          <table:table-cell table:style-name="ce7" table:formula="of:=([.AI176]-[.AI175])/1000" office:value-type="float" office:value="2.000859375" calcext:value-type="float">
            <text:p>2.0009</text:p>
          </table:table-cell>
          <table:table-cell table:style-name="ce7" table:formula="of:=[.AJ176]+[.AK175]" office:value-type="float" office:value="348.0011640625" calcext:value-type="float">
            <text:p>348.0012</text:p>
          </table:table-cell>
          <table:table-cell table:style-name="ce18" table:formula="of:=[.AK176]-2*([.$B176]-1)" office:value-type="float" office:value="0.00116406249998136" calcext:value-type="float">
            <text:p>0.0011640625</text:p>
          </table:table-cell>
          <table:table-cell table:style-name="Default" office:value-type="float" office:value="63625419150467.9" calcext:value-type="float">
            <text:p>63625419150467.9</text:p>
          </table:table-cell>
          <table:table-cell table:style-name="ce19" table:formula="of:=([.AM176]-[.AM175])/1000" office:value-type="float" office:value="1.9996015625" calcext:value-type="float">
            <text:p>1.9996</text:p>
          </table:table-cell>
          <table:table-cell table:style-name="ce7" table:formula="of:=[.AN176]+[.AO175]" office:value-type="float" office:value="349.997625" calcext:value-type="float">
            <text:p>349.9976</text:p>
          </table:table-cell>
          <table:table-cell table:style-name="ce20" table:formula="of:=[.AO176]-2*([.$B176]-1)" office:value-type="float" office:value="1.99762499999997" calcext:value-type="float">
            <text:p>1.997625</text:p>
          </table:table-cell>
          <table:table-cell table:style-name="Default" office:value-type="float" office:value="63625419618982.6" calcext:value-type="float">
            <text:p>63625419618982.6</text:p>
          </table:table-cell>
          <table:table-cell table:style-name="ce7" table:formula="of:=([.AQ176]-[.AQ175])/1000" office:value-type="float" office:value="1.998546875" calcext:value-type="float">
            <text:p>1.9985</text:p>
          </table:table-cell>
          <table:table-cell table:style-name="ce7" table:formula="of:=[.AR176]+[.AS175]" office:value-type="float" office:value="347.9981015625" calcext:value-type="float">
            <text:p>347.9981</text:p>
          </table:table-cell>
          <table:table-cell table:style-name="ce21" table:formula="of:=[.AS176]-2*([.$B176]-1)" office:value-type="float" office:value="-0.00189843750013097" calcext:value-type="float">
            <text:p>-0.0018984375</text:p>
          </table:table-cell>
          <table:table-cell table:style-name="Default" office:value-type="float" office:value="63625420103499.1" calcext:value-type="float">
            <text:p>63625420103499.1</text:p>
          </table:table-cell>
          <table:table-cell table:style-name="ce7" table:formula="of:=([.AU176]-[.AU175])/1000" office:value-type="float" office:value="1.99859375" calcext:value-type="float">
            <text:p>1.9986</text:p>
          </table:table-cell>
          <table:table-cell table:style-name="ce7" table:formula="of:=[.AV176]+[.AW175]" office:value-type="float" office:value="347.998640625" calcext:value-type="float">
            <text:p>347.9986</text:p>
          </table:table-cell>
          <table:table-cell table:style-name="ce22" table:formula="of:=[.AW176]-2*([.$B176]-1)" office:value-type="float" office:value="-0.0013593750002201" calcext:value-type="float">
            <text:p>-0.001359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76" calcext:value-type="float">
            <text:p>176</text:p>
          </table:table-cell>
          <table:table-cell office:value-type="float" office:value="63625414869128.1" calcext:value-type="float">
            <text:p>63625414869128.1</text:p>
          </table:table-cell>
          <table:table-cell table:formula="of:=([.C177]-[.C176])/1000" office:value-type="float" office:value="1.9999140625" calcext:value-type="float">
            <text:p>1.9999</text:p>
          </table:table-cell>
          <table:table-cell table:formula="of:=[.D177]+[.E176]" office:value-type="float" office:value="349.998546875" calcext:value-type="float">
            <text:p>349.9985</text:p>
          </table:table-cell>
          <table:table-cell table:style-name="ce9" table:formula="of:=[.E177]-2*([.$B177]-1)" office:value-type="float" office:value="-0.00145312500012551" calcext:value-type="float">
            <text:p>-0.001453125</text:p>
          </table:table-cell>
          <table:table-cell table:style-name="Default" office:value-type="float" office:value="63625415355413.7" calcext:value-type="float">
            <text:p>63625415355413.7</text:p>
          </table:table-cell>
          <table:table-cell table:style-name="ce7" table:formula="of:=([.G177]-[.G176])/1000" office:value-type="float" office:value="1.99865625" calcext:value-type="float">
            <text:p>1.9987</text:p>
          </table:table-cell>
          <table:table-cell table:style-name="ce7" table:formula="of:=[.H177]+[.I176]" office:value-type="float" office:value="349.9983828125" calcext:value-type="float">
            <text:p>349.9984</text:p>
          </table:table-cell>
          <table:table-cell table:style-name="ce10" table:formula="of:=[.I177]-2*([.$B177]-1)" office:value-type="float" office:value="-0.00161718749990314" calcext:value-type="float">
            <text:p>-0.0016171875</text:p>
          </table:table-cell>
          <table:table-cell table:style-name="Default" office:value-type="float" office:value="63625415826525.9" calcext:value-type="float">
            <text:p>63625415826525.9</text:p>
          </table:table-cell>
          <table:table-cell table:style-name="ce7" table:formula="of:=([.K177]-[.K176])/1000" office:value-type="float" office:value="1.99890625" calcext:value-type="float">
            <text:p>1.9989</text:p>
          </table:table-cell>
          <table:table-cell table:style-name="ce7" table:formula="of:=[.L177]+[.M176]" office:value-type="float" office:value="349.9988828125" calcext:value-type="float">
            <text:p>349.9989</text:p>
          </table:table-cell>
          <table:table-cell table:style-name="ce11" table:formula="of:=[.M177]-2*([.$B177]-1)" office:value-type="float" office:value="-0.00111718749974443" calcext:value-type="float">
            <text:p>-0.0011171875</text:p>
          </table:table-cell>
          <table:table-cell table:style-name="Default" office:value-type="float" office:value="63625416296936.2" calcext:value-type="float">
            <text:p>63625416296936.2</text:p>
          </table:table-cell>
          <table:table-cell table:style-name="ce7" table:formula="of:=([.O177]-[.O176])/1000" office:value-type="float" office:value="1.9990234375" calcext:value-type="float">
            <text:p>1.9990</text:p>
          </table:table-cell>
          <table:table-cell table:style-name="ce7" table:formula="of:=[.P177]+[.Q176]" office:value-type="float" office:value="349.9989921875" calcext:value-type="float">
            <text:p>349.9990</text:p>
          </table:table-cell>
          <table:table-cell table:style-name="ce12" table:formula="of:=[.Q177]-2*([.$B177]-1)" office:value-type="float" office:value="-0.0010078125001769" calcext:value-type="float">
            <text:p>-0.0010078125</text:p>
          </table:table-cell>
          <table:table-cell table:style-name="Default" office:value-type="float" office:value="63625416780611" calcext:value-type="float">
            <text:p>63625416780611</text:p>
          </table:table-cell>
          <table:table-cell table:style-name="ce7" table:formula="of:=([.S177]-[.S176])/1000" office:value-type="float" office:value="1.9986640625" calcext:value-type="float">
            <text:p>1.9987</text:p>
          </table:table-cell>
          <table:table-cell table:style-name="ce7" table:formula="of:=[.T177]+[.U176]" office:value-type="float" office:value="349.9994765625" calcext:value-type="float">
            <text:p>349.9995</text:p>
          </table:table-cell>
          <table:table-cell table:style-name="ce13" table:formula="of:=[.U177]-2*([.$B177]-1)" office:value-type="float" office:value="-0.000523437499907686" calcext:value-type="float">
            <text:p>-0.0005234375</text:p>
          </table:table-cell>
          <table:table-cell table:style-name="Default" office:value-type="float" office:value="63625417275941.9" calcext:value-type="float">
            <text:p>63625417275941.9</text:p>
          </table:table-cell>
          <table:table-cell table:style-name="ce14" table:formula="of:=([.W177]-[.W176])/1000" office:value-type="float" office:value="1.999734375" calcext:value-type="float">
            <text:p>1.9997</text:p>
          </table:table-cell>
          <table:table-cell table:style-name="ce7" table:formula="of:=[.X177]+[.Y176]" office:value-type="float" office:value="352.0002109375" calcext:value-type="float">
            <text:p>352.0002</text:p>
          </table:table-cell>
          <table:table-cell table:style-name="ce15" table:formula="of:=[.Y177]-2*([.$B177]-1)" office:value-type="float" office:value="2.00021093750001" calcext:value-type="float">
            <text:p>2.0002109375</text:p>
          </table:table-cell>
          <table:table-cell table:style-name="Default" office:value-type="float" office:value="63625417750030.6" calcext:value-type="float">
            <text:p>63625417750030.6</text:p>
          </table:table-cell>
          <table:table-cell table:style-name="ce7" table:formula="of:=([.AA177]-[.AA176])/1000" office:value-type="float" office:value="2.0025546875" calcext:value-type="float">
            <text:p>2.0026</text:p>
          </table:table-cell>
          <table:table-cell table:style-name="ce7" table:formula="of:=[.AB177]+[.AC176]" office:value-type="float" office:value="350.0007265625" calcext:value-type="float">
            <text:p>350.0007</text:p>
          </table:table-cell>
          <table:table-cell table:style-name="ce16" table:formula="of:=[.AC177]-2*([.$B177]-1)" office:value-type="float" office:value="0.000726562500062755" calcext:value-type="float">
            <text:p>0.0007265625</text:p>
          </table:table-cell>
          <table:table-cell table:style-name="Default" office:value-type="float" office:value="63625418214992.5" calcext:value-type="float">
            <text:p>63625418214992.5</text:p>
          </table:table-cell>
          <table:table-cell table:style-name="ce7" table:formula="of:=([.AE177]-[.AE176])/1000" office:value-type="float" office:value="2.0006328125" calcext:value-type="float">
            <text:p>2.0006</text:p>
          </table:table-cell>
          <table:table-cell table:style-name="ce7" table:formula="of:=[.AF177]+[.AG176]" office:value-type="float" office:value="349.999671875" calcext:value-type="float">
            <text:p>349.9997</text:p>
          </table:table-cell>
          <table:table-cell table:style-name="ce17" table:formula="of:=[.AG177]-2*([.$B177]-1)" office:value-type="float" office:value="-0.000328125000180535" calcext:value-type="float">
            <text:p>-0.000328125</text:p>
          </table:table-cell>
          <table:table-cell table:style-name="Default" office:value-type="float" office:value="63625418686786.7" calcext:value-type="float">
            <text:p>63625418686786.7</text:p>
          </table:table-cell>
          <table:table-cell table:style-name="ce7" table:formula="of:=([.AI177]-[.AI176])/1000" office:value-type="float" office:value="1.99778125" calcext:value-type="float">
            <text:p>1.9978</text:p>
          </table:table-cell>
          <table:table-cell table:style-name="ce7" table:formula="of:=[.AJ177]+[.AK176]" office:value-type="float" office:value="349.9989453125" calcext:value-type="float">
            <text:p>349.9989</text:p>
          </table:table-cell>
          <table:table-cell table:style-name="ce18" table:formula="of:=[.AK177]-2*([.$B177]-1)" office:value-type="float" office:value="-0.00105468750001592" calcext:value-type="float">
            <text:p>-0.0010546875</text:p>
          </table:table-cell>
          <table:table-cell table:style-name="Default" office:value-type="float" office:value="63625419152468.7" calcext:value-type="float">
            <text:p>63625419152468.7</text:p>
          </table:table-cell>
          <table:table-cell table:style-name="ce19" table:formula="of:=([.AM177]-[.AM176])/1000" office:value-type="float" office:value="2.00071875" calcext:value-type="float">
            <text:p>2.0007</text:p>
          </table:table-cell>
          <table:table-cell table:style-name="ce7" table:formula="of:=[.AN177]+[.AO176]" office:value-type="float" office:value="351.99834375" calcext:value-type="float">
            <text:p>351.9983</text:p>
          </table:table-cell>
          <table:table-cell table:style-name="ce20" table:formula="of:=[.AO177]-2*([.$B177]-1)" office:value-type="float" office:value="1.99834374999995" calcext:value-type="float">
            <text:p>1.99834375</text:p>
          </table:table-cell>
          <table:table-cell table:style-name="Default" office:value-type="float" office:value="63625419620984.5" calcext:value-type="float">
            <text:p>63625419620984.5</text:p>
          </table:table-cell>
          <table:table-cell table:style-name="ce7" table:formula="of:=([.AQ177]-[.AQ176])/1000" office:value-type="float" office:value="2.001921875" calcext:value-type="float">
            <text:p>2.0019</text:p>
          </table:table-cell>
          <table:table-cell table:style-name="ce7" table:formula="of:=[.AR177]+[.AS176]" office:value-type="float" office:value="350.0000234375" calcext:value-type="float">
            <text:p>350.0000</text:p>
          </table:table-cell>
          <table:table-cell table:style-name="ce21" table:formula="of:=[.AS177]-2*([.$B177]-1)" office:value-type="float" office:value="0.0000234374998626663" calcext:value-type="float">
            <text:p>2.34374998626663E-05</text:p>
          </table:table-cell>
          <table:table-cell table:style-name="Default" office:value-type="float" office:value="63625420105499.9" calcext:value-type="float">
            <text:p>63625420105499.9</text:p>
          </table:table-cell>
          <table:table-cell table:style-name="ce7" table:formula="of:=([.AU177]-[.AU176])/1000" office:value-type="float" office:value="2.0007890625" calcext:value-type="float">
            <text:p>2.0008</text:p>
          </table:table-cell>
          <table:table-cell table:style-name="ce7" table:formula="of:=[.AV177]+[.AW176]" office:value-type="float" office:value="349.9994296875" calcext:value-type="float">
            <text:p>349.9994</text:p>
          </table:table-cell>
          <table:table-cell table:style-name="ce22" table:formula="of:=[.AW177]-2*([.$B177]-1)" office:value-type="float" office:value="-0.000570312500201453" calcext:value-type="float">
            <text:p>-0.0005703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77" calcext:value-type="float">
            <text:p>177</text:p>
          </table:table-cell>
          <table:table-cell office:value-type="float" office:value="63625414871128" calcext:value-type="float">
            <text:p>63625414871128</text:p>
          </table:table-cell>
          <table:table-cell table:formula="of:=([.C178]-[.C177])/1000" office:value-type="float" office:value="1.99990625" calcext:value-type="float">
            <text:p>1.9999</text:p>
          </table:table-cell>
          <table:table-cell table:formula="of:=[.D178]+[.E177]" office:value-type="float" office:value="351.998453125" calcext:value-type="float">
            <text:p>351.9985</text:p>
          </table:table-cell>
          <table:table-cell table:style-name="ce9" table:formula="of:=[.E178]-2*([.$B178]-1)" office:value-type="float" office:value="-0.00154687500014461" calcext:value-type="float">
            <text:p>-0.001546875</text:p>
          </table:table-cell>
          <table:table-cell table:style-name="Default" office:value-type="float" office:value="63625415357413.8" calcext:value-type="float">
            <text:p>63625415357413.8</text:p>
          </table:table-cell>
          <table:table-cell table:style-name="ce7" table:formula="of:=([.G178]-[.G177])/1000" office:value-type="float" office:value="2.0001015625" calcext:value-type="float">
            <text:p>2.0001</text:p>
          </table:table-cell>
          <table:table-cell table:style-name="ce7" table:formula="of:=[.H178]+[.I177]" office:value-type="float" office:value="351.998484375" calcext:value-type="float">
            <text:p>351.9985</text:p>
          </table:table-cell>
          <table:table-cell table:style-name="ce10" table:formula="of:=[.I178]-2*([.$B178]-1)" office:value-type="float" office:value="-0.00151562499991087" calcext:value-type="float">
            <text:p>-0.001515625</text:p>
          </table:table-cell>
          <table:table-cell table:style-name="Default" office:value-type="float" office:value="63625415828525.3" calcext:value-type="float">
            <text:p>63625415828525.3</text:p>
          </table:table-cell>
          <table:table-cell table:style-name="ce7" table:formula="of:=([.K178]-[.K177])/1000" office:value-type="float" office:value="1.9994375" calcext:value-type="float">
            <text:p>1.9994</text:p>
          </table:table-cell>
          <table:table-cell table:style-name="ce7" table:formula="of:=[.L178]+[.M177]" office:value-type="float" office:value="351.9983203125" calcext:value-type="float">
            <text:p>351.9983</text:p>
          </table:table-cell>
          <table:table-cell table:style-name="ce11" table:formula="of:=[.M178]-2*([.$B178]-1)" office:value-type="float" office:value="-0.00167968749974534" calcext:value-type="float">
            <text:p>-0.0016796875</text:p>
          </table:table-cell>
          <table:table-cell table:style-name="Default" office:value-type="float" office:value="63625416298935.1" calcext:value-type="float">
            <text:p>63625416298935.1</text:p>
          </table:table-cell>
          <table:table-cell table:style-name="ce7" table:formula="of:=([.O178]-[.O177])/1000" office:value-type="float" office:value="1.99884375" calcext:value-type="float">
            <text:p>1.9988</text:p>
          </table:table-cell>
          <table:table-cell table:style-name="ce7" table:formula="of:=[.P178]+[.Q177]" office:value-type="float" office:value="351.9978359375" calcext:value-type="float">
            <text:p>351.9978</text:p>
          </table:table-cell>
          <table:table-cell table:style-name="ce12" table:formula="of:=[.Q178]-2*([.$B178]-1)" office:value-type="float" office:value="-0.00216406250018508" calcext:value-type="float">
            <text:p>-0.0021640625</text:p>
          </table:table-cell>
          <table:table-cell table:style-name="Default" office:value-type="float" office:value="63625416782610.8" calcext:value-type="float">
            <text:p>63625416782610.8</text:p>
          </table:table-cell>
          <table:table-cell table:style-name="ce7" table:formula="of:=([.S178]-[.S177])/1000" office:value-type="float" office:value="1.9998203125" calcext:value-type="float">
            <text:p>1.9998</text:p>
          </table:table-cell>
          <table:table-cell table:style-name="ce7" table:formula="of:=[.T178]+[.U177]" office:value-type="float" office:value="351.999296875" calcext:value-type="float">
            <text:p>351.9993</text:p>
          </table:table-cell>
          <table:table-cell table:style-name="ce13" table:formula="of:=[.U178]-2*([.$B178]-1)" office:value-type="float" office:value="-0.000703124999915872" calcext:value-type="float">
            <text:p>-0.000703125</text:p>
          </table:table-cell>
          <table:table-cell table:style-name="Default" office:value-type="float" office:value="63625417277940.2" calcext:value-type="float">
            <text:p>63625417277940.2</text:p>
          </table:table-cell>
          <table:table-cell table:style-name="ce14" table:formula="of:=([.W178]-[.W177])/1000" office:value-type="float" office:value="1.998265625" calcext:value-type="float">
            <text:p>1.9983</text:p>
          </table:table-cell>
          <table:table-cell table:style-name="ce7" table:formula="of:=[.X178]+[.Y177]" office:value-type="float" office:value="353.9984765625" calcext:value-type="float">
            <text:p>353.9985</text:p>
          </table:table-cell>
          <table:table-cell table:style-name="ce15" table:formula="of:=[.Y178]-2*([.$B178]-1)" office:value-type="float" office:value="1.9984765625" calcext:value-type="float">
            <text:p>1.9984765625</text:p>
          </table:table-cell>
          <table:table-cell table:style-name="Default" office:value-type="float" office:value="63625417752029.1" calcext:value-type="float">
            <text:p>63625417752029.1</text:p>
          </table:table-cell>
          <table:table-cell table:style-name="ce7" table:formula="of:=([.AA178]-[.AA177])/1000" office:value-type="float" office:value="1.9985390625" calcext:value-type="float">
            <text:p>1.9985</text:p>
          </table:table-cell>
          <table:table-cell table:style-name="ce7" table:formula="of:=[.AB178]+[.AC177]" office:value-type="float" office:value="351.999265625" calcext:value-type="float">
            <text:p>351.9993</text:p>
          </table:table-cell>
          <table:table-cell table:style-name="ce16" table:formula="of:=[.AC178]-2*([.$B178]-1)" office:value-type="float" office:value="-0.000734374999922238" calcext:value-type="float">
            <text:p>-0.000734375</text:p>
          </table:table-cell>
          <table:table-cell table:style-name="Default" office:value-type="float" office:value="63625418216992.7" calcext:value-type="float">
            <text:p>63625418216992.7</text:p>
          </table:table-cell>
          <table:table-cell table:style-name="ce7" table:formula="of:=([.AE178]-[.AE177])/1000" office:value-type="float" office:value="2.0002734375" calcext:value-type="float">
            <text:p>2.0003</text:p>
          </table:table-cell>
          <table:table-cell table:style-name="ce7" table:formula="of:=[.AF178]+[.AG177]" office:value-type="float" office:value="351.9999453125" calcext:value-type="float">
            <text:p>351.9999</text:p>
          </table:table-cell>
          <table:table-cell table:style-name="ce17" table:formula="of:=[.AG178]-2*([.$B178]-1)" office:value-type="float" office:value="-0.0000546875001532499" calcext:value-type="float">
            <text:p>-5.46875001532499E-05</text:p>
          </table:table-cell>
          <table:table-cell table:style-name="Default" office:value-type="float" office:value="63625418688787.6" calcext:value-type="float">
            <text:p>63625418688787.6</text:p>
          </table:table-cell>
          <table:table-cell table:style-name="ce7" table:formula="of:=([.AI178]-[.AI177])/1000" office:value-type="float" office:value="2.0008984375" calcext:value-type="float">
            <text:p>2.0009</text:p>
          </table:table-cell>
          <table:table-cell table:style-name="ce7" table:formula="of:=[.AJ178]+[.AK177]" office:value-type="float" office:value="351.99984375" calcext:value-type="float">
            <text:p>351.9998</text:p>
          </table:table-cell>
          <table:table-cell table:style-name="ce18" table:formula="of:=[.AK178]-2*([.$B178]-1)" office:value-type="float" office:value="-0.000156250000031832" calcext:value-type="float">
            <text:p>-0.00015625</text:p>
          </table:table-cell>
          <table:table-cell table:style-name="Default" office:value-type="float" office:value="63625419154468" calcext:value-type="float">
            <text:p>63625419154468</text:p>
          </table:table-cell>
          <table:table-cell table:style-name="ce19" table:formula="of:=([.AM178]-[.AM177])/1000" office:value-type="float" office:value="1.999328125" calcext:value-type="float">
            <text:p>1.9993</text:p>
          </table:table-cell>
          <table:table-cell table:style-name="ce7" table:formula="of:=[.AN178]+[.AO177]" office:value-type="float" office:value="353.997671875" calcext:value-type="float">
            <text:p>353.9977</text:p>
          </table:table-cell>
          <table:table-cell table:style-name="ce20" table:formula="of:=[.AO178]-2*([.$B178]-1)" office:value-type="float" office:value="1.99767187499992" calcext:value-type="float">
            <text:p>1.997671875</text:p>
          </table:table-cell>
          <table:table-cell table:style-name="Default" office:value-type="float" office:value="63625419622983.9" calcext:value-type="float">
            <text:p>63625419622983.9</text:p>
          </table:table-cell>
          <table:table-cell table:style-name="ce7" table:formula="of:=([.AQ178]-[.AQ177])/1000" office:value-type="float" office:value="1.9994375" calcext:value-type="float">
            <text:p>1.9994</text:p>
          </table:table-cell>
          <table:table-cell table:style-name="ce7" table:formula="of:=[.AR178]+[.AS177]" office:value-type="float" office:value="351.9994609375" calcext:value-type="float">
            <text:p>351.9995</text:p>
          </table:table-cell>
          <table:table-cell table:style-name="ce21" table:formula="of:=[.AS178]-2*([.$B178]-1)" office:value-type="float" office:value="-0.000539062500138243" calcext:value-type="float">
            <text:p>-0.0005390625</text:p>
          </table:table-cell>
          <table:table-cell table:style-name="Default" office:value-type="float" office:value="63625420107499.7" calcext:value-type="float">
            <text:p>63625420107499.7</text:p>
          </table:table-cell>
          <table:table-cell table:style-name="ce7" table:formula="of:=([.AU178]-[.AU177])/1000" office:value-type="float" office:value="1.999796875" calcext:value-type="float">
            <text:p>1.9998</text:p>
          </table:table-cell>
          <table:table-cell table:style-name="ce7" table:formula="of:=[.AV178]+[.AW177]" office:value-type="float" office:value="351.9992265625" calcext:value-type="float">
            <text:p>351.9992</text:p>
          </table:table-cell>
          <table:table-cell table:style-name="ce22" table:formula="of:=[.AW178]-2*([.$B178]-1)" office:value-type="float" office:value="-0.000773437500185992" calcext:value-type="float">
            <text:p>-0.000773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78" calcext:value-type="float">
            <text:p>178</text:p>
          </table:table-cell>
          <table:table-cell office:value-type="float" office:value="63625414873127.5" calcext:value-type="float">
            <text:p>63625414873127.5</text:p>
          </table:table-cell>
          <table:table-cell table:formula="of:=([.C179]-[.C178])/1000" office:value-type="float" office:value="1.999484375" calcext:value-type="float">
            <text:p>1.9995</text:p>
          </table:table-cell>
          <table:table-cell table:formula="of:=[.D179]+[.E178]" office:value-type="float" office:value="353.9979375" calcext:value-type="float">
            <text:p>353.9979</text:p>
          </table:table-cell>
          <table:table-cell table:style-name="ce9" table:formula="of:=[.E179]-2*([.$B179]-1)" office:value-type="float" office:value="-0.00206250000013597" calcext:value-type="float">
            <text:p>-0.0020625</text:p>
          </table:table-cell>
          <table:table-cell table:style-name="Default" office:value-type="float" office:value="63625415359412.9" calcext:value-type="float">
            <text:p>63625415359412.9</text:p>
          </table:table-cell>
          <table:table-cell table:style-name="ce7" table:formula="of:=([.G179]-[.G178])/1000" office:value-type="float" office:value="1.999078125" calcext:value-type="float">
            <text:p>1.9991</text:p>
          </table:table-cell>
          <table:table-cell table:style-name="ce7" table:formula="of:=[.H179]+[.I178]" office:value-type="float" office:value="353.9975625" calcext:value-type="float">
            <text:p>353.9976</text:p>
          </table:table-cell>
          <table:table-cell table:style-name="ce10" table:formula="of:=[.I179]-2*([.$B179]-1)" office:value-type="float" office:value="-0.00243749999992815" calcext:value-type="float">
            <text:p>-0.0024375</text:p>
          </table:table-cell>
          <table:table-cell table:style-name="Default" office:value-type="float" office:value="63625415830526.7" calcext:value-type="float">
            <text:p>63625415830526.7</text:p>
          </table:table-cell>
          <table:table-cell table:style-name="ce7" table:formula="of:=([.K179]-[.K178])/1000" office:value-type="float" office:value="2.0013984375" calcext:value-type="float">
            <text:p>2.0014</text:p>
          </table:table-cell>
          <table:table-cell table:style-name="ce7" table:formula="of:=[.L179]+[.M178]" office:value-type="float" office:value="353.99971875" calcext:value-type="float">
            <text:p>353.9997</text:p>
          </table:table-cell>
          <table:table-cell table:style-name="ce11" table:formula="of:=[.M179]-2*([.$B179]-1)" office:value-type="float" office:value="-0.000281249999773081" calcext:value-type="float">
            <text:p>-0.00028125</text:p>
          </table:table-cell>
          <table:table-cell table:style-name="Default" office:value-type="float" office:value="63625416300935.9" calcext:value-type="float">
            <text:p>63625416300935.9</text:p>
          </table:table-cell>
          <table:table-cell table:style-name="ce7" table:formula="of:=([.O179]-[.O178])/1000" office:value-type="float" office:value="2.0007578125" calcext:value-type="float">
            <text:p>2.0008</text:p>
          </table:table-cell>
          <table:table-cell table:style-name="ce7" table:formula="of:=[.P179]+[.Q178]" office:value-type="float" office:value="353.99859375" calcext:value-type="float">
            <text:p>353.9986</text:p>
          </table:table-cell>
          <table:table-cell table:style-name="ce12" table:formula="of:=[.Q179]-2*([.$B179]-1)" office:value-type="float" office:value="-0.0014062500001728" calcext:value-type="float">
            <text:p>-0.00140625</text:p>
          </table:table-cell>
          <table:table-cell table:style-name="Default" office:value-type="float" office:value="63625416784611.2" calcext:value-type="float">
            <text:p>63625416784611.2</text:p>
          </table:table-cell>
          <table:table-cell table:style-name="ce7" table:formula="of:=([.S179]-[.S178])/1000" office:value-type="float" office:value="2.0004140625" calcext:value-type="float">
            <text:p>2.0004</text:p>
          </table:table-cell>
          <table:table-cell table:style-name="ce7" table:formula="of:=[.T179]+[.U178]" office:value-type="float" office:value="353.9997109375" calcext:value-type="float">
            <text:p>353.9997</text:p>
          </table:table-cell>
          <table:table-cell table:style-name="ce13" table:formula="of:=[.U179]-2*([.$B179]-1)" office:value-type="float" office:value="-0.000289062499916781" calcext:value-type="float">
            <text:p>-0.0002890625</text:p>
          </table:table-cell>
          <table:table-cell table:style-name="Default" office:value-type="float" office:value="63625417279940.1" calcext:value-type="float">
            <text:p>63625417279940.1</text:p>
          </table:table-cell>
          <table:table-cell table:style-name="ce14" table:formula="of:=([.W179]-[.W178])/1000" office:value-type="float" office:value="1.9998828125" calcext:value-type="float">
            <text:p>1.9999</text:p>
          </table:table-cell>
          <table:table-cell table:style-name="ce7" table:formula="of:=[.X179]+[.Y178]" office:value-type="float" office:value="355.998359375" calcext:value-type="float">
            <text:p>355.9984</text:p>
          </table:table-cell>
          <table:table-cell table:style-name="ce15" table:formula="of:=[.Y179]-2*([.$B179]-1)" office:value-type="float" office:value="1.99835937500001" calcext:value-type="float">
            <text:p>1.998359375</text:p>
          </table:table-cell>
          <table:table-cell table:style-name="Default" office:value-type="float" office:value="63625417754027.4" calcext:value-type="float">
            <text:p>63625417754027.4</text:p>
          </table:table-cell>
          <table:table-cell table:style-name="ce7" table:formula="of:=([.AA179]-[.AA178])/1000" office:value-type="float" office:value="1.9982578125" calcext:value-type="float">
            <text:p>1.9983</text:p>
          </table:table-cell>
          <table:table-cell table:style-name="ce7" table:formula="of:=[.AB179]+[.AC178]" office:value-type="float" office:value="353.9975234375" calcext:value-type="float">
            <text:p>353.9975</text:p>
          </table:table-cell>
          <table:table-cell table:style-name="ce16" table:formula="of:=[.AC179]-2*([.$B179]-1)" office:value-type="float" office:value="-0.00247656249990769" calcext:value-type="float">
            <text:p>-0.0024765625</text:p>
          </table:table-cell>
          <table:table-cell table:style-name="Default" office:value-type="float" office:value="63625418218991.7" calcext:value-type="float">
            <text:p>63625418218991.7</text:p>
          </table:table-cell>
          <table:table-cell table:style-name="ce7" table:formula="of:=([.AE179]-[.AE178])/1000" office:value-type="float" office:value="1.999" calcext:value-type="float">
            <text:p>1.9990</text:p>
          </table:table-cell>
          <table:table-cell table:style-name="ce7" table:formula="of:=[.AF179]+[.AG178]" office:value-type="float" office:value="353.9989453125" calcext:value-type="float">
            <text:p>353.9989</text:p>
          </table:table-cell>
          <table:table-cell table:style-name="ce17" table:formula="of:=[.AG179]-2*([.$B179]-1)" office:value-type="float" office:value="-0.0010546875001296" calcext:value-type="float">
            <text:p>-0.0010546875</text:p>
          </table:table-cell>
          <table:table-cell table:style-name="Default" office:value-type="float" office:value="63625418690787.3" calcext:value-type="float">
            <text:p>63625418690787.3</text:p>
          </table:table-cell>
          <table:table-cell table:style-name="ce7" table:formula="of:=([.AI179]-[.AI178])/1000" office:value-type="float" office:value="1.9997890625" calcext:value-type="float">
            <text:p>1.9998</text:p>
          </table:table-cell>
          <table:table-cell table:style-name="ce7" table:formula="of:=[.AJ179]+[.AK178]" office:value-type="float" office:value="353.9996328125" calcext:value-type="float">
            <text:p>353.9996</text:p>
          </table:table-cell>
          <table:table-cell table:style-name="ce18" table:formula="of:=[.AK179]-2*([.$B179]-1)" office:value-type="float" office:value="-0.000367187500046384" calcext:value-type="float">
            <text:p>-0.0003671875</text:p>
          </table:table-cell>
          <table:table-cell table:style-name="Default" office:value-type="float" office:value="63625419156468" calcext:value-type="float">
            <text:p>63625419156468</text:p>
          </table:table-cell>
          <table:table-cell table:style-name="ce19" table:formula="of:=([.AM179]-[.AM178])/1000" office:value-type="float" office:value="2.0000390625" calcext:value-type="float">
            <text:p>2.0000</text:p>
          </table:table-cell>
          <table:table-cell table:style-name="ce7" table:formula="of:=[.AN179]+[.AO178]" office:value-type="float" office:value="355.9977109375" calcext:value-type="float">
            <text:p>355.9977</text:p>
          </table:table-cell>
          <table:table-cell table:style-name="ce20" table:formula="of:=[.AO179]-2*([.$B179]-1)" office:value-type="float" office:value="1.9977109374999" calcext:value-type="float">
            <text:p>1.9977109375</text:p>
          </table:table-cell>
          <table:table-cell table:style-name="Default" office:value-type="float" office:value="63625419624982.6" calcext:value-type="float">
            <text:p>63625419624982.6</text:p>
          </table:table-cell>
          <table:table-cell table:style-name="ce7" table:formula="of:=([.AQ179]-[.AQ178])/1000" office:value-type="float" office:value="1.9986796875" calcext:value-type="float">
            <text:p>1.9987</text:p>
          </table:table-cell>
          <table:table-cell table:style-name="ce7" table:formula="of:=[.AR179]+[.AS178]" office:value-type="float" office:value="353.998140625" calcext:value-type="float">
            <text:p>353.9981</text:p>
          </table:table-cell>
          <table:table-cell table:style-name="ce21" table:formula="of:=[.AS179]-2*([.$B179]-1)" office:value-type="float" office:value="-0.00185937500015143" calcext:value-type="float">
            <text:p>-0.001859375</text:p>
          </table:table-cell>
          <table:table-cell table:style-name="Default" office:value-type="float" office:value="63625420109499.1" calcext:value-type="float">
            <text:p>63625420109499.1</text:p>
          </table:table-cell>
          <table:table-cell table:style-name="ce7" table:formula="of:=([.AU179]-[.AU178])/1000" office:value-type="float" office:value="1.9993828125" calcext:value-type="float">
            <text:p>1.9994</text:p>
          </table:table-cell>
          <table:table-cell table:style-name="ce7" table:formula="of:=[.AV179]+[.AW178]" office:value-type="float" office:value="353.998609375" calcext:value-type="float">
            <text:p>353.9986</text:p>
          </table:table-cell>
          <table:table-cell table:style-name="ce22" table:formula="of:=[.AW179]-2*([.$B179]-1)" office:value-type="float" office:value="-0.00139062500016962" calcext:value-type="float">
            <text:p>-0.001390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79" calcext:value-type="float">
            <text:p>179</text:p>
          </table:table-cell>
          <table:table-cell office:value-type="float" office:value="63625414875128.5" calcext:value-type="float">
            <text:p>63625414875128.5</text:p>
          </table:table-cell>
          <table:table-cell table:formula="of:=([.C180]-[.C179])/1000" office:value-type="float" office:value="2.0009453125" calcext:value-type="float">
            <text:p>2.0009</text:p>
          </table:table-cell>
          <table:table-cell table:formula="of:=[.D180]+[.E179]" office:value-type="float" office:value="355.9988828125" calcext:value-type="float">
            <text:p>355.9989</text:p>
          </table:table-cell>
          <table:table-cell table:style-name="ce9" table:formula="of:=[.E180]-2*([.$B180]-1)" office:value-type="float" office:value="-0.00111718750014234" calcext:value-type="float">
            <text:p>-0.0011171875</text:p>
          </table:table-cell>
          <table:table-cell table:style-name="Default" office:value-type="float" office:value="63625415361414.1" calcext:value-type="float">
            <text:p>63625415361414.1</text:p>
          </table:table-cell>
          <table:table-cell table:style-name="ce7" table:formula="of:=([.G180]-[.G179])/1000" office:value-type="float" office:value="2.0012421875" calcext:value-type="float">
            <text:p>2.0012</text:p>
          </table:table-cell>
          <table:table-cell table:style-name="ce7" table:formula="of:=[.H180]+[.I179]" office:value-type="float" office:value="355.9988046875" calcext:value-type="float">
            <text:p>355.9988</text:p>
          </table:table-cell>
          <table:table-cell table:style-name="ce10" table:formula="of:=[.I180]-2*([.$B180]-1)" office:value-type="float" office:value="-0.00119531249993088" calcext:value-type="float">
            <text:p>-0.0011953125</text:p>
          </table:table-cell>
          <table:table-cell table:style-name="Default" office:value-type="float" office:value="63625415832526" calcext:value-type="float">
            <text:p>63625415832526</text:p>
          </table:table-cell>
          <table:table-cell table:style-name="ce7" table:formula="of:=([.K180]-[.K179])/1000" office:value-type="float" office:value="1.9993125" calcext:value-type="float">
            <text:p>1.9993</text:p>
          </table:table-cell>
          <table:table-cell table:style-name="ce7" table:formula="of:=[.L180]+[.M179]" office:value-type="float" office:value="355.99903125" calcext:value-type="float">
            <text:p>355.9990</text:p>
          </table:table-cell>
          <table:table-cell table:style-name="ce11" table:formula="of:=[.M180]-2*([.$B180]-1)" office:value-type="float" office:value="-0.000968749999799456" calcext:value-type="float">
            <text:p>-0.00096875</text:p>
          </table:table-cell>
          <table:table-cell table:style-name="Default" office:value-type="float" office:value="63625416302936.1" calcext:value-type="float">
            <text:p>63625416302936.1</text:p>
          </table:table-cell>
          <table:table-cell table:style-name="ce7" table:formula="of:=([.O180]-[.O179])/1000" office:value-type="float" office:value="2.000203125" calcext:value-type="float">
            <text:p>2.0002</text:p>
          </table:table-cell>
          <table:table-cell table:style-name="ce7" table:formula="of:=[.P180]+[.Q179]" office:value-type="float" office:value="355.998796875" calcext:value-type="float">
            <text:p>355.9988</text:p>
          </table:table-cell>
          <table:table-cell table:style-name="ce12" table:formula="of:=[.Q180]-2*([.$B180]-1)" office:value-type="float" office:value="-0.00120312500018827" calcext:value-type="float">
            <text:p>-0.001203125</text:p>
          </table:table-cell>
          <table:table-cell table:style-name="Default" office:value-type="float" office:value="63625416786609.6" calcext:value-type="float">
            <text:p>63625416786609.6</text:p>
          </table:table-cell>
          <table:table-cell table:style-name="ce7" table:formula="of:=([.S180]-[.S179])/1000" office:value-type="float" office:value="1.9983828125" calcext:value-type="float">
            <text:p>1.9984</text:p>
          </table:table-cell>
          <table:table-cell table:style-name="ce7" table:formula="of:=[.T180]+[.U179]" office:value-type="float" office:value="355.99809375" calcext:value-type="float">
            <text:p>355.9981</text:p>
          </table:table-cell>
          <table:table-cell table:style-name="ce13" table:formula="of:=[.U180]-2*([.$B180]-1)" office:value-type="float" office:value="-0.00190624999993361" calcext:value-type="float">
            <text:p>-0.00190625</text:p>
          </table:table-cell>
          <table:table-cell table:style-name="Default" office:value-type="float" office:value="63625417281939.1" calcext:value-type="float">
            <text:p>63625417281939.1</text:p>
          </table:table-cell>
          <table:table-cell table:style-name="ce14" table:formula="of:=([.W180]-[.W179])/1000" office:value-type="float" office:value="1.99903125" calcext:value-type="float">
            <text:p>1.9990</text:p>
          </table:table-cell>
          <table:table-cell table:style-name="ce7" table:formula="of:=[.X180]+[.Y179]" office:value-type="float" office:value="357.997390625" calcext:value-type="float">
            <text:p>357.9974</text:p>
          </table:table-cell>
          <table:table-cell table:style-name="ce15" table:formula="of:=[.Y180]-2*([.$B180]-1)" office:value-type="float" office:value="1.99739062499998" calcext:value-type="float">
            <text:p>1.997390625</text:p>
          </table:table-cell>
          <table:table-cell table:style-name="Default" office:value-type="float" office:value="63625417756028.2" calcext:value-type="float">
            <text:p>63625417756028.2</text:p>
          </table:table-cell>
          <table:table-cell table:style-name="ce7" table:formula="of:=([.AA180]-[.AA179])/1000" office:value-type="float" office:value="2.0008359375" calcext:value-type="float">
            <text:p>2.0008</text:p>
          </table:table-cell>
          <table:table-cell table:style-name="ce7" table:formula="of:=[.AB180]+[.AC179]" office:value-type="float" office:value="355.998359375" calcext:value-type="float">
            <text:p>355.9984</text:p>
          </table:table-cell>
          <table:table-cell table:style-name="ce16" table:formula="of:=[.AC180]-2*([.$B180]-1)" office:value-type="float" office:value="-0.00164062499987949" calcext:value-type="float">
            <text:p>-0.001640625</text:p>
          </table:table-cell>
          <table:table-cell table:style-name="Default" office:value-type="float" office:value="63625418220992.2" calcext:value-type="float">
            <text:p>63625418220992.2</text:p>
          </table:table-cell>
          <table:table-cell table:style-name="ce7" table:formula="of:=([.AE180]-[.AE179])/1000" office:value-type="float" office:value="2.00046875" calcext:value-type="float">
            <text:p>2.0005</text:p>
          </table:table-cell>
          <table:table-cell table:style-name="ce7" table:formula="of:=[.AF180]+[.AG179]" office:value-type="float" office:value="355.9994140625" calcext:value-type="float">
            <text:p>355.9994</text:p>
          </table:table-cell>
          <table:table-cell table:style-name="ce17" table:formula="of:=[.AG180]-2*([.$B180]-1)" office:value-type="float" office:value="-0.000585937500147793" calcext:value-type="float">
            <text:p>-0.0005859375</text:p>
          </table:table-cell>
          <table:table-cell table:style-name="Default" office:value-type="float" office:value="63625418692786" calcext:value-type="float">
            <text:p>63625418692786</text:p>
          </table:table-cell>
          <table:table-cell table:style-name="ce7" table:formula="of:=([.AI180]-[.AI179])/1000" office:value-type="float" office:value="1.9986796875" calcext:value-type="float">
            <text:p>1.9987</text:p>
          </table:table-cell>
          <table:table-cell table:style-name="ce7" table:formula="of:=[.AJ180]+[.AK179]" office:value-type="float" office:value="355.9983125" calcext:value-type="float">
            <text:p>355.9983</text:p>
          </table:table-cell>
          <table:table-cell table:style-name="ce18" table:formula="of:=[.AK180]-2*([.$B180]-1)" office:value-type="float" office:value="-0.00168750000005957" calcext:value-type="float">
            <text:p>-0.0016875</text:p>
          </table:table-cell>
          <table:table-cell table:style-name="Default" office:value-type="float" office:value="63625419158469.1" calcext:value-type="float">
            <text:p>63625419158469.1</text:p>
          </table:table-cell>
          <table:table-cell table:style-name="ce19" table:formula="of:=([.AM180]-[.AM179])/1000" office:value-type="float" office:value="2.001109375" calcext:value-type="float">
            <text:p>2.0011</text:p>
          </table:table-cell>
          <table:table-cell table:style-name="ce7" table:formula="of:=[.AN180]+[.AO179]" office:value-type="float" office:value="357.9988203125" calcext:value-type="float">
            <text:p>357.9988</text:p>
          </table:table-cell>
          <table:table-cell table:style-name="ce20" table:formula="of:=[.AO180]-2*([.$B180]-1)" office:value-type="float" office:value="1.9988203124999" calcext:value-type="float">
            <text:p>1.9988203125</text:p>
          </table:table-cell>
          <table:table-cell table:style-name="Default" office:value-type="float" office:value="63625419626982.8" calcext:value-type="float">
            <text:p>63625419626982.8</text:p>
          </table:table-cell>
          <table:table-cell table:style-name="ce7" table:formula="of:=([.AQ180]-[.AQ179])/1000" office:value-type="float" office:value="2.0001640625" calcext:value-type="float">
            <text:p>2.0002</text:p>
          </table:table-cell>
          <table:table-cell table:style-name="ce7" table:formula="of:=[.AR180]+[.AS179]" office:value-type="float" office:value="355.9983046875" calcext:value-type="float">
            <text:p>355.9983</text:p>
          </table:table-cell>
          <table:table-cell table:style-name="ce21" table:formula="of:=[.AS180]-2*([.$B180]-1)" office:value-type="float" office:value="-0.00169531250014643" calcext:value-type="float">
            <text:p>-0.0016953125</text:p>
          </table:table-cell>
          <table:table-cell table:style-name="Default" office:value-type="float" office:value="63625420111498.1" calcext:value-type="float">
            <text:p>63625420111498.1</text:p>
          </table:table-cell>
          <table:table-cell table:style-name="ce7" table:formula="of:=([.AU180]-[.AU179])/1000" office:value-type="float" office:value="1.9990703125" calcext:value-type="float">
            <text:p>1.9991</text:p>
          </table:table-cell>
          <table:table-cell table:style-name="ce7" table:formula="of:=[.AV180]+[.AW179]" office:value-type="float" office:value="355.9976796875" calcext:value-type="float">
            <text:p>355.9977</text:p>
          </table:table-cell>
          <table:table-cell table:style-name="ce22" table:formula="of:=[.AW180]-2*([.$B180]-1)" office:value-type="float" office:value="-0.00232031250016007" calcext:value-type="float">
            <text:p>-0.0023203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80" calcext:value-type="float">
            <text:p>180</text:p>
          </table:table-cell>
          <table:table-cell office:value-type="float" office:value="63625414877128.4" calcext:value-type="float">
            <text:p>63625414877128.4</text:p>
          </table:table-cell>
          <table:table-cell table:formula="of:=([.C181]-[.C180])/1000" office:value-type="float" office:value="1.9999765625" calcext:value-type="float">
            <text:p>2.0000</text:p>
          </table:table-cell>
          <table:table-cell table:formula="of:=[.D181]+[.E180]" office:value-type="float" office:value="357.998859375" calcext:value-type="float">
            <text:p>357.9989</text:p>
          </table:table-cell>
          <table:table-cell table:style-name="ce9" table:formula="of:=[.E181]-2*([.$B181]-1)" office:value-type="float" office:value="-0.00114062500011869" calcext:value-type="float">
            <text:p>-0.001140625</text:p>
          </table:table-cell>
          <table:table-cell table:style-name="Default" office:value-type="float" office:value="63625415363413.2" calcext:value-type="float">
            <text:p>63625415363413.2</text:p>
          </table:table-cell>
          <table:table-cell table:style-name="ce7" table:formula="of:=([.G181]-[.G180])/1000" office:value-type="float" office:value="1.999109375" calcext:value-type="float">
            <text:p>1.9991</text:p>
          </table:table-cell>
          <table:table-cell table:style-name="ce7" table:formula="of:=[.H181]+[.I180]" office:value-type="float" office:value="357.9979140625" calcext:value-type="float">
            <text:p>357.9979</text:p>
          </table:table-cell>
          <table:table-cell table:style-name="ce10" table:formula="of:=[.I181]-2*([.$B181]-1)" office:value-type="float" office:value="-0.00208593749994179" calcext:value-type="float">
            <text:p>-0.0020859375</text:p>
          </table:table-cell>
          <table:table-cell table:style-name="Default" office:value-type="float" office:value="63625415834526.8" calcext:value-type="float">
            <text:p>63625415834526.8</text:p>
          </table:table-cell>
          <table:table-cell table:style-name="ce7" table:formula="of:=([.K181]-[.K180])/1000" office:value-type="float" office:value="2.000765625" calcext:value-type="float">
            <text:p>2.0008</text:p>
          </table:table-cell>
          <table:table-cell table:style-name="ce7" table:formula="of:=[.L181]+[.M180]" office:value-type="float" office:value="357.999796875" calcext:value-type="float">
            <text:p>357.9998</text:p>
          </table:table-cell>
          <table:table-cell table:style-name="ce11" table:formula="of:=[.M181]-2*([.$B181]-1)" office:value-type="float" office:value="-0.000203124999814008" calcext:value-type="float">
            <text:p>-0.000203125</text:p>
          </table:table-cell>
          <table:table-cell table:style-name="Default" office:value-type="float" office:value="63625416304936.2" calcext:value-type="float">
            <text:p>63625416304936.2</text:p>
          </table:table-cell>
          <table:table-cell table:style-name="ce7" table:formula="of:=([.O181]-[.O180])/1000" office:value-type="float" office:value="2.0001171875" calcext:value-type="float">
            <text:p>2.0001</text:p>
          </table:table-cell>
          <table:table-cell table:style-name="ce7" table:formula="of:=[.P181]+[.Q180]" office:value-type="float" office:value="357.9989140625" calcext:value-type="float">
            <text:p>357.9989</text:p>
          </table:table-cell>
          <table:table-cell table:style-name="ce12" table:formula="of:=[.Q181]-2*([.$B181]-1)" office:value-type="float" office:value="-0.00108593750019281" calcext:value-type="float">
            <text:p>-0.0010859375</text:p>
          </table:table-cell>
          <table:table-cell table:style-name="Default" office:value-type="float" office:value="63625416788609.7" calcext:value-type="float">
            <text:p>63625416788609.7</text:p>
          </table:table-cell>
          <table:table-cell table:style-name="ce7" table:formula="of:=([.S181]-[.S180])/1000" office:value-type="float" office:value="2.0001171875" calcext:value-type="float">
            <text:p>2.0001</text:p>
          </table:table-cell>
          <table:table-cell table:style-name="ce7" table:formula="of:=[.T181]+[.U180]" office:value-type="float" office:value="357.9982109375" calcext:value-type="float">
            <text:p>357.9982</text:p>
          </table:table-cell>
          <table:table-cell table:style-name="ce13" table:formula="of:=[.U181]-2*([.$B181]-1)" office:value-type="float" office:value="-0.00178906249993815" calcext:value-type="float">
            <text:p>-0.0017890625</text:p>
          </table:table-cell>
          <table:table-cell table:style-name="Default" office:value-type="float" office:value="63625417283941.8" calcext:value-type="float">
            <text:p>63625417283941.8</text:p>
          </table:table-cell>
          <table:table-cell table:style-name="ce14" table:formula="of:=([.W181]-[.W180])/1000" office:value-type="float" office:value="2.0027421875" calcext:value-type="float">
            <text:p>2.0027</text:p>
          </table:table-cell>
          <table:table-cell table:style-name="ce7" table:formula="of:=[.X181]+[.Y180]" office:value-type="float" office:value="360.0001328125" calcext:value-type="float">
            <text:p>360.0001</text:p>
          </table:table-cell>
          <table:table-cell table:style-name="ce15" table:formula="of:=[.Y181]-2*([.$B181]-1)" office:value-type="float" office:value="2.0001328125" calcext:value-type="float">
            <text:p>2.0001328125</text:p>
          </table:table-cell>
          <table:table-cell table:style-name="Default" office:value-type="float" office:value="63625417758028.4" calcext:value-type="float">
            <text:p>63625417758028.4</text:p>
          </table:table-cell>
          <table:table-cell table:style-name="ce7" table:formula="of:=([.AA181]-[.AA180])/1000" office:value-type="float" office:value="2.00021875" calcext:value-type="float">
            <text:p>2.0002</text:p>
          </table:table-cell>
          <table:table-cell table:style-name="ce7" table:formula="of:=[.AB181]+[.AC180]" office:value-type="float" office:value="357.998578125" calcext:value-type="float">
            <text:p>357.9986</text:p>
          </table:table-cell>
          <table:table-cell table:style-name="ce16" table:formula="of:=[.AC181]-2*([.$B181]-1)" office:value-type="float" office:value="-0.00142187499989177" calcext:value-type="float">
            <text:p>-0.001421875</text:p>
          </table:table-cell>
          <table:table-cell table:style-name="Default" office:value-type="float" office:value="63625418222990.5" calcext:value-type="float">
            <text:p>63625418222990.5</text:p>
          </table:table-cell>
          <table:table-cell table:style-name="ce7" table:formula="of:=([.AE181]-[.AE180])/1000" office:value-type="float" office:value="1.998296875" calcext:value-type="float">
            <text:p>1.9983</text:p>
          </table:table-cell>
          <table:table-cell table:style-name="ce7" table:formula="of:=[.AF181]+[.AG180]" office:value-type="float" office:value="357.9977109375" calcext:value-type="float">
            <text:p>357.9977</text:p>
          </table:table-cell>
          <table:table-cell table:style-name="ce17" table:formula="of:=[.AG181]-2*([.$B181]-1)" office:value-type="float" office:value="-0.0022890625001537" calcext:value-type="float">
            <text:p>-0.0022890625</text:p>
          </table:table-cell>
          <table:table-cell table:style-name="Default" office:value-type="float" office:value="63625418694785.9" calcext:value-type="float">
            <text:p>63625418694785.9</text:p>
          </table:table-cell>
          <table:table-cell table:style-name="ce7" table:formula="of:=([.AI181]-[.AI180])/1000" office:value-type="float" office:value="1.999875" calcext:value-type="float">
            <text:p>1.9999</text:p>
          </table:table-cell>
          <table:table-cell table:style-name="ce7" table:formula="of:=[.AJ181]+[.AK180]" office:value-type="float" office:value="357.9981875" calcext:value-type="float">
            <text:p>357.9982</text:p>
          </table:table-cell>
          <table:table-cell table:style-name="ce18" table:formula="of:=[.AK181]-2*([.$B181]-1)" office:value-type="float" office:value="-0.00181250000008504" calcext:value-type="float">
            <text:p>-0.0018125</text:p>
          </table:table-cell>
          <table:table-cell table:style-name="Default" office:value-type="float" office:value="63625419160467.9" calcext:value-type="float">
            <text:p>63625419160467.9</text:p>
          </table:table-cell>
          <table:table-cell table:style-name="ce19" table:formula="of:=([.AM181]-[.AM180])/1000" office:value-type="float" office:value="1.998796875" calcext:value-type="float">
            <text:p>1.9988</text:p>
          </table:table-cell>
          <table:table-cell table:style-name="ce7" table:formula="of:=[.AN181]+[.AO180]" office:value-type="float" office:value="359.9976171875" calcext:value-type="float">
            <text:p>359.9976</text:p>
          </table:table-cell>
          <table:table-cell table:style-name="ce20" table:formula="of:=[.AO181]-2*([.$B181]-1)" office:value-type="float" office:value="1.99761718749988" calcext:value-type="float">
            <text:p>1.9976171875</text:p>
          </table:table-cell>
          <table:table-cell table:style-name="Default" office:value-type="float" office:value="63625419628982.8" calcext:value-type="float">
            <text:p>63625419628982.8</text:p>
          </table:table-cell>
          <table:table-cell table:style-name="ce7" table:formula="of:=([.AQ181]-[.AQ180])/1000" office:value-type="float" office:value="2.000078125" calcext:value-type="float">
            <text:p>2.0001</text:p>
          </table:table-cell>
          <table:table-cell table:style-name="ce7" table:formula="of:=[.AR181]+[.AS180]" office:value-type="float" office:value="357.9983828125" calcext:value-type="float">
            <text:p>357.9984</text:p>
          </table:table-cell>
          <table:table-cell table:style-name="ce21" table:formula="of:=[.AS181]-2*([.$B181]-1)" office:value-type="float" office:value="-0.00161718750013051" calcext:value-type="float">
            <text:p>-0.0016171875</text:p>
          </table:table-cell>
          <table:table-cell table:style-name="Default" office:value-type="float" office:value="63625420113498" calcext:value-type="float">
            <text:p>63625420113498</text:p>
          </table:table-cell>
          <table:table-cell table:style-name="ce7" table:formula="of:=([.AU181]-[.AU180])/1000" office:value-type="float" office:value="1.9999140625" calcext:value-type="float">
            <text:p>1.9999</text:p>
          </table:table-cell>
          <table:table-cell table:style-name="ce7" table:formula="of:=[.AV181]+[.AW180]" office:value-type="float" office:value="357.99759375" calcext:value-type="float">
            <text:p>357.9976</text:p>
          </table:table-cell>
          <table:table-cell table:style-name="ce22" table:formula="of:=[.AW181]-2*([.$B181]-1)" office:value-type="float" office:value="-0.00240625000014916" calcext:value-type="float">
            <text:p>-0.00240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test</text:p>
          </table:table-cell>
          <table:table-cell table:style-name="ce6" office:value-type="float" office:value="181" calcext:value-type="float">
            <text:p>181</text:p>
          </table:table-cell>
          <table:table-cell office:value-type="float" office:value="63625414879129.1" calcext:value-type="float">
            <text:p>63625414879129.1</text:p>
          </table:table-cell>
          <table:table-cell table:formula="of:=([.C182]-[.C181])/1000" office:value-type="float" office:value="2.000609375" calcext:value-type="float">
            <text:p>2.0006</text:p>
          </table:table-cell>
          <table:table-cell table:formula="of:=[.D182]+[.E181]" office:value-type="float" office:value="359.99946875" calcext:value-type="float">
            <text:p>359.9995</text:p>
          </table:table-cell>
          <table:table-cell table:style-name="ce9" table:formula="of:=[.E182]-2*([.$B182]-1)" office:value-type="float" office:value="-0.00053125000010823" calcext:value-type="float">
            <text:p>-0.00053125</text:p>
          </table:table-cell>
          <table:table-cell table:style-name="Default" office:value-type="float" office:value="63625415365416.1" calcext:value-type="float">
            <text:p>63625415365416.1</text:p>
          </table:table-cell>
          <table:table-cell table:style-name="ce7" table:formula="of:=([.G182]-[.G181])/1000" office:value-type="float" office:value="2.00290625" calcext:value-type="float">
            <text:p>2.0029</text:p>
          </table:table-cell>
          <table:table-cell table:style-name="ce7" table:formula="of:=[.H182]+[.I181]" office:value-type="float" office:value="360.0008203125" calcext:value-type="float">
            <text:p>360.0008</text:p>
          </table:table-cell>
          <table:table-cell table:style-name="ce10" table:formula="of:=[.I182]-2*([.$B182]-1)" office:value-type="float" office:value="0.000820312500081855" calcext:value-type="float">
            <text:p>0.0008203125</text:p>
          </table:table-cell>
          <table:table-cell table:style-name="Default" office:value-type="float" office:value="63625415836525" calcext:value-type="float">
            <text:p>63625415836525</text:p>
          </table:table-cell>
          <table:table-cell table:style-name="ce7" table:formula="of:=([.K182]-[.K181])/1000" office:value-type="float" office:value="1.9982265625" calcext:value-type="float">
            <text:p>1.9982</text:p>
          </table:table-cell>
          <table:table-cell table:style-name="ce7" table:formula="of:=[.L182]+[.M181]" office:value-type="float" office:value="359.9980234375" calcext:value-type="float">
            <text:p>359.9980</text:p>
          </table:table-cell>
          <table:table-cell table:style-name="ce11" table:formula="of:=[.M182]-2*([.$B182]-1)" office:value-type="float" office:value="-0.00197656249980582" calcext:value-type="float">
            <text:p>-0.0019765625</text:p>
          </table:table-cell>
          <table:table-cell table:style-name="Default" office:value-type="float" office:value="63625416306935.4" calcext:value-type="float">
            <text:p>63625416306935.4</text:p>
          </table:table-cell>
          <table:table-cell table:style-name="ce7" table:formula="of:=([.O182]-[.O181])/1000" office:value-type="float" office:value="1.9992265625" calcext:value-type="float">
            <text:p>1.9992</text:p>
          </table:table-cell>
          <table:table-cell table:style-name="ce7" table:formula="of:=[.P182]+[.Q181]" office:value-type="float" office:value="359.998140625" calcext:value-type="float">
            <text:p>359.9981</text:p>
          </table:table-cell>
          <table:table-cell table:style-name="ce12" table:formula="of:=[.Q182]-2*([.$B182]-1)" office:value-type="float" office:value="-0.00185937500020827" calcext:value-type="float">
            <text:p>-0.001859375</text:p>
          </table:table-cell>
          <table:table-cell table:style-name="Default" office:value-type="float" office:value="63625416790611.8" calcext:value-type="float">
            <text:p>63625416790611.8</text:p>
          </table:table-cell>
          <table:table-cell table:style-name="ce7" table:formula="of:=([.S182]-[.S181])/1000" office:value-type="float" office:value="2.002078125" calcext:value-type="float">
            <text:p>2.0021</text:p>
          </table:table-cell>
          <table:table-cell table:style-name="ce7" table:formula="of:=[.T182]+[.U181]" office:value-type="float" office:value="360.0002890625" calcext:value-type="float">
            <text:p>360.0003</text:p>
          </table:table-cell>
          <table:table-cell table:style-name="ce13" table:formula="of:=[.U182]-2*([.$B182]-1)" office:value-type="float" office:value="0.000289062500087311" calcext:value-type="float">
            <text:p>0.0002890625</text:p>
          </table:table-cell>
          <table:table-cell table:style-name="Default" office:value-type="float" office:value="63625417285941.8" calcext:value-type="float">
            <text:p>63625417285941.8</text:p>
          </table:table-cell>
          <table:table-cell table:style-name="ce14" table:formula="of:=([.W182]-[.W181])/1000" office:value-type="float" office:value="1.999921875" calcext:value-type="float">
            <text:p>1.9999</text:p>
          </table:table-cell>
          <table:table-cell table:style-name="ce7" table:formula="of:=[.X182]+[.Y181]" office:value-type="float" office:value="362.0000546875" calcext:value-type="float">
            <text:p>362.0001</text:p>
          </table:table-cell>
          <table:table-cell table:style-name="ce15" table:formula="of:=[.Y182]-2*([.$B182]-1)" office:value-type="float" office:value="2.00005468749998" calcext:value-type="float">
            <text:p>2.0000546875</text:p>
          </table:table-cell>
          <table:table-cell table:style-name="Default" office:value-type="float" office:value="63625417760030.5" calcext:value-type="float">
            <text:p>63625417760030.5</text:p>
          </table:table-cell>
          <table:table-cell table:style-name="ce7" table:formula="of:=([.AA182]-[.AA181])/1000" office:value-type="float" office:value="2.0021015625" calcext:value-type="float">
            <text:p>2.0021</text:p>
          </table:table-cell>
          <table:table-cell table:style-name="ce7" table:formula="of:=[.AB182]+[.AC181]" office:value-type="float" office:value="360.0006796875" calcext:value-type="float">
            <text:p>360.0007</text:p>
          </table:table-cell>
          <table:table-cell table:style-name="ce16" table:formula="of:=[.AC182]-2*([.$B182]-1)" office:value-type="float" office:value="0.000679687500110049" calcext:value-type="float">
            <text:p>0.0006796875</text:p>
          </table:table-cell>
          <table:table-cell table:style-name="Default" office:value-type="float" office:value="63625418224992.2" calcext:value-type="float">
            <text:p>63625418224992.2</text:p>
          </table:table-cell>
          <table:table-cell table:style-name="ce7" table:formula="of:=([.AE182]-[.AE181])/1000" office:value-type="float" office:value="2.0017265625" calcext:value-type="float">
            <text:p>2.0017</text:p>
          </table:table-cell>
          <table:table-cell table:style-name="ce7" table:formula="of:=[.AF182]+[.AG181]" office:value-type="float" office:value="359.9994375" calcext:value-type="float">
            <text:p>359.9994</text:p>
          </table:table-cell>
          <table:table-cell table:style-name="ce17" table:formula="of:=[.AG182]-2*([.$B182]-1)" office:value-type="float" office:value="-0.00056250000017144" calcext:value-type="float">
            <text:p>-0.0005625</text:p>
          </table:table-cell>
          <table:table-cell table:style-name="Default" office:value-type="float" office:value="63625418696785.8" calcext:value-type="float">
            <text:p>63625418696785.8</text:p>
          </table:table-cell>
          <table:table-cell table:style-name="ce7" table:formula="of:=([.AI182]-[.AI181])/1000" office:value-type="float" office:value="1.9999453125" calcext:value-type="float">
            <text:p>1.9999</text:p>
          </table:table-cell>
          <table:table-cell table:style-name="ce7" table:formula="of:=[.AJ182]+[.AK181]" office:value-type="float" office:value="359.9981328125" calcext:value-type="float">
            <text:p>359.9981</text:p>
          </table:table-cell>
          <table:table-cell table:style-name="ce18" table:formula="of:=[.AK182]-2*([.$B182]-1)" office:value-type="float" office:value="-0.00186718750006776" calcext:value-type="float">
            <text:p>-0.0018671875</text:p>
          </table:table-cell>
          <table:table-cell table:style-name="Default" office:value-type="float" office:value="63625419162468.1" calcext:value-type="float">
            <text:p>63625419162468.1</text:p>
          </table:table-cell>
          <table:table-cell table:style-name="ce19" table:formula="of:=([.AM182]-[.AM181])/1000" office:value-type="float" office:value="2.0001640625" calcext:value-type="float">
            <text:p>2.0002</text:p>
          </table:table-cell>
          <table:table-cell table:style-name="ce7" table:formula="of:=[.AN182]+[.AO181]" office:value-type="float" office:value="361.99778125" calcext:value-type="float">
            <text:p>361.9978</text:p>
          </table:table-cell>
          <table:table-cell table:style-name="ce20" table:formula="of:=[.AO182]-2*([.$B182]-1)" office:value-type="float" office:value="1.99778124999989" calcext:value-type="float">
            <text:p>1.99778125</text:p>
          </table:table-cell>
          <table:table-cell table:style-name="Default" office:value-type="float" office:value="63625419630983.5" calcext:value-type="float">
            <text:p>63625419630983.5</text:p>
          </table:table-cell>
          <table:table-cell table:style-name="ce7" table:formula="of:=([.AQ182]-[.AQ181])/1000" office:value-type="float" office:value="2.0006328125" calcext:value-type="float">
            <text:p>2.0006</text:p>
          </table:table-cell>
          <table:table-cell table:style-name="ce7" table:formula="of:=[.AR182]+[.AS181]" office:value-type="float" office:value="359.999015625" calcext:value-type="float">
            <text:p>359.9990</text:p>
          </table:table-cell>
          <table:table-cell table:style-name="ce21" table:formula="of:=[.AS182]-2*([.$B182]-1)" office:value-type="float" office:value="-0.0009843750001437" calcext:value-type="float">
            <text:p>-0.000984375</text:p>
          </table:table-cell>
          <table:table-cell table:style-name="Default" office:value-type="float" office:value="63625420115500.5" calcext:value-type="float">
            <text:p>63625420115500.5</text:p>
          </table:table-cell>
          <table:table-cell table:style-name="ce7" table:formula="of:=([.AU182]-[.AU181])/1000" office:value-type="float" office:value="2.0024296875" calcext:value-type="float">
            <text:p>2.0024</text:p>
          </table:table-cell>
          <table:table-cell table:style-name="ce7" table:formula="of:=[.AV182]+[.AW181]" office:value-type="float" office:value="360.0000234375" calcext:value-type="float">
            <text:p>360.0000</text:p>
          </table:table-cell>
          <table:table-cell table:style-name="ce22" table:formula="of:=[.AW182]-2*([.$B182]-1)" office:value-type="float" office:value="0.0000234374998626663" calcext:value-type="float">
            <text:p>2.34374998626663E-0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eedback</text:p>
          </table:table-cell>
          <table:table-cell table:style-name="ce6" office:value-type="float" office:value="182" calcext:value-type="float">
            <text:p>182</text:p>
          </table:table-cell>
          <table:table-cell office:value-type="float" office:value="63625414881128" calcext:value-type="float">
            <text:p>63625414881128</text:p>
          </table:table-cell>
          <table:table-cell table:formula="of:=([.C183]-[.C182])/1000" office:value-type="float" office:value="1.999" calcext:value-type="float">
            <text:p>1.9990</text:p>
          </table:table-cell>
          <table:table-cell table:formula="of:=[.D183]+[.E182]" office:value-type="float" office:value="361.99846875" calcext:value-type="float">
            <text:p>361.9985</text:p>
          </table:table-cell>
          <table:table-cell table:style-name="ce9" table:formula="of:=[.E183]-2*([.$B183]-1)" office:value-type="float" office:value="-0.00153125000008458" calcext:value-type="float">
            <text:p>-0.00153125</text:p>
          </table:table-cell>
          <table:table-cell table:style-name="Default" office:value-type="float" office:value="63625415367413.9" calcext:value-type="float">
            <text:p>63625415367413.9</text:p>
          </table:table-cell>
          <table:table-cell table:style-name="ce7" table:formula="of:=([.G183]-[.G182])/1000" office:value-type="float" office:value="1.9978046875" calcext:value-type="float">
            <text:p>1.9978</text:p>
          </table:table-cell>
          <table:table-cell table:style-name="ce7" table:formula="of:=[.H183]+[.I182]" office:value-type="float" office:value="361.998625" calcext:value-type="float">
            <text:p>361.9986</text:p>
          </table:table-cell>
          <table:table-cell table:style-name="ce10" table:formula="of:=[.I183]-2*([.$B183]-1)" office:value-type="float" office:value="-0.00137499999993906" calcext:value-type="float">
            <text:p>-0.001375</text:p>
          </table:table-cell>
          <table:table-cell table:style-name="Default" office:value-type="float" office:value="63625415838525.7" calcext:value-type="float">
            <text:p>63625415838525.7</text:p>
          </table:table-cell>
          <table:table-cell table:style-name="ce7" table:formula="of:=([.K183]-[.K182])/1000" office:value-type="float" office:value="2.0006484375" calcext:value-type="float">
            <text:p>2.0006</text:p>
          </table:table-cell>
          <table:table-cell table:style-name="ce7" table:formula="of:=[.L183]+[.M182]" office:value-type="float" office:value="361.998671875" calcext:value-type="float">
            <text:p>361.9987</text:p>
          </table:table-cell>
          <table:table-cell table:style-name="ce11" table:formula="of:=[.M183]-2*([.$B183]-1)" office:value-type="float" office:value="-0.00132812499981583" calcext:value-type="float">
            <text:p>-0.001328125</text:p>
          </table:table-cell>
          <table:table-cell table:style-name="Default" office:value-type="float" office:value="63625416308936.6" calcext:value-type="float">
            <text:p>63625416308936.6</text:p>
          </table:table-cell>
          <table:table-cell table:style-name="ce7" table:formula="of:=([.O183]-[.O182])/1000" office:value-type="float" office:value="2.00121875" calcext:value-type="float">
            <text:p>2.0012</text:p>
          </table:table-cell>
          <table:table-cell table:style-name="ce7" table:formula="of:=[.P183]+[.Q182]" office:value-type="float" office:value="361.999359375" calcext:value-type="float">
            <text:p>361.9994</text:p>
          </table:table-cell>
          <table:table-cell table:style-name="ce12" table:formula="of:=[.Q183]-2*([.$B183]-1)" office:value-type="float" office:value="-0.000640625000187356" calcext:value-type="float">
            <text:p>-0.000640625</text:p>
          </table:table-cell>
          <table:table-cell table:style-name="Default" office:value-type="float" office:value="63625416792610.1" calcext:value-type="float">
            <text:p>63625416792610.1</text:p>
          </table:table-cell>
          <table:table-cell table:style-name="ce7" table:formula="of:=([.S183]-[.S182])/1000" office:value-type="float" office:value="1.99828125" calcext:value-type="float">
            <text:p>1.9983</text:p>
          </table:table-cell>
          <table:table-cell table:style-name="ce7" table:formula="of:=[.T183]+[.U182]" office:value-type="float" office:value="361.9985703125" calcext:value-type="float">
            <text:p>361.9986</text:p>
          </table:table-cell>
          <table:table-cell table:style-name="ce13" table:formula="of:=[.U183]-2*([.$B183]-1)" office:value-type="float" office:value="-0.00142968749992178" calcext:value-type="float">
            <text:p>-0.0014296875</text:p>
          </table:table-cell>
          <table:table-cell table:style-name="Default" office:value-type="float" office:value="63625417287939.5" calcext:value-type="float">
            <text:p>63625417287939.5</text:p>
          </table:table-cell>
          <table:table-cell table:style-name="ce14" table:formula="of:=([.W183]-[.W182])/1000" office:value-type="float" office:value="1.997703125" calcext:value-type="float">
            <text:p>1.9977</text:p>
          </table:table-cell>
          <table:table-cell table:style-name="ce7" table:formula="of:=[.X183]+[.Y182]" office:value-type="float" office:value="363.9977578125" calcext:value-type="float">
            <text:p>363.9978</text:p>
          </table:table-cell>
          <table:table-cell table:style-name="ce15" table:formula="of:=[.Y183]-2*([.$B183]-1)" office:value-type="float" office:value="1.99775781249997" calcext:value-type="float">
            <text:p>1.9977578125</text:p>
          </table:table-cell>
          <table:table-cell table:style-name="Default" office:value-type="float" office:value="63625417762027.9" calcext:value-type="float">
            <text:p>63625417762027.9</text:p>
          </table:table-cell>
          <table:table-cell table:style-name="ce7" table:formula="of:=([.AA183]-[.AA182])/1000" office:value-type="float" office:value="1.9973671875" calcext:value-type="float">
            <text:p>1.9974</text:p>
          </table:table-cell>
          <table:table-cell table:style-name="ce7" table:formula="of:=[.AB183]+[.AC182]" office:value-type="float" office:value="361.998046875" calcext:value-type="float">
            <text:p>361.9980</text:p>
          </table:table-cell>
          <table:table-cell table:style-name="ce16" table:formula="of:=[.AC183]-2*([.$B183]-1)" office:value-type="float" office:value="-0.00195312499988631" calcext:value-type="float">
            <text:p>-0.001953125</text:p>
          </table:table-cell>
          <table:table-cell table:style-name="Default" office:value-type="float" office:value="63625418226991" calcext:value-type="float">
            <text:p>63625418226991</text:p>
          </table:table-cell>
          <table:table-cell table:style-name="ce7" table:formula="of:=([.AE183]-[.AE182])/1000" office:value-type="float" office:value="1.9987734375" calcext:value-type="float">
            <text:p>1.9988</text:p>
          </table:table-cell>
          <table:table-cell table:style-name="ce7" table:formula="of:=[.AF183]+[.AG182]" office:value-type="float" office:value="361.9982109375" calcext:value-type="float">
            <text:p>361.9982</text:p>
          </table:table-cell>
          <table:table-cell table:style-name="ce17" table:formula="of:=[.AG183]-2*([.$B183]-1)" office:value-type="float" office:value="-0.00178906250016553" calcext:value-type="float">
            <text:p>-0.0017890625</text:p>
          </table:table-cell>
          <table:table-cell table:style-name="Default" office:value-type="float" office:value="63625418698788.2" calcext:value-type="float">
            <text:p>63625418698788.2</text:p>
          </table:table-cell>
          <table:table-cell table:style-name="ce7" table:formula="of:=([.AI183]-[.AI182])/1000" office:value-type="float" office:value="2.002375" calcext:value-type="float">
            <text:p>2.0024</text:p>
          </table:table-cell>
          <table:table-cell table:style-name="ce7" table:formula="of:=[.AJ183]+[.AK182]" office:value-type="float" office:value="362.0005078125" calcext:value-type="float">
            <text:p>362.0005</text:p>
          </table:table-cell>
          <table:table-cell table:style-name="ce18" table:formula="of:=[.AK183]-2*([.$B183]-1)" office:value-type="float" office:value="0.000507812499904503" calcext:value-type="float">
            <text:p>0.0005078125</text:p>
          </table:table-cell>
          <table:table-cell table:style-name="Default" office:value-type="float" office:value="63625419164468.1" calcext:value-type="float">
            <text:p>63625419164468.1</text:p>
          </table:table-cell>
          <table:table-cell table:style-name="ce19" table:formula="of:=([.AM183]-[.AM182])/1000" office:value-type="float" office:value="2" calcext:value-type="float">
            <text:p>2.0000</text:p>
          </table:table-cell>
          <table:table-cell table:style-name="ce7" table:formula="of:=[.AN183]+[.AO182]" office:value-type="float" office:value="363.99778125" calcext:value-type="float">
            <text:p>363.9978</text:p>
          </table:table-cell>
          <table:table-cell table:style-name="ce20" table:formula="of:=[.AO183]-2*([.$B183]-1)" office:value-type="float" office:value="1.99778124999989" calcext:value-type="float">
            <text:p>1.99778125</text:p>
          </table:table-cell>
          <table:table-cell table:style-name="Default" office:value-type="float" office:value="63625419632983.3" calcext:value-type="float">
            <text:p>63625419632983.3</text:p>
          </table:table-cell>
          <table:table-cell table:style-name="ce7" table:formula="of:=([.AQ183]-[.AQ182])/1000" office:value-type="float" office:value="1.9998125" calcext:value-type="float">
            <text:p>1.9998</text:p>
          </table:table-cell>
          <table:table-cell table:style-name="ce7" table:formula="of:=[.AR183]+[.AS182]" office:value-type="float" office:value="361.998828125" calcext:value-type="float">
            <text:p>361.9988</text:p>
          </table:table-cell>
          <table:table-cell table:style-name="ce21" table:formula="of:=[.AS183]-2*([.$B183]-1)" office:value-type="float" office:value="-0.00117187500012506" calcext:value-type="float">
            <text:p>-0.001171875</text:p>
          </table:table-cell>
          <table:table-cell table:style-name="Default" office:value-type="float" office:value="63625420117498.3" calcext:value-type="float">
            <text:p>63625420117498.3</text:p>
          </table:table-cell>
          <table:table-cell table:style-name="ce7" table:formula="of:=([.AU183]-[.AU182])/1000" office:value-type="float" office:value="1.99784375" calcext:value-type="float">
            <text:p>1.9978</text:p>
          </table:table-cell>
          <table:table-cell table:style-name="ce7" table:formula="of:=[.AV183]+[.AW182]" office:value-type="float" office:value="361.9978671875" calcext:value-type="float">
            <text:p>361.9979</text:p>
          </table:table-cell>
          <table:table-cell table:style-name="ce22" table:formula="of:=[.AW183]-2*([.$B183]-1)" office:value-type="float" office:value="-0.00213281250012187" calcext:value-type="float">
            <text:p>-0.0021328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83" calcext:value-type="float">
            <text:p>183</text:p>
          </table:table-cell>
          <table:table-cell office:value-type="float" office:value="63625414883128.9" calcext:value-type="float">
            <text:p>63625414883128.9</text:p>
          </table:table-cell>
          <table:table-cell table:formula="of:=([.C184]-[.C183])/1000" office:value-type="float" office:value="2.0008359375" calcext:value-type="float">
            <text:p>2.0008</text:p>
          </table:table-cell>
          <table:table-cell table:formula="of:=[.D184]+[.E183]" office:value-type="float" office:value="363.9993046875" calcext:value-type="float">
            <text:p>363.9993</text:p>
          </table:table-cell>
          <table:table-cell table:style-name="ce9" table:formula="of:=[.E184]-2*([.$B184]-1)" office:value-type="float" office:value="-0.000695312500056389" calcext:value-type="float">
            <text:p>-0.0006953125</text:p>
          </table:table-cell>
          <table:table-cell table:style-name="Default" office:value-type="float" office:value="63625415369413.7" calcext:value-type="float">
            <text:p>63625415369413.7</text:p>
          </table:table-cell>
          <table:table-cell table:style-name="ce7" table:formula="of:=([.G184]-[.G183])/1000" office:value-type="float" office:value="1.999796875" calcext:value-type="float">
            <text:p>1.9998</text:p>
          </table:table-cell>
          <table:table-cell table:style-name="ce7" table:formula="of:=[.H184]+[.I183]" office:value-type="float" office:value="363.998421875" calcext:value-type="float">
            <text:p>363.9984</text:p>
          </table:table-cell>
          <table:table-cell table:style-name="ce10" table:formula="of:=[.I184]-2*([.$B184]-1)" office:value-type="float" office:value="-0.0015781249999236" calcext:value-type="float">
            <text:p>-0.001578125</text:p>
          </table:table-cell>
          <table:table-cell table:style-name="Default" office:value-type="float" office:value="63625415840526.9" calcext:value-type="float">
            <text:p>63625415840526.9</text:p>
          </table:table-cell>
          <table:table-cell table:style-name="ce7" table:formula="of:=([.K184]-[.K183])/1000" office:value-type="float" office:value="2.0012734375" calcext:value-type="float">
            <text:p>2.0013</text:p>
          </table:table-cell>
          <table:table-cell table:style-name="ce7" table:formula="of:=[.L184]+[.M183]" office:value-type="float" office:value="363.9999453125" calcext:value-type="float">
            <text:p>363.9999</text:p>
          </table:table-cell>
          <table:table-cell table:style-name="ce11" table:formula="of:=[.M184]-2*([.$B184]-1)" office:value-type="float" office:value="-0.0000546874998121893" calcext:value-type="float">
            <text:p>-5.46874998121893E-05</text:p>
          </table:table-cell>
          <table:table-cell table:style-name="Default" office:value-type="float" office:value="63625416310938.3" calcext:value-type="float">
            <text:p>63625416310938.3</text:p>
          </table:table-cell>
          <table:table-cell table:style-name="ce7" table:formula="of:=([.O184]-[.O183])/1000" office:value-type="float" office:value="2.0016484375" calcext:value-type="float">
            <text:p>2.0016</text:p>
          </table:table-cell>
          <table:table-cell table:style-name="ce7" table:formula="of:=[.P184]+[.Q183]" office:value-type="float" office:value="364.0010078125" calcext:value-type="float">
            <text:p>364.0010</text:p>
          </table:table-cell>
          <table:table-cell table:style-name="ce12" table:formula="of:=[.Q184]-2*([.$B184]-1)" office:value-type="float" office:value="0.00100781249983584" calcext:value-type="float">
            <text:p>0.0010078125</text:p>
          </table:table-cell>
          <table:table-cell table:style-name="Default" office:value-type="float" office:value="63625416794610.2" calcext:value-type="float">
            <text:p>63625416794610.2</text:p>
          </table:table-cell>
          <table:table-cell table:style-name="ce7" table:formula="of:=([.S184]-[.S183])/1000" office:value-type="float" office:value="2.00015625" calcext:value-type="float">
            <text:p>2.0002</text:p>
          </table:table-cell>
          <table:table-cell table:style-name="ce7" table:formula="of:=[.T184]+[.U183]" office:value-type="float" office:value="363.9987265625" calcext:value-type="float">
            <text:p>363.9987</text:p>
          </table:table-cell>
          <table:table-cell table:style-name="ce13" table:formula="of:=[.U184]-2*([.$B184]-1)" office:value-type="float" office:value="-0.00127343749994679" calcext:value-type="float">
            <text:p>-0.0012734375</text:p>
          </table:table-cell>
          <table:table-cell table:style-name="Default" office:value-type="float" office:value="63625417289941.3" calcext:value-type="float">
            <text:p>63625417289941.3</text:p>
          </table:table-cell>
          <table:table-cell table:style-name="ce14" table:formula="of:=([.W184]-[.W183])/1000" office:value-type="float" office:value="2.0018828125" calcext:value-type="float">
            <text:p>2.0019</text:p>
          </table:table-cell>
          <table:table-cell table:style-name="ce7" table:formula="of:=[.X184]+[.Y183]" office:value-type="float" office:value="365.999640625" calcext:value-type="float">
            <text:p>365.9996</text:p>
          </table:table-cell>
          <table:table-cell table:style-name="ce15" table:formula="of:=[.Y184]-2*([.$B184]-1)" office:value-type="float" office:value="1.99964062499998" calcext:value-type="float">
            <text:p>1.999640625</text:p>
          </table:table-cell>
          <table:table-cell table:style-name="Default" office:value-type="float" office:value="63625417764028.1" calcext:value-type="float">
            <text:p>63625417764028.1</text:p>
          </table:table-cell>
          <table:table-cell table:style-name="ce7" table:formula="of:=([.AA184]-[.AA183])/1000" office:value-type="float" office:value="2.0002265625" calcext:value-type="float">
            <text:p>2.0002</text:p>
          </table:table-cell>
          <table:table-cell table:style-name="ce7" table:formula="of:=[.AB184]+[.AC183]" office:value-type="float" office:value="363.9982734375" calcext:value-type="float">
            <text:p>363.9983</text:p>
          </table:table-cell>
          <table:table-cell table:style-name="ce16" table:formula="of:=[.AC184]-2*([.$B184]-1)" office:value-type="float" office:value="-0.00172656249986858" calcext:value-type="float">
            <text:p>-0.0017265625</text:p>
          </table:table-cell>
          <table:table-cell table:style-name="Default" office:value-type="float" office:value="63625418228992.3" calcext:value-type="float">
            <text:p>63625418228992.3</text:p>
          </table:table-cell>
          <table:table-cell table:style-name="ce7" table:formula="of:=([.AE184]-[.AE183])/1000" office:value-type="float" office:value="2.0012734375" calcext:value-type="float">
            <text:p>2.0013</text:p>
          </table:table-cell>
          <table:table-cell table:style-name="ce7" table:formula="of:=[.AF184]+[.AG183]" office:value-type="float" office:value="363.999484375" calcext:value-type="float">
            <text:p>363.9995</text:p>
          </table:table-cell>
          <table:table-cell table:style-name="ce17" table:formula="of:=[.AG184]-2*([.$B184]-1)" office:value-type="float" office:value="-0.00051562500016189" calcext:value-type="float">
            <text:p>-0.000515625</text:p>
          </table:table-cell>
          <table:table-cell table:style-name="Default" office:value-type="float" office:value="63625418700786.1" calcext:value-type="float">
            <text:p>63625418700786.1</text:p>
          </table:table-cell>
          <table:table-cell table:style-name="ce7" table:formula="of:=([.AI184]-[.AI183])/1000" office:value-type="float" office:value="1.9978515625" calcext:value-type="float">
            <text:p>1.9979</text:p>
          </table:table-cell>
          <table:table-cell table:style-name="ce7" table:formula="of:=[.AJ184]+[.AK183]" office:value-type="float" office:value="363.998359375" calcext:value-type="float">
            <text:p>363.9984</text:p>
          </table:table-cell>
          <table:table-cell table:style-name="ce18" table:formula="of:=[.AK184]-2*([.$B184]-1)" office:value-type="float" office:value="-0.00164062500010687" calcext:value-type="float">
            <text:p>-0.001640625</text:p>
          </table:table-cell>
          <table:table-cell table:style-name="Default" office:value-type="float" office:value="63625419166470.3" calcext:value-type="float">
            <text:p>63625419166470.3</text:p>
          </table:table-cell>
          <table:table-cell table:style-name="ce19" table:formula="of:=([.AM184]-[.AM183])/1000" office:value-type="float" office:value="2.0021953125" calcext:value-type="float">
            <text:p>2.0022</text:p>
          </table:table-cell>
          <table:table-cell table:style-name="ce7" table:formula="of:=[.AN184]+[.AO183]" office:value-type="float" office:value="365.9999765625" calcext:value-type="float">
            <text:p>366.0000</text:p>
          </table:table-cell>
          <table:table-cell table:style-name="ce20" table:formula="of:=[.AO184]-2*([.$B184]-1)" office:value-type="float" office:value="1.99997656249991" calcext:value-type="float">
            <text:p>1.9999765625</text:p>
          </table:table-cell>
          <table:table-cell table:style-name="Default" office:value-type="float" office:value="63625419634985.6" calcext:value-type="float">
            <text:p>63625419634985.6</text:p>
          </table:table-cell>
          <table:table-cell table:style-name="ce7" table:formula="of:=([.AQ184]-[.AQ183])/1000" office:value-type="float" office:value="2.0023046875" calcext:value-type="float">
            <text:p>2.0023</text:p>
          </table:table-cell>
          <table:table-cell table:style-name="ce7" table:formula="of:=[.AR184]+[.AS183]" office:value-type="float" office:value="364.0011328125" calcext:value-type="float">
            <text:p>364.0011</text:p>
          </table:table-cell>
          <table:table-cell table:style-name="ce21" table:formula="of:=[.AS184]-2*([.$B184]-1)" office:value-type="float" office:value="0.0011328124998613" calcext:value-type="float">
            <text:p>0.0011328125</text:p>
          </table:table-cell>
          <table:table-cell table:style-name="Default" office:value-type="float" office:value="63625420119498.4" calcext:value-type="float">
            <text:p>63625420119498.4</text:p>
          </table:table-cell>
          <table:table-cell table:style-name="ce7" table:formula="of:=([.AU184]-[.AU183])/1000" office:value-type="float" office:value="2.0000703125" calcext:value-type="float">
            <text:p>2.0001</text:p>
          </table:table-cell>
          <table:table-cell table:style-name="ce7" table:formula="of:=[.AV184]+[.AW183]" office:value-type="float" office:value="363.9979375" calcext:value-type="float">
            <text:p>363.9979</text:p>
          </table:table-cell>
          <table:table-cell table:style-name="ce22" table:formula="of:=[.AW184]-2*([.$B184]-1)" office:value-type="float" office:value="-0.00206250000013597" calcext:value-type="float">
            <text:p>-0.0020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84" calcext:value-type="float">
            <text:p>184</text:p>
          </table:table-cell>
          <table:table-cell office:value-type="float" office:value="63625414885128.4" calcext:value-type="float">
            <text:p>63625414885128.4</text:p>
          </table:table-cell>
          <table:table-cell table:formula="of:=([.C185]-[.C184])/1000" office:value-type="float" office:value="1.999484375" calcext:value-type="float">
            <text:p>1.9995</text:p>
          </table:table-cell>
          <table:table-cell table:formula="of:=[.D185]+[.E184]" office:value-type="float" office:value="365.9987890625" calcext:value-type="float">
            <text:p>365.9988</text:p>
          </table:table-cell>
          <table:table-cell table:style-name="ce9" table:formula="of:=[.E185]-2*([.$B185]-1)" office:value-type="float" office:value="-0.00121093750004775" calcext:value-type="float">
            <text:p>-0.0012109375</text:p>
          </table:table-cell>
          <table:table-cell table:style-name="Default" office:value-type="float" office:value="63625415371413.9" calcext:value-type="float">
            <text:p>63625415371413.9</text:p>
          </table:table-cell>
          <table:table-cell table:style-name="ce7" table:formula="of:=([.G185]-[.G184])/1000" office:value-type="float" office:value="2.0001640625" calcext:value-type="float">
            <text:p>2.0002</text:p>
          </table:table-cell>
          <table:table-cell table:style-name="ce7" table:formula="of:=[.H185]+[.I184]" office:value-type="float" office:value="365.9985859375" calcext:value-type="float">
            <text:p>365.9986</text:p>
          </table:table-cell>
          <table:table-cell table:style-name="ce10" table:formula="of:=[.I185]-2*([.$B185]-1)" office:value-type="float" office:value="-0.0014140624999186" calcext:value-type="float">
            <text:p>-0.0014140625</text:p>
          </table:table-cell>
          <table:table-cell table:style-name="Default" office:value-type="float" office:value="63625415842528.4" calcext:value-type="float">
            <text:p>63625415842528.4</text:p>
          </table:table-cell>
          <table:table-cell table:style-name="ce7" table:formula="of:=([.K185]-[.K184])/1000" office:value-type="float" office:value="2.00140625" calcext:value-type="float">
            <text:p>2.0014</text:p>
          </table:table-cell>
          <table:table-cell table:style-name="ce7" table:formula="of:=[.L185]+[.M184]" office:value-type="float" office:value="366.0013515625" calcext:value-type="float">
            <text:p>366.0014</text:p>
          </table:table-cell>
          <table:table-cell table:style-name="ce11" table:formula="of:=[.M185]-2*([.$B185]-1)" office:value-type="float" office:value="0.00135156250019008" calcext:value-type="float">
            <text:p>0.0013515625</text:p>
          </table:table-cell>
          <table:table-cell table:style-name="Default" office:value-type="float" office:value="63625416312935.7" calcext:value-type="float">
            <text:p>63625416312935.7</text:p>
          </table:table-cell>
          <table:table-cell table:style-name="ce7" table:formula="of:=([.O185]-[.O184])/1000" office:value-type="float" office:value="1.9973984375" calcext:value-type="float">
            <text:p>1.9974</text:p>
          </table:table-cell>
          <table:table-cell table:style-name="ce7" table:formula="of:=[.P185]+[.Q184]" office:value-type="float" office:value="365.99840625" calcext:value-type="float">
            <text:p>365.9984</text:p>
          </table:table-cell>
          <table:table-cell table:style-name="ce12" table:formula="of:=[.Q185]-2*([.$B185]-1)" office:value-type="float" office:value="-0.00159375000015416" calcext:value-type="float">
            <text:p>-0.00159375</text:p>
          </table:table-cell>
          <table:table-cell table:style-name="Default" office:value-type="float" office:value="63625416796610.4" calcext:value-type="float">
            <text:p>63625416796610.4</text:p>
          </table:table-cell>
          <table:table-cell table:style-name="ce7" table:formula="of:=([.S185]-[.S184])/1000" office:value-type="float" office:value="2.000171875" calcext:value-type="float">
            <text:p>2.0002</text:p>
          </table:table-cell>
          <table:table-cell table:style-name="ce7" table:formula="of:=[.T185]+[.U184]" office:value-type="float" office:value="365.9988984375" calcext:value-type="float">
            <text:p>365.9989</text:p>
          </table:table-cell>
          <table:table-cell table:style-name="ce13" table:formula="of:=[.U185]-2*([.$B185]-1)" office:value-type="float" office:value="-0.00110156249996862" calcext:value-type="float">
            <text:p>-0.0011015625</text:p>
          </table:table-cell>
          <table:table-cell table:style-name="Default" office:value-type="float" office:value="63625417291942.2" calcext:value-type="float">
            <text:p>63625417291942.2</text:p>
          </table:table-cell>
          <table:table-cell table:style-name="ce14" table:formula="of:=([.W185]-[.W184])/1000" office:value-type="float" office:value="2.0008125" calcext:value-type="float">
            <text:p>2.0008</text:p>
          </table:table-cell>
          <table:table-cell table:style-name="ce7" table:formula="of:=[.X185]+[.Y184]" office:value-type="float" office:value="368.000453125" calcext:value-type="float">
            <text:p>368.0005</text:p>
          </table:table-cell>
          <table:table-cell table:style-name="ce15" table:formula="of:=[.Y185]-2*([.$B185]-1)" office:value-type="float" office:value="2.00045312499998" calcext:value-type="float">
            <text:p>2.000453125</text:p>
          </table:table-cell>
          <table:table-cell table:style-name="Default" office:value-type="float" office:value="63625417766030.3" calcext:value-type="float">
            <text:p>63625417766030.3</text:p>
          </table:table-cell>
          <table:table-cell table:style-name="ce7" table:formula="of:=([.AA185]-[.AA184])/1000" office:value-type="float" office:value="2.00221875" calcext:value-type="float">
            <text:p>2.0022</text:p>
          </table:table-cell>
          <table:table-cell table:style-name="ce7" table:formula="of:=[.AB185]+[.AC184]" office:value-type="float" office:value="366.0004921875" calcext:value-type="float">
            <text:p>366.0005</text:p>
          </table:table-cell>
          <table:table-cell table:style-name="ce16" table:formula="of:=[.AC185]-2*([.$B185]-1)" office:value-type="float" office:value="0.000492187500128694" calcext:value-type="float">
            <text:p>0.0004921875</text:p>
          </table:table-cell>
          <table:table-cell table:style-name="Default" office:value-type="float" office:value="63625418230993.7" calcext:value-type="float">
            <text:p>63625418230993.7</text:p>
          </table:table-cell>
          <table:table-cell table:style-name="ce7" table:formula="of:=([.AE185]-[.AE184])/1000" office:value-type="float" office:value="2.0014765625" calcext:value-type="float">
            <text:p>2.0015</text:p>
          </table:table-cell>
          <table:table-cell table:style-name="ce7" table:formula="of:=[.AF185]+[.AG184]" office:value-type="float" office:value="366.0009609375" calcext:value-type="float">
            <text:p>366.0010</text:p>
          </table:table-cell>
          <table:table-cell table:style-name="ce17" table:formula="of:=[.AG185]-2*([.$B185]-1)" office:value-type="float" office:value="0.000960937499826287" calcext:value-type="float">
            <text:p>0.0009609375</text:p>
          </table:table-cell>
          <table:table-cell table:style-name="Default" office:value-type="float" office:value="63625418702786" calcext:value-type="float">
            <text:p>63625418702786</text:p>
          </table:table-cell>
          <table:table-cell table:style-name="ce7" table:formula="of:=([.AI185]-[.AI184])/1000" office:value-type="float" office:value="1.999890625" calcext:value-type="float">
            <text:p>1.9999</text:p>
          </table:table-cell>
          <table:table-cell table:style-name="ce7" table:formula="of:=[.AJ185]+[.AK184]" office:value-type="float" office:value="365.99825" calcext:value-type="float">
            <text:p>365.9983</text:p>
          </table:table-cell>
          <table:table-cell table:style-name="ce18" table:formula="of:=[.AK185]-2*([.$B185]-1)" office:value-type="float" office:value="-0.00175000000012915" calcext:value-type="float">
            <text:p>-0.00175</text:p>
          </table:table-cell>
          <table:table-cell table:style-name="Default" office:value-type="float" office:value="63625419168468.7" calcext:value-type="float">
            <text:p>63625419168468.7</text:p>
          </table:table-cell>
          <table:table-cell table:style-name="ce19" table:formula="of:=([.AM185]-[.AM184])/1000" office:value-type="float" office:value="1.998390625" calcext:value-type="float">
            <text:p>1.9984</text:p>
          </table:table-cell>
          <table:table-cell table:style-name="ce7" table:formula="of:=[.AN185]+[.AO184]" office:value-type="float" office:value="367.9983671875" calcext:value-type="float">
            <text:p>367.9984</text:p>
          </table:table-cell>
          <table:table-cell table:style-name="ce20" table:formula="of:=[.AO185]-2*([.$B185]-1)" office:value-type="float" office:value="1.99836718749992" calcext:value-type="float">
            <text:p>1.9983671875</text:p>
          </table:table-cell>
          <table:table-cell table:style-name="Default" office:value-type="float" office:value="63625419636982.4" calcext:value-type="float">
            <text:p>63625419636982.4</text:p>
          </table:table-cell>
          <table:table-cell table:style-name="ce7" table:formula="of:=([.AQ185]-[.AQ184])/1000" office:value-type="float" office:value="1.9968203125" calcext:value-type="float">
            <text:p>1.9968</text:p>
          </table:table-cell>
          <table:table-cell table:style-name="ce7" table:formula="of:=[.AR185]+[.AS184]" office:value-type="float" office:value="365.997953125" calcext:value-type="float">
            <text:p>365.9980</text:p>
          </table:table-cell>
          <table:table-cell table:style-name="ce21" table:formula="of:=[.AS185]-2*([.$B185]-1)" office:value-type="float" office:value="-0.00204687500013279" calcext:value-type="float">
            <text:p>-0.002046875</text:p>
          </table:table-cell>
          <table:table-cell table:style-name="Default" office:value-type="float" office:value="63625420121499.1" calcext:value-type="float">
            <text:p>63625420121499.1</text:p>
          </table:table-cell>
          <table:table-cell table:style-name="ce7" table:formula="of:=([.AU185]-[.AU184])/1000" office:value-type="float" office:value="2.0006875" calcext:value-type="float">
            <text:p>2.0007</text:p>
          </table:table-cell>
          <table:table-cell table:style-name="ce7" table:formula="of:=[.AV185]+[.AW184]" office:value-type="float" office:value="365.998625" calcext:value-type="float">
            <text:p>365.9986</text:p>
          </table:table-cell>
          <table:table-cell table:style-name="ce22" table:formula="of:=[.AW185]-2*([.$B185]-1)" office:value-type="float" office:value="-0.00137500000010959" calcext:value-type="float">
            <text:p>-0.001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85" calcext:value-type="float">
            <text:p>185</text:p>
          </table:table-cell>
          <table:table-cell office:value-type="float" office:value="63625414887129.4" calcext:value-type="float">
            <text:p>63625414887129.4</text:p>
          </table:table-cell>
          <table:table-cell table:formula="of:=([.C186]-[.C185])/1000" office:value-type="float" office:value="2.001" calcext:value-type="float">
            <text:p>2.0010</text:p>
          </table:table-cell>
          <table:table-cell table:formula="of:=[.D186]+[.E185]" office:value-type="float" office:value="367.9997890625" calcext:value-type="float">
            <text:p>367.9998</text:p>
          </table:table-cell>
          <table:table-cell table:style-name="ce9" table:formula="of:=[.E186]-2*([.$B186]-1)" office:value-type="float" office:value="-0.000210937500071395" calcext:value-type="float">
            <text:p>-0.0002109375</text:p>
          </table:table-cell>
          <table:table-cell table:style-name="Default" office:value-type="float" office:value="63625415373412.8" calcext:value-type="float">
            <text:p>63625415373412.8</text:p>
          </table:table-cell>
          <table:table-cell table:style-name="ce7" table:formula="of:=([.G186]-[.G185])/1000" office:value-type="float" office:value="1.998859375" calcext:value-type="float">
            <text:p>1.9989</text:p>
          </table:table-cell>
          <table:table-cell table:style-name="ce7" table:formula="of:=[.H186]+[.I185]" office:value-type="float" office:value="367.9974453125" calcext:value-type="float">
            <text:p>367.9974</text:p>
          </table:table-cell>
          <table:table-cell table:style-name="ce10" table:formula="of:=[.I186]-2*([.$B186]-1)" office:value-type="float" office:value="-0.0025546874999236" calcext:value-type="float">
            <text:p>-0.0025546875</text:p>
          </table:table-cell>
          <table:table-cell table:style-name="Default" office:value-type="float" office:value="63625415844527.1" calcext:value-type="float">
            <text:p>63625415844527.1</text:p>
          </table:table-cell>
          <table:table-cell table:style-name="ce7" table:formula="of:=([.K186]-[.K185])/1000" office:value-type="float" office:value="1.9987578125" calcext:value-type="float">
            <text:p>1.9988</text:p>
          </table:table-cell>
          <table:table-cell table:style-name="ce7" table:formula="of:=[.L186]+[.M185]" office:value-type="float" office:value="368.000109375" calcext:value-type="float">
            <text:p>368.0001</text:p>
          </table:table-cell>
          <table:table-cell table:style-name="ce11" table:formula="of:=[.M186]-2*([.$B186]-1)" office:value-type="float" office:value="0.000109375000192813" calcext:value-type="float">
            <text:p>0.000109375</text:p>
          </table:table-cell>
          <table:table-cell table:style-name="Default" office:value-type="float" office:value="63625416314935.7" calcext:value-type="float">
            <text:p>63625416314935.7</text:p>
          </table:table-cell>
          <table:table-cell table:style-name="ce7" table:formula="of:=([.O186]-[.O185])/1000" office:value-type="float" office:value="2" calcext:value-type="float">
            <text:p>2.0000</text:p>
          </table:table-cell>
          <table:table-cell table:style-name="ce7" table:formula="of:=[.P186]+[.Q185]" office:value-type="float" office:value="367.99840625" calcext:value-type="float">
            <text:p>367.9984</text:p>
          </table:table-cell>
          <table:table-cell table:style-name="ce12" table:formula="of:=[.Q186]-2*([.$B186]-1)" office:value-type="float" office:value="-0.00159375000015416" calcext:value-type="float">
            <text:p>-0.00159375</text:p>
          </table:table-cell>
          <table:table-cell table:style-name="Default" office:value-type="float" office:value="63625416798609.4" calcext:value-type="float">
            <text:p>63625416798609.4</text:p>
          </table:table-cell>
          <table:table-cell table:style-name="ce7" table:formula="of:=([.S186]-[.S185])/1000" office:value-type="float" office:value="1.9989765625" calcext:value-type="float">
            <text:p>1.9990</text:p>
          </table:table-cell>
          <table:table-cell table:style-name="ce7" table:formula="of:=[.T186]+[.U185]" office:value-type="float" office:value="367.997875" calcext:value-type="float">
            <text:p>367.9979</text:p>
          </table:table-cell>
          <table:table-cell table:style-name="ce13" table:formula="of:=[.U186]-2*([.$B186]-1)" office:value-type="float" office:value="-0.00212499999997817" calcext:value-type="float">
            <text:p>-0.002125</text:p>
          </table:table-cell>
          <table:table-cell table:style-name="Default" office:value-type="float" office:value="63625417293939.5" calcext:value-type="float">
            <text:p>63625417293939.5</text:p>
          </table:table-cell>
          <table:table-cell table:style-name="ce14" table:formula="of:=([.W186]-[.W185])/1000" office:value-type="float" office:value="1.9973515625" calcext:value-type="float">
            <text:p>1.9974</text:p>
          </table:table-cell>
          <table:table-cell table:style-name="ce7" table:formula="of:=[.X186]+[.Y185]" office:value-type="float" office:value="369.9978046875" calcext:value-type="float">
            <text:p>369.9978</text:p>
          </table:table-cell>
          <table:table-cell table:style-name="ce15" table:formula="of:=[.Y186]-2*([.$B186]-1)" office:value-type="float" office:value="1.99780468749998" calcext:value-type="float">
            <text:p>1.9978046875</text:p>
          </table:table-cell>
          <table:table-cell table:style-name="Default" office:value-type="float" office:value="63625417768030" calcext:value-type="float">
            <text:p>63625417768030</text:p>
          </table:table-cell>
          <table:table-cell table:style-name="ce7" table:formula="of:=([.AA186]-[.AA185])/1000" office:value-type="float" office:value="1.9996796875" calcext:value-type="float">
            <text:p>1.9997</text:p>
          </table:table-cell>
          <table:table-cell table:style-name="ce7" table:formula="of:=[.AB186]+[.AC185]" office:value-type="float" office:value="368.000171875" calcext:value-type="float">
            <text:p>368.0002</text:p>
          </table:table-cell>
          <table:table-cell table:style-name="ce16" table:formula="of:=[.AC186]-2*([.$B186]-1)" office:value-type="float" office:value="0.000171875000148702" calcext:value-type="float">
            <text:p>0.000171875</text:p>
          </table:table-cell>
          <table:table-cell table:style-name="Default" office:value-type="float" office:value="63625418232992.6" calcext:value-type="float">
            <text:p>63625418232992.6</text:p>
          </table:table-cell>
          <table:table-cell table:style-name="ce7" table:formula="of:=([.AE186]-[.AE185])/1000" office:value-type="float" office:value="1.998875" calcext:value-type="float">
            <text:p>1.9989</text:p>
          </table:table-cell>
          <table:table-cell table:style-name="ce7" table:formula="of:=[.AF186]+[.AG185]" office:value-type="float" office:value="367.9998359375" calcext:value-type="float">
            <text:p>367.9998</text:p>
          </table:table-cell>
          <table:table-cell table:style-name="ce17" table:formula="of:=[.AG186]-2*([.$B186]-1)" office:value-type="float" office:value="-0.000164062500175532" calcext:value-type="float">
            <text:p>-0.0001640625</text:p>
          </table:table-cell>
          <table:table-cell table:style-name="Default" office:value-type="float" office:value="63625418704788" calcext:value-type="float">
            <text:p>63625418704788</text:p>
          </table:table-cell>
          <table:table-cell table:style-name="ce7" table:formula="of:=([.AI186]-[.AI185])/1000" office:value-type="float" office:value="2.002015625" calcext:value-type="float">
            <text:p>2.0020</text:p>
          </table:table-cell>
          <table:table-cell table:style-name="ce7" table:formula="of:=[.AJ186]+[.AK185]" office:value-type="float" office:value="368.000265625" calcext:value-type="float">
            <text:p>368.0003</text:p>
          </table:table-cell>
          <table:table-cell table:style-name="ce18" table:formula="of:=[.AK186]-2*([.$B186]-1)" office:value-type="float" office:value="0.000265624999883585" calcext:value-type="float">
            <text:p>0.000265625</text:p>
          </table:table-cell>
          <table:table-cell table:style-name="Default" office:value-type="float" office:value="63625419170469.1" calcext:value-type="float">
            <text:p>63625419170469.1</text:p>
          </table:table-cell>
          <table:table-cell table:style-name="ce19" table:formula="of:=([.AM186]-[.AM185])/1000" office:value-type="float" office:value="2.000453125" calcext:value-type="float">
            <text:p>2.0005</text:p>
          </table:table-cell>
          <table:table-cell table:style-name="ce7" table:formula="of:=[.AN186]+[.AO185]" office:value-type="float" office:value="369.9988203125" calcext:value-type="float">
            <text:p>369.9988</text:p>
          </table:table-cell>
          <table:table-cell table:style-name="ce20" table:formula="of:=[.AO186]-2*([.$B186]-1)" office:value-type="float" office:value="1.9988203124999" calcext:value-type="float">
            <text:p>1.9988203125</text:p>
          </table:table-cell>
          <table:table-cell table:style-name="Default" office:value-type="float" office:value="63625419638984.1" calcext:value-type="float">
            <text:p>63625419638984.1</text:p>
          </table:table-cell>
          <table:table-cell table:style-name="ce7" table:formula="of:=([.AQ186]-[.AQ185])/1000" office:value-type="float" office:value="2.0016640625" calcext:value-type="float">
            <text:p>2.0017</text:p>
          </table:table-cell>
          <table:table-cell table:style-name="ce7" table:formula="of:=[.AR186]+[.AS185]" office:value-type="float" office:value="367.9996171875" calcext:value-type="float">
            <text:p>367.9996</text:p>
          </table:table-cell>
          <table:table-cell table:style-name="ce21" table:formula="of:=[.AS186]-2*([.$B186]-1)" office:value-type="float" office:value="-0.000382812500106411" calcext:value-type="float">
            <text:p>-0.0003828125</text:p>
          </table:table-cell>
          <table:table-cell table:style-name="Default" office:value-type="float" office:value="63625420123500.8" calcext:value-type="float">
            <text:p>63625420123500.8</text:p>
          </table:table-cell>
          <table:table-cell table:style-name="ce7" table:formula="of:=([.AU186]-[.AU185])/1000" office:value-type="float" office:value="2.0017265625" calcext:value-type="float">
            <text:p>2.0017</text:p>
          </table:table-cell>
          <table:table-cell table:style-name="ce7" table:formula="of:=[.AV186]+[.AW185]" office:value-type="float" office:value="368.0003515625" calcext:value-type="float">
            <text:p>368.0004</text:p>
          </table:table-cell>
          <table:table-cell table:style-name="ce22" table:formula="of:=[.AW186]-2*([.$B186]-1)" office:value-type="float" office:value="0.000351562499872671" calcext:value-type="float">
            <text:p>0.0003515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86" calcext:value-type="float">
            <text:p>186</text:p>
          </table:table-cell>
          <table:table-cell office:value-type="float" office:value="63625414889131.6" calcext:value-type="float">
            <text:p>63625414889131.6</text:p>
          </table:table-cell>
          <table:table-cell table:formula="of:=([.C187]-[.C186])/1000" office:value-type="float" office:value="2.0022265625" calcext:value-type="float">
            <text:p>2.0022</text:p>
          </table:table-cell>
          <table:table-cell table:formula="of:=[.D187]+[.E186]" office:value-type="float" office:value="370.002015625" calcext:value-type="float">
            <text:p>370.0020</text:p>
          </table:table-cell>
          <table:table-cell table:style-name="ce9" table:formula="of:=[.E187]-2*([.$B187]-1)" office:value-type="float" office:value="0.00201562499995589" calcext:value-type="float">
            <text:p>0.002015625</text:p>
          </table:table-cell>
          <table:table-cell table:style-name="Default" office:value-type="float" office:value="63625415375415.6" calcext:value-type="float">
            <text:p>63625415375415.6</text:p>
          </table:table-cell>
          <table:table-cell table:style-name="ce7" table:formula="of:=([.G187]-[.G186])/1000" office:value-type="float" office:value="2.002875" calcext:value-type="float">
            <text:p>2.0029</text:p>
          </table:table-cell>
          <table:table-cell table:style-name="ce7" table:formula="of:=[.H187]+[.I186]" office:value-type="float" office:value="370.0003203125" calcext:value-type="float">
            <text:p>370.0003</text:p>
          </table:table-cell>
          <table:table-cell table:style-name="ce10" table:formula="of:=[.I187]-2*([.$B187]-1)" office:value-type="float" office:value="0.000320312500093678" calcext:value-type="float">
            <text:p>0.0003203125</text:p>
          </table:table-cell>
          <table:table-cell table:style-name="Default" office:value-type="float" office:value="63625415846526.1" calcext:value-type="float">
            <text:p>63625415846526.1</text:p>
          </table:table-cell>
          <table:table-cell table:style-name="ce7" table:formula="of:=([.K187]-[.K186])/1000" office:value-type="float" office:value="1.9989921875" calcext:value-type="float">
            <text:p>1.9990</text:p>
          </table:table-cell>
          <table:table-cell table:style-name="ce7" table:formula="of:=[.L187]+[.M186]" office:value-type="float" office:value="369.9991015625" calcext:value-type="float">
            <text:p>369.9991</text:p>
          </table:table-cell>
          <table:table-cell table:style-name="ce11" table:formula="of:=[.M187]-2*([.$B187]-1)" office:value-type="float" office:value="-0.000898437499813554" calcext:value-type="float">
            <text:p>-0.0008984375</text:p>
          </table:table-cell>
          <table:table-cell table:style-name="Default" office:value-type="float" office:value="63625416316938.1" calcext:value-type="float">
            <text:p>63625416316938.1</text:p>
          </table:table-cell>
          <table:table-cell table:style-name="ce7" table:formula="of:=([.O187]-[.O186])/1000" office:value-type="float" office:value="2.0024296875" calcext:value-type="float">
            <text:p>2.0024</text:p>
          </table:table-cell>
          <table:table-cell table:style-name="ce7" table:formula="of:=[.P187]+[.Q186]" office:value-type="float" office:value="370.0008359375" calcext:value-type="float">
            <text:p>370.0008</text:p>
          </table:table-cell>
          <table:table-cell table:style-name="ce12" table:formula="of:=[.Q187]-2*([.$B187]-1)" office:value-type="float" office:value="0.000835937499857664" calcext:value-type="float">
            <text:p>0.0008359375</text:p>
          </table:table-cell>
          <table:table-cell table:style-name="Default" office:value-type="float" office:value="63625416800610.2" calcext:value-type="float">
            <text:p>63625416800610.2</text:p>
          </table:table-cell>
          <table:table-cell table:style-name="ce7" table:formula="of:=([.S187]-[.S186])/1000" office:value-type="float" office:value="2.0008984375" calcext:value-type="float">
            <text:p>2.0009</text:p>
          </table:table-cell>
          <table:table-cell table:style-name="ce7" table:formula="of:=[.T187]+[.U186]" office:value-type="float" office:value="369.9987734375" calcext:value-type="float">
            <text:p>369.9988</text:p>
          </table:table-cell>
          <table:table-cell table:style-name="ce13" table:formula="of:=[.U187]-2*([.$B187]-1)" office:value-type="float" office:value="-0.00122656249999409" calcext:value-type="float">
            <text:p>-0.0012265625</text:p>
          </table:table-cell>
          <table:table-cell table:style-name="Default" office:value-type="float" office:value="63625417295939.7" calcext:value-type="float">
            <text:p>63625417295939.7</text:p>
          </table:table-cell>
          <table:table-cell table:style-name="ce14" table:formula="of:=([.W187]-[.W186])/1000" office:value-type="float" office:value="2.0001640625" calcext:value-type="float">
            <text:p>2.0002</text:p>
          </table:table-cell>
          <table:table-cell table:style-name="ce7" table:formula="of:=[.X187]+[.Y186]" office:value-type="float" office:value="371.99796875" calcext:value-type="float">
            <text:p>371.9980</text:p>
          </table:table-cell>
          <table:table-cell table:style-name="ce15" table:formula="of:=[.Y187]-2*([.$B187]-1)" office:value-type="float" office:value="1.99796874999998" calcext:value-type="float">
            <text:p>1.99796875</text:p>
          </table:table-cell>
          <table:table-cell table:style-name="Default" office:value-type="float" office:value="63625417770030.6" calcext:value-type="float">
            <text:p>63625417770030.6</text:p>
          </table:table-cell>
          <table:table-cell table:style-name="ce7" table:formula="of:=([.AA187]-[.AA186])/1000" office:value-type="float" office:value="2.0005546875" calcext:value-type="float">
            <text:p>2.0006</text:p>
          </table:table-cell>
          <table:table-cell table:style-name="ce7" table:formula="of:=[.AB187]+[.AC186]" office:value-type="float" office:value="370.0007265625" calcext:value-type="float">
            <text:p>370.0007</text:p>
          </table:table-cell>
          <table:table-cell table:style-name="ce16" table:formula="of:=[.AC187]-2*([.$B187]-1)" office:value-type="float" office:value="0.000726562500176442" calcext:value-type="float">
            <text:p>0.0007265625</text:p>
          </table:table-cell>
          <table:table-cell table:style-name="Default" office:value-type="float" office:value="63625418234991.2" calcext:value-type="float">
            <text:p>63625418234991.2</text:p>
          </table:table-cell>
          <table:table-cell table:style-name="ce7" table:formula="of:=([.AE187]-[.AE186])/1000" office:value-type="float" office:value="1.99859375" calcext:value-type="float">
            <text:p>1.9986</text:p>
          </table:table-cell>
          <table:table-cell table:style-name="ce7" table:formula="of:=[.AF187]+[.AG186]" office:value-type="float" office:value="369.9984296875" calcext:value-type="float">
            <text:p>369.9984</text:p>
          </table:table-cell>
          <table:table-cell table:style-name="ce17" table:formula="of:=[.AG187]-2*([.$B187]-1)" office:value-type="float" office:value="-0.00157031250017781" calcext:value-type="float">
            <text:p>-0.0015703125</text:p>
          </table:table-cell>
          <table:table-cell table:style-name="Default" office:value-type="float" office:value="63625418706786.9" calcext:value-type="float">
            <text:p>63625418706786.9</text:p>
          </table:table-cell>
          <table:table-cell table:style-name="ce7" table:formula="of:=([.AI187]-[.AI186])/1000" office:value-type="float" office:value="1.9988828125" calcext:value-type="float">
            <text:p>1.9989</text:p>
          </table:table-cell>
          <table:table-cell table:style-name="ce7" table:formula="of:=[.AJ187]+[.AK186]" office:value-type="float" office:value="369.9991484375" calcext:value-type="float">
            <text:p>369.9991</text:p>
          </table:table-cell>
          <table:table-cell table:style-name="ce18" table:formula="of:=[.AK187]-2*([.$B187]-1)" office:value-type="float" office:value="-0.000851562500088221" calcext:value-type="float">
            <text:p>-0.0008515625</text:p>
          </table:table-cell>
          <table:table-cell table:style-name="Default" office:value-type="float" office:value="63625419172467.7" calcext:value-type="float">
            <text:p>63625419172467.7</text:p>
          </table:table-cell>
          <table:table-cell table:style-name="ce19" table:formula="of:=([.AM187]-[.AM186])/1000" office:value-type="float" office:value="1.9985546875" calcext:value-type="float">
            <text:p>1.9986</text:p>
          </table:table-cell>
          <table:table-cell table:style-name="ce7" table:formula="of:=[.AN187]+[.AO186]" office:value-type="float" office:value="371.997375" calcext:value-type="float">
            <text:p>371.9974</text:p>
          </table:table-cell>
          <table:table-cell table:style-name="ce20" table:formula="of:=[.AO187]-2*([.$B187]-1)" office:value-type="float" office:value="1.99737499999992" calcext:value-type="float">
            <text:p>1.997375</text:p>
          </table:table-cell>
          <table:table-cell table:style-name="Default" office:value-type="float" office:value="63625419640982.2" calcext:value-type="float">
            <text:p>63625419640982.2</text:p>
          </table:table-cell>
          <table:table-cell table:style-name="ce7" table:formula="of:=([.AQ187]-[.AQ186])/1000" office:value-type="float" office:value="1.9981015625" calcext:value-type="float">
            <text:p>1.9981</text:p>
          </table:table-cell>
          <table:table-cell table:style-name="ce7" table:formula="of:=[.AR187]+[.AS186]" office:value-type="float" office:value="369.99771875" calcext:value-type="float">
            <text:p>369.9977</text:p>
          </table:table-cell>
          <table:table-cell table:style-name="ce21" table:formula="of:=[.AS187]-2*([.$B187]-1)" office:value-type="float" office:value="-0.00228125000012369" calcext:value-type="float">
            <text:p>-0.00228125</text:p>
          </table:table-cell>
          <table:table-cell table:style-name="Default" office:value-type="float" office:value="63625420125500.2" calcext:value-type="float">
            <text:p>63625420125500.2</text:p>
          </table:table-cell>
          <table:table-cell table:style-name="ce7" table:formula="of:=([.AU187]-[.AU186])/1000" office:value-type="float" office:value="1.99940625" calcext:value-type="float">
            <text:p>1.9994</text:p>
          </table:table-cell>
          <table:table-cell table:style-name="ce7" table:formula="of:=[.AV187]+[.AW186]" office:value-type="float" office:value="369.9997578125" calcext:value-type="float">
            <text:p>369.9998</text:p>
          </table:table-cell>
          <table:table-cell table:style-name="ce22" table:formula="of:=[.AW187]-2*([.$B187]-1)" office:value-type="float" office:value="-0.000242187500134605" calcext:value-type="float">
            <text:p>-0.0002421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prompt 15</text:p>
          </table:table-cell>
          <table:table-cell table:style-name="ce6" office:value-type="float" office:value="187" calcext:value-type="float">
            <text:p>187</text:p>
          </table:table-cell>
          <table:table-cell office:value-type="float" office:value="63625414891129.4" calcext:value-type="float">
            <text:p>63625414891129.4</text:p>
          </table:table-cell>
          <table:table-cell table:formula="of:=([.C188]-[.C187])/1000" office:value-type="float" office:value="1.99784375" calcext:value-type="float">
            <text:p>1.9978</text:p>
          </table:table-cell>
          <table:table-cell table:formula="of:=[.D188]+[.E187]" office:value-type="float" office:value="371.999859375" calcext:value-type="float">
            <text:p>371.9999</text:p>
          </table:table-cell>
          <table:table-cell table:style-name="ce9" table:formula="of:=[.E188]-2*([.$B188]-1)" office:value-type="float" office:value="-0.000140625000028649" calcext:value-type="float">
            <text:p>-0.000140625</text:p>
          </table:table-cell>
          <table:table-cell table:style-name="Default" office:value-type="float" office:value="63625415377415.6" calcext:value-type="float">
            <text:p>63625415377415.6</text:p>
          </table:table-cell>
          <table:table-cell table:style-name="ce7" table:formula="of:=([.G188]-[.G187])/1000" office:value-type="float" office:value="1.999984375" calcext:value-type="float">
            <text:p>2.0000</text:p>
          </table:table-cell>
          <table:table-cell table:style-name="ce7" table:formula="of:=[.H188]+[.I187]" office:value-type="float" office:value="372.0003046875" calcext:value-type="float">
            <text:p>372.0003</text:p>
          </table:table-cell>
          <table:table-cell table:style-name="ce10" table:formula="of:=[.I188]-2*([.$B188]-1)" office:value-type="float" office:value="0.000304687500090495" calcext:value-type="float">
            <text:p>0.0003046875</text:p>
          </table:table-cell>
          <table:table-cell table:style-name="Default" office:value-type="float" office:value="63625415848525.2" calcext:value-type="float">
            <text:p>63625415848525.2</text:p>
          </table:table-cell>
          <table:table-cell table:style-name="ce7" table:formula="of:=([.K188]-[.K187])/1000" office:value-type="float" office:value="1.9990859375" calcext:value-type="float">
            <text:p>1.9991</text:p>
          </table:table-cell>
          <table:table-cell table:style-name="ce7" table:formula="of:=[.L188]+[.M187]" office:value-type="float" office:value="371.9981875" calcext:value-type="float">
            <text:p>371.9982</text:p>
          </table:table-cell>
          <table:table-cell table:style-name="ce11" table:formula="of:=[.M188]-2*([.$B188]-1)" office:value-type="float" office:value="-0.00181249999980082" calcext:value-type="float">
            <text:p>-0.0018125</text:p>
          </table:table-cell>
          <table:table-cell table:style-name="Default" office:value-type="float" office:value="63625416318937.2" calcext:value-type="float">
            <text:p>63625416318937.2</text:p>
          </table:table-cell>
          <table:table-cell table:style-name="ce7" table:formula="of:=([.O188]-[.O187])/1000" office:value-type="float" office:value="1.999109375" calcext:value-type="float">
            <text:p>1.9991</text:p>
          </table:table-cell>
          <table:table-cell table:style-name="ce7" table:formula="of:=[.P188]+[.Q187]" office:value-type="float" office:value="371.9999453125" calcext:value-type="float">
            <text:p>371.9999</text:p>
          </table:table-cell>
          <table:table-cell table:style-name="ce12" table:formula="of:=[.Q188]-2*([.$B188]-1)" office:value-type="float" office:value="-0.0000546875001532499" calcext:value-type="float">
            <text:p>-5.46875001532499E-05</text:p>
          </table:table-cell>
          <table:table-cell table:style-name="Default" office:value-type="float" office:value="63625416802610" calcext:value-type="float">
            <text:p>63625416802610</text:p>
          </table:table-cell>
          <table:table-cell table:style-name="ce7" table:formula="of:=([.S188]-[.S187])/1000" office:value-type="float" office:value="1.9997890625" calcext:value-type="float">
            <text:p>1.9998</text:p>
          </table:table-cell>
          <table:table-cell table:style-name="ce7" table:formula="of:=[.T188]+[.U187]" office:value-type="float" office:value="371.9985625" calcext:value-type="float">
            <text:p>371.9986</text:p>
          </table:table-cell>
          <table:table-cell table:style-name="ce13" table:formula="of:=[.U188]-2*([.$B188]-1)" office:value-type="float" office:value="-0.00143750000000864" calcext:value-type="float">
            <text:p>-0.0014375</text:p>
          </table:table-cell>
          <table:table-cell table:style-name="Default" office:value-type="float" office:value="63625417297941.2" calcext:value-type="float">
            <text:p>63625417297941.2</text:p>
          </table:table-cell>
          <table:table-cell table:style-name="ce14" table:formula="of:=([.W188]-[.W187])/1000" office:value-type="float" office:value="2.0015546875" calcext:value-type="float">
            <text:p>2.0016</text:p>
          </table:table-cell>
          <table:table-cell table:style-name="ce7" table:formula="of:=[.X188]+[.Y187]" office:value-type="float" office:value="373.9995234375" calcext:value-type="float">
            <text:p>373.9995</text:p>
          </table:table-cell>
          <table:table-cell table:style-name="ce15" table:formula="of:=[.Y188]-2*([.$B188]-1)" office:value-type="float" office:value="1.99952343749999" calcext:value-type="float">
            <text:p>1.9995234375</text:p>
          </table:table-cell>
          <table:table-cell table:style-name="Default" office:value-type="float" office:value="63625417772030.1" calcext:value-type="float">
            <text:p>63625417772030.1</text:p>
          </table:table-cell>
          <table:table-cell table:style-name="ce7" table:formula="of:=([.AA188]-[.AA187])/1000" office:value-type="float" office:value="1.999515625" calcext:value-type="float">
            <text:p>1.9995</text:p>
          </table:table-cell>
          <table:table-cell table:style-name="ce7" table:formula="of:=[.AB188]+[.AC187]" office:value-type="float" office:value="372.0002421875" calcext:value-type="float">
            <text:p>372.0002</text:p>
          </table:table-cell>
          <table:table-cell table:style-name="ce16" table:formula="of:=[.AC188]-2*([.$B188]-1)" office:value-type="float" office:value="0.000242187500191449" calcext:value-type="float">
            <text:p>0.0002421875</text:p>
          </table:table-cell>
          <table:table-cell table:style-name="Default" office:value-type="float" office:value="63625418236993.3" calcext:value-type="float">
            <text:p>63625418236993.3</text:p>
          </table:table-cell>
          <table:table-cell table:style-name="ce7" table:formula="of:=([.AE188]-[.AE187])/1000" office:value-type="float" office:value="2.0020859375" calcext:value-type="float">
            <text:p>2.0021</text:p>
          </table:table-cell>
          <table:table-cell table:style-name="ce7" table:formula="of:=[.AF188]+[.AG187]" office:value-type="float" office:value="372.000515625" calcext:value-type="float">
            <text:p>372.0005</text:p>
          </table:table-cell>
          <table:table-cell table:style-name="ce17" table:formula="of:=[.AG188]-2*([.$B188]-1)" office:value-type="float" office:value="0.00051562499982083" calcext:value-type="float">
            <text:p>0.000515625</text:p>
          </table:table-cell>
          <table:table-cell table:style-name="Default" office:value-type="float" office:value="63625418708787.8" calcext:value-type="float">
            <text:p>63625418708787.8</text:p>
          </table:table-cell>
          <table:table-cell table:style-name="ce7" table:formula="of:=([.AI188]-[.AI187])/1000" office:value-type="float" office:value="2.0009921875" calcext:value-type="float">
            <text:p>2.0010</text:p>
          </table:table-cell>
          <table:table-cell table:style-name="ce7" table:formula="of:=[.AJ188]+[.AK187]" office:value-type="float" office:value="372.000140625" calcext:value-type="float">
            <text:p>372.0001</text:p>
          </table:table-cell>
          <table:table-cell table:style-name="ce18" table:formula="of:=[.AK188]-2*([.$B188]-1)" office:value-type="float" office:value="0.000140624999914962" calcext:value-type="float">
            <text:p>0.000140625</text:p>
          </table:table-cell>
          <table:table-cell table:style-name="Default" office:value-type="float" office:value="63625419174468.3" calcext:value-type="float">
            <text:p>63625419174468.3</text:p>
          </table:table-cell>
          <table:table-cell table:style-name="ce19" table:formula="of:=([.AM188]-[.AM187])/1000" office:value-type="float" office:value="2.00065625" calcext:value-type="float">
            <text:p>2.0007</text:p>
          </table:table-cell>
          <table:table-cell table:style-name="ce7" table:formula="of:=[.AN188]+[.AO187]" office:value-type="float" office:value="373.99803125" calcext:value-type="float">
            <text:p>373.9980</text:p>
          </table:table-cell>
          <table:table-cell table:style-name="ce20" table:formula="of:=[.AO188]-2*([.$B188]-1)" office:value-type="float" office:value="1.99803124999994" calcext:value-type="float">
            <text:p>1.99803125</text:p>
          </table:table-cell>
          <table:table-cell table:style-name="Default" office:value-type="float" office:value="63625419642982.1" calcext:value-type="float">
            <text:p>63625419642982.1</text:p>
          </table:table-cell>
          <table:table-cell table:style-name="ce7" table:formula="of:=([.AQ188]-[.AQ187])/1000" office:value-type="float" office:value="1.9999296875" calcext:value-type="float">
            <text:p>1.9999</text:p>
          </table:table-cell>
          <table:table-cell table:style-name="ce7" table:formula="of:=[.AR188]+[.AS187]" office:value-type="float" office:value="371.9976484375" calcext:value-type="float">
            <text:p>371.9976</text:p>
          </table:table-cell>
          <table:table-cell table:style-name="ce21" table:formula="of:=[.AS188]-2*([.$B188]-1)" office:value-type="float" office:value="-0.00235156250010959" calcext:value-type="float">
            <text:p>-0.0023515625</text:p>
          </table:table-cell>
          <table:table-cell table:style-name="Default" office:value-type="float" office:value="63625420127498.7" calcext:value-type="float">
            <text:p>63625420127498.7</text:p>
          </table:table-cell>
          <table:table-cell table:style-name="ce7" table:formula="of:=([.AU188]-[.AU187])/1000" office:value-type="float" office:value="1.9984609375" calcext:value-type="float">
            <text:p>1.9985</text:p>
          </table:table-cell>
          <table:table-cell table:style-name="ce7" table:formula="of:=[.AV188]+[.AW187]" office:value-type="float" office:value="371.99821875" calcext:value-type="float">
            <text:p>371.9982</text:p>
          </table:table-cell>
          <table:table-cell table:style-name="ce22" table:formula="of:=[.AW188]-2*([.$B188]-1)" office:value-type="float" office:value="-0.00178125000013551" calcext:value-type="float">
            <text:p>-0.00178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rame</text:p>
          </table:table-cell>
          <table:table-cell table:style-name="ce6" office:value-type="float" office:value="188" calcext:value-type="float">
            <text:p>188</text:p>
          </table:table-cell>
          <table:table-cell office:value-type="float" office:value="63625414893127.3" calcext:value-type="float">
            <text:p>63625414893127.3</text:p>
          </table:table-cell>
          <table:table-cell table:formula="of:=([.C189]-[.C188])/1000" office:value-type="float" office:value="1.99790625" calcext:value-type="float">
            <text:p>1.9979</text:p>
          </table:table-cell>
          <table:table-cell table:formula="of:=[.D189]+[.E188]" office:value-type="float" office:value="373.997765625" calcext:value-type="float">
            <text:p>373.9978</text:p>
          </table:table-cell>
          <table:table-cell table:style-name="ce9" table:formula="of:=[.E189]-2*([.$B189]-1)" office:value-type="float" office:value="-0.00223437500000045" calcext:value-type="float">
            <text:p>-0.002234375</text:p>
          </table:table-cell>
          <table:table-cell table:style-name="Default" office:value-type="float" office:value="63625415379413.6" calcext:value-type="float">
            <text:p>63625415379413.6</text:p>
          </table:table-cell>
          <table:table-cell table:style-name="ce7" table:formula="of:=([.G189]-[.G188])/1000" office:value-type="float" office:value="1.9979765625" calcext:value-type="float">
            <text:p>1.9980</text:p>
          </table:table-cell>
          <table:table-cell table:style-name="ce7" table:formula="of:=[.H189]+[.I188]" office:value-type="float" office:value="373.99828125" calcext:value-type="float">
            <text:p>373.9983</text:p>
          </table:table-cell>
          <table:table-cell table:style-name="ce10" table:formula="of:=[.I189]-2*([.$B189]-1)" office:value-type="float" office:value="-0.00171874999989541" calcext:value-type="float">
            <text:p>-0.00171875</text:p>
          </table:table-cell>
          <table:table-cell table:style-name="Default" office:value-type="float" office:value="63625415850524.8" calcext:value-type="float">
            <text:p>63625415850524.8</text:p>
          </table:table-cell>
          <table:table-cell table:style-name="ce7" table:formula="of:=([.K189]-[.K188])/1000" office:value-type="float" office:value="1.9995625" calcext:value-type="float">
            <text:p>1.9996</text:p>
          </table:table-cell>
          <table:table-cell table:style-name="ce7" table:formula="of:=[.L189]+[.M188]" office:value-type="float" office:value="373.99775" calcext:value-type="float">
            <text:p>373.9978</text:p>
          </table:table-cell>
          <table:table-cell table:style-name="ce11" table:formula="of:=[.M189]-2*([.$B189]-1)" office:value-type="float" office:value="-0.00224999999977626" calcext:value-type="float">
            <text:p>-0.00225</text:p>
          </table:table-cell>
          <table:table-cell table:style-name="Default" office:value-type="float" office:value="63625416320937.4" calcext:value-type="float">
            <text:p>63625416320937.4</text:p>
          </table:table-cell>
          <table:table-cell table:style-name="ce7" table:formula="of:=([.O189]-[.O188])/1000" office:value-type="float" office:value="2.0001640625" calcext:value-type="float">
            <text:p>2.0002</text:p>
          </table:table-cell>
          <table:table-cell table:style-name="ce7" table:formula="of:=[.P189]+[.Q188]" office:value-type="float" office:value="374.000109375" calcext:value-type="float">
            <text:p>374.0001</text:p>
          </table:table-cell>
          <table:table-cell table:style-name="ce12" table:formula="of:=[.Q189]-2*([.$B189]-1)" office:value-type="float" office:value="0.000109374999851752" calcext:value-type="float">
            <text:p>0.000109375</text:p>
          </table:table-cell>
          <table:table-cell table:style-name="Default" office:value-type="float" office:value="63625416804612.3" calcext:value-type="float">
            <text:p>63625416804612.3</text:p>
          </table:table-cell>
          <table:table-cell table:style-name="ce7" table:formula="of:=([.S189]-[.S188])/1000" office:value-type="float" office:value="2.002296875" calcext:value-type="float">
            <text:p>2.0023</text:p>
          </table:table-cell>
          <table:table-cell table:style-name="ce7" table:formula="of:=[.T189]+[.U188]" office:value-type="float" office:value="374.000859375" calcext:value-type="float">
            <text:p>374.0009</text:p>
          </table:table-cell>
          <table:table-cell table:style-name="ce13" table:formula="of:=[.U189]-2*([.$B189]-1)" office:value-type="float" office:value="0.000859375000004548" calcext:value-type="float">
            <text:p>0.000859375</text:p>
          </table:table-cell>
          <table:table-cell table:style-name="Default" office:value-type="float" office:value="63625417299939.2" calcext:value-type="float">
            <text:p>63625417299939.2</text:p>
          </table:table-cell>
          <table:table-cell table:style-name="ce14" table:formula="of:=([.W189]-[.W188])/1000" office:value-type="float" office:value="1.9979765625" calcext:value-type="float">
            <text:p>1.9980</text:p>
          </table:table-cell>
          <table:table-cell table:style-name="ce7" table:formula="of:=[.X189]+[.Y188]" office:value-type="float" office:value="375.9975" calcext:value-type="float">
            <text:p>375.9975</text:p>
          </table:table-cell>
          <table:table-cell table:style-name="ce15" table:formula="of:=[.Y189]-2*([.$B189]-1)" office:value-type="float" office:value="1.9975" calcext:value-type="float">
            <text:p>1.9975</text:p>
          </table:table-cell>
          <table:table-cell table:style-name="Default" office:value-type="float" office:value="63625417774028.5" calcext:value-type="float">
            <text:p>63625417774028.5</text:p>
          </table:table-cell>
          <table:table-cell table:style-name="ce7" table:formula="of:=([.AA189]-[.AA188])/1000" office:value-type="float" office:value="1.998390625" calcext:value-type="float">
            <text:p>1.9984</text:p>
          </table:table-cell>
          <table:table-cell table:style-name="ce7" table:formula="of:=[.AB189]+[.AC188]" office:value-type="float" office:value="373.9986328125" calcext:value-type="float">
            <text:p>373.9986</text:p>
          </table:table-cell>
          <table:table-cell table:style-name="ce16" table:formula="of:=[.AC189]-2*([.$B189]-1)" office:value-type="float" office:value="-0.00136718749979536" calcext:value-type="float">
            <text:p>-0.0013671875</text:p>
          </table:table-cell>
          <table:table-cell table:style-name="Default" office:value-type="float" office:value="63625418238993.7" calcext:value-type="float">
            <text:p>63625418238993.7</text:p>
          </table:table-cell>
          <table:table-cell table:style-name="ce7" table:formula="of:=([.AE189]-[.AE188])/1000" office:value-type="float" office:value="2.000359375" calcext:value-type="float">
            <text:p>2.0004</text:p>
          </table:table-cell>
          <table:table-cell table:style-name="ce7" table:formula="of:=[.AF189]+[.AG188]" office:value-type="float" office:value="374.000875" calcext:value-type="float">
            <text:p>374.0009</text:p>
          </table:table-cell>
          <table:table-cell table:style-name="ce17" table:formula="of:=[.AG189]-2*([.$B189]-1)" office:value-type="float" office:value="0.0008749999998372" calcext:value-type="float">
            <text:p>0.000875</text:p>
          </table:table-cell>
          <table:table-cell table:style-name="Default" office:value-type="float" office:value="63625418710786.1" calcext:value-type="float">
            <text:p>63625418710786.1</text:p>
          </table:table-cell>
          <table:table-cell table:style-name="ce7" table:formula="of:=([.AI189]-[.AI188])/1000" office:value-type="float" office:value="1.9982421875" calcext:value-type="float">
            <text:p>1.9982</text:p>
          </table:table-cell>
          <table:table-cell table:style-name="ce7" table:formula="of:=[.AJ189]+[.AK188]" office:value-type="float" office:value="373.9983828125" calcext:value-type="float">
            <text:p>373.9984</text:p>
          </table:table-cell>
          <table:table-cell table:style-name="ce18" table:formula="of:=[.AK189]-2*([.$B189]-1)" office:value-type="float" office:value="-0.00161718750007367" calcext:value-type="float">
            <text:p>-0.0016171875</text:p>
          </table:table-cell>
          <table:table-cell table:style-name="Default" office:value-type="float" office:value="63625419176469.7" calcext:value-type="float">
            <text:p>63625419176469.7</text:p>
          </table:table-cell>
          <table:table-cell table:style-name="ce19" table:formula="of:=([.AM189]-[.AM188])/1000" office:value-type="float" office:value="2.0014140625" calcext:value-type="float">
            <text:p>2.0014</text:p>
          </table:table-cell>
          <table:table-cell table:style-name="ce7" table:formula="of:=[.AN189]+[.AO188]" office:value-type="float" office:value="375.9994453125" calcext:value-type="float">
            <text:p>375.9994</text:p>
          </table:table-cell>
          <table:table-cell table:style-name="ce20" table:formula="of:=[.AO189]-2*([.$B189]-1)" office:value-type="float" office:value="1.99944531249992" calcext:value-type="float">
            <text:p>1.9994453125</text:p>
          </table:table-cell>
          <table:table-cell table:style-name="Default" office:value-type="float" office:value="63625419644984.6" calcext:value-type="float">
            <text:p>63625419644984.6</text:p>
          </table:table-cell>
          <table:table-cell table:style-name="ce7" table:formula="of:=([.AQ189]-[.AQ188])/1000" office:value-type="float" office:value="2.0024609375" calcext:value-type="float">
            <text:p>2.0025</text:p>
          </table:table-cell>
          <table:table-cell table:style-name="ce7" table:formula="of:=[.AR189]+[.AS188]" office:value-type="float" office:value="374.000109375" calcext:value-type="float">
            <text:p>374.0001</text:p>
          </table:table-cell>
          <table:table-cell table:style-name="ce21" table:formula="of:=[.AS189]-2*([.$B189]-1)" office:value-type="float" office:value="0.000109374999908596" calcext:value-type="float">
            <text:p>0.000109375</text:p>
          </table:table-cell>
          <table:table-cell table:style-name="Default" office:value-type="float" office:value="63625420129500.6" calcext:value-type="float">
            <text:p>63625420129500.6</text:p>
          </table:table-cell>
          <table:table-cell table:style-name="ce7" table:formula="of:=([.AU189]-[.AU188])/1000" office:value-type="float" office:value="2.0019375" calcext:value-type="float">
            <text:p>2.0019</text:p>
          </table:table-cell>
          <table:table-cell table:style-name="ce7" table:formula="of:=[.AV189]+[.AW188]" office:value-type="float" office:value="374.00015625" calcext:value-type="float">
            <text:p>374.0002</text:p>
          </table:table-cell>
          <table:table-cell table:style-name="ce22" table:formula="of:=[.AW189]-2*([.$B189]-1)" office:value-type="float" office:value="0.000156249999861302" calcext:value-type="float">
            <text:p>0.00015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89" calcext:value-type="float">
            <text:p>189</text:p>
          </table:table-cell>
          <table:table-cell office:value-type="float" office:value="63625414895127.7" calcext:value-type="float">
            <text:p>63625414895127.7</text:p>
          </table:table-cell>
          <table:table-cell table:formula="of:=([.C190]-[.C189])/1000" office:value-type="float" office:value="2.0003671875" calcext:value-type="float">
            <text:p>2.0004</text:p>
          </table:table-cell>
          <table:table-cell table:formula="of:=[.D190]+[.E189]" office:value-type="float" office:value="375.9981328125" calcext:value-type="float">
            <text:p>375.9981</text:p>
          </table:table-cell>
          <table:table-cell table:style-name="ce9" table:formula="of:=[.E190]-2*([.$B190]-1)" office:value-type="float" office:value="-0.00186718750001091" calcext:value-type="float">
            <text:p>-0.0018671875</text:p>
          </table:table-cell>
          <table:table-cell table:style-name="Default" office:value-type="float" office:value="63625415381415" calcext:value-type="float">
            <text:p>63625415381415</text:p>
          </table:table-cell>
          <table:table-cell table:style-name="ce7" table:formula="of:=([.G190]-[.G189])/1000" office:value-type="float" office:value="2.0014140625" calcext:value-type="float">
            <text:p>2.0014</text:p>
          </table:table-cell>
          <table:table-cell table:style-name="ce7" table:formula="of:=[.H190]+[.I189]" office:value-type="float" office:value="375.9996953125" calcext:value-type="float">
            <text:p>375.9997</text:p>
          </table:table-cell>
          <table:table-cell table:style-name="ce10" table:formula="of:=[.I190]-2*([.$B190]-1)" office:value-type="float" office:value="-0.000304687499919964" calcext:value-type="float">
            <text:p>-0.0003046875</text:p>
          </table:table-cell>
          <table:table-cell table:style-name="Default" office:value-type="float" office:value="63625415852525.4" calcext:value-type="float">
            <text:p>63625415852525.4</text:p>
          </table:table-cell>
          <table:table-cell table:style-name="ce7" table:formula="of:=([.K190]-[.K189])/1000" office:value-type="float" office:value="2.000671875" calcext:value-type="float">
            <text:p>2.0007</text:p>
          </table:table-cell>
          <table:table-cell table:style-name="ce7" table:formula="of:=[.L190]+[.M189]" office:value-type="float" office:value="375.998421875" calcext:value-type="float">
            <text:p>375.9984</text:p>
          </table:table-cell>
          <table:table-cell table:style-name="ce11" table:formula="of:=[.M190]-2*([.$B190]-1)" office:value-type="float" office:value="-0.00157812499975307" calcext:value-type="float">
            <text:p>-0.001578125</text:p>
          </table:table-cell>
          <table:table-cell table:style-name="Default" office:value-type="float" office:value="63625416322935.8" calcext:value-type="float">
            <text:p>63625416322935.8</text:p>
          </table:table-cell>
          <table:table-cell table:style-name="ce7" table:formula="of:=([.O190]-[.O189])/1000" office:value-type="float" office:value="1.9983828125" calcext:value-type="float">
            <text:p>1.9984</text:p>
          </table:table-cell>
          <table:table-cell table:style-name="ce7" table:formula="of:=[.P190]+[.Q189]" office:value-type="float" office:value="375.9984921875" calcext:value-type="float">
            <text:p>375.9985</text:p>
          </table:table-cell>
          <table:table-cell table:style-name="ce12" table:formula="of:=[.Q190]-2*([.$B190]-1)" office:value-type="float" office:value="-0.00150781250016507" calcext:value-type="float">
            <text:p>-0.0015078125</text:p>
          </table:table-cell>
          <table:table-cell table:style-name="Default" office:value-type="float" office:value="63625416806610.2" calcext:value-type="float">
            <text:p>63625416806610.2</text:p>
          </table:table-cell>
          <table:table-cell table:style-name="ce7" table:formula="of:=([.S190]-[.S189])/1000" office:value-type="float" office:value="1.997859375" calcext:value-type="float">
            <text:p>1.9979</text:p>
          </table:table-cell>
          <table:table-cell table:style-name="ce7" table:formula="of:=[.T190]+[.U189]" office:value-type="float" office:value="375.99871875" calcext:value-type="float">
            <text:p>375.9987</text:p>
          </table:table-cell>
          <table:table-cell table:style-name="ce13" table:formula="of:=[.U190]-2*([.$B190]-1)" office:value-type="float" office:value="-0.00128124999997681" calcext:value-type="float">
            <text:p>-0.00128125</text:p>
          </table:table-cell>
          <table:table-cell table:style-name="Default" office:value-type="float" office:value="63625417301941.8" calcext:value-type="float">
            <text:p>63625417301941.8</text:p>
          </table:table-cell>
          <table:table-cell table:style-name="ce14" table:formula="of:=([.W190]-[.W189])/1000" office:value-type="float" office:value="2.00259375" calcext:value-type="float">
            <text:p>2.0026</text:p>
          </table:table-cell>
          <table:table-cell table:style-name="ce7" table:formula="of:=[.X190]+[.Y189]" office:value-type="float" office:value="378.00009375" calcext:value-type="float">
            <text:p>378.0001</text:p>
          </table:table-cell>
          <table:table-cell table:style-name="ce15" table:formula="of:=[.Y190]-2*([.$B190]-1)" office:value-type="float" office:value="2.00009375000002" calcext:value-type="float">
            <text:p>2.00009375</text:p>
          </table:table-cell>
          <table:table-cell table:style-name="Default" office:value-type="float" office:value="63625417776027.9" calcext:value-type="float">
            <text:p>63625417776027.9</text:p>
          </table:table-cell>
          <table:table-cell table:style-name="ce7" table:formula="of:=([.AA190]-[.AA189])/1000" office:value-type="float" office:value="1.99940625" calcext:value-type="float">
            <text:p>1.9994</text:p>
          </table:table-cell>
          <table:table-cell table:style-name="ce7" table:formula="of:=[.AB190]+[.AC189]" office:value-type="float" office:value="375.9980390625" calcext:value-type="float">
            <text:p>375.9980</text:p>
          </table:table-cell>
          <table:table-cell table:style-name="ce16" table:formula="of:=[.AC190]-2*([.$B190]-1)" office:value-type="float" office:value="-0.00196093749980264" calcext:value-type="float">
            <text:p>-0.0019609375</text:p>
          </table:table-cell>
          <table:table-cell table:style-name="Default" office:value-type="float" office:value="63625418240990.9" calcext:value-type="float">
            <text:p>63625418240990.9</text:p>
          </table:table-cell>
          <table:table-cell table:style-name="ce7" table:formula="of:=([.AE190]-[.AE189])/1000" office:value-type="float" office:value="1.9972734375" calcext:value-type="float">
            <text:p>1.9973</text:p>
          </table:table-cell>
          <table:table-cell table:style-name="ce7" table:formula="of:=[.AF190]+[.AG189]" office:value-type="float" office:value="375.9981484375" calcext:value-type="float">
            <text:p>375.9981</text:p>
          </table:table-cell>
          <table:table-cell table:style-name="ce17" table:formula="of:=[.AG190]-2*([.$B190]-1)" office:value-type="float" office:value="-0.00185156250017826" calcext:value-type="float">
            <text:p>-0.0018515625</text:p>
          </table:table-cell>
          <table:table-cell table:style-name="Default" office:value-type="float" office:value="63625418712787.3" calcext:value-type="float">
            <text:p>63625418712787.3</text:p>
          </table:table-cell>
          <table:table-cell table:style-name="ce7" table:formula="of:=([.AI190]-[.AI189])/1000" office:value-type="float" office:value="2.0011875" calcext:value-type="float">
            <text:p>2.0012</text:p>
          </table:table-cell>
          <table:table-cell table:style-name="ce7" table:formula="of:=[.AJ190]+[.AK189]" office:value-type="float" office:value="375.9995703125" calcext:value-type="float">
            <text:p>375.9996</text:p>
          </table:table-cell>
          <table:table-cell table:style-name="ce18" table:formula="of:=[.AK190]-2*([.$B190]-1)" office:value-type="float" office:value="-0.000429687500059117" calcext:value-type="float">
            <text:p>-0.0004296875</text:p>
          </table:table-cell>
          <table:table-cell table:style-name="Default" office:value-type="float" office:value="63625419178469.2" calcext:value-type="float">
            <text:p>63625419178469.2</text:p>
          </table:table-cell>
          <table:table-cell table:style-name="ce19" table:formula="of:=([.AM190]-[.AM189])/1000" office:value-type="float" office:value="1.9994609375" calcext:value-type="float">
            <text:p>1.9995</text:p>
          </table:table-cell>
          <table:table-cell table:style-name="ce7" table:formula="of:=[.AN190]+[.AO189]" office:value-type="float" office:value="377.99890625" calcext:value-type="float">
            <text:p>377.9989</text:p>
          </table:table-cell>
          <table:table-cell table:style-name="ce20" table:formula="of:=[.AO190]-2*([.$B190]-1)" office:value-type="float" office:value="1.99890624999989" calcext:value-type="float">
            <text:p>1.99890625</text:p>
          </table:table-cell>
          <table:table-cell table:style-name="Default" office:value-type="float" office:value="63625419646983.4" calcext:value-type="float">
            <text:p>63625419646983.4</text:p>
          </table:table-cell>
          <table:table-cell table:style-name="ce7" table:formula="of:=([.AQ190]-[.AQ189])/1000" office:value-type="float" office:value="1.998828125" calcext:value-type="float">
            <text:p>1.9988</text:p>
          </table:table-cell>
          <table:table-cell table:style-name="ce7" table:formula="of:=[.AR190]+[.AS189]" office:value-type="float" office:value="375.9989375" calcext:value-type="float">
            <text:p>375.9989</text:p>
          </table:table-cell>
          <table:table-cell table:style-name="ce21" table:formula="of:=[.AS190]-2*([.$B190]-1)" office:value-type="float" office:value="-0.00106250000010277" calcext:value-type="float">
            <text:p>-0.0010625</text:p>
          </table:table-cell>
          <table:table-cell table:style-name="Default" office:value-type="float" office:value="63625420131500.8" calcext:value-type="float">
            <text:p>63625420131500.8</text:p>
          </table:table-cell>
          <table:table-cell table:style-name="ce7" table:formula="of:=([.AU190]-[.AU189])/1000" office:value-type="float" office:value="2.0002421875" calcext:value-type="float">
            <text:p>2.0002</text:p>
          </table:table-cell>
          <table:table-cell table:style-name="ce7" table:formula="of:=[.AV190]+[.AW189]" office:value-type="float" office:value="376.0003984375" calcext:value-type="float">
            <text:p>376.0004</text:p>
          </table:table-cell>
          <table:table-cell table:style-name="ce22" table:formula="of:=[.AW190]-2*([.$B190]-1)" office:value-type="float" office:value="0.00039843749988222" calcext:value-type="float">
            <text:p>0.000398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90" calcext:value-type="float">
            <text:p>190</text:p>
          </table:table-cell>
          <table:table-cell office:value-type="float" office:value="63625414897127.7" calcext:value-type="float">
            <text:p>63625414897127.7</text:p>
          </table:table-cell>
          <table:table-cell table:formula="of:=([.C191]-[.C190])/1000" office:value-type="float" office:value="1.9999453125" calcext:value-type="float">
            <text:p>1.9999</text:p>
          </table:table-cell>
          <table:table-cell table:formula="of:=[.D191]+[.E190]" office:value-type="float" office:value="377.998078125" calcext:value-type="float">
            <text:p>377.9981</text:p>
          </table:table-cell>
          <table:table-cell table:style-name="ce9" table:formula="of:=[.E191]-2*([.$B191]-1)" office:value-type="float" office:value="-0.00192187499999363" calcext:value-type="float">
            <text:p>-0.001921875</text:p>
          </table:table-cell>
          <table:table-cell table:style-name="Default" office:value-type="float" office:value="63625415383413.4" calcext:value-type="float">
            <text:p>63625415383413.4</text:p>
          </table:table-cell>
          <table:table-cell table:style-name="ce7" table:formula="of:=([.G191]-[.G190])/1000" office:value-type="float" office:value="1.99840625" calcext:value-type="float">
            <text:p>1.9984</text:p>
          </table:table-cell>
          <table:table-cell table:style-name="ce7" table:formula="of:=[.H191]+[.I190]" office:value-type="float" office:value="377.9981015625" calcext:value-type="float">
            <text:p>377.9981</text:p>
          </table:table-cell>
          <table:table-cell table:style-name="ce10" table:formula="of:=[.I191]-2*([.$B191]-1)" office:value-type="float" office:value="-0.00189843749990359" calcext:value-type="float">
            <text:p>-0.0018984375</text:p>
          </table:table-cell>
          <table:table-cell table:style-name="Default" office:value-type="float" office:value="63625415854525.6" calcext:value-type="float">
            <text:p>63625415854525.6</text:p>
          </table:table-cell>
          <table:table-cell table:style-name="ce7" table:formula="of:=([.K191]-[.K190])/1000" office:value-type="float" office:value="2.0002109375" calcext:value-type="float">
            <text:p>2.0002</text:p>
          </table:table-cell>
          <table:table-cell table:style-name="ce7" table:formula="of:=[.L191]+[.M190]" office:value-type="float" office:value="377.9986328125" calcext:value-type="float">
            <text:p>377.9986</text:p>
          </table:table-cell>
          <table:table-cell table:style-name="ce11" table:formula="of:=[.M191]-2*([.$B191]-1)" office:value-type="float" office:value="-0.00136718749973852" calcext:value-type="float">
            <text:p>-0.0013671875</text:p>
          </table:table-cell>
          <table:table-cell table:style-name="Default" office:value-type="float" office:value="63625416324939.5" calcext:value-type="float">
            <text:p>63625416324939.5</text:p>
          </table:table-cell>
          <table:table-cell table:style-name="ce7" table:formula="of:=([.O191]-[.O190])/1000" office:value-type="float" office:value="2.003734375" calcext:value-type="float">
            <text:p>2.0037</text:p>
          </table:table-cell>
          <table:table-cell table:style-name="ce7" table:formula="of:=[.P191]+[.Q190]" office:value-type="float" office:value="378.0022265625" calcext:value-type="float">
            <text:p>378.0022</text:p>
          </table:table-cell>
          <table:table-cell table:style-name="ce12" table:formula="of:=[.Q191]-2*([.$B191]-1)" office:value-type="float" office:value="0.00222656249985675" calcext:value-type="float">
            <text:p>0.0022265625</text:p>
          </table:table-cell>
          <table:table-cell table:style-name="Default" office:value-type="float" office:value="63625416808610.3" calcext:value-type="float">
            <text:p>63625416808610.3</text:p>
          </table:table-cell>
          <table:table-cell table:style-name="ce7" table:formula="of:=([.S191]-[.S190])/1000" office:value-type="float" office:value="2.000078125" calcext:value-type="float">
            <text:p>2.0001</text:p>
          </table:table-cell>
          <table:table-cell table:style-name="ce7" table:formula="of:=[.T191]+[.U190]" office:value-type="float" office:value="377.998796875" calcext:value-type="float">
            <text:p>377.9988</text:p>
          </table:table-cell>
          <table:table-cell table:style-name="ce13" table:formula="of:=[.U191]-2*([.$B191]-1)" office:value-type="float" office:value="-0.00120312499996089" calcext:value-type="float">
            <text:p>-0.001203125</text:p>
          </table:table-cell>
          <table:table-cell table:style-name="Default" office:value-type="float" office:value="63625417303940.1" calcext:value-type="float">
            <text:p>63625417303940.1</text:p>
          </table:table-cell>
          <table:table-cell table:style-name="ce14" table:formula="of:=([.W191]-[.W190])/1000" office:value-type="float" office:value="1.9982578125" calcext:value-type="float">
            <text:p>1.9983</text:p>
          </table:table-cell>
          <table:table-cell table:style-name="ce7" table:formula="of:=[.X191]+[.Y190]" office:value-type="float" office:value="379.9983515625" calcext:value-type="float">
            <text:p>379.9984</text:p>
          </table:table-cell>
          <table:table-cell table:style-name="ce15" table:formula="of:=[.Y191]-2*([.$B191]-1)" office:value-type="float" office:value="1.99835156250003" calcext:value-type="float">
            <text:p>1.9983515625</text:p>
          </table:table-cell>
          <table:table-cell table:style-name="Default" office:value-type="float" office:value="63625417778028.2" calcext:value-type="float">
            <text:p>63625417778028.2</text:p>
          </table:table-cell>
          <table:table-cell table:style-name="ce7" table:formula="of:=([.AA191]-[.AA190])/1000" office:value-type="float" office:value="2.000328125" calcext:value-type="float">
            <text:p>2.0003</text:p>
          </table:table-cell>
          <table:table-cell table:style-name="ce7" table:formula="of:=[.AB191]+[.AC190]" office:value-type="float" office:value="377.9983671875" calcext:value-type="float">
            <text:p>377.9984</text:p>
          </table:table-cell>
          <table:table-cell table:style-name="ce16" table:formula="of:=[.AC191]-2*([.$B191]-1)" office:value-type="float" office:value="-0.00163281249979264" calcext:value-type="float">
            <text:p>-0.0016328125</text:p>
          </table:table-cell>
          <table:table-cell table:style-name="Default" office:value-type="float" office:value="63625418242991.6" calcext:value-type="float">
            <text:p>63625418242991.6</text:p>
          </table:table-cell>
          <table:table-cell table:style-name="ce7" table:formula="of:=([.AE191]-[.AE190])/1000" office:value-type="float" office:value="2.0006328125" calcext:value-type="float">
            <text:p>2.0006</text:p>
          </table:table-cell>
          <table:table-cell table:style-name="ce7" table:formula="of:=[.AF191]+[.AG190]" office:value-type="float" office:value="377.99878125" calcext:value-type="float">
            <text:p>377.9988</text:p>
          </table:table-cell>
          <table:table-cell table:style-name="ce17" table:formula="of:=[.AG191]-2*([.$B191]-1)" office:value-type="float" office:value="-0.00121875000019145" calcext:value-type="float">
            <text:p>-0.00121875</text:p>
          </table:table-cell>
          <table:table-cell table:style-name="Default" office:value-type="float" office:value="63625418714786.6" calcext:value-type="float">
            <text:p>63625418714786.6</text:p>
          </table:table-cell>
          <table:table-cell table:style-name="ce7" table:formula="of:=([.AI191]-[.AI190])/1000" office:value-type="float" office:value="1.99928125" calcext:value-type="float">
            <text:p>1.9993</text:p>
          </table:table-cell>
          <table:table-cell table:style-name="ce7" table:formula="of:=[.AJ191]+[.AK190]" office:value-type="float" office:value="377.9988515625" calcext:value-type="float">
            <text:p>377.9989</text:p>
          </table:table-cell>
          <table:table-cell table:style-name="ce18" table:formula="of:=[.AK191]-2*([.$B191]-1)" office:value-type="float" office:value="-0.00114843750003502" calcext:value-type="float">
            <text:p>-0.0011484375</text:p>
          </table:table-cell>
          <table:table-cell table:style-name="Default" office:value-type="float" office:value="63625419180469.1" calcext:value-type="float">
            <text:p>63625419180469.1</text:p>
          </table:table-cell>
          <table:table-cell table:style-name="ce19" table:formula="of:=([.AM191]-[.AM190])/1000" office:value-type="float" office:value="1.9999296875" calcext:value-type="float">
            <text:p>1.9999</text:p>
          </table:table-cell>
          <table:table-cell table:style-name="ce7" table:formula="of:=[.AN191]+[.AO190]" office:value-type="float" office:value="379.9988359375" calcext:value-type="float">
            <text:p>379.9988</text:p>
          </table:table-cell>
          <table:table-cell table:style-name="ce20" table:formula="of:=[.AO191]-2*([.$B191]-1)" office:value-type="float" office:value="1.99883593749991" calcext:value-type="float">
            <text:p>1.9988359375</text:p>
          </table:table-cell>
          <table:table-cell table:style-name="Default" office:value-type="float" office:value="63625419648982.2" calcext:value-type="float">
            <text:p>63625419648982.2</text:p>
          </table:table-cell>
          <table:table-cell table:style-name="ce7" table:formula="of:=([.AQ191]-[.AQ190])/1000" office:value-type="float" office:value="1.998796875" calcext:value-type="float">
            <text:p>1.9988</text:p>
          </table:table-cell>
          <table:table-cell table:style-name="ce7" table:formula="of:=[.AR191]+[.AS190]" office:value-type="float" office:value="377.997734375" calcext:value-type="float">
            <text:p>377.9977</text:p>
          </table:table-cell>
          <table:table-cell table:style-name="ce21" table:formula="of:=[.AS191]-2*([.$B191]-1)" office:value-type="float" office:value="-0.00226562500012051" calcext:value-type="float">
            <text:p>-0.002265625</text:p>
          </table:table-cell>
          <table:table-cell table:style-name="Default" office:value-type="float" office:value="63625420133498.4" calcext:value-type="float">
            <text:p>63625420133498.4</text:p>
          </table:table-cell>
          <table:table-cell table:style-name="ce7" table:formula="of:=([.AU191]-[.AU190])/1000" office:value-type="float" office:value="1.9975078125" calcext:value-type="float">
            <text:p>1.9975</text:p>
          </table:table-cell>
          <table:table-cell table:style-name="ce7" table:formula="of:=[.AV191]+[.AW190]" office:value-type="float" office:value="377.99790625" calcext:value-type="float">
            <text:p>377.9979</text:p>
          </table:table-cell>
          <table:table-cell table:style-name="ce22" table:formula="of:=[.AW191]-2*([.$B191]-1)" office:value-type="float" office:value="-0.00209375000014234" calcext:value-type="float">
            <text:p>-0.00209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91" calcext:value-type="float">
            <text:p>191</text:p>
          </table:table-cell>
          <table:table-cell office:value-type="float" office:value="63625414899130.2" calcext:value-type="float">
            <text:p>63625414899130.2</text:p>
          </table:table-cell>
          <table:table-cell table:formula="of:=([.C192]-[.C191])/1000" office:value-type="float" office:value="2.0025703125" calcext:value-type="float">
            <text:p>2.0026</text:p>
          </table:table-cell>
          <table:table-cell table:formula="of:=[.D192]+[.E191]" office:value-type="float" office:value="380.0006484375" calcext:value-type="float">
            <text:p>380.0006</text:p>
          </table:table-cell>
          <table:table-cell table:style-name="ce9" table:formula="of:=[.E192]-2*([.$B192]-1)" office:value-type="float" office:value="0.000648437499989996" calcext:value-type="float">
            <text:p>0.0006484375</text:p>
          </table:table-cell>
          <table:table-cell table:style-name="Default" office:value-type="float" office:value="63625415385414.4" calcext:value-type="float">
            <text:p>63625415385414.4</text:p>
          </table:table-cell>
          <table:table-cell table:style-name="ce7" table:formula="of:=([.G192]-[.G191])/1000" office:value-type="float" office:value="2.0010234375" calcext:value-type="float">
            <text:p>2.0010</text:p>
          </table:table-cell>
          <table:table-cell table:style-name="ce7" table:formula="of:=[.H192]+[.I191]" office:value-type="float" office:value="379.999125" calcext:value-type="float">
            <text:p>379.9991</text:p>
          </table:table-cell>
          <table:table-cell table:style-name="ce10" table:formula="of:=[.I192]-2*([.$B192]-1)" office:value-type="float" office:value="-0.000874999999894044" calcext:value-type="float">
            <text:p>-0.000875</text:p>
          </table:table-cell>
          <table:table-cell table:style-name="Default" office:value-type="float" office:value="63625415856525.4" calcext:value-type="float">
            <text:p>63625415856525.4</text:p>
          </table:table-cell>
          <table:table-cell table:style-name="ce7" table:formula="of:=([.K192]-[.K191])/1000" office:value-type="float" office:value="1.999734375" calcext:value-type="float">
            <text:p>1.9997</text:p>
          </table:table-cell>
          <table:table-cell table:style-name="ce7" table:formula="of:=[.L192]+[.M191]" office:value-type="float" office:value="379.9983671875" calcext:value-type="float">
            <text:p>379.9984</text:p>
          </table:table-cell>
          <table:table-cell table:style-name="ce11" table:formula="of:=[.M192]-2*([.$B192]-1)" office:value-type="float" office:value="-0.00163281249973579" calcext:value-type="float">
            <text:p>-0.0016328125</text:p>
          </table:table-cell>
          <table:table-cell table:style-name="Default" office:value-type="float" office:value="63625416326936.5" calcext:value-type="float">
            <text:p>63625416326936.5</text:p>
          </table:table-cell>
          <table:table-cell table:style-name="ce7" table:formula="of:=([.O192]-[.O191])/1000" office:value-type="float" office:value="1.997015625" calcext:value-type="float">
            <text:p>1.9970</text:p>
          </table:table-cell>
          <table:table-cell table:style-name="ce7" table:formula="of:=[.P192]+[.Q191]" office:value-type="float" office:value="379.9992421875" calcext:value-type="float">
            <text:p>379.9992</text:p>
          </table:table-cell>
          <table:table-cell table:style-name="ce12" table:formula="of:=[.Q192]-2*([.$B192]-1)" office:value-type="float" office:value="-0.000757812500125965" calcext:value-type="float">
            <text:p>-0.0007578125</text:p>
          </table:table-cell>
          <table:table-cell table:style-name="Default" office:value-type="float" office:value="63625416810609.9" calcext:value-type="float">
            <text:p>63625416810609.9</text:p>
          </table:table-cell>
          <table:table-cell table:style-name="ce7" table:formula="of:=([.S192]-[.S191])/1000" office:value-type="float" office:value="1.9996328125" calcext:value-type="float">
            <text:p>1.9996</text:p>
          </table:table-cell>
          <table:table-cell table:style-name="ce7" table:formula="of:=[.T192]+[.U191]" office:value-type="float" office:value="379.9984296875" calcext:value-type="float">
            <text:p>379.9984</text:p>
          </table:table-cell>
          <table:table-cell table:style-name="ce13" table:formula="of:=[.U192]-2*([.$B192]-1)" office:value-type="float" office:value="-0.00157031249995043" calcext:value-type="float">
            <text:p>-0.0015703125</text:p>
          </table:table-cell>
          <table:table-cell table:style-name="Default" office:value-type="float" office:value="63625417305939.6" calcext:value-type="float">
            <text:p>63625417305939.6</text:p>
          </table:table-cell>
          <table:table-cell table:style-name="ce14" table:formula="of:=([.W192]-[.W191])/1000" office:value-type="float" office:value="1.9995390625" calcext:value-type="float">
            <text:p>1.9995</text:p>
          </table:table-cell>
          <table:table-cell table:style-name="ce7" table:formula="of:=[.X192]+[.Y191]" office:value-type="float" office:value="381.997890625" calcext:value-type="float">
            <text:p>381.9979</text:p>
          </table:table-cell>
          <table:table-cell table:style-name="ce15" table:formula="of:=[.Y192]-2*([.$B192]-1)" office:value-type="float" office:value="1.99789062500003" calcext:value-type="float">
            <text:p>1.997890625</text:p>
          </table:table-cell>
          <table:table-cell table:style-name="Default" office:value-type="float" office:value="63625417780027.8" calcext:value-type="float">
            <text:p>63625417780027.8</text:p>
          </table:table-cell>
          <table:table-cell table:style-name="ce7" table:formula="of:=([.AA192]-[.AA191])/1000" office:value-type="float" office:value="1.9995625" calcext:value-type="float">
            <text:p>1.9996</text:p>
          </table:table-cell>
          <table:table-cell table:style-name="ce7" table:formula="of:=[.AB192]+[.AC191]" office:value-type="float" office:value="379.9979296875" calcext:value-type="float">
            <text:p>379.9979</text:p>
          </table:table-cell>
          <table:table-cell table:style-name="ce16" table:formula="of:=[.AC192]-2*([.$B192]-1)" office:value-type="float" office:value="-0.00207031249976808" calcext:value-type="float">
            <text:p>-0.0020703125</text:p>
          </table:table-cell>
          <table:table-cell table:style-name="Default" office:value-type="float" office:value="63625418244991.2" calcext:value-type="float">
            <text:p>63625418244991.2</text:p>
          </table:table-cell>
          <table:table-cell table:style-name="ce7" table:formula="of:=([.AE192]-[.AE191])/1000" office:value-type="float" office:value="1.9996015625" calcext:value-type="float">
            <text:p>1.9996</text:p>
          </table:table-cell>
          <table:table-cell table:style-name="ce7" table:formula="of:=[.AF192]+[.AG191]" office:value-type="float" office:value="379.9983828125" calcext:value-type="float">
            <text:p>379.9984</text:p>
          </table:table-cell>
          <table:table-cell table:style-name="ce17" table:formula="of:=[.AG192]-2*([.$B192]-1)" office:value-type="float" office:value="-0.00161718750018736" calcext:value-type="float">
            <text:p>-0.0016171875</text:p>
          </table:table-cell>
          <table:table-cell table:style-name="Default" office:value-type="float" office:value="63625418716787" calcext:value-type="float">
            <text:p>63625418716787</text:p>
          </table:table-cell>
          <table:table-cell table:style-name="ce7" table:formula="of:=([.AI192]-[.AI191])/1000" office:value-type="float" office:value="2.0004453125" calcext:value-type="float">
            <text:p>2.0004</text:p>
          </table:table-cell>
          <table:table-cell table:style-name="ce7" table:formula="of:=[.AJ192]+[.AK191]" office:value-type="float" office:value="379.999296875" calcext:value-type="float">
            <text:p>379.9993</text:p>
          </table:table-cell>
          <table:table-cell table:style-name="ce18" table:formula="of:=[.AK192]-2*([.$B192]-1)" office:value-type="float" office:value="-0.000703125000029559" calcext:value-type="float">
            <text:p>-0.000703125</text:p>
          </table:table-cell>
          <table:table-cell table:style-name="Default" office:value-type="float" office:value="63625419182468" calcext:value-type="float">
            <text:p>63625419182468</text:p>
          </table:table-cell>
          <table:table-cell table:style-name="ce19" table:formula="of:=([.AM192]-[.AM191])/1000" office:value-type="float" office:value="1.9988125" calcext:value-type="float">
            <text:p>1.9988</text:p>
          </table:table-cell>
          <table:table-cell table:style-name="ce7" table:formula="of:=[.AN192]+[.AO191]" office:value-type="float" office:value="381.9976484375" calcext:value-type="float">
            <text:p>381.9976</text:p>
          </table:table-cell>
          <table:table-cell table:style-name="ce20" table:formula="of:=[.AO192]-2*([.$B192]-1)" office:value-type="float" office:value="1.99764843749989" calcext:value-type="float">
            <text:p>1.9976484375</text:p>
          </table:table-cell>
          <table:table-cell table:style-name="Default" office:value-type="float" office:value="63625419650983.9" calcext:value-type="float">
            <text:p>63625419650983.9</text:p>
          </table:table-cell>
          <table:table-cell table:style-name="ce7" table:formula="of:=([.AQ192]-[.AQ191])/1000" office:value-type="float" office:value="2.0017265625" calcext:value-type="float">
            <text:p>2.0017</text:p>
          </table:table-cell>
          <table:table-cell table:style-name="ce7" table:formula="of:=[.AR192]+[.AS191]" office:value-type="float" office:value="379.9994609375" calcext:value-type="float">
            <text:p>379.9995</text:p>
          </table:table-cell>
          <table:table-cell table:style-name="ce21" table:formula="of:=[.AS192]-2*([.$B192]-1)" office:value-type="float" office:value="-0.000539062500138243" calcext:value-type="float">
            <text:p>-0.0005390625</text:p>
          </table:table-cell>
          <table:table-cell table:style-name="Default" office:value-type="float" office:value="63625420135500.4" calcext:value-type="float">
            <text:p>63625420135500.4</text:p>
          </table:table-cell>
          <table:table-cell table:style-name="ce7" table:formula="of:=([.AU192]-[.AU191])/1000" office:value-type="float" office:value="2.002" calcext:value-type="float">
            <text:p>2.0020</text:p>
          </table:table-cell>
          <table:table-cell table:style-name="ce7" table:formula="of:=[.AV192]+[.AW191]" office:value-type="float" office:value="379.99990625" calcext:value-type="float">
            <text:p>379.9999</text:p>
          </table:table-cell>
          <table:table-cell table:style-name="ce22" table:formula="of:=[.AW192]-2*([.$B192]-1)" office:value-type="float" office:value="-0.0000937500001327862" calcext:value-type="float">
            <text:p>-0.00009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92" calcext:value-type="float">
            <text:p>192</text:p>
          </table:table-cell>
          <table:table-cell office:value-type="float" office:value="63625414901127.4" calcext:value-type="float">
            <text:p>63625414901127.4</text:p>
          </table:table-cell>
          <table:table-cell table:formula="of:=([.C193]-[.C192])/1000" office:value-type="float" office:value="1.9971484375" calcext:value-type="float">
            <text:p>1.9971</text:p>
          </table:table-cell>
          <table:table-cell table:formula="of:=[.D193]+[.E192]" office:value-type="float" office:value="381.997796875" calcext:value-type="float">
            <text:p>381.9978</text:p>
          </table:table-cell>
          <table:table-cell table:style-name="ce9" table:formula="of:=[.E193]-2*([.$B193]-1)" office:value-type="float" office:value="-0.00220312499999409" calcext:value-type="float">
            <text:p>-0.002203125</text:p>
          </table:table-cell>
          <table:table-cell table:style-name="Default" office:value-type="float" office:value="63625415387413.4" calcext:value-type="float">
            <text:p>63625415387413.4</text:p>
          </table:table-cell>
          <table:table-cell table:style-name="ce7" table:formula="of:=([.G193]-[.G192])/1000" office:value-type="float" office:value="1.9989453125" calcext:value-type="float">
            <text:p>1.9989</text:p>
          </table:table-cell>
          <table:table-cell table:style-name="ce7" table:formula="of:=[.H193]+[.I192]" office:value-type="float" office:value="381.9980703125" calcext:value-type="float">
            <text:p>381.9981</text:p>
          </table:table-cell>
          <table:table-cell table:style-name="ce10" table:formula="of:=[.I193]-2*([.$B193]-1)" office:value-type="float" office:value="-0.00192968749990996" calcext:value-type="float">
            <text:p>-0.0019296875</text:p>
          </table:table-cell>
          <table:table-cell table:style-name="Default" office:value-type="float" office:value="63625415858525.5" calcext:value-type="float">
            <text:p>63625415858525.5</text:p>
          </table:table-cell>
          <table:table-cell table:style-name="ce7" table:formula="of:=([.K193]-[.K192])/1000" office:value-type="float" office:value="2.000125" calcext:value-type="float">
            <text:p>2.0001</text:p>
          </table:table-cell>
          <table:table-cell table:style-name="ce7" table:formula="of:=[.L193]+[.M192]" office:value-type="float" office:value="381.9984921875" calcext:value-type="float">
            <text:p>381.9985</text:p>
          </table:table-cell>
          <table:table-cell table:style-name="ce11" table:formula="of:=[.M193]-2*([.$B193]-1)" office:value-type="float" office:value="-0.00150781249971033" calcext:value-type="float">
            <text:p>-0.0015078125</text:p>
          </table:table-cell>
          <table:table-cell table:style-name="Default" office:value-type="float" office:value="63625416328935.3" calcext:value-type="float">
            <text:p>63625416328935.3</text:p>
          </table:table-cell>
          <table:table-cell table:style-name="ce7" table:formula="of:=([.O193]-[.O192])/1000" office:value-type="float" office:value="1.99875" calcext:value-type="float">
            <text:p>1.9988</text:p>
          </table:table-cell>
          <table:table-cell table:style-name="ce7" table:formula="of:=[.P193]+[.Q192]" office:value-type="float" office:value="381.9979921875" calcext:value-type="float">
            <text:p>381.9980</text:p>
          </table:table-cell>
          <table:table-cell table:style-name="ce12" table:formula="of:=[.Q193]-2*([.$B193]-1)" office:value-type="float" office:value="-0.00200781250015325" calcext:value-type="float">
            <text:p>-0.0020078125</text:p>
          </table:table-cell>
          <table:table-cell table:style-name="Default" office:value-type="float" office:value="63625416812610.5" calcext:value-type="float">
            <text:p>63625416812610.5</text:p>
          </table:table-cell>
          <table:table-cell table:style-name="ce7" table:formula="of:=([.S193]-[.S192])/1000" office:value-type="float" office:value="2.0006171875" calcext:value-type="float">
            <text:p>2.0006</text:p>
          </table:table-cell>
          <table:table-cell table:style-name="ce7" table:formula="of:=[.T193]+[.U192]" office:value-type="float" office:value="381.999046875" calcext:value-type="float">
            <text:p>381.9990</text:p>
          </table:table-cell>
          <table:table-cell table:style-name="ce13" table:formula="of:=[.U193]-2*([.$B193]-1)" office:value-type="float" office:value="-0.000953124999966803" calcext:value-type="float">
            <text:p>-0.000953125</text:p>
          </table:table-cell>
          <table:table-cell table:style-name="Default" office:value-type="float" office:value="63625417307939.4" calcext:value-type="float">
            <text:p>63625417307939.4</text:p>
          </table:table-cell>
          <table:table-cell table:style-name="ce14" table:formula="of:=([.W193]-[.W192])/1000" office:value-type="float" office:value="1.999828125" calcext:value-type="float">
            <text:p>1.9998</text:p>
          </table:table-cell>
          <table:table-cell table:style-name="ce7" table:formula="of:=[.X193]+[.Y192]" office:value-type="float" office:value="383.99771875" calcext:value-type="float">
            <text:p>383.9977</text:p>
          </table:table-cell>
          <table:table-cell table:style-name="ce15" table:formula="of:=[.Y193]-2*([.$B193]-1)" office:value-type="float" office:value="1.99771875000005" calcext:value-type="float">
            <text:p>1.99771875</text:p>
          </table:table-cell>
          <table:table-cell table:style-name="Default" office:value-type="float" office:value="63625417782028.4" calcext:value-type="float">
            <text:p>63625417782028.4</text:p>
          </table:table-cell>
          <table:table-cell table:style-name="ce7" table:formula="of:=([.AA193]-[.AA192])/1000" office:value-type="float" office:value="2.000625" calcext:value-type="float">
            <text:p>2.0006</text:p>
          </table:table-cell>
          <table:table-cell table:style-name="ce7" table:formula="of:=[.AB193]+[.AC192]" office:value-type="float" office:value="381.9985546875" calcext:value-type="float">
            <text:p>381.9986</text:p>
          </table:table-cell>
          <table:table-cell table:style-name="ce16" table:formula="of:=[.AC193]-2*([.$B193]-1)" office:value-type="float" office:value="-0.00144531249975444" calcext:value-type="float">
            <text:p>-0.0014453125</text:p>
          </table:table-cell>
          <table:table-cell table:style-name="Default" office:value-type="float" office:value="63625418246992.1" calcext:value-type="float">
            <text:p>63625418246992.1</text:p>
          </table:table-cell>
          <table:table-cell table:style-name="ce7" table:formula="of:=([.AE193]-[.AE192])/1000" office:value-type="float" office:value="2.0008984375" calcext:value-type="float">
            <text:p>2.0009</text:p>
          </table:table-cell>
          <table:table-cell table:style-name="ce7" table:formula="of:=[.AF193]+[.AG192]" office:value-type="float" office:value="381.99928125" calcext:value-type="float">
            <text:p>381.9993</text:p>
          </table:table-cell>
          <table:table-cell table:style-name="ce17" table:formula="of:=[.AG193]-2*([.$B193]-1)" office:value-type="float" office:value="-0.000718750000203272" calcext:value-type="float">
            <text:p>-0.00071875</text:p>
          </table:table-cell>
          <table:table-cell table:style-name="Default" office:value-type="float" office:value="63625418718787.1" calcext:value-type="float">
            <text:p>63625418718787.1</text:p>
          </table:table-cell>
          <table:table-cell table:style-name="ce7" table:formula="of:=([.AI193]-[.AI192])/1000" office:value-type="float" office:value="2.0001328125" calcext:value-type="float">
            <text:p>2.0001</text:p>
          </table:table-cell>
          <table:table-cell table:style-name="ce7" table:formula="of:=[.AJ193]+[.AK192]" office:value-type="float" office:value="381.9994296875" calcext:value-type="float">
            <text:p>381.9994</text:p>
          </table:table-cell>
          <table:table-cell table:style-name="ce18" table:formula="of:=[.AK193]-2*([.$B193]-1)" office:value-type="float" office:value="-0.000570312500030923" calcext:value-type="float">
            <text:p>-0.0005703125</text:p>
          </table:table-cell>
          <table:table-cell table:style-name="Default" office:value-type="float" office:value="63625419184468.9" calcext:value-type="float">
            <text:p>63625419184468.9</text:p>
          </table:table-cell>
          <table:table-cell table:style-name="ce19" table:formula="of:=([.AM193]-[.AM192])/1000" office:value-type="float" office:value="2.0009375" calcext:value-type="float">
            <text:p>2.0009</text:p>
          </table:table-cell>
          <table:table-cell table:style-name="ce7" table:formula="of:=[.AN193]+[.AO192]" office:value-type="float" office:value="383.9985859375" calcext:value-type="float">
            <text:p>383.9986</text:p>
          </table:table-cell>
          <table:table-cell table:style-name="ce20" table:formula="of:=[.AO193]-2*([.$B193]-1)" office:value-type="float" office:value="1.99858593749991" calcext:value-type="float">
            <text:p>1.9985859375</text:p>
          </table:table-cell>
          <table:table-cell table:style-name="Default" office:value-type="float" office:value="63625419652984" calcext:value-type="float">
            <text:p>63625419652984</text:p>
          </table:table-cell>
          <table:table-cell table:style-name="ce7" table:formula="of:=([.AQ193]-[.AQ192])/1000" office:value-type="float" office:value="2.000078125" calcext:value-type="float">
            <text:p>2.0001</text:p>
          </table:table-cell>
          <table:table-cell table:style-name="ce7" table:formula="of:=[.AR193]+[.AS192]" office:value-type="float" office:value="381.9995390625" calcext:value-type="float">
            <text:p>381.9995</text:p>
          </table:table-cell>
          <table:table-cell table:style-name="ce21" table:formula="of:=[.AS193]-2*([.$B193]-1)" office:value-type="float" office:value="-0.000460937500122327" calcext:value-type="float">
            <text:p>-0.0004609375</text:p>
          </table:table-cell>
          <table:table-cell table:style-name="Default" office:value-type="float" office:value="63625420137500.7" calcext:value-type="float">
            <text:p>63625420137500.7</text:p>
          </table:table-cell>
          <table:table-cell table:style-name="ce7" table:formula="of:=([.AU193]-[.AU192])/1000" office:value-type="float" office:value="2.000359375" calcext:value-type="float">
            <text:p>2.0004</text:p>
          </table:table-cell>
          <table:table-cell table:style-name="ce7" table:formula="of:=[.AV193]+[.AW192]" office:value-type="float" office:value="382.000265625" calcext:value-type="float">
            <text:p>382.0003</text:p>
          </table:table-cell>
          <table:table-cell table:style-name="ce22" table:formula="of:=[.AW193]-2*([.$B193]-1)" office:value-type="float" office:value="0.000265624999883585" calcext:value-type="float">
            <text:p>0.000265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93" calcext:value-type="float">
            <text:p>193</text:p>
          </table:table-cell>
          <table:table-cell office:value-type="float" office:value="63625414903128.9" calcext:value-type="float">
            <text:p>63625414903128.9</text:p>
          </table:table-cell>
          <table:table-cell table:formula="of:=([.C194]-[.C193])/1000" office:value-type="float" office:value="2.0015390625" calcext:value-type="float">
            <text:p>2.0015</text:p>
          </table:table-cell>
          <table:table-cell table:formula="of:=[.D194]+[.E193]" office:value-type="float" office:value="383.9993359375" calcext:value-type="float">
            <text:p>383.9993</text:p>
          </table:table-cell>
          <table:table-cell table:style-name="ce9" table:formula="of:=[.E194]-2*([.$B194]-1)" office:value-type="float" office:value="-0.000664062499993179" calcext:value-type="float">
            <text:p>-0.0006640625</text:p>
          </table:table-cell>
          <table:table-cell table:style-name="Default" office:value-type="float" office:value="63625415389416" calcext:value-type="float">
            <text:p>63625415389416</text:p>
          </table:table-cell>
          <table:table-cell table:style-name="ce7" table:formula="of:=([.G194]-[.G193])/1000" office:value-type="float" office:value="2.002609375" calcext:value-type="float">
            <text:p>2.0026</text:p>
          </table:table-cell>
          <table:table-cell table:style-name="ce7" table:formula="of:=[.H194]+[.I193]" office:value-type="float" office:value="384.0006796875" calcext:value-type="float">
            <text:p>384.0007</text:p>
          </table:table-cell>
          <table:table-cell table:style-name="ce10" table:formula="of:=[.I194]-2*([.$B194]-1)" office:value-type="float" office:value="0.000679687500110049" calcext:value-type="float">
            <text:p>0.0006796875</text:p>
          </table:table-cell>
          <table:table-cell table:style-name="Default" office:value-type="float" office:value="63625415860525.7" calcext:value-type="float">
            <text:p>63625415860525.7</text:p>
          </table:table-cell>
          <table:table-cell table:style-name="ce7" table:formula="of:=([.K194]-[.K193])/1000" office:value-type="float" office:value="2.00021875" calcext:value-type="float">
            <text:p>2.0002</text:p>
          </table:table-cell>
          <table:table-cell table:style-name="ce7" table:formula="of:=[.L194]+[.M193]" office:value-type="float" office:value="383.9987109375" calcext:value-type="float">
            <text:p>383.9987</text:p>
          </table:table-cell>
          <table:table-cell table:style-name="ce11" table:formula="of:=[.M194]-2*([.$B194]-1)" office:value-type="float" office:value="-0.0012890624997226" calcext:value-type="float">
            <text:p>-0.0012890625</text:p>
          </table:table-cell>
          <table:table-cell table:style-name="Default" office:value-type="float" office:value="63625416330935.4" calcext:value-type="float">
            <text:p>63625416330935.4</text:p>
          </table:table-cell>
          <table:table-cell table:style-name="ce7" table:formula="of:=([.O194]-[.O193])/1000" office:value-type="float" office:value="2.0001171875" calcext:value-type="float">
            <text:p>2.0001</text:p>
          </table:table-cell>
          <table:table-cell table:style-name="ce7" table:formula="of:=[.P194]+[.Q193]" office:value-type="float" office:value="383.998109375" calcext:value-type="float">
            <text:p>383.9981</text:p>
          </table:table-cell>
          <table:table-cell table:style-name="ce12" table:formula="of:=[.Q194]-2*([.$B194]-1)" office:value-type="float" office:value="-0.0018906250001578" calcext:value-type="float">
            <text:p>-0.001890625</text:p>
          </table:table-cell>
          <table:table-cell table:style-name="Default" office:value-type="float" office:value="63625416814610.6" calcext:value-type="float">
            <text:p>63625416814610.6</text:p>
          </table:table-cell>
          <table:table-cell table:style-name="ce7" table:formula="of:=([.S194]-[.S193])/1000" office:value-type="float" office:value="2.0001015625" calcext:value-type="float">
            <text:p>2.0001</text:p>
          </table:table-cell>
          <table:table-cell table:style-name="ce7" table:formula="of:=[.T194]+[.U193]" office:value-type="float" office:value="383.9991484375" calcext:value-type="float">
            <text:p>383.9991</text:p>
          </table:table-cell>
          <table:table-cell table:style-name="ce13" table:formula="of:=[.U194]-2*([.$B194]-1)" office:value-type="float" office:value="-0.000851562499974534" calcext:value-type="float">
            <text:p>-0.0008515625</text:p>
          </table:table-cell>
          <table:table-cell table:style-name="Default" office:value-type="float" office:value="63625417309940.4" calcext:value-type="float">
            <text:p>63625417309940.4</text:p>
          </table:table-cell>
          <table:table-cell table:style-name="ce14" table:formula="of:=([.W194]-[.W193])/1000" office:value-type="float" office:value="2.0010234375" calcext:value-type="float">
            <text:p>2.0010</text:p>
          </table:table-cell>
          <table:table-cell table:style-name="ce7" table:formula="of:=[.X194]+[.Y193]" office:value-type="float" office:value="385.9987421875" calcext:value-type="float">
            <text:p>385.9987</text:p>
          </table:table-cell>
          <table:table-cell table:style-name="ce15" table:formula="of:=[.Y194]-2*([.$B194]-1)" office:value-type="float" office:value="1.99874218750006" calcext:value-type="float">
            <text:p>1.9987421875</text:p>
          </table:table-cell>
          <table:table-cell table:style-name="Default" office:value-type="float" office:value="63625417784029.6" calcext:value-type="float">
            <text:p>63625417784029.6</text:p>
          </table:table-cell>
          <table:table-cell table:style-name="ce7" table:formula="of:=([.AA194]-[.AA193])/1000" office:value-type="float" office:value="2.0011953125" calcext:value-type="float">
            <text:p>2.0012</text:p>
          </table:table-cell>
          <table:table-cell table:style-name="ce7" table:formula="of:=[.AB194]+[.AC193]" office:value-type="float" office:value="383.99975" calcext:value-type="float">
            <text:p>383.9998</text:p>
          </table:table-cell>
          <table:table-cell table:style-name="ce16" table:formula="of:=[.AC194]-2*([.$B194]-1)" office:value-type="float" office:value="-0.000249999999766715" calcext:value-type="float">
            <text:p>-0.00025</text:p>
          </table:table-cell>
          <table:table-cell table:style-name="Default" office:value-type="float" office:value="63625418248991.9" calcext:value-type="float">
            <text:p>63625418248991.9</text:p>
          </table:table-cell>
          <table:table-cell table:style-name="ce7" table:formula="of:=([.AE194]-[.AE193])/1000" office:value-type="float" office:value="1.999796875" calcext:value-type="float">
            <text:p>1.9998</text:p>
          </table:table-cell>
          <table:table-cell table:style-name="ce7" table:formula="of:=[.AF194]+[.AG193]" office:value-type="float" office:value="383.999078125" calcext:value-type="float">
            <text:p>383.9991</text:p>
          </table:table-cell>
          <table:table-cell table:style-name="ce17" table:formula="of:=[.AG194]-2*([.$B194]-1)" office:value-type="float" office:value="-0.000921875000187811" calcext:value-type="float">
            <text:p>-0.000921875</text:p>
          </table:table-cell>
          <table:table-cell table:style-name="Default" office:value-type="float" office:value="63625418720787.2" calcext:value-type="float">
            <text:p>63625418720787.2</text:p>
          </table:table-cell>
          <table:table-cell table:style-name="ce7" table:formula="of:=([.AI194]-[.AI193])/1000" office:value-type="float" office:value="2.0000625" calcext:value-type="float">
            <text:p>2.0001</text:p>
          </table:table-cell>
          <table:table-cell table:style-name="ce7" table:formula="of:=[.AJ194]+[.AK193]" office:value-type="float" office:value="383.9994921875" calcext:value-type="float">
            <text:p>383.9995</text:p>
          </table:table-cell>
          <table:table-cell table:style-name="ce18" table:formula="of:=[.AK194]-2*([.$B194]-1)" office:value-type="float" office:value="-0.00050781250001819" calcext:value-type="float">
            <text:p>-0.0005078125</text:p>
          </table:table-cell>
          <table:table-cell table:style-name="Default" office:value-type="float" office:value="63625419186468.2" calcext:value-type="float">
            <text:p>63625419186468.2</text:p>
          </table:table-cell>
          <table:table-cell table:style-name="ce19" table:formula="of:=([.AM194]-[.AM193])/1000" office:value-type="float" office:value="1.9992578125" calcext:value-type="float">
            <text:p>1.9993</text:p>
          </table:table-cell>
          <table:table-cell table:style-name="ce7" table:formula="of:=[.AN194]+[.AO193]" office:value-type="float" office:value="385.99784375" calcext:value-type="float">
            <text:p>385.9978</text:p>
          </table:table-cell>
          <table:table-cell table:style-name="ce20" table:formula="of:=[.AO194]-2*([.$B194]-1)" office:value-type="float" office:value="1.9978437499999" calcext:value-type="float">
            <text:p>1.99784375</text:p>
          </table:table-cell>
          <table:table-cell table:style-name="Default" office:value-type="float" office:value="63625419654983.4" calcext:value-type="float">
            <text:p>63625419654983.4</text:p>
          </table:table-cell>
          <table:table-cell table:style-name="ce7" table:formula="of:=([.AQ194]-[.AQ193])/1000" office:value-type="float" office:value="1.9993671875" calcext:value-type="float">
            <text:p>1.9994</text:p>
          </table:table-cell>
          <table:table-cell table:style-name="ce7" table:formula="of:=[.AR194]+[.AS193]" office:value-type="float" office:value="383.99890625" calcext:value-type="float">
            <text:p>383.9989</text:p>
          </table:table-cell>
          <table:table-cell table:style-name="ce21" table:formula="of:=[.AS194]-2*([.$B194]-1)" office:value-type="float" office:value="-0.00109375000010914" calcext:value-type="float">
            <text:p>-0.00109375</text:p>
          </table:table-cell>
          <table:table-cell table:style-name="Default" office:value-type="float" office:value="63625420139498.5" calcext:value-type="float">
            <text:p>63625420139498.5</text:p>
          </table:table-cell>
          <table:table-cell table:style-name="ce7" table:formula="of:=([.AU194]-[.AU193])/1000" office:value-type="float" office:value="1.9978203125" calcext:value-type="float">
            <text:p>1.9978</text:p>
          </table:table-cell>
          <table:table-cell table:style-name="ce7" table:formula="of:=[.AV194]+[.AW193]" office:value-type="float" office:value="383.9980859375" calcext:value-type="float">
            <text:p>383.9981</text:p>
          </table:table-cell>
          <table:table-cell table:style-name="ce22" table:formula="of:=[.AW194]-2*([.$B194]-1)" office:value-type="float" office:value="-0.00191406250013415" calcext:value-type="float">
            <text:p>-0.0019140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test</text:p>
          </table:table-cell>
          <table:table-cell table:style-name="ce6" office:value-type="float" office:value="194" calcext:value-type="float">
            <text:p>194</text:p>
          </table:table-cell>
          <table:table-cell office:value-type="float" office:value="63625414905131.6" calcext:value-type="float">
            <text:p>63625414905131.6</text:p>
          </table:table-cell>
          <table:table-cell table:formula="of:=([.C195]-[.C194])/1000" office:value-type="float" office:value="2.00265625" calcext:value-type="float">
            <text:p>2.0027</text:p>
          </table:table-cell>
          <table:table-cell table:formula="of:=[.D195]+[.E194]" office:value-type="float" office:value="386.0019921875" calcext:value-type="float">
            <text:p>386.0020</text:p>
          </table:table-cell>
          <table:table-cell table:style-name="ce9" table:formula="of:=[.E195]-2*([.$B195]-1)" office:value-type="float" office:value="0.00199218749997954" calcext:value-type="float">
            <text:p>0.0019921875</text:p>
          </table:table-cell>
          <table:table-cell table:style-name="Default" office:value-type="float" office:value="63625415391413.1" calcext:value-type="float">
            <text:p>63625415391413.1</text:p>
          </table:table-cell>
          <table:table-cell table:style-name="ce7" table:formula="of:=([.G195]-[.G194])/1000" office:value-type="float" office:value="1.9970859375" calcext:value-type="float">
            <text:p>1.9971</text:p>
          </table:table-cell>
          <table:table-cell table:style-name="ce7" table:formula="of:=[.H195]+[.I194]" office:value-type="float" office:value="385.997765625" calcext:value-type="float">
            <text:p>385.9978</text:p>
          </table:table-cell>
          <table:table-cell table:style-name="ce10" table:formula="of:=[.I195]-2*([.$B195]-1)" office:value-type="float" office:value="-0.00223437499988677" calcext:value-type="float">
            <text:p>-0.002234375</text:p>
          </table:table-cell>
          <table:table-cell table:style-name="Default" office:value-type="float" office:value="63625415862525.6" calcext:value-type="float">
            <text:p>63625415862525.6</text:p>
          </table:table-cell>
          <table:table-cell table:style-name="ce7" table:formula="of:=([.K195]-[.K194])/1000" office:value-type="float" office:value="1.9998671875" calcext:value-type="float">
            <text:p>1.9999</text:p>
          </table:table-cell>
          <table:table-cell table:style-name="ce7" table:formula="of:=[.L195]+[.M194]" office:value-type="float" office:value="385.998578125" calcext:value-type="float">
            <text:p>385.9986</text:p>
          </table:table-cell>
          <table:table-cell table:style-name="ce11" table:formula="of:=[.M195]-2*([.$B195]-1)" office:value-type="float" office:value="-0.00142187499972124" calcext:value-type="float">
            <text:p>-0.001421875</text:p>
          </table:table-cell>
          <table:table-cell table:style-name="Default" office:value-type="float" office:value="63625416332936.1" calcext:value-type="float">
            <text:p>63625416332936.1</text:p>
          </table:table-cell>
          <table:table-cell table:style-name="ce7" table:formula="of:=([.O195]-[.O194])/1000" office:value-type="float" office:value="2.0006953125" calcext:value-type="float">
            <text:p>2.0007</text:p>
          </table:table-cell>
          <table:table-cell table:style-name="ce7" table:formula="of:=[.P195]+[.Q194]" office:value-type="float" office:value="385.9988046875" calcext:value-type="float">
            <text:p>385.9988</text:p>
          </table:table-cell>
          <table:table-cell table:style-name="ce12" table:formula="of:=[.Q195]-2*([.$B195]-1)" office:value-type="float" office:value="-0.00119531250015825" calcext:value-type="float">
            <text:p>-0.0011953125</text:p>
          </table:table-cell>
          <table:table-cell table:style-name="Default" office:value-type="float" office:value="63625416816612.2" calcext:value-type="float">
            <text:p>63625416816612.2</text:p>
          </table:table-cell>
          <table:table-cell table:style-name="ce7" table:formula="of:=([.S195]-[.S194])/1000" office:value-type="float" office:value="2.00159375" calcext:value-type="float">
            <text:p>2.0016</text:p>
          </table:table-cell>
          <table:table-cell table:style-name="ce7" table:formula="of:=[.T195]+[.U194]" office:value-type="float" office:value="386.0007421875" calcext:value-type="float">
            <text:p>386.0007</text:p>
          </table:table-cell>
          <table:table-cell table:style-name="ce13" table:formula="of:=[.U195]-2*([.$B195]-1)" office:value-type="float" office:value="0.000742187500009095" calcext:value-type="float">
            <text:p>0.0007421875</text:p>
          </table:table-cell>
          <table:table-cell table:style-name="Default" office:value-type="float" office:value="63625417311940.1" calcext:value-type="float">
            <text:p>63625417311940.1</text:p>
          </table:table-cell>
          <table:table-cell table:style-name="ce14" table:formula="of:=([.W195]-[.W194])/1000" office:value-type="float" office:value="1.999671875" calcext:value-type="float">
            <text:p>1.9997</text:p>
          </table:table-cell>
          <table:table-cell table:style-name="ce7" table:formula="of:=[.X195]+[.Y194]" office:value-type="float" office:value="387.9984140625" calcext:value-type="float">
            <text:p>387.9984</text:p>
          </table:table-cell>
          <table:table-cell table:style-name="ce15" table:formula="of:=[.Y195]-2*([.$B195]-1)" office:value-type="float" office:value="1.99841406250005" calcext:value-type="float">
            <text:p>1.9984140625</text:p>
          </table:table-cell>
          <table:table-cell table:style-name="Default" office:value-type="float" office:value="63625417786027.6" calcext:value-type="float">
            <text:p>63625417786027.6</text:p>
          </table:table-cell>
          <table:table-cell table:style-name="ce7" table:formula="of:=([.AA195]-[.AA194])/1000" office:value-type="float" office:value="1.998" calcext:value-type="float">
            <text:p>1.9980</text:p>
          </table:table-cell>
          <table:table-cell table:style-name="ce7" table:formula="of:=[.AB195]+[.AC194]" office:value-type="float" office:value="385.99775" calcext:value-type="float">
            <text:p>385.9978</text:p>
          </table:table-cell>
          <table:table-cell table:style-name="ce16" table:formula="of:=[.AC195]-2*([.$B195]-1)" office:value-type="float" office:value="-0.00224999999977626" calcext:value-type="float">
            <text:p>-0.00225</text:p>
          </table:table-cell>
          <table:table-cell table:style-name="Default" office:value-type="float" office:value="63625418250992.1" calcext:value-type="float">
            <text:p>63625418250992.1</text:p>
          </table:table-cell>
          <table:table-cell table:style-name="ce7" table:formula="of:=([.AE195]-[.AE194])/1000" office:value-type="float" office:value="2.0002265625" calcext:value-type="float">
            <text:p>2.0002</text:p>
          </table:table-cell>
          <table:table-cell table:style-name="ce7" table:formula="of:=[.AF195]+[.AG194]" office:value-type="float" office:value="385.9993046875" calcext:value-type="float">
            <text:p>385.9993</text:p>
          </table:table-cell>
          <table:table-cell table:style-name="ce17" table:formula="of:=[.AG195]-2*([.$B195]-1)" office:value-type="float" office:value="-0.000695312500170076" calcext:value-type="float">
            <text:p>-0.0006953125</text:p>
          </table:table-cell>
          <table:table-cell table:style-name="Default" office:value-type="float" office:value="63625418722786.8" calcext:value-type="float">
            <text:p>63625418722786.8</text:p>
          </table:table-cell>
          <table:table-cell table:style-name="ce7" table:formula="of:=([.AI195]-[.AI194])/1000" office:value-type="float" office:value="1.9995625" calcext:value-type="float">
            <text:p>1.9996</text:p>
          </table:table-cell>
          <table:table-cell table:style-name="ce7" table:formula="of:=[.AJ195]+[.AK194]" office:value-type="float" office:value="385.9990546875" calcext:value-type="float">
            <text:p>385.9991</text:p>
          </table:table-cell>
          <table:table-cell table:style-name="ce18" table:formula="of:=[.AK195]-2*([.$B195]-1)" office:value-type="float" office:value="-0.000945312499993634" calcext:value-type="float">
            <text:p>-0.0009453125</text:p>
          </table:table-cell>
          <table:table-cell table:style-name="Default" office:value-type="float" office:value="63625419188471" calcext:value-type="float">
            <text:p>63625419188471</text:p>
          </table:table-cell>
          <table:table-cell table:style-name="ce19" table:formula="of:=([.AM195]-[.AM194])/1000" office:value-type="float" office:value="2.0028984375" calcext:value-type="float">
            <text:p>2.0029</text:p>
          </table:table-cell>
          <table:table-cell table:style-name="ce7" table:formula="of:=[.AN195]+[.AO194]" office:value-type="float" office:value="388.0007421875" calcext:value-type="float">
            <text:p>388.0007</text:p>
          </table:table-cell>
          <table:table-cell table:style-name="ce20" table:formula="of:=[.AO195]-2*([.$B195]-1)" office:value-type="float" office:value="2.0007421874999" calcext:value-type="float">
            <text:p>2.0007421875</text:p>
          </table:table-cell>
          <table:table-cell table:style-name="Default" office:value-type="float" office:value="63625419656982.7" calcext:value-type="float">
            <text:p>63625419656982.7</text:p>
          </table:table-cell>
          <table:table-cell table:style-name="ce7" table:formula="of:=([.AQ195]-[.AQ194])/1000" office:value-type="float" office:value="1.9993203125" calcext:value-type="float">
            <text:p>1.9993</text:p>
          </table:table-cell>
          <table:table-cell table:style-name="ce7" table:formula="of:=[.AR195]+[.AS194]" office:value-type="float" office:value="385.9982265625" calcext:value-type="float">
            <text:p>385.9982</text:p>
          </table:table-cell>
          <table:table-cell table:style-name="ce21" table:formula="of:=[.AS195]-2*([.$B195]-1)" office:value-type="float" office:value="-0.0017734375001055" calcext:value-type="float">
            <text:p>-0.0017734375</text:p>
          </table:table-cell>
          <table:table-cell table:style-name="Default" office:value-type="float" office:value="63625420141500.2" calcext:value-type="float">
            <text:p>63625420141500.2</text:p>
          </table:table-cell>
          <table:table-cell table:style-name="ce7" table:formula="of:=([.AU195]-[.AU194])/1000" office:value-type="float" office:value="2.0016171875" calcext:value-type="float">
            <text:p>2.0016</text:p>
          </table:table-cell>
          <table:table-cell table:style-name="ce7" table:formula="of:=[.AV195]+[.AW194]" office:value-type="float" office:value="385.999703125" calcext:value-type="float">
            <text:p>385.9997</text:p>
          </table:table-cell>
          <table:table-cell table:style-name="ce22" table:formula="of:=[.AW195]-2*([.$B195]-1)" office:value-type="float" office:value="-0.000296875000117325" calcext:value-type="float">
            <text:p>-0.00029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eedback</text:p>
          </table:table-cell>
          <table:table-cell table:style-name="ce6" office:value-type="float" office:value="195" calcext:value-type="float">
            <text:p>195</text:p>
          </table:table-cell>
          <table:table-cell office:value-type="float" office:value="63625414907128.2" calcext:value-type="float">
            <text:p>63625414907128.2</text:p>
          </table:table-cell>
          <table:table-cell table:formula="of:=([.C196]-[.C195])/1000" office:value-type="float" office:value="1.9966171875" calcext:value-type="float">
            <text:p>1.9966</text:p>
          </table:table-cell>
          <table:table-cell table:formula="of:=[.D196]+[.E195]" office:value-type="float" office:value="387.998609375" calcext:value-type="float">
            <text:p>387.9986</text:p>
          </table:table-cell>
          <table:table-cell table:style-name="ce9" table:formula="of:=[.E196]-2*([.$B196]-1)" office:value-type="float" office:value="-0.00139062499999909" calcext:value-type="float">
            <text:p>-0.001390625</text:p>
          </table:table-cell>
          <table:table-cell table:style-name="Default" office:value-type="float" office:value="63625415393412.9" calcext:value-type="float">
            <text:p>63625415393412.9</text:p>
          </table:table-cell>
          <table:table-cell table:style-name="ce7" table:formula="of:=([.G196]-[.G195])/1000" office:value-type="float" office:value="1.9998671875" calcext:value-type="float">
            <text:p>1.9999</text:p>
          </table:table-cell>
          <table:table-cell table:style-name="ce7" table:formula="of:=[.H196]+[.I195]" office:value-type="float" office:value="387.9976328125" calcext:value-type="float">
            <text:p>387.9976</text:p>
          </table:table-cell>
          <table:table-cell table:style-name="ce10" table:formula="of:=[.I196]-2*([.$B196]-1)" office:value-type="float" office:value="-0.0023671874998854" calcext:value-type="float">
            <text:p>-0.0023671875</text:p>
          </table:table-cell>
          <table:table-cell table:style-name="Default" office:value-type="float" office:value="63625415864526.3" calcext:value-type="float">
            <text:p>63625415864526.3</text:p>
          </table:table-cell>
          <table:table-cell table:style-name="ce7" table:formula="of:=([.K196]-[.K195])/1000" office:value-type="float" office:value="2.000734375" calcext:value-type="float">
            <text:p>2.0007</text:p>
          </table:table-cell>
          <table:table-cell table:style-name="ce7" table:formula="of:=[.L196]+[.M195]" office:value-type="float" office:value="387.9993125" calcext:value-type="float">
            <text:p>387.9993</text:p>
          </table:table-cell>
          <table:table-cell table:style-name="ce11" table:formula="of:=[.M196]-2*([.$B196]-1)" office:value-type="float" office:value="-0.000687499999742158" calcext:value-type="float">
            <text:p>-0.0006875</text:p>
          </table:table-cell>
          <table:table-cell table:style-name="Default" office:value-type="float" office:value="63625416334936.1" calcext:value-type="float">
            <text:p>63625416334936.1</text:p>
          </table:table-cell>
          <table:table-cell table:style-name="ce7" table:formula="of:=([.O196]-[.O195])/1000" office:value-type="float" office:value="2.0000078125" calcext:value-type="float">
            <text:p>2.0000</text:p>
          </table:table-cell>
          <table:table-cell table:style-name="ce7" table:formula="of:=[.P196]+[.Q195]" office:value-type="float" office:value="387.9988125" calcext:value-type="float">
            <text:p>387.9988</text:p>
          </table:table-cell>
          <table:table-cell table:style-name="ce12" table:formula="of:=[.Q196]-2*([.$B196]-1)" office:value-type="float" office:value="-0.00118750000018508" calcext:value-type="float">
            <text:p>-0.0011875</text:p>
          </table:table-cell>
          <table:table-cell table:style-name="Default" office:value-type="float" office:value="63625416818609.7" calcext:value-type="float">
            <text:p>63625416818609.7</text:p>
          </table:table-cell>
          <table:table-cell table:style-name="ce7" table:formula="of:=([.S196]-[.S195])/1000" office:value-type="float" office:value="1.9974296875" calcext:value-type="float">
            <text:p>1.9974</text:p>
          </table:table-cell>
          <table:table-cell table:style-name="ce7" table:formula="of:=[.T196]+[.U195]" office:value-type="float" office:value="387.998171875" calcext:value-type="float">
            <text:p>387.9982</text:p>
          </table:table-cell>
          <table:table-cell table:style-name="ce13" table:formula="of:=[.U196]-2*([.$B196]-1)" office:value-type="float" office:value="-0.00182812499997453" calcext:value-type="float">
            <text:p>-0.001828125</text:p>
          </table:table-cell>
          <table:table-cell table:style-name="Default" office:value-type="float" office:value="63625417313939.3" calcext:value-type="float">
            <text:p>63625417313939.3</text:p>
          </table:table-cell>
          <table:table-cell table:style-name="ce14" table:formula="of:=([.W196]-[.W195])/1000" office:value-type="float" office:value="1.99921875" calcext:value-type="float">
            <text:p>1.9992</text:p>
          </table:table-cell>
          <table:table-cell table:style-name="ce7" table:formula="of:=[.X196]+[.Y195]" office:value-type="float" office:value="389.9976328125" calcext:value-type="float">
            <text:p>389.9976</text:p>
          </table:table-cell>
          <table:table-cell table:style-name="ce15" table:formula="of:=[.Y196]-2*([.$B196]-1)" office:value-type="float" office:value="1.99763281250006" calcext:value-type="float">
            <text:p>1.9976328125</text:p>
          </table:table-cell>
          <table:table-cell table:style-name="Default" office:value-type="float" office:value="63625417788028.9" calcext:value-type="float">
            <text:p>63625417788028.9</text:p>
          </table:table-cell>
          <table:table-cell table:style-name="ce7" table:formula="of:=([.AA196]-[.AA195])/1000" office:value-type="float" office:value="2.0013046875" calcext:value-type="float">
            <text:p>2.0013</text:p>
          </table:table-cell>
          <table:table-cell table:style-name="ce7" table:formula="of:=[.AB196]+[.AC195]" office:value-type="float" office:value="387.9990546875" calcext:value-type="float">
            <text:p>387.9991</text:p>
          </table:table-cell>
          <table:table-cell table:style-name="ce16" table:formula="of:=[.AC196]-2*([.$B196]-1)" office:value-type="float" office:value="-0.00094531249976626" calcext:value-type="float">
            <text:p>-0.0009453125</text:p>
          </table:table-cell>
          <table:table-cell table:style-name="Default" office:value-type="float" office:value="63625418252990.3" calcext:value-type="float">
            <text:p>63625418252990.3</text:p>
          </table:table-cell>
          <table:table-cell table:style-name="ce7" table:formula="of:=([.AE196]-[.AE195])/1000" office:value-type="float" office:value="1.9981796875" calcext:value-type="float">
            <text:p>1.9982</text:p>
          </table:table-cell>
          <table:table-cell table:style-name="ce7" table:formula="of:=[.AF196]+[.AG195]" office:value-type="float" office:value="387.997484375" calcext:value-type="float">
            <text:p>387.9975</text:p>
          </table:table-cell>
          <table:table-cell table:style-name="ce17" table:formula="of:=[.AG196]-2*([.$B196]-1)" office:value-type="float" office:value="-0.00251562500017144" calcext:value-type="float">
            <text:p>-0.002515625</text:p>
          </table:table-cell>
          <table:table-cell table:style-name="Default" office:value-type="float" office:value="63625418724786.7" calcext:value-type="float">
            <text:p>63625418724786.7</text:p>
          </table:table-cell>
          <table:table-cell table:style-name="ce7" table:formula="of:=([.AI196]-[.AI195])/1000" office:value-type="float" office:value="1.9999453125" calcext:value-type="float">
            <text:p>1.9999</text:p>
          </table:table-cell>
          <table:table-cell table:style-name="ce7" table:formula="of:=[.AJ196]+[.AK195]" office:value-type="float" office:value="387.999" calcext:value-type="float">
            <text:p>387.9990</text:p>
          </table:table-cell>
          <table:table-cell table:style-name="ce18" table:formula="of:=[.AK196]-2*([.$B196]-1)" office:value-type="float" office:value="-0.000999999999976353" calcext:value-type="float">
            <text:p>-0.001</text:p>
          </table:table-cell>
          <table:table-cell table:style-name="Default" office:value-type="float" office:value="63625419190468.5" calcext:value-type="float">
            <text:p>63625419190468.5</text:p>
          </table:table-cell>
          <table:table-cell table:style-name="ce19" table:formula="of:=([.AM196]-[.AM195])/1000" office:value-type="float" office:value="1.9974921875" calcext:value-type="float">
            <text:p>1.9975</text:p>
          </table:table-cell>
          <table:table-cell table:style-name="ce7" table:formula="of:=[.AN196]+[.AO195]" office:value-type="float" office:value="389.998234375" calcext:value-type="float">
            <text:p>389.9982</text:p>
          </table:table-cell>
          <table:table-cell table:style-name="ce20" table:formula="of:=[.AO196]-2*([.$B196]-1)" office:value-type="float" office:value="1.99823437499987" calcext:value-type="float">
            <text:p>1.998234375</text:p>
          </table:table-cell>
          <table:table-cell table:style-name="Default" office:value-type="float" office:value="63625419658982.1" calcext:value-type="float">
            <text:p>63625419658982.1</text:p>
          </table:table-cell>
          <table:table-cell table:style-name="ce7" table:formula="of:=([.AQ196]-[.AQ195])/1000" office:value-type="float" office:value="1.9993828125" calcext:value-type="float">
            <text:p>1.9994</text:p>
          </table:table-cell>
          <table:table-cell table:style-name="ce7" table:formula="of:=[.AR196]+[.AS195]" office:value-type="float" office:value="387.997609375" calcext:value-type="float">
            <text:p>387.9976</text:p>
          </table:table-cell>
          <table:table-cell table:style-name="ce21" table:formula="of:=[.AS196]-2*([.$B196]-1)" office:value-type="float" office:value="-0.00239062500008913" calcext:value-type="float">
            <text:p>-0.002390625</text:p>
          </table:table-cell>
          <table:table-cell table:style-name="Default" office:value-type="float" office:value="63625420143499.6" calcext:value-type="float">
            <text:p>63625420143499.6</text:p>
          </table:table-cell>
          <table:table-cell table:style-name="ce7" table:formula="of:=([.AU196]-[.AU195])/1000" office:value-type="float" office:value="1.9994453125" calcext:value-type="float">
            <text:p>1.9994</text:p>
          </table:table-cell>
          <table:table-cell table:style-name="ce7" table:formula="of:=[.AV196]+[.AW195]" office:value-type="float" office:value="387.9991484375" calcext:value-type="float">
            <text:p>387.9991</text:p>
          </table:table-cell>
          <table:table-cell table:style-name="ce22" table:formula="of:=[.AW196]-2*([.$B196]-1)" office:value-type="float" office:value="-0.000851562500145064" calcext:value-type="float">
            <text:p>-0.0008515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96" calcext:value-type="float">
            <text:p>196</text:p>
          </table:table-cell>
          <table:table-cell office:value-type="float" office:value="63625414909130.6" calcext:value-type="float">
            <text:p>63625414909130.6</text:p>
          </table:table-cell>
          <table:table-cell table:formula="of:=([.C197]-[.C196])/1000" office:value-type="float" office:value="2.0024140625" calcext:value-type="float">
            <text:p>2.0024</text:p>
          </table:table-cell>
          <table:table-cell table:formula="of:=[.D197]+[.E196]" office:value-type="float" office:value="390.0010234375" calcext:value-type="float">
            <text:p>390.0010</text:p>
          </table:table-cell>
          <table:table-cell table:style-name="ce9" table:formula="of:=[.E197]-2*([.$B197]-1)" office:value-type="float" office:value="0.00102343750000955" calcext:value-type="float">
            <text:p>0.0010234375</text:p>
          </table:table-cell>
          <table:table-cell table:style-name="Default" office:value-type="float" office:value="63625415395413.6" calcext:value-type="float">
            <text:p>63625415395413.6</text:p>
          </table:table-cell>
          <table:table-cell table:style-name="ce7" table:formula="of:=([.G197]-[.G196])/1000" office:value-type="float" office:value="2.0006875" calcext:value-type="float">
            <text:p>2.0007</text:p>
          </table:table-cell>
          <table:table-cell table:style-name="ce7" table:formula="of:=[.H197]+[.I196]" office:value-type="float" office:value="389.9983203125" calcext:value-type="float">
            <text:p>389.9983</text:p>
          </table:table-cell>
          <table:table-cell table:style-name="ce10" table:formula="of:=[.I197]-2*([.$B197]-1)" office:value-type="float" office:value="-0.00167968749985903" calcext:value-type="float">
            <text:p>-0.0016796875</text:p>
          </table:table-cell>
          <table:table-cell table:style-name="Default" office:value-type="float" office:value="63625415866528" calcext:value-type="float">
            <text:p>63625415866528</text:p>
          </table:table-cell>
          <table:table-cell table:style-name="ce7" table:formula="of:=([.K197]-[.K196])/1000" office:value-type="float" office:value="2.0017265625" calcext:value-type="float">
            <text:p>2.0017</text:p>
          </table:table-cell>
          <table:table-cell table:style-name="ce7" table:formula="of:=[.L197]+[.M196]" office:value-type="float" office:value="390.0010390625" calcext:value-type="float">
            <text:p>390.0010</text:p>
          </table:table-cell>
          <table:table-cell table:style-name="ce11" table:formula="of:=[.M197]-2*([.$B197]-1)" office:value-type="float" office:value="0.00103906250024011" calcext:value-type="float">
            <text:p>0.0010390625</text:p>
          </table:table-cell>
          <table:table-cell table:style-name="Default" office:value-type="float" office:value="63625416336936.9" calcext:value-type="float">
            <text:p>63625416336936.9</text:p>
          </table:table-cell>
          <table:table-cell table:style-name="ce7" table:formula="of:=([.O197]-[.O196])/1000" office:value-type="float" office:value="2.0007890625" calcext:value-type="float">
            <text:p>2.0008</text:p>
          </table:table-cell>
          <table:table-cell table:style-name="ce7" table:formula="of:=[.P197]+[.Q196]" office:value-type="float" office:value="389.9996015625" calcext:value-type="float">
            <text:p>389.9996</text:p>
          </table:table-cell>
          <table:table-cell table:style-name="ce12" table:formula="of:=[.Q197]-2*([.$B197]-1)" office:value-type="float" office:value="-0.000398437500166438" calcext:value-type="float">
            <text:p>-0.0003984375</text:p>
          </table:table-cell>
          <table:table-cell table:style-name="Default" office:value-type="float" office:value="63625416820610.7" calcext:value-type="float">
            <text:p>63625416820610.7</text:p>
          </table:table-cell>
          <table:table-cell table:style-name="ce7" table:formula="of:=([.S197]-[.S196])/1000" office:value-type="float" office:value="2.0010859375" calcext:value-type="float">
            <text:p>2.0011</text:p>
          </table:table-cell>
          <table:table-cell table:style-name="ce7" table:formula="of:=[.T197]+[.U196]" office:value-type="float" office:value="389.9992578125" calcext:value-type="float">
            <text:p>389.9993</text:p>
          </table:table-cell>
          <table:table-cell table:style-name="ce13" table:formula="of:=[.U197]-2*([.$B197]-1)" office:value-type="float" office:value="-0.000742187499952252" calcext:value-type="float">
            <text:p>-0.0007421875</text:p>
          </table:table-cell>
          <table:table-cell table:style-name="Default" office:value-type="float" office:value="63625417315940.5" calcext:value-type="float">
            <text:p>63625417315940.5</text:p>
          </table:table-cell>
          <table:table-cell table:style-name="ce14" table:formula="of:=([.W197]-[.W196])/1000" office:value-type="float" office:value="2.001171875" calcext:value-type="float">
            <text:p>2.0012</text:p>
          </table:table-cell>
          <table:table-cell table:style-name="ce7" table:formula="of:=[.X197]+[.Y196]" office:value-type="float" office:value="391.9988046875" calcext:value-type="float">
            <text:p>391.9988</text:p>
          </table:table-cell>
          <table:table-cell table:style-name="ce15" table:formula="of:=[.Y197]-2*([.$B197]-1)" office:value-type="float" office:value="1.99880468750007" calcext:value-type="float">
            <text:p>1.9988046875</text:p>
          </table:table-cell>
          <table:table-cell table:style-name="Default" office:value-type="float" office:value="63625417790029.2" calcext:value-type="float">
            <text:p>63625417790029.2</text:p>
          </table:table-cell>
          <table:table-cell table:style-name="ce7" table:formula="of:=([.AA197]-[.AA196])/1000" office:value-type="float" office:value="2.00028125" calcext:value-type="float">
            <text:p>2.0003</text:p>
          </table:table-cell>
          <table:table-cell table:style-name="ce7" table:formula="of:=[.AB197]+[.AC196]" office:value-type="float" office:value="389.9993359375" calcext:value-type="float">
            <text:p>389.9993</text:p>
          </table:table-cell>
          <table:table-cell table:style-name="ce16" table:formula="of:=[.AC197]-2*([.$B197]-1)" office:value-type="float" office:value="-0.000664062499765805" calcext:value-type="float">
            <text:p>-0.0006640625</text:p>
          </table:table-cell>
          <table:table-cell table:style-name="Default" office:value-type="float" office:value="63625418254990.5" calcext:value-type="float">
            <text:p>63625418254990.5</text:p>
          </table:table-cell>
          <table:table-cell table:style-name="ce7" table:formula="of:=([.AE197]-[.AE196])/1000" office:value-type="float" office:value="2.000203125" calcext:value-type="float">
            <text:p>2.0002</text:p>
          </table:table-cell>
          <table:table-cell table:style-name="ce7" table:formula="of:=[.AF197]+[.AG196]" office:value-type="float" office:value="389.9976875" calcext:value-type="float">
            <text:p>389.9977</text:p>
          </table:table-cell>
          <table:table-cell table:style-name="ce17" table:formula="of:=[.AG197]-2*([.$B197]-1)" office:value-type="float" office:value="-0.0023125000001869" calcext:value-type="float">
            <text:p>-0.0023125</text:p>
          </table:table-cell>
          <table:table-cell table:style-name="Default" office:value-type="float" office:value="63625418726786.3" calcext:value-type="float">
            <text:p>63625418726786.3</text:p>
          </table:table-cell>
          <table:table-cell table:style-name="ce7" table:formula="of:=([.AI197]-[.AI196])/1000" office:value-type="float" office:value="1.9996015625" calcext:value-type="float">
            <text:p>1.9996</text:p>
          </table:table-cell>
          <table:table-cell table:style-name="ce7" table:formula="of:=[.AJ197]+[.AK196]" office:value-type="float" office:value="389.9986015625" calcext:value-type="float">
            <text:p>389.9986</text:p>
          </table:table-cell>
          <table:table-cell table:style-name="ce18" table:formula="of:=[.AK197]-2*([.$B197]-1)" office:value-type="float" office:value="-0.00139843749997226" calcext:value-type="float">
            <text:p>-0.0013984375</text:p>
          </table:table-cell>
          <table:table-cell table:style-name="Default" office:value-type="float" office:value="63625419192469.3" calcext:value-type="float">
            <text:p>63625419192469.3</text:p>
          </table:table-cell>
          <table:table-cell table:style-name="ce19" table:formula="of:=([.AM197]-[.AM196])/1000" office:value-type="float" office:value="2.000734375" calcext:value-type="float">
            <text:p>2.0007</text:p>
          </table:table-cell>
          <table:table-cell table:style-name="ce7" table:formula="of:=[.AN197]+[.AO196]" office:value-type="float" office:value="391.99896875" calcext:value-type="float">
            <text:p>391.9990</text:p>
          </table:table-cell>
          <table:table-cell table:style-name="ce20" table:formula="of:=[.AO197]-2*([.$B197]-1)" office:value-type="float" office:value="1.99896874999985" calcext:value-type="float">
            <text:p>1.99896875</text:p>
          </table:table-cell>
          <table:table-cell table:style-name="Default" office:value-type="float" office:value="63625419660984.3" calcext:value-type="float">
            <text:p>63625419660984.3</text:p>
          </table:table-cell>
          <table:table-cell table:style-name="ce7" table:formula="of:=([.AQ197]-[.AQ196])/1000" office:value-type="float" office:value="2.0021953125" calcext:value-type="float">
            <text:p>2.0022</text:p>
          </table:table-cell>
          <table:table-cell table:style-name="ce7" table:formula="of:=[.AR197]+[.AS196]" office:value-type="float" office:value="389.9998046875" calcext:value-type="float">
            <text:p>389.9998</text:p>
          </table:table-cell>
          <table:table-cell table:style-name="ce21" table:formula="of:=[.AS197]-2*([.$B197]-1)" office:value-type="float" office:value="-0.000195312500068212" calcext:value-type="float">
            <text:p>-0.0001953125</text:p>
          </table:table-cell>
          <table:table-cell table:style-name="Default" office:value-type="float" office:value="63625420145499.8" calcext:value-type="float">
            <text:p>63625420145499.8</text:p>
          </table:table-cell>
          <table:table-cell table:style-name="ce7" table:formula="of:=([.AU197]-[.AU196])/1000" office:value-type="float" office:value="2.0002109375" calcext:value-type="float">
            <text:p>2.0002</text:p>
          </table:table-cell>
          <table:table-cell table:style-name="ce7" table:formula="of:=[.AV197]+[.AW196]" office:value-type="float" office:value="389.999359375" calcext:value-type="float">
            <text:p>389.9994</text:p>
          </table:table-cell>
          <table:table-cell table:style-name="ce22" table:formula="of:=[.AW197]-2*([.$B197]-1)" office:value-type="float" office:value="-0.000640625000130513" calcext:value-type="float">
            <text:p>-0.000640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97" calcext:value-type="float">
            <text:p>197</text:p>
          </table:table-cell>
          <table:table-cell office:value-type="float" office:value="63625414911129.8" calcext:value-type="float">
            <text:p>63625414911129.8</text:p>
          </table:table-cell>
          <table:table-cell table:formula="of:=([.C198]-[.C197])/1000" office:value-type="float" office:value="1.99915625" calcext:value-type="float">
            <text:p>1.9992</text:p>
          </table:table-cell>
          <table:table-cell table:formula="of:=[.D198]+[.E197]" office:value-type="float" office:value="392.0001796875" calcext:value-type="float">
            <text:p>392.0002</text:p>
          </table:table-cell>
          <table:table-cell table:style-name="ce9" table:formula="of:=[.E198]-2*([.$B198]-1)" office:value-type="float" office:value="0.000179687500008185" calcext:value-type="float">
            <text:p>0.0001796875</text:p>
          </table:table-cell>
          <table:table-cell table:style-name="Default" office:value-type="float" office:value="63625415397414.1" calcext:value-type="float">
            <text:p>63625415397414.1</text:p>
          </table:table-cell>
          <table:table-cell table:style-name="ce7" table:formula="of:=([.G198]-[.G197])/1000" office:value-type="float" office:value="2.0005078125" calcext:value-type="float">
            <text:p>2.0005</text:p>
          </table:table-cell>
          <table:table-cell table:style-name="ce7" table:formula="of:=[.H198]+[.I197]" office:value-type="float" office:value="391.998828125" calcext:value-type="float">
            <text:p>391.9988</text:p>
          </table:table-cell>
          <table:table-cell table:style-name="ce10" table:formula="of:=[.I198]-2*([.$B198]-1)" office:value-type="float" office:value="-0.00117187499984084" calcext:value-type="float">
            <text:p>-0.001171875</text:p>
          </table:table-cell>
          <table:table-cell table:style-name="Default" office:value-type="float" office:value="63625415868527.8" calcext:value-type="float">
            <text:p>63625415868527.8</text:p>
          </table:table-cell>
          <table:table-cell table:style-name="ce7" table:formula="of:=([.K198]-[.K197])/1000" office:value-type="float" office:value="1.99975" calcext:value-type="float">
            <text:p>1.9998</text:p>
          </table:table-cell>
          <table:table-cell table:style-name="ce7" table:formula="of:=[.L198]+[.M197]" office:value-type="float" office:value="392.0007890625" calcext:value-type="float">
            <text:p>392.0008</text:p>
          </table:table-cell>
          <table:table-cell table:style-name="ce11" table:formula="of:=[.M198]-2*([.$B198]-1)" office:value-type="float" office:value="0.000789062500246018" calcext:value-type="float">
            <text:p>0.0007890625</text:p>
          </table:table-cell>
          <table:table-cell table:style-name="Default" office:value-type="float" office:value="63625416338938.2" calcext:value-type="float">
            <text:p>63625416338938.2</text:p>
          </table:table-cell>
          <table:table-cell table:style-name="ce7" table:formula="of:=([.O198]-[.O197])/1000" office:value-type="float" office:value="2.001359375" calcext:value-type="float">
            <text:p>2.0014</text:p>
          </table:table-cell>
          <table:table-cell table:style-name="ce7" table:formula="of:=[.P198]+[.Q197]" office:value-type="float" office:value="392.0009609375" calcext:value-type="float">
            <text:p>392.0010</text:p>
          </table:table-cell>
          <table:table-cell table:style-name="ce12" table:formula="of:=[.Q198]-2*([.$B198]-1)" office:value-type="float" office:value="0.000960937499826287" calcext:value-type="float">
            <text:p>0.0009609375</text:p>
          </table:table-cell>
          <table:table-cell table:style-name="Default" office:value-type="float" office:value="63625416822610.2" calcext:value-type="float">
            <text:p>63625416822610.2</text:p>
          </table:table-cell>
          <table:table-cell table:style-name="ce7" table:formula="of:=([.S198]-[.S197])/1000" office:value-type="float" office:value="1.999484375" calcext:value-type="float">
            <text:p>1.9995</text:p>
          </table:table-cell>
          <table:table-cell table:style-name="ce7" table:formula="of:=[.T198]+[.U197]" office:value-type="float" office:value="391.9987421875" calcext:value-type="float">
            <text:p>391.9987</text:p>
          </table:table-cell>
          <table:table-cell table:style-name="ce13" table:formula="of:=[.U198]-2*([.$B198]-1)" office:value-type="float" office:value="-0.00125781249994361" calcext:value-type="float">
            <text:p>-0.0012578125</text:p>
          </table:table-cell>
          <table:table-cell table:style-name="Default" office:value-type="float" office:value="63625417317942.2" calcext:value-type="float">
            <text:p>63625417317942.2</text:p>
          </table:table-cell>
          <table:table-cell table:style-name="ce14" table:formula="of:=([.W198]-[.W197])/1000" office:value-type="float" office:value="2.0016953125" calcext:value-type="float">
            <text:p>2.0017</text:p>
          </table:table-cell>
          <table:table-cell table:style-name="ce7" table:formula="of:=[.X198]+[.Y197]" office:value-type="float" office:value="394.0005" calcext:value-type="float">
            <text:p>394.0005</text:p>
          </table:table-cell>
          <table:table-cell table:style-name="ce15" table:formula="of:=[.Y198]-2*([.$B198]-1)" office:value-type="float" office:value="2.00050000000004" calcext:value-type="float">
            <text:p>2.0005</text:p>
          </table:table-cell>
          <table:table-cell table:style-name="Default" office:value-type="float" office:value="63625417792029.7" calcext:value-type="float">
            <text:p>63625417792029.7</text:p>
          </table:table-cell>
          <table:table-cell table:style-name="ce7" table:formula="of:=([.AA198]-[.AA197])/1000" office:value-type="float" office:value="2.0005234375" calcext:value-type="float">
            <text:p>2.0005</text:p>
          </table:table-cell>
          <table:table-cell table:style-name="ce7" table:formula="of:=[.AB198]+[.AC197]" office:value-type="float" office:value="391.999859375" calcext:value-type="float">
            <text:p>391.9999</text:p>
          </table:table-cell>
          <table:table-cell table:style-name="ce16" table:formula="of:=[.AC198]-2*([.$B198]-1)" office:value-type="float" office:value="-0.000140624999744432" calcext:value-type="float">
            <text:p>-0.000140625</text:p>
          </table:table-cell>
          <table:table-cell table:style-name="Default" office:value-type="float" office:value="63625418256991.8" calcext:value-type="float">
            <text:p>63625418256991.8</text:p>
          </table:table-cell>
          <table:table-cell table:style-name="ce7" table:formula="of:=([.AE198]-[.AE197])/1000" office:value-type="float" office:value="2.00128125" calcext:value-type="float">
            <text:p>2.0013</text:p>
          </table:table-cell>
          <table:table-cell table:style-name="ce7" table:formula="of:=[.AF198]+[.AG197]" office:value-type="float" office:value="391.99896875" calcext:value-type="float">
            <text:p>391.9990</text:p>
          </table:table-cell>
          <table:table-cell table:style-name="ce17" table:formula="of:=[.AG198]-2*([.$B198]-1)" office:value-type="float" office:value="-0.00103125000021009" calcext:value-type="float">
            <text:p>-0.00103125</text:p>
          </table:table-cell>
          <table:table-cell table:style-name="Default" office:value-type="float" office:value="63625418728788.3" calcext:value-type="float">
            <text:p>63625418728788.3</text:p>
          </table:table-cell>
          <table:table-cell table:style-name="ce7" table:formula="of:=([.AI198]-[.AI197])/1000" office:value-type="float" office:value="2.001984375" calcext:value-type="float">
            <text:p>2.0020</text:p>
          </table:table-cell>
          <table:table-cell table:style-name="ce7" table:formula="of:=[.AJ198]+[.AK197]" office:value-type="float" office:value="392.0005859375" calcext:value-type="float">
            <text:p>392.0006</text:p>
          </table:table-cell>
          <table:table-cell table:style-name="ce18" table:formula="of:=[.AK198]-2*([.$B198]-1)" office:value-type="float" office:value="0.000585937500034106" calcext:value-type="float">
            <text:p>0.0005859375</text:p>
          </table:table-cell>
          <table:table-cell table:style-name="Default" office:value-type="float" office:value="63625419194468.4" calcext:value-type="float">
            <text:p>63625419194468.4</text:p>
          </table:table-cell>
          <table:table-cell table:style-name="ce19" table:formula="of:=([.AM198]-[.AM197])/1000" office:value-type="float" office:value="1.999125" calcext:value-type="float">
            <text:p>1.9991</text:p>
          </table:table-cell>
          <table:table-cell table:style-name="ce7" table:formula="of:=[.AN198]+[.AO197]" office:value-type="float" office:value="393.99809375" calcext:value-type="float">
            <text:p>393.9981</text:p>
          </table:table-cell>
          <table:table-cell table:style-name="ce20" table:formula="of:=[.AO198]-2*([.$B198]-1)" office:value-type="float" office:value="1.99809374999984" calcext:value-type="float">
            <text:p>1.99809375</text:p>
          </table:table-cell>
          <table:table-cell table:style-name="Default" office:value-type="float" office:value="63625419662983" calcext:value-type="float">
            <text:p>63625419662983</text:p>
          </table:table-cell>
          <table:table-cell table:style-name="ce7" table:formula="of:=([.AQ198]-[.AQ197])/1000" office:value-type="float" office:value="1.998765625" calcext:value-type="float">
            <text:p>1.9988</text:p>
          </table:table-cell>
          <table:table-cell table:style-name="ce7" table:formula="of:=[.AR198]+[.AS197]" office:value-type="float" office:value="391.9985703125" calcext:value-type="float">
            <text:p>391.9986</text:p>
          </table:table-cell>
          <table:table-cell table:style-name="ce21" table:formula="of:=[.AS198]-2*([.$B198]-1)" office:value-type="float" office:value="-0.00142968750009231" calcext:value-type="float">
            <text:p>-0.0014296875</text:p>
          </table:table-cell>
          <table:table-cell table:style-name="Default" office:value-type="float" office:value="63625420147498.8" calcext:value-type="float">
            <text:p>63625420147498.8</text:p>
          </table:table-cell>
          <table:table-cell table:style-name="ce7" table:formula="of:=([.AU198]-[.AU197])/1000" office:value-type="float" office:value="1.99903125" calcext:value-type="float">
            <text:p>1.9990</text:p>
          </table:table-cell>
          <table:table-cell table:style-name="ce7" table:formula="of:=[.AV198]+[.AW197]" office:value-type="float" office:value="391.998390625" calcext:value-type="float">
            <text:p>391.9984</text:p>
          </table:table-cell>
          <table:table-cell table:style-name="ce22" table:formula="of:=[.AW198]-2*([.$B198]-1)" office:value-type="float" office:value="-0.00160937500015734" calcext:value-type="float">
            <text:p>-0.001609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98" calcext:value-type="float">
            <text:p>198</text:p>
          </table:table-cell>
          <table:table-cell office:value-type="float" office:value="63625414913128.2" calcext:value-type="float">
            <text:p>63625414913128.2</text:p>
          </table:table-cell>
          <table:table-cell table:formula="of:=([.C199]-[.C198])/1000" office:value-type="float" office:value="1.9984296875" calcext:value-type="float">
            <text:p>1.9984</text:p>
          </table:table-cell>
          <table:table-cell table:formula="of:=[.D199]+[.E198]" office:value-type="float" office:value="393.998609375" calcext:value-type="float">
            <text:p>393.9986</text:p>
          </table:table-cell>
          <table:table-cell table:style-name="ce9" table:formula="of:=[.E199]-2*([.$B199]-1)" office:value-type="float" office:value="-0.00139062499999909" calcext:value-type="float">
            <text:p>-0.001390625</text:p>
          </table:table-cell>
          <table:table-cell table:style-name="Default" office:value-type="float" office:value="63625415399412.4" calcext:value-type="float">
            <text:p>63625415399412.4</text:p>
          </table:table-cell>
          <table:table-cell table:style-name="ce7" table:formula="of:=([.G199]-[.G198])/1000" office:value-type="float" office:value="1.9982578125" calcext:value-type="float">
            <text:p>1.9983</text:p>
          </table:table-cell>
          <table:table-cell table:style-name="ce7" table:formula="of:=[.H199]+[.I198]" office:value-type="float" office:value="393.9970859375" calcext:value-type="float">
            <text:p>393.9971</text:p>
          </table:table-cell>
          <table:table-cell table:style-name="ce10" table:formula="of:=[.I199]-2*([.$B199]-1)" office:value-type="float" office:value="-0.00291406249982629" calcext:value-type="float">
            <text:p>-0.0029140625</text:p>
          </table:table-cell>
          <table:table-cell table:style-name="Default" office:value-type="float" office:value="63625415870525.3" calcext:value-type="float">
            <text:p>63625415870525.3</text:p>
          </table:table-cell>
          <table:table-cell table:style-name="ce7" table:formula="of:=([.K199]-[.K198])/1000" office:value-type="float" office:value="1.997546875" calcext:value-type="float">
            <text:p>1.9975</text:p>
          </table:table-cell>
          <table:table-cell table:style-name="ce7" table:formula="of:=[.L199]+[.M198]" office:value-type="float" office:value="393.9983359375" calcext:value-type="float">
            <text:p>393.9983</text:p>
          </table:table-cell>
          <table:table-cell table:style-name="ce11" table:formula="of:=[.M199]-2*([.$B199]-1)" office:value-type="float" office:value="-0.00166406249974216" calcext:value-type="float">
            <text:p>-0.0016640625</text:p>
          </table:table-cell>
          <table:table-cell table:style-name="Default" office:value-type="float" office:value="63625416340935.1" calcext:value-type="float">
            <text:p>63625416340935.1</text:p>
          </table:table-cell>
          <table:table-cell table:style-name="ce7" table:formula="of:=([.O199]-[.O198])/1000" office:value-type="float" office:value="1.996890625" calcext:value-type="float">
            <text:p>1.9969</text:p>
          </table:table-cell>
          <table:table-cell table:style-name="ce7" table:formula="of:=[.P199]+[.Q198]" office:value-type="float" office:value="393.9978515625" calcext:value-type="float">
            <text:p>393.9979</text:p>
          </table:table-cell>
          <table:table-cell table:style-name="ce12" table:formula="of:=[.Q199]-2*([.$B199]-1)" office:value-type="float" office:value="-0.0021484375001819" calcext:value-type="float">
            <text:p>-0.0021484375</text:p>
          </table:table-cell>
          <table:table-cell table:style-name="Default" office:value-type="float" office:value="63625416824610.6" calcext:value-type="float">
            <text:p>63625416824610.6</text:p>
          </table:table-cell>
          <table:table-cell table:style-name="ce7" table:formula="of:=([.S199]-[.S198])/1000" office:value-type="float" office:value="2.0003984375" calcext:value-type="float">
            <text:p>2.0004</text:p>
          </table:table-cell>
          <table:table-cell table:style-name="ce7" table:formula="of:=[.T199]+[.U198]" office:value-type="float" office:value="393.999140625" calcext:value-type="float">
            <text:p>393.9991</text:p>
          </table:table-cell>
          <table:table-cell table:style-name="ce13" table:formula="of:=[.U199]-2*([.$B199]-1)" office:value-type="float" office:value="-0.000859374999947704" calcext:value-type="float">
            <text:p>-0.000859375</text:p>
          </table:table-cell>
          <table:table-cell table:style-name="Default" office:value-type="float" office:value="63625417319940.3" calcext:value-type="float">
            <text:p>63625417319940.3</text:p>
          </table:table-cell>
          <table:table-cell table:style-name="ce14" table:formula="of:=([.W199]-[.W198])/1000" office:value-type="float" office:value="1.998046875" calcext:value-type="float">
            <text:p>1.9980</text:p>
          </table:table-cell>
          <table:table-cell table:style-name="ce7" table:formula="of:=[.X199]+[.Y198]" office:value-type="float" office:value="395.998546875" calcext:value-type="float">
            <text:p>395.9985</text:p>
          </table:table-cell>
          <table:table-cell table:style-name="ce15" table:formula="of:=[.Y199]-2*([.$B199]-1)" office:value-type="float" office:value="1.99854687500005" calcext:value-type="float">
            <text:p>1.998546875</text:p>
          </table:table-cell>
          <table:table-cell table:style-name="Default" office:value-type="float" office:value="63625417794027.7" calcext:value-type="float">
            <text:p>63625417794027.7</text:p>
          </table:table-cell>
          <table:table-cell table:style-name="ce7" table:formula="of:=([.AA199]-[.AA198])/1000" office:value-type="float" office:value="1.998" calcext:value-type="float">
            <text:p>1.9980</text:p>
          </table:table-cell>
          <table:table-cell table:style-name="ce7" table:formula="of:=[.AB199]+[.AC198]" office:value-type="float" office:value="393.997859375" calcext:value-type="float">
            <text:p>393.9979</text:p>
          </table:table-cell>
          <table:table-cell table:style-name="ce16" table:formula="of:=[.AC199]-2*([.$B199]-1)" office:value-type="float" office:value="-0.00214062499975398" calcext:value-type="float">
            <text:p>-0.002140625</text:p>
          </table:table-cell>
          <table:table-cell table:style-name="Default" office:value-type="float" office:value="63625418258993.2" calcext:value-type="float">
            <text:p>63625418258993.2</text:p>
          </table:table-cell>
          <table:table-cell table:style-name="ce7" table:formula="of:=([.AE199]-[.AE198])/1000" office:value-type="float" office:value="2.0014609375" calcext:value-type="float">
            <text:p>2.0015</text:p>
          </table:table-cell>
          <table:table-cell table:style-name="ce7" table:formula="of:=[.AF199]+[.AG198]" office:value-type="float" office:value="394.0004296875" calcext:value-type="float">
            <text:p>394.0004</text:p>
          </table:table-cell>
          <table:table-cell table:style-name="ce17" table:formula="of:=[.AG199]-2*([.$B199]-1)" office:value-type="float" office:value="0.0004296874997749" calcext:value-type="float">
            <text:p>0.0004296875</text:p>
          </table:table-cell>
          <table:table-cell table:style-name="Default" office:value-type="float" office:value="63625418730786.6" calcext:value-type="float">
            <text:p>63625418730786.6</text:p>
          </table:table-cell>
          <table:table-cell table:style-name="ce7" table:formula="of:=([.AI199]-[.AI198])/1000" office:value-type="float" office:value="1.99834375" calcext:value-type="float">
            <text:p>1.9983</text:p>
          </table:table-cell>
          <table:table-cell table:style-name="ce7" table:formula="of:=[.AJ199]+[.AK198]" office:value-type="float" office:value="393.9989296875" calcext:value-type="float">
            <text:p>393.9989</text:p>
          </table:table-cell>
          <table:table-cell table:style-name="ce18" table:formula="of:=[.AK199]-2*([.$B199]-1)" office:value-type="float" office:value="-0.00107031249996226" calcext:value-type="float">
            <text:p>-0.0010703125</text:p>
          </table:table-cell>
          <table:table-cell table:style-name="Default" office:value-type="float" office:value="63625419196470.2" calcext:value-type="float">
            <text:p>63625419196470.2</text:p>
          </table:table-cell>
          <table:table-cell table:style-name="ce19" table:formula="of:=([.AM199]-[.AM198])/1000" office:value-type="float" office:value="2.0018046875" calcext:value-type="float">
            <text:p>2.0018</text:p>
          </table:table-cell>
          <table:table-cell table:style-name="ce7" table:formula="of:=[.AN199]+[.AO198]" office:value-type="float" office:value="395.9998984375" calcext:value-type="float">
            <text:p>395.9999</text:p>
          </table:table-cell>
          <table:table-cell table:style-name="ce20" table:formula="of:=[.AO199]-2*([.$B199]-1)" office:value-type="float" office:value="1.99989843749984" calcext:value-type="float">
            <text:p>1.9998984375</text:p>
          </table:table-cell>
          <table:table-cell table:style-name="Default" office:value-type="float" office:value="63625419664983.6" calcext:value-type="float">
            <text:p>63625419664983.6</text:p>
          </table:table-cell>
          <table:table-cell table:style-name="ce7" table:formula="of:=([.AQ199]-[.AQ198])/1000" office:value-type="float" office:value="2.000578125" calcext:value-type="float">
            <text:p>2.0006</text:p>
          </table:table-cell>
          <table:table-cell table:style-name="ce7" table:formula="of:=[.AR199]+[.AS198]" office:value-type="float" office:value="393.9991484375" calcext:value-type="float">
            <text:p>393.9991</text:p>
          </table:table-cell>
          <table:table-cell table:style-name="ce21" table:formula="of:=[.AS199]-2*([.$B199]-1)" office:value-type="float" office:value="-0.000851562500088221" calcext:value-type="float">
            <text:p>-0.0008515625</text:p>
          </table:table-cell>
          <table:table-cell table:style-name="Default" office:value-type="float" office:value="63625420149499" calcext:value-type="float">
            <text:p>63625420149499</text:p>
          </table:table-cell>
          <table:table-cell table:style-name="ce7" table:formula="of:=([.AU199]-[.AU198])/1000" office:value-type="float" office:value="2.000203125" calcext:value-type="float">
            <text:p>2.0002</text:p>
          </table:table-cell>
          <table:table-cell table:style-name="ce7" table:formula="of:=[.AV199]+[.AW198]" office:value-type="float" office:value="393.99859375" calcext:value-type="float">
            <text:p>393.9986</text:p>
          </table:table-cell>
          <table:table-cell table:style-name="ce22" table:formula="of:=[.AW199]-2*([.$B199]-1)" office:value-type="float" office:value="-0.0014062500001728" calcext:value-type="float">
            <text:p>-0.00140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99" calcext:value-type="float">
            <text:p>199</text:p>
          </table:table-cell>
          <table:table-cell office:value-type="float" office:value="63625414915128.4" calcext:value-type="float">
            <text:p>63625414915128.4</text:p>
          </table:table-cell>
          <table:table-cell table:formula="of:=([.C200]-[.C199])/1000" office:value-type="float" office:value="2.00021875" calcext:value-type="float">
            <text:p>2.0002</text:p>
          </table:table-cell>
          <table:table-cell table:formula="of:=[.D200]+[.E199]" office:value-type="float" office:value="395.998828125" calcext:value-type="float">
            <text:p>395.9988</text:p>
          </table:table-cell>
          <table:table-cell table:style-name="ce9" table:formula="of:=[.E200]-2*([.$B200]-1)" office:value-type="float" office:value="-0.00117187500001137" calcext:value-type="float">
            <text:p>-0.001171875</text:p>
          </table:table-cell>
          <table:table-cell table:style-name="Default" office:value-type="float" office:value="63625415401414" calcext:value-type="float">
            <text:p>63625415401414</text:p>
          </table:table-cell>
          <table:table-cell table:style-name="ce7" table:formula="of:=([.G200]-[.G199])/1000" office:value-type="float" office:value="2.0015625" calcext:value-type="float">
            <text:p>2.0016</text:p>
          </table:table-cell>
          <table:table-cell table:style-name="ce7" table:formula="of:=[.H200]+[.I199]" office:value-type="float" office:value="395.9986484375" calcext:value-type="float">
            <text:p>395.9986</text:p>
          </table:table-cell>
          <table:table-cell table:style-name="ce10" table:formula="of:=[.I200]-2*([.$B200]-1)" office:value-type="float" office:value="-0.00135156249984902" calcext:value-type="float">
            <text:p>-0.0013515625</text:p>
          </table:table-cell>
          <table:table-cell table:style-name="Default" office:value-type="float" office:value="63625415872528.2" calcext:value-type="float">
            <text:p>63625415872528.2</text:p>
          </table:table-cell>
          <table:table-cell table:style-name="ce7" table:formula="of:=([.K200]-[.K199])/1000" office:value-type="float" office:value="2.0028828125" calcext:value-type="float">
            <text:p>2.0029</text:p>
          </table:table-cell>
          <table:table-cell table:style-name="ce7" table:formula="of:=[.L200]+[.M199]" office:value-type="float" office:value="396.00121875" calcext:value-type="float">
            <text:p>396.0012</text:p>
          </table:table-cell>
          <table:table-cell table:style-name="ce11" table:formula="of:=[.M200]-2*([.$B200]-1)" office:value-type="float" office:value="0.00121875000024829" calcext:value-type="float">
            <text:p>0.00121875</text:p>
          </table:table-cell>
          <table:table-cell table:style-name="Default" office:value-type="float" office:value="63625416342938.1" calcext:value-type="float">
            <text:p>63625416342938.1</text:p>
          </table:table-cell>
          <table:table-cell table:style-name="ce7" table:formula="of:=([.O200]-[.O199])/1000" office:value-type="float" office:value="2.0029609375" calcext:value-type="float">
            <text:p>2.0030</text:p>
          </table:table-cell>
          <table:table-cell table:style-name="ce7" table:formula="of:=[.P200]+[.Q199]" office:value-type="float" office:value="396.0008125" calcext:value-type="float">
            <text:p>396.0008</text:p>
          </table:table-cell>
          <table:table-cell table:style-name="ce12" table:formula="of:=[.Q200]-2*([.$B200]-1)" office:value-type="float" office:value="0.000812499999824468" calcext:value-type="float">
            <text:p>0.0008125</text:p>
          </table:table-cell>
          <table:table-cell table:style-name="Default" office:value-type="float" office:value="63625416826612" calcext:value-type="float">
            <text:p>63625416826612</text:p>
          </table:table-cell>
          <table:table-cell table:style-name="ce7" table:formula="of:=([.S200]-[.S199])/1000" office:value-type="float" office:value="2.001421875" calcext:value-type="float">
            <text:p>2.0014</text:p>
          </table:table-cell>
          <table:table-cell table:style-name="ce7" table:formula="of:=[.T200]+[.U199]" office:value-type="float" office:value="396.0005625" calcext:value-type="float">
            <text:p>396.0006</text:p>
          </table:table-cell>
          <table:table-cell table:style-name="ce13" table:formula="of:=[.U200]-2*([.$B200]-1)" office:value-type="float" office:value="0.000562500000057753" calcext:value-type="float">
            <text:p>0.0005625</text:p>
          </table:table-cell>
          <table:table-cell table:style-name="Default" office:value-type="float" office:value="63625417321940.2" calcext:value-type="float">
            <text:p>63625417321940.2</text:p>
          </table:table-cell>
          <table:table-cell table:style-name="ce14" table:formula="of:=([.W200]-[.W199])/1000" office:value-type="float" office:value="1.9999296875" calcext:value-type="float">
            <text:p>1.9999</text:p>
          </table:table-cell>
          <table:table-cell table:style-name="ce7" table:formula="of:=[.X200]+[.Y199]" office:value-type="float" office:value="397.9984765625" calcext:value-type="float">
            <text:p>397.9985</text:p>
          </table:table-cell>
          <table:table-cell table:style-name="ce15" table:formula="of:=[.Y200]-2*([.$B200]-1)" office:value-type="float" office:value="1.99847656250006" calcext:value-type="float">
            <text:p>1.9984765625</text:p>
          </table:table-cell>
          <table:table-cell table:style-name="Default" office:value-type="float" office:value="63625417796030" calcext:value-type="float">
            <text:p>63625417796030</text:p>
          </table:table-cell>
          <table:table-cell table:style-name="ce7" table:formula="of:=([.AA200]-[.AA199])/1000" office:value-type="float" office:value="2.0022890625" calcext:value-type="float">
            <text:p>2.0023</text:p>
          </table:table-cell>
          <table:table-cell table:style-name="ce7" table:formula="of:=[.AB200]+[.AC199]" office:value-type="float" office:value="396.0001484375" calcext:value-type="float">
            <text:p>396.0001</text:p>
          </table:table-cell>
          <table:table-cell table:style-name="ce16" table:formula="of:=[.AC200]-2*([.$B200]-1)" office:value-type="float" office:value="0.000148437500229193" calcext:value-type="float">
            <text:p>0.0001484375</text:p>
          </table:table-cell>
          <table:table-cell table:style-name="Default" office:value-type="float" office:value="63625418260992.1" calcext:value-type="float">
            <text:p>63625418260992.1</text:p>
          </table:table-cell>
          <table:table-cell table:style-name="ce7" table:formula="of:=([.AE200]-[.AE199])/1000" office:value-type="float" office:value="1.9989140625" calcext:value-type="float">
            <text:p>1.9989</text:p>
          </table:table-cell>
          <table:table-cell table:style-name="ce7" table:formula="of:=[.AF200]+[.AG199]" office:value-type="float" office:value="395.99934375" calcext:value-type="float">
            <text:p>395.9993</text:p>
          </table:table-cell>
          <table:table-cell table:style-name="ce17" table:formula="of:=[.AG200]-2*([.$B200]-1)" office:value-type="float" office:value="-0.000656250000247383" calcext:value-type="float">
            <text:p>-0.00065625</text:p>
          </table:table-cell>
          <table:table-cell table:style-name="Default" office:value-type="float" office:value="63625418732785.9" calcext:value-type="float">
            <text:p>63625418732785.9</text:p>
          </table:table-cell>
          <table:table-cell table:style-name="ce7" table:formula="of:=([.AI200]-[.AI199])/1000" office:value-type="float" office:value="1.999234375" calcext:value-type="float">
            <text:p>1.9992</text:p>
          </table:table-cell>
          <table:table-cell table:style-name="ce7" table:formula="of:=[.AJ200]+[.AK199]" office:value-type="float" office:value="395.9981640625" calcext:value-type="float">
            <text:p>395.9982</text:p>
          </table:table-cell>
          <table:table-cell table:style-name="ce18" table:formula="of:=[.AK200]-2*([.$B200]-1)" office:value-type="float" office:value="-0.0018359374999477" calcext:value-type="float">
            <text:p>-0.0018359375</text:p>
          </table:table-cell>
          <table:table-cell table:style-name="Default" office:value-type="float" office:value="63625419198469.3" calcext:value-type="float">
            <text:p>63625419198469.3</text:p>
          </table:table-cell>
          <table:table-cell table:style-name="ce19" table:formula="of:=([.AM200]-[.AM199])/1000" office:value-type="float" office:value="1.999109375" calcext:value-type="float">
            <text:p>1.9991</text:p>
          </table:table-cell>
          <table:table-cell table:style-name="ce7" table:formula="of:=[.AN200]+[.AO199]" office:value-type="float" office:value="397.9990078125" calcext:value-type="float">
            <text:p>397.9990</text:p>
          </table:table-cell>
          <table:table-cell table:style-name="ce20" table:formula="of:=[.AO200]-2*([.$B200]-1)" office:value-type="float" office:value="1.99900781249983" calcext:value-type="float">
            <text:p>1.9990078125</text:p>
          </table:table-cell>
          <table:table-cell table:style-name="Default" office:value-type="float" office:value="63625419666982.3" calcext:value-type="float">
            <text:p>63625419666982.3</text:p>
          </table:table-cell>
          <table:table-cell table:style-name="ce7" table:formula="of:=([.AQ200]-[.AQ199])/1000" office:value-type="float" office:value="1.9987109375" calcext:value-type="float">
            <text:p>1.9987</text:p>
          </table:table-cell>
          <table:table-cell table:style-name="ce7" table:formula="of:=[.AR200]+[.AS199]" office:value-type="float" office:value="395.997859375" calcext:value-type="float">
            <text:p>395.9979</text:p>
          </table:table-cell>
          <table:table-cell table:style-name="ce21" table:formula="of:=[.AS200]-2*([.$B200]-1)" office:value-type="float" office:value="-0.00214062500009504" calcext:value-type="float">
            <text:p>-0.002140625</text:p>
          </table:table-cell>
          <table:table-cell table:style-name="Default" office:value-type="float" office:value="63625420151498.6" calcext:value-type="float">
            <text:p>63625420151498.6</text:p>
          </table:table-cell>
          <table:table-cell table:style-name="ce7" table:formula="of:=([.AU200]-[.AU199])/1000" office:value-type="float" office:value="1.99953125" calcext:value-type="float">
            <text:p>1.9995</text:p>
          </table:table-cell>
          <table:table-cell table:style-name="ce7" table:formula="of:=[.AV200]+[.AW199]" office:value-type="float" office:value="395.998125" calcext:value-type="float">
            <text:p>395.9981</text:p>
          </table:table-cell>
          <table:table-cell table:style-name="ce22" table:formula="of:=[.AW200]-2*([.$B200]-1)" office:value-type="float" office:value="-0.00187500000015461" calcext:value-type="float">
            <text:p>-0.001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prompt 16</text:p>
          </table:table-cell>
          <table:table-cell table:style-name="ce6" office:value-type="float" office:value="200" calcext:value-type="float">
            <text:p>200</text:p>
          </table:table-cell>
          <table:table-cell office:value-type="float" office:value="63625414917129.4" calcext:value-type="float">
            <text:p>63625414917129.4</text:p>
          </table:table-cell>
          <table:table-cell table:formula="of:=([.C201]-[.C200])/1000" office:value-type="float" office:value="2.00103125" calcext:value-type="float">
            <text:p>2.0010</text:p>
          </table:table-cell>
          <table:table-cell table:formula="of:=[.D201]+[.E200]" office:value-type="float" office:value="397.999859375" calcext:value-type="float">
            <text:p>397.9999</text:p>
          </table:table-cell>
          <table:table-cell table:style-name="ce9" table:formula="of:=[.E201]-2*([.$B201]-1)" office:value-type="float" office:value="-0.000140625000028649" calcext:value-type="float">
            <text:p>-0.000140625</text:p>
          </table:table-cell>
          <table:table-cell table:style-name="Default" office:value-type="float" office:value="63625415403414.2" calcext:value-type="float">
            <text:p>63625415403414.2</text:p>
          </table:table-cell>
          <table:table-cell table:style-name="ce7" table:formula="of:=([.G201]-[.G200])/1000" office:value-type="float" office:value="2.00028125" calcext:value-type="float">
            <text:p>2.0003</text:p>
          </table:table-cell>
          <table:table-cell table:style-name="ce7" table:formula="of:=[.H201]+[.I200]" office:value-type="float" office:value="397.9989296875" calcext:value-type="float">
            <text:p>397.9989</text:p>
          </table:table-cell>
          <table:table-cell table:style-name="ce10" table:formula="of:=[.I201]-2*([.$B201]-1)" office:value-type="float" office:value="-0.00107031249984857" calcext:value-type="float">
            <text:p>-0.0010703125</text:p>
          </table:table-cell>
          <table:table-cell table:style-name="Default" office:value-type="float" office:value="63625415874526.9" calcext:value-type="float">
            <text:p>63625415874526.9</text:p>
          </table:table-cell>
          <table:table-cell table:style-name="ce7" table:formula="of:=([.K201]-[.K200])/1000" office:value-type="float" office:value="1.9986640625" calcext:value-type="float">
            <text:p>1.9987</text:p>
          </table:table-cell>
          <table:table-cell table:style-name="ce7" table:formula="of:=[.L201]+[.M200]" office:value-type="float" office:value="397.9998828125" calcext:value-type="float">
            <text:p>397.9999</text:p>
          </table:table-cell>
          <table:table-cell table:style-name="ce11" table:formula="of:=[.M201]-2*([.$B201]-1)" office:value-type="float" office:value="-0.000117187499768079" calcext:value-type="float">
            <text:p>-0.0001171875</text:p>
          </table:table-cell>
          <table:table-cell table:style-name="Default" office:value-type="float" office:value="63625416344937.4" calcext:value-type="float">
            <text:p>63625416344937.4</text:p>
          </table:table-cell>
          <table:table-cell table:style-name="ce7" table:formula="of:=([.O201]-[.O200])/1000" office:value-type="float" office:value="1.99928125" calcext:value-type="float">
            <text:p>1.9993</text:p>
          </table:table-cell>
          <table:table-cell table:style-name="ce7" table:formula="of:=[.P201]+[.Q200]" office:value-type="float" office:value="398.00009375" calcext:value-type="float">
            <text:p>398.0001</text:p>
          </table:table-cell>
          <table:table-cell table:style-name="ce12" table:formula="of:=[.Q201]-2*([.$B201]-1)" office:value-type="float" office:value="0.0000937499998485691" calcext:value-type="float">
            <text:p>0.00009375</text:p>
          </table:table-cell>
          <table:table-cell table:style-name="Default" office:value-type="float" office:value="63625416828612.3" calcext:value-type="float">
            <text:p>63625416828612.3</text:p>
          </table:table-cell>
          <table:table-cell table:style-name="ce7" table:formula="of:=([.S201]-[.S200])/1000" office:value-type="float" office:value="2.0003046875" calcext:value-type="float">
            <text:p>2.0003</text:p>
          </table:table-cell>
          <table:table-cell table:style-name="ce7" table:formula="of:=[.T201]+[.U200]" office:value-type="float" office:value="398.0008671875" calcext:value-type="float">
            <text:p>398.0009</text:p>
          </table:table-cell>
          <table:table-cell table:style-name="ce13" table:formula="of:=[.U201]-2*([.$B201]-1)" office:value-type="float" office:value="0.000867187500034561" calcext:value-type="float">
            <text:p>0.0008671875</text:p>
          </table:table-cell>
          <table:table-cell table:style-name="Default" office:value-type="float" office:value="63625417323940.2" calcext:value-type="float">
            <text:p>63625417323940.2</text:p>
          </table:table-cell>
          <table:table-cell table:style-name="ce14" table:formula="of:=([.W201]-[.W200])/1000" office:value-type="float" office:value="2.000046875" calcext:value-type="float">
            <text:p>2.0000</text:p>
          </table:table-cell>
          <table:table-cell table:style-name="ce7" table:formula="of:=[.X201]+[.Y200]" office:value-type="float" office:value="399.9985234375" calcext:value-type="float">
            <text:p>399.9985</text:p>
          </table:table-cell>
          <table:table-cell table:style-name="ce15" table:formula="of:=[.Y201]-2*([.$B201]-1)" office:value-type="float" office:value="1.99852343750007" calcext:value-type="float">
            <text:p>1.9985234375</text:p>
          </table:table-cell>
          <table:table-cell table:style-name="Default" office:value-type="float" office:value="63625417798028.2" calcext:value-type="float">
            <text:p>63625417798028.2</text:p>
          </table:table-cell>
          <table:table-cell table:style-name="ce7" table:formula="of:=([.AA201]-[.AA200])/1000" office:value-type="float" office:value="1.998265625" calcext:value-type="float">
            <text:p>1.9983</text:p>
          </table:table-cell>
          <table:table-cell table:style-name="ce7" table:formula="of:=[.AB201]+[.AC200]" office:value-type="float" office:value="397.9984140625" calcext:value-type="float">
            <text:p>397.9984</text:p>
          </table:table-cell>
          <table:table-cell table:style-name="ce16" table:formula="of:=[.AC201]-2*([.$B201]-1)" office:value-type="float" office:value="-0.00158593749978309" calcext:value-type="float">
            <text:p>-0.0015859375</text:p>
          </table:table-cell>
          <table:table-cell table:style-name="Default" office:value-type="float" office:value="63625418262992.2" calcext:value-type="float">
            <text:p>63625418262992.2</text:p>
          </table:table-cell>
          <table:table-cell table:style-name="ce7" table:formula="of:=([.AE201]-[.AE200])/1000" office:value-type="float" office:value="2.0000390625" calcext:value-type="float">
            <text:p>2.0000</text:p>
          </table:table-cell>
          <table:table-cell table:style-name="ce7" table:formula="of:=[.AF201]+[.AG200]" office:value-type="float" office:value="397.9993828125" calcext:value-type="float">
            <text:p>397.9994</text:p>
          </table:table-cell>
          <table:table-cell table:style-name="ce17" table:formula="of:=[.AG201]-2*([.$B201]-1)" office:value-type="float" office:value="-0.000617187500267846" calcext:value-type="float">
            <text:p>-0.0006171875</text:p>
          </table:table-cell>
          <table:table-cell table:style-name="Default" office:value-type="float" office:value="63625418734786" calcext:value-type="float">
            <text:p>63625418734786</text:p>
          </table:table-cell>
          <table:table-cell table:style-name="ce7" table:formula="of:=([.AI201]-[.AI200])/1000" office:value-type="float" office:value="2.0001171875" calcext:value-type="float">
            <text:p>2.0001</text:p>
          </table:table-cell>
          <table:table-cell table:style-name="ce7" table:formula="of:=[.AJ201]+[.AK200]" office:value-type="float" office:value="397.99828125" calcext:value-type="float">
            <text:p>397.9983</text:p>
          </table:table-cell>
          <table:table-cell table:style-name="ce18" table:formula="of:=[.AK201]-2*([.$B201]-1)" office:value-type="float" office:value="-0.00171874999995225" calcext:value-type="float">
            <text:p>-0.00171875</text:p>
          </table:table-cell>
          <table:table-cell table:style-name="Default" office:value-type="float" office:value="63625419200469.3" calcext:value-type="float">
            <text:p>63625419200469.3</text:p>
          </table:table-cell>
          <table:table-cell table:style-name="ce19" table:formula="of:=([.AM201]-[.AM200])/1000" office:value-type="float" office:value="1.9999921875" calcext:value-type="float">
            <text:p>2.0000</text:p>
          </table:table-cell>
          <table:table-cell table:style-name="ce7" table:formula="of:=[.AN201]+[.AO200]" office:value-type="float" office:value="399.999" calcext:value-type="float">
            <text:p>399.9990</text:p>
          </table:table-cell>
          <table:table-cell table:style-name="ce20" table:formula="of:=[.AO201]-2*([.$B201]-1)" office:value-type="float" office:value="1.99899999999985" calcext:value-type="float">
            <text:p>1.999</text:p>
          </table:table-cell>
          <table:table-cell table:style-name="Default" office:value-type="float" office:value="63625419668983" calcext:value-type="float">
            <text:p>63625419668983</text:p>
          </table:table-cell>
          <table:table-cell table:style-name="ce7" table:formula="of:=([.AQ201]-[.AQ200])/1000" office:value-type="float" office:value="2.000703125" calcext:value-type="float">
            <text:p>2.0007</text:p>
          </table:table-cell>
          <table:table-cell table:style-name="ce7" table:formula="of:=[.AR201]+[.AS200]" office:value-type="float" office:value="397.9985625" calcext:value-type="float">
            <text:p>397.9986</text:p>
          </table:table-cell>
          <table:table-cell table:style-name="ce21" table:formula="of:=[.AS201]-2*([.$B201]-1)" office:value-type="float" office:value="-0.00143750000012233" calcext:value-type="float">
            <text:p>-0.0014375</text:p>
          </table:table-cell>
          <table:table-cell table:style-name="Default" office:value-type="float" office:value="63625420153498.8" calcext:value-type="float">
            <text:p>63625420153498.8</text:p>
          </table:table-cell>
          <table:table-cell table:style-name="ce7" table:formula="of:=([.AU201]-[.AU200])/1000" office:value-type="float" office:value="2.00021875" calcext:value-type="float">
            <text:p>2.0002</text:p>
          </table:table-cell>
          <table:table-cell table:style-name="ce7" table:formula="of:=[.AV201]+[.AW200]" office:value-type="float" office:value="397.99834375" calcext:value-type="float">
            <text:p>397.9983</text:p>
          </table:table-cell>
          <table:table-cell table:style-name="ce22" table:formula="of:=[.AW201]-2*([.$B201]-1)" office:value-type="float" office:value="-0.00165625000016689" calcext:value-type="float">
            <text:p>-0.00165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rame</text:p>
          </table:table-cell>
          <table:table-cell table:style-name="ce6" office:value-type="float" office:value="201" calcext:value-type="float">
            <text:p>201</text:p>
          </table:table-cell>
          <table:table-cell office:value-type="float" office:value="63625414919127.7" calcext:value-type="float">
            <text:p>63625414919127.7</text:p>
          </table:table-cell>
          <table:table-cell table:formula="of:=([.C202]-[.C201])/1000" office:value-type="float" office:value="1.9982890625" calcext:value-type="float">
            <text:p>1.9983</text:p>
          </table:table-cell>
          <table:table-cell table:formula="of:=[.D202]+[.E201]" office:value-type="float" office:value="399.9981484375" calcext:value-type="float">
            <text:p>399.9981</text:p>
          </table:table-cell>
          <table:table-cell table:style-name="ce9" table:formula="of:=[.E202]-2*([.$B202]-1)" office:value-type="float" office:value="-0.00185156250000773" calcext:value-type="float">
            <text:p>-0.0018515625</text:p>
          </table:table-cell>
          <table:table-cell table:style-name="Default" office:value-type="float" office:value="63625415405415.2" calcext:value-type="float">
            <text:p>63625415405415.2</text:p>
          </table:table-cell>
          <table:table-cell table:style-name="ce7" table:formula="of:=([.G202]-[.G201])/1000" office:value-type="float" office:value="2.000953125" calcext:value-type="float">
            <text:p>2.0010</text:p>
          </table:table-cell>
          <table:table-cell table:style-name="ce7" table:formula="of:=[.H202]+[.I201]" office:value-type="float" office:value="399.9998828125" calcext:value-type="float">
            <text:p>399.9999</text:p>
          </table:table-cell>
          <table:table-cell table:style-name="ce10" table:formula="of:=[.I202]-2*([.$B202]-1)" office:value-type="float" office:value="-0.000117187499824922" calcext:value-type="float">
            <text:p>-0.0001171875</text:p>
          </table:table-cell>
          <table:table-cell table:style-name="Default" office:value-type="float" office:value="63625415876525.3" calcext:value-type="float">
            <text:p>63625415876525.3</text:p>
          </table:table-cell>
          <table:table-cell table:style-name="ce7" table:formula="of:=([.K202]-[.K201])/1000" office:value-type="float" office:value="1.9984140625" calcext:value-type="float">
            <text:p>1.9984</text:p>
          </table:table-cell>
          <table:table-cell table:style-name="ce7" table:formula="of:=[.L202]+[.M201]" office:value-type="float" office:value="399.998296875" calcext:value-type="float">
            <text:p>399.9983</text:p>
          </table:table-cell>
          <table:table-cell table:style-name="ce11" table:formula="of:=[.M202]-2*([.$B202]-1)" office:value-type="float" office:value="-0.00170312499977854" calcext:value-type="float">
            <text:p>-0.001703125</text:p>
          </table:table-cell>
          <table:table-cell table:style-name="Default" office:value-type="float" office:value="63625416346935.8" calcext:value-type="float">
            <text:p>63625416346935.8</text:p>
          </table:table-cell>
          <table:table-cell table:style-name="ce7" table:formula="of:=([.O202]-[.O201])/1000" office:value-type="float" office:value="1.9984296875" calcext:value-type="float">
            <text:p>1.9984</text:p>
          </table:table-cell>
          <table:table-cell table:style-name="ce7" table:formula="of:=[.P202]+[.Q201]" office:value-type="float" office:value="399.9985234375" calcext:value-type="float">
            <text:p>399.9985</text:p>
          </table:table-cell>
          <table:table-cell table:style-name="ce12" table:formula="of:=[.Q202]-2*([.$B202]-1)" office:value-type="float" office:value="-0.00147656250015871" calcext:value-type="float">
            <text:p>-0.0014765625</text:p>
          </table:table-cell>
          <table:table-cell table:style-name="Default" office:value-type="float" office:value="63625416830609.7" calcext:value-type="float">
            <text:p>63625416830609.7</text:p>
          </table:table-cell>
          <table:table-cell table:style-name="ce7" table:formula="of:=([.S202]-[.S201])/1000" office:value-type="float" office:value="1.997328125" calcext:value-type="float">
            <text:p>1.9973</text:p>
          </table:table-cell>
          <table:table-cell table:style-name="ce7" table:formula="of:=[.T202]+[.U201]" office:value-type="float" office:value="399.9981953125" calcext:value-type="float">
            <text:p>399.9982</text:p>
          </table:table-cell>
          <table:table-cell table:style-name="ce13" table:formula="of:=[.U202]-2*([.$B202]-1)" office:value-type="float" office:value="-0.00180468749994134" calcext:value-type="float">
            <text:p>-0.0018046875</text:p>
          </table:table-cell>
          <table:table-cell table:style-name="Default" office:value-type="float" office:value="63625417325939.9" calcext:value-type="float">
            <text:p>63625417325939.9</text:p>
          </table:table-cell>
          <table:table-cell table:style-name="ce14" table:formula="of:=([.W202]-[.W201])/1000" office:value-type="float" office:value="1.9996875" calcext:value-type="float">
            <text:p>1.9997</text:p>
          </table:table-cell>
          <table:table-cell table:style-name="ce7" table:formula="of:=[.X202]+[.Y201]" office:value-type="float" office:value="401.9982109375" calcext:value-type="float">
            <text:p>401.9982</text:p>
          </table:table-cell>
          <table:table-cell table:style-name="ce15" table:formula="of:=[.Y202]-2*([.$B202]-1)" office:value-type="float" office:value="1.99821093750006" calcext:value-type="float">
            <text:p>1.9982109375</text:p>
          </table:table-cell>
          <table:table-cell table:style-name="Default" office:value-type="float" office:value="63625417800029.5" calcext:value-type="float">
            <text:p>63625417800029.5</text:p>
          </table:table-cell>
          <table:table-cell table:style-name="ce7" table:formula="of:=([.AA202]-[.AA201])/1000" office:value-type="float" office:value="2.0012109375" calcext:value-type="float">
            <text:p>2.0012</text:p>
          </table:table-cell>
          <table:table-cell table:style-name="ce7" table:formula="of:=[.AB202]+[.AC201]" office:value-type="float" office:value="399.999625" calcext:value-type="float">
            <text:p>399.9996</text:p>
          </table:table-cell>
          <table:table-cell table:style-name="ce16" table:formula="of:=[.AC202]-2*([.$B202]-1)" office:value-type="float" office:value="-0.00037499999979218" calcext:value-type="float">
            <text:p>-0.000375</text:p>
          </table:table-cell>
          <table:table-cell table:style-name="Default" office:value-type="float" office:value="63625418264990.3" calcext:value-type="float">
            <text:p>63625418264990.3</text:p>
          </table:table-cell>
          <table:table-cell table:style-name="ce7" table:formula="of:=([.AE202]-[.AE201])/1000" office:value-type="float" office:value="1.9981328125" calcext:value-type="float">
            <text:p>1.9981</text:p>
          </table:table-cell>
          <table:table-cell table:style-name="ce7" table:formula="of:=[.AF202]+[.AG201]" office:value-type="float" office:value="399.997515625" calcext:value-type="float">
            <text:p>399.9975</text:p>
          </table:table-cell>
          <table:table-cell table:style-name="ce17" table:formula="of:=[.AG202]-2*([.$B202]-1)" office:value-type="float" office:value="-0.00248437500027876" calcext:value-type="float">
            <text:p>-0.002484375</text:p>
          </table:table-cell>
          <table:table-cell table:style-name="Default" office:value-type="float" office:value="63625418736785.5" calcext:value-type="float">
            <text:p>63625418736785.5</text:p>
          </table:table-cell>
          <table:table-cell table:style-name="ce7" table:formula="of:=([.AI202]-[.AI201])/1000" office:value-type="float" office:value="1.9995078125" calcext:value-type="float">
            <text:p>1.9995</text:p>
          </table:table-cell>
          <table:table-cell table:style-name="ce7" table:formula="of:=[.AJ202]+[.AK201]" office:value-type="float" office:value="399.9977890625" calcext:value-type="float">
            <text:p>399.9978</text:p>
          </table:table-cell>
          <table:table-cell table:style-name="ce18" table:formula="of:=[.AK202]-2*([.$B202]-1)" office:value-type="float" office:value="-0.00221093749996726" calcext:value-type="float">
            <text:p>-0.0022109375</text:p>
          </table:table-cell>
          <table:table-cell table:style-name="Default" office:value-type="float" office:value="63625419202469.4" calcext:value-type="float">
            <text:p>63625419202469.4</text:p>
          </table:table-cell>
          <table:table-cell table:style-name="ce19" table:formula="of:=([.AM202]-[.AM201])/1000" office:value-type="float" office:value="2.000078125" calcext:value-type="float">
            <text:p>2.0001</text:p>
          </table:table-cell>
          <table:table-cell table:style-name="ce7" table:formula="of:=[.AN202]+[.AO201]" office:value-type="float" office:value="401.999078125" calcext:value-type="float">
            <text:p>401.9991</text:p>
          </table:table-cell>
          <table:table-cell table:style-name="ce20" table:formula="of:=[.AO202]-2*([.$B202]-1)" office:value-type="float" office:value="1.99907812499987" calcext:value-type="float">
            <text:p>1.999078125</text:p>
          </table:table-cell>
          <table:table-cell table:style-name="Default" office:value-type="float" office:value="63625419670983.8" calcext:value-type="float">
            <text:p>63625419670983.8</text:p>
          </table:table-cell>
          <table:table-cell table:style-name="ce7" table:formula="of:=([.AQ202]-[.AQ201])/1000" office:value-type="float" office:value="2.0007578125" calcext:value-type="float">
            <text:p>2.0008</text:p>
          </table:table-cell>
          <table:table-cell table:style-name="ce7" table:formula="of:=[.AR202]+[.AS201]" office:value-type="float" office:value="399.9993203125" calcext:value-type="float">
            <text:p>399.9993</text:p>
          </table:table-cell>
          <table:table-cell table:style-name="ce21" table:formula="of:=[.AS202]-2*([.$B202]-1)" office:value-type="float" office:value="-0.000679687500110049" calcext:value-type="float">
            <text:p>-0.0006796875</text:p>
          </table:table-cell>
          <table:table-cell table:style-name="Default" office:value-type="float" office:value="63625420155497.9" calcext:value-type="float">
            <text:p>63625420155497.9</text:p>
          </table:table-cell>
          <table:table-cell table:style-name="ce7" table:formula="of:=([.AU202]-[.AU201])/1000" office:value-type="float" office:value="1.999140625" calcext:value-type="float">
            <text:p>1.9991</text:p>
          </table:table-cell>
          <table:table-cell table:style-name="ce7" table:formula="of:=[.AV202]+[.AW201]" office:value-type="float" office:value="399.997484375" calcext:value-type="float">
            <text:p>399.9975</text:p>
          </table:table-cell>
          <table:table-cell table:style-name="ce22" table:formula="of:=[.AW202]-2*([.$B202]-1)" office:value-type="float" office:value="-0.00251562500017144" calcext:value-type="float">
            <text:p>-0.002515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202" calcext:value-type="float">
            <text:p>202</text:p>
          </table:table-cell>
          <table:table-cell office:value-type="float" office:value="63625414921127.9" calcext:value-type="float">
            <text:p>63625414921127.9</text:p>
          </table:table-cell>
          <table:table-cell table:formula="of:=([.C203]-[.C202])/1000" office:value-type="float" office:value="2.0001640625" calcext:value-type="float">
            <text:p>2.0002</text:p>
          </table:table-cell>
          <table:table-cell table:formula="of:=[.D203]+[.E202]" office:value-type="float" office:value="401.9983125" calcext:value-type="float">
            <text:p>401.9983</text:p>
          </table:table-cell>
          <table:table-cell table:style-name="ce9" table:formula="of:=[.E203]-2*([.$B203]-1)" office:value-type="float" office:value="-0.00168750000000273" calcext:value-type="float">
            <text:p>-0.0016875</text:p>
          </table:table-cell>
          <table:table-cell table:style-name="Default" office:value-type="float" office:value="63625415407414.4" calcext:value-type="float">
            <text:p>63625415407414.4</text:p>
          </table:table-cell>
          <table:table-cell table:style-name="ce7" table:formula="of:=([.G203]-[.G202])/1000" office:value-type="float" office:value="1.999203125" calcext:value-type="float">
            <text:p>1.9992</text:p>
          </table:table-cell>
          <table:table-cell table:style-name="ce7" table:formula="of:=[.H203]+[.I202]" office:value-type="float" office:value="401.9990859375" calcext:value-type="float">
            <text:p>401.9991</text:p>
          </table:table-cell>
          <table:table-cell table:style-name="ce10" table:formula="of:=[.I203]-2*([.$B203]-1)" office:value-type="float" office:value="-0.000914062499816737" calcext:value-type="float">
            <text:p>-0.0009140625</text:p>
          </table:table-cell>
          <table:table-cell table:style-name="Default" office:value-type="float" office:value="63625415878526.1" calcext:value-type="float">
            <text:p>63625415878526.1</text:p>
          </table:table-cell>
          <table:table-cell table:style-name="ce7" table:formula="of:=([.K203]-[.K202])/1000" office:value-type="float" office:value="2.00078125" calcext:value-type="float">
            <text:p>2.0008</text:p>
          </table:table-cell>
          <table:table-cell table:style-name="ce7" table:formula="of:=[.L203]+[.M202]" office:value-type="float" office:value="401.999078125" calcext:value-type="float">
            <text:p>401.9991</text:p>
          </table:table-cell>
          <table:table-cell table:style-name="ce11" table:formula="of:=[.M203]-2*([.$B203]-1)" office:value-type="float" office:value="-0.000921874999789907" calcext:value-type="float">
            <text:p>-0.000921875</text:p>
          </table:table-cell>
          <table:table-cell table:style-name="Default" office:value-type="float" office:value="63625416348934.9" calcext:value-type="float">
            <text:p>63625416348934.9</text:p>
          </table:table-cell>
          <table:table-cell table:style-name="ce7" table:formula="of:=([.O203]-[.O202])/1000" office:value-type="float" office:value="1.99909375" calcext:value-type="float">
            <text:p>1.9991</text:p>
          </table:table-cell>
          <table:table-cell table:style-name="ce7" table:formula="of:=[.P203]+[.Q202]" office:value-type="float" office:value="401.9976171875" calcext:value-type="float">
            <text:p>401.9976</text:p>
          </table:table-cell>
          <table:table-cell table:style-name="ce12" table:formula="of:=[.Q203]-2*([.$B203]-1)" office:value-type="float" office:value="-0.0023828125001728" calcext:value-type="float">
            <text:p>-0.0023828125</text:p>
          </table:table-cell>
          <table:table-cell table:style-name="Default" office:value-type="float" office:value="63625416832609.7" calcext:value-type="float">
            <text:p>63625416832609.7</text:p>
          </table:table-cell>
          <table:table-cell table:style-name="ce7" table:formula="of:=([.S203]-[.S202])/1000" office:value-type="float" office:value="2.0000078125" calcext:value-type="float">
            <text:p>2.0000</text:p>
          </table:table-cell>
          <table:table-cell table:style-name="ce7" table:formula="of:=[.T203]+[.U202]" office:value-type="float" office:value="401.998203125" calcext:value-type="float">
            <text:p>401.9982</text:p>
          </table:table-cell>
          <table:table-cell table:style-name="ce13" table:formula="of:=[.U203]-2*([.$B203]-1)" office:value-type="float" office:value="-0.00179687499996817" calcext:value-type="float">
            <text:p>-0.001796875</text:p>
          </table:table-cell>
          <table:table-cell table:style-name="Default" office:value-type="float" office:value="63625417327941.4" calcext:value-type="float">
            <text:p>63625417327941.4</text:p>
          </table:table-cell>
          <table:table-cell table:style-name="ce14" table:formula="of:=([.W203]-[.W202])/1000" office:value-type="float" office:value="2.0015078125" calcext:value-type="float">
            <text:p>2.0015</text:p>
          </table:table-cell>
          <table:table-cell table:style-name="ce7" table:formula="of:=[.X203]+[.Y202]" office:value-type="float" office:value="403.99971875" calcext:value-type="float">
            <text:p>403.9997</text:p>
          </table:table-cell>
          <table:table-cell table:style-name="ce15" table:formula="of:=[.Y203]-2*([.$B203]-1)" office:value-type="float" office:value="1.99971875000006" calcext:value-type="float">
            <text:p>1.99971875</text:p>
          </table:table-cell>
          <table:table-cell table:style-name="Default" office:value-type="float" office:value="63625417802028.9" calcext:value-type="float">
            <text:p>63625417802028.9</text:p>
          </table:table-cell>
          <table:table-cell table:style-name="ce7" table:formula="of:=([.AA203]-[.AA202])/1000" office:value-type="float" office:value="1.9994609375" calcext:value-type="float">
            <text:p>1.9995</text:p>
          </table:table-cell>
          <table:table-cell table:style-name="ce7" table:formula="of:=[.AB203]+[.AC202]" office:value-type="float" office:value="401.9990859375" calcext:value-type="float">
            <text:p>401.9991</text:p>
          </table:table-cell>
          <table:table-cell table:style-name="ce16" table:formula="of:=[.AC203]-2*([.$B203]-1)" office:value-type="float" office:value="-0.000914062499816737" calcext:value-type="float">
            <text:p>-0.0009140625</text:p>
          </table:table-cell>
          <table:table-cell table:style-name="Default" office:value-type="float" office:value="63625418266993.2" calcext:value-type="float">
            <text:p>63625418266993.2</text:p>
          </table:table-cell>
          <table:table-cell table:style-name="ce7" table:formula="of:=([.AE203]-[.AE202])/1000" office:value-type="float" office:value="2.0029140625" calcext:value-type="float">
            <text:p>2.0029</text:p>
          </table:table-cell>
          <table:table-cell table:style-name="ce7" table:formula="of:=[.AF203]+[.AG202]" office:value-type="float" office:value="402.0004296875" calcext:value-type="float">
            <text:p>402.0004</text:p>
          </table:table-cell>
          <table:table-cell table:style-name="ce17" table:formula="of:=[.AG203]-2*([.$B203]-1)" office:value-type="float" office:value="0.000429687499718057" calcext:value-type="float">
            <text:p>0.0004296875</text:p>
          </table:table-cell>
          <table:table-cell table:style-name="Default" office:value-type="float" office:value="63625418738787.4" calcext:value-type="float">
            <text:p>63625418738787.4</text:p>
          </table:table-cell>
          <table:table-cell table:style-name="ce7" table:formula="of:=([.AI203]-[.AI202])/1000" office:value-type="float" office:value="2.0018671875" calcext:value-type="float">
            <text:p>2.0019</text:p>
          </table:table-cell>
          <table:table-cell table:style-name="ce7" table:formula="of:=[.AJ203]+[.AK202]" office:value-type="float" office:value="401.99965625" calcext:value-type="float">
            <text:p>401.9997</text:p>
          </table:table-cell>
          <table:table-cell table:style-name="ce18" table:formula="of:=[.AK203]-2*([.$B203]-1)" office:value-type="float" office:value="-0.000343749999956344" calcext:value-type="float">
            <text:p>-0.00034375</text:p>
          </table:table-cell>
          <table:table-cell table:style-name="Default" office:value-type="float" office:value="63625419204467.8" calcext:value-type="float">
            <text:p>63625419204467.8</text:p>
          </table:table-cell>
          <table:table-cell table:style-name="ce19" table:formula="of:=([.AM203]-[.AM202])/1000" office:value-type="float" office:value="1.9984140625" calcext:value-type="float">
            <text:p>1.9984</text:p>
          </table:table-cell>
          <table:table-cell table:style-name="ce7" table:formula="of:=[.AN203]+[.AO202]" office:value-type="float" office:value="403.9974921875" calcext:value-type="float">
            <text:p>403.9975</text:p>
          </table:table-cell>
          <table:table-cell table:style-name="ce20" table:formula="of:=[.AO203]-2*([.$B203]-1)" office:value-type="float" office:value="1.99749218749986" calcext:value-type="float">
            <text:p>1.9974921875</text:p>
          </table:table-cell>
          <table:table-cell table:style-name="Default" office:value-type="float" office:value="63625419672983.1" calcext:value-type="float">
            <text:p>63625419672983.1</text:p>
          </table:table-cell>
          <table:table-cell table:style-name="ce7" table:formula="of:=([.AQ203]-[.AQ202])/1000" office:value-type="float" office:value="1.9993515625" calcext:value-type="float">
            <text:p>1.9994</text:p>
          </table:table-cell>
          <table:table-cell table:style-name="ce7" table:formula="of:=[.AR203]+[.AS202]" office:value-type="float" office:value="401.998671875" calcext:value-type="float">
            <text:p>401.9987</text:p>
          </table:table-cell>
          <table:table-cell table:style-name="ce21" table:formula="of:=[.AS203]-2*([.$B203]-1)" office:value-type="float" office:value="-0.00132812500010004" calcext:value-type="float">
            <text:p>-0.001328125</text:p>
          </table:table-cell>
          <table:table-cell table:style-name="Default" office:value-type="float" office:value="63625420157499.1" calcext:value-type="float">
            <text:p>63625420157499.1</text:p>
          </table:table-cell>
          <table:table-cell table:style-name="ce7" table:formula="of:=([.AU203]-[.AU202])/1000" office:value-type="float" office:value="2.0011796875" calcext:value-type="float">
            <text:p>2.0012</text:p>
          </table:table-cell>
          <table:table-cell table:style-name="ce7" table:formula="of:=[.AV203]+[.AW202]" office:value-type="float" office:value="401.9986640625" calcext:value-type="float">
            <text:p>401.9987</text:p>
          </table:table-cell>
          <table:table-cell table:style-name="ce22" table:formula="of:=[.AW203]-2*([.$B203]-1)" office:value-type="float" office:value="-0.0013359375001869" calcext:value-type="float">
            <text:p>-0.0013359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203" calcext:value-type="float">
            <text:p>203</text:p>
          </table:table-cell>
          <table:table-cell office:value-type="float" office:value="63625414923128" calcext:value-type="float">
            <text:p>63625414923128</text:p>
          </table:table-cell>
          <table:table-cell table:formula="of:=([.C204]-[.C203])/1000" office:value-type="float" office:value="2.0000703125" calcext:value-type="float">
            <text:p>2.0001</text:p>
          </table:table-cell>
          <table:table-cell table:formula="of:=[.D204]+[.E203]" office:value-type="float" office:value="403.9983828125" calcext:value-type="float">
            <text:p>403.9984</text:p>
          </table:table-cell>
          <table:table-cell table:style-name="ce9" table:formula="of:=[.E204]-2*([.$B204]-1)" office:value-type="float" office:value="-0.00161718750001683" calcext:value-type="float">
            <text:p>-0.0016171875</text:p>
          </table:table-cell>
          <table:table-cell table:style-name="Default" office:value-type="float" office:value="63625415409413.7" calcext:value-type="float">
            <text:p>63625415409413.7</text:p>
          </table:table-cell>
          <table:table-cell table:style-name="ce7" table:formula="of:=([.G204]-[.G203])/1000" office:value-type="float" office:value="1.99925" calcext:value-type="float">
            <text:p>1.9993</text:p>
          </table:table-cell>
          <table:table-cell table:style-name="ce7" table:formula="of:=[.H204]+[.I203]" office:value-type="float" office:value="403.9983359375" calcext:value-type="float">
            <text:p>403.9983</text:p>
          </table:table-cell>
          <table:table-cell table:style-name="ce10" table:formula="of:=[.I204]-2*([.$B204]-1)" office:value-type="float" office:value="-0.001664062499799" calcext:value-type="float">
            <text:p>-0.0016640625</text:p>
          </table:table-cell>
          <table:table-cell table:style-name="Default" office:value-type="float" office:value="63625415880525.9" calcext:value-type="float">
            <text:p>63625415880525.9</text:p>
          </table:table-cell>
          <table:table-cell table:style-name="ce7" table:formula="of:=([.K204]-[.K203])/1000" office:value-type="float" office:value="1.9998671875" calcext:value-type="float">
            <text:p>1.9999</text:p>
          </table:table-cell>
          <table:table-cell table:style-name="ce7" table:formula="of:=[.L204]+[.M203]" office:value-type="float" office:value="403.9989453125" calcext:value-type="float">
            <text:p>403.9989</text:p>
          </table:table-cell>
          <table:table-cell table:style-name="ce11" table:formula="of:=[.M204]-2*([.$B204]-1)" office:value-type="float" office:value="-0.00105468749978854" calcext:value-type="float">
            <text:p>-0.0010546875</text:p>
          </table:table-cell>
          <table:table-cell table:style-name="Default" office:value-type="float" office:value="63625416350934.9" calcext:value-type="float">
            <text:p>63625416350934.9</text:p>
          </table:table-cell>
          <table:table-cell table:style-name="ce7" table:formula="of:=([.O204]-[.O203])/1000" office:value-type="float" office:value="2.0000390625" calcext:value-type="float">
            <text:p>2.0000</text:p>
          </table:table-cell>
          <table:table-cell table:style-name="ce7" table:formula="of:=[.P204]+[.Q203]" office:value-type="float" office:value="403.99765625" calcext:value-type="float">
            <text:p>403.9977</text:p>
          </table:table-cell>
          <table:table-cell table:style-name="ce12" table:formula="of:=[.Q204]-2*([.$B204]-1)" office:value-type="float" office:value="-0.00234375000019327" calcext:value-type="float">
            <text:p>-0.00234375</text:p>
          </table:table-cell>
          <table:table-cell table:style-name="Default" office:value-type="float" office:value="63625416834609.7" calcext:value-type="float">
            <text:p>63625416834609.7</text:p>
          </table:table-cell>
          <table:table-cell table:style-name="ce7" table:formula="of:=([.S204]-[.S203])/1000" office:value-type="float" office:value="2.0000546875" calcext:value-type="float">
            <text:p>2.0001</text:p>
          </table:table-cell>
          <table:table-cell table:style-name="ce7" table:formula="of:=[.T204]+[.U203]" office:value-type="float" office:value="403.9982578125" calcext:value-type="float">
            <text:p>403.9983</text:p>
          </table:table-cell>
          <table:table-cell table:style-name="ce13" table:formula="of:=[.U204]-2*([.$B204]-1)" office:value-type="float" office:value="-0.00174218749998545" calcext:value-type="float">
            <text:p>-0.0017421875</text:p>
          </table:table-cell>
          <table:table-cell table:style-name="Default" office:value-type="float" office:value="63625417329939" calcext:value-type="float">
            <text:p>63625417329939</text:p>
          </table:table-cell>
          <table:table-cell table:style-name="ce14" table:formula="of:=([.W204]-[.W203])/1000" office:value-type="float" office:value="1.997609375" calcext:value-type="float">
            <text:p>1.9976</text:p>
          </table:table-cell>
          <table:table-cell table:style-name="ce7" table:formula="of:=[.X204]+[.Y203]" office:value-type="float" office:value="405.997328125" calcext:value-type="float">
            <text:p>405.9973</text:p>
          </table:table-cell>
          <table:table-cell table:style-name="ce15" table:formula="of:=[.Y204]-2*([.$B204]-1)" office:value-type="float" office:value="1.99732812500008" calcext:value-type="float">
            <text:p>1.997328125</text:p>
          </table:table-cell>
          <table:table-cell table:style-name="Default" office:value-type="float" office:value="63625417804027.3" calcext:value-type="float">
            <text:p>63625417804027.3</text:p>
          </table:table-cell>
          <table:table-cell table:style-name="ce7" table:formula="of:=([.AA204]-[.AA203])/1000" office:value-type="float" office:value="1.9983359375" calcext:value-type="float">
            <text:p>1.9983</text:p>
          </table:table-cell>
          <table:table-cell table:style-name="ce7" table:formula="of:=[.AB204]+[.AC203]" office:value-type="float" office:value="403.997421875" calcext:value-type="float">
            <text:p>403.9974</text:p>
          </table:table-cell>
          <table:table-cell table:style-name="ce16" table:formula="of:=[.AC204]-2*([.$B204]-1)" office:value-type="float" office:value="-0.00257812499984311" calcext:value-type="float">
            <text:p>-0.002578125</text:p>
          </table:table-cell>
          <table:table-cell table:style-name="Default" office:value-type="float" office:value="63625418268991.4" calcext:value-type="float">
            <text:p>63625418268991.4</text:p>
          </table:table-cell>
          <table:table-cell table:style-name="ce7" table:formula="of:=([.AE204]-[.AE203])/1000" office:value-type="float" office:value="1.9981484375" calcext:value-type="float">
            <text:p>1.9981</text:p>
          </table:table-cell>
          <table:table-cell table:style-name="ce7" table:formula="of:=[.AF204]+[.AG203]" office:value-type="float" office:value="403.998578125" calcext:value-type="float">
            <text:p>403.9986</text:p>
          </table:table-cell>
          <table:table-cell table:style-name="ce17" table:formula="of:=[.AG204]-2*([.$B204]-1)" office:value-type="float" office:value="-0.00142187500028967" calcext:value-type="float">
            <text:p>-0.001421875</text:p>
          </table:table-cell>
          <table:table-cell table:style-name="Default" office:value-type="float" office:value="63625418740786.2" calcext:value-type="float">
            <text:p>63625418740786.2</text:p>
          </table:table-cell>
          <table:table-cell table:style-name="ce7" table:formula="of:=([.AI204]-[.AI203])/1000" office:value-type="float" office:value="1.998875" calcext:value-type="float">
            <text:p>1.9989</text:p>
          </table:table-cell>
          <table:table-cell table:style-name="ce7" table:formula="of:=[.AJ204]+[.AK203]" office:value-type="float" office:value="403.99853125" calcext:value-type="float">
            <text:p>403.9985</text:p>
          </table:table-cell>
          <table:table-cell table:style-name="ce18" table:formula="of:=[.AK204]-2*([.$B204]-1)" office:value-type="float" office:value="-0.00146874999995816" calcext:value-type="float">
            <text:p>-0.00146875</text:p>
          </table:table-cell>
          <table:table-cell table:style-name="Default" office:value-type="float" office:value="63625419206469" calcext:value-type="float">
            <text:p>63625419206469</text:p>
          </table:table-cell>
          <table:table-cell table:style-name="ce19" table:formula="of:=([.AM204]-[.AM203])/1000" office:value-type="float" office:value="2.001171875" calcext:value-type="float">
            <text:p>2.0012</text:p>
          </table:table-cell>
          <table:table-cell table:style-name="ce7" table:formula="of:=[.AN204]+[.AO203]" office:value-type="float" office:value="405.9986640625" calcext:value-type="float">
            <text:p>405.9987</text:p>
          </table:table-cell>
          <table:table-cell table:style-name="ce20" table:formula="of:=[.AO204]-2*([.$B204]-1)" office:value-type="float" office:value="1.99866406249987" calcext:value-type="float">
            <text:p>1.9986640625</text:p>
          </table:table-cell>
          <table:table-cell table:style-name="Default" office:value-type="float" office:value="63625419674983.3" calcext:value-type="float">
            <text:p>63625419674983.3</text:p>
          </table:table-cell>
          <table:table-cell table:style-name="ce7" table:formula="of:=([.AQ204]-[.AQ203])/1000" office:value-type="float" office:value="2.0001796875" calcext:value-type="float">
            <text:p>2.0002</text:p>
          </table:table-cell>
          <table:table-cell table:style-name="ce7" table:formula="of:=[.AR204]+[.AS203]" office:value-type="float" office:value="403.9988515625" calcext:value-type="float">
            <text:p>403.9989</text:p>
          </table:table-cell>
          <table:table-cell table:style-name="ce21" table:formula="of:=[.AS204]-2*([.$B204]-1)" office:value-type="float" office:value="-0.00114843750009186" calcext:value-type="float">
            <text:p>-0.0011484375</text:p>
          </table:table-cell>
          <table:table-cell table:style-name="Default" office:value-type="float" office:value="63625420159498.3" calcext:value-type="float">
            <text:p>63625420159498.3</text:p>
          </table:table-cell>
          <table:table-cell table:style-name="ce7" table:formula="of:=([.AU204]-[.AU203])/1000" office:value-type="float" office:value="1.9992265625" calcext:value-type="float">
            <text:p>1.9992</text:p>
          </table:table-cell>
          <table:table-cell table:style-name="ce7" table:formula="of:=[.AV204]+[.AW203]" office:value-type="float" office:value="403.997890625" calcext:value-type="float">
            <text:p>403.9979</text:p>
          </table:table-cell>
          <table:table-cell table:style-name="ce22" table:formula="of:=[.AW204]-2*([.$B204]-1)" office:value-type="float" office:value="-0.00210937500020236" calcext:value-type="float">
            <text:p>-0.002109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204" calcext:value-type="float">
            <text:p>204</text:p>
          </table:table-cell>
          <table:table-cell office:value-type="float" office:value="63625414925128.4" calcext:value-type="float">
            <text:p>63625414925128.4</text:p>
          </table:table-cell>
          <table:table-cell table:formula="of:=([.C205]-[.C204])/1000" office:value-type="float" office:value="2.0004375" calcext:value-type="float">
            <text:p>2.0004</text:p>
          </table:table-cell>
          <table:table-cell table:formula="of:=[.D205]+[.E204]" office:value-type="float" office:value="405.9988203125" calcext:value-type="float">
            <text:p>405.9988</text:p>
          </table:table-cell>
          <table:table-cell table:style-name="ce9" table:formula="of:=[.E205]-2*([.$B205]-1)" office:value-type="float" office:value="-0.00117968750004138" calcext:value-type="float">
            <text:p>-0.0011796875</text:p>
          </table:table-cell>
          <table:table-cell table:style-name="Default" office:value-type="float" office:value="63625415411412.5" calcext:value-type="float">
            <text:p>63625415411412.5</text:p>
          </table:table-cell>
          <table:table-cell table:style-name="ce7" table:formula="of:=([.G205]-[.G204])/1000" office:value-type="float" office:value="1.9988359375" calcext:value-type="float">
            <text:p>1.9988</text:p>
          </table:table-cell>
          <table:table-cell table:style-name="ce7" table:formula="of:=[.H205]+[.I204]" office:value-type="float" office:value="405.997171875" calcext:value-type="float">
            <text:p>405.9972</text:p>
          </table:table-cell>
          <table:table-cell table:style-name="ce10" table:formula="of:=[.I205]-2*([.$B205]-1)" office:value-type="float" office:value="-0.00282812499978036" calcext:value-type="float">
            <text:p>-0.002828125</text:p>
          </table:table-cell>
          <table:table-cell table:style-name="Default" office:value-type="float" office:value="63625415882526.1" calcext:value-type="float">
            <text:p>63625415882526.1</text:p>
          </table:table-cell>
          <table:table-cell table:style-name="ce7" table:formula="of:=([.K205]-[.K204])/1000" office:value-type="float" office:value="2.0001875" calcext:value-type="float">
            <text:p>2.0002</text:p>
          </table:table-cell>
          <table:table-cell table:style-name="ce7" table:formula="of:=[.L205]+[.M204]" office:value-type="float" office:value="405.9991328125" calcext:value-type="float">
            <text:p>405.9991</text:p>
          </table:table-cell>
          <table:table-cell table:style-name="ce11" table:formula="of:=[.M205]-2*([.$B205]-1)" office:value-type="float" office:value="-0.000867187499807187" calcext:value-type="float">
            <text:p>-0.0008671875</text:p>
          </table:table-cell>
          <table:table-cell table:style-name="Default" office:value-type="float" office:value="63625416352935.8" calcext:value-type="float">
            <text:p>63625416352935.8</text:p>
          </table:table-cell>
          <table:table-cell table:style-name="ce7" table:formula="of:=([.O205]-[.O204])/1000" office:value-type="float" office:value="2.0009296875" calcext:value-type="float">
            <text:p>2.0009</text:p>
          </table:table-cell>
          <table:table-cell table:style-name="ce7" table:formula="of:=[.P205]+[.Q204]" office:value-type="float" office:value="405.9985859375" calcext:value-type="float">
            <text:p>405.9986</text:p>
          </table:table-cell>
          <table:table-cell table:style-name="ce12" table:formula="of:=[.Q205]-2*([.$B205]-1)" office:value-type="float" office:value="-0.00141406250020282" calcext:value-type="float">
            <text:p>-0.0014140625</text:p>
          </table:table-cell>
          <table:table-cell table:style-name="Default" office:value-type="float" office:value="63625416836609.3" calcext:value-type="float">
            <text:p>63625416836609.3</text:p>
          </table:table-cell>
          <table:table-cell table:style-name="ce7" table:formula="of:=([.S205]-[.S204])/1000" office:value-type="float" office:value="1.9995625" calcext:value-type="float">
            <text:p>1.9996</text:p>
          </table:table-cell>
          <table:table-cell table:style-name="ce7" table:formula="of:=[.T205]+[.U204]" office:value-type="float" office:value="405.9978203125" calcext:value-type="float">
            <text:p>405.9978</text:p>
          </table:table-cell>
          <table:table-cell table:style-name="ce13" table:formula="of:=[.U205]-2*([.$B205]-1)" office:value-type="float" office:value="-0.00217968749996089" calcext:value-type="float">
            <text:p>-0.0021796875</text:p>
          </table:table-cell>
          <table:table-cell table:style-name="Default" office:value-type="float" office:value="63625417331940" calcext:value-type="float">
            <text:p>63625417331940</text:p>
          </table:table-cell>
          <table:table-cell table:style-name="ce14" table:formula="of:=([.W205]-[.W204])/1000" office:value-type="float" office:value="2.0009375" calcext:value-type="float">
            <text:p>2.0009</text:p>
          </table:table-cell>
          <table:table-cell table:style-name="ce7" table:formula="of:=[.X205]+[.Y204]" office:value-type="float" office:value="407.998265625" calcext:value-type="float">
            <text:p>407.9983</text:p>
          </table:table-cell>
          <table:table-cell table:style-name="ce15" table:formula="of:=[.Y205]-2*([.$B205]-1)" office:value-type="float" office:value="1.9982656250001" calcext:value-type="float">
            <text:p>1.998265625</text:p>
          </table:table-cell>
          <table:table-cell table:style-name="Default" office:value-type="float" office:value="63625417806028.5" calcext:value-type="float">
            <text:p>63625417806028.5</text:p>
          </table:table-cell>
          <table:table-cell table:style-name="ce7" table:formula="of:=([.AA205]-[.AA204])/1000" office:value-type="float" office:value="2.00128125" calcext:value-type="float">
            <text:p>2.0013</text:p>
          </table:table-cell>
          <table:table-cell table:style-name="ce7" table:formula="of:=[.AB205]+[.AC204]" office:value-type="float" office:value="405.998703125" calcext:value-type="float">
            <text:p>405.9987</text:p>
          </table:table-cell>
          <table:table-cell table:style-name="ce16" table:formula="of:=[.AC205]-2*([.$B205]-1)" office:value-type="float" office:value="-0.0012968749998663" calcext:value-type="float">
            <text:p>-0.001296875</text:p>
          </table:table-cell>
          <table:table-cell table:style-name="Default" office:value-type="float" office:value="63625418270991.7" calcext:value-type="float">
            <text:p>63625418270991.7</text:p>
          </table:table-cell>
          <table:table-cell table:style-name="ce7" table:formula="of:=([.AE205]-[.AE204])/1000" office:value-type="float" office:value="2.0003046875" calcext:value-type="float">
            <text:p>2.0003</text:p>
          </table:table-cell>
          <table:table-cell table:style-name="ce7" table:formula="of:=[.AF205]+[.AG204]" office:value-type="float" office:value="405.9988828125" calcext:value-type="float">
            <text:p>405.9989</text:p>
          </table:table-cell>
          <table:table-cell table:style-name="ce17" table:formula="of:=[.AG205]-2*([.$B205]-1)" office:value-type="float" office:value="-0.00111718750031287" calcext:value-type="float">
            <text:p>-0.0011171875</text:p>
          </table:table-cell>
          <table:table-cell table:style-name="Default" office:value-type="float" office:value="63625418742786.4" calcext:value-type="float">
            <text:p>63625418742786.4</text:p>
          </table:table-cell>
          <table:table-cell table:style-name="ce7" table:formula="of:=([.AI205]-[.AI204])/1000" office:value-type="float" office:value="2.0001640625" calcext:value-type="float">
            <text:p>2.0002</text:p>
          </table:table-cell>
          <table:table-cell table:style-name="ce7" table:formula="of:=[.AJ205]+[.AK204]" office:value-type="float" office:value="405.9986953125" calcext:value-type="float">
            <text:p>405.9987</text:p>
          </table:table-cell>
          <table:table-cell table:style-name="ce18" table:formula="of:=[.AK205]-2*([.$B205]-1)" office:value-type="float" office:value="-0.00130468749995316" calcext:value-type="float">
            <text:p>-0.0013046875</text:p>
          </table:table-cell>
          <table:table-cell table:style-name="Default" office:value-type="float" office:value="63625419208468.9" calcext:value-type="float">
            <text:p>63625419208468.9</text:p>
          </table:table-cell>
          <table:table-cell table:style-name="ce19" table:formula="of:=([.AM205]-[.AM204])/1000" office:value-type="float" office:value="1.9998984375" calcext:value-type="float">
            <text:p>1.9999</text:p>
          </table:table-cell>
          <table:table-cell table:style-name="ce7" table:formula="of:=[.AN205]+[.AO204]" office:value-type="float" office:value="407.9985625" calcext:value-type="float">
            <text:p>407.9986</text:p>
          </table:table-cell>
          <table:table-cell table:style-name="ce20" table:formula="of:=[.AO205]-2*([.$B205]-1)" office:value-type="float" office:value="1.99856249999988" calcext:value-type="float">
            <text:p>1.9985625</text:p>
          </table:table-cell>
          <table:table-cell table:style-name="Default" office:value-type="float" office:value="63625419676983.6" calcext:value-type="float">
            <text:p>63625419676983.6</text:p>
          </table:table-cell>
          <table:table-cell table:style-name="ce7" table:formula="of:=([.AQ205]-[.AQ204])/1000" office:value-type="float" office:value="2.00028125" calcext:value-type="float">
            <text:p>2.0003</text:p>
          </table:table-cell>
          <table:table-cell table:style-name="ce7" table:formula="of:=[.AR205]+[.AS204]" office:value-type="float" office:value="405.9991328125" calcext:value-type="float">
            <text:p>405.9991</text:p>
          </table:table-cell>
          <table:table-cell table:style-name="ce21" table:formula="of:=[.AS205]-2*([.$B205]-1)" office:value-type="float" office:value="-0.000867187500091404" calcext:value-type="float">
            <text:p>-0.0008671875</text:p>
          </table:table-cell>
          <table:table-cell table:style-name="Default" office:value-type="float" office:value="63625420161500.2" calcext:value-type="float">
            <text:p>63625420161500.2</text:p>
          </table:table-cell>
          <table:table-cell table:style-name="ce7" table:formula="of:=([.AU205]-[.AU204])/1000" office:value-type="float" office:value="2.0018828125" calcext:value-type="float">
            <text:p>2.0019</text:p>
          </table:table-cell>
          <table:table-cell table:style-name="ce7" table:formula="of:=[.AV205]+[.AW204]" office:value-type="float" office:value="405.9997734375" calcext:value-type="float">
            <text:p>405.9998</text:p>
          </table:table-cell>
          <table:table-cell table:style-name="ce22" table:formula="of:=[.AW205]-2*([.$B205]-1)" office:value-type="float" office:value="-0.000226562500188265" calcext:value-type="float">
            <text:p>-0.0002265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205" calcext:value-type="float">
            <text:p>205</text:p>
          </table:table-cell>
          <table:table-cell office:value-type="float" office:value="63625414927129.2" calcext:value-type="float">
            <text:p>63625414927129.2</text:p>
          </table:table-cell>
          <table:table-cell table:formula="of:=([.C206]-[.C205])/1000" office:value-type="float" office:value="2.0007578125" calcext:value-type="float">
            <text:p>2.0008</text:p>
          </table:table-cell>
          <table:table-cell table:formula="of:=[.D206]+[.E205]" office:value-type="float" office:value="407.999578125" calcext:value-type="float">
            <text:p>407.9996</text:p>
          </table:table-cell>
          <table:table-cell table:style-name="ce9" table:formula="of:=[.E206]-2*([.$B206]-1)" office:value-type="float" office:value="-0.000421875000029104" calcext:value-type="float">
            <text:p>-0.000421875</text:p>
          </table:table-cell>
          <table:table-cell table:style-name="Default" office:value-type="float" office:value="63625415413414.3" calcext:value-type="float">
            <text:p>63625415413414.3</text:p>
          </table:table-cell>
          <table:table-cell table:style-name="ce7" table:formula="of:=([.G206]-[.G205])/1000" office:value-type="float" office:value="2.001859375" calcext:value-type="float">
            <text:p>2.0019</text:p>
          </table:table-cell>
          <table:table-cell table:style-name="ce7" table:formula="of:=[.H206]+[.I205]" office:value-type="float" office:value="407.99903125" calcext:value-type="float">
            <text:p>407.9990</text:p>
          </table:table-cell>
          <table:table-cell table:style-name="ce10" table:formula="of:=[.I206]-2*([.$B206]-1)" office:value-type="float" office:value="-0.000968749999799456" calcext:value-type="float">
            <text:p>-0.00096875</text:p>
          </table:table-cell>
          <table:table-cell table:style-name="Default" office:value-type="float" office:value="63625415884526.9" calcext:value-type="float">
            <text:p>63625415884526.9</text:p>
          </table:table-cell>
          <table:table-cell table:style-name="ce7" table:formula="of:=([.K206]-[.K205])/1000" office:value-type="float" office:value="2.000734375" calcext:value-type="float">
            <text:p>2.0007</text:p>
          </table:table-cell>
          <table:table-cell table:style-name="ce7" table:formula="of:=[.L206]+[.M205]" office:value-type="float" office:value="407.9998671875" calcext:value-type="float">
            <text:p>407.9999</text:p>
          </table:table-cell>
          <table:table-cell table:style-name="ce11" table:formula="of:=[.M206]-2*([.$B206]-1)" office:value-type="float" office:value="-0.000132812499828106" calcext:value-type="float">
            <text:p>-0.0001328125</text:p>
          </table:table-cell>
          <table:table-cell table:style-name="Default" office:value-type="float" office:value="63625416354936" calcext:value-type="float">
            <text:p>63625416354936</text:p>
          </table:table-cell>
          <table:table-cell table:style-name="ce7" table:formula="of:=([.O206]-[.O205])/1000" office:value-type="float" office:value="2.0001953125" calcext:value-type="float">
            <text:p>2.0002</text:p>
          </table:table-cell>
          <table:table-cell table:style-name="ce7" table:formula="of:=[.P206]+[.Q205]" office:value-type="float" office:value="407.99878125" calcext:value-type="float">
            <text:p>407.9988</text:p>
          </table:table-cell>
          <table:table-cell table:style-name="ce12" table:formula="of:=[.Q206]-2*([.$B206]-1)" office:value-type="float" office:value="-0.00121875000019145" calcext:value-type="float">
            <text:p>-0.00121875</text:p>
          </table:table-cell>
          <table:table-cell table:style-name="Default" office:value-type="float" office:value="63625416838609.2" calcext:value-type="float">
            <text:p>63625416838609.2</text:p>
          </table:table-cell>
          <table:table-cell table:style-name="ce7" table:formula="of:=([.S206]-[.S205])/1000" office:value-type="float" office:value="1.999921875" calcext:value-type="float">
            <text:p>1.9999</text:p>
          </table:table-cell>
          <table:table-cell table:style-name="ce7" table:formula="of:=[.T206]+[.U205]" office:value-type="float" office:value="407.9977421875" calcext:value-type="float">
            <text:p>407.9977</text:p>
          </table:table-cell>
          <table:table-cell table:style-name="ce13" table:formula="of:=[.U206]-2*([.$B206]-1)" office:value-type="float" office:value="-0.00225781249997681" calcext:value-type="float">
            <text:p>-0.0022578125</text:p>
          </table:table-cell>
          <table:table-cell table:style-name="Default" office:value-type="float" office:value="63625417333940.7" calcext:value-type="float">
            <text:p>63625417333940.7</text:p>
          </table:table-cell>
          <table:table-cell table:style-name="ce14" table:formula="of:=([.W206]-[.W205])/1000" office:value-type="float" office:value="2.0007109375" calcext:value-type="float">
            <text:p>2.0007</text:p>
          </table:table-cell>
          <table:table-cell table:style-name="ce7" table:formula="of:=[.X206]+[.Y205]" office:value-type="float" office:value="409.9989765625" calcext:value-type="float">
            <text:p>409.9990</text:p>
          </table:table-cell>
          <table:table-cell table:style-name="ce15" table:formula="of:=[.Y206]-2*([.$B206]-1)" office:value-type="float" office:value="1.9989765625001" calcext:value-type="float">
            <text:p>1.9989765625</text:p>
          </table:table-cell>
          <table:table-cell table:style-name="Default" office:value-type="float" office:value="63625417808028.5" calcext:value-type="float">
            <text:p>63625417808028.5</text:p>
          </table:table-cell>
          <table:table-cell table:style-name="ce7" table:formula="of:=([.AA206]-[.AA205])/1000" office:value-type="float" office:value="2.0000078125" calcext:value-type="float">
            <text:p>2.0000</text:p>
          </table:table-cell>
          <table:table-cell table:style-name="ce7" table:formula="of:=[.AB206]+[.AC205]" office:value-type="float" office:value="407.9987109375" calcext:value-type="float">
            <text:p>407.9987</text:p>
          </table:table-cell>
          <table:table-cell table:style-name="ce16" table:formula="of:=[.AC206]-2*([.$B206]-1)" office:value-type="float" office:value="-0.00128906249989313" calcext:value-type="float">
            <text:p>-0.0012890625</text:p>
          </table:table-cell>
          <table:table-cell table:style-name="Default" office:value-type="float" office:value="63625418272990.5" calcext:value-type="float">
            <text:p>63625418272990.5</text:p>
          </table:table-cell>
          <table:table-cell table:style-name="ce7" table:formula="of:=([.AE206]-[.AE205])/1000" office:value-type="float" office:value="1.998859375" calcext:value-type="float">
            <text:p>1.9989</text:p>
          </table:table-cell>
          <table:table-cell table:style-name="ce7" table:formula="of:=[.AF206]+[.AG205]" office:value-type="float" office:value="407.9977421875" calcext:value-type="float">
            <text:p>407.9977</text:p>
          </table:table-cell>
          <table:table-cell table:style-name="ce17" table:formula="of:=[.AG206]-2*([.$B206]-1)" office:value-type="float" office:value="-0.00225781250031787" calcext:value-type="float">
            <text:p>-0.0022578125</text:p>
          </table:table-cell>
          <table:table-cell table:style-name="Default" office:value-type="float" office:value="63625418744787" calcext:value-type="float">
            <text:p>63625418744787</text:p>
          </table:table-cell>
          <table:table-cell table:style-name="ce7" table:formula="of:=([.AI206]-[.AI205])/1000" office:value-type="float" office:value="2.0005625" calcext:value-type="float">
            <text:p>2.0006</text:p>
          </table:table-cell>
          <table:table-cell table:style-name="ce7" table:formula="of:=[.AJ206]+[.AK205]" office:value-type="float" office:value="407.9992578125" calcext:value-type="float">
            <text:p>407.9993</text:p>
          </table:table-cell>
          <table:table-cell table:style-name="ce18" table:formula="of:=[.AK206]-2*([.$B206]-1)" office:value-type="float" office:value="-0.000742187499952252" calcext:value-type="float">
            <text:p>-0.0007421875</text:p>
          </table:table-cell>
          <table:table-cell table:style-name="Default" office:value-type="float" office:value="63625419210468.8" calcext:value-type="float">
            <text:p>63625419210468.8</text:p>
          </table:table-cell>
          <table:table-cell table:style-name="ce19" table:formula="of:=([.AM206]-[.AM205])/1000" office:value-type="float" office:value="1.99996875" calcext:value-type="float">
            <text:p>2.0000</text:p>
          </table:table-cell>
          <table:table-cell table:style-name="ce7" table:formula="of:=[.AN206]+[.AO205]" office:value-type="float" office:value="409.99853125" calcext:value-type="float">
            <text:p>409.9985</text:p>
          </table:table-cell>
          <table:table-cell table:style-name="ce20" table:formula="of:=[.AO206]-2*([.$B206]-1)" office:value-type="float" office:value="1.99853124999987" calcext:value-type="float">
            <text:p>1.99853125</text:p>
          </table:table-cell>
          <table:table-cell table:style-name="Default" office:value-type="float" office:value="63625419678982.5" calcext:value-type="float">
            <text:p>63625419678982.5</text:p>
          </table:table-cell>
          <table:table-cell table:style-name="ce7" table:formula="of:=([.AQ206]-[.AQ205])/1000" office:value-type="float" office:value="1.9989375" calcext:value-type="float">
            <text:p>1.9989</text:p>
          </table:table-cell>
          <table:table-cell table:style-name="ce7" table:formula="of:=[.AR206]+[.AS205]" office:value-type="float" office:value="407.9980703125" calcext:value-type="float">
            <text:p>407.9981</text:p>
          </table:table-cell>
          <table:table-cell table:style-name="ce21" table:formula="of:=[.AS206]-2*([.$B206]-1)" office:value-type="float" office:value="-0.00192968750008049" calcext:value-type="float">
            <text:p>-0.0019296875</text:p>
          </table:table-cell>
          <table:table-cell table:style-name="Default" office:value-type="float" office:value="63625420163498.7" calcext:value-type="float">
            <text:p>63625420163498.7</text:p>
          </table:table-cell>
          <table:table-cell table:style-name="ce7" table:formula="of:=([.AU206]-[.AU205])/1000" office:value-type="float" office:value="1.998453125" calcext:value-type="float">
            <text:p>1.9985</text:p>
          </table:table-cell>
          <table:table-cell table:style-name="ce7" table:formula="of:=[.AV206]+[.AW205]" office:value-type="float" office:value="407.9982265625" calcext:value-type="float">
            <text:p>407.9982</text:p>
          </table:table-cell>
          <table:table-cell table:style-name="ce22" table:formula="of:=[.AW206]-2*([.$B206]-1)" office:value-type="float" office:value="-0.00177343750016234" calcext:value-type="float">
            <text:p>-0.001773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206" calcext:value-type="float">
            <text:p>206</text:p>
          </table:table-cell>
          <table:table-cell office:value-type="float" office:value="63625414929127.8" calcext:value-type="float">
            <text:p>63625414929127.8</text:p>
          </table:table-cell>
          <table:table-cell table:formula="of:=([.C207]-[.C206])/1000" office:value-type="float" office:value="1.9986171875" calcext:value-type="float">
            <text:p>1.9986</text:p>
          </table:table-cell>
          <table:table-cell table:formula="of:=[.D207]+[.E206]" office:value-type="float" office:value="409.9981953125" calcext:value-type="float">
            <text:p>409.9982</text:p>
          </table:table-cell>
          <table:table-cell table:style-name="ce9" table:formula="of:=[.E207]-2*([.$B207]-1)" office:value-type="float" office:value="-0.00180468750005502" calcext:value-type="float">
            <text:p>-0.0018046875</text:p>
          </table:table-cell>
          <table:table-cell table:style-name="Default" office:value-type="float" office:value="63625415415415.6" calcext:value-type="float">
            <text:p>63625415415415.6</text:p>
          </table:table-cell>
          <table:table-cell table:style-name="ce7" table:formula="of:=([.G207]-[.G206])/1000" office:value-type="float" office:value="2.00121875" calcext:value-type="float">
            <text:p>2.0012</text:p>
          </table:table-cell>
          <table:table-cell table:style-name="ce7" table:formula="of:=[.H207]+[.I206]" office:value-type="float" office:value="410.00025" calcext:value-type="float">
            <text:p>410.0003</text:p>
          </table:table-cell>
          <table:table-cell table:style-name="ce10" table:formula="of:=[.I207]-2*([.$B207]-1)" office:value-type="float" office:value="0.000250000000221462" calcext:value-type="float">
            <text:p>0.00025</text:p>
          </table:table-cell>
          <table:table-cell table:style-name="Default" office:value-type="float" office:value="63625415886527.2" calcext:value-type="float">
            <text:p>63625415886527.2</text:p>
          </table:table-cell>
          <table:table-cell table:style-name="ce7" table:formula="of:=([.K207]-[.K206])/1000" office:value-type="float" office:value="2.000296875" calcext:value-type="float">
            <text:p>2.0003</text:p>
          </table:table-cell>
          <table:table-cell table:style-name="ce7" table:formula="of:=[.L207]+[.M206]" office:value-type="float" office:value="410.0001640625" calcext:value-type="float">
            <text:p>410.0002</text:p>
          </table:table-cell>
          <table:table-cell table:style-name="ce11" table:formula="of:=[.M207]-2*([.$B207]-1)" office:value-type="float" office:value="0.000164062500175532" calcext:value-type="float">
            <text:p>0.0001640625</text:p>
          </table:table-cell>
          <table:table-cell table:style-name="Default" office:value-type="float" office:value="63625416356936.1" calcext:value-type="float">
            <text:p>63625416356936.1</text:p>
          </table:table-cell>
          <table:table-cell table:style-name="ce7" table:formula="of:=([.O207]-[.O206])/1000" office:value-type="float" office:value="2.00003125" calcext:value-type="float">
            <text:p>2.0000</text:p>
          </table:table-cell>
          <table:table-cell table:style-name="ce7" table:formula="of:=[.P207]+[.Q206]" office:value-type="float" office:value="409.9988125" calcext:value-type="float">
            <text:p>409.9988</text:p>
          </table:table-cell>
          <table:table-cell table:style-name="ce12" table:formula="of:=[.Q207]-2*([.$B207]-1)" office:value-type="float" office:value="-0.00118750000018508" calcext:value-type="float">
            <text:p>-0.0011875</text:p>
          </table:table-cell>
          <table:table-cell table:style-name="Default" office:value-type="float" office:value="63625416840610.5" calcext:value-type="float">
            <text:p>63625416840610.5</text:p>
          </table:table-cell>
          <table:table-cell table:style-name="ce7" table:formula="of:=([.S207]-[.S206])/1000" office:value-type="float" office:value="2.001265625" calcext:value-type="float">
            <text:p>2.0013</text:p>
          </table:table-cell>
          <table:table-cell table:style-name="ce7" table:formula="of:=[.T207]+[.U206]" office:value-type="float" office:value="409.9990078125" calcext:value-type="float">
            <text:p>409.9990</text:p>
          </table:table-cell>
          <table:table-cell table:style-name="ce13" table:formula="of:=[.U207]-2*([.$B207]-1)" office:value-type="float" office:value="-0.000992187500003183" calcext:value-type="float">
            <text:p>-0.0009921875</text:p>
          </table:table-cell>
          <table:table-cell table:style-name="Default" office:value-type="float" office:value="63625417335939.1" calcext:value-type="float">
            <text:p>63625417335939.1</text:p>
          </table:table-cell>
          <table:table-cell table:style-name="ce14" table:formula="of:=([.W207]-[.W206])/1000" office:value-type="float" office:value="1.998453125" calcext:value-type="float">
            <text:p>1.9985</text:p>
          </table:table-cell>
          <table:table-cell table:style-name="ce7" table:formula="of:=[.X207]+[.Y206]" office:value-type="float" office:value="411.9974296875" calcext:value-type="float">
            <text:p>411.9974</text:p>
          </table:table-cell>
          <table:table-cell table:style-name="ce15" table:formula="of:=[.Y207]-2*([.$B207]-1)" office:value-type="float" office:value="1.99742968750013" calcext:value-type="float">
            <text:p>1.9974296875</text:p>
          </table:table-cell>
          <table:table-cell table:style-name="Default" office:value-type="float" office:value="63625417810028.7" calcext:value-type="float">
            <text:p>63625417810028.7</text:p>
          </table:table-cell>
          <table:table-cell table:style-name="ce7" table:formula="of:=([.AA207]-[.AA206])/1000" office:value-type="float" office:value="2.0001640625" calcext:value-type="float">
            <text:p>2.0002</text:p>
          </table:table-cell>
          <table:table-cell table:style-name="ce7" table:formula="of:=[.AB207]+[.AC206]" office:value-type="float" office:value="409.998875" calcext:value-type="float">
            <text:p>409.9989</text:p>
          </table:table-cell>
          <table:table-cell table:style-name="ce16" table:formula="of:=[.AC207]-2*([.$B207]-1)" office:value-type="float" office:value="-0.00112499999988813" calcext:value-type="float">
            <text:p>-0.001125</text:p>
          </table:table-cell>
          <table:table-cell table:style-name="Default" office:value-type="float" office:value="63625418274990.3" calcext:value-type="float">
            <text:p>63625418274990.3</text:p>
          </table:table-cell>
          <table:table-cell table:style-name="ce7" table:formula="of:=([.AE207]-[.AE206])/1000" office:value-type="float" office:value="1.99978125" calcext:value-type="float">
            <text:p>1.9998</text:p>
          </table:table-cell>
          <table:table-cell table:style-name="ce7" table:formula="of:=[.AF207]+[.AG206]" office:value-type="float" office:value="409.9975234375" calcext:value-type="float">
            <text:p>409.9975</text:p>
          </table:table-cell>
          <table:table-cell table:style-name="ce17" table:formula="of:=[.AG207]-2*([.$B207]-1)" office:value-type="float" office:value="-0.00247656250030559" calcext:value-type="float">
            <text:p>-0.0024765625</text:p>
          </table:table-cell>
          <table:table-cell table:style-name="Default" office:value-type="float" office:value="63625418746785.5" calcext:value-type="float">
            <text:p>63625418746785.5</text:p>
          </table:table-cell>
          <table:table-cell table:style-name="ce7" table:formula="of:=([.AI207]-[.AI206])/1000" office:value-type="float" office:value="1.9985078125" calcext:value-type="float">
            <text:p>1.9985</text:p>
          </table:table-cell>
          <table:table-cell table:style-name="ce7" table:formula="of:=[.AJ207]+[.AK206]" office:value-type="float" office:value="409.997765625" calcext:value-type="float">
            <text:p>409.9978</text:p>
          </table:table-cell>
          <table:table-cell table:style-name="ce18" table:formula="of:=[.AK207]-2*([.$B207]-1)" office:value-type="float" office:value="-0.00223437499994361" calcext:value-type="float">
            <text:p>-0.002234375</text:p>
          </table:table-cell>
          <table:table-cell table:style-name="Default" office:value-type="float" office:value="63625419212467.7" calcext:value-type="float">
            <text:p>63625419212467.7</text:p>
          </table:table-cell>
          <table:table-cell table:style-name="ce19" table:formula="of:=([.AM207]-[.AM206])/1000" office:value-type="float" office:value="1.9988828125" calcext:value-type="float">
            <text:p>1.9989</text:p>
          </table:table-cell>
          <table:table-cell table:style-name="ce7" table:formula="of:=[.AN207]+[.AO206]" office:value-type="float" office:value="411.9974140625" calcext:value-type="float">
            <text:p>411.9974</text:p>
          </table:table-cell>
          <table:table-cell table:style-name="ce20" table:formula="of:=[.AO207]-2*([.$B207]-1)" office:value-type="float" office:value="1.9974140624999" calcext:value-type="float">
            <text:p>1.9974140625</text:p>
          </table:table-cell>
          <table:table-cell table:style-name="Default" office:value-type="float" office:value="63625419680983.7" calcext:value-type="float">
            <text:p>63625419680983.7</text:p>
          </table:table-cell>
          <table:table-cell table:style-name="ce7" table:formula="of:=([.AQ207]-[.AQ206])/1000" office:value-type="float" office:value="2.0011328125" calcext:value-type="float">
            <text:p>2.0011</text:p>
          </table:table-cell>
          <table:table-cell table:style-name="ce7" table:formula="of:=[.AR207]+[.AS206]" office:value-type="float" office:value="409.999203125" calcext:value-type="float">
            <text:p>409.9992</text:p>
          </table:table-cell>
          <table:table-cell table:style-name="ce21" table:formula="of:=[.AS207]-2*([.$B207]-1)" office:value-type="float" office:value="-0.000796875000105501" calcext:value-type="float">
            <text:p>-0.000796875</text:p>
          </table:table-cell>
          <table:table-cell table:style-name="Default" office:value-type="float" office:value="63625420165499.6" calcext:value-type="float">
            <text:p>63625420165499.6</text:p>
          </table:table-cell>
          <table:table-cell table:style-name="ce7" table:formula="of:=([.AU207]-[.AU206])/1000" office:value-type="float" office:value="2.0008828125" calcext:value-type="float">
            <text:p>2.0009</text:p>
          </table:table-cell>
          <table:table-cell table:style-name="ce7" table:formula="of:=[.AV207]+[.AW206]" office:value-type="float" office:value="409.999109375" calcext:value-type="float">
            <text:p>409.9991</text:p>
          </table:table-cell>
          <table:table-cell table:style-name="ce22" table:formula="of:=[.AW207]-2*([.$B207]-1)" office:value-type="float" office:value="-0.000890625000181444" calcext:value-type="float">
            <text:p>-0.000890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test</text:p>
          </table:table-cell>
          <table:table-cell table:style-name="ce6" office:value-type="float" office:value="207" calcext:value-type="float">
            <text:p>207</text:p>
          </table:table-cell>
          <table:table-cell office:value-type="float" office:value="63625414931130.1" calcext:value-type="float">
            <text:p>63625414931130.1</text:p>
          </table:table-cell>
          <table:table-cell table:formula="of:=([.C208]-[.C207])/1000" office:value-type="float" office:value="2.0023046875" calcext:value-type="float">
            <text:p>2.0023</text:p>
          </table:table-cell>
          <table:table-cell table:formula="of:=[.D208]+[.E207]" office:value-type="float" office:value="412.0005" calcext:value-type="float">
            <text:p>412.0005</text:p>
          </table:table-cell>
          <table:table-cell table:style-name="ce9" table:formula="of:=[.E208]-2*([.$B208]-1)" office:value-type="float" office:value="0.000499999999931333" calcext:value-type="float">
            <text:p>0.0005</text:p>
          </table:table-cell>
          <table:table-cell table:style-name="Default" office:value-type="float" office:value="63625415417413" calcext:value-type="float">
            <text:p>63625415417413</text:p>
          </table:table-cell>
          <table:table-cell table:style-name="ce7" table:formula="of:=([.G208]-[.G207])/1000" office:value-type="float" office:value="1.99746875" calcext:value-type="float">
            <text:p>1.9975</text:p>
          </table:table-cell>
          <table:table-cell table:style-name="ce7" table:formula="of:=[.H208]+[.I207]" office:value-type="float" office:value="411.99771875" calcext:value-type="float">
            <text:p>411.9977</text:p>
          </table:table-cell>
          <table:table-cell table:style-name="ce10" table:formula="of:=[.I208]-2*([.$B208]-1)" office:value-type="float" office:value="-0.00228124999978263" calcext:value-type="float">
            <text:p>-0.00228125</text:p>
          </table:table-cell>
          <table:table-cell table:style-name="Default" office:value-type="float" office:value="63625415888525.1" calcext:value-type="float">
            <text:p>63625415888525.1</text:p>
          </table:table-cell>
          <table:table-cell table:style-name="ce7" table:formula="of:=([.K208]-[.K207])/1000" office:value-type="float" office:value="1.9978828125" calcext:value-type="float">
            <text:p>1.9979</text:p>
          </table:table-cell>
          <table:table-cell table:style-name="ce7" table:formula="of:=[.L208]+[.M207]" office:value-type="float" office:value="411.998046875" calcext:value-type="float">
            <text:p>411.9980</text:p>
          </table:table-cell>
          <table:table-cell table:style-name="ce11" table:formula="of:=[.M208]-2*([.$B208]-1)" office:value-type="float" office:value="-0.00195312499982947" calcext:value-type="float">
            <text:p>-0.001953125</text:p>
          </table:table-cell>
          <table:table-cell table:style-name="Default" office:value-type="float" office:value="63625416358936.9" calcext:value-type="float">
            <text:p>63625416358936.9</text:p>
          </table:table-cell>
          <table:table-cell table:style-name="ce7" table:formula="of:=([.O208]-[.O207])/1000" office:value-type="float" office:value="2.000796875" calcext:value-type="float">
            <text:p>2.0008</text:p>
          </table:table-cell>
          <table:table-cell table:style-name="ce7" table:formula="of:=[.P208]+[.Q207]" office:value-type="float" office:value="411.999609375" calcext:value-type="float">
            <text:p>411.9996</text:p>
          </table:table-cell>
          <table:table-cell table:style-name="ce12" table:formula="of:=[.Q208]-2*([.$B208]-1)" office:value-type="float" office:value="-0.000390625000193268" calcext:value-type="float">
            <text:p>-0.000390625</text:p>
          </table:table-cell>
          <table:table-cell table:style-name="Default" office:value-type="float" office:value="63625416842610.4" calcext:value-type="float">
            <text:p>63625416842610.4</text:p>
          </table:table-cell>
          <table:table-cell table:style-name="ce7" table:formula="of:=([.S208]-[.S207])/1000" office:value-type="float" office:value="1.999921875" calcext:value-type="float">
            <text:p>1.9999</text:p>
          </table:table-cell>
          <table:table-cell table:style-name="ce7" table:formula="of:=[.T208]+[.U207]" office:value-type="float" office:value="411.9989296875" calcext:value-type="float">
            <text:p>411.9989</text:p>
          </table:table-cell>
          <table:table-cell table:style-name="ce13" table:formula="of:=[.U208]-2*([.$B208]-1)" office:value-type="float" office:value="-0.0010703125000191" calcext:value-type="float">
            <text:p>-0.0010703125</text:p>
          </table:table-cell>
          <table:table-cell table:style-name="Default" office:value-type="float" office:value="63625417337941.7" calcext:value-type="float">
            <text:p>63625417337941.7</text:p>
          </table:table-cell>
          <table:table-cell table:style-name="ce14" table:formula="of:=([.W208]-[.W207])/1000" office:value-type="float" office:value="2.0025859375" calcext:value-type="float">
            <text:p>2.0026</text:p>
          </table:table-cell>
          <table:table-cell table:style-name="ce7" table:formula="of:=[.X208]+[.Y207]" office:value-type="float" office:value="414.000015625" calcext:value-type="float">
            <text:p>414.0000</text:p>
          </table:table-cell>
          <table:table-cell table:style-name="ce15" table:formula="of:=[.Y208]-2*([.$B208]-1)" office:value-type="float" office:value="2.00001562500012" calcext:value-type="float">
            <text:p>2.000015625</text:p>
          </table:table-cell>
          <table:table-cell table:style-name="Default" office:value-type="float" office:value="63625417812027.9" calcext:value-type="float">
            <text:p>63625417812027.9</text:p>
          </table:table-cell>
          <table:table-cell table:style-name="ce7" table:formula="of:=([.AA208]-[.AA207])/1000" office:value-type="float" office:value="1.9991484375" calcext:value-type="float">
            <text:p>1.9991</text:p>
          </table:table-cell>
          <table:table-cell table:style-name="ce7" table:formula="of:=[.AB208]+[.AC207]" office:value-type="float" office:value="411.9980234375" calcext:value-type="float">
            <text:p>411.9980</text:p>
          </table:table-cell>
          <table:table-cell table:style-name="ce16" table:formula="of:=[.AC208]-2*([.$B208]-1)" office:value-type="float" office:value="-0.00197656249986267" calcext:value-type="float">
            <text:p>-0.0019765625</text:p>
          </table:table-cell>
          <table:table-cell table:style-name="Default" office:value-type="float" office:value="63625418276992.4" calcext:value-type="float">
            <text:p>63625418276992.4</text:p>
          </table:table-cell>
          <table:table-cell table:style-name="ce7" table:formula="of:=([.AE208]-[.AE207])/1000" office:value-type="float" office:value="2.0021171875" calcext:value-type="float">
            <text:p>2.0021</text:p>
          </table:table-cell>
          <table:table-cell table:style-name="ce7" table:formula="of:=[.AF208]+[.AG207]" office:value-type="float" office:value="411.999640625" calcext:value-type="float">
            <text:p>411.9996</text:p>
          </table:table-cell>
          <table:table-cell table:style-name="ce17" table:formula="of:=[.AG208]-2*([.$B208]-1)" office:value-type="float" office:value="-0.000359375000300588" calcext:value-type="float">
            <text:p>-0.000359375</text:p>
          </table:table-cell>
          <table:table-cell table:style-name="Default" office:value-type="float" office:value="63625418748788" calcext:value-type="float">
            <text:p>63625418748788</text:p>
          </table:table-cell>
          <table:table-cell table:style-name="ce7" table:formula="of:=([.AI208]-[.AI207])/1000" office:value-type="float" office:value="2.00253125" calcext:value-type="float">
            <text:p>2.0025</text:p>
          </table:table-cell>
          <table:table-cell table:style-name="ce7" table:formula="of:=[.AJ208]+[.AK207]" office:value-type="float" office:value="412.000296875" calcext:value-type="float">
            <text:p>412.0003</text:p>
          </table:table-cell>
          <table:table-cell table:style-name="ce18" table:formula="of:=[.AK208]-2*([.$B208]-1)" office:value-type="float" office:value="0.000296875000060481" calcext:value-type="float">
            <text:p>0.000296875</text:p>
          </table:table-cell>
          <table:table-cell table:style-name="Default" office:value-type="float" office:value="63625419214470.8" calcext:value-type="float">
            <text:p>63625419214470.8</text:p>
          </table:table-cell>
          <table:table-cell table:style-name="ce19" table:formula="of:=([.AM208]-[.AM207])/1000" office:value-type="float" office:value="2.00303125" calcext:value-type="float">
            <text:p>2.0030</text:p>
          </table:table-cell>
          <table:table-cell table:style-name="ce7" table:formula="of:=[.AN208]+[.AO207]" office:value-type="float" office:value="414.0004453125" calcext:value-type="float">
            <text:p>414.0004</text:p>
          </table:table-cell>
          <table:table-cell table:style-name="ce20" table:formula="of:=[.AO208]-2*([.$B208]-1)" office:value-type="float" office:value="2.00044531249989" calcext:value-type="float">
            <text:p>2.0004453125</text:p>
          </table:table-cell>
          <table:table-cell table:style-name="Default" office:value-type="float" office:value="63625419682982.8" calcext:value-type="float">
            <text:p>63625419682982.8</text:p>
          </table:table-cell>
          <table:table-cell table:style-name="ce7" table:formula="of:=([.AQ208]-[.AQ207])/1000" office:value-type="float" office:value="1.9991796875" calcext:value-type="float">
            <text:p>1.9992</text:p>
          </table:table-cell>
          <table:table-cell table:style-name="ce7" table:formula="of:=[.AR208]+[.AS207]" office:value-type="float" office:value="411.9983828125" calcext:value-type="float">
            <text:p>411.9984</text:p>
          </table:table-cell>
          <table:table-cell table:style-name="ce21" table:formula="of:=[.AS208]-2*([.$B208]-1)" office:value-type="float" office:value="-0.00161718750013051" calcext:value-type="float">
            <text:p>-0.0016171875</text:p>
          </table:table-cell>
          <table:table-cell table:style-name="Default" office:value-type="float" office:value="63625420167499.6" calcext:value-type="float">
            <text:p>63625420167499.6</text:p>
          </table:table-cell>
          <table:table-cell table:style-name="ce7" table:formula="of:=([.AU208]-[.AU207])/1000" office:value-type="float" office:value="2.0000703125" calcext:value-type="float">
            <text:p>2.0001</text:p>
          </table:table-cell>
          <table:table-cell table:style-name="ce7" table:formula="of:=[.AV208]+[.AW207]" office:value-type="float" office:value="411.9991796875" calcext:value-type="float">
            <text:p>411.9992</text:p>
          </table:table-cell>
          <table:table-cell table:style-name="ce22" table:formula="of:=[.AW208]-2*([.$B208]-1)" office:value-type="float" office:value="-0.000820312500195541" calcext:value-type="float">
            <text:p>-0.0008203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eedback</text:p>
          </table:table-cell>
          <table:table-cell table:style-name="ce6" office:value-type="float" office:value="208" calcext:value-type="float">
            <text:p>208</text:p>
          </table:table-cell>
          <table:table-cell office:value-type="float" office:value="63625414933127.4" calcext:value-type="float">
            <text:p>63625414933127.4</text:p>
          </table:table-cell>
          <table:table-cell table:formula="of:=([.C209]-[.C208])/1000" office:value-type="float" office:value="1.9973671875" calcext:value-type="float">
            <text:p>1.9974</text:p>
          </table:table-cell>
          <table:table-cell table:formula="of:=[.D209]+[.E208]" office:value-type="float" office:value="413.9978671875" calcext:value-type="float">
            <text:p>413.9979</text:p>
          </table:table-cell>
          <table:table-cell table:style-name="ce9" table:formula="of:=[.E209]-2*([.$B209]-1)" office:value-type="float" office:value="-0.00213281250006503" calcext:value-type="float">
            <text:p>-0.0021328125</text:p>
          </table:table-cell>
          <table:table-cell table:style-name="Default" office:value-type="float" office:value="63625415419412.9" calcext:value-type="float">
            <text:p>63625415419412.9</text:p>
          </table:table-cell>
          <table:table-cell table:style-name="ce7" table:formula="of:=([.G209]-[.G208])/1000" office:value-type="float" office:value="1.9998203125" calcext:value-type="float">
            <text:p>1.9998</text:p>
          </table:table-cell>
          <table:table-cell table:style-name="ce7" table:formula="of:=[.H209]+[.I208]" office:value-type="float" office:value="413.9975390625" calcext:value-type="float">
            <text:p>413.9975</text:p>
          </table:table-cell>
          <table:table-cell table:style-name="ce10" table:formula="of:=[.I209]-2*([.$B209]-1)" office:value-type="float" office:value="-0.00246093749979082" calcext:value-type="float">
            <text:p>-0.0024609375</text:p>
          </table:table-cell>
          <table:table-cell table:style-name="Default" office:value-type="float" office:value="63625415890526.6" calcext:value-type="float">
            <text:p>63625415890526.6</text:p>
          </table:table-cell>
          <table:table-cell table:style-name="ce7" table:formula="of:=([.K209]-[.K208])/1000" office:value-type="float" office:value="2.0015625" calcext:value-type="float">
            <text:p>2.0016</text:p>
          </table:table-cell>
          <table:table-cell table:style-name="ce7" table:formula="of:=[.L209]+[.M208]" office:value-type="float" office:value="413.999609375" calcext:value-type="float">
            <text:p>413.9996</text:p>
          </table:table-cell>
          <table:table-cell table:style-name="ce11" table:formula="of:=[.M209]-2*([.$B209]-1)" office:value-type="float" office:value="-0.000390624999852207" calcext:value-type="float">
            <text:p>-0.000390625</text:p>
          </table:table-cell>
          <table:table-cell table:style-name="Default" office:value-type="float" office:value="63625416360935" calcext:value-type="float">
            <text:p>63625416360935</text:p>
          </table:table-cell>
          <table:table-cell table:style-name="ce7" table:formula="of:=([.O209]-[.O208])/1000" office:value-type="float" office:value="1.998171875" calcext:value-type="float">
            <text:p>1.9982</text:p>
          </table:table-cell>
          <table:table-cell table:style-name="ce7" table:formula="of:=[.P209]+[.Q208]" office:value-type="float" office:value="413.99778125" calcext:value-type="float">
            <text:p>413.9978</text:p>
          </table:table-cell>
          <table:table-cell table:style-name="ce12" table:formula="of:=[.Q209]-2*([.$B209]-1)" office:value-type="float" office:value="-0.0022187500001678" calcext:value-type="float">
            <text:p>-0.00221875</text:p>
          </table:table-cell>
          <table:table-cell table:style-name="Default" office:value-type="float" office:value="63625416844609.3" calcext:value-type="float">
            <text:p>63625416844609.3</text:p>
          </table:table-cell>
          <table:table-cell table:style-name="ce7" table:formula="of:=([.S209]-[.S208])/1000" office:value-type="float" office:value="1.9988984375" calcext:value-type="float">
            <text:p>1.9989</text:p>
          </table:table-cell>
          <table:table-cell table:style-name="ce7" table:formula="of:=[.T209]+[.U208]" office:value-type="float" office:value="413.997828125" calcext:value-type="float">
            <text:p>413.9978</text:p>
          </table:table-cell>
          <table:table-cell table:style-name="ce13" table:formula="of:=[.U209]-2*([.$B209]-1)" office:value-type="float" office:value="-0.00217187500004457" calcext:value-type="float">
            <text:p>-0.002171875</text:p>
          </table:table-cell>
          <table:table-cell table:style-name="Default" office:value-type="float" office:value="63625417339939.5" calcext:value-type="float">
            <text:p>63625417339939.5</text:p>
          </table:table-cell>
          <table:table-cell table:style-name="ce14" table:formula="of:=([.W209]-[.W208])/1000" office:value-type="float" office:value="1.9977890625" calcext:value-type="float">
            <text:p>1.9978</text:p>
          </table:table-cell>
          <table:table-cell table:style-name="ce7" table:formula="of:=[.X209]+[.Y208]" office:value-type="float" office:value="415.9978046875" calcext:value-type="float">
            <text:p>415.9978</text:p>
          </table:table-cell>
          <table:table-cell table:style-name="ce15" table:formula="of:=[.Y209]-2*([.$B209]-1)" office:value-type="float" office:value="1.99780468750009" calcext:value-type="float">
            <text:p>1.9978046875</text:p>
          </table:table-cell>
          <table:table-cell table:style-name="Default" office:value-type="float" office:value="63625417814029.3" calcext:value-type="float">
            <text:p>63625417814029.3</text:p>
          </table:table-cell>
          <table:table-cell table:style-name="ce7" table:formula="of:=([.AA209]-[.AA208])/1000" office:value-type="float" office:value="2.0013984375" calcext:value-type="float">
            <text:p>2.0014</text:p>
          </table:table-cell>
          <table:table-cell table:style-name="ce7" table:formula="of:=[.AB209]+[.AC208]" office:value-type="float" office:value="413.999421875" calcext:value-type="float">
            <text:p>413.9994</text:p>
          </table:table-cell>
          <table:table-cell table:style-name="ce16" table:formula="of:=[.AC209]-2*([.$B209]-1)" office:value-type="float" office:value="-0.000578124999890406" calcext:value-type="float">
            <text:p>-0.000578125</text:p>
          </table:table-cell>
          <table:table-cell table:style-name="Default" office:value-type="float" office:value="63625418278992.5" calcext:value-type="float">
            <text:p>63625418278992.5</text:p>
          </table:table-cell>
          <table:table-cell table:style-name="ce7" table:formula="of:=([.AE209]-[.AE208])/1000" office:value-type="float" office:value="2.000078125" calcext:value-type="float">
            <text:p>2.0001</text:p>
          </table:table-cell>
          <table:table-cell table:style-name="ce7" table:formula="of:=[.AF209]+[.AG208]" office:value-type="float" office:value="413.99971875" calcext:value-type="float">
            <text:p>413.9997</text:p>
          </table:table-cell>
          <table:table-cell table:style-name="ce17" table:formula="of:=[.AG209]-2*([.$B209]-1)" office:value-type="float" office:value="-0.000281250000284672" calcext:value-type="float">
            <text:p>-0.00028125</text:p>
          </table:table-cell>
          <table:table-cell table:style-name="Default" office:value-type="float" office:value="63625418750786.2" calcext:value-type="float">
            <text:p>63625418750786.2</text:p>
          </table:table-cell>
          <table:table-cell table:style-name="ce7" table:formula="of:=([.AI209]-[.AI208])/1000" office:value-type="float" office:value="1.99815625" calcext:value-type="float">
            <text:p>1.9982</text:p>
          </table:table-cell>
          <table:table-cell table:style-name="ce7" table:formula="of:=[.AJ209]+[.AK208]" office:value-type="float" office:value="413.998453125" calcext:value-type="float">
            <text:p>413.9985</text:p>
          </table:table-cell>
          <table:table-cell table:style-name="ce18" table:formula="of:=[.AK209]-2*([.$B209]-1)" office:value-type="float" office:value="-0.00154687499991724" calcext:value-type="float">
            <text:p>-0.001546875</text:p>
          </table:table-cell>
          <table:table-cell table:style-name="Default" office:value-type="float" office:value="63625419216468.2" calcext:value-type="float">
            <text:p>63625419216468.2</text:p>
          </table:table-cell>
          <table:table-cell table:style-name="ce19" table:formula="of:=([.AM209]-[.AM208])/1000" office:value-type="float" office:value="1.99746875" calcext:value-type="float">
            <text:p>1.9975</text:p>
          </table:table-cell>
          <table:table-cell table:style-name="ce7" table:formula="of:=[.AN209]+[.AO208]" office:value-type="float" office:value="415.9979140625" calcext:value-type="float">
            <text:p>415.9979</text:p>
          </table:table-cell>
          <table:table-cell table:style-name="ce20" table:formula="of:=[.AO209]-2*([.$B209]-1)" office:value-type="float" office:value="1.99791406249989" calcext:value-type="float">
            <text:p>1.9979140625</text:p>
          </table:table-cell>
          <table:table-cell table:style-name="Default" office:value-type="float" office:value="63625419684982.9" calcext:value-type="float">
            <text:p>63625419684982.9</text:p>
          </table:table-cell>
          <table:table-cell table:style-name="ce7" table:formula="of:=([.AQ209]-[.AQ208])/1000" office:value-type="float" office:value="2.00009375" calcext:value-type="float">
            <text:p>2.0001</text:p>
          </table:table-cell>
          <table:table-cell table:style-name="ce7" table:formula="of:=[.AR209]+[.AS208]" office:value-type="float" office:value="413.9984765625" calcext:value-type="float">
            <text:p>413.9985</text:p>
          </table:table-cell>
          <table:table-cell table:style-name="ce21" table:formula="of:=[.AS209]-2*([.$B209]-1)" office:value-type="float" office:value="-0.00152343750011141" calcext:value-type="float">
            <text:p>-0.0015234375</text:p>
          </table:table-cell>
          <table:table-cell table:style-name="Default" office:value-type="float" office:value="63625420169499.6" calcext:value-type="float">
            <text:p>63625420169499.6</text:p>
          </table:table-cell>
          <table:table-cell table:style-name="ce7" table:formula="of:=([.AU209]-[.AU208])/1000" office:value-type="float" office:value="2" calcext:value-type="float">
            <text:p>2.0000</text:p>
          </table:table-cell>
          <table:table-cell table:style-name="ce7" table:formula="of:=[.AV209]+[.AW208]" office:value-type="float" office:value="413.9991796875" calcext:value-type="float">
            <text:p>413.9992</text:p>
          </table:table-cell>
          <table:table-cell table:style-name="ce22" table:formula="of:=[.AW209]-2*([.$B209]-1)" office:value-type="float" office:value="-0.000820312500195541" calcext:value-type="float">
            <text:p>-0.0008203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post</text:p>
          </table:table-cell>
          <table:table-cell table:style-name="ce6" office:value-type="float" office:value="209" calcext:value-type="float">
            <text:p>209</text:p>
          </table:table-cell>
          <table:table-cell office:value-type="float" office:value="63625414935129" calcext:value-type="float">
            <text:p>63625414935129</text:p>
          </table:table-cell>
          <table:table-cell table:formula="of:=([.C210]-[.C209])/1000" office:value-type="float" office:value="2.0016015625" calcext:value-type="float">
            <text:p>2.0016</text:p>
          </table:table-cell>
          <table:table-cell table:formula="of:=[.D210]+[.E209]" office:value-type="float" office:value="415.99946875" calcext:value-type="float">
            <text:p>415.9995</text:p>
          </table:table-cell>
          <table:table-cell table:style-name="ce9" table:formula="of:=[.E210]-2*([.$B210]-1)" office:value-type="float" office:value="-0.000531250000051386" calcext:value-type="float">
            <text:p>-0.00053125</text:p>
          </table:table-cell>
          <table:table-cell table:style-name="Default" office:value-type="float" office:value="63625415421412.7" calcext:value-type="float">
            <text:p>63625415421412.7</text:p>
          </table:table-cell>
          <table:table-cell table:style-name="ce7" table:formula="of:=([.G210]-[.G209])/1000" office:value-type="float" office:value="1.9998671875" calcext:value-type="float">
            <text:p>1.9999</text:p>
          </table:table-cell>
          <table:table-cell table:style-name="ce7" table:formula="of:=[.H210]+[.I209]" office:value-type="float" office:value="415.99740625" calcext:value-type="float">
            <text:p>415.9974</text:p>
          </table:table-cell>
          <table:table-cell table:style-name="ce10" table:formula="of:=[.I210]-2*([.$B210]-1)" office:value-type="float" office:value="-0.00259374999978945" calcext:value-type="float">
            <text:p>-0.00259375</text:p>
          </table:table-cell>
          <table:table-cell table:style-name="Default" office:value-type="float" office:value="63625415892526.1" calcext:value-type="float">
            <text:p>63625415892526.1</text:p>
          </table:table-cell>
          <table:table-cell table:style-name="ce7" table:formula="of:=([.K210]-[.K209])/1000" office:value-type="float" office:value="1.9995" calcext:value-type="float">
            <text:p>1.9995</text:p>
          </table:table-cell>
          <table:table-cell table:style-name="ce7" table:formula="of:=[.L210]+[.M209]" office:value-type="float" office:value="415.999109375" calcext:value-type="float">
            <text:p>415.9991</text:p>
          </table:table-cell>
          <table:table-cell table:style-name="ce11" table:formula="of:=[.M210]-2*([.$B210]-1)" office:value-type="float" office:value="-0.000890624999840384" calcext:value-type="float">
            <text:p>-0.000890625</text:p>
          </table:table-cell>
          <table:table-cell table:style-name="Default" office:value-type="float" office:value="63625416362938.4" calcext:value-type="float">
            <text:p>63625416362938.4</text:p>
          </table:table-cell>
          <table:table-cell table:style-name="ce7" table:formula="of:=([.O210]-[.O209])/1000" office:value-type="float" office:value="2.003359375" calcext:value-type="float">
            <text:p>2.0034</text:p>
          </table:table-cell>
          <table:table-cell table:style-name="ce7" table:formula="of:=[.P210]+[.Q209]" office:value-type="float" office:value="416.001140625" calcext:value-type="float">
            <text:p>416.0011</text:p>
          </table:table-cell>
          <table:table-cell table:style-name="ce12" table:formula="of:=[.Q210]-2*([.$B210]-1)" office:value-type="float" office:value="0.00114062499983447" calcext:value-type="float">
            <text:p>0.001140625</text:p>
          </table:table-cell>
          <table:table-cell table:style-name="Default" office:value-type="float" office:value="63625416846609.4" calcext:value-type="float">
            <text:p>63625416846609.4</text:p>
          </table:table-cell>
          <table:table-cell table:style-name="ce7" table:formula="of:=([.S210]-[.S209])/1000" office:value-type="float" office:value="2.0001171875" calcext:value-type="float">
            <text:p>2.0001</text:p>
          </table:table-cell>
          <table:table-cell table:style-name="ce7" table:formula="of:=[.T210]+[.U209]" office:value-type="float" office:value="415.9979453125" calcext:value-type="float">
            <text:p>415.9979</text:p>
          </table:table-cell>
          <table:table-cell table:style-name="ce13" table:formula="of:=[.U210]-2*([.$B210]-1)" office:value-type="float" office:value="-0.00205468750004911" calcext:value-type="float">
            <text:p>-0.0020546875</text:p>
          </table:table-cell>
          <table:table-cell table:style-name="Default" office:value-type="float" office:value="63625417341941.9" calcext:value-type="float">
            <text:p>63625417341941.9</text:p>
          </table:table-cell>
          <table:table-cell table:style-name="ce14" table:formula="of:=([.W210]-[.W209])/1000" office:value-type="float" office:value="2.0023828125" calcext:value-type="float">
            <text:p>2.0024</text:p>
          </table:table-cell>
          <table:table-cell table:style-name="ce7" table:formula="of:=[.X210]+[.Y209]" office:value-type="float" office:value="418.0001875" calcext:value-type="float">
            <text:p>418.0002</text:p>
          </table:table-cell>
          <table:table-cell table:style-name="ce15" table:formula="of:=[.Y210]-2*([.$B210]-1)" office:value-type="float" office:value="2.00018750000009" calcext:value-type="float">
            <text:p>2.0001875</text:p>
          </table:table-cell>
          <table:table-cell table:style-name="Default" office:value-type="float" office:value="63625417816028.2" calcext:value-type="float">
            <text:p>63625417816028.2</text:p>
          </table:table-cell>
          <table:table-cell table:style-name="ce7" table:formula="of:=([.AA210]-[.AA209])/1000" office:value-type="float" office:value="1.99890625" calcext:value-type="float">
            <text:p>1.9989</text:p>
          </table:table-cell>
          <table:table-cell table:style-name="ce7" table:formula="of:=[.AB210]+[.AC209]" office:value-type="float" office:value="415.998328125" calcext:value-type="float">
            <text:p>415.9983</text:p>
          </table:table-cell>
          <table:table-cell table:style-name="ce16" table:formula="of:=[.AC210]-2*([.$B210]-1)" office:value-type="float" office:value="-0.00167187499988586" calcext:value-type="float">
            <text:p>-0.001671875</text:p>
          </table:table-cell>
          <table:table-cell table:style-name="Default" office:value-type="float" office:value="63625418280993.6" calcext:value-type="float">
            <text:p>63625418280993.6</text:p>
          </table:table-cell>
          <table:table-cell table:style-name="ce7" table:formula="of:=([.AE210]-[.AE209])/1000" office:value-type="float" office:value="2.001046875" calcext:value-type="float">
            <text:p>2.0010</text:p>
          </table:table-cell>
          <table:table-cell table:style-name="ce7" table:formula="of:=[.AF210]+[.AG209]" office:value-type="float" office:value="416.000765625" calcext:value-type="float">
            <text:p>416.0008</text:p>
          </table:table-cell>
          <table:table-cell table:style-name="ce17" table:formula="of:=[.AG210]-2*([.$B210]-1)" office:value-type="float" office:value="0.000765624999701231" calcext:value-type="float">
            <text:p>0.000765625</text:p>
          </table:table-cell>
          <table:table-cell table:style-name="Default" office:value-type="float" office:value="63625418752787" calcext:value-type="float">
            <text:p>63625418752787</text:p>
          </table:table-cell>
          <table:table-cell table:style-name="ce7" table:formula="of:=([.AI210]-[.AI209])/1000" office:value-type="float" office:value="2.0008828125" calcext:value-type="float">
            <text:p>2.0009</text:p>
          </table:table-cell>
          <table:table-cell table:style-name="ce7" table:formula="of:=[.AJ210]+[.AK209]" office:value-type="float" office:value="415.9993359375" calcext:value-type="float">
            <text:p>415.9993</text:p>
          </table:table-cell>
          <table:table-cell table:style-name="ce18" table:formula="of:=[.AK210]-2*([.$B210]-1)" office:value-type="float" office:value="-0.000664062499936335" calcext:value-type="float">
            <text:p>-0.0006640625</text:p>
          </table:table-cell>
          <table:table-cell table:style-name="Default" office:value-type="float" office:value="63625419218468.6" calcext:value-type="float">
            <text:p>63625419218468.6</text:p>
          </table:table-cell>
          <table:table-cell table:style-name="ce19" table:formula="of:=([.AM210]-[.AM209])/1000" office:value-type="float" office:value="2.000375" calcext:value-type="float">
            <text:p>2.0004</text:p>
          </table:table-cell>
          <table:table-cell table:style-name="ce7" table:formula="of:=[.AN210]+[.AO209]" office:value-type="float" office:value="417.9982890625" calcext:value-type="float">
            <text:p>417.9983</text:p>
          </table:table-cell>
          <table:table-cell table:style-name="ce20" table:formula="of:=[.AO210]-2*([.$B210]-1)" office:value-type="float" office:value="1.99828906249991" calcext:value-type="float">
            <text:p>1.9982890625</text:p>
          </table:table-cell>
          <table:table-cell table:style-name="Default" office:value-type="float" office:value="63625419686984.6" calcext:value-type="float">
            <text:p>63625419686984.6</text:p>
          </table:table-cell>
          <table:table-cell table:style-name="ce7" table:formula="of:=([.AQ210]-[.AQ209])/1000" office:value-type="float" office:value="2.0016484375" calcext:value-type="float">
            <text:p>2.0016</text:p>
          </table:table-cell>
          <table:table-cell table:style-name="ce7" table:formula="of:=[.AR210]+[.AS209]" office:value-type="float" office:value="416.000125" calcext:value-type="float">
            <text:p>416.0001</text:p>
          </table:table-cell>
          <table:table-cell table:style-name="ce21" table:formula="of:=[.AS210]-2*([.$B210]-1)" office:value-type="float" office:value="0.000124999999911779" calcext:value-type="float">
            <text:p>0.000125</text:p>
          </table:table-cell>
          <table:table-cell table:style-name="Default" office:value-type="float" office:value="63625420171499.5" calcext:value-type="float">
            <text:p>63625420171499.5</text:p>
          </table:table-cell>
          <table:table-cell table:style-name="ce7" table:formula="of:=([.AU210]-[.AU209])/1000" office:value-type="float" office:value="1.999828125" calcext:value-type="float">
            <text:p>1.9998</text:p>
          </table:table-cell>
          <table:table-cell table:style-name="ce7" table:formula="of:=[.AV210]+[.AW209]" office:value-type="float" office:value="415.9990078125" calcext:value-type="float">
            <text:p>415.9990</text:p>
          </table:table-cell>
          <table:table-cell table:style-name="ce22" table:formula="of:=[.AW210]-2*([.$B210]-1)" office:value-type="float" office:value="-0.000992187500173714" calcext:value-type="float">
            <text:p>-0.0009921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post</text:p>
          </table:table-cell>
          <table:table-cell table:style-name="ce6" office:value-type="float" office:value="210" calcext:value-type="float">
            <text:p>210</text:p>
          </table:table-cell>
          <table:table-cell office:value-type="float" office:value="63625414937127.4" calcext:value-type="float">
            <text:p>63625414937127.4</text:p>
          </table:table-cell>
          <table:table-cell table:formula="of:=([.C211]-[.C210])/1000" office:value-type="float" office:value="1.9983515625" calcext:value-type="float">
            <text:p>1.9984</text:p>
          </table:table-cell>
          <table:table-cell table:formula="of:=[.D211]+[.E210]" office:value-type="float" office:value="417.9978203125" calcext:value-type="float">
            <text:p>417.9978</text:p>
          </table:table-cell>
          <table:table-cell table:style-name="ce9" table:formula="of:=[.E211]-2*([.$B211]-1)" office:value-type="float" office:value="-0.00217968750007458" calcext:value-type="float">
            <text:p>-0.0021796875</text:p>
          </table:table-cell>
          <table:table-cell table:style-name="Default" office:value-type="float" office:value="63625415423413" calcext:value-type="float">
            <text:p>63625415423413</text:p>
          </table:table-cell>
          <table:table-cell table:style-name="ce7" table:formula="of:=([.G211]-[.G210])/1000" office:value-type="float" office:value="2.0002421875" calcext:value-type="float">
            <text:p>2.0002</text:p>
          </table:table-cell>
          <table:table-cell table:style-name="ce7" table:formula="of:=[.H211]+[.I210]" office:value-type="float" office:value="417.9976484375" calcext:value-type="float">
            <text:p>417.9976</text:p>
          </table:table-cell>
          <table:table-cell table:style-name="ce10" table:formula="of:=[.I211]-2*([.$B211]-1)" office:value-type="float" office:value="-0.00235156249976853" calcext:value-type="float">
            <text:p>-0.0023515625</text:p>
          </table:table-cell>
          <table:table-cell table:style-name="Default" office:value-type="float" office:value="63625415894526.3" calcext:value-type="float">
            <text:p>63625415894526.3</text:p>
          </table:table-cell>
          <table:table-cell table:style-name="ce7" table:formula="of:=([.K211]-[.K210])/1000" office:value-type="float" office:value="2.000234375" calcext:value-type="float">
            <text:p>2.0002</text:p>
          </table:table-cell>
          <table:table-cell table:style-name="ce7" table:formula="of:=[.L211]+[.M210]" office:value-type="float" office:value="417.99934375" calcext:value-type="float">
            <text:p>417.9993</text:p>
          </table:table-cell>
          <table:table-cell table:style-name="ce11" table:formula="of:=[.M211]-2*([.$B211]-1)" office:value-type="float" office:value="-0.000656249999849479" calcext:value-type="float">
            <text:p>-0.00065625</text:p>
          </table:table-cell>
          <table:table-cell table:style-name="Default" office:value-type="float" office:value="63625416364935.4" calcext:value-type="float">
            <text:p>63625416364935.4</text:p>
          </table:table-cell>
          <table:table-cell table:style-name="ce7" table:formula="of:=([.O211]-[.O210])/1000" office:value-type="float" office:value="1.996953125" calcext:value-type="float">
            <text:p>1.9970</text:p>
          </table:table-cell>
          <table:table-cell table:style-name="ce7" table:formula="of:=[.P211]+[.Q210]" office:value-type="float" office:value="417.99809375" calcext:value-type="float">
            <text:p>417.9981</text:p>
          </table:table-cell>
          <table:table-cell table:style-name="ce12" table:formula="of:=[.Q211]-2*([.$B211]-1)" office:value-type="float" office:value="-0.00190625000016098" calcext:value-type="float">
            <text:p>-0.00190625</text:p>
          </table:table-cell>
          <table:table-cell table:style-name="Default" office:value-type="float" office:value="63625416848610.1" calcext:value-type="float">
            <text:p>63625416848610.1</text:p>
          </table:table-cell>
          <table:table-cell table:style-name="ce7" table:formula="of:=([.S211]-[.S210])/1000" office:value-type="float" office:value="2.0006640625" calcext:value-type="float">
            <text:p>2.0007</text:p>
          </table:table-cell>
          <table:table-cell table:style-name="ce7" table:formula="of:=[.T211]+[.U210]" office:value-type="float" office:value="417.998609375" calcext:value-type="float">
            <text:p>417.9986</text:p>
          </table:table-cell>
          <table:table-cell table:style-name="ce13" table:formula="of:=[.U211]-2*([.$B211]-1)" office:value-type="float" office:value="-0.00139062500005593" calcext:value-type="float">
            <text:p>-0.001390625</text:p>
          </table:table-cell>
          <table:table-cell/>
          <table:table-cell table:style-name="ce7" table:number-columns-repeated="2"/>
          <table:table-cell table:style-name="ce15"/>
          <table:table-cell table:style-name="Default" office:value-type="float" office:value="63625417818029.7" calcext:value-type="float">
            <text:p>63625417818029.7</text:p>
          </table:table-cell>
          <table:table-cell table:style-name="ce7" table:formula="of:=([.AA211]-[.AA210])/1000" office:value-type="float" office:value="2.0015625" calcext:value-type="float">
            <text:p>2.0016</text:p>
          </table:table-cell>
          <table:table-cell table:style-name="ce7" table:formula="of:=[.AB211]+[.AC210]" office:value-type="float" office:value="417.999890625" calcext:value-type="float">
            <text:p>417.9999</text:p>
          </table:table-cell>
          <table:table-cell table:style-name="ce16" table:formula="of:=[.AC211]-2*([.$B211]-1)" office:value-type="float" office:value="-0.000109374999908596" calcext:value-type="float">
            <text:p>-0.000109375</text:p>
          </table:table-cell>
          <table:table-cell table:style-name="Default" office:value-type="float" office:value="63625418282991.1" calcext:value-type="float">
            <text:p>63625418282991.1</text:p>
          </table:table-cell>
          <table:table-cell table:style-name="ce7" table:formula="of:=([.AE211]-[.AE210])/1000" office:value-type="float" office:value="1.9975" calcext:value-type="float">
            <text:p>1.9975</text:p>
          </table:table-cell>
          <table:table-cell table:style-name="ce7" table:formula="of:=[.AF211]+[.AG210]" office:value-type="float" office:value="417.998265625" calcext:value-type="float">
            <text:p>417.9983</text:p>
          </table:table-cell>
          <table:table-cell table:style-name="ce17" table:formula="of:=[.AG211]-2*([.$B211]-1)" office:value-type="float" office:value="-0.0017343750002965" calcext:value-type="float">
            <text:p>-0.001734375</text:p>
          </table:table-cell>
          <table:table-cell table:style-name="Default" office:value-type="float" office:value="63625418754785.8" calcext:value-type="float">
            <text:p>63625418754785.8</text:p>
          </table:table-cell>
          <table:table-cell table:style-name="ce7" table:formula="of:=([.AI211]-[.AI210])/1000" office:value-type="float" office:value="1.9987421875" calcext:value-type="float">
            <text:p>1.9987</text:p>
          </table:table-cell>
          <table:table-cell table:style-name="ce7" table:formula="of:=[.AJ211]+[.AK210]" office:value-type="float" office:value="417.998078125" calcext:value-type="float">
            <text:p>417.9981</text:p>
          </table:table-cell>
          <table:table-cell table:style-name="ce18" table:formula="of:=[.AK211]-2*([.$B211]-1)" office:value-type="float" office:value="-0.00192187499993679" calcext:value-type="float">
            <text:p>-0.001921875</text:p>
          </table:table-cell>
          <table:table-cell/>
          <table:table-cell table:style-name="ce7" table:number-columns-repeated="2"/>
          <table:table-cell table:style-name="ce20"/>
          <table:table-cell table:style-name="Default" office:value-type="float" office:value="63625419688982.6" calcext:value-type="float">
            <text:p>63625419688982.6</text:p>
          </table:table-cell>
          <table:table-cell table:style-name="ce7" table:formula="of:=([.AQ211]-[.AQ210])/1000" office:value-type="float" office:value="1.998015625" calcext:value-type="float">
            <text:p>1.9980</text:p>
          </table:table-cell>
          <table:table-cell table:style-name="ce7" table:formula="of:=[.AR211]+[.AS210]" office:value-type="float" office:value="417.998140625" calcext:value-type="float">
            <text:p>417.9981</text:p>
          </table:table-cell>
          <table:table-cell table:style-name="ce21" table:formula="of:=[.AS211]-2*([.$B211]-1)" office:value-type="float" office:value="-0.00185937500009459" calcext:value-type="float">
            <text:p>-0.001859375</text:p>
          </table:table-cell>
          <table:table-cell table:style-name="Default" office:value-type="float" office:value="63625420173500" calcext:value-type="float">
            <text:p>63625420173500</text:p>
          </table:table-cell>
          <table:table-cell table:style-name="ce7" table:formula="of:=([.AU211]-[.AU210])/1000" office:value-type="float" office:value="2.0005234375" calcext:value-type="float">
            <text:p>2.0005</text:p>
          </table:table-cell>
          <table:table-cell table:style-name="ce7" table:formula="of:=[.AV211]+[.AW210]" office:value-type="float" office:value="417.99953125" calcext:value-type="float">
            <text:p>417.9995</text:p>
          </table:table-cell>
          <table:table-cell table:style-name="ce22" table:formula="of:=[.AW211]-2*([.$B211]-1)" office:value-type="float" office:value="-0.00046875000015234" calcext:value-type="float">
            <text:p>-0.00046875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table:formula="of:=SUM([.D3:.D211])" office:value-type="float" office:value="417.9978203125" calcext:value-type="float">
            <text:p>417.9978</text:p>
          </table:table-cell>
          <table:table-cell table:number-columns-repeated="2"/>
          <table:table-cell table:style-name="Default" office:value-type="string" calcext:value-type="string">
            <text:p>SUM</text:p>
          </table:table-cell>
          <table:table-cell table:style-name="ce7" table:formula="of:=SUM([.H3:.H211])" office:value-type="float" office:value="417.9976484375" calcext:value-type="float">
            <text:p>417.9976</text:p>
          </table:table-cell>
          <table:table-cell table:style-name="ce7" table:number-columns-repeated="2"/>
          <table:table-cell table:style-name="Default" office:value-type="string" calcext:value-type="string">
            <text:p>SUM</text:p>
          </table:table-cell>
          <table:table-cell table:style-name="ce7" table:formula="of:=SUM([.L3:.L211])" office:value-type="float" office:value="417.99934375" calcext:value-type="float">
            <text:p>417.9993</text:p>
          </table:table-cell>
          <table:table-cell table:style-name="ce7" table:number-columns-repeated="2"/>
          <table:table-cell table:style-name="Default" office:value-type="string" calcext:value-type="string">
            <text:p>SUM</text:p>
          </table:table-cell>
          <table:table-cell table:style-name="ce7" table:formula="of:=SUM([.P3:.P211])" office:value-type="float" office:value="417.99809375" calcext:value-type="float">
            <text:p>417.9981</text:p>
          </table:table-cell>
          <table:table-cell table:style-name="ce7" table:number-columns-repeated="2"/>
          <table:table-cell table:style-name="Default" office:value-type="string" calcext:value-type="string">
            <text:p>SUM</text:p>
          </table:table-cell>
          <table:table-cell table:style-name="ce7" table:formula="of:=SUM([.T3:.T211])" office:value-type="float" office:value="417.998609375" calcext:value-type="float">
            <text:p>417.9986</text:p>
          </table:table-cell>
          <table:table-cell table:style-name="ce7" table:number-columns-repeated="2"/>
          <table:table-cell table:style-name="Default" office:value-type="string" calcext:value-type="string">
            <text:p>SUM</text:p>
          </table:table-cell>
          <table:table-cell table:style-name="ce7" table:formula="of:=SUM([.X3:.X211])" office:value-type="float" office:value="418.0001875" calcext:value-type="float">
            <text:p>418.0002</text:p>
          </table:table-cell>
          <table:table-cell table:style-name="ce7" table:number-columns-repeated="2"/>
          <table:table-cell table:style-name="Default" office:value-type="string" calcext:value-type="string">
            <text:p>SUM</text:p>
          </table:table-cell>
          <table:table-cell table:style-name="ce7" table:formula="of:=SUM([.AB3:.AB211])" office:value-type="float" office:value="417.999890625" calcext:value-type="float">
            <text:p>417.9999</text:p>
          </table:table-cell>
          <table:table-cell table:style-name="ce7" table:number-columns-repeated="2"/>
          <table:table-cell table:style-name="Default" office:value-type="string" calcext:value-type="string">
            <text:p>SUM</text:p>
          </table:table-cell>
          <table:table-cell table:style-name="ce7" table:formula="of:=SUM([.AF3:.AF211])" office:value-type="float" office:value="417.998265625" calcext:value-type="float">
            <text:p>417.9983</text:p>
          </table:table-cell>
          <table:table-cell table:style-name="ce7" table:number-columns-repeated="2"/>
          <table:table-cell table:style-name="Default" office:value-type="string" calcext:value-type="string">
            <text:p>SUM</text:p>
          </table:table-cell>
          <table:table-cell table:style-name="ce7" table:formula="of:=SUM([.AJ3:.AJ211])" office:value-type="float" office:value="417.998078125" calcext:value-type="float">
            <text:p>417.9981</text:p>
          </table:table-cell>
          <table:table-cell table:style-name="ce7" table:number-columns-repeated="2"/>
          <table:table-cell table:style-name="Default" office:value-type="string" calcext:value-type="string">
            <text:p>SUM</text:p>
          </table:table-cell>
          <table:table-cell table:style-name="ce7" table:formula="of:=SUM([.AN3:.AN211])" office:value-type="float" office:value="417.9982890625" calcext:value-type="float">
            <text:p>417.9983</text:p>
          </table:table-cell>
          <table:table-cell table:style-name="ce7" table:number-columns-repeated="2"/>
          <table:table-cell table:style-name="Default" office:value-type="string" calcext:value-type="string">
            <text:p>SUM</text:p>
          </table:table-cell>
          <table:table-cell table:style-name="ce7" table:formula="of:=SUM([.AR3:.AR211])" office:value-type="float" office:value="417.998140625" calcext:value-type="float">
            <text:p>417.9981</text:p>
          </table:table-cell>
          <table:table-cell table:style-name="ce7" table:number-columns-repeated="2"/>
          <table:table-cell table:style-name="Default" office:value-type="string" calcext:value-type="string">
            <text:p>SUM</text:p>
          </table:table-cell>
          <table:table-cell table:style-name="ce7" table:formula="of:=SUM([.AV3:.AV211])" office:value-type="float" office:value="417.99953125" calcext:value-type="float">
            <text:p>417.9995</text:p>
          </table:table-cell>
          <table:table-cell table:style-name="ce7" table:number-columns-repeated="2"/>
          <table:table-cell table:number-columns-repeated="974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ERR</text:p>
          </table:table-cell>
          <table:table-cell table:style-name="ce8" table:formula="of:=([.D212]-209*2)" office:value-type="float" office:value="-0.00217968750007458" calcext:value-type="float">
            <text:p>-0.0022</text:p>
          </table:table-cell>
          <table:table-cell table:style-name="ce8" table:number-columns-repeated="2"/>
          <table:table-cell table:style-name="ce5" office:value-type="string" calcext:value-type="string">
            <text:p>ERR</text:p>
          </table:table-cell>
          <table:table-cell table:style-name="ce8" table:formula="of:=([.H212]-209*2)" office:value-type="float" office:value="-0.00235156249976853" calcext:value-type="float">
            <text:p>-0.0024</text:p>
          </table:table-cell>
          <table:table-cell table:style-name="ce8" table:number-columns-repeated="2"/>
          <table:table-cell table:style-name="ce5" office:value-type="string" calcext:value-type="string">
            <text:p>ERR</text:p>
          </table:table-cell>
          <table:table-cell table:style-name="ce8" table:formula="of:=([.L212]-209*2)" office:value-type="float" office:value="-0.000656249999849479" calcext:value-type="float">
            <text:p>-0.0007</text:p>
          </table:table-cell>
          <table:table-cell table:style-name="ce8" table:number-columns-repeated="2"/>
          <table:table-cell table:style-name="ce5" office:value-type="string" calcext:value-type="string">
            <text:p>ERR</text:p>
          </table:table-cell>
          <table:table-cell table:style-name="ce8" table:formula="of:=([.P212]-209*2)" office:value-type="float" office:value="-0.00190625000016098" calcext:value-type="float">
            <text:p>-0.0019</text:p>
          </table:table-cell>
          <table:table-cell table:style-name="ce8" table:number-columns-repeated="2"/>
          <table:table-cell table:style-name="ce5" office:value-type="string" calcext:value-type="string">
            <text:p>ERR</text:p>
          </table:table-cell>
          <table:table-cell table:style-name="ce8" table:formula="of:=([.T212]-209*2)" office:value-type="float" office:value="-0.00139062500005593" calcext:value-type="float">
            <text:p>-0.0014</text:p>
          </table:table-cell>
          <table:table-cell table:style-name="ce8" table:number-columns-repeated="2"/>
          <table:table-cell table:style-name="ce5" office:value-type="string" calcext:value-type="string">
            <text:p>ERR</text:p>
          </table:table-cell>
          <table:table-cell table:style-name="ce8" table:formula="of:=([.X212]-209*2)" office:value-type="float" office:value="0.000187500000095042" calcext:value-type="float">
            <text:p>0.0002</text:p>
          </table:table-cell>
          <table:table-cell table:style-name="ce8" table:number-columns-repeated="2"/>
          <table:table-cell table:style-name="ce5" office:value-type="string" calcext:value-type="string">
            <text:p>ERR</text:p>
          </table:table-cell>
          <table:table-cell table:style-name="ce8" table:formula="of:=([.AB212]-209*2)" office:value-type="float" office:value="-0.000109374999908596" calcext:value-type="float">
            <text:p>-0.0001</text:p>
          </table:table-cell>
          <table:table-cell table:style-name="ce8" table:number-columns-repeated="2"/>
          <table:table-cell table:style-name="ce5" office:value-type="string" calcext:value-type="string">
            <text:p>ERR</text:p>
          </table:table-cell>
          <table:table-cell table:style-name="ce8" table:formula="of:=([.AF212]-209*2)" office:value-type="float" office:value="-0.0017343750002965" calcext:value-type="float">
            <text:p>-0.0017</text:p>
          </table:table-cell>
          <table:table-cell table:style-name="ce8" table:number-columns-repeated="2"/>
          <table:table-cell table:style-name="ce5" office:value-type="string" calcext:value-type="string">
            <text:p>ERR</text:p>
          </table:table-cell>
          <table:table-cell table:style-name="ce8" table:formula="of:=([.AJ212]-209*2)" office:value-type="float" office:value="-0.00192187499993679" calcext:value-type="float">
            <text:p>-0.0019</text:p>
          </table:table-cell>
          <table:table-cell table:style-name="ce8" table:number-columns-repeated="2"/>
          <table:table-cell table:style-name="ce5" office:value-type="string" calcext:value-type="string">
            <text:p>ERR</text:p>
          </table:table-cell>
          <table:table-cell table:style-name="ce8" table:formula="of:=([.AN212]-209*2)" office:value-type="float" office:value="-0.00171093750009277" calcext:value-type="float">
            <text:p>-0.0017</text:p>
          </table:table-cell>
          <table:table-cell table:style-name="ce8" table:number-columns-repeated="2"/>
          <table:table-cell table:style-name="ce5" office:value-type="string" calcext:value-type="string">
            <text:p>ERR</text:p>
          </table:table-cell>
          <table:table-cell table:style-name="ce8" table:formula="of:=([.AR212]-209*2)" office:value-type="float" office:value="-0.00185937500009459" calcext:value-type="float">
            <text:p>-0.0019</text:p>
          </table:table-cell>
          <table:table-cell table:style-name="ce8" table:number-columns-repeated="2"/>
          <table:table-cell table:style-name="ce5" office:value-type="string" calcext:value-type="string">
            <text:p>ERR</text:p>
          </table:table-cell>
          <table:table-cell table:style-name="ce8" table:formula="of:=([.AV212]-209*2)" office:value-type="float" office:value="-0.00046875000015234" calcext:value-type="float">
            <text:p>-0.0005</text:p>
          </table:table-cell>
          <table:table-cell table:style-name="ce8" table:number-columns-repeated="2"/>
          <table:table-cell table:style-name="ce5" table:number-columns-repeated="974"/>
        </table:table-row>
        <table:table-row table:style-name="ro1" table:number-rows-repeated="10483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riggers.F2:triggers.F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J2:triggers.J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N2:triggers.N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R2:triggers.R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V2:triggers.V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Z2:triggers.Z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D2:triggers.AD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H2:triggers.AH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L2:triggers.AL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P2:triggers.AP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T2:triggers.AT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X2:triggers.AX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213:triggers.AMJ213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X3:triggers.X210">
            <calcext:color-scale>
              <calcext:color-scale-entry calcext:value="0" calcext:type="number" calcext:color="#0000ff"/>
              <calcext:color-scale-entry calcext:value="2" calcext:type="number" calcext:color="#ffffff"/>
              <calcext:color-scale-entry calcext:value="4" calcext:type="number" calcext:color="#ff0000"/>
            </calcext:color-scale>
          </calcext:conditional-format>
          <calcext:conditional-format calcext:target-range-address="triggers.AN3:triggers.AN210">
            <calcext:color-scale>
              <calcext:color-scale-entry calcext:value="0" calcext:type="number" calcext:color="#0000ff"/>
              <calcext:color-scale-entry calcext:value="2" calcext:type="number" calcext:color="#ffffff"/>
              <calcext:color-scale-entry calcext:value="4" calcext:type="number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 style:data-style-name="N2" text:time-value="18:43:50.837531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9T19:04:15.418357440</dc:date>
    <meta:editing-duration>PT45M55S</meta:editing-duration>
    <meta:editing-cycles>8</meta:editing-cycles>
    <meta:generator>LibreOffice/5.0.5.2$Linux_X86_64 LibreOffice_project/00m0$Build-2</meta:generator>
    <meta:document-statistic meta:table-count="2" meta:cell-count="10603" meta:object-count="0"/>
  </office:meta>
</office:document-meta>
</file>